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officeooo:paragraph-rsid="004c7f42"/>
    </style:style>
    <style:style style:name="P3" style:family="paragraph" style:parent-style-name="Standard">
      <style:text-properties style:font-name="Times New Roman" officeooo:rsid="004c7f42" officeooo:paragraph-rsid="004c7f42"/>
    </style:style>
    <style:style style:name="P4" style:family="paragraph" style:parent-style-name="Standard">
      <style:text-properties style:font-name="Times New Roman" fo:font-size="11pt" fo:font-weight="normal" officeooo:rsid="004c7f42" officeooo:paragraph-rsid="004c7f42" style:font-size-asian="11pt" style:font-weight-asian="normal" style:font-size-complex="11pt" style:font-weight-complex="normal"/>
    </style:style>
    <style:style style:name="P5" style:family="paragraph" style:parent-style-name="Footnote">
      <style:text-properties officeooo:rsid="004c7f42" officeooo:paragraph-rsid="004c7f42"/>
    </style:style>
    <style:style style:name="P6" style:family="paragraph" style:parent-style-name="Standard">
      <style:text-properties officeooo:paragraph-rsid="005554e0"/>
    </style:style>
    <style:style style:name="P7" style:family="paragraph" style:parent-style-name="_5f_endp_5f_person-list" style:list-style-name="L1"/>
    <style:style style:name="P8" style:family="paragraph" style:parent-style-name="_5f_endp_5f_person-list" style:list-style-name="L1">
      <style:text-properties officeooo:paragraph-rsid="005554e0"/>
    </style:style>
    <style:style style:name="P9" style:family="paragraph" style:parent-style-name="_5f_endp_5f_person-list" style:list-style-name=""/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style:font-name="Times New Roman" fo:font-size="11pt" officeooo:rsid="0017caaf" style:font-size-asian="11pt" style:font-size-complex="11pt"/>
    </style:style>
    <style:style style:name="T3" style:family="text">
      <style:text-properties style:font-name="Times New Roman" officeooo:rsid="004c7f42"/>
    </style:style>
    <style:style style:name="T4" style:family="text">
      <style:text-properties style:font-name="Times New Roman" fo:font-weight="bold" officeooo:rsid="004c7f42" style:font-weight-asian="bold" style:font-weight-complex="bold"/>
    </style:style>
    <style:style style:name="T5" style:family="text">
      <style:text-properties fo:color="#000000" loext:opacity="100%" style:text-position="super 58%" fo:font-weight="normal" officeooo:rsid="00413aa8" style:font-weight-asian="normal" style:font-weight-complex="normal"/>
    </style:style>
    <style:style style:name="T6" style:family="text">
      <style:text-properties fo:color="#000000" loext:opacity="100%" fo:font-weight="normal" officeooo:rsid="00413aa8" style:font-weight-asian="normal" style:font-weight-complex="normal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fo:font-size="11pt" fo:font-weight="normal" officeooo:rsid="004c7f42" style:font-size-asian="11pt" style:font-weight-asian="normal" style:font-size-complex="11pt" style:font-weight-complex="normal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413aa8" style:font-size-asian="11pt" style:font-size-complex="11pt"/>
    </style:style>
    <style:style style:name="T11" style:family="text">
      <style:text-properties fo:font-size="11pt" fo:font-weight="normal" style:font-size-asian="11pt" style:font-weight-asian="normal" style:font-size-complex="11pt" style:font-weight-complex="normal"/>
    </style:style>
    <style:style style:name="T12" style:family="text">
      <style:text-properties fo:font-size="11pt" fo:font-weight="normal" officeooo:rsid="001b435a" style:font-size-asian="11pt" style:font-weight-asian="normal" style:font-size-complex="11pt" style:font-weight-complex="normal"/>
    </style:style>
    <style:style style:name="T13" style:family="text">
      <style:text-properties fo:font-size="11pt" fo:font-weight="normal" officeooo:rsid="00413aa8" style:font-size-asian="11pt" style:font-weight-asian="normal" style:font-size-complex="11pt" style:font-weight-complex="normal"/>
    </style:style>
    <style:style style:name="T14" style:family="text">
      <style:text-properties fo:font-size="11pt" fo:font-weight="normal" officeooo:rsid="004c7f42" style:font-size-asian="11pt" style:font-weight-asian="normal" style:font-size-complex="11pt" style:font-weight-complex="normal"/>
    </style:style>
    <style:style style:name="T15" style:family="text">
      <style:text-properties fo:font-size="11pt" fo:font-weight="bold" officeooo:rsid="00413aa8" style:font-size-asian="11pt" style:font-weight-asian="bold" style:font-size-complex="11pt" style:font-weight-complex="bold"/>
    </style:style>
    <style:style style:name="T16" style:family="text">
      <style:text-properties fo:font-size="11pt" fo:font-weight="bold" officeooo:rsid="004c7f42" style:font-size-asian="11pt" style:font-weight-asian="bold" style:font-size-complex="11pt" style:font-weight-complex="bold"/>
    </style:style>
    <style:style style:name="T17" style:family="text">
      <style:text-properties officeooo:rsid="00413aa8"/>
    </style:style>
    <style:style style:name="T18" style:family="text">
      <style:text-properties style:text-position="super 58%" officeooo:rsid="00413aa8"/>
    </style:style>
    <style:style style:name="T19" style:family="text">
      <style:text-properties style:text-position="super 58%" fo:font-size="11pt" fo:font-weight="normal" officeooo:rsid="004c7f42" style:font-size-asian="11pt" style:font-weight-asian="normal" style:font-size-complex="11pt" style:font-weight-complex="normal"/>
    </style:style>
    <style:style style:name="T20" style:family="text">
      <style:text-properties officeooo:rsid="004c7f42"/>
    </style:style>
    <style:style style:name="T21" style:family="text">
      <style:text-properties officeooo:rsid="005098bb"/>
    </style:style>
    <style:style style:name="T22" style:family="text">
      <style:text-properties officeooo:rsid="00533c11"/>
    </style:style>
    <style:style style:name="T23" style:family="text">
      <style:text-properties officeooo:rsid="0054e68b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solid" style:text-line-through-type="single" style:text-position="0% 100%" style:font-name="Arial2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2" fo:font-size="8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false" fo:background-color="transparent" style:font-name-asian="Calibri2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=</text:span><text:a xlink:type="simple" xlink:href="https://nakala.fr/path/to/FRAN_0393_05300_L.jpg/" text:style-name="Internet_20_link" text:visited-style-name="Visited_20_Internet_20_Link"><text:span text:style-name="T1">90</text:span></text:a><text:span text:style-name="T2">=</text:span><text:span text:style-name="T2"><office:annotation loext:resolved="false"><dc:creator>e-NDP</dc:creator><dc:date>2023-05-03T09:46:31.921463802</dc:date><meta:creator-initials>e-NDP</meta:creator-initials><text:p text:style-name="P10"><text:span text:style-name="T24">Saut de page, pagination Sarasin + lien à l’image nakala</text:span></text:p></office:annotation></text:span></text:p>
      <text:h text:style-name="Titre1" text:outline-level="1"><text:span text:style-name="T22">Mémo saisie é</text:span><text:span text:style-name="T23">dition/</text:span>L<text:span text:style-name="T17">undi 1</text:span><text:span text:style-name="T18">er</text:span><text:span text:style-name="T17"> mai 2023</text:span><text:span text:style-name="T17"><office:annotation loext:resolved="false"><dc:creator>e-NDP</dc:creator><dc:date>2023-05-03T09:47:13.372063507</dc:date><meta:creator-initials>e-NDP</meta:creator-initials><text:p text:style-name="P10"><text:span text:style-name="T24">Titre forgé (</text:span></text:p><text:p text:style-name="P10"><text:span text:style-name="T24">date modernisée), </text:span></text:p><text:p text:style-name="P10"><text:span text:style-name="T24">Style Titre1. Rappel : </text:span></text:p><text:p text:style-name="P10"><text:span text:style-name="T24">- Par défaut, l’unité documentaire correspond au «chapitre » ;</text:span></text:p><text:p text:style-name="P10"><text:span text:style-name="T24">- « chapitre général » : CG/Lundi 1er mai ;</text:span></text:p><text:p text:style-name="P10"><text:span text:style-name="T24">- « réunion » : R/Lundi 1er mai ;</text:span></text:p><text:p text:style-name="P10"><text:span text:style-name="T24">- « annexe »  : A/Titre de l’annexe </text:span></text:p></office:annotation></text:span></text:h>
      <text:p text:style-name="P1"><text:span text:style-name="_5f_endp_5f_date"><text:span text:style-name="T6">En ce I</text:span></text:span><text:span text:style-name="_5f_endp_5f_date"><text:span text:style-name="T5">er</text:span></text:span><text:span text:style-name="_5f_endp_5f_date"><text:span text:style-name="T6"> mai 2023</text:span></text:span><text:span text:style-name="_5f_endp_5f_date"><text:span text:style-name="T6"><office:annotation loext:resolved="false"><dc:creator>e-NDP</dc:creator><dc:date>2023-05-03T09:48:00.105192629</dc:date><meta:creator-initials>e-NDP</meta:creator-initials><text:p text:style-name="P10"><text:span text:style-name="T24">Date transcrite, style de caractère _endp_date</text:span></text:p></office:annotation></text:span></text:span><text:span text:style-name="T9">, </text:span><text:span text:style-name="T10">sont réunis les partenaires du projet e-NDP :</text:span></text:p>
      <text:list text:style-name="L1">
        <text:list-item>
          <text:p text:style-name="P7">J<text:span text:style-name="T17">ulie Claustre ;</text:span></text:p>
        </text:list-item>
        <text:list-item>
          <text:p text:style-name="P7">D<text:span text:style-name="T17">arwin Smith ;</text:span></text:p>
        </text:list-item>
        <text:list-item>
          <text:p text:style-name="P7">O<text:span text:style-name="T17">livier Canteaut ;</text:span></text:p>
        </text:list-item>
        <text:list-item>
          <text:p text:style-name="P8">@<office:annotation loext:resolved="false"><dc:creator>e-NDP</dc:creator><dc:date>2023-05-03T09:48:26.261103985</dc:date><meta:creator-initials>e-NDP</meta:creator-initials><text:p text:style-name="P10"><text:span text:style-name="T24">Symbole @ pour figurer le point de présence.</text:span></text:p></office:annotation> Lucas Terriel ;</text:p>
        </text:list-item>
        <text:list-item>
          <text:p text:style-name="P8"><text:span text:style-name="T7">@</text:span><text:span text:style-name="T7"><office:annotation loext:resolved="false"><dc:creator>e-NDP</dc:creator><dc:date>2023-05-03T09:48:48.052092641</dc:date><meta:creator-initials>e-NDP</meta:creator-initials><text:p text:style-name="P10"><text:span text:style-name="T24">Symbole @ barré pour indiquer la correction par le chanoine.</text:span></text:p></office:annotation></text:span><text:span text:style-name="T7"> </text:span>Vincent Jolivet<office:annotation loext:resolved="false"><dc:creator>e-NDP</dc:creator><dc:date>2023-05-03T09:49:14.885078576</dc:date><meta:creator-initials>e-NDP</meta:creator-initials><text:p text:style-name="P10"><text:span text:style-name="T24">Liste des chanoines, style _endp_person-list pour chaque item</text:span></text:p></office:annotation></text:p>
        </text:list-item>
      </text:list>
      <text:p text:style-name="P9"/>
      <text:p text:style-name="_5f_endp_5f_non-deliberation">Ceci constitue <text:span text:style-name="T21">la</text:span> <text:span text:style-name="T21">structure</text:span> <text:span text:style-name="T20">et </text:span><text:span text:style-name="T21">la</text:span><text:span text:style-name="T20"> documentation </text:span>d<text:span text:style-name="T21">u</text:span> modèle éditorial <text:span text:style-name="T21">e-NDP</text:span> basé sur un exemple fictif<office:annotation loext:resolved="false"><dc:creator>e-NDP</dc:creator><dc:date>2023-05-03T09:49:53.414326492</dc:date><meta:creator-initials>e-NDP</meta:creator-initials><text:p text:style-name="P10"><text:span text:style-name="T24">Paragraphe hors-délibération, style _endp_non-deliberation</text:span></text:p></office:annotation></text:p>
      <text:p text:style-name="P1"><office:annotation office:name="__Annotation__228_1896992729" loext:resolved="false"><dc:creator>e-NDP</dc:creator><dc:date>2023-05-03T09:50:24.071824334</dc:date><meta:creator-initials>e-NDP</meta:creator-initials><text:p text:style-name="P10"><text:span text:style-name="T24">Numérotation forgée des délibérations .</text:span></text:p></office:annotation>(1)<office:annotation-end office:name="__Annotation__228_1896992729"/> <office:annotation office:name="__Annotation__229_1896992729" loext:resolved="false"><dc:creator>e-NDP</dc:creator><dc:date>2023-05-03T09:50:41.837463929</dc:date><meta:creator-initials>e-NDP</meta:creator-initials><text:p text:style-name="P10"><text:span text:style-name="T24">Mise en valeur de l’entrée (</text:span><text:span text:style-name="T26">Gras</text:span><text:span text:style-name="T24">). </text:span></text:p><text:p text:style-name="P10"><text:span text:style-name="T24">Attention : ne pas formater la numérotation forgée.</text:span></text:p></office:annotation><text:span text:style-name="T15">Définition du modèle éditorial</text:span><office:annotation-end office:name="__Annotation__229_1896992729"/><text:span text:style-name="T11"> </text:span><text:span text:style-name="T13">par l’ensemble du groupe de travail qui valide la version définitive des normes TEI</text:span><text:span text:style-name="T9">.</text:span></text:p>
      <text:p text:style-name="P2"><text:span text:style-name="T12">(</text:span><text:span text:style-name="T14">2</text:span><text:span text:style-name="T12">) </text:span><text:span text:style-name="T15">Réflexion sur le worklow</text:span><text:span text:style-name="T13">. Le groupe travaille à la définition d’un modèle traitement de texte.</text:span></text:p>
      <text:p text:style-name="P2"><text:span text:style-name="T12">(</text:span><text:span text:style-name="T14">3</text:span><text:span text:style-name="T12">) </text:span><text:span text:style-name="T15">É</text:span><text:span text:style-name="T16">léments de typographie</text:span><text:span text:style-name="T13">. </text:span><text:span text:style-name="T14">Le modèle doit permettre d’utiliser les exposants principalement dans les dates par exemple I</text:span><text:span text:style-name="T19">er</text:span><text:span text:style-name="T14"> mai 2023 et de restituer le </text:span><office:annotation office:name="__Annotation__230_1896992729" loext:resolved="false"><dc:creator>e-NDP</dc:creator><dc:date>2023-05-03T09:51:03.751516974</dc:date><meta:creator-initials>e-NDP</meta:creator-initials><text:p text:style-name="P10"><text:span text:style-name="T24">Texte raturé, mise en forme </text:span><text:span text:style-name="T25">Barré</text:span><text:span text:style-name="T24"> </text:span></text:p></office:annotation><text:span text:style-name="T14">t</text:span><text:span text:style-name="T8">exte raturé</text:span><office:annotation-end office:name="__Annotation__230_1896992729"/><text:span text:style-name="T14">. Les ajouts (mentions interlinéaires et marginales) sont transcrits mais pas signalés. De même, les abréviations sont résolues mais pas signalées.</text:span></text:p>
      <text:p text:style-name="P1"><text:span text:style-name="T12">(</text:span><text:span text:style-name="T14">4</text:span><text:span text:style-name="T12">) </text:span><text:span text:style-name="T16">Apparat et interventions éditoriales</text:span><text:span text:style-name="T14">.</text:span><text:span text:style-name="T13"> </text:span><text:span text:style-name="T14">Ces règles portent sur la casse et le signalement des corrections.</text:span></text:p>
      <text:p text:style-name="P2"><text:span text:style-name="T13"><office:annotation loext:resolved="false"><dc:creator>e-NDP</dc:creator><dc:date>2023-05-03T09:51:23.137769078</dc:date><meta:creator-initials>e-NDP</meta:creator-initials><text:p text:style-name="P10"><text:span text:style-name="T24">e 2e paragraphe de la délibération n’est pas numéroté.</text:span></text:p></office:annotation></text:span><text:span text:style-name="T13">Ce modèle doit permettre de distinguer les [restitutions certaines] des [ ?restitutions incertaines]. </text:span><text:span text:style-name="T14">Les corrections éditoriales sont </text:span><office:annotation office:name="__Annotation__231_1896992729" loext:resolved="false"><dc:creator>e-NDP</dc:creator><dc:date>2023-05-03T09:51:40.624129756</dc:date><meta:creator-initials>e-NDP</meta:creator-initials><text:p text:style-name="P10"><text:span text:style-name="T24">Correction éditoriale : <text:s/>[texte corrigé](texte dans le registre).</text:span></text:p></office:annotation><text:span text:style-name="T14">[également](égalemen) </text:span><office:annotation-end office:name="__Annotation__231_1896992729"/><text:span text:style-name="T14">signalées. Les lacunes sont </text:span><office:annotation office:name="__Annotation__232_1896992729" loext:resolved="false"><dc:creator>e-NDP</dc:creator><dc:date>2023-05-03T09:52:01.540504079</dc:date><meta:creator-initials>e-NDP</meta:creator-initials><text:p text:style-name="P10"><text:span text:style-name="T24">Lacune : « … »</text:span></text:p></office:annotation><text:span text:style-name="T14">…</text:span><office:annotation-end office:name="__Annotation__232_1896992729"/><text:span text:style-name="T14"> signalées. <text:s/></text:span></text:p>
      <text:p text:style-name="P4">Les capitales sont maintenus et « Dominus » est capitalisé quand il s’agit de Dieu. Les chiffres des dates en romain sont en majuscules, par exemple : « XX augusti ». </text:p>
      <text:p text:style-name="P3">Ce modèle permet d’ajouter des note<text:span text:style-name="T21">s</text:span> libre<text:span text:style-name="T21">s</text:span> d’apparat<office:annotation office:name="__Annotation__233_1896992729" loext:resolved="false"><dc:creator>e-NDP</dc:creator><dc:date>2023-05-03T09:52:25.752297504</dc:date><meta:creator-initials>e-NDP</meta:creator-initials><text:p text:style-name="P10"><text:span text:style-name="T24">Note de bas de page, le contenu est standardisé entre éditeurs.</text:span></text:p></office:annotation><text:note text:id="ftn1" text:note-class="footnote"><text:note-citation>1</text:note-citation><text:note-body><text:p text:style-name="P5"><text:s/>Note libre de bas de page. </text:p></text:note-body></text:note><office:annotation-end office:name="__Annotation__233_1896992729"/>.</text:p>
      <text:p text:style-name="P6"><text:span text:style-name="T3">(5) </text:span><text:span text:style-name="T4">La question des enrichissements.</text:span><text:span text:style-name="T3"> Certaines règles porte sur annotations spécifiques : On distingue le </text:span><text:span text:style-name="_5f_endp_5f_frm"><text:span text:style-name="T20">texte en moyen français</text:span></text:span><text:span text:style-name="_5f_endp_5f_frm"><text:span text:style-name="T20"><office:annotation loext:resolved="false"><dc:creator>e-NDP</dc:creator><dc:date>2023-05-03T09:52:45.977423940</dc:date><meta:creator-initials>e-NDP</meta:creator-initials><text:p text:style-name="P10"><text:span text:style-name="T24">Texte en moyen français marqué par le style de caractère  _endp_frm</text:span></text:p></office:annotation></text:span></text:span><text:span text:style-name="T3"> du texte en latin. En revanche les entités nommées (personnes, par exemple) seront ajoutées en post-traitement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Standard"><text:soft-page-break/>=FRAN_0393_09066.tif=</text:p>
      <text:p text:style-name="Standard">&gt;&gt;&gt;&gt;&gt;&gt; date &lt;&lt;&lt;&lt;&lt;&lt;&lt;</text:p>
      <text:p text:style-name="Standard">Bonneti cms H. de Torni n du deali pasa</text:p>
      <text:p text:style-name="Standard">die mtrrii in crastino festi beati Johannis Baptiste in capitulo generul</text:p>
      <text:p text:style-name="Standard">man requotiu Coctinet ubie Jl</text:p>
      <text:p text:style-name="Standard">&gt;&gt;&gt;&gt;&gt;&gt; liste &lt;&lt;&lt;&lt;&lt;&lt;&lt;</text:p>
      <text:p text:style-name="Standard">o</text:p>
      <text:p text:style-name="Standard">adi</text:p>
      <text:p text:style-name="Standard">$Ja$</text:p>
      <text:p text:style-name="Standard">o apostoli ipari pro</text:p>
      <text:p text:style-name="Standard">Fur</text:p>
      <text:p text:style-name="Standard">.</text:p>
      <text:p text:style-name="Standard">x</text:p>
      <text:p text:style-name="Standard">N. de Nonis</text:p>
      <text:p text:style-name="Standard">xxviii</text:p>
      <text:p text:style-name="Standard">Ordeionte</text:p>
      <text:p text:style-name="Standard">Condure</text:p>
      <text:p text:style-name="Standard">18</text:p>
      <text:p text:style-name="Standard">Baya</text:p>
      <text:p text:style-name="Standard"/>
      <text:p text:style-name="Standard"/>
      <text:p text:style-name="Standard">=FRAN_0393_09067.tif=</text:p>
      <text:p text:style-name="Standard">&gt;&gt;&gt;&gt;&gt;&gt; date &lt;&lt;&lt;&lt;&lt;&lt;&lt;</text:p>
      <text:p text:style-name="Standard">Cot</text:p>
      <text:p text:style-name="Standard">festu mille Petr et Pauli capiculandibus</text:p>
      <text:p text:style-name="Standard">sncti magistro P.crti Ome Sancti domani autr</text:p>
      <text:p text:style-name="Standard">M. die lune protet festum miciri istinalis capitula cilibet</text:p>
      <text:p text:style-name="Standard">&gt;&gt;&gt;&gt;&gt;&gt; block &lt;&lt;&lt;&lt;&lt;&lt;&lt;</text:p>
      <text:p text:style-name="Standard">procuratore magistri Stephani de Morinya fuit recepcios ad </text:p>
      <text:p text:style-name="Standard">defunctis magistri Guillelmi Alexandri ad mandacione magistri G.</text:p>
      <text:p text:style-name="Standard">Subexequotis et l</text:p>
      <text:p text:style-name="Standard">agistro Roberto Viardi</text:p>
      <text:p text:style-name="Standard">B. deyco de Sancto Marcelli</text:p>
      <text:p text:style-name="Standard">G. de Montibu</text:p>
      <text:p text:style-name="Standard">G. de Gyene .</text:p>
      <text:p text:style-name="Standard">Philippus de Meleduno obtulit recine domum oli istel</text:p>
      <text:p text:style-name="Standard"><text:soft-page-break/>que fuit deffectu magistri Johanne de Forgetis ad</text:p>
      <text:p text:style-name="Standard">dominorum. Decani et capiculi quod fuit concesse</text:p>
      <text:p text:style-name="Standard">ec $ad procuratori ard de Arrableyo exhib</text:p>
      <text:p text:style-name="Standard">de collacione $prebeda$ que sint die domini archidiaconi</text:p>
      <text:p text:style-name="Standard">degcaci</text:p>
      <text:p text:style-name="Standard">ut procuratorem preposia ariedi fuit paroce</text:p>
      <text:p text:style-name="Standard">t dominus Philippus de Mossia exequter Johannis de Vbi</text:p>
      <text:p text:style-name="Standard">conculit prebendam</text:p>
      <text:p text:style-name="Standard">P. Cassalis fuit parotss</text:p>
      <text:p text:style-name="Standard">presentibus. capitulo</text:p>
      <text:p text:style-name="Standard">domini Radulpho boni sensus</text:p>
      <text:p text:style-name="Standard">domino Jicolo de Plobri</text:p>
      <text:p text:style-name="Standard">magistri Stephano de Bercendiania</text:p>
      <text:p text:style-name="Standard">domino Regalus de Logana</text:p>
      <text:p text:style-name="Standard">&gt;&gt;&gt;&gt;&gt;&gt; liste &lt;&lt;&lt;&lt;&lt;&lt;&lt;</text:p>
      <text:p text:style-name="Standard">T nodoro</text:p>
      <text:p text:style-name="Standard">Philippo de Novilli</text:p>
      <text:p text:style-name="Standard">T. Ordella</text:p>
      <text:p text:style-name="Standard">Gelli</text:p>
      <text:p text:style-name="Standard">maggn</text:p>
      <text:p text:style-name="Standard">neha mil</text:p>
      <text:p text:style-name="Standard">doino</text:p>
      <text:p text:style-name="Standard">Bbene de Soris</text:p>
      <text:p text:style-name="Standard">P. de Chancliau</text:p>
      <text:p text:style-name="Standard">Eertado Bo fai</text:p>
      <text:p text:style-name="Standard">N. de Nevl</text:p>
      <text:p text:style-name="Standard">G. de Laudurio</text:p>
      <text:p text:style-name="Standard">i</text:p>
      <text:p text:style-name="Standard">G. Piqueti</text:p>
      <text:p text:style-name="Standard">l</text:p>
      <text:p text:style-name="Standard">G. de Corvodoro</text:p>
      <text:p text:style-name="Standard">dt fe</text:p>
      <text:p text:style-name="Standard">de</text:p>
      <text:p text:style-name="Standard">Pidella</text:p>
      <text:p text:style-name="Standard"/>
      <text:p text:style-name="Standard"/>
      <text:p text:style-name="Standard"><text:soft-page-break/>=FRAN_0393_09068.tif=</text:p>
      <text:p text:style-name="Standard">&gt;&gt;&gt;&gt;&gt;&gt; date &lt;&lt;&lt;&lt;&lt;&lt;&lt;</text:p>
      <text:p text:style-name="Standard">s xxxv die mercuris post dinctum Martinum estrim capitulantibus</text:p>
      <text:p text:style-name="Standard">anno xxvi° die mincis protet festum beati Muncur estivalis capitulantes</text:p>
      <text:p text:style-name="Standard">&gt;&gt;&gt;&gt;&gt;&gt; block &lt;&lt;&lt;&lt;&lt;&lt;&lt;</text:p>
      <text:p text:style-name="Standard">accessit procuratorum ad dominum episcopum in domo claustrali et narravit eidem collacionem ttam dicto domino Card de dicte dm</text:p>
      <text:p text:style-name="Standard">3</text:p>
      <text:p text:style-name="Standard">o juribus et privenciis universis et processionis super ipsa collacione habitum et requisivit dictum dicum episcopum ut ipsum ca</text:p>
      <text:p text:style-name="Standard">ret ad dictum archidiaconatum qiquidem episcopus resfondit quod gracia facta dicto domino Cardis sibi multum pro lacebat et quod ipsum</text:p>
      <text:p text:style-name="Standard">archidiaconatum Guilibet jure salus pretestatus causam excitit de habendo omnia que levarentur medio tempore d</text:p>
      <text:p text:style-name="Standard">peret ipsum non habere jus in dochidiaconatum predicto et quo ad hoc ut dicebat setenebat aidm dictum procuratororum p d magiste</text:p>
      <text:p text:style-name="Standard">3</text:p>
      <text:p text:style-name="Standard">om ibidem presentem qui procuratorem et beatus reponderunt quod ipsi constitueruns unum sigillifum que levaret emolumt</text:p>
      <text:p text:style-name="Standard">t super hoc erga dominum episcopum quod debent et fidelitatem quam debebat id eidem dictus eardem racione dicti archidiaconi posuit in</text:p>
      <text:p text:style-name="Standard">acta. Presentis Petane de Quingoyo et Robero de Portu clericis testamiti dinis</text:p>
      <text:p text:style-name="Standard">dominus Renodus Bonefoy renunciavit exegutin defuncti domini archidiaconi Brie</text:p>
      <text:p text:style-name="Standard">Presentes magistro Gaufridus de Acherus Guillelmo de Montibus et Baldonio G d</text:p>
      <text:p text:style-name="Standard">Marcello c.</text:p>
      <text:p text:style-name="Standard">dies contra contra Guiardum de Janvaco qui erat hodie est contra ad die veneris instrue</text:p>
      <text:p text:style-name="Standard">cum Egm de Villeta ad asmos de paroha de Muittato q cavit ad penam decem librusm</text:p>
      <text:p text:style-name="Standard">presixerunt die sabbati jstans ad conffed Succenteria</text:p>
      <text:p text:style-name="Standard">&gt;&gt;&gt;&gt;&gt;&gt; liste &lt;&lt;&lt;&lt;&lt;&lt;&lt;</text:p>
      <text:p text:style-name="Standard">eco</text:p>
      <text:p text:style-name="Standard">Cncellario</text:p>
      <text:p text:style-name="Standard">Pige</text:p>
      <text:p text:style-name="Standard">alcon</text:p>
      <text:p text:style-name="Standard">P. Casalio</text:p>
      <text:p text:style-name="Standard">Aubliaco</text:p>
      <text:p text:style-name="Standard">donn</text:p>
      <text:p text:style-name="Standard">Odore de Senonis</text:p>
      <text:p text:style-name="Standard">Pcello</text:p>
      <text:p text:style-name="Standard"><text:soft-page-break/>N. decrani</text:p>
      <text:p text:style-name="Standard">G. archidiacono major</text:p>
      <text:p text:style-name="Standard">he cancellario</text:p>
      <text:p text:style-name="Standard">G. Piqueti</text:p>
      <text:p text:style-name="Standard">H. de Cornodoro</text:p>
      <text:p text:style-name="Standard">erdo de Senonis</text:p>
      <text:p text:style-name="Standard">B. Bousari</text:p>
      <text:p text:style-name="Standard">conversi</text:p>
      <text:p text:style-name="Standard">de Chabliaco</text:p>
      <text:p text:style-name="Standard">P. de Sugellio</text:p>
      <text:p text:style-name="Standard">J. de Arpadella</text:p>
      <text:p text:style-name="Standard">G. de Buxia</text:p>
      <text:p text:style-name="Standard">J. Baufet</text:p>
      <text:p text:style-name="Standard">P. de Boillan</text:p>
      <text:p text:style-name="Standard"/>
      <text:p text:style-name="Standard"/>
      <text:p text:style-name="Standard">=FRAN_0393_09069.tif=</text:p>
      <text:p text:style-name="Standard">&gt;&gt;&gt;&gt;&gt;&gt; entrée &lt;&lt;&lt;&lt;&lt;&lt;&lt;</text:p>
      <text:p text:style-name="Standard">d</text:p>
      <text:p text:style-name="Standard">SH. de Lorvodero</text:p>
      <text:p text:style-name="Standard">&gt;&gt;&gt;&gt;&gt;&gt; block &lt;&lt;&lt;&lt;&lt;&lt;&lt;</text:p>
      <text:p text:style-name="Standard">cocorditer fecem migistrum Saphanum de Novilla se ips</text:p>
      <text:p text:style-name="Standard">eort terminum eccesi dicorum sobdar ad deliberad</text:p>
      <text:p text:style-name="Standard">sanctum aoceptabit et fuit d con</text:p>
      <text:p text:style-name="Standard">primus lonis denariis macutinalie fuit jodie concessus magistro N.</text:p>
      <text:p text:style-name="Standard">Bousici pro nepoce $domini Rudi Charr</text:p>
      <text:p text:style-name="Standard">Anno dominiaim cc xxvi° die mercuriis post cranslaci dicti Benedicti capitulantis</text:p>
      <text:p text:style-name="Standard">Johanns de Bas consanguernens et exequter testament defencti magistri Johannis de Forgotis dii</text:p>
      <text:p text:style-name="Standard">archdiaconis Brie in ecclesia Pars. supplicavit dicto magistro Cosalis dic domino Renodo</text:p>
      <text:p text:style-name="Standard">Bonescy executi dum ipso nominatis in testamnt dicti defunci ut ipsi vellent una cum ipso</text:p>
      <text:p text:style-name="Standard">suscipere onus presatrs dominus renodus se excuisavit de semio s excusacion</text:p>
      <text:p text:style-name="Standard">ipsius facis gratam habuerunt dicti domini et cum presatus magister Peter se Multi</text:p>
      <text:p text:style-name="Standard">excusaret Tandem de dictus precibus dictorum dominocm permittencium ipsum juvarrm</text:p>
      <text:p text:style-name="Standard">ipse confrers quod dicti domini ipsum juvabunt ule vires facultotum in juvie</text:p>
      <text:p text:style-name="Standard">Sancto de Mandato capituli omnus in se suscepit protestis quod non intendit se obli</text:p>
      <text:p text:style-name="Standard">nisi inquantur vires faicultatum se extendant etc. prentis G. de debar o</text:p>
      <text:p text:style-name="Standard"><text:soft-page-break/>Archidiacono Brie Guillelmo de Gieno et Guillelmo de Montibus etc.</text:p>
      <text:p text:style-name="Standard">&gt;&gt;&gt;&gt;&gt;&gt; liste &lt;&lt;&lt;&lt;&lt;&lt;&lt;</text:p>
      <text:p text:style-name="Standard">Decano</text:p>
      <text:p text:style-name="Standard">Cacllario</text:p>
      <text:p text:style-name="Standard">Bercuo Bonifacii</text:p>
      <text:p text:style-name="Standard">edo de Senons</text:p>
      <text:p text:style-name="Standard">P. d Chambliaco</text:p>
      <text:p text:style-name="Standard">P. de Codeco</text:p>
      <text:p text:style-name="Standard">G. Piqueto</text:p>
      <text:p text:style-name="Standard">conversi</text:p>
      <text:p text:style-name="Standard">P. de Fayello</text:p>
      <text:p text:style-name="Standard">G. de Cornodero</text:p>
      <text:p text:style-name="Standard">G. de Loudis</text:p>
      <text:p text:style-name="Standard">P. de Nevillo</text:p>
      <text:p text:style-name="Standard">Guillelmo de Brixia</text:p>
      <text:p text:style-name="Standard">. Breoundi</text:p>
      <text:p text:style-name="Standard">de Arpadella</text:p>
      <text:p text:style-name="Standard">. Fagello</text:p>
      <text:p text:style-name="Standard">durhidonajoi</text:p>
      <text:p text:style-name="Standard">J. cancellario</text:p>
      <text:p text:style-name="Standard">P. de Novilla</text:p>
      <text:p text:style-name="Standard">G. Pieti</text:p>
      <text:p text:style-name="Standard"/>
      <text:p text:style-name="Standard"/>
      <text:p text:style-name="Standard">=FRAN_0393_09070.tif=</text:p>
      <text:p text:style-name="Standard">&gt;&gt;&gt;&gt;&gt;&gt; date &lt;&lt;&lt;&lt;&lt;&lt;&lt;</text:p>
      <text:p text:style-name="Standard">Janno. xxvi° die vieneris pt dest in festo beati Annulyhi capitulantibus</text:p>
      <text:p text:style-name="Standard">E anno domini m° ccc°. xxvi° die mercurii proptet festum beate Mari Magdalis capitulane ibous</text:p>
      <text:p text:style-name="Standard">nno xxvia die veneris in festo beatorum Jucobi et Christoferi capitulanitibus</text:p>
      <text:p text:style-name="Standard">&gt;&gt;&gt;&gt;&gt;&gt; block &lt;&lt;&lt;&lt;&lt;&lt;&lt;</text:p>
      <text:p text:style-name="Standard">proregarunt terminum usque ad extra dies concessum magistro Scth de Moverl</text:p>
      <text:p text:style-name="Standard">ad acceptubius sucenconam / prorogiaunt usque ad xv. dies</text:p>
      <text:p text:style-name="Standard">presiete Billdoro de Sancto Marcel</text:p>
      <text:p text:style-name="Standard">ditu de Monde fermolio</text:p>
      <text:p text:style-name="Standard">Guillelmo de Argecoliocesubu</text:p>
      <text:p text:style-name="Standard">Cameriario laico</text:p>
      <text:p text:style-name="Standard"><text:soft-page-break/>confestis est dominus Laurendis de Cempulo quod magister Johannes Fraonquenin</text:p>
      <text:p text:style-name="Standard">concessit fuit quod Johanna de Argentolio recipiatur et soitrem pt vulla que ein ordino</text:p>
      <text:p text:style-name="Standard">concerdavorunt unamine quod dominus P. Benifari habsant et teneant domo</text:p>
      <text:p text:style-name="Standard">Vilisiaco / eo modo quo princesius sin tenuerunt easlie</text:p>
      <text:p text:style-name="Standard">ad hodie in terius sepaimanis est assignta dios qoner ogidiam relicionm defuncti Perri P.</text:p>
      <text:p text:style-name="Standard">act contm Johanne Lo Fillandier provdeidem.</text:p>
      <text:p text:style-name="Standard">Recepto Ca</text:p>
      <text:p text:style-name="Standard">magistro Gaillardus de Cardalhaco fie recemptius ad prebendum e</text:p>
      <text:p text:style-name="Standard">nen archiapiscopi neap</text:p>
      <text:p text:style-name="Standard">Datum gracie annuoe xvii. kalda junii ponts pape a</text:p>
      <text:p text:style-name="Standard">present Baldoyno de Sancto Marcello / domino Thoma de Fonto domine</text:p>
      <text:p text:style-name="Standard">datum collacionis hoc fancto de prebenda annoxxvi° xii. die mensis qu</text:p>
      <text:p text:style-name="Standard">&gt;&gt;&gt;&gt;&gt;&gt; liste &lt;&lt;&lt;&lt;&lt;&lt;&lt;</text:p>
      <text:p text:style-name="Standard">Decano</text:p>
      <text:p text:style-name="Standard">Sacellaro</text:p>
      <text:p text:style-name="Standard">B. Bourfac</text:p>
      <text:p text:style-name="Standard">de Comodao</text:p>
      <text:p text:style-name="Standard">G. JPques</text:p>
      <text:p text:style-name="Standard">G. Bolandi</text:p>
      <text:p text:style-name="Standard">P. Cassalis</text:p>
      <text:p text:style-name="Standard">Sant de Noulla</text:p>
      <text:p text:style-name="Standard">P. de Co</text:p>
      <text:p text:style-name="Standard">Philipus conversi</text:p>
      <text:p text:style-name="Standard">P. de Bhalilaco</text:p>
      <text:p text:style-name="Standard">J. de Apadella</text:p>
      <text:p text:style-name="Standard">P. de Fryello</text:p>
      <text:p text:style-name="Standard">J. Bauseti</text:p>
      <text:p text:style-name="Standard">Archidiacono Majoie</text:p>
      <text:p text:style-name="Standard">. Cicellori</text:p>
      <text:p text:style-name="Standard">H. de Cornodero</text:p>
      <text:p text:style-name="Standard">Odene de Senenis</text:p>
      <text:p text:style-name="Standard">conversi</text:p>
      <text:p text:style-name="Standard">Johanne de Mpadella</text:p>
      <text:p text:style-name="Standard">G. de Brixia</text:p>
      <text:p text:style-name="Standard">Johanne Biarfesi</text:p>
      <text:p text:style-name="Standard">Secano</text:p>
      <text:p text:style-name="Standard"><text:soft-page-break/>Archidiacono a</text:p>
      <text:p text:style-name="Standard">ar</text:p>
      <text:p text:style-name="Standard">done de M</text:p>
      <text:p text:style-name="Standard">B. Housner</text:p>
      <text:p text:style-name="Standard">Land</text:p>
      <text:p text:style-name="Standard"/>
      <text:p text:style-name="Standard">Je Fayillo</text:p>
      <text:p text:style-name="Standard">E. de Buxia</text:p>
      <text:p text:style-name="Standard">cupadelli</text:p>
      <text:p text:style-name="Standard"/>
      <text:p text:style-name="Standard"/>
      <text:p text:style-name="Standard">=FRAN_0393_09071.tif=</text:p>
      <text:p text:style-name="Standard">&gt;&gt;&gt;&gt;&gt;&gt; block &lt;&lt;&lt;&lt;&lt;&lt;&lt;</text:p>
      <text:p text:style-name="Standard">dominus Laurengins de Monolus presbyter rrcceditis sunt à carere fimto ita quod debet comparoere ad diem quamlibet</text:p>
      <text:p text:style-name="Standard">et eum assignatiis et hoc cenere promisit per qum et sub pena cendum librus de die quelibeet que deffierer</text:p>
      <text:p text:style-name="Standard">Et de hoc ad ei requisiconem fiderisserunt pro eo et sub pena prdic et quilibet in solidous</text:p>
      <text:p text:style-name="Standard">Magistro Johannes de Venseville Arurgieur magister Gymeu de Hubenvilla Jhisieus et domino Guillelmus Fub</text:p>
      <text:p text:style-name="Standard">quilbet eorum ensoliais seset ad hoc magistro Burero Bolie domino Guilllo de Compondio mragistro rel</text:p>
      <text:p text:style-name="Standard">eris et magistro Johanne erci de O</text:p>
      <text:p text:style-name="Standard">i. die veneris prima drigusti in festis beati Petrio ad vinculam Petrus Piorit serviens capituli in villa de Bosco</text:p>
      <text:p text:style-name="Standard">na dixit per juris suum quamtenct captai et ecclesie parisiensis quaa per banicionem Johannis dicte Le Tourbiee olim hospitis dicti</text:p>
      <text:p text:style-name="Standard">plere et ud r erum iniciderunt in commissum bona immobilia et immobilia que habebat in dominio dicti Roy in villa et</text:p>
      <text:p text:style-name="Standard">onode rosero et debet applicari cam videlicet circitr viii. dipenta cam prati qu terre drabalis et sua domus</text:p>
      <text:p text:style-name="Standard">per mentn / et exicus duorum arpentorum dicte terre in blado.</text:p>
      <text:p text:style-name="Standard">nicione Johannis Normanin unum coureilliis sive jardinum quod funtt denditum Guillelmo Laur</text:p>
      <text:p text:style-name="Standard">e xs</text:p>
      <text:p text:style-name="Standard">de empana quinque vasa dipium que estu exinant is valeret xxv s .</text:p>
      <text:p text:style-name="Standard">xxxvii die veneris et festo beati Petr ad uivolam capitulantibus</text:p>
      <text:p text:style-name="Standard">present testibus . Mannele de Plarencia. G. de Montibus . R. de Sancto Marcelli</text:p>
      <text:p text:style-name="Standard">Johanne Chivilli$ etc.</text:p>
      <text:p text:style-name="Standard"><text:soft-page-break/>mmagister Stephanus de Novilla clecius ad succenteriam / propte</text:p>
      <text:p text:style-name="Standard">demeris pretibus dominorum etc. quoviso eleccioni de se facto</text:p>
      <text:p text:style-name="Standard">&gt;&gt;&gt;&gt;&gt;&gt; liste &lt;&lt;&lt;&lt;&lt;&lt;&lt;</text:p>
      <text:p text:style-name="Standard">l</text:p>
      <text:p text:style-name="Standard">2</text:p>
      <text:p text:style-name="Standard">d</text:p>
      <text:p text:style-name="Standard">Lone</text:p>
      <text:p text:style-name="Standard">. de Ladd</text:p>
      <text:p text:style-name="Standard"/>
      <text:p text:style-name="Standard"/>
      <text:p text:style-name="Standard">=FRAN_0393_09072.tif=</text:p>
      <text:p text:style-name="Standard">&gt;&gt;&gt;&gt;&gt;&gt; block &lt;&lt;&lt;&lt;&lt;&lt;&lt;</text:p>
      <text:p text:style-name="Standard">anno xxvi° die sablati post festum Assumpcionis lictere ciario Pries / capitulantibus$</text:p>
      <text:p text:style-name="Standard">dominus Guillelmus Yndeci plur presecuont excessum</text:p>
      <text:p text:style-name="Standard">presente domino Marnelo de Placenicia / domino Guillelmo de Fgidavilla</text:p>
      <text:p text:style-name="Standard">magistro Homdo Bohic magistro Alano aprilis canonici Lauduneusi etc.</text:p>
      <text:p text:style-name="Standard">dominis G. Hue presontavit processum suum et appellanm</text:p>
      <text:p text:style-name="Standard">vcti magistro Johanne de Halis</text:p>
      <text:p text:style-name="Standard">magistro Johanne de Dimone</text:p>
      <text:p text:style-name="Standard">magistro Guone de Bonavallo</text:p>
      <text:p text:style-name="Standard">.G. de Gyao</text:p>
      <text:p text:style-name="Standard">H. lupi</text:p>
      <text:p text:style-name="Standard">R. de Losaria</text:p>
      <text:p text:style-name="Standard">G. de Moncibus</text:p>
      <text:p text:style-name="Standard">&gt;&gt;&gt;&gt;&gt;&gt; liste &lt;&lt;&lt;&lt;&lt;&lt;&lt;</text:p>
      <text:p text:style-name="Standard">Decano</text:p>
      <text:p text:style-name="Standard">.Cancellario</text:p>
      <text:p text:style-name="Standard">Succentore</text:p>
      <text:p text:style-name="Standard">P. de Cassalis</text:p>
      <text:p text:style-name="Standard">G. Pequeti</text:p>
      <text:p text:style-name="Standard">H. de Commodoro</text:p>
      <text:p text:style-name="Standard">Odone de Seronis</text:p>
      <text:p text:style-name="Standard">G. de Laudinio</text:p>
      <text:p text:style-name="Standard">Philib. conversi</text:p>
      <text:p text:style-name="Standard">Johanne de Arpadella</text:p>
      <text:p text:style-name="Standard">P. de Sayello</text:p>
      <text:p text:style-name="Standard"><text:soft-page-break/>R. Benrfaci</text:p>
      <text:p text:style-name="Standard">P. de Chabliaco</text:p>
      <text:p text:style-name="Standard">G. G. Bruondi</text:p>
      <text:p text:style-name="Standard">. Decano</text:p>
      <text:p text:style-name="Standard">Archidiacono majore</text:p>
      <text:p text:style-name="Standard">Cancellario</text:p>
      <text:p text:style-name="Standard">G. de Lauduno</text:p>
      <text:p text:style-name="Standard">G. Piqueti</text:p>
      <text:p text:style-name="Standard">H. de Comodoro</text:p>
      <text:p text:style-name="Standard">Ph. Gueilae</text:p>
      <text:p text:style-name="Standard">P. contensi casalis</text:p>
      <text:p text:style-name="Standard">J. de Apadella</text:p>
      <text:p text:style-name="Standard">J. de Suyc</text:p>
      <text:p text:style-name="Standard"/>
      <text:p text:style-name="Standard"/>
      <text:p text:style-name="Standard">=FRAN_0393_09073.tif=</text:p>
      <text:p text:style-name="Standard">&gt;&gt;&gt;&gt;&gt;&gt; date &lt;&lt;&lt;&lt;&lt;&lt;&lt;</text:p>
      <text:p text:style-name="Standard">sabbati et vigilia festi beati BartHolomei apostoli capitulantibus in capitulo aceierati</text:p>
      <text:p text:style-name="Standard">Dcano</text:p>
      <text:p text:style-name="Standard">Anno xxvi° capituli die lune in festo Beatorum Ecrm et Lupi</text:p>
      <text:p text:style-name="Standard">&gt;&gt;&gt;&gt;&gt;&gt; block &lt;&lt;&lt;&lt;&lt;&lt;&lt;</text:p>
      <text:p text:style-name="Standard">unenti sulsexeequter sin</text:p>
      <text:p text:style-name="Standard">sunt domicno P. de Mreliis usque ad r septimanias de veli</text:p>
      <text:p text:style-name="Standard">atis pro. yide</text:p>
      <text:p text:style-name="Standard">Yses</text:p>
      <text:p text:style-name="Standard">presenebus domino . P. de Nunrieris canoilico nanneted</text:p>
      <text:p text:style-name="Standard">magistro Petero de Carredent Licenciaco legilusd</text:p>
      <text:p text:style-name="Standard">gstmro Guisdo de Aschenis officialis Brie.</text:p>
      <text:p text:style-name="Standard">Audo Lerifnon</text:p>
      <text:p text:style-name="Standard">de Lauduno</text:p>
      <text:p text:style-name="Standard">. de Comedore</text:p>
      <text:p text:style-name="Standard">G. Guete</text:p>
      <text:p text:style-name="Standard">Presenti domino R. de Losaria domino G. de Montbis t e</text:p>
      <text:p text:style-name="Standard">magister</text:p>
      <text:p text:style-name="Standard">Petro de Frnello prtestoctro sint etc.</text:p>
      <text:p text:style-name="Standard">&gt;&gt;&gt;&gt;&gt;&gt; liste &lt;&lt;&lt;&lt;&lt;&lt;&lt;</text:p>
      <text:p text:style-name="Standard"><text:soft-page-break/>B. CMisna</text:p>
      <text:p text:style-name="Standard">G. deLo de Lauduno</text:p>
      <text:p text:style-name="Standard">H. de Mrredoro</text:p>
      <text:p text:style-name="Standard">T. de Mpadella</text:p>
      <text:p text:style-name="Standard">capitulantibus</text:p>
      <text:p text:style-name="Standard">Hujusidi majore</text:p>
      <text:p text:style-name="Standard">Deran</text:p>
      <text:p text:style-name="Standard">Cancellario</text:p>
      <text:p text:style-name="Standard">Archidiacono Major</text:p>
      <text:p text:style-name="Standard">Cancellalrier</text:p>
      <text:p text:style-name="Standard">Succentore</text:p>
      <text:p text:style-name="Standard">G. Piquet</text:p>
      <text:p text:style-name="Standard">H. de Corvodoro</text:p>
      <text:p text:style-name="Standard">R. Bouisi</text:p>
      <text:p text:style-name="Standard">Macheo de Pictani aria</text:p>
      <text:p text:style-name="Standard">Ph. Oile</text:p>
      <text:p text:style-name="Standard">G. P.quete</text:p>
      <text:p text:style-name="Standard">Petro Pdenrelli</text:p>
      <text:p text:style-name="Standard">He de DiPadella</text:p>
      <text:p text:style-name="Standard">G. de Burxia</text:p>
      <text:p text:style-name="Standard">P. Fauill</text:p>
      <text:p text:style-name="Standard">Rayello</text:p>
      <text:p text:style-name="Standard">G. durete</text:p>
      <text:p text:style-name="Standard">J. apidella</text:p>
      <text:p text:style-name="Standard"/>
      <text:p text:style-name="Standard"/>
      <text:p text:style-name="Standard">=FRAN_0393_09074.tif=</text:p>
      <text:p text:style-name="Standard">&gt;&gt;&gt;&gt;&gt;&gt; block &lt;&lt;&lt;&lt;&lt;&lt;&lt;</text:p>
      <text:p text:style-name="Standard">pions Castelleti feaicum capitulo pariensis inhibri</text:p>
      <text:p text:style-name="Standard">ont magtri d fuis domus Dei privio in capituli</text:p>
      <text:p text:style-name="Standard">Roulario sncti Christote et e lici</text:p>
      <text:p text:style-name="Standard">Semens jussus a capitulo revecart pli Jhibicetu et cum avilla</text:p>
      <text:p text:style-name="Standard">capitulo ad eoraum voluntucem</text:p>
      <text:p text:style-name="Standard">Alsente domino Johanne Bugi errad patre mrdia domino Regis de Lelarin domino Jacobo de Plombia domini</text:p>
      <text:p text:style-name="Standard">de Mhontibus et Buldoyno de Sncto Marcello cstibus e</text:p>
      <text:p text:style-name="Standard"><text:soft-page-break/>C anno xxvi die veneris propturto festum nanc beate Marie Viretnis in capitulo Parisiensis capitulanaibus</text:p>
      <text:p text:style-name="Standard">Bertrandor Je de Champbeu serviieons baillivi une ed</text:p>
      <text:p text:style-name="Standard">cum licteris dicti balli in quibi erant inserte littere regie duera</text:p>
      <text:p text:style-name="Standard">de sui de Saisiendo fructus prebende sue pa c ex</text:p>
      <text:p text:style-name="Standard">orgaa rege capitulum Bspadie quod admpleret combatum et</text:p>
      <text:p text:style-name="Standard">postit dmaribus suiu dic</text:p>
      <text:p text:style-name="Standard">serventes du episcopi Parisiensis reddidere capitulo Parsiensi Johannem Retel convicii ad portam</text:p>
      <text:p text:style-name="Standard">quem ceperant in domo in qua solebat jus rari Jaquatus de Sancto DArdomoro present</text:p>
      <text:p text:style-name="Standard">d</text:p>
      <text:p text:style-name="Standard">a</text:p>
      <text:p text:style-name="Standard">Mauricio de Langelian magistro Hugone de Velliaco Guillelmo Esquoquart domino Mannele</text:p>
      <text:p text:style-name="Standard">placencia et domino Jaobo de Glumbia et pluribus dili</text:p>
      <text:p text:style-name="Standard">&gt;&gt;&gt;&gt;&gt;&gt; liste &lt;&lt;&lt;&lt;&lt;&lt;&lt;</text:p>
      <text:p text:style-name="Standard">chaalir cancellario</text:p>
      <text:p text:style-name="Standard">t Succentore</text:p>
      <text:p text:style-name="Standard">Heedo Bourfari</text:p>
      <text:p text:style-name="Standard">Pecro Cassalis</text:p>
      <text:p text:style-name="Standard">P. de Jndello</text:p>
      <text:p text:style-name="Standard">J. de SuPadella</text:p>
      <text:p text:style-name="Standard">Decano</text:p>
      <text:p text:style-name="Standard">arch dmmagno</text:p>
      <text:p text:style-name="Standard">. Cancellario</text:p>
      <text:p text:style-name="Standard">Succentore</text:p>
      <text:p text:style-name="Standard">G. Jague</text:p>
      <text:p text:style-name="Standard">G. de Laudis</text:p>
      <text:p text:style-name="Standard">Mdome de Senonis</text:p>
      <text:p text:style-name="Standard">Becrando Bonnisii</text:p>
      <text:p text:style-name="Standard">J. de Arpadella</text:p>
      <text:p text:style-name="Standard">Matheo de Piecaorano</text:p>
      <text:p text:style-name="Standard">Pouvelle</text:p>
      <text:p text:style-name="Standard"/>
      <text:p text:style-name="Standard"/>
      <text:p text:style-name="Standard">=FRAN_0393_09075.tif=</text:p>
      <text:p text:style-name="Standard">&gt;&gt;&gt;&gt;&gt;&gt; date &lt;&lt;&lt;&lt;&lt;&lt;&lt;</text:p>
      <text:p text:style-name="Standard">16*</text:p>
      <text:p text:style-name="Standard"><text:soft-page-break/>e</text:p>
      <text:p text:style-name="Standard">ixvx die boenerit poturto festeum ex lcut sancte Cruis nisis septalis capituloi</text:p>
      <text:p text:style-name="Standard">&gt;&gt;&gt;&gt;&gt;&gt; block &lt;&lt;&lt;&lt;&lt;&lt;&lt;</text:p>
      <text:p text:style-name="Standard">reappertavit dominus G. Piquetu concur nte ac commissarius noter deffociu fuisse face</text:p>
      <text:p text:style-name="Standard">per causam Sancti Mederia et processu e festi heater Hedici ultimo sertritis et prterme</text:p>
      <text:p text:style-name="Standard">fuit repertu calem deffecerm itsudisse ad xii qro</text:p>
      <text:p text:style-name="Standard">Brested. G. de Centibi . R. de Lesarri</text:p>
      <text:p text:style-name="Standard">Camerario laico St de Cionde Fimolio</text:p>
      <text:p text:style-name="Standard">Maul$ magistro Rogro magistro Mione de Bonanille magistro Merobche</text:p>
      <text:p text:style-name="Standard">dit Guilleu capitulum ancoicate adem contulit domino Guillelmus Gudeti Gu</text:p>
      <text:p text:style-name="Standard">$erd$ Sancti Dioi de Pissu que vicaverunt in ecclesia Par.n per mortem</text:p>
      <text:p text:style-name="Standard">Pet de Meldis etc. ad lictera dominus Guillelmus procestit fit quod eum acep</text:p>
      <text:p text:style-name="Standard">jure gracie Si a sede apostolice facto e.</text:p>
      <text:p text:style-name="Standard">&gt;&gt;&gt;&gt;&gt;&gt; liste &lt;&lt;&lt;&lt;&lt;&lt;&lt;</text:p>
      <text:p text:style-name="Standard">l</text:p>
      <text:p text:style-name="Standard">Jo. de Picarinar</text:p>
      <text:p text:style-name="Standard">J. de Cpadella</text:p>
      <text:p text:style-name="Standard">P. Cassar</text:p>
      <text:p text:style-name="Standard"/>
      <text:p text:style-name="Standard"/>
      <text:p text:style-name="Standard">=FRAN_0393_09076.tif=</text:p>
      <text:p text:style-name="Standard">&gt;&gt;&gt;&gt;&gt;&gt; date &lt;&lt;&lt;&lt;&lt;&lt;&lt;</text:p>
      <text:p text:style-name="Standard">Anno xxvii° die lune proptet festum beatei Mathei apostoli et envengis capitulantibus v</text:p>
      <text:p text:style-name="Standard">Anno xxvi° die chariii xxiiiia septabris supervenerunt potut llam vendicionem ein capitulo</text:p>
      <text:p text:style-name="Standard">sanno xxvi° die lune et fosto beati Michaelis nchian capitulancibus</text:p>
      <text:p text:style-name="Standard">&gt;&gt;&gt;&gt;&gt;&gt; block &lt;&lt;&lt;&lt;&lt;&lt;&lt;</text:p>
      <text:p text:style-name="Standard">domus defuncti magistri. J. Biaeifeti sive concessa magistro Petro do Castanoto</text:p>
      <text:p text:style-name="Standard">et ad vi. lbrs iherime ad mense</text:p>
      <text:p text:style-name="Standard">cocordatum est quod succentor Ode de denons et Pr. Bonifari v</text:p>
      <text:p text:style-name="Standard">contencioribus quas habent decanus et capitulo cd exccularis laicis et</text:p>
      <text:p text:style-name="Standard">Jboque causa slatus aniaularibus / et deffectibus et aliis bo </text:p>
      <text:p text:style-name="Standard">et declara quodne vaderint fuciendu et quod faciant recredencias</text:p>
      <text:p text:style-name="Standard">capitulum excessit qui orr domino cheli de Sabvidia de xvi. l.</text:p>
      <text:p text:style-name="Standard">Andieliaco Et durand de Tale se obligavit ad sol</text:p>
      <text:p text:style-name="Standard">edroediz et ipse durads recegi de hj dictos xvi l.</text:p>
      <text:p text:style-name="Standard">presente V. Piquesti de Vyaro et Mannele ec. Bandeco</text:p>
      <text:p text:style-name="Standard"><text:soft-page-break/>&gt;&gt;&gt;&gt;&gt;&gt; liste &lt;&lt;&lt;&lt;&lt;&lt;&lt;</text:p>
      <text:p text:style-name="Standard">Decano</text:p>
      <text:p text:style-name="Standard">Cncellario</text:p>
      <text:p text:style-name="Standard">Succentore</text:p>
      <text:p text:style-name="Standard">G. Piquet</text:p>
      <text:p text:style-name="Standard">Odone de Senonis</text:p>
      <text:p text:style-name="Standard">P. de Chambliaco</text:p>
      <text:p text:style-name="Standard">J. de Cpadella</text:p>
      <text:p text:style-name="Standard">Matheo de Pictavinaria</text:p>
      <text:p text:style-name="Standard">P. de Radello</text:p>
      <text:p text:style-name="Standard">G. Guerte</text:p>
      <text:p text:style-name="Standard">P. Poenrelli</text:p>
      <text:p text:style-name="Standard">Petrn de Vilanis</text:p>
      <text:p text:style-name="Standard">Ph. conversi</text:p>
      <text:p text:style-name="Standard">G. de Laudi</text:p>
      <text:p text:style-name="Standard">Digno</text:p>
      <text:p text:style-name="Standard">Cancellario</text:p>
      <text:p text:style-name="Standard">Succentore</text:p>
      <text:p text:style-name="Standard">S. P</text:p>
      <text:p text:style-name="Standard">Mioha Dulco due</text:p>
      <text:p text:style-name="Standard">G. de Laud</text:p>
      <text:p text:style-name="Standard">Mathelri de Pictainariu</text:p>
      <text:p text:style-name="Standard">P. de Sigello</text:p>
      <text:p text:style-name="Standard">J. de Copadella</text:p>
      <text:p text:style-name="Standard"/>
      <text:p text:style-name="Standard"/>
      <text:p text:style-name="Standard">=FRAN_0393_09077.tif=</text:p>
      <text:p text:style-name="Standard">&gt;&gt;&gt;&gt;&gt;&gt; date &lt;&lt;&lt;&lt;&lt;&lt;&lt;</text:p>
      <text:p text:style-name="Standard">xxvi° die veneris petr octai festi beati Dyonsis capitulanabus</text:p>
      <text:p text:style-name="Standard">12</text:p>
      <text:p text:style-name="Standard">&gt;&gt;&gt;&gt;&gt;&gt; block &lt;&lt;&lt;&lt;&lt;&lt;&lt;</text:p>
      <text:p text:style-name="Standard">dem dominus B. Boursuri existens in curno conferendi nni scutnea ecclesie quod</text:p>
      <text:p text:style-name="Standard">capellaniam Sancti Augustini vacancen in ecclesia prs per mortem domini Son</text:p>
      <text:p text:style-name="Standard">Curerti Sancti Germani veteris Par.esi et quondam capellani dicte capellanie d</text:p>
      <text:p text:style-name="Standard">Guillelmo de Feresta prosbyto et Rogune capitulum ne eum reciperet / quifi</text:p>
      <text:p text:style-name="Standard">receptus et jurame ec.</text:p>
      <text:p text:style-name="Standard"><text:soft-page-break/>present. P. de LeMronge et Yvene</text:p>
      <text:p text:style-name="Standard">domino Rado jonei canotico Sancti Dyonis domino Thoma de Ferre a</text:p>
      <text:p text:style-name="Standard">Chaay</text:p>
      <text:p text:style-name="Standard">Nicelao Lunegia et Pet ro chagnia beneficiris in ecclesia Par.</text:p>
      <text:p text:style-name="Standard">permed sinvene. Succenter</text:p>
      <text:p text:style-name="Standard">et $gndam serviendum Castelleti quo vocatur etc.</text:p>
      <text:p text:style-name="Standard">recoybint se nomine capituli lonennasse etc.</text:p>
      <text:p text:style-name="Standard">Anno xxvi die lune ante festum Beatei Simonis de Gude oloriis corum nobis constitiois Philippes le Chiaris filiis Guillelm</text:p>
      <text:p text:style-name="Standard">le Thiniais granetaris nostri se fecit erga nos principalem debitorem et redditorem animo novandi debitum de omnibus</text:p>
      <text:p text:style-name="Standard">quibum cumque in qribus tenetur nobis patieni ipsius et ecclesie nostre ac personis quibus cunque ipsius ecclesie tam oofficia</text:p>
      <text:p text:style-name="Standard">t licteris camene obligacios remanetum in suo vigore et absqe hoc quod renuncientum in alione juri quod hocb eu</text:p>
      <text:p text:style-name="Standard">suum / Et promisit per sidem et sub pena carceris et sub pena centum libras Par. solvere</text:p>
      <text:p text:style-name="Standard">mensde omnia que nobis debus ad part et nisi fecerit hodie in mensem reddet corpus</text:p>
      <text:p text:style-name="Standard">prsione nostra ad tenend prisionem suis sumptibus et expensis et nuterum habebrit parie suuis liberi</text:p>
      <text:p text:style-name="Standard">accessum et reditum pro computando nobium et prentibus nostris Presents ad barram R. Monstardii</text:p>
      <text:p text:style-name="Standard">acobo predictime et hi domino Thous de Fonte ac Huguo de Duant</text:p>
      <text:p text:style-name="Standard">Johannes Filius Johannis de Nuelle qui accepit coronam $percuno copianon pecita a capitulo</text:p>
      <text:p text:style-name="Standard">guete.</text:p>
      <text:p text:style-name="Standard">Recepcio canonic</text:p>
      <text:p text:style-name="Standard">fuit persona eceptis dominus Verais de Camponili in casm et cantorem de juravit et</text:p>
      <text:p text:style-name="Standard">c est si quetum</text:p>
      <text:p text:style-name="Standard">refentibus dominis Manuele G. de Giemo G. de Fucndavilli</text:p>
      <text:p text:style-name="Standard">Martino de Cunce et pluribus s</text:p>
      <text:p text:style-name="Standard">&gt;&gt;&gt;&gt;&gt;&gt; liste &lt;&lt;&lt;&lt;&lt;&lt;&lt;</text:p>
      <text:p text:style-name="Standard">ellario</text:p>
      <text:p text:style-name="Standard">ord de Lnons</text:p>
      <text:p text:style-name="Standard">B. Crando Bonfaci</text:p>
      <text:p text:style-name="Standard">P. Cusalis</text:p>
      <text:p text:style-name="Standard">G. de Comedoro</text:p>
      <text:p text:style-name="Standard">G. Piqueti.</text:p>
      <text:p text:style-name="Standard">de Laud</text:p>
      <text:p text:style-name="Standard">P. de Chabiaco</text:p>
      <text:p text:style-name="Standard">Philib. conversi</text:p>
      <text:p text:style-name="Standard"><text:soft-page-break/>J. de Arpadella</text:p>
      <text:p text:style-name="Standard">P. de Fryello</text:p>
      <text:p text:style-name="Standard">G. Gueto.</text:p>
      <text:p text:style-name="Standard">P. de Chambliaco</text:p>
      <text:p text:style-name="Standard"/>
      <text:p text:style-name="Standard"/>
      <text:p text:style-name="Standard">=FRAN_0393_09078.tif=</text:p>
      <text:p text:style-name="Standard">&gt;&gt;&gt;&gt;&gt;&gt; block &lt;&lt;&lt;&lt;&lt;&lt;&lt;</text:p>
      <text:p text:style-name="Standard">domini Geralduus de Bisturre decanus andegaveu et magistr petrus papaci clerii</text:p>
      <text:p text:style-name="Standard">exhibuerrnt est capituli licteras vett et ineimarunt contenta et es capitulo</text:p>
      <text:p text:style-name="Standard">et Gardo de Suinace</text:p>
      <text:p text:style-name="Standard">Casbertus permissis divina diiias direla censis archiepiscopus domini papoe Camerarius venerabet discrcis vnie dominio Geraldo de Visturre decano d</text:p>
      <text:p text:style-name="Standard">gavensis et magistro Petro papacii clerico diocesis Albatiensis salutem et sincam in domino caritatem cum sanctissimus pater et disn di</text:p>
      <text:p text:style-name="Standard">Johannes divinus providencie papa xxii. pro sue camere neccessitatibus utilius subportandis fructus redditurs et prventus cum et suis</text:p>
      <text:p text:style-name="Standard">hc isits ecctr que die xx mensis februaris proximo preteriti vacabant apud Sedem apostolicam procoto tempore vacacionis par</text:p>
      <text:p text:style-name="Standard">necnon et unius anni tam illorum quam aliorum quorscunque que apud sedem ipsam ab ipsa die usque ad unum dnum continuum v</text:p>
      <text:p text:style-name="Standard">entigite reservandos et sub dictis modis formis et condicionibus expressis in litteris reservacionis confectis percipiendes etc.</text:p>
      <text:p text:style-name="Standard">applicandos. Nos de vestre circ inspectionis industria et exparta prebitate plonem in domino fiduciam er</text:p>
      <text:p text:style-name="Standard">Es. discrecioni vestre tenore presentibus commuictam et mandamus quatinus fructus redditus et proventur beneficiorus infrascrii or</text:p>
      <text:p text:style-name="Standard">et aliorum quercunque que ix civitate diocesis ac provucia senoensi dicta die vacabant seu vacabunt usque ad unum aur</text:p>
      <text:p text:style-name="Standard">enunt computandum per vos vel alium seu alios viros fide et facultatibus ydoneco e petere exagere collige et rops ille</text:p>
      <text:p text:style-name="Standard">conservare sic tute ac fideliter procuretis nomine came suprodicte quod de ipsis valeatis plenaris ubi et quando</text:p>
      <text:p text:style-name="Standard">ecles domino nostro seu sua predicta camera in mandatis receperitis respondere contradictores et rebelles per consura</text:p>
      <text:p text:style-name="Standard">seitam si neccioe fuerit compellenddo supradicta vero beneficia quo jam modis vacaverunt insi ascriptis hec</text:p>
      <text:p text:style-name="Standard">cantoria et prebenda ecclesie Parisiensis vacaverunt per consecracionem Hugonis episcopi Pariensis canonica</text:p>
      <text:p text:style-name="Standard"><text:soft-page-break/>ar vacaverunt per consecracionem domini dymbala archiepiscopi Neaplican / thesauraria monasterii dancti Dyxiesis vacan</text:p>
      <text:p text:style-name="Standard">per obitum Guidonis abbatis ipsius monasterii ecclesia de Yssiaco Pariesis diocesis vacavit perobitum Johannis Cassas ecclesia</text:p>
      <text:p text:style-name="Standard">Sancti Pegrini Parisiensis diocesis $p$ vacavit per renunciacionem unius nati Johannis Cle de parusio ecclesia parochiis licter</text:p>
      <text:p text:style-name="Standard">Jacobi de Carnisibia parinsis diocesis vacavit per obitum Guillelmus Baisseti canonicaris et prebenda ecclesie triser dacun</text:p>
      <text:p text:style-name="Standard">p obitum domini R. de Puffobone Memerie eardnals redditur nos de die recepcionis presentibus per vestras litteras vi iustren pr</text:p>
      <text:p text:style-name="Standard">urum seriem sevit crciores. Datum Annuoni die xxv mensis Anqusti anno Domini m. ccc. xxv</text:p>
      <text:p text:style-name="Standard">t prefati domini nostri pape anno decio</text:p>
      <text:p text:style-name="Standard">ano xxvi die lune potest isr anum hpernalius capitulantibus de teneu sucenore G. Ps</text:p>
      <text:p text:style-name="Standard">Ciodoo. P. de Sugello . Pho. qo. Gallardo . G. Berarnndi P. de Sayello e. G. Guote si procet</text:p>
      <text:p text:style-name="Standard">per per alique si que loque furro de injuriis dctoe illatis apud Spedonam et misserum quod non cncendunt et aliqui q</text:p>
      <text:p text:style-name="Standard">proced t ad perum sumqis inno cuncumobi incendunt consenati omendam fratra et juerc suum amli et dominus</text:p>
      <text:p text:style-name="Standard">semil fue protestatus etc. hise ilii domino dicobo de Plobia o G. de Noabu et Baldeyno de Sancto e</text:p>
      <text:p text:style-name="Standard">na die hune vedite precurnia Johanni de Ganioi c iiiiC lb. et debet qui ecclesie he. l</text:p>
      <text:p text:style-name="Standard">&gt;&gt;&gt;&gt;&gt;&gt; liste &lt;&lt;&lt;&lt;&lt;&lt;&lt;</text:p>
      <text:p text:style-name="Standard">Si Odne</text:p>
      <text:p text:style-name="Standard">Sancto Succentore</text:p>
      <text:p text:style-name="Standard">G. de Laudrno</text:p>
      <text:p text:style-name="Standard">P. Piquete</text:p>
      <text:p text:style-name="Standard">Odone de Senons</text:p>
      <text:p text:style-name="Standard">Gaillardo</text:p>
      <text:p text:style-name="Standard">P. de Fagello</text:p>
      <text:p text:style-name="Standard">G. Gueri</text:p>
      <text:p text:style-name="Standard"/>
      <text:p text:style-name="Standard"/>
      <text:p text:style-name="Standard">=FRAN_0393_09079.tif=</text:p>
      <text:p text:style-name="Standard">&gt;&gt;&gt;&gt;&gt;&gt; date &lt;&lt;&lt;&lt;&lt;&lt;&lt;</text:p>
      <text:p text:style-name="Standard">xxvii° die voneris pouro festum beate Katerie in capitulo capitulaciali</text:p>
      <text:p text:style-name="Standard">dominus Halle Valletus Gueriu de Crones consonsit sub pe xx lb. pro dicto domino suo quod coppa</text:p>
      <text:p text:style-name="Standard">&gt;&gt;&gt;&gt;&gt;&gt; block &lt;&lt;&lt;&lt;&lt;&lt;&lt;</text:p>
      <text:p text:style-name="Standard">n absque prjudicio juris goragi die si quod d debetur</text:p>
      <text:p text:style-name="Standard">protarius forestamus valletu domini de Bouilla consensit</text:p>
      <text:p text:style-name="Standard"><text:soft-page-break/>Gullelmus Picurt Valletis Senini de Pruveto xta consesit</text:p>
      <text:p text:style-name="Standard">e assavotir ad hodie ib septimoe</text:p>
      <text:p text:style-name="Standard">Philippus de Sancto Yonss domino de Marisco per magistum Petrum de No yone ejus fier et procurator</text:p>
      <text:p text:style-name="Standard">consensit quod vident admortiaciones et si codmortizaciones valeant in Giagium</text:p>
      <text:p text:style-name="Standard">proeotr quod ipse remaneat in pace / si antenno sufficiant / faciet libere quod de beli</text:p>
      <text:p text:style-name="Standard">et hoc promisit procurator</text:p>
      <text:p text:style-name="Standard">dominus Johannes Bouart curatus de Ascheniis se hiis que petebatur ab ipso soluit sub per</text:p>
      <text:p text:style-name="Standard">lx librs parisiensem quod capitulum in qurat summorie et de plano et quod puniatur ad volumam capitulo</text:p>
      <text:p text:style-name="Standard">pruceperietur ailyabilis et volure</text:p>
      <text:p text:style-name="Standard">anno xxvi° die veneris auem festum beati Nicolu Hye / capitulantibus</text:p>
      <text:p text:style-name="Standard">decino . G. de Lardrs edone de Serionis P. Cassali . P. de Chablicc Phline. Pl. P. de Arpadelli</text:p>
      <text:p text:style-name="Standard">P. de Bugello</text:p>
      <text:p text:style-name="Standard">m sint conrciose domino Egidio de Senonis quod soror sua $l quada inserorem t habet que</text:p>
      <text:p text:style-name="Standard">c pour cros que st mordino que veratur Johann de Corber</text:p>
      <text:p text:style-name="Standard"/>
      <text:p text:style-name="Standard"/>
      <text:p text:style-name="Standard">=FRAN_0393_09080.tif=</text:p>
      <text:p text:style-name="Standard">&gt;&gt;&gt;&gt;&gt;&gt; date &lt;&lt;&lt;&lt;&lt;&lt;&lt;</text:p>
      <text:p text:style-name="Standard">xxvi° die sabbati p et sto beate Lucie viggnis capitulan</text:p>
      <text:p text:style-name="Standard">anno xxvi° die lune pott festi Lurre capitulanaibius dominis.</text:p>
      <text:p text:style-name="Standard">&gt;&gt;&gt;&gt;&gt;&gt; block &lt;&lt;&lt;&lt;&lt;&lt;&lt;</text:p>
      <text:p text:style-name="Standard">propella sue dicennia . B. Sacerste Benefi</text:p>
      <text:p text:style-name="Standard">Su</text:p>
      <text:p text:style-name="Standard">ccendo ad partes sas ita quod puceti sue</text:p>
      <text:p text:style-name="Standard">quod pecio et ipso ho provigo</text:p>
      <text:p text:style-name="Standard">magister Guillelmus de Narbonna impetris procero fuit de noti causa de</text:p>
      <text:p text:style-name="Standard">prebendam magistri Guillermm de Brixia des si debeat</text:p>
      <text:p text:style-name="Standard">tc</text:p>
      <text:p text:style-name="Standard">presentibus dominis renodo Ronla Jacebo de Plevilli</text:p>
      <text:p text:style-name="Standard">curato daicti Laberia Baldoyno de Sancto Marcello</text:p>
      <text:p text:style-name="Standard">Guillelmo Gdeti. G.ilx. Rado de Causmapi</text:p>
      <text:p text:style-name="Standard">pbin noc et nobi y me de Curia et P.</text:p>
      <text:p text:style-name="Standard">Magistr Nya douen</text:p>
      <text:p text:style-name="Standard">Guille</text:p>
      <text:p text:style-name="Standard"><text:soft-page-break/>Caran</text:p>
      <text:p text:style-name="Standard">venis instanc. infra finem capituli illus dice</text:p>
      <text:p text:style-name="Standard">Hodie vicarii ecam Sanctorum Syon et Johannis $Misiarunt$ habere de gomrtria in qustis dicb G. habere</text:p>
      <text:p text:style-name="Standard">supplicanent</text:p>
      <text:p text:style-name="Standard">uonam quaentum vini jubet non incendentes aliquod jus nonum arquire e. propter hact prejudici</text:p>
      <text:p text:style-name="Standard">de capiculo in futurum t si alias hoc fratrum fuit et conressu i fuit de</text:p>
      <text:p text:style-name="Standard">senencil magistre Rohra Guiardi Johanne de Jaliondia public netario. et. Camerarius</text:p>
      <text:p text:style-name="Standard">t pluribus ali</text:p>
      <text:p text:style-name="Standard">it dicte capitulo. coraraum nobis Yvone e p.</text:p>
      <text:p text:style-name="Standard">&gt;&gt;&gt;&gt;&gt;&gt; liste &lt;&lt;&lt;&lt;&lt;&lt;&lt;</text:p>
      <text:p text:style-name="Standard">decano</text:p>
      <text:p text:style-name="Standard">G. Malcondine</text:p>
      <text:p text:style-name="Standard">de Laud</text:p>
      <text:p text:style-name="Standard">Cnsulio</text:p>
      <text:p text:style-name="Standard">g</text:p>
      <text:p text:style-name="Standard">Piquedi</text:p>
      <text:p text:style-name="Standard">P. de Fagello</text:p>
      <text:p text:style-name="Standard">J. de Arpadella</text:p>
      <text:p text:style-name="Standard">Decano</text:p>
      <text:p text:style-name="Standard">Cancellarto</text:p>
      <text:p text:style-name="Standard">do de Senons</text:p>
      <text:p text:style-name="Standard">G. Beracndi</text:p>
      <text:p text:style-name="Standard">M. Malqdine</text:p>
      <text:p text:style-name="Standard">P. Casalis</text:p>
      <text:p text:style-name="Standard">Ph. Gilsi</text:p>
      <text:p text:style-name="Standard">G. de Cornodoyo</text:p>
      <text:p text:style-name="Standard">P. de Chambliaco</text:p>
      <text:p text:style-name="Standard">P. de Villario</text:p>
      <text:p text:style-name="Standard">P. de Fayelli</text:p>
      <text:p text:style-name="Standard">Jehan de Apadella</text:p>
      <text:p text:style-name="Standard">G. de Lare</text:p>
      <text:p text:style-name="Standard"/>
      <text:p text:style-name="Standard"/>
      <text:p text:style-name="Standard">=FRAN_0393_09081.tif=</text:p>
      <text:p text:style-name="Standard">&gt;&gt;&gt;&gt;&gt;&gt; date &lt;&lt;&lt;&lt;&lt;&lt;&lt;</text:p>
      <text:p text:style-name="Standard"><text:soft-page-break/>x</text:p>
      <text:p text:style-name="Standard">Ne veneris au festum beati Thome Capitulanneilii</text:p>
      <text:p text:style-name="Standard">. xxvi° die lune auem nait domini capitulantibus</text:p>
      <text:p text:style-name="Standard">anno xxvi° die lune prae festum nac C. plantibus.</text:p>
      <text:p text:style-name="Standard">&gt;&gt;&gt;&gt;&gt;&gt; block &lt;&lt;&lt;&lt;&lt;&lt;&lt;</text:p>
      <text:p text:style-name="Standard">Johannes de Andedaco Benentris demini de Galladia</text:p>
      <text:p text:style-name="Standard">Guillelmus de Corbigniaco nepos et heros defuncti magistri Guillelmi de Corbigni</text:p>
      <text:p text:style-name="Standard">quondam icolar Par. reosuit sibi deliberari vnam Huchiam ipsius exist int quidi</text:p>
      <text:p text:style-name="Standard">capituli g et capitulum badit apodno apponebat</text:p>
      <text:p text:style-name="Standard">Radl de Joncheria fseravit processit et buillas et por dum eligiensima</text:p>
      <text:p text:style-name="Standard">d</text:p>
      <text:p text:style-name="Standard">Datum quod in die mensis</text:p>
      <text:p text:style-name="Standard">mense$ natulis capitulum mictet aud Vallae Sanci Onan</text:p>
      <text:p text:style-name="Standard">ad recipiendum enformacionem quem perem dominus Hago de Brlla</text:p>
      <text:p text:style-name="Standard">Miles Guerine de Crores et Sennis de Prnays se</text:p>
      <text:p text:style-name="Standard">capituli que empta fueruns a defunctis domino Philippo de Sancto Homio</text:p>
      <text:p text:style-name="Standard">ocls cum magistro Petro et Philippus Gullelmo nots dicti defuncti prde</text:p>
      <text:p text:style-name="Standard">ps die luno Petrevilla dictu la Herenade de Blesis $vadit relctum defufncti V Gineldi el</text:p>
      <text:p text:style-name="Standard">Philippo fate Suo</text:p>
      <text:p text:style-name="Standard">s</text:p>
      <text:p text:style-name="Standard">blesis seror et heres defuncti magistri Nicolii Heronardi quondam cau Sancti Benedicti par</text:p>
      <text:p text:style-name="Standard">consensit expresse quod domini decanus et capitulum Par. fuaunt pro remodio dicti defuncti et</text:p>
      <text:p text:style-name="Standard">testamentum seu ordinacionem prout viderint expedire de bons mobilis</text:p>
      <text:p text:style-name="Standard">pciaconis ad. viii lb. pi</text:p>
      <text:p text:style-name="Standard">Mannele / Baldoyno et Camerario laico et magistro</text:p>
      <text:p text:style-name="Standard">&gt;&gt;&gt;&gt;&gt;&gt; liste &lt;&lt;&lt;&lt;&lt;&lt;&lt;</text:p>
      <text:p text:style-name="Standard">de Chabliaco</text:p>
      <text:p text:style-name="Standard">Vi</text:p>
      <text:p text:style-name="Standard">de Mpadello</text:p>
      <text:p text:style-name="Standard">Vullardo de Cardillinco</text:p>
      <text:p text:style-name="Standard">sen Raldoyno</text:p>
      <text:p text:style-name="Standard">magistro Nicolao Loxrico</text:p>
      <text:p text:style-name="Standard">N. de Sayillo</text:p>
      <text:p text:style-name="Standard">Je. Commodon</text:p>
      <text:p text:style-name="Standard">G. Bryal</text:p>
      <text:p text:style-name="Standard">G. Psge</text:p>
      <text:p text:style-name="Standard"><text:soft-page-break/>P. de Layello</text:p>
      <text:p text:style-name="Standard">P. de Villaris</text:p>
      <text:p text:style-name="Standard">P. dell</text:p>
      <text:p text:style-name="Standard">Jhar de de Bardile</text:p>
      <text:p text:style-name="Standard">dellario</text:p>
      <text:p text:style-name="Standard">Odeme de Senonis</text:p>
      <text:p text:style-name="Standard">G. de Landi</text:p>
      <text:p text:style-name="Standard">G. de APdella</text:p>
      <text:p text:style-name="Standard">P. Achiacono Blaco</text:p>
      <text:p text:style-name="Standard"/>
      <text:p text:style-name="Standard"/>
      <text:p text:style-name="Standard">=FRAN_0393_09082.tif=</text:p>
      <text:p text:style-name="Standard">&gt;&gt;&gt;&gt;&gt;&gt; block &lt;&lt;&lt;&lt;&lt;&lt;&lt;</text:p>
      <text:p text:style-name="Standard">$d dictus dominis G. prist recul se audinesse de mandacio capituli compota et</text:p>
      <text:p text:style-name="Standard">de Bono defuncti domini . P. de Monte anum quondam in dccum Par. benefifis eic icola</text:p>
      <text:p text:style-name="Standard">eorum din vivebat justerabilis ita quod nesib. xvii lb. x. s. par. solvos</text:p>
      <text:p text:style-name="Standard">eodem et illis que debebu oudum domni que pertinebat ad em benefia de quo residue</text:p>
      <text:p text:style-name="Standard">dicti domini presentis ordinavent procomelio dicti deffuncti Pri. dederem domino Hugoni</text:p>
      <text:p text:style-name="Standard">ato de Bene biacto d</text:p>
      <text:p text:style-name="Standard">dacobo de Plobia que laboravit ecasa qulgatins bonorum d et fantibus reperos</text:p>
      <text:p text:style-name="Standard">fabrici ecclesie Par. iiii lb. dicto d</text:p>
      <text:p text:style-name="Standard">ecclesia parieni xx s. Baldoino xl. ppent idem parperidum et eccli xxf.</text:p>
      <text:p text:style-name="Standard">ma ordintorium approbave furit et se tenue de dicts el et promisit solvere debita si que apparerent usue</text:p>
      <text:p text:style-name="Standard">cacioni dictarum x. lb. paris. et eos reappee ad s lig et</text:p>
      <text:p text:style-name="Standard">e Manuelo t Valde Gecobo de Plabia Roberto Boiardi</text:p>
      <text:p text:style-name="Standard">.</text:p>
      <text:p text:style-name="Standard">iscra viri dominus Philippus de Momayo magister Dioco de Canicua</text:p>
      <text:p text:style-name="Standard">de Bria</text:p>
      <text:p text:style-name="Standard">Plhus Lobardus Archidiaconos ecclesia suei</text:p>
      <text:p text:style-name="Standard">lurio</text:p>
      <text:p text:style-name="Standard">d dicobis de Bourenis</text:p>
      <text:p text:style-name="Standard">1</text:p>
      <text:p text:style-name="Standard">ecclesie suesssirs supplicavent ed odi Goilb pr</text:p>
      <text:p text:style-name="Standard">peat pas simo</text:p>
      <text:p text:style-name="Standard">et inspecta lictera sunct inde qrevieute capitula precepit chea</text:p>
      <text:p text:style-name="Standard">eis t</text:p>
      <text:p text:style-name="Standard"><text:soft-page-break/>presct magistro G. de Syao Buldo</text:p>
      <text:p text:style-name="Standard">Et hodie procerts fuit idm magister G. de Gyeno Senolle</text:p>
      <text:p text:style-name="Standard">defuncti Et propter desecrum heredi vel exequtis capitulum delibra</text:p>
      <text:p text:style-name="Standard">de accesserunt ad Thel dominus Ste de Monte firmolio custodios dictum thosus et magister Thor</text:p>
      <text:p text:style-name="Standard">co desidid et Johannes de Sabbandia et Vis ibidem quad archa in que erant denar dicti defuncti in</text:p>
      <text:p text:style-name="Standard">cositi et signius per ipsos magistros Johannem et Thomam sigilla sua quibus erat sigillus dicta dircie</text:p>
      <text:p text:style-name="Standard">ipsa dica defermacto per quemdam sabrum ibidem pe n exonctaus fuerunt denarii de dictu archa</text:p>
      <text:p text:style-name="Standard">sp dons accepi et v apertaverunt dicti domini hduli de $elqt rchiconi</text:p>
      <text:p text:style-name="Standard">petis par et promis unt deferre decano et capitulo suessirotus et qu ad hoc soobligais et</text:p>
      <text:p text:style-name="Standard">esentis domino decano Parisiensis magistro G. de Guit proterus d tet domino Johanne de Noa $l$ cona pm</text:p>
      <text:p text:style-name="Standard">Chulmn Johanne Petrt pas vvs t domino Johanne de Losaa presbytero eint ecclesie Par.</text:p>
      <text:p text:style-name="Standard">in domo dicti magistri G. de Gyi presente magistro Johanne de Salbbaudiu et magistro G. de Gieu</text:p>
      <text:p text:style-name="Standard">domino ece in quada archa dicti despu ibidem existente quatuor colices fueruit anmo</text:p>
      <text:p text:style-name="Standard">erant ut contmnobatur in quad cedula super posita capituli suesssivoeus et obligitop x fl ada</text:p>
      <text:p text:style-name="Standard">&gt;&gt;&gt;&gt;&gt;&gt; liste &lt;&lt;&lt;&lt;&lt;&lt;&lt;</text:p>
      <text:p text:style-name="Standard">ancellario</text:p>
      <text:p text:style-name="Standard">Poquet</text:p>
      <text:p text:style-name="Standard">de Chalibro</text:p>
      <text:p text:style-name="Standard">de Villaris</text:p>
      <text:p text:style-name="Standard">Bertrundi</text:p>
      <text:p text:style-name="Standard">illardo de Gailliardi</text:p>
      <text:p text:style-name="Standard">Decano</text:p>
      <text:p text:style-name="Standard">Callario</text:p>
      <text:p text:style-name="Standard">. Piqati</text:p>
      <text:p text:style-name="Standard">P. de Frgello</text:p>
      <text:p text:style-name="Standard">G. de Laudunio</text:p>
      <text:p text:style-name="Standard">done de Senoins</text:p>
      <text:p text:style-name="Standard">de Chambliaco</text:p>
      <text:p text:style-name="Standard">de Villaris</text:p>
      <text:p text:style-name="Standard">de arp. della</text:p>
      <text:p text:style-name="Standard">Llande de GVaillia</text:p>
      <text:p text:style-name="Standard"/>
      <text:p text:style-name="Standard"/>
      <text:p text:style-name="Standard">=FRAN_0393_09083.tif=</text:p>
      <text:p text:style-name="Standard">&gt;&gt;&gt;&gt;&gt;&gt; date &lt;&lt;&lt;&lt;&lt;&lt;&lt;</text:p>
      <text:p text:style-name="Standard"><text:soft-page-break/>no xxvi° die veneris pestr episcoli capitulantibus</text:p>
      <text:p text:style-name="Standard">xxvi° die dabbati pot epischac capitulantibus in revesciario</text:p>
      <text:p text:style-name="Standard">&gt;&gt;&gt;&gt;&gt;&gt; block &lt;&lt;&lt;&lt;&lt;&lt;&lt;</text:p>
      <text:p text:style-name="Standard">se magistro Dere Dei nexcario magistri P. Casulis fuit concerdatum</text:p>
      <text:p text:style-name="Standard">presente magistro G. de Gyeno Minuele G. de Montilus presbeteris ept al</text:p>
      <text:p text:style-name="Standard">canonici sit Stephani et Sancti Benedicti Pariensis emendarunt in capitulo pr de hoc quod non cul</text:p>
      <text:p text:style-name="Standard">guat processio ecclesie Paris.ensis cunsunt predie in festo Sancte Genovese eltimo setitis</text:p>
      <text:p text:style-name="Standard">dnomin sequirtur</text:p>
      <text:p text:style-name="Standard">Capierin</text:p>
      <text:p text:style-name="Standard">Sephni</text:p>
      <text:p text:style-name="Standard">Re Dulphus de Frestee ei runc ad vet capituli</text:p>
      <text:p text:style-name="Standard">Guillelmi de Compondio</text:p>
      <text:p text:style-name="Standard">prefentes fuerunt temendurut denon pohado ad vele cpl</text:p>
      <text:p text:style-name="Standard">Johannes de Sabaudia</text:p>
      <text:p text:style-name="Standard">Petrus de Bonvrese ipse emrondavt ad violumcutnm capituli dict quod fuit preset</text:p>
      <text:p text:style-name="Standard">enit ex propo us duit qu moledarendo nec d</text:p>
      <text:p text:style-name="Standard">Gl Capbellanus duit nedt p n et emondavit ad voluntem capituli</text:p>
      <text:p text:style-name="Standard">his onesca eedti per Robertoronse fratre suo fu comitisse</text:p>
      <text:p text:style-name="Standard">lepender Johann Reobligi pro fio suo abs penes volucitem capituli ad pee is</text:p>
      <text:p text:style-name="Standard">John Prietis demcus eCavelles</text:p>
      <text:p text:style-name="Standard">. seo lin Johanne de Sabaudia et Yrione de Curia Cabellionibus</text:p>
      <text:p text:style-name="Standard">Manule de Placencia Gado Vyero Baldoyno. G. de Montibus</text:p>
      <text:p text:style-name="Standard">linerio de ouc</text:p>
      <text:p text:style-name="Standard">Johannes Peris de Medunta ercosios se fuisse et sancto et</text:p>
      <text:p text:style-name="Standard">ad voluntatem capituli et se supposuit omn eorum volundati et</text:p>
      <text:p text:style-name="Standard">illud quod snct hoc ordinaverunt sque eliqua rerlamacione / so</text:p>
      <text:p text:style-name="Standard">ducentarum marcharum argiia et Et de G. Thoras por</text:p>
      <text:p text:style-name="Standard">mati patrundum et fuit Jdi plegium etc.</text:p>
      <text:p text:style-name="Standard">presente magistri Guillelmo de Gyeno</text:p>
      <text:p text:style-name="Standard">palmerio de M coneto</text:p>
      <text:p text:style-name="Standard">Petrero Galoy decerris dco</text:p>
      <text:p text:style-name="Standard">angraco c t.</text:p>
      <text:p text:style-name="Standard">&gt;&gt;&gt;&gt;&gt;&gt; liste &lt;&lt;&lt;&lt;&lt;&lt;&lt;</text:p>
      <text:p text:style-name="Standard">Guillelm do</text:p>
      <text:p text:style-name="Standard">J. de Suyillo</text:p>
      <text:p text:style-name="Standard">nenes</text:p>
      <text:p text:style-name="Standard"><text:soft-page-break/>H. de Lumd</text:p>
      <text:p text:style-name="Standard">Padella</text:p>
      <text:p text:style-name="Standard">Johanne de Aurelianis</text:p>
      <text:p text:style-name="Standard">Decano</text:p>
      <text:p text:style-name="Standard">Ctore</text:p>
      <text:p text:style-name="Standard">olla</text:p>
      <text:p text:style-name="Standard">.</text:p>
      <text:p text:style-name="Standard">r</text:p>
      <text:p text:style-name="Standard">abliaco</text:p>
      <text:p text:style-name="Standard">Omodero</text:p>
      <text:p text:style-name="Standard">esalis</text:p>
      <text:p text:style-name="Standard">Garnnde</text:p>
      <text:p text:style-name="Standard">Delle</text:p>
      <text:p text:style-name="Standard"/>
      <text:p text:style-name="Standard"/>
      <text:p text:style-name="Standard">=FRAN_0393_09084.tif=</text:p>
      <text:p text:style-name="Standard">&gt;&gt;&gt;&gt;&gt;&gt; date &lt;&lt;&lt;&lt;&lt;&lt;&lt;</text:p>
      <text:p text:style-name="Standard">no xxviia daceet lune potet feste qursbes Sacti Panla milie Polanus de Ponte neus resignaue viore ne hebate c</text:p>
      <text:p text:style-name="Standard">t. de Syeno. M. de Pyonra et R. de Ccto Marcelly</text:p>
      <text:p text:style-name="Standard">&gt;&gt;&gt;&gt;&gt;&gt; block &lt;&lt;&lt;&lt;&lt;&lt;&lt;</text:p>
      <text:p text:style-name="Standard">h Petiit de Gebict h reorgnescon</text:p>
      <text:p text:style-name="Standard">supposie doluntati capituloe et procisit decere s</text:p>
      <text:p text:style-name="Standard">duicelo in alii ne d emnd</text:p>
      <text:p text:style-name="Standard">pesent Gado Syeno. Glbe ch de P.</text:p>
      <text:p text:style-name="Standard">perx t</text:p>
      <text:p text:style-name="Standard">Margn con dlts fiac nisi infra pascha et hodie endiant </text:p>
      <text:p text:style-name="Standard">postmodum in domo omei nois Guillotis Proil de Medorcta asserens se fuisse</text:p>
      <text:p text:style-name="Standard">recogo se eiendasse d plunt ca</text:p>
      <text:p text:style-name="Standard">Item illa die magister Stephanus de Brencour et magister Andreais de Pistorio acceptaneu</text:p>
      <text:p text:style-name="Standard">diem in statu subsse pacis ad diem urnus post p in causa apillanins</text:p>
      <text:p text:style-name="Standard">Veneris ipsi acceptavernt die ine statu ad hodie et septimans</text:p>
      <text:p text:style-name="Standard">ipsa eveno solidie ue or dd conunuatum fuit puo in xv de</text:p>
      <text:p text:style-name="Standard">lano xxvi° die mhanrii dto fest beateri Broloi capitula ubus</text:p>
      <text:p text:style-name="Standard">diquestum domini. archidiaconi haberia sunt facta gracia Tolete de Montauban servici</text:p>
      <text:p text:style-name="Standard">domus Dei Por. quod recipatur et velet in serorem dicte doni epts alias quo capitulu</text:p>
      <text:p text:style-name="Standard"><text:soft-page-break/>fecerat gra et que hbe s hoc licters.</text:p>
      <text:p text:style-name="Standard">capitulum $e $$ magistro Herico Johanni de Cretis discint et capitulu</text:p>
      <text:p text:style-name="Standard">d signend</text:p>
      <text:p text:style-name="Standard">micterent ad videns deloberari bona defuncti</text:p>
      <text:p text:style-name="Standard">magistri Nicolai Meronart per magnum regia. Bundre q le nore</text:p>
      <text:p text:style-name="Standard">deromictebant de hoc et quod propesicus que habebut et eerebat innan regia</text:p>
      <text:p text:style-name="Standard">camquam en superieri et pro vacis illud qu vderet expedire</text:p>
      <text:p text:style-name="Standard">achi capitrli d Shuno. Vidio Beronas tp</text:p>
      <text:p text:style-name="Standard">quancemplacione audam</text:p>
      <text:p text:style-name="Standard">Mangnei quoo resignacoeum accepturus capitulum $et $st$ et de osentti magistri P.</text:p>
      <text:p text:style-name="Standard">.</text:p>
      <text:p text:style-name="Standard">&gt;&gt;&gt;&gt;&gt;&gt; liste &lt;&lt;&lt;&lt;&lt;&lt;&lt;</text:p>
      <text:p text:style-name="Standard">cano</text:p>
      <text:p text:style-name="Standard">antore</text:p>
      <text:p text:style-name="Standard">nccencore</text:p>
      <text:p text:style-name="Standard">Ccillario</text:p>
      <text:p text:style-name="Standard">cursi</text:p>
      <text:p text:style-name="Standard">H. de Crpadella</text:p>
      <text:p text:style-name="Standard">Baudi</text:p>
      <text:p text:style-name="Standard">de Villars</text:p>
      <text:p text:style-name="Standard">de Fagello</text:p>
      <text:p text:style-name="Standard">Decono</text:p>
      <text:p text:style-name="Standard">cllino</text:p>
      <text:p text:style-name="Standard">G. Piqueti</text:p>
      <text:p text:style-name="Standard">P. de Chambliaco</text:p>
      <text:p text:style-name="Standard">Gbone de Senonis</text:p>
      <text:p text:style-name="Standard">vlli</text:p>
      <text:p text:style-name="Standard">G. Varl</text:p>
      <text:p text:style-name="Standard">P. de Jrl</text:p>
      <text:p text:style-name="Standard">de Coreo</text:p>
      <text:p text:style-name="Standard">P. de Hiller</text:p>
      <text:p text:style-name="Standard">J. de Arpedella</text:p>
      <text:p text:style-name="Standard">Gaillardo de Bailhaco</text:p>
      <text:p text:style-name="Standard">castali e curno</text:p>
      <text:p text:style-name="Standard"/>
      <text:p text:style-name="Standard"/>
      <text:p text:style-name="Standard"><text:soft-page-break/>=FRAN_0393_09085.tif=</text:p>
      <text:p text:style-name="Standard">&gt;&gt;&gt;&gt;&gt;&gt; date &lt;&lt;&lt;&lt;&lt;&lt;&lt;</text:p>
      <text:p text:style-name="Standard">die une pout festum Pu veni comparatis pru nostro d</text:p>
      <text:p text:style-name="Standard">ano xxvi die veneris pter eccasis Pr capitulanneli</text:p>
      <text:p text:style-name="Standard">&gt;&gt;&gt;&gt;&gt;&gt; entrée &lt;&lt;&lt;&lt;&lt;&lt;&lt;</text:p>
      <text:p text:style-name="Standard">Gmodore</text:p>
      <text:p text:style-name="Standard">Larde de Gulhaco</text:p>
      <text:p text:style-name="Standard">&gt;&gt;&gt;&gt;&gt;&gt; block &lt;&lt;&lt;&lt;&lt;&lt;&lt;</text:p>
      <text:p text:style-name="Standard">dics et acceptutu ad lune protert Bralaneo ad reunded annace sunct pecitioni capituli v</text:p>
      <text:p text:style-name="Standard">t quod ipse redeat prebendat de roset usque ad summam xilb pro qualibet preben</text:p>
      <text:p text:style-name="Standard">Johannes de Relacio eliaus Marescallis qui euat cuc acutis misit et procurator pro</text:p>
      <text:p text:style-name="Standard">prine perius</text:p>
      <text:p text:style-name="Standard">infra diem mercuri pte remniscere / alionia veluit quod de die hedierna exec</text:p>
      <text:p text:style-name="Standard">confessus sunt fact de vedis et lodis et promisit sucere saensi</text:p>
      <text:p text:style-name="Standard">ipsi decimus et capitulum liberaverunt Thomam prioris a fidemussiore quam fetrat em</text:p>
      <text:p text:style-name="Standard">ipsos pro Johanne prieris nepete suo de Medinta</text:p>
      <text:p text:style-name="Standard">vnde ipse Johannes Pori se obligant erga ipsos prout prius soebligaverunt et d</text:p>
      <text:p text:style-name="Standard">ae fidesserium curereuem capitulo de aliqui homine exist in terra capituli / deC. lib</text:p>
      <text:p text:style-name="Standard">p blldio valorem omni bonorum debilium que habet et juisdicione capitulo et h</text:p>
      <text:p text:style-name="Standard">jurone presentibus palmierio de Manponeto / preposito de Spedora dominis regis</text:p>
      <text:p text:style-name="Standard">de Bardi et ecclesia Sancti Guan ancissi et Nicolao de Chaoursia in ecclesia Par. benesiii</text:p>
      <text:p text:style-name="Standard">preditris testibus etc. Et snet hoc exo Yue de curia debeo facere lictteras sub signo et sug</text:p>
      <text:p text:style-name="Standard">cue pr</text:p>
      <text:p text:style-name="Standard">o xv die sabbati ante satros cuves capitulantibus Snor cantore. Cancerlar ore Pioneti huc de Sornodoro Pd</text:p>
      <text:p text:style-name="Standard">lais Bon . de Arpadella G. Guecen Johannes de Aucassodoru clericus fuit primo detentus polo</text:p>
      <text:p text:style-name="Standard">uis recreditusr isquetid diem luvenisis deunt b redire in prisione firma b p libras etc. et Nicolaus</text:p>
      <text:p text:style-name="Standard">G Auchia reulamus sefeat de bec pledium et promisit ipsum reddere in prisione nostra sub sena et lib. par.</text:p>
      <text:p text:style-name="Standard">Symon Tohart de Succiato est receditus et sunt plegii reginalous ehent Adam baillehart d</text:p>
      <text:p text:style-name="Standard">&gt;&gt;&gt;&gt;&gt;&gt; liste &lt;&lt;&lt;&lt;&lt;&lt;&lt;</text:p>
      <text:p text:style-name="Standard">de Mtr Padella</text:p>
      <text:p text:style-name="Standard">de Bailardo</text:p>
      <text:p text:style-name="Standard">N. Berandi</text:p>
      <text:p text:style-name="Standard">de Vullaris</text:p>
      <text:p text:style-name="Standard">laro</text:p>
      <text:p text:style-name="Standard"><text:soft-page-break/>de Villans</text:p>
      <text:p text:style-name="Standard">Bed</text:p>
      <text:p text:style-name="Standard">de a Padella</text:p>
      <text:p text:style-name="Standard"/>
      <text:p text:style-name="Standard"/>
      <text:p text:style-name="Standard">=FRAN_0393_09086.tif=</text:p>
      <text:p text:style-name="Standard">&gt;&gt;&gt;&gt;&gt;&gt; date &lt;&lt;&lt;&lt;&lt;&lt;&lt;</text:p>
      <text:p text:style-name="Standard">anno xxvi° die veneris ptetr festum beati Gregorii capitulanaibus</text:p>
      <text:p text:style-name="Standard">anno xxvia die lune pct ctuli mei Capitulannel</text:p>
      <text:p text:style-name="Standard">&gt;&gt;&gt;&gt;&gt;&gt; block &lt;&lt;&lt;&lt;&lt;&lt;&lt;</text:p>
      <text:p text:style-name="Standard">magister . G. de Narhonna accept prebendam Par.</text:p>
      <text:p text:style-name="Standard">Philippi conversi quondam suumar et collata sut ed magistrum Frau</text:p>
      <text:p text:style-name="Standard">de montofulconuu executorem suum et feait pitm</text:p>
      <text:p text:style-name="Standard">P. de Sagelo pro Casallis x fut de nccer</text:p>
      <text:p text:style-name="Standard">presente dux minaceu e lpiscopia a officialis archidiaconi par.ieni Mannele Vuldogie</text:p>
      <text:p text:style-name="Standard">denis de Roussiaco st recrusus in venecucis xxt et dignta si defecere in solutone iiii lb.</text:p>
      <text:p text:style-name="Standard">dagso Petero de Turco de dici qua cantatur oclime</text:p>
      <text:p text:style-name="Standard">don claustralis priendum magistri Philippi qounversi est pessa aye Hayo</text:p>
      <text:p text:style-name="Standard">absque amplicu licitacione et ex causa pro iiiC lb. par. jux tonorem statut</text:p>
      <text:p text:style-name="Standard">hoc addico et ex causa quod si ipse Hi marum domam per vend vel alias continge</text:p>
      <text:p text:style-name="Standard">el appareret ipsium sed hno non posseterie vaum dicte don et</text:p>
      <text:p text:style-name="Standard">volunt convertetur per nos excunt in emptis refictus perpetui adrrores ac</text:p>
      <text:p text:style-name="Standard">ad opius unius misse de Sancto Spiritu pro ipse quamcure mpigano quolibet dc</text:p>
      <text:p text:style-name="Standard">celebris et ad opus annudaum eidem proter ei decessum / Et si ho nolurt hae</text:p>
      <text:p text:style-name="Standard">dimid partum dicti precii et alia nobis remanebint</text:p>
      <text:p text:style-name="Standard">lie</text:p>
      <text:p text:style-name="Standard">pecus de $Ruff $es exd solvere magistro G. de Gienio quolibet</text:p>
      <text:p text:style-name="Standard">et incipiet prima solucio mntur post Pascha diligm</text:p>
      <text:p text:style-name="Standard">&gt;&gt;&gt;&gt;&gt;&gt; liste &lt;&lt;&lt;&lt;&lt;&lt;&lt;</text:p>
      <text:p text:style-name="Standard">. Decano</text:p>
      <text:p text:style-name="Standard">. Cantrre</text:p>
      <text:p text:style-name="Standard">G. archidiacono majore</text:p>
      <text:p text:style-name="Standard">G. Archidiacono</text:p>
      <text:p text:style-name="Standard">Succentore</text:p>
      <text:p text:style-name="Standard">G. Piqueti</text:p>
      <text:p text:style-name="Standard">P. Casalis</text:p>
      <text:p text:style-name="Standard"><text:soft-page-break/>G. de Cornodoro</text:p>
      <text:p text:style-name="Standard">ch. de Heriaone</text:p>
      <text:p text:style-name="Standard">P. de Chambliaco</text:p>
      <text:p text:style-name="Standard">M. Malcondune</text:p>
      <text:p text:style-name="Standard">J. de Arpadella</text:p>
      <text:p text:style-name="Standard">P. de Villars</text:p>
      <text:p text:style-name="Standard">P. de Sayello</text:p>
      <text:p text:style-name="Standard">G. Bertrundi</text:p>
      <text:p text:style-name="Standard">G. de Laudi</text:p>
      <text:p text:style-name="Standard">G. Guete</text:p>
      <text:p text:style-name="Standard">Baillardo de Gaill</text:p>
      <text:p text:style-name="Standard">ecane</text:p>
      <text:p text:style-name="Standard">H. eici</text:p>
      <text:p text:style-name="Standard">Carillarie</text:p>
      <text:p text:style-name="Standard">S. Piqueti</text:p>
      <text:p text:style-name="Standard">P. Casalis</text:p>
      <text:p text:style-name="Standard">H. de Cornodoro</text:p>
      <text:p text:style-name="Standard">P. de Chambliaco</text:p>
      <text:p text:style-name="Standard">P. de Suy</text:p>
      <text:p text:style-name="Standard">G. de Villarnis</text:p>
      <text:p text:style-name="Standard">G. Vetrundi</text:p>
      <text:p text:style-name="Standard">J. de Arpadella</text:p>
      <text:p text:style-name="Standard">e</text:p>
      <text:p text:style-name="Standard">est exertent recuns cati mercuriis post eclesi inti</text:p>
      <text:p text:style-name="Standard"/>
      <text:p text:style-name="Standard"/>
      <text:p text:style-name="Standard">=FRAN_0393_09087.tif=</text:p>
      <text:p text:style-name="Standard">&gt;&gt;&gt;&gt;&gt;&gt; date &lt;&lt;&lt;&lt;&lt;&lt;&lt;</text:p>
      <text:p text:style-name="Standard">die jovis pc fesum anenaau dece capistlane habin capitulo par</text:p>
      <text:p text:style-name="Standard">sunt issem justunet dies pecs ad pericens et hoc etc.</text:p>
      <text:p text:style-name="Standard">&gt;&gt;&gt;&gt;&gt;&gt; block &lt;&lt;&lt;&lt;&lt;&lt;&lt;</text:p>
      <text:p text:style-name="Standard">d</text:p>
      <text:p text:style-name="Standard">apostolice presentarunm qnam linem clausitus apostolica et aliam apertum</text:p>
      <text:p text:style-name="Standard">aibs lece dicte norii secessert se a capitulo et ipsum rtredreversis resndit dec </text:p>
      <text:p text:style-name="Standard">lodus ac rbisdon etc.</text:p>
      <text:p text:style-name="Standard">presentm . G. de Gyeme Mtrole R. de Losarra cha de Fontee </text:p>
      <text:p text:style-name="Standard"><text:soft-page-break/>. xxvi° die veneris protet festum annunciaciones dominioe capitulannobus</text:p>
      <text:p text:style-name="Standard">Recepco canonicui</text:p>
      <text:p text:style-name="Standard">Robrens de Cra Riginaco due habebut grinm de prebenda et eclesia par.$ aneca pape. Clamen</text:p>
      <text:p text:style-name="Standard">publicat processe sum sne accoptacione et collacione sibi factu de prebedit que vecant per</text:p>
      <text:p text:style-name="Standard">magistri Petri de Marrigniaco quadam Canonici de Sucbentors pr</text:p>
      <text:p text:style-name="Standard">receptus suit per capitulum salvo jureouelabet et juravt et fut instullet</text:p>
      <text:p text:style-name="Standard">agister Rado parrd caiiito Autisiseris magistro Petro de Sancto Martino Canilco Beli</text:p>
      <text:p text:style-name="Standard">go videritit pi</text:p>
      <text:p text:style-name="Standard">G. de Gyeno B. de Montius . R. de Losarra Baldoyre testilu etc</text:p>
      <text:p text:style-name="Standard">N. du Bbuaribus</text:p>
      <text:p text:style-name="Standard">Item ipse dedit ilegios de restienendis fructibus percepos et perrepiend</text:p>
      <text:p text:style-name="Standard">ab ipso et eciam reddendm capitulo integre i</text:p>
      <text:p text:style-name="Standard">consureardinem suam</text:p>
      <text:p text:style-name="Standard">nomina plegarum qui ad hac sgaverint et quamlicet insolibus etc.</text:p>
      <text:p text:style-name="Standard">dominus Johannes de Marrignnaco episcopo Belvacen fuit dicti Robera</text:p>
      <text:p text:style-name="Standard">magistri Petrus de Villars Catri Par..</text:p>
      <text:p text:style-name="Standard">sint gracia Sancto domini Gailhardo de Gailhaco $d ad ipsis supplicacionee snt fructibus prebende sue do</text:p>
      <text:p text:style-name="Standard">capitulo ita gi dibbut here capitulum. Llbrum et residuum erit dicti</text:p>
      <text:p text:style-name="Standard">&gt;&gt;&gt;&gt;&gt;&gt; liste &lt;&lt;&lt;&lt;&lt;&lt;&lt;</text:p>
      <text:p text:style-name="Standard">ie Cadeblario</text:p>
      <text:p text:style-name="Standard">centore</text:p>
      <text:p text:style-name="Standard">Dom</text:p>
      <text:p text:style-name="Standard">arpoder</text:p>
      <text:p text:style-name="Standard">de Gomardo</text:p>
      <text:p text:style-name="Standard">D J Auilhaco</text:p>
      <text:p text:style-name="Standard">uy</text:p>
      <text:p text:style-name="Standard">x</text:p>
      <text:p text:style-name="Standard">Cliri</text:p>
      <text:p text:style-name="Standard">cicere</text:p>
      <text:p text:style-name="Standard">d</text:p>
      <text:p text:style-name="Standard">Chabliac</text:p>
      <text:p text:style-name="Standard">Fhe</text:p>
      <text:p text:style-name="Standard">Gall</text:p>
      <text:p text:style-name="Standard">Eevecoro</text:p>
      <text:p text:style-name="Standard">e</text:p>
      <text:p text:style-name="Standard"><text:soft-page-break/>Ldiuc</text:p>
      <text:p text:style-name="Standard">isti debent percipere</text:p>
      <text:p text:style-name="Standard">H.gaco</text:p>
      <text:p text:style-name="Standard">paciones de se</text:p>
      <text:p text:style-name="Standard">Pajoria de</text:p>
      <text:p text:style-name="Standard">ccar</text:p>
      <text:p text:style-name="Standard">Bolucol</text:p>
      <text:p text:style-name="Standard">udi.</text:p>
      <text:p text:style-name="Standard"/>
      <text:p text:style-name="Standard"/>
      <text:p text:style-name="Standard">=FRAN_0393_09094.tif=</text:p>
      <text:p text:style-name="Standard">&gt;&gt;&gt;&gt;&gt;&gt; date &lt;&lt;&lt;&lt;&lt;&lt;&lt;</text:p>
      <text:p text:style-name="Standard">donuement bor na die jours assus ad rended mrois popre Vadelie die jouis acte trones plisis aus v</text:p>
      <text:p text:style-name="Standard">2</text:p>
      <text:p text:style-name="Standard">quntenm ipsa duie veneris in capitulo Par. capitulone bu</text:p>
      <text:p text:style-name="Standard">&gt;&gt;&gt;&gt;&gt;&gt; block &lt;&lt;&lt;&lt;&lt;&lt;&lt;</text:p>
      <text:p text:style-name="Standard">anno xxvi° die veneris ate Banesyalis R. de Marrignnaco u Cales c constantus</text:p>
      <text:p text:style-name="Standard">Succentoie et Petru de Villanus canonici Par. et Galdein de d Marcello e</text:p>
      <text:p text:style-name="Standard">Blede e acri dominis Roge de Bardi et achal e DArenciaco presbyteris etc.</text:p>
      <text:p text:style-name="Standard">3</text:p>
      <text:p text:style-name="Standard">piscopus si navecione sive et capitulo</text:p>
      <text:p text:style-name="Standard">absolvit</text:p>
      <text:p text:style-name="Standard">excucianio decanum et Casa parisien a sontentis se quos proculrit et</text:p>
      <text:p text:style-name="Standard">P. Archeri Vices greris sunis sncti privilegis universitus cas</text:p>
      <text:p text:style-name="Standard">Paris.n cncessus et dictas senutencas $e nullas roputave et qui</text:p>
      <text:p text:style-name="Standard">faciendum commisit vices suis domino cantori</text:p>
      <text:p text:style-name="Standard">de Plarencia et Reginaldo de losura $p</text:p>
      <text:p text:style-name="Standard">. Baldeyn</text:p>
      <text:p text:style-name="Standard">de inquestu faeta que momaleus deei que fue lecc</text:p>
      <text:p text:style-name="Standard">Petrus Loisel consoont publics redditerom ergi</text:p>
      <text:p text:style-name="Standard">chque de Noraru oq ascer Johni</text:p>
      <text:p text:style-name="Standard">Peorus Bourgeis.</text:p>
      <text:p text:style-name="Standard">fuemunst restiona et clunisio et prostitum quod ili cone</text:p>
      <text:p text:style-name="Standard">&gt;&gt;&gt;&gt;&gt;&gt; liste &lt;&lt;&lt;&lt;&lt;&lt;&lt;</text:p>
      <text:p text:style-name="Standard">apostolantibus</text:p>
      <text:p text:style-name="Standard">cantore</text:p>
      <text:p text:style-name="Standard"><text:soft-page-break/>mo</text:p>
      <text:p text:style-name="Standard">Scellaro</text:p>
      <text:p text:style-name="Standard">Decono</text:p>
      <text:p text:style-name="Standard">a</text:p>
      <text:p text:style-name="Standard">llari</text:p>
      <text:p text:style-name="Standard">Succentore</text:p>
      <text:p text:style-name="Standard">G. del</text:p>
      <text:p text:style-name="Standard">G. Pint</text:p>
      <text:p text:style-name="Standard">de</text:p>
      <text:p text:style-name="Standard">P. de Fuhello</text:p>
      <text:p text:style-name="Standard">de Cpdell</text:p>
      <text:p text:style-name="Standard">v</text:p>
      <text:p text:style-name="Standard">GLade de Balhano Cadilli</text:p>
      <text:p text:style-name="Standard">Johannes de Someniaco</text:p>
      <text:p text:style-name="Standard"/>
      <text:p text:style-name="Standard"/>
      <text:p text:style-name="Standard">=FRAN_0393_09095.tif=</text:p>
      <text:p text:style-name="Standard">&gt;&gt;&gt;&gt;&gt;&gt; date &lt;&lt;&lt;&lt;&lt;&lt;&lt;</text:p>
      <text:p text:style-name="Standard">i xxvii° die mercrii pototo quarcedot capitulana</text:p>
      <text:p text:style-name="Standard">se magistro . R. de Viardi R de Josarra et Sat de Concefime</text:p>
      <text:p text:style-name="Standard">&gt;&gt;&gt;&gt;&gt;&gt; block &lt;&lt;&lt;&lt;&lt;&lt;&lt;</text:p>
      <text:p text:style-name="Standard">a dominos. episcopo et capitulo Par. etc.</text:p>
      <text:p text:style-name="Standard">presente Marnele de Plana R. de Lasarri Baldeto et</text:p>
      <text:p text:style-name="Standard">procuratoris magistri. P. de Viro insumavie appellanatm perit apostolos etc.</text:p>
      <text:p text:style-name="Standard">decs et capitulum Bandemeon sic communam</text:p>
      <text:p text:style-name="Standard">&gt;&gt;&gt;&gt;&gt;&gt; liste &lt;&lt;&lt;&lt;&lt;&lt;&lt;</text:p>
      <text:p text:style-name="Standard">di lune pot quidi</text:p>
      <text:p text:style-name="Standard">capitulo Par.n</text:p>
      <text:p text:style-name="Standard">nui prpates d</text:p>
      <text:p text:style-name="Standard">de Valaris</text:p>
      <text:p text:style-name="Standard">Bertrandi</text:p>
      <text:p text:style-name="Standard">Ponre</text:p>
      <text:p text:style-name="Standard"/>
      <text:p text:style-name="Standard"/>
      <text:p text:style-name="Standard">=FRAN_0393_09096.tif=</text:p>
      <text:p text:style-name="Standard">&gt;&gt;&gt;&gt;&gt;&gt; date &lt;&lt;&lt;&lt;&lt;&lt;&lt;</text:p>
      <text:p text:style-name="Standard"><text:soft-page-break/>no xxvii° die lune pe ointate capitulanari</text:p>
      <text:p text:style-name="Standard">omoute Cuium de Dyerro emendant ad volumntucem apostuli de Sact quod arone de $cpi</text:p>
      <text:p text:style-name="Standard">anno xxvii° die mercurii pot cantude capitulantibus</text:p>
      <text:p text:style-name="Standard">&gt;&gt;&gt;&gt;&gt;&gt; block &lt;&lt;&lt;&lt;&lt;&lt;&lt;</text:p>
      <text:p text:style-name="Standard">su magister Alanni de Ponai cm</text:p>
      <text:p text:style-name="Standard">oa et plegios et ipsis exabant dicedosic </text:p>
      <text:p text:style-name="Standard">de spetern</text:p>
      <text:p text:style-name="Standard">reetor et Gulans et a</text:p>
      <text:p text:style-name="Standard">scolaris emendavt Perreoto Grenno / et in omib se velinitati capituli supposi</text:p>
      <text:p text:style-name="Standard">uranie corere ordinacionem capituli Et capitulum iexat sibi pro</text:p>
      <text:p text:style-name="Standard">Cll</text:p>
      <text:p text:style-name="Standard">ppbenoc peters su</text:p>
      <text:p text:style-name="Standard">ipse nec m scrm oranium et paregirecione et facta fide eis quod ipse fecerit det</text:p>
      <text:p text:style-name="Standard">emendam ad quam tenebatur ludibi ad Galbarium de ple becem en</text:p>
      <text:p text:style-name="Standard">penitencia / ad vecter nomine universitutis gracam et fumorebileaco</text:p>
      <text:p text:style-name="Standard">coiam id scola causa prociose recepit $e present dicto recro o</text:p>
      <text:p text:style-name="Standard">de dacia quo recture magistro Alano de Propepodes dctu eofi a</text:p>
      <text:p text:style-name="Standard">present ad hoc magistra P. Baldoymor de Sancto Marcelle. G. de S</text:p>
      <text:p text:style-name="Standard">R. de Loson</text:p>
      <text:p text:style-name="Standard">e Mehame et me P. de Len</text:p>
      <text:p text:style-name="Standard">dies domini cacellarii datr que propic de pocissorus et qut Thomam Anglie</text:p>
      <text:p text:style-name="Standard">Villanova / ad quodemum instrque act cum julia e pon</text:p>
      <text:p text:style-name="Standard">qrementi et Thoma pro de / ac billei edelera</text:p>
      <text:p text:style-name="Standard">&gt;&gt;&gt;&gt;&gt;&gt; liste &lt;&lt;&lt;&lt;&lt;&lt;&lt;</text:p>
      <text:p text:style-name="Standard">decome</text:p>
      <text:p text:style-name="Standard">2</text:p>
      <text:p text:style-name="Standard">arp d</text:p>
      <text:p text:style-name="Standard">1</text:p>
      <text:p text:style-name="Standard">3</text:p>
      <text:p text:style-name="Standard">prese T. Viardi</text:p>
      <text:p text:style-name="Standard">J. de Vyere</text:p>
      <text:p text:style-name="Standard">R. de Losanri</text:p>
      <text:p text:style-name="Standard">Bardeoio</text:p>
      <text:p text:style-name="Standard">Cverariolaico</text:p>
      <text:p text:style-name="Standard">eca</text:p>
      <text:p text:style-name="Standard">ellicic</text:p>
      <text:p text:style-name="Standard"><text:soft-page-break/>Penitenciario</text:p>
      <text:p text:style-name="Standard">G. de Laudri</text:p>
      <text:p text:style-name="Standard">J. de Coro</text:p>
      <text:p text:style-name="Standard">G. Piquet</text:p>
      <text:p text:style-name="Standard">J. de Mpadella</text:p>
      <text:p text:style-name="Standard"/>
      <text:p text:style-name="Standard"/>
      <text:p text:style-name="Standard">=FRAN_0393_09097.tif=</text:p>
      <text:p text:style-name="Standard">&gt;&gt;&gt;&gt;&gt;&gt; date &lt;&lt;&lt;&lt;&lt;&lt;&lt;</text:p>
      <text:p text:style-name="Standard">boni defaicts</text:p>
      <text:p text:style-name="Standard">Jo. xxvii° die veneris pesr porchi Yvo dies Angliais Brico sunt recrediturs usque ad em</text:p>
      <text:p text:style-name="Standard">&gt;&gt;&gt;&gt;&gt;&gt; entrée &lt;&lt;&lt;&lt;&lt;&lt;&lt;</text:p>
      <text:p text:style-name="Standard">de Mpaselli</text:p>
      <text:p text:style-name="Standard">Br</text:p>
      <text:p text:style-name="Standard">&gt;&gt;&gt;&gt;&gt;&gt; block &lt;&lt;&lt;&lt;&lt;&lt;&lt;</text:p>
      <text:p text:style-name="Standard">ecclesia suession exists et chisno et domo cagtr de</text:p>
      <text:p text:style-name="Standard">arrestata et desigillata et deliberarent degratoribus re et annovit ca</text:p>
      <text:p text:style-name="Standard">suam de dictis bonis et deputaro magistro H. de Ponierdo et G. Beraudi ad vnderett dec</text:p>
      <text:p text:style-name="Standard">qu accesserie pot prandium ad donum magistri Guillelmi de Gyoro ulu erat alia pre</text:p>
      <text:p text:style-name="Standard">et insperco mentario facto alias de ipsis bonis per Thomam de Sancto Mdice et Johan de</text:p>
      <text:p text:style-name="Standard">publhicnes notari / menta fuerus in ipsa de no omnia illa brna que ibud fuerant de</text:p>
      <text:p text:style-name="Standard">cenorem dicti d entarii excepto lie psalterie sub poro vei lla quod suam terdici</text:p>
      <text:p text:style-name="Standard">d. G. Hospici defunctis pro hoc quod debebatur eidem et excepto quoada luenario quod f</text:p>
      <text:p text:style-name="Standard">de qui forverat ibi et exceptis quibus dit aphlis dn fuerant oblietatis proL. l</text:p>
      <text:p text:style-name="Standard">redempci et pecunia eus ibi et excepts caliabi eccleie suessie obligacin pro. xx.</text:p>
      <text:p text:style-name="Standard">ad maciam restitutm de mandaco capituli Par. capitulo viessus. Item e thestaure.</text:p>
      <text:p text:style-name="Standard">fuerunt ea quc iba fuerunt de peda omni et iigula / exorpos ducento librs cui</text:p>
      <text:p text:style-name="Standard">capitulo siessious per capitulum Paris.e pro legaco es facto et pro debite quod eis debebatu e</text:p>
      <text:p text:style-name="Standard">dem ebmissurum de mond capituli Par tndideart ipuss exequts dictum lona de</text:p>
      <text:p text:style-name="Standard">p contentcr. P. de Lenrenc</text:p>
      <text:p text:style-name="Standard">et Syione de doo Parig</text:p>
      <text:p text:style-name="Standard">coparia etcc</text:p>
      <text:p text:style-name="Standard">Gue</text:p>
      <text:p text:style-name="Standard">pesents Johanne Machefer P. de Vrei</text:p>
      <text:p text:style-name="Standard">voii die lune ar festum Asceciorm capitulantibus</text:p>
      <text:p text:style-name="Standard">G. de Naubonna</text:p>
      <text:p text:style-name="Standard"><text:soft-page-break/>penitenciarius thonvit capellanum Sancti Remgri it recum pus ut infra a</text:p>
      <text:p text:style-name="Standard">extra manum / septem librus Par. vel cate redds et quis detet apud Yiviacum et seode</text:p>
      <text:p text:style-name="Standard">ne et reisune dominos decanum et capitulo G. fier fuere cno</text:p>
      <text:p text:style-name="Standard">Mat quam monce acceptaverunt dict domini deeeret Gquil et cpel</text:p>
      <text:p text:style-name="Standard">vol o quod cise fra dictum termonum possit fieri fides de admorai</text:p>
      <text:p text:style-name="Standard">pro is penitenciariis possit lecite die grdit et de coyleture</text:p>
      <text:p text:style-name="Standard">carae et capitulum ac capellarium hoc decaterunt dicto Gacillario et e</text:p>
      <text:p text:style-name="Standard">nd d capellanm servorent et dempnes e ipse</text:p>
      <text:p text:style-name="Standard">magistri Petri de Mynas e pro recdione psi sedi ipsum Cari</text:p>
      <text:p text:style-name="Standard">vel cod stde su p</text:p>
      <text:p text:style-name="Standard">Gullelmo B</text:p>
      <text:p text:style-name="Standard">ad hoc magistro Perr Offici</text:p>
      <text:p text:style-name="Standard">dinan Par. dt clerco vossie Eurmolai et ilibus ilis t</text:p>
      <text:p text:style-name="Standard">Ee Hodie Gaveranus vgaor dicte Slerescion et capituli famu</text:p>
      <text:p text:style-name="Standard">olid quem incarcera eane / cocra de prligis c</text:p>
      <text:p text:style-name="Standard">d jrdiconem suam de sel</text:p>
      <text:p text:style-name="Standard">et est plegiis de Rcadducendo num ad die venrejistas ad magister Alai ad</text:p>
      <text:p text:style-name="Standard">&gt;&gt;&gt;&gt;&gt;&gt; liste &lt;&lt;&lt;&lt;&lt;&lt;&lt;</text:p>
      <text:p text:style-name="Standard">de Pomiar</text:p>
      <text:p text:style-name="Standard">dFary</text:p>
      <text:p text:style-name="Standard">Archidiacono Manre</text:p>
      <text:p text:style-name="Standard">iellario</text:p>
      <text:p text:style-name="Standard">e venciario</text:p>
      <text:p text:style-name="Standard">J. quet</text:p>
      <text:p text:style-name="Standard">de Mrpadella</text:p>
      <text:p text:style-name="Standard">Sogello</text:p>
      <text:p text:style-name="Standard"/>
      <text:p text:style-name="Standard"/>
      <text:p text:style-name="Standard">=FRAN_0393_09098.tif=</text:p>
      <text:p text:style-name="Standard">&gt;&gt;&gt;&gt;&gt;&gt; date &lt;&lt;&lt;&lt;&lt;&lt;&lt;</text:p>
      <text:p text:style-name="Standard">xxviii die mercii die lienedictionis ludici capitulantibus</text:p>
      <text:p text:style-name="Standard">nno xxiii die veneris post fistum Sancti Sucriti altarum hora vesperrs capitulantibus</text:p>
      <text:p text:style-name="Standard">&gt;&gt;&gt;&gt;&gt;&gt; block &lt;&lt;&lt;&lt;&lt;&lt;&lt;</text:p>
      <text:p text:style-name="Standard">visa cusea ipsi recredidorunt et claustium et ecclesia hamorem le Condeur clericum decentum</text:p>
      <text:p text:style-name="Standard">pro suspicione homnadi et personum noveice sue qui $juae$ promisit per juris et sub per</text:p>
      <text:p text:style-name="Standard">lunicionis et sub pena essede quactum de $fancto$ scune juri corum capitulo et conere</text:p>
      <text:p text:style-name="Standard"><text:soft-page-break/>per claustrem et ecclesia quousque sunam suunt laca vel pro ipso vl que ipsium</text:p>
      <text:p text:style-name="Standard">Macri Marnele de Placencia R. de Losaria et Cuverme laico</text:p>
      <text:p text:style-name="Standard">sseco Lorias</text:p>
      <text:p text:style-name="Standard">Incellecto facto domini Gullemim Pudeci Guncura sinati Doani</text:p>
      <text:p text:style-name="Standard">in curia domana dicebat in sua cusiam si habere age considerat</text:p>
      <text:p text:style-name="Standard">et pervisaciam dedimus adem licioniam eundem ad dictoam duriam et efseadum</text:p>
      <text:p text:style-name="Standard">quod redeat pratiruis commede possit presentum Manuele et R. de Lesarro</text:p>
      <text:p text:style-name="Standard">Item incelleto facto Rynon de Corberosi de hoc quod Annotus Marchaar</text:p>
      <text:p text:style-name="Standard">Charsas prisionanus sipud Corbonosam sugunt promunciamus dicitum m</text:p>
      <text:p text:style-name="Standard">i Einn ecem nde ipsis quitamius de c piises pss</text:p>
      <text:p text:style-name="Standard">&gt;&gt;&gt;&gt;&gt;&gt; liste &lt;&lt;&lt;&lt;&lt;&lt;&lt;</text:p>
      <text:p text:style-name="Standard">Cornedoro</text:p>
      <text:p text:style-name="Standard">de Ponardo</text:p>
      <text:p text:style-name="Standard">padella</text:p>
      <text:p text:style-name="Standard">prand</text:p>
      <text:p text:style-name="Standard">Fagello</text:p>
      <text:p text:style-name="Standard">entore</text:p>
      <text:p text:style-name="Standard">o Casallis</text:p>
      <text:p text:style-name="Standard">Jo. de Faiello.</text:p>
      <text:p text:style-name="Standard">Anio Biardi</text:p>
      <text:p text:style-name="Standard">de Nry dilla</text:p>
      <text:p text:style-name="Standard">gone de Poniardo</text:p>
      <text:p text:style-name="Standard"/>
      <text:p text:style-name="Standard"/>
      <text:p text:style-name="Standard">=FRAN_0393_09099.tif=</text:p>
      <text:p text:style-name="Standard">&gt;&gt;&gt;&gt;&gt;&gt; date &lt;&lt;&lt;&lt;&lt;&lt;&lt;</text:p>
      <text:p text:style-name="Standard">xxv. . die bonis $p$ cum festum ciatum beati Johannis Bapiste Capitulantibus</text:p>
      <text:p text:style-name="Standard">no xxvii° viedinca au fest nunc beati Johannis Baptiste capitulantibibus</text:p>
      <text:p text:style-name="Standard">anno xxvii° die crastina festi Natvitati beati Phoilippis Baptiste et capitulo generali capelnie</text:p>
      <text:p text:style-name="Standard">&gt;&gt;&gt;&gt;&gt;&gt; block &lt;&lt;&lt;&lt;&lt;&lt;&lt;</text:p>
      <text:p text:style-name="Standard">Michael germe conserisit quod causa ite ipsuum et</text:p>
      <text:p text:style-name="Standard">Aaudias de errac et c</text:p>
      <text:p text:style-name="Standard">Parisius</text:p>
      <text:p text:style-name="Standard">$$ magister Davidus scetus Recter universis Parisiensi accessis</text:p>
      <text:p text:style-name="Standard">ad capitulum cum pluribus bedellis et cum magistro Dyonisio de Orei</text:p>
      <text:p text:style-name="Standard">su augustinorum dactore in Cherlegia magistris Oliverio di</text:p>
      <text:p text:style-name="Standard"><text:soft-page-break/>dominu et Guidomaro e Hurno Jo Cordeles et pluribus alii</text:p>
      <text:p text:style-name="Standard">magistris et dixunt pro universitas mirabaoir de hoc quod decanus et cailim s</text:p>
      <text:p text:style-name="Standard">ct cort magstrum</text:p>
      <text:p text:style-name="Standard">de Champs clericum scolaorium</text:p>
      <text:p text:style-name="Standard">vacalinum in chpolagia et eecomitau et requisiviunt capitulum in $tr de hoc velliis</text:p>
      <text:p text:style-name="Standard">Sancti nostne hoc esset noure vel quod placet eis informare universitatio de priviledi</text:p>
      <text:p text:style-name="Standard">si que super hoc hibebant et c. Quibus dudit capitulum quod ipsi habut omn</text:p>
      <text:p text:style-name="Standard">jrdicionem oimodem specilli et tample in eorum clausao Pariensim et in d</text:p>
      <text:p text:style-name="Standard">ibid sine suis liia sint laici</text:p>
      <text:p text:style-name="Standard">de Marriguerco</text:p>
      <text:p text:style-name="Standard">Ge Chierrici Johanne de Gabaudia . P. de Leuenies et Yvore de cura publics nec Palde</text:p>
      <text:p text:style-name="Standard">llo curie laico domino Reguldo de Losarra Roberte Chane Clary duelies</text:p>
      <text:p text:style-name="Standard">&gt;&gt;&gt;&gt;&gt;&gt; liste &lt;&lt;&lt;&lt;&lt;&lt;&lt;</text:p>
      <text:p text:style-name="Standard">ccano</text:p>
      <text:p text:style-name="Standard">ccencoe</text:p>
      <text:p text:style-name="Standard">Succentore</text:p>
      <text:p text:style-name="Standard">Pencencario</text:p>
      <text:p text:style-name="Standard">P. Casalis</text:p>
      <text:p text:style-name="Standard">G. de Laudi</text:p>
      <text:p text:style-name="Standard">H. de Touodoro</text:p>
      <text:p text:style-name="Standard">de Arpadella</text:p>
      <text:p text:style-name="Standard">.</text:p>
      <text:p text:style-name="Standard">P. de Villamis</text:p>
      <text:p text:style-name="Standard">Decano</text:p>
      <text:p text:style-name="Standard">ecs re</text:p>
      <text:p text:style-name="Standard">H. de Ponardo</text:p>
      <text:p text:style-name="Standard">G. Suecentore</text:p>
      <text:p text:style-name="Standard">D. de Arpadella</text:p>
      <text:p text:style-name="Standard">de cllario</text:p>
      <text:p text:style-name="Standard">G. Bertrandi</text:p>
      <text:p text:style-name="Standard">L. de Comodri</text:p>
      <text:p text:style-name="Standard">P. Salo</text:p>
      <text:p text:style-name="Standard">P. de Foyello</text:p>
      <text:p text:style-name="Standard">P. N. Condeco</text:p>
      <text:p text:style-name="Standard">G. de Cardilhaco</text:p>
      <text:p text:style-name="Standard">Ro. iquet</text:p>
      <text:p text:style-name="Standard"><text:soft-page-break/>R. de Marrigniaco</text:p>
      <text:p text:style-name="Standard">B. deland</text:p>
      <text:p text:style-name="Standard">Senonis</text:p>
      <text:p text:style-name="Standard">Habilinon</text:p>
      <text:p text:style-name="Standard"/>
      <text:p text:style-name="Standard"/>
      <text:p text:style-name="Standard">=FRAN_0393_09100.tif=</text:p>
      <text:p text:style-name="Standard">&gt;&gt;&gt;&gt;&gt;&gt; block &lt;&lt;&lt;&lt;&lt;&lt;&lt;</text:p>
      <text:p text:style-name="Standard">preste magistro Petru de Erstaneco.</text:p>
      <text:p text:style-name="Standard">G. de Montibus</text:p>
      <text:p text:style-name="Standard">Manuele de Plarendia</text:p>
      <text:p text:style-name="Standard">G. de Gyerno.</text:p>
      <text:p text:style-name="Standard">magister Johannes de Achiis Recter adpresens Vinlsis ofservit quod</text:p>
      <text:p text:style-name="Standard">ex parte universitatis ad audiendum repversionem capituli sanct $ eo quod furit supplicatum</text:p>
      <text:p text:style-name="Standard">se persedere a processu nt haaco contra riagium</text:p>
      <text:p text:style-name="Standard">borem Par. vel quod minstrerentur eis privilegis capituli uncuto quorum incedel</text:p>
      <text:p text:style-name="Standard">commis clerico scto</text:p>
      <text:p text:style-name="Standard">procodere / et reosive ut hoc fionet / cui capituli resundit</text:p>
      <text:p text:style-name="Standard">ano xxvii° die lune ptsto mucuri estinalis Capitulanneia</text:p>
      <text:p text:style-name="Standard">magister Vivicennis Le Creveille / fut receptus ad vib</text:p>
      <text:p text:style-name="Standard">Recepto Canonici</text:p>
      <text:p text:style-name="Standard">sut magistri H. de Brixi</text:p>
      <text:p text:style-name="Standard">pise magistre R. Viardi</text:p>
      <text:p text:style-name="Standard">Egidio de Senenis</text:p>
      <text:p text:style-name="Standard">G. de Gyeno.</text:p>
      <text:p text:style-name="Standard">G. de Orondibus</text:p>
      <text:p text:style-name="Standard">R. de Losarra</text:p>
      <text:p text:style-name="Standard">&gt;&gt;&gt;&gt;&gt;&gt; liste &lt;&lt;&lt;&lt;&lt;&lt;&lt;</text:p>
      <text:p text:style-name="Standard">Decano.</text:p>
      <text:p text:style-name="Standard">. Cantore</text:p>
      <text:p text:style-name="Standard">Cancellario</text:p>
      <text:p text:style-name="Standard">G. Piqueti</text:p>
      <text:p text:style-name="Standard">H. de Comodoro</text:p>
      <text:p text:style-name="Standard">Johanne de Arpadella</text:p>
      <text:p text:style-name="Standard">H. de Ponrardo</text:p>
      <text:p text:style-name="Standard">Decano</text:p>
      <text:p text:style-name="Standard"><text:soft-page-break/>Cantorrie</text:p>
      <text:p text:style-name="Standard">.Archidiacono Horico</text:p>
      <text:p text:style-name="Standard">Cancellario</text:p>
      <text:p text:style-name="Standard">Succentore</text:p>
      <text:p text:style-name="Standard">G. Piqueti</text:p>
      <text:p text:style-name="Standard">P. Casilais</text:p>
      <text:p text:style-name="Standard">G. de Comrodoro</text:p>
      <text:p text:style-name="Standard">P. de Apadellu</text:p>
      <text:p text:style-name="Standard">trandi</text:p>
      <text:p text:style-name="Standard"/>
      <text:p text:style-name="Standard"/>
      <text:p text:style-name="Standard">=FRAN_0393_09101.tif=</text:p>
      <text:p text:style-name="Standard">&gt;&gt;&gt;&gt;&gt;&gt; date &lt;&lt;&lt;&lt;&lt;&lt;&lt;</text:p>
      <text:p text:style-name="Standard">Anno xxvvii° die veneris protet ressondi beati Charcu escriali capistulanes alti</text:p>
      <text:p text:style-name="Standard">anno xoni° die sablum potea festum canslaciom beati Beredictis eenseus julii capitulantibus in sero in capella domini eidem</text:p>
      <text:p text:style-name="Standard">&gt;&gt;&gt;&gt;&gt;&gt; block &lt;&lt;&lt;&lt;&lt;&lt;&lt;</text:p>
      <text:p text:style-name="Standard">o. xxviii° die mercurii poteto festa biateri Martini escinalis capitulanaibuis</text:p>
      <text:p text:style-name="Standard">Recepuo Canonici</text:p>
      <text:p text:style-name="Standard">Pecris Poncelli fine ceceptins ad preba la que sine deffuncti Plippe</text:p>
      <text:p text:style-name="Standard">per Argnum J. Pacandi et procuratori</text:p>
      <text:p text:style-name="Standard">freset magistro Bueno de Blletz archidiaconus et decum loc</text:p>
      <text:p text:style-name="Standard">magistro Jacobo Bonssellea $ea laud Johanni de Sabandi</text:p>
      <text:p text:style-name="Standard">Rudimo Moretenci magistro Johanni de Sancto MarcelloR.</text:p>
      <text:p text:style-name="Standard">Losarra Seepho de Monte frmolio. Bal doyno de Sancto Vnii</text:p>
      <text:p text:style-name="Standard">Cello</text:p>
      <text:p text:style-name="Standard">Rfuser fuit cune. Recrori aud magistro</text:p>
      <text:p text:style-name="Standard">et liedellis ibud exist</text:p>
      <text:p text:style-name="Standard">present domino Stephano de Mon cefrmelio</text:p>
      <text:p text:style-name="Standard">Baldoyno de Sancto Marcello</text:p>
      <text:p text:style-name="Standard">domino Jacebo de Plombra presbytero.</text:p>
      <text:p text:style-name="Standard">magister Vivoenciis Cravallle recogis se cmisse a domino Hugone de Ponardo</text:p>
      <text:p text:style-name="Standard">domum claristralem quam id hugo cecebat aequam enverat domum ques magistri</text:p>
      <text:p text:style-name="Standard">Philipi cuversi</text:p>
      <text:p text:style-name="Standard">pro lx lb. prr. et recegnovit se tenerm ad omnes reper</text:p>
      <text:p text:style-name="Standard">$ virtute contracius / quas repariciones promisit secinere so obligacione tc.</text:p>
      <text:p text:style-name="Standard"><text:soft-page-break/>&gt;&gt;&gt;&gt;&gt;&gt; liste &lt;&lt;&lt;&lt;&lt;&lt;&lt;</text:p>
      <text:p text:style-name="Standard">cellaro</text:p>
      <text:p text:style-name="Standard">essilis</text:p>
      <text:p text:style-name="Standard">G. de Temodoro</text:p>
      <text:p text:style-name="Standard">G. Paquet</text:p>
      <text:p text:style-name="Standard">G. Branti</text:p>
      <text:p text:style-name="Standard">Videcio Tronailli</text:p>
      <text:p text:style-name="Standard">J. de Arpadella</text:p>
      <text:p text:style-name="Standard">Ph de Melol</text:p>
      <text:p text:style-name="Standard">Nero de Fugello</text:p>
      <text:p text:style-name="Standard">Decano</text:p>
      <text:p text:style-name="Standard">Cacere</text:p>
      <text:p text:style-name="Standard">deCha</text:p>
      <text:p text:style-name="Standard">Sucentore</text:p>
      <text:p text:style-name="Standard">G. xiquet</text:p>
      <text:p text:style-name="Standard">G. Brurandi</text:p>
      <text:p text:style-name="Standard">G. de Couodero</text:p>
      <text:p text:style-name="Standard">Vicencio Cumeille</text:p>
      <text:p text:style-name="Standard">P. de Fayello</text:p>
      <text:p text:style-name="Standard">J. de Arpadella</text:p>
      <text:p text:style-name="Standard">et secum </text:p>
      <text:p text:style-name="Standard">Danno</text:p>
      <text:p text:style-name="Standard">Cancere</text:p>
      <text:p text:style-name="Standard">derenario</text:p>
      <text:p text:style-name="Standard">dencore</text:p>
      <text:p text:style-name="Standard">G. Piqueci</text:p>
      <text:p text:style-name="Standard"/>
      <text:p text:style-name="Standard"/>
      <text:p text:style-name="Standard">=FRAN_0393_09102.tif=</text:p>
      <text:p text:style-name="Standard">&gt;&gt;&gt;&gt;&gt;&gt; date &lt;&lt;&lt;&lt;&lt;&lt;&lt;</text:p>
      <text:p text:style-name="Standard">Ano xxvii° die veneris pocua fesium beate Magiri Magdie capitulantibus</text:p>
      <text:p text:style-name="Standard">anno xxvii° dio Bhanii pr fe pet ad luneulam capitulicclie</text:p>
      <text:p text:style-name="Standard">&gt;&gt;&gt;&gt;&gt;&gt; block &lt;&lt;&lt;&lt;&lt;&lt;&lt;</text:p>
      <text:p text:style-name="Standard">d doie channjuste est dies quner majore de capella hye act cum Jehanne de Vastou</text:p>
      <text:p text:style-name="Standard">eidem mdie von p festm beati Gencuam estiralis.</text:p>
      <text:p text:style-name="Standard">ad Pecrrius Ponnelli in sua propa pr fi</text:p>
      <text:p text:style-name="Standard"><text:soft-page-break/>ad prebondum par fecit juvnoncom t hus</text:p>
      <text:p text:style-name="Standard">enstallotu enthoro et enuo</text:p>
      <text:p text:style-name="Standard">Johanne Bracarre habeds grane a sede ipsola de Macoilaria laicali fa</text:p>
      <text:p text:style-name="Standard">receptus / salvo jure cmlibet et presaicit juramoncim / juront eorum</text:p>
      <text:p text:style-name="Standard">rebdere functus quid recipiet in omn appareret ipsum non habere scb</text:p>
      <text:p text:style-name="Standard">etc.</text:p>
      <text:p text:style-name="Standard">presentibus domino Stephano de Monto frmelio Manuele de Placenia. G.</text:p>
      <text:p text:style-name="Standard">de orancibus Baldoyno de Sancto Marcello etc.</text:p>
      <text:p text:style-name="Standard">Item illa dio rectrr venit cum pluribus magistris Scelaribi et Bedellis</text:p>
      <text:p text:style-name="Standard">venit ue dicie / ee remisine ea videbret quod daretur universicati</text:p>
      <text:p text:style-name="Standard">cepiam privilegii per quod capitulm chic scolares t quod redderent eis juiles</text:p>
      <text:p text:style-name="Standard">que suarem deposita pro universicato penes capitulim qu scridium sut cislaci</text:p>
      <text:p text:style-name="Standard">et quod capitulum diret eidem cepidem privilegerum connumntr universitaceme et capitul</text:p>
      <text:p text:style-name="Standard">habita deliberaatem capitulum assignites domino ad reendidum sanct Go capitulo</text:p>
      <text:p text:style-name="Standard">geerali quod fit et cnstino festi bechaci mat.</text:p>
      <text:p text:style-name="Standard">&gt;&gt;&gt;&gt;&gt;&gt; liste &lt;&lt;&lt;&lt;&lt;&lt;&lt;</text:p>
      <text:p text:style-name="Standard">Cantore</text:p>
      <text:p text:style-name="Standard">Gecetr</text:p>
      <text:p text:style-name="Standard">Succentore</text:p>
      <text:p text:style-name="Standard">P. de Villans</text:p>
      <text:p text:style-name="Standard">G. Piqueti</text:p>
      <text:p text:style-name="Standard">odoné de denens</text:p>
      <text:p text:style-name="Standard">G. de Comodoro</text:p>
      <text:p text:style-name="Standard">G. de Land</text:p>
      <text:p text:style-name="Standard">P. de Layello</text:p>
      <text:p text:style-name="Standard">J. de Arpadella</text:p>
      <text:p text:style-name="Standard">R. de Garrigniaco</text:p>
      <text:p text:style-name="Standard">Rise Baldoyno de senstro Marrollo.</text:p>
      <text:p text:style-name="Standard">G. Bertrandi</text:p>
      <text:p text:style-name="Standard">G. de Croncli</text:p>
      <text:p text:style-name="Standard">Macheo de Proarimona</text:p>
      <text:p text:style-name="Standard">Buorogaeri</text:p>
      <text:p text:style-name="Standard">P. Ponelli</text:p>
      <text:p text:style-name="Standard">R. de Jarra</text:p>
      <text:p text:style-name="Standard">R. Mengane</text:p>
      <text:p text:style-name="Standard">Guerentore</text:p>
      <text:p text:style-name="Standard"><text:soft-page-break/>Candillario</text:p>
      <text:p text:style-name="Standard">G. de Laud</text:p>
      <text:p text:style-name="Standard">J. de Arpadella</text:p>
      <text:p text:style-name="Standard">G. de Coredoro</text:p>
      <text:p text:style-name="Standard">G. Piqeti</text:p>
      <text:p text:style-name="Standard">G. de Pomardo</text:p>
      <text:p text:style-name="Standard">P. de Soyello</text:p>
      <text:p text:style-name="Standard">Macheo de Pictuvinaria</text:p>
      <text:p text:style-name="Standard">G. Beraandi</text:p>
      <text:p text:style-name="Standard">P. Ponelli</text:p>
      <text:p text:style-name="Standard"/>
      <text:p text:style-name="Standard"/>
      <text:p text:style-name="Standard">=FRAN_0393_09103.tif=</text:p>
      <text:p text:style-name="Standard">&gt;&gt;&gt;&gt;&gt;&gt; date &lt;&lt;&lt;&lt;&lt;&lt;&lt;</text:p>
      <text:p text:style-name="Standard">xvii° die lune pote festum Assumptioem beate Mar Capitulantibus</text:p>
      <text:p text:style-name="Standard">anno xxvii° die dabbati autem festum beati Beartholomer in capitulo generali capitulantibus</text:p>
      <text:p text:style-name="Standard">&gt;&gt;&gt;&gt;&gt;&gt; block &lt;&lt;&lt;&lt;&lt;&lt;&lt;</text:p>
      <text:p text:style-name="Standard">Johanne Conquart admissus fuit ad capellaniam et recum dicti Medrici quc fine</text:p>
      <text:p text:style-name="Standard">preseu domino Benedo Bonesidor R. de Losarra et G. de Montibus</text:p>
      <text:p text:style-name="Standard">G. de Se Gyemo . Marnele de Placnda</text:p>
      <text:p text:style-name="Standard">. Huge de Ponarde exosts et curicu</text:p>
      <text:p text:style-name="Standard">illa die Petris</text:p>
      <text:p text:style-name="Standard">pannetarius resignaci uut pannecuis suam ad d</text:p>
      <text:p text:style-name="Standard">&gt;&gt;&gt;&gt;&gt;&gt; liste &lt;&lt;&lt;&lt;&lt;&lt;&lt;</text:p>
      <text:p text:style-name="Standard">cellaris</text:p>
      <text:p text:style-name="Standard">quat</text:p>
      <text:p text:style-name="Standard">de Llaudi</text:p>
      <text:p text:style-name="Standard">P. de Chabliaco</text:p>
      <text:p text:style-name="Standard">de Arpadelli</text:p>
      <text:p text:style-name="Standard">H. de Ponardo</text:p>
      <text:p text:style-name="Standard">P. Casalis</text:p>
      <text:p text:style-name="Standard">P. de Sagello</text:p>
      <text:p text:style-name="Standard">Decano</text:p>
      <text:p text:style-name="Standard">Cantore</text:p>
      <text:p text:style-name="Standard">Cancellario</text:p>
      <text:p text:style-name="Standard">H. de Cornodoro infirmo</text:p>
      <text:p text:style-name="Standard"><text:soft-page-break/>P. Casalis</text:p>
      <text:p text:style-name="Standard">G. Piquet</text:p>
      <text:p text:style-name="Standard">G. de Senonis</text:p>
      <text:p text:style-name="Standard">P. de Chabliaco</text:p>
      <text:p text:style-name="Standard">G. de Ponaudo</text:p>
      <text:p text:style-name="Standard">P. de Villars</text:p>
      <text:p text:style-name="Standard">R. de Marrigniaco</text:p>
      <text:p text:style-name="Standard">J. de Arpadella</text:p>
      <text:p text:style-name="Standard">P. de Fayello</text:p>
      <text:p text:style-name="Standard">Matheo de Pictavinaria</text:p>
      <text:p text:style-name="Standard">P. Pourelli</text:p>
      <text:p text:style-name="Standard"/>
      <text:p text:style-name="Standard"/>
      <text:p text:style-name="Standard">=FRAN_0393_09104.tif=</text:p>
      <text:p text:style-name="Standard">&gt;&gt;&gt;&gt;&gt;&gt; date &lt;&lt;&lt;&lt;&lt;&lt;&lt;</text:p>
      <text:p text:style-name="Standard">anno xxvii° die veneris pt Bertheln. capitulantibus</text:p>
      <text:p text:style-name="Standard">presente domino Manele de Platencia Ballius de Sancto Marcello R. de Lesarra / Jarobo.</text:p>
      <text:p text:style-name="Standard">Anno vii die veneris posti festum natuvitris Seate Manie vrgnis cpitulintibus</text:p>
      <text:p text:style-name="Standard">proefentibus magistro G. de Goyeno B. de Besaria et Scehano de Ma</text:p>
      <text:p text:style-name="Standard">&gt;&gt;&gt;&gt;&gt;&gt; block &lt;&lt;&lt;&lt;&lt;&lt;&lt;</text:p>
      <text:p text:style-name="Standard">super necions et supplicatois alias per universis</text:p>
      <text:p text:style-name="Standard">compareribi rectore et deputatis $ab universitute busim sue</text:p>
      <text:p text:style-name="Standard">Panaton capituli salvet camerariis laicus denunciavit abatisse s moter</text:p>
      <text:p text:style-name="Standard">$dats$ Santi Remigii de Landis Carnetensis diocesis in capitulo</text:p>
      <text:p text:style-name="Standard">preseti de mrandaco capituli quai prominiie excurmanum su</text:p>
      <text:p text:style-name="Standard">redditur iis perepiebat in domino ipsou de Brareol</text:p>
      <text:p text:style-name="Standard">f</text:p>
      <text:p text:style-name="Standard">annum cum non eeut admortizacionis</text:p>
      <text:p text:style-name="Standard">dio</text:p>
      <text:p text:style-name="Standard">&gt;&gt;&gt;&gt;&gt;&gt; liste &lt;&lt;&lt;&lt;&lt;&lt;&lt;</text:p>
      <text:p text:style-name="Standard">Decano</text:p>
      <text:p text:style-name="Standard">cantore</text:p>
      <text:p text:style-name="Standard">Cancellario</text:p>
      <text:p text:style-name="Standard">G. de Lauds</text:p>
      <text:p text:style-name="Standard">Rb. de Senonis</text:p>
      <text:p text:style-name="Standard">P. Capalis</text:p>
      <text:p text:style-name="Standard"><text:soft-page-break/>P. de Fayello</text:p>
      <text:p text:style-name="Standard">Matheo de Pictavinaria</text:p>
      <text:p text:style-name="Standard">E. de Porardo</text:p>
      <text:p text:style-name="Standard">P. de Villard</text:p>
      <text:p text:style-name="Standard">Dcmo</text:p>
      <text:p text:style-name="Standard">Cancellario</text:p>
      <text:p text:style-name="Standard">N. Casallis</text:p>
      <text:p text:style-name="Standard">M. de Pictavinaria</text:p>
      <text:p text:style-name="Standard">P. de Fuello</text:p>
      <text:p text:style-name="Standard">P. Papourelli</text:p>
      <text:p text:style-name="Standard">G. Piquet</text:p>
      <text:p text:style-name="Standard"/>
      <text:p text:style-name="Standard"/>
      <text:p text:style-name="Standard">=FRAN_0393_09105.tif=</text:p>
      <text:p text:style-name="Standard">&gt;&gt;&gt;&gt;&gt;&gt; date &lt;&lt;&lt;&lt;&lt;&lt;&lt;</text:p>
      <text:p text:style-name="Standard">tue xxvii die orouri potet fest Remigii capitulantibus</text:p>
      <text:p text:style-name="Standard">no xxvii° die veneris pot festum batie Dyosis capitula clii</text:p>
      <text:p text:style-name="Standard">Annio xxviia mencuriis ante prost festum beati Luoe. Sepitculantibus dominis</text:p>
      <text:p text:style-name="Standard">&gt;&gt;&gt;&gt;&gt;&gt; block &lt;&lt;&lt;&lt;&lt;&lt;&lt;</text:p>
      <text:p text:style-name="Standard">ad Petru de Villaris promisit quod nisi solvat infra die quo de</text:p>
      <text:p text:style-name="Standard">fieri aniversarum domini Guillelmum de Buixi precium quod debi</text:p>
      <text:p text:style-name="Standard">de vendicione dems claustribis que uine dicti defuncti Guillelmum quedm</text:p>
      <text:p text:style-name="Standard">solvat illa die. xviii lb ad opus dicti annisari aniversari</text:p>
      <text:p text:style-name="Standard">die absque diminucione dicti Jo.</text:p>
      <text:p text:style-name="Standard">fiset ad hoc domino Regnaldo de Losarra et Hrone de Cuva</text:p>
      <text:p text:style-name="Standard">dominus Bernerdus Saeste presbtert ecclesia Sicti Medri Par. habuie</text:p>
      <text:p text:style-name="Standard">licenciam emdim et vicuriam / uisque ad.xi menses</text:p>
      <text:p text:style-name="Standard">ita quod nisi stati in fie ipsorum quod capitulum possit eum</text:p>
      <text:p text:style-name="Standard">nare ctito decendis t.</text:p>
      <text:p text:style-name="Standard">prise. R. de Losarra</text:p>
      <text:p text:style-name="Standard">Balds de Sancto Marcellot set.</text:p>
      <text:p text:style-name="Standard">dominum condemparerntm sibi Johannem prirs pro violentis en cel</text:p>
      <text:p text:style-name="Standard">Par. </text:p>
      <text:p text:style-name="Standard">seu magistro Roberto Vaubi et Baldeyne</text:p>
      <text:p text:style-name="Standard">cel P Yvor</text:p>
      <text:p text:style-name="Standard">claustro fuit redditus franchisie quam perit</text:p>
      <text:p text:style-name="Standard"><text:soft-page-break/>Feniersio</text:p>
      <text:p text:style-name="Standard">prese magistra Thoma de Sancto desidum Stephano Cequgeyo</text:p>
      <text:p text:style-name="Standard">curie Par. Roberto Le Moustardier Raldoyno. Guillelmi</text:p>
      <text:p text:style-name="Standard">Marpandi te. seand</text:p>
      <text:p text:style-name="Standard">&gt;&gt;&gt;&gt;&gt;&gt; liste &lt;&lt;&lt;&lt;&lt;&lt;&lt;</text:p>
      <text:p text:style-name="Standard">Sauctode</text:p>
      <text:p text:style-name="Standard">Bonisiis</text:p>
      <text:p text:style-name="Standard">1</text:p>
      <text:p text:style-name="Standard">J. de Arpadella</text:p>
      <text:p text:style-name="Standard">P. de Thenbliaco</text:p>
      <text:p text:style-name="Standard">P. de Villars</text:p>
      <text:p text:style-name="Standard">P. de Marignac</text:p>
      <text:p text:style-name="Standard">Decane</text:p>
      <text:p text:style-name="Standard">dore</text:p>
      <text:p text:style-name="Standard">cellano</text:p>
      <text:p text:style-name="Standard">Pqueti</text:p>
      <text:p text:style-name="Standard">J. Benfaci</text:p>
      <text:p text:style-name="Standard">R. de Arpadella</text:p>
      <text:p text:style-name="Standard">Ph de Meleduno</text:p>
      <text:p text:style-name="Standard">Je Fayello</text:p>
      <text:p text:style-name="Standard">Decano.</text:p>
      <text:p text:style-name="Standard">cantore</text:p>
      <text:p text:style-name="Standard">Succentore</text:p>
      <text:p text:style-name="Standard">P. Bouisacn</text:p>
      <text:p text:style-name="Standard">de arpidela</text:p>
      <text:p text:style-name="Standard">e le Menalle</text:p>
      <text:p text:style-name="Standard">Casalias</text:p>
      <text:p text:style-name="Standard">e</text:p>
      <text:p text:style-name="Standard"/>
      <text:p text:style-name="Standard"/>
      <text:p text:style-name="Standard">=FRAN_0393_09106.tif=</text:p>
      <text:p text:style-name="Standard">&gt;&gt;&gt;&gt;&gt;&gt; block &lt;&lt;&lt;&lt;&lt;&lt;&lt;</text:p>
      <text:p text:style-name="Standard">decanus dn degareum mudns pape signficavit capitulo</text:p>
      <text:p text:style-name="Standard">m. pp reservaverat sibi fructus preliedorum inferius designatarum et</text:p>
      <text:p text:style-name="Standard">eo quod rependerint ecilele de Fruetibus earum que resnbert quod hoc fac</text:p>
      <text:p text:style-name="Standard">quaum in ipsis est</text:p>
      <text:p text:style-name="Standard"><text:soft-page-break/>se Mannele de Placencia Baldoyno de Sancto Marcellio</text:p>
      <text:p text:style-name="Standard">et exhibuit quindum priviletis popuo per quod proper declarat quod quam reservat</text:p>
      <text:p text:style-name="Standard">fruit primi an prebende quod per hoc con judioit aliis debetbus habere ille</text:p>
      <text:p text:style-name="Standard">siuots in vod habeat et semptibus anns. ou privileg tenot inberi</text:p>
      <text:p text:style-name="Standard">Johannes episcopus servis proriris Dei / ad futuram eei mencrrm multus necassitatum omneribus quibus car</text:p>
      <text:p text:style-name="Standard">nostr continu pregiavari supra uites vires die phoscitur dudum in consideracione debutis Nos</text:p>
      <text:p text:style-name="Standard">lenres cidam de alianus subvencionis romodio per quos super eisdem neccessitatilus rebevoti valet</text:p>
      <text:p text:style-name="Standard">aliguiliter providere deliberaione phabita orosibs diligenti sruturs redditus et provontus omnium et singulori</text:p>
      <text:p text:style-name="Standard">benificiorum ecclesiasticorum eum cura vel sive cuia errum digultutum personatuum et issonum quormlilete</text:p>
      <text:p text:style-name="Standard">et non exemmptorus cune apud sedem ipslicam vacancium pro teto tampr varonis ipsorum </text:p>
      <text:p text:style-name="Standard">cujus anni tam illorum que aliorum quoumque qui usque ad certum unum annum continuum à date littera</text:p>
      <text:p text:style-name="Standard">Carmie</text:p>
      <text:p text:style-name="Standard">beneficiis illis que ex permutacionis causa vncabant tunc / seu infra dictum onim vacarent duntas</text:p>
      <text:p text:style-name="Standard">receptis sub eccs forma reservavimus et eidam cmmue pro dictis necsitatibus utibsis relennde</text:p>
      <text:p text:style-name="Standard">applicandos funt in esd licteris plenius continetur. Sane cum nonnulli revocari dice de in arbun</text:p>
      <text:p text:style-name="Standard">J. de consuntudis privilegio vel scatuto fuicris benesorum vnencium servicani ealei fabrius aut motro</text:p>
      <text:p text:style-name="Standard">ea aliis certis sint uesibus applicandi cameri nostra predictu illos percipere debent premissis non obstantibus per</text:p>
      <text:p text:style-name="Standard">tres dubitacionem hujusmodi imputare volentes reserrogonem nnutlu predictam statuto consueordim</text:p>
      <text:p text:style-name="Standard">dio hujusmodi antaliis quibuscunque indulgenciis gratiis et litteris aposolios contriis quoruumque teno</text:p>
      <text:p text:style-name="Standard">cciam si de illes ent in nostris litteris specialis et expressa ac debeo bo ad ulum mencio facienda nequequ obstuitibut</text:p>
      <text:p text:style-name="Standard">et plene suum dobere sorar effeconm Itaquod illi quibus fritris premuidumi exstitito consuetudigte</text:p>
      <text:p text:style-name="Standard">pviligio debebantur / illos post tempus reservicionis nostre predicte possint $icap percipere sunt primo nd</text:p>
      <text:p text:style-name="Standard">si non castaret dictua reservacio perceptari / quodqued omnis et singula beneficia coleists benesica ubicunque vn</text:p>
      <text:p text:style-name="Standard">quous ex reservacione nostri generali vel specili aut alias adnos invndiate sprecet aspisicio ipud eandem sedem quod</text:p>
      <text:p text:style-name="Standard">incelligantur vacare tenore presencium declaramus. Vulli ergo cmie homin liceat hanc pagni</text:p>
      <text:p text:style-name="Standard">nostre declaracionis infrunge vel ei cusu tendario contraire. Qi quis autem hoc actemptare presumps</text:p>
      <text:p text:style-name="Standard">qvaconum omnipobotis Dei et lrum Perri et Paubi apostolcorum ejus severunt mansurd</text:p>
      <text:p text:style-name="Standard">dis ongusa penoficios igsri anno undecimo</text:p>
      <text:p text:style-name="Standard">&gt;&gt;&gt;&gt;&gt;&gt; liste &lt;&lt;&lt;&lt;&lt;&lt;&lt;</text:p>
      <text:p text:style-name="Standard"><text:soft-page-break/>. Decreo</text:p>
      <text:p text:style-name="Standard">cantore</text:p>
      <text:p text:style-name="Standard">Succentore</text:p>
      <text:p text:style-name="Standard">Cancellario</text:p>
      <text:p text:style-name="Standard">P. Casalis</text:p>
      <text:p text:style-name="Standard">G. Pequea</text:p>
      <text:p text:style-name="Standard">G. de Ternodoro</text:p>
      <text:p text:style-name="Standard">P. de Chambliaco</text:p>
      <text:p text:style-name="Standard">J. de Apadella</text:p>
      <text:p text:style-name="Standard">P. de Fugello</text:p>
      <text:p text:style-name="Standard"/>
      <text:p text:style-name="Standard"/>
      <text:p text:style-name="Standard">=FRAN_0393_09107.tif=</text:p>
      <text:p text:style-name="Standard">&gt;&gt;&gt;&gt;&gt;&gt; block &lt;&lt;&lt;&lt;&lt;&lt;&lt;</text:p>
      <text:p text:style-name="Standard">causa quam Johannes de Balueolis clcs mariii Monet contra</text:p>
      <text:p text:style-name="Standard">Ren c commissae Camerario laico et vero dmavit scare</text:p>
      <text:p text:style-name="Standard">agister Egidus de Bellonne procuratore Petr de Susiaco per licteras procuratore curie camerarem prosen</text:p>
      <text:p text:style-name="Standard">icteris quatm tenor est inffi scriptus it capitulo odie presete domino mannele de Placenja</text:p>
      <text:p text:style-name="Standard">Thour persones sages et discretes le doyen et le chapitre de Pris nostre dune de Paris oribers sarrgiis</text:p>
      <text:p text:style-name="Standard">bion valles le rroy nosi et biens tenant dou baille de vivend salut letes les lettres dou roy nosignur avens recon</text:p>
      <text:p text:style-name="Standard">acenss coste Fourme. Buelus Dei gratia Franco / et Nanarre ete. Gulleblmuo Viroi vel cus locum tenenqus</text:p>
      <text:p text:style-name="Standard">annis dobis quatinus temporalitatem magistri Petri defunciaro qua de mndato nostro ad manum nostram prest</text:p>
      <text:p text:style-name="Standard">ani et grosses frnctus prebendorum suarrum decentos pro quad contunuelia quam in contemptum nostrum per</text:p>
      <text:p text:style-name="Standard">Lucliaco</text:p>
      <text:p text:style-name="Standard">lisse dictur iisi causa teneantur alia recredaos vel recredisfaciars eidem sub tempralitatis predicte l</text:p>
      <text:p text:style-name="Standard">ausque alia etigand donec aliud a nobis super hoc receperitis in mandatis dit Pari xvii die x</text:p>
      <text:p text:style-name="Standard">no domini e dos traosume sepaino. Par la vertu de queles lettres nous vous equerons que lesbicu</text:p>
      <text:p text:style-name="Standard">u dit mistre Pierre veilliez recroire par ni la caucion que fait en à selons le mandement son</text:p>
      <text:p text:style-name="Standard">nosinr doné à lior le samed veille sir lue l'an mil coc joint et sept</text:p>
      <text:p text:style-name="Standard">edie capitulum quod placebut h pro reciperet dictoes sinc t.</text:p>
      <text:p text:style-name="Standard">&gt;&gt;&gt;&gt;&gt;&gt; liste &lt;&lt;&lt;&lt;&lt;&lt;&lt;</text:p>
      <text:p text:style-name="Standard">de Gyeme et Buldoyna.</text:p>
      <text:p text:style-name="Standard"><text:soft-page-break/>.</text:p>
      <text:p text:style-name="Standard"/>
      <text:p text:style-name="Standard"/>
      <text:p text:style-name="Standard">=FRAN_0393_09108.tif=</text:p>
      <text:p text:style-name="Standard">&gt;&gt;&gt;&gt;&gt;&gt; block &lt;&lt;&lt;&lt;&lt;&lt;&lt;</text:p>
      <text:p text:style-name="Standard">anno xxvii° die venis pt Johannes d'eultire tay se fer a</text:p>
      <text:p text:style-name="Standard">i Noverte capitulo et quacer sextariis fuud debutis cofficto que etc.</text:p>
      <text:p text:style-name="Standard">Guiotus de Villamiaus emendunt ad voluntatem magistri Vorundi d preposit</text:p>
      <text:p text:style-name="Standard">de honc qu dixit opprobria / locum suo tener / et promisit venre ad termine quam veli</text:p>
      <text:p text:style-name="Standard">ad taxandum omeb present. B. J. de Plobi R. Moustander</text:p>
      <text:p text:style-name="Standard">Fiat commissio domino Gundo d Regise de Balveil</text:p>
      <text:p text:style-name="Standard">njunctum sunt Riberto Moustaaider servienti capituli $npe queret$ quo fue</text:p>
      <text:p text:style-name="Standard">ad rosetum ad capiendum Johannem de Priminio decanum de Coseco pro</text:p>
      <text:p text:style-name="Standard">capitulo et qui divisit ipsum fugere / quod ipse $ianota quie $qu tadd</text:p>
      <text:p text:style-name="Standard">capituli abtonqu reddat execunico debita que debebut id decimus capitulo</text:p>
      <text:p text:style-name="Standard">prebenda que fuit magistri . R. de Meilloo anni xxvi $epre$ a</text:p>
      <text:p text:style-name="Standard">genciam suam ipse decimus $st$ affrigerit / et fiit preceptum domino</text:p>
      <text:p text:style-name="Standard">quod ipsum Rebertum arrestaret / e ipsum arresorent et claustre</text:p>
      <text:p text:style-name="Standard">ad hoc Bulloyuo / domino Johanni Hullin doie Gullelmo de Se</text:p>
      <text:p text:style-name="Standard">Item illa die capitulum hercepit Exegatis arhidiaconu vire quod</text:p>
      <text:p text:style-name="Standard">vicario de Brisiaco. xxde lbr. de debito quos debebunt ei</text:p>
      <text:p text:style-name="Standard">Anno xxviia du mercurii onte vincencium coram domino episcopi peipum in ecclesie Parsiens scrrob</text:p>
      <text:p text:style-name="Standard">mpito present domino decano magistro Petro Julini fratri Saphino Pvore</text:p>
      <text:p text:style-name="Standard">Hugeus de Artiagis</text:p>
      <text:p text:style-name="Standard">&gt;&gt;&gt;&gt;&gt;&gt; liste &lt;&lt;&lt;&lt;&lt;&lt;&lt;</text:p>
      <text:p text:style-name="Standard">Decano</text:p>
      <text:p text:style-name="Standard">Cantore</text:p>
      <text:p text:style-name="Standard">Petro casillis</text:p>
      <text:p text:style-name="Standard">Johanne de Mpadella</text:p>
      <text:p text:style-name="Standard">G.</text:p>
      <text:p text:style-name="Standard">P. de Chabliaco</text:p>
      <text:p text:style-name="Standard">P. de Fayello</text:p>
      <text:p text:style-name="Standard">Birencio Crivaille</text:p>
      <text:p text:style-name="Standard">G. Vern</text:p>
      <text:p text:style-name="Standard"/>
      <text:p text:style-name="Standard"/>
      <text:p text:style-name="Standard"><text:soft-page-break/>=FRAN_0393_09109.tif=</text:p>
      <text:p text:style-name="Standard">&gt;&gt;&gt;&gt;&gt;&gt; date &lt;&lt;&lt;&lt;&lt;&lt;&lt;</text:p>
      <text:p text:style-name="Standard">die $veni$ Mouri prott conceptionis beate Marie Virginis capitulantibus</text:p>
      <text:p text:style-name="Standard">Charrii pocut festum Luoie capitulansilie</text:p>
      <text:p text:style-name="Standard">die jovis in vigilia nativitatis domini capitulantibus</text:p>
      <text:p text:style-name="Standard">&gt;&gt;&gt;&gt;&gt;&gt; block &lt;&lt;&lt;&lt;&lt;&lt;&lt;</text:p>
      <text:p text:style-name="Standard">Magister Petrus Casalis se pireavit se nunquam dixisse aliqui</text:p>
      <text:p text:style-name="Standard">Vilenam de Monachis mor beati Geraldi de Aureliaco et capituli</text:p>
      <text:p text:style-name="Standard">ad e su</text:p>
      <text:p text:style-name="Standard">pro quam ut capitulum sonumquam audinessm</text:p>
      <text:p text:style-name="Standard">pefe ad S. magistro Poberto Viardi advocucione</text:p>
      <text:p text:style-name="Standard">Mariu de Chailli asservit $set per inter se non dixisse vit</text:p>
      <text:p text:style-name="Standard">magister Johannes de Belloymont emendavit ad veluntate capituli</text:p>
      <text:p text:style-name="Standard">presortobus Petro Galers Camerario laico . Doberto Moustrerio et Mberto Heronart</text:p>
      <text:p text:style-name="Standard">Item Birtholomes de Mecine Veou qunnchii poculitoris finavit iti quod capitulum her</text:p>
      <text:p text:style-name="Standard">xx lb. infia xv dios bona mollia fuerunt appreciats ad lexviii libras dminis domas</text:p>
      <text:p text:style-name="Standard">indico joculatorum in magno vico Sancti Martini</text:p>
      <text:p text:style-name="Standard">&gt;&gt;&gt;&gt;&gt;&gt; liste &lt;&lt;&lt;&lt;&lt;&lt;&lt;</text:p>
      <text:p text:style-name="Standard">cor</text:p>
      <text:p text:style-name="Standard">de arpidella</text:p>
      <text:p text:style-name="Standard">3</text:p>
      <text:p text:style-name="Standard">de Periardo</text:p>
      <text:p text:style-name="Standard">Fayello</text:p>
      <text:p text:style-name="Standard">y. R. Viardi</text:p>
      <text:p text:style-name="Standard">Mannelli</text:p>
      <text:p text:style-name="Standard">G. de Montibus</text:p>
      <text:p text:style-name="Standard">G. P.</text:p>
      <text:p text:style-name="Standard">et</text:p>
      <text:p text:style-name="Standard">comodon</text:p>
      <text:p text:style-name="Standard">ublia</text:p>
      <text:p text:style-name="Standard">l</text:p>
      <text:p text:style-name="Standard"/>
      <text:p text:style-name="Standard"/>
      <text:p text:style-name="Standard">=FRAN_0393_09110.tif=</text:p>
      <text:p text:style-name="Standard">&gt;&gt;&gt;&gt;&gt;&gt; date &lt;&lt;&lt;&lt;&lt;&lt;&lt;</text:p>
      <text:p text:style-name="Standard">xx</text:p>
      <text:p text:style-name="Standard"><text:soft-page-break/>ano xxvii° die veneris xx ectaim festi Ephanie domini capitulantibus</text:p>
      <text:p text:style-name="Standard">&gt;&gt;&gt;&gt;&gt;&gt; block &lt;&lt;&lt;&lt;&lt;&lt;&lt;</text:p>
      <text:p text:style-name="Standard">Johanne Gumnundi cani Sancti Beandica presetunt communem suam edem data annue x</text:p>
      <text:p text:style-name="Standard">. pp anno Unrdecio.</text:p>
      <text:p text:style-name="Standard">fiseu domino Reginaldo de Losura. Jacolo de</text:p>
      <text:p text:style-name="Standard">Re. de Cun</text:p>
      <text:p text:style-name="Standard">cum dicti Michael Malconduit et P. de Fayello peterent </text:p>
      <text:p text:style-name="Standard">deputioetur aliquis ad recipiendum parte contingentem dictum dii</text:p>
      <text:p text:style-name="Standard">Gaillardum et unius et Grons que ipsi et dictus Gau</text:p>
      <text:p text:style-name="Standard">habebunt ensimul ad dimidelus rce prebendarum suarum / aurm</text:p>
      <text:p text:style-name="Standard">domini Gullardi prebendi est arroscuc per rapa concerdat</text:p>
      <text:p text:style-name="Standard">fuit quod ad dominu Gaillardus nemine capituli sit ad l</text:p>
      <text:p text:style-name="Standard">dumisionem fuaenda et quod recelliget et conservabat </text:p>
      <text:p text:style-name="Standard">capituli pxem ipsium et hoc contangetem usque ad adventum</text:p>
      <text:p text:style-name="Standard">. Dana Andegares de pro para et c</text:p>
      <text:p text:style-name="Standard">finabit cum decimo quod remaneant eis etin hoc</text:p>
      <text:p text:style-name="Standard">reddet $idempts in dempne capitulum et hoc promisit</text:p>
      <text:p text:style-name="Standard">et olligavit ue ad hoc se et sua et prebendam su</text:p>
      <text:p text:style-name="Standard">presentibus domino. Marnele de placencia / domino ten</text:p>
      <text:p text:style-name="Standard">de losarra et domino G. de Moncel</text:p>
      <text:p text:style-name="Standard">Et illa die Michaelde Yevilla Johannes Gadri Jacebis die Johanne</text:p>
      <text:p text:style-name="Standard">Le Fillandier Coliis Bellandou et plures alii hospicis de Romberos</text:p>
      <text:p text:style-name="Standard">que velant pro villarum deccone gensinarum cum peteretur ab eu ad quiment</text:p>
      <text:p text:style-name="Standard">debebant ibrana capituli dixerunt quod ad mensurum Sancta Pe alleg</text:p>
      <text:p text:style-name="Standard">quod ab anciqus suut consuecne pola ad mensis quos alias ascenderut et capitulo</text:p>
      <text:p text:style-name="Standard">et cunc sint eisdimncm es quod afferrent procuratore</text:p>
      <text:p text:style-name="Standard">sudare pro vaula</text:p>
      <text:p text:style-name="Standard">vs domini R. de Loari. et G. de Gocibusobrt</text:p>
      <text:p text:style-name="Standard">pleribus aliis ctc</text:p>
      <text:p text:style-name="Standard">&gt;&gt;&gt;&gt;&gt;&gt; liste &lt;&lt;&lt;&lt;&lt;&lt;&lt;</text:p>
      <text:p text:style-name="Standard">dicumo</text:p>
      <text:p text:style-name="Standard">cantore</text:p>
      <text:p text:style-name="Standard">Cancellario</text:p>
      <text:p text:style-name="Standard">Succentore</text:p>
      <text:p text:style-name="Standard">G. Piqueti</text:p>
      <text:p text:style-name="Standard">H. de Cormodoro</text:p>
      <text:p text:style-name="Standard"><text:soft-page-break/>P. de Chambliaco</text:p>
      <text:p text:style-name="Standard">H. de Ponendo</text:p>
      <text:p text:style-name="Standard">J. de Arpadelli</text:p>
      <text:p text:style-name="Standard">P. de Keyello</text:p>
      <text:p text:style-name="Standard">Duleco Greti</text:p>
      <text:p text:style-name="Standard">Decano</text:p>
      <text:p text:style-name="Standard">Cantore</text:p>
      <text:p text:style-name="Standard">Succentore</text:p>
      <text:p text:style-name="Standard">. Cancellario</text:p>
      <text:p text:style-name="Standard">Petro Casalis</text:p>
      <text:p text:style-name="Standard">M. Malcenduit</text:p>
      <text:p text:style-name="Standard">H. de Cornodoro</text:p>
      <text:p text:style-name="Standard">P. de Chambliaco</text:p>
      <text:p text:style-name="Standard">P. de Fayello</text:p>
      <text:p text:style-name="Standard">G. Pesarti</text:p>
      <text:p text:style-name="Standard">H. de Poniaardo</text:p>
      <text:p text:style-name="Standard">J. de Arpadella</text:p>
      <text:p text:style-name="Standard">Gaillardo de Gailhaco</text:p>
      <text:p text:style-name="Standard">G. Guete.</text:p>
      <text:p text:style-name="Standard"/>
      <text:p text:style-name="Standard"/>
      <text:p text:style-name="Standard">=FRAN_0393_09111.tif=</text:p>
      <text:p text:style-name="Standard">&gt;&gt;&gt;&gt;&gt;&gt; block &lt;&lt;&lt;&lt;&lt;&lt;&lt;</text:p>
      <text:p text:style-name="Standard">Bolardus Lo Riche ymens Castellei Par. ad snena et cars se copisse ap</text:p>
      <text:p text:style-name="Standard">et terra capitule et juravit proresciebat capitulum horo ibi irendiciones et pr</text:p>
      <text:p text:style-name="Standard">resaisire locum et fue movit</text:p>
      <text:p text:style-name="Standard">diex est aspert ad xv. doius contr Johannium Poris ad capias eme d</text:p>
      <text:p text:style-name="Standard">ad diem dominicam in octo dies est assevotie ontra Comborosam ad tracctordum at</text:p>
      <text:p text:style-name="Standard">consiliariis capituli / et ad procedend ent nagiste $ad$hodiet $di</text:p>
      <text:p text:style-name="Standard">de die lune stt . viii. dies et hodie exhibeu fuit procuratore</text:p>
      <text:p text:style-name="Standard">Hodis capitulum arrestu ut in claustrio Rolanti Monscarderno</text:p>
      <text:p text:style-name="Standard">quoisque sacisfaciat</text:p>
      <text:p text:style-name="Standard">Item adveniente die contre Couhoresa que fine du Chouri au cmes cons</text:p>
      <text:p text:style-name="Standard">procuratoris egis fuit dies ad venreris pote endes et die domini cajistu</text:p>
      <text:p text:style-name="Standard">consilir capituli deliberabit</text:p>
      <text:p text:style-name="Standard">contra Johannnm prioris ad . iii. septimanos fuit dies contrat</text:p>
      <text:p text:style-name="Standard"><text:soft-page-break/>&gt;&gt;&gt;&gt;&gt;&gt; liste &lt;&lt;&lt;&lt;&lt;&lt;&lt;</text:p>
      <text:p text:style-name="Standard">Cantore</text:p>
      <text:p text:style-name="Standard">1</text:p>
      <text:p text:style-name="Standard">Ponard</text:p>
      <text:p text:style-name="Standard"/>
      <text:p text:style-name="Standard"/>
      <text:p text:style-name="Standard">=FRAN_0393_09112.tif=</text:p>
      <text:p text:style-name="Standard">&gt;&gt;&gt;&gt;&gt;&gt; date &lt;&lt;&lt;&lt;&lt;&lt;&lt;</text:p>
      <text:p text:style-name="Standard">anno xxvii die veneris graci sacroe civeres capitulantibus</text:p>
      <text:p text:style-name="Standard">anno xxvii die vanert post brandenes et Plamleus</text:p>
      <text:p text:style-name="Standard">&gt;&gt;&gt;&gt;&gt;&gt; block &lt;&lt;&lt;&lt;&lt;&lt;&lt;</text:p>
      <text:p text:style-name="Standard">Philippus de Meledino olitulit pro domo magistri Thierria de V</text:p>
      <text:p text:style-name="Standard">dome d chuta p</text:p>
      <text:p text:style-name="Standard">iiii lb. par. et ad hoc hoc placius capitulo solvalicici</text:p>
      <text:p text:style-name="Standard">durativa usque ad octo dices protet consecracioneu dicti m</text:p>
      <text:p text:style-name="Standard">electi et episcopum actrabaterm</text:p>
      <text:p text:style-name="Standard">present ad hoc domino Regivillo de Losara e</text:p>
      <text:p text:style-name="Standard">Cimdanam laica fuit vedita Petro gorb per quiteiga</text:p>
      <text:p text:style-name="Standard">parinsis solvendis infra quindes dies et pot vande servicium que</text:p>
      <text:p text:style-name="Standard">Haddeium iliua leni persone et habel et cpitulum de prioe vendicia</text:p>
      <text:p text:style-name="Standard">6</text:p>
      <text:p text:style-name="Standard">&gt;&gt;&gt;&gt;&gt;&gt; liste &lt;&lt;&lt;&lt;&lt;&lt;&lt;</text:p>
      <text:p text:style-name="Standard">Decano</text:p>
      <text:p text:style-name="Standard">cantore</text:p>
      <text:p text:style-name="Standard">Succentore</text:p>
      <text:p text:style-name="Standard">Cancellario</text:p>
      <text:p text:style-name="Standard">G. de Cornodoro</text:p>
      <text:p text:style-name="Standard">P. de Chabliaco</text:p>
      <text:p text:style-name="Standard">H. de Ponrardo</text:p>
      <text:p text:style-name="Standard">Bidencio Trinaille</text:p>
      <text:p text:style-name="Standard">J. de Arpadella</text:p>
      <text:p text:style-name="Standard">P. de Fuyello</text:p>
      <text:p text:style-name="Standard">G. Gueto</text:p>
      <text:p text:style-name="Standard">Decono</text:p>
      <text:p text:style-name="Standard">Cuitore</text:p>
      <text:p text:style-name="Standard">E. Acellaro</text:p>
      <text:p text:style-name="Standard"><text:soft-page-break/>Succentore</text:p>
      <text:p text:style-name="Standard">P. Cisilis</text:p>
      <text:p text:style-name="Standard">G. Pisera</text:p>
      <text:p text:style-name="Standard">H. de Comodoio</text:p>
      <text:p text:style-name="Standard">Saucenoe Gavaille</text:p>
      <text:p text:style-name="Standard">de Ponardo</text:p>
      <text:p text:style-name="Standard">done de Senoiie</text:p>
      <text:p text:style-name="Standard">Johanne de Apadella</text:p>
      <text:p text:style-name="Standard">P. de Sayelle</text:p>
      <text:p text:style-name="Standard">Gece</text:p>
      <text:p text:style-name="Standard"/>
      <text:p text:style-name="Standard"/>
      <text:p text:style-name="Standard">=FRAN_0393_09113.tif=</text:p>
      <text:p text:style-name="Standard">&gt;&gt;&gt;&gt;&gt;&gt; date &lt;&lt;&lt;&lt;&lt;&lt;&lt;</text:p>
      <text:p text:style-name="Standard">no xxvii° die lune pt remenistere capitulaeilii</text:p>
      <text:p text:style-name="Standard">anno xxvii° die Mercurii procet reminiscere capitulancilibes</text:p>
      <text:p text:style-name="Standard">due veneris prtm stemmnistere capitulanolu</text:p>
      <text:p text:style-name="Standard">&gt;&gt;&gt;&gt;&gt;&gt; block &lt;&lt;&lt;&lt;&lt;&lt;&lt;</text:p>
      <text:p text:style-name="Standard">donus Philippi $coners fuit heredica Johanni de Forisio pro iiC lbr.m ad licten</text:p>
      <text:p text:style-name="Standard">infra excro dices</text:p>
      <text:p text:style-name="Standard">dominus Johannes de Novavilla int hecio canonici Sancti Dyoni emondare d</text:p>
      <text:p text:style-name="Standard">quod verberauit famibet domini Guillelmi de Marailliaco</text:p>
      <text:p text:style-name="Standard">.</text:p>
      <text:p text:style-name="Standard">dies est asseroir Jase Johanns Pous ad vadelteus duxor end ad diem</text:p>
      <text:p text:style-name="Standard">Veneris istreme</text:p>
      <text:p text:style-name="Standard">Johannes Priors de Medruntata vocutus et non compareris fut repertis quos reputut</text:p>
      <text:p text:style-name="Standard">concarax et ipso repricaco concunuace emenda fuit caxeata ad iiii lb. ju</text:p>
      <text:p text:style-name="Standard">presente ad hoc magistro Roberto Viardi / Radulpho Merigunci Petro Gonte</text:p>
      <text:p text:style-name="Standard">Camerario laico ecclesie Par. $P$ de Villarars Johanne de Orbias</text:p>
      <text:p text:style-name="Standard">ppolu</text:p>
      <text:p text:style-name="Standard">cire Par.</text:p>
      <text:p text:style-name="Standard">Ferrandus de Yspania gagiavit emendam pro vicolacione claust e e libraus</text:p>
      <text:p text:style-name="Standard">ptermed capitulo ad huc sedente rec concesignatis recessis ipse compaoe tit</text:p>
      <text:p text:style-name="Standard">fuit condempmaro recituta verm ipso</text:p>
      <text:p text:style-name="Standard">ad lune ad ardientu jus contra</text:p>
      <text:p text:style-name="Standard">Recog se debere enam specificaca et quod non solve ad terminum et quod non fuit preses</text:p>
      <text:p text:style-name="Standard"><text:soft-page-break/>de Bolveel Sancti Ellandi</text:p>
      <text:p text:style-name="Standard">e e soe sed ardi et que e et diabut quod nom detrebut n</text:p>
      <text:p text:style-name="Standard">&gt;&gt;&gt;&gt;&gt;&gt; liste &lt;&lt;&lt;&lt;&lt;&lt;&lt;</text:p>
      <text:p text:style-name="Standard">. Succenttre</text:p>
      <text:p text:style-name="Standard">Gillar</text:p>
      <text:p text:style-name="Standard">H. de Comedoro</text:p>
      <text:p text:style-name="Standard">G. Boydi</text:p>
      <text:p text:style-name="Standard">G. Rherta</text:p>
      <text:p text:style-name="Standard">Odone de Senons</text:p>
      <text:p text:style-name="Standard">J. de Mpadella</text:p>
      <text:p text:style-name="Standard">P. Casillis</text:p>
      <text:p text:style-name="Standard">H. de Peniardo</text:p>
      <text:p text:style-name="Standard">P. de Fayello</text:p>
      <text:p text:style-name="Standard">de Coradore</text:p>
      <text:p text:style-name="Standard">Baconlio</text:p>
      <text:p text:style-name="Standard">de Chambliaco</text:p>
      <text:p text:style-name="Standard">de Ponardo</text:p>
      <text:p text:style-name="Standard">l</text:p>
      <text:p text:style-name="Standard">cendere</text:p>
      <text:p text:style-name="Standard">N. de Apadella</text:p>
      <text:p text:style-name="Standard">de Fayello</text:p>
      <text:p text:style-name="Standard">dome de Semonis</text:p>
      <text:p text:style-name="Standard">de Chambliaco</text:p>
      <text:p text:style-name="Standard">co Craville</text:p>
      <text:p text:style-name="Standard">de Ponerdo</text:p>
      <text:p text:style-name="Standard">.Dure</text:p>
      <text:p text:style-name="Standard">pset magistro R. Mergunci</text:p>
      <text:p text:style-name="Standard">Johanne de Christolio cue</text:p>
      <text:p text:style-name="Standard">Baldoyno de Sancto Marcello</text:p>
      <text:p text:style-name="Standard"/>
      <text:p text:style-name="Standard"/>
      <text:p text:style-name="Standard">=FRAN_0393_09114.tif=</text:p>
      <text:p text:style-name="Standard">&gt;&gt;&gt;&gt;&gt;&gt; date &lt;&lt;&lt;&lt;&lt;&lt;&lt;</text:p>
      <text:p text:style-name="Standard">o xxvii die lune ponsocuilimet capitulntibus</text:p>
      <text:p text:style-name="Standard">ano xxvii die chanii prot oculi mer capitulantilus</text:p>
      <text:p text:style-name="Standard">anno xxxvii° die lune pt lecare ilim capitula cli</text:p>
      <text:p text:style-name="Standard"><text:soft-page-break/>&gt;&gt;&gt;&gt;&gt;&gt; block &lt;&lt;&lt;&lt;&lt;&lt;&lt;</text:p>
      <text:p text:style-name="Standard">Hugo de Bonocur su burgais clerici scolaris pro eedine</text:p>
      <text:p text:style-name="Standard">inmncatem claustri pervorendo de prorio quedam hacillar</text:p>
      <text:p text:style-name="Standard">juiedicionie capituli et promisit per juis stune voluntati capituli dacta</text:p>
      <text:p text:style-name="Standard">po issit vadelliarium pod negite bacellare</text:p>
      <text:p text:style-name="Standard">e</text:p>
      <text:p text:style-name="Standard">Pte Bacellari Odame de hoc quod arrestrant ipsum et claustro</text:p>
      <text:p text:style-name="Standard">Item scolars essoaavit bacellar</text:p>
      <text:p text:style-name="Standard">Johannes sipresonis de Balvel</text:p>
      <text:p text:style-name="Standard">Johannes Le Bougre</text:p>
      <text:p text:style-name="Standard">eDartm magistro P. de Fayello de Ba</text:p>
      <text:p text:style-name="Standard">quod non solvernt ad duem proclariacionis census suos etc.</text:p>
      <text:p text:style-name="Standard">Johannes Chartar ount officium monstandon . Pro Gi bbart selvend Monstarder</text:p>
      <text:p text:style-name="Standard">ad veneri contra eiiate Snt Rtephai</text:p>
      <text:p text:style-name="Standard">curatus Sancti Landeria eendave cognosabiliter de facto recusionis</text:p>
      <text:p text:style-name="Standard">Luminans $domini Ordonis de Palacrelo e de Desobedienti e de A</text:p>
      <text:p text:style-name="Standard">consenndis veneris ad tuxandm emendam</text:p>
      <text:p text:style-name="Standard">preseribu domino Thoma cacurcari Coerano laico</text:p>
      <text:p text:style-name="Standard">Gilar</text:p>
      <text:p text:style-name="Standard">data fuit licencia domino Guillelmo Hndecti seabsetandi proreg</text:p>
      <text:p text:style-name="Standard">suis ab eecum parisiensis usque ad justuns festum Pe</text:p>
      <text:p text:style-name="Standard">&gt;&gt;&gt;&gt;&gt;&gt; liste &lt;&lt;&lt;&lt;&lt;&lt;&lt;</text:p>
      <text:p text:style-name="Standard">Cantore</text:p>
      <text:p text:style-name="Standard">Cancellario</text:p>
      <text:p text:style-name="Standard">Scantore</text:p>
      <text:p text:style-name="Standard">J. Mlcondut</text:p>
      <text:p text:style-name="Standard">J. Douisari</text:p>
      <text:p text:style-name="Standard">J. de Arpadellii</text:p>
      <text:p text:style-name="Standard">G. de Ponardo</text:p>
      <text:p text:style-name="Standard">ad de Gerons</text:p>
      <text:p text:style-name="Standard">ello</text:p>
      <text:p text:style-name="Standard">Cantere</text:p>
      <text:p text:style-name="Standard">Srecentre</text:p>
      <text:p text:style-name="Standard">Candellario</text:p>
      <text:p text:style-name="Standard">G. Piquet</text:p>
      <text:p text:style-name="Standard">G. Malcondius</text:p>
      <text:p text:style-name="Standard"><text:soft-page-break/>J. de Arpadella</text:p>
      <text:p text:style-name="Standard">G. de Poniardo</text:p>
      <text:p text:style-name="Standard">Buvcenoio</text:p>
      <text:p text:style-name="Standard">Odere de Senonis</text:p>
      <text:p text:style-name="Standard">H. de Sermodoo</text:p>
      <text:p text:style-name="Standard">. Feyello</text:p>
      <text:p text:style-name="Standard">uete</text:p>
      <text:p text:style-name="Standard">.</text:p>
      <text:p text:style-name="Standard">Succentere</text:p>
      <text:p text:style-name="Standard">P. Piqueti</text:p>
      <text:p text:style-name="Standard">casilantibus</text:p>
      <text:p text:style-name="Standard">Vicencio Curaillee</text:p>
      <text:p text:style-name="Standard">G. de Ponardo</text:p>
      <text:p text:style-name="Standard">de Nuyello</text:p>
      <text:p text:style-name="Standard">. Guecte</text:p>
      <text:p text:style-name="Standard">Gullardo de Bauhaco</text:p>
      <text:p text:style-name="Standard"/>
      <text:p text:style-name="Standard"/>
      <text:p text:style-name="Standard">=FRAN_0393_09115.tif=</text:p>
      <text:p text:style-name="Standard">&gt;&gt;&gt;&gt;&gt;&gt; block &lt;&lt;&lt;&lt;&lt;&lt;&lt;</text:p>
      <text:p text:style-name="Standard">pronunciatunm fuit in capitulo quod dominus Gullardus de Gailharco Venit su</text:p>
      <text:p text:style-name="Standard">coempesone et infiti xxi. dies ad conferendum cum ecleste in curno confr</text:p>
      <text:p text:style-name="Standard">$a$ et sint ordinatum quod expectabitur quod mensis sic elapsus propter impeoe</text:p>
      <text:p text:style-name="Standard">antquem presentes ad eeclesia de Burgo Regino et nenquem onferaciur capella</text:p>
      <text:p text:style-name="Standard">domine Odonis de Palaceolo</text:p>
      <text:p text:style-name="Standard">Item dies asseiti Roberto de Brest quer apud Fulcum Yone ad hujusnd</text:p>
      <text:p text:style-name="Standard">ciatorem ad diem veneris autem rines pal roi $be concure be</text:p>
      <text:p text:style-name="Standard">A Couglle Burelda de Llney</text:p>
      <text:p text:style-name="Standard">Philippes Le FSillandier Johannes Gaigne et Colianus Bellandou</text:p>
      <text:p text:style-name="Standard">procuratore $villetis$ habioatorum de Comberosa e de Arennulla</text:p>
      <text:p text:style-name="Standard">comparuerunt nomibus procurators et dixerunt quod con habbant processum et ide</text:p>
      <text:p text:style-name="Standard">tenebuntur andre jus</text:p>
      <text:p text:style-name="Standard">Et ista dies fuit cotinus usque ad diem merarrii instaent / et ipsi procurao</text:p>
      <text:p text:style-name="Standard">fuerunt cicati peremptis ad domum diem prebendanis loci et procuratur</text:p>
      <text:p text:style-name="Standard">capituli reevensium</text:p>
      <text:p text:style-name="Standard">Et Hodie Petrus Pillost eunt deciriacum de Beseto</text:p>
      <text:p text:style-name="Standard"><text:soft-page-break/>r xv lbt solvendum ad natviatm Johannis Med et oleia</text:p>
      <text:p text:style-name="Standard">mediecatis ad festum beati Mincui escui</text:p>
      <text:p text:style-name="Standard">t ipsa die Chame in domo mer Yvons dominus Guillelmus Gudeti presbyter</text:p>
      <text:p text:style-name="Standard">caui Sancti Dyocesi de Passu Por constanatis procuratore ad eiam magistrum Radeulu Mengri</text:p>
      <text:p text:style-name="Standard">dominum Guillelmus Blachardi $prot$ preo Goulardi et Johaeet doen</text:p>
      <text:p text:style-name="Standard">Par. pseu Oluverio et Hamone etc.</text:p>
      <text:p text:style-name="Standard">&gt;&gt;&gt;&gt;&gt;&gt; liste &lt;&lt;&lt;&lt;&lt;&lt;&lt;</text:p>
      <text:p text:style-name="Standard">Succentore</text:p>
      <text:p text:style-name="Standard">P. Casalis</text:p>
      <text:p text:style-name="Standard">G. de Ponardo</text:p>
      <text:p text:style-name="Standard">T. de Coredero</text:p>
      <text:p text:style-name="Standard">Vicenc Curaille</text:p>
      <text:p text:style-name="Standard">G. Borsnon</text:p>
      <text:p text:style-name="Standard">Poe d Ser</text:p>
      <text:p text:style-name="Standard">P. de Fayllo</text:p>
      <text:p text:style-name="Standard">G. Guette</text:p>
      <text:p text:style-name="Standard"/>
      <text:p text:style-name="Standard"/>
      <text:p text:style-name="Standard">=FRAN_0393_09116.tif=</text:p>
      <text:p text:style-name="Standard">&gt;&gt;&gt;&gt;&gt;&gt; block &lt;&lt;&lt;&lt;&lt;&lt;&lt;</text:p>
      <text:p text:style-name="Standard">magister Crrenno Bohiu receptis sint in consiliarum capituli et custituta su e</text:p>
      <text:p text:style-name="Standard">sex dit libras queals anuatim et debet domn ad ps res</text:p>
      <text:p text:style-name="Standard">officium Rebera mnocne</text:p>
      <text:p text:style-name="Standard">&gt;&gt;&gt;&gt;&gt;&gt; liste &lt;&lt;&lt;&lt;&lt;&lt;&lt;</text:p>
      <text:p text:style-name="Standard">no</text:p>
      <text:p text:style-name="Standard">dello</text:p>
      <text:p text:style-name="Standard">ccentore</text:p>
      <text:p text:style-name="Standard">iqueo</text:p>
      <text:p text:style-name="Standard">Cpali</text:p>
      <text:p text:style-name="Standard">Odei de Senonis</text:p>
      <text:p text:style-name="Standard">Hugone de Ponjardi</text:p>
      <text:p text:style-name="Standard">Vianao le Cravaille</text:p>
      <text:p text:style-name="Standard">P. de Suxello</text:p>
      <text:p text:style-name="Standard">Guillelmo Guete</text:p>
      <text:p text:style-name="Standard">de Tornodoro</text:p>
      <text:p text:style-name="Standard">Archidiacono magno</text:p>
      <text:p text:style-name="Standard"><text:soft-page-break/>Johannus Martar</text:p>
      <text:p text:style-name="Standard">Succentore</text:p>
      <text:p text:style-name="Standard">cancellario</text:p>
      <text:p text:style-name="Standard">inque</text:p>
      <text:p text:style-name="Standard">G. de Ceormodory</text:p>
      <text:p text:style-name="Standard">edencio</text:p>
      <text:p text:style-name="Standard">J. de Poniendo</text:p>
      <text:p text:style-name="Standard">G. Grer</text:p>
      <text:p text:style-name="Standard"/>
      <text:p text:style-name="Standard"/>
      <text:p text:style-name="Standard">=FRAN_0393_09117.tif=</text:p>
      <text:p text:style-name="Standard">&gt;&gt;&gt;&gt;&gt;&gt; date &lt;&lt;&lt;&lt;&lt;&lt;&lt;</text:p>
      <text:p text:style-name="Standard">1.</text:p>
      <text:p text:style-name="Standard">die manii pto judica mo capitula ciliet</text:p>
      <text:p text:style-name="Standard">aro xxvii die sabbati ptt judica me / capitulantibus</text:p>
      <text:p text:style-name="Standard">uno xxvii die sablat at $Banes palies hora complectorm</text:p>
      <text:p text:style-name="Standard">&gt;&gt;&gt;&gt;&gt;&gt; entrée &lt;&lt;&lt;&lt;&lt;&lt;&lt;</text:p>
      <text:p text:style-name="Standard">H. de Ponardo</text:p>
      <text:p text:style-name="Standard">G. de Borverore</text:p>
      <text:p text:style-name="Standard">Se Bet</text:p>
      <text:p text:style-name="Standard">&gt;&gt;&gt;&gt;&gt;&gt; block &lt;&lt;&lt;&lt;&lt;&lt;&lt;</text:p>
      <text:p text:style-name="Standard">ut exequior</text:p>
      <text:p text:style-name="Standard">Hericis de Cherrno habet diem ad sabbatm ad faciend fidem peremptis et</text:p>
      <text:p text:style-name="Standard">et pro omn dilacione de refeccionibus et de Arrerag</text:p>
      <text:p text:style-name="Standard">Item ad sabbati diem dontra Curacum de Sancto Landerico</text:p>
      <text:p text:style-name="Standard">Item quer villa de Couborosa ad sabbati instatu actis aum procuratore nostro et cm</text:p>
      <text:p text:style-name="Standard">Jolii poutar suis</text:p>
      <text:p text:style-name="Standard">P auditas Marescall</text:p>
      <text:p text:style-name="Standard">Brians Matri clericis cmcerdavit pro Curaco Sancti Nicolai de Cardinet</text:p>
      <text:p text:style-name="Standard">quod ipse solvat ut premanibus. vi lb. vis. et infra qummodo. vi.</text:p>
      <text:p text:style-name="Standard">v st quo ad arreragia scabunt $ma voluntati suecentoris et m</text:p>
      <text:p text:style-name="Standard">videlicet pro tero nocn domine ultid iterit sint pro tero Pasche ani xxvt</text:p>
      <text:p text:style-name="Standard">Bertradi Bonifacii etc. et de hoc se obligivit Brionis pro ipse</text:p>
      <text:p text:style-name="Standard">qro</text:p>
      <text:p text:style-name="Standard">se for et curnan quod ita siet et Andieni de Blesis eciam procuratore se de boan</text:p>
      <text:p text:style-name="Standard">e quilbus in sel</text:p>
      <text:p text:style-name="Standard"><text:soft-page-break/>Item concordatum est epus dominu Egidium de Llmeyo milice racione conte</text:p>
      <text:p text:style-name="Standard">Besci quod dies sic ad die lune a die lune instt in merisis ad producon</text:p>
      <text:p text:style-name="Standard">informaciones quod</text:p>
      <text:p text:style-name="Standard">faciet censpisi pera capitualis</text:p>
      <text:p text:style-name="Standard">i ad manu ptr feso</text:p>
      <text:p text:style-name="Standard">3</text:p>
      <text:p text:style-name="Standard">danu deran caplul de Jo</text:p>
      <text:p text:style-name="Standard">capitulum non remenciat de smpr Bapso que ad aecucorem</text:p>
      <text:p text:style-name="Standard">mara n senon d</text:p>
      <text:p text:style-name="Standard">aoneli cc. e os</text:p>
      <text:p text:style-name="Standard">Marguevilia milice</text:p>
      <text:p text:style-name="Standard">Curaturs Sancti ladia ad diem hodierna</text:p>
      <text:p text:style-name="Standard">die t hora assignatons ad taxandum emendum cngiatum per curatum si</text:p>
      <text:p text:style-name="Standard">laderia capitulum taxanie dicta emendam et hipis mel vudelic ad</text:p>
      <text:p text:style-name="Standard">promnerne eum de chora et disclucionibus chori per annum ita pro pessit de</text:p>
      <text:p text:style-name="Standard">bficio suo ibi icm condempvaverunt ipsum ad solvebus. viii. lb. par.</text:p>
      <text:p text:style-name="Standard">ad fuciendum fieri aliquam humaginem in eccesa et signum inobedience ipsius quo</text:p>
      <text:p text:style-name="Standard">seeit centra capitulum Item indepemumum eum</text:p>
      <text:p text:style-name="Standard">prrdunt ex coe uffet</text:p>
      <text:p text:style-name="Standard">presentibus magistris Evero vehi</text:p>
      <text:p text:style-name="Standard">Hiereo</text:p>
      <text:p text:style-name="Standard">ead solvendum secqutoribus deffuncti illud ud</text:p>
      <text:p text:style-name="Standard">Sberto Goiandi clerico etdiberto Herrandi c</text:p>
      <text:p text:style-name="Standard">cantus et alias</text:p>
      <text:p text:style-name="Standard">&gt;&gt;&gt;&gt;&gt;&gt; liste &lt;&lt;&lt;&lt;&lt;&lt;&lt;</text:p>
      <text:p text:style-name="Standard">Cbrcore</text:p>
      <text:p text:style-name="Standard">Succentore</text:p>
      <text:p text:style-name="Standard">G. Piquet</text:p>
      <text:p text:style-name="Standard">G. de Cornodoro</text:p>
      <text:p text:style-name="Standard">G. de Ponardo</text:p>
      <text:p text:style-name="Standard">G. Breris</text:p>
      <text:p text:style-name="Standard">G. Guette</text:p>
      <text:p text:style-name="Standard">. Cantore</text:p>
      <text:p text:style-name="Standard">archidiaon Magno</text:p>
      <text:p text:style-name="Standard">Suconere</text:p>
      <text:p text:style-name="Standard">G. Pro quet</text:p>
      <text:p text:style-name="Standard"><text:soft-page-break/>Vicencio</text:p>
      <text:p text:style-name="Standard">G. de Commodo</text:p>
      <text:p text:style-name="Standard">B. Bouisaci</text:p>
      <text:p text:style-name="Standard"/>
      <text:p text:style-name="Standard"/>
      <text:p text:style-name="Standard">=FRAN_0393_09118.tif=</text:p>
      <text:p text:style-name="Standard">&gt;&gt;&gt;&gt;&gt;&gt; date &lt;&lt;&lt;&lt;&lt;&lt;&lt;</text:p>
      <text:p text:style-name="Standard">anno xxviiii° die cercurii ptt cuommedo capitulantibus</text:p>
      <text:p text:style-name="Standard">Anno xxviii die demeris post quindo causie qui non fumem qu olii exxeriti sina muvat usque ad bacte v</text:p>
      <text:p text:style-name="Standard">&gt;&gt;&gt;&gt;&gt;&gt; block &lt;&lt;&lt;&lt;&lt;&lt;&lt;</text:p>
      <text:p text:style-name="Standard">concordatum fuit a capitulo quod succenter. Erdo de Senonis</text:p>
      <text:p text:style-name="Standard">eciam Sanct de Fecil</text:p>
      <text:p text:style-name="Standard">J. de Arpader</text:p>
      <text:p text:style-name="Standard">paco et judicio ordinent snt reli quapecune matrcularii</text:p>
      <text:p text:style-name="Standard">.</text:p>
      <text:p text:style-name="Standard">de quibi conqueritur de ipsis</text:p>
      <text:p text:style-name="Standard">Johannes de Jurns sit receptius ad majoriam de Balveals quam resignacibat Petri</text:p>
      <text:p text:style-name="Standard">de Ville.</text:p>
      <text:p text:style-name="Standard">ad dicte venerio instts in eccso dies $eest$ ad hmb gmantizacione sue</text:p>
      <text:p text:style-name="Standard">de die</text:p>
      <text:p text:style-name="Standard">contra Pecruo de Lymons</text:p>
      <text:p text:style-name="Standard">fruocim per cum liberatorum ad mandum prepndi dicie et ad h ardiendum</text:p>
      <text:p text:style-name="Standard">ad luno code nistrus ad probite ex proces </text:p>
      <text:p text:style-name="Standard">ofestio</text:p>
      <text:p text:style-name="Standard">dominus P. Casalis suo et magistri. P. B. Borrfaci / de Be</text:p>
      <text:p text:style-name="Standard">mobilibus et dunebilibus Johannis Peris de Medunta exastani</text:p>
      <text:p text:style-name="Standard">capituli $e$ preconizatis ad vendendum pro jure capituli / obti</text:p>
      <text:p text:style-name="Standard">.viii lb. par.</text:p>
      <text:p text:style-name="Standard">ad hac Johanne Rani Lathomeo et Baufedo de Chen</text:p>
      <text:p text:style-name="Standard">Symone Decano de Layaco</text:p>
      <text:p text:style-name="Standard">&gt;&gt;&gt;&gt;&gt;&gt; liste &lt;&lt;&lt;&lt;&lt;&lt;&lt;</text:p>
      <text:p text:style-name="Standard">Cantore</text:p>
      <text:p text:style-name="Standard">Odone de Sononis</text:p>
      <text:p text:style-name="Standard">B. Bourisnon</text:p>
      <text:p text:style-name="Standard">G. Piquet</text:p>
      <text:p text:style-name="Standard"><text:soft-page-break/>H. de Comedero</text:p>
      <text:p text:style-name="Standard">R. de Rayello</text:p>
      <text:p text:style-name="Standard">G. Bertrandi</text:p>
      <text:p text:style-name="Standard">G. Guete</text:p>
      <text:p text:style-name="Standard">Cantore</text:p>
      <text:p text:style-name="Standard">J. de Arxadella</text:p>
      <text:p text:style-name="Standard">G. Piquet</text:p>
      <text:p text:style-name="Standard">P. Casallis</text:p>
      <text:p text:style-name="Standard">G. Bertrandi</text:p>
      <text:p text:style-name="Standard">P. de Garrigniaco</text:p>
      <text:p text:style-name="Standard">G. Guecte</text:p>
      <text:p text:style-name="Standard"/>
      <text:p text:style-name="Standard"/>
      <text:p text:style-name="Standard">=FRAN_0393_09119.tif=</text:p>
      <text:p text:style-name="Standard">&gt;&gt;&gt;&gt;&gt;&gt; date &lt;&lt;&lt;&lt;&lt;&lt;&lt;</text:p>
      <text:p text:style-name="Standard">xxei diedominici pt que cuntatur cnacia dicti capitula ciliet</text:p>
      <text:p text:style-name="Standard">xviii° die lune pta mii capitulantibus</text:p>
      <text:p text:style-name="Standard">&gt;&gt;&gt;&gt;&gt;&gt; block &lt;&lt;&lt;&lt;&lt;&lt;&lt;</text:p>
      <text:p text:style-name="Standard">Philipus Philippus de Melodino reciunt domum magistr</text:p>
      <text:p text:style-name="Standard">chierrici nc episcopi dictrub pro crigentis librus salva</text:p>
      <text:p text:style-name="Standard">licitacione infra octo dies a diemericis rustarts cum putardi</text:p>
      <text:p text:style-name="Standard">ita carnen quod non incendit prejudicore primeoblucioni qu</text:p>
      <text:p text:style-name="Standard">fe</text:p>
      <text:p text:style-name="Standard">salv de juve cenent et si non venent oprine fuat istum</text:p>
      <text:p text:style-name="Standard">it Johannes de Forisio reciuuc domum Philippi de Melel</text:p>
      <text:p text:style-name="Standard">p. ii librs / salva licitacione predictu ad detum terimine</text:p>
      <text:p text:style-name="Standard">bseiis domino Reginaldo de Losaura et Ynone</text:p>
      <text:p text:style-name="Standard">magister Petrus de Fretes nomine $domini cancellari Frani obtulit pro do</text:p>
      <text:p text:style-name="Standard">mag chealie episcopi actrabs. L. lbrs par. ulta oblacione a quic pro</text:p>
      <text:p text:style-name="Standard">factar et fuit receptus et eidem incimatum fine per capitulum</text:p>
      <text:p text:style-name="Standard">quod domins Philippus de Meled obculerat pro illa domo iiiC lb. par.</text:p>
      <text:p text:style-name="Standard">et dimiserat domum quom tenebat in $ccpitulo $capitule$ claustro / d</text:p>
      <text:p text:style-name="Standard">ad velend pro que quodem domo Johannes de Fensio jam obtulit i</text:p>
      <text:p text:style-name="Standard">bt cur.</text:p>
      <text:p text:style-name="Standard">Jacobus Grier et Johannes Gayne procuratori ville de Combr</text:p>
      <text:p text:style-name="Standard">cocordavent et procuratore capituli sunt discordia mota nte ipsos</text:p>
      <text:p text:style-name="Standard"><text:soft-page-break/>occacione mensinarum Granerum concordaverunt quod duo canonici</text:p>
      <text:p text:style-name="Standard">n</text:p>
      <text:p text:style-name="Standard">quos deputabit capitulum / ibun ad villa predictam eeree</text:p>
      <text:p text:style-name="Standard">dexpes ville</text:p>
      <text:p text:style-name="Standard">dmere et de Plai</text:p>
      <text:p text:style-name="Standard">vitacone snct facto idisicno et inquesta feu ipsi si possit ducent</text:p>
      <text:p text:style-name="Standard">prtes ad concordiam / et si hoc non possunt ipse fuorent jnstumt</text:p>
      <text:p text:style-name="Standard">et judicabunt et si illi de villa $c$ seserit si gernaces per on</text:p>
      <text:p text:style-name="Standard">M</text:p>
      <text:p text:style-name="Standard">a</text:p>
      <text:p text:style-name="Standard">ab ecces Ju</text:p>
      <text:p text:style-name="Standard">u</text:p>
      <text:p text:style-name="Standard">e ub retu alt e appellue</text:p>
      <text:p text:style-name="Standard">do</text:p>
      <text:p text:style-name="Standard">&gt;&gt;&gt;&gt;&gt;&gt; liste &lt;&lt;&lt;&lt;&lt;&lt;&lt;</text:p>
      <text:p text:style-name="Standard">ancere</text:p>
      <text:p text:style-name="Standard">Succentere</text:p>
      <text:p text:style-name="Standard">J. de Comolore</text:p>
      <text:p text:style-name="Standard">G. de Laudi</text:p>
      <text:p text:style-name="Standard">G. Berrundi</text:p>
      <text:p text:style-name="Standard">P. de Fayello</text:p>
      <text:p text:style-name="Standard">2</text:p>
      <text:p text:style-name="Standard">Barrg</text:p>
      <text:p text:style-name="Standard">T. de Denori</text:p>
      <text:p text:style-name="Standard">Gaillardo</text:p>
      <text:p text:style-name="Standard">R. de MHany</text:p>
      <text:p text:style-name="Standard">eCommodore</text:p>
      <text:p text:style-name="Standard">Padella</text:p>
      <text:p text:style-name="Standard">Gorundi</text:p>
      <text:p text:style-name="Standard">Gailbardo</text:p>
      <text:p text:style-name="Standard"/>
      <text:p text:style-name="Standard"/>
      <text:p text:style-name="Standard">=FRAN_0393_09120.tif=</text:p>
      <text:p text:style-name="Standard">&gt;&gt;&gt;&gt;&gt;&gt; date &lt;&lt;&lt;&lt;&lt;&lt;&lt;</text:p>
      <text:p text:style-name="Standard">anno xxviii° die mcurii pt mia $domini capitulaniia</text:p>
      <text:p text:style-name="Standard">anno xxviii° die ut veneris potr mra domini. capitulantibus</text:p>
      <text:p text:style-name="Standard"><text:soft-page-break/>&gt;&gt;&gt;&gt;&gt;&gt; block &lt;&lt;&lt;&lt;&lt;&lt;&lt;</text:p>
      <text:p text:style-name="Standard">$agister dominus Guillelmus de Vendariaco Cai Gue nomine magistri</text:p>
      <text:p text:style-name="Standard">Ponrelli decani sumi Verinan Autissensis et canonicui Par. obtiat dem</text:p>
      <text:p text:style-name="Standard">domini Caellarii francis ut diceeat quinquiginta libraus Par. ult</text:p>
      <text:p text:style-name="Standard">oblatam $etr Philippum de Meleduno et quamontque alium / et domini capitula</text:p>
      <text:p text:style-name="Standard">eidem dixeranit quod inteicioni isie arut quod si id decanus.</text:p>
      <text:p text:style-name="Standard">domum quod solvet ei. Ountentas et ququnginta libras par.d</text:p>
      <text:p text:style-name="Standard">dominus Guillelmus reisivit caillim quod si aliquis plus offerret quod non terdio</text:p>
      <text:p text:style-name="Standard">possessio nisi hoc prius signficato dicto cancellario</text:p>
      <text:p text:style-name="Standard">ad B. Chor</text:p>
      <text:p text:style-name="Standard">Ferrant e Magistro Gullelmu de Alvernia cai dec</text:p>
      <text:p text:style-name="Standard">de Plucencia</text:p>
      <text:p text:style-name="Standard">Manneli</text:p>
      <text:p text:style-name="Standard">Macheis nat qGuublaimt Guillelm</text:p>
      <text:p text:style-name="Standard">J</text:p>
      <text:p text:style-name="Standard">bbid per resignactione Jacobi Pessone quondam on in personem</text:p>
      <text:p text:style-name="Standard">Lubrdino $$ vircure gracie et non$$ alias etc.</text:p>
      <text:p text:style-name="Standard">sr domino Marnele de Placencia domino . G. de Mentibus</text:p>
      <text:p text:style-name="Standard">Cujico</text:p>
      <text:p text:style-name="Standard">Dies que eut in capitulo ad die luni instiralotus cucia dominum Egidium de Ulineyo militem est progata ad lune post</text:p>
      <text:p text:style-name="Standard">quidentem Pentheis comnbus remanentibus in statu pruesium mum et prout sint concondacioni in capitulo die luns</text:p>
      <text:p text:style-name="Standard">damos palmio et. pro eo quod fuit momcusatus de infirmuate per toltum perrinetum de Donai valle ejus famulum</text:p>
      <text:p text:style-name="Standard">Parien ra dicebera $dcted Et tavit doctis aivrgesi pe ipso ad pa centum per Paris de baci et pro fide destais</text:p>
      <text:p text:style-name="Standard">Philippus de Meledino Belt quingentus et quirquiginta librus paris. et</text:p>
      <text:p text:style-name="Standard">pro domo magistri Thierrici pro $$ decano Sancti Grrari obt</text:p>
      <text:p text:style-name="Standard">quiiginti libras Par. et ita saunct sextenti libre par.a</text:p>
      <text:p text:style-name="Standard">modo ipsemet intencon suam declaravit</text:p>
      <text:p text:style-name="Standard">G dice sabbati subsehe pro dicto P. Pourelli fuernt eblats ult obla</text:p>
      <text:p text:style-name="Standard">Plhi L. lb. par. in rerestario au oblacioni de dicte die sobbati exone</text:p>
      <text:p text:style-name="Standard">Philippus de Meleduno dixit die festi Sancti Mari</text:p>
      <text:p text:style-name="Standard">1</text:p>
      <text:p text:style-name="Standard">Ca</text:p>
      <text:p text:style-name="Standard">revesciario capitulantibus. Dantore et aliis e</text:p>
      <text:p text:style-name="Standard"><text:soft-page-break/>per. p.</text:p>
      <text:p text:style-name="Standard">pro domo que sue domini chierria $sex sepocs</text:p>
      <text:p text:style-name="Standard">Dece</text:p>
      <text:p text:style-name="Standard">repecios quiquignita libras par. statim solvendum et l</text:p>
      <text:p text:style-name="Standard">dixit prout alias duxerat quod domus sua computet</text:p>
      <text:p text:style-name="Standard">leribris in precio sprdicto et quod si non debeat in catu st</text:p>
      <text:p text:style-name="Standard">oilis nodis ipse</text:p>
      <text:p text:style-name="Standard">et. de suo propo sepa v</text:p>
      <text:p text:style-name="Standard">ts sives ob per deinort cai</text:p>
      <text:p text:style-name="Standard">&gt;&gt;&gt;&gt;&gt;&gt; liste &lt;&lt;&lt;&lt;&lt;&lt;&lt;</text:p>
      <text:p text:style-name="Standard">. Cancellario</text:p>
      <text:p text:style-name="Standard">B. Boursnai</text:p>
      <text:p text:style-name="Standard">G. Piquet</text:p>
      <text:p text:style-name="Standard">G. de Lauduno</text:p>
      <text:p text:style-name="Standard">G. de Comoboro .</text:p>
      <text:p text:style-name="Standard">G. de Pomardo</text:p>
      <text:p text:style-name="Standard">G. Bertrandi</text:p>
      <text:p text:style-name="Standard">Gaillardo</text:p>
      <text:p text:style-name="Standard">P. de Fugello</text:p>
      <text:p text:style-name="Standard">Vicencio Trivaille</text:p>
      <text:p text:style-name="Standard">Cantere</text:p>
      <text:p text:style-name="Standard">Succentore</text:p>
      <text:p text:style-name="Standard">Prdone de Senonis</text:p>
      <text:p text:style-name="Standard">J. de Apadella</text:p>
      <text:p text:style-name="Standard">P. Casalis</text:p>
      <text:p text:style-name="Standard">H. de Commodoro</text:p>
      <text:p text:style-name="Standard">G. Piquet</text:p>
      <text:p text:style-name="Standard">G. de Landis</text:p>
      <text:p text:style-name="Standard">Philippo de Meled</text:p>
      <text:p text:style-name="Standard">Vibendio Travaille</text:p>
      <text:p text:style-name="Standard">G. de Porverdo</text:p>
      <text:p text:style-name="Standard">Gaillardo</text:p>
      <text:p text:style-name="Standard">P. de Fagello</text:p>
      <text:p text:style-name="Standard">G. Guerte</text:p>
      <text:p text:style-name="Standard"/>
      <text:p text:style-name="Standard"/>
      <text:p text:style-name="Standard"><text:soft-page-break/>=FRAN_0393_09121.tif=</text:p>
      <text:p text:style-name="Standard">&gt;&gt;&gt;&gt;&gt;&gt; date &lt;&lt;&lt;&lt;&lt;&lt;&lt;</text:p>
      <text:p text:style-name="Standard">declaracione qui ad s in cotum sesubia</text:p>
      <text:p text:style-name="Standard">Pla</text:p>
      <text:p text:style-name="Standard">e itn festo beati Marci envingis anno xxviii° capitulant cilii</text:p>
      <text:p text:style-name="Standard">&gt;&gt;&gt;&gt;&gt;&gt; block &lt;&lt;&lt;&lt;&lt;&lt;&lt;</text:p>
      <text:p text:style-name="Standard">testes magistri Evenis Behic magister Robertu Wbiardi</text:p>
      <text:p text:style-name="Standard">dominus Reginaldi s de Losarra</text:p>
      <text:p text:style-name="Standard">dicti Perr</text:p>
      <text:p text:style-name="Standard">dominus Guillelmus de Vendaraco carm edneu nomine decu</text:p>
      <text:p text:style-name="Standard">danct oiiam dcissris Par obtulit ult omem ollacio</text:p>
      <text:p text:style-name="Standard">e caua Por.</text:p>
      <text:p text:style-name="Standard">factam per Philippum de Meleduno sibi ut supra Jacet</text:p>
      <text:p text:style-name="Standard">expositar L. librus pariie t dicens quod si oblacio hujusmod</text:p>
      <text:p text:style-name="Standard">Osteoit El consrcordiem alii</text:p>
      <text:p text:style-name="Standard">qued seu qud hie</text:p>
      <text:p text:style-name="Standard">da$ quod non muu deberet offerri quam ultum per prier</text:p>
      <text:p text:style-name="Standard">sune oblatum et ille cast et non alias offert ex</text:p>
      <text:p text:style-name="Standard">G. lbrm par. vle oblacione supradcs per dictum</text:p>
      <text:p text:style-name="Standard">Phum fer et stati reill obtulit per</text:p>
      <text:p text:style-name="Standard">sclucione fucienda $qu viii° iiii xviii. fler</text:p>
      <text:p text:style-name="Standard">saceo quim quodem factum visis et onscensis foren pr</text:p>
      <text:p text:style-name="Standard">le qes $pt G diebat.</text:p>
      <text:p text:style-name="Standard">Gargnu ee f</text:p>
      <text:p text:style-name="Standard">&gt;&gt;&gt;&gt;&gt;&gt; liste &lt;&lt;&lt;&lt;&lt;&lt;&lt;</text:p>
      <text:p text:style-name="Standard">Btradus Benfuet</text:p>
      <text:p text:style-name="Standard">J. de Fuyello</text:p>
      <text:p text:style-name="Standard">Ode de Senonis</text:p>
      <text:p text:style-name="Standard">H. de Cornedero</text:p>
      <text:p text:style-name="Standard">G.Pqunt</text:p>
      <text:p text:style-name="Standard">Babliaco</text:p>
      <text:p text:style-name="Standard">S</text:p>
      <text:p text:style-name="Standard">JMane</text:p>
      <text:p text:style-name="Standard">Gecentore</text:p>
      <text:p text:style-name="Standard">Vireo Bonfaci</text:p>
      <text:p text:style-name="Standard">de Serics</text:p>
      <text:p text:style-name="Standard"><text:soft-page-break/>Comodor</text:p>
      <text:p text:style-name="Standard">Miardo</text:p>
      <text:p text:style-name="Standard">Cueraille</text:p>
      <text:p text:style-name="Standard">Pidelli</text:p>
      <text:p text:style-name="Standard"/>
      <text:p text:style-name="Standard"/>
      <text:p text:style-name="Standard">=FRAN_0393_09122.tif=</text:p>
      <text:p text:style-name="Standard">&gt;&gt;&gt;&gt;&gt;&gt; date &lt;&lt;&lt;&lt;&lt;&lt;&lt;</text:p>
      <text:p text:style-name="Standard">s ad hoc magistro P. de Feresto</text:p>
      <text:p text:style-name="Standard">t eisdem anno xxviii° et die mintis poteto dictum festum Marci capitulantibus in</text:p>
      <text:p text:style-name="Standard">&gt;&gt;&gt;&gt;&gt;&gt; entrée &lt;&lt;&lt;&lt;&lt;&lt;&lt;</text:p>
      <text:p text:style-name="Standard">etens snt hoc instruent</text:p>
      <text:p text:style-name="Standard">. Regineldo de Losarra</text:p>
      <text:p text:style-name="Standard">&gt;&gt;&gt;&gt;&gt;&gt; block &lt;&lt;&lt;&lt;&lt;&lt;&lt;</text:p>
      <text:p text:style-name="Standard">agistro. B. Bonfaci dices quod ex volebat quod fmolitare de c</text:p>
      <text:p text:style-name="Standard">e</text:p>
      <text:p text:style-name="Standard">ea facto capitulo dosque ad pao usque ad quod liccacio erit connletu et quod re</text:p>
      <text:p text:style-name="Standard">T. restitige</text:p>
      <text:p text:style-name="Standard">infra al r hocaea icece</text:p>
      <text:p text:style-name="Standard">ab quod si ad magister Guillelmu Vellet aliquam per in alia ipetuum soli</text:p>
      <text:p text:style-name="Standard">$terabus ad</text:p>
      <text:p text:style-name="Standard">ea solvo dicti florer restituantur ei infict alioqu fiat solvcio exoe de</text:p>
      <text:p text:style-name="Standard">prefatu dominus Guillelmus de Vendanaeo nemine dicti Petr Pourelli earde</text:p>
      <text:p text:style-name="Standard">reperit oblacionem qua feeat emanei capitulo ult oblacionem for</text:p>
      <text:p text:style-name="Standard">pro domo que sive dine Chierici</text:p>
      <text:p text:style-name="Standard">Philippo et suppliciore quod deliberient eidem domu du Maxie</text:p>
      <text:p text:style-name="Standard">Regnles</text:p>
      <text:p text:style-name="Standard">$ep$ tradidie $pe ec$ Florenes ut supra scli viiia iiii</text:p>
      <text:p text:style-name="Standard">d erant in manu mragistri B. Bontari consignatii. qudam facto</text:p>
      <text:p text:style-name="Standard">caplium declarave quod intencionis erum erut quod precm ecclesie de</text:p>
      <text:p text:style-name="Standard">d</text:p>
      <text:p text:style-name="Standard">ad octagentas librm Par. a quod aum ciam habiere pecuie</text:p>
      <text:p text:style-name="Standard">de manu magistri Ytrandi et oim fateret quod debene</text:p>
      <text:p text:style-name="Standard">Olivet</text:p>
      <text:p text:style-name="Standard">pened dictum magistrum Ba Res</text:p>
      <text:p text:style-name="Standard">domino Guillelmus quod flereni depositi cedent existrin</text:p>
      <text:p text:style-name="Standard"><text:soft-page-break/>seli</text:p>
      <text:p text:style-name="Standard">tace dicte so pecunie nostrs$ salvo quod cres ins</text:p>
      <text:p text:style-name="Standard">ecclesie eos habere prove hodie.</text:p>
      <text:p text:style-name="Standard">datum et quod computa</text:p>
      <text:p text:style-name="Standard">presendibus magistro P. de Foresct reentur et manu capituli</text:p>
      <text:p text:style-name="Standard">R lo</text:p>
      <text:p text:style-name="Standard">Philipo Casse</text:p>
      <text:p text:style-name="Standard">magistro Guillelmo de Aunna</text:p>
      <text:p text:style-name="Standard">Bernardo</text:p>
      <text:p text:style-name="Standard">Pcuco</text:p>
      <text:p text:style-name="Standard">p omns in capitulo flurenes</text:p>
      <text:p text:style-name="Standard">predictos peres eum depeitions et fuerunt compritati et fuer</text:p>
      <text:p text:style-name="Standard">t. superis ein</text:p>
      <text:p text:style-name="Standard">ec Florer</text:p>
      <text:p text:style-name="Standard">3</text:p>
      <text:p text:style-name="Standard">su</text:p>
      <text:p text:style-name="Standard">aliam ono ecaesia resiis prs t pr ho</text:p>
      <text:p text:style-name="Standard">pro cempus lictacons eras c</text:p>
      <text:p text:style-name="Standard">dicave domum dicto Pecro et ipsum adiquarint</text:p>
      <text:p text:style-name="Standard">cale</text:p>
      <text:p text:style-name="Standard">&gt;&gt;&gt;&gt;&gt;&gt; liste &lt;&lt;&lt;&lt;&lt;&lt;&lt;</text:p>
      <text:p text:style-name="Standard">Philippos Casse Car curie</text:p>
      <text:p text:style-name="Standard">. Cantore</text:p>
      <text:p text:style-name="Standard">Succentore</text:p>
      <text:p text:style-name="Standard">B. Borisioi</text:p>
      <text:p text:style-name="Standard">Odeo de Senonis</text:p>
      <text:p text:style-name="Standard">G. Piqueti</text:p>
      <text:p text:style-name="Standard">G. de Land</text:p>
      <text:p text:style-name="Standard">vdcencio Cianaille</text:p>
      <text:p text:style-name="Standard">G. de Cermodoro</text:p>
      <text:p text:style-name="Standard">G. de Yonio</text:p>
      <text:p text:style-name="Standard">3</text:p>
      <text:p text:style-name="Standard">G. Vtrnin</text:p>
      <text:p text:style-name="Standard">P. de Chambliaco</text:p>
      <text:p text:style-name="Standard">J. de Mrpadella</text:p>
      <text:p text:style-name="Standard">SGello</text:p>
      <text:p text:style-name="Standard"><text:soft-page-break/>P. de Coleto</text:p>
      <text:p text:style-name="Standard"/>
      <text:p text:style-name="Standard"/>
      <text:p text:style-name="Standard">=FRAN_0393_09123.tif=</text:p>
      <text:p text:style-name="Standard">&gt;&gt;&gt;&gt;&gt;&gt; date &lt;&lt;&lt;&lt;&lt;&lt;&lt;</text:p>
      <text:p text:style-name="Standard">p invilate capitannaus</text:p>
      <text:p text:style-name="Standard">xxviii° die lune prot cantate / capitulane bis</text:p>
      <text:p text:style-name="Standard">iii mecur drstonnur festi Geoleaconsis Sancte Cuicis capitularabus</text:p>
      <text:p text:style-name="Standard">&gt;&gt;&gt;&gt;&gt;&gt; block &lt;&lt;&lt;&lt;&lt;&lt;&lt;</text:p>
      <text:p text:style-name="Standard">decarus Andegariensi m$ posuit ad mit. iCpso. far</text:p>
      <text:p text:style-name="Standard">prebende Par. que funt Pandulphi. de Augusto proxmer et</text:p>
      <text:p text:style-name="Standard">tempre quo vacabat et requisuit capitulum quod resondent eidem</text:p>
      <text:p text:style-name="Standard">andaco $din</text:p>
      <text:p text:style-name="Standard">P. de ipsis</text:p>
      <text:p text:style-name="Standard">s domino Mannele de Placencia</text:p>
      <text:p text:style-name="Standard">J. de Ploncia</text:p>
      <text:p text:style-name="Standard">assigmaur nue dion veneris in octo dies ad perredendum in collacione canonicom et prelbendum</text:p>
      <text:p text:style-name="Standard">ques dum vivent obtinebat in eclesia Sancti Johannis Rocundi valdomus de Sancto Mo</text:p>
      <text:p text:style-name="Standard">cello ejusdem ecclesie canonictis prebendatus</text:p>
      <text:p text:style-name="Standard">Guillelmo Gobe obtulit pro firma de Viriaco in Viromandu xliiii lbe. par.</text:p>
      <text:p text:style-name="Standard">Philippus de Vritaco procuratore Marcini vati Johanus Le Chenvenancier expectis et.</text:p>
      <text:p text:style-name="Standard">mnde quacunt et insumat sea regi</text:p>
      <text:p text:style-name="Standard">&gt;&gt;&gt;&gt;&gt;&gt; liste &lt;&lt;&lt;&lt;&lt;&lt;&lt;</text:p>
      <text:p text:style-name="Standard">orug</text:p>
      <text:p text:style-name="Standard">de Chambliacon</text:p>
      <text:p text:style-name="Standard">Fayl</text:p>
      <text:p text:style-name="Standard">obliaco</text:p>
      <text:p text:style-name="Standard">auro</text:p>
      <text:p text:style-name="Standard">ore archidiacon</text:p>
      <text:p text:style-name="Standard">Cancellario</text:p>
      <text:p text:style-name="Standard"/>
      <text:p text:style-name="Standard"/>
      <text:p text:style-name="Standard">=FRAN_0393_09124.tif=</text:p>
      <text:p text:style-name="Standard">&gt;&gt;&gt;&gt;&gt;&gt; date &lt;&lt;&lt;&lt;&lt;&lt;&lt;</text:p>
      <text:p text:style-name="Standard">anno xxviii° die venris $p$ domini festum bi Bibliae mic capitulancilis</text:p>
      <text:p text:style-name="Standard">anno xxviii° die mercurii prt festum Bernebe capitulantibus</text:p>
      <text:p text:style-name="Standard"><text:soft-page-break/>&gt;&gt;&gt;&gt;&gt;&gt; block &lt;&lt;&lt;&lt;&lt;&lt;&lt;</text:p>
      <text:p text:style-name="Standard">Stephanus pulularius serviens baillani dmini episcop</text:p>
      <text:p text:style-name="Standard">emendavit in pleno capitulo Decano et capitulo</text:p>
      <text:p text:style-name="Standard">accepit et dictu domuo Dei Par. uius Gilier</text:p>
      <text:p text:style-name="Standard">ibidem in franchisia deon restiturat locum</text:p>
      <text:p text:style-name="Standard">Lielona uxor Matuau</text:p>
      <text:p text:style-name="Standard">a</text:p>
      <text:p text:style-name="Standard">P. P. de LeMomies et H. de Cunanut</text:p>
      <text:p text:style-name="Standard">magistro Eveno Bohie</text:p>
      <text:p text:style-name="Standard">magistro Egidio de Curiaco</text:p>
      <text:p text:style-name="Standard">Rado mengna</text:p>
      <text:p text:style-name="Standard">magistro Stephano L Barreis</text:p>
      <text:p text:style-name="Standard">testimeon et.</text:p>
      <text:p text:style-name="Standard">dies quam dominus Rudro chaunini quam habebat hodie est capitulo sine</text:p>
      <text:p text:style-name="Standard">ad tres septimanas ent statu contra</text:p>
      <text:p text:style-name="Standard">Item Johannes Gaulart de Spedora renunciavit et capitulo $p</text:p>
      <text:p text:style-name="Standard">Milito</text:p>
      <text:p text:style-name="Standard">capituli juri quod sebat in senna diffictrum lata per capitulum pro ipso cen</text:p>
      <text:p text:style-name="Standard">Guillelmum Morryu et voluit quod capitulum faciat excquarente i</text:p>
      <text:p text:style-name="Standard">ad opus capituli et $ade in deduccionem debiti quod ipse Johanne de</text:p>
      <text:p text:style-name="Standard">capitulo</text:p>
      <text:p text:style-name="Standard">&gt;&gt;&gt;&gt;&gt;&gt; liste &lt;&lt;&lt;&lt;&lt;&lt;&lt;</text:p>
      <text:p text:style-name="Standard">Decano</text:p>
      <text:p text:style-name="Standard">Archidiacono</text:p>
      <text:p text:style-name="Standard">M. Malcondis</text:p>
      <text:p text:style-name="Standard">Buicencio Truvaille</text:p>
      <text:p text:style-name="Standard">P. Cosins</text:p>
      <text:p text:style-name="Standard">B. Bousuci</text:p>
      <text:p text:style-name="Standard">G. Piquet</text:p>
      <text:p text:style-name="Standard">H. de Ponardo</text:p>
      <text:p text:style-name="Standard">R. de Fug</text:p>
      <text:p text:style-name="Standard">G. Guete</text:p>
      <text:p text:style-name="Standard">. Decano</text:p>
      <text:p text:style-name="Standard">. Cancere</text:p>
      <text:p text:style-name="Standard">P. capulaius</text:p>
      <text:p text:style-name="Standard">Odone de Senoins</text:p>
      <text:p text:style-name="Standard"><text:soft-page-break/>Bivcencio Cravaille</text:p>
      <text:p text:style-name="Standard">ouchael Oulcondine</text:p>
      <text:p text:style-name="Standard">G. Piquet</text:p>
      <text:p text:style-name="Standard">G. Brienni</text:p>
      <text:p text:style-name="Standard">P. de Maing</text:p>
      <text:p text:style-name="Standard">P. de Sayillo</text:p>
      <text:p text:style-name="Standard"/>
      <text:p text:style-name="Standard"/>
      <text:p text:style-name="Standard">=FRAN_0393_09125.tif=</text:p>
      <text:p text:style-name="Standard">&gt;&gt;&gt;&gt;&gt;&gt; block &lt;&lt;&lt;&lt;&lt;&lt;&lt;</text:p>
      <text:p text:style-name="Standard">Jojis potet festum beati Barnabe apostoli capitulanei eceptum canonici</text:p>
      <text:p text:style-name="Standard">magister Gmanus</text:p>
      <text:p text:style-name="Standard">procurators magistri G. de Narbionna ea</text:p>
      <text:p text:style-name="Standard">Par et penitenciarii / acceptavit prebbendam que vacavit per mero</text:p>
      <text:p text:style-name="Standard">defuncti magistri Chorie de Balliaco quondam cancellarii Par. / et dominu</text:p>
      <text:p text:style-name="Standard">minaceonm episcopus ili presens cncilit eidem sub procestuts etc a $domnis</text:p>
      <text:p text:style-name="Standard">$ader giore fuu per capitulum et dominus cantor hunc ad inscallant ipsum</text:p>
      <text:p text:style-name="Standard">eceieti</text:p>
      <text:p text:style-name="Standard">et chero et proterimod in capituli</text:p>
      <text:p text:style-name="Standard">presente domino . P. Episcopo Carcasson. abbate Fistanies</text:p>
      <text:p text:style-name="Standard">magistro Petro Alenanni officialis Curie . Archidiaconis Par.</text:p>
      <text:p text:style-name="Standard">magistro domus Dei domio G. de Noncib. G. Rrecipandi et vestro</text:p>
      <text:p text:style-name="Standard">de Cuna puebentis nec</text:p>
      <text:p text:style-name="Standard">dominus Borndus Bonisaci procuratore Hhaucandi de Pellouniaco</text:p>
      <text:p text:style-name="Standard">protestatur suit etc.</text:p>
      <text:p text:style-name="Standard">Magister Hugo de Fulhius procuratore magistri . P. de Vico</text:p>
      <text:p text:style-name="Standard">protereor fuit</text:p>
      <text:p text:style-name="Standard">Deudicos Dyvisardi procuratore Johannis de Bleso protestatonis fu</text:p>
      <text:p text:style-name="Standard">dominus Guillelmus de Gymo procuratore Johannis de Calingiinco protestais furt de acceptaris</text:p>
      <text:p text:style-name="Standard">prebendam que fuit desinicti cancellarii si et cr</text:p>
      <text:p text:style-name="Standard">Item dminus Johannis Courtois presbyter et Petrus de Baillivo secqutores afso co</text:p>
      <text:p text:style-name="Standard">vii promisunt retinurt de bonis eerquionis C. libras paririsi pro complendo ordunmon</text:p>
      <text:p text:style-name="Standard">nostrim e disiordia quim habi cum domine Michaele etc. si ordinio facint r</text:p>
      <text:p text:style-name="Standard">eosPresentibus domino Requildo e Lesarra et Guuillalme de Monobis prebete</text:p>
      <text:p text:style-name="Standard">&gt;&gt;&gt;&gt;&gt;&gt; liste &lt;&lt;&lt;&lt;&lt;&lt;&lt;</text:p>
      <text:p text:style-name="Standard">decar</text:p>
      <text:p text:style-name="Standard"><text:soft-page-break/>Henco</text:p>
      <text:p text:style-name="Standard">Ducentere</text:p>
      <text:p text:style-name="Standard">P. Casalis</text:p>
      <text:p text:style-name="Standard">P. Bonfaci</text:p>
      <text:p text:style-name="Standard">M. Malcondunt</text:p>
      <text:p text:style-name="Standard">dore de Senons</text:p>
      <text:p text:style-name="Standard">P. de Marrigs</text:p>
      <text:p text:style-name="Standard">P. de Fayello</text:p>
      <text:p text:style-name="Standard">G. Guetce</text:p>
      <text:p text:style-name="Standard">G. de Comedoro</text:p>
      <text:p text:style-name="Standard">G. Piqueti</text:p>
      <text:p text:style-name="Standard">G. Vertrani</text:p>
      <text:p text:style-name="Standard">de Laudi</text:p>
      <text:p text:style-name="Standard">Malcondi</text:p>
      <text:p text:style-name="Standard">domo vie</text:p>
      <text:p text:style-name="Standard">nfac</text:p>
      <text:p text:style-name="Standard"/>
      <text:p text:style-name="Standard"/>
      <text:p text:style-name="Standard">=FRAN_0393_09126.tif=</text:p>
      <text:p text:style-name="Standard">&gt;&gt;&gt;&gt;&gt;&gt; block &lt;&lt;&lt;&lt;&lt;&lt;&lt;</text:p>
      <text:p text:style-name="Standard">Johannes Gilboust que debene facere fidem mefra die luni autem percheai ulcimo precerit</text:p>
      <text:p text:style-name="Standard">quo prosequebatur appolonem sanctia et que infraillud caminum hoc facere obmist</text:p>
      <text:p text:style-name="Standard">asserebat quod per commissarum scecit infra jideram nacica Johannis Fuc</text:p>
      <text:p text:style-name="Standard">quod scecit per commissarium alioiu pera enre commissa</text:p>
      <text:p text:style-name="Standard">Robert de Percu pceit absele pro magistro R.</text:p>
      <text:p text:style-name="Standard">hise magistris Theobaldo et. Item in clarstro ante Banum magistro Petrus de Sayille</text:p>
      <text:p text:style-name="Standard">et Nicolaus munt compruiserunt in archidiaconus Mormensis et Odonem de Senonis presentibus m</text:p>
      <text:p text:style-name="Standard">sucuo lobic / et domino Thomia de Sente et domino Guillelmo de Compendio</text:p>
      <text:p text:style-name="Standard">anno xxviii° die miictis aute festum Natviti beati Johannis Baptiste capitulantibus recipero canonic</text:p>
      <text:p text:style-name="Standard">hora Bespar</text:p>
      <text:p text:style-name="Standard">magister Pers Cioreni secretantu regis receptis sine</text:p>
      <text:p text:style-name="Standard">ad prebendum</text:p>
      <text:p text:style-name="Standard">dois $domn Theodona</text:p>
      <text:p text:style-name="Standard">s magistro Ereno Behic</text:p>
      <text:p text:style-name="Standard">&gt;&gt;&gt;&gt;&gt;&gt; liste &lt;&lt;&lt;&lt;&lt;&lt;&lt;</text:p>
      <text:p text:style-name="Standard">ecano</text:p>
      <text:p text:style-name="Standard"><text:soft-page-break/>1</text:p>
      <text:p text:style-name="Standard">Cantore</text:p>
      <text:p text:style-name="Standard">Henco de Comedis</text:p>
      <text:p text:style-name="Standard">G. Piqueti</text:p>
      <text:p text:style-name="Standard">G. Beranni</text:p>
      <text:p text:style-name="Standard">J. de Frgello</text:p>
      <text:p text:style-name="Standard">Decano</text:p>
      <text:p text:style-name="Standard">Cantore</text:p>
      <text:p text:style-name="Standard">G. Piqueti</text:p>
      <text:p text:style-name="Standard">Veicencio Cravaille</text:p>
      <text:p text:style-name="Standard">des</text:p>
      <text:p text:style-name="Standard">B. Bouifi</text:p>
      <text:p text:style-name="Standard">H. de Ponarco</text:p>
      <text:p text:style-name="Standard">J. de Arpadolla</text:p>
      <text:p text:style-name="Standard">G. Bereonni</text:p>
      <text:p text:style-name="Standard">V. Gueroe</text:p>
      <text:p text:style-name="Standard"/>
      <text:p text:style-name="Standard"/>
      <text:p text:style-name="Standard">=FRAN_0393_09127.tif=</text:p>
      <text:p text:style-name="Standard">&gt;&gt;&gt;&gt;&gt;&gt; block &lt;&lt;&lt;&lt;&lt;&lt;&lt;</text:p>
      <text:p text:style-name="Standard">die len cme festum nac priss et apostolant</text:p>
      <text:p text:style-name="Standard">Decanus Andegis posie ad manum pse. fruct procempore faco prebenie</text:p>
      <text:p text:style-name="Standard">fuit domini Padulhi et Fruot prebende que fut quondam magistri Thier</text:p>
      <text:p text:style-name="Standard">t Thibune capitulo ne aliauquam sibi vela domino manutli pro ipse resundeat</text:p>
      <text:p text:style-name="Standard">presentibus magistris Ereno Bohic et Roberto Boiardi et G. de Montibus prelbyteris</text:p>
      <text:p text:style-name="Standard">Iem magistri Thodebaldud Merco $suli$ asseruit quod placebut magistro Var</text:p>
      <text:p text:style-name="Standard">de Ascheriis officialis Brie quod abisolveretur a capitulo magister Releit de Cau</text:p>
      <text:p text:style-name="Standard">et supplicavit</text:p>
      <text:p text:style-name="Standard">magister P. Casalis proturato fuit de dioceprocundo prebendam defuncti mai</text:p>
      <text:p text:style-name="Standard">P. de Sinayo etc. presentbus dictis testibus</text:p>
      <text:p text:style-name="Standard">magister . P. Barrier reqisuvt quod venderetur done cancellari et su</text:p>
      <text:p text:style-name="Standard">concessum dummnolo fuerit escumata prius</text:p>
      <text:p text:style-name="Standard">Item deliberea fuerio domino Manneli et Jacobo de Medielano notario</text:p>
      <text:p text:style-name="Standard">domini Parisiensi episcopi / libri domini d'Ombaldi Cardine querant in thesauro</text:p>
      <text:p text:style-name="Standard">presentbus magistro Roberto Voiardi et $Euono Bohic ac domino G. de Mance</text:p>
      <text:p text:style-name="Standard">axxvne. die thori aue festum Natati beati Johanne Bapicate hora vesperarium capitulati cilii</text:p>
      <text:p text:style-name="Standard"><text:soft-page-break/>Johannes de Calviguiaco</text:p>
      <text:p text:style-name="Standard">iPetrans</text:p>
      <text:p text:style-name="Standard">Pcossi</text:p>
      <text:p text:style-name="Standard">P. Pcrator sz</text:p>
      <text:p text:style-name="Standard">ad prebenbam defnctum ec de sussiaco quondam</text:p>
      <text:p text:style-name="Standard">evil Par. camen non sine receptu di</text:p>
      <text:p text:style-name="Standard">preodos Sacte Genovese principalis exequieer que con</text:p>
      <text:p text:style-name="Standard">vides archidiaconu Bronices / erat exempcuo</text:p>
      <text:p text:style-name="Standard">$on constavar d Morte.</text:p>
      <text:p text:style-name="Standard">presente magistro Guillelmo de Gheno Stephano de Moncel</text:p>
      <text:p text:style-name="Standard">G. de Montibus. Bado Bonisisus dendrea de Lege</text:p>
      <text:p text:style-name="Standard">&gt;&gt;&gt;&gt;&gt;&gt; liste &lt;&lt;&lt;&lt;&lt;&lt;&lt;</text:p>
      <text:p text:style-name="Standard">Lanfin</text:p>
      <text:p text:style-name="Standard">Galcondune</text:p>
      <text:p text:style-name="Standard">GeConeboro</text:p>
      <text:p text:style-name="Standard">Casolis</text:p>
      <text:p text:style-name="Standard">J. Barrier</text:p>
      <text:p text:style-name="Standard">G. de Laudi</text:p>
      <text:p text:style-name="Standard">G. Bertranii</text:p>
      <text:p text:style-name="Standard">. Gueroe</text:p>
      <text:p text:style-name="Standard">Decanos</text:p>
      <text:p text:style-name="Standard">Malcondurt</text:p>
      <text:p text:style-name="Standard">. Comedoro</text:p>
      <text:p text:style-name="Standard">. Laud</text:p>
      <text:p text:style-name="Standard">J. Cavaille</text:p>
      <text:p text:style-name="Standard">oban</text:p>
      <text:p text:style-name="Standard">Larie</text:p>
      <text:p text:style-name="Standard">er</text:p>
      <text:p text:style-name="Standard"/>
      <text:p text:style-name="Standard"/>
      <text:p text:style-name="Standard">=FRAN_0393_09128.tif=</text:p>
      <text:p text:style-name="Standard">&gt;&gt;&gt;&gt;&gt;&gt; date &lt;&lt;&lt;&lt;&lt;&lt;&lt;</text:p>
      <text:p text:style-name="Standard">38</text:p>
      <text:p text:style-name="Standard">Anno dini millesimo ccc° xxviiia die sabtui et crastine festi at beati Johannis Bai</text:p>
      <text:p text:style-name="Standard">&gt;&gt;&gt;&gt;&gt;&gt; block &lt;&lt;&lt;&lt;&lt;&lt;&lt;</text:p>
      <text:p text:style-name="Standard">2</text:p>
      <text:p text:style-name="Standard"><text:soft-page-break/>pcurators $dmn magistri. G. de Nai bonna</text:p>
      <text:p text:style-name="Standard">prebendam que vacuvit in ecclesia Par. per obitum</text:p>
      <text:p text:style-name="Standard">aco et omne et quo duno debet probenda ma</text:p>
      <text:p text:style-name="Standard">bailliaco quam acceptavit i et in </text:p>
      <text:p text:style-name="Standard">4</text:p>
      <text:p text:style-name="Standard">Thome de Builliaco</text:p>
      <text:p text:style-name="Standard">relacium fuit domum Cancellarii cne appoats ad. ix lb.</text:p>
      <text:p text:style-name="Standard">presenail ad hoc magistro Eueno Rohac</text:p>
      <text:p text:style-name="Standard">vers</text:p>
      <text:p text:style-name="Standard">onnone de Bura publico ne Johanne Chartari sz</text:p>
      <text:p text:style-name="Standard">capituli et pluribus etc.</text:p>
      <text:p text:style-name="Standard">ordinacum est in capitulo generali quod dececere prebendam</text:p>
      <text:p text:style-name="Standard">Gtevilla solvent $ulb. C. s. officio annl</text:p>
      <text:p text:style-name="Standard">+. xx. s. par. offiiio Maudeti / Et fu</text:p>
      <text:p text:style-name="Standard">judicatum prebendarios et precendas fuisse</text:p>
      <text:p text:style-name="Standard">hoc obligatonum et oneratas.</text:p>
      <text:p text:style-name="Standard">&gt;&gt;&gt;&gt;&gt;&gt; liste &lt;&lt;&lt;&lt;&lt;&lt;&lt;</text:p>
      <text:p text:style-name="Standard">3</text:p>
      <text:p text:style-name="Standard">Decano</text:p>
      <text:p text:style-name="Standard">Cannerre</text:p>
      <text:p text:style-name="Standard">chidalicon magno</text:p>
      <text:p text:style-name="Standard">Succentore</text:p>
      <text:p text:style-name="Standard">Odore de Senonis</text:p>
      <text:p text:style-name="Standard">Cecher</text:p>
      <text:p text:style-name="Standard">Pecro de Conerdeco</text:p>
      <text:p text:style-name="Standard">B. Bouisarii</text:p>
      <text:p text:style-name="Standard">G. Piqueti</text:p>
      <text:p text:style-name="Standard">P. Casulis</text:p>
      <text:p text:style-name="Standard">G. de Corroboro</text:p>
      <text:p text:style-name="Standard">M. Malconduit</text:p>
      <text:p text:style-name="Standard">H. de Poniarco</text:p>
      <text:p text:style-name="Standard">G. de Laud</text:p>
      <text:p text:style-name="Standard">Bicencio Arnnailli</text:p>
      <text:p text:style-name="Standard">P. de Chabliaco</text:p>
      <text:p text:style-name="Standard">R. Baveii</text:p>
      <text:p text:style-name="Standard">P. de Fuyello</text:p>
      <text:p text:style-name="Standard"><text:soft-page-break/>G. Harn</text:p>
      <text:p text:style-name="Standard">J. de Arpadella</text:p>
      <text:p text:style-name="Standard">G. Guette.</text:p>
      <text:p text:style-name="Standard"/>
      <text:p text:style-name="Standard"/>
      <text:p text:style-name="Standard">=FRAN_0393_09129.tif=</text:p>
      <text:p text:style-name="Standard">&gt;&gt;&gt;&gt;&gt;&gt; date &lt;&lt;&lt;&lt;&lt;&lt;&lt;</text:p>
      <text:p text:style-name="Standard">viii die venreriss festum Pet et Pauli apostolorum</text:p>
      <text:p text:style-name="Standard">58</text:p>
      <text:p text:style-name="Standard">anno xxviii° die mrcrii pci festum cnislaco becteri Beredieti abbats capitula cilii</text:p>
      <text:p text:style-name="Standard">xx</text:p>
      <text:p text:style-name="Standard">die pauis poeur dictum fesm cunslactiaus beati Bendica abbatis capitulaas</text:p>
      <text:p text:style-name="Standard">&gt;&gt;&gt;&gt;&gt;&gt; block &lt;&lt;&lt;&lt;&lt;&lt;&lt;</text:p>
      <text:p text:style-name="Standard">Durondus la Tule propa de Aondresiaco fut par et emenda de hoc quod levam</text:p>
      <text:p text:style-name="Standard">magistr inhibacis capitulo et fungendo arrestum levavt fructu et ch de anno vilecio</text:p>
      <text:p text:style-name="Standard">predico / item capitulum appesuit arrestu qusque tradiditer plegieum et fu</text:p>
      <text:p text:style-name="Standard">eib injictum quod infra xv. tdut plegi</text:p>
      <text:p text:style-name="Standard">magister Guillelmus de Argentolio procuratore magistri Petri</text:p>
      <text:p text:style-name="Standard">de vico insunant accepta cte fem pro e de Causo</text:p>
      <text:p text:style-name="Standard">lone $e et coblacios et prte ce dies fuit i</text:p>
      <text:p text:style-name="Standard">cata ad deliberandum ex parte capituli</text:p>
      <text:p text:style-name="Standard">presen magistro Egidi de Curiaco / Gauprido de</text:p>
      <text:p text:style-name="Standard">Ascheriis Eveno Bohic Radonme</text:p>
      <text:p text:style-name="Standard">Johannis de Colingniaco fuit admissus ad prebendam</text:p>
      <text:p text:style-name="Standard">Impetumds</text:p>
      <text:p text:style-name="Standard">defunntuo Petro de Ft Suzay</text:p>
      <text:p text:style-name="Standard">G. de Gyeno. G. de Montibus G. de Compendi</text:p>
      <text:p text:style-name="Standard">e delens sequenti en domo domini decani / magister Robertus Pichect / a dicto domini</text:p>
      <text:p text:style-name="Standard">de camjus alias dis</text:p>
      <text:p text:style-name="Standard">Magstre H </text:p>
      <text:p text:style-name="Standard">ab exci</text:p>
      <text:p text:style-name="Standard">e penarco caua po c nissurum capituli per iii</text:p>
      <text:p text:style-name="Standard">&gt;&gt;&gt;&gt;&gt;&gt; liste &lt;&lt;&lt;&lt;&lt;&lt;&lt;</text:p>
      <text:p text:style-name="Standard">asl</text:p>
      <text:p text:style-name="Standard">us</text:p>
      <text:p text:style-name="Standard">Gvaille</text:p>
      <text:p text:style-name="Standard"><text:soft-page-break/>eo. e. de Poniarco</text:p>
      <text:p text:style-name="Standard">.Barrer</text:p>
      <text:p text:style-name="Standard">Bane</text:p>
      <text:p text:style-name="Standard">J. de Finello</text:p>
      <text:p text:style-name="Standard">Decano</text:p>
      <text:p text:style-name="Standard">. Cantore</text:p>
      <text:p text:style-name="Standard">G. Piqueti</text:p>
      <text:p text:style-name="Standard">Crencio Cravaille</text:p>
      <text:p text:style-name="Standard">eci Ponrelli</text:p>
      <text:p text:style-name="Standard">aglo</text:p>
      <text:p text:style-name="Standard">de hac prbenda de</text:p>
      <text:p text:style-name="Standard">capitulie habae anna</text:p>
      <text:p text:style-name="Standard">de v</text:p>
      <text:p text:style-name="Standard">quo non erat canuc ess</text:p>
      <text:p text:style-name="Standard">nas Johannis</text:p>
      <text:p text:style-name="Standard">de Fayell</text:p>
      <text:p text:style-name="Standard"/>
      <text:p text:style-name="Standard"/>
      <text:p text:style-name="Standard">=FRAN_0393_09130.tif=</text:p>
      <text:p text:style-name="Standard">&gt;&gt;&gt;&gt;&gt;&gt; date &lt;&lt;&lt;&lt;&lt;&lt;&lt;</text:p>
      <text:p text:style-name="Standard">anno xxviii° die lunie cu festum beati Magise Maginedo G. Lauabu</text:p>
      <text:p text:style-name="Standard">annno xxviii° die chercrii $post$ aoutm magdals capitulantibus</text:p>
      <text:p text:style-name="Standard">&gt;&gt;&gt;&gt;&gt;&gt; block &lt;&lt;&lt;&lt;&lt;&lt;&lt;</text:p>
      <text:p text:style-name="Standard">presentatis processibus Johannis de Blesis et P. de Vico / snct Ge</text:p>
      <text:p text:style-name="Standard">repertum fuit Johanne Habee priorem dicum et provevato per decm</text:p>
      <text:p text:style-name="Standard">Item fuit facta gracia decan frucobus prebende sue videl de</text:p>
      <text:p text:style-name="Standard">qud remanum incus taxacionem decime et caxeacionem decime</text:p>
      <text:p text:style-name="Standard">mierem domino et t</text:p>
      <text:p text:style-name="Standard">cancellari non e</text:p>
      <text:p text:style-name="Standard">receptus int festo</text:p>
      <text:p text:style-name="Standard">viss magistro Roberti Borordi magistro Exidio Curiaco</text:p>
      <text:p text:style-name="Standard">advocato domino Johanne Curato caum Ladericiet</text:p>
      <text:p text:style-name="Standard">ordinacione fuit per capitulum seu majorem partem capituli quod exeqt</text:p>
      <text:p text:style-name="Standard">ceres destuncti Thome de bailli eo cancellarii Comellant ad ad</text:p>
      <text:p text:style-name="Standard">cipc redditus capellanis quam cbtinet dominus Michail de Ler</text:p>
      <text:p text:style-name="Standard">sit apud Yiviacum / ultrm salcem ad solvend. Lilbrs</text:p>
      <text:p text:style-name="Standard"><text:soft-page-break/>presentibus magistris Evoro Bohic et Roberto Viardi clercas Pet de Le</text:p>
      <text:p text:style-name="Standard">t Yreno de Curia</text:p>
      <text:p text:style-name="Standard">Egidius de Vaus clericus srelaris pas eendane pro eo</text:p>
      <text:p text:style-name="Standard">quod defferebus arme et claustrio et emenda ed remissi</text:p>
      <text:p text:style-name="Standard">It quod eat eistunu in regnacione apud Dim maur</text:p>
      <text:p text:style-name="Standard">dies csas ad veum pe Lamencium de Curuco de Loni</text:p>
      <text:p text:style-name="Standard">contra Michaele du Marches / act cum Horice de Peniti</text:p>
      <text:p text:style-name="Standard">peris</text:p>
      <text:p text:style-name="Standard">per Curaco R Hugone de Duar</text:p>
      <text:p text:style-name="Standard">Po.</text:p>
      <text:p text:style-name="Standard">&gt;&gt;&gt;&gt;&gt;&gt; liste &lt;&lt;&lt;&lt;&lt;&lt;&lt;</text:p>
      <text:p text:style-name="Standard">Decano</text:p>
      <text:p text:style-name="Standard">. Cantore</text:p>
      <text:p text:style-name="Standard">. Archidiacono majore</text:p>
      <text:p text:style-name="Standard">P. Cosalis</text:p>
      <text:p text:style-name="Standard">B. Bouifaci</text:p>
      <text:p text:style-name="Standard">G. Piqueti</text:p>
      <text:p text:style-name="Standard">H. de Ponarco</text:p>
      <text:p text:style-name="Standard">P. de Hambliaco</text:p>
      <text:p text:style-name="Standard">G. Brerann</text:p>
      <text:p text:style-name="Standard">P. de Fugello</text:p>
      <text:p text:style-name="Standard">. Decano</text:p>
      <text:p text:style-name="Standard">Cantore</text:p>
      <text:p text:style-name="Standard">archidiacono Par.</text:p>
      <text:p text:style-name="Standard">G. Piquet</text:p>
      <text:p text:style-name="Standard">B. Bouisaco</text:p>
      <text:p text:style-name="Standard">P. de Chambliaco</text:p>
      <text:p text:style-name="Standard">G. de Laudi</text:p>
      <text:p text:style-name="Standard">P. Cusalis</text:p>
      <text:p text:style-name="Standard">G. de Ponrco</text:p>
      <text:p text:style-name="Standard">G. Bertranii</text:p>
      <text:p text:style-name="Standard">J. de Mugello</text:p>
      <text:p text:style-name="Standard">Petro Ponvelli</text:p>
      <text:p text:style-name="Standard">G. Guette</text:p>
      <text:p text:style-name="Standard"/>
      <text:p text:style-name="Standard"/>
      <text:p text:style-name="Standard"><text:soft-page-break/>=FRAN_0393_09131.tif=</text:p>
      <text:p text:style-name="Standard">&gt;&gt;&gt;&gt;&gt;&gt; block &lt;&lt;&lt;&lt;&lt;&lt;&lt;</text:p>
      <text:p text:style-name="Standard">v del die cercurii ultimo dicta / exposito quod dominuo Gausudus de Pleceyo assignat cdes reddit</text:p>
      <text:p text:style-name="Standard">ddacione caumium dom capellanie sue in ecclesia Par. / quosique est redditurs et bona tenentur et teneri consuerierunt ab antius in feodum</text:p>
      <text:p text:style-name="Standard">licter pu racine domus de Vilisiaco quos quodem redditur et bona canquam $ admerazates venuerat et tr didermt</text:p>
      <text:p text:style-name="Standard">casma capellania dics domino Goufridus et jam de novo capellaam hujusmodi cum bons et redditibus predicts conferri procuratori</text:p>
      <text:p text:style-name="Standard">Furgon clerico macutinarum ecclesie Parisiensis et dictus Johannes Surgon fuit missus in possessionaem ipsi capellanie reddi</text:p>
      <text:p text:style-name="Standard">et bonorum de Mandaco capituli. Notum sic quod domini decimn et croni capitulum dixre domino Bertando Bonifuat</text:p>
      <text:p text:style-name="Standard">eum pcedum sive bona et redditus scedales nunquam fuerunt admortizat per capitulum audaum et quamvis</text:p>
      <text:p text:style-name="Standard">es dominus Gausadus quandam qau habeat a capitulo de emendis redditibus pro aniversario vel capella</text:p>
      <text:p text:style-name="Standard">ecclesia Par. fundandum / nunquam cum fut nec est nec enc dictorum dominorum incendio quod in scodis donus de vilsi</text:p>
      <text:p text:style-name="Standard">in aliis seodis ecclesie Par. dictus dominus Gaufridus emerit vel infuturs emere possit bona vel reddis</text:p>
      <text:p text:style-name="Standard">tenendum in manumorena pro fundandum aniversarium vel capellania predicts / quare dictum fuit per predictos</text:p>
      <text:p text:style-name="Standard">ec nostr e capitulum dicto domino Bertrando / cri locus de Vilisiaco ad vitam sram per $predcum capitulum est concessis</text:p>
      <text:p text:style-name="Standard">d irunctum pro jure ecclesie conservando quod statim capiat vel recipiat ones redditus et bena</text:p>
      <text:p text:style-name="Standard">ques rem dicte capelle in feodo de Vilisiaco novit assignndos et quod eesdem decireat donec honi</text:p>
      <text:p text:style-name="Standard">e sinem sibi factum / suo quod jure vtatur in dictis redditibus $et bonis causaquam in rebus non admororum</text:p>
      <text:p text:style-name="Standard">Snvilli autem de dominis ibidem existentibus dixerunt quod ipsi contrasdicebant exrunt cucunque gntre fucende</text:p>
      <text:p text:style-name="Standard">t admortiacione rerum feodalium in feodo maximre de Vilisiaco et $qu$ omnia predicta Pererun</text:p>
      <text:p text:style-name="Standard">dominus Bertrandus et nonnullialii per capitulum fieri registrari</text:p>
      <text:p text:style-name="Standard">pro magistro . G. de Plexeyo visa fuit cepia gracie / et omnena</text:p>
      <text:p text:style-name="Standard">arec Reundoi in adventa soci Consuer</text:p>
      <text:p text:style-name="Standard">Gourelli</text:p>
      <text:p text:style-name="Standard">&gt;&gt;&gt;&gt;&gt;&gt; liste &lt;&lt;&lt;&lt;&lt;&lt;&lt;</text:p>
      <text:p text:style-name="Standard">Cast</text:p>
      <text:p text:style-name="Standard">rge</text:p>
      <text:p text:style-name="Standard">d tervar</text:p>
      <text:p text:style-name="Standard">.Brrne</text:p>
      <text:p text:style-name="Standard"><text:soft-page-break/>de Bagello</text:p>
      <text:p text:style-name="Standard">Loland</text:p>
      <text:p text:style-name="Standard">Thec de Pictaminaria</text:p>
      <text:p text:style-name="Standard">ore</text:p>
      <text:p text:style-name="Standard">E Lomet</text:p>
      <text:p text:style-name="Standard">eca</text:p>
      <text:p text:style-name="Standard"/>
      <text:p text:style-name="Standard"/>
      <text:p text:style-name="Standard">=FRAN_0393_09132.tif=</text:p>
      <text:p text:style-name="Standard">&gt;&gt;&gt;&gt;&gt;&gt; block &lt;&lt;&lt;&lt;&lt;&lt;&lt;</text:p>
      <text:p text:style-name="Standard">Guillelmus Cherie e habet diem ad hodie et</text:p>
      <text:p text:style-name="Standard">vacifie exto excomnicabitur Actum cum Stephano</text:p>
      <text:p text:style-name="Standard">C</text:p>
      <text:p text:style-name="Standard">edia</text:p>
      <text:p text:style-name="Standard">frauctus capellanie $domini Guillelmi Mangeni Sanct de arre</text:p>
      <text:p text:style-name="Standard">tem anno xxviii° die ecari prot assumptiis beate Magrie Viginis capitulantibus</text:p>
      <text:p text:style-name="Standard">magister Sams Agnaco procuratore magistri Rthelomerdi</text:p>
      <text:p text:style-name="Standard">dnsuname grium facru eidem B. ec.</text:p>
      <text:p text:style-name="Standard">$puit magistris Roberto Bbiardi et Yvone de Albgreble</text:p>
      <text:p text:style-name="Standard">R. de Losarra domino Martino de Denone magistre</text:p>
      <text:p text:style-name="Standard">&gt;&gt;&gt;&gt;&gt;&gt; liste &lt;&lt;&lt;&lt;&lt;&lt;&lt;</text:p>
      <text:p text:style-name="Standard">. Decano</text:p>
      <text:p text:style-name="Standard">Gantore</text:p>
      <text:p text:style-name="Standard">G. Piqueti</text:p>
      <text:p text:style-name="Standard">H. de Comodoro</text:p>
      <text:p text:style-name="Standard">G. Bertrunni</text:p>
      <text:p text:style-name="Standard">vicencio Ternaille</text:p>
      <text:p text:style-name="Standard">Mather de Pictavinaria</text:p>
      <text:p text:style-name="Standard">P. Pourelli</text:p>
      <text:p text:style-name="Standard">P. de Fayello</text:p>
      <text:p text:style-name="Standard">G. Guette</text:p>
      <text:p text:style-name="Standard">P. de Marrigniaco</text:p>
      <text:p text:style-name="Standard">Decano</text:p>
      <text:p text:style-name="Standard">Cantore</text:p>
      <text:p text:style-name="Standard">Archidiacon agno</text:p>
      <text:p text:style-name="Standard">P. Cusalis</text:p>
      <text:p text:style-name="Standard"><text:soft-page-break/>V. x</text:p>
      <text:p text:style-name="Standard">Beidencio Ternaille</text:p>
      <text:p text:style-name="Standard">Mathe de Pictavinaria</text:p>
      <text:p text:style-name="Standard">G. Bran</text:p>
      <text:p text:style-name="Standard">P. de Sugello</text:p>
      <text:p text:style-name="Standard">G. Guetce</text:p>
      <text:p text:style-name="Standard"/>
      <text:p text:style-name="Standard"/>
      <text:p text:style-name="Standard">=FRAN_0393_09133.tif=</text:p>
      <text:p text:style-name="Standard">&gt;&gt;&gt;&gt;&gt;&gt; date &lt;&lt;&lt;&lt;&lt;&lt;&lt;</text:p>
      <text:p text:style-name="Standard">Je Veri</text:p>
      <text:p text:style-name="Standard">o xxviii° die $jons$$ sabbati pe Assumpti capitulantibus</text:p>
      <text:p text:style-name="Standard">&gt;&gt;&gt;&gt;&gt;&gt; block &lt;&lt;&lt;&lt;&lt;&lt;&lt;</text:p>
      <text:p text:style-name="Standard">Magister Johannes de G. Guecto / condilit capellaniam que sui</text:p>
      <text:p text:style-name="Standard">dicte de Pontenerio / domino Johanni de Paciaco presbytero que jurat</text:p>
      <text:p text:style-name="Standard">revenciam capitulo obedienciam residenciam et facere servicium</text:p>
      <text:p text:style-name="Standard">debitum</text:p>
      <text:p text:style-name="Standard">dominus Regieldis de Lesarra pro Johanne de Bus oboulit</text:p>
      <text:p text:style-name="Standard">quater elcum ab pro domo deffuncti Michaclo e alco dine</text:p>
      <text:p text:style-name="Standard">t dedit denam d</text:p>
      <text:p text:style-name="Standard">dominus decnm $peris omum de Castaneco</text:p>
      <text:p text:style-name="Standard">Johannes de Ferisis accepit ad lecugtum domum effuntum Candellam</text:p>
      <text:p text:style-name="Standard">R. xx. libra p de pens</text:p>
      <text:p text:style-name="Standard">receptis fuit per capitulum oragiia Holomem Renaudi ad</text:p>
      <text:p text:style-name="Standard">Ecclesiani de Trricant</text:p>
      <text:p text:style-name="Standard">Pili magistro Eunno et Johane de Fonsio</text:p>
      <text:p text:style-name="Standard">rtermedm magistr Gullelmus Belini de Blesis $procu habris nomine</text:p>
      <text:p text:style-name="Standard">dicti Johannis de Blesis cancellarii obreto oboilie denum sncti</text:p>
      <text:p text:style-name="Standard">pero ipsa domo claustrli et tredidit denarie Dei e deb</text:p>
      <text:p text:style-name="Standard">fidejussores</text:p>
      <text:p text:style-name="Standard">omias puiio amlare digi d a</text:p>
      <text:p text:style-name="Standard">&gt;&gt;&gt;&gt;&gt;&gt; liste &lt;&lt;&lt;&lt;&lt;&lt;&lt;</text:p>
      <text:p text:style-name="Standard">Decano</text:p>
      <text:p text:style-name="Standard">Cantere</text:p>
      <text:p text:style-name="Standard">Nchio</text:p>
      <text:p text:style-name="Standard">oricencio Gmaille</text:p>
      <text:p text:style-name="Standard"><text:soft-page-break/>P. de Chabli</text:p>
      <text:p text:style-name="Standard">G. Berrranu</text:p>
      <text:p text:style-name="Standard">J. de Picavinaria</text:p>
      <text:p text:style-name="Standard">P. Pourelli</text:p>
      <text:p text:style-name="Standard">P. de Fagello</text:p>
      <text:p text:style-name="Standard">G. Grete.</text:p>
      <text:p text:style-name="Standard">Magno</text:p>
      <text:p text:style-name="Standard">Ja. Doliaco</text:p>
      <text:p text:style-name="Standard">J. de Senons</text:p>
      <text:p text:style-name="Standard">Decio Gernaille</text:p>
      <text:p text:style-name="Standard">de Fayello</text:p>
      <text:p text:style-name="Standard">Siccavinaria</text:p>
      <text:p text:style-name="Standard">Cnsulis</text:p>
      <text:p text:style-name="Standard"/>
      <text:p text:style-name="Standard"/>
      <text:p text:style-name="Standard">=FRAN_0393_09134.tif=</text:p>
      <text:p text:style-name="Standard">&gt;&gt;&gt;&gt;&gt;&gt; block &lt;&lt;&lt;&lt;&lt;&lt;&lt;</text:p>
      <text:p text:style-name="Standard">P. Casuli $acceptanit$ protestutus sint de accepta</text:p>
      <text:p text:style-name="Standard">prebendam que ut magistri Michaels Malcoridi</text:p>
      <text:p text:style-name="Standard">tem magister Guido Buyni procuratore domini Pet</text:p>
      <text:p text:style-name="Standard">Canonici expeciis Par. / procureaur fuit similiter de ea acte</text:p>
      <text:p text:style-name="Standard">0</text:p>
      <text:p text:style-name="Standard">psents magistro Eriono Bohie dominis. G. de</text:p>
      <text:p text:style-name="Standard">de Losarra et Girardo casalis clericis</text:p>
      <text:p text:style-name="Standard">&gt;&gt;&gt;&gt;&gt;&gt; liste &lt;&lt;&lt;&lt;&lt;&lt;&lt;</text:p>
      <text:p text:style-name="Standard">Decano</text:p>
      <text:p text:style-name="Standard">Gatrre</text:p>
      <text:p text:style-name="Standard">Duhicon Majore</text:p>
      <text:p text:style-name="Standard">Cicencio Criille</text:p>
      <text:p text:style-name="Standard">G. de Comedoro</text:p>
      <text:p text:style-name="Standard">P. de Chabliaco</text:p>
      <text:p text:style-name="Standard">P. Casulis</text:p>
      <text:p text:style-name="Standard">G. de Pictarinaria</text:p>
      <text:p text:style-name="Standard">P. Pourelli</text:p>
      <text:p text:style-name="Standard">G. Berrani</text:p>
      <text:p text:style-name="Standard"/>
      <text:p text:style-name="Standard"><text:soft-page-break/></text:p>
      <text:p text:style-name="Standard">=FRAN_0393_09135.tif=</text:p>
      <text:p text:style-name="Standard">&gt;&gt;&gt;&gt;&gt;&gt; liste &lt;&lt;&lt;&lt;&lt;&lt;&lt;</text:p>
      <text:p text:style-name="Standard">capitulo coenerali</text:p>
      <text:p text:style-name="Standard">Episcopo</text:p>
      <text:p text:style-name="Standard">Decano</text:p>
      <text:p text:style-name="Standard">Cantore</text:p>
      <text:p text:style-name="Standard">Succentore infirmo</text:p>
      <text:p text:style-name="Standard">Bertrando Bouesrai e fino</text:p>
      <text:p text:style-name="Standard">G. de Larids</text:p>
      <text:p text:style-name="Standard">queti</text:p>
      <text:p text:style-name="Standard">vicencio Ternaillo</text:p>
      <text:p text:style-name="Standard">P. de Chabliaco</text:p>
      <text:p text:style-name="Standard">Obone de Senonis</text:p>
      <text:p text:style-name="Standard">de Torredoro</text:p>
      <text:p text:style-name="Standard">Mathoo de Pictavinaria</text:p>
      <text:p text:style-name="Standard">Petero Pourelli</text:p>
      <text:p text:style-name="Standard">R. de Fayello</text:p>
      <text:p text:style-name="Standard">G. Brtrnnni</text:p>
      <text:p text:style-name="Standard">G. Guecte</text:p>
      <text:p text:style-name="Standard">de Villaris</text:p>
      <text:p text:style-name="Standard">P. de Marrignaco</text:p>
      <text:p text:style-name="Standard">G. Archiaiono magnus.</text:p>
      <text:p text:style-name="Standard">C salis</text:p>
      <text:p text:style-name="Standard"/>
      <text:p text:style-name="Standard"/>
      <text:p text:style-name="Standard">=FRAN_0393_09136.tif=</text:p>
      <text:p text:style-name="Standard">&gt;&gt;&gt;&gt;&gt;&gt; numérotation &lt;&lt;&lt;&lt;&lt;&lt;&lt;</text:p>
      <text:p text:style-name="Standard">67</text:p>
      <text:p text:style-name="Standard">CCC</text:p>
      <text:p text:style-name="Standard">&gt;&gt;&gt;&gt;&gt;&gt; Date &lt;&lt;&lt;&lt;&lt;&lt;&lt;</text:p>
      <text:p text:style-name="Standard">Anno xxviii° die veneris potr brthai capitulantibus</text:p>
      <text:p text:style-name="Standard">Lano xxviii die gable post Brthac capitlie cibus</text:p>
      <text:p text:style-name="Standard">&gt;&gt;&gt;&gt;&gt;&gt; block &lt;&lt;&lt;&lt;&lt;&lt;&lt;</text:p>
      <text:p text:style-name="Standard">pore miagistri G. de Narlione prot fue de acceptando prebendict m</text:p>
      <text:p text:style-name="Standard">t casu te</text:p>
      <text:p text:style-name="Standard"><text:soft-page-break/>sseus magistro Ereco vohit et P. de yd Ytevilla t. et hvore de Curia</text:p>
      <text:p text:style-name="Standard">lircario de domo M. Malcondine et scututa usque ad diem lune justuco</text:p>
      <text:p text:style-name="Standard">dominus archidiaconu Pr. sue protestatus quod oblacio factu prillo de Blesi no vuert</text:p>
      <text:p text:style-name="Standard">Pha de Vanns dixit in capitulo c nichil Jecebre a prisianaris</text:p>
      <text:p text:style-name="Standard">de Toul</text:p>
      <text:p text:style-name="Standard">liccuoio done di M. fire Refixa duracuna uesque ad de</text:p>
      <text:p text:style-name="Standard">caur justr</text:p>
      <text:p text:style-name="Standard">domis Johannes de Ancrozaco promisit scure juria</text:p>
      <text:p text:style-name="Standard">Et esorend quod ctaillum illa die meruni $ero uc dias</text:p>
      <text:p text:style-name="Standard">Venie dominus Lerdegorius de Becisiaco sedi cpro c sue ill</text:p>
      <text:p text:style-name="Standard">denne / quels sergnem</text:p>
      <text:p text:style-name="Standard">Item mesdio si cragister Pecrus de Vullans e Archidiacono de Senons</text:p>
      <text:p text:style-name="Standard">veno sa illae</text:p>
      <text:p text:style-name="Standard">&gt;&gt;&gt;&gt;&gt;&gt; liste &lt;&lt;&lt;&lt;&lt;&lt;&lt;</text:p>
      <text:p text:style-name="Standard">Cantore</text:p>
      <text:p text:style-name="Standard">Archidiacono Magnon</text:p>
      <text:p text:style-name="Standard">P. Casalis</text:p>
      <text:p text:style-name="Standard">G. de Comedero</text:p>
      <text:p text:style-name="Standard">edoné de x</text:p>
      <text:p text:style-name="Standard">Suocentore infirmo</text:p>
      <text:p text:style-name="Standard">G. Bertrini</text:p>
      <text:p text:style-name="Standard">G. Punsto</text:p>
      <text:p text:style-name="Standard">t B. Bonifacioris in firmo</text:p>
      <text:p text:style-name="Standard">Burenao Gnville</text:p>
      <text:p text:style-name="Standard">P. de Chabliaco</text:p>
      <text:p text:style-name="Standard">M. de Picturraria</text:p>
      <text:p text:style-name="Standard">P. Ponreli</text:p>
      <text:p text:style-name="Standard">P. de Sayello</text:p>
      <text:p text:style-name="Standard">G. Guecte</text:p>
      <text:p text:style-name="Standard">Eiscopo et Villa exist</text:p>
      <text:p text:style-name="Standard">Decanx</text:p>
      <text:p text:style-name="Standard">Cuncere</text:p>
      <text:p text:style-name="Standard">Succncore insirmo</text:p>
      <text:p text:style-name="Standard">G. Vigueti</text:p>
      <text:p text:style-name="Standard">B. Bouisani firmo</text:p>
      <text:p text:style-name="Standard">P. de Chubliaco</text:p>
      <text:p text:style-name="Standard"><text:soft-page-break/>P. Casaliy</text:p>
      <text:p text:style-name="Standard">Vibencio Sville</text:p>
      <text:p text:style-name="Standard">doné de S</text:p>
      <text:p text:style-name="Standard">. Ver</text:p>
      <text:p text:style-name="Standard">G. de Tenodoro</text:p>
      <text:p text:style-name="Standard">P. de Fugello</text:p>
      <text:p text:style-name="Standard">Magitr de Pecurnorio</text:p>
      <text:p text:style-name="Standard">H. de Perreloro</text:p>
      <text:p text:style-name="Standard">P. Pourelli</text:p>
      <text:p text:style-name="Standard">G. Gueta</text:p>
      <text:p text:style-name="Standard"/>
      <text:p text:style-name="Standard"/>
      <text:p text:style-name="Standard">=FRAN_0393_09137.tif=</text:p>
      <text:p text:style-name="Standard">&gt;&gt;&gt;&gt;&gt;&gt; date &lt;&lt;&lt;&lt;&lt;&lt;&lt;</text:p>
      <text:p text:style-name="Standard">Anno xxviii° die veneris xt festm veatrum Exidii t Lupi capitulani</text:p>
      <text:p text:style-name="Standard">aanno xxviii° die lune potest festum veatorum Exidii et lupi capitulancibus</text:p>
      <text:p text:style-name="Standard">&gt;&gt;&gt;&gt;&gt;&gt; block &lt;&lt;&lt;&lt;&lt;&lt;&lt;</text:p>
      <text:p text:style-name="Standard">st inquesta facta per. P. Casalis interu priculae noste domino de Campis et eiis</text:p>
      <text:p text:style-name="Standard">racione decime cu dum viote eec visa inquesta capitulum pronunciavit</text:p>
      <text:p text:style-name="Standard">priciem habere jus qui ad possessionem salvio jure proprecutis</text:p>
      <text:p text:style-name="Standard">1</text:p>
      <text:p text:style-name="Standard">prose uoacho procuratore prions et paraonris capituli</text:p>
      <text:p text:style-name="Standard">Johannes de Loudomiis clericus scelari Par. qiart. C. libraus</text:p>
      <text:p text:style-name="Standard">Par.ens ad soluntatem capituli pro viclacione claustri etc. et</text:p>
      <text:p text:style-name="Standard">asserurat etc. Et dabut licteras officialiis etc.</text:p>
      <text:p text:style-name="Standard">Jacobus de Toraco ibi ad Carnocit</text:p>
      <text:p text:style-name="Standard">Egidius de Cornaco ad Guressionis</text:p>
      <text:p text:style-name="Standard">Egidino de Brafe Cameratis diocesis ad mane diam</text:p>
      <text:p text:style-name="Standard">de Cleriaco</text:p>
      <text:p text:style-name="Standard">capitulat concess fint domino J. Formagerio quod sepeliaciones et eccuso</text:p>
      <text:p text:style-name="Standard">Sancti Johannis Rocundi et quod faciat sibu sieri foritam</text:p>
      <text:p text:style-name="Standard">&gt;&gt;&gt;&gt;&gt;&gt; liste &lt;&lt;&lt;&lt;&lt;&lt;&lt;</text:p>
      <text:p text:style-name="Standard">Decano</text:p>
      <text:p text:style-name="Standard">eccto</text:p>
      <text:p text:style-name="Standard">G. Piquit</text:p>
      <text:p text:style-name="Standard">G. Varinii</text:p>
      <text:p text:style-name="Standard"><text:soft-page-break/>P. de Frcello</text:p>
      <text:p text:style-name="Standard">G. Casalis</text:p>
      <text:p text:style-name="Standard">M. de Pictavinana</text:p>
      <text:p text:style-name="Standard">P. Pourelli</text:p>
      <text:p text:style-name="Standard">G. Guette.</text:p>
      <text:p text:style-name="Standard">ore</text:p>
      <text:p text:style-name="Standard">de Lomer</text:p>
      <text:p text:style-name="Standard">Basae</text:p>
      <text:p text:style-name="Standard">Vtrane</text:p>
      <text:p text:style-name="Standard">de Ptaumaria</text:p>
      <text:p text:style-name="Standard">ponre</text:p>
      <text:p text:style-name="Standard">de Villars</text:p>
      <text:p text:style-name="Standard">de Marris</text:p>
      <text:p text:style-name="Standard"/>
      <text:p text:style-name="Standard"/>
      <text:p text:style-name="Standard">=FRAN_0393_09138.tif=</text:p>
      <text:p text:style-name="Standard">&gt;&gt;&gt;&gt;&gt;&gt; date &lt;&lt;&lt;&lt;&lt;&lt;&lt;</text:p>
      <text:p text:style-name="Standard">Anno xxviii° die deceners protest festum natviti Beate Marie Vuginis capitulantibus</text:p>
      <text:p text:style-name="Standard">anno domini m° ccc°. xxviii° die lune potist festum Natiti Beate Marie virginis capitulantibus</text:p>
      <text:p text:style-name="Standard">&gt;&gt;&gt;&gt;&gt;&gt; block &lt;&lt;&lt;&lt;&lt;&lt;&lt;</text:p>
      <text:p text:style-name="Standard">Michael $de $Marefia du Marchescyo quondam prepositro de Corborosa</text:p>
      <text:p text:style-name="Standard">voluit quod mittatur commissarius ad crerdum contra ipsium si aliquid ferefeat</text:p>
      <text:p text:style-name="Standard">prepositura vl aliquid imnste cepit ab hospitibus et si imvenia</text:p>
      <text:p text:style-name="Standard">et aliqua culpabilis parats est restituere / Et se obligame a</text:p>
      <text:p text:style-name="Standard">tenen etquestat</text:p>
      <text:p text:style-name="Standard">solvis deffesu sus sec</text:p>
      <text:p text:style-name="Standard">concordatum suit quod major de Christolio admittas ad resignaco</text:p>
      <text:p text:style-name="Standard">majeriam suam genere suo mediantibus. xl. lb cu</text:p>
      <text:p text:style-name="Standard">&gt;&gt;&gt;&gt;&gt;&gt; liste &lt;&lt;&lt;&lt;&lt;&lt;&lt;</text:p>
      <text:p text:style-name="Standard">. Decano</text:p>
      <text:p text:style-name="Standard">.G. Piquet</text:p>
      <text:p text:style-name="Standard">M. de Pictavinaria</text:p>
      <text:p text:style-name="Standard">G. Bertranni</text:p>
      <text:p text:style-name="Standard">P. de Villaris</text:p>
      <text:p text:style-name="Standard">P. Pourelli</text:p>
      <text:p text:style-name="Standard">G. Guette</text:p>
      <text:p text:style-name="Standard"><text:soft-page-break/>. Decano</text:p>
      <text:p text:style-name="Standard">. Cantore</text:p>
      <text:p text:style-name="Standard">archidiacono magno</text:p>
      <text:p text:style-name="Standard">G. Piqueti</text:p>
      <text:p text:style-name="Standard">M. de Pictannaria</text:p>
      <text:p text:style-name="Standard">G. Beraranni</text:p>
      <text:p text:style-name="Standard">P. de Valaris</text:p>
      <text:p text:style-name="Standard">R. de Marrigiraco</text:p>
      <text:p text:style-name="Standard">G. Guetre.</text:p>
      <text:p text:style-name="Standard"/>
      <text:p text:style-name="Standard"/>
      <text:p text:style-name="Standard">=FRAN_0393_09139.tif=</text:p>
      <text:p text:style-name="Standard">&gt;&gt;&gt;&gt;&gt;&gt; block &lt;&lt;&lt;&lt;&lt;&lt;&lt;</text:p>
      <text:p text:style-name="Standard">Anno xx viii° die veneris pat post ex lacns Sancte Cuicis capitulantibus</text:p>
      <text:p text:style-name="Standard">Recepcioo unri</text:p>
      <text:p text:style-name="Standard">magister P. Casalis insinuavit acceptacionem ab ipso ftam de</text:p>
      <text:p text:style-name="Standard">prebenda ircegra que sunt magistri Michaelis Malcondine / sub</text:p>
      <text:p text:style-name="Standard">certis protestaconis / Et. Decanus Sanact Marcelli ei sub exequier ad</text:p>
      <text:p text:style-name="Standard">per ipsum dictis protestacionies insinuavit $$ licteris apostolicas processis</text:p>
      <text:p text:style-name="Standard">acceptatis predictais et capitulu habus pro lectis et insinuatis dici</text:p>
      <text:p text:style-name="Standard">quod gracia et acceptacio es placebat et cancico gculit et provi</text:p>
      <text:p text:style-name="Standard">eidem de ec. et momiit sub peris in processibus contentis ete</text:p>
      <text:p text:style-name="Standard">et eta et capitulum ipsum recepuem et prestico ab eo juris consu</text:p>
      <text:p text:style-name="Standard">$santer des Cantor et si Bexeqcer ad charm acce</text:p>
      <text:p text:style-name="Standard">deces stallum ent chero et ad capitulum revercentes locm. E</text:p>
      <text:p text:style-name="Standard">pluro eidem assignunt psu cantore Sancti Cledealdi Guillelm</text:p>
      <text:p text:style-name="Standard">de Gyemo Guillelmo de Gontibus Johanne de Lecurra pubende</text:p>
      <text:p text:style-name="Standard">im perrali auctoritate necaro Johanne de Cantu dones / Guillelmos</text:p>
      <text:p text:style-name="Standard">de Argencolio enum Sancti Dyonsi de Passu in eccsi pvi</text:p>
      <text:p text:style-name="Standard">testile etc.</text:p>
      <text:p text:style-name="Standard">Icerta Maier de Christolio resignavit ameriam qiam</text:p>
      <text:p text:style-name="Standard">Pecrus de Merula promisit residere iisia. xv. dies</text:p>
      <text:p text:style-name="Standard">.</text:p>
      <text:p text:style-name="Standard">Johan privest servensis prepositi de Reseco emendavit de hoc quod parvi</text:p>
      <text:p text:style-name="Standard">Vberari et carcere nostro apustol Resetum Johannem Mequare</text:p>
      <text:p text:style-name="Standard">a Thoma fabri et dies est assevonie ad hodie in xvv. du</text:p>
      <text:p text:style-name="Standard"><text:soft-page-break/>ad videlu capari emels et ad videdium cuxau expe</text:p>
      <text:p text:style-name="Standard">&gt;&gt;&gt;&gt;&gt;&gt; liste &lt;&lt;&lt;&lt;&lt;&lt;&lt;</text:p>
      <text:p text:style-name="Standard">tere</text:p>
      <text:p text:style-name="Standard">Succentore</text:p>
      <text:p text:style-name="Standard">G. Piqueti</text:p>
      <text:p text:style-name="Standard">B. de Comedoro</text:p>
      <text:p text:style-name="Standard">e H. Bouistcii</text:p>
      <text:p text:style-name="Standard">P. Casalis</text:p>
      <text:p text:style-name="Standard">P. de Fayello</text:p>
      <text:p text:style-name="Standard">Matheo de Pictavinaria</text:p>
      <text:p text:style-name="Standard">Guillelmo Guecte</text:p>
      <text:p text:style-name="Standard"/>
      <text:p text:style-name="Standard"/>
      <text:p text:style-name="Standard">=FRAN_0393_09140.tif=</text:p>
      <text:p text:style-name="Standard">&gt;&gt;&gt;&gt;&gt;&gt; block &lt;&lt;&lt;&lt;&lt;&lt;&lt;</text:p>
      <text:p text:style-name="Standard">anno xxviii° die veneris pts festum beati Mathoi apostoli et eus t capitula eh</text:p>
      <text:p text:style-name="Standard">presente cunc dibi domino Pariensis Episcopi ac presentibus duobus magistris</text:p>
      <text:p text:style-name="Standard">ab universitatem scilicet</text:p>
      <text:p text:style-name="Standard">Johannes de Blesio Cancellarius Parisiensi prestitit jurameritum de Coserva</text:p>
      <text:p text:style-name="Standard">his oca studium Par. ad que tenetur juxta tenorem privilegii apostolici sancts</text:p>
      <text:p text:style-name="Standard">pse ad hoc magistris Stephano de Bercedicua archidiacon Ambiani</text:p>
      <text:p text:style-name="Standard">magistro Evero Brhic magistro Guillelmo de Gyeno Johanne Lupi</text:p>
      <text:p text:style-name="Standard">de montibus domino Johanne de Campellis R. de Losarra</text:p>
      <text:p text:style-name="Standard">e</text:p>
      <text:p text:style-name="Standard">c procuratore domini Pet de Noeriis $accapa$ procustu sut de acceptand</text:p>
      <text:p text:style-name="Standard">prebendam que funt magistri. P. capitl</text:p>
      <text:p text:style-name="Standard">permutarit capcellaros suas ein</text:p>
      <text:p text:style-name="Standard">Thomas</text:p>
      <text:p text:style-name="Standard">ad .xii lb. annum census et ad. xl. lb. par. emendacionis</text:p>
      <text:p text:style-name="Standard">accepit domum</text:p>
      <text:p text:style-name="Standard">&gt;&gt;&gt;&gt;&gt;&gt; liste &lt;&lt;&lt;&lt;&lt;&lt;&lt;</text:p>
      <text:p text:style-name="Standard">. Decano</text:p>
      <text:p text:style-name="Standard">. Canture</text:p>
      <text:p text:style-name="Standard">Succentore</text:p>
      <text:p text:style-name="Standard">H. de Comodors</text:p>
      <text:p text:style-name="Standard">G. Piquet</text:p>
      <text:p text:style-name="Standard"><text:soft-page-break/>B. Bourfacii</text:p>
      <text:p text:style-name="Standard">Matheo de Pictavinaria</text:p>
      <text:p text:style-name="Standard">P. de Villaris</text:p>
      <text:p text:style-name="Standard">Item dominus a dan</text:p>
      <text:p text:style-name="Standard"/>
      <text:p text:style-name="Standard"/>
      <text:p text:style-name="Standard">=FRAN_0393_09141.tif=</text:p>
      <text:p text:style-name="Standard">&gt;&gt;&gt;&gt;&gt;&gt; date &lt;&lt;&lt;&lt;&lt;&lt;&lt;</text:p>
      <text:p text:style-name="Standard">72</text:p>
      <text:p text:style-name="Standard">Anno xxviii°. die mercurii post festum beati Mathei capitulantibus</text:p>
      <text:p text:style-name="Standard">anno xxviii° die lune post Remigium capitulantibus</text:p>
      <text:p text:style-name="Standard">&gt;&gt;&gt;&gt;&gt;&gt; block &lt;&lt;&lt;&lt;&lt;&lt;&lt;</text:p>
      <text:p text:style-name="Standard">se concordia mota inter exequtores defuncti Cancellarii et</text:p>
      <text:p text:style-name="Standard">archidiacono majore Dide Michaele Limoge capellanum capellanie que fue</text:p>
      <text:p text:style-name="Standard">fundata in Ecclesia Par. pro defuncto magistro Petro de Origniaco</text:p>
      <text:p text:style-name="Standard">fuit concordatum quod exequtores solvant. lx. lb. par. ᑕap</text:p>
      <text:p text:style-name="Standard">ad opus penitenciarie ita quod redditus de quibus concedebant</text:p>
      <text:p text:style-name="Standard">remaneant admortizati capellanie</text:p>
      <text:p text:style-name="Standard">et ad hoc consenseruerunt omnino etc. Petrus de Bailliaco nepos et</text:p>
      <text:p text:style-name="Standard">exequecutor pro se et exequtoribus et Capellanis predictis</text:p>
      <text:p text:style-name="Standard">presentibus ad hoc magistro Eveno Bohic domino Eudone Bonisensino et domino</text:p>
      <text:p text:style-name="Standard">Guillelmo de Montibri magistro Petro de Lemoniers et hon</text:p>
      <text:p text:style-name="Standard">Richardus Enel posive decanatum de Castaneco adi viii</text:p>
      <text:p text:style-name="Standard">magister . P. de Foresta extitit protestatus nomine decani contra Guic</text:p>
      <text:p text:style-name="Standard">de habendo recursum contra capitulum si me reparaciones non sunt posite in do</text:p>
      <text:p text:style-name="Standard">claustrali compore debito etc. presentis magistro</text:p>
      <text:p text:style-name="Standard">dies contra Lobardes ad diem hodiernam et</text:p>
      <text:p text:style-name="Standard">&gt;&gt;&gt;&gt;&gt;&gt; liste &lt;&lt;&lt;&lt;&lt;&lt;&lt;</text:p>
      <text:p text:style-name="Standard">. Decano</text:p>
      <text:p text:style-name="Standard">Cantore</text:p>
      <text:p text:style-name="Standard">Leodegario de Betisiaco</text:p>
      <text:p text:style-name="Standard">G. Piquet</text:p>
      <text:p text:style-name="Standard">Ber. Bonifacii</text:p>
      <text:p text:style-name="Standard">M. de Pictavinaria</text:p>
      <text:p text:style-name="Standard">G. de Cornodoro</text:p>
      <text:p text:style-name="Standard">P. de Fayello</text:p>
      <text:p text:style-name="Standard"><text:soft-page-break/>G. Bertrani</text:p>
      <text:p text:style-name="Standard">G. Guette</text:p>
      <text:p text:style-name="Standard">Cantore</text:p>
      <text:p text:style-name="Standard">P. Casalis</text:p>
      <text:p text:style-name="Standard">Ber. Bonifacii</text:p>
      <text:p text:style-name="Standard">Leodegario de Betisiaco</text:p>
      <text:p text:style-name="Standard">H. de Cornodoro</text:p>
      <text:p text:style-name="Standard">G. Piquet</text:p>
      <text:p text:style-name="Standard">G. Bertani</text:p>
      <text:p text:style-name="Standard">Vincencio Traille</text:p>
      <text:p text:style-name="Standard">de Feyello</text:p>
      <text:p text:style-name="Standard"/>
      <text:p text:style-name="Standard"/>
      <text:p text:style-name="Standard">=FRAN_0393_09142.tif=</text:p>
      <text:p text:style-name="Standard">&gt;&gt;&gt;&gt;&gt;&gt; date &lt;&lt;&lt;&lt;&lt;&lt;&lt;</text:p>
      <text:p text:style-name="Standard">anno xxviii° die Mercurii post Remigium capitulantibus</text:p>
      <text:p text:style-name="Standard">anno xxviii°. die mercurii post festum Dyonisii capitulantibus</text:p>
      <text:p text:style-name="Standard">anno xxviii°. die mercurii $post$ ante festum Symonis et Jude capitulantibus</text:p>
      <text:p text:style-name="Standard">&gt;&gt;&gt;&gt;&gt;&gt; block &lt;&lt;&lt;&lt;&lt;&lt;&lt;</text:p>
      <text:p text:style-name="Standard">Petrus Colay presentavit licteras de gracia d feu</text:p>
      <text:p text:style-name="Standard">presentibus magistro Eveno Bohic Roberto Menscanderii</text:p>
      <text:p text:style-name="Standard">Recepcio canonici</text:p>
      <text:p text:style-name="Standard">Robertus de Fusso / fuit receptus ad prebendam defuncti domini Pandulphi</text:p>
      <text:p text:style-name="Standard">presentibus Johanne de Blesis cancellario franc</text:p>
      <text:p text:style-name="Standard">Guillelmo de Moncilii magistro Eveno Bohic magistro Johanne de</text:p>
      <text:p text:style-name="Standard">Germano</text:p>
      <text:p text:style-name="Standard">Ancoldus de Fonte de Poncissi emendavit capitulo de hoc quod post</text:p>
      <text:p text:style-name="Standard">inhibicione eidem factam ex parte capituli ne intraret in terram</text:p>
      <text:p text:style-name="Standard">contenciosa nostre ipsum et archidiaconus Balgenciacus / ipse</text:p>
      <text:p text:style-name="Standard">et operatus sive in ea easpertane et sue desobediencie</text:p>
      <text:p text:style-name="Standard">recordacioni servientis qui deposuit et costisione sint expresse non</text:p>
      <text:p text:style-name="Standard">poldu videlicet</text:p>
      <text:p text:style-name="Standard">presentibus magistro Eveno Bohic Guillelmo Godeci</text:p>
      <text:p text:style-name="Standard">desobediens</text:p>
      <text:p text:style-name="Standard">Emenda sue taxata ad. x. lb par. contra Ancelmum</text:p>
      <text:p text:style-name="Standard">reddendum capitulo / et ad restituendum licterim de hiis que ar</text:p>
      <text:p text:style-name="Standard"><text:soft-page-break/>&gt;&gt;&gt;&gt;&gt;&gt; liste &lt;&lt;&lt;&lt;&lt;&lt;&lt;</text:p>
      <text:p text:style-name="Standard">Decano</text:p>
      <text:p text:style-name="Standard">Cantore</text:p>
      <text:p text:style-name="Standard">Archidiacono majore</text:p>
      <text:p text:style-name="Standard">H. de Cornodoro</text:p>
      <text:p text:style-name="Standard">G. Piquet</text:p>
      <text:p text:style-name="Standard">G. Bertrani</text:p>
      <text:p text:style-name="Standard">G. Guette</text:p>
      <text:p text:style-name="Standard">Decano</text:p>
      <text:p text:style-name="Standard">. Cantore</text:p>
      <text:p text:style-name="Standard">P. Casalis</text:p>
      <text:p text:style-name="Standard">G. Piqueti</text:p>
      <text:p text:style-name="Standard">de hac prebenda capitulum</text:p>
      <text:p text:style-name="Standard">debet habere annatam quia</text:p>
      <text:p text:style-name="Standard">Vincencio Traille</text:p>
      <text:p text:style-name="Standard">erat canonicus in causa in festo</text:p>
      <text:p text:style-name="Standard">Guillelmo Bertrani</text:p>
      <text:p text:style-name="Standard">G. Guette</text:p>
      <text:p text:style-name="Standard">Petro Barrerii</text:p>
      <text:p text:style-name="Standard">. Decano</text:p>
      <text:p text:style-name="Standard">Cantore</text:p>
      <text:p text:style-name="Standard">H. de Cornodoro</text:p>
      <text:p text:style-name="Standard">Odone de Senonis</text:p>
      <text:p text:style-name="Standard">G. Piquet</text:p>
      <text:p text:style-name="Standard">B. Bonifacii</text:p>
      <text:p text:style-name="Standard">P. Casalis</text:p>
      <text:p text:style-name="Standard">P. Bertrani</text:p>
      <text:p text:style-name="Standard"/>
      <text:p text:style-name="Standard"/>
      <text:p text:style-name="Standard">=FRAN_0393_09143.tif=</text:p>
      <text:p text:style-name="Standard">&gt;&gt;&gt;&gt;&gt;&gt; date &lt;&lt;&lt;&lt;&lt;&lt;&lt;</text:p>
      <text:p text:style-name="Standard">ano xxviii. die jibint vigilia Symonis et Judo in capitulo gnerali capitula alii</text:p>
      <text:p text:style-name="Standard">*</text:p>
      <text:p text:style-name="Standard">N.</text:p>
      <text:p text:style-name="Standard">anno Domini xxviii.</text:p>
      <text:p text:style-name="Standard">die dominica ante fest omnium veantrum capitulantibus</text:p>
      <text:p text:style-name="Standard"><text:soft-page-break/>&gt;&gt;&gt;&gt;&gt;&gt; block &lt;&lt;&lt;&lt;&lt;&lt;&lt;</text:p>
      <text:p text:style-name="Standard">Decanus $demandis$ capituli</text:p>
      <text:p text:style-name="Standard">de mandato capituli statum in exitu capituli dicti dcmus / canteri suclentor</text:p>
      <text:p text:style-name="Standard">Cancellarius B. Bonisuoi et vincendius iverus ad domum cancellari franc</text:p>
      <text:p text:style-name="Standard">claustro / et ibidem $.$ signficaverunt domino episcopo Arbia. Decano Sancti Veriri</text:p>
      <text:p text:style-name="Standard">t Petro Pourelli jumeri enum Par. repeoli dicti domini cancellarii quod capitulum</text:p>
      <text:p text:style-name="Standard">arrestabat bonaint dicta domo existencia quusque consturet ex de testamto domina</text:p>
      <text:p text:style-name="Standard">ac eciam pro reparacionibus et aliis pro quibus tenr poterat capitulo</text:p>
      <text:p text:style-name="Standard">presentbus magistro Petro de Seresta magistro Petro de Chalons domino Hugon</text:p>
      <text:p text:style-name="Standard">de Boerecia domino Johanne de Noa t</text:p>
      <text:p text:style-name="Standard">&gt;&gt;&gt;&gt;&gt;&gt; liste &lt;&lt;&lt;&lt;&lt;&lt;&lt;</text:p>
      <text:p text:style-name="Standard">ecano</text:p>
      <text:p text:style-name="Standard">Catore</text:p>
      <text:p text:style-name="Standard">J</text:p>
      <text:p text:style-name="Standard">H. de Cormodoro</text:p>
      <text:p text:style-name="Standard">Gh. de Senons</text:p>
      <text:p text:style-name="Standard">vicencio Giville</text:p>
      <text:p text:style-name="Standard">P. Casulis</text:p>
      <text:p text:style-name="Standard">B. Bouifacii</text:p>
      <text:p text:style-name="Standard">G. Piqueti</text:p>
      <text:p text:style-name="Standard">G. Bertran</text:p>
      <text:p text:style-name="Standard">P. de Sayello</text:p>
      <text:p text:style-name="Standard">R. de Marrigniaco</text:p>
      <text:p text:style-name="Standard">G. Guetre</text:p>
      <text:p text:style-name="Standard">P. de Villars</text:p>
      <text:p text:style-name="Standard">Pveri choret</text:p>
      <text:p text:style-name="Standard">Guido de Laud infirmus</text:p>
      <text:p text:style-name="Standard">Decano</text:p>
      <text:p text:style-name="Standard">Cauror</text:p>
      <text:p text:style-name="Standard">Cancellario</text:p>
      <text:p text:style-name="Standard">Succcutore</text:p>
      <text:p text:style-name="Standard">G. Peguerti</text:p>
      <text:p text:style-name="Standard">P. Boufacii</text:p>
      <text:p text:style-name="Standard">Vuicene Teuville</text:p>
      <text:p text:style-name="Standard">G. de Somodoro</text:p>
      <text:p text:style-name="Standard">G. Beccanii.</text:p>
      <text:p text:style-name="Standard"><text:soft-page-break/>P. de Fabelle</text:p>
      <text:p text:style-name="Standard">P. Gilis</text:p>
      <text:p text:style-name="Standard">G. Guecte</text:p>
      <text:p text:style-name="Standard">de Villars</text:p>
      <text:p text:style-name="Standard"/>
      <text:p text:style-name="Standard"/>
      <text:p text:style-name="Standard">=FRAN_0393_09144.tif=</text:p>
      <text:p text:style-name="Standard">&gt;&gt;&gt;&gt;&gt;&gt; date &lt;&lt;&lt;&lt;&lt;&lt;&lt;</text:p>
      <text:p text:style-name="Standard">anno domini xxviii° die mentis in festo onium Sanctorum capitulane ibeue ad barram</text:p>
      <text:p text:style-name="Standard">sente fiere in illa recedencia domito Johannes eli</text:p>
      <text:p text:style-name="Standard">&gt;&gt;&gt;&gt;&gt;&gt; block &lt;&lt;&lt;&lt;&lt;&lt;&lt;</text:p>
      <text:p text:style-name="Standard">C</text:p>
      <text:p text:style-name="Standard">Petr cisulis protestats c dequdores</text:p>
      <text:p text:style-name="Standard">prmortem. Cancellarii lnncio incan in qui prebenda que dancone</text:p>
      <text:p text:style-name="Standard">dda</text:p>
      <text:p text:style-name="Standard">2</text:p>
      <text:p text:style-name="Standard">Mgichacelis Malcondine et quam obtanet emeat abs ad</text:p>
      <text:p text:style-name="Standard">ps Masstrio Eveno Bohie</text:p>
      <text:p text:style-name="Standard">domino Marcino de Cmonne prs</text:p>
      <text:p text:style-name="Standard">Perrocus pontage clericus olaris pars decents in prisiene dominorum decanite</text:p>
      <text:p text:style-name="Standard">Par.ins pro eo pro verberunt ent decum par eneu minoris su eccasia</text:p>
      <text:p text:style-name="Standard">ad primagiie sune recreditr et juravit sub pera quodragiene</text:p>
      <text:p text:style-name="Standard">librarum Par. stare qui eorum eri pt compareread dies di</text:p>
      <text:p text:style-name="Standard">Et de Soc Luerunt plegii pro griscio</text:p>
      <text:p text:style-name="Standard">Jequemardus de Valencianis Cabernari</text:p>
      <text:p text:style-name="Standard">Nicolaus DArice cacer vinorum couier e</text:p>
      <text:p text:style-name="Standard">Badu de Vanns Chacer condulem quiorum et do</text:p>
      <text:p text:style-name="Standard">Thomas rembet euuc hodie majonam de Villeta Sacti</text:p>
      <text:p text:style-name="Standard">. xxii lb. n solvend ad a d medietus</text:p>
      <text:p text:style-name="Standard">alia mediecato ad cormpnium et esnt plegius pro ipsoe d</text:p>
      <text:p text:style-name="Standard">Crchic de Villeta</text:p>
      <text:p text:style-name="Standard">cumre Hurgo de Duano</text:p>
      <text:p text:style-name="Standard">&gt;&gt;&gt;&gt;&gt;&gt; liste &lt;&lt;&lt;&lt;&lt;&lt;&lt;</text:p>
      <text:p text:style-name="Standard">cant</text:p>
      <text:p text:style-name="Standard">Cantore</text:p>
      <text:p text:style-name="Standard">uicencore</text:p>
      <text:p text:style-name="Standard"><text:soft-page-break/>Piqueti</text:p>
      <text:p text:style-name="Standard">Bertrani</text:p>
      <text:p text:style-name="Standard">Guecte</text:p>
      <text:p text:style-name="Standard">de FSayello</text:p>
      <text:p text:style-name="Standard">Decano</text:p>
      <text:p text:style-name="Standard">Cantore</text:p>
      <text:p text:style-name="Standard">oincenco tervaille</text:p>
      <text:p text:style-name="Standard">G. Grecte</text:p>
      <text:p text:style-name="Standard"/>
      <text:p text:style-name="Standard"/>
      <text:p text:style-name="Standard">=FRAN_0393_09145.tif=</text:p>
      <text:p text:style-name="Standard">&gt;&gt;&gt;&gt;&gt;&gt; date &lt;&lt;&lt;&lt;&lt;&lt;&lt;</text:p>
      <text:p text:style-name="Standard">done. die $pecs$ poct festum anne sanctorum Caplanol</text:p>
      <text:p text:style-name="Standard">ano xxviii° die lune ptes festum omni sanctorum Capitulantibus</text:p>
      <text:p text:style-name="Standard">&gt;&gt;&gt;&gt;&gt;&gt; block &lt;&lt;&lt;&lt;&lt;&lt;&lt;</text:p>
      <text:p text:style-name="Standard">testitnt fuerem Johanni Bconi denarii sui maric et fue concerdatum</text:p>
      <text:p text:style-name="Standard">quod Johannes Hersant de Lendevlla habeat primos deao vacundes</text:p>
      <text:p text:style-name="Standard">villa die fut domus $ve$ cancellarii Francie bedica Philippo</text:p>
      <text:p text:style-name="Standard">Johanne Corchevont</text:p>
      <text:p text:style-name="Standard">Geledunio.</text:p>
      <text:p text:style-name="Standard">3</text:p>
      <text:p text:style-name="Standard">$Sobre$</text:p>
      <text:p text:style-name="Standard">pro iiii. lb.</text:p>
      <text:p text:style-name="Standard">bona defuncti Magistri Guillelmi de Alverna que erunt arrestuta per capitulu</text:p>
      <text:p text:style-name="Standard">pro reparacionibis $domorum domus de Cevilleo / et pero emenda aundam Biele</text:p>
      <text:p text:style-name="Standard">quam fecerat in claustro et expeu facts contra ipsu in litigindo pero ipsa</text:p>
      <text:p text:style-name="Standard">Bencia / fuerunt de iscuta mediantibus liiiii lb. iiii s. st. pr</text:p>
      <text:p text:style-name="Standard">solvebs pro reparacionibus et mediantibus. xxx lb par. solvend</text:p>
      <text:p text:style-name="Standard">emenda et xl s. par. solverebus qovei prosepta processie</text:p>
      <text:p text:style-name="Standard">et de istis procouarum summs solvendis capitulo / predictus magister Petri</text:p>
      <text:p text:style-name="Standard">casulis se fecit prrcpalem debitorem erga capiuli</text:p>
      <text:p text:style-name="Standard">Item capitulum amovit arrest suum de bonis defuncti domini Je.</text:p>
      <text:p text:style-name="Standard">cerchevent quondam cancellari fieerit et canoninici Par.</text:p>
      <text:p text:style-name="Standard">et capitulu dedit hicediam . Decano Sancti Ginar Aressarus de dimictendo</text:p>
      <text:p text:style-name="Standard">demn suam claustralem vl tabsuncra vel in herfencia sua domino episcopi</text:p>
      <text:p text:style-name="Standard">ambiar usque ad beneplacitum capituli.</text:p>
      <text:p text:style-name="Standard"><text:soft-page-break/>&gt;&gt;&gt;&gt;&gt;&gt; liste &lt;&lt;&lt;&lt;&lt;&lt;&lt;</text:p>
      <text:p text:style-name="Standard">Jehd magno</text:p>
      <text:p text:style-name="Standard">Succetore</text:p>
      <text:p text:style-name="Standard">P. Casani</text:p>
      <text:p text:style-name="Standard">G. Prqueti</text:p>
      <text:p text:style-name="Standard">G. Bonisio</text:p>
      <text:p text:style-name="Standard">LGenco Gennaillo</text:p>
      <text:p text:style-name="Standard">P. de Saglio</text:p>
      <text:p text:style-name="Standard">Decano</text:p>
      <text:p text:style-name="Standard">. Cantore</text:p>
      <text:p text:style-name="Standard">Archidiacono Magno</text:p>
      <text:p text:style-name="Standard">. Succentore</text:p>
      <text:p text:style-name="Standard">G. Piqueti</text:p>
      <text:p text:style-name="Standard">sodone de Senons</text:p>
      <text:p text:style-name="Standard">Bande Bonisaci</text:p>
      <text:p text:style-name="Standard">P hc de Cernodro</text:p>
      <text:p text:style-name="Standard">Vicencio Tervaille</text:p>
      <text:p text:style-name="Standard">P. Casulis</text:p>
      <text:p text:style-name="Standard">P. de Fagello</text:p>
      <text:p text:style-name="Standard"/>
      <text:p text:style-name="Standard"/>
      <text:p text:style-name="Standard">=FRAN_0393_09146.tif=</text:p>
      <text:p text:style-name="Standard">&gt;&gt;&gt;&gt;&gt;&gt; date &lt;&lt;&lt;&lt;&lt;&lt;&lt;</text:p>
      <text:p text:style-name="Standard">anno xxviii° die Mecurrii p as$ aute festom beati Mencuri Camloi</text:p>
      <text:p text:style-name="Standard">anno xxviii° die sabltem et crasinno festi beati Maptel Hyernalis in capitulo generari</text:p>
      <text:p text:style-name="Standard">anno xxvviiii die veneris in eiocis festi beati Onadri hyer capitulanio lii</text:p>
      <text:p text:style-name="Standard">&gt;&gt;&gt;&gt;&gt;&gt; block &lt;&lt;&lt;&lt;&lt;&lt;&lt;</text:p>
      <text:p text:style-name="Standard">7</text:p>
      <text:p text:style-name="Standard">co as led</text:p>
      <text:p text:style-name="Standard">ognostet per dminm</text:p>
      <text:p text:style-name="Standard">epcos item per sari</text:p>
      <text:p text:style-name="Standard">de Viriaco domini N.</text:p>
      <text:p text:style-name="Standard">de</text:p>
      <text:p text:style-name="Standard">de Cailloel archidiaconos</text:p>
      <text:p text:style-name="Standard">Mathero de Pictavinaria que est in curno conferende cons</text:p>
      <text:p text:style-name="Standard">salvo jane suo in primo alio benefias vacat</text:p>
      <text:p text:style-name="Standard"><text:soft-page-break/>et capiacur rt esignaco quam</text:p>
      <text:p text:style-name="Standard">decimacion de Balneol sit vrenditus pro. viii lbr. Richardo de</text:p>
      <text:p text:style-name="Standard">Trinello.</text:p>
      <text:p text:style-name="Standard">Jospe capituli</text:p>
      <text:p text:style-name="Standard">Petrus Lanni sine arrestucius et claustrio pro brelencia qua fea</text:p>
      <text:p text:style-name="Standard">in melendino magisti Jls et inmontu silii sub penia. xxi ld.</text:p>
      <text:p text:style-name="Standard">no reced a claustro</text:p>
      <text:p text:style-name="Standard">&gt;&gt;&gt;&gt;&gt;&gt; liste &lt;&lt;&lt;&lt;&lt;&lt;&lt;</text:p>
      <text:p text:style-name="Standard">. Decano</text:p>
      <text:p text:style-name="Standard">.Cantore</text:p>
      <text:p text:style-name="Standard">Succentore</text:p>
      <text:p text:style-name="Standard">G. Piqueti</text:p>
      <text:p text:style-name="Standard">H. de Corrodore</text:p>
      <text:p text:style-name="Standard">P. de Fayello</text:p>
      <text:p text:style-name="Standard">. Decano</text:p>
      <text:p text:style-name="Standard">. Cantore</text:p>
      <text:p text:style-name="Standard">. Succentore</text:p>
      <text:p text:style-name="Standard">Ob de Soren</text:p>
      <text:p text:style-name="Standard">B. Bouson</text:p>
      <text:p text:style-name="Standard">G. de Corredoio</text:p>
      <text:p text:style-name="Standard">Vicacio Ternaille</text:p>
      <text:p text:style-name="Standard">P. de Chambliaco</text:p>
      <text:p text:style-name="Standard">P. de Fagello</text:p>
      <text:p text:style-name="Standard">Pequeti</text:p>
      <text:p text:style-name="Standard">G. Vertan</text:p>
      <text:p text:style-name="Standard">MMatheo de Picarinaru</text:p>
      <text:p text:style-name="Standard">Petro Pourelli deano bui German</text:p>
      <text:p text:style-name="Standard">G. Cuette</text:p>
      <text:p text:style-name="Standard">antore</text:p>
      <text:p text:style-name="Standard">P. Piquet</text:p>
      <text:p text:style-name="Standard">Subdenno Pictavensi</text:p>
      <text:p text:style-name="Standard">P. Casilis</text:p>
      <text:p text:style-name="Standard">G. Bertun</text:p>
      <text:p text:style-name="Standard">P. de Fohello</text:p>
      <text:p text:style-name="Standard"/>
      <text:p text:style-name="Standard"/>
      <text:p text:style-name="Standard"><text:soft-page-break/>=FRAN_0393_09147.tif=</text:p>
      <text:p text:style-name="Standard">&gt;&gt;&gt;&gt;&gt;&gt; block &lt;&lt;&lt;&lt;&lt;&lt;&lt;</text:p>
      <text:p text:style-name="Standard">Anno Domini xxviii die sabbati ante festim beati Claroius cenetibus in capitulo Parsien. Decano et can</text:p>
      <text:p text:style-name="Standard">eccee Peter / $domin$ Tudulphis Gocelini clericis procuratr domini Custuchii de Venerivilla abteri capiceraii eocese domcti</text:p>
      <text:p text:style-name="Standard">p habes ad infrascripta plt potestricone prout en licteris procuratoris i de contects sigillo curie Par.s sigillatis / et nomine procu</text:p>
      <text:p text:style-name="Standard">ex una parte / ac dominus Guifridus de Clevilla presbyter procurator $lt$ comitutis ecclesie Sancti Mederia Par. / et dominus Johanne</text:p>
      <text:p text:style-name="Standard">de lupi presbyter canenioris ecclesie sancti Mederici predicti et dominus Henos de Christolio presbyter et dictum ecclesia Sancti Media beaesis</text:p>
      <text:p text:style-name="Standard">st contedicto mota inter ipsos promiserunt scine ordinacioni dictorum dominorum decani et succentoris</text:p>
      <text:p text:style-name="Standard">t concendine predicta / etc. presentbus ad hoc $di$ magistris Eero Brohie et Radro de Cluncampo</text:p>
      <text:p text:style-name="Standard">at domino Symone Andres presbytero et Johanne Huei publico nec testibust te</text:p>
      <text:p text:style-name="Standard">Cobertus de Quesredo reisint capitulum quod vellone collaci</text:p>
      <text:p text:style-name="Standard">fruciois prebendarum reservatos domino papse. et eos reddiebus</text:p>
      <text:p text:style-name="Standard">eidem nomine. decan Andegumene mo ppse ex pare</text:p>
      <text:p text:style-name="Standard">orat ad hoc missus aut dicebat</text:p>
      <text:p text:style-name="Standard">capitulum reseandit quod placebat eis quod ipse nec ad laca</text:p>
      <text:p text:style-name="Standard">dictorum prebendarum et quod dictos fructu reciperet si et queten ad</text:p>
      <text:p text:style-name="Standard">dominu papam pertinebat et iptum erant dare eidem licteris</text:p>
      <text:p text:style-name="Standard">compussorias ad hoc si sic epous sed colligoe non</text:p>
      <text:p text:style-name="Standard">tenebatur / nisi per dominum papam . Hoc specialiter mandaretur</text:p>
      <text:p text:style-name="Standard">sed si mandaretur $parit$ de quonon constut paraci erunt hoc fac</text:p>
      <text:p text:style-name="Standard">presientius magistro Eueno Bohic magistro G. de Gyeno domini</text:p>
      <text:p text:style-name="Standard">Johanne de Noa et pluribus aliis et c</text:p>
      <text:p text:style-name="Standard">tem Petr Lanqy Hospes capituli emendare capitulo de</text:p>
      <text:p text:style-name="Standard">Saco Fumulo exdemacton Muieri</text:p>
      <text:p text:style-name="Standard">quod dede unam jocam emnis capituli et eorum maliio ac eorum</text:p>
      <text:p text:style-name="Standard">imobicione ad voluntutem du</text:p>
      <text:p text:style-name="Standard">&gt;&gt;&gt;&gt;&gt;&gt; liste &lt;&lt;&lt;&lt;&lt;&lt;&lt;</text:p>
      <text:p text:style-name="Standard">Decarto</text:p>
      <text:p text:style-name="Standard">Contor</text:p>
      <text:p text:style-name="Standard">Succentore</text:p>
      <text:p text:style-name="Standard">G. Piqueti</text:p>
      <text:p text:style-name="Standard">P. de Condeco</text:p>
      <text:p text:style-name="Standard"><text:soft-page-break/>H. de Commodoro</text:p>
      <text:p text:style-name="Standard">B. Bouifaci</text:p>
      <text:p text:style-name="Standard">N. de Picanaria</text:p>
      <text:p text:style-name="Standard">J. Barn</text:p>
      <text:p text:style-name="Standard"/>
      <text:p text:style-name="Standard"/>
      <text:p text:style-name="Standard">=FRAN_0393_09148.tif=</text:p>
      <text:p text:style-name="Standard">&gt;&gt;&gt;&gt;&gt;&gt; block &lt;&lt;&lt;&lt;&lt;&lt;&lt;</text:p>
      <text:p text:style-name="Standard">magister . P. Casalis cansa Par. protetr fine de hbiecse ad prebendam</text:p>
      <text:p text:style-name="Standard">dmine . J. Certhonoe et curi et quo prebeda que fie m. Malcendint et</text:p>
      <text:p text:style-name="Standard">ab eo rc quam ut dicebat jam acceptaverant in casai predicto te</text:p>
      <text:p text:style-name="Standard">Magister Guido Buqgni procuratore Potri de Noeris canonici Paris. coram noffiu Par</text:p>
      <text:p text:style-name="Standard">sexequeore si dictu graciam eidem fectum et capitulo insinuant processus et</text:p>
      <text:p text:style-name="Standard">t officialis conculis dicm prebendam eidem proaratore c</text:p>
      <text:p text:style-name="Standard">que fut domini Johannis Cerchenis</text:p>
      <text:p text:style-name="Standard">magister . P. castl emnciquit execucioni detm magistri . G. de Alaan</text:p>
      <text:p text:style-name="Standard">fs Officialis Par.. Magistro Boneris Dee magistro G. de Vyme Gallerme</text:p>
      <text:p text:style-name="Standard">de Bosco magistro Johanni de Polligylaudicore curum in cuma pro</text:p>
      <text:p text:style-name="Standard">Reginaldus de Capella Galariis decentur et curcere capituli est recebit</text:p>
      <text:p text:style-name="Standard">plegi Perrito de Bria</text:p>
      <text:p text:style-name="Standard">Hamo de Aicl</text:p>
      <text:p text:style-name="Standard">Johannes de Remennont</text:p>
      <text:p text:style-name="Standard">Subidecanus puecionium constione procuratore magistrum P. de Feret</text:p>
      <text:p text:style-name="Standard">ad recinendum domum pro ipso int claustro presentris magistro Guillelmo</text:p>
      <text:p text:style-name="Standard">cnecto canonico Par. et Gano de Clans pl</text:p>
      <text:p text:style-name="Standard">recasa Par.</text:p>
      <text:p text:style-name="Standard">&gt;&gt;&gt;&gt;&gt;&gt; liste &lt;&lt;&lt;&lt;&lt;&lt;&lt;</text:p>
      <text:p text:style-name="Standard">Capitulantibus</text:p>
      <text:p text:style-name="Standard">Decano</text:p>
      <text:p text:style-name="Standard">cantore</text:p>
      <text:p text:style-name="Standard">Succentore</text:p>
      <text:p text:style-name="Standard">G. Bouifacii</text:p>
      <text:p text:style-name="Standard">Od de Senonis</text:p>
      <text:p text:style-name="Standard">H. de Cornoboro.</text:p>
      <text:p text:style-name="Standard">prismeno dmem Condeco</text:p>
      <text:p text:style-name="Standard">G. Bercip</text:p>
      <text:p text:style-name="Standard"><text:soft-page-break/>M. de Pictaviana</text:p>
      <text:p text:style-name="Standard">P. de Fayello</text:p>
      <text:p text:style-name="Standard"/>
      <text:p text:style-name="Standard"/>
      <text:p text:style-name="Standard">=FRAN_0393_09149.tif=</text:p>
      <text:p text:style-name="Standard">&gt;&gt;&gt;&gt;&gt;&gt; date &lt;&lt;&lt;&lt;&lt;&lt;&lt;</text:p>
      <text:p text:style-name="Standard">anno xxviii° die lune ptto festum beate Bterine di Lequcilii</text:p>
      <text:p text:style-name="Standard">30.</text:p>
      <text:p text:style-name="Standard">&gt;&gt;&gt;&gt;&gt;&gt; block &lt;&lt;&lt;&lt;&lt;&lt;&lt;</text:p>
      <text:p text:style-name="Standard">pro loqueo / de reddicilii fitis tposssionulii de mhisco teelio</text:p>
      <text:p text:style-name="Standard">quab magistr Gaufdus de Plexeyo assignat ad capetele</text:p>
      <text:p text:style-name="Standard">lamam quam ad altare beati Merncini funduiat en eccesia</text:p>
      <text:p text:style-name="Standard">Parsiensi et quos capitulum asserebat capellanum non posse de</text:p>
      <text:p text:style-name="Standard">pro eo quod monebant de ferdo de Wilisiaco Par. dict</text:p>
      <text:p text:style-name="Standard">pertu ad horas et quod tenebut magister B. Bonrsi</text:p>
      <text:p text:style-name="Standard">finaliter id magister G. damisit redditus et possessiones predictais leccis</text:p>
      <text:p text:style-name="Standard">de Vilisiaco epperee</text:p>
      <text:p text:style-name="Standard">solves annratum empepetuum a tenente de locum de Balisiaco</text:p>
      <text:p text:style-name="Standard">p. xxii. lb. par. annui redditur seued</text:p>
      <text:p text:style-name="Standard">dicto magistro. Gi. $de$ vixier et protust eius moroe ad opos</text:p>
      <text:p text:style-name="Standard">anersari orrlem in acum Par. ad singulis npet celebrs</text:p>
      <text:p text:style-name="Standard">die veneris pot Audieum ent capitulo Paris. Petrus dinios et de Chemuno procurator aliorum de</text:p>
      <text:p text:style-name="Standard">Valucel pro inserunt cenere ordinagione dominorum eidens de Senoriis et Bertrandi Bonifaci ecum par se</text:p>
      <text:p text:style-name="Standard">maggister. P. de Fayello monet que ipsos pro emenda docom solvendo dicitas rat die / et omendam</text:p>
      <text:p text:style-name="Standard">anno xxxviiia die mercuni et vigna fest concepcionis lictere magisro Virgis capitulanalii</text:p>
      <text:p text:style-name="Standard">dimic J dixeit ead</text:p>
      <text:p text:style-name="Standard">possis tuxare $ emendum</text:p>
      <text:p text:style-name="Standard">Recepcio an</text:p>
      <text:p text:style-name="Standard">Griam a sede apostolica faecta de prebenda que funt det magistri Michar</text:p>
      <text:p text:style-name="Standard">Malcondint Potro de Via canonico Parr.s sine public</text:p>
      <text:p text:style-name="Standard">capitulo per cadorem et placvt capitulo et recepnen et ad e</text:p>
      <text:p text:style-name="Standard">per magistr Beraundui de Ponerico eius proauratori qn puo tent</text:p>
      <text:p text:style-name="Standard">preseus decano beatri Marcelli</text:p>
      <text:p text:style-name="Standard">G. de Cia</text:p>
      <text:p text:style-name="Standard">Et omino sine declaraoni magistru . P. Casulis ron habere jus.</text:p>
      <text:p text:style-name="Standard"><text:soft-page-break/>albenda per deu cantorem et $per decanm domncti Marcelli</text:p>
      <text:p text:style-name="Standard">&gt;&gt;&gt;&gt;&gt;&gt; liste &lt;&lt;&lt;&lt;&lt;&lt;&lt;</text:p>
      <text:p text:style-name="Standard">Cantore</text:p>
      <text:p text:style-name="Standard">. Archidiacono ajore</text:p>
      <text:p text:style-name="Standard">. Succentore</text:p>
      <text:p text:style-name="Standard">Gaufardo de Plexeyo</text:p>
      <text:p text:style-name="Standard">P. de Coreto</text:p>
      <text:p text:style-name="Standard">G. Bonifacii</text:p>
      <text:p text:style-name="Standard">G. Bertran</text:p>
      <text:p text:style-name="Standard">Decano</text:p>
      <text:p text:style-name="Standard">Gantore</text:p>
      <text:p text:style-name="Standard">. Archidiacono magno</text:p>
      <text:p text:style-name="Standard">Audone</text:p>
      <text:p text:style-name="Standard">G. Piquest</text:p>
      <text:p text:style-name="Standard">P. Casalis</text:p>
      <text:p text:style-name="Standard">H. de Comodore</text:p>
      <text:p text:style-name="Standard">P. Barrem</text:p>
      <text:p text:style-name="Standard">G. Bern</text:p>
      <text:p text:style-name="Standard">P. de Sagello</text:p>
      <text:p text:style-name="Standard">G. Guete</text:p>
      <text:p text:style-name="Standard">Magistro Euero Bohic</text:p>
      <text:p text:style-name="Standard">magistro J. de Sabaordia</text:p>
      <text:p text:style-name="Standard">P. de Lerrrireis</text:p>
      <text:p text:style-name="Standard">domino . R. de Losarra</text:p>
      <text:p text:style-name="Standard"/>
      <text:p text:style-name="Standard"/>
      <text:p text:style-name="Standard">=FRAN_0393_09150.tif=</text:p>
      <text:p text:style-name="Standard">&gt;&gt;&gt;&gt;&gt;&gt; liste &lt;&lt;&lt;&lt;&lt;&lt;&lt;</text:p>
      <text:p text:style-name="Standard">Decano</text:p>
      <text:p text:style-name="Standard">Canton</text:p>
      <text:p text:style-name="Standard">Surcentore</text:p>
      <text:p text:style-name="Standard">R. de Comedero</text:p>
      <text:p text:style-name="Standard">B Bousieon</text:p>
      <text:p text:style-name="Standard">G. Brruni</text:p>
      <text:p text:style-name="Standard">G. Piquet</text:p>
      <text:p text:style-name="Standard">P. de Fabello</text:p>
      <text:p text:style-name="Standard"><text:soft-page-break/></text:p>
      <text:p text:style-name="Standard"/>
      <text:p text:style-name="Standard">=FRAN_0393_09151.tif=</text:p>
      <text:p text:style-name="Standard">&gt;&gt;&gt;&gt;&gt;&gt; date &lt;&lt;&lt;&lt;&lt;&lt;&lt;</text:p>
      <text:p text:style-name="Standard">anno xxviii° die boneis pot festum Beate Lucie capitulanabdus</text:p>
      <text:p text:style-name="Standard">32</text:p>
      <text:p text:style-name="Standard">xxviii° die lune $s$ dice festum nino $domini capitulanial</text:p>
      <text:p text:style-name="Standard">&gt;&gt;&gt;&gt;&gt;&gt; block &lt;&lt;&lt;&lt;&lt;&lt;&lt;</text:p>
      <text:p text:style-name="Standard">Curatur de Masseriis supposie se inqueste capituli omnio snct hiis que proponunt</text:p>
      <text:p text:style-name="Standard">ipsum et proviit stare veneuntati capituli in cumiu</text:p>
      <text:p text:style-name="Standard">pnetarius in defferra que decutur dh mange ece</text:p>
      <text:p text:style-name="Standard">et assignetur os e</text:p>
      <text:p text:style-name="Standard">Guart ad lunes cm. R. Berançon</text:p>
      <text:p text:style-name="Standard">Stephanus Mangeri et def</text:p>
      <text:p text:style-name="Standard">imontu sive</text:p>
      <text:p text:style-name="Standard">Miete et</text:p>
      <text:p text:style-name="Standard">que quod reporunt repaciones</text:p>
      <text:p text:style-name="Standard">veralariti pt epiphani et statu constr pedigiariam de Medunta</text:p>
      <text:p text:style-name="Standard">&gt;&gt;&gt;&gt;&gt;&gt; liste &lt;&lt;&lt;&lt;&lt;&lt;&lt;</text:p>
      <text:p text:style-name="Standard">. Decano</text:p>
      <text:p text:style-name="Standard">Cantore</text:p>
      <text:p text:style-name="Standard">B. Bourfacii</text:p>
      <text:p text:style-name="Standard">de Comoboro</text:p>
      <text:p text:style-name="Standard">B. P.</text:p>
      <text:p text:style-name="Standard">G. Bertini</text:p>
      <text:p text:style-name="Standard">faelle</text:p>
      <text:p text:style-name="Standard">Succentore</text:p>
      <text:p text:style-name="Standard">Peero Caselis</text:p>
      <text:p text:style-name="Standard">G. de Corcedoro</text:p>
      <text:p text:style-name="Standard">quet</text:p>
      <text:p text:style-name="Standard">ourreri</text:p>
      <text:p text:style-name="Standard">gl</text:p>
      <text:p text:style-name="Standard"/>
      <text:p text:style-name="Standard"/>
      <text:p text:style-name="Standard">=FRAN_0393_09152.tif=</text:p>
      <text:p text:style-name="Standard">&gt;&gt;&gt;&gt;&gt;&gt; date &lt;&lt;&lt;&lt;&lt;&lt;&lt;</text:p>
      <text:p text:style-name="Standard"><text:soft-page-break/>no xxviiia die glia festi beati Chone quol et capitulo gerr</text:p>
      <text:p text:style-name="Standard">.</text:p>
      <text:p text:style-name="Standard">&gt;&gt;&gt;&gt;&gt;&gt; liste &lt;&lt;&lt;&lt;&lt;&lt;&lt;</text:p>
      <text:p text:style-name="Standard">.</text:p>
      <text:p text:style-name="Standard">Decuno</text:p>
      <text:p text:style-name="Standard">. Cantore</text:p>
      <text:p text:style-name="Standard">archidiacono magisns</text:p>
      <text:p text:style-name="Standard">Sucontore</text:p>
      <text:p text:style-name="Standard">G. Pquet</text:p>
      <text:p text:style-name="Standard">H. de Comodon</text:p>
      <text:p text:style-name="Standard">P. Cnsalis</text:p>
      <text:p text:style-name="Standard">P. Bonfaci</text:p>
      <text:p text:style-name="Standard">P. Binerii</text:p>
      <text:p text:style-name="Standard">Rbo. de Senons</text:p>
      <text:p text:style-name="Standard">P. de Fuyello</text:p>
      <text:p text:style-name="Standard">G. Brtran</text:p>
      <text:p text:style-name="Standard">R. de Marriges</text:p>
      <text:p text:style-name="Standard">G. de Lauduno ifirmus</text:p>
      <text:p text:style-name="Standard">P. de Condeto</text:p>
      <text:p text:style-name="Standard"/>
      <text:p text:style-name="Standard"/>
      <text:p text:style-name="Standard">=FRAN_0393_09153.tif=</text:p>
      <text:p text:style-name="Standard">&gt;&gt;&gt;&gt;&gt;&gt; block &lt;&lt;&lt;&lt;&lt;&lt;&lt;</text:p>
      <text:p text:style-name="Standard">84</text:p>
      <text:p text:style-name="Standard">Johannes episcopo serviis servorum Dei dilecto filio Petro de Via canonico Parien vilecto et apostolica veneaii . dum nobilis</text:p>
      <text:p text:style-name="Standard">generas vice ac morum honestace aliaque cuarum multiplicum den virtacum quibis personam cuam fided p</text:p>
      <text:p text:style-name="Standard">testimpno muari percepimus diligents accendimus congrum arbiterumur ut ipsam gratis actollamus</text:p>
      <text:p text:style-name="Standard">ribis et condignis graciis honoremus. Oitatum canonicatus et prebenda ecclesie Parisiensis quod quondam Michael</text:p>
      <text:p text:style-name="Standard">Malooductum oli canonic eidem ecclesie in eudem crac viveret obtinebat per ipsi obitum quui extra rom</text:p>
      <text:p text:style-name="Standard">cunam die clarisit excremum vacare noscant ad prises nullusque de illis prater nos hac vice dispone</text:p>
      <text:p text:style-name="Standard">potuerit neque possit pro eo quod nos dudum dum ad hioc dumid Mnchael aget inhuras incendente de</text:p>
      <text:p text:style-name="Standard">nomincatu et prebenda pridicts taliis beneficiis eccsnistias que il Mchael di vinam obtinebat cum ipse beb</text:p>
      <text:p text:style-name="Standard"><text:soft-page-break/>vucare contingeret per apostolice edis providenciam ordinari / Canoicatum et prebendam ac beneficia pupredicti</text:p>
      <text:p text:style-name="Standard">a eidem Michaelis obicu collacioni et disposicini rie specialiter reservantes / decermin excupicnis iicum tera</text:p>
      <text:p text:style-name="Standard">si set se hiis a quoquin quis auctoritate sents ulignorut contingent attemptari / nos velentes ce fri</text:p>
      <text:p text:style-name="Standard">menitu pregioina pro sei gracie specialis / canonicatum et prebendam predictes sic vacantes cum plenitudum</text:p>
      <text:p text:style-name="Standard">n canonici ac omnie juribus et partium suis motu propionon ad cuam vel alteri prote nobis se hoc facte peccionis inse</text:p>
      <text:p text:style-name="Standard">sed de nostra mera liberalitate conferimus et de illis eciam providemus atrentis prout est irutum et mot</text:p>
      <text:p text:style-name="Standard">si secus super hiis a quique quavis auctoritate scente vel ignoranter attemptatum fousan est hortenus vel conigit</text:p>
      <text:p text:style-name="Standard">in postorum accemptari. No obstantibus quibus cumque statutis et consueiudibis ejusdem ecclesie contrariis juram</text:p>
      <text:p text:style-name="Standard">confirmicione apostolica vel quacumque firmitate alias ccoboratis Aut si aliqui apostolica vel alia quavs auctoritate in eaium</text:p>
      <text:p text:style-name="Standard">ecclesie in canonius sunt recepti vel ut recipianti insistant seu si super provisionibs sibi faciondis de canon</text:p>
      <text:p text:style-name="Standard">ab et preberds in dicta ecclesie specales vel de benesiais ecclesiesacis in illis partibus generales mars vel predecessor</text:p>
      <text:p text:style-name="Standard">domon Pontisicim antlegatorum dicte sedis litteras impetrauit eciam si per eas ad inhibicionem reservocionem et</text:p>
      <text:p text:style-name="Standard">vel ilias dommodob sic processum / quibus omnibus te in assequtiture dictorum canonicatus et prebende volumus auoiss</text:p>
      <text:p text:style-name="Standard">sd nullum per hoc eis quo id assequironem canonatuum et prebenda ac beneficiorum aliorum providicum gilerum</text:p>
      <text:p text:style-name="Standard">ii fumo epicop et dilectis filiis capitulo Par.im vel quibusvis aliis tomiter vel divisim il eidem sit sebus</text:p>
      <text:p text:style-name="Standard">u ad rccpiorem vel provisitnim alicunus mime temantur ad ad cempelli non possint euodcum de caun</text:p>
      <text:p text:style-name="Standard">prelendis ipstus ecclesie vel aliis benisiris ecclesiastiais ad eorum collacionem $presecitacionem provisionem presentacionem vel</text:p>
      <text:p text:style-name="Standard">oleriam dispictnem conjuctan vel sexatur spcantibus nulli volet provideri per licteras apostolicas non facientes pr</text:p>
      <text:p text:style-name="Standard">cepressam ac de varbo ad verbius de indulto hujusmodi mencionem et quolibet alio dicte sedis indulten guo</text:p>
      <text:p text:style-name="Standard">speciali curi domique truoris Castar per quam presentibus non cofssam vel tetoli non insrtan ffctus Hausi</text:p>
      <text:p text:style-name="Standard">impediri valet quomi deb vel differri / et de qua cujusque toto trnore habenda su in nostris licteris mencio s</text:p>
      <text:p text:style-name="Standard">aut si prus non fueris et prestandiu de obsuandis statuos et consuitudinbus eusem p solicum juramentum</text:p>
      <text:p text:style-name="Standard">o in absencio tu per percanare ydoneu et cum ad ecclesiam ipsum accessis corpoliter llud presti s uilliu</text:p>
      <text:p text:style-name="Standard"><text:soft-page-break/>homi liceat hani pagiis nostri collatus provisionis et constnacionis insigere vel et ausu remranrio cotr</text:p>
      <text:p text:style-name="Standard">Ji quis aue d actemutari aumisit indignacionem omipetenos du et bete Petri et Pauhi apostolorum ejus</text:p>
      <text:p text:style-name="Standard">e monsunm vic annuensi vlicde etembris Poneficacio nostri anno Lrdarino</text:p>
      <text:p text:style-name="Standard"/>
      <text:p text:style-name="Standard"/>
      <text:p text:style-name="Standard">=FRAN_0393_09154.tif=</text:p>
      <text:p text:style-name="Standard">&gt;&gt;&gt;&gt;&gt;&gt; date &lt;&lt;&lt;&lt;&lt;&lt;&lt;</text:p>
      <text:p text:style-name="Standard">o xxviii° die sabbavt et vixilis festi natit domini capitulicni </text:p>
      <text:p text:style-name="Standard">Anno xxviii. die veneris post notaris Domini capitulantibus</text:p>
      <text:p text:style-name="Standard">Anno xxviii° die lune potst epichoni capitulanesibus</text:p>
      <text:p text:style-name="Standard">&gt;&gt;&gt;&gt;&gt;&gt; block &lt;&lt;&lt;&lt;&lt;&lt;&lt;</text:p>
      <text:p text:style-name="Standard">procurator filii connois namareeur publiciet gram ei fonm</text:p>
      <text:p text:style-name="Standard">ad lune pote cisus est dies asss parmetur te</text:p>
      <text:p text:style-name="Standard">Comissum fuit magistri G. Bourancii</text:p>
      <text:p text:style-name="Standard">Manum de Benri mitutins et quod eos confacone c</text:p>
      <text:p text:style-name="Standard">p Ee Besignove</text:p>
      <text:p text:style-name="Standard">Salvo nue clerici domini c Piist in primis denet vicatur</text:p>
      <text:p text:style-name="Standard">de Auteaur</text:p>
      <text:p text:style-name="Standard">quod videat licteras quas habet idem dominus Cads cor</text:p>
      <text:p text:style-name="Standard">Sagires defct Andre</text:p>
      <text:p text:style-name="Standard">*</text:p>
      <text:p text:style-name="Standard">en</text:p>
      <text:p text:style-name="Standard">ione dicti defuntis Nicolai </text:p>
      <text:p text:style-name="Standard">Item eadem die Robunus de Sancto Medericio qui erat in prisiono capituli fuit icditus</text:p>
      <text:p text:style-name="Standard">nus quod diabis tenebite</text:p>
      <text:p text:style-name="Standard">Lix vali</text:p>
      <text:p text:style-name="Standard">quod deed</text:p>
      <text:p text:style-name="Standard">plegii pro ipso Guemnus d Chaur Johanne de Chuumout de adducende ipsum</text:p>
      <text:p text:style-name="Standard">et ise receditus assearavit Guillelm blqoque</text:p>
      <text:p text:style-name="Standard">Capicerius Sancti Stephani de Gressib emendavit de hoc quod non fecit pro</text:p>
      <text:p text:style-name="Standard">sau contra processionem que jue ad sanctar genovesum et habe domino ad mli</text:p>
      <text:p text:style-name="Standard">just ad videndum caxerari emendam</text:p>
      <text:p text:style-name="Standard">&gt;&gt;&gt;&gt;&gt;&gt; liste &lt;&lt;&lt;&lt;&lt;&lt;&lt;</text:p>
      <text:p text:style-name="Standard">di</text:p>
      <text:p text:style-name="Standard">Cader</text:p>
      <text:p text:style-name="Standard">Archidiacono Mage</text:p>
      <text:p text:style-name="Standard"><text:soft-page-break/>Succendore</text:p>
      <text:p text:style-name="Standard">H. de Cornodon</text:p>
      <text:p text:style-name="Standard">p</text:p>
      <text:p text:style-name="Standard">G. Pige</text:p>
      <text:p text:style-name="Standard">P. Barreri</text:p>
      <text:p text:style-name="Standard">P. de Segollo</text:p>
      <text:p text:style-name="Standard">G. Berun</text:p>
      <text:p text:style-name="Standard">Dirano</text:p>
      <text:p text:style-name="Standard">Cantrie</text:p>
      <text:p text:style-name="Standard">Guerenroie</text:p>
      <text:p text:style-name="Standard">G. Bouifaci</text:p>
      <text:p text:style-name="Standard">G. Piet</text:p>
      <text:p text:style-name="Standard">P. Crsalis</text:p>
      <text:p text:style-name="Standard">H. de Pomarci</text:p>
      <text:p text:style-name="Standard">P. de Farello</text:p>
      <text:p text:style-name="Standard">Decano</text:p>
      <text:p text:style-name="Standard">Cantere</text:p>
      <text:p text:style-name="Standard">G. Piquet</text:p>
      <text:p text:style-name="Standard">G. de Cormodoro</text:p>
      <text:p text:style-name="Standard">G. Branri</text:p>
      <text:p text:style-name="Standard">G. de Plegeyo</text:p>
      <text:p text:style-name="Standard">P. de Sugello</text:p>
      <text:p text:style-name="Standard"/>
      <text:p text:style-name="Standard"/>
      <text:p text:style-name="Standard">=FRAN_0393_09155.tif=</text:p>
      <text:p text:style-name="Standard">&gt;&gt;&gt;&gt;&gt;&gt; date &lt;&lt;&lt;&lt;&lt;&lt;&lt;</text:p>
      <text:p text:style-name="Standard">xxviii° die cericum pte hilhal capitulantibus</text:p>
      <text:p text:style-name="Standard">anno xxviii° die lune ptesta occasi ephanie capitulantibus</text:p>
      <text:p text:style-name="Standard">&gt;&gt;&gt;&gt;&gt;&gt; block &lt;&lt;&lt;&lt;&lt;&lt;&lt;</text:p>
      <text:p text:style-name="Standard">Johanneta de Argencono siunt facta soror on</text:p>
      <text:p text:style-name="Standard">Et cotam capitulum unaruut consesit quod Johanneu</text:p>
      <text:p text:style-name="Standard">Putheolis servicer dicte domus Dei pts Johannecum</text:p>
      <text:p text:style-name="Standard">Corber et Colecau de Monte albano recipiatur ab</text:p>
      <text:p text:style-name="Standard">contredicione in sororem dicte domus Des</text:p>
      <text:p text:style-name="Standard">.</text:p>
      <text:p text:style-name="Standard">concordatos quod Matheus de Sancto Silvastro recipiatur</text:p>
      <text:p text:style-name="Standard"><text:soft-page-break/>ad patecuriam solvendo capitulo primanibus x</text:p>
      <text:p text:style-name="Standard">Parisiense et solvendo illud quod debetur officiaris</text:p>
      <text:p text:style-name="Standard">de residuo quod se obligebit ad facrendm racionem prove dob</text:p>
      <text:p text:style-name="Standard">concessu et motto P. de Fayello quod habe</text:p>
      <text:p text:style-name="Standard">pro xii l. pr dicandu arpenteu quod funt de</text:p>
      <text:p text:style-name="Standard">Item dicta die mercuris Jacobus de Dollendio fuit receptus d</text:p>
      <text:p text:style-name="Standard">pellaviam in ecclesia Sancti Stephani de Gressibus Parsieis et abit vn</text:p>
      <text:p text:style-name="Standard">infra mensem ad jurandum etc.</text:p>
      <text:p text:style-name="Standard">ad veneris ad resendendum sut facto dicti Le Cemrber vo l</text:p>
      <text:p text:style-name="Standard">arat</text:p>
      <text:p text:style-name="Standard">anno xxviii die lune ante vivaentis dominus Henvcis deBicon</text:p>
      <text:p text:style-name="Standard">suit absolucios à suenia hresonis ag seagg et medicti sentiis aduss</text:p>
      <text:p text:style-name="Standard">pons et Johan Sungen pro tenomies lactere salvis expensiis dc</text:p>
      <text:p text:style-name="Standard">Johannis</text:p>
      <text:p text:style-name="Standard">&gt;&gt;&gt;&gt;&gt;&gt; liste &lt;&lt;&lt;&lt;&lt;&lt;&lt;</text:p>
      <text:p text:style-name="Standard">Decano</text:p>
      <text:p text:style-name="Standard">Gncere</text:p>
      <text:p text:style-name="Standard">Succentore</text:p>
      <text:p text:style-name="Standard">G. de Ponardo</text:p>
      <text:p text:style-name="Standard">P. Porrelli</text:p>
      <text:p text:style-name="Standard">G. Bertran</text:p>
      <text:p text:style-name="Standard">P. de Fayello</text:p>
      <text:p text:style-name="Standard">Decano</text:p>
      <text:p text:style-name="Standard">Garre</text:p>
      <text:p text:style-name="Standard">Succentore</text:p>
      <text:p text:style-name="Standard">H. de Comodono</text:p>
      <text:p text:style-name="Standard">G. Piquet</text:p>
      <text:p text:style-name="Standard">G. de Ponrardo</text:p>
      <text:p text:style-name="Standard"/>
      <text:p text:style-name="Standard"/>
      <text:p text:style-name="Standard">=FRAN_0393_09156.tif=</text:p>
      <text:p text:style-name="Standard">&gt;&gt;&gt;&gt;&gt;&gt; date &lt;&lt;&lt;&lt;&lt;&lt;&lt;</text:p>
      <text:p text:style-name="Standard">anno xxviii° die mercurii $p$ a festum beati Vicenci</text:p>
      <text:p text:style-name="Standard">cxvii ae venris ante vinccacium capitulu</text:p>
      <text:p text:style-name="Standard">&gt;&gt;&gt;&gt;&gt;&gt; block &lt;&lt;&lt;&lt;&lt;&lt;&lt;</text:p>
      <text:p text:style-name="Standard">concordes fuernt pro requitur dominus Parins episus de cessundo excerere juidicionem.</text:p>
      <text:p text:style-name="Standard"><text:soft-page-break/>quoum chabicut et claustro et quod se exuiset Sanct pasibi ab ipso fact</text:p>
      <text:p text:style-name="Standard">de anrestua fuerent $bena Johannis de Bona</text:p>
      <text:p text:style-name="Standard">dominus Hericus de Viconono presbyter curatus de Viriaconix Gmissiacum Par.</text:p>
      <text:p text:style-name="Standard">diees recognevit se teneu $$ domino B. Bonifaci canonico Pr cene</text:p>
      <text:p text:style-name="Standard">locum de Vivnsiaco et xvi. lb. par. recione reparacioni terrarum domorum et</text:p>
      <text:p text:style-name="Standard">possessionum de Monstrrlio annorm non manerio de Viliapo et quase</text:p>
      <text:p text:style-name="Standard">ad dominus haberitus racie capellane Sancti Mencir quam fudavit magister</text:p>
      <text:p text:style-name="Standard">G. de Plexeyo Roddis aud festum beati Rennai et fuit exstre mone</text:p>
      <text:p text:style-name="Standard">solvit de isto debico. $di$ infr dictum festum . iiii. lb et iiii s. par. et de</text:p>
      <text:p text:style-name="Standard">residuo volue dis Beans qua</text:p>
      <text:p text:style-name="Standard">t dilaoie ad solvelus usque ad natviaem domini / lun ellesie</text:p>
      <text:p text:style-name="Standard">eo quod us</text:p>
      <text:p text:style-name="Standard">arqu s lictera bligacirs est suo rebore dinatam et a</text:p>
      <text:p text:style-name="Standard">uro xxviii die jevis mte vincencs cpitlantibus</text:p>
      <text:p text:style-name="Standard">solicene quo adesd</text:p>
      <text:p text:style-name="Standard">D</text:p>
      <text:p text:style-name="Standard">Magistr Guido Cequaturis habuit delibercionem Gressorum febende que sut defuncte el de Mend</text:p>
      <text:p text:style-name="Standard">et ad distribuconies / et ipso promisit reddere cpitulum indompile eiga qua saruque et restitut</text:p>
      <text:p text:style-name="Standard">ea que reoperet in causae in quo appareret quod nen haberet jus et t presentibus magistro Cu</text:p>
      <text:p text:style-name="Standard">Lohic P. de Lavonics et Convene de Civia magistro P. de Castanco.</text:p>
      <text:p text:style-name="Standard">&gt;&gt;&gt;&gt;&gt;&gt; liste &lt;&lt;&lt;&lt;&lt;&lt;&lt;</text:p>
      <text:p text:style-name="Standard">Grrie</text:p>
      <text:p text:style-name="Standard">Cancellario</text:p>
      <text:p text:style-name="Standard">P. Casallis</text:p>
      <text:p text:style-name="Standard">G. Piquati</text:p>
      <text:p text:style-name="Standard">H. de Crrreloro</text:p>
      <text:p text:style-name="Standard">. Bourfaci</text:p>
      <text:p text:style-name="Standard">P. Veranii</text:p>
      <text:p text:style-name="Standard">de Ponarde</text:p>
      <text:p text:style-name="Standard">Decano</text:p>
      <text:p text:style-name="Standard">Cuvrore</text:p>
      <text:p text:style-name="Standard">Succentore</text:p>
      <text:p text:style-name="Standard">G. Pqueti</text:p>
      <text:p text:style-name="Standard">Cancellario</text:p>
      <text:p text:style-name="Standard">G. Bertianii</text:p>
      <text:p text:style-name="Standard">P. Casalis</text:p>
      <text:p text:style-name="Standard"><text:soft-page-break/>P. de Fayello</text:p>
      <text:p text:style-name="Standard">J. L Semoboio</text:p>
      <text:p text:style-name="Standard">P. Barres.</text:p>
      <text:p text:style-name="Standard">P.$ Ebamlilaco</text:p>
      <text:p text:style-name="Standard">nno domini</text:p>
      <text:p text:style-name="Standard">Decano</text:p>
      <text:p text:style-name="Standard">Cantore</text:p>
      <text:p text:style-name="Standard">Cancellario</text:p>
      <text:p text:style-name="Standard">Succentore</text:p>
      <text:p text:style-name="Standard">de peno de</text:p>
      <text:p text:style-name="Standard">H. de Cornedoio</text:p>
      <text:p text:style-name="Standard">vet</text:p>
      <text:p text:style-name="Standard">Bouisnon</text:p>
      <text:p text:style-name="Standard">P. Casillis</text:p>
      <text:p text:style-name="Standard">P. Baveri</text:p>
      <text:p text:style-name="Standard">Bagelli</text:p>
      <text:p text:style-name="Standard"/>
      <text:p text:style-name="Standard"/>
      <text:p text:style-name="Standard">=FRAN_0393_09157.tif=</text:p>
      <text:p text:style-name="Standard">&gt;&gt;&gt;&gt;&gt;&gt; block &lt;&lt;&lt;&lt;&lt;&lt;&lt;</text:p>
      <text:p text:style-name="Standard">58</text:p>
      <text:p text:style-name="Standard">Guillaume Piquati et Henrico de Cernodro caonico ecclesie Pari.is et prebendariis de Orliaco et decto Henrico preposita</text:p>
      <text:p text:style-name="Standard">xxviii die veneris auto festum beati Vincencii mrtiris eorum Stephane de Novilla succentore Petr</text:p>
      <text:p text:style-name="Standard">nnobre fuevrnt deliberati in bunc modiur primo desaisiverunt se de omnibus hereditatibus etc. et</text:p>
      <text:p text:style-name="Standard">et Johannes de Vaucheure firmarii Granchie de Orliaco deceno in prisione capituli pro deffectu sume</text:p>
      <text:p text:style-name="Standard">indemqies plenos. nomina plegiorum Robertus de Vaucheure et eecius Blondelli presentibus magistro Guri</text:p>
      <text:p text:style-name="Standard">Rohine Nicolio de Grancbia Jculario Roberto Herovardi Jacobo Proudioine et Sampsoneto Pagavi testibu et</text:p>
      <text:p text:style-name="Standard">dies quam habebat Machers de Sancto Silver</text:p>
      <text:p text:style-name="Standard">doitr Stephanum Cavoteri est contirnas ad die</text:p>
      <text:p text:style-name="Standard">veneris ptt eccclesia pulicius cumi Mathrieo yro</text:p>
      <text:p text:style-name="Standard">et Johanne Bacaille procurator dicti Stephani</text:p>
      <text:p text:style-name="Standard">dom defuncti eacellarii Par. fine concessa et G. d</text:p>
      <text:p text:style-name="Standard">dspu ad st n d</text:p>
      <text:p text:style-name="Standard">lb .</text:p>
      <text:p text:style-name="Standard"><text:soft-page-break/>noie pullularorum qui</text:p>
      <text:p text:style-name="Standard">epolim</text:p>
      <text:p text:style-name="Standard">g l de</text:p>
      <text:p text:style-name="Standard">honere cum vallet</text:p>
      <text:p text:style-name="Standard">&gt;&gt;&gt;&gt;&gt;&gt; liste &lt;&lt;&lt;&lt;&lt;&lt;&lt;</text:p>
      <text:p text:style-name="Standard">Qaicere</text:p>
      <text:p text:style-name="Standard">Succentore</text:p>
      <text:p text:style-name="Standard">G. de Ponjarco</text:p>
      <text:p text:style-name="Standard">G. Bertunin</text:p>
      <text:p text:style-name="Standard">P. de Fuagello</text:p>
      <text:p text:style-name="Standard"/>
      <text:p text:style-name="Standard"/>
      <text:p text:style-name="Standard">=FRAN_0393_09158.tif=</text:p>
      <text:p text:style-name="Standard">&gt;&gt;&gt;&gt;&gt;&gt; date &lt;&lt;&lt;&lt;&lt;&lt;&lt;</text:p>
      <text:p text:style-name="Standard">ano xxviii° die lune ptto fostum Puri. capitulanneli</text:p>
      <text:p text:style-name="Standard">anno xxviii° die mrtis pto puri / capitulantilius</text:p>
      <text:p text:style-name="Standard">&gt;&gt;&gt;&gt;&gt;&gt; block &lt;&lt;&lt;&lt;&lt;&lt;&lt;</text:p>
      <text:p text:style-name="Standard">dominus Berenogarius Cantor Narbonis</text:p>
      <text:p text:style-name="Standard">presentant cmu $e $pro of$ quo ad prebendam que $su</text:p>
      <text:p text:style-name="Standard">Aeidem faa</text:p>
      <text:p text:style-name="Standard">dominus prop reservavit pro eodem berengario nisi jus ees quisitu aliau.</text:p>
      <text:p text:style-name="Standard">dominus. Canter Lingoneum exequier ipsius Lirengirii et decan</text:p>
      <text:p text:style-name="Standard">Sancti Marcelli elxequtor Peti cusalis visis licteris etc. declara</text:p>
      <text:p text:style-name="Standard">verunt. P. Castlis non habere jus in ipsa et eum debiquo dicto du</text:p>
      <text:p text:style-name="Standard">Berengano non obstantis dicto. P. et ad decimus reservavit jus dicti</text:p>
      <text:p text:style-name="Standard">et alia / et pronunciant ipsum debere remanere in dimidia</text:p>
      <text:p text:style-name="Standard">erat eum reduxeit in ipsar divus per tdicie ardamlictre</text:p>
      <text:p text:style-name="Standard">reservacter pro domino B. fuisse scur . vii° id norembris / et cellacione</text:p>
      <text:p text:style-name="Standard">Sauto</text:p>
      <text:p text:style-name="Standard">die ips dominus . Officialis Par. exequeor</text:p>
      <text:p text:style-name="Standard">cui fuerat faetu cellacio in festo beate Hacherie non habere jus in ea etc. et o</text:p>
      <text:p text:style-name="Standard">deOerert domcu P. de Noenis</text:p>
      <text:p text:style-name="Standard">eserianis</text:p>
      <text:p text:style-name="Standard">A. episco Minatet</text:p>
      <text:p text:style-name="Standard">collac vo de domte preedum ed</text:p>
      <text:p text:style-name="Standard">do</text:p>
      <text:p text:style-name="Standard"><text:soft-page-break/>peseos t omnine</text:p>
      <text:p text:style-name="Standard">psu $dico b$ magistro Evero Bohie margnum</text:p>
      <text:p text:style-name="Standard">Alenann officiali archidiaconus Pa. thestouerio d</text:p>
      <text:p text:style-name="Standard">&gt;&gt;&gt;&gt;&gt;&gt; liste &lt;&lt;&lt;&lt;&lt;&lt;&lt;</text:p>
      <text:p text:style-name="Standard">Decano</text:p>
      <text:p text:style-name="Standard">. Cantore</text:p>
      <text:p text:style-name="Standard">Succentore</text:p>
      <text:p text:style-name="Standard">G. Pige</text:p>
      <text:p text:style-name="Standard">B. de Corrodoro</text:p>
      <text:p text:style-name="Standard">H. de Ponario</text:p>
      <text:p text:style-name="Standard">P. de Fryello</text:p>
      <text:p text:style-name="Standard">P. Pourelli</text:p>
      <text:p text:style-name="Standard">Decano</text:p>
      <text:p text:style-name="Standard">or</text:p>
      <text:p text:style-name="Standard">archidiacono magnro</text:p>
      <text:p text:style-name="Standard">Sucrentore</text:p>
      <text:p text:style-name="Standard">P. Casalis</text:p>
      <text:p text:style-name="Standard">G. de Comedar</text:p>
      <text:p text:style-name="Standard">G. Berli</text:p>
      <text:p text:style-name="Standard">R. de Fayello</text:p>
      <text:p text:style-name="Standard">G. cequatrias</text:p>
      <text:p text:style-name="Standard">H. de Ponario</text:p>
      <text:p text:style-name="Standard"/>
      <text:p text:style-name="Standard"/>
      <text:p text:style-name="Standard">=FRAN_0393_09159.tif=</text:p>
      <text:p text:style-name="Standard">&gt;&gt;&gt;&gt;&gt;&gt; block &lt;&lt;&lt;&lt;&lt;&lt;&lt;</text:p>
      <text:p text:style-name="Standard">fuit receptus magister edo de Sancto Juliano in</text:p>
      <text:p text:style-name="Standard">magistri Imbandi canonicus viturii procatori sui d</text:p>
      <text:p text:style-name="Standard">et prebendam ex causa promutacionre ad canonicatum et perbeneadum</text:p>
      <text:p text:style-name="Standard">quos quondam abtinebat venerablis et distret vi se</text:p>
      <text:p text:style-name="Standard">de Calvigniaco in dicta pa ecclesia et jurau</text:p>
      <text:p text:style-name="Standard">siunt. present magsris</text:p>
      <text:p text:style-name="Standard">Johanne $Cor car cad et pluibem aliis</text:p>
      <text:p text:style-name="Standard">Jadcia d</text:p>
      <text:p text:style-name="Standard">ueno voit Johanne de Brolio</text:p>
      <text:p text:style-name="Standard">et hodie fuit protestaors dictus dunc . P cazalis</text:p>
      <text:p text:style-name="Standard"><text:soft-page-break/>de nunc suo quod ad dictam prebendam habere poterat v</text:p>
      <text:p text:style-name="Standard">grarce apostolicels facta presentes quibus supra.</text:p>
      <text:p text:style-name="Standard">Item eadem du fuit recepta in monialem et so</text:p>
      <text:p text:style-name="Standard">domus Dei Johanneu de Borber soror domini Ogidii deS</text:p>
      <text:p text:style-name="Standard">in locum deffncte.</text:p>
      <text:p text:style-name="Standard">domus eusdem.</text:p>
      <text:p text:style-name="Standard">quida sororer et nm</text:p>
      <text:p text:style-name="Standard">t eo de die. fuerint recredira . Hornoetus de oc</text:p>
      <text:p text:style-name="Standard">lo </text:p>
      <text:p text:style-name="Standard">et $pvenetus Briconi captli pro ee quod miliers quadam</text:p>
      <text:p text:style-name="Standard">Launt</text:p>
      <text:p text:style-name="Standard">Sluerasse dicebant ent porto clausor Paris qui</text:p>
      <text:p text:style-name="Standard">vene et procre col nobis eciam super emenda pro</text:p>
      <text:p text:style-name="Standard">r</text:p>
      <text:p text:style-name="Standard">Jaquetus de Sancto Egidio nocari curie Pariei ec </text:p>
      <text:p text:style-name="Standard">de Guingampo cleric de stando mu ett solvend</text:p>
      <text:p text:style-name="Standard">emenda</text:p>
      <text:p text:style-name="Standard">Item $s ethannes pudommé fuerict</text:p>
      <text:p text:style-name="Standard">Henricus Chomi et Petrus</text:p>
      <text:p text:style-name="Standard">ab excanconis et aggra sentis ad jnstarani procuratoreum latiru pro contra et</text:p>
      <text:p text:style-name="Standard">Nonart comparooe et stare juramin ad diem lune in octo dies</text:p>
      <text:p text:style-name="Standard">Rasis super hoc que ab ipsis dxeriuus inquirendum</text:p>
      <text:p text:style-name="Standard">&gt;&gt;&gt;&gt;&gt;&gt; liste &lt;&lt;&lt;&lt;&lt;&lt;&lt;</text:p>
      <text:p text:style-name="Standard">Gero Cantore</text:p>
      <text:p text:style-name="Standard">ocano</text:p>
      <text:p text:style-name="Standard">. Succentore</text:p>
      <text:p text:style-name="Standard">H. de Corvodoro</text:p>
      <text:p text:style-name="Standard">G. $iqa$ Breavin</text:p>
      <text:p text:style-name="Standard">P. Cohali.</text:p>
      <text:p text:style-name="Standard">et P. de Funelio</text:p>
      <text:p text:style-name="Standard"/>
      <text:p text:style-name="Standard"/>
      <text:p text:style-name="Standard">=FRAN_0393_09160.tif=</text:p>
      <text:p text:style-name="Standard">&gt;&gt;&gt;&gt;&gt;&gt; block &lt;&lt;&lt;&lt;&lt;&lt;&lt;</text:p>
      <text:p text:style-name="Standard">fuit receptus ad canonictum et prlendam magister Odardus de Barris</text:p>
      <text:p text:style-name="Standard">ad canonicatum et prebendam ho resignatam per magistrum One de ancto Jullac</text:p>
      <text:p text:style-name="Standard"><text:soft-page-break/>quo panas diebus Antre ipsas capoictim et prebendam ex causa eciam permutacino</text:p>
      <text:p text:style-name="Standard">habualtem a discreco uno Johanne de Culingniaco qullibet Par. callre</text:p>
      <text:p text:style-name="Standard">et fuit installatm et locus in capiulo assuntim et jutram solicum prestetit.</text:p>
      <text:p text:style-name="Standard">presente magistere Reginaldo de Guienciaco . Guillelmo de MorcentoR.</text:p>
      <text:p text:style-name="Standard">de lambaliarir pe diviti public nocariium pluibusque vel etc.</text:p>
      <text:p text:style-name="Standard">It eadem die fuit recreditus t Johannes de Mdergean presbyer de Versus a l'ost Flam</text:p>
      <text:p text:style-name="Standard">Converacion diocesis $decent scolariis Parisiensis derentus pro precuserat quendam hom</text:p>
      <text:p text:style-name="Standard">in curi supra infra libertatem et minuraitem ecclesie et gargiavit emendam</text:p>
      <text:p text:style-name="Standard">juran compere diebus sanct Assignaudis super taxacione emende et nuri opore</text:p>
      <text:p text:style-name="Standard">et pro eofidejiss magister Heurricus de Vinea Flamingis diocesis Camerarensis.</text:p>
      <text:p text:style-name="Standard">fuit eisdem dies lune proxima asp etc. presents domino Johanne de Brolio</text:p>
      <text:p text:style-name="Standard">P. de Aurelis burgensis Parisiensis et Johanne Bacallya. et prelbiribus aliis</text:p>
      <text:p text:style-name="Standard">Acte in capiculo nostro die mercuris post ccta bas festi purius beate Marie uegis anno predicto quibus die tanno JoHumocus de Menilla</text:p>
      <text:p text:style-name="Standard">envant nobis emendam de Cilbris Pariensis pr eo quod percuisitur quamdam mulierem in claustro nostro</text:p>
      <text:p text:style-name="Standard">e on Machens de Sancto Silvestio ex una parte actorum concia Stephanim Mangeri rem causa eorum manente in eodem scaitiin</text:p>
      <text:p text:style-name="Standard">Item capiculantibus in capitulo die venisis post festum sed valentiu et</text:p>
      <text:p text:style-name="Standard">desaustats fuerunt bona nobirai de Artiquiaco que anestata tunt pro canronum nostrum clericum mcie nd pro eaqu</text:p>
      <text:p text:style-name="Standard">imponebtur eidem de basse Guillelmum Bncenis in claustromno que robertis promisit stare iuris coram nobis et seu</text:p>
      <text:p text:style-name="Standard">emendam in causai quo repietur culsabilis.</text:p>
      <text:p text:style-name="Standard">&gt;&gt;&gt;&gt;&gt;&gt; liste &lt;&lt;&lt;&lt;&lt;&lt;&lt;</text:p>
      <text:p text:style-name="Standard">ana</text:p>
      <text:p text:style-name="Standard">Secrao cantore</text:p>
      <text:p text:style-name="Standard">J. succentore</text:p>
      <text:p text:style-name="Standard">Piqued</text:p>
      <text:p text:style-name="Standard">de Cornodoro</text:p>
      <text:p text:style-name="Standard">Borandi</text:p>
      <text:p text:style-name="Standard">de Sapello</text:p>
      <text:p text:style-name="Standard">G. Guete</text:p>
      <text:p text:style-name="Standard">Giido Coquaetis</text:p>
      <text:p text:style-name="Standard">e Robero de Marigniaco</text:p>
      <text:p text:style-name="Standard">N. P. Cal</text:p>
      <text:p text:style-name="Standard">A. decano P Petro Lauer</text:p>
      <text:p text:style-name="Standard"><text:soft-page-break/>S. succentore</text:p>
      <text:p text:style-name="Standard">G. Pecandi</text:p>
      <text:p text:style-name="Standard">G. Pignleti</text:p>
      <text:p text:style-name="Standard">le</text:p>
      <text:p text:style-name="Standard">A. dcmo</text:p>
      <text:p text:style-name="Standard">Ecancore</text:p>
      <text:p text:style-name="Standard">. succencore</text:p>
      <text:p text:style-name="Standard">G. Bciandi</text:p>
      <text:p text:style-name="Standard">Epipeti</text:p>
      <text:p text:style-name="Standard">P csalis</text:p>
      <text:p text:style-name="Standard">H. de Commedoio</text:p>
      <text:p text:style-name="Standard">. capiteon</text:p>
      <text:p text:style-name="Standard"/>
      <text:p text:style-name="Standard"/>
      <text:p text:style-name="Standard">=FRAN_0393_09161.tif=</text:p>
      <text:p text:style-name="Standard">&gt;&gt;&gt;&gt;&gt;&gt; block &lt;&lt;&lt;&lt;&lt;&lt;&lt;</text:p>
      <text:p text:style-name="Standard">dies gratia habebat officium matutinarum contra michii guie ad hodie est</text:p>
      <text:p text:style-name="Standard">in statu ad veneuris aute $c$ post festum beati Mathi apostoli actum mnsei p</text:p>
      <text:p text:style-name="Standard">caituli à cur Ordie Belori $d$ cavente pr dicto mib ad pen m</text:p>
      <text:p text:style-name="Standard">Cardinalis de Amableyo obtulit pro domo defuncti Thome do Valliaco. Ci lbr</text:p>
      <text:p text:style-name="Standard">$Laveriz Chame de Builliaco</text:p>
      <text:p text:style-name="Standard">Guido Coquatriz obtulit pro domo que furit Thome de Bail pdis Ex</text:p>
      <text:p text:style-name="Standard">placet capitulo quod dictis viccer perapiat fruct prebende de Andresiaco</text:p>
      <text:p text:style-name="Standard">que fuit defunctis domini Thome de Balliaco et quam non tenet magister G.</text:p>
      <text:p text:style-name="Standard">de Narbonna promisit cum prebendiorus quod si reparatur catlie habere</text:p>
      <text:p text:style-name="Standard">Jus in ipsis facere restitucionies</text:p>
      <text:p text:style-name="Standard">dominus Guillelmus de Moncilri pro domino Lerdegario obtulit . vli lb. pro do</text:p>
      <text:p text:style-name="Standard">que fuit defuncti dagim $Thomede $Balli$. P. Barrerii</text:p>
      <text:p text:style-name="Standard">anno xxviii° die mercuri et festo Cuchedre Sancti Poter capitulantibus</text:p>
      <text:p text:style-name="Standard">Guillelmus de Ossaros presetunit commum sibi fer de canoniciai ecclesie</text:p>
      <text:p text:style-name="Standard">Pars.ns et de prebenda vacuca</text:p>
      <text:p text:style-name="Standard">vicarii domini archidiaconi Brie posterunt ad domum defunctum magistri Chore</text:p>
      <text:p text:style-name="Standard">pareis official</text:p>
      <text:p text:style-name="Standard">de bailliaco. ad vi x lb. par. magistri Guillelmus de Gyer</text:p>
      <text:p text:style-name="Standard">hoc racificavit et racum habune</text:p>
      <text:p text:style-name="Standard">Et dunabit Kicicalio usque ad quindem dies a lune ultimo freceris</text:p>
      <text:p text:style-name="Standard"><text:soft-page-break/>&gt;&gt;&gt;&gt;&gt;&gt; liste &lt;&lt;&lt;&lt;&lt;&lt;&lt;</text:p>
      <text:p text:style-name="Standard">decent</text:p>
      <text:p text:style-name="Standard">Succntore</text:p>
      <text:p text:style-name="Standard">G. Piqet</text:p>
      <text:p text:style-name="Standard">Vnencio Giville</text:p>
      <text:p text:style-name="Standard">B. de Comodoro</text:p>
      <text:p text:style-name="Standard">Cceplalio de Mourayo</text:p>
      <text:p text:style-name="Standard">P. de Condeco</text:p>
      <text:p text:style-name="Standard">P. de Chablaco</text:p>
      <text:p text:style-name="Standard">P. Casulis</text:p>
      <text:p text:style-name="Standard">P. de Sugello</text:p>
      <text:p text:style-name="Standard">R. de Coraro</text:p>
      <text:p text:style-name="Standard">Guecto</text:p>
      <text:p text:style-name="Standard">P. Pourelli in</text:p>
      <text:p text:style-name="Standard">G. Coquae</text:p>
      <text:p text:style-name="Standard">P. Barre</text:p>
      <text:p text:style-name="Standard">$Eodone de Senonis inprme</text:p>
      <text:p text:style-name="Standard">G. infirme</text:p>
      <text:p text:style-name="Standard">$ode de de Barns infir$</text:p>
      <text:p text:style-name="Standard">Ragno</text:p>
      <text:p text:style-name="Standard">Succecere</text:p>
      <text:p text:style-name="Standard">G. Piquet</text:p>
      <text:p text:style-name="Standard">Pivoencio Gervaille</text:p>
      <text:p text:style-name="Standard">H. de Trmodora</text:p>
      <text:p text:style-name="Standard">G. Barrni</text:p>
      <text:p text:style-name="Standard">P. de Condeto</text:p>
      <text:p text:style-name="Standard">magistre Johanne de Bruclio</text:p>
      <text:p text:style-name="Standard">P. de Chombliaco</text:p>
      <text:p text:style-name="Standard">$t de Villans</text:p>
      <text:p text:style-name="Standard">G. de Argencelio</text:p>
      <text:p text:style-name="Standard">P. Castlis</text:p>
      <text:p text:style-name="Standard">P. de Fryello</text:p>
      <text:p text:style-name="Standard">H. de Poniardo</text:p>
      <text:p text:style-name="Standard">G. Gueroe</text:p>
      <text:p text:style-name="Standard">P. Pourelli juner</text:p>
      <text:p text:style-name="Standard">G. Coquatob</text:p>
      <text:p text:style-name="Standard"><text:soft-page-break/>G. de Laudi primo</text:p>
      <text:p text:style-name="Standard">P. Barrerii</text:p>
      <text:p text:style-name="Standard">$Parustis</text:p>
      <text:p text:style-name="Standard">R. de Marrignaco</text:p>
      <text:p text:style-name="Standard">Stephano de Mromayo</text:p>
      <text:p text:style-name="Standard">de Bans isine</text:p>
      <text:p text:style-name="Standard"/>
      <text:p text:style-name="Standard"/>
      <text:p text:style-name="Standard">=FRAN_0393_09162.tif=</text:p>
      <text:p text:style-name="Standard">&gt;&gt;&gt;&gt;&gt;&gt; block &lt;&lt;&lt;&lt;&lt;&lt;&lt;</text:p>
      <text:p text:style-name="Standard">anno xxviii° die lune prt festum beati Machie apostoli capitulacibus</text:p>
      <text:p text:style-name="Standard">Matheus de Sancto Silvestro comparue costra Stephanum Marigei pannetarium et ressu</text:p>
      <text:p text:style-name="Standard">perfecius deffecanum quos habebat contra ipsu capitulum Besandit quod non constubat licer</text:p>
      <text:p text:style-name="Standard">fuisse contestatum Johannes Bataille procuratore dicti Stephanu confessus fuerunt licte fuisse contestuci</text:p>
      <text:p text:style-name="Standard">udp</text:p>
      <text:p text:style-name="Standard">Thomas rogeruu $serves $dsella$ et alii domio Castelleti Par. dixine senelle</text:p>
      <text:p text:style-name="Standard">Perventes</text:p>
      <text:p text:style-name="Standard">fabere partem inister Guillelmum de Argencelio et Johannem de Balneol etc. sed bone mu</text:p>
      <text:p text:style-name="Standard">scribus cestdes relerenm ad informatiu sapium retc. et dies fuit asserad</text:p>
      <text:p text:style-name="Standard">t dies</text:p>
      <text:p text:style-name="Standard">Peroragstrum $$ ripertum de Paragio et procuratore tem</text:p>
      <text:p text:style-name="Standard">Mmberus Charia pauper clericus encinceu diocesis presentur bullam et</text:p>
      <text:p text:style-name="Standard">processus suos et $s$</text:p>
      <text:p text:style-name="Standard">orgisari Duradis dubexeqicer suis publicant in capitulo / capitulu</text:p>
      <text:p text:style-name="Standard">de $Pererta Peyneria aaceius dincti Egideim de Salmence Colo Tholosarm</text:p>
      <text:p text:style-name="Standard">habut pro publicatos t de</text:p>
      <text:p text:style-name="Standard">quod cum cayebuag iuese se juve abobat</text:p>
      <text:p text:style-name="Standard">processit fiert $proesta pro $pss$</text:p>
      <text:p text:style-name="Standard">decras dice$</text:p>
      <text:p text:style-name="Standard">prise ali magistro Guero Behic . Hugone de Velliaco magistro Roberto</text:p>
      <text:p text:style-name="Standard">Boiardi domino Reginaldo de Losarra domino Guillelmo de Montibus</text:p>
      <text:p text:style-name="Standard">Matheus de dicto silvestro juravit et fuit posigis in saisinum</text:p>
      <text:p text:style-name="Standard">panecarie salvo jure culibe et ipse tradidit xl. lb. i. capitulo</text:p>
      <text:p text:style-name="Standard">diidend mt capitulum</text:p>
      <text:p text:style-name="Standard">Item dies est asserotie ad lune jstit dicto Matheo inst Stephan Manger</text:p>
      <text:p text:style-name="Standard"><text:soft-page-break/>ad audiendum jus et cum idem Seephano non compareret capitulum hoc signastia</text:p>
      <text:p text:style-name="Standard">Johanni Bacuille procurator dicti Stephani ibid presenti</text:p>
      <text:p text:style-name="Standard">&gt;&gt;&gt;&gt;&gt;&gt; liste &lt;&lt;&lt;&lt;&lt;&lt;&lt;</text:p>
      <text:p text:style-name="Standard">Cantore</text:p>
      <text:p text:style-name="Standard">. Succentore</text:p>
      <text:p text:style-name="Standard">G. Piqut</text:p>
      <text:p text:style-name="Standard">P. Cusalis</text:p>
      <text:p text:style-name="Standard">videco cermille</text:p>
      <text:p text:style-name="Standard">G. Beruni</text:p>
      <text:p text:style-name="Standard">de</text:p>
      <text:p text:style-name="Standard">Archidiacono Magne</text:p>
      <text:p text:style-name="Standard">.Huccencere</text:p>
      <text:p text:style-name="Standard">B. Pequeti</text:p>
      <text:p text:style-name="Standard">G. de Comodoro</text:p>
      <text:p text:style-name="Standard">Vincencio Tvaille</text:p>
      <text:p text:style-name="Standard">H. de Poniros</text:p>
      <text:p text:style-name="Standard">G. Berranii</text:p>
      <text:p text:style-name="Standard">G. Guerte</text:p>
      <text:p text:style-name="Standard">P. de Fegello</text:p>
      <text:p text:style-name="Standard">P. de Chabliaco</text:p>
      <text:p text:style-name="Standard">P. Casalis</text:p>
      <text:p text:style-name="Standard">G. Coquededi</text:p>
      <text:p text:style-name="Standard">Ste de Mrnayo</text:p>
      <text:p text:style-name="Standard"/>
      <text:p text:style-name="Standard"/>
      <text:p text:style-name="Standard">=FRAN_0393_09163.tif=</text:p>
      <text:p text:style-name="Standard">&gt;&gt;&gt;&gt;&gt;&gt; block &lt;&lt;&lt;&lt;&lt;&lt;&lt;</text:p>
      <text:p text:style-name="Standard">magistri Johannes de Monsterolo Menichid ecum Caricumpi commories apud Senectum Beane</text:p>
      <text:p text:style-name="Standard">requisuvit libros quos alias deposut et thesauro ecclesie Parisiens / et fuerent iibi delee</text:p>
      <text:p text:style-name="Standard">unente licterarum nabibatis cistercie de alii copia rem sit capitulo / et juj</text:p>
      <text:p text:style-name="Standard">bene custodire libros et reddere capitulo in causa in quo displiceret. ablati quod enm</text:p>
      <text:p text:style-name="Standard">deliberasset et dictos liberc et promisit eos defferre apud Sa Benardun</text:p>
      <text:p text:style-name="Standard">et ibidem cuscodie usque suatur voluntus capituli</text:p>
      <text:p text:style-name="Standard">IcemPuer St Bernardi preses dicebat quod hoc peterat sieu et</text:p>
      <text:p text:style-name="Standard">promisit quod ipse m posse faciet servari dictos libres in prioracu se</text:p>
      <text:p text:style-name="Standard">Berrerdi et.</text:p>
      <text:p text:style-name="Standard"><text:soft-page-break/>si magistris Euero Bohic et Roberto Boiardi ac domino Reginelo</text:p>
      <text:p text:style-name="Standard">et domino Johanne de Noa</text:p>
      <text:p text:style-name="Standard">anno xxviia die veneris ante Biraudones capitulantibus dies hodierna ad quam erat citatus sestephanus magisti super</text:p>
      <text:p text:style-name="Standard">deffectu contra Matheun de Sancto Silvestro est concimucaabus</text:p>
      <text:p text:style-name="Standard">prejudicio juris procuraori in aliquo in stacu slbd spe pacis usque</text:p>
      <text:p text:style-name="Standard">diem mercuris insimetis dicite paribius presentibus</text:p>
      <text:p text:style-name="Standard">&gt;&gt;&gt;&gt;&gt;&gt; liste &lt;&lt;&lt;&lt;&lt;&lt;&lt;</text:p>
      <text:p text:style-name="Standard">Decano</text:p>
      <text:p text:style-name="Standard">G. Piquet</text:p>
      <text:p text:style-name="Standard">H. de Comodero</text:p>
      <text:p text:style-name="Standard">aalli</text:p>
      <text:p text:style-name="Standard">de Ponjarco</text:p>
      <text:p text:style-name="Standard">comat</text:p>
      <text:p text:style-name="Standard">Decano</text:p>
      <text:p text:style-name="Standard">. Cantore</text:p>
      <text:p text:style-name="Standard">vicencio Trinville</text:p>
      <text:p text:style-name="Standard">B. de Comodore</text:p>
      <text:p text:style-name="Standard">Sy. de Mane</text:p>
      <text:p text:style-name="Standard">P. Cusulis</text:p>
      <text:p text:style-name="Standard">H. de Ponarco</text:p>
      <text:p text:style-name="Standard">P. de Jolo</text:p>
      <text:p text:style-name="Standard">P. Perrre</text:p>
      <text:p text:style-name="Standard"/>
      <text:p text:style-name="Standard"/>
      <text:p text:style-name="Standard">=FRAN_0393_09164.tif=</text:p>
      <text:p text:style-name="Standard">&gt;&gt;&gt;&gt;&gt;&gt; date &lt;&lt;&lt;&lt;&lt;&lt;&lt;</text:p>
      <text:p text:style-name="Standard">anno xviii° die lune poter Brandonos capitulanaibus</text:p>
      <text:p text:style-name="Standard">anno xxviii° die mrtis pot brandones / capitulantibus</text:p>
      <text:p text:style-name="Standard">&gt;&gt;&gt;&gt;&gt;&gt; block &lt;&lt;&lt;&lt;&lt;&lt;&lt;</text:p>
      <text:p text:style-name="Standard">ds royis dis. p ascelletum sut peses et requisine capitul et</text:p>
      <text:p text:style-name="Standard">quod vellet capitulum dessare a demenciato excoi</text:p>
      <text:p text:style-name="Standard">servientes qi vicclariue</text:p>
      <text:p text:style-name="Standard">ecclesiaum Sancti Sephanni quousque preposirus vellet</text:p>
      <text:p text:style-name="Standard">Matheus de Sco Silvestro sanneca et Stephanus Marigeri et predec</text:p>
      <text:p text:style-name="Standard">in parecana. confessi fuerunt se concordasse inter se sunt cusm que</text:p>
      <text:p text:style-name="Standard"><text:soft-page-break/>et capitulo ad Mathers contra ipsum Stephum / petendo ab eo. lx x l.</text:p>
      <text:p text:style-name="Standard">Parsiensie ex causm deposici / et id Stephanus consensit quod panecuria</text:p>
      <text:p text:style-name="Standard">remaneat dicto Matheo et se desaisinit de ea et ad eis requisicaones</text:p>
      <text:p text:style-name="Standard">capitulum saisinie dii Micher Deeu et recegis id Stepha</text:p>
      <text:p text:style-name="Standard">se habuisse pecuar quam debebat hero de precio vedictonis poretu</text:p>
      <text:p text:style-name="Standard">Item ide Machers se constiont renversorem eriga capitulum de his que mon</text:p>
      <text:p text:style-name="Standard">deberi officio ecclesie a dicto Stepphano.</text:p>
      <text:p text:style-name="Standard">&gt;&gt;&gt;&gt;&gt;&gt; liste &lt;&lt;&lt;&lt;&lt;&lt;&lt;</text:p>
      <text:p text:style-name="Standard">Decano</text:p>
      <text:p text:style-name="Standard">Cadore</text:p>
      <text:p text:style-name="Standard">Succentore</text:p>
      <text:p text:style-name="Standard">G. Piquet</text:p>
      <text:p text:style-name="Standard">Vicencio Gervaille.</text:p>
      <text:p text:style-name="Standard">Bert de Oyiayo</text:p>
      <text:p text:style-name="Standard">P. Cusalis</text:p>
      <text:p text:style-name="Standard">M. de Piotariinaria</text:p>
      <text:p text:style-name="Standard">H. de Ponarco</text:p>
      <text:p text:style-name="Standard">P. de Suyello</text:p>
      <text:p text:style-name="Standard">Decaro</text:p>
      <text:p text:style-name="Standard">Cantore</text:p>
      <text:p text:style-name="Standard">Dimag</text:p>
      <text:p text:style-name="Standard">diccentore</text:p>
      <text:p text:style-name="Standard">G. Pquet</text:p>
      <text:p text:style-name="Standard">G. de Cormodoro</text:p>
      <text:p text:style-name="Standard">H. de Pomarco</text:p>
      <text:p text:style-name="Standard">Vireco Viaille</text:p>
      <text:p text:style-name="Standard">G. Varon</text:p>
      <text:p text:style-name="Standard">J. de Sohello</text:p>
      <text:p text:style-name="Standard">P. Cosulis</text:p>
      <text:p text:style-name="Standard">P. Barreri</text:p>
      <text:p text:style-name="Standard">P. de Comdeco</text:p>
      <text:p text:style-name="Standard">De Chabliaco</text:p>
      <text:p text:style-name="Standard">de Momayo</text:p>
      <text:p text:style-name="Standard">Duerce</text:p>
      <text:p text:style-name="Standard">ad de Serras inf$</text:p>
      <text:p text:style-name="Standard">P. Boursaci qui ab nao vilnt sunt et sue commissarius et causa</text:p>
      <text:p text:style-name="Standard"><text:soft-page-break/>M. de Dicaanniaria</text:p>
      <text:p text:style-name="Standard">Dexineli imier</text:p>
      <text:p text:style-name="Standard">$Raaico$</text:p>
      <text:p text:style-name="Standard"/>
      <text:p text:style-name="Standard"/>
      <text:p text:style-name="Standard">=FRAN_0393_09165.tif=</text:p>
      <text:p text:style-name="Standard">&gt;&gt;&gt;&gt;&gt;&gt; date &lt;&lt;&lt;&lt;&lt;&lt;&lt;</text:p>
      <text:p text:style-name="Standard">96</text:p>
      <text:p text:style-name="Standard">anno xxviii° die veneris pot bradones capitulantibus</text:p>
      <text:p text:style-name="Standard">&gt;&gt;&gt;&gt;&gt;&gt; block &lt;&lt;&lt;&lt;&lt;&lt;&lt;</text:p>
      <text:p text:style-name="Standard">anno xxviii° die jovis pot Brandones capitulanna li</text:p>
      <text:p text:style-name="Standard">chievic Sincti Nialari Bosor</text:p>
      <text:p text:style-name="Standard">dio</text:p>
      <text:p text:style-name="Standard">fact $potius$ Sancti Johannis Lauduneu Mar abbas fracer defuncti Pior</text:p>
      <text:p text:style-name="Standard">de su Ayo Canori Par. ac exequeet testamet eis reqistres deliberacionem</text:p>
      <text:p text:style-name="Standard">cista$ fruccum quondam dcit defuncti se obligavit ad solvondum omna</text:p>
      <text:p text:style-name="Standard">que reperunite defunctis debere eccesie Par. caum rcte cappe quam nacioni reparacion</text:p>
      <text:p text:style-name="Standard">presentibus domino Regiullo de Losarrii ple</text:p>
      <text:p text:style-name="Standard">Johannes Chopia quondam preposiors noster de Reseto / promisit solvere suxi</text:p>
      <text:p text:style-name="Standard">omna que debeet officio horartum</text:p>
      <text:p text:style-name="Standard">J debee hz</text:p>
      <text:p text:style-name="Standard">&gt;&gt;&gt;&gt;&gt;&gt; liste &lt;&lt;&lt;&lt;&lt;&lt;&lt;</text:p>
      <text:p text:style-name="Standard">. Decano</text:p>
      <text:p text:style-name="Standard">. Cantore</text:p>
      <text:p text:style-name="Standard">P. Casa</text:p>
      <text:p text:style-name="Standard">G. Piquet</text:p>
      <text:p text:style-name="Standard">G. de Corvotoro</text:p>
      <text:p text:style-name="Standard">P. de Chambliaco</text:p>
      <text:p text:style-name="Standard">Vicencio Ternaille</text:p>
      <text:p text:style-name="Standard">H. de Ponareo</text:p>
      <text:p text:style-name="Standard">P. de Fucello</text:p>
      <text:p text:style-name="Standard">P. Barrerni</text:p>
      <text:p text:style-name="Standard">G. coquteros</text:p>
      <text:p text:style-name="Standard">Decano</text:p>
      <text:p text:style-name="Standard">Cantore</text:p>
      <text:p text:style-name="Standard">P. de Chabliaco</text:p>
      <text:p text:style-name="Standard"><text:soft-page-break/>Vincecio Terrnaille</text:p>
      <text:p text:style-name="Standard">P. Castlis</text:p>
      <text:p text:style-name="Standard"/>
      <text:p text:style-name="Standard"/>
      <text:p text:style-name="Standard">=FRAN_0393_09166.tif=</text:p>
      <text:p text:style-name="Standard">&gt;&gt;&gt;&gt;&gt;&gt; block &lt;&lt;&lt;&lt;&lt;&lt;&lt;</text:p>
      <text:p text:style-name="Standard">Anno xxviii° die veneris potest reminisere et vigilia annunciacionis dominice capitulantibus xlv</text:p>
      <text:p text:style-name="Standard">St discordia que erat nostre clericos mavenalot et gerione officiairis anversiriorum occasione hus</text:p>
      <text:p text:style-name="Standard">Par. anui redditur ab officio aniversarii rcione domus $p$ le Passent non obtunciburacion</text:p>
      <text:p text:style-name="Standard">cie</text:p>
      <text:p text:style-name="Standard">domini Reginaldi de Losaria gericis dictum officium / que proporebut / quod ipse non mendebat</text:p>
      <text:p text:style-name="Standard">aliqua dictuum domum in receptis seu quaterius suid / nec aliqud rot capiebat per ipsu domo</text:p>
      <text:p text:style-name="Standard">nec racione eidem noc screbat $$ lobi erat illa domus etc.</text:p>
      <text:p text:style-name="Standard">pvunciatum st$ quod dictat officiaim solveret dictis clerics dictum annuum redditum et nunconi dicto</text:p>
      <text:p text:style-name="Standard">domino Reginaldo quod solverent illis nomine dicti oiffici dictum redditum</text:p>
      <text:p text:style-name="Standard">Datu sunt licencia Stephanus de Placea oni in servicio domine comitisse a cobat</text:p>
      <text:p text:style-name="Standard">et ibidem standi per duos annos a festo natitata licteri Johannis Baptise et si inteu rodiens</text:p>
      <text:p text:style-name="Standard">soy recuperabat denoro suas oracutinalos sed si ult in dicto servicio suo remansis</text:p>
      <text:p text:style-name="Standard">excnio non remuperalus Gullelmo Blandelli x sec recugnon compatum eum</text:p>
      <text:p text:style-name="Standard">facine note se et der Stephanum de recepta clericorum maduornalus et susregpi</text:p>
      <text:p text:style-name="Standard">so on compatat pro c</text:p>
      <text:p text:style-name="Standard">tem Petru de Villebresme essit et ciptulo licteris iperias sue sigillo in quibus</text:p>
      <text:p text:style-name="Standard">concenbatur quod ipse deponebat so de homagio pro feedo de Viri et reqirebas</text:p>
      <text:p text:style-name="Standard">quod recperteu Johannie de Kengeus homagie per ipso fedo</text:p>
      <text:p text:style-name="Standard">Aano xxviii° die mticis potet lecare jerusalem / capitulantibus in ecclesia Parisiensi prope capellam dcti Remigii</text:p>
      <text:p text:style-name="Standard">ad feedit de Giriaco quod sunt defunti domini Selloris de Bielaco et quod post</text:p>
      <text:p text:style-name="Standard">ipsum $ceebat Petrus de Ville Biresine fuit receptus ad homagonem</text:p>
      <text:p text:style-name="Standard">Petrus de Bengi Ariger $ et idm armoem obligune expesse</text:p>
      <text:p text:style-name="Standard">dum feodum $ proclui et $q legis que legime poffant deliter quoe qumedo</text:p>
      <text:p text:style-name="Standard">ad sacisfugiendum de omnibus</text:p>
      <text:p text:style-name="Standard">Possi</text:p>
      <text:p text:style-name="Standard">domino $P$ Bertrando Bonifacii enonide Parisiensi ten domum de Bilisiaco de</text:p>
      <text:p text:style-name="Standard">onu percuois a dium feodum</text:p>
      <text:p text:style-name="Standard">present / domino Gerardo de Piquegny milite magistro Yvene de Bon</text:p>
      <text:p text:style-name="Standard">et olvverio de Labalia testile etc.</text:p>
      <text:p text:style-name="Standard"><text:soft-page-break/>&gt;&gt;&gt;&gt;&gt;&gt; liste &lt;&lt;&lt;&lt;&lt;&lt;&lt;</text:p>
      <text:p text:style-name="Standard">Docamo</text:p>
      <text:p text:style-name="Standard">cantore</text:p>
      <text:p text:style-name="Standard">G. Piquet</text:p>
      <text:p text:style-name="Standard">H. de Comedero</text:p>
      <text:p text:style-name="Standard">G. Bercrn</text:p>
      <text:p text:style-name="Standard">P. de Frgello</text:p>
      <text:p text:style-name="Standard">Decano</text:p>
      <text:p text:style-name="Standard">Candoe</text:p>
      <text:p text:style-name="Standard">Succentore</text:p>
      <text:p text:style-name="Standard">vi cencio Gernullo</text:p>
      <text:p text:style-name="Standard">G. Piquet</text:p>
      <text:p text:style-name="Standard">H. de Courdero</text:p>
      <text:p text:style-name="Standard">P. de Chabliaco</text:p>
      <text:p text:style-name="Standard">H. de Ponarco</text:p>
      <text:p text:style-name="Standard">G. Berte</text:p>
      <text:p text:style-name="Standard">P. de Sugello</text:p>
      <text:p text:style-name="Standard">. Decano</text:p>
      <text:p text:style-name="Standard">. Succentore</text:p>
      <text:p text:style-name="Standard">Petro Barreri</text:p>
      <text:p text:style-name="Standard"/>
      <text:p text:style-name="Standard"/>
      <text:p text:style-name="Standard">=FRAN_0393_09167.tif=</text:p>
      <text:p text:style-name="Standard">&gt;&gt;&gt;&gt;&gt;&gt; date &lt;&lt;&lt;&lt;&lt;&lt;&lt;</text:p>
      <text:p text:style-name="Standard">xvii</text:p>
      <text:p text:style-name="Standard">di lune post indiginre capitulantibus</text:p>
      <text:p text:style-name="Standard">no xle die chari $ptr domine Rares palenti cmi luneibus</text:p>
      <text:p text:style-name="Standard">&gt;&gt;&gt;&gt;&gt;&gt; block &lt;&lt;&lt;&lt;&lt;&lt;&lt;</text:p>
      <text:p text:style-name="Standard">anno xviii die veneris potet legare Jolann capitulis ab</text:p>
      <text:p text:style-name="Standard">Johannes de Do data sine Licebiu magistro Johanni de Arpadelli</text:p>
      <text:p text:style-name="Standard">Clatle er envellarm usqpuad festum Natistu Johannes</text:p>
      <text:p text:style-name="Standard">rata sue$ licencia $dt Brardo</text:p>
      <text:p text:style-name="Standard">Facendi</text:p>
      <text:p text:style-name="Standard">late sue perlie vesilu ad festu licce Bmg</text:p>
      <text:p text:style-name="Standard">dies quam habebat dominus Nicolaus de Fimitate presbyter curatus de e</text:p>
      <text:p text:style-name="Standard">Dellis veluot diet contis dominum Guibene de Autelio canonicu santi Santi</text:p>
      <text:p text:style-name="Standard"><text:soft-page-break/>dessibus jarum est deut ad lune post amoda grata domini ad d</text:p>
      <text:p text:style-name="Standard">and sut peaciorem troderda die veneris post snctm reasibi acu</text:p>
      <text:p text:style-name="Standard">aragistro Burde de Alvenut elcicie proarits actor et omn Deo pro lt</text:p>
      <text:p text:style-name="Standard">fieut eidem memonale in scu de die sibr post eme ad locu</text:p>
      <text:p text:style-name="Standard">neirque ue vboctum rebis exegucois defuncti domine obselade peds</text:p>
      <text:p text:style-name="Standard">&gt;&gt;&gt;&gt;&gt;&gt; liste &lt;&lt;&lt;&lt;&lt;&lt;&lt;</text:p>
      <text:p text:style-name="Standard">Cantere</text:p>
      <text:p text:style-name="Standard">Siecentore</text:p>
      <text:p text:style-name="Standard">. ver</text:p>
      <text:p text:style-name="Standard">J. de Fedelio</text:p>
      <text:p text:style-name="Standard">cendio Gerinail</text:p>
      <text:p text:style-name="Standard">de Pereni</text:p>
      <text:p text:style-name="Standard">cnsaldo</text:p>
      <text:p text:style-name="Standard">Barreri</text:p>
      <text:p text:style-name="Standard">i</text:p>
      <text:p text:style-name="Standard">3.</text:p>
      <text:p text:style-name="Standard">Cantore</text:p>
      <text:p text:style-name="Standard">Succenare</text:p>
      <text:p text:style-name="Standard">H. de Comedoro</text:p>
      <text:p text:style-name="Standard">Vicencio Guaille</text:p>
      <text:p text:style-name="Standard">H. de Poniano</text:p>
      <text:p text:style-name="Standard">G. Piqt</text:p>
      <text:p text:style-name="Standard">P. de Sryello</text:p>
      <text:p text:style-name="Standard">G. Bann</text:p>
      <text:p text:style-name="Standard">Succenre</text:p>
      <text:p text:style-name="Standard">Beebegine</text:p>
      <text:p text:style-name="Standard">G. Piquet</text:p>
      <text:p text:style-name="Standard">G. Berinr</text:p>
      <text:p text:style-name="Standard">dea cnaille</text:p>
      <text:p text:style-name="Standard">H. de Porrarco</text:p>
      <text:p text:style-name="Standard">Jdban</text:p>
      <text:p text:style-name="Standard">J. Barrerii</text:p>
      <text:p text:style-name="Standard">elei</text:p>
      <text:p text:style-name="Standard"/>
      <text:p text:style-name="Standard"/>
      <text:p text:style-name="Standard">=FRAN_0393_09168.tif=</text:p>
      <text:p text:style-name="Standard"><text:soft-page-break/>&gt;&gt;&gt;&gt;&gt;&gt; date &lt;&lt;&lt;&lt;&lt;&lt;&lt;</text:p>
      <text:p text:style-name="Standard">Anno xxviii. die merori ante canct Pascha capitulantibus</text:p>
      <text:p text:style-name="Standard">nno xxix° die lune pot quommodo / capitulantibus</text:p>
      <text:p text:style-name="Standard">Anno xxix° die mhorrii it festo invencionis Sancte cuious capitulane hs</text:p>
      <text:p text:style-name="Standard">&gt;&gt;&gt;&gt;&gt;&gt; block &lt;&lt;&lt;&lt;&lt;&lt;&lt;</text:p>
      <text:p text:style-name="Standard">Michael de Marchesio cbercus promisit per niamentum suum quod de cetero non facie veca</text:p>
      <text:p text:style-name="Standard">dudicium aliquem hospite de terrs capitulo pro aliquibus que possit eis debere nisi coram</text:p>
      <text:p text:style-name="Standard">Camerarum clerico vel camerario laico ecclesie Parisiensis et si continferit vel procuraverit voluit</text:p>
      <text:p text:style-name="Standard">per quolibet die incidat in penam decen libras Pars.e erga capitulis et pro hoc obligavit cpitulo</text:p>
      <text:p text:style-name="Standard">bona suo moblit et inobilis et hoc facto / capitulum dedut eic dictos camerari in di</text:p>
      <text:p text:style-name="Standard">et quamlibet insolidum quod pecendum torm eis vel ieorum altero ea que bosoites capituli ei debebunt.</text:p>
      <text:p text:style-name="Standard">exetro capitulum in extra aleas dctro Barram in manu domini Cantors hoc promisit Pr</text:p>
      <text:p text:style-name="Standard">Camerario clerico Francisco de Sancto Johanne de Quobui Junuellis et fatre dicti Michaelis testi</text:p>
      <text:p text:style-name="Standard">c.</text:p>
      <text:p text:style-name="Standard">oblatious fuerine per dominum . V. Piqueti pro decanatu de Christolio vacante xl. lb. pr..</text:p>
      <text:p text:style-name="Standard">pro</text:p>
      <text:p text:style-name="Standard">Pp. de Mravigno domus clausoralis Johannis de Blesis fiit vendita dicto Oudardo po</text:p>
      <text:p text:style-name="Standard">fo precio iiii. lb. par. de qubi Johannes de Blesis hmo mediecucem et capitulum</text:p>
      <text:p text:style-name="Standard">habe mediecutio / Et capitulu concedit dilacioneu eidem usque ad instarus</text:p>
      <text:p text:style-name="Standard">festum Natvatus domini.</text:p>
      <text:p text:style-name="Standard">Item Robertus de Marrigniaco fecit fidem de sutam lacre pro ipse</text:p>
      <text:p text:style-name="Standard">liaco</text:p>
      <text:p text:style-name="Standard">magstum P. de Vico et Capitulum deliberane silii distribuioni</text:p>
      <text:p text:style-name="Standard">de Barris</text:p>
      <text:p text:style-name="Standard">sub caucione precedit</text:p>
      <text:p text:style-name="Standard">decibratus de suenace sive vendit marcusi Munerio. de Lxx l.</text:p>
      <text:p text:style-name="Standard">&gt;&gt;&gt;&gt;&gt;&gt; liste &lt;&lt;&lt;&lt;&lt;&lt;&lt;</text:p>
      <text:p text:style-name="Standard">Decano</text:p>
      <text:p text:style-name="Standard">antore</text:p>
      <text:p text:style-name="Standard">G. Berrani</text:p>
      <text:p text:style-name="Standard">Vinoenons Cravaille</text:p>
      <text:p text:style-name="Standard">P. Casalis</text:p>
      <text:p text:style-name="Standard">H. de Tomodoro</text:p>
      <text:p text:style-name="Standard">P. Pomardi</text:p>
      <text:p text:style-name="Standard">Gette</text:p>
      <text:p text:style-name="Standard">. Decano</text:p>
      <text:p text:style-name="Standard"><text:soft-page-break/>.Cantore</text:p>
      <text:p text:style-name="Standard">Archidiacono magno</text:p>
      <text:p text:style-name="Standard">Guillelmo Pigencti</text:p>
      <text:p text:style-name="Standard">H. de Ponarco</text:p>
      <text:p text:style-name="Standard">ed de Baris</text:p>
      <text:p text:style-name="Standard">P. de Condero</text:p>
      <text:p text:style-name="Standard">G. Girerce</text:p>
      <text:p text:style-name="Standard">Decano</text:p>
      <text:p text:style-name="Standard">Cacore</text:p>
      <text:p text:style-name="Standard">A</text:p>
      <text:p text:style-name="Standard">agno</text:p>
      <text:p text:style-name="Standard">$dey$</text:p>
      <text:p text:style-name="Standard">Sipdecoie</text:p>
      <text:p text:style-name="Standard">$ueban$</text:p>
      <text:p text:style-name="Standard">G. Miqges</text:p>
      <text:p text:style-name="Standard">vii</text:p>
      <text:p text:style-name="Standard">de Senonis</text:p>
      <text:p text:style-name="Standard">G. de Codet</text:p>
      <text:p text:style-name="Standard">edoro</text:p>
      <text:p text:style-name="Standard">o</text:p>
      <text:p text:style-name="Standard">G</text:p>
      <text:p text:style-name="Standard">dee de Gurro</text:p>
      <text:p text:style-name="Standard">H. Bousio</text:p>
      <text:p text:style-name="Standard">20</text:p>
      <text:p text:style-name="Standard">casales</text:p>
      <text:p text:style-name="Standard">Guerde</text:p>
      <text:p text:style-name="Standard"/>
      <text:p text:style-name="Standard"/>
      <text:p text:style-name="Standard">=FRAN_0393_09169.tif=</text:p>
      <text:p text:style-name="Standard">&gt;&gt;&gt;&gt;&gt;&gt; block &lt;&lt;&lt;&lt;&lt;&lt;&lt;</text:p>
      <text:p text:style-name="Standard">dies quam procuratore nostr habebat contra Guillelmnnum Chencis et Jaquum</text:p>
      <text:p text:style-name="Standard">Bretonsi / est contunata in statu usque ad quindenam beati Johannis Baptiste dictis aeie</text:p>
      <text:p text:style-name="Standard">et dicinus deis.</text:p>
      <text:p text:style-name="Standard">ista littera fuit concordatu et revestiano annoxiii dio marii et festo iencionis Sancte Cmos die ii mensis maii capitulanibus decaro cntres</text:p>
      <text:p text:style-name="Standard">P. de Condeco H. de Gamedon</text:p>
      <text:p text:style-name="Standard"><text:soft-page-break/>J. de Nea</text:p>
      <text:p text:style-name="Standard">.P. Casalis . G convencte / presentibus te milite et duobus armigeris in lictera rominacis et un alio milice Rd</text:p>
      <text:p text:style-name="Standard">nominaco e dicts G. de Losayst. J. de noa / ac dnone</text:p>
      <text:p text:style-name="Standard">tatutu in ipso revesuiario capitulancibus ipuss decano cantere Srccentore . P. de Condeco P. custilis et presenter beati</text:p>
      <text:p text:style-name="Standard">niversis presentes licteris inspectiris. Decanus et capitulum ecclesie Parienis saluem in domino cum nos traxissemus in causam dominum e</text:p>
      <text:p text:style-name="Standard">de Marcuvinillo militem ac Guillelmetum de Margianvilla et Guillelmum Regiaudi Mantum domicelle Marie ju</text:p>
      <text:p text:style-name="Standard">dicti Gaillineti suo et dicte uxr sue nomine eccasione sex viginti libraus Parisiensus in quibus defunctus Guillelmus de Margin</text:p>
      <text:p text:style-name="Standard">quondam anniger ac patien dictorum Guillelmeti et Maric tenobatur dum vivebat per gagiamentum Castellani pariee d</text:p>
      <text:p text:style-name="Standard">vicolao de Danea valle quondam familiari defuncti magistri Andree Pocheren quondam concanonis nostri à qui</text:p>
      <text:p text:style-name="Standard">Nicolao nos quo ad hoc habobamus et habemus causam ipsisque milite Guillelmeto et Guillelmo Regnaudi dianur</text:p>
      <text:p text:style-name="Standard">quod ipsi Guillelmetus et Mara non erant in aliquo heredes dicti defuncti Guillelmum sed solum erant heredes d</text:p>
      <text:p text:style-name="Standard">domicelle Johanne quondam uxorm dau dofnti Guillelmui ac matus quendam ipsorum Guillelmeti et sorono et quod vi</text:p>
      <text:p text:style-name="Standard">Guillelmetus et Guillelmuo Eeguandi et Maria nichil habebant nec tenebant de bonis quondam dati defuncis Ann</text:p>
      <text:p text:style-name="Standard">debitors et se offerentibus paratos finare nobiscum pro media parte dicti debiti racione dicte defuncte domicelle Johannes</text:p>
      <text:p text:style-name="Standard">quo ad allam mediam partem dicentibus in aliquo se nen tenurm pluribusqued altracimbus super hoc habiais randr</text:p>
      <text:p text:style-name="Standard">dicitus Guillemetus filius et heres una cum dicto Maria sorore sua dicte defuncti Johanne et dictus Guillelmus Requins</text:p>
      <text:p text:style-name="Standard">suo et dicte Marie uxorim sue novunt recegnoverunt nobis teneri in sexaginta librum parisiensim permedia parte dicti debri</text:p>
      <text:p text:style-name="Standard">ad ipsos contingenter ut dicebant rener dicte defunete deMicelle Johanne Et promiserunnt ipsi ac eciam diciuis mi</text:p>
      <text:p text:style-name="Standard">adeotm requisito et quilibet eorum insolidoum et ad melius appaientem reddere et solvere nobis dictas sexiinta librus </text:p>
      <text:p text:style-name="Standard">promedia parte dicti debiti in hino mondis</text:p>
      <text:p text:style-name="Standard">ecclesie ducesimo superinta libers et ad festum nativitat domini inde propte sequeus alios tugita librias prout in lic berisus</text:p>
      <text:p text:style-name="Standard">scilicet infia instantim festum Pentherostri quod eric anno d</text:p>
      <text:p text:style-name="Standard"><text:soft-page-break/>site por nobs super hoc emissem ab eisdem plenius conttinetur. Hoc acto tamen vuter nos et ipsos et ab ipsis qu</text:p>
      <text:p text:style-name="Standard">cordato quod si vos possimus reperire ipsos militem Guillemetum Guillelmum Egonaudi et Mariam fuisse vel esse</text:p>
      <text:p text:style-name="Standard">in aliqua heredes dicti defuncti Guillelmus de Magnnnilla armigeri debitors seu aliquid tenere vel habuisse</text:p>
      <text:p text:style-name="Standard">se de Bonis quondam dicti defuncti quod jus nostrum nobis remaneat salvum contra ipsos quo ad recuperandum ab ipsias</text:p>
      <text:p text:style-name="Standard">alias sexiginta libraus de debito predicto et quo ad hoc dictum sagiamentum primum remaneat in suo robon</text:p>
      <text:p text:style-name="Standard">lucet quo ad recperandum ab ipsis oliis dictas sexaginta librus de debito memorato in eventu predicte seu à quibua</text:p>
      <text:p text:style-name="Standard">aolus quos reperietur fuisse vel esse heredes vel aliquid tenere de bonis quondam dicti defunts Guillelmi et premissis</text:p>
      <text:p text:style-name="Standard">nobis et ipsis placuerunt et ita in premissis extiraat inter nos et ipsos concordatum. In cujus rei testimoni</text:p>
      <text:p text:style-name="Standard">no duxinus presentibus oponendum</text:p>
      <text:p text:style-name="Standard">cionis saneto cuvos in mense Mayo.</text:p>
      <text:p text:style-name="Standard">dotus anno Domini m. ccc vicesimo neno d s post festum ii</text:p>
      <text:p text:style-name="Standard"/>
      <text:p text:style-name="Standard"/>
      <text:p text:style-name="Standard">=FRAN_0393_09170.tif=</text:p>
      <text:p text:style-name="Standard">&gt;&gt;&gt;&gt;&gt;&gt; date &lt;&lt;&lt;&lt;&lt;&lt;&lt;</text:p>
      <text:p text:style-name="Standard">aro xxix° die lune por mium domini capitulanali</text:p>
      <text:p text:style-name="Standard">Anno xxix / die merartis post mia Domini capilanaibus</text:p>
      <text:p text:style-name="Standard">xxiii. die Veeneris poa eima domini. capitulantibus</text:p>
      <text:p text:style-name="Standard">&gt;&gt;&gt;&gt;&gt;&gt; block &lt;&lt;&lt;&lt;&lt;&lt;&lt;</text:p>
      <text:p text:style-name="Standard">Johannes Felyii in pecurnis in graciam specili impeterunt processio suum etc</text:p>
      <text:p text:style-name="Standard">magister Philippus de Mesrilio essardi renunciare etc.</text:p>
      <text:p text:style-name="Standard">pro Roberti de Cornissio de Cathalis contra piquetam verrenam ad diem</text:p>
      <text:p text:style-name="Standard">merari instrmtus $ad procedendum in statu in quo crus du hodient et mterim</text:p>
      <text:p text:style-name="Standard">magistro Johannes de Vetuna procuraori dicti Coberti debet triderem in quitam cedula</text:p>
      <text:p text:style-name="Standard">facium super quo dictus actori intitru agere centis dictam saqetam ad au</text:p>
      <text:p text:style-name="Standard">tanda. Actum cum dicte Parisiensis et dicta Paqita</text:p>
      <text:p text:style-name="Standard">cocordatioe sunt cccim exequds defuncti J. Chement cancellarii frentis quare ita quod ipsi exequo</text:p>
      <text:p text:style-name="Standard">debrene solvere capitulo</text:p>
      <text:p text:style-name="Standard">&gt;&gt;&gt;&gt;&gt;&gt; liste &lt;&lt;&lt;&lt;&lt;&lt;&lt;</text:p>
      <text:p text:style-name="Standard">Decreno</text:p>
      <text:p text:style-name="Standard"><text:soft-page-break/>Cacere</text:p>
      <text:p text:style-name="Standard">Succentore</text:p>
      <text:p text:style-name="Standard">P. Casalis</text:p>
      <text:p text:style-name="Standard">B. Bouifacii</text:p>
      <text:p text:style-name="Standard">G. Prquet</text:p>
      <text:p text:style-name="Standard">P. Barrerii</text:p>
      <text:p text:style-name="Standard">G. coqutricis</text:p>
      <text:p text:style-name="Standard"/>
      <text:p text:style-name="Standard"/>
      <text:p text:style-name="Standard">=FRAN_0393_09171.tif=</text:p>
      <text:p text:style-name="Standard">&gt;&gt;&gt;&gt;&gt;&gt; date &lt;&lt;&lt;&lt;&lt;&lt;&lt;</text:p>
      <text:p text:style-name="Standard">162</text:p>
      <text:p text:style-name="Standard">anno xxviiia die sabbati potrt mia domini. Capitulanoibus</text:p>
      <text:p text:style-name="Standard">anno xxix° die luno ptr jubilace capitulantibus</text:p>
      <text:p text:style-name="Standard">&gt;&gt;&gt;&gt;&gt;&gt; block &lt;&lt;&lt;&lt;&lt;&lt;&lt;</text:p>
      <text:p text:style-name="Standard">ecclesio</text:p>
      <text:p text:style-name="Standard">de laudinio</text:p>
      <text:p text:style-name="Standard">magister Petrus Casalis earum Par. asseres si acceptasse prebendam que vacane permo</text:p>
      <text:p text:style-name="Standard">deffnctis . G. de Laud et causa sibi fuisse collatam per decanum Sancti Marcelli subexequi</text:p>
      <text:p text:style-name="Standard">te supplicant eum admicti ad eausm sub proturatie tc et idem decanus sub excqui</text:p>
      <text:p text:style-name="Standard">exonunc capitulandes ec admicent pc.</text:p>
      <text:p text:style-name="Standard">Emardus de vico commer apud scelares de Lupri</text:p>
      <text:p text:style-name="Standard">dende procuratore Petui de Noerris ressivt officialis Par. ut deterneret si illt prebenda</text:p>
      <text:p text:style-name="Standard">domino suo deberetur unde lecos bullis / id officiale decrenit dictum magistrum P</text:p>
      <text:p text:style-name="Standard">csm prorem cendata et eum codndebti dicto . P. de Nioers reservans jus suam etc</text:p>
      <text:p text:style-name="Standard">dende procurator magistri P. de Vico acceptavit sub protestis tem dimidia prebena</text:p>
      <text:p text:style-name="Standard">quam cerobat idm prnsalis etc. et dicus decore ejus suliexequoer contulit te.</text:p>
      <text:p text:style-name="Standard">presentibus viris ver et debecus dominis et magistis Petro dLenanni Sanonic</text:p>
      <text:p text:style-name="Standard">Romoncenses / Guillelmi de Gyerro $$ Sancti Anani canonico in ecclesia Par Per</text:p>
      <text:p text:style-name="Standard">de vice cantore Sacti Cledealdi Johanne de Vinolio Reginala de Losara</text:p>
      <text:p text:style-name="Standard">Gneno Bohic Johanne de Canta anrum et pluribis aliis et c</text:p>
      <text:p text:style-name="Standard">exhibico testamto defuncti G. de Lauduno et lecto / dominus Laeberes</text:p>
      <text:p text:style-name="Standard">de Arnia Canonici Laudi exequtor nemiatus in dicto testamto recegnen</text:p>
      <text:p text:style-name="Standard">se recepisse en se onus exequetis testaent dicti defuncti nr vires be</text:p>
      <text:p text:style-name="Standard">etc.</text:p>
      <text:p text:style-name="Standard">quatis dominus Audreos densardi presbyter recegis se assuisisse ons executis es</text:p>
      <text:p text:style-name="Standard"><text:soft-page-break/>presenus magistro . P. de Castaneto domino Reginaldo de Losarra / Guillelmo</text:p>
      <text:p text:style-name="Standard">de montibus magistro Roberto Biardi magistro</text:p>
      <text:p text:style-name="Standard">capitulum incimavit dictis duobii exequteribus presontias quod ips non seli</text:p>
      <text:p text:style-name="Standard">Legnca / quia cidebut capitulum</text:p>
      <text:p text:style-name="Standard">&gt;&gt;&gt;&gt;&gt;&gt; liste &lt;&lt;&lt;&lt;&lt;&lt;&lt;</text:p>
      <text:p text:style-name="Standard">Decano</text:p>
      <text:p text:style-name="Standard">H. archidiacono</text:p>
      <text:p text:style-name="Standard">Lugore</text:p>
      <text:p text:style-name="Standard">Succentore</text:p>
      <text:p text:style-name="Standard">P. Casularis</text:p>
      <text:p text:style-name="Standard">G. Piquet</text:p>
      <text:p text:style-name="Standard">H. de Poniarco</text:p>
      <text:p text:style-name="Standard">G. Gueta</text:p>
      <text:p text:style-name="Standard">G. Coquetriad</text:p>
      <text:p text:style-name="Standard">Beregino</text:p>
      <text:p text:style-name="Standard">$decano.</text:p>
      <text:p text:style-name="Standard">Cantore</text:p>
      <text:p text:style-name="Standard">Luccentere</text:p>
      <text:p text:style-name="Standard">Lredegario de Betisiaco</text:p>
      <text:p text:style-name="Standard">B. de Commodoro</text:p>
      <text:p text:style-name="Standard">Hugo de Porarco</text:p>
      <text:p text:style-name="Standard">G Jquet</text:p>
      <text:p text:style-name="Standard"/>
      <text:p text:style-name="Standard"/>
      <text:p text:style-name="Standard">=FRAN_0393_09172.tif=</text:p>
      <text:p text:style-name="Standard">&gt;&gt;&gt;&gt;&gt;&gt; date &lt;&lt;&lt;&lt;&lt;&lt;&lt;</text:p>
      <text:p text:style-name="Standard">suro xxix°o die lune post cantute capitulantibus</text:p>
      <text:p text:style-name="Standard">aro</text:p>
      <text:p text:style-name="Standard">x. die mrcuii pto festum Asccie capitulu olei</text:p>
      <text:p text:style-name="Standard">&gt;&gt;&gt;&gt;&gt;&gt; block &lt;&lt;&lt;&lt;&lt;&lt;&lt;</text:p>
      <text:p text:style-name="Standard">inhibicis funt Michaeli de Marchesoyo ne itcrdo croeto garentes capituli alibi magitr e </text:p>
      <text:p text:style-name="Standard">duobus exequeeribus que receperine omnus suit injicorm quod insra xv dies fucant fier</text:p>
      <text:p text:style-name="Standard">obsenia defuncti thesaurori in ecclesia Par.</text:p>
      <text:p text:style-name="Standard">Stephanus Fruchier / Michael Maron $Re$ Johannes diexaye pro Belovaerern</text:p>
      <text:p text:style-name="Standard">Maoumus la nove</text:p>
      <text:p text:style-name="Standard">omnen l Ycu / Johannes Vuel procurator Belone la Bicele et mat</text:p>
      <text:p text:style-name="Standard"><text:soft-page-break/>procurator pro colino cianers supposuerem se voluntuti capituli sect hiis</text:p>
      <text:p text:style-name="Standard">S ip</text:p>
      <text:p text:style-name="Standard">debibantur eisdem</text:p>
      <text:p text:style-name="Standard">&gt;&gt;&gt;&gt;&gt;&gt; liste &lt;&lt;&lt;&lt;&lt;&lt;&lt;</text:p>
      <text:p text:style-name="Standard">Cancore</text:p>
      <text:p text:style-name="Standard">$uccentor$</text:p>
      <text:p text:style-name="Standard">G. Piquet</text:p>
      <text:p text:style-name="Standard">H. de Ponaro</text:p>
      <text:p text:style-name="Standard">Decano</text:p>
      <text:p text:style-name="Standard">Cancore</text:p>
      <text:p text:style-name="Standard">. Succentore</text:p>
      <text:p text:style-name="Standard">G. de Corrodero</text:p>
      <text:p text:style-name="Standard">Leodegis</text:p>
      <text:p text:style-name="Standard">v. Piquet</text:p>
      <text:p text:style-name="Standard">Decano</text:p>
      <text:p text:style-name="Standard">Cabore</text:p>
      <text:p text:style-name="Standard">H. de Ponarco</text:p>
      <text:p text:style-name="Standard"/>
      <text:p text:style-name="Standard"/>
      <text:p text:style-name="Standard">=FRAN_0393_09173.tif=</text:p>
      <text:p text:style-name="Standard">&gt;&gt;&gt;&gt;&gt;&gt; block &lt;&lt;&lt;&lt;&lt;&lt;&lt;</text:p>
      <text:p text:style-name="Standard">bi venra et discretur magister Jacobus Boussoloti Canonic Par.</text:p>
      <text:p text:style-name="Standard">admicti ad prebendam que fuit magistri Gaufrdi de Plexey</text:p>
      <text:p text:style-name="Standard">et exhibut bullas et processus / quibus lecos etc$ fuit nn</text:p>
      <text:p text:style-name="Standard">.</text:p>
      <text:p text:style-name="Standard">Item magistri Guillelmus Herce expectus in prebenda exhibins</text:p>
      <text:p text:style-name="Standard">P. Si Offico suo</text:p>
      <text:p text:style-name="Standard">sues et bullos / et sue recepo t</text:p>
      <text:p text:style-name="Standard">astro legim professore decano m</text:p>
      <text:p text:style-name="Standard">presentbus et capitulo da d mao de Bovanalle / $Eraobe</text:p>
      <text:p text:style-name="Standard">alano apostoli Theobaldo Merodo P. divicis et hoc</text:p>
      <text:p text:style-name="Standard">de insula ac qunvone de Curia publicis nocariis acs</text:p>
      <text:p text:style-name="Standard">de Curia publico eriam nocario</text:p>
      <text:p text:style-name="Standard">presnibus in ecclesia in chero psiss magistris Yaone olavo chevalie</text:p>
      <text:p text:style-name="Standard">hbeo de insula Ymone Trimeno et pemmedt et cpitulo</text:p>
      <text:p text:style-name="Standard">c in capitulo corumne huone ipse magister Jarebuys clec</text:p>
      <text:p text:style-name="Standard"><text:soft-page-break/>sumam ad quem et djana preeda sia con suum vucerm</text:p>
      <text:p text:style-name="Standard">diocesis quod x. dies et apoluli sanct clapsi prod vene ad dol</text:p>
      <text:p text:style-name="Standard">pr et quod exoine paliene seebit in dmini eccusa arum probre</text:p>
      <text:p text:style-name="Standard">sse resignacione per pand dicti magistri Guusidi et</text:p>
      <text:p text:style-name="Standard">esu dab si lli viorie neneh</text:p>
      <text:p text:style-name="Standard">hac de denclero presus magistris Barndo be</text:p>
      <text:p text:style-name="Standard">T. de Cornodore ad domino Rudin Chaun</text:p>
      <text:p text:style-name="Standard">t adco in dome episcopi insinane es et episcopus et</text:p>
      <text:p text:style-name="Standard">gracia siba placet ec culcum t presentbus magistro B.</text:p>
      <text:p text:style-name="Standard">et dicto domino Rudon Char prlero e</text:p>
      <text:p text:style-name="Standard">&gt;&gt;&gt;&gt;&gt;&gt; liste &lt;&lt;&lt;&lt;&lt;&lt;&lt;</text:p>
      <text:p text:style-name="Standard">Decano</text:p>
      <text:p text:style-name="Standard">Candox</text:p>
      <text:p text:style-name="Standard">Succentore</text:p>
      <text:p text:style-name="Standard">G. Pedicti</text:p>
      <text:p text:style-name="Standard">H. de Comedoro</text:p>
      <text:p text:style-name="Standard">B. Bourfner</text:p>
      <text:p text:style-name="Standard">H. de Ponaico</text:p>
      <text:p text:style-name="Standard">P. de Fuyello</text:p>
      <text:p text:style-name="Standard">Lerdegano</text:p>
      <text:p text:style-name="Standard">Cucenao</text:p>
      <text:p text:style-name="Standard">P. de Condeto</text:p>
      <text:p text:style-name="Standard">P. Casalis</text:p>
      <text:p text:style-name="Standard">G. Guetoe.</text:p>
      <text:p text:style-name="Standard"/>
      <text:p text:style-name="Standard"/>
      <text:p text:style-name="Standard">=FRAN_0393_09174.tif=</text:p>
      <text:p text:style-name="Standard">&gt;&gt;&gt;&gt;&gt;&gt; entrée &lt;&lt;&lt;&lt;&lt;&lt;&lt;</text:p>
      <text:p text:style-name="Standard">Senoheri</text:p>
      <text:p text:style-name="Standard">preenda</text:p>
      <text:p text:style-name="Standard">Cenerianis</text:p>
      <text:p text:style-name="Standard">&gt;&gt;&gt;&gt;&gt;&gt; block &lt;&lt;&lt;&lt;&lt;&lt;&lt;</text:p>
      <text:p text:style-name="Standard">anno xxix. die mrncis protet festum Sancte Termicas domini escuralis capitulannabii lii 1.</text:p>
      <text:p text:style-name="Standard">exhibut licteras apostolicus et processit se grcum eidem facta di canonicom dicte ecclesie et de dimid</text:p>
      <text:p text:style-name="Standard">procuratore vii vi et discreti magistri Johannis Hautsuvensis Canonic</text:p>
      <text:p text:style-name="Standard">prebenda quam magister P. cosil obavuit et que vacare pro eo quod ipse assequet ex</text:p>
      <text:p text:style-name="Standard"><text:soft-page-break/>prebendam indegium dicte ecclesie levonce conem apostolice et processum a</text:p>
      <text:p text:style-name="Standard">faciene et procurer etc que omnia narchidiaconus Beallis Manucorii in ecclesia aliuce</text:p>
      <text:p text:style-name="Standard">eus srbexcquter insumao ec et capitulum recepit eum et prestia juramenta conste</text:p>
      <text:p text:style-name="Standard">sut installatus in chero / et sis loc ein capitulo assignats</text:p>
      <text:p text:style-name="Standard">presentibus ad hoc uius vt et discreas / magistris Roberto Vileberti Radulphio</text:p>
      <text:p text:style-name="Standard">de Cliconpto a qnore de Bonavalle / Eveno Behic Johanne de Gouloya</text:p>
      <text:p text:style-name="Standard">palilencdo nocario domino Rado Charnir</text:p>
      <text:p text:style-name="Standard">Et prius ad barram corum dicto archidiaconus subexequoero predicto dicte goracie dicti domini</text:p>
      <text:p text:style-name="Standard">Johannis Haucsumey / et corum decano Sancti Marcelli excii sb. executere goatie dicte magistri</text:p>
      <text:p text:style-name="Standard">.P. de Vico Ccaponici Par. / domtus procuratore dicti magistri Johannis Haue fineny exhib</text:p>
      <text:p text:style-name="Standard">bittras et processum suos rern areqisine etc. Et cue Bernardis de Vico</text:p>
      <text:p text:style-name="Standard">proorer dicti magistri . P. asseruit etc. et perit decermi etc. Et ipsi</text:p>
      <text:p text:style-name="Standard">declaraverunt dictum magistrum . P. de Vico non habere jus t. e reseri</text:p>
      <text:p text:style-name="Standard">reme jus eidem in alia pbenda dicte ecclesie etc.</text:p>
      <text:p text:style-name="Standard">presentobus magistro Baudo Bonfici magistro Jocebo Rousselleti et magistro Gla</text:p>
      <text:p text:style-name="Standard">herce canonics Par. et aliis cestliet predictis</text:p>
      <text:p text:style-name="Standard">Item in domo domini Par episcopi sue insimatois domino episcopo qui residit</text:p>
      <text:p text:style-name="Standard">quod sibi placebat prse Ro. Boniffit Jacebo Renissoleti et Gullaent</text:p>
      <text:p text:style-name="Standard">heree quevene de Vounnelle te.</text:p>
      <text:p text:style-name="Standard">dies Thonii poturt canslaciones Sancti Beredicti est asseuni capitulo que Stephanum Piters Egit</text:p>
      <text:p text:style-name="Standard">reberti Jeqnnum Fancher Johanne Pacens Gilom Radi Gilacum Fencherii Guillem</text:p>
      <text:p text:style-name="Standard">Jehan Le DAmeiseu et Johan Charreterin in scrieu comparverunt dicti Stephani</text:p>
      <text:p text:style-name="Standard">egidus per se et aliis et cuveren quilibes inselis pro qui eorumdem ad penam xl s. pa</text:p>
      <text:p text:style-name="Standard">esto beati Johannis Bapise et ecclesia Parisiensis magister Vivcentius elegit tarat decio</text:p>
      <text:p text:style-name="Standard">&gt;&gt;&gt;&gt;&gt;&gt; liste &lt;&lt;&lt;&lt;&lt;&lt;&lt;</text:p>
      <text:p text:style-name="Standard">. Decano</text:p>
      <text:p text:style-name="Standard">.Cantore</text:p>
      <text:p text:style-name="Standard">. Succentore</text:p>
      <text:p text:style-name="Standard">Vincencio Travaille</text:p>
      <text:p text:style-name="Standard">G. Benifaicii</text:p>
      <text:p text:style-name="Standard">H. de Comedoio</text:p>
      <text:p text:style-name="Standard">G. Piquiti</text:p>
      <text:p text:style-name="Standard">H. de Ponarco</text:p>
      <text:p text:style-name="Standard">P. de Snyillo</text:p>
      <text:p text:style-name="Standard">Jacib Rousselea</text:p>
      <text:p text:style-name="Standard">Lodoyarie de Betisiau.</text:p>
      <text:p text:style-name="Standard"><text:soft-page-break/>Radulpho per adis</text:p>
      <text:p text:style-name="Standard"/>
      <text:p text:style-name="Standard"/>
      <text:p text:style-name="Standard">=FRAN_0393_09175.tif=</text:p>
      <text:p text:style-name="Standard">&gt;&gt;&gt;&gt;&gt;&gt; date &lt;&lt;&lt;&lt;&lt;&lt;&lt;</text:p>
      <text:p text:style-name="Standard">anno dmini ml° ccc°. xxix°. die dominica in crustino festi Natviti beati Johannis Baptiste capitulantibus</text:p>
      <text:p text:style-name="Standard">anno xxix die lune pot festum nunc beati Johannis Bapiste capitulantibus in capitulo generali</text:p>
      <text:p text:style-name="Standard">&gt;&gt;&gt;&gt;&gt;&gt; block &lt;&lt;&lt;&lt;&lt;&lt;&lt;</text:p>
      <text:p text:style-name="Standard">cuotinus fuit capitulum generale ad diem crustinam</text:p>
      <text:p text:style-name="Standard">illa die magister Jacobis Roussolleti obligacones prebendumsuam i</text:p>
      <text:p text:style-name="Standard">fucendi assiginat redditum capellane quam fu in ecclesia pre</text:p>
      <text:p text:style-name="Standard">G. de Plexeyo.</text:p>
      <text:p text:style-name="Standard">Concordacioni est in capitulo generali quod rem</text:p>
      <text:p text:style-name="Standard">Johannno Prions de Medrenta . C. lbras Par.</text:p>
      <text:p text:style-name="Standard">de crecentis libras ein quibus excicit condemprias</text:p>
      <text:p text:style-name="Standard">et quod solvendo ducentas libras pessit haber</text:p>
      <text:p text:style-name="Standard">ossessiones suas</text:p>
      <text:p text:style-name="Standard">quocordatum est quod edardus de Barris habebit fructus pro</text:p>
      <text:p text:style-name="Standard">de Galinginaco non obstantis quod ille de Calvgnaco su</text:p>
      <text:p text:style-name="Standard">a festum Naticatu Johannis anno domini m iccc. xxviiii</text:p>
      <text:p text:style-name="Standard">Item factra sit gracia. R. de Marrignnaco de</text:p>
      <text:p text:style-name="Standard">bnoribus recepts duvrance lice $v et de gmcia</text:p>
      <text:p text:style-name="Standard">Remignis de Sancta Orrgareoi $s ne presenta</text:p>
      <text:p text:style-name="Standard">buillas suos et poissi $de Ge se gcu sibifeum</text:p>
      <text:p text:style-name="Standard">Gobenebat de Virbac defunc</text:p>
      <text:p text:style-name="Standard">&gt;&gt;&gt;&gt;&gt;&gt; liste &lt;&lt;&lt;&lt;&lt;&lt;&lt;</text:p>
      <text:p text:style-name="Standard">. Decano</text:p>
      <text:p text:style-name="Standard">.Gantore</text:p>
      <text:p text:style-name="Standard">ParcVmagno</text:p>
      <text:p text:style-name="Standard">Leodegario de Becisiaco</text:p>
      <text:p text:style-name="Standard">G. Piquet</text:p>
      <text:p text:style-name="Standard">P. Casalis</text:p>
      <text:p text:style-name="Standard">Vicencio Cuaille</text:p>
      <text:p text:style-name="Standard">P. de Chambliaco</text:p>
      <text:p text:style-name="Standard">P. de Fayello</text:p>
      <text:p text:style-name="Standard"><text:soft-page-break/>G. Coquacricis</text:p>
      <text:p text:style-name="Standard">B. Borrifacis</text:p>
      <text:p text:style-name="Standard">R. de Marrigniaco</text:p>
      <text:p text:style-name="Standard">Henico de Commodoro</text:p>
      <text:p text:style-name="Standard">Jacobo Boussohheci</text:p>
      <text:p text:style-name="Standard">H. de Poniarco</text:p>
      <text:p text:style-name="Standard">episcopo</text:p>
      <text:p text:style-name="Standard">Decano</text:p>
      <text:p text:style-name="Standard">P. de Chabliaco</text:p>
      <text:p text:style-name="Standard">. Cantere</text:p>
      <text:p text:style-name="Standard">P. de Condeco</text:p>
      <text:p text:style-name="Standard">. Archidiacon Magno</text:p>
      <text:p text:style-name="Standard">H. de Ponarco</text:p>
      <text:p text:style-name="Standard">Succencore</text:p>
      <text:p text:style-name="Standard">Somoincio de Cernaille</text:p>
      <text:p text:style-name="Standard">Jacobo Renssoleci</text:p>
      <text:p text:style-name="Standard">G. Piquet</text:p>
      <text:p text:style-name="Standard">Leodegano de Becisiaco</text:p>
      <text:p text:style-name="Standard">B. Boufaci</text:p>
      <text:p text:style-name="Standard">H. de Concedoro</text:p>
      <text:p text:style-name="Standard">Ede de Senenis</text:p>
      <text:p text:style-name="Standard">p comparie Hodie</text:p>
      <text:p text:style-name="Standard">P. $Coals Cusals</text:p>
      <text:p text:style-name="Standard">cmpere deche</text:p>
      <text:p text:style-name="Standard">Odardo de Baris</text:p>
      <text:p text:style-name="Standard">Heci es que in quem</text:p>
      <text:p text:style-name="Standard">ee miale capituli</text:p>
      <text:p text:style-name="Standard">P. de Sugelle</text:p>
      <text:p text:style-name="Standard">G. coquetes</text:p>
      <text:p text:style-name="Standard"/>
      <text:p text:style-name="Standard"/>
      <text:p text:style-name="Standard">=FRAN_0393_09176.tif=</text:p>
      <text:p text:style-name="Standard">&gt;&gt;&gt;&gt;&gt;&gt; block &lt;&lt;&lt;&lt;&lt;&lt;&lt;</text:p>
      <text:p text:style-name="Standard">ecc</text:p>
      <text:p text:style-name="Standard">resrant pe vadeli iiii kalnda febr Et est datum gracie . xvii l julii anno xiii tos</text:p>
      <text:p text:style-name="Standard">procuratoro magistru Johannis Haucfunen legit ubi quondam cedulam cum tene etc. Qua lect</text:p>
      <text:p text:style-name="Standard"><text:soft-page-break/>gister Petrus Casalis Canrni Par. fuit reversus ad suam dimd preliendum de consesa procro J. Hucsincy</text:p>
      <text:p text:style-name="Standard">pvere Sancti Eligi magistro Theoballo ciereb. magistro P. Alemanni. Decano dancti Marcelli</text:p>
      <text:p text:style-name="Standard">agistro . P. de Castuneto / Reginaldo de Lesarra Johanne de Labalia / Johanne de Gueleya domino</text:p>
      <text:p text:style-name="Standard">Jerede Bonefcy domino</text:p>
      <text:p text:style-name="Standard">die mincis proto festum natviati beati Johannis Baptise fut receptiores magister Remigrio de Sancto Margaretu ad preliendum</text:p>
      <text:p text:style-name="Standard">defunctus chesturarii et fuit dictum per capitulum quod capitulum non haberet deportum e e fructibus eu per eum nen</text:p>
      <text:p text:style-name="Standard">stetit qu sue receptus aute festum Johannis</text:p>
      <text:p text:style-name="Standard">o xxix. de cerarii protrt festum naci Johannis uosque ad quam die erat capitulum generale contras</text:p>
      <text:p text:style-name="Standard">&gt;&gt;&gt;&gt;&gt;&gt; liste &lt;&lt;&lt;&lt;&lt;&lt;&lt;</text:p>
      <text:p text:style-name="Standard">capitulantibus</text:p>
      <text:p text:style-name="Standard">Decuro</text:p>
      <text:p text:style-name="Standard">Cantore</text:p>
      <text:p text:style-name="Standard">Succentore</text:p>
      <text:p text:style-name="Standard">G iust</text:p>
      <text:p text:style-name="Standard">Lerdegono</text:p>
      <text:p text:style-name="Standard">H. de Cernedoio</text:p>
      <text:p text:style-name="Standard">Gdono de Seners</text:p>
      <text:p text:style-name="Standard">Boufaci</text:p>
      <text:p text:style-name="Standard">de Thobiliaco</text:p>
      <text:p text:style-name="Standard">de Ponarco</text:p>
      <text:p text:style-name="Standard">dudo de Barris</text:p>
      <text:p text:style-name="Standard">de Condeco</text:p>
      <text:p text:style-name="Standard">Guecte</text:p>
      <text:p text:style-name="Standard">R. cequetos</text:p>
      <text:p text:style-name="Standard">de Fangello</text:p>
      <text:p text:style-name="Standard"/>
      <text:p text:style-name="Standard"/>
      <text:p text:style-name="Standard">=FRAN_0393_09177.tif=</text:p>
      <text:p text:style-name="Standard">&gt;&gt;&gt;&gt;&gt;&gt; date &lt;&lt;&lt;&lt;&lt;&lt;&lt;</text:p>
      <text:p text:style-name="Standard">Aun xxix die lune post fesauxe vetorum Petu et Pauli apostolrum capitulantibus</text:p>
      <text:p text:style-name="Standard">108.</text:p>
      <text:p text:style-name="Standard">Ano xxix° die mercurii protto festum beati Mrcimn estivalis capitulantibus</text:p>
      <text:p text:style-name="Standard">&gt;&gt;&gt;&gt;&gt;&gt; block &lt;&lt;&lt;&lt;&lt;&lt;&lt;</text:p>
      <text:p text:style-name="Standard">dies quam dominus Artins de Ponenre habebat ad vodie est centimatu usque</text:p>
      <text:p text:style-name="Standard"><text:soft-page-break/>diem veneris post instaraim festum tanflaconis beati Benedici et fuit dictnus artus presend s</text:p>
      <text:p text:style-name="Standard">G. Iudeci fut reperreatus contumay tunerum concempacione nlom</text:p>
      <text:p text:style-name="Standard">de Alaronne. $est $dies $qore asseit eid non procedatur que ipsum adissenu</text:p>
      <text:p text:style-name="Standard">tamen de die venrs xv. diee</text:p>
      <text:p text:style-name="Standard">presentes magistris Eveno et Roberto Bloiardi et plutebus aliis t</text:p>
      <text:p text:style-name="Standard">P. dies est asseoei statu que mataulanes et parochiares</text:p>
      <text:p text:style-name="Standard">de Bulreelis $ms$ ad llx instt / doces Jcex abs</text:p>
      <text:p text:style-name="Standard">advorati / dicem cum Lauencio Paguille et Johanne Gaicl</text:p>
      <text:p text:style-name="Standard">macrilario A</text:p>
      <text:p text:style-name="Standard">&gt;&gt;&gt;&gt;&gt;&gt; liste &lt;&lt;&lt;&lt;&lt;&lt;&lt;</text:p>
      <text:p text:style-name="Standard">Decano</text:p>
      <text:p text:style-name="Standard">Cantere</text:p>
      <text:p text:style-name="Standard">Succentore</text:p>
      <text:p text:style-name="Standard">B. Bouisa</text:p>
      <text:p text:style-name="Standard">P. de Chabliare</text:p>
      <text:p text:style-name="Standard">H. de Ponario</text:p>
      <text:p text:style-name="Standard">G. Piquat</text:p>
      <text:p text:style-name="Standard">G. de Cornedoro</text:p>
      <text:p text:style-name="Standard">P. Casalis</text:p>
      <text:p text:style-name="Standard">P. de Condeco</text:p>
      <text:p text:style-name="Standard">L. de Mariignaco</text:p>
      <text:p text:style-name="Standard">odardus de Barris</text:p>
      <text:p text:style-name="Standard">Ja. Roussoloti</text:p>
      <text:p text:style-name="Standard">P. Guette</text:p>
      <text:p text:style-name="Standard">G. coqantos.</text:p>
      <text:p text:style-name="Standard"/>
      <text:p text:style-name="Standard"/>
      <text:p text:style-name="Standard">=FRAN_0393_09178.tif=</text:p>
      <text:p text:style-name="Standard">&gt;&gt;&gt;&gt;&gt;&gt; numérotation &lt;&lt;&lt;&lt;&lt;&lt;&lt;</text:p>
      <text:p text:style-name="Standard">Luy</text:p>
      <text:p text:style-name="Standard">19</text:p>
      <text:p text:style-name="Standard">&gt;&gt;&gt;&gt;&gt;&gt; Date &lt;&lt;&lt;&lt;&lt;&lt;&lt;</text:p>
      <text:p text:style-name="Standard">o xxix. die jovis pe gecanm esciu capitulanaibus</text:p>
      <text:p text:style-name="Standard">anno xxix die vetus protet festum beati Marturi escuilli capitulane tibti</text:p>
      <text:p text:style-name="Standard">&gt;&gt;&gt;&gt;&gt;&gt; block &lt;&lt;&lt;&lt;&lt;&lt;&lt;</text:p>
      <text:p text:style-name="Standard">protestati fuens quod non incont aliquod factere in previdicum gracie</text:p>
      <text:p text:style-name="Standard"><text:soft-page-break/>sicte $iprante etc.</text:p>
      <text:p text:style-name="Standard">Dein de protestacione predictu prmissa H. de Porarco et P. de Condeco qbt</text:p>
      <text:p text:style-name="Standard">capitulum dedat potestatem providendi persore ydonee de Capiceriat</text:p>
      <text:p text:style-name="Standard">ecclesie Sancti Medria qo vacavit per mortem defuncti domini Stephani de Mel</text:p>
      <text:p text:style-name="Standard">asserverunt quod $o$ eruc concerdes de ipso conffendo et ipsum qunt let magistro</text:p>
      <text:p text:style-name="Standard">Petri apostoli de Cron in sacra Pagiuaid resdie</text:p>
      <text:p text:style-name="Standard">fresentes comres J. de Sabandu. J. de Arnelian. $Sedilar$ Hu</text:p>
      <text:p text:style-name="Standard">pes p</text:p>
      <text:p text:style-name="Standard">et domino Eruano de Plarns presbyteris</text:p>
      <text:p text:style-name="Standard">dies quam habet procuratore capituli hontra</text:p>
      <text:p text:style-name="Standard">prnunciatum est capitulum non debere habera annatum de prebonda thesaurarii quam pe tenet</text:p>
      <text:p text:style-name="Standard">Revigiis de Sctacai Meca</text:p>
      <text:p text:style-name="Standard">&gt;&gt;&gt;&gt;&gt;&gt; liste &lt;&lt;&lt;&lt;&lt;&lt;&lt;</text:p>
      <text:p text:style-name="Standard">Decano</text:p>
      <text:p text:style-name="Standard">acore</text:p>
      <text:p text:style-name="Standard">ecentrre</text:p>
      <text:p text:style-name="Standard">ques</text:p>
      <text:p text:style-name="Standard">de Ponarco</text:p>
      <text:p text:style-name="Standard">ogo</text:p>
      <text:p text:style-name="Standard">de Condeco</text:p>
      <text:p text:style-name="Standard">dundo de Bairis</text:p>
      <text:p text:style-name="Standard">de Couedone</text:p>
      <text:p text:style-name="Standard">de Chabliaco</text:p>
      <text:p text:style-name="Standard">Guette</text:p>
      <text:p text:style-name="Standard">cusalis</text:p>
      <text:p text:style-name="Standard">de Srgelle</text:p>
      <text:p text:style-name="Standard">cequetes</text:p>
      <text:p text:style-name="Standard">decno</text:p>
      <text:p text:style-name="Standard">Cantere</text:p>
      <text:p text:style-name="Standard">Succenocre</text:p>
      <text:p text:style-name="Standard">codes de Verisiaco</text:p>
      <text:p text:style-name="Standard">de Comebaro</text:p>
      <text:p text:style-name="Standard">P. Bonrfori</text:p>
      <text:p text:style-name="Standard">J. de Ponorce</text:p>
      <text:p text:style-name="Standard">de Fagello</text:p>
      <text:p text:style-name="Standard">Guere</text:p>
      <text:p text:style-name="Standard"><text:soft-page-break/>de Marrig</text:p>
      <text:p text:style-name="Standard"/>
      <text:p text:style-name="Standard"/>
      <text:p text:style-name="Standard">=FRAN_0393_09179.tif=</text:p>
      <text:p text:style-name="Standard">&gt;&gt;&gt;&gt;&gt;&gt; date &lt;&lt;&lt;&lt;&lt;&lt;&lt;</text:p>
      <text:p text:style-name="Standard">Rax die lune post fesaum beati Marum escvale capitulamibeus</text:p>
      <text:p text:style-name="Standard">anno xxix° die mercurii prtet festm beati Benedicti estri capitulantibus.</text:p>
      <text:p text:style-name="Standard">uno xxix°. die cheurn proc festm Magdalis capitulannolii</text:p>
      <text:p text:style-name="Standard">Mamene</text:p>
      <text:p text:style-name="Standard">&gt;&gt;&gt;&gt;&gt;&gt; block &lt;&lt;&lt;&lt;&lt;&lt;&lt;</text:p>
      <text:p text:style-name="Standard">dies quam habebatt benedictis de mente Guillelmi contra capitulum et contrs usque ad</text:p>
      <text:p text:style-name="Standard">dies datus cum dohains de Chacalis procuratore dicti Rei advenente dicta die</text:p>
      <text:p text:style-name="Standard">videlicet die lure post fest magdalis doictnus procuratore dicti Benedicti campari sufficionter</text:p>
      <text:p text:style-name="Standard">etuon invenit abique qui peteret aliquid al eo et ca obly</text:p>
      <text:p text:style-name="Standard">dominus . G. Yudeci Canta Sancti Dyoni de Passu in ecclesia Parsiensi confessus fut quod prosaquese</text:p>
      <text:p text:style-name="Standard">collacionis sibu prebenda Sancti Dyoni / ipse peros habuie parrechialem ecclesiaum de</text:p>
      <text:p text:style-name="Standard">neno Geromani diocesis</text:p>
      <text:p text:style-name="Standard">presentibus magistro Creno Behic</text:p>
      <text:p text:style-name="Standard">Magister Petrus procuratre Gaufibi de Plauha publicane bullat</text:p>
      <text:p text:style-name="Standard">processuo suos se capueriatu Sancti Mediam que vacane permortem magisteri</text:p>
      <text:p text:style-name="Standard">do Meleduno</text:p>
      <text:p text:style-name="Standard">prisi mragistro Eveno Bohic et maagistro Roberto Borardi</text:p>
      <text:p text:style-name="Standard">Pcarii. Col</text:p>
      <text:p text:style-name="Standard">G. cantor . B. Bonrifi. P. Casulis . P. de Fugello receperuns ipsum quancum int iosro ejus</text:p>
      <text:p text:style-name="Standard">et recepit ecctor juramentum a pro presentibus magistro Bono Lichic et</text:p>
      <text:p text:style-name="Standard">seduerico ea olico dominu regis.</text:p>
      <text:p text:style-name="Standard">&gt;&gt;&gt;&gt;&gt;&gt; liste &lt;&lt;&lt;&lt;&lt;&lt;&lt;</text:p>
      <text:p text:style-name="Standard">. Decuno</text:p>
      <text:p text:style-name="Standard">.Cantore</text:p>
      <text:p text:style-name="Standard">. Succentore</text:p>
      <text:p text:style-name="Standard">G. Piqueti</text:p>
      <text:p text:style-name="Standard">leodegis</text:p>
      <text:p text:style-name="Standard">H. de Comedero</text:p>
      <text:p text:style-name="Standard">B. Bonrfacis</text:p>
      <text:p text:style-name="Standard">Beginaldo de Losarra</text:p>
      <text:p text:style-name="Standard">Gnencio Tervaille</text:p>
      <text:p text:style-name="Standard"><text:soft-page-break/>Camerario laico</text:p>
      <text:p text:style-name="Standard">Erdone de Seronis</text:p>
      <text:p text:style-name="Standard">P. de Sngello</text:p>
      <text:p text:style-name="Standard">Decano</text:p>
      <text:p text:style-name="Standard">Gandore</text:p>
      <text:p text:style-name="Standard">Vicicio ciraille</text:p>
      <text:p text:style-name="Standard">G. de Corredoro</text:p>
      <text:p text:style-name="Standard">P. Casaliis</text:p>
      <text:p text:style-name="Standard">G. Bonificiat</text:p>
      <text:p text:style-name="Standard">D. Crgal de Fegello</text:p>
      <text:p text:style-name="Standard">Cedogis</text:p>
      <text:p text:style-name="Standard">G. Guetoe</text:p>
      <text:p text:style-name="Standard">G. Coquearci</text:p>
      <text:p text:style-name="Standard"/>
      <text:p text:style-name="Standard"/>
      <text:p text:style-name="Standard">=FRAN_0393_09180.tif=</text:p>
      <text:p text:style-name="Standard">&gt;&gt;&gt;&gt;&gt;&gt; entrée &lt;&lt;&lt;&lt;&lt;&lt;&lt;</text:p>
      <text:p text:style-name="Standard">qa juauit</text:p>
      <text:p text:style-name="Standard">otr noro</text:p>
      <text:p text:style-name="Standard">execimioicutlo</text:p>
      <text:p text:style-name="Standard">&gt;&gt;&gt;&gt;&gt;&gt; block &lt;&lt;&lt;&lt;&lt;&lt;&lt;</text:p>
      <text:p text:style-name="Standard">sano xxixa die leenens in linngilia festi Beate Marie Magster capitulan</text:p>
      <text:p text:style-name="Standard">duxernt quod nollebant contena dacere gracia apud</text:p>
      <text:p text:style-name="Standard">de capiteriacii Sancti Mederici que vacanie pro abiit Stephani de Meledun</text:p>
      <text:p text:style-name="Standard">Gaust</text:p>
      <text:p text:style-name="Standard">ad dictum capiceriarum oue libet jure salvo</text:p>
      <text:p text:style-name="Standard">han accepcucion facto</text:p>
      <text:p text:style-name="Standard">quod ipsum recipiebant</text:p>
      <text:p text:style-name="Standard">preseus sagistre $em$ Ereno lichic / domino Scephano de Moncesirmolio canonico Sancti Dyonsi de</text:p>
      <text:p text:style-name="Standard">pissu Guillermo Renere Jacebo de Sencal Egidio clerico etc</text:p>
      <text:p text:style-name="Standard">Anno xxiii° die monsim post festum Petr ad vincrla capitulaneilii</text:p>
      <text:p text:style-name="Standard">NM.</text:p>
      <text:p text:style-name="Standard">Giardus Reginaldi clericis procuratore substarti Gauftdi de Planna capiclerii alteri Sancti Medici</text:p>
      <text:p text:style-name="Standard">prestitit juramentem in aniari dicti domini sui prove est consuetum tere. perit deliberari finetu capiceriarum</text:p>
      <text:p text:style-name="Standard"><text:soft-page-break/>dominis decanos refndit quod de constretudine decimat sui necoro ipsos fuat firnctus suos quosque qust</text:p>
      <text:p text:style-name="Standard">vo finem in sacerus etc. Et tuc fiit exerdatum ex omna assest quod dominus hericis de Chpisolio presbyter</text:p>
      <text:p text:style-name="Standard">P.</text:p>
      <text:p text:style-name="Standard">t decesa sancti Mederici beneficiacius recipiat fructus nemine dicti domini decam serm dicti capereser</text:p>
      <text:p text:style-name="Standard">illius eorum qui dus habebit et servibit et manu sequestra et dominus decanus frvret dectm domini p</text:p>
      <text:p text:style-name="Standard">st hon Juran</text:p>
      <text:p text:style-name="Standard">ps ad hoc magistro Hugene de Vellies adrecuco domino Regnaldo de Losarra magitrum</text:p>
      <text:p text:style-name="Standard">Johanne de Lirelio</text:p>
      <text:p text:style-name="Standard">Fileus Johannis Le Fembreur</text:p>
      <text:p text:style-name="Standard">Johannes de Cichalaro eavit ad peram . x. lb. pro relictum et heredibus defuncti Johannis Magistrie</text:p>
      <text:p text:style-name="Standard">est contrnas ad xv. dies.</text:p>
      <text:p text:style-name="Standard">ad $ieustum$ veneris muster cost Johannum La Rege Exequeten defunt Marici pro dome</text:p>
      <text:p text:style-name="Standard">stacu ita quod insra illa domicno debet soliere. x. lb. c. pro legis deffuncti domino</text:p>
      <text:p text:style-name="Standard">Diei et Hugo de Ver Marcello procurator c Johanne hoc consens etregis</text:p>
      <text:p text:style-name="Standard">ad lune nostitus et scnti i</text:p>
      <text:p text:style-name="Standard">Jhaanus plis dohannis Le Farrbeur fuit ansolutis al extocobs agt ds tuct fit pr</text:p>
      <text:p text:style-name="Standard">adam Boueilli exequcens</text:p>
      <text:p text:style-name="Standard">cunit Par ubicerot deccus in presitre corum Magisito Guero Bohic et Yvoni</text:p>
      <text:p text:style-name="Standard">eequtu saie dicte crs nobis de quele et expeons e iuxina de Sant Per subi</text:p>
      <text:p text:style-name="Standard">&gt;&gt;&gt;&gt;&gt;&gt; liste &lt;&lt;&lt;&lt;&lt;&lt;&lt;</text:p>
      <text:p text:style-name="Standard">Cantero</text:p>
      <text:p text:style-name="Standard">Bicencio Gevaille</text:p>
      <text:p text:style-name="Standard">J. Bouifiri</text:p>
      <text:p text:style-name="Standard">de Cerdiro</text:p>
      <text:p text:style-name="Standard">de Fagello</text:p>
      <text:p text:style-name="Standard">Decuno</text:p>
      <text:p text:style-name="Standard">entore</text:p>
      <text:p text:style-name="Standard">ocentore</text:p>
      <text:p text:style-name="Standard">a</text:p>
      <text:p text:style-name="Standard">de Cornoboro</text:p>
      <text:p text:style-name="Standard">bo Rousselleti</text:p>
      <text:p text:style-name="Standard">casalis</text:p>
      <text:p text:style-name="Standard"/>
      <text:p text:style-name="Standard"/>
      <text:p text:style-name="Standard"><text:soft-page-break/>=FRAN_0393_09181.tif=</text:p>
      <text:p text:style-name="Standard">&gt;&gt;&gt;&gt;&gt;&gt; date &lt;&lt;&lt;&lt;&lt;&lt;&lt;</text:p>
      <text:p text:style-name="Standard">anno xxix° die sabbati ptrt Lamendum capitulane lii</text:p>
      <text:p text:style-name="Standard">112</text:p>
      <text:p text:style-name="Standard">Anno xxix° die thairii in terstruo festi Assumptitis beate Marie Virginis capitulantibus</text:p>
      <text:p text:style-name="Standard">anno xxix°. die veneris pta festum assumpcioni beate Marie virginis capitulantibus</text:p>
      <text:p text:style-name="Standard">&gt;&gt;&gt;&gt;&gt;&gt; block &lt;&lt;&lt;&lt;&lt;&lt;&lt;</text:p>
      <text:p text:style-name="Standard">Magister Remigris de Sancta Margureta Caria Par. in prebeda que</text:p>
      <text:p text:style-name="Standard">de Laud fuit receptus en propra persona et juravit etc.</text:p>
      <text:p text:style-name="Standard">.</text:p>
      <text:p text:style-name="Standard">prses abbate Sancti Monesteri / domino diocore de Caritate archidiacono diesis</text:p>
      <text:p text:style-name="Standard">domino Johanne de Nea et pluribus aliist. etc.</text:p>
      <text:p text:style-name="Standard">Johannes de Parisius serviens Castelleti par. qui recegneut se accesss</text:p>
      <text:p text:style-name="Standard">quendam eusom pet quemdamm circellum $e Becleum quos invenerat in bo</text:p>
      <text:p text:style-name="Standard">et ser asprcusse</text:p>
      <text:p text:style-name="Standard">et cicusse ad castelletum Par. ad certam diem</text:p>
      <text:p text:style-name="Standard">Abbas monasterii Sancti Petro Vivi Veneris</text:p>
      <text:p text:style-name="Standard">quantum ad inquestut faciendam super vulveratis factis per marachum</text:p>
      <text:p text:style-name="Standard">etc. et quantum ad satisfuctionem / et promisit stare ordinacioni</text:p>
      <text:p text:style-name="Standard">capituli quan ad emendam si emenda debentur t et de consilio</text:p>
      <text:p text:style-name="Standard">capituli puniet deliquantes et obligacione qua ad hoc t presentibus</text:p>
      <text:p text:style-name="Standard">magistro Hugono de Vellias $Beco$ Behic.</text:p>
      <text:p text:style-name="Standard">Hodie in tii septimenis ad contra dominum de Courpalay et contra d</text:p>
      <text:p text:style-name="Standard">Milics</text:p>
      <text:p text:style-name="Standard">Ansold de Fryello i statu ssues donsoldo pro se et a</text:p>
      <text:p text:style-name="Standard">Boucet procuratore dicti militis / et id procurator reportant procurato</text:p>
      <text:p text:style-name="Standard">et promisio reperture ad dine illud procuraterrum uic captbat haberat</text:p>
      <text:p text:style-name="Standard">cepis</text:p>
      <text:p text:style-name="Standard">Item cercia illes de caversio est dies onseuntu ao lune post festum Beore d</text:p>
      <text:p text:style-name="Standard">et lupi p. proban dunandum et heredie illi que sumt pro ipsis ois</text:p>
      <text:p text:style-name="Standard">iliis capitulo</text:p>
      <text:p text:style-name="Standard">cton posssis à tenentbis eisdem sed cpitulum debei eis quliem ecci e</text:p>
      <text:p text:style-name="Standard">xiii solat avone in villa de Caversio et prriventis upera</text:p>
      <text:p text:style-name="Standard">&gt;&gt;&gt;&gt;&gt;&gt; liste &lt;&lt;&lt;&lt;&lt;&lt;&lt;</text:p>
      <text:p text:style-name="Standard">Decano</text:p>
      <text:p text:style-name="Standard">Srocentere</text:p>
      <text:p text:style-name="Standard"><text:soft-page-break/>Ordeie de Serronis</text:p>
      <text:p text:style-name="Standard">S. Yiquat</text:p>
      <text:p text:style-name="Standard">Hro de Cernedoro</text:p>
      <text:p text:style-name="Standard">P. Casalis</text:p>
      <text:p text:style-name="Standard">P. de Fayello</text:p>
      <text:p text:style-name="Standard">Decano</text:p>
      <text:p text:style-name="Standard">Cantore</text:p>
      <text:p text:style-name="Standard">E. Piquet</text:p>
      <text:p text:style-name="Standard">P. Casulis</text:p>
      <text:p text:style-name="Standard">Cantore</text:p>
      <text:p text:style-name="Standard">Fracer</text:p>
      <text:p text:style-name="Standard">Succentore</text:p>
      <text:p text:style-name="Standard">G. Piquat</text:p>
      <text:p text:style-name="Standard">Leedegario de Becisiaco</text:p>
      <text:p text:style-name="Standard">Herio de Comodoro</text:p>
      <text:p text:style-name="Standard">B. Bousaon</text:p>
      <text:p text:style-name="Standard">Bbore de Senons</text:p>
      <text:p text:style-name="Standard">Remigio de Sancta Maiguretu</text:p>
      <text:p text:style-name="Standard">P. de Fayello</text:p>
      <text:p text:style-name="Standard">P. de Villaris</text:p>
      <text:p text:style-name="Standard"/>
      <text:p text:style-name="Standard"/>
      <text:p text:style-name="Standard">=FRAN_0393_09182.tif=</text:p>
      <text:p text:style-name="Standard">&gt;&gt;&gt;&gt;&gt;&gt; liste &lt;&lt;&lt;&lt;&lt;&lt;&lt;</text:p>
      <text:p text:style-name="Standard">Episcopo.</text:p>
      <text:p text:style-name="Standard">Decano</text:p>
      <text:p text:style-name="Standard">Cantore</text:p>
      <text:p text:style-name="Standard">Succentore</text:p>
      <text:p text:style-name="Standard">Odene de Senonis</text:p>
      <text:p text:style-name="Standard">Habero de Cornodoro</text:p>
      <text:p text:style-name="Standard">Leedegario de Betisiaco</text:p>
      <text:p text:style-name="Standard">P. Casalis</text:p>
      <text:p text:style-name="Standard">P. de Condeco</text:p>
      <text:p text:style-name="Standard">B. Bourfacii</text:p>
      <text:p text:style-name="Standard">P</text:p>
      <text:p text:style-name="Standard">Piquet</text:p>
      <text:p text:style-name="Standard"><text:soft-page-break/>G. de Fugello</text:p>
      <text:p text:style-name="Standard">Roberto de Marrigniaco</text:p>
      <text:p text:style-name="Standard">R. de Sancta Margareta</text:p>
      <text:p text:style-name="Standard">de xix die veneris post festum Brtholes apstuli captlanti vis</text:p>
      <text:p text:style-name="Standard">efag</text:p>
      <text:p text:style-name="Standard">Atore.</text:p>
      <text:p text:style-name="Standard">oalis</text:p>
      <text:p text:style-name="Standard">P. de Cordeto</text:p>
      <text:p text:style-name="Standard">J. de Fayelle</text:p>
      <text:p text:style-name="Standard">d</text:p>
      <text:p text:style-name="Standard">Tommodoro</text:p>
      <text:p text:style-name="Standard">ageno V cetispie</text:p>
      <text:p text:style-name="Standard">de Marriginaco</text:p>
      <text:p text:style-name="Standard">A deneriis</text:p>
      <text:p text:style-name="Standard"/>
      <text:p text:style-name="Standard"/>
      <text:p text:style-name="Standard">=FRAN_0393_09183.tif=</text:p>
      <text:p text:style-name="Standard">&gt;&gt;&gt;&gt;&gt;&gt; date &lt;&lt;&lt;&lt;&lt;&lt;&lt;</text:p>
      <text:p text:style-name="Standard">anno xxixa die lune prostuto uthi capitulam itibem i ecclesia Sancti Dyousi de Passu</text:p>
      <text:p text:style-name="Standard">posit capituli non sic remissus in justiciando eos</text:p>
      <text:p text:style-name="Standard">danno xxix. die vune post festum vetrum Egidii et lupi capitulantibus</text:p>
      <text:p text:style-name="Standard">&gt;&gt;&gt;&gt;&gt;&gt; block &lt;&lt;&lt;&lt;&lt;&lt;&lt;</text:p>
      <text:p text:style-name="Standard">capitulu saisine terram ad que Guillelmus Petherel fecit presserun t.</text:p>
      <text:p text:style-name="Standard">sut significatum Robrno de Maldesteur procro eid dies est ase</text:p>
      <text:p text:style-name="Standard">dicto Guillelmo ad $luet$ mercunii pt Egid</text:p>
      <text:p text:style-name="Standard">Baignoletus habunc macicoteriam que fire Stephanne de Veilla judea</text:p>
      <text:p text:style-name="Standard">pordator est quod Guillelmus de Veculra sic sufficiens habeat demiors macricines</text:p>
      <text:p text:style-name="Standard">factum est cule Guillelmus Picherel $bena$ excirpavit in terra do Hericouit que est capituli unam</text:p>
      <text:p text:style-name="Standard">viream que debebat pressinam absque licencia capituli in massura sua et ilud levavit pressone</text:p>
      <text:p text:style-name="Standard">absque licencia canure licet nnquam fununt visit quod eet iba pressoerim taumn dampnum caituli de xxx.</text:p>
      <text:p text:style-name="Standard">libea prsri anui reddits quia pressoruum capituli quod est banerum est per hoc deterroracone / na ipse</text:p>
      <text:p text:style-name="Standard">venie illos que ibud ad dictum pressont bannerum / ad illud quod de novo seut et f</text:p>
      <text:p text:style-name="Standard">io visit quod cempore militis a quo capitulum habet cuum quodam homo nisus sit fucere bise</text:p>
      <text:p text:style-name="Standard">t milis copavit cordas et ferit omnio enelli / Icem eciam excrpant quandam</text:p>
      <text:p text:style-name="Standard">vieam et seat jardinum Item ipsemet cumquam serviens regis cicut hospites ea</text:p>
      <text:p text:style-name="Standard"><text:soft-page-break/>quos prepositus capituli habet justiciare / apud noncissis corm preposito regis in prejidici</text:p>
      <text:p text:style-name="Standard">dies quam prepositus $Calaten$ alias dictis de sequicourt habebat</text:p>
      <text:p text:style-name="Standard">de Chavmaco</text:p>
      <text:p text:style-name="Standard">contra capitulum ad diem lune post festum veorum Egidii et luxi in</text:p>
      <text:p text:style-name="Standard">instacit</text:p>
      <text:p text:style-name="Standard">Lavxant</text:p>
      <text:p text:style-name="Standard">capitulo est coninatam usque ad diem lune post festum beati Machid</text:p>
      <text:p text:style-name="Standard">peod vena dotum cum revero villart paorer dicti prpsiti</text:p>
      <text:p text:style-name="Standard">concendatis fuit ne. abbateri mstrii Sancti Petr vini ex lna parte et</text:p>
      <text:p text:style-name="Standard">capitulum / quod coffctum teroeni pro abbate et eido de Senonis p</text:p>
      <text:p text:style-name="Standard">magister Jacebul de Miserias</text:p>
      <text:p text:style-name="Standard">Canm par.</text:p>
      <text:p text:style-name="Standard">stno inquestum ec. et si non possit concordare / dominus</text:p>
      <text:p text:style-name="Standard">samari Senonsi erit tercus ecc. et ad recipie</text:p>
      <text:p text:style-name="Standard">testes et jurari facilus et abselventu tc. et ad exai</text:p>
      <text:p text:style-name="Standard">testes sanct deputna Discreti vin magister Evenus Ba</text:p>
      <text:p text:style-name="Standard">Juquois pero capitulo Et Johannes de Masserre Cbelio</text:p>
      <text:p text:style-name="Standard">&gt;&gt;&gt;&gt;&gt;&gt; liste &lt;&lt;&lt;&lt;&lt;&lt;&lt;</text:p>
      <text:p text:style-name="Standard">. Candere</text:p>
      <text:p text:style-name="Standard">Succentore</text:p>
      <text:p text:style-name="Standard">G. Houisiri</text:p>
      <text:p text:style-name="Standard">Odone de Haiens</text:p>
      <text:p text:style-name="Standard">G. de Corvero</text:p>
      <text:p text:style-name="Standard">G. Piquet</text:p>
      <text:p text:style-name="Standard">P. de Villaris.</text:p>
      <text:p text:style-name="Standard">P. Casali</text:p>
      <text:p text:style-name="Standard">Decano</text:p>
      <text:p text:style-name="Standard">Cantore</text:p>
      <text:p text:style-name="Standard">B. Cousne</text:p>
      <text:p text:style-name="Standard">Odardo de Barris</text:p>
      <text:p text:style-name="Standard">G. Piquet</text:p>
      <text:p text:style-name="Standard">P. de Fugello</text:p>
      <text:p text:style-name="Standard"/>
      <text:p text:style-name="Standard"/>
      <text:p text:style-name="Standard">=FRAN_0393_09184.tif=</text:p>
      <text:p text:style-name="Standard">&gt;&gt;&gt;&gt;&gt;&gt; block &lt;&lt;&lt;&lt;&lt;&lt;&lt;</text:p>
      <text:p text:style-name="Standard"><text:soft-page-break/>srpeoracione testnt / vieoe repercacionis et judicibue que reparaciones eunt aidmictende</text:p>
      <text:p text:style-name="Standard">cestred super reprobacionibus etc. et quod jud</text:p>
      <text:p text:style-name="Standard">pronserunt capitulum et abbas sub pera millee librarum pr raco marite parto tene qui vost dio</text:p>
      <text:p text:style-name="Standard">dies aritabulos compositores seu vnere ex iiustis cum dicto Deo ordiabnte ee</text:p>
      <text:p text:style-name="Standard">pesne Magtro $Geo Bohie magistro Roberto domio R. de Losarri magistro G. de Gyeno</text:p>
      <text:p text:style-name="Standard">Sent magister Egidius Vebe homine iictacone de Occo libras recipionts et Johanne de Servaan</text:p>
      <text:p text:style-name="Standard">provisit dictis occo libras defferre magistro . G. de Gyeno nisia tres septuraras</text:p>
      <text:p text:style-name="Standard">pro dicto Johanne de Sereovit / com parie hodio renerus Wbillare etum ycratore et consensio</text:p>
      <text:p text:style-name="Standard">iad Johannes infra xv. dies reddit ipsias. Geco libraus et nisi infra dicum terminm solve</text:p>
      <text:p text:style-name="Standard">pose sit quod de die hadienra sic excenneatur</text:p>
      <text:p text:style-name="Standard"/>
      <text:p text:style-name="Standard"/>
      <text:p text:style-name="Standard">=FRAN_0393_09185.tif=</text:p>
      <text:p text:style-name="Standard">&gt;&gt;&gt;&gt;&gt;&gt; date &lt;&lt;&lt;&lt;&lt;&lt;&lt;</text:p>
      <text:p text:style-name="Standard">116.</text:p>
      <text:p text:style-name="Standard">anno xxix° die mheroarii $p$ aum festum Natvitati Beate Marie virgis Capitulanne li</text:p>
      <text:p text:style-name="Standard">.Abbos e Petri un preses et procurator capituli asseamanerom</text:p>
      <text:p text:style-name="Standard">nno xxxx° dio sablatim pesmsi natviti beate chi capitulanrtibus</text:p>
      <text:p text:style-name="Standard">&gt;&gt;&gt;&gt;&gt;&gt; block &lt;&lt;&lt;&lt;&lt;&lt;&lt;</text:p>
      <text:p text:style-name="Standard">Magister</text:p>
      <text:p text:style-name="Standard">procurator Gaufedi de Plana alteri capiceies</text:p>
      <text:p text:style-name="Standard">medicin requsus finetus sibi deliberaa</text:p>
      <text:p text:style-name="Standard">Prisintus magistro Roberto Biardi magistri Johanne de Brelio Regis de Loni</text:p>
      <text:p text:style-name="Standard">destibus </text:p>
      <text:p text:style-name="Standard">Fiat commiissio . P. de Meledi et eidardo de Barris quod justicient prepositis et sent</text:p>
      <text:p text:style-name="Standard">pro Bdi</text:p>
      <text:p text:style-name="Standard">Robertus de Mhonciaco cuus parsins emondiene capitulo si reparacture culpalioru</text:p>
      <text:p text:style-name="Standard">salvis ecl et deffenisionibus $sub provisi$ et volut quod l</text:p>
      <text:p text:style-name="Standard">idrat suppeins de injuendicin ipsorum</text:p>
      <text:p text:style-name="Standard">presentibus magistro Euuo Brhie</text:p>
      <text:p text:style-name="Standard">&gt;&gt;&gt;&gt;&gt;&gt; liste &lt;&lt;&lt;&lt;&lt;&lt;&lt;</text:p>
      <text:p text:style-name="Standard">. Decano</text:p>
      <text:p text:style-name="Standard">Candere</text:p>
      <text:p text:style-name="Standard">Succentore</text:p>
      <text:p text:style-name="Standard">G. Piquet</text:p>
      <text:p text:style-name="Standard">Batencio Terveille</text:p>
      <text:p text:style-name="Standard"><text:soft-page-break/>Obarde de Barris</text:p>
      <text:p text:style-name="Standard">Gaillardo</text:p>
      <text:p text:style-name="Standard">P. de Fayello</text:p>
      <text:p text:style-name="Standard">G. Guetts</text:p>
      <text:p text:style-name="Standard">.Cantore</text:p>
      <text:p text:style-name="Standard">Succentore</text:p>
      <text:p text:style-name="Standard">H. archidiacono</text:p>
      <text:p text:style-name="Standard">eidom de Seronis</text:p>
      <text:p text:style-name="Standard">Odudo de Baris</text:p>
      <text:p text:style-name="Standard">Vicencio Tervaille</text:p>
      <text:p text:style-name="Standard">Philipo de Meled</text:p>
      <text:p text:style-name="Standard">Berndo Benufii</text:p>
      <text:p text:style-name="Standard">P. Casularis</text:p>
      <text:p text:style-name="Standard">P. de Fagelle</text:p>
      <text:p text:style-name="Standard"/>
      <text:p text:style-name="Standard"/>
      <text:p text:style-name="Standard">=FRAN_0393_09186.tif=</text:p>
      <text:p text:style-name="Standard">&gt;&gt;&gt;&gt;&gt;&gt; date &lt;&lt;&lt;&lt;&lt;&lt;&lt;</text:p>
      <text:p text:style-name="Standard">anno xxix° dio bnne ptto festum natviat licte maritro Birginis capitulaneibus</text:p>
      <text:p text:style-name="Standard">suo xxix die chanispere festm Nacitat Capitulan eh</text:p>
      <text:p text:style-name="Standard">xxix° die lune potuto festi ex alias sancte cujus</text:p>
      <text:p text:style-name="Standard">&gt;&gt;&gt;&gt;&gt;&gt; block &lt;&lt;&lt;&lt;&lt;&lt;&lt;</text:p>
      <text:p text:style-name="Standard">Johanne Guardi Hone recisavt $emandiu</text:p>
      <text:p text:style-name="Standard">Perr Hisart a dam silvestri habent die islii ad veneris</text:p>
      <text:p text:style-name="Standard">Johannes Boucteti aruger com parmu pro domino Johanne de Compat</text:p>
      <text:p text:style-name="Standard">mils dies est ass de Hodie</text:p>
      <text:p text:style-name="Standard">de Snello armigum corr</text:p>
      <text:p text:style-name="Standard">monse / ac ecnsa cont avsolo</text:p>
      <text:p text:style-name="Standard">Pro eo magister</text:p>
      <text:p text:style-name="Standard">ad lune poste omnus sanctos in senoi contra insoldum de Fagello</text:p>
      <text:p text:style-name="Standard">P. de Fuyello</text:p>
      <text:p text:style-name="Standard">procurator et cum quo anseldo</text:p>
      <text:p text:style-name="Standard">&gt;&gt;&gt;&gt;&gt;&gt; liste &lt;&lt;&lt;&lt;&lt;&lt;&lt;</text:p>
      <text:p text:style-name="Standard">c</text:p>
      <text:p text:style-name="Standard">Cantore</text:p>
      <text:p text:style-name="Standard">Succentore</text:p>
      <text:p text:style-name="Standard"><text:soft-page-break/>B. Bourfaai</text:p>
      <text:p text:style-name="Standard">icendo Ternville</text:p>
      <text:p text:style-name="Standard">Bdardo deBairis</text:p>
      <text:p text:style-name="Standard">Gaillarde de Cardilharo</text:p>
      <text:p text:style-name="Standard">acon</text:p>
      <text:p text:style-name="Standard">R. Boufaa</text:p>
      <text:p text:style-name="Standard">de Sagilli</text:p>
      <text:p text:style-name="Standard">Berdardo de Barris</text:p>
      <text:p text:style-name="Standard">decr</text:p>
      <text:p text:style-name="Standard">onsal</text:p>
      <text:p text:style-name="Standard">Piqueti</text:p>
      <text:p text:style-name="Standard">Fagello</text:p>
      <text:p text:style-name="Standard">e Manthodero</text:p>
      <text:p text:style-name="Standard"/>
      <text:p text:style-name="Standard"/>
      <text:p text:style-name="Standard">=FRAN_0393_09187.tif=</text:p>
      <text:p text:style-name="Standard">&gt;&gt;&gt;&gt;&gt;&gt; date &lt;&lt;&lt;&lt;&lt;&lt;&lt;</text:p>
      <text:p text:style-name="Standard">113.</text:p>
      <text:p text:style-name="Standard">anno xxii° die veneriis pt Matheun capitulantibus.</text:p>
      <text:p text:style-name="Standard">&gt;&gt;&gt;&gt;&gt;&gt; block &lt;&lt;&lt;&lt;&lt;&lt;&lt;</text:p>
      <text:p text:style-name="Standard">anno xxix° die manriis pot festum exalccione Sancte Cruas capitulanoibus</text:p>
      <text:p text:style-name="Standard">Sancti Andree de Arciibus</text:p>
      <text:p text:style-name="Standard">Jacobus Pictart quorm in vico } evendare de hoc quod manus invecie et c</text:p>
      <text:p text:style-name="Standard">in demo Philippi de Meleduno</text:p>
      <text:p text:style-name="Standard">et eum ibi poussit</text:p>
      <text:p text:style-name="Standard">presentbus magistro Hugone de Beelliaco magistro Eveno Behic magistro Rolano</text:p>
      <text:p text:style-name="Standard">domino Regnaldo de Losarra. Camerario clerico. Camerario laico</text:p>
      <text:p text:style-name="Standard">Michael Buillite hospis capituli de Joyi a Monasteru qe habebat un</text:p>
      <text:p text:style-name="Standard">pressorium apud Blacionacum et nagna terra capituli ubi capitulum habet cotam imodic cmperali</text:p>
      <text:p text:style-name="Standard">quo habebat capitulum medietatum emolumntorum quam fucubit pro alio quam pro dicto Michaele venderiu</text:p>
      <text:p text:style-name="Standard">alusque licencia capituli $dictu psserrm a idee de vinos hospiti capituli que ipsum posue</text:p>
      <text:p text:style-name="Standard">regis ubi capitulum non he pre aliqued jus / et ille Gichail et vlcas $</text:p>
      <text:p text:style-name="Standard">dominus Petrus Mulet prost miles per se et vigu fundame capellanam</text:p>
      <text:p text:style-name="Standard">t tredidit licteras de croreco snct sundacione se desaisine prod se et uxr</text:p>
      <text:p text:style-name="Standard">et presentuvit magistrum Robertum de Veastomelendino etc. $qu$</text:p>
      <text:p text:style-name="Standard"><text:soft-page-break/>capitulu contulit eidem te juravit rc vieline quod collecoi s</text:p>
      <text:p text:style-name="Standard">c $Yarv voluit quod capellanus habeat concurum hayarum et su</text:p>
      <text:p text:style-name="Standard">deputatum altare beati Johannis Baptiste ad parvum hestium deversus </text:p>
      <text:p text:style-name="Standard">.</text:p>
      <text:p text:style-name="Standard">Preseu magistro Eueno Bohic magistro Roberto Boiardi domino R. de</text:p>
      <text:p text:style-name="Standard">Petru de Ville Maior de Balreels P Eblaudi / de voluncate</text:p>
      <text:p text:style-name="Standard">vendidit majoriam suam Symoni de Chiars pr xii lib. par.</text:p>
      <text:p text:style-name="Standard">se connt pro contres de que se desaisine et nos saisinii des</text:p>
      <text:p text:style-name="Standard">t jurame il</text:p>
      <text:p text:style-name="Standard">&gt;&gt;&gt;&gt;&gt;&gt; liste &lt;&lt;&lt;&lt;&lt;&lt;&lt;</text:p>
      <text:p text:style-name="Standard">. Cantere</text:p>
      <text:p text:style-name="Standard">J. Succentore</text:p>
      <text:p text:style-name="Standard">erdone de Seneis</text:p>
      <text:p text:style-name="Standard">G. de Cornodoro</text:p>
      <text:p text:style-name="Standard">P. de Fagello</text:p>
      <text:p text:style-name="Standard">Dantore</text:p>
      <text:p text:style-name="Standard">Surcentore</text:p>
      <text:p text:style-name="Standard">Be Bruifaci</text:p>
      <text:p text:style-name="Standard">P. de Villano</text:p>
      <text:p text:style-name="Standard">P. de Fagello</text:p>
      <text:p text:style-name="Standard"/>
      <text:p text:style-name="Standard"/>
      <text:p text:style-name="Standard">=FRAN_0393_09188.tif=</text:p>
      <text:p text:style-name="Standard">&gt;&gt;&gt;&gt;&gt;&gt; date &lt;&lt;&lt;&lt;&lt;&lt;&lt;</text:p>
      <text:p text:style-name="Standard">sano xxix die lune dminis fest d Michaelers Caclanne L</text:p>
      <text:p text:style-name="Standard">xxii° die veneriis protut festum Remigie capitulani</text:p>
      <text:p text:style-name="Standard">&gt;&gt;&gt;&gt;&gt;&gt; block &lt;&lt;&lt;&lt;&lt;&lt;&lt;</text:p>
      <text:p text:style-name="Standard">magister Gaufrdus de Ascheriis procuratori uxoris domini Pet Mul</text:p>
      <text:p text:style-name="Standard">Jacobus de Lyois prestiat iurantum de srando juri sub pera banncois te</text:p>
      <text:p text:style-name="Standard">sue dues asseits</text:p>
      <text:p text:style-name="Standard">Therbaldus de Gonte clericis nomine haeriu de Leonibus promisit restituere locu</text:p>
      <text:p text:style-name="Standard">isra nocoes sub pera excomunicinis et xx alb de bonis recaporus leac</text:p>
      <text:p text:style-name="Standard">domo de Vilisiaco t.</text:p>
      <text:p text:style-name="Standard">alvequ in scatu ad erco dics</text:p>
      <text:p text:style-name="Standard">presentbus magistro Eero Bohic et Reberdo Vera magistro Johanne de Bruelio cangais</text:p>
      <text:p text:style-name="Standard">saloreers.</text:p>
      <text:p text:style-name="Standard"><text:soft-page-break/>Nicolaus Blanchart et Guillelmus Gedart et indaerunt ad volutacom</text:p>
      <text:p text:style-name="Standard">domini Bondi de hoc m. Duynem serventes ad dome de Vilisimo</text:p>
      <text:p text:style-name="Standard">Johannes D'Orli procuratore Johannis et Fravasci de Charestes promisit sub pera x</text:p>
      <text:p text:style-name="Standard">pais provisit nohel facere vndernt in vineis contencesis usque ad diem me</text:p>
      <text:p text:style-name="Standard">iostartus nec abqid apportur recrnu. et est dies assue ad ipsa</text:p>
      <text:p text:style-name="Standard">&gt;&gt;&gt;&gt;&gt;&gt; liste &lt;&lt;&lt;&lt;&lt;&lt;&lt;</text:p>
      <text:p text:style-name="Standard">Gntoro</text:p>
      <text:p text:style-name="Standard">pecentore</text:p>
      <text:p text:style-name="Standard">Cbore de Senois</text:p>
      <text:p text:style-name="Standard">G. Piqie</text:p>
      <text:p text:style-name="Standard">P. Casalis</text:p>
      <text:p text:style-name="Standard">Stephano de Momagi</text:p>
      <text:p text:style-name="Standard">vicenco Trncaille</text:p>
      <text:p text:style-name="Standard">G. Guette</text:p>
      <text:p text:style-name="Standard">eare</text:p>
      <text:p text:style-name="Standard">antore</text:p>
      <text:p text:style-name="Standard">Succentore</text:p>
      <text:p text:style-name="Standard">H. de Cemebora</text:p>
      <text:p text:style-name="Standard">M. Bouisti</text:p>
      <text:p text:style-name="Standard">ausii</text:p>
      <text:p text:style-name="Standard">de Sargellio</text:p>
      <text:p text:style-name="Standard"/>
      <text:p text:style-name="Standard"/>
      <text:p text:style-name="Standard">=FRAN_0393_09189.tif=</text:p>
      <text:p text:style-name="Standard">&gt;&gt;&gt;&gt;&gt;&gt; date &lt;&lt;&lt;&lt;&lt;&lt;&lt;</text:p>
      <text:p text:style-name="Standard">dure xxxx de veneris post fosum Sancti Tyoni capitulanibus</text:p>
      <text:p text:style-name="Standard">anno xxix° die cercurii posmo festum beati Dyonisii capitulantibus</text:p>
      <text:p text:style-name="Standard">anno xxix° die lecus pt Dyonisis capitulanalii</text:p>
      <text:p text:style-name="Standard">&gt;&gt;&gt;&gt;&gt;&gt; block &lt;&lt;&lt;&lt;&lt;&lt;&lt;</text:p>
      <text:p text:style-name="Standard">dies quar Michiel Blutel et Audieas de Vvives habeyant ad hodie est coninato</text:p>
      <text:p text:style-name="Standard">statu ad mo justraotus et est octum quod compeait persnum ad dion dbogim de die hodi</text:p>
      <text:p text:style-name="Standard">tobatus conuinores et eos domuncabinus excr.</text:p>
      <text:p text:style-name="Standard">concordacum fuit per capitulum quod bona mebliam Michaolis de Martheseyo de</text:p>
      <text:p text:style-name="Standard">arresto pro ficendo sucissuocionem prebendaris de Combiorosa.</text:p>
      <text:p text:style-name="Standard">Colinus de Sancelis preposits</text:p>
      <text:p text:style-name="Standard">Johanne de LaRigniaco ad veneris sub pera vtu</text:p>
      <text:p text:style-name="Standard"><text:soft-page-break/>vlegieur Johannes Valensy Marescullii</text:p>
      <text:p text:style-name="Standard">Guillelmus Huer clericus procuratori Johannis de Combeya clerco</text:p>
      <text:p text:style-name="Standard">habentis grarum in collacione episcopi vel capituli causa in ecclesia</text:p>
      <text:p text:style-name="Standard">quem in civitate et diocesis Par. usque ad. Clbra tec</text:p>
      <text:p text:style-name="Standard">presentunt gra et processem ac procuraore / capitulum</text:p>
      <text:p text:style-name="Standard">hab</text:p>
      <text:p text:style-name="Standard">pro presentutis publicatis et locos et resum</text:p>
      <text:p text:style-name="Standard">quod gracia eis mulaum placebat et quod eum inpuga</text:p>
      <text:p text:style-name="Standard">proodendebant etc. presentbus domino Guillelmo de Mr</text:p>
      <text:p text:style-name="Standard">presbtes domino $oteha$ Johanne de Spina presbytero Johanne</text:p>
      <text:p text:style-name="Standard">Balendiari Gregorio de Ros Petro de Campis </text:p>
      <text:p text:style-name="Standard">de Lecovillari</text:p>
      <text:p text:style-name="Standard">t Yovene de Lina pbinde noca</text:p>
      <text:p text:style-name="Standard">&gt;&gt;&gt;&gt;&gt;&gt; liste &lt;&lt;&lt;&lt;&lt;&lt;&lt;</text:p>
      <text:p text:style-name="Standard">Decano</text:p>
      <text:p text:style-name="Standard">Cartore</text:p>
      <text:p text:style-name="Standard">Succentore</text:p>
      <text:p text:style-name="Standard">. Decano</text:p>
      <text:p text:style-name="Standard">Cantore</text:p>
      <text:p text:style-name="Standard">Succentore</text:p>
      <text:p text:style-name="Standard">Phihie de Meled</text:p>
      <text:p text:style-name="Standard">P. de Villaris</text:p>
      <text:p text:style-name="Standard">G. Guece</text:p>
      <text:p text:style-name="Standard">. Decano</text:p>
      <text:p text:style-name="Standard">. Cantore</text:p>
      <text:p text:style-name="Standard">. Succentore</text:p>
      <text:p text:style-name="Standard">Philipo de Meleduro</text:p>
      <text:p text:style-name="Standard">vicencio Ternaille</text:p>
      <text:p text:style-name="Standard"/>
      <text:p text:style-name="Standard"/>
      <text:p text:style-name="Standard">=FRAN_0393_09190.tif=</text:p>
      <text:p text:style-name="Standard">&gt;&gt;&gt;&gt;&gt;&gt; date &lt;&lt;&lt;&lt;&lt;&lt;&lt;</text:p>
      <text:p text:style-name="Standard">unno xxix die lune at festum beati Luce cnuingeis capitulantibus</text:p>
      <text:p text:style-name="Standard">anno xxix° die voneris pot festum biatei Luce euangis capitulisi cilicet</text:p>
      <text:p text:style-name="Standard">ano xxix°a die lune potsto feptum beati Luce capitulaniciliui</text:p>
      <text:p text:style-name="Standard">&gt;&gt;&gt;&gt;&gt;&gt; block &lt;&lt;&lt;&lt;&lt;&lt;&lt;</text:p>
      <text:p text:style-name="Standard"><text:soft-page-break/>Inhibitum fuit prpo</text:p>
      <text:p text:style-name="Standard">dicto et majori de Roseco ne derecere fuciant financios pro ferismar</text:p>
      <text:p text:style-name="Standard">Ordincon</text:p>
      <text:p text:style-name="Standard">tagris et quod dececero homines et feie verant in capitulo fimatur pro forgraritugis</text:p>
      <text:p text:style-name="Standard">Johannes Helbit oriundum de Villanona juxta Resetum homo capituli emendam</text:p>
      <text:p text:style-name="Standard">Forismariougium ad voluntucem capilli</text:p>
      <text:p text:style-name="Standard">Guillelmus Le Charron alias le platrier emendane ad cuxacionem</text:p>
      <text:p text:style-name="Standard">Pihi. de Meledinio</text:p>
      <text:p text:style-name="Standard">dies est assignats Philippo de Mele otr Lamencium jugacinem po</text:p>
      <text:p text:style-name="Standard">Vallibus Jacobum Vaali Gullelm Johanne Petrum Suscine Stephanum servent</text:p>
      <text:p text:style-name="Standard">Johanne Benediea in statu ad veneris prott festumonum eorum conm</text:p>
      <text:p text:style-name="Standard">Lauence epracoris pro se et pro aliis prourbs came ad petam xl s.</text:p>
      <text:p text:style-name="Standard">&gt;&gt;&gt;&gt;&gt;&gt; liste &lt;&lt;&lt;&lt;&lt;&lt;&lt;</text:p>
      <text:p text:style-name="Standard">Decano</text:p>
      <text:p text:style-name="Standard">Cancere</text:p>
      <text:p text:style-name="Standard">Succentore</text:p>
      <text:p text:style-name="Standard">Decare</text:p>
      <text:p text:style-name="Standard">Cantore</text:p>
      <text:p text:style-name="Standard">Succentore</text:p>
      <text:p text:style-name="Standard">P. Casulliris</text:p>
      <text:p text:style-name="Standard">R. Borrifucis</text:p>
      <text:p text:style-name="Standard">P. de Villaris</text:p>
      <text:p text:style-name="Standard">G. de Comedoro</text:p>
      <text:p text:style-name="Standard">G. Cous</text:p>
      <text:p text:style-name="Standard">Decano</text:p>
      <text:p text:style-name="Standard">. Cantore</text:p>
      <text:p text:style-name="Standard">Succentore</text:p>
      <text:p text:style-name="Standard">P. Cusulis</text:p>
      <text:p text:style-name="Standard">P. de Villaris</text:p>
      <text:p text:style-name="Standard">P. de Senoris</text:p>
      <text:p text:style-name="Standard">. de Cormedore</text:p>
      <text:p text:style-name="Standard">G. Coquetus</text:p>
      <text:p text:style-name="Standard">Gueta</text:p>
      <text:p text:style-name="Standard"/>
      <text:p text:style-name="Standard"/>
      <text:p text:style-name="Standard">=FRAN_0393_09191.tif=</text:p>
      <text:p text:style-name="Standard"><text:soft-page-break/>&gt;&gt;&gt;&gt;&gt;&gt; block &lt;&lt;&lt;&lt;&lt;&lt;&lt;</text:p>
      <text:p text:style-name="Standard">Anno xxix° die mercurii $post dictum festum beatorum Symonis et inde apostolorum expluntibu</text:p>
      <text:p text:style-name="Standard">agister P. de $Coleu curre procuratori magistri Gaibbardi</text:p>
      <text:p text:style-name="Standard">Cardillinco . posuit domum . P. de Bordeto ad xvi. lb.</text:p>
      <text:p text:style-name="Standard">quam primo G. quoquatris posurat ad xv lb. die sabbati precedi ere</text:p>
      <text:p text:style-name="Standard">Pem magister Guido coquatas posie cuma ad. xvii. lb. et volebat quod e</text:p>
      <text:p text:style-name="Standard">Narbonneu eum habelit si velit habere pro illo precio. Et cunc superienerunt gra</text:p>
      <text:p text:style-name="Standard">de panneturia cantoris prect que dixerunt in capitulo quod ipse canter velra</text:p>
      <text:p text:style-name="Standard">cum habere pro ipso pricio.</text:p>
      <text:p text:style-name="Standard">Panicaria simaliter vendita</text:p>
      <text:p text:style-name="Standard">T. de Marrignnaco sine presens die subbati precods in revestiario ut de qua. G. coqustas feat oblacione de dono</text:p>
      <text:p text:style-name="Standard">Remignis de dictu Mariguretu cuosterveint die sablium in Mare poet omnes Sanctos Cera hora prime</text:p>
      <text:p text:style-name="Standard">te de jous ance domini fostum vors sue nostrum et ynde pplerorum sero dum celebrabantr vigilede defi in ecclesie</text:p>
      <text:p text:style-name="Standard">oncghegitis cantore pr Bertraudo Banficii Petro Catalis Berengario Cantore Narbonensis et Guillalmos</text:p>
      <text:p text:style-name="Standard">domin Petrus Catalis afferens quoad magistr Petrus de Condeto Hodie hora pie expresse prosessius fuerat reguliam mo</text:p>
      <text:p text:style-name="Standard">mtorum suib protestantem alias sactis abi eo acceptante prebendam dicti magistri Petri de Condeto nisi fuerit rt eservato etc.</text:p>
      <text:p text:style-name="Standard">dingum etc</text:p>
      <text:p text:style-name="Standard">tem dio sarobi in dicto festo Symoni et uude apostuolorum in demo dicti cantore in claustro presente dicto cantore decani</text:p>
      <text:p text:style-name="Standard">et magistro Giralco Casalis ipse magister Petrus Casalis acceptavit itate dictum prebendam sub ieci protestacionis et si no</text:p>
      <text:p text:style-name="Standard">eos rata etc. corum magistro Johanne de Sabandia et Yervone de Curia etc.</text:p>
      <text:p text:style-name="Standard">Nton die dominico in ciasone dicti festi in dicta domo dicti cantoris in claustre presentbs ipso cantore Germano de p</text:p>
      <text:p text:style-name="Standard">pois et dicte maggstro Giruldo Caalis ac Johanne Sapieniis clericis Decanus Faneu Marntelli Aequtor gracie cacti Mrg</text:p>
      <text:p text:style-name="Standard">concuit aid magistro Petro dictum prebendum que fut defuncti P. de Condeto et c. sub pertestes fraleris e.</text:p>
      <text:p text:style-name="Standard">&gt;&gt;&gt;&gt;&gt;&gt; liste &lt;&lt;&lt;&lt;&lt;&lt;&lt;</text:p>
      <text:p text:style-name="Standard">. Decano</text:p>
      <text:p text:style-name="Standard">. Cantore</text:p>
      <text:p text:style-name="Standard">. Succentore</text:p>
      <text:p text:style-name="Standard">ed. de Senonis</text:p>
      <text:p text:style-name="Standard">P. de Villaris</text:p>
      <text:p text:style-name="Standard"><text:soft-page-break/>G. Piqst</text:p>
      <text:p text:style-name="Standard">H. de Corredoo do</text:p>
      <text:p text:style-name="Standard">P. Casalis</text:p>
      <text:p text:style-name="Standard">B. Bourtacii</text:p>
      <text:p text:style-name="Standard">Ph. de Meleduno</text:p>
      <text:p text:style-name="Standard">G. Quocuco</text:p>
      <text:p text:style-name="Standard">G. Guette.</text:p>
      <text:p text:style-name="Standard">Vicencio Ternaille</text:p>
      <text:p text:style-name="Standard">Petro Ponrelli decirro Sacti Gian</text:p>
      <text:p text:style-name="Standard">P. Pourelli juniors</text:p>
      <text:p text:style-name="Standard">Jacobo Roussellet</text:p>
      <text:p text:style-name="Standard">P. Barrenni d supervenot</text:p>
      <text:p text:style-name="Standard">St. de Momayo quosunnere</text:p>
      <text:p text:style-name="Standard">P. de Chabliaco constrvent</text:p>
      <text:p text:style-name="Standard">P. de Sigello dnsienneri</text:p>
      <text:p text:style-name="Standard">vis</text:p>
      <text:p text:style-name="Standard"/>
      <text:p text:style-name="Standard"/>
      <text:p text:style-name="Standard">=FRAN_0393_09192.tif=</text:p>
      <text:p text:style-name="Standard">&gt;&gt;&gt;&gt;&gt;&gt; block &lt;&lt;&lt;&lt;&lt;&lt;&lt;</text:p>
      <text:p text:style-name="Standard">prefatis magister Petrus de Villanis proro ad hoc ut dicebat $d desouatis denunciaut</text:p>
      <text:p text:style-name="Standard">prebenda quim defuncti Peceus de Candeto obtinerantu in ecclesia par fiat reservita per du</text:p>
      <text:p text:style-name="Standard">quane anni et amplius siure elapsi et de hoc paracis eret facere fidem et c presentibu domino Johanni</text:p>
      <text:p text:style-name="Standard">denoa et dimito Johanne de Britignioos presbyteris</text:p>
      <text:p text:style-name="Standard">de Panrecuria / ita quod Hely habet eam</text:p>
      <text:p text:style-name="Standard">Magister Johanne Duenin et</text:p>
      <text:p text:style-name="Standard">P. de Sancto</text:p>
      <text:p text:style-name="Standard">Gaufrius le sec nepes et Yaue Macher Silvestre par</text:p>
      <text:p text:style-name="Standard">ca</text:p>
      <text:p text:style-name="Standard">et quam hoic erum</text:p>
      <text:p text:style-name="Standard">resignacinent panetariam et obligaconem se ad pend xx lb. e.</text:p>
      <text:p text:style-name="Standard">habebit raci etc. e deliet die escr estele procurute</text:p>
      <text:p text:style-name="Standard">&gt;&gt;&gt;&gt;&gt;&gt; liste &lt;&lt;&lt;&lt;&lt;&lt;&lt;</text:p>
      <text:p text:style-name="Standard">episcopo</text:p>
      <text:p text:style-name="Standard">Decano</text:p>
      <text:p text:style-name="Standard">Catore</text:p>
      <text:p text:style-name="Standard"><text:soft-page-break/>ccenctori</text:p>
      <text:p text:style-name="Standard">Piquet</text:p>
      <text:p text:style-name="Standard">. Bonisiori</text:p>
      <text:p text:style-name="Standard">casalis</text:p>
      <text:p text:style-name="Standard">de Comodoro</text:p>
      <text:p text:style-name="Standard">Done de Senonis</text:p>
      <text:p text:style-name="Standard">de Villaris</text:p>
      <text:p text:style-name="Standard">iercio ternaille</text:p>
      <text:p text:style-name="Standard">.coquetts</text:p>
      <text:p text:style-name="Standard">J. Guetre</text:p>
      <text:p text:style-name="Standard">P. Pourelli juvier</text:p>
      <text:p text:style-name="Standard">Cantore</text:p>
      <text:p text:style-name="Standard">Sucrentore</text:p>
      <text:p text:style-name="Standard">P. Cusalis</text:p>
      <text:p text:style-name="Standard">P. Pourelli jumiori</text:p>
      <text:p text:style-name="Standard">P. de Suello</text:p>
      <text:p text:style-name="Standard">G. Coquetues</text:p>
      <text:p text:style-name="Standard">Vancencio Tuaille</text:p>
      <text:p text:style-name="Standard">P. de Villars</text:p>
      <text:p text:style-name="Standard">E. de Manignico</text:p>
      <text:p text:style-name="Standard">P. de Chambliaro sinc diet</text:p>
      <text:p text:style-name="Standard"/>
      <text:p text:style-name="Standard"/>
      <text:p text:style-name="Standard">=FRAN_0393_09193.tif=</text:p>
      <text:p text:style-name="Standard">&gt;&gt;&gt;&gt;&gt;&gt; date &lt;&lt;&lt;&lt;&lt;&lt;&lt;</text:p>
      <text:p text:style-name="Standard">Mlnnno prosm oiris pacintim Captlanabus</text:p>
      <text:p text:style-name="Standard">Capitulum generale Sancti Mrtini Hyeru</text:p>
      <text:p text:style-name="Standard">&gt;&gt;&gt;&gt;&gt;&gt; block &lt;&lt;&lt;&lt;&lt;&lt;&lt;</text:p>
      <text:p text:style-name="Standard">Johannes Helbit $e $vibetu$ quior apostolic preminum in parrochia sancti Quaa et Viletus cotrus quorum en</text:p>
      <text:p text:style-name="Standard">hue diem ad hodie in cense ad finandum de fer maritagio</text:p>
      <text:p text:style-name="Standard">anno xxii° die lune pousto festum Sancti Mterciri hyer capitulantibus it capitulo generali</text:p>
      <text:p text:style-name="Standard">P. Poirelli jumor</text:p>
      <text:p text:style-name="Standard">P. Pourelli decarris Sancti Germani</text:p>
      <text:p text:style-name="Standard">&gt;&gt;&gt;&gt;&gt;&gt; liste &lt;&lt;&lt;&lt;&lt;&lt;&lt;</text:p>
      <text:p text:style-name="Standard">Cngello</text:p>
      <text:p text:style-name="Standard"><text:soft-page-break/>d</text:p>
      <text:p text:style-name="Standard">Arcure</text:p>
      <text:p text:style-name="Standard">.cl</text:p>
      <text:p text:style-name="Standard">accenter</text:p>
      <text:p text:style-name="Standard">G. Piquet infirm</text:p>
      <text:p text:style-name="Standard">Cusals</text:p>
      <text:p text:style-name="Standard">Boursaoi</text:p>
      <text:p text:style-name="Standard">de Senonis</text:p>
      <text:p text:style-name="Standard">De comedero infrirmouis</text:p>
      <text:p text:style-name="Standard">. Gernaille</text:p>
      <text:p text:style-name="Standard">J. Fuyello</text:p>
      <text:p text:style-name="Standard">Lamn coparins</text:p>
      <text:p text:style-name="Standard">Villans rd comparuit pro vidot</text:p>
      <text:p text:style-name="Standard"/>
      <text:p text:style-name="Standard"/>
      <text:p text:style-name="Standard">=FRAN_0393_09194.tif=</text:p>
      <text:p text:style-name="Standard">&gt;&gt;&gt;&gt;&gt;&gt; block &lt;&lt;&lt;&lt;&lt;&lt;&lt;</text:p>
      <text:p text:style-name="Standard">Injuncioni sine firmario terre de Sancellis pro solvat dece</text:p>
      <text:p text:style-name="Standard">orera quod facere pet</text:p>
      <text:p text:style-name="Standard">Peaus le Petit de Aureliais cuus Paris</text:p>
      <text:p text:style-name="Standard">dominus Stephanus</text:p>
      <text:p text:style-name="Standard">oners</text:p>
      <text:p text:style-name="Standard">accegisse onus exequcionis in se</text:p>
      <text:p text:style-name="Standard">Item viso processu habito inter manum la Pasquero et tuus silias ex una prte</text:p>
      <text:p text:style-name="Standard">ac majorem stabino et servientes mos de Vynaco ex alia tam in onni</text:p>
      <text:p text:style-name="Standard">novomensis quod curia retu facd super quo $partes et super omnibus alis coten</text:p>
      <text:p text:style-name="Standard">habitis usque nunc $capitulr se suppsueruut partes ordinacioni capituli / fine ordina</text:p>
      <text:p text:style-name="Standard">tepourim / lice frasset processus repertus meptus / ex equitate tamen qt dicte mulis</text:p>
      <text:p text:style-name="Standard">per ouitbus davitus misus et aliis quibusinsies quepossent iantm vabeant à d </text:p>
      <text:p text:style-name="Standard">jone stabuno et servieni Cis Par et quod magister Guenis qui resseert proce</text:p>
      <text:p text:style-name="Standard">Ker Lesi et Cmjor</text:p>
      <text:p text:style-name="Standard">stabuus pedicto etc.</text:p>
      <text:p text:style-name="Standard">anno xxii° die lune pot eccesiao festi beati Mencivi Hyemalis capitulanno lii.</text:p>
      <text:p text:style-name="Standard">concendatum fuit / quod de arreragiis debitis st domo milonis clearii nostr</text:p>
      <text:p text:style-name="Standard">Moledina templi ascendentiluad summam xxi. lb. iitute sune et remisse</text:p>
      <text:p text:style-name="Standard">de contonpilacione domus Dei vii. lalarus itu quod dictum domus penatur</text:p>
      <text:p text:style-name="Standard"><text:soft-page-break/>et bono scatu et magister Domus Dei promisit satisfuc de xiiii l.</text:p>
      <text:p text:style-name="Standard">resid</text:p>
      <text:p text:style-name="Standard">tem ordinatum quod xx s reddies quos cancellanus Par. defuncti sali</text:p>
      <text:p text:style-name="Standard">Jha de Bailliaco leguverat pro aniversario apud Civilliacum sct Dis</text:p>
      <text:p text:style-name="Standard">Gilenis dyonis amoneantur de recepta aniversarium quod repertum est</text:p>
      <text:p text:style-name="Standard">quod id Gils non erat possor seu dominus dictarum terrarum et quod ob h</text:p>
      <text:p text:style-name="Standard">vendicio quam fecerat candellurio non valebut et quod se hoc habeat</text:p>
      <text:p text:style-name="Standard">recursus contra exequieres dicti defunt Candellari.</text:p>
      <text:p text:style-name="Standard">&gt;&gt;&gt;&gt;&gt;&gt; liste &lt;&lt;&lt;&lt;&lt;&lt;&lt;</text:p>
      <text:p text:style-name="Standard">. Decano</text:p>
      <text:p text:style-name="Standard">lancere</text:p>
      <text:p text:style-name="Standard">Succentore</text:p>
      <text:p text:style-name="Standard">P. Custn</text:p>
      <text:p text:style-name="Standard">B. Bourisnei</text:p>
      <text:p text:style-name="Standard">H. de Corredero</text:p>
      <text:p text:style-name="Standard">P. de FJoryelo</text:p>
      <text:p text:style-name="Standard">P. Ponrelli decito Sancti Germar</text:p>
      <text:p text:style-name="Standard">P. Pourelli Juveri</text:p>
      <text:p text:style-name="Standard">G. cequetreis</text:p>
      <text:p text:style-name="Standard">Decano</text:p>
      <text:p text:style-name="Standard">Cadore</text:p>
      <text:p text:style-name="Standard">Su contore</text:p>
      <text:p text:style-name="Standard">P. de Fagello</text:p>
      <text:p text:style-name="Standard">P. Pourelli senores</text:p>
      <text:p text:style-name="Standard">P. de Villaiis</text:p>
      <text:p text:style-name="Standard">Casalis</text:p>
      <text:p text:style-name="Standard"/>
      <text:p text:style-name="Standard"/>
      <text:p text:style-name="Standard">=FRAN_0393_09195.tif=</text:p>
      <text:p text:style-name="Standard">&gt;&gt;&gt;&gt;&gt;&gt; date &lt;&lt;&lt;&lt;&lt;&lt;&lt;</text:p>
      <text:p text:style-name="Standard">anno xxix° die veneris pt clementem capitulane vibeice</text:p>
      <text:p text:style-name="Standard">Aonno xxix die lune $post festum ut Bachine Andiee apbut capitulantibus</text:p>
      <text:p text:style-name="Standard">&gt;&gt;&gt;&gt;&gt;&gt; block &lt;&lt;&lt;&lt;&lt;&lt;&lt;</text:p>
      <text:p text:style-name="Standard">dues quam habebat cue dominus Johannes de Corpaleyo miles est continus adv</text:p>
      <text:p text:style-name="Standard">prote $ae$ Catherinam / accum cum Johanne Horet ejus procro.</text:p>
      <text:p text:style-name="Standard">Symen de Bony Preposit de Monte letherico promisit deliberare</text:p>
      <text:p text:style-name="Standard"><text:soft-page-break/>sub pe dl</text:p>
      <text:p text:style-name="Standard">ille decentum per e siacu quod erit apud Mocelecherar se reperat quod sic</text:p>
      <text:p text:style-name="Standard">Hespes capituli</text:p>
      <text:p text:style-name="Standard">dominus Johannes de nea rectulit quod ipse receperat viii. lb. p.</text:p>
      <text:p text:style-name="Standard">ab Helya ancealir nt nostro paretario de vendicione par</text:p>
      <text:p text:style-name="Standard">carie nostre quam aenut $ab$ a Mutheo de Saicto silvestre</text:p>
      <text:p text:style-name="Standard">Et ounc capitulum dixit quod dedert ei ooffici dictum ab</text:p>
      <text:p text:style-name="Standard">omnibus arreragiis que possene peti a toco cempore recracio usque</text:p>
      <text:p text:style-name="Standard">sistum beati Bartholomei ultimo precentis.</text:p>
      <text:p text:style-name="Standard">ante</text:p>
      <text:p text:style-name="Standard">comparuit Symon d'ugliais maior domine de Berneys contia quem proposuit parctieri </text:p>
      <text:p text:style-name="Standard">ppse in dimino capituli arrestavit decanum de Rosete qui merat quesitum ouu</text:p>
      <text:p text:style-name="Standard">Hoitin capituli qui eiat decentus in carcere dicti majors et quod retinurt pertinacour</text:p>
      <text:p text:style-name="Standard">euudem ex quis voluntatem et quod dixeant uba ignomunga d capitulo dicendum</text:p>
      <text:p text:style-name="Standard">oplanio ano qod te doliberet etc altem confessus fuit se ipsum avescassi pro cs </text:p>
      <text:p text:style-name="Standard">inhibicionem in cuvis domine sie citam negais uratum fuit aad venis d</text:p>
      <text:p text:style-name="Standard">vonus percira in viii dies ad ponendum. Iter negnire quod uxonsua fuisset fete</text:p>
      <text:p text:style-name="Standard">cactuli et de hoc debeto capilaninm se informane</text:p>
      <text:p text:style-name="Standard">&gt;&gt;&gt;&gt;&gt;&gt; liste &lt;&lt;&lt;&lt;&lt;&lt;&lt;</text:p>
      <text:p text:style-name="Standard">. Deario</text:p>
      <text:p text:style-name="Standard">. Cantore</text:p>
      <text:p text:style-name="Standard">. Sucdencore</text:p>
      <text:p text:style-name="Standard">Gr cencio Gervaille</text:p>
      <text:p text:style-name="Standard">R. Bourfaci</text:p>
      <text:p text:style-name="Standard">P. de Sagello</text:p>
      <text:p text:style-name="Standard">P. Pourelli</text:p>
      <text:p text:style-name="Standard">. Decano</text:p>
      <text:p text:style-name="Standard">. Cantore</text:p>
      <text:p text:style-name="Standard">. S. ececore</text:p>
      <text:p text:style-name="Standard">Bidencio Gernaille</text:p>
      <text:p text:style-name="Standard">Petro de Fayello</text:p>
      <text:p text:style-name="Standard">Ncobo Bousselleti</text:p>
      <text:p text:style-name="Standard">Gecans</text:p>
      <text:p text:style-name="Standard">Cantore</text:p>
      <text:p text:style-name="Standard">Dnccentore</text:p>
      <text:p text:style-name="Standard">Vincencis Cravaille</text:p>
      <text:p text:style-name="Standard"><text:soft-page-break/>J. de Sahollo</text:p>
      <text:p text:style-name="Standard"/>
      <text:p text:style-name="Standard"/>
      <text:p text:style-name="Standard">=FRAN_0393_09196.tif=</text:p>
      <text:p text:style-name="Standard">&gt;&gt;&gt;&gt;&gt;&gt; date &lt;&lt;&lt;&lt;&lt;&lt;&lt;</text:p>
      <text:p text:style-name="Standard">ano xxixa die lune pot adream capitulancium</text:p>
      <text:p text:style-name="Standard">dies lune ptet ephiniar nisi rer et scutu contra dominum de Compaleyo</text:p>
      <text:p text:style-name="Standard">&gt;&gt;&gt;&gt;&gt;&gt; block &lt;&lt;&lt;&lt;&lt;&lt;&lt;</text:p>
      <text:p text:style-name="Standard">ani xxix°a die lune post festmo ieceptis beat Marie Virgtinis caitulantibus</text:p>
      <text:p text:style-name="Standard">domino Hugo Par. episcopus venit ad capitulum Paris.ense et $ut dixit quod nsse volebut</text:p>
      <text:p text:style-name="Standard">quod festum conceptis ecclesie annule et dios episcopalis et cantoris et capitulum eundit</text:p>
      <text:p text:style-name="Standard">quod ipse et hoc debebat hoc volebat $qui plus de suo in hoc peterat debebut pe</text:p>
      <text:p text:style-name="Standard">domini . decanus et cantor debet deliberare et pavare negecia se re</text:p>
      <text:p text:style-name="Standard">decint de Sueriaco sue veditis die sabbati precoeda pro iii xlv. d.</text:p>
      <text:p text:style-name="Standard">Johannes dictis Chuvisei Bacelanus sunt $deliberat $de n $pesare. Et fitu</text:p>
      <text:p text:style-name="Standard">furt condep</text:p>
      <text:p text:style-name="Standard">$led fap in x librasm paris videlicet es nobis et c. s diebis eames </text:p>
      <text:p text:style-name="Standard">videlicet Eoydio de Visoniz et Johanne de Vynaco</text:p>
      <text:p text:style-name="Standard">Item dicti dio canifices frenut condempnati in sexagais seum parisiensis et vicend</text:p>
      <text:p text:style-name="Standard">ad voluntab mstii et fiemut prebeaii pro l ipsa evaenda Nicola</text:p>
      <text:p text:style-name="Standard">Egorcio. Robius de Vynac et Johannnus de Visorcis et i insoli</text:p>
      <text:p text:style-name="Standard">Romeaintes in hoc emibus excucionibus epistuli dyullam et</text:p>
      <text:p text:style-name="Standard">&gt;&gt;&gt;&gt;&gt;&gt; liste &lt;&lt;&lt;&lt;&lt;&lt;&lt;</text:p>
      <text:p text:style-name="Standard">. Decano</text:p>
      <text:p text:style-name="Standard">Cantore</text:p>
      <text:p text:style-name="Standard">Ducrentoro</text:p>
      <text:p text:style-name="Standard">P. Casullis</text:p>
      <text:p text:style-name="Standard">eidm de Senoris</text:p>
      <text:p text:style-name="Standard">H. de Couedris</text:p>
      <text:p text:style-name="Standard">P. de Fugello</text:p>
      <text:p text:style-name="Standard">P. Popeellisonore</text:p>
      <text:p text:style-name="Standard">P. Ponredrio junori</text:p>
      <text:p text:style-name="Standard">Decano</text:p>
      <text:p text:style-name="Standard">Cantore</text:p>
      <text:p text:style-name="Standard">Archidiacono </text:p>
      <text:p text:style-name="Standard">Petro o</text:p>
      <text:p text:style-name="Standard"><text:soft-page-break/>G. Bertrani</text:p>
      <text:p text:style-name="Standard">Bidenco Tiville</text:p>
      <text:p text:style-name="Standard">Hiquet infrmus</text:p>
      <text:p text:style-name="Standard">quam ipsi</text:p>
      <text:p text:style-name="Standard">B. Bouife</text:p>
      <text:p text:style-name="Standard">Jacobo Toussellet</text:p>
      <text:p text:style-name="Standard">P. de Sagello</text:p>
      <text:p text:style-name="Standard">erdone de Bens</text:p>
      <text:p text:style-name="Standard">canonicorum Sanctorum Beredict medie et Stephani</text:p>
      <text:p text:style-name="Standard">P. de Mreledoi</text:p>
      <text:p text:style-name="Standard">G. Coquto</text:p>
      <text:p text:style-name="Standard">J. de Marngei</text:p>
      <text:p text:style-name="Standard">cameram peropit xl l.</text:p>
      <text:p text:style-name="Standard">P. Poriel</text:p>
      <text:p text:style-name="Standard">Sener</text:p>
      <text:p text:style-name="Standard">Sot</text:p>
      <text:p text:style-name="Standard">J. Guerte</text:p>
      <text:p text:style-name="Standard">Amno xxix die lune post festum Hx veni beati Nicola Eolartibus</text:p>
      <text:p text:style-name="Standard">decano</text:p>
      <text:p text:style-name="Standard">Cartore</text:p>
      <text:p text:style-name="Standard">Succentore</text:p>
      <text:p text:style-name="Standard">B. Benifac</text:p>
      <text:p text:style-name="Standard">V. Travaille</text:p>
      <text:p text:style-name="Standard">P. de Frlyelli</text:p>
      <text:p text:style-name="Standard"/>
      <text:p text:style-name="Standard"/>
      <text:p text:style-name="Standard">=FRAN_0393_09197.tif=</text:p>
      <text:p text:style-name="Standard">&gt;&gt;&gt;&gt;&gt;&gt; date &lt;&lt;&lt;&lt;&lt;&lt;&lt;</text:p>
      <text:p text:style-name="Standard">128</text:p>
      <text:p text:style-name="Standard">anno xxii° die sabbati pte luciam euplactabis</text:p>
      <text:p text:style-name="Standard">&gt;&gt;&gt;&gt;&gt;&gt; block &lt;&lt;&lt;&lt;&lt;&lt;&lt;</text:p>
      <text:p text:style-name="Standard">concessum suem Johanne de Rothomago servica de domo Dei quod ipsa ha</text:p>
      <text:p text:style-name="Standard">locum in domo Dei pro sorere pt illas existr in ordine habences litteris</text:p>
      <text:p text:style-name="Standard">ad hces Regine et oudum Cardinlis et ad licteras compales</text:p>
      <text:p text:style-name="Standard">diclaritum est quod alisona de Biaumont debet ese ac</text:p>
      <text:p text:style-name="Standard">de Rethomago ad prices Ped de Oissariis / qui sine concordat</text:p>
      <text:p text:style-name="Standard"><text:soft-page-break/>eidem hoc in marrio anno domini m°o ccc°. xxviii°. prout diem sanct cesanii</text:p>
      <text:p text:style-name="Standard">magistr Odardis de Barris constantis magistru Dou</text:p>
      <text:p text:style-name="Standard">ad vendetur fruce ilbe de sue in domo menssis s</text:p>
      <text:p text:style-name="Standard">ead rerpien pree </text:p>
      <text:p text:style-name="Standard">dobello armagro et Petr de Locovillari</text:p>
      <text:p text:style-name="Standard">exxio die lune dt Thomto apostoli duplanus</text:p>
      <text:p text:style-name="Standard">Lanrovlat disary</text:p>
      <text:p text:style-name="Standard">procurator $de $Pet de Vico presencne licteras suas apostolicas sncta graciam sua et procestuo</text:p>
      <text:p text:style-name="Standard">de prebenda quer vacane per obitum detnnum G. Puqueti presente et deanno le Sancto</text:p>
      <text:p text:style-name="Standard">. Exequiore etc.</text:p>
      <text:p text:style-name="Standard">recepius $hc id. P. de Vico in personam procuratore sui sulvo inrecud lioc et mee do</text:p>
      <text:p text:style-name="Standard">etc. par jurare etc</text:p>
      <text:p text:style-name="Standard">peset disuoti ois domino Johanne de Noa Magistro P. Officialis auchani pai magstro</text:p>
      <text:p text:style-name="Standard">&gt;&gt;&gt;&gt;&gt;&gt; liste &lt;&lt;&lt;&lt;&lt;&lt;&lt;</text:p>
      <text:p text:style-name="Standard">Garcero</text:p>
      <text:p text:style-name="Standard">Succentore.</text:p>
      <text:p text:style-name="Standard">e dudo de Barris</text:p>
      <text:p text:style-name="Standard">Vncentro Gnaillo</text:p>
      <text:p text:style-name="Standard">P. de Fayello</text:p>
      <text:p text:style-name="Standard">G. de Courelay</text:p>
      <text:p text:style-name="Standard">B. Denifaci</text:p>
      <text:p text:style-name="Standard">Pi. de Meli</text:p>
      <text:p text:style-name="Standard">E. de Marig</text:p>
      <text:p text:style-name="Standard">G. Veistos.</text:p>
      <text:p text:style-name="Standard">Derano</text:p>
      <text:p text:style-name="Standard">re</text:p>
      <text:p text:style-name="Standard">archiaconiu Ge Magno</text:p>
      <text:p text:style-name="Standard">J. de Barris</text:p>
      <text:p text:style-name="Standard">J. Serhello</text:p>
      <text:p text:style-name="Standard">R. de Curigi</text:p>
      <text:p text:style-name="Standard">R Sictu Garignneca</text:p>
      <text:p text:style-name="Standard">Decar</text:p>
      <text:p text:style-name="Standard">ere</text:p>
      <text:p text:style-name="Standard">Lelor</text:p>
      <text:p text:style-name="Standard">L. de Senons</text:p>
      <text:p text:style-name="Standard">cebo Rousselo</text:p>
      <text:p text:style-name="Standard"><text:soft-page-break/>Lecce</text:p>
      <text:p text:style-name="Standard">Gello</text:p>
      <text:p text:style-name="Standard"/>
      <text:p text:style-name="Standard"/>
      <text:p text:style-name="Standard">=FRAN_0393_09198.tif=</text:p>
      <text:p text:style-name="Standard">&gt;&gt;&gt;&gt;&gt;&gt; date &lt;&lt;&lt;&lt;&lt;&lt;&lt;</text:p>
      <text:p text:style-name="Standard">Capitulum generale Sancti Thome</text:p>
      <text:p text:style-name="Standard">aco xxix° die mauriepin vigalia Thome asili</text:p>
      <text:p text:style-name="Standard">anno xxix° die sabbati dicti festie ra di.</text:p>
      <text:p text:style-name="Standard">episcopo.</text:p>
      <text:p text:style-name="Standard">&gt;&gt;&gt;&gt;&gt;&gt; block &lt;&lt;&lt;&lt;&lt;&lt;&lt;</text:p>
      <text:p text:style-name="Standard">magister . P. de Narbonna fuit admissus ad cancellaria par</text:p>
      <text:p text:style-name="Standard">presentus magistro Johanne de Brelis Johanne de Bectunia T. de Varra</text:p>
      <text:p text:style-name="Standard">Remignis de Searctum Margaretan reaisavit</text:p>
      <text:p text:style-name="Standard">R. de Syariguaco</text:p>
      <text:p text:style-name="Standard">P. Pourelli decanus Sancti Germani etocusavere Camerariam</text:p>
      <text:p text:style-name="Standard">et cu dellari Par.</text:p>
      <text:p text:style-name="Standard">Gudt compd $$</text:p>
      <text:p text:style-name="Standard">Ph. de Meledon etcousare</text:p>
      <text:p text:style-name="Standard">Guido coquetos</text:p>
      <text:p text:style-name="Standard">Quo</text:p>
      <text:p text:style-name="Standard">et vabecus criville accepcurt camerariam</text:p>
      <text:p text:style-name="Standard">Johannes de Sancto Beredioco logiis in cum reciaets cont consa teicacem ecclesie</text:p>
      <text:p text:style-name="Standard">Sincti Brenedicti tradidit hodie scilit xviii. flera Gresses noves</text:p>
      <text:p text:style-name="Standard">qpum muli valet . xlvi s uii s. et xxviii fleris regales quie de xxoni</text:p>
      <text:p text:style-name="Standard">P. Pourelli deconir sani Germani t $xvi xvi. obelenis albes. qi fuernt positi in quodum bursa signo</text:p>
      <text:p text:style-name="Standard">decan et arudicios et custedia Acebo de Christolio dipio a</text:p>
      <text:p text:style-name="Standard">Par.. Dee pa dies juldua capitularis est asseiotis ad dicet</text:p>
      <text:p text:style-name="Standard">p</text:p>
      <text:p text:style-name="Standard">Ph. de Geledunis racones suas ex parte canonicrum quere non denrntur et capere perna</text:p>
      <text:p text:style-name="Standard">etc. et Incer procedent in vedicorem. diotis eum deo p</text:p>
      <text:p text:style-name="Standard">pro de et cm domino Nicobuo</text:p>
      <text:p text:style-name="Standard">magistro J. de Sabuundia</text:p>
      <text:p text:style-name="Standard">procurataore comnitatis et aum</text:p>
      <text:p text:style-name="Standard">J. de Denel et. G. Marescalli da</text:p>
      <text:p text:style-name="Standard">G. de Bretigniaco veedidie domum suum . G. coqustutis per. libbr pus en quli</text:p>
      <text:p text:style-name="Standard"><text:soft-page-break/>capitulum accipio xxv. librm</text:p>
      <text:p text:style-name="Standard">&gt;&gt;&gt;&gt;&gt;&gt; liste &lt;&lt;&lt;&lt;&lt;&lt;&lt;</text:p>
      <text:p text:style-name="Standard">geiato</text:p>
      <text:p text:style-name="Standard">decaoo</text:p>
      <text:p text:style-name="Standard">Cantore</text:p>
      <text:p text:style-name="Standard">eccenore</text:p>
      <text:p text:style-name="Standard">Cancellario</text:p>
      <text:p text:style-name="Standard">B. Bouifair</text:p>
      <text:p text:style-name="Standard">Odene de Serons</text:p>
      <text:p text:style-name="Standard">P. Barrevi</text:p>
      <text:p text:style-name="Standard">P. Cusalis</text:p>
      <text:p text:style-name="Standard">G. Bertrinni</text:p>
      <text:p text:style-name="Standard">P. de Fargello</text:p>
      <text:p text:style-name="Standard">G. Guerto</text:p>
      <text:p text:style-name="Standard">R. de Marrigis</text:p>
      <text:p text:style-name="Standard">H. de Comedoro</text:p>
      <text:p text:style-name="Standard">Gu de Coquaticas</text:p>
      <text:p text:style-name="Standard">Stephanus de Mornayo</text:p>
      <text:p text:style-name="Standard">V. Griille</text:p>
      <text:p text:style-name="Standard">R. de Sancta Gar</text:p>
      <text:p text:style-name="Standard">H. de Comedero</text:p>
      <text:p text:style-name="Standard">Decuro</text:p>
      <text:p text:style-name="Standard">Cadere</text:p>
      <text:p text:style-name="Standard">Odn de Seronis</text:p>
      <text:p text:style-name="Standard">Archidiacono Mago</text:p>
      <text:p text:style-name="Standard">P. Casalis</text:p>
      <text:p text:style-name="Standard">V. Ternaille</text:p>
      <text:p text:style-name="Standard">duecencore</text:p>
      <text:p text:style-name="Standard">P. de Frdello</text:p>
      <text:p text:style-name="Standard">Cadellario</text:p>
      <text:p text:style-name="Standard">G. Guetoe</text:p>
      <text:p text:style-name="Standard">V. Bonifacis</text:p>
      <text:p text:style-name="Standard">G. Coqucuti</text:p>
      <text:p text:style-name="Standard">P. Barierii</text:p>
      <text:p text:style-name="Standard">De Ario bati Verimar</text:p>
      <text:p text:style-name="Standard">de Sancti Gaignrecu</text:p>
      <text:p text:style-name="Standard"><text:soft-page-break/>G. de Mornayo</text:p>
      <text:p text:style-name="Standard">de Garrigniaco</text:p>
      <text:p text:style-name="Standard">leodegis de Becisiaco</text:p>
      <text:p text:style-name="Standard">de Ponirco</text:p>
      <text:p text:style-name="Standard">P. Bertrandi</text:p>
      <text:p text:style-name="Standard">J. de Geloduo</text:p>
      <text:p text:style-name="Standard">68</text:p>
      <text:p text:style-name="Standard"/>
      <text:p text:style-name="Standard"/>
      <text:p text:style-name="Standard">=FRAN_0393_09199.tif=</text:p>
      <text:p text:style-name="Standard">&gt;&gt;&gt;&gt;&gt;&gt; date &lt;&lt;&lt;&lt;&lt;&lt;&lt;</text:p>
      <text:p text:style-name="Standard">ni xxix° die $dinar in vigilis cnninasue domini capitulana li</text:p>
      <text:p text:style-name="Standard">130</text:p>
      <text:p text:style-name="Standard">ani xxix° die $lunept$ veneris in vigilis episcopi capitulantibus.</text:p>
      <text:p text:style-name="Standard">&gt;&gt;&gt;&gt;&gt;&gt; block &lt;&lt;&lt;&lt;&lt;&lt;&lt;</text:p>
      <text:p text:style-name="Standard">Recepcio Canonici</text:p>
      <text:p text:style-name="Standard">procuratore magistri Johannes Hanc sine fut receptur ad prebendam. P. de</text:p>
      <text:p text:style-name="Standard">sue dioci et$ episcopo $ab$ constra</text:p>
      <text:p text:style-name="Standard">magistro Grena de Bonanelle archidiaconus leeni domino Renede Benefidei domio tae</text:p>
      <text:p text:style-name="Standard">Chaun</text:p>
      <text:p text:style-name="Standard">Johanneta de Putheolis $fine$ recepca in serorem domus Dei</text:p>
      <text:p text:style-name="Standard">iste sanct in ordine recipiende ad prsens</text:p>
      <text:p text:style-name="Standard">soli alisona de Biannore ad dictes. P. de Essurtis</text:p>
      <text:p text:style-name="Standard">lne </text:p>
      <text:p text:style-name="Standard">P Johinn de Rethomago ad ptes regi</text:p>
      <text:p text:style-name="Standard">volenges quod hoc fuerant concessum dicto P.dui annum</text:p>
      <text:p text:style-name="Standard">Hodie domini . G. de Brecrogis . Stephannus de Monca sruolio et N. Boea</text:p>
      <text:p text:style-name="Standard">sp omnus exequeti. domini Gi. Piquet</text:p>
      <text:p text:style-name="Standard">d Decunus exist in turno re dicebut presentane Pet</text:p>
      <text:p text:style-name="Standard">Victros clerico ad capellanam domini Michaelis Maillefer</text:p>
      <text:p text:style-name="Standard">capellari domini . G. Alexandu</text:p>
      <text:p text:style-name="Standard">ad chorum contraillos de Balueol</text:p>
      <text:p text:style-name="Standard">&gt;&gt;&gt;&gt;&gt;&gt; liste &lt;&lt;&lt;&lt;&lt;&lt;&lt;</text:p>
      <text:p text:style-name="Standard">Aano</text:p>
      <text:p text:style-name="Standard">G. Veredore</text:p>
      <text:p text:style-name="Standard">. Cancellaris</text:p>
      <text:p text:style-name="Standard"><text:soft-page-break/>H. de Ponorco</text:p>
      <text:p text:style-name="Standard">Jacebro Rousselloti</text:p>
      <text:p text:style-name="Standard">G. Bertris</text:p>
      <text:p text:style-name="Standard">G. Guerte</text:p>
      <text:p text:style-name="Standard">.Decano</text:p>
      <text:p text:style-name="Standard">Cantore</text:p>
      <text:p text:style-name="Standard">Succentore</text:p>
      <text:p text:style-name="Standard">Cancellario</text:p>
      <text:p text:style-name="Standard">G. de Cormodoro</text:p>
      <text:p text:style-name="Standard">P. de Seronis</text:p>
      <text:p text:style-name="Standard">P. Casalis</text:p>
      <text:p text:style-name="Standard">P. de Fugello</text:p>
      <text:p text:style-name="Standard">H. de Ponarco</text:p>
      <text:p text:style-name="Standard">G. Guerte</text:p>
      <text:p text:style-name="Standard">P. Barrerii</text:p>
      <text:p text:style-name="Standard">Arequetus</text:p>
      <text:p text:style-name="Standard"/>
      <text:p text:style-name="Standard"/>
      <text:p text:style-name="Standard">=FRAN_0393_09200.tif=</text:p>
      <text:p text:style-name="Standard">&gt;&gt;&gt;&gt;&gt;&gt; date &lt;&lt;&lt;&lt;&lt;&lt;&lt;</text:p>
      <text:p text:style-name="Standard">aotro xxxx die mercuri pota epicoal capitulais ulii</text:p>
      <text:p text:style-name="Standard">anno xxix° die lune post ecccasi ephanie capitulas chi</text:p>
      <text:p text:style-name="Standard">&gt;&gt;&gt;&gt;&gt;&gt; block &lt;&lt;&lt;&lt;&lt;&lt;&lt;</text:p>
      <text:p text:style-name="Standard">testificacions fuit per $vois quod ad preces P. de Essartis fueat concordat en mensius ca$ marcio</text:p>
      <text:p text:style-name="Standard">Lters de domini</text:p>
      <text:p text:style-name="Standard">anno dini mim ccc°. xxix xxviii°a ipsa erdaverant quod alisoria de Biaumont reimpi et Lorere</text:p>
      <text:p text:style-name="Standard">pote mtum que non erunt in ordine habences licteris anob et ob hoc dixerunt quod debebat rec</text:p>
      <text:p text:style-name="Standard">Pelyy</text:p>
      <text:p text:style-name="Standard">At Johannam de Rechomayo</text:p>
      <text:p text:style-name="Standard">ad chami protirto viconcium qua domini de Compucyo in scut</text:p>
      <text:p text:style-name="Standard">illi de Christolis hunc ad die veneris jnstabis</text:p>
      <text:p text:style-name="Standard">dies de Balneal fuit contrna ad. vi idies. inscutri cum magistro</text:p>
      <text:p text:style-name="Standard">Magister Johannes de $Etuoe$ examinacor testument in Castelleto / et naculis de Oiliacio</text:p>
      <text:p text:style-name="Standard">lacigs</text:p>
      <text:p text:style-name="Standard">servients diedee. fecerns Thibuis tem.</text:p>
      <text:p text:style-name="Standard">&gt;&gt;&gt;&gt;&gt;&gt; liste &lt;&lt;&lt;&lt;&lt;&lt;&lt;</text:p>
      <text:p text:style-name="Standard"><text:soft-page-break/>Decano</text:p>
      <text:p text:style-name="Standard">Gancere</text:p>
      <text:p text:style-name="Standard">. Succentore</text:p>
      <text:p text:style-name="Standard">Cicllario</text:p>
      <text:p text:style-name="Standard">Vicedio Giaille</text:p>
      <text:p text:style-name="Standard">P. Cusalis</text:p>
      <text:p text:style-name="Standard">H. de Porrarco</text:p>
      <text:p text:style-name="Standard">P. de Fugello</text:p>
      <text:p text:style-name="Standard">G. Guetto.</text:p>
      <text:p text:style-name="Standard">decano</text:p>
      <text:p text:style-name="Standard">Cantore</text:p>
      <text:p text:style-name="Standard">Succentore</text:p>
      <text:p text:style-name="Standard">Cancellario</text:p>
      <text:p text:style-name="Standard">H. de Ponarco</text:p>
      <text:p text:style-name="Standard">P. de Fagello</text:p>
      <text:p text:style-name="Standard">eidem de Serronis</text:p>
      <text:p text:style-name="Standard">G. de Comedors</text:p>
      <text:p text:style-name="Standard">J. Cantore</text:p>
      <text:p text:style-name="Standard">. Srecentore</text:p>
      <text:p text:style-name="Standard">H. de Ponarce</text:p>
      <text:p text:style-name="Standard">V. Teraille</text:p>
      <text:p text:style-name="Standard"/>
      <text:p text:style-name="Standard"/>
      <text:p text:style-name="Standard">=FRAN_0393_09201.tif=</text:p>
      <text:p text:style-name="Standard">&gt;&gt;&gt;&gt;&gt;&gt; date &lt;&lt;&lt;&lt;&lt;&lt;&lt;</text:p>
      <text:p text:style-name="Standard">12</text:p>
      <text:p text:style-name="Standard">anno xxix° die mestrun cum Bcbar. Capitulannalii</text:p>
      <text:p text:style-name="Standard">q anno xxix° die veneris prrisisosis aute fostu beati Buncencii Mincyus En lanailii</text:p>
      <text:p text:style-name="Standard">&gt;&gt;&gt;&gt;&gt;&gt; block &lt;&lt;&lt;&lt;&lt;&lt;&lt;</text:p>
      <text:p text:style-name="Standard">fructus pelunde dominu Thome de Sibandia apud resetum Sanct arresticoi</text:p>
      <text:p text:style-name="Standard">et manu capituli et hoc fuit sigificatum Hoberco Braquiere et juiao</text:p>
      <text:p text:style-name="Standard">ne aliiid solvat nisi capitulo.</text:p>
      <text:p text:style-name="Standard">Jleodegs de Beny</text:p>
      <text:p text:style-name="Standard">H. de Comedoe</text:p>
      <text:p text:style-name="Standard">Petrus de Builliaco nepes defuncti agistri Thome de Builliaco imiat stare juri cer el</text:p>
      <text:p text:style-name="Standard">G. Gueta</text:p>
      <text:p text:style-name="Standard"><text:soft-page-break/>et dore caucrem fidemissoriam de solvendo et reddinde ea que solvere et reddero debebis</text:p>
      <text:p text:style-name="Standard">de Boris quondam dicti defuncti Cancellari</text:p>
      <text:p text:style-name="Standard">ct io ipsa die in vesperis presonte dio episcopo magister Guide Baldeci presentire gra suam sub expectatiis in ecclesia Paririensis</text:p>
      <text:p text:style-name="Standard">que plaare episcopo et capitulo presentibus magistris Guillelmo de Compauso domino G. de Morcento laud Johanne</text:p>
      <text:p text:style-name="Standard">Melle</text:p>
      <text:p text:style-name="Standard">magistro chorta de Sancto desiderio.</text:p>
      <text:p text:style-name="Standard">anno xxii° die mheeuri ptet vacencium prefaci domini vrraniunter consenserunt provdere magistro G. de Poece</text:p>
      <text:p text:style-name="Standard">2</text:p>
      <text:p text:style-name="Standard">beeficio quod unavet ad eorum collacionem</text:p>
      <text:p text:style-name="Standard">Petris de Bauulliaco nepos cidellami promisit et se obligacionem an</text:p>
      <text:p text:style-name="Standard">reddes compotum et ad socisfaciendum t et ad stand juricorem a</text:p>
      <text:p text:style-name="Standard">plen. Petrus Toc . Girardus de Sacto Fracro. </text:p>
      <text:p text:style-name="Standard">$e fuit au $bn Randee recept</text:p>
      <text:p text:style-name="Standard">$ode hocn l</text:p>
      <text:p text:style-name="Standard">b domine Gantor exastaus et turno conbulet domino Stephana Capellano su</text:p>
      <text:p text:style-name="Standard">gie gabs</text:p>
      <text:p text:style-name="Standard">cup ollamam que suit $dt$ aliv bertonis prebyteri. et sue receptus</text:p>
      <text:p text:style-name="Standard">capitulu } illi qui ererunt hosrum de Sueriaco recumerunt fore su</text:p>
      <text:p text:style-name="Standard">anno xxix° die sablati pott festum conersantum Sancti Pauli apostoli capitulantibus</text:p>
      <text:p text:style-name="Standard">onetum eccrrence te que curret pro cempore futuro.</text:p>
      <text:p text:style-name="Standard">magister P. de Fayello dimisie duos firmas quob tenebat a capitulo</text:p>
      <text:p text:style-name="Standard">Hodie vii viri Sancti Succentor presentavit licteras apostolicus supter graciam eidem per sede a</text:p>
      <text:p text:style-name="Standard">t contenta des</text:p>
      <text:p text:style-name="Standard">facta de prebenda integia Pars. ecclesie vacuta / quam gra omni executs et processu di</text:p>
      <text:p text:style-name="Standard">habuerunt per lects et publicatio et reseunderunt quod ob renenciam sedus apostolice et concemplaciones et</text:p>
      <text:p text:style-name="Standard">domini succentoris eis dicta gracia multum placebat prisnis ad hoc dominius Marnele de Plaol</text:p>
      <text:p text:style-name="Standard">Reginaldo de Lostena Johanne de Nos t Rudo Chauvera presbyero</text:p>
      <text:p text:style-name="Standard">&gt;&gt;&gt;&gt;&gt;&gt; liste &lt;&lt;&lt;&lt;&lt;&lt;&lt;</text:p>
      <text:p text:style-name="Standard">. Dantore</text:p>
      <text:p text:style-name="Standard">. Cancellario</text:p>
      <text:p text:style-name="Standard">Lerdegis</text:p>
      <text:p text:style-name="Standard">Vicencio Traillo</text:p>
      <text:p text:style-name="Standard">H. de Ponrarco</text:p>
      <text:p text:style-name="Standard"><text:soft-page-break/>Episcopo</text:p>
      <text:p text:style-name="Standard">. Decano</text:p>
      <text:p text:style-name="Standard">cacoro</text:p>
      <text:p text:style-name="Standard">P. de Ragello</text:p>
      <text:p text:style-name="Standard">Succentore</text:p>
      <text:p text:style-name="Standard">Cancellario</text:p>
      <text:p text:style-name="Standard">P. Casalis</text:p>
      <text:p text:style-name="Standard">G. de Porrarro</text:p>
      <text:p text:style-name="Standard">Deano</text:p>
      <text:p text:style-name="Standard">are</text:p>
      <text:p text:style-name="Standard">He. Co archidiacono</text:p>
      <text:p text:style-name="Standard">Huadant</text:p>
      <text:p text:style-name="Standard">Gacllano</text:p>
      <text:p text:style-name="Standard">Pomart</text:p>
      <text:p text:style-name="Standard">G. de Commodont</text:p>
      <text:p text:style-name="Standard">J. Cotalis</text:p>
      <text:p text:style-name="Standard">B. Boursncr</text:p>
      <text:p text:style-name="Standard">R. de Soyllo</text:p>
      <text:p text:style-name="Standard">R. de Sancto Margareti</text:p>
      <text:p text:style-name="Standard">G. ceset</text:p>
      <text:p text:style-name="Standard">G. Cuecte</text:p>
      <text:p text:style-name="Standard">ano</text:p>
      <text:p text:style-name="Standard">dere</text:p>
      <text:p text:style-name="Standard">Chadaagne</text:p>
      <text:p text:style-name="Standard">Gindere</text:p>
      <text:p text:style-name="Standard">ellarro</text:p>
      <text:p text:style-name="Standard">de penaroo</text:p>
      <text:p text:style-name="Standard">de Corredars</text:p>
      <text:p text:style-name="Standard">enist</text:p>
      <text:p text:style-name="Standard"/>
      <text:p text:style-name="Standard"/>
      <text:p text:style-name="Standard">=FRAN_0393_09202.tif=</text:p>
      <text:p text:style-name="Standard">&gt;&gt;&gt;&gt;&gt;&gt; block &lt;&lt;&lt;&lt;&lt;&lt;&lt;</text:p>
      <text:p text:style-name="Standard">Nicolaus de Bosto qui volebat ut dicebat abvao frram de Sncellis tamen</text:p>
      <text:p text:style-name="Standard">fuiuli ealim recuuit hoc reto quod doliats inquatri et justicia eifieri quo ad diu</text:p>
      <text:p text:style-name="Standard">rdn e x c assenet so habuisse per tempestuce.</text:p>
      <text:p text:style-name="Standard"><text:soft-page-break/>firmuruus de Cascheriis dmvisit firmam et debec solvere secundum ordinacionem</text:p>
      <text:p text:style-name="Standard">regia.</text:p>
      <text:p text:style-name="Standard">Sohian Johanne Le Bauet pro se</text:p>
      <text:p text:style-name="Standard">preposiarus de Liraya / divisit firam et debet solere et facere debioni sue secundu</text:p>
      <text:p text:style-name="Standard">ordinacionem regia</text:p>
      <text:p text:style-name="Standard">. B. Bourfi et P. de Faello diviserunt farcias et protertu fuerem quod tenmy conareret d</text:p>
      <text:p text:style-name="Standard">ipsos quo ad reveisionem habendam a capitulo</text:p>
      <text:p text:style-name="Standard">anno xxix° die lune pt misio Sancti Pauli apostuli capitulariis</text:p>
      <text:p text:style-name="Standard">Petrus Boeai receer Gccione de Novovico procuratore domini archabandi consensi</text:p>
      <text:p text:style-name="Standard">quod dicts Gaillarduis Mores et domo dicti dine Archabandi claustrll et absecia</text:p>
      <text:p text:style-name="Standard">eiles solvabs onea</text:p>
      <text:p text:style-name="Standard">concordatis sine nter capitulum / et issiblierum sancti Pet vim seno eosieu Johanne</text:p>
      <text:p text:style-name="Standard">de Passu procurator vonentus quod cempuhnon cuurrat que aliquam parru quo ad advoacoe</text:p>
      <text:p text:style-name="Standard">et po ad alia durante compecon promissum</text:p>
      <text:p text:style-name="Standard">prentis magistro Egidio de Cuna magistro Johanne de Castello. p domino Johanne Lenor</text:p>
      <text:p text:style-name="Standard">ac fancti Guillelmo de Meled monacho dicti exostr et plilius alias deseli e</text:p>
      <text:p text:style-name="Standard">illa die vene Johannes Chevalier alius prepositur de Braya et dimisit fuit et facere ubti</text:p>
      <text:p text:style-name="Standard">Magister . P. de Fayello obtulit se paratum procedere in propetute que ad cutr que magistrum</text:p>
      <text:p text:style-name="Standard">H. Poniandi et omnie se rectulit ad proupacione prebendarum et</text:p>
      <text:p text:style-name="Standard">presentus magistro Eveno Behic . G. de Syento. G. de Montili</text:p>
      <text:p text:style-name="Standard">Jala v die februar</text:p>
      <text:p text:style-name="Standard">xxxix die merais pstr sestm puis beate Ce Virgins Carlinneli</text:p>
      <text:p text:style-name="Standard">dominus Mannel de Placencia procurator domini Nicolai de Ceanno super</text:p>
      <text:p text:style-name="Standard">Fralici</text:p>
      <text:p text:style-name="Standard">m jandus pape fuit receptus ad priliendam puus que fuve deffnctu $ et Garin</text:p>
      <text:p text:style-name="Standard">presents magistro Berengurro Fredeli precentore Naboreui / magistro Stephann de</text:p>
      <text:p text:style-name="Standard">Pisoncio curato de Comss nenece domin Par. episcopi. magistro Guillelm d Oyne</text:p>
      <text:p text:style-name="Standard">cnonice Sancti Aniani in Gecam par domino regerm de Bardi leanfic in eccesia S Geritanid</text:p>
      <text:p text:style-name="Standard">&gt;&gt;&gt;&gt;&gt;&gt; liste &lt;&lt;&lt;&lt;&lt;&lt;&lt;</text:p>
      <text:p text:style-name="Standard">e</text:p>
      <text:p text:style-name="Standard">S. Berifiis</text:p>
      <text:p text:style-name="Standard">P. Casilis</text:p>
      <text:p text:style-name="Standard">. de Romarco</text:p>
      <text:p text:style-name="Standard">de Kayello</text:p>
      <text:p text:style-name="Standard">G. Guecte</text:p>
      <text:p text:style-name="Standard">Dearo</text:p>
      <text:p text:style-name="Standard"><text:soft-page-break/>aore</text:p>
      <text:p text:style-name="Standard">H. archidiacono</text:p>
      <text:p text:style-name="Standard">P. Cusalliis</text:p>
      <text:p text:style-name="Standard">Baillardo de Gaillaco</text:p>
      <text:p text:style-name="Standard">P. de Fryello</text:p>
      <text:p text:style-name="Standard">Cancellario</text:p>
      <text:p text:style-name="Standard">.archidiacono Herco</text:p>
      <text:p text:style-name="Standard">P. Cisal</text:p>
      <text:p text:style-name="Standard">B. Benilli</text:p>
      <text:p text:style-name="Standard">P. de Fugello</text:p>
      <text:p text:style-name="Standard">G. Cuecte</text:p>
      <text:p text:style-name="Standard">cellaro</text:p>
      <text:p text:style-name="Standard">o</text:p>
      <text:p text:style-name="Standard">d. de Seron</text:p>
      <text:p text:style-name="Standard">de Casal</text:p>
      <text:p text:style-name="Standard">P. de Frgello</text:p>
      <text:p text:style-name="Standard">G. Coquetos</text:p>
      <text:p text:style-name="Standard"/>
      <text:p text:style-name="Standard"/>
      <text:p text:style-name="Standard">=FRAN_0393_09203.tif=</text:p>
      <text:p text:style-name="Standard">&gt;&gt;&gt;&gt;&gt;&gt; date &lt;&lt;&lt;&lt;&lt;&lt;&lt;</text:p>
      <text:p text:style-name="Standard">TAnno xxix° die Becni potst restiontim Puri capitulanicilii</text:p>
      <text:p text:style-name="Standard">134</text:p>
      <text:p text:style-name="Standard">no xxix die lune autem Culees capitulanohi ad hodie et xv dies que baillivt de Berreyo</text:p>
      <text:p text:style-name="Standard">&gt;&gt;&gt;&gt;&gt;&gt; block &lt;&lt;&lt;&lt;&lt;&lt;&lt;</text:p>
      <text:p text:style-name="Standard">R. de Foryello proceratuo fuit quod erat promotur procedere in cum proprecatis hotr H. de Pomarco et senro</text:p>
      <text:p text:style-name="Standard">ad parcionem prebendarum</text:p>
      <text:p text:style-name="Standard">contra dominui de Corpaleyo est dios assignta ad vens ad brundones.</text:p>
      <text:p text:style-name="Standard">Jante</text:p>
      <text:p text:style-name="Standard">ad die choni cuner Thomam Raine in statu et debet parlie compere</text:p>
      <text:p text:style-name="Standard">ad lune contra baillivum domine de Beneyo actm mgistre Richardino Bricon</text:p>
      <text:p text:style-name="Standard">Puluos</text:p>
      <text:p text:style-name="Standard">e naculis de Oiliaco neci form proptitarus per</text:p>
      <text:p text:style-name="Standard">sno xxix° die veneris prot festum Puo beate Marie Virginis capitulas cilii</text:p>
      <text:p text:style-name="Standard">dirunbus la Cale voline et consensit ictameque et dimisie magistro Scephani</text:p>
      <text:p text:style-name="Standard"><text:soft-page-break/>novilla concariano nostro et succentori predicto vineas infrascriptus sicus in pore</text:p>
      <text:p text:style-name="Standard">de Andresiaco in terricorio de Hericonnt in juldicione nostra et censua qua</text:p>
      <text:p text:style-name="Standard">emerat ab heredibus detr Peti $feb$$ Felecet scili dimid arpentis un</text:p>
      <text:p text:style-name="Standard">a Chapelet / et. J. quanter / a la plance des chaus. d'umess c</text:p>
      <text:p text:style-name="Standard">dimid quantium / a bnees Item quandum et dimidm in quareria</text:p>
      <text:p text:style-name="Standard">app eu Grisillon item dimid quancum ad masinam cedes ttc seu</text:p>
      <text:p text:style-name="Standard">etc. et nos ad ejus requisits suisinimus dicta $d$ succentorem. Salvo quomene</text:p>
      <text:p text:style-name="Standard">din cocesserenm quod Jacobus conseree habeat in septurara quolibet usque ad</text:p>
      <text:p text:style-name="Standard">Jolannis Baptide in sd videlicet xvii di a camera et xviuid ab eofficio di</text:p>
      <text:p text:style-name="Standard">ano xxix° vie veneris pte dicti $crlidai capitulantibus</text:p>
      <text:p text:style-name="Standard">prefatur domini de Aliis ordinavit de reddicusuo quem acisivant apud Spedonam dmcini</text:p>
      <text:p text:style-name="Standard">pro parte in hue mod videlicet orrgavit sundrert unam capellantam in ecclesia Pariensi i</text:p>
      <text:p text:style-name="Standard">honoe Beate M</text:p>
      <text:p text:style-name="Standard">de novo fundatis nu percum increitus domus episcopalis ab ecclesia / de xxiiii. lb. paris. a</text:p>
      <text:p text:style-name="Standard">quam conculit Roberto Brazdefer clerico scolari Par. / Aurelinis et fine dispensacum cum ipso</text:p>
      <text:p text:style-name="Standard">ad quomum racione studii. Item augmentavit / capellaniam quam adpresens obtinet</text:p>
      <text:p text:style-name="Standard">de Victriaco ei clericus / ou id decanums contulit causa racione curni sui scilicet de Occolis</text:p>
      <text:p text:style-name="Standard">nni redditus</text:p>
      <text:p text:style-name="Standard">veneris post cined videi xxi de sebvito domine Sme Tourne vibam presbyter uvrcontdus Cocolavus</text:p>
      <text:p text:style-name="Standard">&gt;&gt;&gt;&gt;&gt;&gt; liste &lt;&lt;&lt;&lt;&lt;&lt;&lt;</text:p>
      <text:p text:style-name="Standard">. Decano</text:p>
      <text:p text:style-name="Standard">. Cancellario</text:p>
      <text:p text:style-name="Standard">Eiemo de Senenu</text:p>
      <text:p text:style-name="Standard">P. de Ragella</text:p>
      <text:p text:style-name="Standard">G. Coqutes</text:p>
      <text:p text:style-name="Standard">. Decnno</text:p>
      <text:p text:style-name="Standard">Succentore</text:p>
      <text:p text:style-name="Standard">Cancellario</text:p>
      <text:p text:style-name="Standard">P. Casal</text:p>
      <text:p text:style-name="Standard">P. de Frnello</text:p>
      <text:p text:style-name="Standard">G. Guecte.</text:p>
      <text:p text:style-name="Standard">Derano</text:p>
      <text:p text:style-name="Standard">Crdore</text:p>
      <text:p text:style-name="Standard">Suecenare</text:p>
      <text:p text:style-name="Standard">G. de Cortedero</text:p>
      <text:p text:style-name="Standard">Lredegiis de Beosinao</text:p>
      <text:p text:style-name="Standard"><text:soft-page-break/>Ty. de Senonis</text:p>
      <text:p text:style-name="Standard">H. Bourti</text:p>
      <text:p text:style-name="Standard">P. Aisal</text:p>
      <text:p text:style-name="Standard">G. Cuerde</text:p>
      <text:p text:style-name="Standard">G. cequtr</text:p>
      <text:p text:style-name="Standard">Decano.</text:p>
      <text:p text:style-name="Standard">Cantore</text:p>
      <text:p text:style-name="Standard">G. Bronistr</text:p>
      <text:p text:style-name="Standard">R. de Teras</text:p>
      <text:p text:style-name="Standard"/>
      <text:p text:style-name="Standard"/>
      <text:p text:style-name="Standard">=FRAN_0393_09204.tif=</text:p>
      <text:p text:style-name="Standard">&gt;&gt;&gt;&gt;&gt;&gt; entrée &lt;&lt;&lt;&lt;&lt;&lt;&lt;</text:p>
      <text:p text:style-name="Standard">habebat nisi de auditu</text:p>
      <text:p text:style-name="Standard">Deous</text:p>
      <text:p text:style-name="Standard">&gt;&gt;&gt;&gt;&gt;&gt; block &lt;&lt;&lt;&lt;&lt;&lt;&lt;</text:p>
      <text:p text:style-name="Standard">. de Baubrgniaco cuus pr e prdte ex paoce Johanne lc Belecte defuncti Pet de Luriaqui $c ad</text:p>
      <text:p text:style-name="Standard">Pecius quntxit cum ea habebat et pessidebat interricorio et domino domini de Montibus $sep arpentu</text:p>
      <text:p text:style-name="Standard">quadur</text:p>
      <text:p text:style-name="Standard">H. et vi quanterie</text:p>
      <text:p text:style-name="Standard">mearum et quod decata sunt dictu relectu de dictis Virneis</text:p>
      <text:p text:style-name="Standard">omna testnt Jacobus Palverii cuus Par. de ponet de Materoio et dite se auduisse quod habebiat ibi vnend</text:p>
      <text:p text:style-name="Standard">Johabnes de Baubigniaco / de gone de Macurcio et quod andada$ quod habebut hereditutes apud Crondes hervestit quomcum nisti p</text:p>
      <text:p text:style-name="Standard">dit concuao et quadam littera quam osteb</text:p>
      <text:p text:style-name="Standard">Agnes de Baubigniaco eidem Johannis Forer de Pane de Matomnio et quod habebat vieas de audicri</text:p>
      <text:p text:style-name="Standard">Petervilla Normanna de Pone de Caturoriom et quod audunt dia quod habebat idm P. Viners apotoli nondes</text:p>
      <text:p text:style-name="Standard">Maria $b$ dicta la Constande depont de matinoio et quod habebus $ut e de ddi$ nosat vorum</text:p>
      <text:p text:style-name="Standard">Anno domini meccmx die lune post Brandones capitulantibus</text:p>
      <text:p text:style-name="Standard">et audicarelacione dominorum Succentorius et R. Boufaris commissar en hac partete</text:p>
      <text:p text:style-name="Standard">lata sint sutna pro domino Decano contra cantintos Sancti Bulliti racione fineralium di loti C</text:p>
      <text:p text:style-name="Standard">quondam curas ecclesie Sancti Benedcti presentbus Nicolao Bonber ycratori sancti</text:p>
      <text:p text:style-name="Standard">sint lata in habers mod in cusa que racione funcaliem que freret eteric cenpus defuncti dine Gumpertacire c</text:p>
      <text:p text:style-name="Standard">ultiumo defuncti et die seplarce ei ne diu decanum ex Brapte et Cau dicte eccesie s</text:p>
      <text:p text:style-name="Standard"><text:soft-page-break/>que decanus mali probae ictetis siaquaifuci Ca</text:p>
      <text:p text:style-name="Standard">dicti</text:p>
      <text:p text:style-name="Standard">suit sencencia pr canonicis fancti enda super jure pacionats d </text:p>
      <text:p text:style-name="Standard">d decumo opposicinoc dicorum eatelrum non ebits ipss canonic </text:p>
      <text:p text:style-name="Standard">do</text:p>
      <text:p text:style-name="Standard">$omi</text:p>
      <text:p text:style-name="Standard">p causa</text:p>
      <text:p text:style-name="Standard">presentus ad hac domino Johanne Mtrescast de Dunli Guillelmo Marestolli et Johanne de C </text:p>
      <text:p text:style-name="Standard">dicti Occlsie ac</text:p>
      <text:p text:style-name="Standard">precuratore dicti ecclesie</text:p>
      <text:p text:style-name="Standard">ca fuit inhuibitum ex ex carb vis canonicais et procuratori Sancti Budici ut cum fecito vacavint cura dicti cecella ne n</text:p>
      <text:p text:style-name="Standard">donim ad eam presentent nisi pris personum presentandam nominant capitulo ut capitlum emudem personus presenta</text:p>
      <text:p text:style-name="Standard">condits sine quod magister Je. Boufiei beneit suram Vunne de Focmeo</text:p>
      <text:p text:style-name="Standard">&gt;&gt;&gt;&gt;&gt;&gt; liste &lt;&lt;&lt;&lt;&lt;&lt;&lt;</text:p>
      <text:p text:style-name="Standard">Cantore</text:p>
      <text:p text:style-name="Standard">Succentore</text:p>
      <text:p text:style-name="Standard">Cancellaug</text:p>
      <text:p text:style-name="Standard">Bertemulbi Vonifacii</text:p>
      <text:p text:style-name="Standard">Guicte</text:p>
      <text:p text:style-name="Standard">. Casalio.</text:p>
      <text:p text:style-name="Standard">erdegine d Vecisiaco</text:p>
      <text:p text:style-name="Standard">ad hoc matistri Eveno vohic Mannele de placencia domino Guillelmo de Mourious etc.</text:p>
      <text:p text:style-name="Standard">s</text:p>
      <text:p text:style-name="Standard">era</text:p>
      <text:p text:style-name="Standard">debli cde crit ade. lb.</text:p>
      <text:p text:style-name="Standard">J. Cancorlario</text:p>
      <text:p text:style-name="Standard">de Cornedore</text:p>
      <text:p text:style-name="Standard">cptrelis</text:p>
      <text:p text:style-name="Standard">Confain</text:p>
      <text:p text:style-name="Standard">furicie viar de firnet</text:p>
      <text:p text:style-name="Standard"/>
      <text:p text:style-name="Standard"/>
      <text:p text:style-name="Standard">=FRAN_0393_09205.tif=</text:p>
      <text:p text:style-name="Standard">&gt;&gt;&gt;&gt;&gt;&gt; date &lt;&lt;&lt;&lt;&lt;&lt;&lt;</text:p>
      <text:p text:style-name="Standard"><text:soft-page-break/>130</text:p>
      <text:p text:style-name="Standard">Anno xxix° die mhercuii pt Brandories capitulanelii</text:p>
      <text:p text:style-name="Standard">xxix die subbati pts brandones aapitulantis</text:p>
      <text:p text:style-name="Standard">Guillelmus de Arcesyo canonic Legioci protre</text:p>
      <text:p text:style-name="Standard">&gt;&gt;&gt;&gt;&gt;&gt; block &lt;&lt;&lt;&lt;&lt;&lt;&lt;</text:p>
      <text:p text:style-name="Standard">Magister Stemann Henri de Bisoncio fuit ad pepetutionem per mabboen sancti Victors al</text:p>
      <text:p text:style-name="Standard">qum oberebat defuncti G. de Frayiis et fie admissus et ea sibi cellati</text:p>
      <text:p text:style-name="Standard">preceptum $sut preposito de Honeco presenti uc decimatum de Hervaco A</text:p>
      <text:p text:style-name="Standard">polavari</text:p>
      <text:p text:style-name="Standard">P. Barrerii sernneren</text:p>
      <text:p text:style-name="Standard">nobilis uni domine $p. Rodro fusso</text:p>
      <text:p text:style-name="Standard">et sue in capitulo in revesciario</text:p>
      <text:p text:style-name="Standard">die veneris horax emlecons</text:p>
      <text:p text:style-name="Standard">pur revoce$ asservit quod nolebat quod dius</text:p>
      <text:p text:style-name="Standard">petr Remivistere</text:p>
      <text:p text:style-name="Standard">litiguret et aliiis contra capitulum nc quod fieret alique meni</text:p>
      <text:p text:style-name="Standard">Magister G. Bertrurinisi</text:p>
      <text:p text:style-name="Standard">nomine et fine t ce inrere</text:p>
      <text:p text:style-name="Standard">seiano</text:p>
      <text:p text:style-name="Standard">Cancellarius obcilit iiii lb. pro deno.</text:p>
      <text:p text:style-name="Standard">. Penitenciario</text:p>
      <text:p text:style-name="Standard">Archidiacono</text:p>
      <text:p text:style-name="Standard">$Giecus Cnillo</text:p>
      <text:p text:style-name="Standard">6</text:p>
      <text:p text:style-name="Standard">Gaillardus de Lor. Itm Cla die </text:p>
      <text:p text:style-name="Standard">dicta domus concessa domino magistrio</text:p>
      <text:p text:style-name="Standard">D'alhaco</text:p>
      <text:p text:style-name="Standard">Pi</text:p>
      <text:p text:style-name="Standard">pro. $R don archidiaconu predict sine concessa</text:p>
      <text:p text:style-name="Standard">cellano pr iii. lb. et durabunt liacuciones usqpe</text:p>
      <text:p text:style-name="Standard">mim eo instadere</text:p>
      <text:p text:style-name="Standard">&gt;&gt;&gt;&gt;&gt;&gt; liste &lt;&lt;&lt;&lt;&lt;&lt;&lt;</text:p>
      <text:p text:style-name="Standard">Decnno</text:p>
      <text:p text:style-name="Standard">Archidiacon Magro</text:p>
      <text:p text:style-name="Standard">Huecentere</text:p>
      <text:p text:style-name="Standard">cancellario</text:p>
      <text:p text:style-name="Standard"><text:soft-page-break/>G. Bonrifaci.</text:p>
      <text:p text:style-name="Standard">eod de Seronis</text:p>
      <text:p text:style-name="Standard">Ledd de Licasiaco</text:p>
      <text:p text:style-name="Standard">P. Casalis</text:p>
      <text:p text:style-name="Standard">G. de Couodono</text:p>
      <text:p text:style-name="Standard">H. de Ponanco</text:p>
      <text:p text:style-name="Standard">P. de Fagello</text:p>
      <text:p text:style-name="Standard">G. Guorte.</text:p>
      <text:p text:style-name="Standard">Ey</text:p>
      <text:p text:style-name="Standard">Decano</text:p>
      <text:p text:style-name="Standard">agro</text:p>
      <text:p text:style-name="Standard">Cancellario</text:p>
      <text:p text:style-name="Standard">Heddo de Becisiaro</text:p>
      <text:p text:style-name="Standard">P. de Senenio</text:p>
      <text:p text:style-name="Standard">de Pomarco</text:p>
      <text:p text:style-name="Standard">Cas</text:p>
      <text:p text:style-name="Standard">. Ctn</text:p>
      <text:p text:style-name="Standard">P. de Nugello</text:p>
      <text:p text:style-name="Standard">H. de Corvodero</text:p>
      <text:p text:style-name="Standard">Snctu de Morniayo constraeint Lineschieci</text:p>
      <text:p text:style-name="Standard">G. coqutis</text:p>
      <text:p text:style-name="Standard">Remigio de Dnctu Marguretu qui si vemine lune solya</text:p>
      <text:p text:style-name="Standard">Pilipe de Teledinio</text:p>
      <text:p text:style-name="Standard">R. de Marnaniaco senere nos sescal</text:p>
      <text:p text:style-name="Standard">cance Greullo</text:p>
      <text:p text:style-name="Standard">suveint illa fre minti</text:p>
      <text:p text:style-name="Standard">P. de Chabliaco quosterneren veneris seque</text:p>
      <text:p text:style-name="Standard">dans xxix die mrcis p Remiinisee capitulannele</text:p>
      <text:p text:style-name="Standard">deuibrag sua archdiaconu magno deum domus</text:p>
      <text:p text:style-name="Standard">G. He</text:p>
      <text:p text:style-name="Standard">his magno</text:p>
      <text:p text:style-name="Standard">er</text:p>
      <text:p text:style-name="Standard"/>
      <text:p text:style-name="Standard"/>
      <text:p text:style-name="Standard">=FRAN_0393_09206.tif=</text:p>
      <text:p text:style-name="Standard">&gt;&gt;&gt;&gt;&gt;&gt; entrée &lt;&lt;&lt;&lt;&lt;&lt;&lt;</text:p>
      <text:p text:style-name="Standard"><text:soft-page-break/>sili veides st son. ve.</text:p>
      <text:p text:style-name="Standard">t bene quod qusm paissi</text:p>
      <text:p text:style-name="Standard">Re$</text:p>
      <text:p text:style-name="Standard">pissit aoragi tniuss</text:p>
      <text:p text:style-name="Standard">Audino</text:p>
      <text:p text:style-name="Standard">ali</text:p>
      <text:p text:style-name="Standard">olo</text:p>
      <text:p text:style-name="Standard">etauplius etc.</text:p>
      <text:p text:style-name="Standard">Ge</text:p>
      <text:p text:style-name="Standard">u vdi</text:p>
      <text:p text:style-name="Standard">te extis</text:p>
      <text:p text:style-name="Standard">s</text:p>
      <text:p text:style-name="Standard">idin</text:p>
      <text:p text:style-name="Standard">&gt;&gt;&gt;&gt;&gt;&gt; block &lt;&lt;&lt;&lt;&lt;&lt;&lt;</text:p>
      <text:p text:style-name="Standard">et foalaco beatorum Egidit et Lupi t jurone $re$ remuduum A leniar et Perrunom Pagulote de quod sic de visi</text:p>
      <text:p text:style-name="Standard">etos dioces uod ipse quadam dite vnenss vilbert coe est elapsis alias de cemperenon recolos eta prundie existen in E</text:p>
      <text:p text:style-name="Standard">pesta in nu dicte cre</text:p>
      <text:p text:style-name="Standard">udit dictums parteo concendenctes adiiione et dicedis obprolua vicalci et omne vidit quod idem pervonum feat $sin terendi</text:p>
      <text:p text:style-name="Standard">dicendo quod fuacliat</text:p>
      <text:p text:style-name="Standard">edinum $farendo sibi signatm de Cihac que sibi facere posset et omne ib revandu / elene ps</text:p>
      <text:p text:style-name="Standard">Oordiont</text:p>
      <text:p text:style-name="Standard">e mee ad nam bile a</text:p>
      <text:p text:style-name="Standard">dictu parre et prcissit den i</text:p>
      <text:p text:style-name="Standard">qnesat m parte</text:p>
      <text:p text:style-name="Standard">$ lal super facie vl sepli</text:p>
      <text:p text:style-name="Standard">propter astuncenum apsce habtene . dem ubrictari peraissit et vidgi cradit hoc qua Levane yalqe</text:p>
      <text:p text:style-name="Standard">loque a quod exsra volebat proproere set capud se id perriu rec erc capude</text:p>
      <text:p text:style-name="Standard">seac macog $ vade v</text:p>
      <text:p text:style-name="Standard">estie benein que perpe i bere audine ipse que lo se</text:p>
      <text:p text:style-name="Standard">ad boc le dinte precacionis de du</text:p>
      <text:p text:style-name="Standard">l sua en vl st Luohi are hunete</text:p>
      <text:p text:style-name="Standard">s respnd si id perriitacierunt cuem pleric / dt quod terdit quod sic na</text:p>
      <text:p text:style-name="Standard">pse habebat cmue et dofferebiat et ad huc deffert vestos planos et consara clericulem / uic de.</text:p>
      <text:p text:style-name="Standard"><text:soft-page-break/>eg ad quod cuem venans ad deam Pa. ecolim de quodbendebat de cina domini officia prvo ubi illa die habuerat agere</text:p>
      <text:p text:style-name="Standard">d deponere de premisssais nisi quod ad quamst his laborurernt et laborune vox anns et ruma publica entc illos quose hoc hucnocia</text:p>
      <text:p text:style-name="Standard">Gullelmio dominus Le Diu clericus et cima Par. procuratore et. pro dict quo et diligetns exra anno domini predicto / die Mares post festur vor</text:p>
      <text:p text:style-name="Standard">et lupi G si nenum regnolduu revaudamum àlevir et Petrum Pagnanelli Lembardurii de quibis fritr mencio</text:p>
      <text:p text:style-name="Standard">predicto et quod eos nunquemcoverat nisi a vigilis festi beati Laurencii Martires ultio prediti in qua vigilit vibit eos in c</text:p>
      <text:p text:style-name="Standard">pere et idiit eos tira ibidem ture toliter nomnari et ycnis neurt eos de visu super dteo pt et contras in</text:p>
      <text:p text:style-name="Standard">t per sunum dini se hoc scure videliet quod sie mc in ctsa vgibit dicti fest beati Laurere ultum prebit ipse qui loqi</text:p>
      <text:p text:style-name="Standard">ones de ount Parisis ubi hibeat g et traisiens per ecclesiam Parisiensem post decautaione noga misse dicte ecclesi e</text:p>
      <text:p text:style-name="Standard">hous susfintei firmatis circter horari $p$ prarda videt in dicta ecclesio dictos Borandum et Petium contendent</text:p>
      <text:p text:style-name="Standard">unde in revi dicte ecclesie / et domum Goraudinum pluio qumor $dicoe$ de quibus nos recolitur dcende de Se d</text:p>
      <text:p text:style-name="Standard">ob Petio et de ipso et post pluit veba habito inter ipss de quibus non serolit vidit idem testis q remera</text:p>
      <text:p text:style-name="Standard">5s</text:p>
      <text:p text:style-name="Standard">voc vldevatis et nobis $eg con qusdecum ut videbatur lexovit pugnum clausim centis d</text:p>
      <text:p text:style-name="Standard">ale dodebur$ eum parbere de dicte pugio in copite sod dem pemb retratit caput suum ec quo</text:p>
      <text:p text:style-name="Standard">Brached s v</text:p>
      <text:p text:style-name="Standard">cidet uper hum e biachir decti Petui et $ips dedip </text:p>
      <text:p text:style-name="Standard">eserto $ts$ vedetu ceste leprc dicens costrat le quos super hoc interrongit quod ne nate etno</text:p>
      <text:p text:style-name="Standard">c</text:p>
      <text:p text:style-name="Standard">sert noro valde erit motus idem penandis $ oinc cigt dimctum Peaumu / vabutum al t lo</text:p>
      <text:p text:style-name="Standard">oueret edem ceusti leques lic dt quod nbe senanduris aunteqsie sic exississis denar Petum dixit eido</text:p>
      <text:p text:style-name="Standard">Peco C. lb / dummide nec cum ipso excia deat ecclesiam et eant ut dice et de t. leques ar </text:p>
      <text:p text:style-name="Standard">duo alii de eadem Beste et per hoc curat quod si ide Petrus Ganisset dictarm ecclesiam geuss venre</text:p>
      <text:p text:style-name="Standard">dict si dictus Petuus cedt turc clericorum de quod arda quod sit jn ut sibi vibetir defferebat au</text:p>
      <text:p text:style-name="Standard">estcaris plios $etepus se $dit quod suiper choc que sipa depesrie et eo nodogio ceposuit labe</text:p>
      <text:p text:style-name="Standard">faberit vex cobais et prucripubite inter illos qui sili e hic voricis put firuit et prcto die pere</text:p>
      <text:p text:style-name="Standard">p viccreratis clericus tisto predictus mratus et cxte anno domini et kil martis sodes ressis si novic dictos e</text:p>
      <text:p text:style-name="Standard">de a vigilis festi Beatei Laurencii moitari ultimo fito in que vigiliti vrdie eob in ecclesie parisiensis et aude</text:p>
      <text:p text:style-name="Standard">colitr oominiri et exorit eosucur de visu p super daleis petis et contram in eorum ut persi</text:p>
      <text:p text:style-name="Standard"><text:soft-page-break/>ecclesie Pars.ens predicto die meronr in ab vigilit dati fest beati Laur curat hominia prandii vdet dicto</text:p>
      <text:p text:style-name="Standard">atreur et ples mos cum ipsis venientes de civis domini oficiai sar tinalides dectum callanm et omnice</text:p>
      <text:p text:style-name="Standard">c nogisi soitum ejusdem et du cent in eo vi vom ousdem auduvit pleic grosso ubannt ipsco et</text:p>
      <text:p text:style-name="Standard">uit q iden Bouudunis dixit eidem Petro pluro xba injurosa et minotorie de quibis</text:p>
      <text:p text:style-name="Standard">videt d idon Peaus feat figam golice la signe centit diomum $prdt cuc ide den</text:p>
      <text:p text:style-name="Standard">ad nostra ega domcn Petrum precussie det Pctuni actroro et munuge de prato fie</text:p>
      <text:p text:style-name="Standard">eu Viacheu / presente ad hoc pobibiis de Ad eccleio nen acola Et videcuss repa</text:p>
      <text:p text:style-name="Standard">&gt;&gt;&gt;&gt;&gt;&gt; liste &lt;&lt;&lt;&lt;&lt;&lt;&lt;</text:p>
      <text:p text:style-name="Standard">M</text:p>
      <text:p text:style-name="Standard">no</text:p>
      <text:p text:style-name="Standard"/>
      <text:p text:style-name="Standard"/>
      <text:p text:style-name="Standard">=FRAN_0393_09207.tif=</text:p>
      <text:p text:style-name="Standard">&gt;&gt;&gt;&gt;&gt;&gt; date &lt;&lt;&lt;&lt;&lt;&lt;&lt;</text:p>
      <text:p text:style-name="Standard">o xxix die veneris potest remuniscro capitulanoibus</text:p>
      <text:p text:style-name="Standard">die veneris ptr corbi mei Capitulanabi</text:p>
      <text:p text:style-name="Standard">&gt;&gt;&gt;&gt;&gt;&gt; block &lt;&lt;&lt;&lt;&lt;&lt;&lt;</text:p>
      <text:p text:style-name="Standard">giactia precium ut videbatr omnibus ibidem cgnabts ut di idem t decois ide ter quod idei reardam</text:p>
      <text:p text:style-name="Standard">donis cue feret non noco et injuriandi cum na valdere erat iniotus et nuois ultisede din</text:p>
      <text:p text:style-name="Standard">38</text:p>
      <text:p text:style-name="Standard">tem di Petro quod daret eidem e b dummodo nec cum ipso extindam ecclesi / Et eart am de</text:p>
      <text:p text:style-name="Standard">calii dt ste$ eidem veste fum sua ct vnd qsupe d</text:p>
      <text:p text:style-name="Standard">clavas et consre clericolus ut vadert t loquanti et e</text:p>
      <text:p text:style-name="Standard">G. lequi</text:p>
      <text:p text:style-name="Standard">seum sunt gracia civico Sancte Christo feri de Sene faciendo promonerm usque ad annem cum sancta</text:p>
      <text:p text:style-name="Standard">Petrus Reyndi de parrethua de Lugufir dies</text:p>
      <text:p text:style-name="Standard">facer$ capitulum de gracia dedit domino Roberto de Fusso damdo</text:p>
      <text:p text:style-name="Standard">prebb$ credietace frucrum prebende sue pro ao suco que pers</text:p>
      <text:p text:style-name="Standard">ad capitula</text:p>
      <text:p text:style-name="Standard">Guillelmus de Arcesio Canstici Legioc et Johannes de Plest</text:p>
      <text:p text:style-name="Standard">ejusdem Robert Par. hoc recegienerem este factum eis</text:p>
      <text:p text:style-name="Standard">gia</text:p>
      <text:p text:style-name="Standard">presentbs dominis Reginaldo de Losurra Johann de Nea et Peo</text:p>
      <text:p text:style-name="Standard">de Curre fiat instr</text:p>
      <text:p text:style-name="Standard">mbtus charia exercicie expresse protestuturs quod $erd$ eum Johannes Calvardi que dicebu</text:p>
      <text:p text:style-name="Standard">ad lune contra Nicolaum de Brayo et fuit inhibioi etc.</text:p>
      <text:p text:style-name="Standard"><text:soft-page-break/>pauper impetrens</text:p>
      <text:p text:style-name="Standard">ec mura eum es i data suem regigens in se presentundo et faciendo processun </text:p>
      <text:p text:style-name="Standard">et quod no dolient admacti ad ecclesiau de apella milonis et in an</text:p>
      <text:p text:style-name="Standard">pe</text:p>
      <text:p text:style-name="Standard">silinon premdratret pohi ad hoc Dagistro Ruymen</text:p>
      <text:p text:style-name="Standard">&gt;&gt;&gt;&gt;&gt;&gt; liste &lt;&lt;&lt;&lt;&lt;&lt;&lt;</text:p>
      <text:p text:style-name="Standard">o</text:p>
      <text:p text:style-name="Standard">cccore</text:p>
      <text:p text:style-name="Standard">negu magiste</text:p>
      <text:p text:style-name="Standard">Succentore</text:p>
      <text:p text:style-name="Standard">sabi</text:p>
      <text:p text:style-name="Standard">. Couredoro</text:p>
      <text:p text:style-name="Standard">o Graille</text:p>
      <text:p text:style-name="Standard">de Chicoligiaa</text:p>
      <text:p text:style-name="Standard">de Jyello</text:p>
      <text:p text:style-name="Standard">core</text:p>
      <text:p text:style-name="Standard">encere</text:p>
      <text:p text:style-name="Standard"/>
      <text:p text:style-name="Standard"/>
      <text:p text:style-name="Standard">=FRAN_0393_09208.tif=</text:p>
      <text:p text:style-name="Standard">&gt;&gt;&gt;&gt;&gt;&gt; date &lt;&lt;&lt;&lt;&lt;&lt;&lt;</text:p>
      <text:p text:style-name="Standard">Aano xxix° die herarii in vigilia Bearthelonei</text:p>
      <text:p text:style-name="Standard">uno de Blloneri que habumne prebenda Sancti Dyoni juravit expresse</text:p>
      <text:p text:style-name="Standard">&gt;&gt;&gt;&gt;&gt;&gt; block &lt;&lt;&lt;&lt;&lt;&lt;&lt;</text:p>
      <text:p text:style-name="Standard">P i scuoiti etc</text:p>
      <text:p text:style-name="Standard">dario xxix die dunco post festum beati Michil Archiaion</text:p>
      <text:p text:style-name="Standard">$aq Renulphis de Capella capellanus ain Philippi de Meleduna</text:p>
      <text:p text:style-name="Standard">canonicum ariens velut et consensit nemine dicti domini sui e de ejus mard</text:p>
      <text:p text:style-name="Standard">sit acebot quod Jequetus Pitardi ali prisione capituli parisiensis eoctis</text:p>
      <text:p text:style-name="Standard">pero aliquibus injuris seu violencis in $doti demo claustroli Et</text:p>
      <text:p text:style-name="Standard">Philippi per ipsum detenbum illatis et ab ipse Eccogntis / in capitule</text:p>
      <text:p text:style-name="Standard">delibrraetu usque ad voluvt dicti domini sui / dousque dict</text:p>
      <text:p text:style-name="Standard">ub premissi volens et in hoc se consenciens doteur</text:p>
      <text:p text:style-name="Standard">doba ens h et Johanne Davieio et Giioto hostinie capllle</text:p>
      <text:p text:style-name="Standard">Johannus de Sergiaco olerioius emandavt de hoc</text:p>
      <text:p text:style-name="Standard">Erelerii pa. unum hore dondo A lapha</text:p>
      <text:p text:style-name="Standard"><text:soft-page-break/>domini Johannes Marescalli pluro ad alture lictera</text:p>
      <text:p text:style-name="Standard">Voucenti juramie ee.</text:p>
      <text:p text:style-name="Standard"/>
      <text:p text:style-name="Standard"/>
      <text:p text:style-name="Standard">=FRAN_0393_09209.tif=</text:p>
      <text:p text:style-name="Standard">&gt;&gt;&gt;&gt;&gt;&gt; date &lt;&lt;&lt;&lt;&lt;&lt;&lt;</text:p>
      <text:p text:style-name="Standard">o xxix° die dominica que cuncatur lecure Jhernsili</text:p>
      <text:p text:style-name="Standard">renesciario cancellarius Par. qui everant donum que fua</text:p>
      <text:p text:style-name="Standard">&gt;&gt;&gt;&gt;&gt;&gt; block &lt;&lt;&lt;&lt;&lt;&lt;&lt;</text:p>
      <text:p text:style-name="Standard">Gag Archidiaconos pro ii. lb eum dimvisit $magae</text:p>
      <text:p text:style-name="Standard">p pro dicto pricie et in honc consesit capitulum</text:p>
      <text:p text:style-name="Standard">t pemmed se</text:p>
      <text:p text:style-name="Standard">et</text:p>
      <text:p text:style-name="Standard">l</text:p>
      <text:p text:style-name="Standard">caoinica eiea et vel</text:p>
      <text:p text:style-name="Standard">Heria de Yrespan</text:p>
      <text:p text:style-name="Standard">Oderdis de Bairis</text:p>
      <text:p text:style-name="Standard">Jacebus Rousselleti</text:p>
      <text:p text:style-name="Standard">&gt;&gt;&gt;&gt;&gt;&gt; liste &lt;&lt;&lt;&lt;&lt;&lt;&lt;</text:p>
      <text:p text:style-name="Standard">Capitula che</text:p>
      <text:p text:style-name="Standard">Huccentere</text:p>
      <text:p text:style-name="Standard">.Cancellino</text:p>
      <text:p text:style-name="Standard">Hencenti</text:p>
      <text:p text:style-name="Standard">V. Lent</text:p>
      <text:p text:style-name="Standard">s</text:p>
      <text:p text:style-name="Standard"/>
      <text:p text:style-name="Standard"/>
      <text:p text:style-name="Standard">=FRAN_0393_09210.tif=</text:p>
      <text:p text:style-name="Standard">&gt;&gt;&gt;&gt;&gt;&gt; date &lt;&lt;&lt;&lt;&lt;&lt;&lt;</text:p>
      <text:p text:style-name="Standard">hao Rudoul cleric scolorius parisiensi nemorem dicesis</text:p>
      <text:p text:style-name="Standard">Imjonetur de Sancto Secano prefianareu deliberatus</text:p>
      <text:p text:style-name="Standard">Canre xxix° die line post liture Jhenisalem capulane</text:p>
      <text:p text:style-name="Standard">&gt;&gt;&gt;&gt;&gt;&gt; block &lt;&lt;&lt;&lt;&lt;&lt;&lt;</text:p>
      <text:p text:style-name="Standard">ribui corci de Rochari</text:p>
      <text:p text:style-name="Standard">scolares Par fuerunt recdiei</text:p>
      <text:p text:style-name="Standard">sture juri anno xxviii° die lune aum lecia presentbus domino regs de Losarra magistro</text:p>
      <text:p text:style-name="Standard"><text:soft-page-break/>Rohic</text:p>
      <text:p text:style-name="Standard">Johannes de Sancto Quonre plegiur de reco</text:p>
      <text:p text:style-name="Standard">no domini m lcc xxviii in cum pis in oliatorum siperiorum Johannes de Vyronnario capellanus capelis</text:p>
      <text:p text:style-name="Standard">mani in ecclesia facti Cligii oethamagis aenurnciani cxpressi Carellara sue predicti et cum juri conelent</text:p>
      <text:p text:style-name="Standard">quod folaus ordine et t. prefertibus Stephares de Vere Poitionano et Haurone de Colles</text:p>
      <text:p text:style-name="Standard">Archidiaconus Pr. exastas int curno conferendi ntr scucici ecclesie Par. cum aist</text:p>
      <text:p text:style-name="Standard">sic adpresens occasione parrcchai ecclesie de Capellanilonis spectas ad presentucionem</text:p>
      <text:p text:style-name="Standard">que vacie de novo debatur inter dmios impeciantes scili talor yrgestat sine</text:p>
      <text:p text:style-name="Standard">archidiaconus de Juresuo in alio beneficio vaconte vl vacats in cmni i dictu ere</text:p>
      <text:p text:style-name="Standard">aliai de dictos impsetuti presentbus ad hoc magistro P. Alemanni G. de Vhane R. de Loy</text:p>
      <text:p text:style-name="Standard">G. de Mentibu testibus etc.</text:p>
      <text:p text:style-name="Standard">R. de Pactu Marguretu obtilit de domo que fie. G. Aleynda x di bb. p.</text:p>
      <text:p text:style-name="Standard">agno Jacobi Rensselloci / monete nen currentis scl strtico ecclesie et dimictento aliam domum accepcaac</text:p>
      <text:p text:style-name="Standard">&gt;&gt;&gt;&gt;&gt;&gt; liste &lt;&lt;&lt;&lt;&lt;&lt;&lt;</text:p>
      <text:p text:style-name="Standard">Decue</text:p>
      <text:p text:style-name="Standard">Cantore</text:p>
      <text:p text:style-name="Standard">. Drchadie magno</text:p>
      <text:p text:style-name="Standard">B. Boursaci</text:p>
      <text:p text:style-name="Standard">x xxix° die veneris p d annunciarie domnicum</text:p>
      <text:p text:style-name="Standard">decao</text:p>
      <text:p text:style-name="Standard">entis</text:p>
      <text:p text:style-name="Standard">diges pe</text:p>
      <text:p text:style-name="Standard">.chnsz</text:p>
      <text:p text:style-name="Standard">B. Bouisier</text:p>
      <text:p text:style-name="Standard">Cacellaro</text:p>
      <text:p text:style-name="Standard">P. Barrerii</text:p>
      <text:p text:style-name="Standard">dercenciario</text:p>
      <text:p text:style-name="Standard">P. de Villaris</text:p>
      <text:p text:style-name="Standard">Odone de Senors archidiacon Josiaci</text:p>
      <text:p text:style-name="Standard">P. Crsoles</text:p>
      <text:p text:style-name="Standard">R. de Marrign</text:p>
      <text:p text:style-name="Standard">vand</text:p>
      <text:p text:style-name="Standard">ddo de Barg</text:p>
      <text:p text:style-name="Standard">H. de Ponarco</text:p>
      <text:p text:style-name="Standard"><text:soft-page-break/>leod</text:p>
      <text:p text:style-name="Standard">Culhardi</text:p>
      <text:p text:style-name="Standard">d. Berar</text:p>
      <text:p text:style-name="Standard">H. de Gledi</text:p>
      <text:p text:style-name="Standard">J. de Dimtao Crargurecum</text:p>
      <text:p text:style-name="Standard">de Min ello.</text:p>
      <text:p text:style-name="Standard"/>
      <text:p text:style-name="Standard"/>
      <text:p text:style-name="Standard">=FRAN_0393_09211.tif=</text:p>
      <text:p text:style-name="Standard">&gt;&gt;&gt;&gt;&gt;&gt; entrée &lt;&lt;&lt;&lt;&lt;&lt;&lt;</text:p>
      <text:p text:style-name="Standard">s que $estscbus ad hoc</text:p>
      <text:p text:style-name="Standard">ie capiluli</text:p>
      <text:p text:style-name="Standard">&gt;&gt;&gt;&gt;&gt;&gt; block &lt;&lt;&lt;&lt;&lt;&lt;&lt;</text:p>
      <text:p text:style-name="Standard">no Domini m ccc xxviii. die mercuriis in festo exalti Sancte Crucis magister Guillelmus de Gyemo et Reginaldus Al</text:p>
      <text:p text:style-name="Standard">commissarius ad hoc de deputati a capitulo deliberaverunt Lombardos infrascriptos primo</text:p>
      <text:p text:style-name="Standard">Petrum Carniniani qui gagiavit emendam ad voluntatem capituli de eo quod verbavit Petrum capel</text:p>
      <text:p text:style-name="Standard">im tenra capituli prope portam claustri à pare via marmonsetorum et debit tracre plegios de Eajenda solivis</text:p>
      <text:p text:style-name="Standard">caisiie et volutate capituli</text:p>
      <text:p text:style-name="Standard">Item calliotum Johannis Lombardum qui juravit stare juri coram capitulo et ventre ad dies et de hoc funt</text:p>
      <text:p text:style-name="Standard">Plgnis Francscuis Vala</text:p>
      <text:p text:style-name="Standard">Item pedictum Francistum Baldi qui juravit siliter et fuit plegius calliotus pro eo istis duobus imponebit</text:p>
      <text:p text:style-name="Standard">pro fuantu culables in verbacione dicti Petri capel</text:p>
      <text:p text:style-name="Standard">pesens ad hoc Francisto de Mellis domino Petro de Campis presbytero et Petro Gouladi clerico tesi d</text:p>
      <text:p text:style-name="Standard">et Johanne de Cormeria clerico ac Roberto hercardi serviente capituli</text:p>
      <text:p text:style-name="Standard">f n</text:p>
      <text:p text:style-name="Standard">dicto $Peto can de $s dict $Erenda $solvenda lob $de $renddeccendo ipsm in preston</text:p>
      <text:p text:style-name="Standard">orgesis de Sancto Marceta se pet egtnt</text:p>
      <text:p text:style-name="Standard">$Gabane Johannis et Hueo Lauencii Bertone </text:p>
      <text:p text:style-name="Standard">furmiscus cambi draperius et tabernarius burgonsis de Sancto Marcello in claustro anco dominim</text:p>
      <text:p text:style-name="Standard">Gouillelmi de Gyemo se ferit pelegium pro dicto Petro Camimavi de dicta cirtudai solvan</text:p>
      <text:p text:style-name="Standard">de middmnendo ipsum in pusiene capituli in statu en qui e presenibus ad hoc Galero Johannis </text:p>
      <text:p text:style-name="Standard">MAnchius Fravosci de Florencia cuvis parum commorum vsus sconoenius medicum in vico non</text:p>
      <text:p text:style-name="Standard">lotus Bonseignor de Puicto cuiorum in vico nno Sancti Medeici predicta se constituerunt una cum fui</text:p>
      <text:p text:style-name="Standard"><text:soft-page-break/>Sancti Marcello et quilibet insolidum fidejussa pro Petro Gannignar decento in carcere ca</text:p>
      <text:p text:style-name="Standard">d vel de rebdudi corrus Jsia.</text:p>
      <text:p text:style-name="Standard"/>
      <text:p text:style-name="Standard"/>
      <text:p text:style-name="Standard">=FRAN_0393_09212.tif=</text:p>
      <text:p text:style-name="Standard">&gt;&gt;&gt;&gt;&gt;&gt; date &lt;&lt;&lt;&lt;&lt;&lt;&lt;</text:p>
      <text:p text:style-name="Standard">codone</text:p>
      <text:p text:style-name="Standard">e jovis poturt Lamencium capitulantibus</text:p>
      <text:p text:style-name="Standard">&gt;&gt;&gt;&gt;&gt;&gt; block &lt;&lt;&lt;&lt;&lt;&lt;&lt;</text:p>
      <text:p text:style-name="Standard">ne doi ame Pari sss instrimuctum publicm potert universis q dino di merelo cclesi lersi spo judi vi</text:p>
      <text:p text:style-name="Standard">ii due quinta videlicet die veneris post dominicam qua cantatr remistere Poncifitius sonetissis presens et domini nostri domini Johannis domine u</text:p>
      <text:p text:style-name="Standard">ns duvidcio relritudis diris dominis et mogtrs Stephano de Novilla Succentoro Petro de Canal ao Vincencio</text:p>
      <text:p text:style-name="Standard">me de Pomardo Johanne de Arpadella. Petro de Fayello . Guillelmo Guete ac nonnullo cleria aliis canonicis ecclesie Pr. i</text:p>
      <text:p text:style-name="Standard">eclesise hoia capituli deversus mane ad eapitulandum ad bonum Campane propter hoc more solito congregacio eo capitulum.</text:p>
      <text:p text:style-name="Standard">et iquesentantibus prestite tunc ibi Johaulno Prious de Medinta clerico qui una cum suis eihac parte cmpliobu et</text:p>
      <text:p text:style-name="Standard">a invisiones insultis mellegas injuiris et oppressiones ferant ut dicitur in villa et terra dictiorum docu et cppll</text:p>
      <text:p text:style-name="Standard">pari apud Masserias Carnotensis diocesis ubi dicti domini decanro et capitulum habera cum modam jurisdiciones temporolem et genart</text:p>
      <text:p text:style-name="Standard">ee sinentes ipsorum decani et capituli et qui pr eo emendam gaguina cognostablitur dictus dominis decano et capil</text:p>
      <text:p text:style-name="Standard">emisim ad ipsrum ordinacionem texaionem ee voluntatem et qui se hoc promiserat per sidum et jurimem n</text:p>
      <text:p text:style-name="Standard">mistre volmntas et aibitrio et ordinacioni eorumdem prout de hoc constris dictur pro bibts prpoitue Pariesis erohanc difect</text:p>
      <text:p text:style-name="Standard">diem per ossignat emptes ee precise ad diem pruencem in dicto capitulo ad ipsium horam ad videndum et audiendum trcpe aend</text:p>
      <text:p text:style-name="Standard">mrinont te cisuum subsqripts procic presuo domini canonici et capitulum legitre ne ducbara inimati in polssi eclesi</text:p>
      <text:p text:style-name="Standard">ne dicebant deliberorione provida / et diligenti tractat inter ipss et consilibus ib eis ja acebara his que cuta</text:p>
      <text:p text:style-name="Standard">undi autia Johannie prefat ad hoc pesentm doctuum cuitudam execardunt ad trecentas liberas paries et pis cecioe</text:p>
      <text:p text:style-name="Standard">anorem ipsum condempriverunt in dictos treceuos liberi ipso oleo solvendo per premissio Acta seniti hoc prr</text:p>
      <text:p text:style-name="Standard"><text:soft-page-break/>cpilo anno judicis meise die hoii et pontfitis predicto prenenibus sisternis vins dominis et mxigiis vali vii d</text:p>
      <text:p text:style-name="Standard">Johannous Rocund prs Roberto Biardi et Gadulpho Mengenti in cuva Pa advocatis clericis p</text:p>
      <text:p text:style-name="Standard">o cive propis et pluribus aliis cestibus ad hoc vocutis specoliter et regatio. Et ego duo de cinia loc </text:p>
      <text:p text:style-name="Standard">prab mete publics ac cune Par. perarum texxacion dicte emende et ordiacioni hujusmodi uua cum dos t</text:p>
      <text:p text:style-name="Standard">missa emia et sngula de mandato dictoum dominom caronerus et capituli fideliter scipsi e eo pullim</text:p>
      <text:p text:style-name="Standard">sibunt quod ineu et suctum una cum sigillo curie pr hic in restuton</text:p>
      <text:p text:style-name="Standard">reis</text:p>
      <text:p text:style-name="Standard">capitulum poste in manibi doms redditus beneficiri ducarum captlla</text:p>
      <text:p text:style-name="Standard">hic nominatorum / pro eo quod ad celebrubant etc.</text:p>
      <text:p text:style-name="Standard">presentes cagistro Petero de Curre ariterio et domino marcino de Ann</text:p>
      <text:p text:style-name="Standard">anno xxviii° die veneris potest festem Adree / ahsenr</text:p>
      <text:p text:style-name="Standard">Lavenanus gagiavnt emendam cgiles de honc ferit</text:p>
      <text:p text:style-name="Standard">quandam dome et terra va</text:p>
      <text:p text:style-name="Standard">&gt;&gt;&gt;&gt;&gt;&gt; liste &lt;&lt;&lt;&lt;&lt;&lt;&lt;</text:p>
      <text:p text:style-name="Standard">dn.</text:p>
      <text:p text:style-name="Standard">. de Pictavinona</text:p>
      <text:p text:style-name="Standard">Melli</text:p>
      <text:p text:style-name="Standard">. deegaco e</text:p>
      <text:p text:style-name="Standard">J. Bouchea</text:p>
      <text:p text:style-name="Standard">ors de Merula</text:p>
      <text:p text:style-name="Standard">Constanx</text:p>
      <text:p text:style-name="Standard">Mangere</text:p>
      <text:p text:style-name="Standard">pasens ses on celebrius</text:p>
      <text:p text:style-name="Standard">Fobri</text:p>
      <text:p text:style-name="Standard">illars</text:p>
      <text:p text:style-name="Standard">dano</text:p>
      <text:p text:style-name="Standard">N</text:p>
      <text:p text:style-name="Standard"/>
      <text:p text:style-name="Standard"/>
      <text:p text:style-name="Standard">=FRAN_0393_09213.tif=</text:p>
      <text:p text:style-name="Standard">&gt;&gt;&gt;&gt;&gt;&gt; date &lt;&lt;&lt;&lt;&lt;&lt;&lt;</text:p>
      <text:p text:style-name="Standard">die dominica $g$fe$ aca fesorm beatei Clemendis</text:p>
      <text:p text:style-name="Standard">de onc Feat cape Pigtore</text:p>
      <text:p text:style-name="Standard">&gt;&gt;&gt;&gt;&gt;&gt; block &lt;&lt;&lt;&lt;&lt;&lt;&lt;</text:p>
      <text:p text:style-name="Standard">de ci fest G Cacravieti caplantibus. Decano. Cancellario m. Malcondunt</text:p>
      <text:p text:style-name="Standard"><text:soft-page-break/>o cocuotoro. P. . Chambliaco G. de Laud B Bonifi. St de Nevilla. caplue</text:p>
      <text:p text:style-name="Standard">G$ Breandi P. de Faiello G. de Brixia J. Bauffeti</text:p>
      <text:p text:style-name="Standard">on Thoma de Fonte presbytero Baldoyno de Sancto Marcelo</text:p>
      <text:p text:style-name="Standard">dominim Stephani de Mornayo protestanus fuit de prebede in ecum quo euinceretur ab eo illa quam tenebat</text:p>
      <text:p text:style-name="Standard">Card de Arrableyo fuit protestottur de Contoria</text:p>
      <text:p text:style-name="Standard">Ji de Blosis protestois fuit</text:p>
      <text:p text:style-name="Standard">domini Guidonis fuit prestatus de prebendem in ccu in quo non remanetur soe illa pro qualitegabat</text:p>
      <text:p text:style-name="Standard">siti drensi protestatus fuit de cantoria</text:p>
      <text:p text:style-name="Standard">x</text:p>
      <text:p text:style-name="Standard">Bauchier famulus magistri Guillelmi de Cableyo erut decent eint prisione capituli</text:p>
      <text:p text:style-name="Standard">dici capituli in prvvso fuit deliberatur per jure de scundo jui sub pena Baduetis ad</text:p>
      <text:p text:style-name="Standard">Gernius de Moucestonche$ Monteschiis presbyter beneficiacio in eccesia Sete u</text:p>
      <text:p text:style-name="Standard">Guerin de Bullo cleric sigillefer curie Archdiaconis Lie</text:p>
      <text:p text:style-name="Standard">ipsum ad diem cpsoim capitulo quaciens drenoit et de scundo jur</text:p>
      <text:p text:style-name="Standard">&gt;&gt;&gt;&gt;&gt;&gt; liste &lt;&lt;&lt;&lt;&lt;&lt;&lt;</text:p>
      <text:p text:style-name="Standard">onic</text:p>
      <text:p text:style-name="Standard">publico notariis</text:p>
      <text:p text:style-name="Standard">icuri fuit protestatus de prebenda</text:p>
      <text:p text:style-name="Standard"/>
      <text:p text:style-name="Standard"/>
      <text:p text:style-name="Standard">=FRAN_0393_09214.tif=</text:p>
      <text:p text:style-name="Standard">&gt;&gt;&gt;&gt;&gt;&gt; date &lt;&lt;&lt;&lt;&lt;&lt;&lt;</text:p>
      <text:p text:style-name="Standard">*</text:p>
      <text:p text:style-name="Standard">Anno lsexto die lupie posti quasimodo ceritu</text:p>
      <text:p text:style-name="Standard">Anno ilsexto die maeariost aasinodo captitulbis</text:p>
      <text:p text:style-name="Standard">&gt;&gt;&gt;&gt;&gt;&gt; liste &lt;&lt;&lt;&lt;&lt;&lt;&lt;</text:p>
      <text:p text:style-name="Standard">Vi. Cantore</text:p>
      <text:p text:style-name="Standard">P. penitenciario</text:p>
      <text:p text:style-name="Standard">E Fucheri</text:p>
      <text:p text:style-name="Standard">P. Pouvrelli</text:p>
      <text:p text:style-name="Standard">G. Coquatricis</text:p>
      <text:p text:style-name="Standard">J. de Sinemino</text:p>
      <text:p text:style-name="Standard">G. de Porellis</text:p>
      <text:p text:style-name="Standard">H. de Corso</text:p>
      <text:p text:style-name="Standard">G. Bohie</text:p>
      <text:p text:style-name="Standard"><text:soft-page-break/>P. de Foresta</text:p>
      <text:p text:style-name="Standard">P. Pouvrelli</text:p>
      <text:p text:style-name="Standard">G. de Turre</text:p>
      <text:p text:style-name="Standard">G. de Lumbris</text:p>
      <text:p text:style-name="Standard">D. de Duclaro</text:p>
      <text:p text:style-name="Standard">Vi. Cantore</text:p>
      <text:p text:style-name="Standard">. Succentore</text:p>
      <text:p text:style-name="Standard">J. de Sinemiuro</text:p>
      <text:p text:style-name="Standard">G. de Lumbris</text:p>
      <text:p text:style-name="Standard">B. de Duclaro</text:p>
      <text:p text:style-name="Standard">P. Pouvrrelli</text:p>
      <text:p text:style-name="Standard">G. de Turre</text:p>
      <text:p text:style-name="Standard">G. Vohie</text:p>
      <text:p text:style-name="Standard">R. de Salgie</text:p>
      <text:p text:style-name="Standard">G. de Perellis</text:p>
      <text:p text:style-name="Standard">P. Barrerii</text:p>
      <text:p text:style-name="Standard">E Fucherii</text:p>
      <text:p text:style-name="Standard"/>
      <text:p text:style-name="Standard"/>
      <text:p text:style-name="Standard">=FRAN_0393_09215.tif=</text:p>
      <text:p text:style-name="Standard">&gt;&gt;&gt;&gt;&gt;&gt; date &lt;&lt;&lt;&lt;&lt;&lt;&lt;</text:p>
      <text:p text:style-name="Standard">156</text:p>
      <text:p text:style-name="Standard">nno xi sexto die venris posti quasimodo capicul</text:p>
      <text:p text:style-name="Standard">Anno xlsexto die veneris post mgisteia domi citalntus</text:p>
      <text:p text:style-name="Standard">&gt;&gt;&gt;&gt;&gt;&gt; block &lt;&lt;&lt;&lt;&lt;&lt;&lt;</text:p>
      <text:p text:style-name="Standard">odie Petrus de Sachuneyo obtinens capellaniam perpetuam in ecclesiaparisiens</text:p>
      <text:p text:style-name="Standard">ad altare beati Johannis Baptiste eam permutavit cum domino Johannedi</text:p>
      <text:p text:style-name="Standard">Cenomanius ad canonicaum prebendam Beate Marie primimensi / idem pituis</text:p>
      <text:p text:style-name="Standard">ipsam capellanam resignavit / et dictus Johanni fuit ad eam admmissus</text:p>
      <text:p text:style-name="Standard">Et prestit juramentum presenties caudariis laico N. de Grillais et Grum</text:p>
      <text:p text:style-name="Standard">de placencia</text:p>
      <text:p text:style-name="Standard">Guillelmus Noblet de Buriaco confitetur se teneri in quatuor libras procuratorie</text:p>
      <text:p text:style-name="Standard">capitories et canonicum Sancti Mederici rediendus infra noctes fiat nisi</text:p>
      <text:p text:style-name="Standard">una cum confectione presencium</text:p>
      <text:p text:style-name="Standard">&gt;&gt;&gt;&gt;&gt;&gt; liste &lt;&lt;&lt;&lt;&lt;&lt;&lt;</text:p>
      <text:p text:style-name="Standard">Vi cantore</text:p>
      <text:p text:style-name="Standard"><text:soft-page-break/>J. Succentore</text:p>
      <text:p text:style-name="Standard">S Ponucelli</text:p>
      <text:p text:style-name="Standard">Gicoquatricis</text:p>
      <text:p text:style-name="Standard">P. Barreri</text:p>
      <text:p text:style-name="Standard">G. de Lumbris</text:p>
      <text:p text:style-name="Standard">G. Bohis.</text:p>
      <text:p text:style-name="Standard">H. de Corso</text:p>
      <text:p text:style-name="Standard">D. de Duclaro</text:p>
      <text:p text:style-name="Standard">G. de Turre</text:p>
      <text:p text:style-name="Standard">E. Fucheri</text:p>
      <text:p text:style-name="Standard">Vi. cantore</text:p>
      <text:p text:style-name="Standard">J. Succentore</text:p>
      <text:p text:style-name="Standard">G. Hamelini</text:p>
      <text:p text:style-name="Standard">G. de Porellis</text:p>
      <text:p text:style-name="Standard">J. de Sinoninro</text:p>
      <text:p text:style-name="Standard">G. Fuchoris</text:p>
      <text:p text:style-name="Standard">P. Pouvrelli</text:p>
      <text:p text:style-name="Standard">P. Barreris</text:p>
      <text:p text:style-name="Standard">G. Coquatricis</text:p>
      <text:p text:style-name="Standard">H. de Corso</text:p>
      <text:p text:style-name="Standard">B. de Molinis</text:p>
      <text:p text:style-name="Standard">P. de Roniaco</text:p>
      <text:p text:style-name="Standard">G. de Lumbris</text:p>
      <text:p text:style-name="Standard">G. de Turre</text:p>
      <text:p text:style-name="Standard">V. de uadrellis</text:p>
      <text:p text:style-name="Standard"/>
      <text:p text:style-name="Standard"/>
      <text:p text:style-name="Standard">=FRAN_0393_09216.tif=</text:p>
      <text:p text:style-name="Standard">&gt;&gt;&gt;&gt;&gt;&gt; date &lt;&lt;&lt;&lt;&lt;&lt;&lt;</text:p>
      <text:p text:style-name="Standard">Anno xlsexto die lune posti jubilaceapitulantibus</text:p>
      <text:p text:style-name="Standard">Anno xlsexto die mercuri post inbila capitulantibus</text:p>
      <text:p text:style-name="Standard">&gt;&gt;&gt;&gt;&gt;&gt; block &lt;&lt;&lt;&lt;&lt;&lt;&lt;</text:p>
      <text:p text:style-name="Standard">Anno x sexto die nova mensis maii magister Guillelmus Hernen</text:p>
      <text:p text:style-name="Standard">canonicus Lextviensis virtute gracie apostolice sibi facte de per</text:p>
      <text:p text:style-name="Standard">vacantes vel proxime vocatura sibt t nulli alii de jure deb</text:p>
      <text:p text:style-name="Standard">perrebendam in dicta ecclesia nunc vacantes per obitum deffuncti domini</text:p>
      <text:p text:style-name="Standard"><text:soft-page-break/>Nicolai $a pennevere cantores dicte ecclesie acceptavit</text:p>
      <text:p text:style-name="Standard">sub protestacionibus si sibi etc. presentibus domino Hugone</text:p>
      <text:p text:style-name="Standard">Vichui capellano perpetuo in ecclesia Sancti Christofori Yari</text:p>
      <text:p text:style-name="Standard">Yvone Roberti et Yuone Marescalli clericis erestib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E. Fucheris</text:p>
      <text:p text:style-name="Standard">P. Barreri</text:p>
      <text:p text:style-name="Standard">G. Coquatricis</text:p>
      <text:p text:style-name="Standard">J. de Sinenino</text:p>
      <text:p text:style-name="Standard">P. de Roniaco</text:p>
      <text:p text:style-name="Standard">H. de Corso</text:p>
      <text:p text:style-name="Standard">G. de Carre</text:p>
      <text:p text:style-name="Standard">D. de Duclaro</text:p>
      <text:p text:style-name="Standard">G. de Lumbris</text:p>
      <text:p text:style-name="Standard">Vi. Cantore</text:p>
      <text:p text:style-name="Standard">J. Succentore</text:p>
      <text:p text:style-name="Standard">P. Penitenciario</text:p>
      <text:p text:style-name="Standard">P. Pouvcelli</text:p>
      <text:p text:style-name="Standard">E. Fucheri</text:p>
      <text:p text:style-name="Standard">G. de Curre</text:p>
      <text:p text:style-name="Standard">G. Hamelini</text:p>
      <text:p text:style-name="Standard">G. de Lumbris</text:p>
      <text:p text:style-name="Standard">G. Bohit</text:p>
      <text:p text:style-name="Standard">J. de Sineminio</text:p>
      <text:p text:style-name="Standard"/>
      <text:p text:style-name="Standard"/>
      <text:p text:style-name="Standard">=FRAN_0393_09217.tif=</text:p>
      <text:p text:style-name="Standard">&gt;&gt;&gt;&gt;&gt;&gt; date &lt;&lt;&lt;&lt;&lt;&lt;&lt;</text:p>
      <text:p text:style-name="Standard">148</text:p>
      <text:p text:style-name="Standard">Anno reseto die venris posti ubilate capituli</text:p>
      <text:p text:style-name="Standard">Anno xlsexio die lune post Canit capitulantbus</text:p>
      <text:p text:style-name="Standard">&gt;&gt;&gt;&gt;&gt;&gt; liste &lt;&lt;&lt;&lt;&lt;&lt;&lt;</text:p>
      <text:p text:style-name="Standard">Vi cantore</text:p>
      <text:p text:style-name="Standard"><text:soft-page-break/>J. Succentore</text:p>
      <text:p text:style-name="Standard">E. Fucheris</text:p>
      <text:p text:style-name="Standard">P. Barreris</text:p>
      <text:p text:style-name="Standard">R. de Molinis</text:p>
      <text:p text:style-name="Standard">P. de Foresta</text:p>
      <text:p text:style-name="Standard">P. de Roniaco</text:p>
      <text:p text:style-name="Standard">G. Bohie</text:p>
      <text:p text:style-name="Standard">D. de Duclaro</text:p>
      <text:p text:style-name="Standard">G. Hamelini</text:p>
      <text:p text:style-name="Standard">P. Pouurelli</text:p>
      <text:p text:style-name="Standard">H. de Culento</text:p>
      <text:p text:style-name="Standard">G. de Lumbris</text:p>
      <text:p text:style-name="Standard">G. de Curre</text:p>
      <text:p text:style-name="Standard">G. de Corso</text:p>
      <text:p text:style-name="Standard">Vi cantore</text:p>
      <text:p text:style-name="Standard">J. Succentore</text:p>
      <text:p text:style-name="Standard">P. Pouvrelli</text:p>
      <text:p text:style-name="Standard">G. de Curre</text:p>
      <text:p text:style-name="Standard">G. Hamelini</text:p>
      <text:p text:style-name="Standard">P. Barrerii</text:p>
      <text:p text:style-name="Standard">J. de Sinemuro</text:p>
      <text:p text:style-name="Standard">E. Fucheris</text:p>
      <text:p text:style-name="Standard">G. de Pollis</text:p>
      <text:p text:style-name="Standard">G. Coquatricis</text:p>
      <text:p text:style-name="Standard">G. de Lumbris</text:p>
      <text:p text:style-name="Standard">G. Cohic</text:p>
      <text:p text:style-name="Standard">D. de Duclaro</text:p>
      <text:p text:style-name="Standard"/>
      <text:p text:style-name="Standard"/>
      <text:p text:style-name="Standard">=FRAN_0393_09218.tif=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G. Hamelini</text:p>
      <text:p text:style-name="Standard">P. de Roniaco</text:p>
      <text:p text:style-name="Standard">G. Coquatutis</text:p>
      <text:p text:style-name="Standard"><text:soft-page-break/>E. Fucheri</text:p>
      <text:p text:style-name="Standard">H. de Corso</text:p>
      <text:p text:style-name="Standard">G. de Lumibris</text:p>
      <text:p text:style-name="Standard">D. de Duclaro</text:p>
      <text:p text:style-name="Standard">R. de Salgis</text:p>
      <text:p text:style-name="Standard">G. Lohic</text:p>
      <text:p text:style-name="Standard">P. Barreri</text:p>
      <text:p text:style-name="Standard">P. Pouvrelli</text:p>
      <text:p text:style-name="Standard">G. de Perellis</text:p>
      <text:p text:style-name="Standard">J. de Sineminea</text:p>
      <text:p text:style-name="Standard">Vi cantore</text:p>
      <text:p text:style-name="Standard">J. Succentore</text:p>
      <text:p text:style-name="Standard">G. Bohic</text:p>
      <text:p text:style-name="Standard">P. de Roriaco</text:p>
      <text:p text:style-name="Standard">P. Barreri</text:p>
      <text:p text:style-name="Standard">G. Hamelini</text:p>
      <text:p text:style-name="Standard">G. de Curre</text:p>
      <text:p text:style-name="Standard">P. Pouvrelli</text:p>
      <text:p text:style-name="Standard">J. de Sinemunt</text:p>
      <text:p text:style-name="Standard">EFucheris</text:p>
      <text:p text:style-name="Standard">H. de Corso</text:p>
      <text:p text:style-name="Standard">D. de Duclaro</text:p>
      <text:p text:style-name="Standard">E. Coque</text:p>
      <text:p text:style-name="Standard"/>
      <text:p text:style-name="Standard"/>
      <text:p text:style-name="Standard">=FRAN_0393_09219.tif=</text:p>
      <text:p text:style-name="Standard">&gt;&gt;&gt;&gt;&gt;&gt; date &lt;&lt;&lt;&lt;&lt;&lt;&lt;</text:p>
      <text:p text:style-name="Standard">sz</text:p>
      <text:p text:style-name="Standard">Anne xheete die mercuris in vigilia ascensionis dominciulatibus</text:p>
      <text:p text:style-name="Standard">Anno xserto die veneris posti festum ascrnsionis domicaitlantbus</text:p>
      <text:p text:style-name="Standard">&gt;&gt;&gt;&gt;&gt;&gt; liste &lt;&lt;&lt;&lt;&lt;&lt;&lt;</text:p>
      <text:p text:style-name="Standard">Vi cantore</text:p>
      <text:p text:style-name="Standard">J. Succntore</text:p>
      <text:p text:style-name="Standard">P. Penitenciario</text:p>
      <text:p text:style-name="Standard">J. de Sinemino</text:p>
      <text:p text:style-name="Standard">D. de Duclaro</text:p>
      <text:p text:style-name="Standard"><text:soft-page-break/>H. de Corso</text:p>
      <text:p text:style-name="Standard">P. Barrerier</text:p>
      <text:p text:style-name="Standard">G. de Lumbris</text:p>
      <text:p text:style-name="Standard">E. Fucheri</text:p>
      <text:p text:style-name="Standard">G. de Curre</text:p>
      <text:p text:style-name="Standard">G. Hamelini</text:p>
      <text:p text:style-name="Standard">E. Boio</text:p>
      <text:p text:style-name="Standard">G. Coquatricis</text:p>
      <text:p text:style-name="Standard">P. de Roniaco</text:p>
      <text:p text:style-name="Standard">Vi. Cantore</text:p>
      <text:p text:style-name="Standard">J. Succentore</text:p>
      <text:p text:style-name="Standard">H. de Corso</text:p>
      <text:p text:style-name="Standard">EFucherii</text:p>
      <text:p text:style-name="Standard">P. de Boniaco</text:p>
      <text:p text:style-name="Standard">G. Hamelini</text:p>
      <text:p text:style-name="Standard">H. de Culento</text:p>
      <text:p text:style-name="Standard">D. de Duclaro</text:p>
      <text:p text:style-name="Standard">P. Pouvrelli</text:p>
      <text:p text:style-name="Standard">G. de Turre</text:p>
      <text:p text:style-name="Standard">G. Coquatricis</text:p>
      <text:p text:style-name="Standard"/>
      <text:p text:style-name="Standard"/>
      <text:p text:style-name="Standard">=FRAN_0393_09220.tif=</text:p>
      <text:p text:style-name="Standard">&gt;&gt;&gt;&gt;&gt;&gt; date &lt;&lt;&lt;&lt;&lt;&lt;&lt;</text:p>
      <text:p text:style-name="Standard">Anno xlserio die lune post festum ascinisionis dominicapibus</text:p>
      <text:p text:style-name="Standard">Anno pento die mertum post festum ascensiti i ie capitulantibus</text:p>
      <text:p text:style-name="Standard">&gt;&gt;&gt;&gt;&gt;&gt; block &lt;&lt;&lt;&lt;&lt;&lt;&lt;</text:p>
      <text:p text:style-name="Standard">Hodie dictus H. de Culento tracoridit denarium Dei de domo clau</text:p>
      <text:p text:style-name="Standard">strali defuncti domini SSymonis de Mesuil et debet solvere cent ibras</text:p>
      <text:p text:style-name="Standard">pariensies et durabit licitacio usque ad vicm venere justraum etc.</text:p>
      <text:p text:style-name="Standard">Hodie Galterus de Dua alias male joo prisionacius fuit recreditu</text:p>
      <text:p text:style-name="Standard">sibi ipsi et habuit elargitrs prisionis et promisit per juramento et sub</text:p>
      <text:p text:style-name="Standard">pena quinquagenta libras stare juri terrere capitulo super sibi imporait</text:p>
      <text:p text:style-name="Standard">et gagiavit emendam capitulo de hiis que fecerat et debet</text:p>
      <text:p text:style-name="Standard">comparere ad quamlibet die sibi assignanda sub pena predictu</text:p>
      <text:p text:style-name="Standard">dies est sibii asseivti stilicet quintena dies ab hodie ad vi</text:p>
      <text:p text:style-name="Standard"><text:soft-page-break/>dendum caxari emendam presentibus Robero nasticiis et Johanne de</text:p>
      <text:p text:style-name="Standard">Ruolio</text:p>
      <text:p text:style-name="Standard">Anno domini predicto die jeus post dscencionus vi. dominus H. de Julliaco canonicus parisiensis Decanus Remensi s</text:p>
      <text:p text:style-name="Standard">pini suos dominum Camum de Polaceni canonicus Rtarensis et Pectum domtum Acavot nepcie suum quo hbs lem in culile</text:p>
      <text:p text:style-name="Standard">ctri</text:p>
      <text:p text:style-name="Standard">ec et ad potrndum fanctus prebende presenium et quictardi u sub sonium capitul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 penitenciario</text:p>
      <text:p text:style-name="Standard">G. Hameani</text:p>
      <text:p text:style-name="Standard">G. de Perellis</text:p>
      <text:p text:style-name="Standard">E. de Lumbris</text:p>
      <text:p text:style-name="Standard">H. de Culento</text:p>
      <text:p text:style-name="Standard">H. de Julliaco</text:p>
      <text:p text:style-name="Standard">R. de Salgis</text:p>
      <text:p text:style-name="Standard">J. de Sinemiuro</text:p>
      <text:p text:style-name="Standard">P. Baritri</text:p>
      <text:p text:style-name="Standard">P. de Roniaco</text:p>
      <text:p text:style-name="Standard">E. Fucheris</text:p>
      <text:p text:style-name="Standard">G. de Turte</text:p>
      <text:p text:style-name="Standard">D. de Duclaro</text:p>
      <text:p text:style-name="Standard">G. Bohic</text:p>
      <text:p text:style-name="Standard">G. coguacricis</text:p>
      <text:p text:style-name="Standard">P. Ponvilli</text:p>
      <text:p text:style-name="Standard">Vi Cantore</text:p>
      <text:p text:style-name="Standard">J. Succentore</text:p>
      <text:p text:style-name="Standard">E. Fucheri</text:p>
      <text:p text:style-name="Standard">P. Barrerii</text:p>
      <text:p text:style-name="Standard">G. Coquatricis</text:p>
      <text:p text:style-name="Standard">J. Succentode Fuitmo</text:p>
      <text:p text:style-name="Standard">R. de Salgis</text:p>
      <text:p text:style-name="Standard">H. de Corso</text:p>
      <text:p text:style-name="Standard">D. de Duclaro</text:p>
      <text:p text:style-name="Standard"><text:soft-page-break/>P. de Roniaco</text:p>
      <text:p text:style-name="Standard">B. de Turre</text:p>
      <text:p text:style-name="Standard">G. Hamelini</text:p>
      <text:p text:style-name="Standard">H. de Juilliaco</text:p>
      <text:p text:style-name="Standard">G. de Lumbris</text:p>
      <text:p text:style-name="Standard">D. de Quadrells</text:p>
      <text:p text:style-name="Standard">P. Pouvrelli</text:p>
      <text:p text:style-name="Standard"/>
      <text:p text:style-name="Standard"/>
      <text:p text:style-name="Standard">=FRAN_0393_09221.tif=</text:p>
      <text:p text:style-name="Standard">&gt;&gt;&gt;&gt;&gt;&gt; date &lt;&lt;&lt;&lt;&lt;&lt;&lt;</text:p>
      <text:p text:style-name="Standard">Anno xlsexto die veneris ante festum Penthecoste capitulantibus</text:p>
      <text:p text:style-name="Standard">datur gracie vi ides aprilis anno quarto</text:p>
      <text:p text:style-name="Standard">Datur collacio anno xlvi die xviii mensis maii</text:p>
      <text:p text:style-name="Standard">Anno xl sexto die veneris post festum penthecoste capitulantibus</text:p>
      <text:p text:style-name="Standard">&gt;&gt;&gt;&gt;&gt;&gt; block &lt;&lt;&lt;&lt;&lt;&lt;&lt;</text:p>
      <text:p text:style-name="Standard">Recepcio Canonici</text:p>
      <text:p text:style-name="Standard">Hodie fuit receptus Guillelmus de La Baylia ad prebendam P. alemanum</text:p>
      <text:p text:style-name="Standard">in propria persona</text:p>
      <text:p text:style-name="Standard">Hodie fuit mandatum in capitulo domino Germano quod ipse teneat sub</text:p>
      <text:p text:style-name="Standard">arresto /ea que debentur canonicis qui non soluntur sumam taxatam</text:p>
      <text:p text:style-name="Standard">de prebendis suis pro litigio contra episcopum Par.</text:p>
      <text:p text:style-name="Standard">hodie fuit dictum per capitulum quod de emolumentis capellanie</text:p>
      <text:p text:style-name="Standard">magistri Stephani $solva$ nichil solvatur nisi illi / qui est ad hoc</text:p>
      <text:p text:style-name="Standard">deputatus per capitulum in capitulo generali scilitet domino Hugoni</text:p>
      <text:p text:style-name="Standard">de Urchiis quousque $ab$ per nos fuit ordinatum</text:p>
      <text:p text:style-name="Standard">Anno xlvi die mercurii post festum Penthecoste exeunte septimadie</text:p>
      <text:p text:style-name="Standard">junii Petrus de Colomeriis capellanus in ecclesia Parisiensis decessit</text:p>
      <text:p text:style-name="Standard">Hodie magister Petrus de Aurelianis juratus noster retulit in capitulo</text:p>
      <text:p text:style-name="Standard">quod ammovebat periculum de Petro Malafarie de quodam vulnere</text:p>
      <text:p text:style-name="Standard">x ingrem</text:p>
      <text:p text:style-name="Standard">quod habebat in capite retro aurem a parte sinistra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<text:soft-page-break/>P. Barrerii</text:p>
      <text:p text:style-name="Standard">D. de quadrellis</text:p>
      <text:p text:style-name="Standard">H. de Culento</text:p>
      <text:p text:style-name="Standard">G. Hamelini</text:p>
      <text:p text:style-name="Standard">P. Po$r$urelli</text:p>
      <text:p text:style-name="Standard">D. de Duclaro</text:p>
      <text:p text:style-name="Standard">G. de Turee</text:p>
      <text:p text:style-name="Standard">E. Bohic</text:p>
      <text:p text:style-name="Standard">E. Fucherii</text:p>
      <text:p text:style-name="Standard">H. de Corso</text:p>
      <text:p text:style-name="Standard">H. de Julliaco</text:p>
      <text:p text:style-name="Standard">P. de Roniaco</text:p>
      <text:p text:style-name="Standard">G. de Lumbris</text:p>
      <text:p text:style-name="Standard">G. Coquatricis</text:p>
      <text:p text:style-name="Standard">P. de Foresta</text:p>
      <text:p text:style-name="Standard">Vi cantore</text:p>
      <text:p text:style-name="Standard">J. Succentore</text:p>
      <text:p text:style-name="Standard">P. penitenciario</text:p>
      <text:p text:style-name="Standard">G. Hamelini</text:p>
      <text:p text:style-name="Standard">P. de Roniaco</text:p>
      <text:p text:style-name="Standard">G. de Lumbris</text:p>
      <text:p text:style-name="Standard">E. de Turre</text:p>
      <text:p text:style-name="Standard">E. Fucherii</text:p>
      <text:p text:style-name="Standard">P. Pouvrelli</text:p>
      <text:p text:style-name="Standard">D. de Duclaro</text:p>
      <text:p text:style-name="Standard">J. de Sinemuro</text:p>
      <text:p text:style-name="Standard">H. de Corso</text:p>
      <text:p text:style-name="Standard">D. de quadrellis</text:p>
      <text:p text:style-name="Standard">G. Coquatricis</text:p>
      <text:p text:style-name="Standard">H. de Culento</text:p>
      <text:p text:style-name="Standard"/>
      <text:p text:style-name="Standard"/>
      <text:p text:style-name="Standard">=FRAN_0393_09222.tif=</text:p>
      <text:p text:style-name="Standard">&gt;&gt;&gt;&gt;&gt;&gt; date &lt;&lt;&lt;&lt;&lt;&lt;&lt;</text:p>
      <text:p text:style-name="Standard">Anna xlsexto die lune post festum Sancte Trinitatis dominis capitulantibus</text:p>
      <text:p text:style-name="Standard">Anno xlsexto die mercurii post festum Sancte Trinitatis capitulantibus</text:p>
      <text:p text:style-name="Standard"><text:soft-page-break/>&gt;&gt;&gt;&gt;&gt;&gt; block &lt;&lt;&lt;&lt;&lt;&lt;&lt;</text:p>
      <text:p text:style-name="Standard">Hodie $procurator$ Gaufridus quipie procurator Clementis de Villa nova clerici impe</text:p>
      <text:p text:style-name="Standard">trantis super episcopum et capitulum eciam si fuerit in ecclesia Cathedrali / qui accep</text:p>
      <text:p text:style-name="Standard">tavit capellaniam que vacavit per mortem domini Petri de Colomenis</text:p>
      <text:p text:style-name="Standard">nuper in ecclesia Pariensis perpetui capellani et presentavit processus suus cui fuit reser</text:p>
      <text:p text:style-name="Standard">quod reverderetur sibi infra sex dies circa</text:p>
      <text:p text:style-name="Standard">Ab hodie decentus Reginaldus Bourdon gagiavit emendam capitulo</text:p>
      <text:p text:style-name="Standard">cognoscibiliter de vulneracione perrini $perrin$ Malafaire ad</text:p>
      <text:p text:style-name="Standard">voluntatem capituli / et est dies assertus de die hodie in quindecem dies</text:p>
      <text:p text:style-name="Standard">ad videndum taxare emendam Et promisit per juramentum comparere ad dies</text:p>
      <text:p text:style-name="Standard">et stare juri / et tenere taxacionem ipse etc. et solvere emendam</text:p>
      <text:p text:style-name="Standard">prout erit taxata sub obligacione bonorum suorum etc / istud arre</text:p>
      <text:p text:style-name="Standard">stum debet poni in die subsequenti non quod sit hic positum p</text:p>
      <text:p text:style-name="Standard">obstante</text:p>
      <text:p text:style-name="Standard">fuit per errorem</text:p>
      <text:p text:style-name="Standard">Hodie isti videlicet Johanna La Bourdone vidua mater detenti et</text:p>
      <text:p text:style-name="Standard">Franciscus Bourdon canonicus Sancti Germani frater decenti renuncia</text:p>
      <text:p text:style-name="Standard">to minori etatis et vellerano se fecerunt plegios pro ipso</text:p>
      <text:p text:style-name="Standard">Reginaldo de comparendo ad dies et de stando juri et te</text:p>
      <text:p text:style-name="Standard">solvendo emendam prout erit taxata / Et ad hoc se obligavit</text:p>
      <text:p text:style-name="Standard">quod juramenta et quilibet insolidum / etc.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. penitenciaro</text:p>
      <text:p text:style-name="Standard">G. de Baylia</text:p>
      <text:p text:style-name="Standard">Dyo. de Duclaro</text:p>
      <text:p text:style-name="Standard">G. de Lumbris</text:p>
      <text:p text:style-name="Standard">P. Pourelli</text:p>
      <text:p text:style-name="Standard">R. de Salgis</text:p>
      <text:p text:style-name="Standard">P. de Roniaco</text:p>
      <text:p text:style-name="Standard">G. de Turre</text:p>
      <text:p text:style-name="Standard">H. de Corso</text:p>
      <text:p text:style-name="Standard">E. Bohic</text:p>
      <text:p text:style-name="Standard">Eblo. Fucherii</text:p>
      <text:p text:style-name="Standard">P. Barrerii</text:p>
      <text:p text:style-name="Standard"><text:soft-page-break/>P. de Alneto</text:p>
      <text:p text:style-name="Standard">Vi cantore</text:p>
      <text:p text:style-name="Standard">J Succentore</text:p>
      <text:p text:style-name="Standard">P. Pouvrelli</text:p>
      <text:p text:style-name="Standard">H. de Corso</text:p>
      <text:p text:style-name="Standard">P. Barrerii</text:p>
      <text:p text:style-name="Standard">G. Coquatricis</text:p>
      <text:p text:style-name="Standard">G. de baylia</text:p>
      <text:p text:style-name="Standard">E. Fucherii</text:p>
      <text:p text:style-name="Standard">G. de Turre</text:p>
      <text:p text:style-name="Standard">D. de Duclaro</text:p>
      <text:p text:style-name="Standard">G. de Lumbris</text:p>
      <text:p text:style-name="Standard">R. de Chanaco</text:p>
      <text:p text:style-name="Standard">P. de Roniaco</text:p>
      <text:p text:style-name="Standard"/>
      <text:p text:style-name="Standard"/>
      <text:p text:style-name="Standard">=FRAN_0393_09223.tif=</text:p>
      <text:p text:style-name="Standard">&gt;&gt;&gt;&gt;&gt;&gt; date &lt;&lt;&lt;&lt;&lt;&lt;&lt;</text:p>
      <text:p text:style-name="Standard">17</text:p>
      <text:p text:style-name="Standard">Anno et erto die veneris post festum sanci sacummenti altano capitibus</text:p>
      <text:p text:style-name="Standard">Ano xlexto die sabbi post festum sanctisacrumenti a btarcapitulantibus</text:p>
      <text:p text:style-name="Standard">&gt;&gt;&gt;&gt;&gt;&gt; block &lt;&lt;&lt;&lt;&lt;&lt;&lt;</text:p>
      <text:p text:style-name="Standard">presentibus dominus Symone de Hersino Petro Finelli de nemosio prebyteis</text:p>
      <text:p text:style-name="Standard">et matunino surdi</text:p>
      <text:p text:style-name="Standard">Hodie Gaufridus quipie procuratore Clementis de Nonerailla</text:p>
      <text:p text:style-name="Standard">numpetrantis super episcopum. Decanum et capitulum inciam</text:p>
      <text:p text:style-name="Standard">in ecclesia Parisiensi / qui acceptaverant capellaniam / que vacavit per</text:p>
      <text:p text:style-name="Standard">abitum Petri de Colomeriis fuit receptus per capitulum</text:p>
      <text:p text:style-name="Standard">ad ipsam capellaniam / et prestitit juramentum confuretuli absque</text:p>
      <text:p text:style-name="Standard">prejudicio impetrancium si qui suit. Et cum protestaonis</text:p>
      <text:p text:style-name="Standard">casu in quo apparetet aliquis melius jus habens</text:p>
      <text:p text:style-name="Standard">quod ista recepcio haberetur pro nulla presentibus ad hoc N. de cu</text:p>
      <text:p text:style-name="Standard">Petro de Eiqueto Petro Govese / et Y. Marescalli</text:p>
      <text:p text:style-name="Standard">&gt;&gt;&gt;&gt;&gt;&gt; liste &lt;&lt;&lt;&lt;&lt;&lt;&lt;</text:p>
      <text:p text:style-name="Standard">Vi. cantore</text:p>
      <text:p text:style-name="Standard">Juccentore</text:p>
      <text:p text:style-name="Standard"><text:soft-page-break/>P. Barreri</text:p>
      <text:p text:style-name="Standard">P. Pouvrelli</text:p>
      <text:p text:style-name="Standard">G. de Baylia</text:p>
      <text:p text:style-name="Standard">H. de Corso</text:p>
      <text:p text:style-name="Standard">G. Bohic</text:p>
      <text:p text:style-name="Standard">G. de Turre</text:p>
      <text:p text:style-name="Standard">J. de Sinemuro</text:p>
      <text:p text:style-name="Standard">E Fucherii</text:p>
      <text:p text:style-name="Standard">G. Hamelini</text:p>
      <text:p text:style-name="Standard">G. de</text:p>
      <text:p text:style-name="Standard">T. Decano</text:p>
      <text:p text:style-name="Standard">Vi. Cantere</text:p>
      <text:p text:style-name="Standard">J. Succentore</text:p>
      <text:p text:style-name="Standard">P. Barrer</text:p>
      <text:p text:style-name="Standard">P. de Roniaco</text:p>
      <text:p text:style-name="Standard">P. Pouvrelli.</text:p>
      <text:p text:style-name="Standard">H. de Culento</text:p>
      <text:p text:style-name="Standard"/>
      <text:p text:style-name="Standard"/>
      <text:p text:style-name="Standard">=FRAN_0393_09224.tif=</text:p>
      <text:p text:style-name="Standard">&gt;&gt;&gt;&gt;&gt;&gt; numérotation &lt;&lt;&lt;&lt;&lt;&lt;&lt;</text:p>
      <text:p text:style-name="Standard">13</text:p>
      <text:p text:style-name="Standard">2</text:p>
      <text:p text:style-name="Standard">&gt;&gt;&gt;&gt;&gt;&gt; Date &lt;&lt;&lt;&lt;&lt;&lt;&lt;</text:p>
      <text:p text:style-name="Standard">Anno xlsexto die lune posti festum Sancti sacrament capitulninie</text:p>
      <text:p text:style-name="Standard">Anni xlseto die mercuris post festum santo sacramenci altari capitulantibus</text:p>
      <text:p text:style-name="Standard">&gt;&gt;&gt;&gt;&gt;&gt; block &lt;&lt;&lt;&lt;&lt;&lt;&lt;</text:p>
      <text:p text:style-name="Standard">Hodie dominus Henricus de Culento Canonicus Par. protestatus fui</text:p>
      <text:p text:style-name="Standard">de curno suo pro presentando ad capellania quam tenebat Petrus d</text:p>
      <text:p text:style-name="Standard">Golemeriis et quam acceptavit quidem imprecrans vocatus cie</text:p>
      <text:p text:style-name="Standard">mens de Villantina quam protestacionie capitulum admisit</text:p>
      <text:p text:style-name="Standard">Hodie constituerunt Johannes Olearii Guillelmus de Fonte quilibet coram</text:p>
      <text:p text:style-name="Standard">Guidonem Gastenig Stephanum destri Yvonem de Lauguenan Bricunen</text:p>
      <text:p text:style-name="Standard">de curia Robinum Helbi clericum petrit Helbi dominum Robertum Brtholoti</text:p>
      <text:p text:style-name="Standard">Jaguetum de Corbolio et quilibet etc. procuratore suos ad agendum proips</text:p>
      <text:p text:style-name="Standard">in omnibs etc. qad iapon dictum suurarum abi ejagiere denus de et quictud.</text:p>
      <text:p text:style-name="Standard"><text:soft-page-break/>Magstri et frates demus Dei Par. tenoncem Johanni Oleani Guillelmus de Fruco vi</text:p>
      <text:p text:style-name="Standard">cebus dicte Johanni xaylbari usis parsiensis et dicto eidems Johanni et Guillelmo nsilis in lex</text:p>
      <text:p text:style-name="Standard">xss ex vendicionem veni unu intabilis et in xl s. pro oppensis factis v</text:p>
      <text:p text:style-name="Standard">duebus in prosequane cmume solvendis videlicet ad festum deti Bi medit</text:p>
      <text:p text:style-name="Standard">et alia medi ad ejus sanctos exinde subseuene ita quod si deffeautur m.i Jevs</text:p>
      <text:p text:style-name="Standard">solvocus iid compellante ad solvenur tebiri et fiat isi mrincione preut</text:p>
      <text:p text:style-name="Standard">et elic ejus lena moblis et inoblis confessis per Matheu de Bella</text:p>
      <text:p text:style-name="Standard">rappa parensi dictoum Gagiter fact e Soron et denis du de Voluneate</text:p>
      <text:p text:style-name="Standard">ssensu dieu. Doma et apstuli saian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JSuccentore</text:p>
      <text:p text:style-name="Standard">P. Penitenciario</text:p>
      <text:p text:style-name="Standard">J. de Sinemuro</text:p>
      <text:p text:style-name="Standard">P. Pouvrelli</text:p>
      <text:p text:style-name="Standard">P. Barreri</text:p>
      <text:p text:style-name="Standard">G. cognatricis</text:p>
      <text:p text:style-name="Standard">G. Hamolini</text:p>
      <text:p text:style-name="Standard">G. de Lumbris</text:p>
      <text:p text:style-name="Standard">E. Fucheri</text:p>
      <text:p text:style-name="Standard">G. de Curre</text:p>
      <text:p text:style-name="Standard">J. Cambellani</text:p>
      <text:p text:style-name="Standard">Vi cantore</text:p>
      <text:p text:style-name="Standard">J. Succentore</text:p>
      <text:p text:style-name="Standard">P penitenciario</text:p>
      <text:p text:style-name="Standard">G. Hamelini</text:p>
      <text:p text:style-name="Standard">D. de Duclaro</text:p>
      <text:p text:style-name="Standard">P. Barrerii</text:p>
      <text:p text:style-name="Standard">G. de Turce</text:p>
      <text:p text:style-name="Standard">H. de Culenco</text:p>
      <text:p text:style-name="Standard">P. de Roniaco</text:p>
      <text:p text:style-name="Standard">G. de Lunibris</text:p>
      <text:p text:style-name="Standard">G. Coquatricis</text:p>
      <text:p text:style-name="Standard">G. de Perellio</text:p>
      <text:p text:style-name="Standard">J. de Sinemiuto</text:p>
      <text:p text:style-name="Standard"><text:soft-page-break/>P. Pouvrelli</text:p>
      <text:p text:style-name="Standard">G. de Curre</text:p>
      <text:p text:style-name="Standard">G. Fucherii</text:p>
      <text:p text:style-name="Standard">P. de Foresta</text:p>
      <text:p text:style-name="Standard">G. Bohie</text:p>
      <text:p text:style-name="Standard">V. de Baylia</text:p>
      <text:p text:style-name="Standard"/>
      <text:p text:style-name="Standard"/>
      <text:p text:style-name="Standard">=FRAN_0393_09225.tif=</text:p>
      <text:p text:style-name="Standard">&gt;&gt;&gt;&gt;&gt;&gt; date &lt;&lt;&lt;&lt;&lt;&lt;&lt;</text:p>
      <text:p text:style-name="Standard">156</text:p>
      <text:p text:style-name="Standard">Annoxsirto die teneris in vigilia fesaratis be Johanni Baptis catului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J. Succentore</text:p>
      <text:p text:style-name="Standard">J. Pengenciario</text:p>
      <text:p text:style-name="Standard">S. de Salgio</text:p>
      <text:p text:style-name="Standard">P. Pouvrelli</text:p>
      <text:p text:style-name="Standard">G. Coquatricis</text:p>
      <text:p text:style-name="Standard">G. de Perollio</text:p>
      <text:p text:style-name="Standard">P. de Foresta</text:p>
      <text:p text:style-name="Standard">G. de Baylia</text:p>
      <text:p text:style-name="Standard">P. de Roniaco</text:p>
      <text:p text:style-name="Standard">H. de Corso</text:p>
      <text:p text:style-name="Standard">E. Bohic</text:p>
      <text:p text:style-name="Standard">E. Fucheri</text:p>
      <text:p text:style-name="Standard">G. Haurelini</text:p>
      <text:p text:style-name="Standard">H. de Culento</text:p>
      <text:p text:style-name="Standard">D. de Duclaro</text:p>
      <text:p text:style-name="Standard">J. de Sinemiuro</text:p>
      <text:p text:style-name="Standard">G. de Perollis Cureil</text:p>
      <text:p text:style-name="Standard">P. Barrerii</text:p>
      <text:p text:style-name="Standard">J. de Quadrellis</text:p>
      <text:p text:style-name="Standard"/>
      <text:p text:style-name="Standard"/>
      <text:p text:style-name="Standard"><text:soft-page-break/>=FRAN_0393_09226.tif=</text:p>
      <text:p text:style-name="Standard">&gt;&gt;&gt;&gt;&gt;&gt; date &lt;&lt;&lt;&lt;&lt;&lt;&lt;</text:p>
      <text:p text:style-name="Standard">ducti festi existo in die dominico et ob ho capitulo de statuto translato ad diem subsequetem videlicet</text:p>
      <text:p text:style-name="Standard">ad dictam diem lune</text:p>
      <text:p text:style-name="Standard">Isti resignaverunt</text:p>
      <text:p text:style-name="Standard">&gt;&gt;&gt;&gt;&gt;&gt; liste &lt;&lt;&lt;&lt;&lt;&lt;&lt;</text:p>
      <text:p text:style-name="Standard">Jinino Decano</text:p>
      <text:p text:style-name="Standard">Symon Esmondi</text:p>
      <text:p text:style-name="Standard">Dital cantore</text:p>
      <text:p text:style-name="Standard">R. de Chevnno</text:p>
      <text:p text:style-name="Standard">Succentore</text:p>
      <text:p text:style-name="Standard">A. de Sancto Marcello</text:p>
      <text:p text:style-name="Standard">M.iBriconis</text:p>
      <text:p text:style-name="Standard">R. Cancellais infino</text:p>
      <text:p text:style-name="Standard">M. de Gampis</text:p>
      <text:p text:style-name="Standard">P. Penitenciario</text:p>
      <text:p text:style-name="Standard">P. de Montefrirolio</text:p>
      <text:p text:style-name="Standard">P. Barrerii</text:p>
      <text:p text:style-name="Standard">Odo de Villanona</text:p>
      <text:p text:style-name="Standard">G. de Sourece</text:p>
      <text:p text:style-name="Standard">S. de Monasterio</text:p>
      <text:p text:style-name="Standard">P. Bougis</text:p>
      <text:p text:style-name="Standard">Halene de Corso</text:p>
      <text:p text:style-name="Standard">P. Guerini</text:p>
      <text:p text:style-name="Standard">Recillimo de Balia Baylia</text:p>
      <text:p text:style-name="Standard">G. de Sancto Benedicto</text:p>
      <text:p text:style-name="Standard">P. de Ludovilla</text:p>
      <text:p text:style-name="Standard">G. de Pellis</text:p>
      <text:p text:style-name="Standard">G. Coustruy</text:p>
      <text:p text:style-name="Standard">P. de Roniaco</text:p>
      <text:p text:style-name="Standard">P. Panconrii</text:p>
      <text:p text:style-name="Standard">A. Mictet</text:p>
      <text:p text:style-name="Standard">P. Pouvelli</text:p>
      <text:p text:style-name="Standard">J. de Parisius</text:p>
      <text:p text:style-name="Standard">G. de Curcais</text:p>
      <text:p text:style-name="Standard">R. Chartain</text:p>
      <text:p text:style-name="Standard"><text:soft-page-break/>Hamelna</text:p>
      <text:p text:style-name="Standard">E. Fuchii</text:p>
      <text:p text:style-name="Standard">D. de Ouclaro</text:p>
      <text:p text:style-name="Standard">G. de Culento.</text:p>
      <text:p text:style-name="Standard">G. de Lumoris</text:p>
      <text:p text:style-name="Standard">T. de Cuadrellis</text:p>
      <text:p text:style-name="Standard">de Sinenio</text:p>
      <text:p text:style-name="Standard">E. Bohie</text:p>
      <text:p text:style-name="Standard">R. de Salgo</text:p>
      <text:p text:style-name="Standard">CCogtrias infirmo</text:p>
      <text:p text:style-name="Standard">P. de Alneto</text:p>
      <text:p text:style-name="Standard">D. de Foresta</text:p>
      <text:p text:style-name="Standard"/>
      <text:p text:style-name="Standard"/>
      <text:p text:style-name="Standard">=FRAN_0393_09227.tif=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 ifirmo</text:p>
      <text:p text:style-name="Standard">P. Penitenciario</text:p>
      <text:p text:style-name="Standard">J. de Sinemuro</text:p>
      <text:p text:style-name="Standard">P. Barreri</text:p>
      <text:p text:style-name="Standard">G. Hamolini</text:p>
      <text:p text:style-name="Standard">G. de Turre</text:p>
      <text:p text:style-name="Standard">E. Fucheris</text:p>
      <text:p text:style-name="Standard">H. de Corso</text:p>
      <text:p text:style-name="Standard">G. de Baylia</text:p>
      <text:p text:style-name="Standard">G. Bohis</text:p>
      <text:p text:style-name="Standard">P. Pouvrelli</text:p>
      <text:p text:style-name="Standard">G. de Curcilis</text:p>
      <text:p text:style-name="Standard">D. de Quadrellis</text:p>
      <text:p text:style-name="Standard">G. de Pellis</text:p>
      <text:p text:style-name="Standard">G. coquatricis infirmo</text:p>
      <text:p text:style-name="Standard">H. de Culento</text:p>
      <text:p text:style-name="Standard">P. de Roniaco</text:p>
      <text:p text:style-name="Standard">G. de Lumibrs</text:p>
      <text:p text:style-name="Standard"><text:soft-page-break/>R. de Salgis</text:p>
      <text:p text:style-name="Standard">D. de Duclaro</text:p>
      <text:p text:style-name="Standard"/>
      <text:p text:style-name="Standard"/>
      <text:p text:style-name="Standard">=FRAN_0393_09228.tif=</text:p>
      <text:p text:style-name="Standard">&gt;&gt;&gt;&gt;&gt;&gt; date &lt;&lt;&lt;&lt;&lt;&lt;&lt;</text:p>
      <text:p text:style-name="Standard">Anno xlsexto die mercuri post festum nativitatis beati Johanni durante capitulo generali per contunuatio capiuanlibus</text:p>
      <text:p text:style-name="Standard">Anno xlsentio die veneris post festum b. Johannis Baptite duran capitulo generaliper cont capitulatlbus</text:p>
      <text:p text:style-name="Standard">&gt;&gt;&gt;&gt;&gt;&gt; block &lt;&lt;&lt;&lt;&lt;&lt;&lt;</text:p>
      <text:p text:style-name="Standard">Hodie fuit monitus in pleno capitulo dominus Dyonisius fabri de</text:p>
      <text:p text:style-name="Standard">Argentolio de Residendo et deserviendo in capellania firi</text:p>
      <text:p text:style-name="Standard">prout juravit ut tenotim presentus Nm de DArenciato</text:p>
      <text:p text:style-name="Standard">n de Civilliaco costibuis etc.</text:p>
      <text:p text:style-name="Standard">Hodre fuit dispensatum cum domino Geraldo de Cluso capellano</text:p>
      <text:p text:style-name="Standard">domini episcopi Slvanecis / ad preces ipsius qui trat preius</text:p>
      <text:p text:style-name="Standard">vocatisunt scolares de dimo magistri Gaufridi de Plexeyo non compunt</text:p>
      <text:p text:style-name="Standard">pro magistro Johanne Sardignon capellano ecclesie Parisiensis Et fuerunt</text:p>
      <text:p text:style-name="Standard">omnes cause contra ex officio ad diem venris</text:p>
      <text:p text:style-name="Standard">Hodie fuit dispensatum usque ad annum cum tribus capellanis dominiu</text:p>
      <text:p text:style-name="Standard">Senonensis</text:p>
      <text:p text:style-name="Standard">Item cum magistro Bernardo le Coc canonicis aci Stephani de Grssibus parisinus</text:p>
      <text:p text:style-name="Standard">Idem cum capicerio ejusdem ecclesie sanct Stephan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B. Cancellario infirmo</text:p>
      <text:p text:style-name="Standard">P. penitenciario</text:p>
      <text:p text:style-name="Standard">G. Hamelini</text:p>
      <text:p text:style-name="Standard">PBarreri</text:p>
      <text:p text:style-name="Standard">E. Bohic</text:p>
      <text:p text:style-name="Standard">G. de Lumbris</text:p>
      <text:p text:style-name="Standard">G. de Turye</text:p>
      <text:p text:style-name="Standard">G. Fucheris</text:p>
      <text:p text:style-name="Standard">H. de Corso</text:p>
      <text:p text:style-name="Standard">G. de Baylia</text:p>
      <text:p text:style-name="Standard"><text:soft-page-break/>G. de Carcilis</text:p>
      <text:p text:style-name="Standard">H. de Culenco</text:p>
      <text:p text:style-name="Standard">G. de Duclaro</text:p>
      <text:p text:style-name="Standard">D. de Quadrellis</text:p>
      <text:p text:style-name="Standard">G. Coquatricis</text:p>
      <text:p text:style-name="Standard">G. de Pellis</text:p>
      <text:p text:style-name="Standard">J. de Sinemiuco</text:p>
      <text:p text:style-name="Standard">B. de Salgis</text:p>
      <text:p text:style-name="Standard">P. de Roniaco</text:p>
      <text:p text:style-name="Standard">P. Pouvrelli</text:p>
      <text:p text:style-name="Standard">Vi. Cantore</text:p>
      <text:p text:style-name="Standard">J. Succentore</text:p>
      <text:p text:style-name="Standard">R. Cancellario infirmo</text:p>
      <text:p text:style-name="Standard">P. Penitenciario</text:p>
      <text:p text:style-name="Standard">G. Hamilini</text:p>
      <text:p text:style-name="Standard">P. Barreri</text:p>
      <text:p text:style-name="Standard">J. de Sinuro</text:p>
      <text:p text:style-name="Standard">P. Pouvrelli</text:p>
      <text:p text:style-name="Standard">P. de Roniaco</text:p>
      <text:p text:style-name="Standard">H. de Culento</text:p>
      <text:p text:style-name="Standard">E. Fucheri</text:p>
      <text:p text:style-name="Standard">G. de Turre</text:p>
      <text:p text:style-name="Standard">Gicoquatacis</text:p>
      <text:p text:style-name="Standard">G. Vohac</text:p>
      <text:p text:style-name="Standard">G. de Pellis</text:p>
      <text:p text:style-name="Standard">.de Dous</text:p>
      <text:p text:style-name="Standard">3</text:p>
      <text:p text:style-name="Standard">ro</text:p>
      <text:p text:style-name="Standard">E. de Lumbrs</text:p>
      <text:p text:style-name="Standard">J. de Foresta</text:p>
      <text:p text:style-name="Standard"/>
      <text:p text:style-name="Standard"/>
      <text:p text:style-name="Standard">=FRAN_0393_09229.tif=</text:p>
      <text:p text:style-name="Standard">&gt;&gt;&gt;&gt;&gt;&gt; date &lt;&lt;&lt;&lt;&lt;&lt;&lt;</text:p>
      <text:p text:style-name="Standard">yesexto diesalli post festum Natuvitatio bei Johanis Bapte ducante capitulio generalicptulantibus</text:p>
      <text:p text:style-name="Standard">Anno xlsepto die lune post festum corom Petr et Pauli apostoni caplitus</text:p>
      <text:p text:style-name="Standard"><text:soft-page-break/>&gt;&gt;&gt;&gt;&gt;&gt; liste &lt;&lt;&lt;&lt;&lt;&lt;&lt;</text:p>
      <text:p text:style-name="Standard">Vi. Cantore</text:p>
      <text:p text:style-name="Standard">J. Succentore</text:p>
      <text:p text:style-name="Standard">R. Cancellario infirmo</text:p>
      <text:p text:style-name="Standard">P. penitenciario</text:p>
      <text:p text:style-name="Standard">G. Hamelini</text:p>
      <text:p text:style-name="Standard">P. Barreni</text:p>
      <text:p text:style-name="Standard">G. de Tuere</text:p>
      <text:p text:style-name="Standard">E. Fuchero</text:p>
      <text:p text:style-name="Standard">G. Bohio</text:p>
      <text:p text:style-name="Standard">G. de Lumbris</text:p>
      <text:p text:style-name="Standard">Di. de Duclaro</text:p>
      <text:p text:style-name="Standard">D. de Quadrellis</text:p>
      <text:p text:style-name="Standard">H. de Culento</text:p>
      <text:p text:style-name="Standard">G. Coquaticis</text:p>
      <text:p text:style-name="Standard">G. de Perellis</text:p>
      <text:p text:style-name="Standard">J. de Sinemuro</text:p>
      <text:p text:style-name="Standard">P. de Alveto</text:p>
      <text:p text:style-name="Standard">J. Cambellani</text:p>
      <text:p text:style-name="Standard">H. de Corso</text:p>
      <text:p text:style-name="Standard">G. de Baylia</text:p>
      <text:p text:style-name="Standard">P. de Roniaco</text:p>
      <text:p text:style-name="Standard">B. de Salgis</text:p>
      <text:p text:style-name="Standard">G. de Crtilis</text:p>
      <text:p text:style-name="Standard">P. Pouvielli</text:p>
      <text:p text:style-name="Standard">J. Succentore</text:p>
      <text:p text:style-name="Standard">P. Barreri</text:p>
      <text:p text:style-name="Standard">P. Pouvrelli</text:p>
      <text:p text:style-name="Standard">B. coquatricis</text:p>
      <text:p text:style-name="Standard">P. de Roniaco</text:p>
      <text:p text:style-name="Standard">G. de Vaylia</text:p>
      <text:p text:style-name="Standard">H. de Caorso</text:p>
      <text:p text:style-name="Standard">G. Bohis</text:p>
      <text:p text:style-name="Standard">.Fuchey</text:p>
      <text:p text:style-name="Standard">H. de Calinco</text:p>
      <text:p text:style-name="Standard">G. Hamelini</text:p>
      <text:p text:style-name="Standard"><text:soft-page-break/>G. de Curre</text:p>
      <text:p text:style-name="Standard">D. de Duclaro</text:p>
      <text:p text:style-name="Standard">P. de Alveto</text:p>
      <text:p text:style-name="Standard">J. de Sannimo</text:p>
      <text:p text:style-name="Standard">G. de Curtilis</text:p>
      <text:p text:style-name="Standard">G. de Lumoris</text:p>
      <text:p text:style-name="Standard">viconui s</text:p>
      <text:p text:style-name="Standard"/>
      <text:p text:style-name="Standard"/>
      <text:p text:style-name="Standard">=FRAN_0393_09230.tif=</text:p>
      <text:p text:style-name="Standard">&gt;&gt;&gt;&gt;&gt;&gt; date &lt;&lt;&lt;&lt;&lt;&lt;&lt;</text:p>
      <text:p text:style-name="Standard">Anno xlexto die mercuris post festum bi Martun estiri capiulitlbus</text:p>
      <text:p text:style-name="Standard">Anno xlsexto die veneris post festum vi Martiu estinal caplis</text:p>
      <text:p text:style-name="Standard">&gt;&gt;&gt;&gt;&gt;&gt; block &lt;&lt;&lt;&lt;&lt;&lt;&lt;</text:p>
      <text:p text:style-name="Standard">Hodie suit propositum contra Jacobum de Medunta et Johanne de Autissiodoro quod</text:p>
      <text:p text:style-name="Standard">epscoi $an male faciebant officia sua / Et fuit petitum quod compellerentur tam</text:p>
      <text:p text:style-name="Standard">priri punurentur etc. finaliter supposuerunt se ordinacioni capitul</text:p>
      <text:p text:style-name="Standard">promiserunt per juramenta tenere illad quod capitulum ordinabit.</text:p>
      <text:p text:style-name="Standard">in suis deffensionibus auditis ut visis per nos diligio pastire et licteris</text:p>
      <text:p text:style-name="Standard">ocrienbum et perrecesorum similiter contra Jeaularium</text:p>
      <text:p text:style-name="Standard">Hodie Petrus Finelli presentavit bullas et processum ent gracia</text:p>
      <text:p text:style-name="Standard">sibi facta per pedere apostolica de beneficio ecclesiastio cum cura vel sive cura</text:p>
      <text:p text:style-name="Standard">collacionem dominorm nepiscopi . Decani et capituli / domino haburert pro cat</text:p>
      <text:p text:style-name="Standard">clericus icolar Par.iens et orundus Par.</text:p>
      <text:p text:style-name="Standard">Item Richaddus Lervice impetravo in lcca Sancti Mederici</text:p>
      <text:p text:style-name="Standard">virtute gracie facte Regnni presentavit licteram domino</text:p>
      <text:p text:style-name="Standard">Regine / et procossum sigillo episcopi Julvaneconsis et signi</text:p>
      <text:p text:style-name="Standard">et subscriptine Johanneus de Subaudia. datem gracie inm</text:p>
      <text:p text:style-name="Standard">jurrii anno pari. datum Luen Regni xvii. jour d'aeust</text:p>
      <text:p text:style-name="Standard">en l'an xlii.</text:p>
      <text:p text:style-name="Standard">presetibus magistro Ordarde Ballet in arr sucilace m</text:p>
      <text:p text:style-name="Standard">Le Macounel dectore de Crecerum erdardo de Comea</text:p>
      <text:p text:style-name="Standard">dine no regis oifficiario in Camera inquestatus</text:p>
      <text:p text:style-name="Standard">et Roberto Lervuce calellaro care die rec</text:p>
      <text:p text:style-name="Standard">Virardus commitis est expectr super episcopum decanum et capitulum</text:p>
      <text:p text:style-name="Standard">parisiensies in civitate diocesis parisiensis eciemi si in ecclesia parisiensies et presentant</text:p>
      <text:p text:style-name="Standard"><text:soft-page-break/>ulas et processum presentibus testibus su rasccep</text:p>
      <text:p text:style-name="Standard">&gt;&gt;&gt;&gt;&gt;&gt; liste &lt;&lt;&lt;&lt;&lt;&lt;&lt;</text:p>
      <text:p text:style-name="Standard">J. Decano</text:p>
      <text:p text:style-name="Standard">Vi. Cantore</text:p>
      <text:p text:style-name="Standard">J. Succentore</text:p>
      <text:p text:style-name="Standard">P. penitenciario</text:p>
      <text:p text:style-name="Standard">P. de Alveto</text:p>
      <text:p text:style-name="Standard">E. Bohit</text:p>
      <text:p text:style-name="Standard">G. de Lumbris</text:p>
      <text:p text:style-name="Standard">P. de Roniaco</text:p>
      <text:p text:style-name="Standard">. Hamelini</text:p>
      <text:p text:style-name="Standard">Go. de Curre</text:p>
      <text:p text:style-name="Standard">E. Fucheri</text:p>
      <text:p text:style-name="Standard">H. de Cerso</text:p>
      <text:p text:style-name="Standard">G. de Curcilis</text:p>
      <text:p text:style-name="Standard">D. de Duclaco</text:p>
      <text:p text:style-name="Standard">H. de Culento</text:p>
      <text:p text:style-name="Standard">G. de Pellis</text:p>
      <text:p text:style-name="Standard">D. de Quetorellis</text:p>
      <text:p text:style-name="Standard">G. Coquatricis</text:p>
      <text:p text:style-name="Standard">P. Barreriy</text:p>
      <text:p text:style-name="Standard">G. de Vaylia</text:p>
      <text:p text:style-name="Standard">Vi cantore</text:p>
      <text:p text:style-name="Standard">J. Succentore</text:p>
      <text:p text:style-name="Standard">P. Penitenciario</text:p>
      <text:p text:style-name="Standard">E. Bohio</text:p>
      <text:p text:style-name="Standard">G. de Lumibis</text:p>
      <text:p text:style-name="Standard">G. de Curre</text:p>
      <text:p text:style-name="Standard">E. Fucheri</text:p>
      <text:p text:style-name="Standard">H. de Corso</text:p>
      <text:p text:style-name="Standard">G. de Vaylia</text:p>
      <text:p text:style-name="Standard">P. di Roniaco</text:p>
      <text:p text:style-name="Standard">D. de Quadrellis</text:p>
      <text:p text:style-name="Standard">P. Pouvcelli</text:p>
      <text:p text:style-name="Standard">H. de Culento</text:p>
      <text:p text:style-name="Standard">J. de Sinenino</text:p>
      <text:p text:style-name="Standard"><text:soft-page-break/>P. Barreri</text:p>
      <text:p text:style-name="Standard">V. Coquatricis</text:p>
      <text:p text:style-name="Standard">G. de Pellis</text:p>
      <text:p text:style-name="Standard">G. Hamelinr</text:p>
      <text:p text:style-name="Standard"/>
      <text:p text:style-name="Standard"/>
      <text:p text:style-name="Standard">=FRAN_0393_09231.tif=</text:p>
      <text:p text:style-name="Standard">&gt;&gt;&gt;&gt;&gt;&gt; date &lt;&lt;&lt;&lt;&lt;&lt;&lt;</text:p>
      <text:p text:style-name="Standard">162</text:p>
      <text:p text:style-name="Standard">Anno xlexto die lune post festum beati Maravi escini capitulantibus</text:p>
      <text:p text:style-name="Standard">Anno xesexto die meturis post festum lic Budictiabia capitulaitbus</text:p>
      <text:p text:style-name="Standard">&gt;&gt;&gt;&gt;&gt;&gt; block &lt;&lt;&lt;&lt;&lt;&lt;&lt;</text:p>
      <text:p text:style-name="Standard">inter dominum Johannem de Sinemuro canonicu Parisiensis et dominum</text:p>
      <text:p text:style-name="Standard">Johannem Maciete Curatum de Broniaco Senovensis diocesis ad</text:p>
      <text:p text:style-name="Standard">primam diem juudicam capiculars post instans festum beati</text:p>
      <text:p text:style-name="Standard">Remigii et est actum quod il lo die compeat personaliter et desserat</text:p>
      <text:p text:style-name="Standard">secum viginti quinque libras racione quarum fuerat citatus</text:p>
      <text:p text:style-name="Standard">vel reddat ipsi canonico legitimum compotum et racionem</text:p>
      <text:p text:style-name="Standard">qualiter ipsas posuit in utilitats dicti Canonici Aoncordat</text:p>
      <text:p text:style-name="Standard">coram domino cantore in ecclesia Pa. partibus presentibus anno xlsexto</text:p>
      <text:p text:style-name="Standard">die martis post festum beati Martium Hyemali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J. Succentore</text:p>
      <text:p text:style-name="Standard">P. Penitenciario</text:p>
      <text:p text:style-name="Standard">P. Barreri</text:p>
      <text:p text:style-name="Standard">P. Pouvrelli</text:p>
      <text:p text:style-name="Standard">J. de Sinemuto</text:p>
      <text:p text:style-name="Standard">G. de Baylia</text:p>
      <text:p text:style-name="Standard">E. Fucheri</text:p>
      <text:p text:style-name="Standard">G. de Curcilis</text:p>
      <text:p text:style-name="Standard">G. de Perellis</text:p>
      <text:p text:style-name="Standard">G. Homelini</text:p>
      <text:p text:style-name="Standard">H. de Culento</text:p>
      <text:p text:style-name="Standard">G. de Lumbris</text:p>
      <text:p text:style-name="Standard"><text:soft-page-break/>G. de Curre</text:p>
      <text:p text:style-name="Standard">P. de Roniaco</text:p>
      <text:p text:style-name="Standard">G. Bohic</text:p>
      <text:p text:style-name="Standard">Di de Duclaro</text:p>
      <text:p text:style-name="Standard">H. de Corso</text:p>
      <text:p text:style-name="Standard">F. Decano</text:p>
      <text:p text:style-name="Standard">Vi. cantore</text:p>
      <text:p text:style-name="Standard">J. Succentore</text:p>
      <text:p text:style-name="Standard">P. Penitenciario</text:p>
      <text:p text:style-name="Standard">P. Barreri</text:p>
      <text:p text:style-name="Standard">G. Coqatrcis</text:p>
      <text:p text:style-name="Standard">P. de Roniaco</text:p>
      <text:p text:style-name="Standard">G. de Pellis</text:p>
      <text:p text:style-name="Standard">E Fucheri</text:p>
      <text:p text:style-name="Standard">G . Bohic</text:p>
      <text:p text:style-name="Standard">G. de Baylia</text:p>
      <text:p text:style-name="Standard">G. de Turre</text:p>
      <text:p text:style-name="Standard">G. Hamelini</text:p>
      <text:p text:style-name="Standard">H. de Culento</text:p>
      <text:p text:style-name="Standard">G. de Lumbris</text:p>
      <text:p text:style-name="Standard">D. de Duclaro</text:p>
      <text:p text:style-name="Standard">H. de Couso</text:p>
      <text:p text:style-name="Standard">J. de Sinemino</text:p>
      <text:p text:style-name="Standard"/>
      <text:p text:style-name="Standard"/>
      <text:p text:style-name="Standard">=FRAN_0393_09232.tif=</text:p>
      <text:p text:style-name="Standard">&gt;&gt;&gt;&gt;&gt;&gt; date &lt;&lt;&lt;&lt;&lt;&lt;&lt;</text:p>
      <text:p text:style-name="Standard">Anno xlsexto die veneris post estual festum eat Badicta abba capitulatibus</text:p>
      <text:p text:style-name="Standard">onni ilerto die lune ante festum de Marie maig capitulantibus</text:p>
      <text:p text:style-name="Standard">&gt;&gt;&gt;&gt;&gt;&gt; block &lt;&lt;&lt;&lt;&lt;&lt;&lt;</text:p>
      <text:p text:style-name="Standard">G. de Pellis protestatus fuit et contradixeit ne recipiatur permuta</text:p>
      <text:p text:style-name="Standard">cio capellani sui presentibus ad hoc camerario Layco et y aatestalli</text:p>
      <text:p text:style-name="Standard">Petrus de Flore de Colonia clerias</text:p>
      <text:p text:style-name="Standard">Masillio de Noviinayo dicesis Trinectensis</text:p>
      <text:p text:style-name="Standard">evandirnt cognosubuliter de violenciis commissis in ecclesia</text:p>
      <text:p text:style-name="Standard">Par. qulibet ad C. lbr par.</text:p>
      <text:p text:style-name="Standard"><text:soft-page-break/>presentibus ad honc magistro Guillelmo de Derçona. Petro de</text:p>
      <text:p text:style-name="Standard">Camerario laico domio. P. Amaneni</text:p>
      <text:p text:style-name="Standard">Data est dilacio Cameranio laico ad solvendum sentum libras quas</text:p>
      <text:p text:style-name="Standard">debet racione officii sui usque ad nativitatem bter domini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Pibarrer</text:p>
      <text:p text:style-name="Standard">G. de Baylia</text:p>
      <text:p text:style-name="Standard">H. de Coiso</text:p>
      <text:p text:style-name="Standard">G. Bohic</text:p>
      <text:p text:style-name="Standard">H. de Culenco</text:p>
      <text:p text:style-name="Standard">D. de Quadrellis</text:p>
      <text:p text:style-name="Standard">Di de Duclaro</text:p>
      <text:p text:style-name="Standard">G. de Lumibuis</text:p>
      <text:p text:style-name="Standard">G. Fucheri</text:p>
      <text:p text:style-name="Standard">G. de Lumb</text:p>
      <text:p text:style-name="Standard">Gicoquatricis</text:p>
      <text:p text:style-name="Standard">G. de Perellis</text:p>
      <text:p text:style-name="Standard">G. de Curcilis</text:p>
      <text:p text:style-name="Standard">V. Cantore</text:p>
      <text:p text:style-name="Standard">J. Succentore</text:p>
      <text:p text:style-name="Standard">P. Penitenciario</text:p>
      <text:p text:style-name="Standard">P. Barreri</text:p>
      <text:p text:style-name="Standard">G. de Vaylia</text:p>
      <text:p text:style-name="Standard">V. Coquatricis</text:p>
      <text:p text:style-name="Standard">Vieronacis</text:p>
      <text:p text:style-name="Standard">G. de Perellis</text:p>
      <text:p text:style-name="Standard">P. Pouvcelli</text:p>
      <text:p text:style-name="Standard">Gi bohit</text:p>
      <text:p text:style-name="Standard">G. Fucheri</text:p>
      <text:p text:style-name="Standard">G. Hamelini</text:p>
      <text:p text:style-name="Standard">G. de Lumbris</text:p>
      <text:p text:style-name="Standard">G. de Curcilis</text:p>
      <text:p text:style-name="Standard">H. de Carso</text:p>
      <text:p text:style-name="Standard">D. de Duclaro</text:p>
      <text:p text:style-name="Standard"><text:soft-page-break/>D. de Quadrellis</text:p>
      <text:p text:style-name="Standard">G. de Tarte</text:p>
      <text:p text:style-name="Standard">P. de Foresta</text:p>
      <text:p text:style-name="Standard">H. de Culento</text:p>
      <text:p text:style-name="Standard">P. de Roniaco</text:p>
      <text:p text:style-name="Standard">J. de Sinemuro</text:p>
      <text:p text:style-name="Standard"/>
      <text:p text:style-name="Standard"/>
      <text:p text:style-name="Standard">=FRAN_0393_09235.tif=</text:p>
      <text:p text:style-name="Standard">&gt;&gt;&gt;&gt;&gt;&gt; date &lt;&lt;&lt;&lt;&lt;&lt;&lt;</text:p>
      <text:p text:style-name="Standard">166.</text:p>
      <text:p text:style-name="Standard">Anno xlsixte die mecuris aure festum beat Marie magiste capitulantibus</text:p>
      <text:p text:style-name="Standard">Anno xlsexto die venris ante festum beate Marie magi capitulantibus</text:p>
      <text:p text:style-name="Standard">&gt;&gt;&gt;&gt;&gt;&gt; block &lt;&lt;&lt;&lt;&lt;&lt;&lt;</text:p>
      <text:p text:style-name="Standard">hone Almarricus de Grayaco cuvs parisiensis prutavit ad</text:p>
      <text:p text:style-name="Standard">alterdm capellaniam per ipsum fundata $alia$ Johannnun</text:p>
      <text:p text:style-name="Standard">.Amaris</text:p>
      <text:p text:style-name="Standard">Et fuit dictum quod examinapetirs</text:p>
      <text:p text:style-name="Standard">dominus Dyonisius de Argentolio habet gracia de non residend</text:p>
      <text:p text:style-name="Standard">usque ad quatuon menses et presentavit duos capellanos</text:p>
      <text:p text:style-name="Standard">deservientes pro ipso scilicet dominum Petrum Amanem et dominum</text:p>
      <text:p text:style-name="Standard">Rudulphum de Percoiso plurus de choro ecclesie qui promiserint</text:p>
      <text:p text:style-name="Standard">bona fcde reservire pro ipso</text:p>
      <text:p text:style-name="Standard">Hodie fuit receptus Johannius Almarrici ad capellaniam</text:p>
      <text:p text:style-name="Standard">fundatam in ecclesia Parisiense per Almarricum de Grayaco et</text:p>
      <text:p text:style-name="Standard">Egidiam ejus uxorem ad altare sanctorem Innocen</text:p>
      <text:p text:style-name="Standard">et juravit idem Johaonnaet.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P. Barreri</text:p>
      <text:p text:style-name="Standard">B. Toquatricis</text:p>
      <text:p text:style-name="Standard">P. Pouvrelli</text:p>
      <text:p text:style-name="Standard">G. Hamelini</text:p>
      <text:p text:style-name="Standard">G. Bohic</text:p>
      <text:p text:style-name="Standard"><text:soft-page-break/>G. de Lumbris</text:p>
      <text:p text:style-name="Standard">G. de Curre</text:p>
      <text:p text:style-name="Standard">E. Fuchori</text:p>
      <text:p text:style-name="Standard">H. de Couso</text:p>
      <text:p text:style-name="Standard">Vi cantore</text:p>
      <text:p text:style-name="Standard">J. Succentore</text:p>
      <text:p text:style-name="Standard">P. Penitenciario</text:p>
      <text:p text:style-name="Standard">P. Barreri</text:p>
      <text:p text:style-name="Standard">G. de Pellis</text:p>
      <text:p text:style-name="Standard">G. de Baylia</text:p>
      <text:p text:style-name="Standard">H. de Corso</text:p>
      <text:p text:style-name="Standard">G. de Curre</text:p>
      <text:p text:style-name="Standard">J. de Sincimo</text:p>
      <text:p text:style-name="Standard">G. Hamelini</text:p>
      <text:p text:style-name="Standard">D. dem Duclaro</text:p>
      <text:p text:style-name="Standard">G. de Lumbris</text:p>
      <text:p text:style-name="Standard">H. de Culento</text:p>
      <text:p text:style-name="Standard">G. Fucheri</text:p>
      <text:p text:style-name="Standard">G. de Curclis</text:p>
      <text:p text:style-name="Standard">P. Pouvcelli</text:p>
      <text:p text:style-name="Standard">R. de Salgis</text:p>
      <text:p text:style-name="Standard">Vicoquatris</text:p>
      <text:p text:style-name="Standard"/>
      <text:p text:style-name="Standard"/>
      <text:p text:style-name="Standard">=FRAN_0393_09236.tif=</text:p>
      <text:p text:style-name="Standard">&gt;&gt;&gt;&gt;&gt;&gt; date &lt;&lt;&lt;&lt;&lt;&lt;&lt;</text:p>
      <text:p text:style-name="Standard">Anno xlvs die lune post festum beate Marie magistro captulanlibus</text:p>
      <text:p text:style-name="Standard">Anno x sexto die mercurs post festum Beate Marre magisto capitlui</text:p>
      <text:p text:style-name="Standard">&gt;&gt;&gt;&gt;&gt;&gt; block &lt;&lt;&lt;&lt;&lt;&lt;&lt;</text:p>
      <text:p text:style-name="Standard">Hodie dominus Michael de Darenciaco permutavit capellania e</text:p>
      <text:p text:style-name="Standard">Petri in ecclesia Parisiensis cum domino Johanne Ronselli ad curam parroh</text:p>
      <text:p text:style-name="Standard">de Jabeliuis meldeins diocesis extra causa permutacionis et non ca</text:p>
      <text:p text:style-name="Standard">Dominus Lambertus de summa vora obtinens apeolli pate anno</text:p>
      <text:p text:style-name="Standard">ca resignaviti ex casa permutacionis cum magistro de Chacun</text:p>
      <text:p text:style-name="Standard">sa co canonicatum et prebenda ecclesie beate Marie de Villa m</text:p>
      <text:p text:style-name="Standard">Jou</text:p>
      <text:p text:style-name="Standard"><text:soft-page-break/>dexcensis diocesis / et capellanio damus scruarum de navo</text:p>
      <text:p text:style-name="Standard">prefatus magister Thomas juravit ad sancta Dei Euvangeria</text:p>
      <text:p text:style-name="Standard">quod se supponebat omnio ineidicioni capituli / in omnibus que possu</text:p>
      <text:p text:style-name="Standard">tange ipsa capellaniam et quod nuquam allegetort aliqua de</text:p>
      <text:p text:style-name="Standard">titne / contra ipsos dominos decanum Cicapitulum in hoc presenties hoc</text:p>
      <text:p text:style-name="Standard">domino Michaele de Darenciaco Guillelmo Baldoyui et i ard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Barrer</text:p>
      <text:p text:style-name="Standard">E. de Turre</text:p>
      <text:p text:style-name="Standard">G. de Pllis</text:p>
      <text:p text:style-name="Standard">H. de Torso</text:p>
      <text:p text:style-name="Standard">H. de Culbaco</text:p>
      <text:p text:style-name="Standard">D. de Duclaco</text:p>
      <text:p text:style-name="Standard">G. de Lumbris</text:p>
      <text:p text:style-name="Standard">Vi cantore</text:p>
      <text:p text:style-name="Standard">P. Barceri</text:p>
      <text:p text:style-name="Standard">G. de Pellis</text:p>
      <text:p text:style-name="Standard">R. de Salgis</text:p>
      <text:p text:style-name="Standard">E. Fucheri</text:p>
      <text:p text:style-name="Standard">G. de Turre</text:p>
      <text:p text:style-name="Standard">P. Povvilli</text:p>
      <text:p text:style-name="Standard">G. de Lumbris</text:p>
      <text:p text:style-name="Standard">G. Homelini</text:p>
      <text:p text:style-name="Standard"/>
      <text:p text:style-name="Standard"/>
      <text:p text:style-name="Standard">=FRAN_0393_09237.tif=</text:p>
      <text:p text:style-name="Standard">&gt;&gt;&gt;&gt;&gt;&gt; date &lt;&lt;&lt;&lt;&lt;&lt;&lt;</text:p>
      <text:p text:style-name="Standard">68</text:p>
      <text:p text:style-name="Standard">Anno xlse xte die veneri post festum beati Mavie magiscapiulatbui</text:p>
      <text:p text:style-name="Standard">Anno xlsexto die lune post festum beati acoi et ipstoso capitulantibus</text:p>
      <text:p text:style-name="Standard">&gt;&gt;&gt;&gt;&gt;&gt; block &lt;&lt;&lt;&lt;&lt;&lt;&lt;</text:p>
      <text:p text:style-name="Standard">Hodie dominus Guillelmus de Pellis protestatus fuit de habendo</text:p>
      <text:p text:style-name="Standard">bonam monetam a domino Johanne de Moure Cabilonis</text:p>
      <text:p text:style-name="Standard">qui solvit sibi ut dicit in maneta debili et de habendo</text:p>
      <text:p text:style-name="Standard"><text:soft-page-break/>recuis contra ipsius presentibus Y. nocariis Michaele de Da</text:p>
      <text:p text:style-name="Standard">centiato et Y. Marescall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D. de Duclaro</text:p>
      <text:p text:style-name="Standard">G. Bohie</text:p>
      <text:p text:style-name="Standard">E. Fucheri</text:p>
      <text:p text:style-name="Standard">G. de Curre</text:p>
      <text:p text:style-name="Standard">H. de Corso</text:p>
      <text:p text:style-name="Standard">G. de Boylia</text:p>
      <text:p text:style-name="Standard">P. Pouvrelli</text:p>
      <text:p text:style-name="Standard">R. de Saigis</text:p>
      <text:p text:style-name="Standard">G. Cequatricis</text:p>
      <text:p text:style-name="Standard">P. Barreris</text:p>
      <text:p text:style-name="Standard">G. de Pellis</text:p>
      <text:p text:style-name="Standard">G. de Lumbris</text:p>
      <text:p text:style-name="Standard">D. de Quadrellis</text:p>
      <text:p text:style-name="Standard">Vi. Cantore</text:p>
      <text:p text:style-name="Standard">J. Succentore</text:p>
      <text:p text:style-name="Standard">P. penitenciario</text:p>
      <text:p text:style-name="Standard">P. Barreri</text:p>
      <text:p text:style-name="Standard">P. Paivilli</text:p>
      <text:p text:style-name="Standard">J. de Sinenio</text:p>
      <text:p text:style-name="Standard">G. de Pellis</text:p>
      <text:p text:style-name="Standard">E. Bohie</text:p>
      <text:p text:style-name="Standard">E. Fucherio</text:p>
      <text:p text:style-name="Standard">G. de Turre</text:p>
      <text:p text:style-name="Standard">R. de Salgis</text:p>
      <text:p text:style-name="Standard">D. de Duclaro</text:p>
      <text:p text:style-name="Standard">G. de Lumbris</text:p>
      <text:p text:style-name="Standard">P. de Foresta</text:p>
      <text:p text:style-name="Standard">G. Coquatricis</text:p>
      <text:p text:style-name="Standard">H. de Corso</text:p>
      <text:p text:style-name="Standard">G. de Baylia</text:p>
      <text:p text:style-name="Standard"><text:soft-page-break/></text:p>
      <text:p text:style-name="Standard"/>
      <text:p text:style-name="Standard">=FRAN_0393_09238.tif=</text:p>
      <text:p text:style-name="Standard">&gt;&gt;&gt;&gt;&gt;&gt; date &lt;&lt;&lt;&lt;&lt;&lt;&lt;</text:p>
      <text:p text:style-name="Standard">Anno ylsextio die manios post festum bati Petri ad vincula capitulantibus</text:p>
      <text:p text:style-name="Standard">Anno xlsexto die venerio post festum ba Petri ad vincula apitulatibus</text:p>
      <text:p text:style-name="Standard">&gt;&gt;&gt;&gt;&gt;&gt; liste &lt;&lt;&lt;&lt;&lt;&lt;&lt;</text:p>
      <text:p text:style-name="Standard">Vi. cantore</text:p>
      <text:p text:style-name="Standard">Succentore</text:p>
      <text:p text:style-name="Standard">P. Penitenciario</text:p>
      <text:p text:style-name="Standard">J. de Sinemuro</text:p>
      <text:p text:style-name="Standard">G. de Curee</text:p>
      <text:p text:style-name="Standard">E. Fucheri</text:p>
      <text:p text:style-name="Standard">E. Bohie</text:p>
      <text:p text:style-name="Standard">Hode Corsi</text:p>
      <text:p text:style-name="Standard">G. de Baylia</text:p>
      <text:p text:style-name="Standard">vi cantore</text:p>
      <text:p text:style-name="Standard">J. Succentore</text:p>
      <text:p text:style-name="Standard">P. penitenciario</text:p>
      <text:p text:style-name="Standard">P. Varreri</text:p>
      <text:p text:style-name="Standard">PiPonverlli</text:p>
      <text:p text:style-name="Standard">G. Coquatricis</text:p>
      <text:p text:style-name="Standard">G. de Pellis</text:p>
      <text:p text:style-name="Standard">E. Bohit</text:p>
      <text:p text:style-name="Standard">G. de Vaylia</text:p>
      <text:p text:style-name="Standard">H. de Corso</text:p>
      <text:p text:style-name="Standard">G. de Lumbris</text:p>
      <text:p text:style-name="Standard">P. de Roniaco</text:p>
      <text:p text:style-name="Standard">P. de Foresta</text:p>
      <text:p text:style-name="Standard">G. de Turre</text:p>
      <text:p text:style-name="Standard">r de Ducano</text:p>
      <text:p text:style-name="Standard"/>
      <text:p text:style-name="Standard"/>
      <text:p text:style-name="Standard">=FRAN_0393_09239.tif=</text:p>
      <text:p text:style-name="Standard">&gt;&gt;&gt;&gt;&gt;&gt; date &lt;&lt;&lt;&lt;&lt;&lt;&lt;</text:p>
      <text:p text:style-name="Standard">170</text:p>
      <text:p text:style-name="Standard"><text:soft-page-break/>Anno xlsexto die lune posti festum assampcionis beat Manie capaitbus</text:p>
      <text:p text:style-name="Standard">&gt;&gt;&gt;&gt;&gt;&gt; liste &lt;&lt;&lt;&lt;&lt;&lt;&lt;</text:p>
      <text:p text:style-name="Standard">Vi. cantore</text:p>
      <text:p text:style-name="Standard">Succentore</text:p>
      <text:p text:style-name="Standard">P. penitenciario</text:p>
      <text:p text:style-name="Standard">G. Hamelini</text:p>
      <text:p text:style-name="Standard">E. Bohie</text:p>
      <text:p text:style-name="Standard">P. Barreri</text:p>
      <text:p text:style-name="Standard">G. de Turre</text:p>
      <text:p text:style-name="Standard">G. de Baylia</text:p>
      <text:p text:style-name="Standard">P. Pouveolli</text:p>
      <text:p text:style-name="Standard">G. de Perellis</text:p>
      <text:p text:style-name="Standard">R. de Molinis</text:p>
      <text:p text:style-name="Standard">E. Fucherii</text:p>
      <text:p text:style-name="Standard"/>
      <text:p text:style-name="Standard"/>
      <text:p text:style-name="Standard">=FRAN_0393_09240.tif=</text:p>
      <text:p text:style-name="Standard">&gt;&gt;&gt;&gt;&gt;&gt; block &lt;&lt;&lt;&lt;&lt;&lt;&lt;</text:p>
      <text:p text:style-name="Standard">dominus Parisis tenetur et debet officiis ecclesie parisiensis que gerit et gessit J</text:p>
      <text:p text:style-name="Standard">de Monte tabilonis ea que sequatur</text:p>
      <text:p text:style-name="Standard">primo pro domo de Christolio de terminis purificacionis Beate Marie anni xliii et</text:p>
      <text:p text:style-name="Standard">ascensois anni xlv xxx lv. xvii s. ii d.</text:p>
      <text:p text:style-name="Standard">Item officio statituum pro anno finto ad penthetostos anni xlvi xiii lb.s xxx s s</text:p>
      <text:p text:style-name="Standard">Item pro jiir modiis et uno sextario frumenti eidem vendito quolibet fert</text:p>
      <text:p text:style-name="Standard">8</text:p>
      <text:p text:style-name="Standard">tario xii so. vel reddat bladum si velit et nichil solvet de pecunia</text:p>
      <text:p text:style-name="Standard">pro hujsmuodi xxix libras viii s.</text:p>
      <text:p text:style-name="Standard">Item pro tribus anniversarium scilitot domini H. de Bisencio domini odonis et domini</text:p>
      <text:p text:style-name="Standard">Stephani Tempier Par. episcoporum pro termino Pasche et assumpcionis</text:p>
      <text:p text:style-name="Standard">beate Marie xx. lora</text:p>
      <text:p text:style-name="Standard">Item officio statiuum pro festo assumpcionis beate Marie ultimo precito xiiii</text:p>
      <text:p text:style-name="Standard">lbras iii s vi d. ub.</text:p>
      <text:p text:style-name="Standard">Sur quam debet dominus episcopus istis officiis exxi lb. viis.</text:p>
      <text:p text:style-name="Standard">iii d. ob</text:p>
      <text:p text:style-name="Standard">a .</text:p>
      <text:p text:style-name="Standard">&gt;&gt;&gt;&gt;&gt;&gt; liste &lt;&lt;&lt;&lt;&lt;&lt;&lt;</text:p>
      <text:p text:style-name="Standard"><text:soft-page-break/>Decano</text:p>
      <text:p text:style-name="Standard">Ditalis cantore</text:p>
      <text:p text:style-name="Standard">Succentore</text:p>
      <text:p text:style-name="Standard">B. Cancelliifimo</text:p>
      <text:p text:style-name="Standard">P. Penitenciario</text:p>
      <text:p text:style-name="Standard">P. Barieri</text:p>
      <text:p text:style-name="Standard">G. de Turre</text:p>
      <text:p text:style-name="Standard">G. Hamelini</text:p>
      <text:p text:style-name="Standard">G. Rchie</text:p>
      <text:p text:style-name="Standard">G. de Pollis</text:p>
      <text:p text:style-name="Standard">G. de Corso.</text:p>
      <text:p text:style-name="Standard">D. de Duclaro</text:p>
      <text:p text:style-name="Standard">G. Coquatricis</text:p>
      <text:p text:style-name="Standard">G. de Lumbris</text:p>
      <text:p text:style-name="Standard">D. de Quadrellis</text:p>
      <text:p text:style-name="Standard">P. de Roniaco</text:p>
      <text:p text:style-name="Standard">G. de Balga</text:p>
      <text:p text:style-name="Standard">P. de Foresta</text:p>
      <text:p text:style-name="Standard">P. Pouvelli</text:p>
      <text:p text:style-name="Standard">E. Fucherii</text:p>
      <text:p text:style-name="Standard">R. de Salgis</text:p>
      <text:p text:style-name="Standard">R. de Chenaco</text:p>
      <text:p text:style-name="Standard">R. de Molinee</text:p>
      <text:p text:style-name="Standard"/>
      <text:p text:style-name="Standard"/>
      <text:p text:style-name="Standard">=FRAN_0393_09241.tif=</text:p>
      <text:p text:style-name="Standard">&gt;&gt;&gt;&gt;&gt;&gt; date &lt;&lt;&lt;&lt;&lt;&lt;&lt;</text:p>
      <text:p text:style-name="Standard">17</text:p>
      <text:p text:style-name="Standard">Anno xl sexo die veneris post festum beat Bercholoiei gualis dominiam capituli neraliper ci capitulantibus</text:p>
      <text:p text:style-name="Standard">Ano xsente die lune post festum li berholom caitulantbus</text:p>
      <text:p text:style-name="Standard">&gt;&gt;&gt;&gt;&gt;&gt; block &lt;&lt;&lt;&lt;&lt;&lt;&lt;</text:p>
      <text:p text:style-name="Standard">Hodie fuit receptus Petrus Anglici ad capellaniam</text:p>
      <text:p text:style-name="Standard">Sanctore Petri et Stephani / que vacaverat per obitum</text:p>
      <text:p text:style-name="Standard">domini Petri de Colomeriis / et quam prim acceptaverat Cle</text:p>
      <text:p text:style-name="Standard">mens de Villa nova mictis juvenis et Petrus de</text:p>
      <text:p text:style-name="Standard"><text:soft-page-break/>nemosio presyter / et fuit esti quod non habebat jus</text:p>
      <text:p text:style-name="Standard">presentibus m. de Darent N. de Civill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B. Cancellario</text:p>
      <text:p text:style-name="Standard">P. penitenciario</text:p>
      <text:p text:style-name="Standard">G. de Pellis</text:p>
      <text:p text:style-name="Standard">E. Bohic</text:p>
      <text:p text:style-name="Standard">G. Coquatricis</text:p>
      <text:p text:style-name="Standard">G. de Baylia</text:p>
      <text:p text:style-name="Standard">H. de Corso</text:p>
      <text:p text:style-name="Standard">R. de Salgis</text:p>
      <text:p text:style-name="Standard">R. de Molinis</text:p>
      <text:p text:style-name="Standard">Di de Duclaro</text:p>
      <text:p text:style-name="Standard">P. Barreris</text:p>
      <text:p text:style-name="Standard">P. de Foresta</text:p>
      <text:p text:style-name="Standard">G. de Lumbris</text:p>
      <text:p text:style-name="Standard">P. de Roniaco</text:p>
      <text:p text:style-name="Standard">T. de Quadrellis</text:p>
      <text:p text:style-name="Standard">Cll. Fuchii</text:p>
      <text:p text:style-name="Standard">G. de Turre</text:p>
      <text:p text:style-name="Standard">Vi cantore</text:p>
      <text:p text:style-name="Standard">J. Succentore</text:p>
      <text:p text:style-name="Standard">P. penitenciario</text:p>
      <text:p text:style-name="Standard">G. de Perellis</text:p>
      <text:p text:style-name="Standard">R. de Salgis</text:p>
      <text:p text:style-name="Standard">E. Bohit</text:p>
      <text:p text:style-name="Standard">G. de Baylia</text:p>
      <text:p text:style-name="Standard">H. de Corso</text:p>
      <text:p text:style-name="Standard">P. Pouvrelli</text:p>
      <text:p text:style-name="Standard">P. Barrerii</text:p>
      <text:p text:style-name="Standard">G. Coquitacis</text:p>
      <text:p text:style-name="Standard"/>
      <text:p text:style-name="Standard"/>
      <text:p text:style-name="Standard">=FRAN_0393_09242.tif=</text:p>
      <text:p text:style-name="Standard"><text:soft-page-break/>&gt;&gt;&gt;&gt;&gt;&gt; date &lt;&lt;&lt;&lt;&lt;&lt;&lt;</text:p>
      <text:p text:style-name="Standard">anno xlvi° die Mcrrii pt festum decellaciem laeni Jehan Capeltlane</text:p>
      <text:p text:style-name="Standard">Annoylsexto die lune aute festum nativitatis beat Mari capitulatibus</text:p>
      <text:p text:style-name="Standard">&gt;&gt;&gt;&gt;&gt;&gt; block &lt;&lt;&lt;&lt;&lt;&lt;&lt;</text:p>
      <text:p text:style-name="Standard">Jacobus Carnifee cuvis Par. emendavit de io quod cepit</text:p>
      <text:p text:style-name="Standard">Gaufridum de Boniaco per capucui in ecclesia Pa. et se suppia</text:p>
      <text:p text:style-name="Standard">suit ordinacioni capituli presentius Ade civillis y marestat</text:p>
      <text:p text:style-name="Standard">Prius Hubert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G. de Lumbris</text:p>
      <text:p text:style-name="Standard">Syonisio de Duclaro</text:p>
      <text:p text:style-name="Standard">P. Pourelli</text:p>
      <text:p text:style-name="Standard">Ebl. Jucherii</text:p>
      <text:p text:style-name="Standard">G. de Curre</text:p>
      <text:p text:style-name="Standard">E. Brhic</text:p>
      <text:p text:style-name="Standard">G. Cedrcricis</text:p>
      <text:p text:style-name="Standard">P. Barrerii</text:p>
      <text:p text:style-name="Standard">H. de Corso</text:p>
      <text:p text:style-name="Standard">G. de Baylia</text:p>
      <text:p text:style-name="Standard">F. Decano</text:p>
      <text:p text:style-name="Standard">Vi. Cantore</text:p>
      <text:p text:style-name="Standard">. Succentore</text:p>
      <text:p text:style-name="Standard">J. Cancellario</text:p>
      <text:p text:style-name="Standard">P. penitenciarion</text:p>
      <text:p text:style-name="Standard">P. Bareer</text:p>
      <text:p text:style-name="Standard">G. de Lumbris</text:p>
      <text:p text:style-name="Standard">E. Bohie</text:p>
      <text:p text:style-name="Standard">G. de Curre</text:p>
      <text:p text:style-name="Standard">E. Fucheris</text:p>
      <text:p text:style-name="Standard">P. de Foresta</text:p>
      <text:p text:style-name="Standard">P. Ponverlli</text:p>
      <text:p text:style-name="Standard">H. de Corso</text:p>
      <text:p text:style-name="Standard">G. de Baylia</text:p>
      <text:p text:style-name="Standard">G. Coquatritis</text:p>
      <text:p text:style-name="Standard"><text:soft-page-break/>G. de Pellie</text:p>
      <text:p text:style-name="Standard"/>
      <text:p text:style-name="Standard"/>
      <text:p text:style-name="Standard">=FRAN_0393_09243.tif=</text:p>
      <text:p text:style-name="Standard">&gt;&gt;&gt;&gt;&gt;&gt; date &lt;&lt;&lt;&lt;&lt;&lt;&lt;</text:p>
      <text:p text:style-name="Standard">174</text:p>
      <text:p text:style-name="Standard">Anno xlsexto die mercurisis ante festum Nativitatis beate Marie capitli</text:p>
      <text:p text:style-name="Standard">Anno xlsexto die lunci post festum bat Marie capitl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 penitenciario</text:p>
      <text:p text:style-name="Standard">G. de Turre</text:p>
      <text:p text:style-name="Standard">E. Fucheris</text:p>
      <text:p text:style-name="Standard">E. Bohic</text:p>
      <text:p text:style-name="Standard">G. de Lumbris</text:p>
      <text:p text:style-name="Standard">H. de Corso</text:p>
      <text:p text:style-name="Standard">G. de Baylia</text:p>
      <text:p text:style-name="Standard">P. Ponverlli</text:p>
      <text:p text:style-name="Standard">Vi cantore</text:p>
      <text:p text:style-name="Standard">J. Succentore</text:p>
      <text:p text:style-name="Standard">E. Cancellario</text:p>
      <text:p text:style-name="Standard">P. Penitenciario</text:p>
      <text:p text:style-name="Standard">P. Barrere</text:p>
      <text:p text:style-name="Standard">G. de Pellis</text:p>
      <text:p text:style-name="Standard">G. coquatricis</text:p>
      <text:p text:style-name="Standard">E. Bohic</text:p>
      <text:p text:style-name="Standard">G. de Turre</text:p>
      <text:p text:style-name="Standard">E. Facheri</text:p>
      <text:p text:style-name="Standard">de duclar</text:p>
      <text:p text:style-name="Standard"/>
      <text:p text:style-name="Standard"/>
      <text:p text:style-name="Standard">=FRAN_0393_09244.tif=</text:p>
      <text:p text:style-name="Standard">&gt;&gt;&gt;&gt;&gt;&gt; date &lt;&lt;&lt;&lt;&lt;&lt;&lt;</text:p>
      <text:p text:style-name="Standard">Anno xxvi . Die mecurii post festum Natuvtatis bate M oiignus gernense capitulantibus</text:p>
      <text:p text:style-name="Standard">Anno xlsexto die veneris post Natum late Marre capituli</text:p>
      <text:p text:style-name="Standard"><text:soft-page-break/>&gt;&gt;&gt;&gt;&gt;&gt; block &lt;&lt;&lt;&lt;&lt;&lt;&lt;</text:p>
      <text:p text:style-name="Standard">Dominus Johannes Bungensis preutavit gonatam epslricam super expellanum ct Mete quod unrrm</text:p>
      <text:p text:style-name="Standard">uc vide de Johanni Burgeni</text:p>
      <text:p text:style-name="Standard">Per resignem magistri Guillelm Aurtin nuper carcinentis eundem et fur receptus se</text:p>
      <text:p text:style-name="Standard">nue mull dc grce ejusdem et vle pilurs anno v. papse</text:p>
      <text:p text:style-name="Standard">&gt;&gt;&gt;&gt;&gt;&gt; liste &lt;&lt;&lt;&lt;&lt;&lt;&lt;</text:p>
      <text:p text:style-name="Standard">epscopo</text:p>
      <text:p text:style-name="Standard">J. Cantore</text:p>
      <text:p text:style-name="Standard">J. Succentore</text:p>
      <text:p text:style-name="Standard">P. Cancellariuo</text:p>
      <text:p text:style-name="Standard">P. Penitenciario</text:p>
      <text:p text:style-name="Standard">P. de Romaro</text:p>
      <text:p text:style-name="Standard">G. de Pellaris</text:p>
      <text:p text:style-name="Standard">G. Fuchiii</text:p>
      <text:p text:style-name="Standard">G. de Turre</text:p>
      <text:p text:style-name="Standard">G. Coquatricis</text:p>
      <text:p text:style-name="Standard">G. de Bayla</text:p>
      <text:p text:style-name="Standard">R. de Salgi</text:p>
      <text:p text:style-name="Standard">G. Bohie</text:p>
      <text:p text:style-name="Standard">P. Pouvelli</text:p>
      <text:p text:style-name="Standard">G. Hamelini</text:p>
      <text:p text:style-name="Standard">H. de Coise</text:p>
      <text:p text:style-name="Standard">J de Sineno</text:p>
      <text:p text:style-name="Standard">Vi cantore</text:p>
      <text:p text:style-name="Standard">J. Succentore</text:p>
      <text:p text:style-name="Standard">P. Penttenciario</text:p>
      <text:p text:style-name="Standard">G. de Lumbris</text:p>
      <text:p text:style-name="Standard">D. de Duclaro</text:p>
      <text:p text:style-name="Standard">H. de Corso</text:p>
      <text:p text:style-name="Standard">G. Bohic</text:p>
      <text:p text:style-name="Standard">E fuchero</text:p>
      <text:p text:style-name="Standard"/>
      <text:p text:style-name="Standard"/>
      <text:p text:style-name="Standard">=FRAN_0393_09245.tif=</text:p>
      <text:p text:style-name="Standard">&gt;&gt;&gt;&gt;&gt;&gt; date &lt;&lt;&lt;&lt;&lt;&lt;&lt;</text:p>
      <text:p text:style-name="Standard">170</text:p>
      <text:p text:style-name="Standard"><text:soft-page-break/>Anno xstoto die lune post festum exaltationis sincte tiri capitulantibus</text:p>
      <text:p text:style-name="Standard">Ann xvii die meuris posti festum</text:p>
      <text:p text:style-name="Standard">exaltacionis Sancte Grueis</text:p>
      <text:p text:style-name="Standard">digtumGant apantibus</text:p>
      <text:p text:style-name="Standard">Jo. Cantore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G. Hamelini</text:p>
      <text:p text:style-name="Standard">G. de Perellio</text:p>
      <text:p text:style-name="Standard">D. de Duclaro</text:p>
      <text:p text:style-name="Standard">M. de Melloto</text:p>
      <text:p text:style-name="Standard">R. de Salgis</text:p>
      <text:p text:style-name="Standard">G.i Behic</text:p>
      <text:p text:style-name="Standard">G. de Li</text:p>
      <text:p text:style-name="Standard">J. Succentore</text:p>
      <text:p text:style-name="Standard">R. Cancellarios</text:p>
      <text:p text:style-name="Standard">P. Penitenciario</text:p>
      <text:p text:style-name="Standard">P. de Jlueto</text:p>
      <text:p text:style-name="Standard">P. Barret</text:p>
      <text:p text:style-name="Standard">P. Paunelli</text:p>
      <text:p text:style-name="Standard">D. de Cuadiellis</text:p>
      <text:p text:style-name="Standard">D. de Duclaio.</text:p>
      <text:p text:style-name="Standard">G. de Turie</text:p>
      <text:p text:style-name="Standard">H. de Corso</text:p>
      <text:p text:style-name="Standard">G. Bohie</text:p>
      <text:p text:style-name="Standard">Cl sichrii</text:p>
      <text:p text:style-name="Standard">G. de Pellis</text:p>
      <text:p text:style-name="Standard">G. de Salte</text:p>
      <text:p text:style-name="Standard">P. de Trunaco.</text:p>
      <text:p text:style-name="Standard">G. de Lunibus</text:p>
      <text:p text:style-name="Standard">. Hamelini</text:p>
      <text:p text:style-name="Standard">T. de Bahya</text:p>
      <text:p text:style-name="Standard"/>
      <text:p text:style-name="Standard"/>
      <text:p text:style-name="Standard">=FRAN_0393_09246.tif=</text:p>
      <text:p text:style-name="Standard"><text:soft-page-break/>&gt;&gt;&gt;&gt;&gt;&gt; date &lt;&lt;&lt;&lt;&lt;&lt;&lt;</text:p>
      <text:p text:style-name="Standard">Anno xlsexto die veneris post festum ba Mathei aposu capitulantibus</text:p>
      <text:p text:style-name="Standard">Ann ieti die lune post fistum bati Machii apiscopi camgulis pitlantibus</text:p>
      <text:p text:style-name="Standard">&gt;&gt;&gt;&gt;&gt;&gt; block &lt;&lt;&lt;&lt;&lt;&lt;&lt;</text:p>
      <text:p text:style-name="Standard">Anno xlvi die sabbati post festum beati Mathei apostoli et Euvangelisti</text:p>
      <text:p text:style-name="Standard">in domo claustrali venerabalis vari magistri Johannis de Sinemuro canonici</text:p>
      <text:p text:style-name="Standard">Parisiensies / stilitet in cumera ejusdem presentibus adineto clerico et tribus</text:p>
      <text:p text:style-name="Standard">scutiferis ejusdem panrovici discretus vir dominus Richardus Mol</text:p>
      <text:p text:style-name="Standard">Harestus</text:p>
      <text:p text:style-name="Standard">presbyter Cantor ecclesie collegiare Sancti Laurencii de Villa facua</text:p>
      <text:p text:style-name="Standard">seutvensis diocesis emendavit filexis genibus et porrete</text:p>
      <text:p text:style-name="Standard">grenio et cognostibiliter dicto domino Johanni / ad voluntatem</text:p>
      <text:p text:style-name="Standard">et ordinacionem ipsius aliqua verba / diffamatorum et juv</text:p>
      <text:p text:style-name="Standard">niosa / que dixerat de dicto domino Johanne / et aliqua</text:p>
      <text:p text:style-name="Standard">alia / que falso sibi dederat incelligi narrata ibidem</text:p>
      <text:p text:style-name="Standard">per dictum dominum Johannem / quam emendam recet idem</text:p>
      <text:p text:style-name="Standard">dominus Johannes Retinens taxacionem penes se et affic</text:p>
      <text:p text:style-name="Standard">assignano die trastina instantis festi omniu sancto ro</text:p>
      <text:p text:style-name="Standard">cta se Parisius in dicta domo / ad videndum et audiendum</text:p>
      <text:p text:style-name="Standard">taxaticinem ejusidem</text:p>
      <text:p text:style-name="Standard">vit benar et restts dominus Johannes Lupi Succenor Parisiensis trusculiter in unum</text:p>
      <text:p text:style-name="Standard">nonenm et Bistan Mugnu R. de Meluus envona Parisi</text:p>
      <text:p text:style-name="Standard">quos acisuvit am Johanne Le Mue fili qundam Egidri le Mue et deus ma</text:p>
      <text:p text:style-name="Standard">Regmadus x librs annu dedditus in quibus evebatur eclesie Par. pro aniversariom defn</text:p>
      <text:p text:style-name="Standard">cancorm Parbenous per empcions domus sue laustilis inqua de magister Reimobd</text:p>
      <text:p text:style-name="Standard">maratur dicte ecclesine in dictus dedditibus essignit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. penitenciario</text:p>
      <text:p text:style-name="Standard">P. Barrerii</text:p>
      <text:p text:style-name="Standard">G. de Perellis</text:p>
      <text:p text:style-name="Standard">G. de Lumbris</text:p>
      <text:p text:style-name="Standard">E. Bohic</text:p>
      <text:p text:style-name="Standard">E Fucherii</text:p>
      <text:p text:style-name="Standard">H. de Corso</text:p>
      <text:p text:style-name="Standard"><text:soft-page-break/>G. Hamelini</text:p>
      <text:p text:style-name="Standard">D. Cantore</text:p>
      <text:p text:style-name="Standard">Succentore</text:p>
      <text:p text:style-name="Standard">R. Cancellarius</text:p>
      <text:p text:style-name="Standard">P. Penitenciario</text:p>
      <text:p text:style-name="Standard">P. de Alveto.</text:p>
      <text:p text:style-name="Standard">P. Barre</text:p>
      <text:p text:style-name="Standard">P. Pouvelli</text:p>
      <text:p text:style-name="Standard">P. de Romaco</text:p>
      <text:p text:style-name="Standard">Pht de Suremen</text:p>
      <text:p text:style-name="Standard">G. de Curio</text:p>
      <text:p text:style-name="Standard">E. Reha</text:p>
      <text:p text:style-name="Standard">. Jichrii</text:p>
      <text:p text:style-name="Standard">R. de Sulg</text:p>
      <text:p text:style-name="Standard">T. Huvelin</text:p>
      <text:p text:style-name="Standard">G. de Croso</text:p>
      <text:p text:style-name="Standard">G. de Balya</text:p>
      <text:p text:style-name="Standard">G. de Vuiibis</text:p>
      <text:p text:style-name="Standard"/>
      <text:p text:style-name="Standard"/>
      <text:p text:style-name="Standard">=FRAN_0393_09247.tif=</text:p>
      <text:p text:style-name="Standard">&gt;&gt;&gt;&gt;&gt;&gt; date &lt;&lt;&lt;&lt;&lt;&lt;&lt;</text:p>
      <text:p text:style-name="Standard">173</text:p>
      <text:p text:style-name="Standard">Anno xesexo die mercuri posti festum let arcohei i capitulantibus</text:p>
      <text:p text:style-name="Standard">Anno xlenti die lune postfesum beat Michielis acthangel caitibus</text:p>
      <text:p text:style-name="Standard">&gt;&gt;&gt;&gt;&gt;&gt; block &lt;&lt;&lt;&lt;&lt;&lt;&lt;</text:p>
      <text:p text:style-name="Standard">Petrus de Pervisio promisit per juramentum solvre domino G. Hamelini</text:p>
      <text:p text:style-name="Standard">xxvi s stu adimplere illud quod debebat facere pro ipso abbaventum</text:p>
      <text:p text:style-name="Standard">in camera domini de ligno nuncusato Bortdillande infra omnes sonitis</text:p>
      <text:p text:style-name="Standard">Hodie in aleis capituli magister haueus de alta villa actor</text:p>
      <text:p text:style-name="Standard">et Johannes de Aciit reus super discordia mota inter</text:p>
      <text:p text:style-name="Standard">ipsos occasione cujus litigabant in capitulo compromiserunt</text:p>
      <text:p text:style-name="Standard">de alto et basso in veneneabli virum magistrum Gilebertum de Cuno</text:p>
      <text:p text:style-name="Standard">etc. et promiserunt per fidem $et $prfam et sub pena xlv</text:p>
      <text:p text:style-name="Standard">tenere quicquid fuerit ordiniam et renunciavit dictus magistri</text:p>
      <text:p text:style-name="Standard">adit</text:p>
      <text:p text:style-name="Standard"><text:soft-page-break/>.</text:p>
      <text:p text:style-name="Standard">ab ipso aute jecte et durabit tempus compromissi</text:p>
      <text:p text:style-name="Standard">presentis ad hoc domino Hugoni de Canabiis vicario i</text:p>
      <text:p text:style-name="Standard">ecclesia Parisiensis et Y. Mare stall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P. Barrerii</text:p>
      <text:p text:style-name="Standard">G. Coquatricis</text:p>
      <text:p text:style-name="Standard">De de quadrellis</text:p>
      <text:p text:style-name="Standard">H. de Corso</text:p>
      <text:p text:style-name="Standard">G. Bohic</text:p>
      <text:p text:style-name="Standard">E. Fucherii</text:p>
      <text:p text:style-name="Standard">De de Duclaro</text:p>
      <text:p text:style-name="Standard">P. de Roniaco</text:p>
      <text:p text:style-name="Standard">G. Hamelini</text:p>
      <text:p text:style-name="Standard">G. de Lumbris</text:p>
      <text:p text:style-name="Standard">J. de Sinemuro</text:p>
      <text:p text:style-name="Standard">Vi. Cantore</text:p>
      <text:p text:style-name="Standard">J. Succentore</text:p>
      <text:p text:style-name="Standard">J. de Sinemino</text:p>
      <text:p text:style-name="Standard">P. Barreri</text:p>
      <text:p text:style-name="Standard">G. de Turce</text:p>
      <text:p text:style-name="Standard">E. Fuchery</text:p>
      <text:p text:style-name="Standard">G. Hamelini</text:p>
      <text:p text:style-name="Standard">G. Bohic</text:p>
      <text:p text:style-name="Standard">P. de Roniaco</text:p>
      <text:p text:style-name="Standard">H. de Corso</text:p>
      <text:p text:style-name="Standard">Gicoquatricis</text:p>
      <text:p text:style-name="Standard"/>
      <text:p text:style-name="Standard"/>
      <text:p text:style-name="Standard">=FRAN_0393_09248.tif=</text:p>
      <text:p text:style-name="Standard">&gt;&gt;&gt;&gt;&gt;&gt; date &lt;&lt;&lt;&lt;&lt;&lt;&lt;</text:p>
      <text:p text:style-name="Standard">Anno xleno die mercuris post festum di Michaclis archangel cantus</text:p>
      <text:p text:style-name="Standard">Anno xvvi</text:p>
      <text:p text:style-name="Standard"><text:soft-page-break/>Die veneris post festum luni Remigii capitulantibus</text:p>
      <text:p text:style-name="Standard">&gt;&gt;&gt;&gt;&gt;&gt; liste &lt;&lt;&lt;&lt;&lt;&lt;&lt;</text:p>
      <text:p text:style-name="Standard">D</text:p>
      <text:p text:style-name="Standard">vi cantore</text:p>
      <text:p text:style-name="Standard">J. Succentore</text:p>
      <text:p text:style-name="Standard">R. Cancellario</text:p>
      <text:p text:style-name="Standard">P. Barrerie</text:p>
      <text:p text:style-name="Standard">vicoquatricis</text:p>
      <text:p text:style-name="Standard">P. de Roniaco</text:p>
      <text:p text:style-name="Standard">M. de Melleto</text:p>
      <text:p text:style-name="Standard">E. Fucherii</text:p>
      <text:p text:style-name="Standard">E. Bohit</text:p>
      <text:p text:style-name="Standard">G. de Baylia</text:p>
      <text:p text:style-name="Standard">H. de Corso</text:p>
      <text:p text:style-name="Standard">R. de Salgis</text:p>
      <text:p text:style-name="Standard">G. de Turre</text:p>
      <text:p text:style-name="Standard">J. de Sinemo</text:p>
      <text:p text:style-name="Standard">D. de Vuclaro</text:p>
      <text:p text:style-name="Standard">G. de Lumbris</text:p>
      <text:p text:style-name="Standard">G. de Perellis</text:p>
      <text:p text:style-name="Standard">G. Hamelini</text:p>
      <text:p text:style-name="Standard">V. Cantore</text:p>
      <text:p text:style-name="Standard">J. Succentore</text:p>
      <text:p text:style-name="Standard">R. Cancellarius</text:p>
      <text:p text:style-name="Standard">P. Penitenciario</text:p>
      <text:p text:style-name="Standard">R. de Sauti</text:p>
      <text:p text:style-name="Standard">G. de Lumberis</text:p>
      <text:p text:style-name="Standard">G. Homelini</text:p>
      <text:p text:style-name="Standard">P. Pouvelli</text:p>
      <text:p text:style-name="Standard">B. de Duelaro</text:p>
      <text:p text:style-name="Standard">G. de Curie</text:p>
      <text:p text:style-name="Standard">de Sineme</text:p>
      <text:p text:style-name="Standard">Cl fucuis</text:p>
      <text:p text:style-name="Standard">E. Rchan</text:p>
      <text:p text:style-name="Standard">P. Barriere</text:p>
      <text:p text:style-name="Standard">G. de Bayla</text:p>
      <text:p text:style-name="Standard"><text:soft-page-break/>D. de Ronico</text:p>
      <text:p text:style-name="Standard"/>
      <text:p text:style-name="Standard"/>
      <text:p text:style-name="Standard">=FRAN_0393_09249.tif=</text:p>
      <text:p text:style-name="Standard">&gt;&gt;&gt;&gt;&gt;&gt; date &lt;&lt;&lt;&lt;&lt;&lt;&lt;</text:p>
      <text:p text:style-name="Standard">Anno xlsexto die menciris post festum beati Doisii capitulus</text:p>
      <text:p text:style-name="Standard">Anno x sexto die venis post festum Sancti Dyoniscpitulantibus</text:p>
      <text:p text:style-name="Standard">&gt;&gt;&gt;&gt;&gt;&gt; block &lt;&lt;&lt;&lt;&lt;&lt;&lt;</text:p>
      <text:p text:style-name="Standard">Hodie fuerint tinditi domino Ragiondo de Silit cuva ad diven perse</text:p>
      <text:p text:style-name="Standard">pro epiculio</text:p>
      <text:p text:style-name="Standard">fine littera archiepiscopi Sanctumrni et ejus apituli super pocessione unius d lesdis</text:p>
      <text:p text:style-name="Standard">Item copis puniet Benfur</text:p>
      <text:p text:style-name="Standard">etlictera pocordie note episcaum Decunum et capitulum parsienses</text:p>
      <text:p text:style-name="Standard">&gt;&gt;&gt;&gt;&gt;&gt; liste &lt;&lt;&lt;&lt;&lt;&lt;&lt;</text:p>
      <text:p text:style-name="Standard">Vi. Cantor</text:p>
      <text:p text:style-name="Standard">J. Succentore</text:p>
      <text:p text:style-name="Standard">R. Cancellariuo</text:p>
      <text:p text:style-name="Standard">J. de Srremuro</text:p>
      <text:p text:style-name="Standard">H. de Corso</text:p>
      <text:p text:style-name="Standard">Dyonisio de Diclaro</text:p>
      <text:p text:style-name="Standard">Dyonisio de Quadrellis</text:p>
      <text:p text:style-name="Standard">P. de Ronriaco</text:p>
      <text:p text:style-name="Standard">P. Pourelli</text:p>
      <text:p text:style-name="Standard">E. Behi</text:p>
      <text:p text:style-name="Standard">H. Hamelini</text:p>
      <text:p text:style-name="Standard">R. de Salgis</text:p>
      <text:p text:style-name="Standard">P. Brrrer</text:p>
      <text:p text:style-name="Standard">G. de Lumbris</text:p>
      <text:p text:style-name="Standard">Eblo Fuchem</text:p>
      <text:p text:style-name="Standard">G. de Valya</text:p>
      <text:p text:style-name="Standard">Vi cantore</text:p>
      <text:p text:style-name="Standard">J. Succentore</text:p>
      <text:p text:style-name="Standard">R. Cancellario</text:p>
      <text:p text:style-name="Standard">P. Barrerii</text:p>
      <text:p text:style-name="Standard">M. de Melloto</text:p>
      <text:p text:style-name="Standard">G. Bohit</text:p>
      <text:p text:style-name="Standard"><text:soft-page-break/>G. de Baylia</text:p>
      <text:p text:style-name="Standard">H. de Conso</text:p>
      <text:p text:style-name="Standard">E. Fuchem</text:p>
      <text:p text:style-name="Standard">P. Pouvdelli</text:p>
      <text:p text:style-name="Standard">J. de Sinemiuto</text:p>
      <text:p text:style-name="Standard">D. de Qadrellis</text:p>
      <text:p text:style-name="Standard">D. de Duclaro</text:p>
      <text:p text:style-name="Standard">P. de Roniaco</text:p>
      <text:p text:style-name="Standard">G. de Lumbris</text:p>
      <text:p text:style-name="Standard"/>
      <text:p text:style-name="Standard"/>
      <text:p text:style-name="Standard">=FRAN_0393_09250.tif=</text:p>
      <text:p text:style-name="Standard">&gt;&gt;&gt;&gt;&gt;&gt; date &lt;&lt;&lt;&lt;&lt;&lt;&lt;</text:p>
      <text:p text:style-name="Standard">Anno domini Die lune posti festum ibenti Thynoniis capitulantibus</text:p>
      <text:p text:style-name="Standard">Anno xlii die veneris post festum beati Luce euvangeliste capitulantibus</text:p>
      <text:p text:style-name="Standard">&gt;&gt;&gt;&gt;&gt;&gt; block &lt;&lt;&lt;&lt;&lt;&lt;&lt;</text:p>
      <text:p text:style-name="Standard">Anno xlvia die sabbati post festum beati Lute Euvangeliste Dominus Yvo olear</text:p>
      <text:p text:style-name="Standard">curatus ecclesie de Joyato recognovit se tenri magistro Geraldo de Curtilis</text:p>
      <text:p text:style-name="Standard">Canonico Parisiensis in quadraginti palienis Par. redditus ad festum beati Andree apostuoli etx</text:p>
      <text:p text:style-name="Standard">restantes majorum summem / causa et visitatines cujusdaem proressus pro quibus hac</text:p>
      <text:p text:style-name="Standard">domitus Johannes de Antiss ejusidem procurator in Pignore quasidam / de certales / Et velure</text:p>
      <text:p text:style-name="Standard">quod possit eas veutere nisi fuerit ad terminum satefactum non obstantius ribus quodm cumque</text:p>
      <text:p text:style-name="Standard">consuecudum ec preseterus Y. de Curines et Y marescalli Curi Par. notarii et Giletri.</text:p>
      <text:p text:style-name="Standard">oud</text:p>
      <text:p text:style-name="Standard">&gt;&gt;&gt;&gt;&gt;&gt; liste &lt;&lt;&lt;&lt;&lt;&lt;&lt;</text:p>
      <text:p text:style-name="Standard">P. Cantore</text:p>
      <text:p text:style-name="Standard">J. Succentore</text:p>
      <text:p text:style-name="Standard">P. Penitenciario</text:p>
      <text:p text:style-name="Standard">J. de Sinemuto</text:p>
      <text:p text:style-name="Standard">G. de Lumbris</text:p>
      <text:p text:style-name="Standard">D. de Duclaro</text:p>
      <text:p text:style-name="Standard">P. Barreri</text:p>
      <text:p text:style-name="Standard">P. Povvilli</text:p>
      <text:p text:style-name="Standard">E. Bohie</text:p>
      <text:p text:style-name="Standard">E. Fucheri</text:p>
      <text:p text:style-name="Standard">G. de Turre</text:p>
      <text:p text:style-name="Standard"><text:soft-page-break/>H. de Couso</text:p>
      <text:p text:style-name="Standard">G. de Baylia</text:p>
      <text:p text:style-name="Standard">M. de Melloto</text:p>
      <text:p text:style-name="Standard">P. de Reniaco</text:p>
      <text:p text:style-name="Standard">G. Hamelini</text:p>
      <text:p text:style-name="Standard">G. Coquacoicis</text:p>
      <text:p text:style-name="Standard">Succentore</text:p>
      <text:p text:style-name="Standard">. Cancellario</text:p>
      <text:p text:style-name="Standard">D. de Quadrellis</text:p>
      <text:p text:style-name="Standard">G. de Lumbris</text:p>
      <text:p text:style-name="Standard">G. de Turre</text:p>
      <text:p text:style-name="Standard">G. Fuchoris</text:p>
      <text:p text:style-name="Standard"/>
      <text:p text:style-name="Standard"/>
      <text:p text:style-name="Standard">=FRAN_0393_09251.tif=</text:p>
      <text:p text:style-name="Standard">&gt;&gt;&gt;&gt;&gt;&gt; date &lt;&lt;&lt;&lt;&lt;&lt;&lt;</text:p>
      <text:p text:style-name="Standard">Anno yilsepto die lune post festum Gai Luce cuvianie capitulantibus</text:p>
      <text:p text:style-name="Standard">Anno xvvi die mecuris post festum beatilutere cinglis captulentibus</text:p>
      <text:p text:style-name="Standard">&gt;&gt;&gt;&gt;&gt;&gt; block &lt;&lt;&lt;&lt;&lt;&lt;&lt;</text:p>
      <text:p text:style-name="Standard">Hoddie Philippus de Buella idepnat fuit ardits</text:p>
      <text:p text:style-name="Standard">hiende proposit ad reparaciones domus dcela</text:p>
      <text:p text:style-name="Standard">chemeriere apod Andresi mxr cupacione</text:p>
      <text:p text:style-name="Standard">juraces sut hoc facau et tenorem eilie</text:p>
      <text:p text:style-name="Standard">per camera et hor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G. Hameliui</text:p>
      <text:p text:style-name="Standard">G. de Lumbris</text:p>
      <text:p text:style-name="Standard">G. de Turre</text:p>
      <text:p text:style-name="Standard">E. Fucherii</text:p>
      <text:p text:style-name="Standard">E. Bohie</text:p>
      <text:p text:style-name="Standard">H. de Corso</text:p>
      <text:p text:style-name="Standard">G. de Baylia</text:p>
      <text:p text:style-name="Standard">G. Cantor</text:p>
      <text:p text:style-name="Standard"><text:soft-page-break/>Succento</text:p>
      <text:p text:style-name="Standard">P. Perrtoni</text:p>
      <text:p text:style-name="Standard">P. Barier</text:p>
      <text:p text:style-name="Standard">P. de Ronaco</text:p>
      <text:p text:style-name="Standard">P. Pauvelli</text:p>
      <text:p text:style-name="Standard">G. de Lumberis</text:p>
      <text:p text:style-name="Standard">G. Hamelini</text:p>
      <text:p text:style-name="Standard">G. Coqutreis</text:p>
      <text:p text:style-name="Standard">G. de Ourie</text:p>
      <text:p text:style-name="Standard">G. Bohie</text:p>
      <text:p text:style-name="Standard">E. Fuchii</text:p>
      <text:p text:style-name="Standard">D. de Suclaro</text:p>
      <text:p text:style-name="Standard">G. de Quadid</text:p>
      <text:p text:style-name="Standard"/>
      <text:p text:style-name="Standard"/>
      <text:p text:style-name="Standard">=FRAN_0393_09252.tif=</text:p>
      <text:p text:style-name="Standard">&gt;&gt;&gt;&gt;&gt;&gt; date &lt;&lt;&lt;&lt;&lt;&lt;&lt;</text:p>
      <text:p text:style-name="Standard">89</text:p>
      <text:p text:style-name="Standard">diagefiro sexeto capitulan</text:p>
      <text:p text:style-name="Standard">Anno xvi vie lune post domim julio penrum capitulantibus duiniis capitulo generali</text:p>
      <text:p text:style-name="Standard">&gt;&gt;&gt;&gt;&gt;&gt; block &lt;&lt;&lt;&lt;&lt;&lt;&lt;</text:p>
      <text:p text:style-name="Standard">Capitulum generale diei veneris vigilie fest Lorum Symonio et Jude cpostoloum anno qui</text:p>
      <text:p text:style-name="Standard">Dispensatum fuit cum mhalite Johanne Gorre migisre Marchini</text:p>
      <text:p text:style-name="Standard">veninficis con celaia usque ad Pascha de non faciendo se promont jor sucdeo</text:p>
      <text:p text:style-name="Standard">de Residendo</text:p>
      <text:p text:style-name="Standard">rcum P. Malinu appillane ad altare sancti Castacheii Quo residerdo</text:p>
      <text:p text:style-name="Standard">menendo ad ordines uque e</text:p>
      <text:p text:style-name="Standard">dies sabbati nostaius et asserotis ad trucenus sanct resouracione domu</text:p>
      <text:p text:style-name="Standard">seuien</text:p>
      <text:p text:style-name="Standard">Item est ducta potestu magistrim G. de Lumbris. Dyoni de</text:p>
      <text:p text:style-name="Standard">duclaro et . G. dequatucionis / de ordirando que litere fiere</text:p>
      <text:p text:style-name="Standard">solvons a carnam aliis officiis</text:p>
      <text:p text:style-name="Standard">est eordinatum conta canonricum que cerentur oofficiis quod contra causapsenica</text:p>
      <text:p text:style-name="Standard">quam absentes procedatr ho modo videlie</text:p>
      <text:p text:style-name="Standard">&gt;&gt;&gt;&gt;&gt;&gt; liste &lt;&lt;&lt;&lt;&lt;&lt;&lt;</text:p>
      <text:p text:style-name="Standard">Epopo</text:p>
      <text:p text:style-name="Standard"><text:soft-page-break/>Vitali Canter</text:p>
      <text:p text:style-name="Standard">J. Succentore</text:p>
      <text:p text:style-name="Standard">P. penienciris R. cancellari infirmo</text:p>
      <text:p text:style-name="Standard">P. Barreri</text:p>
      <text:p text:style-name="Standard">P. Pouvelli</text:p>
      <text:p text:style-name="Standard">G. de Duclaro</text:p>
      <text:p text:style-name="Standard">G. de Pellis</text:p>
      <text:p text:style-name="Standard">G. Bohie</text:p>
      <text:p text:style-name="Standard">G. de Tunre</text:p>
      <text:p text:style-name="Standard">G. de Cadiells</text:p>
      <text:p text:style-name="Standard">Mitio de Melloto</text:p>
      <text:p text:style-name="Standard">G. de Lundenis</text:p>
      <text:p text:style-name="Standard">G. Hamelini</text:p>
      <text:p text:style-name="Standard">P. de Alveto</text:p>
      <text:p text:style-name="Standard">G. Coquetrieis</text:p>
      <text:p text:style-name="Standard">G. Fuchii</text:p>
      <text:p text:style-name="Standard">G. de Cerse</text:p>
      <text:p text:style-name="Standard">G. de Balya</text:p>
      <text:p text:style-name="Standard">P. de Ronaco</text:p>
      <text:p text:style-name="Standard">H. Cantore</text:p>
      <text:p text:style-name="Standard">J. Succentere</text:p>
      <text:p text:style-name="Standard">R. Cancellaris</text:p>
      <text:p text:style-name="Standard">P. Penienciario</text:p>
      <text:p text:style-name="Standard">P. Barierir</text:p>
      <text:p text:style-name="Standard">P. Penuelli</text:p>
      <text:p text:style-name="Standard">Dyonio de quedrellis</text:p>
      <text:p text:style-name="Standard">P. de Roniaco</text:p>
      <text:p text:style-name="Standard">D. de Duclaro</text:p>
      <text:p text:style-name="Standard">de Lubris</text:p>
      <text:p text:style-name="Standard">G. de Cure</text:p>
      <text:p text:style-name="Standard">R. Behie</text:p>
      <text:p text:style-name="Standard">Eb Jrchdiacono</text:p>
      <text:p text:style-name="Standard">M. de Mellato</text:p>
      <text:p text:style-name="Standard">G. de inc</text:p>
      <text:p text:style-name="Standard"/>
      <text:p text:style-name="Standard"/>
      <text:p text:style-name="Standard"><text:soft-page-break/>=FRAN_0393_09253.tif=</text:p>
      <text:p text:style-name="Standard">&gt;&gt;&gt;&gt;&gt;&gt; date &lt;&lt;&lt;&lt;&lt;&lt;&lt;</text:p>
      <text:p text:style-name="Standard">artis</text:p>
      <text:p text:style-name="Standard">Anno xxii die venre posti incertisoi caete festis Vymoni et Jude apotoli domini caniai gnerali per contai</text:p>
      <text:p text:style-name="Standard">Anno xvi die veneris post omnes Sanctos caplntis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P. penitanciario</text:p>
      <text:p text:style-name="Standard">M. de Mellote</text:p>
      <text:p text:style-name="Standard">Baylec</text:p>
      <text:p text:style-name="Standard">H. de Corso</text:p>
      <text:p text:style-name="Standard">G. Bohie</text:p>
      <text:p text:style-name="Standard">E. Fucheri</text:p>
      <text:p text:style-name="Standard">G. de Curre</text:p>
      <text:p text:style-name="Standard">P. Poivilli</text:p>
      <text:p text:style-name="Standard">P. de Boniaco</text:p>
      <text:p text:style-name="Standard">D. de Daclaro</text:p>
      <text:p text:style-name="Standard">G. Hamelini</text:p>
      <text:p text:style-name="Standard">G. de Lumbris</text:p>
      <text:p text:style-name="Standard">P. Barreri</text:p>
      <text:p text:style-name="Standard">G. Coquatricis</text:p>
      <text:p text:style-name="Standard">Voi. Cantore</text:p>
      <text:p text:style-name="Standard">J. Succentore</text:p>
      <text:p text:style-name="Standard">P. Penitenciario</text:p>
      <text:p text:style-name="Standard">M. de Melloto</text:p>
      <text:p text:style-name="Standard">G. de Voylia</text:p>
      <text:p text:style-name="Standard">H. de Corso</text:p>
      <text:p text:style-name="Standard">G. Bohie</text:p>
      <text:p text:style-name="Standard">G. de Turre</text:p>
      <text:p text:style-name="Standard">E. Furde</text:p>
      <text:p text:style-name="Standard"/>
      <text:p text:style-name="Standard"/>
      <text:p text:style-name="Standard">=FRAN_0393_09254.tif=</text:p>
      <text:p text:style-name="Standard">&gt;&gt;&gt;&gt;&gt;&gt; date &lt;&lt;&lt;&lt;&lt;&lt;&lt;</text:p>
      <text:p text:style-name="Standard"><text:soft-page-break/>Anno x vii tie sabbati post omnes Sancto capitultibi</text:p>
      <text:p text:style-name="Standard">Anno xvii°a die lunei post festum omnium Sanctoi capiulatibus</text:p>
      <text:p text:style-name="Standard">&gt;&gt;&gt;&gt;&gt;&gt; liste &lt;&lt;&lt;&lt;&lt;&lt;&lt;</text:p>
      <text:p text:style-name="Standard">Vi. Cantore</text:p>
      <text:p text:style-name="Standard">J. Sucantore</text:p>
      <text:p text:style-name="Standard">P. penitenciario</text:p>
      <text:p text:style-name="Standard">M. de Melloto</text:p>
      <text:p text:style-name="Standard">G. de Boaylia</text:p>
      <text:p text:style-name="Standard">H. de Toiso</text:p>
      <text:p text:style-name="Standard">Vi cantore</text:p>
      <text:p text:style-name="Standard">J. Succentore</text:p>
      <text:p text:style-name="Standard">Eu Fucheio</text:p>
      <text:p text:style-name="Standard">P. Barrerii</text:p>
      <text:p text:style-name="Standard">P. de Alveto</text:p>
      <text:p text:style-name="Standard">G. de Baylia</text:p>
      <text:p text:style-name="Standard">H. de Corso</text:p>
      <text:p text:style-name="Standard">G. Cohic</text:p>
      <text:p text:style-name="Standard">D de Duclaro</text:p>
      <text:p text:style-name="Standard">P. de Roniaco</text:p>
      <text:p text:style-name="Standard">G. Coquatricis</text:p>
      <text:p text:style-name="Standard">S. Pouvrelli</text:p>
      <text:p text:style-name="Standard">G. de Curre</text:p>
      <text:p text:style-name="Standard">E. Fucherii</text:p>
      <text:p text:style-name="Standard">G. de Lumbris</text:p>
      <text:p text:style-name="Standard"/>
      <text:p text:style-name="Standard"/>
      <text:p text:style-name="Standard">=FRAN_0393_09255.tif=</text:p>
      <text:p text:style-name="Standard">&gt;&gt;&gt;&gt;&gt;&gt; block &lt;&lt;&lt;&lt;&lt;&lt;&lt;</text:p>
      <text:p text:style-name="Standard">dominus $Phae de Desus apellanius capellanis beati Petr My Mhaurum resign dem</text:p>
      <text:p text:style-name="Standard">Pellavnt enus</text:p>
      <text:p text:style-name="Standard">Dominus Johannes Rousselli capellanius eupellanis beati Peteri axta Dhanrum resignit leneri</text:p>
      <text:p text:style-name="Standard">capellanam ex tam permutacionus cum litteras Jus desus ad canomincatum et prebendum eclesi</text:p>
      <text:p text:style-name="Standard">Sancti Nicolai de Montencis Bituriis et fuit admissaous et immuri dictus dicinus</text:p>
      <text:p text:style-name="Standard">Item dominus Johanne de Autessinis fuitu dempnatis ad solvendum gagistros hoc de Julli</text:p>
      <text:p text:style-name="Standard">Parsiens xxvi l. xii s. in meneta que turrebant imn feserem aturitat cac i vipt so</text:p>
      <text:p text:style-name="Standard">Lobems Marche cun recepte fuisset facto in domibus annis perdenis</text:p>
      <text:p text:style-name="Standard"><text:soft-page-break/>&gt;&gt;&gt;&gt;&gt;&gt; liste &lt;&lt;&lt;&lt;&lt;&lt;&lt;</text:p>
      <text:p text:style-name="Standard">F. decano</text:p>
      <text:p text:style-name="Standard">V. Cantore</text:p>
      <text:p text:style-name="Standard">J. Succentore</text:p>
      <text:p text:style-name="Standard">P. penitenciario</text:p>
      <text:p text:style-name="Standard">G. Hamelini</text:p>
      <text:p text:style-name="Standard">G. de Lumbris</text:p>
      <text:p text:style-name="Standard">G. de Turre</text:p>
      <text:p text:style-name="Standard">E. Fucheri</text:p>
      <text:p text:style-name="Standard">G. Behie</text:p>
      <text:p text:style-name="Standard">J. de Sinenneo</text:p>
      <text:p text:style-name="Standard">H. de Corso</text:p>
      <text:p text:style-name="Standard">G. de Vaylia</text:p>
      <text:p text:style-name="Standard">M. de Melloto</text:p>
      <text:p text:style-name="Standard">P. de Roniaco</text:p>
      <text:p text:style-name="Standard"/>
      <text:p text:style-name="Standard"/>
      <text:p text:style-name="Standard">=FRAN_0393_09256.tif=</text:p>
      <text:p text:style-name="Standard">&gt;&gt;&gt;&gt;&gt;&gt; block &lt;&lt;&lt;&lt;&lt;&lt;&lt;</text:p>
      <text:p text:style-name="Standard">189</text:p>
      <text:p text:style-name="Standard">3</text:p>
      <text:p text:style-name="Standard">Capitaluam generale diei lune post festum ba Martini Hyenci Auni quadragesim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P. Bartere</text:p>
      <text:p text:style-name="Standard">E. Fucherii</text:p>
      <text:p text:style-name="Standard">D. de Quadrellis</text:p>
      <text:p text:style-name="Standard">G. de Curre</text:p>
      <text:p text:style-name="Standard">D. de Duclaco</text:p>
      <text:p text:style-name="Standard">E. Bohit</text:p>
      <text:p text:style-name="Standard">P. de Foresta</text:p>
      <text:p text:style-name="Standard">G. de Lumbris</text:p>
      <text:p text:style-name="Standard"><text:soft-page-break/>M. de Melloto</text:p>
      <text:p text:style-name="Standard">H. de Corso</text:p>
      <text:p text:style-name="Standard">J. de Sinemuro</text:p>
      <text:p text:style-name="Standard">G. Hamelini</text:p>
      <text:p text:style-name="Standard">P. de Alveto</text:p>
      <text:p text:style-name="Standard">P. de Boniaco</text:p>
      <text:p text:style-name="Standard">G. Coquatricis</text:p>
      <text:p text:style-name="Standard">P. Pouvrelli</text:p>
      <text:p text:style-name="Standard">G. de Baylia</text:p>
      <text:p text:style-name="Standard"/>
      <text:p text:style-name="Standard"/>
      <text:p text:style-name="Standard">=FRAN_0393_09257.tif=</text:p>
      <text:p text:style-name="Standard">&gt;&gt;&gt;&gt;&gt;&gt; date &lt;&lt;&lt;&lt;&lt;&lt;&lt;</text:p>
      <text:p text:style-name="Standard">38</text:p>
      <text:p text:style-name="Standard">Anno xviia die mercurii post Hyemale festum beati Martivi Duranti capitulo generali per contris capituli</text:p>
      <text:p text:style-name="Standard">Anno xlvi die veneris post hyenm festum beati Martin calitu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. Penrtenciario</text:p>
      <text:p text:style-name="Standard">G. Bohic</text:p>
      <text:p text:style-name="Standard">E. Fucheri</text:p>
      <text:p text:style-name="Standard">G. de Turce</text:p>
      <text:p text:style-name="Standard">G. de Lumbris</text:p>
      <text:p text:style-name="Standard">H. de Corso</text:p>
      <text:p text:style-name="Standard">G. de Baylia</text:p>
      <text:p text:style-name="Standard">Vi cantore</text:p>
      <text:p text:style-name="Standard">J. Succentore</text:p>
      <text:p text:style-name="Standard">P. Penitenciario</text:p>
      <text:p text:style-name="Standard">J. de Sinemuro</text:p>
      <text:p text:style-name="Standard">E. Bohic</text:p>
      <text:p text:style-name="Standard">E. Fucherii</text:p>
      <text:p text:style-name="Standard">G. de Turre</text:p>
      <text:p text:style-name="Standard">H. de Corso</text:p>
      <text:p text:style-name="Standard">G. coquatrcis</text:p>
      <text:p text:style-name="Standard"><text:soft-page-break/>P. Pouvrelli</text:p>
      <text:p text:style-name="Standard">P. de Roniaco</text:p>
      <text:p text:style-name="Standard"/>
      <text:p text:style-name="Standard"/>
      <text:p text:style-name="Standard">=FRAN_0393_09258.tif=</text:p>
      <text:p text:style-name="Standard">&gt;&gt;&gt;&gt;&gt;&gt; date &lt;&lt;&lt;&lt;&lt;&lt;&lt;</text:p>
      <text:p text:style-name="Standard">Anno xlvosdie lune autefestum beate Baterine Vigins capitlis</text:p>
      <text:p text:style-name="Standard">Aanno xliia die mercuri ante festu beate Katerine viis capitulantibu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oncellario infirmo</text:p>
      <text:p text:style-name="Standard">P. penitenciario</text:p>
      <text:p text:style-name="Standard">E. Fucheriy</text:p>
      <text:p text:style-name="Standard">G. de Currs</text:p>
      <text:p text:style-name="Standard">G. Hamelini</text:p>
      <text:p text:style-name="Standard">G. de Lumbris</text:p>
      <text:p text:style-name="Standard">E. Bohic</text:p>
      <text:p text:style-name="Standard">J. de Sinemuro</text:p>
      <text:p text:style-name="Standard">P. de Foresta</text:p>
      <text:p text:style-name="Standard">G. Coquatricis</text:p>
      <text:p text:style-name="Standard">P. de Se Roniaco</text:p>
      <text:p text:style-name="Standard">. Cantore</text:p>
      <text:p text:style-name="Standard">J. Succentore</text:p>
      <text:p text:style-name="Standard">R. Cancellario</text:p>
      <text:p text:style-name="Standard">P. Pouvrelli</text:p>
      <text:p text:style-name="Standard">P. de Foresta</text:p>
      <text:p text:style-name="Standard">G. de Lumbr</text:p>
      <text:p text:style-name="Standard"/>
      <text:p text:style-name="Standard"/>
      <text:p text:style-name="Standard">=FRAN_0393_09259.tif=</text:p>
      <text:p text:style-name="Standard">&gt;&gt;&gt;&gt;&gt;&gt; date &lt;&lt;&lt;&lt;&lt;&lt;&lt;</text:p>
      <text:p text:style-name="Standard">Anno xlvi die veneris ante festum beat KLautine vigi captultibus</text:p>
      <text:p text:style-name="Standard">Anno xvii die lune post festum beat Katerine vugincapitulantibus</text:p>
      <text:p text:style-name="Standard">&gt;&gt;&gt;&gt;&gt;&gt; liste &lt;&lt;&lt;&lt;&lt;&lt;&lt;</text:p>
      <text:p text:style-name="Standard">Vi cantore</text:p>
      <text:p text:style-name="Standard"><text:soft-page-break/>J. Succentore</text:p>
      <text:p text:style-name="Standard">R. Cancellario</text:p>
      <text:p text:style-name="Standard">P. penitenciario</text:p>
      <text:p text:style-name="Standard">E. Bohic</text:p>
      <text:p text:style-name="Standard">M. de Melloto</text:p>
      <text:p text:style-name="Standard">G. coquatricis</text:p>
      <text:p text:style-name="Standard">sz</text:p>
      <text:p text:style-name="Standard">G. de Turre</text:p>
      <text:p text:style-name="Standard">E. Fuchoris</text:p>
      <text:p text:style-name="Standard">P. Pouvrelli</text:p>
      <text:p text:style-name="Standard">Vi cantore</text:p>
      <text:p text:style-name="Standard">J. Succentore</text:p>
      <text:p text:style-name="Standard">P. penitenciario</text:p>
      <text:p text:style-name="Standard">G. de Carre</text:p>
      <text:p text:style-name="Standard">J. de Sinemno</text:p>
      <text:p text:style-name="Standard">G. Hamelini</text:p>
      <text:p text:style-name="Standard">P. de Roniaco</text:p>
      <text:p text:style-name="Standard">H. de Corso</text:p>
      <text:p text:style-name="Standard">G. de Baylia</text:p>
      <text:p text:style-name="Standard">P. Barrerii</text:p>
      <text:p text:style-name="Standard">G. de Lumbris</text:p>
      <text:p text:style-name="Standard">Gi coquatricis</text:p>
      <text:p text:style-name="Standard"/>
      <text:p text:style-name="Standard"/>
      <text:p text:style-name="Standard">=FRAN_0393_09260.tif=</text:p>
      <text:p text:style-name="Standard">&gt;&gt;&gt;&gt;&gt;&gt; date &lt;&lt;&lt;&lt;&lt;&lt;&lt;</text:p>
      <text:p text:style-name="Standard">Anno x sexto die mercurii ante festum beati Andree post capitulantibus</text:p>
      <text:p text:style-name="Standard">Anno xlsexto die lune post festum Concepcionis beate Marie capituli</text:p>
      <text:p text:style-name="Standard">&gt;&gt;&gt;&gt;&gt;&gt; block &lt;&lt;&lt;&lt;&lt;&lt;&lt;</text:p>
      <text:p text:style-name="Standard">anno xlvi° indicione xva mensis decembris die prima ponto</text:p>
      <text:p text:style-name="Standard">Domini Clementis pape via anno quinto in claustro Par. in capet</text:p>
      <text:p text:style-name="Standard">Sancti Aniani dominus Evenus Bohit acceptavit prebendam Leovensi</text:p>
      <text:p text:style-name="Standard">vacantem per obitum defunctis domini Guillelmi Evenos sub protestais consutt</text:p>
      <text:p text:style-name="Standard">*</text:p>
      <text:p text:style-name="Standard">Presentibus veneneribis viris dominis Archet magistris Yvone de Bona va</text:p>
      <text:p text:style-name="Standard">archdiaono Leouonsis Guidone Fabri canonico Leteoensius Yvone de Curia capiteratus</text:p>
      <text:p text:style-name="Standard"><text:soft-page-break/>nota Guidone parvi presbytero et Yvone Marescalli clerico et petiit</text:p>
      <text:p text:style-name="Standard">justr à dictis Guidone fabri y et G. de Cur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G. Hamelini</text:p>
      <text:p text:style-name="Standard">G. de Turre</text:p>
      <text:p text:style-name="Standard">G. Fucheri</text:p>
      <text:p text:style-name="Standard">J. de Sinennero</text:p>
      <text:p text:style-name="Standard">G. de Lumbris</text:p>
      <text:p text:style-name="Standard">D. de Quodrellis</text:p>
      <text:p text:style-name="Standard">D. de Ducloro</text:p>
      <text:p text:style-name="Standard">P. de Foresta</text:p>
      <text:p text:style-name="Standard">G Bohic</text:p>
      <text:p text:style-name="Standard">Vi. Cantore</text:p>
      <text:p text:style-name="Standard">J. Succentore</text:p>
      <text:p text:style-name="Standard">P penitenciario</text:p>
      <text:p text:style-name="Standard">G. Hamelini</text:p>
      <text:p text:style-name="Standard">G. de Carre</text:p>
      <text:p text:style-name="Standard">E. Aucherii</text:p>
      <text:p text:style-name="Standard">H. de Corso</text:p>
      <text:p text:style-name="Standard">G. de Bailia</text:p>
      <text:p text:style-name="Standard">G. Coquatricis</text:p>
      <text:p text:style-name="Standard">E. Bohic</text:p>
      <text:p text:style-name="Standard">J. de Suremro</text:p>
      <text:p text:style-name="Standard"/>
      <text:p text:style-name="Standard"/>
      <text:p text:style-name="Standard">=FRAN_0393_09261.tif=</text:p>
      <text:p text:style-name="Standard">&gt;&gt;&gt;&gt;&gt;&gt; date &lt;&lt;&lt;&lt;&lt;&lt;&lt;</text:p>
      <text:p text:style-name="Standard">q</text:p>
      <text:p text:style-name="Standard">Anno plsexto die mercuris post festum Concepcionis beate Marie vigiscptulatlbis</text:p>
      <text:p text:style-name="Standard">Anno xvvi. die veneris post festupoliso Lure virginis capitulantitibcs</text:p>
      <text:p text:style-name="Standard">&gt;&gt;&gt;&gt;&gt;&gt; block &lt;&lt;&lt;&lt;&lt;&lt;&lt;</text:p>
      <text:p text:style-name="Standard">Hodie fuit injunctum p fraribus Johanni principis procuratores in</text:p>
      <text:p text:style-name="Standard">de Pleyeyo de Mme catusiensis ut infra annum ponraru</text:p>
      <text:p text:style-name="Standard"><text:soft-page-break/>extra manum terras quas tenent apud Christolum in</text:p>
      <text:p text:style-name="Standard">o</text:p>
      <text:p text:style-name="Standard">Hedie cumearius cleicus petebat quoddam updoinum Beladi a Marigni Jacobo Taillardi pre</text:p>
      <text:p text:style-name="Standard">domus Sancti Lazari prope Par. pro anno ultm preteot quiqud magister Jacobrs et adee quod eus</text:p>
      <text:p text:style-name="Standard">paratus solium dminmmedo mitenius ad habera quiendat / eccmerane dcnte quod ii cotra</text:p>
      <text:p text:style-name="Standard">adducere in clausio mte ipso provisore quntium asserente / alterate quod iips nostre qel quoasu</text:p>
      <text:p text:style-name="Standard">ibidem mentueti informati per fide dubaos quod illei vom sacte Lozare consuevunt e dmminam vel dam</text:p>
      <text:p text:style-name="Standard">onum midum bladi nues pmparus dicti magisti jucebie quod llud m adium adducem infim</text:p>
      <text:p text:style-name="Standard">Dies per dicto himsie me et Menuins pasen dins vre nelii fuari infitai domitum turcr</text:p>
      <text:p text:style-name="Standard">&gt;&gt;&gt;&gt;&gt;&gt; liste &lt;&lt;&lt;&lt;&lt;&lt;&lt;</text:p>
      <text:p text:style-name="Standard">N. Cantore</text:p>
      <text:p text:style-name="Standard">J. Succentore</text:p>
      <text:p text:style-name="Standard">D. Penitenciario</text:p>
      <text:p text:style-name="Standard">GCrquatricis</text:p>
      <text:p text:style-name="Standard">G. de Vaylia</text:p>
      <text:p text:style-name="Standard">G. Bohic</text:p>
      <text:p text:style-name="Standard">D. de Quadrellis</text:p>
      <text:p text:style-name="Standard">H.ide Creso</text:p>
      <text:p text:style-name="Standard">G. Hamelini</text:p>
      <text:p text:style-name="Standard">G. de Lumbris</text:p>
      <text:p text:style-name="Standard">P. Pouvrelli</text:p>
      <text:p text:style-name="Standard">P. Barrerii</text:p>
      <text:p text:style-name="Standard">P. de Voniaco</text:p>
      <text:p text:style-name="Standard">Cantore</text:p>
      <text:p text:style-name="Standard">P. Pentecorio</text:p>
      <text:p text:style-name="Standard">G. de Quadiellis</text:p>
      <text:p text:style-name="Standard">D. de Ouclais</text:p>
      <text:p text:style-name="Standard">G. de Turre</text:p>
      <text:p text:style-name="Standard">G. Bhie</text:p>
      <text:p text:style-name="Standard">G. de Cersa</text:p>
      <text:p text:style-name="Standard">G. de Baillle</text:p>
      <text:p text:style-name="Standard">G. de Lunberis.</text:p>
      <text:p text:style-name="Standard">G. Coqutress</text:p>
      <text:p text:style-name="Standard">P. de Romaco</text:p>
      <text:p text:style-name="Standard"/>
      <text:p text:style-name="Standard"><text:soft-page-break/></text:p>
      <text:p text:style-name="Standard">=FRAN_0393_09262.tif=</text:p>
      <text:p text:style-name="Standard">&gt;&gt;&gt;&gt;&gt;&gt; block &lt;&lt;&lt;&lt;&lt;&lt;&lt;</text:p>
      <text:p text:style-name="Standard">Johannes Lambrti pe reffert ad litteram empcionis de onu tempore ante datam littere ad</text:p>
      <text:p text:style-name="Standard">Dougat</text:p>
      <text:p text:style-name="Standard">ad die venris ad defforendum licteram presentm partibu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r. penitenicerio</text:p>
      <text:p text:style-name="Standard">G. de Turre</text:p>
      <text:p text:style-name="Standard">P. Barreri</text:p>
      <text:p text:style-name="Standard">G. Coquatricis</text:p>
      <text:p text:style-name="Standard">E. Fucheris</text:p>
      <text:p text:style-name="Standard">G. de Lumbris</text:p>
      <text:p text:style-name="Standard">E. Bohic</text:p>
      <text:p text:style-name="Standard">D. de Duclaro</text:p>
      <text:p text:style-name="Standard">P. de Foresta</text:p>
      <text:p text:style-name="Standard">H.de Corgo</text:p>
      <text:p text:style-name="Standard">G. de Baylia</text:p>
      <text:p text:style-name="Standard"/>
      <text:p text:style-name="Standard"/>
      <text:p text:style-name="Standard">=FRAN_0393_09263.tif=</text:p>
      <text:p text:style-name="Standard">&gt;&gt;&gt;&gt;&gt;&gt; date &lt;&lt;&lt;&lt;&lt;&lt;&lt;</text:p>
      <text:p text:style-name="Standard">193</text:p>
      <text:p text:style-name="Standard">2</text:p>
      <text:p text:style-name="Standard">apitulum senerale diei mercurii vigilie festi bati Thome apostoli anni xlvia capiulantus</text:p>
      <text:p text:style-name="Standard">&gt;&gt;&gt;&gt;&gt;&gt; block &lt;&lt;&lt;&lt;&lt;&lt;&lt;</text:p>
      <text:p text:style-name="Standard">hodie presentate fuerunt lictere regie in capitulo super collacione feu</text:p>
      <text:p text:style-name="Standard">capela sumpgantam cggto pepter ad altare sancti Ga</text:p>
      <text:p text:style-name="Standard">Per dominum regem domino Guillelmo Marcho</text:p>
      <text:p text:style-name="Standard">pro six ex causa permutacioni</text:p>
      <text:p text:style-name="Standard">pro Philippo Lougo</text:p>
      <text:p text:style-name="Standard">sacte per ipsum dominum Guillelmum cum domino Dyonisio Fabri qui</text:p>
      <text:p text:style-name="Standard">Et</text:p>
      <text:p text:style-name="Standard">Byeni</text:p>
      <text:p text:style-name="Standard"><text:soft-page-break/>solebat tenere dictam capellaniem et fuit receptus etc.</text:p>
      <text:p text:style-name="Standard">Item pencius sesquirt presentave litteris presicas super acua sibi facta de Vican</text:p>
      <text:p text:style-name="Standard">eclsie collagiate Sancti Giani intissis Parisiensis in eccesia Pr quam sollit</text:p>
      <text:p text:style-name="Standard">Symon Re Senynes</text:p>
      <text:p text:style-name="Standard">dant gracie apud Villa novi annurii in ide junii anno jur</text:p>
      <text:p text:style-name="Standard">datum sxecutorie in id decembris</text:p>
      <text:p text:style-name="Standard">Datum processionis xxiii de vietev vr</text:p>
      <text:p text:style-name="Standard">Ven ie magister G. de Balla recisant et avan canin e parisis</text:p>
      <text:p text:style-name="Standard">&gt;&gt;&gt;&gt;&gt;&gt; liste &lt;&lt;&lt;&lt;&lt;&lt;&lt;</text:p>
      <text:p text:style-name="Standard">J. Decano</text:p>
      <text:p text:style-name="Standard">J. Cantor</text:p>
      <text:p text:style-name="Standard">J. Succentor</text:p>
      <text:p text:style-name="Standard">R. Cancellario</text:p>
      <text:p text:style-name="Standard">P. Penitenciario</text:p>
      <text:p text:style-name="Standard">T. de Duree</text:p>
      <text:p text:style-name="Standard">D. de Duclaro</text:p>
      <text:p text:style-name="Standard">P. Pouvilli</text:p>
      <text:p text:style-name="Standard">P. de Rovaco</text:p>
      <text:p text:style-name="Standard">P. Darter</text:p>
      <text:p text:style-name="Standard">G. de Lumbris</text:p>
      <text:p text:style-name="Standard">G. Coquetrieis.</text:p>
      <text:p text:style-name="Standard">E. Fuchii</text:p>
      <text:p text:style-name="Standard">G. de Pellis</text:p>
      <text:p text:style-name="Standard">E. Bohic</text:p>
      <text:p text:style-name="Standard">M. de Melloto</text:p>
      <text:p text:style-name="Standard">P. de Foresta</text:p>
      <text:p text:style-name="Standard">G. de Corso</text:p>
      <text:p text:style-name="Standard">G. de Baillia</text:p>
      <text:p text:style-name="Standard">D. de Quarrellio</text:p>
      <text:p text:style-name="Standard">G. Hamelini</text:p>
      <text:p text:style-name="Standard"/>
      <text:p text:style-name="Standard"/>
      <text:p text:style-name="Standard">=FRAN_0393_09264.tif=</text:p>
      <text:p text:style-name="Standard">&gt;&gt;&gt;&gt;&gt;&gt; date &lt;&lt;&lt;&lt;&lt;&lt;&lt;</text:p>
      <text:p text:style-name="Standard">Anno xlexto die venris ante festum Natitiu domini durantes capitulo geneali per contis capitulantibus</text:p>
      <text:p text:style-name="Standard">anno xlvi° die dominica in vigilia festi Nativitatis domini captulanlibis</text:p>
      <text:p text:style-name="Standard"><text:soft-page-break/>&gt;&gt;&gt;&gt;&gt;&gt; block &lt;&lt;&lt;&lt;&lt;&lt;&lt;</text:p>
      <text:p text:style-name="Standard">$odiu$ ccpal f de veitariam Sancti $Decrnan in ecca</text:p>
      <text:p text:style-name="Standard">parini facto dmes ve srs parinsis par l et revigii cllis prebirteis reia domus sue aprcto claustri</text:p>
      <text:p text:style-name="Standard">du lb in Natunt domini Johannis de Ducessis Franciis serviens solvit per manus domini Johannis Bestan</text:p>
      <text:p text:style-name="Standard">4</text:p>
      <text:p text:style-name="Standard">Hodie fuit receptus poncius saqueti ad vicariam Sancti Germani in eteris par et frat</text:p>
      <text:p text:style-name="Standard">jur</text:p>
      <text:p text:style-name="Standard">&gt;&gt;&gt;&gt;&gt;&gt; liste &lt;&lt;&lt;&lt;&lt;&lt;&lt;</text:p>
      <text:p text:style-name="Standard">f decano</text:p>
      <text:p text:style-name="Standard">V. cantore</text:p>
      <text:p text:style-name="Standard">pa</text:p>
      <text:p text:style-name="Standard">J. Succentore</text:p>
      <text:p text:style-name="Standard">R. Cancellario</text:p>
      <text:p text:style-name="Standard">P penitenciario</text:p>
      <text:p text:style-name="Standard">G. Hamelini</text:p>
      <text:p text:style-name="Standard">G. de Turre</text:p>
      <text:p text:style-name="Standard">G. de Lumbris</text:p>
      <text:p text:style-name="Standard">E. Fucherii</text:p>
      <text:p text:style-name="Standard">R. Bohic</text:p>
      <text:p text:style-name="Standard">H.odie corso</text:p>
      <text:p text:style-name="Standard">G. de Baylia</text:p>
      <text:p text:style-name="Standard">P. Pouvrelli</text:p>
      <text:p text:style-name="Standard">D. de Duclaro</text:p>
      <text:p text:style-name="Standard">D. de Quadrellis</text:p>
      <text:p text:style-name="Standard">P. de Foresta</text:p>
      <text:p text:style-name="Standard">P. de Roniaco</text:p>
      <text:p text:style-name="Standard">P. Barrerii</text:p>
      <text:p text:style-name="Standard">F. Decano</text:p>
      <text:p text:style-name="Standard">Vi lantore</text:p>
      <text:p text:style-name="Standard">J. Succentore</text:p>
      <text:p text:style-name="Standard">E. Juchetl</text:p>
      <text:p text:style-name="Standard">E. Bohic</text:p>
      <text:p text:style-name="Standard">G. de Curri</text:p>
      <text:p text:style-name="Standard">P. de Foresta</text:p>
      <text:p text:style-name="Standard">H. de Coyso</text:p>
      <text:p text:style-name="Standard"><text:soft-page-break/>dide duceraro</text:p>
      <text:p text:style-name="Standard"/>
      <text:p text:style-name="Standard"/>
      <text:p text:style-name="Standard">=FRAN_0393_09265.tif=</text:p>
      <text:p text:style-name="Standard">&gt;&gt;&gt;&gt;&gt;&gt; date &lt;&lt;&lt;&lt;&lt;&lt;&lt;</text:p>
      <text:p text:style-name="Standard">q</text:p>
      <text:p text:style-name="Standard">Anno x sexto die veneris in viglia festi Slilaie di capitulantibus</text:p>
      <text:p text:style-name="Standard">Anno xlsexto die lune posti festum epphanne diminitulatibus</text:p>
      <text:p text:style-name="Standard">&gt;&gt;&gt;&gt;&gt;&gt; block &lt;&lt;&lt;&lt;&lt;&lt;&lt;</text:p>
      <text:p text:style-name="Standard">Insinuata fuit in capitulo prentibus patis dominis Cantrr P. Ponnelli et G. de Lumbrs</text:p>
      <text:p text:style-name="Standard">ture capitulants per civutumus Sancte Crucis gracia facto Johanni de Sancto Andemiaro perpetur en</text:p>
      <text:p text:style-name="Standard">in ecclesia Parrocei Sancti Michais Gandensis Cotunnsis daei de Linsicio ecceisteri cum aut</text:p>
      <text:p text:style-name="Standard">sive cura spectantes ad collatur seu presentartium episcopi decani et capituli Parisiense cisi n </text:p>
      <text:p text:style-name="Standard">Parte et heite fuit plectu et insunuata presentibus dominis Johanne de Ocellis licucesiis</text:p>
      <text:p text:style-name="Standard">ecclesio parisiensi Jhanne Amnnris clerico Cheri presiorum testimetes dmicti matre xiii. kalens ectr</text:p>
      <text:p text:style-name="Standard">elautis vi januev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G. Hamelini</text:p>
      <text:p text:style-name="Standard">G. de Turre</text:p>
      <text:p text:style-name="Standard">E. Fucherii</text:p>
      <text:p text:style-name="Standard">P. de Foresta</text:p>
      <text:p text:style-name="Standard">H. de Corso</text:p>
      <text:p text:style-name="Standard">G. de Boylia</text:p>
      <text:p text:style-name="Standard">J. de Serueninio</text:p>
      <text:p text:style-name="Standard">De de Duclaro</text:p>
      <text:p text:style-name="Standard">P. Pouvelli</text:p>
      <text:p text:style-name="Standard">P. de Roriaco</text:p>
      <text:p text:style-name="Standard">G. Coquaratis</text:p>
      <text:p text:style-name="Standard">Bohic</text:p>
      <text:p text:style-name="Standard">Vi cantore</text:p>
      <text:p text:style-name="Standard">J. Succentore</text:p>
      <text:p text:style-name="Standard">P. Penitenciario</text:p>
      <text:p text:style-name="Standard">J. de Sinemuro</text:p>
      <text:p text:style-name="Standard"><text:soft-page-break/>G. de Turre</text:p>
      <text:p text:style-name="Standard">E. Bohic</text:p>
      <text:p text:style-name="Standard">H. de Coyso</text:p>
      <text:p text:style-name="Standard">G. de Vaylia</text:p>
      <text:p text:style-name="Standard"/>
      <text:p text:style-name="Standard"/>
      <text:p text:style-name="Standard">=FRAN_0393_09266.tif=</text:p>
      <text:p text:style-name="Standard">&gt;&gt;&gt;&gt;&gt;&gt; date &lt;&lt;&lt;&lt;&lt;&lt;&lt;</text:p>
      <text:p text:style-name="Standard">Anno xlvi die mencuri post fistum Epihne Domini capituanlibis</text:p>
      <text:p text:style-name="Standard">Anno xlvi° die veneris post festum Epihanie Domini apilanlibus</text:p>
      <text:p text:style-name="Standard">&gt;&gt;&gt;&gt;&gt;&gt; block &lt;&lt;&lt;&lt;&lt;&lt;&lt;</text:p>
      <text:p text:style-name="Standard">Dyonisius de Toulon pauper clericus insinuavit graciam t jura vel sive</text:p>
      <text:p text:style-name="Standard">cura in hoc que capitulum habet conferit in imitatem et diocesis sescao</text:p>
      <text:p text:style-name="Standard">Datum gracio vi lilendus julii anno pr.</text:p>
      <text:p text:style-name="Standard">presentibus domini Guillelmo Bidandi et fto domine Johnngea C</text:p>
      <text:p text:style-name="Standard">et lupr in ecta Dyonisi de Carco et Y molet</text:p>
      <text:p text:style-name="Standard">dictu ces lune post Dyonisi anno x quint</text:p>
      <text:p text:style-name="Standard">dues contra baillivum de Joignaco est contimuata usque ad diem lune</text:p>
      <text:p text:style-name="Standard">in crastino donmute in passioire / actum cum procuratores nostro et perius Maurry</text:p>
      <text:p text:style-name="Standard">procuratore rei</text:p>
      <text:p text:style-name="Standard">&gt;&gt;&gt;&gt;&gt;&gt; liste &lt;&lt;&lt;&lt;&lt;&lt;&lt;</text:p>
      <text:p text:style-name="Standard">J. Cantore</text:p>
      <text:p text:style-name="Standard">Succentore</text:p>
      <text:p text:style-name="Standard">P. Peniteniario</text:p>
      <text:p text:style-name="Standard">Jdesuncunnt</text:p>
      <text:p text:style-name="Standard">G. de Lumoris</text:p>
      <text:p text:style-name="Standard">H. de Corso</text:p>
      <text:p text:style-name="Standard">P. Ponralli</text:p>
      <text:p text:style-name="Standard">P. de Voniaco</text:p>
      <text:p text:style-name="Standard">R. decano</text:p>
      <text:p text:style-name="Standard">vi cantore</text:p>
      <text:p text:style-name="Standard">J. Succontore</text:p>
      <text:p text:style-name="Standard">P. Penitenciario</text:p>
      <text:p text:style-name="Standard">P. Barreri</text:p>
      <text:p text:style-name="Standard">H. de Corso</text:p>
      <text:p text:style-name="Standard">G. de Baylia</text:p>
      <text:p text:style-name="Standard"><text:soft-page-break/>G. Fucheri</text:p>
      <text:p text:style-name="Standard">P. de Rovaco</text:p>
      <text:p text:style-name="Standard">J. de Sinenino</text:p>
      <text:p text:style-name="Standard">P Monvelli</text:p>
      <text:p text:style-name="Standard">P. de Duclaro</text:p>
      <text:p text:style-name="Standard">G. Hamelini</text:p>
      <text:p text:style-name="Standard">G. de Lumbris</text:p>
      <text:p text:style-name="Standard"/>
      <text:p text:style-name="Standard"/>
      <text:p text:style-name="Standard">=FRAN_0393_09267.tif=</text:p>
      <text:p text:style-name="Standard">&gt;&gt;&gt;&gt;&gt;&gt; date &lt;&lt;&lt;&lt;&lt;&lt;&lt;</text:p>
      <text:p text:style-name="Standard">*8</text:p>
      <text:p text:style-name="Standard">Auni xvis drielume in fest li Mana cepan</text:p>
      <text:p text:style-name="Standard">Lunoli xvi die menri post festurum Maur presentibus et capitulantibus dominis in capitulo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. Penitruciario</text:p>
      <text:p text:style-name="Standard">G. Hamelin</text:p>
      <text:p text:style-name="Standard">G. de Turre</text:p>
      <text:p text:style-name="Standard">E. Fucherii</text:p>
      <text:p text:style-name="Standard">G. de Baylia</text:p>
      <text:p text:style-name="Standard">H. de Corso</text:p>
      <text:p text:style-name="Standard">G. Bohie</text:p>
      <text:p text:style-name="Standard">P. Barrero</text:p>
      <text:p text:style-name="Standard">P. Pouvielli</text:p>
      <text:p text:style-name="Standard">D. de Duclaro</text:p>
      <text:p text:style-name="Standard">G. de Lumbris</text:p>
      <text:p text:style-name="Standard">J. de Sinemuro</text:p>
      <text:p text:style-name="Standard">P. Cantore</text:p>
      <text:p text:style-name="Standard">Johanne Succentor</text:p>
      <text:p text:style-name="Standard">G. Cancellario</text:p>
      <text:p text:style-name="Standard">P. Penitenciario</text:p>
      <text:p text:style-name="Standard">G. Hamelini</text:p>
      <text:p text:style-name="Standard">G. de Durre</text:p>
      <text:p text:style-name="Standard">G Fuchi</text:p>
      <text:p text:style-name="Standard"><text:soft-page-break/>H. de Corso</text:p>
      <text:p text:style-name="Standard">. Bohie</text:p>
      <text:p text:style-name="Standard">P. Pouverelli</text:p>
      <text:p text:style-name="Standard">. Barrer</text:p>
      <text:p text:style-name="Standard">G. de Lums</text:p>
      <text:p text:style-name="Standard">R. de Duclano</text:p>
      <text:p text:style-name="Standard"/>
      <text:p text:style-name="Standard"/>
      <text:p text:style-name="Standard">=FRAN_0393_09268.tif=</text:p>
      <text:p text:style-name="Standard">&gt;&gt;&gt;&gt;&gt;&gt; date &lt;&lt;&lt;&lt;&lt;&lt;&lt;</text:p>
      <text:p text:style-name="Standard">Anno xxvi die venoris ante festum beati Vincencii caitilus</text:p>
      <text:p text:style-name="Standard">Anno ylsexto die vericuris ante festum comisionis Sancti Pauli capitulantibus</text:p>
      <text:p text:style-name="Standard">u domo domini eruni campn commissarii omputando de Came</text:p>
      <text:p text:style-name="Standard">&gt;&gt;&gt;&gt;&gt;&gt; block &lt;&lt;&lt;&lt;&lt;&lt;&lt;</text:p>
      <text:p text:style-name="Standard">etdem anno et die in domoi</text:p>
      <text:p text:style-name="Standard">et in peunaavica</text:p>
      <text:p text:style-name="Standard">acceptavit parrochialis ecclesiam</text:p>
      <text:p text:style-name="Standard">impotrans ad collacionem episcopi decani et capituli Bircuricti</text:p>
      <text:p text:style-name="Standard">Vecanties per mortem</text:p>
      <text:p text:style-name="Standard">ultim rectour ojusdem cum pertestais consutas presentius</text:p>
      <text:p text:style-name="Standard">H. Angliti Y Roberat Y. Mares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Penitenciario</text:p>
      <text:p text:style-name="Standard">G. Hamelini</text:p>
      <text:p text:style-name="Standard">J. de Sineninro</text:p>
      <text:p text:style-name="Standard">M. de Mellato</text:p>
      <text:p text:style-name="Standard">Vi cantore</text:p>
      <text:p text:style-name="Standard">J. Succentore</text:p>
      <text:p text:style-name="Standard">P. Penitenciario</text:p>
      <text:p text:style-name="Standard">P. Barrerii</text:p>
      <text:p text:style-name="Standard">G. Hamelini</text:p>
      <text:p text:style-name="Standard">P. Pouvrelli</text:p>
      <text:p text:style-name="Standard">G. de Lumbris</text:p>
      <text:p text:style-name="Standard">EFucherii</text:p>
      <text:p text:style-name="Standard"><text:soft-page-break/>J. de Sinemiuco</text:p>
      <text:p text:style-name="Standard">G. Coquateis</text:p>
      <text:p text:style-name="Standard">G. de Duclare</text:p>
      <text:p text:style-name="Standard"/>
      <text:p text:style-name="Standard"/>
      <text:p text:style-name="Standard">=FRAN_0393_09269.tif=</text:p>
      <text:p text:style-name="Standard">&gt;&gt;&gt;&gt;&gt;&gt; date &lt;&lt;&lt;&lt;&lt;&lt;&lt;</text:p>
      <text:p text:style-name="Standard">Anno xlsexto die veneris post festum conversionis Sancti pauli prasilitlantbus</text:p>
      <text:p text:style-name="Standard">Anno xlsextio die june post festum comvisionis Sanct $Rep apituli capituli</text:p>
      <text:p text:style-name="Standard">&gt;&gt;&gt;&gt;&gt;&gt; block &lt;&lt;&lt;&lt;&lt;&lt;&lt;</text:p>
      <text:p text:style-name="Standard">Johannes Mande presens in capitulo recognovit quod non tercionavit vineas de Crosili</text:p>
      <text:p text:style-name="Standard">per totum tempus quo fuit ibi</text:p>
      <text:p text:style-name="Standard">Decanatus de Moriaco Concessus Guillelmo Baldoyni ad vicum et de botare</text:p>
      <text:p text:style-name="Standard">cuilibit domino quatuor solidous pro vivo</text:p>
      <text:p text:style-name="Standard">Viia</text:p>
      <text:p text:style-name="Standard">Hodie fuit ourdinatum per capitulum quod vendantur de $cast foncavetr et</text:p>
      <text:p text:style-name="Standard">Balneolio spectancia ad officium horaro die</text:p>
      <text:p text:style-name="Standard">existens in carno</text:p>
      <text:p text:style-name="Standard">Dominus Reginaldus de Vyana contulit hodie canonicatum et per rebendus</text:p>
      <text:p text:style-name="Standard">ecclesie Sancti Stephani de Gressibus vacantes per obicum urnardi coti au</text:p>
      <text:p text:style-name="Standard">mo de Nigella alias loche clerico polvat diocesis cum prtestanconis</text:p>
      <text:p text:style-name="Standard">Item regiialdus de Cymoraco resignavit capellaniam suam.</text:p>
      <text:p text:style-name="Standard">ecclesia parisiensis ex causa permutacois</text:p>
      <text:p text:style-name="Standard">quam admisit capitulum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G. de Turre</text:p>
      <text:p text:style-name="Standard">M. de Melloto</text:p>
      <text:p text:style-name="Standard">P. Barrerii</text:p>
      <text:p text:style-name="Standard">E. Fucherii</text:p>
      <text:p text:style-name="Standard">P. de Roniaco</text:p>
      <text:p text:style-name="Standard">H. de Toyso</text:p>
      <text:p text:style-name="Standard">G. Hamelini</text:p>
      <text:p text:style-name="Standard"><text:soft-page-break/>J. de Sinenineo</text:p>
      <text:p text:style-name="Standard">G. de Lumbris</text:p>
      <text:p text:style-name="Standard">P. Pouvielli</text:p>
      <text:p text:style-name="Standard">G. Bohic</text:p>
      <text:p text:style-name="Standard">De de Duclaro</text:p>
      <text:p text:style-name="Standard">G.ceqnatricis</text:p>
      <text:p text:style-name="Standard">G. de Perellis</text:p>
      <text:p text:style-name="Standard">D. de Guadrellis</text:p>
      <text:p text:style-name="Standard">de Jhana</text:p>
      <text:p text:style-name="Standard">J. de Oloreto</text:p>
      <text:p text:style-name="Standard">G. de Balia</text:p>
      <text:p text:style-name="Standard">Di cantore</text:p>
      <text:p text:style-name="Standard">J. Succentore</text:p>
      <text:p text:style-name="Standard">B. Cancellario</text:p>
      <text:p text:style-name="Standard">Ad penitenciario</text:p>
      <text:p text:style-name="Standard">G. Hamolini</text:p>
      <text:p text:style-name="Standard">P. Barreri</text:p>
      <text:p text:style-name="Standard">P. Pouvrelli</text:p>
      <text:p text:style-name="Standard">E. Bohis</text:p>
      <text:p text:style-name="Standard">D. de Duclaro</text:p>
      <text:p text:style-name="Standard">P. de Alveto</text:p>
      <text:p text:style-name="Standard">D. de Quadrellis</text:p>
      <text:p text:style-name="Standard">J. de Sinemno</text:p>
      <text:p text:style-name="Standard">G. de Turre</text:p>
      <text:p text:style-name="Standard">E. Fucheui</text:p>
      <text:p text:style-name="Standard">P. de Roniaco</text:p>
      <text:p text:style-name="Standard">G. Coquatrias</text:p>
      <text:p text:style-name="Standard">R. de Vyana</text:p>
      <text:p text:style-name="Standard">Ca pas</text:p>
      <text:p text:style-name="Standard"/>
      <text:p text:style-name="Standard"/>
      <text:p text:style-name="Standard">=FRAN_0393_09270.tif=</text:p>
      <text:p text:style-name="Standard">&gt;&gt;&gt;&gt;&gt;&gt; date &lt;&lt;&lt;&lt;&lt;&lt;&lt;</text:p>
      <text:p text:style-name="Standard">Anno xlsexto die mercuris ante festum Purificaciis beate Manie capitli</text:p>
      <text:p text:style-name="Standard">Anno xisexto die june post festum premificacionis beat Micatuatbus</text:p>
      <text:p text:style-name="Standard">&gt;&gt;&gt;&gt;&gt;&gt; block &lt;&lt;&lt;&lt;&lt;&lt;&lt;</text:p>
      <text:p text:style-name="Standard"><text:soft-page-break/>Hodie denunciavit procuratore domine de Vangrigueuse domino G. de Lumbris concanonico nostro</text:p>
      <text:p text:style-name="Standard">quam ipse Garantizet dictam dominam super Jolucione festi termini festi Sancti Remuig</text:p>
      <text:p text:style-name="Standard">alioquin protestatus fuit de dumpnis et expensis predictus dominus E</text:p>
      <text:p text:style-name="Standard">respondit quod audiebat illud quod dicebat idem procuratori et quod caveret</text:p>
      <text:p text:style-name="Standard">sibi de Mescapiendo</text:p>
      <text:p text:style-name="Standard">Magister Guillelmo de Luilrus Petuit instunente pusere dicto Jhanne de Motiris ecus</text:p>
      <text:p text:style-name="Standard">&gt;&gt;&gt;&gt;&gt;&gt; liste &lt;&lt;&lt;&lt;&lt;&lt;&lt;</text:p>
      <text:p text:style-name="Standard">F. Decano</text:p>
      <text:p text:style-name="Standard">vicantore</text:p>
      <text:p text:style-name="Standard">J. Succentore</text:p>
      <text:p text:style-name="Standard">iit</text:p>
      <text:p text:style-name="Standard">Pr Varreri</text:p>
      <text:p text:style-name="Standard">M. de Melloto</text:p>
      <text:p text:style-name="Standard">P. de Alveto</text:p>
      <text:p text:style-name="Standard">G. de Pellis</text:p>
      <text:p text:style-name="Standard">G. de Vaylia</text:p>
      <text:p text:style-name="Standard">H. de Corso</text:p>
      <text:p text:style-name="Standard">E. Fucherii</text:p>
      <text:p text:style-name="Standard">G. Hamelini</text:p>
      <text:p text:style-name="Standard">P. Pouvilli</text:p>
      <text:p text:style-name="Standard">R. de Vyana</text:p>
      <text:p text:style-name="Standard">P. de Roniaco</text:p>
      <text:p text:style-name="Standard">G. de Lumbris</text:p>
      <text:p text:style-name="Standard">D. de Duclare</text:p>
      <text:p text:style-name="Standard">G. de Curre</text:p>
      <text:p text:style-name="Standard">G.coquatricis</text:p>
      <text:p text:style-name="Standard">E. Bohie</text:p>
      <text:p text:style-name="Standard">Vi cantore</text:p>
      <text:p text:style-name="Standard">J. Succentore</text:p>
      <text:p text:style-name="Standard">Penitenciario</text:p>
      <text:p text:style-name="Standard">G. Homelau</text:p>
      <text:p text:style-name="Standard">G. de Curre</text:p>
      <text:p text:style-name="Standard">P. Barrerii</text:p>
      <text:p text:style-name="Standard">P. Pouvrelli</text:p>
      <text:p text:style-name="Standard">H. de Corso</text:p>
      <text:p text:style-name="Standard">J. de Vaylia</text:p>
      <text:p text:style-name="Standard"><text:soft-page-break/>coquatutis</text:p>
      <text:p text:style-name="Standard"/>
      <text:p text:style-name="Standard"/>
      <text:p text:style-name="Standard">=FRAN_0393_09271.tif=</text:p>
      <text:p text:style-name="Standard">&gt;&gt;&gt;&gt;&gt;&gt; date &lt;&lt;&lt;&lt;&lt;&lt;&lt;</text:p>
      <text:p text:style-name="Standard">120.</text:p>
      <text:p text:style-name="Standard">Anno xl sexto die mercuris post festum promificacionis beate Marie vinginis capitulutibus</text:p>
      <text:p text:style-name="Standard">anno xlvi die veneris poto pu capitulantus</text:p>
      <text:p text:style-name="Standard">&gt;&gt;&gt;&gt;&gt;&gt; block &lt;&lt;&lt;&lt;&lt;&lt;&lt;</text:p>
      <text:p text:style-name="Standard">Magister P. de Sanct Pacide fuit receptus ad capetullim p. et Pauli prebes quam drmebnt</text:p>
      <text:p text:style-name="Standard">Regnaldis desaioiaco quod campermuuitat facti de ipso dominus Seiialde cum dicte hugns p.</text:p>
      <text:p text:style-name="Standard">Parrochaii ecclasim de $fact Cermaco senescallis domone</text:p>
      <text:p text:style-name="Standard">magister R. de Vyenia contulit cavenicis et prebendam Sancti Se de</text:p>
      <text:p text:style-name="Standard">Gressibus pairiensis vacents pro merde. B.</text:p>
      <text:p text:style-name="Standard">et fuit reservai</text:p>
      <text:p text:style-name="Standard">H. de Culeto jus conferenti primum leneficionis vacis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R. Cancellario</text:p>
      <text:p text:style-name="Standard">P. penitenciario</text:p>
      <text:p text:style-name="Standard">G. de Lumbris</text:p>
      <text:p text:style-name="Standard">E. Bohic</text:p>
      <text:p text:style-name="Standard">H. de Corso</text:p>
      <text:p text:style-name="Standard">G. de Vaylia</text:p>
      <text:p text:style-name="Standard">G. Coquatricis</text:p>
      <text:p text:style-name="Standard">G. de Curre</text:p>
      <text:p text:style-name="Standard">E. Fucherii</text:p>
      <text:p text:style-name="Standard">P. Pouvrelli</text:p>
      <text:p text:style-name="Standard">P. de Roriaco</text:p>
      <text:p text:style-name="Standard">P. Barrerii</text:p>
      <text:p text:style-name="Standard">Va. Dantore</text:p>
      <text:p text:style-name="Standard">Succentore</text:p>
      <text:p text:style-name="Standard">P</text:p>
      <text:p text:style-name="Standard">G. de Lumbris</text:p>
      <text:p text:style-name="Standard">G. Hamelini</text:p>
      <text:p text:style-name="Standard"><text:soft-page-break/>J. deSinemro</text:p>
      <text:p text:style-name="Standard">H. de Corso</text:p>
      <text:p text:style-name="Standard">Eblone Fucherii</text:p>
      <text:p text:style-name="Standard">G. Coquaricis</text:p>
      <text:p text:style-name="Standard">J. Barier</text:p>
      <text:p text:style-name="Standard">G. de Vallia</text:p>
      <text:p text:style-name="Standard">P. Pourelli</text:p>
      <text:p text:style-name="Standard">M. de Mellaco</text:p>
      <text:p text:style-name="Standard">G. de Turre</text:p>
      <text:p text:style-name="Standard">R. de Odlaris</text:p>
      <text:p text:style-name="Standard"/>
      <text:p text:style-name="Standard"/>
      <text:p text:style-name="Standard">=FRAN_0393_09272.tif=</text:p>
      <text:p text:style-name="Standard">&gt;&gt;&gt;&gt;&gt;&gt; date &lt;&lt;&lt;&lt;&lt;&lt;&lt;</text:p>
      <text:p text:style-name="Standard">q anno xlvi° die lune aute cies capitli</text:p>
      <text:p text:style-name="Standard">Anno d</text:p>
      <text:p text:style-name="Standard">Die veneris posti sures cueis capantibus</text:p>
      <text:p text:style-name="Standard">&gt;&gt;&gt;&gt;&gt;&gt; block &lt;&lt;&lt;&lt;&lt;&lt;&lt;</text:p>
      <text:p text:style-name="Standard">P. dictus Conete drecanus de Spedona fuit recreditus à prisiene uli erat detentu pero dominum</text:p>
      <text:p text:style-name="Standard">evenum vohie canonicu Parsiensis et furunt leputati commissarii E Harrelia G.de Curre. P.</text:p>
      <text:p text:style-name="Standard">de Boniaco. et.</text:p>
      <text:p text:style-name="Standard">&gt;&gt;&gt;&gt;&gt;&gt; liste &lt;&lt;&lt;&lt;&lt;&lt;&lt;</text:p>
      <text:p text:style-name="Standard">Li. cantore</text:p>
      <text:p text:style-name="Standard">J. Succnti</text:p>
      <text:p text:style-name="Standard">R. Cancellario</text:p>
      <text:p text:style-name="Standard">peniticiari</text:p>
      <text:p text:style-name="Standard">H. de Lulenco</text:p>
      <text:p text:style-name="Standard">P. Pourelli</text:p>
      <text:p text:style-name="Standard">G. de Lebri</text:p>
      <text:p text:style-name="Standard">Dyon de Duclaro</text:p>
      <text:p text:style-name="Standard">G. de Crorre</text:p>
      <text:p text:style-name="Standard">H. de Cerso</text:p>
      <text:p text:style-name="Standard">R. de Moluri</text:p>
      <text:p text:style-name="Standard">G. de Bagllia</text:p>
      <text:p text:style-name="Standard">P. de Roniac</text:p>
      <text:p text:style-name="Standard">P. Baner</text:p>
      <text:p text:style-name="Standard"><text:soft-page-break/>G. Cequitric</text:p>
      <text:p text:style-name="Standard">Cantore</text:p>
      <text:p text:style-name="Standard">Succentore</text:p>
      <text:p text:style-name="Standard">Cancellarius</text:p>
      <text:p text:style-name="Standard">Peniteciario</text:p>
      <text:p text:style-name="Standard">P. Barier</text:p>
      <text:p text:style-name="Standard">P. Pourelli</text:p>
      <text:p text:style-name="Standard">P. de Romaco</text:p>
      <text:p text:style-name="Standard">G. Behic</text:p>
      <text:p text:style-name="Standard">G. de Lumibris</text:p>
      <text:p text:style-name="Standard">G. Hamelii</text:p>
      <text:p text:style-name="Standard">G. de Turre</text:p>
      <text:p text:style-name="Standard">Eo Fuchi</text:p>
      <text:p text:style-name="Standard">G. de Bailia</text:p>
      <text:p text:style-name="Standard">P. de Coiso</text:p>
      <text:p text:style-name="Standard">de Vuclaro</text:p>
      <text:p text:style-name="Standard">P. de Culento</text:p>
      <text:p text:style-name="Standard">P. Cootrieis</text:p>
      <text:p text:style-name="Standard">or</text:p>
      <text:p text:style-name="Standard"/>
      <text:p text:style-name="Standard"/>
      <text:p text:style-name="Standard">=FRAN_0393_09273.tif=</text:p>
      <text:p text:style-name="Standard">&gt;&gt;&gt;&gt;&gt;&gt; date &lt;&lt;&lt;&lt;&lt;&lt;&lt;</text:p>
      <text:p text:style-name="Standard">Anno Domini m Cccxvvi. Die lune post Brandones capuantanibus dominis</text:p>
      <text:p text:style-name="Standard">Cilx . d.</text:p>
      <text:p text:style-name="Standard">Anno xlsexto die veneris post festum Cathedre Sancti Petri capitlbis</text:p>
      <text:p text:style-name="Standard">&gt;&gt;&gt;&gt;&gt;&gt; liste &lt;&lt;&lt;&lt;&lt;&lt;&lt;</text:p>
      <text:p text:style-name="Standard">Firmno decano</text:p>
      <text:p text:style-name="Standard">dicali Cantore</text:p>
      <text:p text:style-name="Standard">Johanne Succentore</text:p>
      <text:p text:style-name="Standard">Reberte Cancellario</text:p>
      <text:p text:style-name="Standard">P. Penitinriario</text:p>
      <text:p text:style-name="Standard">P. Barrori</text:p>
      <text:p text:style-name="Standard">P. Prternelli</text:p>
      <text:p text:style-name="Standard">P. de Rorciaco.</text:p>
      <text:p text:style-name="Standard">G. de Lumbris</text:p>
      <text:p text:style-name="Standard"><text:soft-page-break/>G. Havrolini</text:p>
      <text:p text:style-name="Standard">G. Coqueturio</text:p>
      <text:p text:style-name="Standard">G. de Durre</text:p>
      <text:p text:style-name="Standard">J. de Sinenio</text:p>
      <text:p text:style-name="Standard">G. Bohie</text:p>
      <text:p text:style-name="Standard">Ponsiar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P. Barrerii</text:p>
      <text:p text:style-name="Standard">P. Poivilli</text:p>
      <text:p text:style-name="Standard">P. de Roniaco</text:p>
      <text:p text:style-name="Standard">G. Cogunatricis</text:p>
      <text:p text:style-name="Standard">G. Hamelini</text:p>
      <text:p text:style-name="Standard">G. de Curre</text:p>
      <text:p text:style-name="Standard">H. de Carso</text:p>
      <text:p text:style-name="Standard">G. de Boylia</text:p>
      <text:p text:style-name="Standard">E. Bohie</text:p>
      <text:p text:style-name="Standard">E. Fucherii</text:p>
      <text:p text:style-name="Standard">D. de Quadrellis</text:p>
      <text:p text:style-name="Standard"/>
      <text:p text:style-name="Standard"/>
      <text:p text:style-name="Standard">=FRAN_0393_09274.tif=</text:p>
      <text:p text:style-name="Standard">&gt;&gt;&gt;&gt;&gt;&gt; date &lt;&lt;&lt;&lt;&lt;&lt;&lt;</text:p>
      <text:p text:style-name="Standard">Anno xlsexto die lune post reminister capitulantibus</text:p>
      <text:p text:style-name="Standard">Anno xlsixto die mercuris post reminscer eapitiatlb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de Alneto</text:p>
      <text:p text:style-name="Standard">G. de Lumbris</text:p>
      <text:p text:style-name="Standard">D. de Duclaro</text:p>
      <text:p text:style-name="Standard">H. de Culento</text:p>
      <text:p text:style-name="Standard">G. de Curre</text:p>
      <text:p text:style-name="Standard"><text:soft-page-break/>E. Bohie</text:p>
      <text:p text:style-name="Standard">E Fucheri</text:p>
      <text:p text:style-name="Standard">G. Hamelini</text:p>
      <text:p text:style-name="Standard">H. de Corso</text:p>
      <text:p text:style-name="Standard">P. de Roniaco</text:p>
      <text:p text:style-name="Standard">G. de Bayli</text:p>
      <text:p text:style-name="Standard">Vi. Cantore</text:p>
      <text:p text:style-name="Standard">J. Succentore</text:p>
      <text:p text:style-name="Standard">R. Cancellario</text:p>
      <text:p text:style-name="Standard">E. Bohio</text:p>
      <text:p text:style-name="Standard">Pdealieri</text:p>
      <text:p text:style-name="Standard">D. de Duclaro</text:p>
      <text:p text:style-name="Standard">P. Barrerd</text:p>
      <text:p text:style-name="Standard">P. Ponverilli</text:p>
      <text:p text:style-name="Standard">D. de Duclaro</text:p>
      <text:p text:style-name="Standard">H. de Corso</text:p>
      <text:p text:style-name="Standard">G. de Baylia</text:p>
      <text:p text:style-name="Standard">J. de Sinenut</text:p>
      <text:p text:style-name="Standard"/>
      <text:p text:style-name="Standard"/>
      <text:p text:style-name="Standard">=FRAN_0393_09275.tif=</text:p>
      <text:p text:style-name="Standard">&gt;&gt;&gt;&gt;&gt;&gt; date &lt;&lt;&lt;&lt;&lt;&lt;&lt;</text:p>
      <text:p text:style-name="Standard">306</text:p>
      <text:p text:style-name="Standard">Anno xlsexto die veneris pst reminisone capininus</text:p>
      <text:p text:style-name="Standard">Anno xlsexcoioie lune post octuli inis capitulantibus dominis</text:p>
      <text:p text:style-name="Standard">&gt;&gt;&gt;&gt;&gt;&gt; liste &lt;&lt;&lt;&lt;&lt;&lt;&lt;</text:p>
      <text:p text:style-name="Standard">Vi cantore</text:p>
      <text:p text:style-name="Standard">. Succentor</text:p>
      <text:p text:style-name="Standard">R. Cancellario</text:p>
      <text:p text:style-name="Standard">P. Peniteniario</text:p>
      <text:p text:style-name="Standard">Dyono de Duclaro</text:p>
      <text:p text:style-name="Standard">H. de Culato</text:p>
      <text:p text:style-name="Standard">G. de Lubris</text:p>
      <text:p text:style-name="Standard">G. de Turre</text:p>
      <text:p text:style-name="Standard">R. Fcherii</text:p>
      <text:p text:style-name="Standard">E. Behic</text:p>
      <text:p text:style-name="Standard"><text:soft-page-break/>G. de Ballya</text:p>
      <text:p text:style-name="Standard">H. de Corso</text:p>
      <text:p text:style-name="Standard">P. de Roniaco</text:p>
      <text:p text:style-name="Standard">P. de Alveto</text:p>
      <text:p text:style-name="Standard">P. Barreri</text:p>
      <text:p text:style-name="Standard">Vi Cantore</text:p>
      <text:p text:style-name="Standard">J. Succentore</text:p>
      <text:p text:style-name="Standard">R. Cancellario</text:p>
      <text:p text:style-name="Standard">Pourchuc</text:p>
      <text:p text:style-name="Standard">D. de Duclaro</text:p>
      <text:p text:style-name="Standard">P. de Roniaco</text:p>
      <text:p text:style-name="Standard">E. Fucherii</text:p>
      <text:p text:style-name="Standard">E. Johie</text:p>
      <text:p text:style-name="Standard">G. de Lumbris</text:p>
      <text:p text:style-name="Standard">M. de Melloto</text:p>
      <text:p text:style-name="Standard">G. de Baylia</text:p>
      <text:p text:style-name="Standard">H. de Corso</text:p>
      <text:p text:style-name="Standard">J. de Sincmuro</text:p>
      <text:p text:style-name="Standard">. Hamelini</text:p>
      <text:p text:style-name="Standard">G. Coquatatis</text:p>
      <text:p text:style-name="Standard"/>
      <text:p text:style-name="Standard"/>
      <text:p text:style-name="Standard">=FRAN_0393_09276.tif=</text:p>
      <text:p text:style-name="Standard">&gt;&gt;&gt;&gt;&gt;&gt; date &lt;&lt;&lt;&lt;&lt;&lt;&lt;</text:p>
      <text:p text:style-name="Standard">Anno rlsepto die mercurii post octali mei capilanbus</text:p>
      <text:p text:style-name="Standard">Anno xisexto die venio post sculimei capitli</text:p>
      <text:p text:style-name="Standard">&gt;&gt;&gt;&gt;&gt;&gt; block &lt;&lt;&lt;&lt;&lt;&lt;&lt;</text:p>
      <text:p text:style-name="Standard">anno predicto die jovis post ciculi mei exstente viii die mensis maroii</text:p>
      <text:p text:style-name="Standard">in ecclesia Par. perpetuvas</text:p>
      <text:p text:style-name="Standard">asserint et juravit</text:p>
      <text:p text:style-name="Standard">presentibus religiosis viro facte àdicta y. de curis et Y. mar</text:p>
      <text:p text:style-name="Standard">de Corb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<text:soft-page-break/>P. Penitenciario</text:p>
      <text:p text:style-name="Standard">desinemineo</text:p>
      <text:p text:style-name="Standard">J. Hamelini</text:p>
      <text:p text:style-name="Standard">G. de Lumbris</text:p>
      <text:p text:style-name="Standard">P. Barreni</text:p>
      <text:p text:style-name="Standard">E. Bohie</text:p>
      <text:p text:style-name="Standard">G. de Turre</text:p>
      <text:p text:style-name="Standard">G. Fucherii</text:p>
      <text:p text:style-name="Standard">H. de Corso</text:p>
      <text:p text:style-name="Standard">G. de Baylia</text:p>
      <text:p text:style-name="Standard">P. Pouvrelli</text:p>
      <text:p text:style-name="Standard">P. de Roniaco</text:p>
      <text:p text:style-name="Standard">J. Succentore</text:p>
      <text:p text:style-name="Standard">R. Cancellario</text:p>
      <text:p text:style-name="Standard">P. Barren</text:p>
      <text:p text:style-name="Standard">R. de Molinio</text:p>
      <text:p text:style-name="Standard">G. de Turre</text:p>
      <text:p text:style-name="Standard">G. Hamelini</text:p>
      <text:p text:style-name="Standard">Grde Lumbris</text:p>
      <text:p text:style-name="Standard">J. de Sineminto</text:p>
      <text:p text:style-name="Standard">G. Bohic</text:p>
      <text:p text:style-name="Standard">EFucherii</text:p>
      <text:p text:style-name="Standard">Gicoquatrtis</text:p>
      <text:p text:style-name="Standard"/>
      <text:p text:style-name="Standard"/>
      <text:p text:style-name="Standard">=FRAN_0393_09277.tif=</text:p>
      <text:p text:style-name="Standard">&gt;&gt;&gt;&gt;&gt;&gt; date &lt;&lt;&lt;&lt;&lt;&lt;&lt;</text:p>
      <text:p text:style-name="Standard">308</text:p>
      <text:p text:style-name="Standard">Anno xlsepto die lune post letate iei capitulantibus</text:p>
      <text:p text:style-name="Standard">Anno pisexto die venerie post lecare i capitulantibus</text:p>
      <text:p text:style-name="Standard">&gt;&gt;&gt;&gt;&gt;&gt; liste &lt;&lt;&lt;&lt;&lt;&lt;&lt;</text:p>
      <text:p text:style-name="Standard">J. Succentore</text:p>
      <text:p text:style-name="Standard">*</text:p>
      <text:p text:style-name="Standard">R. Cancellario</text:p>
      <text:p text:style-name="Standard">P. penittnciario</text:p>
      <text:p text:style-name="Standard">D. de Quadrellis</text:p>
      <text:p text:style-name="Standard"><text:soft-page-break/>G. Hamelini</text:p>
      <text:p text:style-name="Standard">G. de Lumbris</text:p>
      <text:p text:style-name="Standard">G. de Turre</text:p>
      <text:p text:style-name="Standard">E. Fuchoris</text:p>
      <text:p text:style-name="Standard">E. Bohic</text:p>
      <text:p text:style-name="Standard">H. de Couso</text:p>
      <text:p text:style-name="Standard">G. de Vaylia</text:p>
      <text:p text:style-name="Standard">Jde Sinemuro</text:p>
      <text:p text:style-name="Standard">P. Barrerii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G. de Lumbris</text:p>
      <text:p text:style-name="Standard">G. Bohic</text:p>
      <text:p text:style-name="Standard">P. Barrori</text:p>
      <text:p text:style-name="Standard">E. Fucherii</text:p>
      <text:p text:style-name="Standard">G. de Baylia</text:p>
      <text:p text:style-name="Standard">G. Cequacricis</text:p>
      <text:p text:style-name="Standard">G. Hamelini</text:p>
      <text:p text:style-name="Standard">G. de Turre</text:p>
      <text:p text:style-name="Standard">P de Boriaco</text:p>
      <text:p text:style-name="Standard">H. de Couso</text:p>
      <text:p text:style-name="Standard">P. de Foresta</text:p>
      <text:p text:style-name="Standard">R. de Molinis</text:p>
      <text:p text:style-name="Standard"/>
      <text:p text:style-name="Standard"/>
      <text:p text:style-name="Standard">=FRAN_0393_09278.tif=</text:p>
      <text:p text:style-name="Standard">&gt;&gt;&gt;&gt;&gt;&gt; block &lt;&lt;&lt;&lt;&lt;&lt;&lt;</text:p>
      <text:p text:style-name="Standard">Anno domini megelvi die sabbati post lecare Jhulleum coram domino Gruerio de placencia cumerario clericu sedentes</text:p>
      <text:p text:style-name="Standard">pro cubinali ad barram presentem hurne nootn Comproni in judicie Johanne Boudon capellanio in ecclesia Sancti Medie</text:p>
      <text:p text:style-name="Standard">riti parsiensis dominis Decano et capitulo inmedianum subjectais tictores dominorum decam et capituli justiciabiltr et subdit</text:p>
      <text:p text:style-name="Standard">de tento in prisione condem super to quod imponebatur sibi quod ipse vulveraverat in capte in parte sinistita</text:p>
      <text:p text:style-name="Standard"><text:soft-page-break/>unartum de Sancto Fracrio providus vir magistri Potrus de Aurelies Dirrugieus / qui iverant de mandato</text:p>
      <text:p text:style-name="Standard">dominorm ad visitandum lesum retulit ut quod quem vidert dictum lepua de quod vulvere existente supra</text:p>
      <text:p text:style-name="Standard">caput a parte sinistra / et removit nobis periculum mortis et mutilacionis racione vulvis pe</text:p>
      <text:p text:style-name="Standard">presentis ad hoc francisco Bonidon et venerabls uno magistro Aymici de Brigolio canonicis Sancti Gormani</text:p>
      <text:p text:style-name="Standard">autissentus parsiensis et domino Dycnsis regis Nicolao do Sancto Jubiano Roerito nacion et Johanne de Cress</text:p>
      <text:p text:style-name="Standard">Girardus Monachi de Villa judea confitet sotem prebus de civillis in x s d.</text:p>
      <text:p text:style-name="Standard">infra noctes</text:p>
      <text:p text:style-name="Standard">Item ater Egidium de Monte Rubeo ad lune m statu</text:p>
      <text:p text:style-name="Standard">de diryen quinz e jourz à oir dipit poymé devant en la cause damen</text:p>
      <text:p text:style-name="Standard">noste ontre Raoul le Breçon conti Jehan Re lougevill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G. de Lumibris</text:p>
      <text:p text:style-name="Standard">H. de Corso</text:p>
      <text:p text:style-name="Standard">G. de Vaylia</text:p>
      <text:p text:style-name="Standard">E. Bohic</text:p>
      <text:p text:style-name="Standard">G. Hamelini</text:p>
      <text:p text:style-name="Standard">P. Barreri</text:p>
      <text:p text:style-name="Standard">G. copuacricis</text:p>
      <text:p text:style-name="Standard">JdeSinemuro</text:p>
      <text:p text:style-name="Standard">G. de Pollis</text:p>
      <text:p text:style-name="Standard">H. de Culento</text:p>
      <text:p text:style-name="Standard">G. de Tarre</text:p>
      <text:p text:style-name="Standard">P. de Roniaco</text:p>
      <text:p text:style-name="Standard">G. de Alneto</text:p>
      <text:p text:style-name="Standard">M. de Melloce</text:p>
      <text:p text:style-name="Standard"/>
      <text:p text:style-name="Standard"/>
      <text:p text:style-name="Standard">=FRAN_0393_09279.tif=</text:p>
      <text:p text:style-name="Standard">&gt;&gt;&gt;&gt;&gt;&gt; date &lt;&lt;&lt;&lt;&lt;&lt;&lt;</text:p>
      <text:p text:style-name="Standard"><text:soft-page-break/>ed de la chavcorre</text:p>
      <text:p text:style-name="Standard">Anno xlvi die marrii domini Ranico paliari capituli</text:p>
      <text:p text:style-name="Standard">Anno xvvi. die veneris an annos p alinarym capitlantibus</text:p>
      <text:p text:style-name="Standard">&gt;&gt;&gt;&gt;&gt;&gt; block &lt;&lt;&lt;&lt;&lt;&lt;&lt;</text:p>
      <text:p text:style-name="Standard">Johannes de Siliaco cuolla quam habet in ecclesia Parisinsis ad altar</text:p>
      <text:p text:style-name="Standard">biati Johannis Baptiste resignavit ex causa permuttagisitis faciende / cum domino</text:p>
      <text:p text:style-name="Standard">Richardo de Magno sortu ad capellaniam Sancti Vecupii in ecclesia Sancti</text:p>
      <text:p text:style-name="Standard">quintau in viromandia nomoneni diocesis furo admisss et jujavit</text:p>
      <text:p text:style-name="Standard">Stephanus Mastri se supposuit inquestefaciende per e cuvil</text:p>
      <text:p text:style-name="Standard">t remissio fuit facta Gaufride de Cropet de xx l. p pro anno psiti</text:p>
      <text:p text:style-name="Standard">in firma sua propter dampnum quod hiic don guertas congelarrem vivet et diber</text:p>
      <text:p text:style-name="Standard">Dare Vonam securitaterus infris xd dies de solvend firamu puo trupe facius</text:p>
      <text:p text:style-name="Standard">de Costns pesentis uini.</text:p>
      <text:p text:style-name="Standard">&gt;&gt;&gt;&gt;&gt;&gt; liste &lt;&lt;&lt;&lt;&lt;&lt;&lt;</text:p>
      <text:p text:style-name="Standard">J. Succentore</text:p>
      <text:p text:style-name="Standard">P. Penitenciario</text:p>
      <text:p text:style-name="Standard">G. de Turre</text:p>
      <text:p text:style-name="Standard">H. de Culenco</text:p>
      <text:p text:style-name="Standard">R. de Molin</text:p>
      <text:p text:style-name="Standard">H. de Cerson</text:p>
      <text:p text:style-name="Standard">P. de Ballya</text:p>
      <text:p text:style-name="Standard">E. Fucherii</text:p>
      <text:p text:style-name="Standard">G. Cotii</text:p>
      <text:p text:style-name="Standard">De. de Duclaro</text:p>
      <text:p text:style-name="Standard">G. de Com</text:p>
      <text:p text:style-name="Standard">E. Bohie</text:p>
      <text:p text:style-name="Standard">P. Cantore.</text:p>
      <text:p text:style-name="Standard">Succentore</text:p>
      <text:p text:style-name="Standard">P. Penienciario</text:p>
      <text:p text:style-name="Standard">tr</text:p>
      <text:p text:style-name="Standard">G. de Cuetilis</text:p>
      <text:p text:style-name="Standard">G. de Tuere</text:p>
      <text:p text:style-name="Standard">G. Coqutatis</text:p>
      <text:p text:style-name="Standard">G. Hamelini</text:p>
      <text:p text:style-name="Standard">P. Barcet</text:p>
      <text:p text:style-name="Standard">P. Ponvelli</text:p>
      <text:p text:style-name="Standard"><text:soft-page-break/>P. de Foresta</text:p>
      <text:p text:style-name="Standard">J. de Sincmno</text:p>
      <text:p text:style-name="Standard">G. de Pellis</text:p>
      <text:p text:style-name="Standard">D. de Durlaro</text:p>
      <text:p text:style-name="Standard">G. de Baylia</text:p>
      <text:p text:style-name="Standard">H. de Couso</text:p>
      <text:p text:style-name="Standard"/>
      <text:p text:style-name="Standard"/>
      <text:p text:style-name="Standard">=FRAN_0393_09280.tif=</text:p>
      <text:p text:style-name="Standard">&gt;&gt;&gt;&gt;&gt;&gt; date &lt;&lt;&lt;&lt;&lt;&lt;&lt;</text:p>
      <text:p text:style-name="Standard">Anno xlsexto die mercuri ante Sanctum Pascha capitulie</text:p>
      <text:p text:style-name="Standard">Anno xlsepimo die veneris post Sanctum pasc hapiulatlbus</text:p>
      <text:p text:style-name="Standard">&gt;&gt;&gt;&gt;&gt;&gt; block &lt;&lt;&lt;&lt;&lt;&lt;&lt;</text:p>
      <text:p text:style-name="Standard">cericus de gracia sibi facta super episcopum</text:p>
      <text:p text:style-name="Standard">decanum et capitulum de beneficio ecclesiastico cum cura vel sive cura eciam si in ecclesia tacher</text:p>
      <text:p text:style-name="Standard">u dii habnunc pro publicationis</text:p>
      <text:p text:style-name="Standard">Datum gracie xii kalendi maii anno quarto</text:p>
      <text:p text:style-name="Standard">Dac</text:p>
      <text:p text:style-name="Standard">eodem anno dum jonis ante Sanctum Pascha nobilis venenabi et discretus vir dominus</text:p>
      <text:p text:style-name="Standard">Guillelmus de Pellis canonicu Par recognevit se tenum magistro Mauricio de</text:p>
      <text:p text:style-name="Standard">Barda priori prioratus de Auzisina Lemovicensis dicesis in octo florenis</text:p>
      <text:p text:style-name="Standard">de plorenciario tracone trrrrectionis bullaru inter ipsum ex una et dictum mauri</text:p>
      <text:p text:style-name="Standard">Occedi</text:p>
      <text:p text:style-name="Standard">cium ex alia de ipso priorata ad canonica et pre</text:p>
      <text:p text:style-name="Standard">GGermani antissi</text:p>
      <text:p text:style-name="Standard">usis ibis</text:p>
      <text:p text:style-name="Standard">libris et duobus solidio racione viagii sui redidendum ad $dice</text:p>
      <text:p text:style-name="Standard">infra guasimodo oblitaim omnia bona et renunciones et voluit quod fiant littere</text:p>
      <text:p text:style-name="Standard">in meliori forma</text:p>
      <text:p text:style-name="Standard">ecclesie Sancti Stephani de Gressibus Par. resignavit</text:p>
      <text:p text:style-name="Standard">dictos canonicatim et prebendam et non alias ex causa permutacionis faciende cum venrabibis et discreto ac nobbi</text:p>
      <text:p text:style-name="Standard">viro Hugone Cholea canonico intrvensis ad dictos canonicta et prebendam et fuit Petrus Gonessi</text:p>
      <text:p text:style-name="Standard">procuratorem iuus Hugoi reci juris etc.</text:p>
      <text:p text:style-name="Standard">&gt;&gt;&gt;&gt;&gt;&gt; liste &lt;&lt;&lt;&lt;&lt;&lt;&lt;</text:p>
      <text:p text:style-name="Standard">Vi. Cantore</text:p>
      <text:p text:style-name="Standard"><text:soft-page-break/>J. Succentore</text:p>
      <text:p text:style-name="Standard">R. Cancellario</text:p>
      <text:p text:style-name="Standard">G. de Pellis</text:p>
      <text:p text:style-name="Standard">P. Barreri</text:p>
      <text:p text:style-name="Standard">M. de Melloto</text:p>
      <text:p text:style-name="Standard">J. de Sinemino</text:p>
      <text:p text:style-name="Standard">E. Bohie</text:p>
      <text:p text:style-name="Standard">G. Hamelini</text:p>
      <text:p text:style-name="Standard">D. de Quadrellis</text:p>
      <text:p text:style-name="Standard">P. Pouvrelli</text:p>
      <text:p text:style-name="Standard">G. de Lumbris</text:p>
      <text:p text:style-name="Standard">E. Fucherii</text:p>
      <text:p text:style-name="Standard">Vi. Cantore</text:p>
      <text:p text:style-name="Standard">J. Succentore</text:p>
      <text:p text:style-name="Standard">D. de Quadrellis</text:p>
      <text:p text:style-name="Standard">P. Pouvrelli</text:p>
      <text:p text:style-name="Standard"/>
      <text:p text:style-name="Standard"/>
      <text:p text:style-name="Standard">=FRAN_0393_09281.tif=</text:p>
      <text:p text:style-name="Standard">&gt;&gt;&gt;&gt;&gt;&gt; date &lt;&lt;&lt;&lt;&lt;&lt;&lt;</text:p>
      <text:p text:style-name="Standard">12</text:p>
      <text:p text:style-name="Standard">Anno xlvii. die mecuni post quasimodo</text:p>
      <text:p text:style-name="Standard">Anno xl vii die veneris post quasimod capitulatibus</text:p>
      <text:p text:style-name="Standard">&gt;&gt;&gt;&gt;&gt;&gt; block &lt;&lt;&lt;&lt;&lt;&lt;&lt;</text:p>
      <text:p text:style-name="Standard">Petrus de Silvaneto et Brachadis de Veyssiaco comperinserunt in ide bosco canonicum Set tecenus</text:p>
      <text:p text:style-name="Standard">et Guillelmum Crestiens super debato ad penam er s. et durabit usque ad xrv dies</text:p>
      <text:p text:style-name="Standard">se d'uy egquinze jourz a oï droit comme devant en la cause d'avedument</text:p>
      <text:p text:style-name="Standard">entre raoul le Soeton contre Jehanne de Lougeville presenier les dites parties</text:p>
      <text:p text:style-name="Standard">31.</text:p>
      <text:p text:style-name="Standard">27</text:p>
      <text:p text:style-name="Standard">de preposito dicti loci et juravit quod non erat incencionis sue prosequi illam app</text:p>
      <text:p text:style-name="Standard">in aliquo et voluit quod sentencia prout fuit latri habeat effoctum</text:p>
      <text:p text:style-name="Standard">&gt;&gt;&gt;&gt;&gt;&gt; liste &lt;&lt;&lt;&lt;&lt;&lt;&lt;</text:p>
      <text:p text:style-name="Standard">V. Cantore</text:p>
      <text:p text:style-name="Standard">P. Penitenciario</text:p>
      <text:p text:style-name="Standard">E. Fouchii.</text:p>
      <text:p text:style-name="Standard"><text:soft-page-break/>P. Bariere.</text:p>
      <text:p text:style-name="Standard">G. Roquatricis.</text:p>
      <text:p text:style-name="Standard">P. de Alveto</text:p>
      <text:p text:style-name="Standard">$. $Penn$</text:p>
      <text:p text:style-name="Standard">Sy. de Duclaro</text:p>
      <text:p text:style-name="Standard">R. de Chenac</text:p>
      <text:p text:style-name="Standard">H. de Corso</text:p>
      <text:p text:style-name="Standard">G. de Lumbro.</text:p>
      <text:p text:style-name="Standard">J. de Sinemino</text:p>
      <text:p text:style-name="Standard">G. de Baillivia</text:p>
      <text:p text:style-name="Standard">G. de Marcello</text:p>
      <text:p text:style-name="Standard">P. Pouvelli</text:p>
      <text:p text:style-name="Standard">H. de Cullento</text:p>
      <text:p text:style-name="Standard">G. de Praellis</text:p>
      <text:p text:style-name="Standard">P. de Rodomo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P. Pouvelli</text:p>
      <text:p text:style-name="Standard">G. de Mantello</text:p>
      <text:p text:style-name="Standard">Dy. de Cadrellis</text:p>
      <text:p text:style-name="Standard">G. de Gurre</text:p>
      <text:p text:style-name="Standard">Dy. de claro</text:p>
      <text:p text:style-name="Standard">H. de Corso</text:p>
      <text:p text:style-name="Standard">G. de Bailivia</text:p>
      <text:p text:style-name="Standard">J. de Sinemiuro</text:p>
      <text:p text:style-name="Standard">P. Varreri</text:p>
      <text:p text:style-name="Standard">P. de Foresta</text:p>
      <text:p text:style-name="Standard">G. de Curcalis</text:p>
      <text:p text:style-name="Standard">Tuolumo</text:p>
      <text:p text:style-name="Standard"/>
      <text:p text:style-name="Standard"/>
      <text:p text:style-name="Standard">=FRAN_0393_09282.tif=</text:p>
      <text:p text:style-name="Standard">&gt;&gt;&gt;&gt;&gt;&gt; date &lt;&lt;&lt;&lt;&lt;&lt;&lt;</text:p>
      <text:p text:style-name="Standard">Anno xlseptomo die lune post maseri cenri aedei capitulantibus</text:p>
      <text:p text:style-name="Standard"><text:soft-page-break/>Anno domini mccxxvvii Die meciri post ipia domini cpitantibus</text:p>
      <text:p text:style-name="Standard">&gt;&gt;&gt;&gt;&gt;&gt; block &lt;&lt;&lt;&lt;&lt;&lt;&lt;</text:p>
      <text:p text:style-name="Standard">J. Cantore notarc Bernardus de Alvermans condepuato ad redditus magistro D. die Duclaro xl</text:p>
      <text:p text:style-name="Standard">Parinsis quos sibi tradidit in deposito Petrus Flamungi prout idem</text:p>
      <text:p text:style-name="Standard">petius con fitets esse de bonis deacti Di et Matidaurt</text:p>
      <text:p text:style-name="Standard">eos c canonic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r. penitenciario</text:p>
      <text:p text:style-name="Standard">G. Hamelini</text:p>
      <text:p text:style-name="Standard">G. de Pellis</text:p>
      <text:p text:style-name="Standard">G. de Lumbris</text:p>
      <text:p text:style-name="Standard">H. de Corso</text:p>
      <text:p text:style-name="Standard">G. de Bailivia</text:p>
      <text:p text:style-name="Standard">D. de Duclaro</text:p>
      <text:p text:style-name="Standard">H. de Culento</text:p>
      <text:p text:style-name="Standard">E. Bohie</text:p>
      <text:p text:style-name="Standard">E. Fucherii</text:p>
      <text:p text:style-name="Standard">J. de Sinemuro</text:p>
      <text:p text:style-name="Standard">G. de Curre</text:p>
      <text:p text:style-name="Standard">R. de Chanaco</text:p>
      <text:p text:style-name="Standard">R. de Molinis</text:p>
      <text:p text:style-name="Standard">P. Pouvrelli</text:p>
      <text:p text:style-name="Standard">P. Barrerii</text:p>
      <text:p text:style-name="Standard">P. de Alveto</text:p>
      <text:p text:style-name="Standard">G. de Curtilis</text:p>
      <text:p text:style-name="Standard">Succentore</text:p>
      <text:p text:style-name="Standard">R. Cancellari</text:p>
      <text:p text:style-name="Standard">P. Penitenciario</text:p>
      <text:p text:style-name="Standard">H. de Culento.</text:p>
      <text:p text:style-name="Standard">G. de Lumibris</text:p>
      <text:p text:style-name="Standard">G. Coquetacis</text:p>
      <text:p text:style-name="Standard">G. Hamelini</text:p>
      <text:p text:style-name="Standard">J. de Sinenio.</text:p>
      <text:p text:style-name="Standard"><text:soft-page-break/>P. Pouvelli</text:p>
      <text:p text:style-name="Standard">P. Bearter</text:p>
      <text:p text:style-name="Standard">G. de Dular</text:p>
      <text:p text:style-name="Standard">R. de Medo</text:p>
      <text:p text:style-name="Standard"/>
      <text:p text:style-name="Standard"/>
      <text:p text:style-name="Standard">=FRAN_0393_09283.tif=</text:p>
      <text:p text:style-name="Standard">&gt;&gt;&gt;&gt;&gt;&gt; date &lt;&lt;&lt;&lt;&lt;&lt;&lt;</text:p>
      <text:p text:style-name="Standard">1</text:p>
      <text:p text:style-name="Standard">134</text:p>
      <text:p text:style-name="Standard">Anno xxvii Die veneris poste miaieis Domini capitulantibus</text:p>
      <text:p text:style-name="Standard">Anno xlsptimio die lune post jubila capitulantibus</text:p>
      <text:p text:style-name="Standard">&gt;&gt;&gt;&gt;&gt;&gt; block &lt;&lt;&lt;&lt;&lt;&lt;&lt;</text:p>
      <text:p text:style-name="Standard">Anno predicto die sabbati post mia domini Egoy notari capituli parisiensis commissis dicti capituli installani</text:p>
      <text:p text:style-name="Standard">acum</text:p>
      <text:p text:style-name="Standard">Johanne dentre in ecclesia Sancti Stiphani de Gressibus Parisi ad canonicum et prebendam dicte ecclesie qui sibi pro</text:p>
      <text:p text:style-name="Standard">verant ex causa permutacionis facte inter ipsum de canonicaum et prebenda in abbacia sancte Crivitatis de</text:p>
      <text:p text:style-name="Standard">cdomo vaiotis diocesis quos ipse solebat obtinere $c et nobilem virum Hugonem Tholeci</text:p>
      <text:p text:style-name="Standard">c dictos canonicatum et prebendam et mbudum eidimem ruderi de proventibus et juribus universis idon</text:p>
      <text:p text:style-name="Standard">Canonicatus et prebende presentibus nobili viro domino Johanne de Monte conteti milite Phih. onto de Mroui</text:p>
      <text:p text:style-name="Standard">apifico Johanne Carnificis presbytero in dicta ecclesia Sancti Stephani beneficiaus et P. mari testibus etc. quid</text:p>
      <text:p text:style-name="Standard">pod de installacoe hujusmodo peciit sibi frater publicum instrumentum per oliverium decuri ibidem trrns sus</text:p>
      <text:p text:style-name="Standard">quod sibi fuit concessum</text:p>
      <text:p text:style-name="Standard">Hodie domini epistolantes anssignavunt magistro G. de Lumbis tumum</text:p>
      <text:p text:style-name="Standard">peupt videlicet infra instre festum fancte Tijitu domini escincl ad propetendum</text:p>
      <text:p text:style-name="Standard">quicquid efficoy proponere vellet qua non fient dyecuco in ipsum de quauer medi</text:p>
      <text:p text:style-name="Standard">velidi $a dan libraum in quillus dfsust capiulum ipsum eoium de rempoto sua de</text:p>
      <text:p text:style-name="Standard">anno quo fuit emiiertus lecceras Et quod surm agat eon furmum et</text:p>
      <text:p text:style-name="Standard">Panetarium si competat sila aliquod jis contr ipsos ecclesiae premissendus et ns fi</text:p>
      <text:p text:style-name="Standard">oemius eidem justiciam de ipsis Aregum elapllo dicto cucani decimus feu</text:p>
      <text:p text:style-name="Standard">que qua procidendum ad decucionem faciendam et veris iiii nodi soluo</text:p>
      <text:p text:style-name="Standard"><text:soft-page-break/>xii ll.</text:p>
      <text:p text:style-name="Standard">&gt;&gt;&gt;&gt;&gt;&gt; liste &lt;&lt;&lt;&lt;&lt;&lt;&lt;</text:p>
      <text:p text:style-name="Standard">J. Cantore</text:p>
      <text:p text:style-name="Standard">Johane Succentore</text:p>
      <text:p text:style-name="Standard">R. Cancellario</text:p>
      <text:p text:style-name="Standard">P. Pennelli</text:p>
      <text:p text:style-name="Standard">G. de Duelaco</text:p>
      <text:p text:style-name="Standard">D. de Quadrellis.</text:p>
      <text:p text:style-name="Standard">P. de Avento</text:p>
      <text:p text:style-name="Standard">M. de Melloto.</text:p>
      <text:p text:style-name="Standard">P. Barieris</text:p>
      <text:p text:style-name="Standard">G. de Baillia</text:p>
      <text:p text:style-name="Standard">J. de Sinemuro</text:p>
      <text:p text:style-name="Standard">T. de Lumibus.</text:p>
      <text:p text:style-name="Standard">Vi cantore</text:p>
      <text:p text:style-name="Standard">J. Succentore</text:p>
      <text:p text:style-name="Standard">Cancolario</text:p>
      <text:p text:style-name="Standard">P. Pouvrelli</text:p>
      <text:p text:style-name="Standard">R. de Molinis</text:p>
      <text:p text:style-name="Standard">H. de Culento</text:p>
      <text:p text:style-name="Standard">G. de Lumbris</text:p>
      <text:p text:style-name="Standard">D. de Duclaro</text:p>
      <text:p text:style-name="Standard">E. Bohic</text:p>
      <text:p text:style-name="Standard">G. de Curre</text:p>
      <text:p text:style-name="Standard">E. Fucherii</text:p>
      <text:p text:style-name="Standard">G. de Marcello</text:p>
      <text:p text:style-name="Standard">P. Varcerii</text:p>
      <text:p text:style-name="Standard">J. de Sinemuro</text:p>
      <text:p text:style-name="Standard">H. de Corso</text:p>
      <text:p text:style-name="Standard">G. de Bailivia</text:p>
      <text:p text:style-name="Standard"/>
      <text:p text:style-name="Standard"/>
      <text:p text:style-name="Standard">=FRAN_0393_09284.tif=</text:p>
      <text:p text:style-name="Standard">&gt;&gt;&gt;&gt;&gt;&gt; date &lt;&lt;&lt;&lt;&lt;&lt;&lt;</text:p>
      <text:p text:style-name="Standard">Anno xlvii die veneris post Jubilato capitulali</text:p>
      <text:p text:style-name="Standard">Anno xlseptimo die lune post cantat capitulatlbis</text:p>
      <text:p text:style-name="Standard"><text:soft-page-break/>&gt;&gt;&gt;&gt;&gt;&gt; block &lt;&lt;&lt;&lt;&lt;&lt;&lt;</text:p>
      <text:p text:style-name="Standard">J. Succentore Guillelmus de Aloyraco recton parrochali eccesie de insulis trocensis est impetraus de beneficis eoce</text:p>
      <text:p text:style-name="Standard">cum cura vel sive cura ad collacionem episcopi decani et capituli Par. eciam si in ecclesia</text:p>
      <text:p text:style-name="Standard">Doantu gracie aniionensi in idem aprilis pauticinis anno saco</text:p>
      <text:p text:style-name="Standard">Hodie fuit gracia publicaam et dominum habuerunt causa propublaca ta</text:p>
      <text:p text:style-name="Standard">Horrie fuit dictum domino Grrimerio quod arrestaret frucens pue bit pro santifaci</text:p>
      <text:p text:style-name="Standard">eudo supplicanti</text:p>
      <text:p text:style-name="Standard">&gt;&gt;&gt;&gt;&gt;&gt; liste &lt;&lt;&lt;&lt;&lt;&lt;&lt;</text:p>
      <text:p text:style-name="Standard">Vi Cantore</text:p>
      <text:p text:style-name="Standard">R. Cncellario</text:p>
      <text:p text:style-name="Standard">P. Bartengar</text:p>
      <text:p text:style-name="Standard">G. coquatrice</text:p>
      <text:p text:style-name="Standard">R. de Molinis</text:p>
      <text:p text:style-name="Standard">P. de Foresta</text:p>
      <text:p text:style-name="Standard">P. de Roniaco</text:p>
      <text:p text:style-name="Standard">G. de Baylia</text:p>
      <text:p text:style-name="Standard">H. de Corso</text:p>
      <text:p text:style-name="Standard">H. de Culcnto</text:p>
      <text:p text:style-name="Standard">G. de Curcilis</text:p>
      <text:p text:style-name="Standard">D. de Duclayo</text:p>
      <text:p text:style-name="Standard">E. Fucherii</text:p>
      <text:p text:style-name="Standard">G. de Lumbris</text:p>
      <text:p text:style-name="Standard">G. de Turro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G. de Pellis</text:p>
      <text:p text:style-name="Standard">G. de Pelis$ Lunbus</text:p>
      <text:p text:style-name="Standard">J. de Sinemuro</text:p>
      <text:p text:style-name="Standard">G. de Couso</text:p>
      <text:p text:style-name="Standard">G. de Vaylia</text:p>
      <text:p text:style-name="Standard">D. de Duclaro</text:p>
      <text:p text:style-name="Standard">G. Acherii</text:p>
      <text:p text:style-name="Standard">G. de Cuire</text:p>
      <text:p text:style-name="Standard"><text:soft-page-break/>R. de Molinis</text:p>
      <text:p text:style-name="Standard">G. Bohit</text:p>
      <text:p text:style-name="Standard">G. Hamelini</text:p>
      <text:p text:style-name="Standard"/>
      <text:p text:style-name="Standard"/>
      <text:p text:style-name="Standard">=FRAN_0393_09285.tif=</text:p>
      <text:p text:style-name="Standard">&gt;&gt;&gt;&gt;&gt;&gt; date &lt;&lt;&lt;&lt;&lt;&lt;&lt;</text:p>
      <text:p text:style-name="Standard">1</text:p>
      <text:p text:style-name="Standard">Anno y septimo die mercuris post canti capitulantibus</text:p>
      <text:p text:style-name="Standard">Anno xlviia die veneris post cantate captulanlib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. Penitenciario</text:p>
      <text:p text:style-name="Standard">P. Barrerii</text:p>
      <text:p text:style-name="Standard">R. de Molinis</text:p>
      <text:p text:style-name="Standard">E. Bohie</text:p>
      <text:p text:style-name="Standard">G. de Baylia</text:p>
      <text:p text:style-name="Standard">H. de Couso</text:p>
      <text:p text:style-name="Standard">G. de Marcello</text:p>
      <text:p text:style-name="Standard">E. Fucherii</text:p>
      <text:p text:style-name="Standard">G. de Lumbris</text:p>
      <text:p text:style-name="Standard">G. de Curcilis</text:p>
      <text:p text:style-name="Standard">G. de Curre</text:p>
      <text:p text:style-name="Standard">P. de Roviaco</text:p>
      <text:p text:style-name="Standard">V. Cantore</text:p>
      <text:p text:style-name="Standard">J Succentore</text:p>
      <text:p text:style-name="Standard">G coquatricis</text:p>
      <text:p text:style-name="Standard">G. de Vooylina</text:p>
      <text:p text:style-name="Standard">G. de Marcello</text:p>
      <text:p text:style-name="Standard">P. Barterii</text:p>
      <text:p text:style-name="Standard">H. de Corso</text:p>
      <text:p text:style-name="Standard">E. Fucherii</text:p>
      <text:p text:style-name="Standard">E. Bohic</text:p>
      <text:p text:style-name="Standard"/>
      <text:p text:style-name="Standard"/>
      <text:p text:style-name="Standard"><text:soft-page-break/>=FRAN_0393_09286.tif=</text:p>
      <text:p text:style-name="Standard">&gt;&gt;&gt;&gt;&gt;&gt; date &lt;&lt;&lt;&lt;&lt;&lt;&lt;</text:p>
      <text:p text:style-name="Standard">Anno xlseptimo die veneris post festum scentis capiulatitus</text:p>
      <text:p text:style-name="Standard">Anno xl septimo die lune post as ceni capitulantibus</text:p>
      <text:p text:style-name="Standard">&gt;&gt;&gt;&gt;&gt;&gt; block &lt;&lt;&lt;&lt;&lt;&lt;&lt;</text:p>
      <text:p text:style-name="Standard">dominus Johanne Boniau capellanio Sancti Benedicti est in deffectu citatus per redota</text:p>
      <text:p text:style-name="Standard">tus pe J. de Trespn ad venies</text:p>
      <text:p text:style-name="Standard">&gt;&gt;&gt;&gt;&gt;&gt; liste &lt;&lt;&lt;&lt;&lt;&lt;&lt;</text:p>
      <text:p text:style-name="Standard">Vi canto</text:p>
      <text:p text:style-name="Standard">J. Succentore</text:p>
      <text:p text:style-name="Standard">E. Cancellario</text:p>
      <text:p text:style-name="Standard">G. de Turre</text:p>
      <text:p text:style-name="Standard">P. Barreri</text:p>
      <text:p text:style-name="Standard">R. de Molino</text:p>
      <text:p text:style-name="Standard">G. de Pellis</text:p>
      <text:p text:style-name="Standard">R. de Characo</text:p>
      <text:p text:style-name="Standard">H. de Corso</text:p>
      <text:p text:style-name="Standard">E. Fucheri</text:p>
      <text:p text:style-name="Standard">G. de Cartilis</text:p>
      <text:p text:style-name="Standard">G. de Lumbris</text:p>
      <text:p text:style-name="Standard">G. de Marcello</text:p>
      <text:p text:style-name="Standard">M. de Mellato</text:p>
      <text:p text:style-name="Standard">E. Bohie</text:p>
      <text:p text:style-name="Standard">Vi. Cantore</text:p>
      <text:p text:style-name="Standard">J. Succentore</text:p>
      <text:p text:style-name="Standard">J. deSineminto</text:p>
      <text:p text:style-name="Standard">G. de Pellis</text:p>
      <text:p text:style-name="Standard">G. de Curcilis</text:p>
      <text:p text:style-name="Standard">E. Fucherii</text:p>
      <text:p text:style-name="Standard">H. de Conso</text:p>
      <text:p text:style-name="Standard">G. de Bailivia</text:p>
      <text:p text:style-name="Standard">G. de Lambris</text:p>
      <text:p text:style-name="Standard">E. Bohie</text:p>
      <text:p text:style-name="Standard">G. de Turre</text:p>
      <text:p text:style-name="Standard">P. Pouvrelli</text:p>
      <text:p text:style-name="Standard">P. de Boniaco</text:p>
      <text:p text:style-name="Standard"><text:soft-page-break/>V. Hauelini</text:p>
      <text:p text:style-name="Standard"/>
      <text:p text:style-name="Standard"/>
      <text:p text:style-name="Standard">=FRAN_0393_09287.tif=</text:p>
      <text:p text:style-name="Standard">&gt;&gt;&gt;&gt;&gt;&gt; date &lt;&lt;&lt;&lt;&lt;&lt;&lt;</text:p>
      <text:p text:style-name="Standard">313</text:p>
      <text:p text:style-name="Standard">Anno psseptime die mercuri post festum ascensoris domini caitulus</text:p>
      <text:p text:style-name="Standard">Anno xlvii° die rermrisi ante p euthetosti apitulanlibus</text:p>
      <text:p text:style-name="Standard">&gt;&gt;&gt;&gt;&gt;&gt; block &lt;&lt;&lt;&lt;&lt;&lt;&lt;</text:p>
      <text:p text:style-name="Standard">Anno predicto et die vir veneribilus et discretus magister Galeranus de Crefimbud</text:p>
      <text:p text:style-name="Standard">canonictus consopiconis constituit procuratore magistrum $L$ Conenctum de Crecha</text:p>
      <text:p text:style-name="Standard">her Hozer Hezre $de dominos Damelem Vaudit Theobaltum de Stagno Johannes</text:p>
      <text:p text:style-name="Standard">veritatis ad prosequendum graciam sibi factam de canonicatum et jutebenta eccesie constpico</text:p>
      <text:p text:style-name="Standard">et ad presontandum licteras apostolicas et processinus et ad acceptandum ece non revocant</text:p>
      <text:p text:style-name="Standard">presentbus Johanne de Meotray y Roberti et Y. Mar</text:p>
      <text:p text:style-name="Standard">Johannes de Alveto de Valveolis xx so. iiii d. ob racione rededum macitere</text:p>
      <text:p text:style-name="Standard">robd infra noctet ucm una cum expensis et presentics</text:p>
      <text:p text:style-name="Standard">&gt;&gt;&gt;&gt;&gt;&gt; liste &lt;&lt;&lt;&lt;&lt;&lt;&lt;</text:p>
      <text:p text:style-name="Standard">F. Ddecano</text:p>
      <text:p text:style-name="Standard">Vi. Cantore</text:p>
      <text:p text:style-name="Standard">J. Succencour</text:p>
      <text:p text:style-name="Standard">R. Cancellario</text:p>
      <text:p text:style-name="Standard">P. Penitenciario</text:p>
      <text:p text:style-name="Standard">P. Pouvrello</text:p>
      <text:p text:style-name="Standard">J. de Finemuro</text:p>
      <text:p text:style-name="Standard">M. de Melloto</text:p>
      <text:p text:style-name="Standard">P. Barrerii</text:p>
      <text:p text:style-name="Standard">G. de Curre</text:p>
      <text:p text:style-name="Standard">E. Fucherii</text:p>
      <text:p text:style-name="Standard">H. de Corso</text:p>
      <text:p text:style-name="Standard">G. de Pellis</text:p>
      <text:p text:style-name="Standard">G. de Bailivia</text:p>
      <text:p text:style-name="Standard">P. de Roniaco</text:p>
      <text:p text:style-name="Standard">G. de Lumbris</text:p>
      <text:p text:style-name="Standard">Vi. Cantore</text:p>
      <text:p text:style-name="Standard">.Succentore</text:p>
      <text:p text:style-name="Standard"><text:soft-page-break/>R. Cancellario</text:p>
      <text:p text:style-name="Standard">P. penitenciario</text:p>
      <text:p text:style-name="Standard">G. de Curre</text:p>
      <text:p text:style-name="Standard">E. Fucherii</text:p>
      <text:p text:style-name="Standard">G. Coquatricis</text:p>
      <text:p text:style-name="Standard">H. de Torso</text:p>
      <text:p text:style-name="Standard">G. de Bailivia</text:p>
      <text:p text:style-name="Standard">J. de Sinemino</text:p>
      <text:p text:style-name="Standard">P. Barrerii</text:p>
      <text:p text:style-name="Standard">P. Povvilli</text:p>
      <text:p text:style-name="Standard">P. de Ronons</text:p>
      <text:p text:style-name="Standard"/>
      <text:p text:style-name="Standard"/>
      <text:p text:style-name="Standard">=FRAN_0393_09288.tif=</text:p>
      <text:p text:style-name="Standard">&gt;&gt;&gt;&gt;&gt;&gt; date &lt;&lt;&lt;&lt;&lt;&lt;&lt;</text:p>
      <text:p text:style-name="Standard">Anno xvvii° die veneris post Penthecostris capitulibis</text:p>
      <text:p text:style-name="Standard">ccm xogtra Mahintum de Villeta presentis partibus</text:p>
      <text:p text:style-name="Standard">&gt;&gt;&gt;&gt;&gt;&gt; block &lt;&lt;&lt;&lt;&lt;&lt;&lt;</text:p>
      <text:p text:style-name="Standard">Egrdius de Lo</text:p>
      <text:p text:style-name="Standard">Vian</text:p>
      <text:p text:style-name="Standard">ejus procutcon ad mandatum pretentoris ambiauensi subexecutoris receptas ad casoni</text:p>
      <text:p text:style-name="Standard">acofit$ in personam domini Johannis de Sancto Marcello curati ecclesie Semar de Cuscie</text:p>
      <text:p text:style-name="Standard">Peciie</text:p>
      <text:p text:style-name="Standard">Deci</text:p>
      <text:p text:style-name="Standard">canii</text:p>
      <text:p text:style-name="Standard">et prebendam par. / qui vacaverit per promocione doiu Gileberti Ganceliv electi $Caltcne</text:p>
      <text:p text:style-name="Standard">t arcassonenses et fuit dies asseintis ad rundendum die lune instarit presentibus N. de Pultra Ri</text:p>
      <text:p text:style-name="Standard">EKaortuu y mar. Datum gracie Aviuoni ntru maii pontius papt anno quinto</text:p>
      <text:p text:style-name="Standard">Item Johannes Morolli clericus leneris diocesis super capitulum cum cuva vel sine eciceia</text:p>
      <text:p text:style-name="Standard">vel divisi datum annum xvi kalendas marcii anno quarto</text:p>
      <text:p text:style-name="Standard">adjercur ad revedendum magistro Guillelmo sup addicionibus supliacionis e suplicatins e</text:p>
      <text:p text:style-name="Standard">Guillelmus de Bretignniaco armiger se defaisivit de feodo opud balenvullare ex causa</text:p>
      <text:p text:style-name="Standard">permutacionis facte cum Johanne de Sancto Martino / et requisuvit quod idem Johanne Saisuentur</text:p>
      <text:p text:style-name="Standard">domini receserunt devestitivam et die lune reeddebunt de Faisina facienda dicto</text:p>
      <text:p text:style-name="Standard">Johanni</text:p>
      <text:p text:style-name="Standard">ad lune inter Petrum du Condert contra domum Dei in statu presentbus atore et Macher</text:p>
      <text:p text:style-name="Standard"><text:soft-page-break/>de pultra rippa procuratori</text:p>
      <text:p text:style-name="Standard">Fiat comissio preposito de Corborosum pro capituloem Sancto Victore quod fructus prbende que est diu</text:p>
      <text:p text:style-name="Standard">Guillelmi Rogeri nepocis pape delabentur de anno xlvi $o Sancto viccniri et capitulo</text:p>
      <text:p text:style-name="Standard">Hodie procuratore religientis utr vir prebit Sancti Victo re optavit tuxacionem decuvsce fri</text:p>
      <text:p text:style-name="Standard">bens mibende domini Gilberti Gancelunmper canonici Parisiensis slecti Carcassevensis</text:p>
      <text:p text:style-name="Standard">est Egidii de Lorriaco et protestis fuit ut in aliis affirmans</text:p>
      <text:p text:style-name="Standard">quno</text:p>
      <text:p text:style-name="Standard">presentbus Hardo de Lunanis cantore beate Marie stampenis et Jacobo de Dordav</text:p>
      <text:p text:style-name="Standard">in ecclesia Pari. beneificirum et priiarm</text:p>
      <text:p text:style-name="Standard">pro Sancto Victore</text:p>
      <text:p text:style-name="Standard">&gt;&gt;&gt;&gt;&gt;&gt; liste &lt;&lt;&lt;&lt;&lt;&lt;&lt;</text:p>
      <text:p text:style-name="Standard">V. lantore</text:p>
      <text:p text:style-name="Standard">Succentore</text:p>
      <text:p text:style-name="Standard">R. Cancellario</text:p>
      <text:p text:style-name="Standard">Ppenitenciario</text:p>
      <text:p text:style-name="Standard">ecce Turre</text:p>
      <text:p text:style-name="Standard">P. Barrerii</text:p>
      <text:p text:style-name="Standard">R. de Molinis</text:p>
      <text:p text:style-name="Standard">R. de Chanaco</text:p>
      <text:p text:style-name="Standard">P. de Foresta</text:p>
      <text:p text:style-name="Standard">G. de Bailivia</text:p>
      <text:p text:style-name="Standard">G. de Marcello</text:p>
      <text:p text:style-name="Standard">D. de Duclaro</text:p>
      <text:p text:style-name="Standard">G. de Lumbris</text:p>
      <text:p text:style-name="Standard">P. de Roniaco</text:p>
      <text:p text:style-name="Standard">G. de Curcilis</text:p>
      <text:p text:style-name="Standard">H.ode Corso</text:p>
      <text:p text:style-name="Standard"/>
      <text:p text:style-name="Standard"/>
      <text:p text:style-name="Standard">=FRAN_0393_09289.tif=</text:p>
      <text:p text:style-name="Standard">&gt;&gt;&gt;&gt;&gt;&gt; date &lt;&lt;&lt;&lt;&lt;&lt;&lt;</text:p>
      <text:p text:style-name="Standard">820.</text:p>
      <text:p text:style-name="Standard">Anno xlseptimo die aune post festum Sancte Crivitatis Dominiesci capitulantibus</text:p>
      <text:p text:style-name="Standard">Recepcio Cali</text:p>
      <text:p text:style-name="Standard">Anno ylseptumo die mercuris ante festum Sancti Sacramenti altariscapitulautibis</text:p>
      <text:p text:style-name="Standard"><text:soft-page-break/>&gt;&gt;&gt;&gt;&gt;&gt; block &lt;&lt;&lt;&lt;&lt;&lt;&lt;</text:p>
      <text:p text:style-name="Standard">Hodie dominus Jhannes de Sancto Marcello curatus Scclesie Sancti Marii de</text:p>
      <text:p text:style-name="Standard">a brenani Lceomendis diocesis procurator Egidii de Borriaco fuit receptus</text:p>
      <text:p text:style-name="Standard">etalatus quaque qu de monte tabilonis Guierio de placencia Mache</text:p>
      <text:p text:style-name="Standard">pultra Suppa / ad prebenda Giliberti Gancelini ilecci Carcassori</text:p>
      <text:p text:style-name="Standard">dominus Richardus de Grandisaltu capellanis Sancti Johan Bay</text:p>
      <text:p text:style-name="Standard">permutavit cum magistro Symone de $Cavscan$</text:p>
      <text:p text:style-name="Standard">domini regis consiliario $fuit reci capellano capellani</text:p>
      <text:p text:style-name="Standard">sancte Marit egisotate prope Parisius fuit recopus</text:p>
      <text:p text:style-name="Standard">juravit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R. Cancellario</text:p>
      <text:p text:style-name="Standard">P. Penitenciario</text:p>
      <text:p text:style-name="Standard">Jo. de Duclaro</text:p>
      <text:p text:style-name="Standard">G. de Marcello</text:p>
      <text:p text:style-name="Standard">G. de Turre</text:p>
      <text:p text:style-name="Standard">E. Fucherii</text:p>
      <text:p text:style-name="Standard">H. de Corso</text:p>
      <text:p text:style-name="Standard">G. de Bailivia</text:p>
      <text:p text:style-name="Standard">G. de Pellis</text:p>
      <text:p text:style-name="Standard">J. de Savemiurs</text:p>
      <text:p text:style-name="Standard">T. de Chanaco</text:p>
      <text:p text:style-name="Standard">G. de Mrarcello</text:p>
      <text:p text:style-name="Standard">R. de Molinis</text:p>
      <text:p text:style-name="Standard">P. de Foresta</text:p>
      <text:p text:style-name="Standard">R. decano</text:p>
      <text:p text:style-name="Standard">Vi cantore</text:p>
      <text:p text:style-name="Standard">P. penitenciario</text:p>
      <text:p text:style-name="Standard">P. Bavrerii</text:p>
      <text:p text:style-name="Standard">R. de Molinis</text:p>
      <text:p text:style-name="Standard">G. de Bailivia</text:p>
      <text:p text:style-name="Standard">H. de Corso</text:p>
      <text:p text:style-name="Standard">G. de Marcello</text:p>
      <text:p text:style-name="Standard">P. de Roniaco</text:p>
      <text:p text:style-name="Standard"><text:soft-page-break/>G. de Curre</text:p>
      <text:p text:style-name="Standard">D. de Duclaro</text:p>
      <text:p text:style-name="Standard">P. Pouvrelli</text:p>
      <text:p text:style-name="Standard">E. Fucherii</text:p>
      <text:p text:style-name="Standard">G. de Locoabris</text:p>
      <text:p text:style-name="Standard">G. de Curcilis</text:p>
      <text:p text:style-name="Standard">J. Cambellani</text:p>
      <text:p text:style-name="Standard">G. de Pellris</text:p>
      <text:p text:style-name="Standard">P. de Foresta</text:p>
      <text:p text:style-name="Standard"/>
      <text:p text:style-name="Standard"/>
      <text:p text:style-name="Standard">=FRAN_0393_09290.tif=</text:p>
      <text:p text:style-name="Standard">&gt;&gt;&gt;&gt;&gt;&gt; numérotation &lt;&lt;&lt;&lt;&lt;&lt;&lt;</text:p>
      <text:p text:style-name="Standard">$xxxviii$</text:p>
      <text:p text:style-name="Standard">221</text:p>
      <text:p text:style-name="Standard">&gt;&gt;&gt;&gt;&gt;&gt; Date &lt;&lt;&lt;&lt;&lt;&lt;&lt;</text:p>
      <text:p text:style-name="Standard">Anno rebon die veneris post festum sancti sacramenti altaris capeli</text:p>
      <text:p text:style-name="Standard">Anno xlseptimo die lune post festum Sancti Sacravituti capituli</text:p>
      <text:p text:style-name="Standard">&gt;&gt;&gt;&gt;&gt;&gt; block &lt;&lt;&lt;&lt;&lt;&lt;&lt;</text:p>
      <text:p text:style-name="Standard">Dominus Johannes de Torvillon dominus de Boareria miles comtraus apud</text:p>
      <text:p text:style-name="Standard">beneriam acctra jupra vodeyum meldius viocesis intraurt in fidonti homa</text:p>
      <text:p text:style-name="Standard">gui de feodo quem a capitulo e audd Danau Daux iunmodardu</text:p>
      <text:p text:style-name="Standard">par siocese qui fecidus fuit Gaufridi de Torjullo armugeri qui</text:p>
      <text:p text:style-name="Standard">hodie de ipso se desuisint et fuit de ipso sini cuo i dominus</text:p>
      <text:p text:style-name="Standard">mules es requisis dicti mns salvo juremoncicivlib et alio</text:p>
      <text:p text:style-name="Standard">n qua solvit grvutum vedelicetr xl s curin horario ad cum</text:p>
      <text:p text:style-name="Standard">officium percuiet et proutisit facere servitutes consuetas</text:p>
      <text:p text:style-name="Standard">Matheus Perr canonicus Sancti Dyonensis confiteturse tenres abbisse de Mente mar</text:p>
      <text:p text:style-name="Standard">arum in lxv s. j. ad nocora racione domus et terrap quas tenet ab ipsa</text:p>
      <text:p text:style-name="Standard">apito Burci regis vratnenssis</text:p>
      <text:p text:style-name="Standard">Hodie Johannes Culeurat Jumor de Ponpiona Par. dioces</text:p>
      <text:p text:style-name="Standard">confessus fuit in judico quod ipse tamqua privata persona in terra et</text:p>
      <text:p text:style-name="Standard">jurisdiconieis de Dampnomedardo cepit et secu adduxeit</text:p>
      <text:p text:style-name="Standard">quemdam equm det hoc ementavit nos hadie cognoscrbilie</text:p>
      <text:p text:style-name="Standard">in jndicio qam divendam recepimu et condempnavimus ipssuum</text:p>
      <text:p text:style-name="Standard">ed rostrovend locum de dacto eqo vel de alio equo bono pro ipse</text:p>
      <text:p text:style-name="Standard"><text:soft-page-break/>infra octo dies ab hodie conquitandus / quod facere promisit qpe fidem</text:p>
      <text:p text:style-name="Standard">et juri er sub pona excois / et nos assavotis procuraor nostro et ipsi</text:p>
      <text:p text:style-name="Standard">die hodie in quindecm vres ad taxandum omrenda et exponss etc.</text:p>
      <text:p text:style-name="Standard">Johane Morrorii de Mictrinci Jabis Mairs de terra horarm in Villa</text:p>
      <text:p text:style-name="Standard">de meieori de Tempe retroacto</text:p>
      <text:p text:style-name="Standard">&gt;&gt;&gt;&gt;&gt;&gt; liste &lt;&lt;&lt;&lt;&lt;&lt;&lt;</text:p>
      <text:p text:style-name="Standard">vi cantore</text:p>
      <text:p text:style-name="Standard">Gi de Carcilis</text:p>
      <text:p text:style-name="Standard">P. Pouvelli</text:p>
      <text:p text:style-name="Standard">B. de Molins</text:p>
      <text:p text:style-name="Standard">Jedesinavo</text:p>
      <text:p text:style-name="Standard">P. Barrerii</text:p>
      <text:p text:style-name="Standard">G. de Polls</text:p>
      <text:p text:style-name="Standard">G. de Valtina</text:p>
      <text:p text:style-name="Standard">Hode Coust</text:p>
      <text:p text:style-name="Standard">S. de Duaclaro</text:p>
      <text:p text:style-name="Standard">Gi. de Marcollco</text:p>
      <text:p text:style-name="Standard">S. fucheri</text:p>
      <text:p text:style-name="Standard">vi. cantore</text:p>
      <text:p text:style-name="Standard">J. duccentore</text:p>
      <text:p text:style-name="Standard">R. aucellario</text:p>
      <text:p text:style-name="Standard">P. Penitenciari</text:p>
      <text:p text:style-name="Standard">EdeMolinis</text:p>
      <text:p text:style-name="Standard">G. de Lumbris</text:p>
      <text:p text:style-name="Standard">H. de Parso</text:p>
      <text:p text:style-name="Standard">Gi de Bailuva</text:p>
      <text:p text:style-name="Standard">P. Barrerii</text:p>
      <text:p text:style-name="Standard">P. Ponnrelli</text:p>
      <text:p text:style-name="Standard">E uohic iisi</text:p>
      <text:p text:style-name="Standard"/>
      <text:p text:style-name="Standard"/>
      <text:p text:style-name="Standard">=FRAN_0393_09291.tif=</text:p>
      <text:p text:style-name="Standard">&gt;&gt;&gt;&gt;&gt;&gt; date &lt;&lt;&lt;&lt;&lt;&lt;&lt;</text:p>
      <text:p text:style-name="Standard">220.</text:p>
      <text:p text:style-name="Standard">Anno xlvii die mercuri post festum Sancti sacramenti altaris capituli</text:p>
      <text:p text:style-name="Standard">Anno xlvi die veneris ante festum beati Barnabe apostolaitulatibus</text:p>
      <text:p text:style-name="Standard"><text:soft-page-break/>&gt;&gt;&gt;&gt;&gt;&gt; block &lt;&lt;&lt;&lt;&lt;&lt;&lt;</text:p>
      <text:p text:style-name="Standard">rectoris sicne de Ronvillatum die</text:p>
      <text:p text:style-name="Standard">G ccus lune ctra Bernardum Wbaldi in stata presentis partibus et retipuetur pre</text:p>
      <text:p text:style-name="Standard">et nolumus quod dominus Johannes accipit fuspensernet ext contra ipsus de</text:p>
      <text:p text:style-name="Standard">lune ultim preditis yeio Juhi Benignefiet ad pretes officiario rchidioio</text:p>
      <text:p text:style-name="Standard">Hodie Guillelmus de Genesta pro curatore Petri tot fuit receptus ad eanoinali</text:p>
      <text:p text:style-name="Standard">t prebentda Sancti Stephani de Gressibus / qui vacaverunt in curie Romana pero mo</text:p>
      <text:p text:style-name="Standard">Benacdi tor et juri presentbus G. de Pacensis N. de Civillis M. de Darouca</text:p>
      <text:p text:style-name="Standard">et h. mar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S Penitenciario</text:p>
      <text:p text:style-name="Standard">P. de Roniaco</text:p>
      <text:p text:style-name="Standard">R. de Chanaco</text:p>
      <text:p text:style-name="Standard">G. de Marcello</text:p>
      <text:p text:style-name="Standard">G. de Bailivia</text:p>
      <text:p text:style-name="Standard">E. Fucherii</text:p>
      <text:p text:style-name="Standard">G. de Pellis</text:p>
      <text:p text:style-name="Standard">E. Coquatricis</text:p>
      <text:p text:style-name="Standard">P. de Alvero</text:p>
      <text:p text:style-name="Standard">G. de Lumbris</text:p>
      <text:p text:style-name="Standard">G. de Curtilis</text:p>
      <text:p text:style-name="Standard">E. Bohic ns</text:p>
      <text:p text:style-name="Standard">Vi. Cantore</text:p>
      <text:p text:style-name="Standard">J. Succentore</text:p>
      <text:p text:style-name="Standard">P. Penitenciario</text:p>
      <text:p text:style-name="Standard">P. Barrerii</text:p>
      <text:p text:style-name="Standard">R. de Molinis</text:p>
      <text:p text:style-name="Standard">G. de Pellis</text:p>
      <text:p text:style-name="Standard">P. de Renaco</text:p>
      <text:p text:style-name="Standard">G. de Bailivia</text:p>
      <text:p text:style-name="Standard">H. de Corso</text:p>
      <text:p text:style-name="Standard">E. Fucherii</text:p>
      <text:p text:style-name="Standard">G. de Curre</text:p>
      <text:p text:style-name="Standard">D. de Quadrellis</text:p>
      <text:p text:style-name="Standard"><text:soft-page-break/>J. de Sinemnro</text:p>
      <text:p text:style-name="Standard">G. de Marcellis</text:p>
      <text:p text:style-name="Standard">D. de Duclaro</text:p>
      <text:p text:style-name="Standard">G. de Lumbris</text:p>
      <text:p text:style-name="Standard">G. Coquatricis</text:p>
      <text:p text:style-name="Standard">P. Pouvrelli</text:p>
      <text:p text:style-name="Standard">G. de Curalis</text:p>
      <text:p text:style-name="Standard">e Vohicuit</text:p>
      <text:p text:style-name="Standard"/>
      <text:p text:style-name="Standard"/>
      <text:p text:style-name="Standard">=FRAN_0393_09292.tif=</text:p>
      <text:p text:style-name="Standard">&gt;&gt;&gt;&gt;&gt;&gt; date &lt;&lt;&lt;&lt;&lt;&lt;&lt;</text:p>
      <text:p text:style-name="Standard">Anno xl vii die martis post festum licter enale apostol capiulatlbus</text:p>
      <text:p text:style-name="Standard">Anno xlseptimo die mercuri post festmo bi Barnabe aposli capitulantibus</text:p>
      <text:p text:style-name="Standard">&gt;&gt;&gt;&gt;&gt;&gt; liste &lt;&lt;&lt;&lt;&lt;&lt;&lt;</text:p>
      <text:p text:style-name="Standard">.</text:p>
      <text:p text:style-name="Standard">Dcano</text:p>
      <text:p text:style-name="Standard">V. Cantore</text:p>
      <text:p text:style-name="Standard">J Succentore</text:p>
      <text:p text:style-name="Standard">P. Pouvrelli</text:p>
      <text:p text:style-name="Standard">P. Barrerii</text:p>
      <text:p text:style-name="Standard">D. de Duclaro</text:p>
      <text:p text:style-name="Standard">D. de Kadrellis</text:p>
      <text:p text:style-name="Standard">R. de Molinis</text:p>
      <text:p text:style-name="Standard">G. Coquatricis</text:p>
      <text:p text:style-name="Standard">B. de Chanaco</text:p>
      <text:p text:style-name="Standard">G. de Durre</text:p>
      <text:p text:style-name="Standard">E. Fucheri</text:p>
      <text:p text:style-name="Standard">G. de Lumbris</text:p>
      <text:p text:style-name="Standard">P. de Roniaco</text:p>
      <text:p text:style-name="Standard">G. de Curtilis</text:p>
      <text:p text:style-name="Standard">J. Cumbellani</text:p>
      <text:p text:style-name="Standard">P. de Foresta</text:p>
      <text:p text:style-name="Standard">J. de Sinemro</text:p>
      <text:p text:style-name="Standard">P F. Decano</text:p>
      <text:p text:style-name="Standard">V. Cantore</text:p>
      <text:p text:style-name="Standard"><text:soft-page-break/>R. Cancellario</text:p>
      <text:p text:style-name="Standard">P. Penitenciario</text:p>
      <text:p text:style-name="Standard">P. Barrerii</text:p>
      <text:p text:style-name="Standard">R. de Molans</text:p>
      <text:p text:style-name="Standard">G. de Pellis</text:p>
      <text:p text:style-name="Standard">G. Toguarricis</text:p>
      <text:p text:style-name="Standard">G. de Curre</text:p>
      <text:p text:style-name="Standard">P. Pouvrelli</text:p>
      <text:p text:style-name="Standard">Sucheriy</text:p>
      <text:p text:style-name="Standard">D. de Duclaro</text:p>
      <text:p text:style-name="Standard">G. de Lumbris</text:p>
      <text:p text:style-name="Standard">J. de Sinemino</text:p>
      <text:p text:style-name="Standard">.</text:p>
      <text:p text:style-name="Standard">G. de Curtilis</text:p>
      <text:p text:style-name="Standard">P. de Reniaco</text:p>
      <text:p text:style-name="Standard">P. de Joresta</text:p>
      <text:p text:style-name="Standard"/>
      <text:p text:style-name="Standard"/>
      <text:p text:style-name="Standard">=FRAN_0393_09293.tif=</text:p>
      <text:p text:style-name="Standard">&gt;&gt;&gt;&gt;&gt;&gt; date &lt;&lt;&lt;&lt;&lt;&lt;&lt;</text:p>
      <text:p text:style-name="Standard">324.</text:p>
      <text:p text:style-name="Standard">Anno xlsextimo die veneris post festum beati Bernabeapistul apitultlbis</text:p>
      <text:p text:style-name="Standard">Anno xlseptimo die lune ante festum Nativitatis beati Johannis Baptis apuiatlbi</text:p>
      <text:p text:style-name="Standard">&gt;&gt;&gt;&gt;&gt;&gt; block &lt;&lt;&lt;&lt;&lt;&lt;&lt;</text:p>
      <text:p text:style-name="Standard">cc xiii tres contra Gt nfridum crepret in statu pro horis et vii</text:p>
      <text:p text:style-name="Standard">contra Johannem Culeurat jumorum ad xv dies ad videndum taxarium emenda</text:p>
      <text:p text:style-name="Standard">et extmicetur ex eo quod non restituit locum de equo prout promisit</text:p>
      <text:p text:style-name="Standard">Item clerocus de Ruolio conficetur teneri officios macutinaum racione justium de Bosto veni</text:p>
      <text:p text:style-name="Standard">in xxiii libras xx d. turo intra noctes fiat nisi per ibaurone su</text:p>
      <text:p text:style-name="Standard">cavensi ad xx s.</text:p>
      <text:p text:style-name="Standard">&gt;&gt;&gt;&gt;&gt;&gt; liste &lt;&lt;&lt;&lt;&lt;&lt;&lt;</text:p>
      <text:p text:style-name="Standard">J. Succentore</text:p>
      <text:p text:style-name="Standard">G. de Curcilis</text:p>
      <text:p text:style-name="Standard">R. de Molinis</text:p>
      <text:p text:style-name="Standard">G. de Marcelli</text:p>
      <text:p text:style-name="Standard">E. Fucherii</text:p>
      <text:p text:style-name="Standard"><text:soft-page-break/>D. de Duclaro</text:p>
      <text:p text:style-name="Standard">P. Pouvelli</text:p>
      <text:p text:style-name="Standard">Pibarterii</text:p>
      <text:p text:style-name="Standard">H. de Couso</text:p>
      <text:p text:style-name="Standard">G. de Bailivia</text:p>
      <text:p text:style-name="Standard">P. de Foresta</text:p>
      <text:p text:style-name="Standard">Vi cantore</text:p>
      <text:p text:style-name="Standard">J. Succentore</text:p>
      <text:p text:style-name="Standard">P. Penicenciario</text:p>
      <text:p text:style-name="Standard">R. de Molinis</text:p>
      <text:p text:style-name="Standard">G. de Turre</text:p>
      <text:p text:style-name="Standard">P. de Roniaco</text:p>
      <text:p text:style-name="Standard">D. de Duclaro</text:p>
      <text:p text:style-name="Standard">J. Cambellani</text:p>
      <text:p text:style-name="Standard">G. de Pellis</text:p>
      <text:p text:style-name="Standard">G. de Lumbris</text:p>
      <text:p text:style-name="Standard">G. de Marcello</text:p>
      <text:p text:style-name="Standard">E. Fucherii</text:p>
      <text:p text:style-name="Standard">H. de Corso</text:p>
      <text:p text:style-name="Standard">R. de Chanaco</text:p>
      <text:p text:style-name="Standard"/>
      <text:p text:style-name="Standard"/>
      <text:p text:style-name="Standard">=FRAN_0393_09294.tif=</text:p>
      <text:p text:style-name="Standard">&gt;&gt;&gt;&gt;&gt;&gt; date &lt;&lt;&lt;&lt;&lt;&lt;&lt;</text:p>
      <text:p text:style-name="Standard">Anno xlseptimo die mercuris ante festum Nativitatis bei Johannicspitulatlbus</text:p>
      <text:p text:style-name="Standard">Anno xiseptimo die veneris ante festum Namvtacis bei Johannis Bia p capitulaitbus</text:p>
      <text:p text:style-name="Standard">&gt;&gt;&gt;&gt;&gt;&gt; block &lt;&lt;&lt;&lt;&lt;&lt;&lt;</text:p>
      <text:p text:style-name="Standard">Guillelmus Baudin furnerim de Orliaco debet yx s nfra nocter H.de culecto racione furui</text:p>
      <text:p text:style-name="Standard">una cum dampnis etc.</text:p>
      <text:p text:style-name="Standard">Iem inter procuratores nostrum ad xvidies contra Theobaltum Rovet $su ad radendum ex prr</text:p>
      <text:p text:style-name="Standard">ipsius super pecucione procrue tradenda die mercuriis instanti presis partibus</text:p>
      <text:p text:style-name="Standard">Deliberandi</text:p>
      <text:p text:style-name="Standard">tem notre procuratorie capituli contra relictam defuncti Michaelis carnificis ad $latium capilanie</text:p>
      <text:p text:style-name="Standard">ad juri et probandum pee parte dicti act super quadam rericione proposita xe parte et</text:p>
      <text:p text:style-name="Standard">ac Et hodie con fessus est rens qudpupra nomine quod ipsa tenotr ad decimet</text:p>
      <text:p text:style-name="Standard">cuum modiorum vivi mettentium in terricorio de quo agitu ss extimacione ill</text:p>
      <text:p text:style-name="Standard"><text:soft-page-break/>Syas et in prtopoteus dan decuus quinque modie diu</text:p>
      <text:p text:style-name="Standard">vini de annon pretritis qu excumatos qua valere poterat dictum eundum</text:p>
      <text:p text:style-name="Standard">solatis presentis procuratore Johannus Carnificis carcensis ad xs.</text:p>
      <text:p text:style-name="Standard">in dvidionis</text:p>
      <text:p text:style-name="Standard">mntemp</text:p>
      <text:p text:style-name="Standard">anno xlvii dii sabbati in vigi beati Johanne Baptiste discretus magister Guilelemus de</text:p>
      <text:p text:style-name="Standard">nemosio magister in artium fatultate procinto senescall uui domini Petri de</text:p>
      <text:p text:style-name="Standard">nemosio sbstituits magistrum Petrum Gomtesse canonicum Sancti Sxocns</text:p>
      <text:p text:style-name="Standard">de Passu dominum Reginaldie de Compendio dominum Nicolau suguerii</text:p>
      <text:p text:style-name="Standard">de Lorvacos et A d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G. de Perellis</text:p>
      <text:p text:style-name="Standard">H. de Couso</text:p>
      <text:p text:style-name="Standard">G. de Bailivia</text:p>
      <text:p text:style-name="Standard">E Fucherii</text:p>
      <text:p text:style-name="Standard">G. de Carre</text:p>
      <text:p text:style-name="Standard">G. de Marcello</text:p>
      <text:p text:style-name="Standard">Vi Cantore</text:p>
      <text:p text:style-name="Standard">J. Succentore</text:p>
      <text:p text:style-name="Standard">E. Fucherii</text:p>
      <text:p text:style-name="Standard">H. de Corso</text:p>
      <text:p text:style-name="Standard">Gr de Curere</text:p>
      <text:p text:style-name="Standard">G. aus oust</text:p>
      <text:p text:style-name="Standard">P. de Foresta</text:p>
      <text:p text:style-name="Standard">Jde Sinemuro</text:p>
      <text:p text:style-name="Standard">P. de Bouraco</text:p>
      <text:p text:style-name="Standard">P. Barrerii</text:p>
      <text:p text:style-name="Standard">Vicoquatricis</text:p>
      <text:p text:style-name="Standard">P. Pouvrelli</text:p>
      <text:p text:style-name="Standard">D. de Duclaro</text:p>
      <text:p text:style-name="Standard"/>
      <text:p text:style-name="Standard"/>
      <text:p text:style-name="Standard">=FRAN_0393_09295.tif=</text:p>
      <text:p text:style-name="Standard">&gt;&gt;&gt;&gt;&gt;&gt; date &lt;&lt;&lt;&lt;&lt;&lt;&lt;</text:p>
      <text:p text:style-name="Standard"><text:soft-page-break/>*0</text:p>
      <text:p text:style-name="Standard">Capitulum generale diei lune crastini festi Nativitatis vti Johannis Baptiste n</text:p>
      <text:p text:style-name="Standard">septimo capitulantus</text:p>
      <text:p text:style-name="Standard">&gt;&gt;&gt;&gt;&gt;&gt; liste &lt;&lt;&lt;&lt;&lt;&lt;&lt;</text:p>
      <text:p text:style-name="Standard">CClerici matirus auii resiqunaverum.</text:p>
      <text:p text:style-name="Standard">F. Decanus</text:p>
      <text:p text:style-name="Standard">M. de Campis.</text:p>
      <text:p text:style-name="Standard">Vi cantor</text:p>
      <text:p text:style-name="Standard">R. de Chemno.</text:p>
      <text:p text:style-name="Standard">Succentor</text:p>
      <text:p text:style-name="Standard">M. Britonis.</text:p>
      <text:p text:style-name="Standard">R. Cancellari</text:p>
      <text:p text:style-name="Standard">Ja. de Villaindean</text:p>
      <text:p text:style-name="Standard">J. Penitenciario</text:p>
      <text:p text:style-name="Standard">Ph. Garini.</text:p>
      <text:p text:style-name="Standard">G. de Curtilis</text:p>
      <text:p text:style-name="Standard">R. Chartain.</text:p>
      <text:p text:style-name="Standard">G. de Lumbris</text:p>
      <text:p text:style-name="Standard">. M. surdi</text:p>
      <text:p text:style-name="Standard">J. Cambellani</text:p>
      <text:p text:style-name="Standard">.Odo Pelliparii.</text:p>
      <text:p text:style-name="Standard">D. de Duclaro</text:p>
      <text:p text:style-name="Standard">S. Osmnondi</text:p>
      <text:p text:style-name="Standard">Ph. de Ludovilla.</text:p>
      <text:p text:style-name="Standard">G. de Curre</text:p>
      <text:p text:style-name="Standard">G. Coustour.</text:p>
      <text:p text:style-name="Standard">G. de Marcello</text:p>
      <text:p text:style-name="Standard">G. Botonarii.</text:p>
      <text:p text:style-name="Standard">G. de Perellis</text:p>
      <text:p text:style-name="Standard">J. de Paris</text:p>
      <text:p text:style-name="Standard">E. Fucherii</text:p>
      <text:p text:style-name="Standard">Ph. Pantenarii</text:p>
      <text:p text:style-name="Standard">P. Barrerii</text:p>
      <text:p text:style-name="Standard">J. de Balneolis.</text:p>
      <text:p text:style-name="Standard">G. Bohic infirmus</text:p>
      <text:p text:style-name="Standard">P. Lougis.</text:p>
      <text:p text:style-name="Standard"><text:soft-page-break/>P. de Foresta</text:p>
      <text:p text:style-name="Standard">.P. de Montefiriolio</text:p>
      <text:p text:style-name="Standard">de Sancto Benedicto</text:p>
      <text:p text:style-name="Standard">H. de Torso</text:p>
      <text:p text:style-name="Standard">G. Coquatricis</text:p>
      <text:p text:style-name="Standard">G. de Bailivia</text:p>
      <text:p text:style-name="Standard">P. Pouvrelli</text:p>
      <text:p text:style-name="Standard">J. de Sinemuro</text:p>
      <text:p text:style-name="Standard">P. de Alveto</text:p>
      <text:p text:style-name="Standard">B. de Chanaco</text:p>
      <text:p text:style-name="Standard">P. de Roniaco</text:p>
      <text:p text:style-name="Standard">R. de Molro</text:p>
      <text:p text:style-name="Standard"/>
      <text:p text:style-name="Standard"/>
      <text:p text:style-name="Standard">=FRAN_0393_09296.tif=</text:p>
      <text:p text:style-name="Standard">&gt;&gt;&gt;&gt;&gt;&gt; date &lt;&lt;&lt;&lt;&lt;&lt;&lt;</text:p>
      <text:p text:style-name="Standard">Anno xseptimo die martis post festum natitis beatiJohann Baptiste dinanis capitulo graer ali per contra capituli</text:p>
      <text:p text:style-name="Standard">Anno xlseptimo die mercuri post festum let Johanis Baptitie dumiantum capitulognerali partrao caitulatibis</text:p>
      <text:p text:style-name="Standard">&gt;&gt;&gt;&gt;&gt;&gt; block &lt;&lt;&lt;&lt;&lt;&lt;&lt;</text:p>
      <text:p text:style-name="Standard">dispensatum est cum magistri Johanne de Folosio usque ad anum insistendo $di</text:p>
      <text:p text:style-name="Standard">distiplimo scolasticis</text:p>
      <text:p text:style-name="Standard">magister Guillelmus de Lumbri acceptavit prepesianum de Ycovilla</text:p>
      <text:p text:style-name="Standard">magister Dyonisis de Duclaro acceptavit prepositando a fiaa</text:p>
      <text:p text:style-name="Standard">Guallelmus Poigne de Mathello comparout contra comnis</text:p>
      <text:p text:style-name="Standard">$il $$ fiatnisi cantra Johanne Noti de Durodecis solidos</text:p>
      <text:p text:style-name="Standard">polum infra xv dies dominis Laubertos Brnardi de Cuito domino Berone</text:p>
      <text:p text:style-name="Standard">de suessia / et Aubeto Martuni racione locacionis et expensayo famuli</text:p>
      <text:p text:style-name="Standard">non fiant lictere de nisi so habeant per cincentis tam pro palano famuli qua</text:p>
      <text:p text:style-name="Standard">aliis</text:p>
      <text:p text:style-name="Standard">&gt;&gt;&gt;&gt;&gt;&gt; liste &lt;&lt;&lt;&lt;&lt;&lt;&lt;</text:p>
      <text:p text:style-name="Standard">F. decano</text:p>
      <text:p text:style-name="Standard">Vi cantore</text:p>
      <text:p text:style-name="Standard">J. Succentore</text:p>
      <text:p text:style-name="Standard">E. Cancellario</text:p>
      <text:p text:style-name="Standard"><text:soft-page-break/>P. Penitenciario i</text:p>
      <text:p text:style-name="Standard">E. Fucheni</text:p>
      <text:p text:style-name="Standard">P. Barrerii</text:p>
      <text:p text:style-name="Standard">R. de Molinis</text:p>
      <text:p text:style-name="Standard">P. de Alveto</text:p>
      <text:p text:style-name="Standard">G. de Marcello</text:p>
      <text:p text:style-name="Standard">G. de Bailivia</text:p>
      <text:p text:style-name="Standard">P. de Boniaco</text:p>
      <text:p text:style-name="Standard">H. de Carso</text:p>
      <text:p text:style-name="Standard">G. de Curre</text:p>
      <text:p text:style-name="Standard">G. de Lumbris</text:p>
      <text:p text:style-name="Standard">D. de Duclaro</text:p>
      <text:p text:style-name="Standard">P. Pouvrelli</text:p>
      <text:p text:style-name="Standard">J. de Sinemuro</text:p>
      <text:p text:style-name="Standard">R. de Curcilis</text:p>
      <text:p text:style-name="Standard">P. de Forefa</text:p>
      <text:p text:style-name="Standard">Sicoquatricus</text:p>
      <text:p text:style-name="Standard">Vi. Cautore</text:p>
      <text:p text:style-name="Standard">J. Succentore</text:p>
      <text:p text:style-name="Standard">Puprenitenciarum</text:p>
      <text:p text:style-name="Standard">E Fucherii</text:p>
      <text:p text:style-name="Standard">P. Barrerii</text:p>
      <text:p text:style-name="Standard">G. de Curre</text:p>
      <text:p text:style-name="Standard">P. de Alveto</text:p>
      <text:p text:style-name="Standard">P. de Foresta</text:p>
      <text:p text:style-name="Standard">R. de Molinis</text:p>
      <text:p text:style-name="Standard">G. de Bailivia</text:p>
      <text:p text:style-name="Standard">H. de Corso</text:p>
      <text:p text:style-name="Standard">J de Surenimo</text:p>
      <text:p text:style-name="Standard">L. de Marcello</text:p>
      <text:p text:style-name="Standard">P. de Roniaco</text:p>
      <text:p text:style-name="Standard">D. de Duclaro</text:p>
      <text:p text:style-name="Standard">G. de Curcilis</text:p>
      <text:p text:style-name="Standard">E. de Lumbris</text:p>
      <text:p text:style-name="Standard">Pi Pouvelli</text:p>
      <text:p text:style-name="Standard"/>
      <text:p text:style-name="Standard"><text:soft-page-break/></text:p>
      <text:p text:style-name="Standard">=FRAN_0393_09297.tif=</text:p>
      <text:p text:style-name="Standard">&gt;&gt;&gt;&gt;&gt;&gt; date &lt;&lt;&lt;&lt;&lt;&lt;&lt;</text:p>
      <text:p text:style-name="Standard">Anno psseptimo die lune posti festum lorum Petri et Pauli apostolor apiulatlbus</text:p>
      <text:p text:style-name="Standard">Anno xl septimo die veneri post festum beaterum Petri et Pauli apostolorem apitulantibus</text:p>
      <text:p text:style-name="Standard">&gt;&gt;&gt;&gt;&gt;&gt; block &lt;&lt;&lt;&lt;&lt;&lt;&lt;</text:p>
      <text:p text:style-name="Standard">presbyter</text:p>
      <text:p text:style-name="Standard">nomina executores Prepositi dominus Raos Bonisensus Robertus</text:p>
      <text:p text:style-name="Standard">claro mente Johannes de Bolonas scutiferi</text:p>
      <text:p text:style-name="Standard">Item inter procuratore contra Johannes de Mala morte ad lunen statu prees</text:p>
      <text:p text:style-name="Standard">Item similiter de Philipoto civillie per Robunum Buvesi procuratore</text:p>
      <text:p text:style-name="Standard">De die hodie in mense inter magistrum G. de Marcello contra egi</text:p>
      <text:p text:style-name="Standard">Moriel in statu presentbus partibus</text:p>
      <text:p text:style-name="Standard">Snte prgisntum de Marcello Gtrasquavetarium ad lune partreit hoc</text:p>
      <text:p text:style-name="Standard">factam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d Menptenciar</text:p>
      <text:p text:style-name="Standard">de Duclaco</text:p>
      <text:p text:style-name="Standard">G. de Lumbris</text:p>
      <text:p text:style-name="Standard">G. de Marcello</text:p>
      <text:p text:style-name="Standard">P. Barrerii</text:p>
      <text:p text:style-name="Standard">G. de Curre</text:p>
      <text:p text:style-name="Standard">E. Fucherii</text:p>
      <text:p text:style-name="Standard">G. de Pellis</text:p>
      <text:p text:style-name="Standard">J Cambellani</text:p>
      <text:p text:style-name="Standard">G. de Duclaro</text:p>
      <text:p text:style-name="Standard">Vicantore</text:p>
      <text:p text:style-name="Standard">J. Succentore</text:p>
      <text:p text:style-name="Standard">R. Cancellario</text:p>
      <text:p text:style-name="Standard">P. penitenciario</text:p>
      <text:p text:style-name="Standard">P. de Roniaco</text:p>
      <text:p text:style-name="Standard">G. de Curre</text:p>
      <text:p text:style-name="Standard">G. de Curcilis</text:p>
      <text:p text:style-name="Standard">P. Barrerii</text:p>
      <text:p text:style-name="Standard"><text:soft-page-break/>H. de Corso</text:p>
      <text:p text:style-name="Standard">G. de Bailivia</text:p>
      <text:p text:style-name="Standard">G. de Perellis</text:p>
      <text:p text:style-name="Standard">G. de Lunivris</text:p>
      <text:p text:style-name="Standard">D. de Duclaro</text:p>
      <text:p text:style-name="Standard">G. de Marcello</text:p>
      <text:p text:style-name="Standard">E. Fucherii</text:p>
      <text:p text:style-name="Standard"/>
      <text:p text:style-name="Standard"/>
      <text:p text:style-name="Standard">=FRAN_0393_09298.tif=</text:p>
      <text:p text:style-name="Standard">&gt;&gt;&gt;&gt;&gt;&gt; date &lt;&lt;&lt;&lt;&lt;&lt;&lt;</text:p>
      <text:p text:style-name="Standard">Anno xlseptimo die lune post festum beati Martivestinal cptuiltlbis</text:p>
      <text:p text:style-name="Standard">Anno x septimo die mercuris in festo Sancti Bndic capitulatibis</text:p>
      <text:p text:style-name="Standard">&gt;&gt;&gt;&gt;&gt;&gt; block &lt;&lt;&lt;&lt;&lt;&lt;&lt;</text:p>
      <text:p text:style-name="Standard">dominu Guillelmus de Squveto in deffectu</text:p>
      <text:p text:style-name="Standard">per Johanne Belcui dofti Stephani</text:p>
      <text:p text:style-name="Standard">d'ergemont</text:p>
      <text:p text:style-name="Standard">Anno predicto die jovis post festum beati Benedicti abbatis esturalius persen</text:p>
      <text:p text:style-name="Standard">prevestiario ecclesie Parini gente</text:p>
      <text:p text:style-name="Standard">&gt;&gt;&gt;&gt;&gt;&gt; liste &lt;&lt;&lt;&lt;&lt;&lt;&lt;</text:p>
      <text:p text:style-name="Standard">J. Decano</text:p>
      <text:p text:style-name="Standard">V. Cantore</text:p>
      <text:p text:style-name="Standard">J. Succentore</text:p>
      <text:p text:style-name="Standard">R. Cancellario</text:p>
      <text:p text:style-name="Standard">P. penitenciario</text:p>
      <text:p text:style-name="Standard">G. de Curtilis</text:p>
      <text:p text:style-name="Standard">D. de Duclaro</text:p>
      <text:p text:style-name="Standard">G. de Lumbris</text:p>
      <text:p text:style-name="Standard">J. deSineminto</text:p>
      <text:p text:style-name="Standard">P. Pouvrelli</text:p>
      <text:p text:style-name="Standard">E. Fucherii</text:p>
      <text:p text:style-name="Standard">H. de Corso</text:p>
      <text:p text:style-name="Standard">G. de Marcello</text:p>
      <text:p text:style-name="Standard">G. de Pellis</text:p>
      <text:p text:style-name="Standard">P. Barrerii</text:p>
      <text:p text:style-name="Standard">P. de Roniaco</text:p>
      <text:p text:style-name="Standard"><text:soft-page-break/>P. de Foresta</text:p>
      <text:p text:style-name="Standard">F. decano</text:p>
      <text:p text:style-name="Standard">Vi. Cantore</text:p>
      <text:p text:style-name="Standard">Succentore</text:p>
      <text:p text:style-name="Standard">R. Cancellario</text:p>
      <text:p text:style-name="Standard">P. penitenciario</text:p>
      <text:p text:style-name="Standard">J. de Quadrellis</text:p>
      <text:p text:style-name="Standard">de Duclaro</text:p>
      <text:p text:style-name="Standard">G. de Bailivia</text:p>
      <text:p text:style-name="Standard">H. de Coriso</text:p>
      <text:p text:style-name="Standard">G. de Lumbris</text:p>
      <text:p text:style-name="Standard">E. Fucherii</text:p>
      <text:p text:style-name="Standard">G. de Curre</text:p>
      <text:p text:style-name="Standard">P. Barreri</text:p>
      <text:p text:style-name="Standard">J. de Sineminro</text:p>
      <text:p text:style-name="Standard">G. de Curcilis</text:p>
      <text:p text:style-name="Standard">R. de Nolinis</text:p>
      <text:p text:style-name="Standard">G. de Prellis</text:p>
      <text:p text:style-name="Standard"/>
      <text:p text:style-name="Standard"/>
      <text:p text:style-name="Standard">=FRAN_0393_09299.tif=</text:p>
      <text:p text:style-name="Standard">&gt;&gt;&gt;&gt;&gt;&gt; date &lt;&lt;&lt;&lt;&lt;&lt;&lt;</text:p>
      <text:p text:style-name="Standard">osseti</text:p>
      <text:p text:style-name="Standard">die jovis post translacione beati Benerdicti abbatis decessis Jacobus de Cauuis et Nicolaus Bocadeti</text:p>
      <text:p text:style-name="Standard">Anno xlseptumo due veneris post festum estialis beati Benerdacti capitlitis</text:p>
      <text:p text:style-name="Standard">&gt;&gt;&gt;&gt;&gt;&gt; block &lt;&lt;&lt;&lt;&lt;&lt;&lt;</text:p>
      <text:p text:style-name="Standard">231</text:p>
      <text:p text:style-name="Standard">anno Domini millesimo Cccelseptimo die mercuris in festo translacionis beati Benedicti hora vespario capitulantibus</text:p>
      <text:p text:style-name="Standard">in revestiario firmino de Coquerello decano vicali de Prinhato Cantore Johanne Lupi succento</text:p>
      <text:p text:style-name="Standard">Roberto de Bardis cancellario Petro Casalis penitenciariio Petro Barieri Petro de Roniaco Dyoni</text:p>
      <text:p text:style-name="Standard">de Diclais Dyonisigie Quancellis Guillelmo de Pellis Girardo de Curtilis Eblone Fucherii Petro</text:p>
      <text:p text:style-name="Standard">soresta Jde Sincimuo Roberto de Chanaco Guillelmo de Lumbris Reginaldo de Molinis et nomini</text:p>
      <text:p text:style-name="Standard">canonicis ecclesie pariis in inti yvotas noturii et dominorum Grimerii de placencia canonici Sancti Marcelli et</text:p>
      <text:p text:style-name="Standard">Hamnus restaviuti de Pausius</text:p>
      <text:p text:style-name="Standard"><text:soft-page-break/>testium etc. constitutus ibi nobilis vii dominus Petrus de Villanis miles supplicavit dicts</text:p>
      <text:p text:style-name="Standard">presbyterorm et Roberti Lubri clerici thori ecclesie</text:p>
      <text:p text:style-name="Standard">capitulantibus ut cum ipsi domini ut ipse dicebat se incellexissi fecissient ipsum denunciar excumoi</text:p>
      <text:p text:style-name="Standard">et die venie Guilleus Mangeri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o. Succentore</text:p>
      <text:p text:style-name="Standard">R. Cancellario</text:p>
      <text:p text:style-name="Standard">P. Penitenciarios</text:p>
      <text:p text:style-name="Standard">E. Fucherii</text:p>
      <text:p text:style-name="Standard">P. Barrerii</text:p>
      <text:p text:style-name="Standard">G. Coquatricis</text:p>
      <text:p text:style-name="Standard">Cambeillari</text:p>
      <text:p text:style-name="Standard">G. de Bailinia</text:p>
      <text:p text:style-name="Standard">P. de Roniaco</text:p>
      <text:p text:style-name="Standard">L. de Molinis</text:p>
      <text:p text:style-name="Standard">J. de Sinemunt</text:p>
      <text:p text:style-name="Standard">P. Pouvelli</text:p>
      <text:p text:style-name="Standard">G. de Lumbris</text:p>
      <text:p text:style-name="Standard">G. de Curre</text:p>
      <text:p text:style-name="Standard"/>
      <text:p text:style-name="Standard"/>
      <text:p text:style-name="Standard">=FRAN_0393_09300.tif=</text:p>
      <text:p text:style-name="Standard">&gt;&gt;&gt;&gt;&gt;&gt; date &lt;&lt;&lt;&lt;&lt;&lt;&lt;</text:p>
      <text:p text:style-name="Standard">Anno xlseptimo die luveante fistum Beate Marie Magisteraptaulatibis</text:p>
      <text:p text:style-name="Standard">Anno xlseptimo die mercurisis ante fesaum beate Marie magisto capitulis</text:p>
      <text:p text:style-name="Standard">&gt;&gt;&gt;&gt;&gt;&gt; block &lt;&lt;&lt;&lt;&lt;&lt;&lt;</text:p>
      <text:p text:style-name="Standard">ad viii in statu inter procutoro gcra per dominam veacrice relictam defunct</text:p>
      <text:p text:style-name="Standard">Petri gonteri actum cum Johannes Le Begne procuratore ejusdem et debet</text:p>
      <text:p text:style-name="Standard">ipsa prisonu compaero et domini Johannes de Mouto Cabilonio Micha</text:p>
      <text:p text:style-name="Standard">de darenciato et Petrus de Victriato vocabutur perstui</text:p>
      <text:p text:style-name="Standard">propter istit negocium</text:p>
      <text:p text:style-name="Standard">&gt;&gt;&gt;&gt;&gt;&gt; liste &lt;&lt;&lt;&lt;&lt;&lt;&lt;</text:p>
      <text:p text:style-name="Standard">Vi. cantore</text:p>
      <text:p text:style-name="Standard">R. Cancellario</text:p>
      <text:p text:style-name="Standard"><text:soft-page-break/>P penitenciarie</text:p>
      <text:p text:style-name="Standard">P. Barrerii</text:p>
      <text:p text:style-name="Standard">R. de Molinis</text:p>
      <text:p text:style-name="Standard">G. de Bailivia</text:p>
      <text:p text:style-name="Standard">H. de Couso</text:p>
      <text:p text:style-name="Standard">P. de Roniaco</text:p>
      <text:p text:style-name="Standard">D. de Quadrellis</text:p>
      <text:p text:style-name="Standard">P. Pouvrelli</text:p>
      <text:p text:style-name="Standard">G. de Curcilis</text:p>
      <text:p text:style-name="Standard">J. de Sinemuro</text:p>
      <text:p text:style-name="Standard">G. de Lumbris</text:p>
      <text:p text:style-name="Standard">G. de Marcello</text:p>
      <text:p text:style-name="Standard">E. Fucherii</text:p>
      <text:p text:style-name="Standard">P. de Foresta</text:p>
      <text:p text:style-name="Standard">F. decano</text:p>
      <text:p text:style-name="Standard">Vi cantore</text:p>
      <text:p text:style-name="Standard">J. Succentore</text:p>
      <text:p text:style-name="Standard">R. Cancellario</text:p>
      <text:p text:style-name="Standard">Penitenciari</text:p>
      <text:p text:style-name="Standard">G. de Curre</text:p>
      <text:p text:style-name="Standard">P. Barrerii</text:p>
      <text:p text:style-name="Standard">G. de Pellis</text:p>
      <text:p text:style-name="Standard">G. Coquatricis</text:p>
      <text:p text:style-name="Standard">G. de Bailivia</text:p>
      <text:p text:style-name="Standard">P. de Roniaco</text:p>
      <text:p text:style-name="Standard">G. de Marcello</text:p>
      <text:p text:style-name="Standard">H. de Corso</text:p>
      <text:p text:style-name="Standard">P. Pouvrelli</text:p>
      <text:p text:style-name="Standard">G. de Lumbris</text:p>
      <text:p text:style-name="Standard">E. Fucherii</text:p>
      <text:p text:style-name="Standard">Jde Sinemuro</text:p>
      <text:p text:style-name="Standard">G. de Pellis</text:p>
      <text:p text:style-name="Standard"/>
      <text:p text:style-name="Standard"/>
      <text:p text:style-name="Standard">=FRAN_0393_09301.tif=</text:p>
      <text:p text:style-name="Standard">&gt;&gt;&gt;&gt;&gt;&gt; date &lt;&lt;&lt;&lt;&lt;&lt;&lt;</text:p>
      <text:p text:style-name="Standard"><text:soft-page-break/>232</text:p>
      <text:p text:style-name="Standard">Anno xlseptimo die veneris ante festum Beate Marie magis capitulatlbi</text:p>
      <text:p text:style-name="Standard">q anno xlvii° die lune prt festum beate Marie Magistr capitulanie</text:p>
      <text:p text:style-name="Standard">&gt;&gt;&gt;&gt;&gt;&gt; block &lt;&lt;&lt;&lt;&lt;&lt;&lt;</text:p>
      <text:p text:style-name="Standard">Hodie fureret restituti Guillelmos clerico magistri Pet de</text:p>
      <text:p text:style-name="Standard">Alneto / denarii matutinalis quos tenebat Per ho</text:p>
      <text:p text:style-name="Standard">camen id Guilletur permictet quod ipse Philipic deserviat</text:p>
      <text:p text:style-name="Standard">usque ad festim beati Remigii</text:p>
      <text:p text:style-name="Standard">ordinatum est quod tranchia dquam hobant prebendam de Vnro</text:p>
      <text:p text:style-name="Standard">ibdem vendatur et quod alia magister profitua ematur</text:p>
      <text:p text:style-name="Standard">&gt;&gt;&gt;&gt;&gt;&gt; liste &lt;&lt;&lt;&lt;&lt;&lt;&lt;</text:p>
      <text:p text:style-name="Standard">J. Decano</text:p>
      <text:p text:style-name="Standard">Vi Cantore</text:p>
      <text:p text:style-name="Standard">J. Succentore</text:p>
      <text:p text:style-name="Standard">R. Cancillario</text:p>
      <text:p text:style-name="Standard">P penitenciario</text:p>
      <text:p text:style-name="Standard">D. de Niclaro</text:p>
      <text:p text:style-name="Standard">D. de Sinemio</text:p>
      <text:p text:style-name="Standard">R de Molinis</text:p>
      <text:p text:style-name="Standard">J. Cambellani</text:p>
      <text:p text:style-name="Standard">G. de Marcello</text:p>
      <text:p text:style-name="Standard">E. Fucherii</text:p>
      <text:p text:style-name="Standard">G. de Curre</text:p>
      <text:p text:style-name="Standard">H. de Couso</text:p>
      <text:p text:style-name="Standard">P. de Roniaco</text:p>
      <text:p text:style-name="Standard">P. Barrerii</text:p>
      <text:p text:style-name="Standard">P. de Foresta</text:p>
      <text:p text:style-name="Standard">G. de Bailivia</text:p>
      <text:p text:style-name="Standard">G coquatricis</text:p>
      <text:p text:style-name="Standard">G. de Curalis</text:p>
      <text:p text:style-name="Standard">P. Pouvrelli</text:p>
      <text:p text:style-name="Standard">Ni. Cantrre</text:p>
      <text:p text:style-name="Standard">J. Succentore</text:p>
      <text:p text:style-name="Standard">R. Cancellario</text:p>
      <text:p text:style-name="Standard">P. de Roniaco</text:p>
      <text:p text:style-name="Standard">J. de Firie muro</text:p>
      <text:p text:style-name="Standard"><text:soft-page-break/>D. de Duclaro</text:p>
      <text:p text:style-name="Standard">P. Nourelli</text:p>
      <text:p text:style-name="Standard">G. de Marcello</text:p>
      <text:p text:style-name="Standard">Hel de Cerso</text:p>
      <text:p text:style-name="Standard">G. de Laillya</text:p>
      <text:p text:style-name="Standard">P. de Lumbris</text:p>
      <text:p text:style-name="Standard">E. Fucherii</text:p>
      <text:p text:style-name="Standard">N. de Cheriaco</text:p>
      <text:p text:style-name="Standard"/>
      <text:p text:style-name="Standard"/>
      <text:p text:style-name="Standard">=FRAN_0393_09302.tif=</text:p>
      <text:p text:style-name="Standard">&gt;&gt;&gt;&gt;&gt;&gt; date &lt;&lt;&lt;&lt;&lt;&lt;&lt;</text:p>
      <text:p text:style-name="Standard">Annoya septiumo die veneris post festum beati Jacobi pos cpiuatlbus</text:p>
      <text:p text:style-name="Standard">Anno p septimo die lune post festum beati Jatobi poso capitulatibus</text:p>
      <text:p text:style-name="Standard">Anno yoseptimo die luni post festum biat Pecri ad vintu aptulatibus</text:p>
      <text:p text:style-name="Standard">&gt;&gt;&gt;&gt;&gt;&gt; block &lt;&lt;&lt;&lt;&lt;&lt;&lt;</text:p>
      <text:p text:style-name="Standard">ad pri lune post assumptis inte sanctum Victarm contra Johannes de Signiturte</text:p>
      <text:p text:style-name="Standard">armigerum / in statu presentbus Guillelmo de Nantolio et ret Johanne Laucrier</text:p>
      <text:p text:style-name="Standard">procurator hincindo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B. Cancellario</text:p>
      <text:p text:style-name="Standard">Ppenitenciario</text:p>
      <text:p text:style-name="Standard">Bito quatricis</text:p>
      <text:p text:style-name="Standard">R. deChanaco</text:p>
      <text:p text:style-name="Standard">G. de Marcello</text:p>
      <text:p text:style-name="Standard">H. de Corso</text:p>
      <text:p text:style-name="Standard">P. Pouvrelli</text:p>
      <text:p text:style-name="Standard">Gnce Lumbris</text:p>
      <text:p text:style-name="Standard">G. de Curolis</text:p>
      <text:p text:style-name="Standard">E. Fucherii</text:p>
      <text:p text:style-name="Standard">colinus de</text:p>
      <text:p text:style-name="Standard">Sancto Marcello</text:p>
      <text:p text:style-name="Standard">G. Guecte</text:p>
      <text:p text:style-name="Standard">Vi. Ccantore</text:p>
      <text:p text:style-name="Standard"><text:soft-page-break/>J. Succentore</text:p>
      <text:p text:style-name="Standard">R. Cancellario</text:p>
      <text:p text:style-name="Standard">P. penitenciario</text:p>
      <text:p text:style-name="Standard">J. de Neniuro</text:p>
      <text:p text:style-name="Standard">G. de Lumbris</text:p>
      <text:p text:style-name="Standard">G. de Marcello</text:p>
      <text:p text:style-name="Standard">G. de Carcilis</text:p>
      <text:p text:style-name="Standard">V. Cantore</text:p>
      <text:p text:style-name="Standard">P. Succentore</text:p>
      <text:p text:style-name="Standard">R. Cancellario</text:p>
      <text:p text:style-name="Standard">G. de Marcello</text:p>
      <text:p text:style-name="Standard">G. de Crtilio</text:p>
      <text:p text:style-name="Standard"/>
      <text:p text:style-name="Standard"/>
      <text:p text:style-name="Standard">=FRAN_0393_09303.tif=</text:p>
      <text:p text:style-name="Standard">&gt;&gt;&gt;&gt;&gt;&gt; date &lt;&lt;&lt;&lt;&lt;&lt;&lt;</text:p>
      <text:p text:style-name="Standard">234</text:p>
      <text:p text:style-name="Standard">Anno xvvii° teie lune jante festum Assumptos beate Marie capitulatibus</text:p>
      <text:p text:style-name="Standard">Anno xlseptimo die veneris post festum Asstempcionis beate Marie Vigin captulitlbi</text:p>
      <text:p text:style-name="Standard">&gt;&gt;&gt;&gt;&gt;&gt; block &lt;&lt;&lt;&lt;&lt;&lt;&lt;</text:p>
      <text:p text:style-name="Standard">de vertaca eu trois semaunes Mahong / la prevostecontre rob</text:p>
      <text:p text:style-name="Standard">Martin procurear Themus Brdant et Guuillalme Gillet Hericio</text:p>
      <text:p text:style-name="Standard">defeu Jehan Bidant nour trocton cause denindemens deu</text:p>
      <text:p text:style-name="Standard">de de par ladicte Mahent d'uue sentonte douvery le chavins</text:p>
      <text:p text:style-name="Standard">lec ou tant comme ellecgercre elle ocpeur lesdiz horicis</text:p>
      <text:p text:style-name="Standard">et dedanz duy oubicot joudz sera leproces apporté par devan</text:p>
      <text:p text:style-name="Standard">nous et dycellui / facte collacio / et a aleravant et presenis bu</text:p>
      <text:p text:style-name="Standard">dicte mahent et le dit procureur es nouis que deffunts et de lour</text:p>
      <text:p text:style-name="Standard">accorr</text:p>
      <text:p text:style-name="Standard">Item hodis magister Gyraon de Lautagiis magister in medicina pru</text:p>
      <text:p text:style-name="Standard">ferit per magistrum Petrum Pingeti canonicu laudi ejus subexecuri</text:p>
      <text:p text:style-name="Standard">graciam sibi factam de beneficio ecclesiasico cum cura vel puie trgiar cot</text:p>
      <text:p text:style-name="Standard">deca episcopi decani et capitituli Prar. cont vel divisi eciam par. in eccli</text:p>
      <text:p text:style-name="Standard">cathodrali presenti domino Michaele de Sarenciaco Pecto Gonvessi</text:p>
      <text:p text:style-name="Standard">q. noa. Datum gracie ini idm marcii anno iiiC</text:p>
      <text:p text:style-name="Standard">Item unacelinus Brico prubltavit processes pro curatum Sancti Gerucani veri</text:p>
      <text:p text:style-name="Standard"><text:soft-page-break/>ejus subexecutorim pecierunt terminum cntentum in processu scilic</text:p>
      <text:p text:style-name="Standard">dct rundendum infradie sabbati presentis archidiaconi Ltes Johann Grimerio de</text:p>
      <text:p text:style-name="Standard">placencis Johanne de Monte tabilis M. de Darbunt</text:p>
      <text:p text:style-name="Standard">magister Petrus de Eiqueto pcuo domini Petri Mell</text:p>
      <text:p text:style-name="Standard">de nemosio immpetrunti st $epistop et capitulie Par. ecim</text:p>
      <text:p text:style-name="Standard">in ecclesia qui acceptiniat et d provderi fecerat de c</text:p>
      <text:p text:style-name="Standard">lamam defuncti domini Gullelmi Gangem peciit recipi ad</text:p>
      <text:p text:style-name="Standard">tum et capitulum endit quod q qu censs elapsus furent</text:p>
      <text:p text:style-name="Standard">et malum due perrorem datam comprensset herienus quod red</text:p>
      <text:p text:style-name="Standard">dat ipsa ad eausam cumili jure salve</text:p>
      <text:p text:style-name="Standard">&gt;&gt;&gt;&gt;&gt;&gt; liste &lt;&lt;&lt;&lt;&lt;&lt;&lt;</text:p>
      <text:p text:style-name="Standard">G. Cantore</text:p>
      <text:p text:style-name="Standard">J. Succentoro</text:p>
      <text:p text:style-name="Standard">R. Cancellario</text:p>
      <text:p text:style-name="Standard">P. Penitenciario</text:p>
      <text:p text:style-name="Standard">J. de Sinemiuri</text:p>
      <text:p text:style-name="Standard">P. de Roniaco</text:p>
      <text:p text:style-name="Standard">P. Barreri</text:p>
      <text:p text:style-name="Standard">P. Pouurelli</text:p>
      <text:p text:style-name="Standard">G. de Pellis</text:p>
      <text:p text:style-name="Standard">G. de Lumbris</text:p>
      <text:p text:style-name="Standard">P. de Foresta</text:p>
      <text:p text:style-name="Standard">G. de Couso</text:p>
      <text:p text:style-name="Standard">G. de Bailivia</text:p>
      <text:p text:style-name="Standard">D. de Quadrollis</text:p>
      <text:p text:style-name="Standard">G. de Turre</text:p>
      <text:p text:style-name="Standard">E. Fucheris</text:p>
      <text:p text:style-name="Standard">G. de Marcello</text:p>
      <text:p text:style-name="Standard">B. de Mutilis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G. de Curre</text:p>
      <text:p text:style-name="Standard">R. de Chanaco</text:p>
      <text:p text:style-name="Standard">J Cambellani</text:p>
      <text:p text:style-name="Standard"><text:soft-page-break/>G. de Pellis</text:p>
      <text:p text:style-name="Standard">P. de Foresta</text:p>
      <text:p text:style-name="Standard">E. Fucherii</text:p>
      <text:p text:style-name="Standard">H. de Corso</text:p>
      <text:p text:style-name="Standard">G. de Bailivia</text:p>
      <text:p text:style-name="Standard">D. de Duclaro</text:p>
      <text:p text:style-name="Standard">P. Barrerii</text:p>
      <text:p text:style-name="Standard">G. de Lumribus</text:p>
      <text:p text:style-name="Standard">P. Pounrelli</text:p>
      <text:p text:style-name="Standard">P. de Roriaco</text:p>
      <text:p text:style-name="Standard"/>
      <text:p text:style-name="Standard"/>
      <text:p text:style-name="Standard">=FRAN_0393_09304.tif=</text:p>
      <text:p text:style-name="Standard">&gt;&gt;&gt;&gt;&gt;&gt; date &lt;&lt;&lt;&lt;&lt;&lt;&lt;</text:p>
      <text:p text:style-name="Standard">Anno xl vii° die lune post festum Assumpcionis beate Marie virginis capiulanlibis</text:p>
      <text:p text:style-name="Standard">Anno xlvii°. die mercuri post festum assumpcionis beate Marie virginis capitulantibus</text:p>
      <text:p text:style-name="Standard">&gt;&gt;&gt;&gt;&gt;&gt; block &lt;&lt;&lt;&lt;&lt;&lt;&lt;</text:p>
      <text:p text:style-name="Standard">Anno xlvii die venis post assumits</text:p>
      <text:p text:style-name="Standard">propositum contra pe trum tochu reumquod ipse ceperat vadia scilicet potos et pacellas curas auctoritate sua in domo Johannans</text:p>
      <text:p text:style-name="Standard">Mirre</text:p>
      <text:p text:style-name="Standard">Marelsita aps Moriatum in dimcins et iurendicios alta mediaci bassa capituli / aud partis hincde condemunctu</text:p>
      <text:p text:style-name="Standard">fuit ad restituendum et rosaisnendum locum depredictis et ru $gagnan$ solvendum e medtum dt hoc condignam sen</text:p>
      <text:p text:style-name="Standard">condempnacioni acquro stens promisis hodie restitutre et resaisire laici de predictis captis et de hoc jarrectogre</text:p>
      <text:p text:style-name="Standard">pro gagiavit emendam ad volinus dominorum</text:p>
      <text:p text:style-name="Standard">dominus Henricus de Culento canonicus Par. existeuns in curno $ut$ dicebat presentavit.</text:p>
      <text:p text:style-name="Standard">Robertum Gosebertum de Rocundo ad capellaniem Johannes Bodeti etc.</text:p>
      <text:p text:style-name="Standard">Guillotus lecot viii lb domino Garnero de Civillis solinis infra octo dies</text:p>
      <text:p text:style-name="Standard">Pau</text:p>
      <text:p text:style-name="Standard">Itm. de Johanne Lurgen sis</text:p>
      <text:p text:style-name="Standard">Hodie Johannes Burgensis fuit receptus ad capellaniam bute Nicolai</text:p>
      <text:p text:style-name="Standard">ad quam ab receptus fuerat ejus procuratore et juris</text:p>
      <text:p text:style-name="Standard">Hodie fuit receptus habuous hamonis de Per dieu ad cmpellaim la</text:p>
      <text:p text:style-name="Standard">Jacobi virtute gracie apostolice vacantem per obitum Johanne de</text:p>
      <text:p text:style-name="Standard"><text:soft-page-break/>cams</text:p>
      <text:p text:style-name="Standard">presensis officili lecteram magistro Galerauo de Trefiribut hoc curutu de plebe</text:p>
      <text:p text:style-name="Standard">4</text:p>
      <text:p text:style-name="Standard">&gt;&gt;&gt;&gt;&gt;&gt; liste &lt;&lt;&lt;&lt;&lt;&lt;&lt;</text:p>
      <text:p text:style-name="Standard">Vi. Cantore</text:p>
      <text:p text:style-name="Standard">P Succentore</text:p>
      <text:p text:style-name="Standard">R. Cancellario</text:p>
      <text:p text:style-name="Standard">P penitenciario</text:p>
      <text:p text:style-name="Standard">G. de Curtilis</text:p>
      <text:p text:style-name="Standard">P. Pouvelli</text:p>
      <text:p text:style-name="Standard">E. Fucherii</text:p>
      <text:p text:style-name="Standard">G. de Lumbris</text:p>
      <text:p text:style-name="Standard">M. de Melloto</text:p>
      <text:p text:style-name="Standard">H. de Calento</text:p>
      <text:p text:style-name="Standard">Vi cantore</text:p>
      <text:p text:style-name="Standard">D. Succentore</text:p>
      <text:p text:style-name="Standard">R. Cancellario</text:p>
      <text:p text:style-name="Standard">P. Penitenciario</text:p>
      <text:p text:style-name="Standard">H. de Corso</text:p>
      <text:p text:style-name="Standard">G. de Bailivia</text:p>
      <text:p text:style-name="Standard">G. de Curre</text:p>
      <text:p text:style-name="Standard">P Barreri</text:p>
      <text:p text:style-name="Standard">M. de Melloto</text:p>
      <text:p text:style-name="Standard">G. de Lumbris</text:p>
      <text:p text:style-name="Standard">G. de Curtilis</text:p>
      <text:p text:style-name="Standard">D. de Duclaro</text:p>
      <text:p text:style-name="Standard">E. Fuchemi</text:p>
      <text:p text:style-name="Standard"/>
      <text:p text:style-name="Standard"/>
      <text:p text:style-name="Standard">=FRAN_0393_09305.tif=</text:p>
      <text:p text:style-name="Standard">&gt;&gt;&gt;&gt;&gt;&gt; date &lt;&lt;&lt;&lt;&lt;&lt;&lt;</text:p>
      <text:p text:style-name="Standard">Anno Domini m. ccc. quadragesimo vii die jovis vigi festibeati Chone poli mi</text:p>
      <text:p text:style-name="Standard">mo</text:p>
      <text:p text:style-name="Standard">Pcheli</text:p>
      <text:p text:style-name="Standard">&gt;&gt;&gt;&gt;&gt;&gt; block &lt;&lt;&lt;&lt;&lt;&lt;&lt;</text:p>
      <text:p text:style-name="Standard">Habutus Hauonis de Perdieu juris obedam reverenciam etc / presents magistri</text:p>
      <text:p text:style-name="Standard"><text:soft-page-break/>Yrvone de Tournella Johanne de Villa optinia et y mar et servare</text:p>
      <text:p text:style-name="Standard">jura capllanis deservire fideliter et facere residenciam in benesi</text:p>
      <text:p text:style-name="Standard">&gt;&gt;&gt;&gt;&gt;&gt; liste &lt;&lt;&lt;&lt;&lt;&lt;&lt;</text:p>
      <text:p text:style-name="Standard">generali capitulantibus</text:p>
      <text:p text:style-name="Standard">Decanus infirms</text:p>
      <text:p text:style-name="Standard">Vicali cantor</text:p>
      <text:p text:style-name="Standard">J. Succentor</text:p>
      <text:p text:style-name="Standard">R. Cancellario</text:p>
      <text:p text:style-name="Standard">P. Penitenciario</text:p>
      <text:p text:style-name="Standard">G. de Pellis</text:p>
      <text:p text:style-name="Standard">G. de Turie</text:p>
      <text:p text:style-name="Standard">G. Fuchi</text:p>
      <text:p text:style-name="Standard">G. de Lumbris</text:p>
      <text:p text:style-name="Standard">Syoniio de Duclaro</text:p>
      <text:p text:style-name="Standard">Reberto de Chanaco</text:p>
      <text:p text:style-name="Standard">G. de Curtilis.</text:p>
      <text:p text:style-name="Standard">G. de Quadrellis</text:p>
      <text:p text:style-name="Standard">G. Coquetrieis</text:p>
      <text:p text:style-name="Standard">P. Barieri</text:p>
      <text:p text:style-name="Standard">H. de Coiso</text:p>
      <text:p text:style-name="Standard">E Bohic infirmus</text:p>
      <text:p text:style-name="Standard">P. de Buiaco</text:p>
      <text:p text:style-name="Standard">G. de Bailivia</text:p>
      <text:p text:style-name="Standard">P. Pouvrelli</text:p>
      <text:p text:style-name="Standard">M de Nulloto</text:p>
      <text:p text:style-name="Standard">J. de Suremro</text:p>
      <text:p text:style-name="Standard"/>
      <text:p text:style-name="Standard"/>
      <text:p text:style-name="Standard">=FRAN_0393_09306.tif=</text:p>
      <text:p text:style-name="Standard">&gt;&gt;&gt;&gt;&gt;&gt; date &lt;&lt;&lt;&lt;&lt;&lt;&lt;</text:p>
      <text:p text:style-name="Standard">Anno xvviia die luns post festum beati Beatholomei apostoli capitulibus durante cpitulo quoliet per contimuacionem</text:p>
      <text:p text:style-name="Standard">Anno xvii pie mcutis post sesum beati Rntheelili pstuoni diminte epitulo Gueller aptlnibus</text:p>
      <text:p text:style-name="Standard">&gt;&gt;&gt;&gt;&gt;&gt; block &lt;&lt;&lt;&lt;&lt;&lt;&lt;</text:p>
      <text:p text:style-name="Standard">Hone fuc stintum quod quanitque ie vicarisa snctrum doyonsim et Johannis in incsuit in magistrim</text:p>
      <text:p text:style-name="Standard">missi</text:p>
      <text:p text:style-name="Standard"><text:soft-page-break/>perdect parne suum prod die que in hoc befivet</text:p>
      <text:p text:style-name="Standard">Hadie fuit ordinatim quod acupiantur quatror capellatie que celebreluuit ad mxtas altarare</text:p>
      <text:p text:style-name="Standard">in septumianus canonicusm quando vicam hoc fuererte levergabunt / et haelybunt et hoc peno</text:p>
      <text:p text:style-name="Standard">quam capelanus voment si deffient in septamun sua sclicet iii. lb. p turonsium</text:p>
      <text:p text:style-name="Standard">Item fut aspersadde usque ad annus cum gngisro Poi sorea super non ord et nn</text:p>
      <text:p text:style-name="Standard">desidet</text:p>
      <text:p text:style-name="Standard">ad venie in sdatu inter illos de benedicto presentibus luca et camr</text:p>
      <text:p text:style-name="Standard">Mahietus Prvui canonicus Sancti Dycinii de Passu tonetur Richarte le</text:p>
      <text:p text:style-name="Standard">plastior in xlviii s. vi d. ex veud plastei soli ad omnes Sanctas una</text:p>
      <text:p text:style-name="Standard">cum licteris die veneris post Bta</text:p>
      <text:p text:style-name="Standard">Item intergrardum Barbii actor contra potrum de Erqueto ad venis am</text:p>
      <text:p text:style-name="Standard">deli tradi die lune pressus Johanne de Sancto Venancio procuratorie et rec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R. de Chanaco</text:p>
      <text:p text:style-name="Standard">P. Pouvrelli</text:p>
      <text:p text:style-name="Standard">G. de Lumbris</text:p>
      <text:p text:style-name="Standard">J. de Fineninto</text:p>
      <text:p text:style-name="Standard">E. Fucherii</text:p>
      <text:p text:style-name="Standard">. Hauelin</text:p>
      <text:p text:style-name="Standard">Ji. Cantor</text:p>
      <text:p text:style-name="Standard">J. Succentor</text:p>
      <text:p text:style-name="Standard">R. Cancellrio</text:p>
      <text:p text:style-name="Standard">P. Jenitenciario</text:p>
      <text:p text:style-name="Standard">R. de Manaco</text:p>
      <text:p text:style-name="Standard">G. Fuci</text:p>
      <text:p text:style-name="Standard">G. Hamelini</text:p>
      <text:p text:style-name="Standard">G. de Curtios</text:p>
      <text:p text:style-name="Standard">G. de Duaclaro</text:p>
      <text:p text:style-name="Standard"/>
      <text:p text:style-name="Standard"/>
      <text:p text:style-name="Standard">=FRAN_0393_09307.tif=</text:p>
      <text:p text:style-name="Standard">&gt;&gt;&gt;&gt;&gt;&gt; date &lt;&lt;&lt;&lt;&lt;&lt;&lt;</text:p>
      <text:p text:style-name="Standard"><text:soft-page-break/>58</text:p>
      <text:p text:style-name="Standard">Vrnno xvviia edie veneris post festis beati Berthalomei mili capitulantibus</text:p>
      <text:p text:style-name="Standard">Anno x septimo die aune post festum Conum Egidii et Lupicauitl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 nenitenciariuo</text:p>
      <text:p text:style-name="Standard">P. de Ronaco</text:p>
      <text:p text:style-name="Standard">D. de Duclaro</text:p>
      <text:p text:style-name="Standard">G. de Curre</text:p>
      <text:p text:style-name="Standard">G. de Curcils</text:p>
      <text:p text:style-name="Standard">G. Hamelini</text:p>
      <text:p text:style-name="Standard">H. de Couso</text:p>
      <text:p text:style-name="Standard">V. Cantore</text:p>
      <text:p text:style-name="Standard">J. Succentore</text:p>
      <text:p text:style-name="Standard">R. Cancellario</text:p>
      <text:p text:style-name="Standard">Ppenitenciario</text:p>
      <text:p text:style-name="Standard">G. de Pellis</text:p>
      <text:p text:style-name="Standard">G. de Curtilis</text:p>
      <text:p text:style-name="Standard">P. Pouitelli</text:p>
      <text:p text:style-name="Standard">H. de Corso</text:p>
      <text:p text:style-name="Standard">G. de Baillivia</text:p>
      <text:p text:style-name="Standard">G. de Lumliris</text:p>
      <text:p text:style-name="Standard"/>
      <text:p text:style-name="Standard"/>
      <text:p text:style-name="Standard">=FRAN_0393_09308.tif=</text:p>
      <text:p text:style-name="Standard">&gt;&gt;&gt;&gt;&gt;&gt; date &lt;&lt;&lt;&lt;&lt;&lt;&lt;</text:p>
      <text:p text:style-name="Standard">ante festum natistis Beate Marie virginis capitlali</text:p>
      <text:p text:style-name="Standard">Ano xvvii° die lune post festum Natiris Beate Marie virginis capitulantibus</text:p>
      <text:p text:style-name="Standard">&gt;&gt;&gt;&gt;&gt;&gt; block &lt;&lt;&lt;&lt;&lt;&lt;&lt;</text:p>
      <text:p text:style-name="Standard">ad mertarem inter Robertum cequilli acters rsr et Johann e Ferron presentes Ratheo</text:p>
      <text:p text:style-name="Standard">uno xlvii° die mercuri posti festum intivitatis beate Mrie virgis apuiltilis</text:p>
      <text:p text:style-name="Standard">Jle Forron sot ad hune autre J. fafelum et alanu aed pon po et ibundum presentus parte</text:p>
      <text:p text:style-name="Standard">Ali</text:p>
      <text:p text:style-name="Standard">ccc tundectum omper per et est citam per uctis ad talnum</text:p>
      <text:p text:style-name="Standard"><text:soft-page-break/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G. de Lumbris</text:p>
      <text:p text:style-name="Standard">P. Povvcelli</text:p>
      <text:p text:style-name="Standard">Bte curalis</text:p>
      <text:p text:style-name="Standard">E. Fucherii</text:p>
      <text:p text:style-name="Standard">G. de Curre</text:p>
      <text:p text:style-name="Standard">Cantore</text:p>
      <text:p text:style-name="Standard">J Succentore</text:p>
      <text:p text:style-name="Standard">R. Cancellario</text:p>
      <text:p text:style-name="Standard">P. Nenitenciario</text:p>
      <text:p text:style-name="Standard">G. de Pollis</text:p>
      <text:p text:style-name="Standard">J. de Sinemuro.</text:p>
      <text:p text:style-name="Standard">G. de Lumibris</text:p>
      <text:p text:style-name="Standard">Cantore</text:p>
      <text:p text:style-name="Standard">J. Succentore</text:p>
      <text:p text:style-name="Standard">R. Cancellario</text:p>
      <text:p text:style-name="Standard">P. Penitenciario</text:p>
      <text:p text:style-name="Standard">G. de Lumbris</text:p>
      <text:p text:style-name="Standard">D. de Duclaro</text:p>
      <text:p text:style-name="Standard">G. de Curre</text:p>
      <text:p text:style-name="Standard">G. Hamelini</text:p>
      <text:p text:style-name="Standard"/>
      <text:p text:style-name="Standard"/>
      <text:p text:style-name="Standard">=FRAN_0393_09309.tif=</text:p>
      <text:p text:style-name="Standard">&gt;&gt;&gt;&gt;&gt;&gt; date &lt;&lt;&lt;&lt;&lt;&lt;&lt;</text:p>
      <text:p text:style-name="Standard">Anno ylseptimo die lune post festum exaltacionis sancte Cuicis capituanlibis</text:p>
      <text:p text:style-name="Standard">Anno xvvii° dine lune post festum beati Machei apoli capituli</text:p>
      <text:p text:style-name="Standard">&gt;&gt;&gt;&gt;&gt;&gt; block &lt;&lt;&lt;&lt;&lt;&lt;&lt;</text:p>
      <text:p text:style-name="Standard">Hodie fuit lecta Aggravacio</text:p>
      <text:p text:style-name="Standard">Et Hodie hora vesperari predicti cantor succentor Cancellarius Penri</text:p>
      <text:p text:style-name="Standard">tougits $E Fuchii P. de Roniaco d. de Duclaro P Baur de quadrellis</text:p>
      <text:p text:style-name="Standard">G. de Curri G. de Lumbris G. Hamelini} de Sineno fecerunt</text:p>
      <text:p text:style-name="Standard"><text:soft-page-break/>procuratore presentibis Philippo de Modone et Gicostour cleric exc</text:p>
      <text:p text:style-name="Standard">Item dominus Guillelmus $de $onf$ mesuillis prelbter procuratore domini Rihandi de Lauldi</text:p>
      <text:p text:style-name="Standard">capellum Sancti Vivenei et Bartheli resignit dictum capellanium ex cusa permutaconis</text:p>
      <text:p text:style-name="Standard">de ipsa et grpellavit pape duro in acacisa eisseque p</text:p>
      <text:p text:style-name="Standard">cl dominus Ragel Metuu ad cupellanum sancteum Elingi et mcusii . ecclesia Sancti</text:p>
      <text:p text:style-name="Standard">ciranum de pretis prope Par. quam idem dominus regus ebainebut et admissus fut</text:p>
      <text:p text:style-name="Standard">et juravit et cm</text:p>
      <text:p text:style-name="Standard">ad veneris contra adam Boucel et Johan Beou$ de tribus molius</text:p>
      <text:p text:style-name="Standard">pro ipsis Johanni Le Queus pro camera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. penitenciario</text:p>
      <text:p text:style-name="Standard">E. Fucheri</text:p>
      <text:p text:style-name="Standard">P. Barrerii</text:p>
      <text:p text:style-name="Standard">G. Coquatricis</text:p>
      <text:p text:style-name="Standard">G. de Bailia</text:p>
      <text:p text:style-name="Standard">H. de Couso</text:p>
      <text:p text:style-name="Standard">M. de Melloto</text:p>
      <text:p text:style-name="Standard">P. de Roniaco</text:p>
      <text:p text:style-name="Standard">G. de Turre</text:p>
      <text:p text:style-name="Standard">D. de Quadrellis</text:p>
      <text:p text:style-name="Standard">G. Hamelini</text:p>
      <text:p text:style-name="Standard">P. Pouvrelli</text:p>
      <text:p text:style-name="Standard">G. de Lumbris</text:p>
      <text:p text:style-name="Standard">D. de Duclaro</text:p>
      <text:p text:style-name="Standard">G. Cantore</text:p>
      <text:p text:style-name="Standard">J. Succentore</text:p>
      <text:p text:style-name="Standard">R. Cancellario</text:p>
      <text:p text:style-name="Standard">P. ponitenciario</text:p>
      <text:p text:style-name="Standard">P. Barrerii</text:p>
      <text:p text:style-name="Standard">M. de Melloto</text:p>
      <text:p text:style-name="Standard">G. de Bailivia</text:p>
      <text:p text:style-name="Standard">G. Hamelini</text:p>
      <text:p text:style-name="Standard">G. de Curtilis</text:p>
      <text:p text:style-name="Standard">D. de Duclaro</text:p>
      <text:p text:style-name="Standard"><text:soft-page-break/>G. de Lumbris</text:p>
      <text:p text:style-name="Standard">J. de Sinemuri</text:p>
      <text:p text:style-name="Standard"/>
      <text:p text:style-name="Standard"/>
      <text:p text:style-name="Standard">=FRAN_0393_09310.tif=</text:p>
      <text:p text:style-name="Standard">&gt;&gt;&gt;&gt;&gt;&gt; date &lt;&lt;&lt;&lt;&lt;&lt;&lt;</text:p>
      <text:p text:style-name="Standard">Anno xlseptimo die mercuris post festum beati Mathri apostoli capitulntibus</text:p>
      <text:p text:style-name="Standard">Anno xlseptimo vie vonire ante festum beati Michaelis archangelis capitlbi</text:p>
      <text:p text:style-name="Standard">&gt;&gt;&gt;&gt;&gt;&gt; block &lt;&lt;&lt;&lt;&lt;&lt;&lt;</text:p>
      <text:p text:style-name="Standard">ao lune inter $ha$ Guerinum de Obriinis contra dominum Nicolau</text:p>
      <text:p text:style-name="Standard">c taxantum evicud et ad proredictum in alia taus ut huserit presi partis</text:p>
      <text:p text:style-name="Standard">ad cerciam die jurisdicum capitularum post vacats viude interprotutoro</text:p>
      <text:p text:style-name="Standard">contra Symonetum Chaporon in statu</text:p>
      <text:p text:style-name="Standard">ad viii° dies / ad propenendum in scripts contra manicionem et</text:p>
      <text:p text:style-name="Standard">execuciones $Et$ Hodie fuit manus munitarue etc.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P. Pouvrelli</text:p>
      <text:p text:style-name="Standard">G. Coquatricis</text:p>
      <text:p text:style-name="Standard">D. de Quatrellis</text:p>
      <text:p text:style-name="Standard">G. de Duclaro</text:p>
      <text:p text:style-name="Standard">G. de Vaillia</text:p>
      <text:p text:style-name="Standard">H. de Corso</text:p>
      <text:p text:style-name="Standard">J. de Sienuro</text:p>
      <text:p text:style-name="Standard">E. Fucherii</text:p>
      <text:p text:style-name="Standard">G. de Curre</text:p>
      <text:p text:style-name="Standard">P. de Foresta</text:p>
      <text:p text:style-name="Standard">Vi cantore</text:p>
      <text:p text:style-name="Standard">P. Penitenciario</text:p>
      <text:p text:style-name="Standard">P Barrerii</text:p>
      <text:p text:style-name="Standard">G. de Baillia</text:p>
      <text:p text:style-name="Standard">D. de Quadrellis</text:p>
      <text:p text:style-name="Standard">P. de Renuaco</text:p>
      <text:p text:style-name="Standard"><text:soft-page-break/>G. Hancelini</text:p>
      <text:p text:style-name="Standard">P. Pouvrelli</text:p>
      <text:p text:style-name="Standard">G. de Curtilis</text:p>
      <text:p text:style-name="Standard">G. de Lumbris</text:p>
      <text:p text:style-name="Standard">G. de Pellis</text:p>
      <text:p text:style-name="Standard">G. cognacricis</text:p>
      <text:p text:style-name="Standard"/>
      <text:p text:style-name="Standard"/>
      <text:p text:style-name="Standard">=FRAN_0393_09311.tif=</text:p>
      <text:p text:style-name="Standard">&gt;&gt;&gt;&gt;&gt;&gt; date &lt;&lt;&lt;&lt;&lt;&lt;&lt;</text:p>
      <text:p text:style-name="Standard">242</text:p>
      <text:p text:style-name="Standard">Anno xlseptimo die lune post festum beati Michaolis archangel capitulantibus</text:p>
      <text:p text:style-name="Standard">Anno xlseptimo die mercuris post festum beati Remig capitulatibus</text:p>
      <text:p text:style-name="Standard">&gt;&gt;&gt;&gt;&gt;&gt; block &lt;&lt;&lt;&lt;&lt;&lt;&lt;</text:p>
      <text:p text:style-name="Standard">magister Guillelmos de Baillia recognovit quod enerat fructus</text:p>
      <text:p text:style-name="Standard">prebende sue a dominis abbate et conventum Sancti Victor ad</text:p>
      <text:p text:style-name="Standard">quos pertinebant racione deportus de anno presenti qui</text:p>
      <text:p text:style-name="Standard">vicupt in festo nat lte Johann et religiosi solvent docimum</text:p>
      <text:p text:style-name="Standard">et iss alia unam Johannes Sreti facit procuratorem magistrum Jacobum Le Petro</text:p>
      <text:p text:style-name="Standard">si que fuit pro Radulphum Daillili Guillelmum Duilli fratres Johonnas</text:p>
      <text:p text:style-name="Standard">precio quater vissoriis Johannem Daulle dominum Pecium de</text:p>
      <text:p text:style-name="Standard">viginti libra guissert capolanium nostre domine Amilis et Symoni</text:p>
      <text:p text:style-name="Standard">Par. / solvendum ejus nepote preseus decani Pari Stephano de Cn</text:p>
      <text:p text:style-name="Standard">mediati ad omnis domino Johanne de Sancto Lupo Symone de Calas</text:p>
      <text:p text:style-name="Standard">sanctos et ad Pascha Batdey no Pisson</text:p>
      <text:p text:style-name="Standard">atriculario Sancti Bendici</text:p>
      <text:p text:style-name="Standard">in cosaeli</text:p>
      <text:p text:style-name="Standard">lune post omnes sanctas ad producendum testos et probacinim ex parte Johannis</text:p>
      <text:p text:style-name="Standard">do Malo roge tam per testes quam per litteras p quod Domini decanus et capitulum</text:p>
      <text:p text:style-name="Standard">Parisiensis ipsum manumiserant et de derante luniam recipiendi consuta</text:p>
      <text:p text:style-name="Standard">na hoc fuit neg per procuratore capituli petents ipsum Radi de Consur</text:p>
      <text:p text:style-name="Standard">ipsum de facto delata usr pre</text:p>
      <text:p text:style-name="Standard">risnuis magistro Hamono Rioci Petro de Caprivilla Guillelmo de Dorcon</text:p>
      <text:p text:style-name="Standard">et Michaele de Darenciaco</text:p>
      <text:p text:style-name="Standard">ad mercurii post vacn inter procuratore contra Johannes Chacare et Petrum</text:p>
      <text:p text:style-name="Standard">chatre ad probandum proat ex parte procuratore presents partis</text:p>
      <text:p text:style-name="Standard"><text:soft-page-break/>&gt;&gt;&gt;&gt;&gt;&gt; liste &lt;&lt;&lt;&lt;&lt;&lt;&lt;</text:p>
      <text:p text:style-name="Standard">G. decano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G. Hamelini</text:p>
      <text:p text:style-name="Standard">Dedem quadrellis</text:p>
      <text:p text:style-name="Standard">G. de Curre</text:p>
      <text:p text:style-name="Standard">J. de Sinemino</text:p>
      <text:p text:style-name="Standard">P. de Roniaco</text:p>
      <text:p text:style-name="Standard">G. Coquatricis</text:p>
      <text:p text:style-name="Standard">G. de Lumbris</text:p>
      <text:p text:style-name="Standard">H. de Corso</text:p>
      <text:p text:style-name="Standard">G. de Baillia</text:p>
      <text:p text:style-name="Standard">P. Pouvrelli</text:p>
      <text:p text:style-name="Standard">F. Decano</text:p>
      <text:p text:style-name="Standard">V. Cantore</text:p>
      <text:p text:style-name="Standard">J. Succentore</text:p>
      <text:p text:style-name="Standard">R. Cancellario</text:p>
      <text:p text:style-name="Standard">P. Penitenciario</text:p>
      <text:p text:style-name="Standard">D. de Quancellaios</text:p>
      <text:p text:style-name="Standard">G. de Lumbris</text:p>
      <text:p text:style-name="Standard">D. de Duclaro</text:p>
      <text:p text:style-name="Standard">H. de Coriso</text:p>
      <text:p text:style-name="Standard">G. de Baillia</text:p>
      <text:p text:style-name="Standard">J. de Sinenuro</text:p>
      <text:p text:style-name="Standard">P. de Roniaco</text:p>
      <text:p text:style-name="Standard">P. de Foresta</text:p>
      <text:p text:style-name="Standard">E. Fucherii</text:p>
      <text:p text:style-name="Standard">D. de Tu duclaro</text:p>
      <text:p text:style-name="Standard"/>
      <text:p text:style-name="Standard"/>
      <text:p text:style-name="Standard">=FRAN_0393_09312.tif=</text:p>
      <text:p text:style-name="Standard">&gt;&gt;&gt;&gt;&gt;&gt; date &lt;&lt;&lt;&lt;&lt;&lt;&lt;</text:p>
      <text:p text:style-name="Standard">Anno xliptimo die venri posti festum beati Romigii in capite acto bester captulaulbis</text:p>
      <text:p text:style-name="Standard"><text:soft-page-break/>nno xlseptimo die lune in vigilia festi beati Dyonisi in mense octobri capitlis</text:p>
      <text:p text:style-name="Standard">&gt;&gt;&gt;&gt;&gt;&gt; block &lt;&lt;&lt;&lt;&lt;&lt;&lt;</text:p>
      <text:p text:style-name="Standard">Hodie fracer Hugo de Lauduno Provifor domus Dei Parisins reto</text:p>
      <text:p text:style-name="Standard">gnovit se teneri Johanni de Paciato Oui Parisiensis in viginti</text:p>
      <text:p text:style-name="Standard">septerus libras et credecim solidis parisiensis $mi$ de summa conteu</text:p>
      <text:p text:style-name="Standard">ta in licteris solvendis ad uctabas festi omnium sanctorum sub pena exomunicains</text:p>
      <text:p text:style-name="Standard">Fiat quictacio Johanni La Trine de Romanavilla de vii librais</text:p>
      <text:p text:style-name="Standard">super magnum pontem ad recipiendum et quictore presentibus y.decuries Damele vo</text:p>
      <text:p text:style-name="Standard">dit habetum de curie Hangulis et y. Mar testits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H. de Coust</text:p>
      <text:p text:style-name="Standard">G. Hamelni</text:p>
      <text:p text:style-name="Standard">P. de Roniaco</text:p>
      <text:p text:style-name="Standard">P Pouvrelli</text:p>
      <text:p text:style-name="Standard">G. de Lumilis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G. Coqatricis</text:p>
      <text:p text:style-name="Standard">H. de Corso</text:p>
      <text:p text:style-name="Standard">G. de Baillia</text:p>
      <text:p text:style-name="Standard">J. de Sinerineo</text:p>
      <text:p text:style-name="Standard">P. Barrerii</text:p>
      <text:p text:style-name="Standard">P. de Roniaco</text:p>
      <text:p text:style-name="Standard">D.de Duclaro</text:p>
      <text:p text:style-name="Standard">H. de Culento</text:p>
      <text:p text:style-name="Standard"/>
      <text:p text:style-name="Standard"/>
      <text:p text:style-name="Standard">=FRAN_0393_09313.tif=</text:p>
      <text:p text:style-name="Standard">&gt;&gt;&gt;&gt;&gt;&gt; date &lt;&lt;&lt;&lt;&lt;&lt;&lt;</text:p>
      <text:p text:style-name="Standard">2244</text:p>
      <text:p text:style-name="Standard">Anno plseptumo die mercuri post festum Sancti Dyonisi capitultibis</text:p>
      <text:p text:style-name="Standard"><text:soft-page-break/>Anno xl septimo die veneris post festum beati dyonis capituatibus</text:p>
      <text:p text:style-name="Standard">&gt;&gt;&gt;&gt;&gt;&gt; block &lt;&lt;&lt;&lt;&lt;&lt;&lt;</text:p>
      <text:p text:style-name="Standard">Dominus Nicobaus capellanio ad altate manus Sancti Mederia</text:p>
      <text:p text:style-name="Standard">resignacint ex causa permutacionis faciende cum duo $Pheliphihpno</text:p>
      <text:p text:style-name="Standard">de Venarcio / ad ecclesiam parrochialem de Eirenovilla</text:p>
      <text:p text:style-name="Standard">Silvanetensis diocesis</text:p>
      <text:p text:style-name="Standard">&gt;&gt;&gt;&gt;&gt;&gt; liste &lt;&lt;&lt;&lt;&lt;&lt;&lt;</text:p>
      <text:p text:style-name="Standard">Vi cantore</text:p>
      <text:p text:style-name="Standard">Succentore</text:p>
      <text:p text:style-name="Standard">3</text:p>
      <text:p text:style-name="Standard">Penitenciario</text:p>
      <text:p text:style-name="Standard">D. de Duclaro</text:p>
      <text:p text:style-name="Standard">G. de Baillia</text:p>
      <text:p text:style-name="Standard">E. Fucherii</text:p>
      <text:p text:style-name="Standard">J. de Sinemuro</text:p>
      <text:p text:style-name="Standard">G. de Curcilis</text:p>
      <text:p text:style-name="Standard">Vi cantore</text:p>
      <text:p text:style-name="Standard">J. Succentore</text:p>
      <text:p text:style-name="Standard">M. de Melloto</text:p>
      <text:p text:style-name="Standard">H. de Corso</text:p>
      <text:p text:style-name="Standard">G. Hamelini</text:p>
      <text:p text:style-name="Standard">J. de Sinemuro</text:p>
      <text:p text:style-name="Standard">G. de Lumbris</text:p>
      <text:p text:style-name="Standard">H. de Culento</text:p>
      <text:p text:style-name="Standard">D. de Duclaro</text:p>
      <text:p text:style-name="Standard">G. de Perellis</text:p>
      <text:p text:style-name="Standard">E. Fucherii</text:p>
      <text:p text:style-name="Standard">D. de Quadrellis</text:p>
      <text:p text:style-name="Standard">P. Barrerii</text:p>
      <text:p text:style-name="Standard">G. Coquatricis</text:p>
      <text:p text:style-name="Standard"/>
      <text:p text:style-name="Standard"/>
      <text:p text:style-name="Standard">=FRAN_0393_09314.tif=</text:p>
      <text:p text:style-name="Standard">&gt;&gt;&gt;&gt;&gt;&gt; date &lt;&lt;&lt;&lt;&lt;&lt;&lt;</text:p>
      <text:p text:style-name="Standard">Anno xlseptamo die Lune post festum beati Dyonisii capitlus</text:p>
      <text:p text:style-name="Standard">Anno xlseptimo die lune post festum beati Luce Cuvanges capitulantibis</text:p>
      <text:p text:style-name="Standard"><text:soft-page-break/>&gt;&gt;&gt;&gt;&gt;&gt; liste &lt;&lt;&lt;&lt;&lt;&lt;&lt;</text:p>
      <text:p text:style-name="Standard">Vi dantore</text:p>
      <text:p text:style-name="Standard">J. Succentore</text:p>
      <text:p text:style-name="Standard">R. Cancellario</text:p>
      <text:p text:style-name="Standard">P. penitenciario</text:p>
      <text:p text:style-name="Standard">E. Fucherii</text:p>
      <text:p text:style-name="Standard">D di Vaclaro</text:p>
      <text:p text:style-name="Standard">P. Pouvrelli</text:p>
      <text:p text:style-name="Standard">G. de Lumbris</text:p>
      <text:p text:style-name="Standard">H. de Corso</text:p>
      <text:p text:style-name="Standard">G. de Baillia</text:p>
      <text:p text:style-name="Standard">G. de Pellis</text:p>
      <text:p text:style-name="Standard">P. Barrerii</text:p>
      <text:p text:style-name="Standard">G. de Curcilis</text:p>
      <text:p text:style-name="Standard">P. de Roniaco</text:p>
      <text:p text:style-name="Standard">Vvi. cantore</text:p>
      <text:p text:style-name="Standard">R. Cancellario</text:p>
      <text:p text:style-name="Standard">P. penitenciario</text:p>
      <text:p text:style-name="Standard">G. de Perellis</text:p>
      <text:p text:style-name="Standard">A. de Corso</text:p>
      <text:p text:style-name="Standard">G. de Baillivia</text:p>
      <text:p text:style-name="Standard">E. Fuchetii</text:p>
      <text:p text:style-name="Standard">G. de Turre</text:p>
      <text:p text:style-name="Standard">G. Hamolini</text:p>
      <text:p text:style-name="Standard">J de Sinenino</text:p>
      <text:p text:style-name="Standard">G. Coquatricis</text:p>
      <text:p text:style-name="Standard"/>
      <text:p text:style-name="Standard"/>
      <text:p text:style-name="Standard">=FRAN_0393_09315.tif=</text:p>
      <text:p text:style-name="Standard">&gt;&gt;&gt;&gt;&gt;&gt; date &lt;&lt;&lt;&lt;&lt;&lt;&lt;</text:p>
      <text:p text:style-name="Standard">916</text:p>
      <text:p text:style-name="Standard">Anno ylseptimo die mercuri post festum beati Luce euvangeri capitulntibus</text:p>
      <text:p text:style-name="Standard">Anno xl septimo die veneris ante festum botrom Symonis et Jude apostolori capitulanlibus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<text:soft-page-break/>R. Cancellario</text:p>
      <text:p text:style-name="Standard">P. Penitenciario</text:p>
      <text:p text:style-name="Standard">G. Coquatricis</text:p>
      <text:p text:style-name="Standard">G. de Curtilis</text:p>
      <text:p text:style-name="Standard">D. de Duclaro</text:p>
      <text:p text:style-name="Standard">P. Barrerii</text:p>
      <text:p text:style-name="Standard">P. de Roniaco</text:p>
      <text:p text:style-name="Standard">D. de Quadrellis</text:p>
      <text:p text:style-name="Standard">Vi Cantore</text:p>
      <text:p text:style-name="Standard">D. Succentore</text:p>
      <text:p text:style-name="Standard">R. Cancellario</text:p>
      <text:p text:style-name="Standard">P. Penitenciario</text:p>
      <text:p text:style-name="Standard">D. de Quadrellis</text:p>
      <text:p text:style-name="Standard">H. de Corso</text:p>
      <text:p text:style-name="Standard">G. de Curtilis</text:p>
      <text:p text:style-name="Standard">G. de Baillivic</text:p>
      <text:p text:style-name="Standard">G. de Turre</text:p>
      <text:p text:style-name="Standard">D. de Duclaro</text:p>
      <text:p text:style-name="Standard">M. de Melloto</text:p>
      <text:p text:style-name="Standard">G. de Pellis</text:p>
      <text:p text:style-name="Standard">Gicequatricis</text:p>
      <text:p text:style-name="Standard">G. de</text:p>
      <text:p text:style-name="Standard"/>
      <text:p text:style-name="Standard"/>
      <text:p text:style-name="Standard">=FRAN_0393_09316.tif=</text:p>
      <text:p text:style-name="Standard">&gt;&gt;&gt;&gt;&gt;&gt; liste &lt;&lt;&lt;&lt;&lt;&lt;&lt;</text:p>
      <text:p text:style-name="Standard">Dicalis cantore</text:p>
      <text:p text:style-name="Standard">Johanne succentore</text:p>
      <text:p text:style-name="Standard">Roberto Cancellario</text:p>
      <text:p text:style-name="Standard">P. Penitenciario</text:p>
      <text:p text:style-name="Standard">Gilberto de Turee</text:p>
      <text:p text:style-name="Standard">Dyon de Claro</text:p>
      <text:p text:style-name="Standard">Henrico de Culerto</text:p>
      <text:p text:style-name="Standard">P. Barrerii</text:p>
      <text:p text:style-name="Standard">Guidoni Coquatricis</text:p>
      <text:p text:style-name="Standard">Girardo de Curtilis</text:p>
      <text:p text:style-name="Standard"><text:soft-page-break/>G. de Lumbris</text:p>
      <text:p text:style-name="Standard">Syon de Quadrellis</text:p>
      <text:p text:style-name="Standard">P. de Roniaco</text:p>
      <text:p text:style-name="Standard">Gilberto Hamelini</text:p>
      <text:p text:style-name="Standard">Johanne de Sinemunro</text:p>
      <text:p text:style-name="Standard">Chya de Corso</text:p>
      <text:p text:style-name="Standard">E Fucherii</text:p>
      <text:p text:style-name="Standard">Eveno Bohic infino</text:p>
      <text:p text:style-name="Standard">G. de Baillivia</text:p>
      <text:p text:style-name="Standard">M. de Mellato</text:p>
      <text:p text:style-name="Standard">Petro de Aneto</text:p>
      <text:p text:style-name="Standard">B. de Pellis</text:p>
      <text:p text:style-name="Standard">G. de Mentello</text:p>
      <text:p text:style-name="Standard">P. de Foresta</text:p>
      <text:p text:style-name="Standard"/>
      <text:p text:style-name="Standard"/>
      <text:p text:style-name="Standard">=FRAN_0393_09317.tif=</text:p>
      <text:p text:style-name="Standard">&gt;&gt;&gt;&gt;&gt;&gt; date &lt;&lt;&lt;&lt;&lt;&lt;&lt;</text:p>
      <text:p text:style-name="Standard">278</text:p>
      <text:p text:style-name="Standard">Ante</text:p>
      <text:p text:style-name="Standard">Anno Domini i ccc° xvii Die Lnnepoyi festum lent omnium sroru apitulantibus</text:p>
      <text:p text:style-name="Standard">Anno xl septimo die mercurii post festaum lorum Syminis et Jude apsolorum capitibus</text:p>
      <text:p text:style-name="Standard">&gt;&gt;&gt;&gt;&gt;&gt; block &lt;&lt;&lt;&lt;&lt;&lt;&lt;</text:p>
      <text:p text:style-name="Standard">dominus $Jocobus Johannes Pioci conficetur se teneri magistro Acobi</text:p>
      <text:p text:style-name="Standard">Guillelmo Jacobi Ingetratori licterarum apostolicarum in quaturr liucra</text:p>
      <text:p text:style-name="Standard">grossis turenis racione impttracionis cujusdam Vulle conquestus Rod</text:p>
      <text:p text:style-name="Standard">ad voluntis una cumcitatis et confectis presonts que com se</text:p>
      <text:p text:style-name="Standard">Dobot reddere se cricurore</text:p>
      <text:p text:style-name="Standard">&gt;&gt;&gt;&gt;&gt;&gt; liste &lt;&lt;&lt;&lt;&lt;&lt;&lt;</text:p>
      <text:p text:style-name="Standard">Jicalis Cantoris</text:p>
      <text:p text:style-name="Standard">R. Cancellario</text:p>
      <text:p text:style-name="Standard">P. Penitenciario</text:p>
      <text:p text:style-name="Standard">G. de Micello</text:p>
      <text:p text:style-name="Standard">G. de Curtilis</text:p>
      <text:p text:style-name="Standard">P. de Alveto</text:p>
      <text:p text:style-name="Standard">G. de Pellis</text:p>
      <text:p text:style-name="Standard"><text:soft-page-break/>G. Hamelini</text:p>
      <text:p text:style-name="Standard">John de Claro</text:p>
      <text:p text:style-name="Standard">Dyon de Quadrellis</text:p>
      <text:p text:style-name="Standard">P. de Frresta</text:p>
      <text:p text:style-name="Standard">P. Barreti</text:p>
      <text:p text:style-name="Standard">Jehanne de Siveine</text:p>
      <text:p text:style-name="Standard">G. Coquetrias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J. de Sinemuro</text:p>
      <text:p text:style-name="Standard">H. de Corso</text:p>
      <text:p text:style-name="Standard">G. Hamelini</text:p>
      <text:p text:style-name="Standard">G. de Pellis</text:p>
      <text:p text:style-name="Standard">G. de Curcilis</text:p>
      <text:p text:style-name="Standard">D. de Duclaro</text:p>
      <text:p text:style-name="Standard">P. de Romiad</text:p>
      <text:p text:style-name="Standard"/>
      <text:p text:style-name="Standard"/>
      <text:p text:style-name="Standard">=FRAN_0393_09318.tif=</text:p>
      <text:p text:style-name="Standard">&gt;&gt;&gt;&gt;&gt;&gt; date &lt;&lt;&lt;&lt;&lt;&lt;&lt;</text:p>
      <text:p text:style-name="Standard">Anno ylseptimo die bune post festum omaium ancito cpiuatbus</text:p>
      <text:p text:style-name="Standard">Anno xiii die mantis ante propeius festum beati Mgectriu cpislnibus dominis</text:p>
      <text:p text:style-name="Standard">.</text:p>
      <text:p text:style-name="Standard">&gt;&gt;&gt;&gt;&gt;&gt; block &lt;&lt;&lt;&lt;&lt;&lt;&lt;</text:p>
      <text:p text:style-name="Standard">Guillelmus $Cmiillem Carrille Ciletus quaine ejus filius Laubeatns Lenquet</text:p>
      <text:p text:style-name="Standard">Gardus de Malrensis . Hamo cleicus Talellionis</text:p>
      <text:p text:style-name="Standard">fuct$ qui miau</text:p>
      <text:p text:style-name="Standard">nunc depenere vicatem am quos testes et eousm dicta pertestatus fuit dominum Micha</text:p>
      <text:p text:style-name="Standard">el procuratore oufll de direndo novin officii haborium edcleci</text:p>
      <text:p text:style-name="Standard">dies quam habebtu clerici macutinarum ex pietrus Pignet et petius</text:p>
      <text:p text:style-name="Standard">$ecallim firmarium Sancti Dycni ad diem lune post festum beati Martini</text:p>
      <text:p text:style-name="Standard">hyem exuntem primam die capitulari post dictum festum est contunata</text:p>
      <text:p text:style-name="Standard">et progerai ssque ad dmio lune post festum ouo in statum pactu</text:p>
      <text:p text:style-name="Standard">cum procuratore $ et magistro Guillelmo de Nomibre procuratori sancti</text:p>
      <text:p text:style-name="Standard"><text:soft-page-break/>d yc reciam dicti Petri die Martis sequanti</text:p>
      <text:p text:style-name="Standard">.</text:p>
      <text:p text:style-name="Standard">&gt;&gt;&gt;&gt;&gt;&gt; liste &lt;&lt;&lt;&lt;&lt;&lt;&lt;</text:p>
      <text:p text:style-name="Standard">Vi cantore</text:p>
      <text:p text:style-name="Standard">G. de Bailivia</text:p>
      <text:p text:style-name="Standard">P Barieni</text:p>
      <text:p text:style-name="Standard">R. de Molinis</text:p>
      <text:p text:style-name="Standard">H. de Corso</text:p>
      <text:p text:style-name="Standard">G. Coquatricis</text:p>
      <text:p text:style-name="Standard">G. de Marcello</text:p>
      <text:p text:style-name="Standard">G. de Curcilis</text:p>
      <text:p text:style-name="Standard">G. Hamelini</text:p>
      <text:p text:style-name="Standard">G. de Lumbris</text:p>
      <text:p text:style-name="Standard">P. de Roniaco</text:p>
      <text:p text:style-name="Standard">E. Fucherii</text:p>
      <text:p text:style-name="Standard">J. de Sinemuro</text:p>
      <text:p text:style-name="Standard">Prcalis Cantore</text:p>
      <text:p text:style-name="Standard">Johanne Succentore</text:p>
      <text:p text:style-name="Standard">R. Cancellis</text:p>
      <text:p text:style-name="Standard">P. Penitenciario</text:p>
      <text:p text:style-name="Standard">P. Barreri</text:p>
      <text:p text:style-name="Standard">G. de Liver</text:p>
      <text:p text:style-name="Standard">G. de Pellis</text:p>
      <text:p text:style-name="Standard">G. Coqutries</text:p>
      <text:p text:style-name="Standard">G. de Turre</text:p>
      <text:p text:style-name="Standard">J. de Sineine</text:p>
      <text:p text:style-name="Standard">R. de Melinis</text:p>
      <text:p text:style-name="Standard">Harvelini</text:p>
      <text:p text:style-name="Standard">P. de Roniaco</text:p>
      <text:p text:style-name="Standard">G. de Corso</text:p>
      <text:p text:style-name="Standard">G. de Baillie</text:p>
      <text:p text:style-name="Standard">G. de Curtil</text:p>
      <text:p text:style-name="Standard">G. de Mentello</text:p>
      <text:p text:style-name="Standard">Sat Judici</text:p>
      <text:p text:style-name="Standard"/>
      <text:p text:style-name="Standard"/>
      <text:p text:style-name="Standard"><text:soft-page-break/>=FRAN_0393_09319.tif=</text:p>
      <text:p text:style-name="Standard">&gt;&gt;&gt;&gt;&gt;&gt; block &lt;&lt;&lt;&lt;&lt;&lt;&lt;</text:p>
      <text:p text:style-name="Standard">inter procurator macutinarum / concia Stephanum plesante et Stephanum de</text:p>
      <text:p text:style-name="Standard">Mollitur / et Johanne dictum Gastesel ad viii dies in statu presentis actos et</text:p>
      <text:p text:style-name="Standard">G. Salen procuratori</text:p>
      <text:p text:style-name="Standard">ad lune in octo diebus ind delitis super trdia nstrim Johanni Barges contra ma Bur tos</text:p>
      <text:p text:style-name="Standard">Jchan de S</text:p>
      <text:p text:style-name="Standard">&gt;&gt;&gt;&gt;&gt;&gt; liste &lt;&lt;&lt;&lt;&lt;&lt;&lt;</text:p>
      <text:p text:style-name="Standard">firmino Decano</text:p>
      <text:p text:style-name="Standard">Dicalis cantere</text:p>
      <text:p text:style-name="Standard">J. Sucrenor</text:p>
      <text:p text:style-name="Standard">R. Cancellario</text:p>
      <text:p text:style-name="Standard">P. Penitenciario</text:p>
      <text:p text:style-name="Standard">P. Barreri</text:p>
      <text:p text:style-name="Standard">P. de Roniaco</text:p>
      <text:p text:style-name="Standard">de Sineno</text:p>
      <text:p text:style-name="Standard">G. de Lumdoris</text:p>
      <text:p text:style-name="Standard">G. Coqueres</text:p>
      <text:p text:style-name="Standard">M. de Melleto</text:p>
      <text:p text:style-name="Standard">Dyan de Duclaro</text:p>
      <text:p text:style-name="Standard">E. Fucheri</text:p>
      <text:p text:style-name="Standard">H. de Conso</text:p>
      <text:p text:style-name="Standard">G. Hamelini</text:p>
      <text:p text:style-name="Standard">G. de Baillia</text:p>
      <text:p text:style-name="Standard"/>
      <text:p text:style-name="Standard"/>
      <text:p text:style-name="Standard">=FRAN_0393_09320.tif=</text:p>
      <text:p text:style-name="Standard">&gt;&gt;&gt;&gt;&gt;&gt; liste &lt;&lt;&lt;&lt;&lt;&lt;&lt;</text:p>
      <text:p text:style-name="Standard">fimmo Decano</text:p>
      <text:p text:style-name="Standard">Vitalis Cantore</text:p>
      <text:p text:style-name="Standard">Johanne Succentore</text:p>
      <text:p text:style-name="Standard">R. Cancellario</text:p>
      <text:p text:style-name="Standard">P. Penitenciario</text:p>
      <text:p text:style-name="Standard">Gileo de Turie infimo</text:p>
      <text:p text:style-name="Standard">P. Penvelli</text:p>
      <text:p text:style-name="Standard">G. Behie infirme</text:p>
      <text:p text:style-name="Standard"><text:soft-page-break/>Eleio Hamelini</text:p>
      <text:p text:style-name="Standard">D. de Guclare</text:p>
      <text:p text:style-name="Standard">Johanne de Sinenino</text:p>
      <text:p text:style-name="Standard">J. Caneellais</text:p>
      <text:p text:style-name="Standard">P. Barreri</text:p>
      <text:p text:style-name="Standard">P. de Roniaco.</text:p>
      <text:p text:style-name="Standard">G. de Pellis</text:p>
      <text:p text:style-name="Standard">G. de Lumbris</text:p>
      <text:p text:style-name="Standard">G. de Baillivia</text:p>
      <text:p text:style-name="Standard">G. de Curclio</text:p>
      <text:p text:style-name="Standard">D. de Quadrellis</text:p>
      <text:p text:style-name="Standard">Vicequatricis</text:p>
      <text:p text:style-name="Standard">H. de Corso</text:p>
      <text:p text:style-name="Standard">M. de Melloto</text:p>
      <text:p text:style-name="Standard">Eblo Fucherii</text:p>
      <text:p text:style-name="Standard">R de Malinis</text:p>
      <text:p text:style-name="Standard">de Matcello</text:p>
      <text:p text:style-name="Standard"/>
      <text:p text:style-name="Standard"/>
      <text:p text:style-name="Standard">=FRAN_0393_09321.tif=</text:p>
      <text:p text:style-name="Standard">&gt;&gt;&gt;&gt;&gt;&gt; date &lt;&lt;&lt;&lt;&lt;&lt;&lt;</text:p>
      <text:p text:style-name="Standard">Anno xlceptimo die martis post festum beati Martini hyem durante capitulo generali per conti capitulantibue</text:p>
      <text:p text:style-name="Standard">Anno xlseptimo die mercuri post festum BeatiaMartini duinansis apitulo generali per rontiti captulatibus</text:p>
      <text:p text:style-name="Standard">&gt;&gt;&gt;&gt;&gt;&gt; block &lt;&lt;&lt;&lt;&lt;&lt;&lt;</text:p>
      <text:p text:style-name="Standard">Hodie fuit ordinatum quod teneatur dicto uigunt illa ordina</text:p>
      <text:p text:style-name="Standard">cio / que funo facta ipidelicet quod quilibet officiarius</text:p>
      <text:p text:style-name="Standard">accipiet per se illud / quod aliud officium debebat officio</text:p>
      <text:p text:style-name="Standard">quequidem ordinacio fuit compilata per magistros Dyonisi</text:p>
      <text:p text:style-name="Standard">de quad cellis Dycunsium de Duclaro / et Guillelmum de Lubr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<text:soft-page-break/>H. de Cerso</text:p>
      <text:p text:style-name="Standard">+</text:p>
      <text:p text:style-name="Standard">P. de Roniaco</text:p>
      <text:p text:style-name="Standard">D. de Quadrellis</text:p>
      <text:p text:style-name="Standard">E. Fucherii</text:p>
      <text:p text:style-name="Standard">J. de Duclaro</text:p>
      <text:p text:style-name="Standard">G. de Curre infirmo</text:p>
      <text:p text:style-name="Standard">E. Bohac infirmo</text:p>
      <text:p text:style-name="Standard">G. de Bailivia</text:p>
      <text:p text:style-name="Standard">Vi cantore</text:p>
      <text:p text:style-name="Standard">J. Succentore</text:p>
      <text:p text:style-name="Standard">R. Cancellario</text:p>
      <text:p text:style-name="Standard">Penitenciario</text:p>
      <text:p text:style-name="Standard">P. de Roniaco</text:p>
      <text:p text:style-name="Standard">G. de Curcilis</text:p>
      <text:p text:style-name="Standard">G. de Lune</text:p>
      <text:p text:style-name="Standard"/>
      <text:p text:style-name="Standard"/>
      <text:p text:style-name="Standard">=FRAN_0393_09322.tif=</text:p>
      <text:p text:style-name="Standard">&gt;&gt;&gt;&gt;&gt;&gt; date &lt;&lt;&lt;&lt;&lt;&lt;&lt;</text:p>
      <text:p text:style-name="Standard">Anno xl septo die veneris post festum beati Martini Hyenialis capituli</text:p>
      <text:p text:style-name="Standard">Anno xl septimo vie lune aunte festum beati Elementis capituli</text:p>
      <text:p text:style-name="Standard">&gt;&gt;&gt;&gt;&gt;&gt; block &lt;&lt;&lt;&lt;&lt;&lt;&lt;</text:p>
      <text:p text:style-name="Standard">die sabbati dominus Johanne Pioci vilunt et consensit quod curatus deserviet curam Sancti Bene dicti domininado</text:p>
      <text:p text:style-name="Standard">reddendo eidem summa quolibet teruo et voluerit ejre obligari ad hoc et ad dedampnificandum</text:p>
      <text:p text:style-name="Standard">s irguquostavque. Iem fiat lictera quod curatus tenetur eidem domino Johanni in</text:p>
      <text:p text:style-name="Standard">&gt;&gt;&gt;&gt;&gt;&gt; liste &lt;&lt;&lt;&lt;&lt;&lt;&lt;</text:p>
      <text:p text:style-name="Standard">Vi. cantore</text:p>
      <text:p text:style-name="Standard">Succentore</text:p>
      <text:p text:style-name="Standard">R. Cancellario</text:p>
      <text:p text:style-name="Standard">Petro printiai</text:p>
      <text:p text:style-name="Standard">E. Fucheris</text:p>
      <text:p text:style-name="Standard">G. de Baillivia</text:p>
      <text:p text:style-name="Standard">Giciquatricio</text:p>
      <text:p text:style-name="Standard">P. Pouvcelli</text:p>
      <text:p text:style-name="Standard"><text:soft-page-break/>H. de Corso</text:p>
      <text:p text:style-name="Standard">P. de Roniaco</text:p>
      <text:p text:style-name="Standard">$P. Pourrelli</text:p>
      <text:p text:style-name="Standard">J. de Sinenino</text:p>
      <text:p text:style-name="Standard">D. de Duclaro</text:p>
      <text:p text:style-name="Standard">G. de Lumbris</text:p>
      <text:p text:style-name="Standard">G. de Curtiss</text:p>
      <text:p text:style-name="Standard">G. de Marcello</text:p>
      <text:p text:style-name="Standard">D. de Quadrellis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P. Pouvrelli</text:p>
      <text:p text:style-name="Standard">H. de Culento</text:p>
      <text:p text:style-name="Standard">D. de Quadrellis</text:p>
      <text:p text:style-name="Standard">H. de Corso</text:p>
      <text:p text:style-name="Standard">G. de Baillivia</text:p>
      <text:p text:style-name="Standard">J. de Sinemuro</text:p>
      <text:p text:style-name="Standard"/>
      <text:p text:style-name="Standard"/>
      <text:p text:style-name="Standard">=FRAN_0393_09323.tif=</text:p>
      <text:p text:style-name="Standard">&gt;&gt;&gt;&gt;&gt;&gt; date &lt;&lt;&lt;&lt;&lt;&lt;&lt;</text:p>
      <text:p text:style-name="Standard">254</text:p>
      <text:p text:style-name="Standard">Anno xlseptimo du mercuri ante festum bati Clementis atuiltlibus</text:p>
      <text:p text:style-name="Standard">Anno xlseptimo die lune post festum Beat Kachine virginis capituli</text:p>
      <text:p text:style-name="Standard">&gt;&gt;&gt;&gt;&gt;&gt; block &lt;&lt;&lt;&lt;&lt;&lt;&lt;</text:p>
      <text:p text:style-name="Standard">fuidre</text:p>
      <text:p text:style-name="Standard">domino Johanne Pioti recogi se tenrum Johanni de Laucrna in in</text:p>
      <text:p text:style-name="Standard">Joveri interrogata utrum quictabat dominum Grorgui</text:p>
      <text:p text:style-name="Standard">de omnibus injuris sibi illatis dxit quod non</text:p>
      <text:p text:style-name="Standard">Hodie marte et filia randerunt quod nichil peteban</text:p>
      <text:p text:style-name="Standard">a prisionarum presentbus camerario laico Hauione salen co</text:p>
      <text:p text:style-name="Standard">Mar</text:p>
      <text:p text:style-name="Standard">Philipotus justiciabilis domini cantoris tamquam famibiario</text:p>
      <text:p text:style-name="Standard">ritat $et dixis</text:p>
      <text:p text:style-name="Standard"><text:soft-page-break/>omne cause ccte menicuri in statu in quo sinis</text:p>
      <text:p text:style-name="Standard">perius beongis de Civilliaco tamquam justiciabilis ccipisli</text:p>
      <text:p text:style-name="Standard">Rendit et dixit per suum jramentum</text:p>
      <text:p text:style-name="Standard">Camerarius clericus laicus se fecit plegium de readducendo dictum</text:p>
      <text:p text:style-name="Standard">perrinum et de staudo juri et sic hunic plargicionem prisi</text:p>
      <text:p text:style-name="Standard">per villam Par.</text:p>
      <text:p text:style-name="Standard">P. Photus Huit elargiri prisonis per villa etm fuerint nogii</text:p>
      <text:p text:style-name="Standard">de Lomaro des assera</text:p>
      <text:p text:style-name="Standard">&gt;&gt;&gt;&gt;&gt;&gt; liste &lt;&lt;&lt;&lt;&lt;&lt;&lt;</text:p>
      <text:p text:style-name="Standard">Vi. Cantors</text:p>
      <text:p text:style-name="Standard">D. Succentore</text:p>
      <text:p text:style-name="Standard">Dde Quadrellis</text:p>
      <text:p text:style-name="Standard">H. de Corso</text:p>
      <text:p text:style-name="Standard">G. de Baillia</text:p>
      <text:p text:style-name="Standard">H. de Culento</text:p>
      <text:p text:style-name="Standard">G. de Curcilis</text:p>
      <text:p text:style-name="Standard">P. Pouvrelli</text:p>
      <text:p text:style-name="Standard">G. de Lumbris</text:p>
      <text:p text:style-name="Standard">D. de Duclaro</text:p>
      <text:p text:style-name="Standard">P. de Roniaco</text:p>
      <text:p text:style-name="Standard">E. Fucherii</text:p>
      <text:p text:style-name="Standard">G. Hamelini</text:p>
      <text:p text:style-name="Standard">Vi cantore</text:p>
      <text:p text:style-name="Standard">J. Succentore</text:p>
      <text:p text:style-name="Standard">P. penitenciario</text:p>
      <text:p text:style-name="Standard">E. Fucherii</text:p>
      <text:p text:style-name="Standard">G. de Baillivia</text:p>
      <text:p text:style-name="Standard">H. de Corso</text:p>
      <text:p text:style-name="Standard">G. de Marcello</text:p>
      <text:p text:style-name="Standard">P. de Roniaco</text:p>
      <text:p text:style-name="Standard">J. de Finemino</text:p>
      <text:p text:style-name="Standard">P. Pouvrelli</text:p>
      <text:p text:style-name="Standard">G. Hamelini</text:p>
      <text:p text:style-name="Standard">G. de Curcilis</text:p>
      <text:p text:style-name="Standard">G. de Lumbris</text:p>
      <text:p text:style-name="Standard">G. coquatricis</text:p>
      <text:p text:style-name="Standard"><text:soft-page-break/>R. de Molinis</text:p>
      <text:p text:style-name="Standard"/>
      <text:p text:style-name="Standard"/>
      <text:p text:style-name="Standard">=FRAN_0393_09324.tif=</text:p>
      <text:p text:style-name="Standard">&gt;&gt;&gt;&gt;&gt;&gt; block &lt;&lt;&lt;&lt;&lt;&lt;&lt;</text:p>
      <text:p text:style-name="Standard">cestes pro ducti pro parte domini Benardi sacuste ecce $perbenp$ bene fecit deferiri in capei</text:p>
      <text:p text:style-name="Standard">prbatu $pgni capcua pione re ll ad altare b</text:p>
      <text:p text:style-name="Standard">sua predicta que requirit tres missas in septimana ut dicit</text:p>
      <text:p text:style-name="Standard">dominus Laurencius de Cemplo canonicus dicte Ecclesie Sancti Medeici depouit per suum juramintum se vidisse a tris</text:p>
      <text:p text:style-name="Standard">annis citra un deserviri in dicta capeuli e pt posuit ad deseriendum pro ipso domino V</text:p>
      <text:p text:style-name="Standard">nardios in ipsu per aliquid compus dominum Guillelmum de Fesato et post ipssum per aliquot compus</text:p>
      <text:p text:style-name="Standard">dli dlanum P Colvomonte et per dominum Gerardum de Bisco quue dosurunt ibudem dicit</text:p>
      <text:p text:style-name="Standard">camen quod non vidit dictum dominum Bernardum residentem in ipsa nisi p dies vel circit quando</text:p>
      <text:p text:style-name="Standard">vivebat parisius de patria sua</text:p>
      <text:p text:style-name="Standard">magistro Martinus Le Chevenacier canonici dicte daicte Sancti Mederici dicit per suum sebe scire quod dicta</text:p>
      <text:p text:style-name="Standard">capellania fuit et est lieneni deservita a tribus annis citraio set de Chaplori tempre non recoli</text:p>
      <text:p text:style-name="Standard">et sat biaenei quod non rosedit in ipsa nisi aliquocies per xv dies quadan de retrapacriam</text:p>
      <text:p text:style-name="Standard">epetrus Frater vicarius in ipsa octa et productus dicit quod ug sunt octo ecum elapsi ic</text:p>
      <text:p text:style-name="Standard">cirater acempre quo rosedit in dicta octa / et per ab illo temre vidit in ta bn deserviri</text:p>
      <text:p text:style-name="Standard">decebi l det cum Benardum sot per certos capellanos quos ipse dominus Bernardus deputabat</text:p>
      <text:p text:style-name="Standard">scilitat per dominos Gauillelmum de Fossto Alanud de Calicmonte et Gerardu de Bost</text:p>
      <text:p text:style-name="Standard">et aliquos alioo de qono noibus non retolit</text:p>
      <text:p text:style-name="Standard">C dictus dominus Gerardus de Bosco cesidens in dicta ecclesia apxa anns citra et qui</text:p>
      <text:p text:style-name="Standard">nunc desus vnt ut sicitim ega capellaniam vidit a cempro pr dicto bene deserviri an</text:p>
      <text:p text:style-name="Standard">dicta capellani def oubines quos ad hoc seputabat Sanctus dominus Bernardus tam per</text:p>
      <text:p text:style-name="Standard">dctis presbyteros superius nominatos quam per aliquos alios de quoro nomibus nay retel</text:p>
      <text:p text:style-name="Standard">dicons quod ipsis met et domn desuit nunc in ea</text:p>
      <text:p text:style-name="Standard">dominus Johannes de Salvus presbyter te pro ductis juri et dilenti epr dicit per suum juramentum quod sun</text:p>
      <text:p text:style-name="Standard">x aun elapsi a tempre venit moratur in dicta ecclesia Sancti Pod</text:p>
      <text:p text:style-name="Standard">agreug</text:p>
      <text:p text:style-name="Standard">cue</text:p>
      <text:p text:style-name="Standard">v</text:p>
      <text:p text:style-name="Standard">cipio vidit quod idem dominus Bernardus B deserviebat in ea in suapropria persta</text:p>
      <text:p text:style-name="Standard">Re aliquod tepus et postmodum vidit in ea difeauri per dictum Johanne Lombarrie</text:p>
      <text:p text:style-name="Standard"><text:soft-page-break/>presbterum deputatum ab ipso domino Bernarde nequrvite residere et postmodum per dominum</text:p>
      <text:p text:style-name="Standard">Guillelmum Auger et per alios presbyteros superius nominatos per testes precet</text:p>
      <text:p text:style-name="Standard">Dominus Syiin Andree presbyter et predictrs jurinis et dit extra u per suum aurai qod xxx auni sunt elapsi a tepere querevit</text:p>
      <text:p text:style-name="Standard">frequentare ecclesiam Sancto Mederici Pari in qua excitat beneffiar et extune continue qum frequentavit et ad huc fiequentat</text:p>
      <text:p text:style-name="Standard">et ibi habus sustents suam et scit bene ut die pro sunt un xxv anni elapsi vel artie / acepre quo Benardus saeste</text:p>
      <text:p text:style-name="Standard">habuit capellaniam Sancti Michaelis in dicta ecclesia Sancti Medriciis et scit quod acepore quo ipsa habuit usque nino ipsie dominus Bernardus</text:p>
      <text:p text:style-name="Standard">fecit bene deserviti in dictu capellania de tribus missis in septimana ad quos est oneata dicens pro non est capellani</text:p>
      <text:p text:style-name="Standard">in dicta ecclesia ita bene deservita et vidit tam utidi deseviri per dominum Guillelmum Anglitum et Guillelmum de Fossaco et</text:p>
      <text:p text:style-name="Standard">Gerardum de Bosco et per aliquos alios de quorum nominibus non recolit</text:p>
      <text:p text:style-name="Standard">Item dominus Guillelmus Brotot in dict ecclesia benefioto prdictus jurisis et diliter uxor domine pr suri jurmentum pr. bene scire quod dicta capeenae</text:p>
      <text:p text:style-name="Standard">ab octo annis ctra fuit bn deservita de trbus missis in sestis na ab illo tepure a quod venit moratur in dicta ecclesia</text:p>
      <text:p text:style-name="Standard">vidit ea bene deserviu per dictos dominos Guillelmum de Fossaco Alanu de Calvomonteet Berardis de Bosco</text:p>
      <text:p text:style-name="Standard">dominus Guillelmus Anglicus prebyter resides in dicta ecclesia sacd medicti à xxv linns citru cotune ubi halibet sistentatinm et p</text:p>
      <text:p text:style-name="Standard">car et dilecter extr dmieo se vn scire quod dicta capellanius a xx anis citri fuit bene concune deservita de tribus missis in sceript</text:p>
      <text:p text:style-name="Standard">cia que que lvii xiiii arni factit elapsi deservivit in dicta capellania per v annos contunus bene et debite et quadom eau</text:p>
      <text:p text:style-name="Standard">dnmisit deservit vidit quod dominus Guillelmos de Fossaco eum deservunit biane per septe anos continue eiposcmodum vidic</text:p>
      <text:p text:style-name="Standard">deserviri perdictum Alanum de Calvomonte et nunc $pi$ pidet ei deserviu per dominum viuldio d</text:p>
      <text:p text:style-name="Standard">to p</text:p>
      <text:p text:style-name="Standard">pe dci nus anta p</text:p>
      <text:p text:style-name="Standard"/>
      <text:p text:style-name="Standard"/>
      <text:p text:style-name="Standard">=FRAN_0393_09325.tif=</text:p>
      <text:p text:style-name="Standard">&gt;&gt;&gt;&gt;&gt;&gt; date &lt;&lt;&lt;&lt;&lt;&lt;&lt;</text:p>
      <text:p text:style-name="Standard">250</text:p>
      <text:p text:style-name="Standard">Anno x vii° die mercurisi post festum aete Latrne vigini capitulatlbue</text:p>
      <text:p text:style-name="Standard">&gt;&gt;&gt;&gt;&gt;&gt; block &lt;&lt;&lt;&lt;&lt;&lt;&lt;</text:p>
      <text:p text:style-name="Standard"><text:soft-page-break/>Hodie fuit faca elargicio prisionis domino secugio mercatoris per claustrum itap</text:p>
      <text:p text:style-name="Standard">non incrabit ecclesiam / et fuit dies sibi assue ad lune</text:p>
      <text:p text:style-name="Standard">Et fuerunt plegii pro issius adducendum $ad dies venenrabs viri domini Petrus de Ro</text:p>
      <text:p text:style-name="Standard">Mato et Gerardus de Curtilis canonici Par.</text:p>
      <text:p text:style-name="Standard">Joam Macicocia vacans per morto Michaelis de Liricantu fuit collaci</text:p>
      <text:p text:style-name="Standard">odino pellipario</text:p>
      <text:p text:style-name="Standard">Item arrestum appositum in fructibus capellanius domini Benardi sacriste fuit</text:p>
      <text:p text:style-name="Standard">amotum / et presentavit ad deserviendum per ipsi dominu Gerardum de Bosco</text:p>
      <text:p text:style-name="Standard">dicens se non tenere residere cum esset collecton pro domino papa deputatis</text:p>
      <text:p text:style-name="Standard">prout diceba genstare per licteras apostolicas / quas ibidem xxhibuit et quarius</text:p>
      <text:p text:style-name="Standard">tenor sequitar in hec verba</text:p>
      <text:p text:style-name="Standard">Vemens ilisonis servis servorum Dei Dilecto filio Beriado sacuste canonico ecclesie beati Stephani de Domni</text:p>
      <text:p text:style-name="Standard">regis bituriis diocesis salutem et apostolicam beneabi. Bue probitatis meritis inducimur ut nos super cuus</text:p>
      <text:p text:style-name="Standard">optunitatibus reperias quantum cum Deo possumus liberales . hunc est quod nos cuis supplica</text:p>
      <text:p text:style-name="Standard">comnibus inclinaci auctoritate cibi presencium indulgent / ut cu que per dilectum filium Stephanum Chautardi canonici</text:p>
      <text:p text:style-name="Standard">vicuris quorundam peroventuum et bonorum ad nos et ecclesiam Romants seu camerari nostram in certis</text:p>
      <text:p text:style-name="Standard">permutiis civitatibus et diocesis specancium collectorem auctoritate apostolica deputatum / subcollecton sicu</text:p>
      <text:p text:style-name="Standard">accepimus constitutus existis quamduu in negocio r nos et ecclesiam seu cameram prec tangetim</text:p>
      <text:p text:style-name="Standard">per eundem collectorem tibi commissorum vel committendorum impostero prosecucione perstitis sinctus</text:p>
      <text:p text:style-name="Standard">redditus et proventus beneficiorum cuorum ecclesiasticorum que nunc in quibusvis etclesiis et btures</text:p>
      <text:p text:style-name="Standard">vel impostero obtinebis / eciam si dignitates vel paratus aut officia existat et cura habeant</text:p>
      <text:p text:style-name="Standard">animarum dominum do dignitates hujusmodi in cathedralibus post prntificales majores vel in cellegia</text:p>
      <text:p text:style-name="Standard">tis ecclesiis principales non existat cum ea integtate quamdiu pr prosecucione et expedicoue</text:p>
      <text:p text:style-name="Standard">negociorum predictorum eisdem insistes obsequiis libere percipere valcas cocidianis distribucionibus</text:p>
      <text:p text:style-name="Standard">dimitaxat exceptis cum qua illos perciperer si in dictis ecclesiis paraliter resideres et ad refacta</text:p>
      <text:p text:style-name="Standard">residere dum interim in eisdem ecclesiis nmne tenearis / neque ad ad a quoquam invicus valeas</text:p>
      <text:p text:style-name="Standard">coartari. Non obstantibus si in eisdem ecclesiis primam non feceris peralem residenciam consueta</text:p>
      <text:p text:style-name="Standard">ac quibuscunque statutis et consueandibus dictarum ecclesiarum contrariis juramento confumaciol</text:p>
      <text:p text:style-name="Standard">apostolica vel quacuque fimitate alia reberatis / eciam si de illis servandis et non impetrandi</text:p>
      <text:p text:style-name="Standard">litteris apostolicis contra ea et ipsis litteris non btendo / eciam ab alio vel aliis impetratis per cere</text:p>
      <text:p text:style-name="Standard">prro curem cuum prestiteris hactenus vel impostorum te prestare contigerit forsitan juramenu</text:p>
      <text:p text:style-name="Standard"><text:soft-page-break/>Sen si locorum ordinariis a sede apostolica sic concessum vel imposterum concedi continus</text:p>
      <text:p text:style-name="Standard">d vl officiari</text:p>
      <text:p text:style-name="Standard">quodm canonicos et pria eccesiaum suarum civitatum et diocesis eciam in vignitatibus para</text:p>
      <text:p text:style-name="Standard">constitutos per subtractionem proventuum suorum ecclesiascicorum vel alias possunt conmellere</text:p>
      <text:p text:style-name="Standard">ad residentum parmamm m eisdem Aut si eisdem ordinariis et dilectis filiis capitulis carum dem</text:p>
      <text:p text:style-name="Standard">dccarum vel quibusvis aliis communiter vel divisim a prefata sit si de idultum vel impostet</text:p>
      <text:p text:style-name="Standard">utingat quod canonicius et personis earumdem ecclesiarum eciam in vignntatibus personatus</text:p>
      <text:p text:style-name="Standard">&gt;&gt;&gt;&gt;&gt;&gt; liste &lt;&lt;&lt;&lt;&lt;&lt;&lt;</text:p>
      <text:p text:style-name="Standard">Vi cancore</text:p>
      <text:p text:style-name="Standard">J. Succentore</text:p>
      <text:p text:style-name="Standard">P. Pexitenci</text:p>
      <text:p text:style-name="Standard">E. Fucherii</text:p>
      <text:p text:style-name="Standard">G. de Pellis</text:p>
      <text:p text:style-name="Standard">H. de Couso</text:p>
      <text:p text:style-name="Standard">G. de Ballivia</text:p>
      <text:p text:style-name="Standard">G. de Marcello</text:p>
      <text:p text:style-name="Standard">G. Hamelini</text:p>
      <text:p text:style-name="Standard">G. de Curcilis</text:p>
      <text:p text:style-name="Standard">G. de Lumbris</text:p>
      <text:p text:style-name="Standard">J. de Sinemuro</text:p>
      <text:p text:style-name="Standard">R. de Molanis</text:p>
      <text:p text:style-name="Standard">P. de Reriaco</text:p>
      <text:p text:style-name="Standard">D. de Duclaro</text:p>
      <text:p text:style-name="Standard"/>
      <text:p text:style-name="Standard"/>
      <text:p text:style-name="Standard">=FRAN_0393_09326.tif=</text:p>
      <text:p text:style-name="Standard">&gt;&gt;&gt;&gt;&gt;&gt; block &lt;&lt;&lt;&lt;&lt;&lt;&lt;</text:p>
      <text:p text:style-name="Standard">Sicoc$</text:p>
      <text:p text:style-name="Standard">bus vel officiis constitutis non residentibus in eisdem vel qui primam in eis non fecerint personalem rep</text:p>
      <text:p text:style-name="Standard">denciam consuetam / fructus redditus et proventus beneficiorum suarum dictarum ecclesiarum ministrare in as</text:p>
      <text:p text:style-name="Standard">sencia minine teneantur / et ad id compelli non possint per licteras apostolicas non facientes</text:p>
      <text:p text:style-name="Standard">plenam et expressam ac de verbo ad verbum de idulco hujusmodi mencionem et quibuslibet aliis</text:p>
      <text:p text:style-name="Standard">privilegiis indulgenciis et litteris apostolicis generalibus ael specialibus quorumcunque tenars existant</text:p>
      <text:p text:style-name="Standard">per que presentibus non expressa / vel totaliter non inserta effectus cari impediri valeat Guullelibus</text:p>
      <text:p text:style-name="Standard"><text:soft-page-break/>vel differri et de quibus quoruque totis tenoribus habenda sic in nostris licteris mencio specialis pro</text:p>
      <text:p text:style-name="Standard">viso quod hujusmodi beneficia debitis interim non fraudentur obsequiis / et animarum cura in eis</text:p>
      <text:p text:style-name="Standard">quibus illa innet nullatenus negligatur / sed per bonos et sufficientes vicarios qui</text:p>
      <text:p text:style-name="Standard">bus de beneficicris isorum proventibus necriam congrue ministrentim diligenter exerceant</text:p>
      <text:p text:style-name="Standard">et deserviatur nibi laudabiliter in domino Nuillesi orgo omni hominum liceat hauc paginam</text:p>
      <text:p text:style-name="Standard">nostre concessionus infringere vel ei ausu temerario contiaire / Si quis auctoream hoc acceptari</text:p>
      <text:p text:style-name="Standard">presimisserit neciquacionem onipotentis Dei et beaturum Petri et Pauli apostolorum ejus se</text:p>
      <text:p text:style-name="Standard">noviter incursur / Datum Animoni xiii kalendas junii pontiaus nostri anno tert</text:p>
      <text:p text:style-name="Standard">Clemens episcopus servis servorum Dei venerabis fracri. Episcopo Forouiliensis et dilectis filiis Sancti</text:p>
      <text:p text:style-name="Standard">Martini Lemrovicensis et Sancti Genulphi dicur diocesis monasterioris / abbatibus salutem et apostolica</text:p>
      <text:p text:style-name="Standard">tenenti probitatis mericis Dilecti filii Bernardi sacriste canonic Ecclesie beati Stephani</text:p>
      <text:p text:style-name="Standard">de divo regis Bituriis diocesis inducinur ut ipse nos super suis oportumitatibs reperias</text:p>
      <text:p text:style-name="Standard">quantum cum seo possumus liberales . Huitest quod nos ipsius unardi supplicacionibus</text:p>
      <text:p text:style-name="Standard">inclinaci auctoritate sibi licterarum marum / duximus indulgendum ut quse qui per dilectum filium</text:p>
      <text:p text:style-name="Standard">Stephanum Chautardi amonitum bacurini / quorumdaem proventuum et bonorum ad nos et ecclesia</text:p>
      <text:p text:style-name="Standard">Roman seu cameram nostram in certis proviciis civitatibus et diocesis spectancium volleco</text:p>
      <text:p text:style-name="Standard">rem auctoritate mostlica / deputatu / Sub collector sicut accepimus constitutus exisat</text:p>
      <text:p text:style-name="Standard">Et sac trminatur / Quocirca discrecioni nostre per apostolica scrisita mandamus / quatinus nos vel domio</text:p>
      <text:p text:style-name="Standard">aut unus vestrum per vos vel alium seu alios eidem Bernardo vel procuratore suo ejus nomne facia</text:p>
      <text:p text:style-name="Standard">tis auctoritate vsra / predictos fructus redditus et proventus / quamduu in negociorum predictam</text:p>
      <text:p text:style-name="Standard">prosecucione perstitent juxta hujusmodi nostre concessonis tenorem integre ministraii non el</text:p>
      <text:p text:style-name="Standard">stantibus omnibus supradictis. Seu si eisdem ordinariis et capitulis vel quibusvis aliis</text:p>
      <text:p text:style-name="Standard">communtre vel dansim / m sede sic indultum predicta / quod interdici suspendi vel excomunici</text:p>
      <text:p text:style-name="Standard">ri non possint per licteras apostolicas non facientes plenam et expressam / ac de verbo ad</text:p>
      <text:p text:style-name="Standard">verbum / de indulto hujusmodi mencione contradcores auctoritate mtri appellacorem posepos</text:p>
      <text:p text:style-name="Standard">ta compestendo datum Annnon xiii kalendas junii poncificatus nostri anno certu</text:p>
      <text:p text:style-name="Standard">dominus Jacobus Beliardi presbyter capellanus ad dicum altare Sanct Michaelis testis productus juratus et diligenter</text:p>
      <text:p text:style-name="Standard">examinatus vicit persuum juramentum quod ipse verit moraturus in ecclesia Sancti Mederici sex anni vel circiere sunt</text:p>
      <text:p text:style-name="Standard">elapsi et à tempore predicto vidit in dicta capellania dicti domini Bernardi bene deservici de tribus missis</text:p>
      <text:p text:style-name="Standard">in septimanam contunue primo per dominum Guillelmum de Fossato postmodum per domnum Alanum de Calvomonte</text:p>
      <text:p text:style-name="Standard">et nunc per dominum Gerardum de Bosco</text:p>
      <text:p text:style-name="Standard"><text:soft-page-break/>voxciunis et fama publica sunt in dicta ecclesia prod idem dominius Bernardus facit bene deserum in dicta sua</text:p>
      <text:p text:style-name="Standard">capellania de tribus missis in septimana</text:p>
      <text:p text:style-name="Standard">et omnis tam clerici quam lait de dicta ecclesia eciam candelarie testificantum quod idem dominus Bernardus</text:p>
      <text:p text:style-name="Standard">uc diservi bene in dicta sua capellania de clam me</text:p>
      <text:p text:style-name="Standard"/>
      <text:p text:style-name="Standard"/>
      <text:p text:style-name="Standard">=FRAN_0393_09327.tif=</text:p>
      <text:p text:style-name="Standard">&gt;&gt;&gt;&gt;&gt;&gt; date &lt;&lt;&lt;&lt;&lt;&lt;&lt;</text:p>
      <text:p text:style-name="Standard">aliqua capellania ita bene deservita in ipsa ecclesia</text:p>
      <text:p text:style-name="Standard">Anni xlvi° die lunei ante festum beati Nicolai capituli</text:p>
      <text:p text:style-name="Standard">&gt;&gt;&gt;&gt;&gt;&gt; block &lt;&lt;&lt;&lt;&lt;&lt;&lt;</text:p>
      <text:p text:style-name="Standard">Item vir venenals et discretus magister Petrus Casalis canonicus et penitenciarius Par.s de</text:p>
      <text:p text:style-name="Standard">vit quod idem dominus Bernardus cum dicta capellania fuit sibi collata muiratus fuit cum ipso per sex</text:p>
      <text:p text:style-name="Standard">nos / et quod jurantibus illis sex annis ipse dominus Bernardus ibat per tres vices in septimana desus</text:p>
      <text:p text:style-name="Standard">re dicte capellanie in sua prpria persona</text:p>
      <text:p text:style-name="Standard">Item ipse dominus Bernardus dicit quod post illud tempus resedit personaliter in dicta ecclesia Sanct</text:p>
      <text:p text:style-name="Standard">Mederia deserviens dicte capellanie per quatuor annos continuos</text:p>
      <text:p text:style-name="Standard">anno xlvii° die dominica seradie decembris / dominus Martinus Fabri de Melloco presbyter capellanie</text:p>
      <text:p text:style-name="Standard">perpetue capellanie ad altare beati Michaelis in ecclesia Parisiensi constituit procuratore suum dou venenabie</text:p>
      <text:p text:style-name="Standard">discretum dominum suum magistrum Martinum de Melloto canonicums Par / ad resignandum in manibus</text:p>
      <text:p text:style-name="Standard">pasis seu cujuscumque super hoc potestatom habentis simliciter seu ex casa permutaciones proert ipsi domini</text:p>
      <text:p text:style-name="Standard">videbitur expodire presentius Haugeri et Y. Mari</text:p>
      <text:p text:style-name="Standard">Johannes Sidre quictat dominum Johannem Pioti de tribus solidis</text:p>
      <text:p text:style-name="Standard">esexd</text:p>
      <text:p text:style-name="Standard">quos debebat sibi $de$t a decem annis vel circit</text:p>
      <text:p text:style-name="Standard">cce xv dies contra elliis de Sancto Maturin</text:p>
      <text:p text:style-name="Standard">quo vesseis ad Barram magistri G. de Curtils et P. de Bone</text:p>
      <text:p text:style-name="Standard">viaco Comissis fecunt elargicionem prisionariu domino Geoigio Micate</text:p>
      <text:p text:style-name="Standard">uvicunque voluerit ne usque ad diem hodi in mensem ita quod ad</text:p>
      <text:p text:style-name="Standard">mensem de die hod debeit corpeore eorum dictis commissariis ad die mn po</text:p>
      <text:p text:style-name="Standard">et d subptua vanucius et conicii cam de sili impoitis et fuent</text:p>
      <text:p text:style-name="Standard">deliberata ejuis vens sue</text:p>
      <text:p text:style-name="Standard"><text:soft-page-break/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riciario</text:p>
      <text:p text:style-name="Standard">P. Barrerii</text:p>
      <text:p text:style-name="Standard">J. de Sinemuro</text:p>
      <text:p text:style-name="Standard">D. de Duclaro</text:p>
      <text:p text:style-name="Standard">G. Hamelini</text:p>
      <text:p text:style-name="Standard">H. de Corso</text:p>
      <text:p text:style-name="Standard">G. de Baillia</text:p>
      <text:p text:style-name="Standard">R. de Molinis</text:p>
      <text:p text:style-name="Standard">E. Fucherii</text:p>
      <text:p text:style-name="Standard">G. Coquatrias</text:p>
      <text:p text:style-name="Standard">G. de Curtilis</text:p>
      <text:p text:style-name="Standard">P. de Roniaco</text:p>
      <text:p text:style-name="Standard">D. de Quadrellio</text:p>
      <text:p text:style-name="Standard">G. de Lumbris</text:p>
      <text:p text:style-name="Standard"/>
      <text:p text:style-name="Standard"/>
      <text:p text:style-name="Standard">=FRAN_0393_09328.tif=</text:p>
      <text:p text:style-name="Standard">&gt;&gt;&gt;&gt;&gt;&gt; date &lt;&lt;&lt;&lt;&lt;&lt;&lt;</text:p>
      <text:p text:style-name="Standard">Anno xviiia die veneris ante festum beati Thome apostoli capitulnlibis</text:p>
      <text:p text:style-name="Standard">Anno Alseptimo die lunis ante festum beati Thome apostoliapiuilulibis</text:p>
      <text:p text:style-name="Standard">&gt;&gt;&gt;&gt;&gt;&gt; block &lt;&lt;&lt;&lt;&lt;&lt;&lt;</text:p>
      <text:p text:style-name="Standard">ad xv dies inter procuratore et curatum Sancti Johanne in grania in stata et interim est go</text:p>
      <text:p text:style-name="Standard">quod decanus pur et G. Hamelin inquirant vlitats famus et leplano etc.</text:p>
      <text:p text:style-name="Standard">ad vonis poust ephaa haberam ild de Liricantu prsentus in statu</text:p>
      <text:p text:style-name="Standard">ad mercurm post cirnnsus man</text:p>
      <text:p text:style-name="Standard">ordinatum est quod habeant hoc vire de gracia speciali damus s</text:p>
      <text:p text:style-name="Standard">cellacio deponte procuratore mags</text:p>
      <text:p text:style-name="Standard">anno Domini millellimo ccc quadragelimo quinto</text:p>
      <text:p text:style-name="Standard">anno Domini millelimo ccc quadrages.</text:p>
      <text:p text:style-name="Standard">a anno Domini millesimo ccc quinquagesimo secundo</text:p>
      <text:p text:style-name="Standard">Hodie magister Guillelmus de Baillivia tradi dit denario Dei de domo Johann</text:p>
      <text:p text:style-name="Standard">de Grayaci</text:p>
      <text:p text:style-name="Standard"><text:soft-page-break/>Guillelmus Pauiii fuit absolutus à suis eccs pro contunuaru alis</text:p>
      <text:p text:style-name="Standard">procuratoris nostri snt domini Gllerti hannis ad mandatum magtri Erardi</text:p>
      <text:p text:style-name="Standard">Mitello preposit de Venrco</text:p>
      <text:p text:style-name="Standard">&gt;&gt;&gt;&gt;&gt;&gt; liste &lt;&lt;&lt;&lt;&lt;&lt;&lt;</text:p>
      <text:p text:style-name="Standard">J. decano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P. de Roniaco</text:p>
      <text:p text:style-name="Standard">G. Havclini</text:p>
      <text:p text:style-name="Standard">G. de Lumbris</text:p>
      <text:p text:style-name="Standard">G. de Curcilis</text:p>
      <text:p text:style-name="Standard">PPouvrelli</text:p>
      <text:p text:style-name="Standard">D. de Quadrellis</text:p>
      <text:p text:style-name="Standard">J. de Sinemuro</text:p>
      <text:p text:style-name="Standard">Vi. cantore</text:p>
      <text:p text:style-name="Standard">J. Succentore</text:p>
      <text:p text:style-name="Standard">R. Cancellario</text:p>
      <text:p text:style-name="Standard">P. Barrerii</text:p>
      <text:p text:style-name="Standard">G. coquatricis</text:p>
      <text:p text:style-name="Standard">G. de Pellie</text:p>
      <text:p text:style-name="Standard">G. de Baillia</text:p>
      <text:p text:style-name="Standard">D. de Quadrellis</text:p>
      <text:p text:style-name="Standard">P. de Roniaco</text:p>
      <text:p text:style-name="Standard">G. de Marcello</text:p>
      <text:p text:style-name="Standard">G. Havvelini</text:p>
      <text:p text:style-name="Standard">P. Pouvrelli</text:p>
      <text:p text:style-name="Standard">D. de Duclaro</text:p>
      <text:p text:style-name="Standard">E. Fucherii</text:p>
      <text:p text:style-name="Standard">H. do Cule</text:p>
      <text:p text:style-name="Standard"/>
      <text:p text:style-name="Standard"/>
      <text:p text:style-name="Standard">=FRAN_0393_09329.tif=</text:p>
      <text:p text:style-name="Standard">&gt;&gt;&gt;&gt;&gt;&gt; date &lt;&lt;&lt;&lt;&lt;&lt;&lt;</text:p>
      <text:p text:style-name="Standard">G0</text:p>
      <text:p text:style-name="Standard"><text:soft-page-break/>Anno xlseptimo die mercituis ante festum beati Thome apostoli capituli</text:p>
      <text:p text:style-name="Standard">&gt;&gt;&gt;&gt;&gt;&gt; liste &lt;&lt;&lt;&lt;&lt;&lt;&lt;</text:p>
      <text:p text:style-name="Standard">Vedantore</text:p>
      <text:p text:style-name="Standard">J. Succentore</text:p>
      <text:p text:style-name="Standard">R. Cancellario</text:p>
      <text:p text:style-name="Standard">Pd penitenciario</text:p>
      <text:p text:style-name="Standard">G. de Pellis</text:p>
      <text:p text:style-name="Standard">P. Prunelli</text:p>
      <text:p text:style-name="Standard">G. de Lumbris</text:p>
      <text:p text:style-name="Standard">P. Barreri</text:p>
      <text:p text:style-name="Standard">G. Hamelini</text:p>
      <text:p text:style-name="Standard">E. Fucherii</text:p>
      <text:p text:style-name="Standard">H. de Couso</text:p>
      <text:p text:style-name="Standard">G. de Baillia</text:p>
      <text:p text:style-name="Standard"/>
      <text:p text:style-name="Standard"/>
      <text:p text:style-name="Standard">=FRAN_0393_09330.tif=</text:p>
      <text:p text:style-name="Standard">&gt;&gt;&gt;&gt;&gt;&gt; date &lt;&lt;&lt;&lt;&lt;&lt;&lt;</text:p>
      <text:p text:style-name="Standard">2</text:p>
      <text:p text:style-name="Standard">apatulum venerale dicei jovis vigilio festi beati Thome apostoli. Num xlseptum capiulntibus</text:p>
      <text:p text:style-name="Standard">&gt;&gt;&gt;&gt;&gt;&gt; block &lt;&lt;&lt;&lt;&lt;&lt;&lt;</text:p>
      <text:p text:style-name="Standard">Decanus rex</text:p>
      <text:p text:style-name="Standard">Hennous culencod recusare camerarii</text:p>
      <text:p text:style-name="Standard">Ordinatum est quod $$ cantor succentor Dyonisi de quedrellis</text:p>
      <text:p text:style-name="Standard">et Giliberus Hamelini loquantur cum vicuriis et canonico</text:p>
      <text:p text:style-name="Standard">siciorum Dyoisim eo Johanne</text:p>
      <text:p text:style-name="Standard">Fiat nisi contra Stephanum Couilloust de Vigin solidis</text:p>
      <text:p text:style-name="Standard">pro expensis fanctis contraco Jolvendis ad purificacionem</text:p>
      <text:p text:style-name="Standard">et non levecur lictera de nisi usoue ad illium festum</text:p>
      <text:p text:style-name="Standard">et absolvatur mediante hoc actum die mercuri in festr</text:p>
      <text:p text:style-name="Standard">beati Stephani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J. Succentore</text:p>
      <text:p text:style-name="Standard">JBanrollii</text:p>
      <text:p text:style-name="Standard"><text:soft-page-break/>P. Penitenciari</text:p>
      <text:p text:style-name="Standard">G. de Pellis</text:p>
      <text:p text:style-name="Standard">G. de Curtilis</text:p>
      <text:p text:style-name="Standard">G. Hamelini</text:p>
      <text:p text:style-name="Standard">G. de Marcello</text:p>
      <text:p text:style-name="Standard">P. Barrerii</text:p>
      <text:p text:style-name="Standard">H. de Culenco</text:p>
      <text:p text:style-name="Standard">D. de Quadrellis</text:p>
      <text:p text:style-name="Standard">.G. Coquanatis</text:p>
      <text:p text:style-name="Standard">E. Funcherii</text:p>
      <text:p text:style-name="Standard">E. Bohie</text:p>
      <text:p text:style-name="Standard">G. de Curre</text:p>
      <text:p text:style-name="Standard">infirmis</text:p>
      <text:p text:style-name="Standard">J. Cambellani</text:p>
      <text:p text:style-name="Standard">D. de Duclaro</text:p>
      <text:p text:style-name="Standard">P. de Roniaco</text:p>
      <text:p text:style-name="Standard">J. dde Sinemuro</text:p>
      <text:p text:style-name="Standard">G. de Lumbris</text:p>
      <text:p text:style-name="Standard">P. Pouvrelli</text:p>
      <text:p text:style-name="Standard">H. de Corso</text:p>
      <text:p text:style-name="Standard">G. de Baillia</text:p>
      <text:p text:style-name="Standard">R. de Molinis infirmou</text:p>
      <text:p text:style-name="Standard"/>
      <text:p text:style-name="Standard"/>
      <text:p text:style-name="Standard">=FRAN_0393_09331.tif=</text:p>
      <text:p text:style-name="Standard">&gt;&gt;&gt;&gt;&gt;&gt; date &lt;&lt;&lt;&lt;&lt;&lt;&lt;</text:p>
      <text:p text:style-name="Standard">Anno xliii° die veneris posti festum Natviatis domini capitualis</text:p>
      <text:p text:style-name="Standard">Anno xlvii° die lune post natviti domini capituliti</text:p>
      <text:p text:style-name="Standard">&gt;&gt;&gt;&gt;&gt;&gt; block &lt;&lt;&lt;&lt;&lt;&lt;&lt;</text:p>
      <text:p text:style-name="Standard">Hodie readus de Cuncampo subexecutor magistri Guillelmis</text:p>
      <text:p text:style-name="Standard">d insunuavit processius nominatos et acceptacionis et collaciones cuu su</text:p>
      <text:p text:style-name="Standard">Reversum quod cmnqua accoptabant cerminum processus / tamen fuit dictum</text:p>
      <text:p text:style-name="Standard">Beur modo possont erdinem redde quod randerent super hoc die l</text:p>
      <text:p text:style-name="Standard">presentibus domino Nicolar de Hamello doctars decretis Roberto eulc dci</text:p>
      <text:p text:style-name="Standard">et habento senisula</text:p>
      <text:p text:style-name="Standard">Hodie Radio de Clinampo subexecution marpandi</text:p>
      <text:p text:style-name="Standard"><text:soft-page-break/>magistr Petrus de Liugonis subexecutoris magistri Symonis eleuesinaris</text:p>
      <text:p text:style-name="Standard">de Bragella</text:p>
      <text:p text:style-name="Standard">Regine</text:p>
      <text:p text:style-name="Standard">fuerunt recepti cumplibis Ane salvo presets H. Bohic Johanne Curinii et H. de Jan.</text:p>
      <text:p text:style-name="Standard">hocie domino Gosibertus do Rotundo capellanio Sancti Vincencii cum domino Ris</text:p>
      <text:p text:style-name="Standard">et curien hoc Martini de Escuscis</text:p>
      <text:p text:style-name="Standard">quarre ad dctam de Vicriaco in logio Aurelisis dyo</text:p>
      <text:p text:style-name="Standard">&gt;&gt;&gt;&gt;&gt;&gt; liste &lt;&lt;&lt;&lt;&lt;&lt;&lt;</text:p>
      <text:p text:style-name="Standard">F. decano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.L.cheri</text:p>
      <text:p text:style-name="Standard">Lequatricis</text:p>
      <text:p text:style-name="Standard">R. de Molinis</text:p>
      <text:p text:style-name="Standard">G. de Marcello</text:p>
      <text:p text:style-name="Standard">J. Cambellani</text:p>
      <text:p text:style-name="Standard">R. de Molinis</text:p>
      <text:p text:style-name="Standard">H. de Corso</text:p>
      <text:p text:style-name="Standard">D. de Quadrellis</text:p>
      <text:p text:style-name="Standard">G. Hauelini</text:p>
      <text:p text:style-name="Standard">G. de Curtilis</text:p>
      <text:p text:style-name="Standard">P. Pouvrelli</text:p>
      <text:p text:style-name="Standard">G. de Lumbris</text:p>
      <text:p text:style-name="Standard">D. de Duclaro</text:p>
      <text:p text:style-name="Standard">J. de Sinannro</text:p>
      <text:p text:style-name="Standard">F. decano</text:p>
      <text:p text:style-name="Standard">Gi. Cantore</text:p>
      <text:p text:style-name="Standard">J. Succentore</text:p>
      <text:p text:style-name="Standard">R. Cancellario</text:p>
      <text:p text:style-name="Standard">P. penitenciario</text:p>
      <text:p text:style-name="Standard">H. de Corso</text:p>
      <text:p text:style-name="Standard">G. de Marcello</text:p>
      <text:p text:style-name="Standard">P. Pouvrelli</text:p>
      <text:p text:style-name="Standard">G. Hamelini</text:p>
      <text:p text:style-name="Standard"><text:soft-page-break/>D. de Duclaro</text:p>
      <text:p text:style-name="Standard">G. de Lumbris</text:p>
      <text:p text:style-name="Standard">Jde Sinemino</text:p>
      <text:p text:style-name="Standard">G. de Pellio</text:p>
      <text:p text:style-name="Standard">P. de Roniaco</text:p>
      <text:p text:style-name="Standard">JCambellani</text:p>
      <text:p text:style-name="Standard"/>
      <text:p text:style-name="Standard"/>
      <text:p text:style-name="Standard">=FRAN_0393_09332.tif=</text:p>
      <text:p text:style-name="Standard">&gt;&gt;&gt;&gt;&gt;&gt; date &lt;&lt;&lt;&lt;&lt;&lt;&lt;</text:p>
      <text:p text:style-name="Standard">Anno xlvii° die mercuris post festum crcuvicisionis domine</text:p>
      <text:p text:style-name="Standard">Anno xa septimo die lune posti episcopaum capitulanibus</text:p>
      <text:p text:style-name="Standard">&gt;&gt;&gt;&gt;&gt;&gt; block &lt;&lt;&lt;&lt;&lt;&lt;&lt;</text:p>
      <text:p text:style-name="Standard">Anno xlvii° die dinicam in festo Gilhol vens et distercus viri magister Adio</text:p>
      <text:p text:style-name="Standard">Carpentaris canonicus eecere Sancti Medici Pttum conictavit dominum Alanum de Calvovicr</text:p>
      <text:p text:style-name="Standard">te presbterum produ rrum dicte ecclesie de onibus que posset petere ab ipso etre</text:p>
      <text:p text:style-name="Standard">ue dicte dictem Sancti Mederici pro coto tempro retrancto et pro termino prounta sibz</text:p>
      <text:p text:style-name="Standard">A</text:p>
      <text:p text:style-name="Standard">osque ad instau $fest prteriminum festi Pasche / quod erit anno per vi</text:p>
      <text:p text:style-name="Standard">salvo camen ipsi magistro quod possit petere ab ipsis capiceriis et canoniciust ipso</text:p>
      <text:p text:style-name="Standard">procuratore nomine procuratore nonagutanus$ septuaginta novem slidus</text:p>
      <text:p text:style-name="Standard">quas debentur ipsi magistro pro crlco $nat beanedoha Pasche nais beati Johanis</text:p>
      <text:p text:style-name="Standard">captiste Sancti Remigii et natit domini cum xliii per residuous</text:p>
      <text:p text:style-name="Standard">fructuum prebende sui ultra taxatons decime / quam taxacionis recepit</text:p>
      <text:p text:style-name="Standard">dominus papa illo anno et quod possit potere porcionem suam in sexagi lib</text:p>
      <text:p text:style-name="Standard">debitis a domino regi paroterios ascensanibus domini anni xlvi et xlvii° per et mod</text:p>
      <text:p text:style-name="Standard">quatuordecim liberus Par. et decem solidos par. et per finallem compotum</text:p>
      <text:p text:style-name="Standard">habitis inter ipsius ut dicebant promictanis cce et fiat bona lictera volens</text:p>
      <text:p text:style-name="Standard">adem magister Racs</text:p>
      <text:p text:style-name="Standard">dm dominus Alanus $poffit $potus solvat</text:p>
      <text:p text:style-name="Standard">quatuordeci librus in solidum collectori domini Papare ut suir</text:p>
      <text:p text:style-name="Standard">G. Courtois defcnct</text:p>
      <text:p text:style-name="Standard">pro procuratore ad venris in statu ytra micles Louliane</text:p>
      <text:p text:style-name="Standard">D</text:p>
      <text:p text:style-name="Standard">G. Monelli procuratore</text:p>
      <text:p text:style-name="Standard">&gt;&gt;&gt;&gt;&gt;&gt; liste &lt;&lt;&lt;&lt;&lt;&lt;&lt;</text:p>
      <text:p text:style-name="Standard"><text:soft-page-break/>vi cantore</text:p>
      <text:p text:style-name="Standard">Johannes Pidre prepositus</text:p>
      <text:p text:style-name="Standard">Jehanne du Celion</text:p>
      <text:p text:style-name="Standard">J. Succentore</text:p>
      <text:p text:style-name="Standard">Gencianus Tritan</text:p>
      <text:p text:style-name="Standard">P. Penitenciario</text:p>
      <text:p text:style-name="Standard">G. de Curtilis</text:p>
      <text:p text:style-name="Standard">G. Coquatricis</text:p>
      <text:p text:style-name="Standard">E. Fuchorii</text:p>
      <text:p text:style-name="Standard">Cantore</text:p>
      <text:p text:style-name="Standard">J. Succentore</text:p>
      <text:p text:style-name="Standard">. Cancellario</text:p>
      <text:p text:style-name="Standard">P. penitenciario</text:p>
      <text:p text:style-name="Standard">G. de Marcello</text:p>
      <text:p text:style-name="Standard">G. Hamelini</text:p>
      <text:p text:style-name="Standard">D. de Duclaco</text:p>
      <text:p text:style-name="Standard"/>
      <text:p text:style-name="Standard"/>
      <text:p text:style-name="Standard">=FRAN_0393_09333.tif=</text:p>
      <text:p text:style-name="Standard">&gt;&gt;&gt;&gt;&gt;&gt; date &lt;&lt;&lt;&lt;&lt;&lt;&lt;</text:p>
      <text:p text:style-name="Standard">264</text:p>
      <text:p text:style-name="Standard">Anno xlvii° die mercuris post festum ephit domitro capituli</text:p>
      <text:p text:style-name="Standard">Annoxlvii° die veneris post festum Epihanie domini capitulanlti</text:p>
      <text:p text:style-name="Standard">&gt;&gt;&gt;&gt;&gt;&gt; block &lt;&lt;&lt;&lt;&lt;&lt;&lt;</text:p>
      <text:p text:style-name="Standard">Hodie fuit receptus magister Symon Revondi / de Cuvlis</text:p>
      <text:p text:style-name="Standard">com / ad capellaniam Sancti Dyonisii in ecclesia Paris.ns super qua sit</text:p>
      <text:p text:style-name="Standard">contencio mota inter ipssum et dominum Petrum Furellim de</text:p>
      <text:p text:style-name="Standard">nemosio qui cum acceptaverat et se fecat induci in poses</text:p>
      <text:p text:style-name="Standard">ejusdem per subexecutiones suum / que postmodum fuit tadm</text:p>
      <text:p text:style-name="Standard">eccti dicto magistro Symoni pro executore suos reservand</text:p>
      <text:p text:style-name="Standard">Jus abtari in alio beneficio</text:p>
      <text:p text:style-name="Standard">hodie est concordatum quod dominus Grimorius quod polvat in a</text:p>
      <text:p text:style-name="Standard">ceta quam recquet arroragi facta pro camum</text:p>
      <text:p text:style-name="Standard">Item domitus Gorardus de Marcello obtulit se solutur</text:p>
      <text:p text:style-name="Standard">Arthidicono causm si invenissent cui et fuit protest de Moneta Giri</text:p>
      <text:p text:style-name="Standard">Ffh ma</text:p>
      <text:p text:style-name="Standard"><text:soft-page-break/>dinuss$ dominus Johanne de Flagoria procuratore domini Garnem</text:p>
      <text:p text:style-name="Standard">de Mutenyo insirntis graciam eidem factam de beneficio vacit</text:p>
      <text:p text:style-name="Standard">soit vitaria perpetua utu ecclesia Par. ad curcumque collati</text:p>
      <text:p text:style-name="Standard">Ansolmnus dictus Luche insici graciam sibi factam de Biria</text:p>
      <text:p text:style-name="Standard">datum gracie xv kalenda anni annoui</text:p>
      <text:p text:style-name="Standard">ecclesiaspito cum cura vel sive curaeciam si sit in ecclesia cannic</text:p>
      <text:p text:style-name="Standard">drali $eccesi to in civitate et diocesis ad collatione quis docavi</text:p>
      <text:p text:style-name="Standard">Castuli</text:p>
      <text:p text:style-name="Standard">datu gracie x kilendas octobris anno sctio</text:p>
      <text:p text:style-name="Standard">Item de die hodierna in mensem contra dominum Jacobum Beliar</text:p>
      <text:p text:style-name="Standard">et promotoro actum presentibus per tibus</text:p>
      <text:p text:style-name="Standard">&gt;&gt;&gt;&gt;&gt;&gt; liste &lt;&lt;&lt;&lt;&lt;&lt;&lt;</text:p>
      <text:p text:style-name="Standard">G. Cantore</text:p>
      <text:p text:style-name="Standard">J. Succentore</text:p>
      <text:p text:style-name="Standard">R. Cancellario</text:p>
      <text:p text:style-name="Standard">P. ponitenciario</text:p>
      <text:p text:style-name="Standard">G. de Curtilis</text:p>
      <text:p text:style-name="Standard">H. de Corso</text:p>
      <text:p text:style-name="Standard">G. de Baillia</text:p>
      <text:p text:style-name="Standard">G. de Lubris</text:p>
      <text:p text:style-name="Standard">P. de Roniaco</text:p>
      <text:p text:style-name="Standard">G. de Curcilis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G. Humelini</text:p>
      <text:p text:style-name="Standard">P. de Alveto</text:p>
      <text:p text:style-name="Standard">H. de Corso</text:p>
      <text:p text:style-name="Standard">G. de Baillia</text:p>
      <text:p text:style-name="Standard">G. de Lumbris</text:p>
      <text:p text:style-name="Standard">P. Barrerii</text:p>
      <text:p text:style-name="Standard"/>
      <text:p text:style-name="Standard"/>
      <text:p text:style-name="Standard">=FRAN_0393_09334.tif=</text:p>
      <text:p text:style-name="Standard">&gt;&gt;&gt;&gt;&gt;&gt; date &lt;&lt;&lt;&lt;&lt;&lt;&lt;</text:p>
      <text:p text:style-name="Standard"><text:soft-page-break/>Anno xlseptimo die lune post octabis festi epiphanie domini cpatitulbis</text:p>
      <text:p text:style-name="Standard">Anno xlvii° die mercuriis post festum beati Mauri capellantis</text:p>
      <text:p text:style-name="Standard">&gt;&gt;&gt;&gt;&gt;&gt; block &lt;&lt;&lt;&lt;&lt;&lt;&lt;</text:p>
      <text:p text:style-name="Standard">Hodie Bernardus Marpandi canonicus Sancti Benedicti resignavit</text:p>
      <text:p text:style-name="Standard">causa permutacionis faciende et non alias cum Marino Marpandi</text:p>
      <text:p text:style-name="Standard">cc capellaniam Sancti Stephani in monasterii Sancte Geurvefe in</text:p>
      <text:p text:style-name="Standard">Monte Parisis</text:p>
      <text:p text:style-name="Standard">&gt;&gt;&gt;&gt;&gt;&gt; liste &lt;&lt;&lt;&lt;&lt;&lt;&lt;</text:p>
      <text:p text:style-name="Standard">Vi canto</text:p>
      <text:p text:style-name="Standard">J. Succentore</text:p>
      <text:p text:style-name="Standard">R. Cancellaris e</text:p>
      <text:p text:style-name="Standard">P. Penitenciario</text:p>
      <text:p text:style-name="Standard">G. de Lumbris</text:p>
      <text:p text:style-name="Standard">J. deSinenino</text:p>
      <text:p text:style-name="Standard">G. de Pellis</text:p>
      <text:p text:style-name="Standard">J. de Duclaro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E. Fuchorii</text:p>
      <text:p text:style-name="Standard">P. Barrerii</text:p>
      <text:p text:style-name="Standard">G. de Pellis</text:p>
      <text:p text:style-name="Standard">H. de Corso</text:p>
      <text:p text:style-name="Standard">P. de Roniaco</text:p>
      <text:p text:style-name="Standard">G. de Curtilis</text:p>
      <text:p text:style-name="Standard">G. de Duclaro</text:p>
      <text:p text:style-name="Standard">G. de Baillia</text:p>
      <text:p text:style-name="Standard"/>
      <text:p text:style-name="Standard"/>
      <text:p text:style-name="Standard">=FRAN_0393_09335.tif=</text:p>
      <text:p text:style-name="Standard">&gt;&gt;&gt;&gt;&gt;&gt; date &lt;&lt;&lt;&lt;&lt;&lt;&lt;</text:p>
      <text:p text:style-name="Standard">0</text:p>
      <text:p text:style-name="Standard">Anno xrseptimo die venris ante festumus beati Vivceni capitulantibus</text:p>
      <text:p text:style-name="Standard">Anno xlseptimo die lune ante festum beati Vincenec capitulantibus</text:p>
      <text:p text:style-name="Standard">&gt;&gt;&gt;&gt;&gt;&gt; liste &lt;&lt;&lt;&lt;&lt;&lt;&lt;</text:p>
      <text:p text:style-name="Standard"><text:soft-page-break/>F. Decano</text:p>
      <text:p text:style-name="Standard">Vi. Cantore</text:p>
      <text:p text:style-name="Standard">J. Succentore</text:p>
      <text:p text:style-name="Standard">P. de Rontaco</text:p>
      <text:p text:style-name="Standard">Cancellarii</text:p>
      <text:p text:style-name="Standard">P. Barrerii</text:p>
      <text:p text:style-name="Standard">G. de Pellis</text:p>
      <text:p text:style-name="Standard">G. de Baillia</text:p>
      <text:p text:style-name="Standard">H. de Corso</text:p>
      <text:p text:style-name="Standard">J. Cambellani</text:p>
      <text:p text:style-name="Standard">G. Hamelini</text:p>
      <text:p text:style-name="Standard">E. Fucherii</text:p>
      <text:p text:style-name="Standard">P. Pouvrell</text:p>
      <text:p text:style-name="Standard">G. de Lumbris</text:p>
      <text:p text:style-name="Standard">G. de Marcello</text:p>
      <text:p text:style-name="Standard">G. de Curcilis</text:p>
      <text:p text:style-name="Standard">R. de Molinis</text:p>
      <text:p text:style-name="Standard">Vi. cantore</text:p>
      <text:p text:style-name="Standard">J. Succentore</text:p>
      <text:p text:style-name="Standard">R. Cancellario</text:p>
      <text:p text:style-name="Standard">R. de Molinis</text:p>
      <text:p text:style-name="Standard">D. de Duclaro</text:p>
      <text:p text:style-name="Standard">H. de Corso</text:p>
      <text:p text:style-name="Standard">G. de Baillivia</text:p>
      <text:p text:style-name="Standard"/>
      <text:p text:style-name="Standard"/>
      <text:p text:style-name="Standard">=FRAN_0393_09336.tif=</text:p>
      <text:p text:style-name="Standard">&gt;&gt;&gt;&gt;&gt;&gt; date &lt;&lt;&lt;&lt;&lt;&lt;&lt;</text:p>
      <text:p text:style-name="Standard">Anno xlvii° vie mercuris post festum beati Vinceri capitulatibus</text:p>
      <text:p text:style-name="Standard">Anno xlseptimo die linro post festum conversacioum Sancti Pauli capitulantibu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E. Fucherii</text:p>
      <text:p text:style-name="Standard">P. Barrani</text:p>
      <text:p text:style-name="Standard"><text:soft-page-break/>T. Coquatricio</text:p>
      <text:p text:style-name="Standard">M. de Melloto</text:p>
      <text:p text:style-name="Standard">P. de Roniaco</text:p>
      <text:p text:style-name="Standard">D. de Duclaro</text:p>
      <text:p text:style-name="Standard">G. de Lumbris</text:p>
      <text:p text:style-name="Standard">G. de Pellis</text:p>
      <text:p text:style-name="Standard">Jo. Cantore</text:p>
      <text:p text:style-name="Standard">J. Succentore</text:p>
      <text:p text:style-name="Standard">R. Cancellario</text:p>
      <text:p text:style-name="Standard">P. pinitenciario</text:p>
      <text:p text:style-name="Standard">P. Pouvrelli</text:p>
      <text:p text:style-name="Standard">G. de Duclaro</text:p>
      <text:p text:style-name="Standard">H. de Corso</text:p>
      <text:p text:style-name="Standard">G. de Lucubrs</text:p>
      <text:p text:style-name="Standard"/>
      <text:p text:style-name="Standard"/>
      <text:p text:style-name="Standard">=FRAN_0393_09337.tif=</text:p>
      <text:p text:style-name="Standard">&gt;&gt;&gt;&gt;&gt;&gt; date &lt;&lt;&lt;&lt;&lt;&lt;&lt;</text:p>
      <text:p text:style-name="Standard">Anno xl septrio die mercuri post festum tonqum sancto Pauli capituli</text:p>
      <text:p text:style-name="Standard">Anno xlseptimo die veneris ante festum Pur capituli</text:p>
      <text:p text:style-name="Standard">&gt;&gt;&gt;&gt;&gt;&gt; liste &lt;&lt;&lt;&lt;&lt;&lt;&lt;</text:p>
      <text:p text:style-name="Standard">Vi. Cantore</text:p>
      <text:p text:style-name="Standard">J. Succentooe</text:p>
      <text:p text:style-name="Standard">R. Cancellario</text:p>
      <text:p text:style-name="Standard">P. Penitenciario</text:p>
      <text:p text:style-name="Standard">G. de Duclare</text:p>
      <text:p text:style-name="Standard">P. Pouvrelli</text:p>
      <text:p text:style-name="Standard">H. de Corse</text:p>
      <text:p text:style-name="Standard">G. de Baillia</text:p>
      <text:p text:style-name="Standard">P. Barreti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D. de Dacluo</text:p>
      <text:p text:style-name="Standard">H. de Corso</text:p>
      <text:p text:style-name="Standard"><text:soft-page-break/>G. de Baillia</text:p>
      <text:p text:style-name="Standard">G.de Lmibris</text:p>
      <text:p text:style-name="Standard">G. de Curcilis</text:p>
      <text:p text:style-name="Standard"/>
      <text:p text:style-name="Standard"/>
      <text:p text:style-name="Standard">=FRAN_0393_09338.tif=</text:p>
      <text:p text:style-name="Standard">&gt;&gt;&gt;&gt;&gt;&gt; date &lt;&lt;&lt;&lt;&lt;&lt;&lt;</text:p>
      <text:p text:style-name="Standard">Anno pleptimo die lune post festum pmrificacioniscapitulanlibus</text:p>
      <text:p text:style-name="Standard">Anno plseptimo die mecrii post festum Purificacionicpitulatlbus</text:p>
      <text:p text:style-name="Standard">Anno xl septimo die veneris post festum pmificacionis capituanlibi</text:p>
      <text:p text:style-name="Standard">&gt;&gt;&gt;&gt;&gt;&gt; block &lt;&lt;&lt;&lt;&lt;&lt;&lt;</text:p>
      <text:p text:style-name="Standard">firmarius de Sarcellis habet die ad asperondum licteram firme ad</text:p>
      <text:p text:style-name="Standard">de die urinere in octo dies / et hodie dixio in capitulo quod revum</text:p>
      <text:p text:style-name="Standard">ciabat firmo sod capitulum noluit recipere remunciois sep J. de</text:p>
      <text:p text:style-name="Standard">monte tabilis H mat</text:p>
      <text:p text:style-name="Standard">Hodie dominus Jacobus Beliardi capellanis Sancti Michaelis in ecclesia sncti</text:p>
      <text:p text:style-name="Standard">truas</text:p>
      <text:p text:style-name="Standard">in sediom ex uua parte et dominus dymo Beloti cur parrochi e</text:p>
      <text:p text:style-name="Standard">volunter crosenserunt ex presse corm magistris Gerardo de Mretilis et</text:p>
      <text:p text:style-name="Standard">Dyonisioede duclaro canonics Par. in loco mn qui tenetur capitulantibus</text:p>
      <text:p text:style-name="Standard">Parisiensis quod permutacio inter ipsos perloqunta de beneficiis suis predictis habeat</text:p>
      <text:p text:style-name="Standard">effectum asserentes in verbo sacerdocis quod in hujusmodi permutacione non</text:p>
      <text:p text:style-name="Standard">intervenit aliqua fraus collusio dolus vel symomata prgiin</text:p>
      <text:p text:style-name="Standard">tas qut aliquud aliud per quod non sebeat hore esfectu pro obsent</text:p>
      <text:p text:style-name="Standard">domino Nicolao de Cretis vicaris in ecclesia Par. magistro B Baldeyvol</text:p>
      <text:p text:style-name="Standard">Pbe defree nosti magistro i artibus tennemino lespicienris clericis Braiardo le</text:p>
      <text:p text:style-name="Standard">osret</text:p>
      <text:p text:style-name="Standard">Hodie durandus sacriste presentavit dominum Geraldum de Bosto alias de Caruco</text:p>
      <text:p text:style-name="Standard">to ad deserviendum pro ipss capellaniam Sancti Michaelis asce oburet</text:p>
      <text:p text:style-name="Standard">in ecclesia Sancti Medicio</text:p>
      <text:p text:style-name="Standard">&gt;&gt;&gt;&gt;&gt;&gt; liste &lt;&lt;&lt;&lt;&lt;&lt;&lt;</text:p>
      <text:p text:style-name="Standard">Vi. cantore</text:p>
      <text:p text:style-name="Standard">R. Cancellario</text:p>
      <text:p text:style-name="Standard">Ppenitenciario</text:p>
      <text:p text:style-name="Standard">D. de Quadrellis</text:p>
      <text:p text:style-name="Standard">D. de Duclaro</text:p>
      <text:p text:style-name="Standard"><text:soft-page-break/>G. de Lumbris</text:p>
      <text:p text:style-name="Standard">J. de Sinemiuro</text:p>
      <text:p text:style-name="Standard">Vi cantore</text:p>
      <text:p text:style-name="Standard">Succentore</text:p>
      <text:p text:style-name="Standard">E. Fucheri</text:p>
      <text:p text:style-name="Standard">G. Coquatricis</text:p>
      <text:p text:style-name="Standard">G. de Baillia</text:p>
      <text:p text:style-name="Standard">H. de Corso</text:p>
      <text:p text:style-name="Standard">D. de Quadrellis</text:p>
      <text:p text:style-name="Standard">G. de Lumbris</text:p>
      <text:p text:style-name="Standard">P. Barrerii</text:p>
      <text:p text:style-name="Standard">Vi cantore</text:p>
      <text:p text:style-name="Standard">J. Succentore</text:p>
      <text:p text:style-name="Standard">P. Penitenciario</text:p>
      <text:p text:style-name="Standard">G. de Carcilis</text:p>
      <text:p text:style-name="Standard">D. de Duclaio</text:p>
      <text:p text:style-name="Standard">Ide sinepu</text:p>
      <text:p text:style-name="Standard">G. de Vulbire</text:p>
      <text:p text:style-name="Standard">H. de Corso</text:p>
      <text:p text:style-name="Standard">G. de Baylia</text:p>
      <text:p text:style-name="Standard">D. de Duclaro</text:p>
      <text:p text:style-name="Standard">G. de Curcilis</text:p>
      <text:p text:style-name="Standard"/>
      <text:p text:style-name="Standard"/>
      <text:p text:style-name="Standard">=FRAN_0393_09339.tif=</text:p>
      <text:p text:style-name="Standard">&gt;&gt;&gt;&gt;&gt;&gt; date &lt;&lt;&lt;&lt;&lt;&lt;&lt;</text:p>
      <text:p text:style-name="Standard">10</text:p>
      <text:p text:style-name="Standard">Anno xlvii° die lune post festum jurims capitulnlini</text:p>
      <text:p text:style-name="Standard">Anno xleptimo die mercuri post octabis festi purti captiltulti</text:p>
      <text:p text:style-name="Standard">&gt;&gt;&gt;&gt;&gt;&gt; block &lt;&lt;&lt;&lt;&lt;&lt;&lt;</text:p>
      <text:p text:style-name="Standard">Hodie deminus Georguis mercatoris resignaci canonictuum et p</text:p>
      <text:p text:style-name="Standard">Sancti Vyonisi de Passu in ecclesia Parisieni cum Philippo de April</text:p>
      <text:p text:style-name="Standard">asirilimonte ad canonicadm et prebendum se</text:p>
      <text:p text:style-name="Standard">in ecclesia de abbatisvilla Anibs diocesis</text:p>
      <text:p text:style-name="Standard">offra</text:p>
      <text:p text:style-name="Standard">vir venerais et discretus dominus Johannes Gomardi de Ccor</text:p>
      <text:p text:style-name="Standard"><text:soft-page-break/>logum canonicus laud recognovis se terr viro beate</text:p>
      <text:p text:style-name="Standard">et discerito magistro Petro Ponvrilli canonico Par. in vi</text:p>
      <text:p text:style-name="Standard">fe lorenis auri ad cathedram ex quinus heabent</text:p>
      <text:p text:style-name="Standard">cursum ex causa mutui redditus ad volnis quis contors</text:p>
      <text:p text:style-name="Standard">coramoe ya H. Auge Y mr clericise Curie Par. no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J. de Sunemuro</text:p>
      <text:p text:style-name="Standard">G. de Curtilis</text:p>
      <text:p text:style-name="Standard">P. de Roniaco</text:p>
      <text:p text:style-name="Standard">D. de Quadrellis</text:p>
      <text:p text:style-name="Standard">G. Hamelini</text:p>
      <text:p text:style-name="Standard">P. Barrerii</text:p>
      <text:p text:style-name="Standard">Vi cantore</text:p>
      <text:p text:style-name="Standard">J. Succentore</text:p>
      <text:p text:style-name="Standard">R. Cancellario</text:p>
      <text:p text:style-name="Standard">P.penitenciario</text:p>
      <text:p text:style-name="Standard">M. de Melloto</text:p>
      <text:p text:style-name="Standard">P. Barrerii</text:p>
      <text:p text:style-name="Standard">P. Pouvrelli</text:p>
      <text:p text:style-name="Standard">G. Coquatricio</text:p>
      <text:p text:style-name="Standard">G. de Baylia</text:p>
      <text:p text:style-name="Standard">H. de Corso</text:p>
      <text:p text:style-name="Standard">E. Fucherii</text:p>
      <text:p text:style-name="Standard">G. de Marcello</text:p>
      <text:p text:style-name="Standard">P. de Roniaco</text:p>
      <text:p text:style-name="Standard">G. Hamelini</text:p>
      <text:p text:style-name="Standard">J. censinmino</text:p>
      <text:p text:style-name="Standard">D. de Duclaro</text:p>
      <text:p text:style-name="Standard">G. de Lumbris</text:p>
      <text:p text:style-name="Standard">G. de Curcilis</text:p>
      <text:p text:style-name="Standard"/>
      <text:p text:style-name="Standard"/>
      <text:p text:style-name="Standard"><text:soft-page-break/>=FRAN_0393_09340.tif=</text:p>
      <text:p text:style-name="Standard">&gt;&gt;&gt;&gt;&gt;&gt; date &lt;&lt;&lt;&lt;&lt;&lt;&lt;</text:p>
      <text:p text:style-name="Standard">Anno xlvii die veneris ante festum cathedre sancti Petri capitulantibus</text:p>
      <text:p text:style-name="Standard">Anno xl lseptimo die lune ante festum Cathedre sancti Petri capitulantibus</text:p>
      <text:p text:style-name="Standard">&gt;&gt;&gt;&gt;&gt;&gt; block &lt;&lt;&lt;&lt;&lt;&lt;&lt;</text:p>
      <text:p text:style-name="Standard">ad xv dies in statu contra lucam de Fonte nicolaum</text:p>
      <text:p text:style-name="Standard">de Yvriaco Juniorem Guillelmum Boiliane Johannem</text:p>
      <text:p text:style-name="Standard">Philippi et interim procurabant solucionem avene et</text:p>
      <text:p text:style-name="Standard">gallinarum priser partes pro anniversarum</text:p>
      <text:p text:style-name="Standard">Item contra perrinum Blanc chien ad producendum Garan</text:p>
      <text:p text:style-name="Standard">tizacionem ad xv. preser partes</text:p>
      <text:p text:style-name="Standard">taxinus Picardi gagiat xvii s. iii d. racione cuidem</text:p>
      <text:p text:style-name="Standard">prati et vinee de terro puri fiat insim</text:p>
      <text:p text:style-name="Standard">prepositura de Bosasmem domine est tradita ad firmam</text:p>
      <text:p text:style-name="Standard">viro venerabili et discreto magistro Girardo de Marcelle qui</text:p>
      <text:p text:style-name="Standard">diu est tradidit denarium dei</text:p>
      <text:p text:style-name="Standard">prpro .xi. l.t. monete currente in terminis ad ix annos</text:p>
      <text:p text:style-name="Standard">incipiente in festo nativitate beati Johanni Baptiste proxime venante et</text:p>
      <text:p text:style-name="Standard">proclamaciones</text:p>
      <text:p text:style-name="Standard">$inchoran$ sunt hodie clapse.</text:p>
      <text:p text:style-name="Standard">ad viii dies contra heritatorum de cunbl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 cancellario</text:p>
      <text:p text:style-name="Standard">P. Penitenciario</text:p>
      <text:p text:style-name="Standard">J de Sinemuro</text:p>
      <text:p text:style-name="Standard">G de Lumbris</text:p>
      <text:p text:style-name="Standard">D. de Carcilis</text:p>
      <text:p text:style-name="Standard">H. de Corso</text:p>
      <text:p text:style-name="Standard">G. de Baillia</text:p>
      <text:p text:style-name="Standard">P Barrerii</text:p>
      <text:p text:style-name="Standard">G. Coquatricis</text:p>
      <text:p text:style-name="Standard">E. Fucherii</text:p>
      <text:p text:style-name="Standard">Vi. cantore</text:p>
      <text:p text:style-name="Standard">J Succentore</text:p>
      <text:p text:style-name="Standard"><text:soft-page-break/>R Cancellario</text:p>
      <text:p text:style-name="Standard">E. Fucherii</text:p>
      <text:p text:style-name="Standard">P. Barrerii</text:p>
      <text:p text:style-name="Standard">G. Coquatricis</text:p>
      <text:p text:style-name="Standard">G. de Baillia</text:p>
      <text:p text:style-name="Standard">G. de Marcello</text:p>
      <text:p text:style-name="Standard">G. Hamelini</text:p>
      <text:p text:style-name="Standard">G. de Curalis</text:p>
      <text:p text:style-name="Standard">D. de Duclaro</text:p>
      <text:p text:style-name="Standard">G. de Lumbris</text:p>
      <text:p text:style-name="Standard">J. de Sinemuro</text:p>
      <text:p text:style-name="Standard"/>
      <text:p text:style-name="Standard"/>
      <text:p text:style-name="Standard">=FRAN_0393_09341.tif=</text:p>
      <text:p text:style-name="Standard">&gt;&gt;&gt;&gt;&gt;&gt; block &lt;&lt;&lt;&lt;&lt;&lt;&lt;</text:p>
      <text:p text:style-name="Standard">Anno xlvii° die martis ante festum Cathedre Sancti Petri Hamo Roti de Cournad Trecoing</text:p>
      <text:p text:style-name="Standard">diocesis expectans ad collacionem domini Archiepiscopi Auxitane de beneficium octavasticum cum cura vel sine</text:p>
      <text:p text:style-name="Standard">cura facit procuratorem dominum Guillelmi Frigidi rectorem parrochialem ecclesie de taris dicte diocesis magistros</text:p>
      <text:p text:style-name="Standard">Raymundum de Esculto et Arnaldum Masgarones bacalarios in legibus et Petrum Rigald</text:p>
      <text:p text:style-name="Standard">ad prosequendum graciam et faciendum viam et fiat sub meliorem formam presentibus oliverio de Curia</text:p>
      <text:p text:style-name="Standard">domino Francisco frigidi curato de Ruolio parisiensis diocesis H. auger et Y. mar.</text:p>
      <text:p text:style-name="Standard">Johannes Pidoe prepositus mercaturum et Petrus Bourdon</text:p>
      <text:p text:style-name="Standard">ac Jacobus du Buisson cives Par. supplicaverunt capitulo quod donet</text:p>
      <text:p text:style-name="Standard">eis locum ad custodiendum pecuniam imposicionum</text:p>
      <text:p text:style-name="Standard">et fuit eis concessus et volunter et consenserunt dicte</text:p>
      <text:p text:style-name="Standard">prepositus et cives / quod istud non sit in periculo capituli</text:p>
      <text:p text:style-name="Standard">sed in periculo ipsorum presentis magistro Johanne de Bruolio camera</text:p>
      <text:p text:style-name="Standard">rio clerico Nicola de Cruillis canonico Sancti Dyonisii de Passu</text:p>
      <text:p text:style-name="Standard">Michaele de Darenciato beneficiato in ecclesia Parisiensis petro</text:p>
      <text:p text:style-name="Standard">de caprivilla camerario laico ejusdem ecclesie et Y. mar.</text:p>
      <text:p text:style-name="Standard">Die jovis ante Petrum Johannes de Hargentilerii</text:p>
      <text:p text:style-name="Standard">clericus Belvacensis diocesis vicarius perpetuus vicariatus</text:p>
      <text:p text:style-name="Standard">in ecclesia Sancti Mauricii de Tourpendio suessionum diocesis facit</text:p>
      <text:p text:style-name="Standard">procuratores suos Reginaldum Bourdorus Johannem $Malan$</text:p>
      <text:p text:style-name="Standard"><text:soft-page-break/>Alardi clericos Ad resignandum dictum vicariatum</text:p>
      <text:p text:style-name="Standard">pure libere simpliciter et sine fraude in manibus remei</text:p>
      <text:p text:style-name="Standard">di patris abbatis monasterii Sancti Cornelii de Compen</text:p>
      <text:p text:style-name="Standard">dio dicte diocesis Suessionum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P. barrerii</text:p>
      <text:p text:style-name="Standard">P. de Roniaco</text:p>
      <text:p text:style-name="Standard">G. Hamelini</text:p>
      <text:p text:style-name="Standard">G. de Marcello</text:p>
      <text:p text:style-name="Standard">H. de Corso</text:p>
      <text:p text:style-name="Standard">G. de Baillia</text:p>
      <text:p text:style-name="Standard">E. Fucherii</text:p>
      <text:p text:style-name="Standard">G. coquatricis</text:p>
      <text:p text:style-name="Standard">P Prouvelli</text:p>
      <text:p text:style-name="Standard">G. de Curcilis</text:p>
      <text:p text:style-name="Standard">G. de Lumbris</text:p>
      <text:p text:style-name="Standard"/>
      <text:p text:style-name="Standard"/>
      <text:p text:style-name="Standard">=FRAN_0393_09342.tif=</text:p>
      <text:p text:style-name="Standard">&gt;&gt;&gt;&gt;&gt;&gt; date &lt;&lt;&lt;&lt;&lt;&lt;&lt;</text:p>
      <text:p text:style-name="Standard">Anno xlseptimo vie mercuri post festum beati Machie aposolapitulatibus</text:p>
      <text:p text:style-name="Standard">Hodie Johannes de Sancto Martino Intravit in feodum capituli de Ballevillau</text:p>
      <text:p text:style-name="Standard">Anno xl vi die veneris post festum beati Mathie apios apitulatlbis</text:p>
      <text:p text:style-name="Standard">&gt;&gt;&gt;&gt;&gt;&gt; block &lt;&lt;&lt;&lt;&lt;&lt;&lt;</text:p>
      <text:p text:style-name="Standard">Hodie Johannes de Villestoublamn executor insunavit graciam factam Michi</text:p>
      <text:p text:style-name="Standard">sernoni de capiciam Sancti Mederici domini Rudert pr gracia eis placebat presentus petio</text:p>
      <text:p text:style-name="Standard">J. desinemur. de Erqueto alano de Calvomonte et Y Marescalli super hoc debet ha</text:p>
      <text:p text:style-name="Standard">G. Coquatricis no Anglici conficejustru</text:p>
      <text:p text:style-name="Standard">Petrus Flauingi recognovit se tenr in modio et volut</text:p>
      <text:p text:style-name="Standard">coppos</text:p>
      <text:p text:style-name="Standard">promisit satefacere anfra xv dies a die sabbati bustiis temqpu</text:p>
      <text:p text:style-name="Standard">tandem alioqud de die hodie transeat lictera de niss contra</text:p>
      <text:p text:style-name="Standard"><text:soft-page-break/>ipsum</text:p>
      <text:p text:style-name="Standard">anno xlvii° die sabbati sequenti</text:p>
      <text:p text:style-name="Standard">t exdem anno die sabbati prima die marii presentibus r$ bonisensus alter capicio Nicolar de Condeco</text:p>
      <text:p text:style-name="Standard">Laurencio de Templo Martino Le Chevenacier canonicus Johannes de Villestoublem insinavit</text:p>
      <text:p text:style-name="Standard">eisdem graciam factam magistro Yvoni de Curia de altam prebicamone ruderit quod gracia eis placeat presentibus</text:p>
      <text:p text:style-name="Standard">alavo de Calvomonte Roberto de Ulura et alano de Bonolio presbyteris y marii et peciit idem ma</text:p>
      <text:p text:style-name="Standard">yvo instrument ab Hanone Anglici</text:p>
      <text:p text:style-name="Standard">&gt;&gt;&gt;&gt;&gt;&gt; liste &lt;&lt;&lt;&lt;&lt;&lt;&lt;</text:p>
      <text:p text:style-name="Standard">Vi cantore</text:p>
      <text:p text:style-name="Standard">R. Cancellario</text:p>
      <text:p text:style-name="Standard">P. penitenciario</text:p>
      <text:p text:style-name="Standard">P. Barrem</text:p>
      <text:p text:style-name="Standard">D. de Duclaro</text:p>
      <text:p text:style-name="Standard">G. de Lumbais</text:p>
      <text:p text:style-name="Standard">G. de Curcilis</text:p>
      <text:p text:style-name="Standard">Vi Cantore</text:p>
      <text:p text:style-name="Standard">J. Succentore</text:p>
      <text:p text:style-name="Standard">G. de Carcilis</text:p>
      <text:p text:style-name="Standard">R. de Molinis</text:p>
      <text:p text:style-name="Standard">G. de Marcello</text:p>
      <text:p text:style-name="Standard">G. Hamelini</text:p>
      <text:p text:style-name="Standard">G. de Duclaro</text:p>
      <text:p text:style-name="Standard">P. Barrem</text:p>
      <text:p text:style-name="Standard">P Barrerii</text:p>
      <text:p text:style-name="Standard">G. de Baillivia</text:p>
      <text:p text:style-name="Standard">G. de Lumbris</text:p>
      <text:p text:style-name="Standard">G. coguatricis</text:p>
      <text:p text:style-name="Standard">H. de Couso</text:p>
      <text:p text:style-name="Standard">J. desinemuro</text:p>
      <text:p text:style-name="Standard">P. de Roniaco</text:p>
      <text:p text:style-name="Standard">. Fucher</text:p>
      <text:p text:style-name="Standard"/>
      <text:p text:style-name="Standard"/>
      <text:p text:style-name="Standard">=FRAN_0393_09343.tif=</text:p>
      <text:p text:style-name="Standard">&gt;&gt;&gt;&gt;&gt;&gt; block &lt;&lt;&lt;&lt;&lt;&lt;&lt;</text:p>
      <text:p text:style-name="Standard"><text:soft-page-break/>Anno xlvii die luns post festum beati Matlrie apostoli capitulai</text:p>
      <text:p text:style-name="Standard">Johannio Arbanre mal filio Mahieti Aubourt g. procurator pris conficotur</text:p>
      <text:p text:style-name="Standard">sorevinomine procutoro patrs procuator marini in xxx s. debilis moueti</text:p>
      <text:p text:style-name="Standard">redditus ad volent de osforo aniversariorm et Johanne Lamboti ad veneri in statu ssi $oc</text:p>
      <text:p text:style-name="Standard">Egidio Champio canonic v s</text:p>
      <text:p text:style-name="Standard">anno xlvii° dio mr curi cinerum recotis se ten magistri Petro</text:p>
      <text:p text:style-name="Standard">Relaruigis de Orliaco Scrisi</text:p>
      <text:p text:style-name="Standard">Pynlli in tribus scutis aureis quolibet estumato ad xv</text:p>
      <text:p text:style-name="Standard">redditus ad voancts</text:p>
      <text:p text:style-name="Standard">Petrus de pruisio condempnatus est ad redditus adia</text:p>
      <text:p text:style-name="Standard">qe recesat per manum domini Johannis de Montetabilis</text:p>
      <text:p text:style-name="Standard">capta in domo dicta scampardim vico de Charreri</text:p>
      <text:p text:style-name="Standard">in qua morabatur magister Stephano de Sancto Leonardo</text:p>
      <text:p text:style-name="Standard">et furrt casta dicta vadia circafestum beati Bartholome</text:p>
      <text:p text:style-name="Standard">anque pretontis et illocut debebat dicto magister iiii lb. x.</text:p>
      <text:p text:style-name="Standard">I debet proteres qui postea venunt et evement usque</text:p>
      <text:p text:style-name="Standard">ad natia Jo inclusie</text:p>
      <text:p text:style-name="Standard">Johanne Lamberi est ode qui habebant die romone xiiii lb. par. boul</text:p>
      <text:p text:style-name="Standard">Moneto quas proturatori per officio cuu potebat ab ipso de tro</text:p>
      <text:p text:style-name="Standard">festi prur p occasione firme quam tenet ab ipso osde ipso elle</text:p>
      <text:p text:style-name="Standard">quod non tenebatu / nisi ad debilem cum in festo beati Acu</text:p>
      <text:p text:style-name="Standard">lolcopt receperit de bue ac procuratorem diceto per illud </text:p>
      <text:p text:style-name="Standard">aro rotisuebat viit mina pers dicte firme cum in</text:p>
      <text:p text:style-name="Standard">fina essint uluda fena et multam alia et sie tene</text:p>
      <text:p text:style-name="Standard">ad solim ad in cemos stilbicet purius ascensius et Sancti Remigii alecertar quo</text:p>
      <text:p text:style-name="Standard">nos dictum Johann condempnavimus ad solvendum monetam ab ipso petiri</text:p>
      <text:p text:style-name="Standard">&gt;&gt;&gt;&gt;&gt;&gt; liste &lt;&lt;&lt;&lt;&lt;&lt;&lt;</text:p>
      <text:p text:style-name="Standard">Vi. Cutire</text:p>
      <text:p text:style-name="Standard">J. Succentore</text:p>
      <text:p text:style-name="Standard">R. Cancellario</text:p>
      <text:p text:style-name="Standard">P. Penitenciario</text:p>
      <text:p text:style-name="Standard">G. de Curailis</text:p>
      <text:p text:style-name="Standard">G. de Lumbris</text:p>
      <text:p text:style-name="Standard">P. de Ronaco</text:p>
      <text:p text:style-name="Standard">J. de Sinenino</text:p>
      <text:p text:style-name="Standard">H. de Cerso</text:p>
      <text:p text:style-name="Standard"><text:soft-page-break/>G. de Bailia</text:p>
      <text:p text:style-name="Standard">Vi. Cantore</text:p>
      <text:p text:style-name="Standard">J. Succentore</text:p>
      <text:p text:style-name="Standard">P. Penitenciario</text:p>
      <text:p text:style-name="Standard">D. de Duclarst</text:p>
      <text:p text:style-name="Standard">V. Hamelini</text:p>
      <text:p text:style-name="Standard">G. Coguatatis</text:p>
      <text:p text:style-name="Standard">P. de Roniaco</text:p>
      <text:p text:style-name="Standard">E. Fuchorii</text:p>
      <text:p text:style-name="Standard"/>
      <text:p text:style-name="Standard"/>
      <text:p text:style-name="Standard">=FRAN_0393_09344.tif=</text:p>
      <text:p text:style-name="Standard">&gt;&gt;&gt;&gt;&gt;&gt; date &lt;&lt;&lt;&lt;&lt;&lt;&lt;</text:p>
      <text:p text:style-name="Standard">Anno domini m. Ccxxlvii. Di lune post Brandones capitulantibus dominis</text:p>
      <text:p text:style-name="Standard">Anno xlvii° die mercuris post invocavit noe capituli</text:p>
      <text:p text:style-name="Standard">&gt;&gt;&gt;&gt;&gt;&gt; block &lt;&lt;&lt;&lt;&lt;&lt;&lt;</text:p>
      <text:p text:style-name="Standard">Hodie</text:p>
      <text:p text:style-name="Standard">ex causa permutacionis faciende cum domino Stephano Parv Johannis presbytero ad capillaniam</text:p>
      <text:p text:style-name="Standard">procuratore Richardi quarre resignarit capellane Sancti Vincenci</text:p>
      <text:p text:style-name="Standard">in ecclesia Sancti Solvatoris et unam alia in dcca Sancti Nicolai de Rapolla et terc</text:p>
      <text:p text:style-name="Standard">in parrohi ecclesia de Compigniaco Xancinensis et furt ret idem stephis</text:p>
      <text:p text:style-name="Standard">Bres donz et lonal anné</text:p>
      <text:p text:style-name="Standard">Universis prentes</text:p>
      <text:p text:style-name="Standard">gracia Francorum re</text:p>
      <text:p text:style-name="Standard">&gt;&gt;&gt;&gt;&gt;&gt; liste &lt;&lt;&lt;&lt;&lt;&lt;&lt;</text:p>
      <text:p text:style-name="Standard">Dicalis cantore</text:p>
      <text:p text:style-name="Standard">Johanne Succentoere</text:p>
      <text:p text:style-name="Standard">R. Cancellario</text:p>
      <text:p text:style-name="Standard">P. Penitncirio</text:p>
      <text:p text:style-name="Standard">P. Pouvelli</text:p>
      <text:p text:style-name="Standard">P. Barreri</text:p>
      <text:p text:style-name="Standard">G. Coquetrcis</text:p>
      <text:p text:style-name="Standard">G. Hamelini</text:p>
      <text:p text:style-name="Standard">V. Cantore</text:p>
      <text:p text:style-name="Standard">J. Succentore</text:p>
      <text:p text:style-name="Standard">R. Cancellario</text:p>
      <text:p text:style-name="Standard"><text:soft-page-break/>Pdponitenciario</text:p>
      <text:p text:style-name="Standard">G. de Curcilis</text:p>
      <text:p text:style-name="Standard">G. de Lumbris</text:p>
      <text:p text:style-name="Standard">Jolan Johannes Dei</text:p>
      <text:p text:style-name="Standard">H. de Corso</text:p>
      <text:p text:style-name="Standard">G. de Baillivia</text:p>
      <text:p text:style-name="Standard">D. de Duclaro</text:p>
      <text:p text:style-name="Standard">G. de Marcello</text:p>
      <text:p text:style-name="Standard">eo</text:p>
      <text:p text:style-name="Standard">de Duclan</text:p>
      <text:p text:style-name="Standard">porii</text:p>
      <text:p text:style-name="Standard">s</text:p>
      <text:p text:style-name="Standard"/>
      <text:p text:style-name="Standard"/>
      <text:p text:style-name="Standard">=FRAN_0393_09345.tif=</text:p>
      <text:p text:style-name="Standard">&gt;&gt;&gt;&gt;&gt;&gt; block &lt;&lt;&lt;&lt;&lt;&lt;&lt;</text:p>
      <text:p text:style-name="Standard">Hodie comparentibus in jjudicis cora nobis nno Richardo</text:p>
      <text:p text:style-name="Standard">de Otrea presbytero ex una pate et domino Thoma de Chauveya</text:p>
      <text:p text:style-name="Standard">reo ex alia petente pue dicto domino Richardo quod ipse Thomas</text:p>
      <text:p text:style-name="Standard">dimiictent sibi corporalem possessionem capellario ve ann</text:p>
      <text:p text:style-name="Standard">in ecclesia Parisiensis / quam ipss dominus Thomus decinet de Sancto</text:p>
      <text:p text:style-name="Standard">nam ad ipsam rediri potat de jure cum parrochialis</text:p>
      <text:p text:style-name="Standard">ecclesia de Sancto Benito trecensis diocesis quam habuerat pero ipso</text:p>
      <text:p text:style-name="Standard">ex causa permutacionis a magistro Lambertio de Sumnam va sic</text:p>
      <text:p text:style-name="Standard">reperta fuisse in curia rora et eservata et per sedem ma</text:p>
      <text:p text:style-name="Standard">collata prout apparet per processum dicti Richardis coram</text:p>
      <text:p text:style-name="Standard">nobis exhibitum et visram pro venerabili virum domcinum Geraldum</text:p>
      <text:p text:style-name="Standard">de Curcilis concanonia nostrum / qui in hoc nobis fecit re</text:p>
      <text:p text:style-name="Standard">lacionem / dictoque domino Thoma petente dilacionem</text:p>
      <text:p text:style-name="Standard">ad hoc significandum dicto magistro Lanberto aquo haburt</text:p>
      <text:p text:style-name="Standard">dictam capellaniam ex causa permutacionis / et ad require</text:p>
      <text:p text:style-name="Standard">dum ipsum magistrum Latabertum Xxuttay ut diceb</text:p>
      <text:p text:style-name="Standard">in romana Curia ut viniet ipsum deffensus</text:p>
      <text:p text:style-name="Standard">Altercatoque super hoc nos concessimus ei dilacionem superco</text:p>
      <text:p text:style-name="Standard">usque ad quasimodo assus die lune post quasuncto</text:p>
      <text:p text:style-name="Standard">sremptis cora nobis ad procedum in negon hujusmodi prout</text:p>
      <text:p text:style-name="Standard"><text:soft-page-break/>fuerit faciendum et istam dilacionem dedimus pero partempori</text:p>
      <text:p text:style-name="Standard">termus / et incumaviimus eidem domino Thome etar</text:p>
      <text:p text:style-name="Standard">Baufordo de Boniaco procuratore ut dicitur dicti magister</text:p>
      <text:p text:style-name="Standard">Laiabeti quod cui adducent dictum magistrum Lambertum si</text:p>
      <text:p text:style-name="Standard">veluit alioqu ipso venetere vel non bonentem nl</text:p>
      <text:p text:style-name="Standard">procedetur ip dies lune just proxime est assevoi cond rodem</text:p>
      <text:p text:style-name="Standard">ex perteutam super requestracione siiconi hodie pecita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G. de Lumbris</text:p>
      <text:p text:style-name="Standard">G. Hamelini</text:p>
      <text:p text:style-name="Standard">P. Barrerii</text:p>
      <text:p text:style-name="Standard">G. Coquatricis</text:p>
      <text:p text:style-name="Standard">D. de Duclaro</text:p>
      <text:p text:style-name="Standard">P. Pouveelli</text:p>
      <text:p text:style-name="Standard">H. de Corso</text:p>
      <text:p text:style-name="Standard">G. de Baillia</text:p>
      <text:p text:style-name="Standard"/>
      <text:p text:style-name="Standard"/>
      <text:p text:style-name="Standard">=FRAN_0393_09346.tif=</text:p>
      <text:p text:style-name="Standard">&gt;&gt;&gt;&gt;&gt;&gt; date &lt;&lt;&lt;&lt;&lt;&lt;&lt;</text:p>
      <text:p text:style-name="Standard">Anno xlseptimo die lune post remoniste apitulanlibis</text:p>
      <text:p text:style-name="Standard">Anno xlseptimo die mercuris post reministeraptulatibus</text:p>
      <text:p text:style-name="Standard">&gt;&gt;&gt;&gt;&gt;&gt; block &lt;&lt;&lt;&lt;&lt;&lt;&lt;</text:p>
      <text:p text:style-name="Standard">Hodie Aubeletus de Angelo canonicus Sancti Stephani de Gressibus Parisiensis resigis</text:p>
      <text:p text:style-name="Standard">canonica ten</text:p>
      <text:p text:style-name="Standard">ex cr permutacionis faciende cum Johanne Heronardi de Orliaco</text:p>
      <text:p text:style-name="Standard">ad capellaniam assumpcionis beate Marie de Foresta in parrochia</text:p>
      <text:p text:style-name="Standard">de Bros Pars. diocesi fuit admissars</text:p>
      <text:p text:style-name="Standard">Jacobus Calvi presbyter</text:p>
      <text:p text:style-name="Standard">Hodie comparendte in judicio domino Richardo ex una parte et vostro Thoma</text:p>
      <text:p text:style-name="Standard">compurt</text:p>
      <text:p text:style-name="Standard">ex alia et petentes dicto Richardo quod sequestratir fieret de Fructilo s</text:p>
      <text:p text:style-name="Standard"><text:soft-page-break/>dicte capellanis de ceter perciendus dicto domini Thoma dicentes hsi non</text:p>
      <text:p text:style-name="Standard">debe / et quod eiat bone fidei possessum altertatoque super hoc diucio</text:p>
      <text:p text:style-name="Standard">aute ipsos vaudem nosto ordinamunds quod idem cus thomas juracor</text:p>
      <text:p text:style-name="Standard">caucionem derildende dictos fructus si nobis videtur quod eos de</text:p>
      <text:p text:style-name="Standard">vet recde et illicui videbunds ipsos esse reddend quiquidem</text:p>
      <text:p text:style-name="Standard">dominus Thomas ordinaconi nostre obtaciprans juravit in verbi</text:p>
      <text:p text:style-name="Standard">sacerndotis manu ad pectus apposito / qo tenere et facereao arbatru</text:p>
      <text:p text:style-name="Standard">nostrum sequo ncli juridicim nostre eimo supponeus vacer ut supra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enitenciario</text:p>
      <text:p text:style-name="Standard">E. de Roniacy</text:p>
      <text:p text:style-name="Standard">D. de Duclaro</text:p>
      <text:p text:style-name="Standard">G. de Curtilis</text:p>
      <text:p text:style-name="Standard">Pouvrelli</text:p>
      <text:p text:style-name="Standard">P. Barrerii</text:p>
      <text:p text:style-name="Standard">E Fucherii</text:p>
      <text:p text:style-name="Standard">G. de Marcello</text:p>
      <text:p text:style-name="Standard">H. de Corso</text:p>
      <text:p text:style-name="Standard">G. Hamelini</text:p>
      <text:p text:style-name="Standard">D. de Quadrellis</text:p>
      <text:p text:style-name="Standard">G. crquatricis</text:p>
      <text:p text:style-name="Standard">J. de Sinemuro</text:p>
      <text:p text:style-name="Standard">G. de Lumbris</text:p>
      <text:p text:style-name="Standard">P. Barrerii</text:p>
      <text:p text:style-name="Standard">G. Hamelini</text:p>
      <text:p text:style-name="Standard">V. de Marcello</text:p>
      <text:p text:style-name="Standard">E. Fucherii</text:p>
      <text:p text:style-name="Standard">H. de Corso</text:p>
      <text:p text:style-name="Standard">G. de Turalis</text:p>
      <text:p text:style-name="Standard">P. Pouvrelli</text:p>
      <text:p text:style-name="Standard">P. de Roniaco</text:p>
      <text:p text:style-name="Standard">D. de Duclaro</text:p>
      <text:p text:style-name="Standard">.de Quadrellis</text:p>
      <text:p text:style-name="Standard"><text:soft-page-break/>de Lumbris</text:p>
      <text:p text:style-name="Standard">quatritis</text:p>
      <text:p text:style-name="Standard"/>
      <text:p text:style-name="Standard"/>
      <text:p text:style-name="Standard">=FRAN_0393_09347.tif=</text:p>
      <text:p text:style-name="Standard">&gt;&gt;&gt;&gt;&gt;&gt; date &lt;&lt;&lt;&lt;&lt;&lt;&lt;</text:p>
      <text:p text:style-name="Standard">278</text:p>
      <text:p text:style-name="Standard">Anno elseptimo die veneris poste reminis cailaitbus</text:p>
      <text:p text:style-name="Standard">Anno prlsepimo die lunne post Gculi mie capitulantibus</text:p>
      <text:p text:style-name="Standard">Anno x lseptimo die mercuriis post Etuli mei capituli</text:p>
      <text:p text:style-name="Standard">&gt;&gt;&gt;&gt;&gt;&gt; block &lt;&lt;&lt;&lt;&lt;&lt;&lt;</text:p>
      <text:p text:style-name="Standard">per co ee vileri</text:p>
      <text:p text:style-name="Standard">Hodie comparuntr sant $Dyosii canonici Sancti Dyonisii scilicet</text:p>
      <text:p text:style-name="Standard">&gt;&gt;&gt;&gt;&gt;&gt; liste &lt;&lt;&lt;&lt;&lt;&lt;&lt;</text:p>
      <text:p text:style-name="Standard">V. Cantore</text:p>
      <text:p text:style-name="Standard">R. Cancellario</text:p>
      <text:p text:style-name="Standard">Ppenitenciario</text:p>
      <text:p text:style-name="Standard">E. Fucherii</text:p>
      <text:p text:style-name="Standard">G. de Marcello</text:p>
      <text:p text:style-name="Standard">P. Pouvrelli</text:p>
      <text:p text:style-name="Standard">P. de Roniaco</text:p>
      <text:p text:style-name="Standard">V. Cantore</text:p>
      <text:p text:style-name="Standard">J. Succentore</text:p>
      <text:p text:style-name="Standard">R. Cancellario</text:p>
      <text:p text:style-name="Standard">P. penitenciario</text:p>
      <text:p text:style-name="Standard">D. de Duclaro</text:p>
      <text:p text:style-name="Standard">G. Hamelini</text:p>
      <text:p text:style-name="Standard">P. Barrerii</text:p>
      <text:p text:style-name="Standard">G. Coquatricis</text:p>
      <text:p text:style-name="Standard">Vi cantore</text:p>
      <text:p text:style-name="Standard">J. Succentore</text:p>
      <text:p text:style-name="Standard">R. Cancellario</text:p>
      <text:p text:style-name="Standard">P. Pcniteniario</text:p>
      <text:p text:style-name="Standard">G. Hamclini</text:p>
      <text:p text:style-name="Standard">H. de Couso</text:p>
      <text:p text:style-name="Standard">J. de Sineriniio</text:p>
      <text:p text:style-name="Standard"><text:soft-page-break/>D. de Duclaro</text:p>
      <text:p text:style-name="Standard">G. de Curtilis</text:p>
      <text:p text:style-name="Standard">E. Fucherii</text:p>
      <text:p text:style-name="Standard">G. de Lumid</text:p>
      <text:p text:style-name="Standard"/>
      <text:p text:style-name="Standard"/>
      <text:p text:style-name="Standard">=FRAN_0393_09348.tif=</text:p>
      <text:p text:style-name="Standard">&gt;&gt;&gt;&gt;&gt;&gt; date &lt;&lt;&lt;&lt;&lt;&lt;&lt;</text:p>
      <text:p text:style-name="Standard">Anno pseptimo die veneris post oculimei capitulius</text:p>
      <text:p text:style-name="Standard">22</text:p>
      <text:p text:style-name="Standard">Anno xlseptimo die lune post sculie capitui</text:p>
      <text:p text:style-name="Standard">&gt;&gt;&gt;&gt;&gt;&gt; block &lt;&lt;&lt;&lt;&lt;&lt;&lt;</text:p>
      <text:p text:style-name="Standard">ad mercuriim postquanum in statu de Pocro mictet servigun mogum lechai</text:p>
      <text:p text:style-name="Standard">et Johanne Bouse</text:p>
      <text:p text:style-name="Standard">die lune instrt contranecium inqueti</text:p>
      <text:p text:style-name="Standard">subbati domio quam habebant clerici mitutins est contsquead domin</text:p>
      <text:p text:style-name="Standard">lune post crntate presents procuratore nostro et magistro Guillelmo Cevemeri</text:p>
      <text:p text:style-name="Standard">procuratore o</text:p>
      <text:p text:style-name="Standard">die dioica quacantatum fuit lecare Jhulim G. depellis aude mecum</text:p>
      <text:p text:style-name="Standard">dominam de Campis existuns $lecsiifirmus in lecto presentibus habuer de</text:p>
      <text:p text:style-name="Standard">Lauducav Rollando de Monte et Johanna de Boene conr yidecure H</text:p>
      <text:p text:style-name="Standard">Antpeis maro desheditavit Perrocunum Barbunepote saud</text:p>
      <text:p text:style-name="Standard">et instituit hocesurum radum depellia provepote item revrta</text:p>
      <text:p text:style-name="Standard">vnt legatum factm de donno sua apud Mendonem ecclesie Par</text:p>
      <text:p text:style-name="Standard">lecaiss Par</text:p>
      <text:p text:style-name="Standard">Item revocavit priam legat fancta peripum officiari ecclesie dcci</text:p>
      <text:p text:style-name="Standard">Sct voluit quam nmn distribuentur in chorovisi px</text:p>
      <text:p text:style-name="Standard">rignnta libras licet priis ordajasset quod tistribu</text:p>
      <text:p text:style-name="Standard">orontur quadraginum libram cetam voluerit in statum</text:p>
      <text:p text:style-name="Standard">quoerant permacie eeam cartusienss</text:p>
      <text:p text:style-name="Standard">anno xlvii° die mercurii post lecare Jheilum G. de Pellis renocavit codicillum</text:p>
      <text:p text:style-name="Standard">ab ipse factum /et legavit Robrus falconario suo quamdam parvam domd</text:p>
      <text:p text:style-name="Standard">quam habebat mxta manerium surum de Mendone presentitis Buillelmo Varboz Hueo</text:p>
      <text:p text:style-name="Standard">de Landemeao et Rollando de Mrnte actum corm pro dem curonie Hangert Yagar</text:p>
      <text:p text:style-name="Standard">&gt;&gt;&gt;&gt;&gt;&gt; liste &lt;&lt;&lt;&lt;&lt;&lt;&lt;</text:p>
      <text:p text:style-name="Standard">Vi cantore</text:p>
      <text:p text:style-name="Standard"><text:soft-page-break/>J Succentore</text:p>
      <text:p text:style-name="Standard">Ppenitenciario</text:p>
      <text:p text:style-name="Standard">E. Fucherii</text:p>
      <text:p text:style-name="Standard">M. de Melloto</text:p>
      <text:p text:style-name="Standard">Gicoquatricis</text:p>
      <text:p text:style-name="Standard">P Barrerii</text:p>
      <text:p text:style-name="Standard">G. de Baillia</text:p>
      <text:p text:style-name="Standard">H. de Couso</text:p>
      <text:p text:style-name="Standard">P. Pouvrelli</text:p>
      <text:p text:style-name="Standard">D. de Duclaro</text:p>
      <text:p text:style-name="Standard">G. de Curtilis</text:p>
      <text:p text:style-name="Standard">E. de Lumbris</text:p>
      <text:p text:style-name="Standard">vi cantore</text:p>
      <text:p text:style-name="Standard">Jsuccentore</text:p>
      <text:p text:style-name="Standard">P. penitenciario</text:p>
      <text:p text:style-name="Standard">P. Barrerii</text:p>
      <text:p text:style-name="Standard">G. de Baillia</text:p>
      <text:p text:style-name="Standard">H. de Corso</text:p>
      <text:p text:style-name="Standard">H. de Culento</text:p>
      <text:p text:style-name="Standard">G. de Curcilis</text:p>
      <text:p text:style-name="Standard">D. de Duclaro</text:p>
      <text:p text:style-name="Standard">P. de Roniaco</text:p>
      <text:p text:style-name="Standard">G. de Lumbris</text:p>
      <text:p text:style-name="Standard"/>
      <text:p text:style-name="Standard"/>
      <text:p text:style-name="Standard">=FRAN_0393_09349.tif=</text:p>
      <text:p text:style-name="Standard">&gt;&gt;&gt;&gt;&gt;&gt; date &lt;&lt;&lt;&lt;&lt;&lt;&lt;</text:p>
      <text:p text:style-name="Standard">286.</text:p>
      <text:p text:style-name="Standard">Anno xlseptimo die veneri post lecure Jhulitm captuitli</text:p>
      <text:p text:style-name="Standard">recepcio canic</text:p>
      <text:p text:style-name="Standard">Anno xl vii die lune post jndicame capitultlbui</text:p>
      <text:p text:style-name="Standard">&gt;&gt;&gt;&gt;&gt;&gt; block &lt;&lt;&lt;&lt;&lt;&lt;&lt;</text:p>
      <text:p text:style-name="Standard">chmpianus tos conficetur se teni officio hararum in $sexsextar anono</text:p>
      <text:p text:style-name="Standard">Calvi</text:p>
      <text:p text:style-name="Standard">t pcobgamus solvores infra urctos / lxvi smoneiis solis</text:p>
      <text:p text:style-name="Standard">infra quasimodo / et Jucobus talvi capellanus de Balveol Fracer</text:p>
      <text:p text:style-name="Standard"><text:soft-page-break/>ipsius obligavit se ad solvendum in casum quo alter vollet solvere</text:p>
      <text:p text:style-name="Standard">fiat justm moniti premissa</text:p>
      <text:p text:style-name="Standard">die sabbai sequenti fuit data elargicio prefiris JohanPauarre et permisit pro</text:p>
      <text:p text:style-name="Standard">comproere ad dies</text:p>
      <text:p text:style-name="Standard">fuut plegii Nicolaus capellanio succentoro Jatibus Aivtis</text:p>
      <text:p text:style-name="Standard">Hodie de magistro Officialis Curie archiacni Petri sbr executoris magister Helyus de</text:p>
      <text:p text:style-name="Standard">conso fuit receptus ad prebendam magistri Gileberti presentis Johanne de Su</text:p>
      <text:p text:style-name="Standard">dia Guillelms dicto Maulone notario jtramimintis ct pro mar</text:p>
      <text:p text:style-name="Standard">Item Houricus de dompia fuit receptus in parimor domini Johannis de Mati</text:p>
      <text:p text:style-name="Standard">ne procuratore sui ad dimidum prebendam quam obtinebat in eadem ecclesia domii magiste</text:p>
      <text:p text:style-name="Standard">Helyas de Corso vacantem per promocionem quus helie ad integram p</text:p>
      <text:p text:style-name="Standard">Parisiensis presentibus H. de curie potro Avaneni Guillelmo dicto Maulone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E. Fucherii</text:p>
      <text:p text:style-name="Standard">R. de Molinis</text:p>
      <text:p text:style-name="Standard">P. de Alveto</text:p>
      <text:p text:style-name="Standard">G. Coqatricis</text:p>
      <text:p text:style-name="Standard">G. de Baillia</text:p>
      <text:p text:style-name="Standard">M. de Melloto</text:p>
      <text:p text:style-name="Standard">H. de Corso</text:p>
      <text:p text:style-name="Standard">P. Pouvrelli</text:p>
      <text:p text:style-name="Standard">R. de Duclaro</text:p>
      <text:p text:style-name="Standard">G. de Lumbris</text:p>
      <text:p text:style-name="Standard">G. de Cartilis</text:p>
      <text:p text:style-name="Standard">Vi cantore</text:p>
      <text:p text:style-name="Standard">P. Penitonciario</text:p>
      <text:p text:style-name="Standard">P. Pouvrelli</text:p>
      <text:p text:style-name="Standard">J. Cambellani</text:p>
      <text:p text:style-name="Standard">P. de Alvoto</text:p>
      <text:p text:style-name="Standard">G. de Baillivia</text:p>
      <text:p text:style-name="Standard">D. de Quadrellis</text:p>
      <text:p text:style-name="Standard">P. de Roniaco</text:p>
      <text:p text:style-name="Standard">G. de Lumbrio</text:p>
      <text:p text:style-name="Standard">E. Fucherii</text:p>
      <text:p text:style-name="Standard"><text:soft-page-break/>PBarrem</text:p>
      <text:p text:style-name="Standard"/>
      <text:p text:style-name="Standard"/>
      <text:p text:style-name="Standard">=FRAN_0393_09350.tif=</text:p>
      <text:p text:style-name="Standard">&gt;&gt;&gt;&gt;&gt;&gt; date &lt;&lt;&lt;&lt;&lt;&lt;&lt;</text:p>
      <text:p text:style-name="Standard">Anno xseptimo die mentur ante ramos palmiasi capitulatibus</text:p>
      <text:p text:style-name="Standard">Anno xlseptimo die venius ante ramos palmarus</text:p>
      <text:p text:style-name="Standard">&gt;&gt;&gt;&gt;&gt;&gt; block &lt;&lt;&lt;&lt;&lt;&lt;&lt;</text:p>
      <text:p text:style-name="Standard">Hodie fuit facta elargicio prisiriis Johanni de Baubigniaco et dedrt legio</text:p>
      <text:p text:style-name="Standard">et provisit stare juri et venure ad dies</text:p>
      <text:p text:style-name="Standard">Plegii Johannes de Baubigniaco Semjor</text:p>
      <text:p text:style-name="Standard">Johannes Lucratorie</text:p>
      <text:p text:style-name="Standard">die sabbati sola fuit facta elarigitu prisionis Johanni Quarre et provisit</text:p>
      <text:p text:style-name="Standard">compere ac dies assir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E. Fucherii</text:p>
      <text:p text:style-name="Standard">P. Barremi</text:p>
      <text:p text:style-name="Standard">Guydis coquatrics</text:p>
      <text:p text:style-name="Standard">R. de Chanaco</text:p>
      <text:p text:style-name="Standard">R. de Molinis</text:p>
      <text:p text:style-name="Standard">P. de Roniaco</text:p>
      <text:p text:style-name="Standard">G. de Baillia</text:p>
      <text:p text:style-name="Standard">J. de Finemiuro</text:p>
      <text:p text:style-name="Standard">E. de Curtilis</text:p>
      <text:p text:style-name="Standard">D. de Duclaro</text:p>
      <text:p text:style-name="Standard">P. Pouvrelli</text:p>
      <text:p text:style-name="Standard">H. de Corso</text:p>
      <text:p text:style-name="Standard">G. de Lumibus</text:p>
      <text:p text:style-name="Standard">Vi cantore</text:p>
      <text:p text:style-name="Standard">P. Penitenciario</text:p>
      <text:p text:style-name="Standard">G. de Curcilis</text:p>
      <text:p text:style-name="Standard">J. de Sineruro</text:p>
      <text:p text:style-name="Standard">D. de Duclaro</text:p>
      <text:p text:style-name="Standard"><text:soft-page-break/>P. de Roniaco</text:p>
      <text:p text:style-name="Standard">P Barrerii</text:p>
      <text:p text:style-name="Standard">E. de Lumbris</text:p>
      <text:p text:style-name="Standard">E. Fucherii</text:p>
      <text:p text:style-name="Standard"/>
      <text:p text:style-name="Standard"/>
      <text:p text:style-name="Standard">=FRAN_0393_09351.tif=</text:p>
      <text:p text:style-name="Standard">&gt;&gt;&gt;&gt;&gt;&gt; date &lt;&lt;&lt;&lt;&lt;&lt;&lt;</text:p>
      <text:p text:style-name="Standard">282</text:p>
      <text:p text:style-name="Standard">Anno xiseptimo die lune post Ramos paliarti calitlis</text:p>
      <text:p text:style-name="Standard">Anno xlvii° die martis post Ramos palmarius apilulbi</text:p>
      <text:p text:style-name="Standard">&gt;&gt;&gt;&gt;&gt;&gt; block &lt;&lt;&lt;&lt;&lt;&lt;&lt;</text:p>
      <text:p text:style-name="Standard">Hodie in ecclesia Parisiensi coream mey notar presentius magistro Dmele de Doulue et Y mar</text:p>
      <text:p text:style-name="Standard">dominus Johannes Lusii remiceri execuore defuncti domini G. de Pellis</text:p>
      <text:p text:style-name="Standard">Johan. Patrus Baullet supposuit se inqueste capituli presentibus de furemuro talel</text:p>
      <text:p text:style-name="Standard">clerico et laico y decurionri et y mar</text:p>
      <text:p text:style-name="Standard">Itm magister Guillelmus Marpaudi fuit receptus ad prebendam refunctu domini Guillelmi de</text:p>
      <text:p text:style-name="Standard">pellis presentbus magistris Stephano de Parisisis et Johanne de Derdona et Yaur</text:p>
      <text:p text:style-name="Standard">ad veniere post quimodo de Genciano Gilori Philipotus Bruvel debet Jtasis</text:p>
      <text:p text:style-name="Standard">compore pro G. Hamelini de Mtro dici G. Damd</text:p>
      <text:p text:style-name="Standard">Anno xvvii die jovis ante Sanctum Pascha magister Henricus de Dampnapet canonicus parisiensis dedit in manb</text:p>
      <text:p text:style-name="Standard">Domini cantorum Parisius per dominum Johannem Rousselli potum denarium Dei de domo que fuit magistri Gilberci de Din</text:p>
      <text:p text:style-name="Standard">de vecio quo uit appreciata per juratos salvo tam tinno licitandi assignato ad diem sabbi ante quidd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E. Fucherii</text:p>
      <text:p text:style-name="Standard">.P. de Rorriaco</text:p>
      <text:p text:style-name="Standard">P. de Roniaco</text:p>
      <text:p text:style-name="Standard">G. de Lumbris</text:p>
      <text:p text:style-name="Standard">G. de Curcilis</text:p>
      <text:p text:style-name="Standard">PBarreri</text:p>
      <text:p text:style-name="Standard">G. de Balllia</text:p>
      <text:p text:style-name="Standard"><text:soft-page-break/>Vi. Cantore</text:p>
      <text:p text:style-name="Standard">J. Succentore</text:p>
      <text:p text:style-name="Standard">P. de Alveto</text:p>
      <text:p text:style-name="Standard">G. de Curtilis</text:p>
      <text:p text:style-name="Standard">G. de Lumbris</text:p>
      <text:p text:style-name="Standard">P. Pouvrelli</text:p>
      <text:p text:style-name="Standard">H. de Carso</text:p>
      <text:p text:style-name="Standard"/>
      <text:p text:style-name="Standard"/>
      <text:p text:style-name="Standard">=FRAN_0393_09352.tif=</text:p>
      <text:p text:style-name="Standard">&gt;&gt;&gt;&gt;&gt;&gt; date &lt;&lt;&lt;&lt;&lt;&lt;&lt;</text:p>
      <text:p text:style-name="Standard">Anns xlviii die luns post quasimoc capitulatibus</text:p>
      <text:p text:style-name="Standard">Anno plecavo die mercaur post quasimodo catibus</text:p>
      <text:p text:style-name="Standard">Hodie Johannes Tuele seu ejus procuratr compurt et pecit rversione</text:p>
      <text:p text:style-name="Standard">&gt;&gt;&gt;&gt;&gt;&gt; block &lt;&lt;&lt;&lt;&lt;&lt;&lt;</text:p>
      <text:p text:style-name="Standard">contra priorem de Puteolis ad veneris posti Ponchain Stephano destri</text:p>
      <text:p text:style-name="Standard">Hodie deinus Vermanus de parto procuratorem Johannis Truele impeciantis ad collacionem capituli ecimam si in</text:p>
      <text:p text:style-name="Standard">ectesa Pariensis qui ficeart sibi providi de capellania Johannis despinal petiit nomine procuratore ipsius ad ea</text:p>
      <text:p text:style-name="Standard">admitti dostrua raderunt quod acceptabant remunum in processu contentu tamen peromiserunt sibi</text:p>
      <text:p text:style-name="Standard">Rndere dre mercur si Guiodefopossit prentis M. de Pultra Repperiai Y. de labali et Y.</text:p>
      <text:p text:style-name="Standard">Marescalli</text:p>
      <text:p text:style-name="Standard">dominus Johannes de Sinenino pro se et pro comprobentarius suis de reseto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enitenciario</text:p>
      <text:p text:style-name="Standard">J. de Sinemino</text:p>
      <text:p text:style-name="Standard">E. Fucherii</text:p>
      <text:p text:style-name="Standard">R. de Duclaro</text:p>
      <text:p text:style-name="Standard">H. de Couso</text:p>
      <text:p text:style-name="Standard">G. de Baillia</text:p>
      <text:p text:style-name="Standard">Vilantore</text:p>
      <text:p text:style-name="Standard">Succentore</text:p>
      <text:p text:style-name="Standard">J. Cancellario</text:p>
      <text:p text:style-name="Standard"><text:soft-page-break/>P. penitenciario</text:p>
      <text:p text:style-name="Standard">P. Barrerii</text:p>
      <text:p text:style-name="Standard">R. de Molinis</text:p>
      <text:p text:style-name="Standard">G. de Lumbris</text:p>
      <text:p text:style-name="Standard">J. Cambellani</text:p>
      <text:p text:style-name="Standard">G. coquatricis</text:p>
      <text:p text:style-name="Standard">P. Pouvelli</text:p>
      <text:p text:style-name="Standard">D. de Duclaro</text:p>
      <text:p text:style-name="Standard">E. Fucherii</text:p>
      <text:p text:style-name="Standard">P. de Ronaco</text:p>
      <text:p text:style-name="Standard">H. de Corso</text:p>
      <text:p text:style-name="Standard">E. de Turalis</text:p>
      <text:p text:style-name="Standard"/>
      <text:p text:style-name="Standard"/>
      <text:p text:style-name="Standard">=FRAN_0393_09353.tif=</text:p>
      <text:p text:style-name="Standard">&gt;&gt;&gt;&gt;&gt;&gt; date &lt;&lt;&lt;&lt;&lt;&lt;&lt;</text:p>
      <text:p text:style-name="Standard">3.</text:p>
      <text:p text:style-name="Standard">Anno xloctavo die veneris post quastum capitulantibus</text:p>
      <text:p text:style-name="Standard">Anno Ploctavo die lune post misericordia domi capilitis</text:p>
      <text:p text:style-name="Standard">&gt;&gt;&gt;&gt;&gt;&gt; block &lt;&lt;&lt;&lt;&lt;&lt;&lt;</text:p>
      <text:p text:style-name="Standard">fat littera sissimi apuo Coipite insle durrgenda domino $capips</text:p>
      <text:p text:style-name="Standard">ic velit $crfoi viri venarai et disteru $pe$ magistro et Pefro de Proqui</text:p>
      <text:p text:style-name="Standard">canonico besiacions immepenciacione apostolica in collacione absationis de Begti</text:p>
      <text:p text:style-name="Standard">Hrivi Rocha dioles in gracia speciali et ccevislacote $sd to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G. Coquatricis</text:p>
      <text:p text:style-name="Standard">G. de Baillia</text:p>
      <text:p text:style-name="Standard">E. Fucherii</text:p>
      <text:p text:style-name="Standard">P. de Roniaco</text:p>
      <text:p text:style-name="Standard">D. de Duclaro</text:p>
      <text:p text:style-name="Standard">G. de Lumbris</text:p>
      <text:p text:style-name="Standard">H. de Culento</text:p>
      <text:p text:style-name="Standard">G. de Curtilis</text:p>
      <text:p text:style-name="Standard"><text:soft-page-break/>P. Barrerii</text:p>
      <text:p text:style-name="Standard">J. de Sinemo</text:p>
      <text:p text:style-name="Standard">J. Succntore</text:p>
      <text:p text:style-name="Standard">R. Cancellario</text:p>
      <text:p text:style-name="Standard">P. penitenciario</text:p>
      <text:p text:style-name="Standard">G. Coquatricis</text:p>
      <text:p text:style-name="Standard">E Fucherii</text:p>
      <text:p text:style-name="Standard">M. de Melloto</text:p>
      <text:p text:style-name="Standard">D. de Quadrellis</text:p>
      <text:p text:style-name="Standard">P. de Roniaco</text:p>
      <text:p text:style-name="Standard">G. de Curclis</text:p>
      <text:p text:style-name="Standard">G. de Lumbris</text:p>
      <text:p text:style-name="Standard">G. de Curalis</text:p>
      <text:p text:style-name="Standard">J. de Sinenino</text:p>
      <text:p text:style-name="Standard">H. de Culento</text:p>
      <text:p text:style-name="Standard">G. de Baillivia</text:p>
      <text:p text:style-name="Standard"/>
      <text:p text:style-name="Standard"/>
      <text:p text:style-name="Standard">=FRAN_0393_09354.tif=</text:p>
      <text:p text:style-name="Standard">&gt;&gt;&gt;&gt;&gt;&gt; date &lt;&lt;&lt;&lt;&lt;&lt;&lt;</text:p>
      <text:p text:style-name="Standard">Anno Pocavo die mercuris post misericordia diminapitulantibus</text:p>
      <text:p text:style-name="Standard">nno xlocavo die jovis post ma domii hoia vesperi capitulatlbus</text:p>
      <text:p text:style-name="Standard">&gt;&gt;&gt;&gt;&gt;&gt; block &lt;&lt;&lt;&lt;&lt;&lt;&lt;</text:p>
      <text:p text:style-name="Standard">Recepcio Canonici</text:p>
      <text:p text:style-name="Standard">Hodie fuit receptus in propria persona ad divino sibs Parsieni venrabis vinax</text:p>
      <text:p text:style-name="Standard">gister Henricus de dompia ea ad quam alias fuerat receptus dominus</text:p>
      <text:p text:style-name="Standard">Johannes de Matistorie ejus procuratori $press magistro Johanne de Mecolatam</text:p>
      <text:p text:style-name="Standard">Garnero Maletote de Civilliaco / que prebenda fuit magistri Helie</text:p>
      <text:p text:style-name="Standard">de corsone et que vacavit per provircionem ipsius ad integrariam pre</text:p>
      <text:p text:style-name="Standard">bendam Parisiensis magistri Gileberti de Burre</text:p>
      <text:p text:style-name="Standard">&gt;&gt;&gt;&gt;&gt;&gt; liste &lt;&lt;&lt;&lt;&lt;&lt;&lt;</text:p>
      <text:p text:style-name="Standard">Vi cantore</text:p>
      <text:p text:style-name="Standard">P. Succentore</text:p>
      <text:p text:style-name="Standard">R. Cancellario</text:p>
      <text:p text:style-name="Standard">J. Cambellani</text:p>
      <text:p text:style-name="Standard">R. de Molinis</text:p>
      <text:p text:style-name="Standard"><text:soft-page-break/>G. Coquatricis</text:p>
      <text:p text:style-name="Standard">G. de Baillivia</text:p>
      <text:p text:style-name="Standard">H. de Corso</text:p>
      <text:p text:style-name="Standard">P. Pouvrelli</text:p>
      <text:p text:style-name="Standard">G. de Lumbris</text:p>
      <text:p text:style-name="Standard">D. de Duclaro</text:p>
      <text:p text:style-name="Standard">H. de Culento</text:p>
      <text:p text:style-name="Standard">P. Barrerii</text:p>
      <text:p text:style-name="Standard">P. de Ronriaco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P. Pouvrelli</text:p>
      <text:p text:style-name="Standard">P. de Reniaco</text:p>
      <text:p text:style-name="Standard">E. de Molinis</text:p>
      <text:p text:style-name="Standard">G. de Corso</text:p>
      <text:p text:style-name="Standard">P. de Duclaro</text:p>
      <text:p text:style-name="Standard">G. de Curtilis</text:p>
      <text:p text:style-name="Standard">V. coquatricis</text:p>
      <text:p text:style-name="Standard"/>
      <text:p text:style-name="Standard"/>
      <text:p text:style-name="Standard">=FRAN_0393_09355.tif=</text:p>
      <text:p text:style-name="Standard">&gt;&gt;&gt;&gt;&gt;&gt; date &lt;&lt;&lt;&lt;&lt;&lt;&lt;</text:p>
      <text:p text:style-name="Standard">286</text:p>
      <text:p text:style-name="Standard">Anno plcano die lune prost jubilacaptulntinus</text:p>
      <text:p text:style-name="Standard">Anno ploctavo die mercuri posti jubi capitulatbus</text:p>
      <text:p text:style-name="Standard">&gt;&gt;&gt;&gt;&gt;&gt; block &lt;&lt;&lt;&lt;&lt;&lt;&lt;</text:p>
      <text:p text:style-name="Standard">persone infrascrpte conficentur se tenumtenum in furrus infiascriptis</text:p>
      <text:p text:style-name="Standard">dominus cantori Par. redditus ad quus volis $et $p$ par. Nicolaus du</text:p>
      <text:p text:style-name="Standard">quigus xxsous Nicolaus Varil vi so. Petrus Calliet ins feeminus</text:p>
      <text:p text:style-name="Standard">Blanc Anguel in s Iutreas Langles xix so. x. d.s v. fiat nisi</text:p>
      <text:p text:style-name="Standard">Hodie fuit receptus Egidius de Calvomonte ad canonica</text:p>
      <text:p text:style-name="Standard">aprebendam Sancti Mvederici qui funt Laurencii detengili / virtucense</text:p>
      <text:p text:style-name="Standard">a placi suibi sancte et utis presenibus p motario N. de Civillis m. de Pulcras</text:p>
      <text:p text:style-name="Standard">etP. Mari</text:p>
      <text:p text:style-name="Standard"><text:soft-page-break/>&gt;&gt;&gt;&gt;&gt;&gt; liste &lt;&lt;&lt;&lt;&lt;&lt;&lt;</text:p>
      <text:p text:style-name="Standard">Vi. cantore</text:p>
      <text:p text:style-name="Standard">R. Cancellario</text:p>
      <text:p text:style-name="Standard">P. Penitenciario</text:p>
      <text:p text:style-name="Standard">H. de Corso</text:p>
      <text:p text:style-name="Standard">B. de Chanaco</text:p>
      <text:p text:style-name="Standard">G. de Baillivia</text:p>
      <text:p text:style-name="Standard">E. Fucherii</text:p>
      <text:p text:style-name="Standard">H. de Dompia</text:p>
      <text:p text:style-name="Standard">P. de Roniaco</text:p>
      <text:p text:style-name="Standard">G. de Lumbris</text:p>
      <text:p text:style-name="Standard">H. de Culento</text:p>
      <text:p text:style-name="Standard">G. de Curtilis</text:p>
      <text:p text:style-name="Standard">P Barrerii</text:p>
      <text:p text:style-name="Standard">Vi coquacricis</text:p>
      <text:p text:style-name="Standard">P. Pouvrelli</text:p>
      <text:p text:style-name="Standard">Vi cantore</text:p>
      <text:p text:style-name="Standard">J. Succentori</text:p>
      <text:p text:style-name="Standard">R. Cancellario</text:p>
      <text:p text:style-name="Standard">P penitenciario</text:p>
      <text:p text:style-name="Standard">R. de Chanaco</text:p>
      <text:p text:style-name="Standard">R. de Molinis</text:p>
      <text:p text:style-name="Standard">J. de Cecano</text:p>
      <text:p text:style-name="Standard">H. de Corso</text:p>
      <text:p text:style-name="Standard">E. Fucherii</text:p>
      <text:p text:style-name="Standard">D. de Duclaro</text:p>
      <text:p text:style-name="Standard">G. de Curtilis</text:p>
      <text:p text:style-name="Standard">G. de Lumbris</text:p>
      <text:p text:style-name="Standard">P. Barrerii</text:p>
      <text:p text:style-name="Standard">P Pouvelli</text:p>
      <text:p text:style-name="Standard"/>
      <text:p text:style-name="Standard"/>
      <text:p text:style-name="Standard">=FRAN_0393_09356.tif=</text:p>
      <text:p text:style-name="Standard">&gt;&gt;&gt;&gt;&gt;&gt; date &lt;&lt;&lt;&lt;&lt;&lt;&lt;</text:p>
      <text:p text:style-name="Standard">Anno xlectavo die veneris post jubilicapitulatlbui</text:p>
      <text:p text:style-name="Standard">Anno xlviii die lune post cautate capitulantibus</text:p>
      <text:p text:style-name="Standard"><text:soft-page-break/>&gt;&gt;&gt;&gt;&gt;&gt; block &lt;&lt;&lt;&lt;&lt;&lt;&lt;</text:p>
      <text:p text:style-name="Standard">Johannes de Placencia Guillelmus Aysi clerici canonici trecensis feoerunt et constituvit</text:p>
      <text:p text:style-name="Standard">Johannem Garnerii eccecesa Egidium de Ambianis Curie Trecensis nocari</text:p>
      <text:p text:style-name="Standard">dominum Johannem de Lacomonti presbyterum curatum de Pigniaco Treconi</text:p>
      <text:p text:style-name="Standard">Michaele de placencia Sainsouetum de Yva et Petrum dictis</text:p>
      <text:p text:style-name="Standard">Nas et quemlibet etc. cum ptatim obstituendi etc ad comprarendum et presetacto</text:p>
      <text:p text:style-name="Standard">cornt capitulo presentibus vir venaiis et discritis magistris Aymrco Helie canonico</text:p>
      <text:p text:style-name="Standard">trrcensis ciprecro Clevrencis curaco de Cravilla Ebroyconi</text:p>
      <text:p text:style-name="Standard">et y Mari actum die lune post cantato</text:p>
      <text:p text:style-name="Standard">&gt;&gt;&gt;&gt;&gt;&gt; liste &lt;&lt;&lt;&lt;&lt;&lt;&lt;</text:p>
      <text:p text:style-name="Standard">Vi cantore</text:p>
      <text:p text:style-name="Standard">P. Penitenciario</text:p>
      <text:p text:style-name="Standard">M. de Melloto</text:p>
      <text:p text:style-name="Standard">J. de Decano</text:p>
      <text:p text:style-name="Standard">H. de Corsone</text:p>
      <text:p text:style-name="Standard">D. de Duclaro</text:p>
      <text:p text:style-name="Standard">G. de Curtilis</text:p>
      <text:p text:style-name="Standard">G. de Lumbris</text:p>
      <text:p text:style-name="Standard">P Barrerii</text:p>
      <text:p text:style-name="Standard">G. de Baillivia</text:p>
      <text:p text:style-name="Standard">P. Pouvrelli</text:p>
      <text:p text:style-name="Standard">R. de Molinis</text:p>
      <text:p text:style-name="Standard">E. Fucherii</text:p>
      <text:p text:style-name="Standard">Vi cantore</text:p>
      <text:p text:style-name="Standard">J. Succentore</text:p>
      <text:p text:style-name="Standard">R. Cancellario</text:p>
      <text:p text:style-name="Standard">P. Barrer</text:p>
      <text:p text:style-name="Standard">R. de Molinis</text:p>
      <text:p text:style-name="Standard">H. de Corso</text:p>
      <text:p text:style-name="Standard">P. de Roniaco</text:p>
      <text:p text:style-name="Standard">G. de Curtilis</text:p>
      <text:p text:style-name="Standard">G. de Lumibris</text:p>
      <text:p text:style-name="Standard"/>
      <text:p text:style-name="Standard"/>
      <text:p text:style-name="Standard">=FRAN_0393_09357.tif=</text:p>
      <text:p text:style-name="Standard">&gt;&gt;&gt;&gt;&gt;&gt; date &lt;&lt;&lt;&lt;&lt;&lt;&lt;</text:p>
      <text:p text:style-name="Standard"><text:soft-page-break/>238</text:p>
      <text:p text:style-name="Standard">Anno xloccavo die mentur postiantate capitui</text:p>
      <text:p text:style-name="Standard">Anno xlactuo vio veneirs posti lanic capitulantibus</text:p>
      <text:p text:style-name="Standard">&gt;&gt;&gt;&gt;&gt;&gt; block &lt;&lt;&lt;&lt;&lt;&lt;&lt;</text:p>
      <text:p text:style-name="Standard">Hodie fuit concessius Johanni d'Abiarti matricularis clerico diaconi</text:p>
      <text:p text:style-name="Standard">de notnr refidendo in matricularius usque atm festum Sancti Marciii Heg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ritenciario</text:p>
      <text:p text:style-name="Standard">P. Barrerii</text:p>
      <text:p text:style-name="Standard">G. Coquatricis</text:p>
      <text:p text:style-name="Standard">R. de Molinis</text:p>
      <text:p text:style-name="Standard">R. de Chanaco</text:p>
      <text:p text:style-name="Standard">M. de Melloto</text:p>
      <text:p text:style-name="Standard">G. de Baillivia</text:p>
      <text:p text:style-name="Standard">H. de Corso</text:p>
      <text:p text:style-name="Standard">G. de Lumbris</text:p>
      <text:p text:style-name="Standard">D. de Duclaro</text:p>
      <text:p text:style-name="Standard">E. Fuchorii</text:p>
      <text:p text:style-name="Standard">P. Pouvrelli</text:p>
      <text:p text:style-name="Standard">P. de Roniaco</text:p>
      <text:p text:style-name="Standard">Vvi cantore</text:p>
      <text:p text:style-name="Standard">J. Succentore</text:p>
      <text:p text:style-name="Standard">R. Cancellario</text:p>
      <text:p text:style-name="Standard">P. penitenciario</text:p>
      <text:p text:style-name="Standard">P. Barrerii</text:p>
      <text:p text:style-name="Standard">Gicoquatricis</text:p>
      <text:p text:style-name="Standard">J. de Sinemuo</text:p>
      <text:p text:style-name="Standard">R. de Molinis</text:p>
      <text:p text:style-name="Standard">G. de Bailluria</text:p>
      <text:p text:style-name="Standard">H. de Couso</text:p>
      <text:p text:style-name="Standard">P. de Roniaco</text:p>
      <text:p text:style-name="Standard">E. Fucherii</text:p>
      <text:p text:style-name="Standard">G. de Lummbris</text:p>
      <text:p text:style-name="Standard"><text:soft-page-break/>S. de Duclaro</text:p>
      <text:p text:style-name="Standard">. Pouvre</text:p>
      <text:p text:style-name="Standard"/>
      <text:p text:style-name="Standard"/>
      <text:p text:style-name="Standard">=FRAN_0393_09358.tif=</text:p>
      <text:p text:style-name="Standard">&gt;&gt;&gt;&gt;&gt;&gt; date &lt;&lt;&lt;&lt;&lt;&lt;&lt;</text:p>
      <text:p text:style-name="Standard">Anno x vii° die lune ante festum ascensois doi capitiltulbi</text:p>
      <text:p text:style-name="Standard">Anno domini xlviii° die mercuris ante festum ascensinis ejusdem capituli</text:p>
      <text:p text:style-name="Standard">&gt;&gt;&gt;&gt;&gt;&gt; block &lt;&lt;&lt;&lt;&lt;&lt;&lt;</text:p>
      <text:p text:style-name="Standard">Hodie dictus dominus succentor prsentavit bullas suas de gracia sibi</text:p>
      <text:p text:style-name="Standard">facta super episcopum decanum et capitulum de beneficio ecclesiastico eciam si archipresbtere</text:p>
      <text:p text:style-name="Standard">tus si cumo cura l. si sive cura lx eas quintavit per curatum Sancti Eus</text:p>
      <text:p text:style-name="Standard">chii subexecutoris gracia fuit in parte lecta et in cetre habita pro lec</text:p>
      <text:p text:style-name="Standard">presentibus domino Nicolao Piguerii oleni de Curia</text:p>
      <text:p text:style-name="Standard">&gt;&gt;&gt;&gt;&gt;&gt; liste &lt;&lt;&lt;&lt;&lt;&lt;&lt;</text:p>
      <text:p text:style-name="Standard">dno episcopo</text:p>
      <text:p text:style-name="Standard">Vi. cantore</text:p>
      <text:p text:style-name="Standard">R. Cancellariuo</text:p>
      <text:p text:style-name="Standard">Ppenitenciario</text:p>
      <text:p text:style-name="Standard">PBarrerii</text:p>
      <text:p text:style-name="Standard">P. Pouvrelli</text:p>
      <text:p text:style-name="Standard">G. de Curlis</text:p>
      <text:p text:style-name="Standard">Vi cantore</text:p>
      <text:p text:style-name="Standard">J. Succentore</text:p>
      <text:p text:style-name="Standard">G. de Lumbris</text:p>
      <text:p text:style-name="Standard">G. de Curtilis</text:p>
      <text:p text:style-name="Standard">D. de Quadrellis</text:p>
      <text:p text:style-name="Standard">P. Puvrelli</text:p>
      <text:p text:style-name="Standard">P. de Roniaco</text:p>
      <text:p text:style-name="Standard"/>
      <text:p text:style-name="Standard"/>
      <text:p text:style-name="Standard">=FRAN_0393_09359.tif=</text:p>
      <text:p text:style-name="Standard">&gt;&gt;&gt;&gt;&gt;&gt; date &lt;&lt;&lt;&lt;&lt;&lt;&lt;</text:p>
      <text:p text:style-name="Standard">Anno domini xlviii die venici post festum ascensi ejusdem capituli</text:p>
      <text:p text:style-name="Standard">Anno xl viia dio lune post festum acensionis catibus</text:p>
      <text:p text:style-name="Standard">&gt;&gt;&gt;&gt;&gt;&gt; block &lt;&lt;&lt;&lt;&lt;&lt;&lt;</text:p>
      <text:p text:style-name="Standard"><text:soft-page-break/>inter horas et curatum de dampnomedam</text:p>
      <text:p text:style-name="Standard">ad venis post Johanne Bastist in statu presentus per tilibet</text:p>
      <text:p text:style-name="Standard">et tati medio tempore tradotr peitius in</text:p>
      <text:p text:style-name="Standard">stu pr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G. de Lumbis</text:p>
      <text:p text:style-name="Standard">G. de Curtilis</text:p>
      <text:p text:style-name="Standard">P. de Roniaco</text:p>
      <text:p text:style-name="Standard">P. Barrerii</text:p>
      <text:p text:style-name="Standard">G. Cognatricis</text:p>
      <text:p text:style-name="Standard">G. Hamelini</text:p>
      <text:p text:style-name="Standard">H. de Couso</text:p>
      <text:p text:style-name="Standard">D. de Duclaro</text:p>
      <text:p text:style-name="Standard">J. de Sinemiuro</text:p>
      <text:p text:style-name="Standard">R. de Quadrellis</text:p>
      <text:p text:style-name="Standard">Vi cantore</text:p>
      <text:p text:style-name="Standard">J. Succentore</text:p>
      <text:p text:style-name="Standard">D. de Quadrellis</text:p>
      <text:p text:style-name="Standard">P. de Roniaco</text:p>
      <text:p text:style-name="Standard">D. de Duclaro</text:p>
      <text:p text:style-name="Standard">G. de Lumbris</text:p>
      <text:p text:style-name="Standard">P.Barrerii</text:p>
      <text:p text:style-name="Standard">H. de Corso</text:p>
      <text:p text:style-name="Standard">G. de Baillia</text:p>
      <text:p text:style-name="Standard">J. de Sinemuo</text:p>
      <text:p text:style-name="Standard">G. de Ci</text:p>
      <text:p text:style-name="Standard"/>
      <text:p text:style-name="Standard"/>
      <text:p text:style-name="Standard">=FRAN_0393_09360.tif=</text:p>
      <text:p text:style-name="Standard">&gt;&gt;&gt;&gt;&gt;&gt; date &lt;&lt;&lt;&lt;&lt;&lt;&lt;</text:p>
      <text:p text:style-name="Standard">Anno xleccavo die mercurisis ante pentheco sti capituli</text:p>
      <text:p text:style-name="Standard">Anno xlviii die veneris ante festum Penchetostim capitli</text:p>
      <text:p text:style-name="Standard"><text:soft-page-break/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 Pouvrelli</text:p>
      <text:p text:style-name="Standard">R. de Molinis</text:p>
      <text:p text:style-name="Standard">R. de Chanaco</text:p>
      <text:p text:style-name="Standard">G. de Baillia</text:p>
      <text:p text:style-name="Standard">H. de Couso</text:p>
      <text:p text:style-name="Standard">D. de Quadrellis</text:p>
      <text:p text:style-name="Standard">G. Hamelini</text:p>
      <text:p text:style-name="Standard">D. de Dueclaro</text:p>
      <text:p text:style-name="Standard">B. de Lumbris</text:p>
      <text:p text:style-name="Standard">P. Barrerii</text:p>
      <text:p text:style-name="Standard">P. de Roniaco</text:p>
      <text:p text:style-name="Standard">J. de Sinemro</text:p>
      <text:p text:style-name="Standard">V. Cantore</text:p>
      <text:p text:style-name="Standard">J. Succentore</text:p>
      <text:p text:style-name="Standard">P. penitenciario</text:p>
      <text:p text:style-name="Standard">P. Pouvrelli</text:p>
      <text:p text:style-name="Standard">M. de Melloto</text:p>
      <text:p text:style-name="Standard">G. coquatricis</text:p>
      <text:p text:style-name="Standard">JCambellani</text:p>
      <text:p text:style-name="Standard">H. de Couso</text:p>
      <text:p text:style-name="Standard">R. de Molinis</text:p>
      <text:p text:style-name="Standard">P. de Roniaco</text:p>
      <text:p text:style-name="Standard">D. de Quadrellis</text:p>
      <text:p text:style-name="Standard">D. de Duclaro</text:p>
      <text:p text:style-name="Standard"/>
      <text:p text:style-name="Standard"/>
      <text:p text:style-name="Standard">=FRAN_0393_09361.tif=</text:p>
      <text:p text:style-name="Standard">&gt;&gt;&gt;&gt;&gt;&gt; date &lt;&lt;&lt;&lt;&lt;&lt;&lt;</text:p>
      <text:p text:style-name="Standard">12</text:p>
      <text:p text:style-name="Standard">Anno x vii die veneri posti festum Panthec capitulatbus</text:p>
      <text:p text:style-name="Standard">Anno xlvii die lune post festum Sancte Grantatis apituilulibis</text:p>
      <text:p text:style-name="Standard">&gt;&gt;&gt;&gt;&gt;&gt; block &lt;&lt;&lt;&lt;&lt;&lt;&lt;</text:p>
      <text:p text:style-name="Standard"><text:soft-page-break/>ad primam die capitul ad mercuri inter dominum Robertum Thibrel</text:p>
      <text:p text:style-name="Standard">matutinarum contra curatum de Ludoviba in statu preseiis s.</text:p>
      <text:p text:style-name="Standard">Hodie perimus Baullet fuit deliberatus aprsione</text:p>
      <text:p text:style-name="Standard">racione violacions claustri et emendavit ad centum libera</text:p>
      <text:p text:style-name="Standard">de quibus soluit primanibus crigi et per obligacione ad st</text:p>
      <text:p text:style-name="Standard">residur cum fuerit requis prisenis R. de Clivicampon</text:p>
      <text:p text:style-name="Standard">de Capervilla N. de Civillis quo notario et y exa clerico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M. de Melloto</text:p>
      <text:p text:style-name="Standard">P. Barrerii</text:p>
      <text:p text:style-name="Standard">H. de Corso</text:p>
      <text:p text:style-name="Standard">D. de Guadrelli</text:p>
      <text:p text:style-name="Standard">R. de Molinis</text:p>
      <text:p text:style-name="Standard">G. Hamelini</text:p>
      <text:p text:style-name="Standard">G. de Curcilis</text:p>
      <text:p text:style-name="Standard">D. de Duclaro</text:p>
      <text:p text:style-name="Standard">G. de Lumbris</text:p>
      <text:p text:style-name="Standard">P. de Roniaco</text:p>
      <text:p text:style-name="Standard">Vi. cantore</text:p>
      <text:p text:style-name="Standard">J. Succentore</text:p>
      <text:p text:style-name="Standard">P. penitenciario</text:p>
      <text:p text:style-name="Standard">P. Pouvrelli</text:p>
      <text:p text:style-name="Standard">5</text:p>
      <text:p text:style-name="Standard">G Coquatricis</text:p>
      <text:p text:style-name="Standard">R. de Chanaco</text:p>
      <text:p text:style-name="Standard">R. de Molinis</text:p>
      <text:p text:style-name="Standard">G. de Baillia</text:p>
      <text:p text:style-name="Standard">H. de Corso</text:p>
      <text:p text:style-name="Standard">G. Hamelini</text:p>
      <text:p text:style-name="Standard">D. de Duclaro</text:p>
      <text:p text:style-name="Standard">P. de Roniaco</text:p>
      <text:p text:style-name="Standard">G. de Lumbris</text:p>
      <text:p text:style-name="Standard"><text:soft-page-break/>J. Cambellani</text:p>
      <text:p text:style-name="Standard"/>
      <text:p text:style-name="Standard"/>
      <text:p text:style-name="Standard">=FRAN_0393_09362.tif=</text:p>
      <text:p text:style-name="Standard">&gt;&gt;&gt;&gt;&gt;&gt; date &lt;&lt;&lt;&lt;&lt;&lt;&lt;</text:p>
      <text:p text:style-name="Standard">48</text:p>
      <text:p text:style-name="Standard">Anni ploctavo die mercini post festum Sancte Trvitatis capitlbi</text:p>
      <text:p text:style-name="Standard">Anno Domini mxxxxviii. de lune vigilis et atuvtit it Jhannis eaptisie capitulanibus</text:p>
      <text:p text:style-name="Standard">&gt;&gt;&gt;&gt;&gt;&gt; block &lt;&lt;&lt;&lt;&lt;&lt;&lt;</text:p>
      <text:p text:style-name="Standard">Hodie dominus Sulcopari episcopus fecit prgirendus clericum defferri quamdam cappan</text:p>
      <text:p text:style-name="Standard">in capitulo</text:p>
      <text:p text:style-name="Standard">pultram ad diversas ymagines fourrata de tendali fabeo de execus</text:p>
      <text:p text:style-name="Standard">domini Patriarche alxx Audirni anunculi dicti episcopi et fuit dictum dictocleric</text:p>
      <text:p text:style-name="Standard">quod eam trades domino Garnero custori Thauri</text:p>
      <text:p text:style-name="Standard">per viam sancti spicius elegerut Johannem de Ytevilla</text:p>
      <text:p text:style-name="Standard">Hycie Gerardus dictus Lasbrygas procurator Lambbai de summa va ut</text:p>
      <text:p text:style-name="Standard">dicebat consensit domavit quod si appereat dominis de capitur</text:p>
      <text:p text:style-name="Standard">de bulla reservacions et quod virtute istius reservat debeant ec</text:p>
      <text:p text:style-name="Standard">ad beneficia sua quod libere possint redite proutimn quodo must</text:p>
      <text:p text:style-name="Standard">super hoc iderto plenius continetur preses y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r. penitenciario</text:p>
      <text:p text:style-name="Standard">P. Barrerii</text:p>
      <text:p text:style-name="Standard">R. de Molinis</text:p>
      <text:p text:style-name="Standard">R. de Chanaco</text:p>
      <text:p text:style-name="Standard">H. de Corso</text:p>
      <text:p text:style-name="Standard">G. Hamelini</text:p>
      <text:p text:style-name="Standard">D. de Duclaro</text:p>
      <text:p text:style-name="Standard">P. de Roniaco</text:p>
      <text:p text:style-name="Standard">G. de Lumbris</text:p>
      <text:p text:style-name="Standard">G. de Curalis</text:p>
      <text:p text:style-name="Standard">P. Pouvrelli</text:p>
      <text:p text:style-name="Standard">M. de Milloto</text:p>
      <text:p text:style-name="Standard"><text:soft-page-break/>P. de Foresta</text:p>
      <text:p text:style-name="Standard">D. de Quadrellis</text:p>
      <text:p text:style-name="Standard">H. de Compia</text:p>
      <text:p text:style-name="Standard">domino episcopo</text:p>
      <text:p text:style-name="Standard">Dicalis cantore</text:p>
      <text:p text:style-name="Standard">Jhohanne succentore</text:p>
      <text:p text:style-name="Standard">R. Cancellario</text:p>
      <text:p text:style-name="Standard">P. Penitenciario</text:p>
      <text:p text:style-name="Standard">Dyensio de Duccaro</text:p>
      <text:p text:style-name="Standard">P. de Buiaco</text:p>
      <text:p text:style-name="Standard">P. Penurelli</text:p>
      <text:p text:style-name="Standard">G. Conquetrieis</text:p>
      <text:p text:style-name="Standard">G. de Mancello</text:p>
      <text:p text:style-name="Standard">M. de Melloto</text:p>
      <text:p text:style-name="Standard">G. de Lumoris</text:p>
      <text:p text:style-name="Standard">R. de Molinis</text:p>
      <text:p text:style-name="Standard">G. Hamelini</text:p>
      <text:p text:style-name="Standard">P. Barrerii</text:p>
      <text:p text:style-name="Standard">H. de Criso</text:p>
      <text:p text:style-name="Standard">J. de Sinemuro</text:p>
      <text:p text:style-name="Standard">H. de Culento</text:p>
      <text:p text:style-name="Standard">G. de Bardia</text:p>
      <text:p text:style-name="Standard"/>
      <text:p text:style-name="Standard"/>
      <text:p text:style-name="Standard">=FRAN_0393_09364.tif=</text:p>
      <text:p text:style-name="Standard">&gt;&gt;&gt;&gt;&gt;&gt; date &lt;&lt;&lt;&lt;&lt;&lt;&lt;</text:p>
      <text:p text:style-name="Standard">295</text:p>
      <text:p text:style-name="Standard">Capitulum Generale Diei mercurii Crastini festi Nativitatis beati Johannis Baptiste Anno xloctavo capitulantibus</text:p>
      <text:p text:style-name="Standard">Clerici matutinales qui sequuntur resignaverunt</text:p>
      <text:p text:style-name="Standard">&gt;&gt;&gt;&gt;&gt;&gt; block &lt;&lt;&lt;&lt;&lt;&lt;&lt;</text:p>
      <text:p text:style-name="Standard">Hodie capitulum elegit taxacionem decime de prebenda Guillelmi de Perelli</text:p>
      <text:p text:style-name="Standard">de omnibus aliis si que sint existentes in deportu presentibus domino Petro</text:p>
      <text:p text:style-name="Standard">Georgii et Y. Marescalli</text:p>
      <text:p text:style-name="Standard">Provisores domus Dei P. de Roniaco J. de Sinemuro</text:p>
      <text:p text:style-name="Standard">Succentor pro fabrica et Eblo</text:p>
      <text:p text:style-name="Standard"><text:soft-page-break/>Hodie fuit dispensata cum capellano vicecomitis</text:p>
      <text:p text:style-name="Standard">Petro Forteti</text:p>
      <text:p text:style-name="Standard">et Johanne de Folosio</text:p>
      <text:p text:style-name="Standard">Res. P. de Mantefrimolio</text:p>
      <text:p text:style-name="Standard">res. Philipotus Garini</text:p>
      <text:p text:style-name="Standard">R. Micheletus Surdi</text:p>
      <text:p text:style-name="Standard">Res. Symon Osmendi</text:p>
      <text:p text:style-name="Standard">Res. Mahietus de Campis</text:p>
      <text:p text:style-name="Standard">Res. Reginaldus de Chunnio</text:p>
      <text:p text:style-name="Standard">R. Philipus de Ludovilla</text:p>
      <text:p text:style-name="Standard">G. de Sancto Budiece</text:p>
      <text:p text:style-name="Standard">Johannes de Malo Rv.</text:p>
      <text:p text:style-name="Standard">Res. Colinus de Frevilla</text:p>
      <text:p text:style-name="Standard">Res. J. de Villa Judei</text:p>
      <text:p text:style-name="Standard">Res. G. Alelini</text:p>
      <text:p text:style-name="Standard">R. $P. de Chun$</text:p>
      <text:p text:style-name="Standard">G. Boutonier</text:p>
      <text:p text:style-name="Standard">G. de Sancto Benedicte</text:p>
      <text:p text:style-name="Standard">P. de Mendin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G. de Curtilis</text:p>
      <text:p text:style-name="Standard">G. de Lumbris</text:p>
      <text:p text:style-name="Standard">P. Barrerii</text:p>
      <text:p text:style-name="Standard">P. de Foresta</text:p>
      <text:p text:style-name="Standard">E. de Marcello</text:p>
      <text:p text:style-name="Standard">D. de Quadrellis</text:p>
      <text:p text:style-name="Standard">H. de Culento</text:p>
      <text:p text:style-name="Standard">P. Pouvrelli</text:p>
      <text:p text:style-name="Standard">P. de Roniaco</text:p>
      <text:p text:style-name="Standard">G. Hamelini</text:p>
      <text:p text:style-name="Standard">D. de Duclaro</text:p>
      <text:p text:style-name="Standard">P. de Chanaco</text:p>
      <text:p text:style-name="Standard"><text:soft-page-break/>J. de Sinemuro</text:p>
      <text:p text:style-name="Standard">H. de Corso</text:p>
      <text:p text:style-name="Standard">G. Coquatricis</text:p>
      <text:p text:style-name="Standard">res. Mahietus Britonis</text:p>
      <text:p text:style-name="Standard">R. de Molinis</text:p>
      <text:p text:style-name="Standard">G. de Baillia</text:p>
      <text:p text:style-name="Standard">E. Bohic infirmus</text:p>
      <text:p text:style-name="Standard">Res. G. Cousteur</text:p>
      <text:p text:style-name="Standard">G. Boconinii</text:p>
      <text:p text:style-name="Standard">Res. J. Guillore</text:p>
      <text:p text:style-name="Standard">Res. P. Bengis</text:p>
      <text:p text:style-name="Standard">Robinus Charcari</text:p>
      <text:p text:style-name="Standard">Philipus de Medeve</text:p>
      <text:p text:style-name="Standard"/>
      <text:p text:style-name="Standard"/>
      <text:p text:style-name="Standard">=FRAN_0393_09365.tif=</text:p>
      <text:p text:style-name="Standard">&gt;&gt;&gt;&gt;&gt;&gt; date &lt;&lt;&lt;&lt;&lt;&lt;&lt;</text:p>
      <text:p text:style-name="Standard">296</text:p>
      <text:p text:style-name="Standard">Anno xlviii° die veneris post festum nativitatis beati Johannis Baptiste durante capitulo generali</text:p>
      <text:p text:style-name="Standard">Pro Sancto Victore</text:p>
      <text:p text:style-name="Standard">Anno xlviii° die lune post festum Petri et Pauli apostolorum capitulantibus</text:p>
      <text:p text:style-name="Standard">&gt;&gt;&gt;&gt;&gt;&gt; block &lt;&lt;&lt;&lt;&lt;&lt;&lt;</text:p>
      <text:p text:style-name="Standard">Hodie fuit insinuata gracia facta domino Itero de Manhaco</text:p>
      <text:p text:style-name="Standard">et acceptata et collacio pro ipsis factis de capellea de magna quam fun</text:p>
      <text:p text:style-name="Standard">davit Odo de Senonis domini receperunt termini in processu contentur</text:p>
      <text:p text:style-name="Standard">ad ridem.</text:p>
      <text:p text:style-name="Standard">presentis M. de Darenciaco N. de Civillis Y. Mari $prebende R. de$</text:p>
      <text:p text:style-name="Standard">Hodie fuit dictum quod arrestarentur fructus prebende R de</text:p>
      <text:p text:style-name="Standard">Vyana $us$ pro satisfaciendo de summa in qua tenetur officio</text:p>
      <text:p text:style-name="Standard">curie</text:p>
      <text:p text:style-name="Standard">Hodie Symon de Crane septimo capellano capellanie beati Johanni Baptiste</text:p>
      <text:p text:style-name="Standard">resignavit dictam capellaniam ex causa permutacione $fte$ faciende cum Johanne</text:p>
      <text:p text:style-name="Standard">Monetarii canonico ecclesie beate Marie de Nigella supramare Ambianensis diocesis</text:p>
      <text:p text:style-name="Standard">et fuit admissa resignacio et capellania collata m. de Dario procuratore</text:p>
      <text:p text:style-name="Standard">scilicet secunda die julii</text:p>
      <text:p text:style-name="Standard">anno predicto die mercurii post festum Petri et Pauli apostolorum in domo</text:p>
      <text:p text:style-name="Standard"><text:soft-page-break/>mei notario frater Bernardus de Meso canonicus ac P. Berci</text:p>
      <text:p text:style-name="Standard">monasterii Sancti Victoris optavit taxacionis decime de prebenda canonici</text:p>
      <text:p text:style-name="Standard">Remensis et protestatus $fuit$ quod hoc facit quamcicius hoc devenit</text:p>
      <text:p text:style-name="Standard">ad noticiam suam et quamcicius mors ipsius fuit nota in</text:p>
      <text:p text:style-name="Standard">ecclesia Par. et protestatus fuit etc. presentibus domino Jacobo Gortycurte</text:p>
      <text:p text:style-name="Standard">de Machello senonensis diocesis H. Auger et H. Mar.</text:p>
      <text:p text:style-name="Standard">Item Johannes Le Prouresier procurator dicti monasterii optavit taxacione decime</text:p>
      <text:p text:style-name="Standard">de prebenda sancti Clodoaldi vacante permutacione Hugonis de Paco $Haug$</text:p>
      <text:p text:style-name="Standard">$Mar$ presentibus tres predictis $maleis capituli$</text:p>
      <text:p text:style-name="Standard">Item eodem anno ju cipont- die martis postt benedite</text:p>
      <text:p text:style-name="Standard">prefatus prebendarius optavit taxacione decime de prebenda</text:p>
      <text:p text:style-name="Standard">que fuit Johanne de Calumpna cardinalis canonici Par. protest</text:p>
      <text:p text:style-name="Standard">presentibus domino Jacobo de Binaco H. Auger et H. Mar.</text:p>
      <text:p text:style-name="Standard">Item de prebenda que fuit de Lorriaco filii Roberti de Lorriaco</text:p>
      <text:p text:style-name="Standard">que est resignata per ipsum ut dicitur in manibus ipse</text:p>
      <text:p text:style-name="Standard">protest ut supra presentibus ut supra</text:p>
      <text:p text:style-name="Standard">Item de Mota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P. Barrerii</text:p>
      <text:p text:style-name="Standard">G. de Marcello</text:p>
      <text:p text:style-name="Standard">R. de Molinis</text:p>
      <text:p text:style-name="Standard">P. de Roniaco</text:p>
      <text:p text:style-name="Standard">D. de Quadrellis</text:p>
      <text:p text:style-name="Standard">G. Hamelini</text:p>
      <text:p text:style-name="Standard">P. Pouvrelli</text:p>
      <text:p text:style-name="Standard">G. de Curtilis</text:p>
      <text:p text:style-name="Standard">D. de Duclaro</text:p>
      <text:p text:style-name="Standard">H. de Corso</text:p>
      <text:p text:style-name="Standard">G. de Baillivia</text:p>
      <text:p text:style-name="Standard">Vi cantore</text:p>
      <text:p text:style-name="Standard">J. Succentore</text:p>
      <text:p text:style-name="Standard">R. Cancellario</text:p>
      <text:p text:style-name="Standard"><text:soft-page-break/>P. penitenciario</text:p>
      <text:p text:style-name="Standard">G. de Baillivia</text:p>
      <text:p text:style-name="Standard">H. de Corso</text:p>
      <text:p text:style-name="Standard">G. de Marcello</text:p>
      <text:p text:style-name="Standard">G. Hamelini</text:p>
      <text:p text:style-name="Standard">G. de Lumbris</text:p>
      <text:p text:style-name="Standard">D. de Duclaro</text:p>
      <text:p text:style-name="Standard">G. de Curtilis</text:p>
      <text:p text:style-name="Standard">P. Pouvrelli</text:p>
      <text:p text:style-name="Standard"/>
      <text:p text:style-name="Standard"/>
      <text:p text:style-name="Standard">=FRAN_0393_09366.tif=</text:p>
      <text:p text:style-name="Standard">&gt;&gt;&gt;&gt;&gt;&gt; numérotation &lt;&lt;&lt;&lt;&lt;&lt;&lt;</text:p>
      <text:p text:style-name="Standard">xx</text:p>
      <text:p text:style-name="Standard">29</text:p>
      <text:p text:style-name="Standard">&gt;&gt;&gt;&gt;&gt;&gt; Date &lt;&lt;&lt;&lt;&lt;&lt;&lt;</text:p>
      <text:p text:style-name="Standard">Anno xlvii die meturi post festum lorum Petri et Pauli apostolorum aptulaulbus</text:p>
      <text:p text:style-name="Standard">de laure imparatoris ad xx presente sesyo destri</text:p>
      <text:p text:style-name="Standard">Anni x vii die lune post octabis apslarum apitulantibus</text:p>
      <text:p text:style-name="Standard">&gt;&gt;&gt;&gt;&gt;&gt; block &lt;&lt;&lt;&lt;&lt;&lt;&lt;</text:p>
      <text:p text:style-name="Standard">Hodie fuit recoptus R. Bazaci procuratore iterii de Manhaca</text:p>
      <text:p text:style-name="Standard">presenibs Pr ronesse m. de Davenciaco J. de Ytovilla</text:p>
      <text:p text:style-name="Standard">t pocuratore Jacobi consensit quod deterneretur per magistrum G. de Curtil et priore</text:p>
      <text:p text:style-name="Standard">et prebenta Sancti Syonisii de Passu vacrnis peditum Aiis Pitatidi presestus redictis</text:p>
      <text:p text:style-name="Standard">utrum quae incobus habeat jus in canonicui</text:p>
      <text:p text:style-name="Standard">Hodie fuit injunctu Gurato de Machello</text:p>
      <text:p text:style-name="Standard">ad mercuriim de horis et Jacobo divitis procuratore Guillelmi Faget</text:p>
      <text:p text:style-name="Standard">ad mercurii ad traditatum et deliberandum veneris inter procuratore racione ecclesie Sancti Stephani contra relaicia</text:p>
      <text:p text:style-name="Standard">Johannes Bnardi et Johannam eius uxra Henricum visson et burgota eius uxr avolota</text:p>
      <text:p text:style-name="Standard">dicta lagoulee heredes Beloie dicte la Gaula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<text:soft-page-break/>M. de Melloto</text:p>
      <text:p text:style-name="Standard">G. Coquatricis</text:p>
      <text:p text:style-name="Standard">R. de Molinis</text:p>
      <text:p text:style-name="Standard">P. Barrerii</text:p>
      <text:p text:style-name="Standard">G. de Baillivia</text:p>
      <text:p text:style-name="Standard">H. de Corso</text:p>
      <text:p text:style-name="Standard">P. Pouvrelli</text:p>
      <text:p text:style-name="Standard">G. de Marcello</text:p>
      <text:p text:style-name="Standard">G. Hamelini</text:p>
      <text:p text:style-name="Standard">G. de Curtilis</text:p>
      <text:p text:style-name="Standard">G. de Lumbris</text:p>
      <text:p text:style-name="Standard">D. de Duclaro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D. de Duclaro</text:p>
      <text:p text:style-name="Standard">H. de Corso</text:p>
      <text:p text:style-name="Standard">G. de Baillivia</text:p>
      <text:p text:style-name="Standard">P. Barrerii</text:p>
      <text:p text:style-name="Standard">P. Pouvrelli</text:p>
      <text:p text:style-name="Standard">B. de Cural</text:p>
      <text:p text:style-name="Standard">. Hamelini</text:p>
      <text:p text:style-name="Standard"/>
      <text:p text:style-name="Standard"/>
      <text:p text:style-name="Standard">=FRAN_0393_09367.tif=</text:p>
      <text:p text:style-name="Standard">&gt;&gt;&gt;&gt;&gt;&gt; date &lt;&lt;&lt;&lt;&lt;&lt;&lt;</text:p>
      <text:p text:style-name="Standard">198</text:p>
      <text:p text:style-name="Standard">Anno xlviiia die mercuri post festum beati Martini esturalis captiltulbis</text:p>
      <text:p text:style-name="Standard">Anno xl viii die veneris in festo Sancti Budicti capitlbis</text:p>
      <text:p text:style-name="Standard">&gt;&gt;&gt;&gt;&gt;&gt; block &lt;&lt;&lt;&lt;&lt;&lt;&lt;</text:p>
      <text:p text:style-name="Standard">sub dissimilacionie cum Durando Pacriste usque ad festum Stnch</text:p>
      <text:p text:style-name="Standard">me et preentavit ad deserviendum dominum vorartum de Vosto</text:p>
      <text:p text:style-name="Standard">Majoria de Mathello ist hodie vendita</text:p>
      <text:p text:style-name="Standard">ad viii inter hori et pecrum divitis de Balucolis in statu presentus$c precio</text:p>
      <text:p text:style-name="Standard">Blanchet pro abbicavis</text:p>
      <text:p text:style-name="Standard"><text:soft-page-break/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E. Fucherii</text:p>
      <text:p text:style-name="Standard">H. de Corso</text:p>
      <text:p text:style-name="Standard">D. de Duclaro</text:p>
      <text:p text:style-name="Standard">R. de Molinis</text:p>
      <text:p text:style-name="Standard">G. de Curcilis</text:p>
      <text:p text:style-name="Standard">G. de Lumbris</text:p>
      <text:p text:style-name="Standard">D. de Vuclaro</text:p>
      <text:p text:style-name="Standard">R. de Vyaria</text:p>
      <text:p text:style-name="Standard">P. Barrerii</text:p>
      <text:p text:style-name="Standard">G.Coquatricis</text:p>
      <text:p text:style-name="Standard">P. Pouvrelli</text:p>
      <text:p text:style-name="Standard">Vi cantore</text:p>
      <text:p text:style-name="Standard">P. penitenciario</text:p>
      <text:p text:style-name="Standard">J. de Sinemuro</text:p>
      <text:p text:style-name="Standard">J. Cambellani</text:p>
      <text:p text:style-name="Standard">H. de Corso</text:p>
      <text:p text:style-name="Standard">G. Hamelini</text:p>
      <text:p text:style-name="Standard">P. Pouvrelli</text:p>
      <text:p text:style-name="Standard">D. de Duclaco</text:p>
      <text:p text:style-name="Standard">P. de Roniaco</text:p>
      <text:p text:style-name="Standard">G. de Curcalis</text:p>
      <text:p text:style-name="Standard">P. Barrerii</text:p>
      <text:p text:style-name="Standard">Dumbris</text:p>
      <text:p text:style-name="Standard"/>
      <text:p text:style-name="Standard"/>
      <text:p text:style-name="Standard">=FRAN_0393_09368.tif=</text:p>
      <text:p text:style-name="Standard">&gt;&gt;&gt;&gt;&gt;&gt; date &lt;&lt;&lt;&lt;&lt;&lt;&lt;</text:p>
      <text:p text:style-name="Standard">Anno xlvii die lune post festum beati Beandicicapiulitlbis</text:p>
      <text:p text:style-name="Standard">Anno xvliii°a die martis post benedictum etinalis capitulis</text:p>
      <text:p text:style-name="Standard">&gt;&gt;&gt;&gt;&gt;&gt; block &lt;&lt;&lt;&lt;&lt;&lt;&lt;</text:p>
      <text:p text:style-name="Standard">CCanoni</text:p>
      <text:p text:style-name="Standard"><text:soft-page-break/>ad lune contra Marit</text:p>
      <text:p text:style-name="Standard">Hodie fuit receptus in perpua persona pilippus Dalbrys ad pre magistri Gauillelmi</text:p>
      <text:p text:style-name="Standard">de pellis que sibi fuit collata per dominum papa tamquam vacantem in curia</text:p>
      <text:p text:style-name="Standard">procurator</text:p>
      <text:p text:style-name="Standard">procuratore Sancti Victoris focit opcione rarto si sit opus</text:p>
      <text:p text:style-name="Standard">&gt;&gt;&gt;&gt;&gt;&gt; liste &lt;&lt;&lt;&lt;&lt;&lt;&lt;</text:p>
      <text:p text:style-name="Standard">Vi cantore</text:p>
      <text:p text:style-name="Standard">R. Cancellario</text:p>
      <text:p text:style-name="Standard">P. penitenciariuo Pouvrelli</text:p>
      <text:p text:style-name="Standard">G. Coquatricis</text:p>
      <text:p text:style-name="Standard">P. de Roniaco</text:p>
      <text:p text:style-name="Standard">J. de Sinemuro</text:p>
      <text:p text:style-name="Standard">H. de Carso</text:p>
      <text:p text:style-name="Standard">G. Hamelini</text:p>
      <text:p text:style-name="Standard">Dde Quadrellis</text:p>
      <text:p text:style-name="Standard">G. de Marcello</text:p>
      <text:p text:style-name="Standard">G. de Lumbris</text:p>
      <text:p text:style-name="Standard">D. de Duclaro</text:p>
      <text:p text:style-name="Standard">G. de Curtilis</text:p>
      <text:p text:style-name="Standard">E. Fucherii</text:p>
      <text:p text:style-name="Standard">P.barrerii</text:p>
      <text:p text:style-name="Standard">Vi cantore</text:p>
      <text:p text:style-name="Standard">J. Succentore</text:p>
      <text:p text:style-name="Standard"/>
      <text:p text:style-name="Standard"/>
      <text:p text:style-name="Standard">=FRAN_0393_09369.tif=</text:p>
      <text:p text:style-name="Standard">&gt;&gt;&gt;&gt;&gt;&gt; date &lt;&lt;&lt;&lt;&lt;&lt;&lt;</text:p>
      <text:p text:style-name="Standard">300.</text:p>
      <text:p text:style-name="Standard">Anno xl vii° die mercuris post festum beati Benedicti abbatis capituli</text:p>
      <text:p text:style-name="Standard">Anno xlocavo dite veneris in festo bat Arnulphi capitulantibus</text:p>
      <text:p text:style-name="Standard">&gt;&gt;&gt;&gt;&gt;&gt; block &lt;&lt;&lt;&lt;&lt;&lt;&lt;</text:p>
      <text:p text:style-name="Standard">Hodie fuit receptus in propria persona Beartholomeus</text:p>
      <text:p text:style-name="Standard">Dalcasach ad prebenda Sancti Dyonisii de Passu Radulphi</text:p>
      <text:p text:style-name="Standard">Chauvi / ad quam alias fuerat receptus ejus procuratores</text:p>
      <text:p text:style-name="Standard">presentbus E. Chalop oliverio de curnensi pro mar et peciit justumn</text:p>
      <text:p text:style-name="Standard">Ame notari</text:p>
      <text:p text:style-name="Standard"><text:soft-page-break/>Hodie fuit receptus ad homagium Johannes de Ville</text:p>
      <text:p text:style-name="Standard">Bronu filiu quondam Petri SeVillebrerueet</text:p>
      <text:p text:style-name="Standard">etemoyons de oibz peodis que peuet et pois</text:p>
      <text:p text:style-name="Standard">tenere a capitulo / et furt sibi injunctio quod infra xldi</text:p>
      <text:p text:style-name="Standard">tratat in scriptis pecias quas boneca cupr</text:p>
      <text:p text:style-name="Standard">Hodie fuit venriu maoria de Machebyi commbtanis</text:p>
      <text:p text:style-name="Standard">Petro curgin</text:p>
      <text:p text:style-name="Standard">cong</text:p>
      <text:p text:style-name="Standard">apudo Villares pro precio xl lbs soluit $xx fe</text:p>
      <text:p text:style-name="Standard">f lictera totus $fat summa fuit sun</text:p>
      <text:p text:style-name="Standard">Hodie pajor fecit requestam</text:p>
      <text:p text:style-name="Standard">domino quam habent clerici ad lue contunuamus usque</text:p>
      <text:p text:style-name="Standard">contendum est inter hora aipdiuntis de Valueel pro die duucam insante</text:p>
      <text:p text:style-name="Standard">vadait jrati ad locum viarie defontis potenciosu et promi</text:p>
      <text:p text:style-name="Standard">vitis et referant capituli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J. Cancellario</text:p>
      <text:p text:style-name="Standard">P.penitenciario</text:p>
      <text:p text:style-name="Standard">P. Pouvrelli</text:p>
      <text:p text:style-name="Standard">J. de Sinemuro</text:p>
      <text:p text:style-name="Standard">H. de Corso</text:p>
      <text:p text:style-name="Standard">P. de Roniaco</text:p>
      <text:p text:style-name="Standard">G. de Marcello</text:p>
      <text:p text:style-name="Standard">J. Cambellani</text:p>
      <text:p text:style-name="Standard">G. Hamelini</text:p>
      <text:p text:style-name="Standard">D. de Qudrellis</text:p>
      <text:p text:style-name="Standard">G. de Curtilis</text:p>
      <text:p text:style-name="Standard">D. de Duclaro</text:p>
      <text:p text:style-name="Standard">G. de Lumbris</text:p>
      <text:p text:style-name="Standard">E. Fucherii</text:p>
      <text:p text:style-name="Standard">Pibarrerii</text:p>
      <text:p text:style-name="Standard">R. de Molinis</text:p>
      <text:p text:style-name="Standard">Vi cantore</text:p>
      <text:p text:style-name="Standard">J. Succentore</text:p>
      <text:p text:style-name="Standard"><text:soft-page-break/>R. Cancellario</text:p>
      <text:p text:style-name="Standard">P. Penitenciario</text:p>
      <text:p text:style-name="Standard">P. Pouvrelli</text:p>
      <text:p text:style-name="Standard">M. de Melloto</text:p>
      <text:p text:style-name="Standard">P. de Roniaco</text:p>
      <text:p text:style-name="Standard">H. de Corso</text:p>
      <text:p text:style-name="Standard">D. de Quadrellis</text:p>
      <text:p text:style-name="Standard">G. de Marcello</text:p>
      <text:p text:style-name="Standard">G. Hamelini</text:p>
      <text:p text:style-name="Standard">E. Fucheii</text:p>
      <text:p text:style-name="Standard">G. de Lumbris</text:p>
      <text:p text:style-name="Standard">R. de Vyana</text:p>
      <text:p text:style-name="Standard">D. de Duclaro</text:p>
      <text:p text:style-name="Standard">J. de Sinernto</text:p>
      <text:p text:style-name="Standard">P. Barrerii</text:p>
      <text:p text:style-name="Standard">Gicoquati</text:p>
      <text:p text:style-name="Standard"/>
      <text:p text:style-name="Standard"/>
      <text:p text:style-name="Standard">=FRAN_0393_09370.tif=</text:p>
      <text:p text:style-name="Standard">&gt;&gt;&gt;&gt;&gt;&gt; date &lt;&lt;&lt;&lt;&lt;&lt;&lt;</text:p>
      <text:p text:style-name="Standard">Anno xloggoire lune ante festum Marie magsdrali capitlis</text:p>
      <text:p text:style-name="Standard">Recepcio canonic</text:p>
      <text:p text:style-name="Standard">Anno xlvii die dominica post festum Beat Marie magteal</text:p>
      <text:p text:style-name="Standard">&gt;&gt;&gt;&gt;&gt;&gt; block &lt;&lt;&lt;&lt;&lt;&lt;&lt;</text:p>
      <text:p text:style-name="Standard">Hodis fuit receptus in sua propria persona ad prebenda Hugonis de</text:p>
      <text:p text:style-name="Standard">magister Johniscice</text:p>
      <text:p text:style-name="Standard">Julliaco / que vacavit pro simplice resignacinm ejusdem et que postaio</text:p>
      <text:p text:style-name="Standard">fuit ipsi collata per dominim pariam seseniru ss de curorinie Macheo de Pulcra ripa et</text:p>
      <text:p text:style-name="Standard">Y. Marciscalli</text:p>
      <text:p text:style-name="Standard">dantus graciae Animonis innrn julii anno septio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P. de Foresta</text:p>
      <text:p text:style-name="Standard"><text:soft-page-break/>G. de Marcello</text:p>
      <text:p text:style-name="Standard">G. Hamelini</text:p>
      <text:p text:style-name="Standard">G. de Lumbris</text:p>
      <text:p text:style-name="Standard">D. de Duclaro</text:p>
      <text:p text:style-name="Standard">P. Barrerii</text:p>
      <text:p text:style-name="Standard">J. de Sinemuro</text:p>
      <text:p text:style-name="Standard">H. de Corso</text:p>
      <text:p text:style-name="Standard">Vi cantore</text:p>
      <text:p text:style-name="Standard">J. Succentore</text:p>
      <text:p text:style-name="Standard">R. Cancellario</text:p>
      <text:p text:style-name="Standard">P. Pouvelli</text:p>
      <text:p text:style-name="Standard">D. de Duclaro</text:p>
      <text:p text:style-name="Standard">E. Fucherii</text:p>
      <text:p text:style-name="Standard">J. de Sinemuro</text:p>
      <text:p text:style-name="Standard">G. de Baillia</text:p>
      <text:p text:style-name="Standard">G. Hamelini</text:p>
      <text:p text:style-name="Standard">R. de Vyana</text:p>
      <text:p text:style-name="Standard">G. de Curalis</text:p>
      <text:p text:style-name="Standard">G. de Lumbris</text:p>
      <text:p text:style-name="Standard">P. Barrerii</text:p>
      <text:p text:style-name="Standard"/>
      <text:p text:style-name="Standard"/>
      <text:p text:style-name="Standard">=FRAN_0393_09371.tif=</text:p>
      <text:p text:style-name="Standard">&gt;&gt;&gt;&gt;&gt;&gt; date &lt;&lt;&lt;&lt;&lt;&lt;&lt;</text:p>
      <text:p text:style-name="Standard">301.</text:p>
      <text:p text:style-name="Standard">Anno xlvii die lune in festo le iun capitulantibus</text:p>
      <text:p text:style-name="Standard">Anno xlviii° die lune post festum beati Petri apostoli capitulis</text:p>
      <text:p text:style-name="Standard">&gt;&gt;&gt;&gt;&gt;&gt; block &lt;&lt;&lt;&lt;&lt;&lt;&lt;</text:p>
      <text:p text:style-name="Standard">aci iii ei seano</text:p>
      <text:p text:style-name="Standard">actur mercuri pot anna</text:p>
      <text:p text:style-name="Standard">ad octo dies ad rendendum presentato per regem</text:p>
      <text:p text:style-name="Standard">Anno doini millesimo CCCxlviii° die lune post festum beati Petri ad vinginai</text:p>
      <text:p text:style-name="Standard">eestente quacta die mensis augusti in ecclesia Par. d g hui</text:p>
      <text:p text:style-name="Standard">de Altavilla procuratore domini Johannis Quarie presbyteri infimarent magistris</text:p>
      <text:p text:style-name="Standard">Petro de Roniaco et Johanni de Sinemuro canonicis Parisiensis et commnsis</text:p>
      <text:p text:style-name="Standard">capituli Par. quamdam apelolons ipsi redderunt quod habita copia d</text:p>
      <text:p text:style-name="Standard"><text:soft-page-break/>one ipsi randerent eidem de apostolis et diperunt dicto procuratorequ</text:p>
      <text:p text:style-name="Standard">tradet eisdem dictam copiam in camecitco ipsa habita rerinus</text:p>
      <text:p text:style-name="Standard">3</text:p>
      <text:p text:style-name="Standard">apostlis / et assignaverunt eidem partise die m hodiernam ad reci</text:p>
      <text:p text:style-name="Standard">3</text:p>
      <text:p text:style-name="Standard">dictos apostolos havitaprius dicta copia / alioquin voluntr et pro</text:p>
      <text:p text:style-name="Standard">fuuit quod dicta appollacio habentur pro deserta presentis magistro Guielelmo</text:p>
      <text:p text:style-name="Standard">loyin utroque jure perito btholomeo castavit et Guillelmo Bou</text:p>
      <text:p text:style-name="Standard">et Johanne poutrie cuvibus parisiensis ac Yrvone marescalli clerics</text:p>
      <text:p text:style-name="Standard">Et fuit dictus dominus Johannes Reputatus continitax Et qusd</text:p>
      <text:p text:style-name="Standard">qua le commotum habebtur de dicta ccumacia et fuit dictum quod i</text:p>
      <text:p text:style-name="Standard">cocaretur super deffectu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ouvcelli</text:p>
      <text:p text:style-name="Standard">P. de Alneto</text:p>
      <text:p text:style-name="Standard">J. Justice</text:p>
      <text:p text:style-name="Standard">H. de Corso</text:p>
      <text:p text:style-name="Standard">G. de Curalis</text:p>
      <text:p text:style-name="Standard">J. de Sinemuro</text:p>
      <text:p text:style-name="Standard">Didem Duclaro</text:p>
      <text:p text:style-name="Standard">P. Barrerii</text:p>
      <text:p text:style-name="Standard">E. Fucherii</text:p>
      <text:p text:style-name="Standard">G. Hamelini</text:p>
      <text:p text:style-name="Standard">Vi. cantore</text:p>
      <text:p text:style-name="Standard">J. Succetor ore</text:p>
      <text:p text:style-name="Standard">R. Cancellario</text:p>
      <text:p text:style-name="Standard">P. Penitenciario</text:p>
      <text:p text:style-name="Standard">P. Barrerii</text:p>
      <text:p text:style-name="Standard">J Cambellani</text:p>
      <text:p text:style-name="Standard">G. Coquatricis</text:p>
      <text:p text:style-name="Standard">D. de Quadrellis</text:p>
      <text:p text:style-name="Standard">J. Justice</text:p>
      <text:p text:style-name="Standard">H. de Couso</text:p>
      <text:p text:style-name="Standard"><text:soft-page-break/>G. Havclini</text:p>
      <text:p text:style-name="Standard">G. de Lumbris</text:p>
      <text:p text:style-name="Standard">P. Pouvelli</text:p>
      <text:p text:style-name="Standard"/>
      <text:p text:style-name="Standard"/>
      <text:p text:style-name="Standard">=FRAN_0393_09372.tif=</text:p>
      <text:p text:style-name="Standard">&gt;&gt;&gt;&gt;&gt;&gt; date &lt;&lt;&lt;&lt;&lt;&lt;&lt;</text:p>
      <text:p text:style-name="Standard">Anno domini mccxbviii die mercuriis ante festum Assumptionis beat Marie virgi capiltulbi</text:p>
      <text:p text:style-name="Standard">Anno xlviii die lune post festum assumpcioni caitulanibus</text:p>
      <text:p text:style-name="Standard">&gt;&gt;&gt;&gt;&gt;&gt; block &lt;&lt;&lt;&lt;&lt;&lt;&lt;</text:p>
      <text:p text:style-name="Standard">Hodie Robunis fecio publicati processus suos per ossictai parisiensi</text:p>
      <text:p text:style-name="Standard">presentius camars clerico Guins de Placensis Johanne de Kaerdefret Johanne de</text:p>
      <text:p text:style-name="Standard">Ytevilla Petro de Erqueto et Y. Mard</text:p>
      <text:p text:style-name="Standard">Hodie fuit receptus magister Petrus $Damy Dany ad capellaniam</text:p>
      <text:p text:style-name="Standard">qutie fuit domini Guillelmi Marchon $prest$ presbyteru collata ordinate perdominum</text:p>
      <text:p text:style-name="Standard">regem cujuslibet jure salvo et protestatis fuit capitulum ante</text:p>
      <text:p text:style-name="Standard">omnia quod per receptis istam non incendebunt renunciare juri ed compecenti</text:p>
      <text:p text:style-name="Standard">cellacione istius capellariie presentbus domino Brieria de placi J. de Bruelie t</text:p>
      <text:p text:style-name="Standard">Yvone Marestulli etc.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rellani</text:p>
      <text:p text:style-name="Standard">P. penitenciario</text:p>
      <text:p text:style-name="Standard">G. Hamelini</text:p>
      <text:p text:style-name="Standard">P. Pouvrelli</text:p>
      <text:p text:style-name="Standard">Gi coquatricis</text:p>
      <text:p text:style-name="Standard">H. de Corso</text:p>
      <text:p text:style-name="Standard">G. de Marcello</text:p>
      <text:p text:style-name="Standard">G. de Baillivia</text:p>
      <text:p text:style-name="Standard">P. Barrerii</text:p>
      <text:p text:style-name="Standard">G. de Curalis</text:p>
      <text:p text:style-name="Standard">G. de Lumbris</text:p>
      <text:p text:style-name="Standard">D. de Duclaro</text:p>
      <text:p text:style-name="Standard">vi cantore</text:p>
      <text:p text:style-name="Standard">J. Succentore</text:p>
      <text:p text:style-name="Standard"><text:soft-page-break/>R. Cancellario</text:p>
      <text:p text:style-name="Standard">P. penitenciario</text:p>
      <text:p text:style-name="Standard">P. Pouvrolli</text:p>
      <text:p text:style-name="Standard">P. Barrerii</text:p>
      <text:p text:style-name="Standard">G. Coquatricis</text:p>
      <text:p text:style-name="Standard">G. de Baillia</text:p>
      <text:p text:style-name="Standard">M. de Melloto</text:p>
      <text:p text:style-name="Standard">. de Corso</text:p>
      <text:p text:style-name="Standard">G. de Marcello</text:p>
      <text:p text:style-name="Standard">D. de Duclaro</text:p>
      <text:p text:style-name="Standard"/>
      <text:p text:style-name="Standard"/>
      <text:p text:style-name="Standard">=FRAN_0393_09373.tif=</text:p>
      <text:p text:style-name="Standard">&gt;&gt;&gt;&gt;&gt;&gt; block &lt;&lt;&lt;&lt;&lt;&lt;&lt;</text:p>
      <text:p text:style-name="Standard">Anno xl viii° die mercurii ptt festum Assuptis let cinea Liugis capituli</text:p>
      <text:p text:style-name="Standard">Hodie func receptius Nicolaus Regerii adi canonic et prenda que vacinerunt pro c</text:p>
      <text:p text:style-name="Standard">defcncti domin Cardini Eduensis</text:p>
      <text:p text:style-name="Standard">&gt;&gt;&gt;&gt;&gt;&gt; liste &lt;&lt;&lt;&lt;&lt;&lt;&lt;</text:p>
      <text:p text:style-name="Standard">N. Cantore</text:p>
      <text:p text:style-name="Standard">J. Succentare</text:p>
      <text:p text:style-name="Standard">R. Cancellario</text:p>
      <text:p text:style-name="Standard">P. Peitenerio</text:p>
      <text:p text:style-name="Standard">D. de Duclaro</text:p>
      <text:p text:style-name="Standard">P. Pourelli</text:p>
      <text:p text:style-name="Standard">H. de Terso</text:p>
      <text:p text:style-name="Standard">G. de Baillivia</text:p>
      <text:p text:style-name="Standard">Eblone Fucherii</text:p>
      <text:p text:style-name="Standard"/>
      <text:p text:style-name="Standard"/>
      <text:p text:style-name="Standard">=FRAN_0393_09374.tif=</text:p>
      <text:p text:style-name="Standard">&gt;&gt;&gt;&gt;&gt;&gt; liste &lt;&lt;&lt;&lt;&lt;&lt;&lt;</text:p>
      <text:p text:style-name="Standard">Dirninus decanus</text:p>
      <text:p text:style-name="Standard">Picalis Canter</text:p>
      <text:p text:style-name="Standard">Johannes Succentor</text:p>
      <text:p text:style-name="Standard">R. Cancellario</text:p>
      <text:p text:style-name="Standard">P. Penitenciario</text:p>
      <text:p text:style-name="Standard"><text:soft-page-break/>P. de Foresta</text:p>
      <text:p text:style-name="Standard">J. Cambellaius</text:p>
      <text:p text:style-name="Standard">J. de Sinenio</text:p>
      <text:p text:style-name="Standard">G. Duclaco</text:p>
      <text:p text:style-name="Standard">G. de Cuetulis</text:p>
      <text:p text:style-name="Standard">G. Rohie infrmus</text:p>
      <text:p text:style-name="Standard">Gl Fuddni</text:p>
      <text:p text:style-name="Standard">P. Barrerii</text:p>
      <text:p text:style-name="Standard">G. de Lumbris</text:p>
      <text:p text:style-name="Standard">P. de Roniaco</text:p>
      <text:p text:style-name="Standard">G. de Marcello</text:p>
      <text:p text:style-name="Standard">G. Coquatrieis</text:p>
      <text:p text:style-name="Standard">PP. Pouvelli</text:p>
      <text:p text:style-name="Standard">Robertus de Chanico</text:p>
      <text:p text:style-name="Standard">E. de Corsi fuiis</text:p>
      <text:p text:style-name="Standard">Johanne Justice</text:p>
      <text:p text:style-name="Standard">H. de Dompia infirmus</text:p>
      <text:p text:style-name="Standard"/>
      <text:p text:style-name="Standard"/>
      <text:p text:style-name="Standard">=FRAN_0393_09375.tif=</text:p>
      <text:p text:style-name="Standard">&gt;&gt;&gt;&gt;&gt;&gt; date &lt;&lt;&lt;&lt;&lt;&lt;&lt;</text:p>
      <text:p text:style-name="Standard">1</text:p>
      <text:p text:style-name="Standard">Anno xlvii° die lune post festum beati Bertholane apos olpitulitibus</text:p>
      <text:p text:style-name="Standard">&gt;&gt;&gt;&gt;&gt;&gt; block &lt;&lt;&lt;&lt;&lt;&lt;&lt;</text:p>
      <text:p text:style-name="Standard">Hodie fuit dispensatu cum Johanne Chauveti vicario Sancti Ani</text:p>
      <text:p text:style-name="Standard">de no refidendo usque ad festum Nat Johannis ad pretes domini de bon</text:p>
      <text:p text:style-name="Standard">magistri Hossoiti</text:p>
      <text:p text:style-name="Standard">Regi</text:p>
      <text:p text:style-name="Standard">Statutum est quod quilibet canonicus causa spaciandi quindecu</text:p>
      <text:p text:style-name="Standard">dies / per quos habebit distribuciones suas ita bene situti esst</text:p>
      <text:p text:style-name="Standard">presens receptis capicariis taquod postquam feciter residenciam / quod su</text:p>
      <text:p text:style-name="Standard">e xv dies / quod statim post possit cape unum die cansss</text:p>
      <text:p text:style-name="Standard">et sic de aliis diebus et hoc durabit usquer ad capitulum generale sancti</text:p>
      <text:p text:style-name="Standard">Thome prox ventino</text:p>
      <text:p text:style-name="Standard">pro Sancto Dictore</text:p>
      <text:p text:style-name="Standard">predicto die lune Johannes cervisiares precunatoris religiosis illaris in</text:p>
      <text:p text:style-name="Standard"><text:soft-page-break/>cis Sancti Viccorum eptavit sumam in qua est ad decimam pbendam ptet</text:p>
      <text:p text:style-name="Standard">fait domini. Card edueni / et que nune est collata Nicelao regii qu</text:p>
      <text:p text:style-name="Standard">pe. procuratu suum fuit ad eamu receptus in capitulo Pa. die mor ante</text:p>
      <text:p text:style-name="Standard">essiapentem presentibus dominis Johanne Rebra et hoc augiesitui et gagistro Euridonenis foluvai</text:p>
      <text:p text:style-name="Standard">Recepcio Archidiacioni</text:p>
      <text:p text:style-name="Standard">Gs Anno xlviii die marcis ptt festa beati Bearthelomei capitlis</text:p>
      <text:p text:style-name="Standard">G. de Baillivia fuit receptus ad archidiaconatum lin</text:p>
      <text:p text:style-name="Standard">eecesi Par. ad viandum officiaie Par. etum executorus et iu et</text:p>
      <text:p text:style-name="Standard">sit$ inscullatus presintius mragistro P. de Lamornas canonico rets</text:p>
      <text:p text:style-name="Standard">P. Pictarin receptis $domini Par. episcopi / Laurencio Maleso</text:p>
      <text:p text:style-name="Standard">Aymerico Nicolai de Bragelio canonico Sancti Gruani do</text:p>
      <text:p text:style-name="Standard">Par. Nicolno de Cuilliaco</text:p>
      <text:p text:style-name="Standard">Intem Johan Moyner quod Lemoviet diocesis per procuratore seu present</text:p>
      <text:p text:style-name="Standard">Graum eis factau in cellacione seu dissionics. prioris Sancti Marii</text:p>
      <text:p text:style-name="Standard">de campis Par. ubunque vacante el vacacirum et processio</text:p>
      <text:p text:style-name="Standard">cellaciom eidem facta vircute dicte grie de vicaria hoc vaca</text:p>
      <text:p text:style-name="Standard">in retaram Par. per obitu deffuncti domini Johannes de Codreyo. de</text:p>
      <text:p text:style-name="Standard">parve termins sey diorum in processu commiheste ad $rndebu que ss predicts</text:p>
      <text:p text:style-name="Standard">datum domtino ipsius x. kalend septembris pontius ppe anne primo</text:p>
      <text:p text:style-name="Standard">&gt;&gt;&gt;&gt;&gt;&gt; liste &lt;&lt;&lt;&lt;&lt;&lt;&lt;</text:p>
      <text:p text:style-name="Standard">Vi. Cantgre</text:p>
      <text:p text:style-name="Standard">J. Succentore</text:p>
      <text:p text:style-name="Standard">R. Cancellario</text:p>
      <text:p text:style-name="Standard">P. penitenciario</text:p>
      <text:p text:style-name="Standard">G. de Baillivia</text:p>
      <text:p text:style-name="Standard">J. de Funtmuro</text:p>
      <text:p text:style-name="Standard">M. de Nolloto</text:p>
      <text:p text:style-name="Standard">5</text:p>
      <text:p text:style-name="Standard">P.Barrerii</text:p>
      <text:p text:style-name="Standard">D. de Quadrellis</text:p>
      <text:p text:style-name="Standard">G. Coquatictis</text:p>
      <text:p text:style-name="Standard">E. Fucherii</text:p>
      <text:p text:style-name="Standard">H. de Couso</text:p>
      <text:p text:style-name="Standard">R. de Chanaco</text:p>
      <text:p text:style-name="Standard">G. de Lumbri</text:p>
      <text:p text:style-name="Standard">G. de Curtilis</text:p>
      <text:p text:style-name="Standard"><text:soft-page-break/>G. cantore</text:p>
      <text:p text:style-name="Standard">J. Succentore</text:p>
      <text:p text:style-name="Standard">R. cancellario</text:p>
      <text:p text:style-name="Standard">P. Penicenciaro</text:p>
      <text:p text:style-name="Standard">Dy. de Quadrellis</text:p>
      <text:p text:style-name="Standard">G. ceguercic</text:p>
      <text:p text:style-name="Standard">J. Pourelli</text:p>
      <text:p text:style-name="Standard">Dy. de Duclaro</text:p>
      <text:p text:style-name="Standard">Gh. Jucherti</text:p>
      <text:p text:style-name="Standard">G. de Lobrrs</text:p>
      <text:p text:style-name="Standard">P. Larore</text:p>
      <text:p text:style-name="Standard">G. Harmelini</text:p>
      <text:p text:style-name="Standard">G. de Carcello</text:p>
      <text:p text:style-name="Standard"/>
      <text:p text:style-name="Standard"/>
      <text:p text:style-name="Standard">=FRAN_0393_09376.tif=</text:p>
      <text:p text:style-name="Standard">&gt;&gt;&gt;&gt;&gt;&gt; date &lt;&lt;&lt;&lt;&lt;&lt;&lt;</text:p>
      <text:p text:style-name="Standard">Anno xlvii die mercurii post festum beati Beatholome i aio capitulantibus</text:p>
      <text:p text:style-name="Standard">Anno ploctavo die veneris in festo decolacionio bei JohannisBascapituantibus</text:p>
      <text:p text:style-name="Standard">&gt;&gt;&gt;&gt;&gt;&gt; block &lt;&lt;&lt;&lt;&lt;&lt;&lt;</text:p>
      <text:p text:style-name="Standard">Hodie dominan capitulo generali per continuatones a die sabbati vigilie festi beati Beartholoe</text:p>
      <text:p text:style-name="Standard">presentibusdominis suprascriptis exrcepto J de finemino / venenais vir magister Petrus</text:p>
      <text:p text:style-name="Standard">Pouvrelli renunciavit officialatum</text:p>
      <text:p text:style-name="Standard">Garnerus</text:p>
      <text:p text:style-name="Standard">Hodie Johannes de Mutigueyo $pte$ impetraus in reta parisiensi ad</text:p>
      <text:p text:style-name="Standard">beneficium seu vicacum vacauer soubacante presentavit</text:p>
      <text:p text:style-name="Standard">suos datum gracie sive xv lb. junii anno quarto</text:p>
      <text:p text:style-name="Standard">Hodie duo impetrantes fuerunt recepti ad</text:p>
      <text:p text:style-name="Standard">cnus licet jure salvo presenibus m. de Pultra J. de Mondi</text:p>
      <text:p text:style-name="Standard">atu</text:p>
      <text:p text:style-name="Standard">M. de Darenciaco G. Chalop et Y. Mar</text:p>
      <text:p text:style-name="Standard">son</text:p>
      <text:p text:style-name="Standard">vicantor G. Archidaconus G. de Curcilis fuit</text:p>
      <text:p text:style-name="Standard">presente us Borre et Y mariu et fuit factum in claustro autes</text:p>
      <text:p text:style-name="Standard">&gt;&gt;&gt;&gt;&gt;&gt; liste &lt;&lt;&lt;&lt;&lt;&lt;&lt;</text:p>
      <text:p text:style-name="Standard">Vi cantori</text:p>
      <text:p text:style-name="Standard"><text:soft-page-break/>G. Archiaco Brie</text:p>
      <text:p text:style-name="Standard">J. Succentore</text:p>
      <text:p text:style-name="Standard">R. Cancellario</text:p>
      <text:p text:style-name="Standard">P. Penitenciario</text:p>
      <text:p text:style-name="Standard">E. Fucherii</text:p>
      <text:p text:style-name="Standard">G. de Marcello</text:p>
      <text:p text:style-name="Standard">PBarrerii</text:p>
      <text:p text:style-name="Standard">R. de Chanaco</text:p>
      <text:p text:style-name="Standard">D. de Quadrellis</text:p>
      <text:p text:style-name="Standard">P. Pouvrelli</text:p>
      <text:p text:style-name="Standard">J. de Sinemuro</text:p>
      <text:p text:style-name="Standard">D. de Ouclaro</text:p>
      <text:p text:style-name="Standard">Vi cantore</text:p>
      <text:p text:style-name="Standard">G. Archidiaco Brie</text:p>
      <text:p text:style-name="Standard">J. Succentore</text:p>
      <text:p text:style-name="Standard">M. de Melloco</text:p>
      <text:p text:style-name="Standard">P. Barrerii</text:p>
      <text:p text:style-name="Standard">Vicoenatricis</text:p>
      <text:p text:style-name="Standard">R. de Chanaco</text:p>
      <text:p text:style-name="Standard">P. de Foresta</text:p>
      <text:p text:style-name="Standard">J. Justice</text:p>
      <text:p text:style-name="Standard">E. Fucherii</text:p>
      <text:p text:style-name="Standard">D. de Guanrrellio</text:p>
      <text:p text:style-name="Standard">P. Pouvrelli</text:p>
      <text:p text:style-name="Standard">E. Hamelini</text:p>
      <text:p text:style-name="Standard">de curcailis</text:p>
      <text:p text:style-name="Standard">Duclaro</text:p>
      <text:p text:style-name="Standard">de Mart</text:p>
      <text:p text:style-name="Standard"/>
      <text:p text:style-name="Standard"/>
      <text:p text:style-name="Standard">=FRAN_0393_09377.tif=</text:p>
      <text:p text:style-name="Standard">&gt;&gt;&gt;&gt;&gt;&gt; date &lt;&lt;&lt;&lt;&lt;&lt;&lt;</text:p>
      <text:p text:style-name="Standard">Leae Marie buge</text:p>
      <text:p text:style-name="Standard">dii xlviii° die mairii $p$ au sestum Nat $domin$ capitulantibus</text:p>
      <text:p text:style-name="Standard">Anno xlviii die veneris $$ ante natiti Marie virginis capitulatibus</text:p>
      <text:p text:style-name="Standard">&gt;&gt;&gt;&gt;&gt;&gt; block &lt;&lt;&lt;&lt;&lt;&lt;&lt;</text:p>
      <text:p text:style-name="Standard"><text:soft-page-break/>Hodie isti duo presentati per regem tdiderunt litteres ad qu</text:p>
      <text:p text:style-name="Standard">ad annum instrmt ad resundet ex parte capituli</text:p>
      <text:p text:style-name="Standard">$De $</text:p>
      <text:p text:style-name="Standard">Hodie fuit majoria de Lirieantu concessa colini</text:p>
      <text:p text:style-name="Standard">surdi pro sexaginta libras</text:p>
      <text:p text:style-name="Standard">dicricum l. per capitulum quod ab hodie valeat vindic</text:p>
      <text:p text:style-name="Standard">et quod ab hodie compuat octi dies quod absentibus mtrm</text:p>
      <text:p text:style-name="Standard">obstunce quod cuncor extra capitulum ordinavit quod lititut</text:p>
      <text:p text:style-name="Standard">fieret quod fuce a potuit extra cabe nec licterar</text:p>
      <text:p text:style-name="Standard">quer fucrum capituli et ideo liatucio sue reputitt</text:p>
      <text:p text:style-name="Standard">nulla</text:p>
      <text:p text:style-name="Standard">&gt;&gt;&gt;&gt;&gt;&gt; liste &lt;&lt;&lt;&lt;&lt;&lt;&lt;</text:p>
      <text:p text:style-name="Standard">viculi $d$ cantore</text:p>
      <text:p text:style-name="Standard">G. Archidiacono Brie</text:p>
      <text:p text:style-name="Standard">J. liiii.</text:p>
      <text:p text:style-name="Standard">N. Cnicellaio</text:p>
      <text:p text:style-name="Standard">pro pasniticanis</text:p>
      <text:p text:style-name="Standard">P. Banori</text:p>
      <text:p text:style-name="Standard">G. de Cuatilo</text:p>
      <text:p text:style-name="Standard">Dono de Duclaro</text:p>
      <text:p text:style-name="Standard">G. Hanilini</text:p>
      <text:p text:style-name="Standard">Dy. a. de Quadrello</text:p>
      <text:p text:style-name="Standard">J. Cambellani</text:p>
      <text:p text:style-name="Standard">G. de Marcello</text:p>
      <text:p text:style-name="Standard">Eblore Jucherii</text:p>
      <text:p text:style-name="Standard">P. de Roniaco</text:p>
      <text:p text:style-name="Standard">P. de Frresta</text:p>
      <text:p text:style-name="Standard">J. de SuneMuro</text:p>
      <text:p text:style-name="Standard">V. Cantore</text:p>
      <text:p text:style-name="Standard">J. Succentore</text:p>
      <text:p text:style-name="Standard">R. Cancellario</text:p>
      <text:p text:style-name="Standard">Ppenitentiario</text:p>
      <text:p text:style-name="Standard">J. Cambellarius</text:p>
      <text:p text:style-name="Standard">G. de Marcello</text:p>
      <text:p text:style-name="Standard">D. de Quadrillis</text:p>
      <text:p text:style-name="Standard">D. de Sinemuro</text:p>
      <text:p text:style-name="Standard"><text:soft-page-break/>P. de Foresta.</text:p>
      <text:p text:style-name="Standard">E. Fucherii</text:p>
      <text:p text:style-name="Standard"/>
      <text:p text:style-name="Standard"/>
      <text:p text:style-name="Standard">=FRAN_0393_09378.tif=</text:p>
      <text:p text:style-name="Standard">&gt;&gt;&gt;&gt;&gt;&gt; date &lt;&lt;&lt;&lt;&lt;&lt;&lt;</text:p>
      <text:p text:style-name="Standard">ccpto Canonico</text:p>
      <text:p text:style-name="Standard">Anno xvviii. die lune in festo Natunt Beate Marie viginis glese apitulantibus</text:p>
      <text:p text:style-name="Standard">Anno ploctavo die mercurisi post nativtatis beate Marie capitli</text:p>
      <text:p text:style-name="Standard">&gt;&gt;&gt;&gt;&gt;&gt; block &lt;&lt;&lt;&lt;&lt;&lt;&lt;</text:p>
      <text:p text:style-name="Standard">Henriens eb Pictavia furit receptus ad plendam parses que fut e</text:p>
      <text:p text:style-name="Standard">persont</text:p>
      <text:p text:style-name="Standard">Domini Johannis de Columpnia ad mandat domini Bengarii de Montealte</text:p>
      <text:p text:style-name="Standard">Arhidiaconi Lodonensis Su bsecuco que jurant etc. prefents</text:p>
      <text:p text:style-name="Standard">Satum gre ipsius nanonani jubi conoificitis domini clerimcis pape vi anno vii°</text:p>
      <text:p text:style-name="Standard">&gt;&gt;&gt;&gt;&gt;&gt; liste &lt;&lt;&lt;&lt;&lt;&lt;&lt;</text:p>
      <text:p text:style-name="Standard">Johanne Succentore</text:p>
      <text:p text:style-name="Standard">MMartino E. Mellete</text:p>
      <text:p text:style-name="Standard">G. de Curtilis</text:p>
      <text:p text:style-name="Standard">G. de Luvderis</text:p>
      <text:p text:style-name="Standard">P. $d. Pounelli</text:p>
      <text:p text:style-name="Standard">G. Hamelini</text:p>
      <text:p text:style-name="Standard">Di C. Duclaro</text:p>
      <text:p text:style-name="Standard">Syeniio de Cundrellis</text:p>
      <text:p text:style-name="Standard">Cl. Fuchaiio</text:p>
      <text:p text:style-name="Standard">G. de Montello</text:p>
      <text:p text:style-name="Standard">Vi cantore</text:p>
      <text:p text:style-name="Standard">G. Archidiacono Brie</text:p>
      <text:p text:style-name="Standard">J. Succentore</text:p>
      <text:p text:style-name="Standard">R. Cancellario</text:p>
      <text:p text:style-name="Standard">P. penitenciario</text:p>
      <text:p text:style-name="Standard">M. de Melloto</text:p>
      <text:p text:style-name="Standard">G. de Curtilis</text:p>
      <text:p text:style-name="Standard">G. de Marcello</text:p>
      <text:p text:style-name="Standard">J. dustice</text:p>
      <text:p text:style-name="Standard">G. Hamelini</text:p>
      <text:p text:style-name="Standard"><text:soft-page-break/>E. Fucherii</text:p>
      <text:p text:style-name="Standard">D. de Duclaro</text:p>
      <text:p text:style-name="Standard">Bucherii</text:p>
      <text:p text:style-name="Standard">D. de Quadrellis</text:p>
      <text:p text:style-name="Standard">P. Barrerii</text:p>
      <text:p text:style-name="Standard">P. Pouvrelli</text:p>
      <text:p text:style-name="Standard"/>
      <text:p text:style-name="Standard"/>
      <text:p text:style-name="Standard">=FRAN_0393_09379.tif=</text:p>
      <text:p text:style-name="Standard">&gt;&gt;&gt;&gt;&gt;&gt; date &lt;&lt;&lt;&lt;&lt;&lt;&lt;</text:p>
      <text:p text:style-name="Standard">309</text:p>
      <text:p text:style-name="Standard">Anno xloctavo die veneris post festum Natuvtatis bea Marie vigis capitlbus</text:p>
      <text:p text:style-name="Standard">&gt;&gt;&gt;&gt;&gt;&gt; block &lt;&lt;&lt;&lt;&lt;&lt;&lt;</text:p>
      <text:p text:style-name="Standard">d</text:p>
      <text:p text:style-name="Standard">Hodie fuit dictum quod dominus Petrus de Roniaco se intromitat</text:p>
      <text:p text:style-name="Standard">de prepositura de Spedona cum magister R. de Molinis sit abset</text:p>
      <text:p text:style-name="Standard">et non resideat</text:p>
      <text:p text:style-name="Standard">anno xlviii° die xv peptembris / in domo mei notarii magise</text:p>
      <text:p text:style-name="Standard">Guillelmus Rose recto parrochialis $dce$ beate M.o de Heullent</text:p>
      <text:p text:style-name="Standard">lec Gallite de Hoillaut Lexoviensis diocesis constituit</text:p>
      <text:p text:style-name="Standard">procuatore virs venrabanil et distret duncno et magistros Nico au</text:p>
      <text:p text:style-name="Standard">De Perco doctore dit corrm Stephanum Le Priseur</text:p>
      <text:p text:style-name="Standard">Jacola criitis $de$p canonicum Sancti Dyonsi de Passu in decta</text:p>
      <text:p text:style-name="Standard">Par. Petrum de Pereno Fouto et Guillibet Petru</text:p>
      <text:p text:style-name="Standard">$o. dictum Hamodei et quemlibet etc. cm p$ postitud</text:p>
      <text:p text:style-name="Standard">ad resignandum simpliciter in maniu reidendiu patris</text:p>
      <text:p text:style-name="Standard">domini episcopi Liyoviensis seu cujuscuque alterius super hoc</text:p>
      <text:p text:style-name="Standard">potistarem hontis predictam parochia eccsiam etc.</text:p>
      <text:p text:style-name="Standard">presentbus H. Auge Y beati My Mar.</text:p>
      <text:p text:style-name="Standard">anno xlviii° die mercuriis post festis exaltationis Sancte rutis</text:p>
      <text:p text:style-name="Standard">vir vensai et discretus dominus Petrus de Cardo procurator Magiste</text:p>
      <text:p text:style-name="Standard">rum et scolar domus Beate Martini in monte Parisiensi recogi</text:p>
      <text:p text:style-name="Standard">vit se tenr domino Johanni sartiguon capellano Sancti Martini</text:p>
      <text:p text:style-name="Standard">D</text:p>
      <text:p text:style-name="Standard">in ecclesia Parisiensis in veiginti lib curonensium racione dicte sue capitulo</text:p>
      <text:p text:style-name="Standard">solvendim infra die lune post festum Sancti Remigii</text:p>
      <text:p text:style-name="Standard"><text:soft-page-break/>E fuit manitis xxnus prout extus etc cum omna mntir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P. Pouvrelli</text:p>
      <text:p text:style-name="Standard">G. Cognacricis</text:p>
      <text:p text:style-name="Standard">D. de Duclaro</text:p>
      <text:p text:style-name="Standard">J. Justice</text:p>
      <text:p text:style-name="Standard">H. de Couso</text:p>
      <text:p text:style-name="Standard">G. de Marcello</text:p>
      <text:p text:style-name="Standard">P. de Roniaco</text:p>
      <text:p text:style-name="Standard">. G. de Lumbris</text:p>
      <text:p text:style-name="Standard">E. Fucherii</text:p>
      <text:p text:style-name="Standard">J. deSinemuro</text:p>
      <text:p text:style-name="Standard">+.P Barrerii</text:p>
      <text:p text:style-name="Standard">G. de Curtis</text:p>
      <text:p text:style-name="Standard">P. de Foresta</text:p>
      <text:p text:style-name="Standard">G. Hamelini</text:p>
      <text:p text:style-name="Standard">J. de Sinenino</text:p>
      <text:p text:style-name="Standard">G. dei</text:p>
      <text:p text:style-name="Standard"/>
      <text:p text:style-name="Standard"/>
      <text:p text:style-name="Standard">=FRAN_0393_09380.tif=</text:p>
      <text:p text:style-name="Standard">&gt;&gt;&gt;&gt;&gt;&gt; date &lt;&lt;&lt;&lt;&lt;&lt;&lt;</text:p>
      <text:p text:style-name="Standard">Anno xlviii die mercuri post festum exaltatiois Sancte cricio capitulnis</text:p>
      <text:p text:style-name="Standard">Anno ploctavo die veneris post festum exaltrim sacte cuicis capituli</text:p>
      <text:p text:style-name="Standard">&gt;&gt;&gt;&gt;&gt;&gt; block &lt;&lt;&lt;&lt;&lt;&lt;&lt;</text:p>
      <text:p text:style-name="Standard">Hodie renunicianis prsencim camerariis clerico et Layco N. de Cuvillis M.de Duen</text:p>
      <text:p text:style-name="Standard">Parde</text:p>
      <text:p text:style-name="Standard">H. de Ycevilla P. de Erqueto Hugone de Urchiis M. de Pulcra rippa</text:p>
      <text:p text:style-name="Standard">G. de Dertena et Y Mar / Guillelmus Coustour</text:p>
      <text:p text:style-name="Standard">Hodie cantor obtulit se paratum starohari cora capitulo</text:p>
      <text:p text:style-name="Standard">magistri Ebloet Petrus Pouvrelli sunt deputati ad cognoscendum de</text:p>
      <text:p text:style-name="Standard">facto de Balveolis et debent accedere ad lotum die martis justaet</text:p>
      <text:p text:style-name="Standard">magister Jacobus divitis facit procuratori vnn et discretos dominos</text:p>
      <text:p text:style-name="Standard">Nicolaum de Pereyo Stephanum Le Priseur Guillelmum de Villa</text:p>
      <text:p text:style-name="Standard"><text:soft-page-break/>Robertum Abruhim Petrum de Sereno fonte Johanne de Bostapbio</text:p>
      <text:p text:style-name="Standard">et gealibet etc. cum poretatem substatis ad presentamus litteras excellontis</text:p>
      <text:p text:style-name="Standard">rinciius domctu datis Norminanie $super de qritacione</text:p>
      <text:p text:style-name="Standard">apus facta per ipsum ad eccam parrochialem de Beate Marie</text:p>
      <text:p text:style-name="Standard">de Houllento Lexoviensis diocesis domino episcopi Lexonvenss</text:p>
      <text:p text:style-name="Standard">et als quoram intest c $acmtrau$ ad acceptan</text:p>
      <text:p text:style-name="Standard">ipsis postquam fuit sibi tollanus et ad intrandum poppsione / et</text:p>
      <text:p text:style-name="Standard">ad petendum proclamacionem presentbs domini Johanne Robuu presbytero Petro $det</text:p>
      <text:p text:style-name="Standard">Homodei et Ymar</text:p>
      <text:p text:style-name="Standard">&gt;&gt;&gt;&gt;&gt;&gt; liste &lt;&lt;&lt;&lt;&lt;&lt;&lt;</text:p>
      <text:p text:style-name="Standard">vi Cantors</text:p>
      <text:p text:style-name="Standard">R. Cancellario</text:p>
      <text:p text:style-name="Standard">P. Penitenciario</text:p>
      <text:p text:style-name="Standard">M. de Melloto</text:p>
      <text:p text:style-name="Standard">H. de Corsone</text:p>
      <text:p text:style-name="Standard">V. Hamelini</text:p>
      <text:p text:style-name="Standard">P. Pouvrelli</text:p>
      <text:p text:style-name="Standard">P. Barrerii</text:p>
      <text:p text:style-name="Standard">e P. de Roniaco</text:p>
      <text:p text:style-name="Standard">O. de Lumbris</text:p>
      <text:p text:style-name="Standard">.J. de Sinemuro</text:p>
      <text:p text:style-name="Standard">E. de Curclisifirmus</text:p>
      <text:p text:style-name="Standard">vi. cantore</text:p>
      <text:p text:style-name="Standard">J. Succentore</text:p>
      <text:p text:style-name="Standard">R. Cancellario</text:p>
      <text:p text:style-name="Standard">P. penitenciario</text:p>
      <text:p text:style-name="Standard">M. de Melloto</text:p>
      <text:p text:style-name="Standard">P. de Alneto</text:p>
      <text:p text:style-name="Standard">Jicambellani</text:p>
      <text:p text:style-name="Standard">P. Pouvrelli</text:p>
      <text:p text:style-name="Standard">E. Fucherii</text:p>
      <text:p text:style-name="Standard">J. de Sinemuro</text:p>
      <text:p text:style-name="Standard">B. de Curtilis</text:p>
      <text:p text:style-name="Standard">G. de Lumbris</text:p>
      <text:p text:style-name="Standard"/>
      <text:p text:style-name="Standard"/>
      <text:p text:style-name="Standard"><text:soft-page-break/>=FRAN_0393_09381.tif=</text:p>
      <text:p text:style-name="Standard">&gt;&gt;&gt;&gt;&gt;&gt; date &lt;&lt;&lt;&lt;&lt;&lt;&lt;</text:p>
      <text:p text:style-name="Standard">Anno xloccavo die merturi post festum beai i i ei pri capitulantibus</text:p>
      <text:p text:style-name="Standard">Adhesio</text:p>
      <text:p text:style-name="Standard">&gt;&gt;&gt;&gt;&gt;&gt; block &lt;&lt;&lt;&lt;&lt;&lt;&lt;</text:p>
      <text:p text:style-name="Standard">Hodie majoria de Liricantu fuit concessa colino surd pro lx lb</text:p>
      <text:p text:style-name="Standard">et juravit ncma ad que tenebatur istud sut reputati</text:p>
      <text:p text:style-name="Standard">milili ne supra $qui$ a die veneris icus festum nativiati bee gie cn</text:p>
      <text:p text:style-name="Standard">hoc facin et tunc computentur st redentes et non ab hodie pr</text:p>
      <text:p text:style-name="Standard">sunt ordinato per caibe</text:p>
      <text:p text:style-name="Standard">Martis post Matheu in domo magistri Helye presentis domino Petro Chabot</text:p>
      <text:p text:style-name="Standard">Olimoncte Ridelis euriert judice prima mensis septembris die xxii ad magister ho.</text:p>
      <text:p text:style-name="Standard">lun lieras super decima peten avel potitualis vel pecenda aprellavit</text:p>
      <text:p text:style-name="Standard">et adhesit applbonibus alior qui suue hic vel singulibus apprellarunt seu</text:p>
      <text:p text:style-name="Standard">moliare jucrudut quia capella seu capellanam sua de Vasier</text:p>
      <text:p text:style-name="Standard">no est sita in regno que quia non audunt quod unquae regi seu regali</text:p>
      <text:p text:style-name="Standard">de ipsa capellaniem decima suqupra</text:p>
      <text:p text:style-name="Standard">Anno xlviii° die veneris ante festum beati Michaelis archangeliapiulitlie</text:p>
      <text:p text:style-name="Standard">sol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 Penitenirio</text:p>
      <text:p text:style-name="Standard">E</text:p>
      <text:p text:style-name="Standard">M. de Melloto</text:p>
      <text:p text:style-name="Standard">P. Barrerii</text:p>
      <text:p text:style-name="Standard">P. de Roniaco</text:p>
      <text:p text:style-name="Standard">J. Justice</text:p>
      <text:p text:style-name="Standard">P. Pouvrelli</text:p>
      <text:p text:style-name="Standard">G. de Lumbris</text:p>
      <text:p text:style-name="Standard">E. Fucherii</text:p>
      <text:p text:style-name="Standard">G. de Curcilis</text:p>
      <text:p text:style-name="Standard">E. Bohienifamdu</text:p>
      <text:p text:style-name="Standard">D. de Guadrallis infimus</text:p>
      <text:p text:style-name="Standard">D. de Duclaro</text:p>
      <text:p text:style-name="Standard"><text:soft-page-break/>R. de Vyana</text:p>
      <text:p text:style-name="Standard">Vi. Cantore</text:p>
      <text:p text:style-name="Standard">Garhiaco Brie</text:p>
      <text:p text:style-name="Standard">J. Succentore</text:p>
      <text:p text:style-name="Standard">E. Cancellario</text:p>
      <text:p text:style-name="Standard">P. de Foresta</text:p>
      <text:p text:style-name="Standard">J. de Finemuro</text:p>
      <text:p text:style-name="Standard">M. de Melloto</text:p>
      <text:p text:style-name="Standard">D. de Duclaro</text:p>
      <text:p text:style-name="Standard">P. Pouvrelli</text:p>
      <text:p text:style-name="Standard">R. de Chanaco</text:p>
      <text:p text:style-name="Standard">H. de Corsi E. Furchii</text:p>
      <text:p text:style-name="Standard">G. Creqatricis</text:p>
      <text:p text:style-name="Standard">J. Justice</text:p>
      <text:p text:style-name="Standard">Dy. de Quadrelli</text:p>
      <text:p text:style-name="Standard">T. de Lumbris</text:p>
      <text:p text:style-name="Standard"/>
      <text:p text:style-name="Standard"/>
      <text:p text:style-name="Standard">=FRAN_0393_09382.tif=</text:p>
      <text:p text:style-name="Standard">&gt;&gt;&gt;&gt;&gt;&gt; date &lt;&lt;&lt;&lt;&lt;&lt;&lt;</text:p>
      <text:p text:style-name="Standard">Anno plocaro die mercuris in festo beati Remigiin epune octoi capitulatlbus</text:p>
      <text:p text:style-name="Standard">Anno xlactavo die toneris post festum beatanrichi capitulatibus</text:p>
      <text:p text:style-name="Standard">&gt;&gt;&gt;&gt;&gt;&gt; block &lt;&lt;&lt;&lt;&lt;&lt;&lt;</text:p>
      <text:p text:style-name="Standard">Hodie fuit receptus ad capellen fundatum in ercia Sanct Sepulcri Parisesi ha</text:p>
      <text:p text:style-name="Standard">mo Cadioti</text:p>
      <text:p text:style-name="Standard">&gt;&gt;&gt;&gt;&gt;&gt; liste &lt;&lt;&lt;&lt;&lt;&lt;&lt;</text:p>
      <text:p text:style-name="Standard">Vi cantore</text:p>
      <text:p text:style-name="Standard">Barchiio Brie</text:p>
      <text:p text:style-name="Standard">J. Succentore</text:p>
      <text:p text:style-name="Standard">R. Cancellario</text:p>
      <text:p text:style-name="Standard">po penitenciario</text:p>
      <text:p text:style-name="Standard">E. Fucherii</text:p>
      <text:p text:style-name="Standard">P. Barrerii</text:p>
      <text:p text:style-name="Standard">J. Justice</text:p>
      <text:p text:style-name="Standard">H. de Corso</text:p>
      <text:p text:style-name="Standard">P. Pouvrelli</text:p>
      <text:p text:style-name="Standard"><text:soft-page-break/>P. derboys</text:p>
      <text:p text:style-name="Standard">R. de Vyana</text:p>
      <text:p text:style-name="Standard">G. de Curtilis</text:p>
      <text:p text:style-name="Standard">D. de Duclaro</text:p>
      <text:p text:style-name="Standard">D. de Quadcellis</text:p>
      <text:p text:style-name="Standard">Vi cantore</text:p>
      <text:p text:style-name="Standard">PArchidaco Brie</text:p>
      <text:p text:style-name="Standard">J. Succentore</text:p>
      <text:p text:style-name="Standard">R. Cante an</text:p>
      <text:p text:style-name="Standard">cenciar</text:p>
      <text:p text:style-name="Standard">H. de Corso</text:p>
      <text:p text:style-name="Standard">E. Fucherii</text:p>
      <text:p text:style-name="Standard">P. Barrerii</text:p>
      <text:p text:style-name="Standard">G. coquacricis</text:p>
      <text:p text:style-name="Standard">justice</text:p>
      <text:p text:style-name="Standard">M. de Melloto</text:p>
      <text:p text:style-name="Standard">G. Hamolini</text:p>
      <text:p text:style-name="Standard">P. derBoys</text:p>
      <text:p text:style-name="Standard">D. de Duclaro</text:p>
      <text:p text:style-name="Standard">G. de Lumbris</text:p>
      <text:p text:style-name="Standard">D. Pouvrelli</text:p>
      <text:p text:style-name="Standard"/>
      <text:p text:style-name="Standard"/>
      <text:p text:style-name="Standard">=FRAN_0393_09383.tif=</text:p>
      <text:p text:style-name="Standard">&gt;&gt;&gt;&gt;&gt;&gt; block &lt;&lt;&lt;&lt;&lt;&lt;&lt;</text:p>
      <text:p text:style-name="Standard">Magister Gerardus de Turtilis obtulit denariis Dei pro decano ba</text:p>
      <text:p text:style-name="Standard">de domo J. de Grayaco</text:p>
      <text:p text:style-name="Standard">T domus magistri Johannis de Grapacio fuit appreciatus anno domini m cccpiliiii. in untila veati Lautenii ad</text:p>
      <text:p text:style-name="Standard">xii lb. et reparaciones ad iiii xv. libren et debet cs plum quam nen hbus de devenuti</text:p>
      <text:p text:style-name="Standard">pte ipsa domus fuit apprciata anno xvii. ad iii illri. et reparaciones ad xiiii. libras die lune part dyoaum aut</text:p>
      <text:p text:style-name="Standard">elci fuit tas ad ii. et reparaciones ad xeniilbris</text:p>
      <text:p text:style-name="Standard">Item domus Archidiaconi Brie funt applecite anne xvviii in vigilis venini Jacola et xrposeri ad viii librim et lem</text:p>
      <text:p text:style-name="Standard">ceneres ad xlvi l. x. s.</text:p>
      <text:p text:style-name="Standard">&gt;&gt;&gt;&gt;&gt;&gt; liste &lt;&lt;&lt;&lt;&lt;&lt;&lt;</text:p>
      <text:p text:style-name="Standard"><text:soft-page-break/>Vi cantore</text:p>
      <text:p text:style-name="Standard">G. Archidiacono Brie</text:p>
      <text:p text:style-name="Standard">J.des succentore</text:p>
      <text:p text:style-name="Standard">R. Cancellario</text:p>
      <text:p text:style-name="Standard">P. penitenciario</text:p>
      <text:p text:style-name="Standard">E. Fucherii</text:p>
      <text:p text:style-name="Standard">P. de Foresta</text:p>
      <text:p text:style-name="Standard">P. Barrerii</text:p>
      <text:p text:style-name="Standard">H. de Corso</text:p>
      <text:p text:style-name="Standard">J. Justice</text:p>
      <text:p text:style-name="Standard">D. de Quadrellis</text:p>
      <text:p text:style-name="Standard">G. de Curalio</text:p>
      <text:p text:style-name="Standard">G. de Lumbris</text:p>
      <text:p text:style-name="Standard">D. de Duclaro</text:p>
      <text:p text:style-name="Standard">G. Coquatricis</text:p>
      <text:p text:style-name="Standard"/>
      <text:p text:style-name="Standard"/>
      <text:p text:style-name="Standard">=FRAN_0393_09384.tif=</text:p>
      <text:p text:style-name="Standard">&gt;&gt;&gt;&gt;&gt;&gt; date &lt;&lt;&lt;&lt;&lt;&lt;&lt;</text:p>
      <text:p text:style-name="Standard">Anno ploctavo die mercuris ante festum beati Dyonisii capitulnie</text:p>
      <text:p text:style-name="Standard">Anno xvviii die luno ante festum beati Lute Rungeliste capitulantlbus</text:p>
      <text:p text:style-name="Standard">&gt;&gt;&gt;&gt;&gt;&gt; block &lt;&lt;&lt;&lt;&lt;&lt;&lt;</text:p>
      <text:p text:style-name="Standard">Domini funt citati ad lune ante festum Beatrs Symonis et Jude apostolorum in Palatu</text:p>
      <text:p text:style-name="Standard">coram dominis de parlamento ad instanciam procuratorem regii et Mlonis de Noeriis pree</text:p>
      <text:p text:style-name="Standard">Johannem des Foutaines servientes castelui</text:p>
      <text:p text:style-name="Standard">Hodie fueit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enitenciario</text:p>
      <text:p text:style-name="Standard">M. de Melloto</text:p>
      <text:p text:style-name="Standard">Pibarrerii</text:p>
      <text:p text:style-name="Standard">J. Justice</text:p>
      <text:p text:style-name="Standard">H. de Couso</text:p>
      <text:p text:style-name="Standard">Dde Duclaro</text:p>
      <text:p text:style-name="Standard"><text:soft-page-break/>E.de Lumbris</text:p>
      <text:p text:style-name="Standard">Vi cantore</text:p>
      <text:p text:style-name="Standard">G. Archidaco Brie</text:p>
      <text:p text:style-name="Standard">J. Succentore</text:p>
      <text:p text:style-name="Standard">E. Fucherii</text:p>
      <text:p text:style-name="Standard">V. coquatricis</text:p>
      <text:p text:style-name="Standard">P. Barrerii</text:p>
      <text:p text:style-name="Standard">.Justice</text:p>
      <text:p text:style-name="Standard">H. de Corso</text:p>
      <text:p text:style-name="Standard">G. de Marcello</text:p>
      <text:p text:style-name="Standard">G. Hanielini</text:p>
      <text:p text:style-name="Standard">G. de Curcilis</text:p>
      <text:p text:style-name="Standard">D. de Duclaro</text:p>
      <text:p text:style-name="Standard">G. de Lumbris</text:p>
      <text:p text:style-name="Standard"/>
      <text:p text:style-name="Standard"/>
      <text:p text:style-name="Standard">=FRAN_0393_09385.tif=</text:p>
      <text:p text:style-name="Standard">&gt;&gt;&gt;&gt;&gt;&gt; date &lt;&lt;&lt;&lt;&lt;&lt;&lt;</text:p>
      <text:p text:style-name="Standard">s.</text:p>
      <text:p text:style-name="Standard">Anno ploctavo die mercuri post festum Sancte Dyonisii apitulanlibus</text:p>
      <text:p text:style-name="Standard">Anno p loctavo die veneris ante festum beat Luce sungeliste capitli</text:p>
      <text:p text:style-name="Standard">&gt;&gt;&gt;&gt;&gt;&gt; block &lt;&lt;&lt;&lt;&lt;&lt;&lt;</text:p>
      <text:p text:style-name="Standard">E. Frcher nomine</text:p>
      <text:p text:style-name="Standard">Hodie G. Marcelli tradedit denars Dei pro domo claustr</text:p>
      <text:p text:style-name="Standard">G. de Prellis de qua rbtulit e libras Parisiensis et durabit lici</text:p>
      <text:p text:style-name="Standard">cio bique ad xv dies</text:p>
      <text:p text:style-name="Standard">Johannes servrisier optavit de prebenda Sancti Marcelli per mortem laddi</text:p>
      <text:p text:style-name="Standard">Carnotis presentis Radulpho de Cortona Hianger et Y. Mari</text:p>
      <text:p text:style-name="Standard">&gt;&gt;&gt;&gt;&gt;&gt; liste &lt;&lt;&lt;&lt;&lt;&lt;&lt;</text:p>
      <text:p text:style-name="Standard">Vi. Cantore</text:p>
      <text:p text:style-name="Standard">G. Archidacono Brie</text:p>
      <text:p text:style-name="Standard">J. Succentore</text:p>
      <text:p text:style-name="Standard">R. Cancellario</text:p>
      <text:p text:style-name="Standard">P. Penitenciario</text:p>
      <text:p text:style-name="Standard">M. de Melloto</text:p>
      <text:p text:style-name="Standard">P. Barrerii</text:p>
      <text:p text:style-name="Standard"><text:soft-page-break/>J. Justice</text:p>
      <text:p text:style-name="Standard">P. de Roniaco</text:p>
      <text:p text:style-name="Standard">G. Havelini</text:p>
      <text:p text:style-name="Standard">G. de Lumbris</text:p>
      <text:p text:style-name="Standard">G. de Curtilis</text:p>
      <text:p text:style-name="Standard">D. de Duclaro</text:p>
      <text:p text:style-name="Standard">J. de Sinemuro</text:p>
      <text:p text:style-name="Standard">E. Fucherii</text:p>
      <text:p text:style-name="Standard">F decano</text:p>
      <text:p text:style-name="Standard">V. Cantore</text:p>
      <text:p text:style-name="Standard">G. Archdiaco Brie</text:p>
      <text:p text:style-name="Standard">J. Succentore</text:p>
      <text:p text:style-name="Standard">R. Cancellario</text:p>
      <text:p text:style-name="Standard">P. penitenciario</text:p>
      <text:p text:style-name="Standard">G. Hamelini</text:p>
      <text:p text:style-name="Standard">G. conquatricis</text:p>
      <text:p text:style-name="Standard">J. Justice</text:p>
      <text:p text:style-name="Standard">M. de Melloto</text:p>
      <text:p text:style-name="Standard">H. de Corso</text:p>
      <text:p text:style-name="Standard">P. de Roniaco</text:p>
      <text:p text:style-name="Standard">G. de Marcello</text:p>
      <text:p text:style-name="Standard">J. de Sinemiuro</text:p>
      <text:p text:style-name="Standard">G. de Curtilis</text:p>
      <text:p text:style-name="Standard">D. de Duclaro</text:p>
      <text:p text:style-name="Standard">G. de Lumbris</text:p>
      <text:p text:style-name="Standard">P. Barrorii</text:p>
      <text:p text:style-name="Standard">E. Fucherii</text:p>
      <text:p text:style-name="Standard">J. Cambelliarii</text:p>
      <text:p text:style-name="Standard">G. Bohicnnfiris</text:p>
      <text:p text:style-name="Standard">J. de Quadrolls</text:p>
      <text:p text:style-name="Standard"/>
      <text:p text:style-name="Standard"/>
      <text:p text:style-name="Standard">=FRAN_0393_09386.tif=</text:p>
      <text:p text:style-name="Standard">&gt;&gt;&gt;&gt;&gt;&gt; date &lt;&lt;&lt;&lt;&lt;&lt;&lt;</text:p>
      <text:p text:style-name="Standard">Anno xlocavo die lune post festum beati Luce capitlus</text:p>
      <text:p text:style-name="Standard">Anno ploctavo die mercuri post festum et Luce Cuvani capitulatlbus</text:p>
      <text:p text:style-name="Standard"><text:soft-page-break/>&gt;&gt;&gt;&gt;&gt;&gt; block &lt;&lt;&lt;&lt;&lt;&lt;&lt;</text:p>
      <text:p text:style-name="Standard">3</text:p>
      <text:p text:style-name="Standard">Hodie Petrus de Sergiaco qui acciptavit preposituram de Tiblesi</text:p>
      <text:p text:style-name="Standard">ad firmam produxit hodie in plegios l'autencium de medria villa</text:p>
      <text:p text:style-name="Standard">Germondum feret Philippotum Potel et Johanne de Sergiaco pacre ejus</text:p>
      <text:p text:style-name="Standard">et debent dominus Michael et camerarius laicus inquirere utri</text:p>
      <text:p text:style-name="Standard">sunt sufficir vel non</text:p>
      <text:p text:style-name="Standard">&gt;&gt;&gt;&gt;&gt;&gt; liste &lt;&lt;&lt;&lt;&lt;&lt;&lt;</text:p>
      <text:p text:style-name="Standard">Fdecano.</text:p>
      <text:p text:style-name="Standard">Vi cantore.</text:p>
      <text:p text:style-name="Standard">G. Archidiaobrie</text:p>
      <text:p text:style-name="Standard">J. Succentore</text:p>
      <text:p text:style-name="Standard">R. Cancellario</text:p>
      <text:p text:style-name="Standard">P. penitenciario</text:p>
      <text:p text:style-name="Standard">M. de Melloto</text:p>
      <text:p text:style-name="Standard">G. coquatricis</text:p>
      <text:p text:style-name="Standard">P. Barrerii</text:p>
      <text:p text:style-name="Standard">J. Justice</text:p>
      <text:p text:style-name="Standard">G. Hamelini</text:p>
      <text:p text:style-name="Standard">D. de Duclaro</text:p>
      <text:p text:style-name="Standard">G. de Curailis</text:p>
      <text:p text:style-name="Standard">G. de Marcello</text:p>
      <text:p text:style-name="Standard">E. Fucherii</text:p>
      <text:p text:style-name="Standard">G. de Lumbris</text:p>
      <text:p text:style-name="Standard">Vi cantore</text:p>
      <text:p text:style-name="Standard">J. Succentore</text:p>
      <text:p text:style-name="Standard">M. de Melloto</text:p>
      <text:p text:style-name="Standard">P. de Roniaco</text:p>
      <text:p text:style-name="Standard">H. de Corso</text:p>
      <text:p text:style-name="Standard">G. de Marcello</text:p>
      <text:p text:style-name="Standard">G. Hamelini</text:p>
      <text:p text:style-name="Standard">G. de Lumbris</text:p>
      <text:p text:style-name="Standard">D. de Duclaro</text:p>
      <text:p text:style-name="Standard">G. de Curtilis</text:p>
      <text:p text:style-name="Standard">Jtam Bellani</text:p>
      <text:p text:style-name="Standard"/>
      <text:p text:style-name="Standard"><text:soft-page-break/></text:p>
      <text:p text:style-name="Standard">=FRAN_0393_09387.tif=</text:p>
      <text:p text:style-name="Standard">&gt;&gt;&gt;&gt;&gt;&gt; liste &lt;&lt;&lt;&lt;&lt;&lt;&lt;</text:p>
      <text:p text:style-name="Standard">317.</text:p>
      <text:p text:style-name="Standard">Vi Cantore</text:p>
      <text:p text:style-name="Standard">J. Succentore</text:p>
      <text:p text:style-name="Standard">P. penitenciario</text:p>
      <text:p text:style-name="Standard">G. Coquatricis</text:p>
      <text:p text:style-name="Standard">G. de Marcello</text:p>
      <text:p text:style-name="Standard">E. Fucherii</text:p>
      <text:p text:style-name="Standard">G. Hamelini</text:p>
      <text:p text:style-name="Standard">G. Lo. de Lumbris</text:p>
      <text:p text:style-name="Standard">G. de Curtilis</text:p>
      <text:p text:style-name="Standard">Pibarrerii</text:p>
      <text:p text:style-name="Standard"/>
      <text:p text:style-name="Standard"/>
      <text:p text:style-name="Standard">=FRAN_0393_09388.tif=</text:p>
      <text:p text:style-name="Standard">&gt;&gt;&gt;&gt;&gt;&gt; date &lt;&lt;&lt;&lt;&lt;&lt;&lt;</text:p>
      <text:p text:style-name="Standard">18</text:p>
      <text:p text:style-name="Standard">Capitulum venerale Diei lune vigine festi verum Symonis et jude apolorum caplia anno Nloctaro</text:p>
      <text:p text:style-name="Standard">&gt;&gt;&gt;&gt;&gt;&gt; block &lt;&lt;&lt;&lt;&lt;&lt;&lt;</text:p>
      <text:p text:style-name="Standard">capitulum est continuatis usque ad diem mercuris</text:p>
      <text:p text:style-name="Standard">Hodie G. de Marcello detulit in capitulo l scuta in diminuci c. que debet</text:p>
      <text:p text:style-name="Standard">racione empcionis domus Gide Pellis / et petiit terminum ad solvendum residuum ust</text:p>
      <text:p text:style-name="Standard">ad natiatum Johannis fuit concessois et promisit tunc absque defctu solvere et ad loc</text:p>
      <text:p text:style-name="Standard">se ubligaverunt venababis vni J. lupi succentor E Fucherii canonici Par.i</text:p>
      <text:p text:style-name="Standard">et quemlibet insolidum et melius apparentem absque divisione presentm J.de Bruc</text:p>
      <text:p text:style-name="Standard">N. de Civillis Mide Darenciaco et Y. Marestalli et se fer unt principalis debitores</text:p>
      <text:p text:style-name="Standard">Marcellus insuper promisit reddere indempnes plegios et ad hoc obligavit omnia bt</text:p>
      <text:p text:style-name="Standard">na sua mobilia et immobilia et specialiter grossos fructus prebende Parisiensis</text:p>
      <text:p text:style-name="Standard">&gt;&gt;&gt;&gt;&gt;&gt; liste &lt;&lt;&lt;&lt;&lt;&lt;&lt;</text:p>
      <text:p text:style-name="Standard">Cantere</text:p>
      <text:p text:style-name="Standard">Succentore</text:p>
      <text:p text:style-name="Standard">Archiaiono Brief</text:p>
      <text:p text:style-name="Standard">R. Cancellarius</text:p>
      <text:p text:style-name="Standard">P. Penitenciario</text:p>
      <text:p text:style-name="Standard"><text:soft-page-break/>G. de Mincelle</text:p>
      <text:p text:style-name="Standard">J. Justice</text:p>
      <text:p text:style-name="Standard">G. Hamelini</text:p>
      <text:p text:style-name="Standard">D. de Duclaro</text:p>
      <text:p text:style-name="Standard">E. Fucherii</text:p>
      <text:p text:style-name="Standard">G. de Curtilis</text:p>
      <text:p text:style-name="Standard">P. Barrerii</text:p>
      <text:p text:style-name="Standard">G. Bohicuisumus</text:p>
      <text:p text:style-name="Standard">Jambellani</text:p>
      <text:p text:style-name="Standard">G. de Lumbris</text:p>
      <text:p text:style-name="Standard">P. de Roniaco</text:p>
      <text:p text:style-name="Standard">D. de Quadrellis</text:p>
      <text:p text:style-name="Standard">J. de Sinemuro</text:p>
      <text:p text:style-name="Standard">M. de Melloto</text:p>
      <text:p text:style-name="Standard">H. de Corsone</text:p>
      <text:p text:style-name="Standard">G. coquatricis</text:p>
      <text:p text:style-name="Standard"/>
      <text:p text:style-name="Standard"/>
      <text:p text:style-name="Standard">=FRAN_0393_09389.tif=</text:p>
      <text:p text:style-name="Standard">&gt;&gt;&gt;&gt;&gt;&gt; date &lt;&lt;&lt;&lt;&lt;&lt;&lt;</text:p>
      <text:p text:style-name="Standard">3i9.</text:p>
      <text:p text:style-name="Standard">Anno xloctavo die mercuri post festum loterus Symonis et Jude apstore dominante capitulo geralipertone capitus</text:p>
      <text:p text:style-name="Standard">Anno xloctavo die venent in vigilia festi onium sanctopitulantibus</text:p>
      <text:p text:style-name="Standard">&gt;&gt;&gt;&gt;&gt;&gt; block &lt;&lt;&lt;&lt;&lt;&lt;&lt;</text:p>
      <text:p text:style-name="Standard">concordatis estr quod Petrus de Sorgiaco habeat preposituram</text:p>
      <text:p text:style-name="Standard">de Erbleyo ad firmam de festo natitis Johanne proxeventis usque ad</text:p>
      <text:p text:style-name="Standard">novem annos dominus Michael raportavit quod plegii vran</text:p>
      <text:p text:style-name="Standard">suffict</text:p>
      <text:p text:style-name="Standard">&gt;&gt;&gt;&gt;&gt;&gt; liste &lt;&lt;&lt;&lt;&lt;&lt;&lt;</text:p>
      <text:p text:style-name="Standard">Vi. Bautore</text:p>
      <text:p text:style-name="Standard">G. Archidiacono Brie</text:p>
      <text:p text:style-name="Standard">J. Succentore</text:p>
      <text:p text:style-name="Standard">R. Cancellario</text:p>
      <text:p text:style-name="Standard">P. Penitenciario</text:p>
      <text:p text:style-name="Standard">D. de Quadrellis</text:p>
      <text:p text:style-name="Standard"><text:soft-page-break/>P. de Foresta</text:p>
      <text:p text:style-name="Standard">M. de Melloto</text:p>
      <text:p text:style-name="Standard">J. Justice</text:p>
      <text:p text:style-name="Standard">P. Barrerii</text:p>
      <text:p text:style-name="Standard">E Fucherii</text:p>
      <text:p text:style-name="Standard">G. de Marcello</text:p>
      <text:p text:style-name="Standard">G. Hamelini</text:p>
      <text:p text:style-name="Standard">P. de Roniaco</text:p>
      <text:p text:style-name="Standard">G. de Lumbris</text:p>
      <text:p text:style-name="Standard">H. de Corso</text:p>
      <text:p text:style-name="Standard">G. de Curtilis</text:p>
      <text:p text:style-name="Standard">vi cantore</text:p>
      <text:p text:style-name="Standard">G. Arthdaobrie</text:p>
      <text:p text:style-name="Standard">J. Succentore</text:p>
      <text:p text:style-name="Standard">R. Cancellario</text:p>
      <text:p text:style-name="Standard">P. Penitenciario</text:p>
      <text:p text:style-name="Standard">H. de Corso</text:p>
      <text:p text:style-name="Standard">P. de Foresta</text:p>
      <text:p text:style-name="Standard">J. de Sinemuro</text:p>
      <text:p text:style-name="Standard">D. de Duclaro</text:p>
      <text:p text:style-name="Standard">J. Justicie</text:p>
      <text:p text:style-name="Standard">P. Barrerii</text:p>
      <text:p text:style-name="Standard">G. de Lumbris</text:p>
      <text:p text:style-name="Standard">D. de Quadrellis</text:p>
      <text:p text:style-name="Standard">E. Fucherii</text:p>
      <text:p text:style-name="Standard">G. coquatricis</text:p>
      <text:p text:style-name="Standard">M. de Melloto</text:p>
      <text:p text:style-name="Standard">P. de Roriaco</text:p>
      <text:p text:style-name="Standard"/>
      <text:p text:style-name="Standard"/>
      <text:p text:style-name="Standard">=FRAN_0393_09390.tif=</text:p>
      <text:p text:style-name="Standard">&gt;&gt;&gt;&gt;&gt;&gt; numérotation &lt;&lt;&lt;&lt;&lt;&lt;&lt;</text:p>
      <text:p text:style-name="Standard">iiiixx viii</text:p>
      <text:p text:style-name="Standard">3</text:p>
      <text:p text:style-name="Standard">&gt;&gt;&gt;&gt;&gt;&gt; Date &lt;&lt;&lt;&lt;&lt;&lt;&lt;</text:p>
      <text:p text:style-name="Standard">Anno xlviii° die mercuriis post omnes Sancto apitulatlbis</text:p>
      <text:p text:style-name="Standard"><text:soft-page-break/>Anno Domini millesim cx viqo° die veneris post vinneis sanctos capitulis</text:p>
      <text:p text:style-name="Standard">contra priorem de puteolis ad xv dies in stacti</text:p>
      <text:p text:style-name="Standard">&gt;&gt;&gt;&gt;&gt;&gt; block &lt;&lt;&lt;&lt;&lt;&lt;&lt;</text:p>
      <text:p text:style-name="Standard">Johannes Lo servoesien clericus procuratore abbatis et conventus Sancti Victrer juxta</text:p>
      <text:p text:style-name="Standard">Parisiensis confitetur duodecim libras turenm pro termino pur de annoa</text:p>
      <text:p text:style-name="Standard">pro prebenda de Laiaco itcivillis ad noctes slint fiat nisi</text:p>
      <text:p text:style-name="Standard">&gt;&gt;&gt;&gt;&gt;&gt; liste &lt;&lt;&lt;&lt;&lt;&lt;&lt;</text:p>
      <text:p text:style-name="Standard">Vi cantore</text:p>
      <text:p text:style-name="Standard">G. archidacono Bre</text:p>
      <text:p text:style-name="Standard">J. Succentore</text:p>
      <text:p text:style-name="Standard">R. Cancellario</text:p>
      <text:p text:style-name="Standard">P. penitenciario</text:p>
      <text:p text:style-name="Standard">H. de Cerso p</text:p>
      <text:p text:style-name="Standard">P. de Foresta</text:p>
      <text:p text:style-name="Standard">J. de Sinemuro</text:p>
      <text:p text:style-name="Standard">D. de Duclaro</text:p>
      <text:p text:style-name="Standard">JJustire</text:p>
      <text:p text:style-name="Standard">P. Barrerii</text:p>
      <text:p text:style-name="Standard">G. de Lumbris</text:p>
      <text:p text:style-name="Standard">D. de Quuadrellis</text:p>
      <text:p text:style-name="Standard">E. Fucherii</text:p>
      <text:p text:style-name="Standard">G. Coquatricis</text:p>
      <text:p text:style-name="Standard">M. de Melloto</text:p>
      <text:p text:style-name="Standard">P. de Roviace</text:p>
      <text:p text:style-name="Standard">P. Cantore</text:p>
      <text:p text:style-name="Standard">G. Archidiacono Brie</text:p>
      <text:p text:style-name="Standard">J. Succentore</text:p>
      <text:p text:style-name="Standard">M. de Melloto</text:p>
      <text:p text:style-name="Standard">H. de Couso</text:p>
      <text:p text:style-name="Standard">P. de Alneto</text:p>
      <text:p text:style-name="Standard">J. dustice</text:p>
      <text:p text:style-name="Standard">D. de Duclaro</text:p>
      <text:p text:style-name="Standard">E. Fucherii</text:p>
      <text:p text:style-name="Standard">G. de Lumbris</text:p>
      <text:p text:style-name="Standard">V. de Quadrellis</text:p>
      <text:p text:style-name="Standard">P. Barrerii</text:p>
      <text:p text:style-name="Standard"><text:soft-page-break/>J. de Sinemuro</text:p>
      <text:p text:style-name="Standard"/>
      <text:p text:style-name="Standard"/>
      <text:p text:style-name="Standard">=FRAN_0393_09391.tif=</text:p>
      <text:p text:style-name="Standard">&gt;&gt;&gt;&gt;&gt;&gt; date &lt;&lt;&lt;&lt;&lt;&lt;&lt;</text:p>
      <text:p text:style-name="Standard">321</text:p>
      <text:p text:style-name="Standard">Anno ploccavo die lune ante festum beati Marti capitulatibus</text:p>
      <text:p text:style-name="Standard">&gt;&gt;&gt;&gt;&gt;&gt; block &lt;&lt;&lt;&lt;&lt;&lt;&lt;</text:p>
      <text:p text:style-name="Standard">Hodie Guydo Poupamn procuratore domini Guillelmi de Mota canonici Sancti</text:p>
      <text:p text:style-name="Standard">Jhani de Gressibus Parisiensis resignavin dictis canonicis et prebyter ex causa permutaci</text:p>
      <text:p text:style-name="Standard">faciendum cum Johanne Burgensis rectore parrochialis ecclesie de Pa</text:p>
      <text:p text:style-name="Standard">Etervensis diocesis cui archipresbyteratus de Blazeheest aunex ad ipsu</text:p>
      <text:p text:style-name="Standard">et archipstonem antus et fueunt collati dicti canonicatus et prebenda xha</text:p>
      <text:p text:style-name="Standard">Voyoci canonico Edidentis procuratore dicti Johannis Burgensis pro austiis</text:p>
      <text:p text:style-name="Standard">publica signo et subscriptione Petri Patoilleti clerici Eduensis</text:p>
      <text:p text:style-name="Standard">auctoritate imperiali notarii vallats / et fuit deputatus ad</text:p>
      <text:p text:style-name="Standard">povendi dictum Johanne Boyeti nomine procurator ipsius Johanness</text:p>
      <text:p text:style-name="Standard">burgonsis in possesis dictis canonictum et prede magister Gerardi</text:p>
      <text:p text:style-name="Standard">Casalis</text:p>
      <text:p text:style-name="Standard">&gt;&gt;&gt;&gt;&gt;&gt; liste &lt;&lt;&lt;&lt;&lt;&lt;&lt;</text:p>
      <text:p text:style-name="Standard">Vi. Cantore</text:p>
      <text:p text:style-name="Standard">G. Archdiacono</text:p>
      <text:p text:style-name="Standard">R. Cancellario</text:p>
      <text:p text:style-name="Standard">P. Penitenciario</text:p>
      <text:p text:style-name="Standard">P.barrerii</text:p>
      <text:p text:style-name="Standard">G. coquatricis</text:p>
      <text:p text:style-name="Standard">G. de Lumbris</text:p>
      <text:p text:style-name="Standard">M.do Melloto</text:p>
      <text:p text:style-name="Standard">H. de Corso</text:p>
      <text:p text:style-name="Standard">D. de Quadrellis</text:p>
      <text:p text:style-name="Standard">G. Hamelini</text:p>
      <text:p text:style-name="Standard">E. Fucherii</text:p>
      <text:p text:style-name="Standard">D. de Moto</text:p>
      <text:p text:style-name="Standard">G. de Curcilis</text:p>
      <text:p text:style-name="Standard">J. Justice</text:p>
      <text:p text:style-name="Standard"/>
      <text:p text:style-name="Standard"><text:soft-page-break/></text:p>
      <text:p text:style-name="Standard">=FRAN_0393_09392.tif=</text:p>
      <text:p text:style-name="Standard">&gt;&gt;&gt;&gt;&gt;&gt; date &lt;&lt;&lt;&lt;&lt;&lt;&lt;</text:p>
      <text:p text:style-name="Standard">s7322</text:p>
      <text:p text:style-name="Standard">Capitulum generale diei mercur crastain festi bi Marini Hyemalcaplins anno xloctai</text:p>
      <text:p text:style-name="Standard">&gt;&gt;&gt;&gt;&gt;&gt; liste &lt;&lt;&lt;&lt;&lt;&lt;&lt;</text:p>
      <text:p text:style-name="Standard">Episo Parisiensis</text:p>
      <text:p text:style-name="Standard">Vi. Cantore</text:p>
      <text:p text:style-name="Standard">G. Archididiaco Brie</text:p>
      <text:p text:style-name="Standard">J. Succentore</text:p>
      <text:p text:style-name="Standard">R. Cancellario</text:p>
      <text:p text:style-name="Standard">P. Penitenciario infirmo</text:p>
      <text:p text:style-name="Standard">G. Hamelini</text:p>
      <text:p text:style-name="Standard">D. de Quadrellis</text:p>
      <text:p text:style-name="Standard">G. de Curalis</text:p>
      <text:p text:style-name="Standard">D. de Duclaro</text:p>
      <text:p text:style-name="Standard">G. de Marcello</text:p>
      <text:p text:style-name="Standard">P. de Alneto</text:p>
      <text:p text:style-name="Standard">P. de Foresta</text:p>
      <text:p text:style-name="Standard">J. de Sinemuro</text:p>
      <text:p text:style-name="Standard">E. Fucherii</text:p>
      <text:p text:style-name="Standard">P. Barrerii</text:p>
      <text:p text:style-name="Standard">G. de Lumbris</text:p>
      <text:p text:style-name="Standard">P. Pouvrelli</text:p>
      <text:p text:style-name="Standard">J. Justicie</text:p>
      <text:p text:style-name="Standard">P. de Roniaco</text:p>
      <text:p text:style-name="Standard">Gicoquatricis</text:p>
      <text:p text:style-name="Standard">H. de Corsone</text:p>
      <text:p text:style-name="Standard">G. Bohicnifirmo</text:p>
      <text:p text:style-name="Standard">M. de Melloto</text:p>
      <text:p text:style-name="Standard"/>
      <text:p text:style-name="Standard"/>
      <text:p text:style-name="Standard">=FRAN_0393_09393.tif=</text:p>
      <text:p text:style-name="Standard">&gt;&gt;&gt;&gt;&gt;&gt; date &lt;&lt;&lt;&lt;&lt;&lt;&lt;</text:p>
      <text:p text:style-name="Standard">Anno xloctavo die vonis post festum beati Martini Hyonalis ductante capitulo gracer aitantus</text:p>
      <text:p text:style-name="Standard">Anno xloccaio die lune post festum beati Marti capitulantlbus</text:p>
      <text:p text:style-name="Standard"><text:soft-page-break/>&gt;&gt;&gt;&gt;&gt;&gt; block &lt;&lt;&lt;&lt;&lt;&lt;&lt;</text:p>
      <text:p text:style-name="Standard">Hecie magister Johannis de Brurlio confessus sunt debere fubric</text:p>
      <text:p text:style-name="Standard">duccenti libras parisiensies pro cappa Ymberti de Tabilous</text:p>
      <text:p text:style-name="Standard">Electi de Consilio in parlamento</text:p>
      <text:p text:style-name="Standard">magistri Robertus Cbci et Reginaldus dassi</text:p>
      <text:p text:style-name="Standard">et dioco Jordavi</text:p>
      <text:p text:style-name="Standard">petragio de Sancto Bricie</text:p>
      <text:p text:style-name="Standard">Johannes Cronis est condempnatus cuse solvendum $x vl guadragi</text:p>
      <text:p text:style-name="Standard">octo libras racione pedagii de Sancto Bricio de crlro Sancti Remigii ult</text:p>
      <text:p text:style-name="Standard">preteritis fiat nisi ad noctes</text:p>
      <text:p text:style-name="Standard">Guillelmus de Hospicali fuit condemponato in xxx vi s. scilicet</text:p>
      <text:p text:style-name="Standard">pro tribus sextaris aucue xxix s. pro unapecia bistri s et</text:p>
      <text:p text:style-name="Standard">sextaris cum dumidum vii ini s. ad not</text:p>
      <text:p text:style-name="Standard">&gt;&gt;&gt;&gt;&gt;&gt; liste &lt;&lt;&lt;&lt;&lt;&lt;&lt;</text:p>
      <text:p text:style-name="Standard">Vi. cantore</text:p>
      <text:p text:style-name="Standard">G. Archidiaco Brie</text:p>
      <text:p text:style-name="Standard">J. Succentore</text:p>
      <text:p text:style-name="Standard">P. Penitenciario</text:p>
      <text:p text:style-name="Standard">P. Barrerii</text:p>
      <text:p text:style-name="Standard">G. de Lumbris</text:p>
      <text:p text:style-name="Standard">G. de Carcilis</text:p>
      <text:p text:style-name="Standard">P. de Roniaco</text:p>
      <text:p text:style-name="Standard">P. Pouvrelli</text:p>
      <text:p text:style-name="Standard">R. Fucherii</text:p>
      <text:p text:style-name="Standard">E. Bohic infirmo</text:p>
      <text:p text:style-name="Standard">G. de Marcello</text:p>
      <text:p text:style-name="Standard">Vi. Cantore</text:p>
      <text:p text:style-name="Standard">G. Archidiaco Brie</text:p>
      <text:p text:style-name="Standard">J. Succentore</text:p>
      <text:p text:style-name="Standard">E. Cancellario</text:p>
      <text:p text:style-name="Standard">G. de Curtilis</text:p>
      <text:p text:style-name="Standard">P. Barrerii</text:p>
      <text:p text:style-name="Standard">J. de Sinemuro</text:p>
      <text:p text:style-name="Standard">G. Hamelini</text:p>
      <text:p text:style-name="Standard">D. de Duclaro</text:p>
      <text:p text:style-name="Standard">G. de Lumbris</text:p>
      <text:p text:style-name="Standard"><text:soft-page-break/>P. de Roniaco</text:p>
      <text:p text:style-name="Standard">P. Pouvrelli</text:p>
      <text:p text:style-name="Standard">H. de Consone</text:p>
      <text:p text:style-name="Standard">M. de Melloto</text:p>
      <text:p text:style-name="Standard">E. Bohic in firme</text:p>
      <text:p text:style-name="Standard"/>
      <text:p text:style-name="Standard"/>
      <text:p text:style-name="Standard">=FRAN_0393_09394.tif=</text:p>
      <text:p text:style-name="Standard">&gt;&gt;&gt;&gt;&gt;&gt; numérotation &lt;&lt;&lt;&lt;&lt;&lt;&lt;</text:p>
      <text:p text:style-name="Standard">iiiixx .</text:p>
      <text:p text:style-name="Standard">322</text:p>
      <text:p text:style-name="Standard">&gt;&gt;&gt;&gt;&gt;&gt; Date &lt;&lt;&lt;&lt;&lt;&lt;&lt;</text:p>
      <text:p text:style-name="Standard">Anno xloctavo die mertur ante festum bBeate Bateriie viris capitulantibus</text:p>
      <text:p text:style-name="Standard">Anno xlvii diem enis ante festum beat Lateanne luginincapitulantibus</text:p>
      <text:p text:style-name="Standard">&gt;&gt;&gt;&gt;&gt;&gt; block &lt;&lt;&lt;&lt;&lt;&lt;&lt;</text:p>
      <text:p text:style-name="Standard">Camerarius clericus assignavit officium aniversarum super tallias de $eato c</text:p>
      <text:p text:style-name="Standard">t Orliaco</text:p>
      <text:p text:style-name="Standard">fiat nisi cum trina monic contia pelagiter de Sancto Bricir de xxiiii l.</text:p>
      <text:p text:style-name="Standard">poluent adm natale et xxiiii libras ad present osfindos anniversarum</text:p>
      <text:p text:style-name="Standard">Nicolaus Boucelli de Feodo apud octives et villeses monvent</text:p>
      <text:p text:style-name="Standard">a capitulo de feodo de Villeses et hodie Johannes Le Moisne de</text:p>
      <text:p text:style-name="Standard">clencevit scutife ricm excambii facti but a but sanz</text:p>
      <text:p text:style-name="Standard">sontes nulles se defaisant o</text:p>
      <text:p text:style-name="Standard">&gt;&gt;&gt;&gt;&gt;&gt; liste &lt;&lt;&lt;&lt;&lt;&lt;&lt;</text:p>
      <text:p text:style-name="Standard">Vi cantore</text:p>
      <text:p text:style-name="Standard">G. Archiacono Brie</text:p>
      <text:p text:style-name="Standard">buc</text:p>
      <text:p text:style-name="Standard">P. Peniteciario</text:p>
      <text:p text:style-name="Standard">G. Coquatricis</text:p>
      <text:p text:style-name="Standard">J. Cambellani</text:p>
      <text:p text:style-name="Standard">J. de Sinemuro</text:p>
      <text:p text:style-name="Standard">M. de Melloto</text:p>
      <text:p text:style-name="Standard">H. de Corso</text:p>
      <text:p text:style-name="Standard">G. Hamelini</text:p>
      <text:p text:style-name="Standard">P. Barrerii</text:p>
      <text:p text:style-name="Standard">G. $coqatritde Lubris</text:p>
      <text:p text:style-name="Standard"><text:soft-page-break/>D. de Duclaro</text:p>
      <text:p text:style-name="Standard">E. Fucherii</text:p>
      <text:p text:style-name="Standard">P. Pouvrelli</text:p>
      <text:p text:style-name="Standard">Vi cantore</text:p>
      <text:p text:style-name="Standard">G. Archidiacono Brie</text:p>
      <text:p text:style-name="Standard">J. Succentore</text:p>
      <text:p text:style-name="Standard">P. penitenciario</text:p>
      <text:p text:style-name="Standard">G. Hamelini</text:p>
      <text:p text:style-name="Standard">J. de Sinemuro</text:p>
      <text:p text:style-name="Standard">M. de Melloto</text:p>
      <text:p text:style-name="Standard">J. de Foresta</text:p>
      <text:p text:style-name="Standard">ustice</text:p>
      <text:p text:style-name="Standard">H. de Corso</text:p>
      <text:p text:style-name="Standard">S. de Marcello</text:p>
      <text:p text:style-name="Standard">P. de Roriaco</text:p>
      <text:p text:style-name="Standard">P. Pouvrelli</text:p>
      <text:p text:style-name="Standard">P. de Duclaro</text:p>
      <text:p text:style-name="Standard">G. de Lumbris</text:p>
      <text:p text:style-name="Standard">Jo. de Curtilis</text:p>
      <text:p text:style-name="Standard">E. Fucherii</text:p>
      <text:p text:style-name="Standard">D. de Quadrellis</text:p>
      <text:p text:style-name="Standard">Jo. Barrerii</text:p>
      <text:p text:style-name="Standard"/>
      <text:p text:style-name="Standard"/>
      <text:p text:style-name="Standard">=FRAN_0393_09395.tif=</text:p>
      <text:p text:style-name="Standard">&gt;&gt;&gt;&gt;&gt;&gt; date &lt;&lt;&lt;&lt;&lt;&lt;&lt;</text:p>
      <text:p text:style-name="Standard">Anno xlatavo die lune ante festum le Pc Biatenue ougins captulis</text:p>
      <text:p text:style-name="Standard">Anno xlocavo die mercuri post festum le Kacoi capitulantibus</text:p>
      <text:p text:style-name="Standard">&gt;&gt;&gt;&gt;&gt;&gt; block &lt;&lt;&lt;&lt;&lt;&lt;&lt;</text:p>
      <text:p text:style-name="Standard">Johannis de Sinemino protestatus fuit de dampnis contra</text:p>
      <text:p text:style-name="Standard">camerariim deco quod non est sibi satefactum</text:p>
      <text:p text:style-name="Standard">Hodie presentibus dominis Aymerito et Symone dominus episcopus juris etc. Iater Michael sigilli</text:p>
      <text:p text:style-name="Standard">et Petrus receptor juraverint se solutur etc. et stati domini constitunit</text:p>
      <text:p text:style-name="Standard">unovem marescalli presentem prcuratori ad jurandum in animas ipsis quo sacto i</text:p>
      <text:p text:style-name="Standard">duo juravit etc.</text:p>
      <text:p text:style-name="Standard">&gt;&gt;&gt;&gt;&gt;&gt; liste &lt;&lt;&lt;&lt;&lt;&lt;&lt;</text:p>
      <text:p text:style-name="Standard"><text:soft-page-break/>Vs cantore</text:p>
      <text:p text:style-name="Standard">G. Archidiaco Brie</text:p>
      <text:p text:style-name="Standard">J. Succentore</text:p>
      <text:p text:style-name="Standard">P. Penitenciario</text:p>
      <text:p text:style-name="Standard">P. Barrerii</text:p>
      <text:p text:style-name="Standard">vicequatricis</text:p>
      <text:p text:style-name="Standard">M. de Melloto</text:p>
      <text:p text:style-name="Standard">P. de Roniaco</text:p>
      <text:p text:style-name="Standard">J. Justice</text:p>
      <text:p text:style-name="Standard">H. de Corsone</text:p>
      <text:p text:style-name="Standard">G. Hamelini</text:p>
      <text:p text:style-name="Standard">P. de Friboys</text:p>
      <text:p text:style-name="Standard">G. de Curalis</text:p>
      <text:p text:style-name="Standard">D. de Duclaro</text:p>
      <text:p text:style-name="Standard">G. de Lumbris</text:p>
      <text:p text:style-name="Standard">P. Pouvrelli</text:p>
      <text:p text:style-name="Standard">E. Fucherii</text:p>
      <text:p text:style-name="Standard">J. de Sinemro</text:p>
      <text:p text:style-name="Standard">Domino episcopo</text:p>
      <text:p text:style-name="Standard">vi cantore</text:p>
      <text:p text:style-name="Standard">G. Archiaco Brie</text:p>
      <text:p text:style-name="Standard">J. Succentore</text:p>
      <text:p text:style-name="Standard">R. Cancellario</text:p>
      <text:p text:style-name="Standard">P. Penitenciario</text:p>
      <text:p text:style-name="Standard">P. Barrerii</text:p>
      <text:p text:style-name="Standard">H. de Corso</text:p>
      <text:p text:style-name="Standard">G. de Marcello</text:p>
      <text:p text:style-name="Standard">J. Justicie</text:p>
      <text:p text:style-name="Standard">P. de Roniaco</text:p>
      <text:p text:style-name="Standard">G. Hamelini</text:p>
      <text:p text:style-name="Standard">P. Pouvrelli</text:p>
      <text:p text:style-name="Standard">D. de Duclaro</text:p>
      <text:p text:style-name="Standard">P. derboys</text:p>
      <text:p text:style-name="Standard">G. de Luvis</text:p>
      <text:p text:style-name="Standard"/>
      <text:p text:style-name="Standard"/>
      <text:p text:style-name="Standard"><text:soft-page-break/>=FRAN_0393_09396.tif=</text:p>
      <text:p text:style-name="Standard">&gt;&gt;&gt;&gt;&gt;&gt; date &lt;&lt;&lt;&lt;&lt;&lt;&lt;</text:p>
      <text:p text:style-name="Standard">Anno xlocanio die venris ante festum Beati Andre a capitulantibus</text:p>
      <text:p text:style-name="Standard">Anno plenii die lune in crastino beati Andree capituli</text:p>
      <text:p text:style-name="Standard">&gt;&gt;&gt;&gt;&gt;&gt; block &lt;&lt;&lt;&lt;&lt;&lt;&lt;</text:p>
      <text:p text:style-name="Standard">R. de Chanaco Hocie comparuit magister Martinus de Melloto pro procuratore asserent</text:p>
      <text:p text:style-name="Standard">J.tumbellani quod dominus $deca$ firminus de Toquerello decanus Par. reldctus</text:p>
      <text:p text:style-name="Standard">succentore Pibarteri nomonieni vendidatu as$ ipsi magistro N. domum sua</text:p>
      <text:p text:style-name="Standard">P. de Roviacio claustralitem pro mille itducentis florens de Fuoreci</text:p>
      <text:p text:style-name="Standard">supplicans ut vendicione ratam habere vellenunt</text:p>
      <text:p text:style-name="Standard">E de Salgis quam habuimus ratam ddurabit licitatio usque ad</text:p>
      <text:p text:style-name="Standard">&gt;&gt;&gt;&gt;&gt;&gt; liste &lt;&lt;&lt;&lt;&lt;&lt;&lt;</text:p>
      <text:p text:style-name="Standard">Vi cautore</text:p>
      <text:p text:style-name="Standard">G. archidiacono Brie</text:p>
      <text:p text:style-name="Standard">J. Succenitore</text:p>
      <text:p text:style-name="Standard">J. Cancellario</text:p>
      <text:p text:style-name="Standard">J. Justicie</text:p>
      <text:p text:style-name="Standard">Bicoquatucis</text:p>
      <text:p text:style-name="Standard">P. de Roniaco</text:p>
      <text:p text:style-name="Standard">R. de Molinis</text:p>
      <text:p text:style-name="Standard">M. de Melloto</text:p>
      <text:p text:style-name="Standard">G. de Marcello</text:p>
      <text:p text:style-name="Standard">G. Hamelini</text:p>
      <text:p text:style-name="Standard">P. der Boyo</text:p>
      <text:p text:style-name="Standard">G. de Curtilis</text:p>
      <text:p text:style-name="Standard">G. de Lumbris</text:p>
      <text:p text:style-name="Standard">D. de Duclaro</text:p>
      <text:p text:style-name="Standard">Pibarrerii</text:p>
      <text:p text:style-name="Standard">E Fucherii</text:p>
      <text:p text:style-name="Standard">P. decano</text:p>
      <text:p text:style-name="Standard">. Cantore</text:p>
      <text:p text:style-name="Standard">P. Pouvrelli</text:p>
      <text:p text:style-name="Standard">G. archiono Brie</text:p>
      <text:p text:style-name="Standard">R. Cancellario</text:p>
      <text:p text:style-name="Standard">P. peniteuiario</text:p>
      <text:p text:style-name="Standard">Castite</text:p>
      <text:p text:style-name="Standard"><text:soft-page-break/>P. de Alveto</text:p>
      <text:p text:style-name="Standard">H. de Couso</text:p>
      <text:p text:style-name="Standard">G. Coquatricis</text:p>
      <text:p text:style-name="Standard">G. Hamelini</text:p>
      <text:p text:style-name="Standard">E Fucherii octo dmies dumtaxat</text:p>
      <text:p text:style-name="Standard">R. de Vyana</text:p>
      <text:p text:style-name="Standard">G</text:p>
      <text:p text:style-name="Standard">R. de Molinis</text:p>
      <text:p text:style-name="Standard">Curcias</text:p>
      <text:p text:style-name="Standard">B. Gayte</text:p>
      <text:p text:style-name="Standard">.de Marcello</text:p>
      <text:p text:style-name="Standard">M. de Melloto</text:p>
      <text:p text:style-name="Standard">G. de Lubris</text:p>
      <text:p text:style-name="Standard">quadellle</text:p>
      <text:p text:style-name="Standard">de Duclaro</text:p>
      <text:p text:style-name="Standard">e vohit infirmus</text:p>
      <text:p text:style-name="Standard">D. de Foresta</text:p>
      <text:p text:style-name="Standard">desineno</text:p>
      <text:p text:style-name="Standard"/>
      <text:p text:style-name="Standard"/>
      <text:p text:style-name="Standard">=FRAN_0393_09397.tif=</text:p>
      <text:p text:style-name="Standard">&gt;&gt;&gt;&gt;&gt;&gt; date &lt;&lt;&lt;&lt;&lt;&lt;&lt;</text:p>
      <text:p text:style-name="Standard">327</text:p>
      <text:p text:style-name="Standard">Anno xlvii die mercuri post festum beat Andrie acapitulatibus</text:p>
      <text:p text:style-name="Standard">Anno xlectao die teneris ante festum beati Nicoli cpitultibis</text:p>
      <text:p text:style-name="Standard">&gt;&gt;&gt;&gt;&gt;&gt; block &lt;&lt;&lt;&lt;&lt;&lt;&lt;</text:p>
      <text:p text:style-name="Standard">Hocis suit receptus Petrus Pictavini ad cta</text:p>
      <text:p text:style-name="Standard">Sancti Petri ex tasa permutacionis facte domino Petro Aug</text:p>
      <text:p text:style-name="Standard">preda Sancti Sumphoriani Parisiensis et capellam Sancti Ludi</text:p>
      <text:p text:style-name="Standard">vici de Vrueriis Parisiens diocesis</text:p>
      <text:p text:style-name="Standard">Petrus Blanchien pro se et pro Kateria latibonte quo</text:p>
      <text:p text:style-name="Standard">jt contradius cediersies suos</text:p>
      <text:p text:style-name="Standard">in statu de domo Dei et curi de vergulix ad veneris pist</text:p>
      <text:p text:style-name="Standard">epiphan / presentis procuratore domus et domino Petro Augi Cacensis adi</text:p>
      <text:p text:style-name="Standard">hamo Rioti de Doutinas crecorus diocesis accepeta</text:p>
      <text:p text:style-name="Standard">parrochialis ecclesiam de trminis auxicanie diocesis</text:p>
      <text:p text:style-name="Standard"><text:soft-page-break/>vacrn per morte domini Guillelmi Feigide ultim et</text:p>
      <text:p text:style-name="Standard">sub protestacionibus et ce. presentibus hiaug et Ymar</text:p>
      <text:p text:style-name="Standard">y. diacto Senant actorm vii die decmmbens</text:p>
      <text:p text:style-name="Standard">Hanno Rioti de Bournas cretores diocesis acceptavit coram domino</text:p>
      <text:p text:style-name="Standard">Bertrando Carti artihio Augi in ecclesia Rothomagesis exeguton</text:p>
      <text:p text:style-name="Standard">gracie dicto Hanioni facte ad collatio domini archiepiscopi Auxicavi</text:p>
      <text:p text:style-name="Standard">beneficio cum cura vel sive cura parrochac ecclesiam de termini</text:p>
      <text:p text:style-name="Standard">dicte diocesis vacnt per mortem domini Guillelmi Frigidi fuit</text:p>
      <text:p text:style-name="Standard">collata per tradits povv presetius Guillelmo Cariti corna</text:p>
      <text:p text:style-name="Standard">Bernardo Cariti Bat magistro Srvinen ecclesia canonicum durando</text:p>
      <text:p text:style-name="Standard">Roqua capellanio $capo$ capelle Sancti Pauli in Ecclesi</text:p>
      <text:p text:style-name="Standard">Rothomags H. Auger et Y. mari acturm in douo ipesius</text:p>
      <text:p text:style-name="Standard">executors in apud Sncant Gonovefim ih</text:p>
      <text:p text:style-name="Standard">ecambr</text:p>
      <text:p text:style-name="Standard">&gt;&gt;&gt;&gt;&gt;&gt; liste &lt;&lt;&lt;&lt;&lt;&lt;&lt;</text:p>
      <text:p text:style-name="Standard">Vi. cantore</text:p>
      <text:p text:style-name="Standard">G. Archiacono Brie</text:p>
      <text:p text:style-name="Standard">J. Succentore</text:p>
      <text:p text:style-name="Standard">R. Cancellario</text:p>
      <text:p text:style-name="Standard">P. Penitenciario</text:p>
      <text:p text:style-name="Standard">J. Justice</text:p>
      <text:p text:style-name="Standard">J. Cambollani</text:p>
      <text:p text:style-name="Standard">G. Coquatricis</text:p>
      <text:p text:style-name="Standard">G. de Marcello</text:p>
      <text:p text:style-name="Standard">H. de Corso</text:p>
      <text:p text:style-name="Standard">P. de Roniaco</text:p>
      <text:p text:style-name="Standard">G. Hamelini</text:p>
      <text:p text:style-name="Standard">G. de Curcilis</text:p>
      <text:p text:style-name="Standard">D. de Duclaro</text:p>
      <text:p text:style-name="Standard">G. de Lumbris</text:p>
      <text:p text:style-name="Standard">J. de Sinenuro</text:p>
      <text:p text:style-name="Standard">Pibarrerii</text:p>
      <text:p text:style-name="Standard">E. Fucherii</text:p>
      <text:p text:style-name="Standard">Pecano</text:p>
      <text:p text:style-name="Standard">J. de Sinemuro</text:p>
      <text:p text:style-name="Standard">Vi cantore</text:p>
      <text:p text:style-name="Standard"><text:soft-page-break/>G. Archidiacono Brie</text:p>
      <text:p text:style-name="Standard">J. Succentore</text:p>
      <text:p text:style-name="Standard">R. Cancellario</text:p>
      <text:p text:style-name="Standard">Po. penitenciario</text:p>
      <text:p text:style-name="Standard">J. Justicie</text:p>
      <text:p text:style-name="Standard">R. de Molinis</text:p>
      <text:p text:style-name="Standard">H. de Corso</text:p>
      <text:p text:style-name="Standard">G. de Marcello</text:p>
      <text:p text:style-name="Standard">M. de Melloto</text:p>
      <text:p text:style-name="Standard">G. Hamelini</text:p>
      <text:p text:style-name="Standard">P. de Ronianco</text:p>
      <text:p text:style-name="Standard">G. de Curtilis</text:p>
      <text:p text:style-name="Standard">G. de Lumbris</text:p>
      <text:p text:style-name="Standard">. de Duclaro</text:p>
      <text:p text:style-name="Standard">P. DeRorys</text:p>
      <text:p text:style-name="Standard">P. Barierii</text:p>
      <text:p text:style-name="Standard">po Mere</text:p>
      <text:p text:style-name="Standard"/>
      <text:p text:style-name="Standard"/>
      <text:p text:style-name="Standard">=FRAN_0393_09398.tif=</text:p>
      <text:p text:style-name="Standard">&gt;&gt;&gt;&gt;&gt;&gt; date &lt;&lt;&lt;&lt;&lt;&lt;&lt;</text:p>
      <text:p text:style-name="Standard">Anno xlccavo dreincuri post festum Conceptionis beae Mar capitulatibus</text:p>
      <text:p text:style-name="Standard">Anno ylctam d die veneris post festum conceptionis beat Mirie vi capitulatibus</text:p>
      <text:p text:style-name="Standard">&gt;&gt;&gt;&gt;&gt;&gt; block &lt;&lt;&lt;&lt;&lt;&lt;&lt;</text:p>
      <text:p text:style-name="Standard">agister Johannes de Sinemio protestatus fuit de dampiis contra</text:p>
      <text:p text:style-name="Standard">camorarium Cbericam</text:p>
      <text:p text:style-name="Standard">ad venerie inter ide fivemino</text:p>
      <text:p text:style-name="Standard">o</text:p>
      <text:p text:style-name="Standard">&gt;&gt;&gt;&gt;&gt;&gt; liste &lt;&lt;&lt;&lt;&lt;&lt;&lt;</text:p>
      <text:p text:style-name="Standard">Vi cautore</text:p>
      <text:p text:style-name="Standard">Garchidico Brie</text:p>
      <text:p text:style-name="Standard">J. Succentore</text:p>
      <text:p text:style-name="Standard">R. Cancellario</text:p>
      <text:p text:style-name="Standard">P. penitenciario</text:p>
      <text:p text:style-name="Standard">Vicoquatrias.</text:p>
      <text:p text:style-name="Standard">R. de Chanaco</text:p>
      <text:p text:style-name="Standard"><text:soft-page-break/>P. de Alveto</text:p>
      <text:p text:style-name="Standard">M. de Melloto</text:p>
      <text:p text:style-name="Standard">R. de Molinis</text:p>
      <text:p text:style-name="Standard">J. Justicie</text:p>
      <text:p text:style-name="Standard">G. de Marcello</text:p>
      <text:p text:style-name="Standard">D. de Quadrellis</text:p>
      <text:p text:style-name="Standard">G. de Curcilis</text:p>
      <text:p text:style-name="Standard">D. de Duclaro</text:p>
      <text:p text:style-name="Standard">G. de Lumbris</text:p>
      <text:p text:style-name="Standard">J. de Sinemuro</text:p>
      <text:p text:style-name="Standard">P. Pouvrelli</text:p>
      <text:p text:style-name="Standard">G. Hamelini</text:p>
      <text:p text:style-name="Standard">E. Fucherii</text:p>
      <text:p text:style-name="Standard">H. de Corso</text:p>
      <text:p text:style-name="Standard">Vi cantore</text:p>
      <text:p text:style-name="Standard">G. Archdiacono Brie</text:p>
      <text:p text:style-name="Standard">J. Succentors</text:p>
      <text:p text:style-name="Standard">R. Cancellario</text:p>
      <text:p text:style-name="Standard">M. de Melloto</text:p>
      <text:p text:style-name="Standard">R. de Chanaco</text:p>
      <text:p text:style-name="Standard">E. Fucherii</text:p>
      <text:p text:style-name="Standard">G. de Marcello</text:p>
      <text:p text:style-name="Standard">H. de Corso</text:p>
      <text:p text:style-name="Standard">P. Pouvrelli</text:p>
      <text:p text:style-name="Standard">J. de Quadrellis</text:p>
      <text:p text:style-name="Standard">de Duclaro</text:p>
      <text:p text:style-name="Standard">de Lumbris</text:p>
      <text:p text:style-name="Standard">Verboyo</text:p>
      <text:p text:style-name="Standard">L. de Molinis</text:p>
      <text:p text:style-name="Standard"/>
      <text:p text:style-name="Standard"/>
      <text:p text:style-name="Standard">=FRAN_0393_09399.tif=</text:p>
      <text:p text:style-name="Standard">&gt;&gt;&gt;&gt;&gt;&gt; date &lt;&lt;&lt;&lt;&lt;&lt;&lt;</text:p>
      <text:p text:style-name="Standard">32033</text:p>
      <text:p text:style-name="Standard">Anno xloccavo die lunie post festum concepcionis beat Mari caplitbus</text:p>
      <text:p text:style-name="Standard">Anno plctav die merturis ante festum vet Thonis s aiacapitulantibus</text:p>
      <text:p text:style-name="Standard"><text:soft-page-break/>&gt;&gt;&gt;&gt;&gt;&gt; liste &lt;&lt;&lt;&lt;&lt;&lt;&lt;</text:p>
      <text:p text:style-name="Standard">Vi. cantore</text:p>
      <text:p text:style-name="Standard">G. Archidiaco Brie</text:p>
      <text:p text:style-name="Standard">J. Succentore</text:p>
      <text:p text:style-name="Standard">R. Cancellario</text:p>
      <text:p text:style-name="Standard">P. Penitenciario</text:p>
      <text:p text:style-name="Standard">J. Justicie</text:p>
      <text:p text:style-name="Standard">M. de Melloto</text:p>
      <text:p text:style-name="Standard">P. de Alvero</text:p>
      <text:p text:style-name="Standard">H. de Corso</text:p>
      <text:p text:style-name="Standard">D. de Quadrellis</text:p>
      <text:p text:style-name="Standard">G. de Curcilis</text:p>
      <text:p text:style-name="Standard">E. Fucherii</text:p>
      <text:p text:style-name="Standard">J. de Sinemimo</text:p>
      <text:p text:style-name="Standard">P. d'erboys</text:p>
      <text:p text:style-name="Standard">R. de Molinis</text:p>
      <text:p text:style-name="Standard">G. de Lumbris</text:p>
      <text:p text:style-name="Standard">G. Coquirtricis</text:p>
      <text:p text:style-name="Standard">D. de Duclaro</text:p>
      <text:p text:style-name="Standard">P. Pouvrelli</text:p>
      <text:p text:style-name="Standard">G. ArchidiacoBrie</text:p>
      <text:p text:style-name="Standard">J. Succentore</text:p>
      <text:p text:style-name="Standard">R. Cancellario</text:p>
      <text:p text:style-name="Standard">P. Penitenciario</text:p>
      <text:p text:style-name="Standard">M. de Melloto</text:p>
      <text:p text:style-name="Standard">G. Coquarricis</text:p>
      <text:p text:style-name="Standard">H. de Corso</text:p>
      <text:p text:style-name="Standard">G. Hamelini</text:p>
      <text:p text:style-name="Standard">P. Pouvrelli</text:p>
      <text:p text:style-name="Standard">G. de Lumbris</text:p>
      <text:p text:style-name="Standard">E. Fucherii</text:p>
      <text:p text:style-name="Standard">D. de Duclaro</text:p>
      <text:p text:style-name="Standard">G. de Curcilis</text:p>
      <text:p text:style-name="Standard">Justice</text:p>
      <text:p text:style-name="Standard">de sivent</text:p>
      <text:p text:style-name="Standard"/>
      <text:p text:style-name="Standard"><text:soft-page-break/></text:p>
      <text:p text:style-name="Standard">=FRAN_0393_09400.tif=</text:p>
      <text:p text:style-name="Standard">&gt;&gt;&gt;&gt;&gt;&gt; liste &lt;&lt;&lt;&lt;&lt;&lt;&lt;</text:p>
      <text:p text:style-name="Standard">domino episcopo</text:p>
      <text:p text:style-name="Standard">G. Archidiacono Brie</text:p>
      <text:p text:style-name="Standard">J. Succentore</text:p>
      <text:p text:style-name="Standard">R. Cancellario</text:p>
      <text:p text:style-name="Standard">E Fucherii</text:p>
      <text:p text:style-name="Standard">M. de Melloto</text:p>
      <text:p text:style-name="Standard">R. de Molinis</text:p>
      <text:p text:style-name="Standard">H. de Corso</text:p>
      <text:p text:style-name="Standard">G. de Marcello</text:p>
      <text:p text:style-name="Standard">P. derboys</text:p>
      <text:p text:style-name="Standard">G. Hamelini</text:p>
      <text:p text:style-name="Standard">P. de Roniaco</text:p>
      <text:p text:style-name="Standard">G. de Lumbris</text:p>
      <text:p text:style-name="Standard"/>
      <text:p text:style-name="Standard"/>
      <text:p text:style-name="Standard">=FRAN_0393_09401.tif=</text:p>
      <text:p text:style-name="Standard">&gt;&gt;&gt;&gt;&gt;&gt; liste &lt;&lt;&lt;&lt;&lt;&lt;&lt;</text:p>
      <text:p text:style-name="Standard">Vi. cantore</text:p>
      <text:p text:style-name="Standard">G. Archidiaco Brie</text:p>
      <text:p text:style-name="Standard">J. Succentore</text:p>
      <text:p text:style-name="Standard">R. Cancellario</text:p>
      <text:p text:style-name="Standard">P. Penitenciario</text:p>
      <text:p text:style-name="Standard">G. de Marcello</text:p>
      <text:p text:style-name="Standard">G. Hamelini</text:p>
      <text:p text:style-name="Standard">D. de Guadrellio</text:p>
      <text:p text:style-name="Standard">D. de Duclaro</text:p>
      <text:p text:style-name="Standard">E. Fucherii</text:p>
      <text:p text:style-name="Standard">G. Coquatricis</text:p>
      <text:p text:style-name="Standard">M. de Melloto</text:p>
      <text:p text:style-name="Standard">G. de Lumbris</text:p>
      <text:p text:style-name="Standard">G. de Curcilis</text:p>
      <text:p text:style-name="Standard">H. de Couso</text:p>
      <text:p text:style-name="Standard">Jo. de Foresta</text:p>
      <text:p text:style-name="Standard"><text:soft-page-break/>P. Pouvrelli</text:p>
      <text:p text:style-name="Standard">P. derBoys</text:p>
      <text:p text:style-name="Standard">E. de Molinis</text:p>
      <text:p text:style-name="Standard">J. de Sinemuro</text:p>
      <text:p text:style-name="Standard">P. de Roniaco</text:p>
      <text:p text:style-name="Standard">E. Bohic nisirmus</text:p>
      <text:p text:style-name="Standard">G. Succont infirmus inclaustro</text:p>
      <text:p text:style-name="Standard">P. Barrerii infirmus</text:p>
      <text:p text:style-name="Standard"/>
      <text:p text:style-name="Standard"/>
      <text:p text:style-name="Standard">=FRAN_0393_09402.tif=</text:p>
      <text:p text:style-name="Standard">&gt;&gt;&gt;&gt;&gt;&gt; date &lt;&lt;&lt;&lt;&lt;&lt;&lt;</text:p>
      <text:p text:style-name="Standard">Anno xlectavo die lune post festum beat Thome apstoli capitulis duminm capitulo generali per conr</text:p>
      <text:p text:style-name="Standard">3</text:p>
      <text:p text:style-name="Standard">*</text:p>
      <text:p text:style-name="Standard">42</text:p>
      <text:p text:style-name="Standard">&gt;&gt;&gt;&gt;&gt;&gt; block &lt;&lt;&lt;&lt;&lt;&lt;&lt;</text:p>
      <text:p text:style-name="Standard">annoxloctavo die mercuri post natiatus dominis stilicet ultima die mensis</text:p>
      <text:p text:style-name="Standard">decembris Stephanus Mercemii clericus procuratori nobilis et ven viri</text:p>
      <text:p text:style-name="Standard">Bertrandi de Turre canonici Par. ac prebendarm de Castar</text:p>
      <text:p text:style-name="Standard">Balveolis per instumentum procuratore signo et subscripcione Johannis Audatis</text:p>
      <text:p text:style-name="Standard">publici notariis tradidit fructus prebendem Parisiensie cacti domini sui ad</text:p>
      <text:p text:style-name="Standard">firmam Johanni Carneficis Cuvi Parisiensis et Thome bibende aquam de</text:p>
      <text:p text:style-name="Standard">Castaneto per unum anum intigrum cputandum afesto Beati</text:p>
      <text:p text:style-name="Standard">Johannis Baptiste ult preceritis usque ad aliud subsequens festa</text:p>
      <text:p text:style-name="Standard">dicte natitati Johanne Captiste proxime venturiis pro furmma sexaginta qudeci</text:p>
      <text:p text:style-name="Standard">libra parisiens solvendus de quibus habuit jam medietatem</text:p>
      <text:p text:style-name="Standard">manibus et de alia medietate recipiet in camera Parisiensi vigim</text:p>
      <text:p text:style-name="Standard">unam libras et duos solidos cum obolo Parisiensis et residuu scilicet</text:p>
      <text:p text:style-name="Standard">sex de quindici libras decem et occosolidus Parisiensis ipsi accipie</text:p>
      <text:p text:style-name="Standard">tes reddent dicto procuratore soulatori presencium ad dictum</text:p>
      <text:p text:style-name="Standard">nativiati beati Johannis Baptiste et solvent ipsi accipientes via uneia</text:p>
      <text:p text:style-name="Standard">dicte prebende exceptis dicijus papalibus et regalibus</text:p>
      <text:p text:style-name="Standard">sstu</text:p>
      <text:p text:style-name="Standard">ac aliis signe sint et reparacionibus si que fuit quas</text:p>
      <text:p text:style-name="Standard">decimas et reparacions dictus canonicus solvet . promiserunt</text:p>
      <text:p text:style-name="Standard"><text:soft-page-break/>premissa tenere</text:p>
      <text:p text:style-name="Standard">&gt;&gt;&gt;&gt;&gt;&gt; liste &lt;&lt;&lt;&lt;&lt;&lt;&lt;</text:p>
      <text:p text:style-name="Standard">Vi cantore</text:p>
      <text:p text:style-name="Standard">G. Archidiaco Brie</text:p>
      <text:p text:style-name="Standard">J. Succentore</text:p>
      <text:p text:style-name="Standard">R. Cancellario</text:p>
      <text:p text:style-name="Standard">P. Penitenciario</text:p>
      <text:p text:style-name="Standard">vicoquatricis</text:p>
      <text:p text:style-name="Standard">M. de Melloto</text:p>
      <text:p text:style-name="Standard">H. de Corso</text:p>
      <text:p text:style-name="Standard">E. Fucherii</text:p>
      <text:p text:style-name="Standard">P. Pouvrelli</text:p>
      <text:p text:style-name="Standard">G. Hamelini</text:p>
      <text:p text:style-name="Standard">D. de Duclaro</text:p>
      <text:p text:style-name="Standard">G. de Curtilis</text:p>
      <text:p text:style-name="Standard">R. de Molinis</text:p>
      <text:p text:style-name="Standard">G. de Lumbris</text:p>
      <text:p text:style-name="Standard"/>
      <text:p text:style-name="Standard"/>
      <text:p text:style-name="Standard">=FRAN_0393_09403.tif=</text:p>
      <text:p text:style-name="Standard">&gt;&gt;&gt;&gt;&gt;&gt; date &lt;&lt;&lt;&lt;&lt;&lt;&lt;</text:p>
      <text:p text:style-name="Standard">Anno xloctano die incurisis posti festum Nativitatis domini capitli</text:p>
      <text:p text:style-name="Standard">313.</text:p>
      <text:p text:style-name="Standard">Anno xlviii° die veneris post octaibus festi Nativitatis domini capituli</text:p>
      <text:p text:style-name="Standard">&gt;&gt;&gt;&gt;&gt;&gt; block &lt;&lt;&lt;&lt;&lt;&lt;&lt;</text:p>
      <text:p text:style-name="Standard">agistri Dyonisius de Quadrellis et Reginaldus de Molinis</text:p>
      <text:p text:style-name="Standard">sunt deputati pro eundo ad dominum rege</text:p>
      <text:p text:style-name="Standard">Hodie fuit enditu majoria de Mitraco Johanni Mall</text:p>
      <text:p text:style-name="Standard">pro quingnagi scutis</text:p>
      <text:p text:style-name="Standard">Hodis majoria de Matriaco vacans per obitum lai</text:p>
      <text:p text:style-name="Standard">rencii Malesie fuit vend a de malesie pro quin</text:p>
      <text:p text:style-name="Standard">guitass quinque scutis et durabio licitacio que</text:p>
      <text:p text:style-name="Standard">ad die durtam in quindeci dies</text:p>
      <text:p text:style-name="Standard">anno xlviii° iidne sera mensis Auniarii die ii pontits</text:p>
      <text:p text:style-name="Standard">dmini Olementis pape sexti anno vii° in domo ma</text:p>
      <text:p text:style-name="Standard">nostrs Nicolaus deserci clericus sugients diocesis aupe ecclesi</text:p>
      <text:p text:style-name="Standard"><text:soft-page-break/>in formacioni in collacione abbatis et conventus mriso Sancti</text:p>
      <text:p text:style-name="Standard">uadresilii Rochaensi diocesis in hoc que habet conferre</text:p>
      <text:p text:style-name="Standard">diocesis agr incelligens quam vacabat parrochialis ecclesi</text:p>
      <text:p text:style-name="Standard">Sancti Petri de Siges Punello ojusdem diocesis sut</text:p>
      <text:p text:style-name="Standard">pertinrs ad putacionum dictorum religiosm et cadens sui</text:p>
      <text:p text:style-name="Standard">formapdcta ellectum magistri Johannis de Cadonnli</text:p>
      <text:p text:style-name="Standard">iii et jumedinus rects ejusdem existepus infra mensi</text:p>
      <text:p text:style-name="Standard">ut dicebat acceptavit sub procesteontos consuet</text:p>
      <text:p text:style-name="Standard">Pantibus discrico ium liveris de Lura publico notario et Yem</text:p>
      <text:p text:style-name="Standard">clerico restanotum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P.penitenciario</text:p>
      <text:p text:style-name="Standard">Vi. cantore</text:p>
      <text:p text:style-name="Standard">G. Archidiaco Brie</text:p>
      <text:p text:style-name="Standard">J. Succentore</text:p>
      <text:p text:style-name="Standard">R. Cancellario</text:p>
      <text:p text:style-name="Standard">P. Peiitenciario</text:p>
      <text:p text:style-name="Standard">E. Fucherii</text:p>
      <text:p text:style-name="Standard">Gicequatricis</text:p>
      <text:p text:style-name="Standard">J. Justicie</text:p>
      <text:p text:style-name="Standard">H. de Corso</text:p>
      <text:p text:style-name="Standard">D. de Duclaro</text:p>
      <text:p text:style-name="Standard">G. de Lucubris</text:p>
      <text:p text:style-name="Standard">G. Hamelini</text:p>
      <text:p text:style-name="Standard">P. deRboyo</text:p>
      <text:p text:style-name="Standard">R. de Mobio</text:p>
      <text:p text:style-name="Standard"/>
      <text:p text:style-name="Standard"/>
      <text:p text:style-name="Standard">=FRAN_0393_09404.tif=</text:p>
      <text:p text:style-name="Standard">&gt;&gt;&gt;&gt;&gt;&gt; block &lt;&lt;&lt;&lt;&lt;&lt;&lt;</text:p>
      <text:p text:style-name="Standard">G. de Lumbris</text:p>
      <text:p text:style-name="Standard">D. de Duclaro</text:p>
      <text:p text:style-name="Standard">P. de Alveto</text:p>
      <text:p text:style-name="Standard"><text:soft-page-break/>J. de Suremuro</text:p>
      <text:p text:style-name="Standard">P. de Roniaco</text:p>
      <text:p text:style-name="Standard">P. Pouvcelli</text:p>
      <text:p text:style-name="Standard">&gt;&gt;&gt;&gt;&gt;&gt; liste &lt;&lt;&lt;&lt;&lt;&lt;&lt;</text:p>
      <text:p text:style-name="Standard">Vi. Cantore</text:p>
      <text:p text:style-name="Standard">G. Archidiaco Brie</text:p>
      <text:p text:style-name="Standard">J. Succentore</text:p>
      <text:p text:style-name="Standard">R. Cancellario</text:p>
      <text:p text:style-name="Standard">P. Penitenciario</text:p>
      <text:p text:style-name="Standard">P. de Foresta</text:p>
      <text:p text:style-name="Standard">M. de Melloto</text:p>
      <text:p text:style-name="Standard">E. Fucherii</text:p>
      <text:p text:style-name="Standard">Hi de Corso</text:p>
      <text:p text:style-name="Standard">G. de Marcello</text:p>
      <text:p text:style-name="Standard">D. de Qudrellis</text:p>
      <text:p text:style-name="Standard">P. d'erboys</text:p>
      <text:p text:style-name="Standard">R. de Molinis</text:p>
      <text:p text:style-name="Standard">J. de Suilnimio</text:p>
      <text:p text:style-name="Standard">P. Poouvrelli</text:p>
      <text:p text:style-name="Standard">P. de Roniaco</text:p>
      <text:p text:style-name="Standard">V. de Diclaro</text:p>
      <text:p text:style-name="Standard">G. coquatricis</text:p>
      <text:p text:style-name="Standard">G. de Lumbris</text:p>
      <text:p text:style-name="Standard">J. Justicis</text:p>
      <text:p text:style-name="Standard">Vi. Cantore</text:p>
      <text:p text:style-name="Standard">G. Archidiacono Brie</text:p>
      <text:p text:style-name="Standard">D. Succentore</text:p>
      <text:p text:style-name="Standard">G. de Melloto</text:p>
      <text:p text:style-name="Standard">H. de Corso</text:p>
      <text:p text:style-name="Standard">E. Fucherii</text:p>
      <text:p text:style-name="Standard">G. de Curalis</text:p>
      <text:p text:style-name="Standard">J. Justicie</text:p>
      <text:p text:style-name="Standard"/>
      <text:p text:style-name="Standard"/>
      <text:p text:style-name="Standard">=FRAN_0393_09405.tif=</text:p>
      <text:p text:style-name="Standard">&gt;&gt;&gt;&gt;&gt;&gt; date &lt;&lt;&lt;&lt;&lt;&lt;&lt;</text:p>
      <text:p text:style-name="Standard"><text:soft-page-break/>1</text:p>
      <text:p text:style-name="Standard">Anno y loctavo die mercuri posti festum Ephanne Domini apituiltibis</text:p>
      <text:p text:style-name="Standard">Anno xlocavo die luno post festum epilhani dei capitulantibus</text:p>
      <text:p text:style-name="Standard">&gt;&gt;&gt;&gt;&gt;&gt; block &lt;&lt;&lt;&lt;&lt;&lt;&lt;</text:p>
      <text:p text:style-name="Standard">Hodie Gerardus le conte</text:p>
      <text:p text:style-name="Standard">exv jovizentre procuratore de La chambre et Philippo de</text:p>
      <text:p text:style-name="Standard">seant yon presentes nostre procureur et Cestoy le Maire procureur</text:p>
      <text:p text:style-name="Standard">vudit Philippo</text:p>
      <text:p text:style-name="Standard">Hodie Girardus conutis fuit receptus domini Johannis Le Sant</text:p>
      <text:p text:style-name="Standard">cuslibet jurs salvo</text:p>
      <text:p text:style-name="Standard">Hodie Egidius malasis $sexagtastata expesuit</text:p>
      <text:p text:style-name="Standard">monoriam ad sexaginta scuta</text:p>
      <text:p text:style-name="Standard">&gt;&gt;&gt;&gt;&gt;&gt; liste &lt;&lt;&lt;&lt;&lt;&lt;&lt;</text:p>
      <text:p text:style-name="Standard">J. Cantore</text:p>
      <text:p text:style-name="Standard">J. Succentore</text:p>
      <text:p text:style-name="Standard">R. Cancellario</text:p>
      <text:p text:style-name="Standard">M. de Melloto</text:p>
      <text:p text:style-name="Standard">J. de Sinemuro</text:p>
      <text:p text:style-name="Standard">H. de Corso</text:p>
      <text:p text:style-name="Standard">G. de Curtilis</text:p>
      <text:p text:style-name="Standard">P. de Rouraco</text:p>
      <text:p text:style-name="Standard">P. de Roniaco</text:p>
      <text:p text:style-name="Standard">J. Justicie</text:p>
      <text:p text:style-name="Standard">G. de Lumbris</text:p>
      <text:p text:style-name="Standard">G. Coquatricis</text:p>
      <text:p text:style-name="Standard">D. de Duclaro</text:p>
      <text:p text:style-name="Standard">P. de Alveto</text:p>
      <text:p text:style-name="Standard">Vi. cantore</text:p>
      <text:p text:style-name="Standard">G. archdidaco Brie</text:p>
      <text:p text:style-name="Standard">J. Succentore</text:p>
      <text:p text:style-name="Standard">R. Cancellario</text:p>
      <text:p text:style-name="Standard">P. Penitenciario</text:p>
      <text:p text:style-name="Standard">M. de Melloro</text:p>
      <text:p text:style-name="Standard">H. de Corso</text:p>
      <text:p text:style-name="Standard">J. de Sinemuro</text:p>
      <text:p text:style-name="Standard">P. de Ronaco</text:p>
      <text:p text:style-name="Standard"><text:soft-page-break/>P. Pouvrelli</text:p>
      <text:p text:style-name="Standard">J. Justicis</text:p>
      <text:p text:style-name="Standard">G. de Lumbris</text:p>
      <text:p text:style-name="Standard">Gicoqatricis</text:p>
      <text:p text:style-name="Standard">D. de Duclaro</text:p>
      <text:p text:style-name="Standard"/>
      <text:p text:style-name="Standard"/>
      <text:p text:style-name="Standard">=FRAN_0393_09406.tif=</text:p>
      <text:p text:style-name="Standard">&gt;&gt;&gt;&gt;&gt;&gt; numérotation &lt;&lt;&lt;&lt;&lt;&lt;&lt;</text:p>
      <text:p text:style-name="Standard">ixxx xvi</text:p>
      <text:p text:style-name="Standard">316.</text:p>
      <text:p text:style-name="Standard">&gt;&gt;&gt;&gt;&gt;&gt; Date &lt;&lt;&lt;&lt;&lt;&lt;&lt;</text:p>
      <text:p text:style-name="Standard">Anno plactavo die mercuri post ectai es puia i cpitulantibus</text:p>
      <text:p text:style-name="Standard">Anno ploctavo die veneris post octabas festi shaie dim capitultibus</text:p>
      <text:p text:style-name="Standard">&gt;&gt;&gt;&gt;&gt;&gt; block &lt;&lt;&lt;&lt;&lt;&lt;&lt;</text:p>
      <text:p text:style-name="Standard">perimno malesie posuit majorium ad sexagini qt scuta</text:p>
      <text:p text:style-name="Standard">deceu</text:p>
      <text:p text:style-name="Standard">domina Floiencia de Johyaco tam nomine suo quavi nomine liberorum suorum</text:p>
      <text:p text:style-name="Standard">Guillelmo de Savnt Port de Feodo deMolums sur losceldie</text:p>
      <text:p text:style-name="Standard">a Ectarchon a ville roy</text:p>
      <text:p text:style-name="Standard">Buy do Quimoti fuit receptus ad capellanium denoro fundat</text:p>
      <text:p text:style-name="Standard">in eoclaia Sancti Selannua</text:p>
      <text:p text:style-name="Standard">drapeiis</text:p>
      <text:p text:style-name="Standard">Johannes de Celavo civia Parisiensis intendit vice et nomine ipsius Johanne</text:p>
      <text:p text:style-name="Standard">le filie ad deppade dicti toutam pejus uxoris de vigint</text:p>
      <text:p text:style-name="Standard">quinque libr itatum quod capellanis pro temsere celebrabit qualibus</text:p>
      <text:p text:style-name="Standard">die missatati ad vanuts nos hetenebtur de dictis vignis loc</text:p>
      <text:p text:style-name="Standard">snque s je quolibus anno comitati capellacione ecci pao</text:p>
      <text:p text:style-name="Standard">xxx xl. pro essondo de comitate ita pr lictus capellanis non</text:p>
      <text:p text:style-name="Standard">vucatur ad celebrandum nec adem residuum etc. et habebit preta</text:p>
      <text:p text:style-name="Standard">re ipso vivente et post ejus obitum ad primogenitum su at</text:p>
      <text:p text:style-name="Standard">e Johanne / et $Jatcio gndi vult Johannaeius Dyon ad presenta</text:p>
      <text:p text:style-name="Standard">quondam doyon di Johannis Loysous dicti $pacti loigus dictum</text:p>
      <text:p text:style-name="Standard">reddits de curcum jelidum augucntare percipiendum sist ejus</text:p>
      <text:p text:style-name="Standard">et nu de assede</text:p>
      <text:p text:style-name="Standard">&gt;&gt;&gt;&gt;&gt;&gt; liste &lt;&lt;&lt;&lt;&lt;&lt;&lt;</text:p>
      <text:p text:style-name="Standard"><text:soft-page-break/>Vi lautore</text:p>
      <text:p text:style-name="Standard">G. Archcobul</text:p>
      <text:p text:style-name="Standard">J. Succentore</text:p>
      <text:p text:style-name="Standard">Pipeniteniario</text:p>
      <text:p text:style-name="Standard">H. de Corso</text:p>
      <text:p text:style-name="Standard">E. Fucherii</text:p>
      <text:p text:style-name="Standard">O.deimone</text:p>
      <text:p text:style-name="Standard">Justicie</text:p>
      <text:p text:style-name="Standard"/>
      <text:p text:style-name="Standard">P. Pouvrelli</text:p>
      <text:p text:style-name="Standard">G. de Lumbris</text:p>
      <text:p text:style-name="Standard">G. Cognactis</text:p>
      <text:p text:style-name="Standard">D. de Duclaro</text:p>
      <text:p text:style-name="Standard">P. de Roniaco</text:p>
      <text:p text:style-name="Standard">M. de Molloto</text:p>
      <text:p text:style-name="Standard">Vi cantore</text:p>
      <text:p text:style-name="Standard">G. Archidaco Brie</text:p>
      <text:p text:style-name="Standard">J. Succentore</text:p>
      <text:p text:style-name="Standard">R. Cancellario</text:p>
      <text:p text:style-name="Standard">P. Penitenciario</text:p>
      <text:p text:style-name="Standard">E. Fucherii</text:p>
      <text:p text:style-name="Standard">G. Coquatartis</text:p>
      <text:p text:style-name="Standard">M. deEgellotoo</text:p>
      <text:p text:style-name="Standard">J. Justicie</text:p>
      <text:p text:style-name="Standard">P. Pouvrelli</text:p>
      <text:p text:style-name="Standard">P. de Roniaco</text:p>
      <text:p text:style-name="Standard">D. de Sinemiuro</text:p>
      <text:p text:style-name="Standard">D. de Duclaro</text:p>
      <text:p text:style-name="Standard">G. de Cartilis</text:p>
      <text:p text:style-name="Standard">G. de Lumbris</text:p>
      <text:p text:style-name="Standard">H. de Torso</text:p>
      <text:p text:style-name="Standard">J. de Molinis</text:p>
      <text:p text:style-name="Standard"/>
      <text:p text:style-name="Standard"/>
      <text:p text:style-name="Standard">=FRAN_0393_09407.tif=</text:p>
      <text:p text:style-name="Standard">&gt;&gt;&gt;&gt;&gt;&gt; date &lt;&lt;&lt;&lt;&lt;&lt;&lt;</text:p>
      <text:p text:style-name="Standard"><text:soft-page-break/>3347</text:p>
      <text:p text:style-name="Standard">nno y loctavo die lune posti festum beati Mauri capaitli</text:p>
      <text:p text:style-name="Standard">Anno ploctavodie mercurisi ante festum conversionis sancti Pauli capitulanius.</text:p>
      <text:p text:style-name="Standard">&gt;&gt;&gt;&gt;&gt;&gt; block &lt;&lt;&lt;&lt;&lt;&lt;&lt;</text:p>
      <text:p text:style-name="Standard">majeria coucessa est Petio Malosie ad vitam pro $quat nou</text:p>
      <text:p text:style-name="Standard">guerita scutis computetur icto dus à die jumodem preteds</text:p>
      <text:p text:style-name="Standard">dominus Matheus de Montemors Ysabellis de Poissiaco</text:p>
      <text:p text:style-name="Standard">de ferdo dobello visu a Saint Fargeul pour cau</text:p>
      <text:p text:style-name="Standard">de la trrde des enfanz</text:p>
      <text:p text:style-name="Standard">dfuerunt in sera rblacione et dxerant quando</text:p>
      <text:p text:style-name="Standard">G. de Marceli</text:p>
      <text:p text:style-name="Standard">recesserunt quod lucrati fuerant pacas</text:p>
      <text:p text:style-name="Standard">suas et speciali totum capitulum hoc dixir</text:p>
      <text:p text:style-name="Standard">Magistro P. de Frresta</text:p>
      <text:p text:style-name="Standard">P. de Boriaco</text:p>
      <text:p text:style-name="Standard">Hodie fuit proublicata gracia facta Symoni Cuitoy de Benefici</text:p>
      <text:p text:style-name="Standard">eccasastico euxtra cura vel sive cura spectis ad collaim presentatious enc</text:p>
      <text:p text:style-name="Standard">dominorm episcopi decani et capituli Parisiensis comnit vel divisum</text:p>
      <text:p text:style-name="Standard">ecuonsi in eggaso cathedeali per magistrum Gilebertum </text:p>
      <text:p text:style-name="Standard">Melini canonicum pur. executores gracie qui pecit instant</text:p>
      <text:p text:style-name="Standard">presentibus dictis capitulo et y marisere</text:p>
      <text:p text:style-name="Standard">Hodie capitulum Par.n ordinavit conserri magistro</text:p>
      <text:p text:style-name="Standard">de Erqueto pltro capellaniam vacantem per obitum</text:p>
      <text:p text:style-name="Standard">dinu Johannis de Lauyis presbti anus redditus sunt licius</text:p>
      <text:p text:style-name="Standard">contra lx quind dominu Johannis Angeli militis ac quera ejentum ei</text:p>
      <text:p text:style-name="Standard">lann de Silnanerco et Curnoensum Pauli Par. alv</text:p>
      <text:p text:style-name="Standard">quo ille qui es in cumo aui veluit capbum q</text:p>
      <text:p text:style-name="Standard">dret et dacu e</text:p>
      <text:p text:style-name="Standard">&gt;&gt;&gt;&gt;&gt;&gt; liste &lt;&lt;&lt;&lt;&lt;&lt;&lt;</text:p>
      <text:p text:style-name="Standard">Vi. Cantore</text:p>
      <text:p text:style-name="Standard">G. Archidiacono Brie</text:p>
      <text:p text:style-name="Standard">J. Succentore</text:p>
      <text:p text:style-name="Standard">R. Cancellario</text:p>
      <text:p text:style-name="Standard">P. Penitenciario</text:p>
      <text:p text:style-name="Standard">G. Coguatricis</text:p>
      <text:p text:style-name="Standard">J. Justicie</text:p>
      <text:p text:style-name="Standard"><text:soft-page-break/>H. de Corso</text:p>
      <text:p text:style-name="Standard">G. de Melloto</text:p>
      <text:p text:style-name="Standard">G. Hamelini</text:p>
      <text:p text:style-name="Standard">G. de Curtilis</text:p>
      <text:p text:style-name="Standard">P. de Aurot</text:p>
      <text:p text:style-name="Standard">R. de Molinis</text:p>
      <text:p text:style-name="Standard">P. de Foresta</text:p>
      <text:p text:style-name="Standard">G. de Lumbris</text:p>
      <text:p text:style-name="Standard">P. de Arbosio</text:p>
      <text:p text:style-name="Standard">E. Fucherii</text:p>
      <text:p text:style-name="Standard">P. Pouvrelli</text:p>
      <text:p text:style-name="Standard">D. de Duclaro</text:p>
      <text:p text:style-name="Standard">P. Barrerii infirmus</text:p>
      <text:p text:style-name="Standard">J. de Sinemuro</text:p>
      <text:p text:style-name="Standard">E. Bohit infirmus</text:p>
      <text:p text:style-name="Standard">G. Guecte in claustro</text:p>
      <text:p text:style-name="Standard">P. de Roniaco</text:p>
      <text:p text:style-name="Standard">D. de Quadrellios</text:p>
      <text:p text:style-name="Standard">P. eYiaco</text:p>
      <text:p text:style-name="Standard">Vi. Cantore</text:p>
      <text:p text:style-name="Standard">E. Fucherii</text:p>
      <text:p text:style-name="Standard">G. Archidiaco Brie</text:p>
      <text:p text:style-name="Standard">J. Succentore</text:p>
      <text:p text:style-name="Standard">R. Cancellario</text:p>
      <text:p text:style-name="Standard">P. penitenciario</text:p>
      <text:p text:style-name="Standard">Gicoquatricis</text:p>
      <text:p text:style-name="Standard">J. de Sinenuro</text:p>
      <text:p text:style-name="Standard">M. de Melloto</text:p>
      <text:p text:style-name="Standard">J. Justicie</text:p>
      <text:p text:style-name="Standard">H. de Corso</text:p>
      <text:p text:style-name="Standard">D. de Quadrellis</text:p>
      <text:p text:style-name="Standard">G. Hamelini</text:p>
      <text:p text:style-name="Standard">R. de Molinis</text:p>
      <text:p text:style-name="Standard">D. de Duiclaro</text:p>
      <text:p text:style-name="Standard">P. Pouvrelli</text:p>
      <text:p text:style-name="Standard">G. de Lunbris</text:p>
      <text:p text:style-name="Standard"><text:soft-page-break/>J. de Turalis</text:p>
      <text:p text:style-name="Standard"/>
      <text:p text:style-name="Standard"/>
      <text:p text:style-name="Standard">=FRAN_0393_09408.tif=</text:p>
      <text:p text:style-name="Standard">&gt;&gt;&gt;&gt;&gt;&gt; date &lt;&lt;&lt;&lt;&lt;&lt;&lt;</text:p>
      <text:p text:style-name="Standard">Anno y loctavo die venirs ante festum conversionis Sancti Paulicapitius</text:p>
      <text:p text:style-name="Standard">Anno xlvii° die lune posti festum conversis sant Paulicapitlinis</text:p>
      <text:p text:style-name="Standard">&gt;&gt;&gt;&gt;&gt;&gt; liste &lt;&lt;&lt;&lt;&lt;&lt;&lt;</text:p>
      <text:p text:style-name="Standard">Vi cantore</text:p>
      <text:p text:style-name="Standard">G. Archidiaco Brie</text:p>
      <text:p text:style-name="Standard">J. Succentore</text:p>
      <text:p text:style-name="Standard">R. Cancellario</text:p>
      <text:p text:style-name="Standard">P. penitenciario</text:p>
      <text:p text:style-name="Standard">E. Fucherii.</text:p>
      <text:p text:style-name="Standard">.</text:p>
      <text:p text:style-name="Standard">G. Coquatricis</text:p>
      <text:p text:style-name="Standard">M. de Melloto</text:p>
      <text:p text:style-name="Standard">J. Justicie</text:p>
      <text:p text:style-name="Standard">P. de Roniaco</text:p>
      <text:p text:style-name="Standard">P. Pouvrelli</text:p>
      <text:p text:style-name="Standard">D. de Duclaro</text:p>
      <text:p text:style-name="Standard">G. de Lumbris</text:p>
      <text:p text:style-name="Standard">J. de Sinemuro.</text:p>
      <text:p text:style-name="Standard">G. de Curtilis</text:p>
      <text:p text:style-name="Standard">R. de Molinis</text:p>
      <text:p text:style-name="Standard">H. de Corso</text:p>
      <text:p text:style-name="Standard">Vi cantore</text:p>
      <text:p text:style-name="Standard">G. archidiaco Brie</text:p>
      <text:p text:style-name="Standard">J. Succentore</text:p>
      <text:p text:style-name="Standard">e. Jaugenter</text:p>
      <text:p text:style-name="Standard">d Fuchen.</text:p>
      <text:p text:style-name="Standard">M. de Melloto</text:p>
      <text:p text:style-name="Standard">P. de Roniaco</text:p>
      <text:p text:style-name="Standard">R. de Molinis</text:p>
      <text:p text:style-name="Standard">D. de Duclaro</text:p>
      <text:p text:style-name="Standard">G. de Lumbries</text:p>
      <text:p text:style-name="Standard"><text:soft-page-break/>G. de Curtilis</text:p>
      <text:p text:style-name="Standard">J. de Sinemuro</text:p>
      <text:p text:style-name="Standard"/>
      <text:p text:style-name="Standard"/>
      <text:p text:style-name="Standard">=FRAN_0393_09409.tif=</text:p>
      <text:p text:style-name="Standard">&gt;&gt;&gt;&gt;&gt;&gt; date &lt;&lt;&lt;&lt;&lt;&lt;&lt;</text:p>
      <text:p text:style-name="Standard">49.</text:p>
      <text:p text:style-name="Standard">Anno xloctavo die mercuris post festum conversionis Sancti Pauli apostoli apitulatlbus</text:p>
      <text:p text:style-name="Standard">Anno xloctano die veneris post festum conversionis Sancti Pau capiuatibus</text:p>
      <text:p text:style-name="Standard">&gt;&gt;&gt;&gt;&gt;&gt; liste &lt;&lt;&lt;&lt;&lt;&lt;&lt;</text:p>
      <text:p text:style-name="Standard">Vi. Cantore</text:p>
      <text:p text:style-name="Standard">G. Archdidiaco Brie</text:p>
      <text:p text:style-name="Standard">. Succentore</text:p>
      <text:p text:style-name="Standard">R. Cancellario</text:p>
      <text:p text:style-name="Standard">M. de Melloto</text:p>
      <text:p text:style-name="Standard">E. Fucherii</text:p>
      <text:p text:style-name="Standard">D. de Duclaro</text:p>
      <text:p text:style-name="Standard">J. de Sinemio</text:p>
      <text:p text:style-name="Standard">R. de Molinis</text:p>
      <text:p text:style-name="Standard">G. de Curcilis</text:p>
      <text:p text:style-name="Standard">Vi. Cantore</text:p>
      <text:p text:style-name="Standard">G. Archenio Brie</text:p>
      <text:p text:style-name="Standard">R. Cancellario</text:p>
      <text:p text:style-name="Standard">P.penitenciario</text:p>
      <text:p text:style-name="Standard">Gicoquatricis</text:p>
      <text:p text:style-name="Standard">R. de Molinis</text:p>
      <text:p text:style-name="Standard">J. de Suremnro</text:p>
      <text:p text:style-name="Standard">G. Hamelini</text:p>
      <text:p text:style-name="Standard">Dide Duclaro</text:p>
      <text:p text:style-name="Standard">G. de Lumbris</text:p>
      <text:p text:style-name="Standard">P. Pouvrelli</text:p>
      <text:p text:style-name="Standard"/>
      <text:p text:style-name="Standard"/>
      <text:p text:style-name="Standard">=FRAN_0393_09410.tif=</text:p>
      <text:p text:style-name="Standard">&gt;&gt;&gt;&gt;&gt;&gt; numérotation &lt;&lt;&lt;&lt;&lt;&lt;&lt;</text:p>
      <text:p text:style-name="Standard">350</text:p>
      <text:p text:style-name="Standard"><text:soft-page-break/>vi</text:p>
      <text:p text:style-name="Standard">&gt;&gt;&gt;&gt;&gt;&gt; Date &lt;&lt;&lt;&lt;&lt;&lt;&lt;</text:p>
      <text:p text:style-name="Standard">Anno ploctavo die mercris post festum Beat Marie vigini capitulantibus</text:p>
      <text:p text:style-name="Standard">Anno xloctavo die veneris post festum Purificacionis beate Marie capitulantibus</text:p>
      <text:p text:style-name="Standard">&gt;&gt;&gt;&gt;&gt;&gt; block &lt;&lt;&lt;&lt;&lt;&lt;&lt;</text:p>
      <text:p text:style-name="Standard">Hodie fuit receptus Girardus Comitis ad capellaniam Johannis Le Sourtoitu</text:p>
      <text:p text:style-name="Standard">gracie apostolice.</text:p>
      <text:p text:style-name="Standard">Petrus Sauverii ad capellania Jacobi Beliardi in ecclesia Sancti Mederici p</text:p>
      <text:p text:style-name="Standard">de mandato curati Sancte Genone se Parve Parisius presenis G. Coustour Sy. de C</text:p>
      <text:p text:style-name="Standard">Higgar</text:p>
      <text:p text:style-name="Standard">Item Johannes du Celier $si $receptus ad pat presentavit ad capellania</text:p>
      <text:p text:style-name="Standard">novo funcdatam per ipsum in ecclesia Parisiensis Petrum Majoris de Sancto Arnulxh</text:p>
      <text:p text:style-name="Standard">Camotensis diocesis</text:p>
      <text:p text:style-name="Standard">Hodie major Sancti Benedicti emendavit nomine canonicoum dicti loci de Mobediencia ques</text:p>
      <text:p text:style-name="Standard">feceruntt ergatemusue destinartiis contra quos clauserunt ecclesiam</text:p>
      <text:p text:style-name="Standard">Hodie dominus Johannes de Aureliaco matricularus sacerdos ecclesie Parisiensis</text:p>
      <text:p text:style-name="Standard">qui erat citatus ad instanciam commacriculariorusm suorum cet fessus</text:p>
      <text:p text:style-name="Standard">fuit quod placellus argenteris fuit amissus in septimana</text:p>
      <text:p text:style-name="Standard">saia et quod ipse tenetur ad reddendum dictum placellum et epeo vo</text:p>
      <text:p text:style-name="Standard">liit quod bona beneficii sui suit propter explocata volens</text:p>
      <text:p text:style-name="Standard">de dampnificare commatricularies suos int hoc et accisiens</text:p>
      <text:p text:style-name="Standard">onus pro ipsis et supplicons quod ex hocin aliquo non molestentur</text:p>
      <text:p text:style-name="Standard">commatriculam su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P penitenciario</text:p>
      <text:p text:style-name="Standard">E Fucherii</text:p>
      <text:p text:style-name="Standard">Gicoquatricie</text:p>
      <text:p text:style-name="Standard">J. de Sinemmuro</text:p>
      <text:p text:style-name="Standard">J. Justicie</text:p>
      <text:p text:style-name="Standard">H. de Corso</text:p>
      <text:p text:style-name="Standard">G. Hamolini</text:p>
      <text:p text:style-name="Standard">D Ce Quodrellis</text:p>
      <text:p text:style-name="Standard">G. de Lumbris</text:p>
      <text:p text:style-name="Standard">Vi cantore</text:p>
      <text:p text:style-name="Standard"><text:soft-page-break/>G. Archiaco Brie</text:p>
      <text:p text:style-name="Standard">B. Cancellario</text:p>
      <text:p text:style-name="Standard">P. penitenciario</text:p>
      <text:p text:style-name="Standard">P. Pouvrelli</text:p>
      <text:p text:style-name="Standard">EFucherii</text:p>
      <text:p text:style-name="Standard">J. Justicie</text:p>
      <text:p text:style-name="Standard">s</text:p>
      <text:p text:style-name="Standard">H. de Corsone</text:p>
      <text:p text:style-name="Standard">R. de Molinis</text:p>
      <text:p text:style-name="Standard">D. de Quadrellis</text:p>
      <text:p text:style-name="Standard">de de Duclan</text:p>
      <text:p text:style-name="Standard">G. de Lumbris</text:p>
      <text:p text:style-name="Standard">R. Ponvrelli</text:p>
      <text:p text:style-name="Standard"/>
      <text:p text:style-name="Standard"/>
      <text:p text:style-name="Standard">=FRAN_0393_09411.tif=</text:p>
      <text:p text:style-name="Standard">&gt;&gt;&gt;&gt;&gt;&gt; date &lt;&lt;&lt;&lt;&lt;&lt;&lt;</text:p>
      <text:p text:style-name="Standard">351.</text:p>
      <text:p text:style-name="Standard">Anno xloctavo die lune post festum Purificacionis bate Marie Vigini capitulatlbis</text:p>
      <text:p text:style-name="Standard">Anno xloccavo die mercuri post octabis festi psentus beate Maris vurgis capitulbi</text:p>
      <text:p text:style-name="Standard">&gt;&gt;&gt;&gt;&gt;&gt; block &lt;&lt;&lt;&lt;&lt;&lt;&lt;</text:p>
      <text:p text:style-name="Standard">Hodie Almarricus de Graiaco presentavit ad capellaniem parissum</text:p>
      <text:p text:style-name="Standard">n furidum verrantes per mocte Almarrici Benidon Dyonisiu</text:p>
      <text:p text:style-name="Standard">Patrache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P. Penitenciario</text:p>
      <text:p text:style-name="Standard">G. Hamelini</text:p>
      <text:p text:style-name="Standard">R. de Molinis</text:p>
      <text:p text:style-name="Standard">E. Fucherii</text:p>
      <text:p text:style-name="Standard">D. de Duclaro</text:p>
      <text:p text:style-name="Standard">G. de Lumbris</text:p>
      <text:p text:style-name="Standard">P. Pouvrelli</text:p>
      <text:p text:style-name="Standard">D. de Quadrellis</text:p>
      <text:p text:style-name="Standard">H. de Corso</text:p>
      <text:p text:style-name="Standard"><text:soft-page-break/>J. Justicie</text:p>
      <text:p text:style-name="Standard">G. de Curcilio</text:p>
      <text:p text:style-name="Standard">Vi cantore</text:p>
      <text:p text:style-name="Standard">J. Succentore</text:p>
      <text:p text:style-name="Standard">R. Cancellario</text:p>
      <text:p text:style-name="Standard">P. Penitenciario</text:p>
      <text:p text:style-name="Standard">J. de Sinemto</text:p>
      <text:p text:style-name="Standard">P. Justicie</text:p>
      <text:p text:style-name="Standard">H. de Corso</text:p>
      <text:p text:style-name="Standard">P. Pouvrelli</text:p>
      <text:p text:style-name="Standard">D. de Quadrellis</text:p>
      <text:p text:style-name="Standard">D. de Duclaro</text:p>
      <text:p text:style-name="Standard">G. de Curclis</text:p>
      <text:p text:style-name="Standard">E. Fuchorii</text:p>
      <text:p text:style-name="Standard"/>
      <text:p text:style-name="Standard"/>
      <text:p text:style-name="Standard">=FRAN_0393_09412.tif=</text:p>
      <text:p text:style-name="Standard">&gt;&gt;&gt;&gt;&gt;&gt; date &lt;&lt;&lt;&lt;&lt;&lt;&lt;</text:p>
      <text:p text:style-name="Standard">Anno xloccavo die voneri ante festum Cathidre Sancti Petri apitulantibus</text:p>
      <text:p text:style-name="Standard">Anno ploctavo die lune ante festum Cathidre Sancti Petr apitulantlbus</text:p>
      <text:p text:style-name="Standard">&gt;&gt;&gt;&gt;&gt;&gt; block &lt;&lt;&lt;&lt;&lt;&lt;&lt;</text:p>
      <text:p text:style-name="Standard">Hodie fuit receptus ad viramam Johannis de Condrayo Syuor Odonis</text:p>
      <text:p text:style-name="Standard">salvo juri cujuslibet et avavit residenciam presenibus camerariso Y mar</text:p>
      <text:p text:style-name="Standard">Hodie emendaverunt cognostibiliter Petrus Bon affaut et Johannm Beaon affir</text:p>
      <text:p text:style-name="Standard">fatis ex erqud fecerunt mellosam in ecclesia Parisiensie</text:p>
      <text:p text:style-name="Standard">&gt;&gt;&gt;&gt;&gt;&gt; liste &lt;&lt;&lt;&lt;&lt;&lt;&lt;</text:p>
      <text:p text:style-name="Standard">V. cantore</text:p>
      <text:p text:style-name="Standard">G. Archidiaco Brie</text:p>
      <text:p text:style-name="Standard">J. Succentore</text:p>
      <text:p text:style-name="Standard">P. Penitenciario</text:p>
      <text:p text:style-name="Standard">G. Crquatricis</text:p>
      <text:p text:style-name="Standard">M. de Melloto</text:p>
      <text:p text:style-name="Standard">E. Fucherii</text:p>
      <text:p text:style-name="Standard">D. de Quadrellis</text:p>
      <text:p text:style-name="Standard">G. de Curalis</text:p>
      <text:p text:style-name="Standard">G. de Lumbris</text:p>
      <text:p text:style-name="Standard"><text:soft-page-break/>J. de Finemurs</text:p>
      <text:p text:style-name="Standard">D. de Duclaro</text:p>
      <text:p text:style-name="Standard">Vi cantore</text:p>
      <text:p text:style-name="Standard">R. Cancellario</text:p>
      <text:p text:style-name="Standard">P.penitencario</text:p>
      <text:p text:style-name="Standard">MM. de Melloto</text:p>
      <text:p text:style-name="Standard">J. Justicie</text:p>
      <text:p text:style-name="Standard">H. de Corso</text:p>
      <text:p text:style-name="Standard">J. de Finemines</text:p>
      <text:p text:style-name="Standard">P. Pouvrolli</text:p>
      <text:p text:style-name="Standard">G. de Lumbris</text:p>
      <text:p text:style-name="Standard">E. Fucherii</text:p>
      <text:p text:style-name="Standard">G. de Curtilis</text:p>
      <text:p text:style-name="Standard"/>
      <text:p text:style-name="Standard"/>
      <text:p text:style-name="Standard">=FRAN_0393_09413.tif=</text:p>
      <text:p text:style-name="Standard">&gt;&gt;&gt;&gt;&gt;&gt; date &lt;&lt;&lt;&lt;&lt;&lt;&lt;</text:p>
      <text:p text:style-name="Standard">Anno vloctavo die mercuriis ante festum Cathedre Sancti Petri captulanliti</text:p>
      <text:p text:style-name="Standard">2</text:p>
      <text:p text:style-name="Standard">Anno y loctavo vire vximus ante festum Cathedie Sancti Petri apitululbi</text:p>
      <text:p text:style-name="Standard">&gt;&gt;&gt;&gt;&gt;&gt; block &lt;&lt;&lt;&lt;&lt;&lt;&lt;</text:p>
      <text:p text:style-name="Standard">Hodie dominus Helsas de Corsi fuit receptus ad pentenciarum Parisiensie que</text:p>
      <text:p text:style-name="Standard">vacantem per resignavione domini Petri Casalni factam de ipsa in manibus recend</text:p>
      <text:p text:style-name="Standard">patrs duo R. episcopi Parisiensis / et si qui fuit ipsi Holye collata et de hoc</text:p>
      <text:p text:style-name="Standard">fuit patam fedes capituli nam nam virtute libum ipsius episcopi volb</text:p>
      <text:p text:style-name="Standard">ipsum recipe quia non erant in forma consueta quiquim Heh</text:p>
      <text:p text:style-name="Standard">dixit publice quod non incromictebat sode licteris quis hori</text:p>
      <text:p text:style-name="Standard">Nicol</text:p>
      <text:p text:style-name="Standard">pesentus Se. Male coste . Colino de Sancto Marcello et Y. Mariscalli dominum Petrum ac</text:p>
      <text:p text:style-name="Standard">Gar $de Moret Rabeo presentibus Ymariis Dyonisio Guydonis Yvone</text:p>
      <text:p text:style-name="Standard">Guillelmuo Salioci cum Peec Postecutiet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Gerquaciois</text:p>
      <text:p text:style-name="Standard">R. Derboys</text:p>
      <text:p text:style-name="Standard"><text:soft-page-break/>G. de Carcilis</text:p>
      <text:p text:style-name="Standard">E. Fucherii</text:p>
      <text:p text:style-name="Standard">J. de Sinemuro</text:p>
      <text:p text:style-name="Standard">Vi cantore</text:p>
      <text:p text:style-name="Standard">J. Succentore</text:p>
      <text:p text:style-name="Standard">R. Cancellario</text:p>
      <text:p text:style-name="Standard">E. Fucherii</text:p>
      <text:p text:style-name="Standard">M. de Melloto</text:p>
      <text:p text:style-name="Standard">J. de Sinenco</text:p>
      <text:p text:style-name="Standard">J. Cambellani</text:p>
      <text:p text:style-name="Standard">J. Justicie</text:p>
      <text:p text:style-name="Standard">H. de Torso</text:p>
      <text:p text:style-name="Standard">P. de Arbosio</text:p>
      <text:p text:style-name="Standard">P. Pouvcelli</text:p>
      <text:p text:style-name="Standard">G. de Lumbris</text:p>
      <text:p text:style-name="Standard">D. de Duclaro</text:p>
      <text:p text:style-name="Standard">G. Coquatricis</text:p>
      <text:p text:style-name="Standard"/>
      <text:p text:style-name="Standard"/>
      <text:p text:style-name="Standard">=FRAN_0393_09414.tif=</text:p>
      <text:p text:style-name="Standard">&gt;&gt;&gt;&gt;&gt;&gt; block &lt;&lt;&lt;&lt;&lt;&lt;&lt;</text:p>
      <text:p text:style-name="Standard">Hodie procuratore Guillelmi do Veti fuino insinavit propossus et collacionem super capellanies ad</text:p>
      <text:p text:style-name="Standard">altare Sancti Michaelis in ecclesia Sancti Medeici domini rotiverunt terainm in processu</text:p>
      <text:p text:style-name="Standard">concentu</text:p>
      <text:p text:style-name="Standard">presentebus . S. de Civillis Y. Mar</text:p>
      <text:p text:style-name="Standard">Item Petrus recuperatoris ad canonicatum pubicam Sancti Dyonisii de Passu vacantes per obitu</text:p>
      <text:p text:style-name="Standard">Parpi</text:p>
      <text:p text:style-name="Standard">Gmanus Loccon expro expcaus matriculariam laicalem retem Parisis facit ad</text:p>
      <text:p text:style-name="Standard">acceptatonm Johannem Bensi clericum Johann de Lusonay</text:p>
      <text:p text:style-name="Standard">Hodie petrus de libralibus baca lardbus in legibus procuratori deodati</text:p>
      <text:p text:style-name="Standard">Btholomoi Filii Hugponis Btholomei Ruchevensis diccsis impetu</text:p>
      <text:p text:style-name="Standard">in Rormu comrn in collacione docam et capituli Sancti Marcellis muxt</text:p>
      <text:p text:style-name="Standard">Parisiuus accositavit Et casam de Parcc ant pro obitum ultm</text:p>
      <text:p text:style-name="Standard">rectorm ejusdem pv protestatonrem conlveciorum s Lauxencio Lamangie</text:p>
      <text:p text:style-name="Standard">Gilliso Turre archidiacon Lorie Habueo de Ciria Hiugr Johanne Buit</text:p>
      <text:p text:style-name="Standard">out et pr mar</text:p>
      <text:p text:style-name="Standard"><text:soft-page-break/>Item anno predicto Martis ante saces emens in domo magistri Mnenis ecate aceptur</text:p>
      <text:p text:style-name="Standard">suplicaciones ven une eumtem sancti Hilani Par. subogeritorus sui ut sibi consiete qui conuilit julis per</text:p>
      <text:p text:style-name="Standard">stmbus sus presentibus mrgistro C. de Karolis liceneato in litibus et hunglia econe enu</text:p>
      <text:p text:style-name="Standard">Prai et macurias fandi clericis Maturauli etc. et olivene de cura etc. et mandat diegi</text:p>
      <text:p text:style-name="Standard">leci suu eus sigillifent naut propiquier cenmate seu Dcnne revali leu sen aver</text:p>
      <text:p text:style-name="Standard">andiencaria et Guillelmo Promelen cune decti domini dohi e Jacule neintar nuhi sedd</text:p>
      <text:p text:style-name="Standard">&gt;&gt;&gt;&gt;&gt;&gt; liste &lt;&lt;&lt;&lt;&lt;&lt;&lt;</text:p>
      <text:p text:style-name="Standard">Gachieeo Brie</text:p>
      <text:p text:style-name="Standard">histenitenciari</text:p>
      <text:p text:style-name="Standard">M. de Melloto</text:p>
      <text:p text:style-name="Standard">J. Justicie</text:p>
      <text:p text:style-name="Standard">G. de Curtilis</text:p>
      <text:p text:style-name="Standard">E. Fucherii</text:p>
      <text:p text:style-name="Standard">G. de Lumbris</text:p>
      <text:p text:style-name="Standard">J. de Sinemunx</text:p>
      <text:p text:style-name="Standard"/>
      <text:p text:style-name="Standard"/>
      <text:p text:style-name="Standard">=FRAN_0393_09415.tif=</text:p>
      <text:p text:style-name="Standard">&gt;&gt;&gt;&gt;&gt;&gt; date &lt;&lt;&lt;&lt;&lt;&lt;&lt;</text:p>
      <text:p text:style-name="Standard">23</text:p>
      <text:p text:style-name="Standard">Poctavo die veneris post sacros civeres capitli</text:p>
      <text:p text:style-name="Standard">&gt;&gt;&gt;&gt;&gt;&gt; block &lt;&lt;&lt;&lt;&lt;&lt;&lt;</text:p>
      <text:p text:style-name="Standard">die sabbati ante cujeres decissit curiete de Castaneto</text:p>
      <text:p text:style-name="Standard">die ut sebruarii fecit Symon procurator ad proseguendum aias gracar</text:p>
      <text:p text:style-name="Standard">.</text:p>
      <text:p text:style-name="Standard">presentibus in dano mei notario Hayarc unses uirront</text:p>
      <text:p text:style-name="Standard">&gt;&gt;&gt;&gt;&gt;&gt; liste &lt;&lt;&lt;&lt;&lt;&lt;&lt;</text:p>
      <text:p text:style-name="Standard">J. Cantore</text:p>
      <text:p text:style-name="Standard">J. Succentore</text:p>
      <text:p text:style-name="Standard">J. de Melloto</text:p>
      <text:p text:style-name="Standard">J. de Roniaco</text:p>
      <text:p text:style-name="Standard">J. de Sinemuro</text:p>
      <text:p text:style-name="Standard">G. de Lumbris</text:p>
      <text:p text:style-name="Standard">D. de Quadrellis</text:p>
      <text:p text:style-name="Standard">G. de Curclis</text:p>
      <text:p text:style-name="Standard">E. Sucherii</text:p>
      <text:p text:style-name="Standard"><text:soft-page-break/>P. casalis</text:p>
      <text:p text:style-name="Standard">Anno xloccavo die lune post invocanis i capitulatbus</text:p>
      <text:p text:style-name="Standard">Vi Cantore</text:p>
      <text:p text:style-name="Standard">J. Succentore</text:p>
      <text:p text:style-name="Standard">R. Cancellario</text:p>
      <text:p text:style-name="Standard">P. Casalis</text:p>
      <text:p text:style-name="Standard">E. Sucherii</text:p>
      <text:p text:style-name="Standard">G. de Cntclis</text:p>
      <text:p text:style-name="Standard">G. de Lumbris</text:p>
      <text:p text:style-name="Standard">D. de Duclaro</text:p>
      <text:p text:style-name="Standard">P. Pouvrelli</text:p>
      <text:p text:style-name="Standard">.</text:p>
      <text:p text:style-name="Standard">P. de Roniaco</text:p>
      <text:p text:style-name="Standard">D. de Quadrellis</text:p>
      <text:p text:style-name="Standard">J. Justicie</text:p>
      <text:p text:style-name="Standard">R. de Chanaco</text:p>
      <text:p text:style-name="Standard">J. de Sincumuo</text:p>
      <text:p text:style-name="Standard">M. de Melloto</text:p>
      <text:p text:style-name="Standard">Gi coqaericis</text:p>
      <text:p text:style-name="Standard"/>
      <text:p text:style-name="Standard"/>
      <text:p text:style-name="Standard">=FRAN_0393_09416.tif=</text:p>
      <text:p text:style-name="Standard">&gt;&gt;&gt;&gt;&gt;&gt; date &lt;&lt;&lt;&lt;&lt;&lt;&lt;</text:p>
      <text:p text:style-name="Standard">Anno xloctavo vie mercurii post brandones capitulantibus</text:p>
      <text:p text:style-name="Standard">Anox loctano die veneris post brandone scaptulatlbis</text:p>
      <text:p text:style-name="Standard">die sabbati ultima die februaris decessit curier sanctorum Cosine et Dannani</text:p>
      <text:p text:style-name="Standard">&gt;&gt;&gt;&gt;&gt;&gt; block &lt;&lt;&lt;&lt;&lt;&lt;&lt;</text:p>
      <text:p text:style-name="Standard">Hodie Aubrtus martuq procertori canonicos Sancti Beredicti Parisiens ap a</text:p>
      <text:p text:style-name="Standard">et peoit apostolos / fuit sibi dictum quod dem eidem rudecet</text:p>
      <text:p text:style-name="Standard">habita copia appellaious et procuratore $i$ pociultiv die</text:p>
      <text:p text:style-name="Standard">presentes . de Dercona J. Pouvre et Y.mar.</text:p>
      <text:p text:style-name="Standard">adam de Boluaco Symo Rebors $eecum$ Johannes Lauve</text:p>
      <text:p text:style-name="Standard">executores defuncti m. Betrandi Boune meschine et Margat</text:p>
      <text:p text:style-name="Standard">Logien</text:p>
      <text:p text:style-name="Standard">reus sa fame preuentrunt ad capellanium Sancti Eustachii in icta</text:p>
      <text:p text:style-name="Standard">Sancti Sepulori fundac per ipsus quod omnu Foulon filium Johannis</text:p>
      <text:p text:style-name="Standard"><text:soft-page-break/>Solrn Pocioco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R. Cancellario</text:p>
      <text:p text:style-name="Standard">H. ponicenciario</text:p>
      <text:p text:style-name="Standard">Pitasalis</text:p>
      <text:p text:style-name="Standard">G. de Cartilis</text:p>
      <text:p text:style-name="Standard">G. de Lumbris</text:p>
      <text:p text:style-name="Standard">D. de Duclaro</text:p>
      <text:p text:style-name="Standard">J. de Sinemuro</text:p>
      <text:p text:style-name="Standard">E. Fucherii</text:p>
      <text:p text:style-name="Standard">P. de Roniaco</text:p>
      <text:p text:style-name="Standard">J. Justicio</text:p>
      <text:p text:style-name="Standard">Bicoquatricis</text:p>
      <text:p text:style-name="Standard">P. Pouvrelli</text:p>
      <text:p text:style-name="Standard">vi cantore</text:p>
      <text:p text:style-name="Standard">J. succentore</text:p>
      <text:p text:style-name="Standard">R. Cancellario</text:p>
      <text:p text:style-name="Standard">salii</text:p>
      <text:p text:style-name="Standard">D. de Duclaro</text:p>
      <text:p text:style-name="Standard">E. Fucherii</text:p>
      <text:p text:style-name="Standard">G. de Curcolis</text:p>
      <text:p text:style-name="Standard">G. de Dullaro</text:p>
      <text:p text:style-name="Standard">J. de Sinenino</text:p>
      <text:p text:style-name="Standard">P. Pouvcelli</text:p>
      <text:p text:style-name="Standard">D. Justicie</text:p>
      <text:p text:style-name="Standard">P. de Roniaco</text:p>
      <text:p text:style-name="Standard"/>
      <text:p text:style-name="Standard"/>
      <text:p text:style-name="Standard">=FRAN_0393_09417.tif=</text:p>
      <text:p text:style-name="Standard">&gt;&gt;&gt;&gt;&gt;&gt; date &lt;&lt;&lt;&lt;&lt;&lt;&lt;</text:p>
      <text:p text:style-name="Standard">Anno xloctavo die lune post reminiscere capituli</text:p>
      <text:p text:style-name="Standard">351</text:p>
      <text:p text:style-name="Standard">&gt;&gt;&gt;&gt;&gt;&gt; block &lt;&lt;&lt;&lt;&lt;&lt;&lt;</text:p>
      <text:p text:style-name="Standard">ad mercurium gera aul cum rtestiactum quod compeat per sonm alioqui dedi hon</text:p>
      <text:p text:style-name="Standard"><text:soft-page-break/>hobitur presetes procuratorem et edo der tona procuratorie n puis</text:p>
      <text:p text:style-name="Standard">Hodie magister Rgabrus de Rppecante lcenium fecit procurators </text:p>
      <text:p text:style-name="Standard">Hueu Audonte pertenellum de Part legour presbytero procuratore</text:p>
      <text:p text:style-name="Standard">recipiondum fructus redditus exemolumenta iuede $parle</text:p>
      <text:p text:style-name="Standard">et ad exigandum Tompotum ab heredibus sou execution</text:p>
      <text:p text:style-name="Standard">Symonis Clobreur quondam procurator fui in ipsa</text:p>
      <text:p text:style-name="Standard">retum revocando omnes alios haconus cestitutis</text:p>
      <text:p text:style-name="Standard">Guillelmo Migno Yaione Li Baron Hauger . Y apit</text:p>
      <text:p text:style-name="Standard">Anno xlviii° vnddiniu die mensis marcii in domo inhbitatu</text:p>
      <text:p text:style-name="Standard">magistr Johannes de Sinomuro presete domino Hugone de Vi</text:p>
      <text:p text:style-name="Standard">presbytero Hi Auger et y. Mar curi Par. notari Johanne</text:p>
      <text:p text:style-name="Standard">Se Monusteriis cure Par. Guillelmus Couguensis Guillelmuo</text:p>
      <text:p text:style-name="Standard">Champion et Maria ejus lxoy Hugo Bouii</text:p>
      <text:p text:style-name="Standard">asselma ojus uxor et Johannei Bonquin Gen</text:p>
      <text:p text:style-name="Standard">hriburter pecudam videlicet ducenterilis</text:p>
      <text:p text:style-name="Standard">in Filoreius ad scut vide scilicor viri paru</text:p>
      <text:p text:style-name="Standard">suo et uxori pmiar nodine racione hereditatum l</text:p>
      <text:p text:style-name="Standard">per ipsus ode muagistro Johanni Specificatis in licteris C.</text:p>
      <text:p text:style-name="Standard">scelli de data nona die marsi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R. Cancellario</text:p>
      <text:p text:style-name="Standard">H. penitenciario</text:p>
      <text:p text:style-name="Standard">E. Fucherii</text:p>
      <text:p text:style-name="Standard">G. Coquatricis</text:p>
      <text:p text:style-name="Standard">P. de Roniaco</text:p>
      <text:p text:style-name="Standard">J. de Sinenino</text:p>
      <text:p text:style-name="Standard">J. Justicie</text:p>
      <text:p text:style-name="Standard">G. de Cartilis</text:p>
      <text:p text:style-name="Standard">D. de Duclaro</text:p>
      <text:p text:style-name="Standard">G. de Lumbris</text:p>
      <text:p text:style-name="Standard">P. Casalis</text:p>
      <text:p text:style-name="Standard">R. de Chanaco</text:p>
      <text:p text:style-name="Standard"/>
      <text:p text:style-name="Standard"/>
      <text:p text:style-name="Standard"><text:soft-page-break/>=FRAN_0393_09418.tif=</text:p>
      <text:p text:style-name="Standard">&gt;&gt;&gt;&gt;&gt;&gt; date &lt;&lt;&lt;&lt;&lt;&lt;&lt;</text:p>
      <text:p text:style-name="Standard">Anno xlviiii° de vonis post reminiscere capitulai</text:p>
      <text:p text:style-name="Standard">AAnno xlviii die lune post otulimici</text:p>
      <text:p text:style-name="Standard">Coniri dio</text:p>
      <text:p text:style-name="Standard">&gt;&gt;&gt;&gt;&gt;&gt; block &lt;&lt;&lt;&lt;&lt;&lt;&lt;</text:p>
      <text:p text:style-name="Standard">hodie fuit procuratore canonico pero capitulum loco apostolorum pro cappellarium non desn</text:p>
      <text:p text:style-name="Standard">.</text:p>
      <text:p text:style-name="Standard">a jourdui Jehan de Pairt Martin $se $ saisist desié de balloume</text:p>
      <text:p text:style-name="Standard">du</text:p>
      <text:p text:style-name="Standard">Monant de noute pource qoillaunt vendu a Jehan de Lious et</text:p>
      <text:p text:style-name="Standard">ledit Jehan entra en ontre soy</text:p>
      <text:p text:style-name="Standard">presentibus lictera Nicola de Mesiil capellanie in ecclesia Bel Guillelmo Arbilis</text:p>
      <text:p text:style-name="Standard">cive parisie et Y mar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uncellario</text:p>
      <text:p text:style-name="Standard">H. de Corso nem</text:p>
      <text:p text:style-name="Standard">P. Cusalis</text:p>
      <text:p text:style-name="Standard">M. de Melloto</text:p>
      <text:p text:style-name="Standard">P. Pruvrelli</text:p>
      <text:p text:style-name="Standard">E. Fucherii</text:p>
      <text:p text:style-name="Standard">J. Justicie</text:p>
      <text:p text:style-name="Standard">P. de Roniaco</text:p>
      <text:p text:style-name="Standard">Cantore</text:p>
      <text:p text:style-name="Standard">G. Archidaco</text:p>
      <text:p text:style-name="Standard">J. Succentore</text:p>
      <text:p text:style-name="Standard">hipenitenciaris</text:p>
      <text:p text:style-name="Standard">G. de Curtilis</text:p>
      <text:p text:style-name="Standard">J. de Sinemino</text:p>
      <text:p text:style-name="Standard">P. Justicie</text:p>
      <text:p text:style-name="Standard">E. Couuacriat</text:p>
      <text:p text:style-name="Standard">D. de Duclaro</text:p>
      <text:p text:style-name="Standard">G. de Luvenis</text:p>
      <text:p text:style-name="Standard"/>
      <text:p text:style-name="Standard"><text:soft-page-break/></text:p>
      <text:p text:style-name="Standard">=FRAN_0393_09419.tif=</text:p>
      <text:p text:style-name="Standard">&gt;&gt;&gt;&gt;&gt;&gt; date &lt;&lt;&lt;&lt;&lt;&lt;&lt;</text:p>
      <text:p text:style-name="Standard">Anno xl xccearatus die veneris predicta capituli</text:p>
      <text:p text:style-name="Standard">Anno xloctavo die lune post letare Jheruoluim capitulantibus</text:p>
      <text:p text:style-name="Standard">&gt;&gt;&gt;&gt;&gt;&gt; block &lt;&lt;&lt;&lt;&lt;&lt;&lt;</text:p>
      <text:p text:style-name="Standard">359.</text:p>
      <text:p text:style-name="Standard">eloctone die veneris ante lectrre Richaodus de La Valee presentutus per magistrum </text:p>
      <text:p text:style-name="Standard">cium de Melloto canonico lictere ad ecclesiam Sancti Martini du Fanc promittit si aliquis oppruciis</text:p>
      <text:p text:style-name="Standard">prites et moveretur ex hoc tausa ipsum Martinum relevare de xxxen presenius regeio</text:p>
      <text:p text:style-name="Standard">Valee clerico Guillelmo de Hauville clerico Ebroycensi Petro Magrron stucifi et Y. Mari</text:p>
      <text:p text:style-name="Standard">Hodie Johannes Vachin presbyteri procurator Egidii Raudoul presbyteri rectoris</text:p>
      <text:p text:style-name="Standard">proar chuilis ecclesie de Basenvilla voluit et consensit quod jurati acederos</text:p>
      <text:p text:style-name="Standard">ad locum et viderent repararres et reportarent capitulo de</text:p>
      <text:p text:style-name="Standard">de</text:p>
      <text:p text:style-name="Standard">Guillelmus Majores de Villeta habe die ad viii dies oncta camera</text:p>
      <text:p text:style-name="Standard">se procuratores nostro et ipso Guillelmo i statu</text:p>
      <text:p text:style-name="Standard">de Johanne Belot ad loni dics in statu preseti Bertholovco de</text:p>
      <text:p text:style-name="Standard">dardino procurator</text:p>
      <text:p text:style-name="Standard">Anno xlviii° dic jovis post letare Jhialem domino Grelni</text:p>
      <text:p text:style-name="Standard">mercatorid canonicus Sancti Ublfrarani de Abbatisvilla arbis hoc</text:p>
      <text:p text:style-name="Standard">3</text:p>
      <text:p text:style-name="Standard">choro ecclesie md et antequam fuisset canonicus dicto eccesie et</text:p>
      <text:p text:style-name="Standard">existus noster justiciands et subditus repoynovit se tor</text:p>
      <text:p text:style-name="Standard">Canonicus Sancti Dyonisii de Pessu inuostra Pars.nsi ecclesia in sexai</text:p>
      <text:p text:style-name="Standard">uno solidis septem denariis $ ex unam prte de compoto</text:p>
      <text:p text:style-name="Standard">ex eo quom fuit procuratore et rexipcon reddituum tat</text:p>
      <text:p text:style-name="Standard">urco</text:p>
      <text:p text:style-name="Standard">Syonisii Item in vigs quatuor solidis</text:p>
      <text:p text:style-name="Standard">nobis et ipsis gais facto finali Sactopoto Jphans interpos</text:p>
      <text:p text:style-name="Standard">ad sanctum seriuginem proxime venitur / Et fuit monitus</text:p>
      <text:p text:style-name="Standard">Item domini Philippo de Aprilimonte canonico Sancti Dyonsi inseya</text:p>
      <text:p text:style-name="Standard">curo solidos de comprebcto et ex cd restancia maigr su</text:p>
      <text:p text:style-name="Standard">parco co utre bet Jolins Bapcis de Jaesim</text:p>
      <text:p text:style-name="Standard">&gt;&gt;&gt;&gt;&gt;&gt; liste &lt;&lt;&lt;&lt;&lt;&lt;&lt;</text:p>
      <text:p text:style-name="Standard">P. Cantore</text:p>
      <text:p text:style-name="Standard"><text:soft-page-break/>P. Succentore</text:p>
      <text:p text:style-name="Standard">H. de Conso</text:p>
      <text:p text:style-name="Standard">J. de Sinemuro</text:p>
      <text:p text:style-name="Standard">M. de Melloto</text:p>
      <text:p text:style-name="Standard">G. Coquatricis</text:p>
      <text:p text:style-name="Standard">G. de Curcilis</text:p>
      <text:p text:style-name="Standard">G. de Lumbris</text:p>
      <text:p text:style-name="Standard">E Fucherii</text:p>
      <text:p text:style-name="Standard">Vi cantore</text:p>
      <text:p text:style-name="Standard">J. Succentore</text:p>
      <text:p text:style-name="Standard">R. Cancellario</text:p>
      <text:p text:style-name="Standard">P. Casalio</text:p>
      <text:p text:style-name="Standard">P. Pouvelli</text:p>
      <text:p text:style-name="Standard">J. de Sinemiuro</text:p>
      <text:p text:style-name="Standard">E. Fucherii</text:p>
      <text:p text:style-name="Standard">P. de Roniaco</text:p>
      <text:p text:style-name="Standard">J. Justicie</text:p>
      <text:p text:style-name="Standard">D. de Duclaro</text:p>
      <text:p text:style-name="Standard">G. Coquatricis</text:p>
      <text:p text:style-name="Standard">M. de Melloto</text:p>
      <text:p text:style-name="Standard">G. de Lumbris</text:p>
      <text:p text:style-name="Standard"/>
      <text:p text:style-name="Standard"/>
      <text:p text:style-name="Standard">=FRAN_0393_09420.tif=</text:p>
      <text:p text:style-name="Standard">&gt;&gt;&gt;&gt;&gt;&gt; date &lt;&lt;&lt;&lt;&lt;&lt;&lt;</text:p>
      <text:p text:style-name="Standard">Anno xlviiia die veneri post lecare nhsuluni captulantlbus</text:p>
      <text:p text:style-name="Standard">Cantor</text:p>
      <text:p text:style-name="Standard">J. Succentore</text:p>
      <text:p text:style-name="Standard">Anno xlocamo die lune post judica mecapitulatibus</text:p>
      <text:p text:style-name="Standard">&gt;&gt;&gt;&gt;&gt;&gt; block &lt;&lt;&lt;&lt;&lt;&lt;&lt;</text:p>
      <text:p text:style-name="Standard">Hodie dominus Guenus Bohit canonicus Parisiensis existerns in curno conferendi jupti</text:p>
      <text:p text:style-name="Standard">ecclesie Parisiensis prsencavit ad capellanim sactorum Petri t Pauli vacantu per mor</text:p>
      <text:p text:style-name="Standard">Guillelmi de Vermians alias villebant dominum Guidonem Pavi Guillelmi pro</text:p>
      <text:p text:style-name="Standard">de jure suo in alias beneficio in casuistud omnterco ab ipso presentat</text:p>
      <text:p text:style-name="Standard">protestacio admissa et capellani sibi collaca</text:p>
      <text:p text:style-name="Standard">&gt;&gt;&gt;&gt;&gt;&gt; liste &lt;&lt;&lt;&lt;&lt;&lt;&lt;</text:p>
      <text:p text:style-name="Standard"><text:soft-page-break/>R. Cancellario</text:p>
      <text:p text:style-name="Standard">Hpenicenciario</text:p>
      <text:p text:style-name="Standard">P. Casalis</text:p>
      <text:p text:style-name="Standard">G. de Lumbris</text:p>
      <text:p text:style-name="Standard">G. de Curtilis</text:p>
      <text:p text:style-name="Standard">J. de Sinemuro</text:p>
      <text:p text:style-name="Standard">P. Pouvrelli</text:p>
      <text:p text:style-name="Standard">E. Fucherii</text:p>
      <text:p text:style-name="Standard">J. Justicie</text:p>
      <text:p text:style-name="Standard">Sicoquatricis</text:p>
      <text:p text:style-name="Standard">Vi cantore</text:p>
      <text:p text:style-name="Standard">J. Succentore</text:p>
      <text:p text:style-name="Standard">H. penitenciario</text:p>
      <text:p text:style-name="Standard">M. de Melloto</text:p>
      <text:p text:style-name="Standard">J. Justicre</text:p>
      <text:p text:style-name="Standard">P. de Roniaco</text:p>
      <text:p text:style-name="Standard">J. de Sinemuro</text:p>
      <text:p text:style-name="Standard">P. Pouvelli</text:p>
      <text:p text:style-name="Standard">G. de Curtilis</text:p>
      <text:p text:style-name="Standard">Dde Vuclaro</text:p>
      <text:p text:style-name="Standard">G. de Lumbris</text:p>
      <text:p text:style-name="Standard">Jo. Lasalis</text:p>
      <text:p text:style-name="Standard"/>
      <text:p text:style-name="Standard"/>
      <text:p text:style-name="Standard">=FRAN_0393_09421.tif=</text:p>
      <text:p text:style-name="Standard">&gt;&gt;&gt;&gt;&gt;&gt; date &lt;&lt;&lt;&lt;&lt;&lt;&lt;</text:p>
      <text:p text:style-name="Standard">anno xlviii° die mercuriis post audita capituli</text:p>
      <text:p text:style-name="Standard">Anno plictavo die Venris antrem Rannieo pali capitulantibus</text:p>
      <text:p text:style-name="Standard">&gt;&gt;&gt;&gt;&gt;&gt; block &lt;&lt;&lt;&lt;&lt;&lt;&lt;</text:p>
      <text:p text:style-name="Standard">de domini Guillelmo Lecepe ad lune post quammodo in stat</text:p>
      <text:p text:style-name="Standard">et fuit plegnis dominus Radulphuis dicntis le Penre</text:p>
      <text:p text:style-name="Standard">Hodie Petrus de Montefirmolio impetrans fuit receptus ad</text:p>
      <text:p text:style-name="Standard">capellaniam Sancti Michaelis in ecclesia Sancti Medeici / que vacavit in</text:p>
      <text:p text:style-name="Standard">ecclesia Sancti Medericio per mortem Durandi facriste presentibus Symon</text:p>
      <text:p text:style-name="Standard">odonis Petro Gonvesse et Y. Marescalli / Et fuit dictum quod indum</text:p>
      <text:p text:style-name="Standard">in pressesionem dicte $pe$ capellanie per. magistrum Ynonem capiceris dicte cectera</text:p>
      <text:p text:style-name="Standard"><text:soft-page-break/>Mederici Parisiensis</text:p>
      <text:p text:style-name="Standard">&gt;&gt;&gt;&gt;&gt;&gt; liste &lt;&lt;&lt;&lt;&lt;&lt;&lt;</text:p>
      <text:p text:style-name="Standard">Vi Cantore</text:p>
      <text:p text:style-name="Standard">J. Sanctentre</text:p>
      <text:p text:style-name="Standard">R. Cancellario</text:p>
      <text:p text:style-name="Standard">P. Cosalis</text:p>
      <text:p text:style-name="Standard">G. de Curcilos</text:p>
      <text:p text:style-name="Standard">G. de Lumbris</text:p>
      <text:p text:style-name="Standard">S. de Duclaro</text:p>
      <text:p text:style-name="Standard">J. de Sinemuro</text:p>
      <text:p text:style-name="Standard">justicie</text:p>
      <text:p text:style-name="Standard">P. de Roniaco</text:p>
      <text:p text:style-name="Standard">E. Fucherii</text:p>
      <text:p text:style-name="Standard">P. Pouvelle</text:p>
      <text:p text:style-name="Standard">Vi. Cantore</text:p>
      <text:p text:style-name="Standard">J. Succentore</text:p>
      <text:p text:style-name="Standard">R. Cancellario</text:p>
      <text:p text:style-name="Standard">J. de Sinemuro</text:p>
      <text:p text:style-name="Standard">G. de Curcilis</text:p>
      <text:p text:style-name="Standard">P. de Roniaco</text:p>
      <text:p text:style-name="Standard">J. Justicie</text:p>
      <text:p text:style-name="Standard">G. de Lumbris</text:p>
      <text:p text:style-name="Standard">G. Coquatricis</text:p>
      <text:p text:style-name="Standard">D. de Duclaro</text:p>
      <text:p text:style-name="Standard">E. Fucherii</text:p>
      <text:p text:style-name="Standard">P. Casalis</text:p>
      <text:p text:style-name="Standard"/>
      <text:p text:style-name="Standard"/>
      <text:p text:style-name="Standard">=FRAN_0393_09422.tif=</text:p>
      <text:p text:style-name="Standard">&gt;&gt;&gt;&gt;&gt;&gt; date &lt;&lt;&lt;&lt;&lt;&lt;&lt;</text:p>
      <text:p text:style-name="Standard">Anno xlocavo die lune post Ranes paliveris capitulantibus</text:p>
      <text:p text:style-name="Standard">Innomine domini Amnen Per pueli</text:p>
      <text:p text:style-name="Standard">Anno xlviiia in vigilia pasche capitulntibus</text:p>
      <text:p text:style-name="Standard">&gt;&gt;&gt;&gt;&gt;&gt; block &lt;&lt;&lt;&lt;&lt;&lt;&lt;</text:p>
      <text:p text:style-name="Standard">Veneralilis sir magister Fedycus de Agrifolio canonicus Parisiensis fuit receptus</text:p>
      <text:p text:style-name="Standard">in personam procuratorem auctoritate apostolica ad prebenda Parisiensi que vacavit pt</text:p>
      <text:p text:style-name="Standard"><text:soft-page-break/>prmocronem domini firmini de Coquerello ad episcopatum novira</text:p>
      <text:p text:style-name="Standard">datum gracie</text:p>
      <text:p text:style-name="Standard">Anno xlix die xvii monsis apslis</text:p>
      <text:p text:style-name="Standard">de Baignoletus recoqno.</text:p>
      <text:p text:style-name="Standard">se tenum domino Radr Bouisensus in xvii lbrai y s pt duabus libratis</text:p>
      <text:p text:style-name="Standard">cere de Bongis rapione fims capuceriatus ecclesie Sancti Mederici / et de</text:p>
      <text:p text:style-name="Standard">dominnio Paschi ultim pconti $prest actoe in domo quam inhabitat idem</text:p>
      <text:p text:style-name="Standard">de Baignoleto in veteri vito templi et ipso Jacente infirmo </text:p>
      <text:p text:style-name="Standard">lecto suo in camera inferiori super terra dicte domus presentibis dyonisia relitte</text:p>
      <text:p text:style-name="Standard">defuncti Dyonisii de privinio custodiente ipsum in infirmitate</text:p>
      <text:p text:style-name="Standard">et Johanne Garners Arigo EBroyconi dioc</text:p>
      <text:p text:style-name="Standard">&gt;&gt;&gt;&gt;&gt;&gt; liste &lt;&lt;&lt;&lt;&lt;&lt;&lt;</text:p>
      <text:p text:style-name="Standard">V. lautore</text:p>
      <text:p text:style-name="Standard">G. Archidacobrie</text:p>
      <text:p text:style-name="Standard">J. Succentore</text:p>
      <text:p text:style-name="Standard">R. Cancellario</text:p>
      <text:p text:style-name="Standard">H. Pepitgui</text:p>
      <text:p text:style-name="Standard">G. de Lumiens</text:p>
      <text:p text:style-name="Standard">J. de Sinemuro</text:p>
      <text:p text:style-name="Standard">E Fucherii</text:p>
      <text:p text:style-name="Standard">P. Casalis</text:p>
      <text:p text:style-name="Standard">Gicrquietis</text:p>
      <text:p text:style-name="Standard">Vi. cantore</text:p>
      <text:p text:style-name="Standard">G. Archidacono Brie</text:p>
      <text:p text:style-name="Standard">J. Succentore</text:p>
      <text:p text:style-name="Standard">R. Cancellario</text:p>
      <text:p text:style-name="Standard">H. penitenciario</text:p>
      <text:p text:style-name="Standard">P. Casalis</text:p>
      <text:p text:style-name="Standard">E. Fucherii</text:p>
      <text:p text:style-name="Standard"/>
      <text:p text:style-name="Standard"/>
      <text:p text:style-name="Standard">=FRAN_0393_09423.tif=</text:p>
      <text:p text:style-name="Standard">&gt;&gt;&gt;&gt;&gt;&gt; date &lt;&lt;&lt;&lt;&lt;&lt;&lt;</text:p>
      <text:p text:style-name="Standard">Anno xlix die venie posti Sanctum Paschaptulnitbus</text:p>
      <text:p text:style-name="Standard">Anno ploctavio die lune post qauasi i capiulantbus</text:p>
      <text:p text:style-name="Standard">&gt;&gt;&gt;&gt;&gt;&gt; block &lt;&lt;&lt;&lt;&lt;&lt;&lt;</text:p>
      <text:p text:style-name="Standard"><text:soft-page-break/>Hodie magister Dyonisius de quadr ellis presentavit ad ecclesiam de Castr</text:p>
      <text:p text:style-name="Standard">Garnerium de Guilliaco presbyterum</text:p>
      <text:p text:style-name="Standard">&gt;&gt;&gt;&gt;&gt;&gt; liste &lt;&lt;&lt;&lt;&lt;&lt;&lt;</text:p>
      <text:p text:style-name="Standard">Vi cantore</text:p>
      <text:p text:style-name="Standard">G. Archiaco Brie</text:p>
      <text:p text:style-name="Standard">J. Succentore</text:p>
      <text:p text:style-name="Standard">R. Cancellario</text:p>
      <text:p text:style-name="Standard">H.penitenciario</text:p>
      <text:p text:style-name="Standard">E. Fucheri</text:p>
      <text:p text:style-name="Standard">G. Coquatricis</text:p>
      <text:p text:style-name="Standard">D. de Quadrellis</text:p>
      <text:p text:style-name="Standard">P. Pouvrelli</text:p>
      <text:p text:style-name="Standard">G. de Lumbris</text:p>
      <text:p text:style-name="Standard">J. Justicie</text:p>
      <text:p text:style-name="Standard">D. de Duclaro</text:p>
      <text:p text:style-name="Standard">Vi. cantore</text:p>
      <text:p text:style-name="Standard">J. Succentore</text:p>
      <text:p text:style-name="Standard">R. Cancellario</text:p>
      <text:p text:style-name="Standard">H. penitenciario</text:p>
      <text:p text:style-name="Standard">P. Casalis</text:p>
      <text:p text:style-name="Standard">E. Fucherii</text:p>
      <text:p text:style-name="Standard">G. de Lumbris</text:p>
      <text:p text:style-name="Standard">G. de Curtilis</text:p>
      <text:p text:style-name="Standard">P. Pouvelli</text:p>
      <text:p text:style-name="Standard">M. de Melloto</text:p>
      <text:p text:style-name="Standard">J. Justicie</text:p>
      <text:p text:style-name="Standard">G. Coquarricis</text:p>
      <text:p text:style-name="Standard"/>
      <text:p text:style-name="Standard"/>
      <text:p text:style-name="Standard">=FRAN_0393_09424.tif=</text:p>
      <text:p text:style-name="Standard">&gt;&gt;&gt;&gt;&gt;&gt; date &lt;&lt;&lt;&lt;&lt;&lt;&lt;</text:p>
      <text:p text:style-name="Standard">Anno ylvono die mercuris post quosimodo captiltli</text:p>
      <text:p text:style-name="Standard">Anno xlnono die veneris post quasimone capitulautibus</text:p>
      <text:p text:style-name="Standard">&gt;&gt;&gt;&gt;&gt;&gt; block &lt;&lt;&lt;&lt;&lt;&lt;&lt;</text:p>
      <text:p text:style-name="Standard">Hodie dominus Garnenis Malecoste presentatus ad ecclesiam de Castanito</text:p>
      <text:p text:style-name="Standard">protestatus fuit etc. prsentibus domino Nicoluo Le Terrier Jehann Restanis</text:p>
      <text:p text:style-name="Standard"><text:soft-page-break/>Mather de Pultra rippa t etc.</text:p>
      <text:p text:style-name="Standard">Hodie fuit pronunciatum capellania debi domuno Gabuieli etc.</text:p>
      <text:p text:style-name="Standard">Item Hodie fuit receptus Arnaldus de Fagia rector parrochial ecclesie</text:p>
      <text:p text:style-name="Standard">de claro monte Tholosane croc / ad capellaniam Raymundi de Cilia</text:p>
      <text:p text:style-name="Standard">et siit anstallatus et juri presentibus magistris Rudulpho de Clancampo $dyocc Rer</text:p>
      <text:p text:style-name="Standard">Dyonisio rejuria nevior et Euidone fabri lecens lctcart cagenis pro</text:p>
      <text:p text:style-name="Standard">de sabaudia publico notario et Y marm</text:p>
      <text:p text:style-name="Standard">ad mercurium ad interloquendum ut prius interim tradet rous illud quod</text:p>
      <text:p text:style-name="Standard">Volurt</text:p>
      <text:p text:style-name="Standard">Hodie fuit receptus ad putacionem Andree Giffardi dominus Francus</text:p>
      <text:p text:style-name="Standard">de ministre presbyterum ad capellaniam fundatam in ppsca ecclesia Parsie per</text:p>
      <text:p text:style-name="Standard">ipsum Andream in honore Sancti Dyonisii et fuit receptus</text:p>
      <text:p text:style-name="Standard">Hodie dominus Suctumi gulit haimani ducis prebiteo capellanie uam obtinebat</text:p>
      <text:p text:style-name="Standard">Ent Petrus Galaubi</text:p>
      <text:p text:style-name="Standard">&gt;&gt;&gt;&gt;&gt;&gt; liste &lt;&lt;&lt;&lt;&lt;&lt;&lt;</text:p>
      <text:p text:style-name="Standard">Vi. Cantore</text:p>
      <text:p text:style-name="Standard">G. Archidiaco Brie</text:p>
      <text:p text:style-name="Standard">duccentore</text:p>
      <text:p text:style-name="Standard">R</text:p>
      <text:p text:style-name="Standard">H. penitenciario</text:p>
      <text:p text:style-name="Standard">Plasalio</text:p>
      <text:p text:style-name="Standard">G. Coquatricis</text:p>
      <text:p text:style-name="Standard">M. de Melloto</text:p>
      <text:p text:style-name="Standard">J. de Sinemuro</text:p>
      <text:p text:style-name="Standard">P. Pouvrelli</text:p>
      <text:p text:style-name="Standard">H. deS Fucherii</text:p>
      <text:p text:style-name="Standard">D. de Duclaro</text:p>
      <text:p text:style-name="Standard">G. de Lumbris</text:p>
      <text:p text:style-name="Standard">D. de Quadrellis</text:p>
      <text:p text:style-name="Standard">G. de Curtilis</text:p>
      <text:p text:style-name="Standard">Vi cantore</text:p>
      <text:p text:style-name="Standard">J. Succentore</text:p>
      <text:p text:style-name="Standard">H. Penitenciario</text:p>
      <text:p text:style-name="Standard">M. de Melloto</text:p>
      <text:p text:style-name="Standard">P. Casalis</text:p>
      <text:p text:style-name="Standard">P. de Roulaco</text:p>
      <text:p text:style-name="Standard"><text:soft-page-break/>E. Fucherii</text:p>
      <text:p text:style-name="Standard">G. de Curcalis</text:p>
      <text:p text:style-name="Standard">J. de Sinenner</text:p>
      <text:p text:style-name="Standard">G. de Lumbris</text:p>
      <text:p text:style-name="Standard">D. de Duclaro</text:p>
      <text:p text:style-name="Standard">G. Coquatricis</text:p>
      <text:p text:style-name="Standard">P. Pouvrelli</text:p>
      <text:p text:style-name="Standard"/>
      <text:p text:style-name="Standard"/>
      <text:p text:style-name="Standard">=FRAN_0393_09425.tif=</text:p>
      <text:p text:style-name="Standard">&gt;&gt;&gt;&gt;&gt;&gt; date &lt;&lt;&lt;&lt;&lt;&lt;&lt;</text:p>
      <text:p text:style-name="Standard">cur Slnoni die lune post i gucia domini capituli</text:p>
      <text:p text:style-name="Standard">Anno xlnono die mercri post asercordia domin caitlus</text:p>
      <text:p text:style-name="Standard">&gt;&gt;&gt;&gt;&gt;&gt; block &lt;&lt;&lt;&lt;&lt;&lt;&lt;</text:p>
      <text:p text:style-name="Standard">Hodie sucere contulit capitulam et presentavit capitulo et capitulum</text:p>
      <text:p text:style-name="Standard">admisit presentatum videlicet dominum Humanum dutis p</text:p>
      <text:p text:style-name="Standard">et prestitit juri capellania altaris Sancti Anconii</text:p>
      <text:p text:style-name="Standard">Dominus Johannes superii presentatus per magistrum Eciardum ad eclesiam parochial</text:p>
      <text:p text:style-name="Standard">Hodie dominus Jacobus de Bordano resignavit apellanism cum duno Jacobo de</text:p>
      <text:p text:style-name="Standard">unaco ad capellaa Sancti Laure in ecclesia beati Martini de Montembi</text:p>
      <text:p text:style-name="Standard">ciato parisiensi diocesis</text:p>
      <text:p text:style-name="Standard">Hodie abmarricus de Grasyato nomravit marcicium Braydor ad</text:p>
      <text:p text:style-name="Standard">capellani</text:p>
      <text:p text:style-name="Standard">vacantes per mottem Dyonsii Le Puissenr</text:p>
      <text:p text:style-name="Standard">expetavit Piouiro contra leu de a</text:p>
      <text:p text:style-name="Standard">&gt;&gt;&gt;&gt;&gt;&gt; liste &lt;&lt;&lt;&lt;&lt;&lt;&lt;</text:p>
      <text:p text:style-name="Standard">J. Cantore</text:p>
      <text:p text:style-name="Standard">Succentore</text:p>
      <text:p text:style-name="Standard">H. penitenciario</text:p>
      <text:p text:style-name="Standard">G. Coquatricis</text:p>
      <text:p text:style-name="Standard">P. de Roniaco</text:p>
      <text:p text:style-name="Standard">J. de Sinemno</text:p>
      <text:p text:style-name="Standard">P. Pouvrelli</text:p>
      <text:p text:style-name="Standard">G. de Curtilis</text:p>
      <text:p text:style-name="Standard">G. de Lumbris</text:p>
      <text:p text:style-name="Standard">D. de Duclaro</text:p>
      <text:p text:style-name="Standard"><text:soft-page-break/>E. Fucheni</text:p>
      <text:p text:style-name="Standard">Justicie</text:p>
      <text:p text:style-name="Standard">Vi. Cantore</text:p>
      <text:p text:style-name="Standard">J. Succentore</text:p>
      <text:p text:style-name="Standard">R. Cancellario</text:p>
      <text:p text:style-name="Standard">H. Penitenciario</text:p>
      <text:p text:style-name="Standard">M. de Melloto</text:p>
      <text:p text:style-name="Standard">E. Fucherii</text:p>
      <text:p text:style-name="Standard">G. de Curcilis</text:p>
      <text:p text:style-name="Standard">G. de Lumbris</text:p>
      <text:p text:style-name="Standard"/>
      <text:p text:style-name="Standard"/>
      <text:p text:style-name="Standard">=FRAN_0393_09426.tif=</text:p>
      <text:p text:style-name="Standard">&gt;&gt;&gt;&gt;&gt;&gt; date &lt;&lt;&lt;&lt;&lt;&lt;&lt;</text:p>
      <text:p text:style-name="Standard">Anno xlucio die lune post jubilato capituli</text:p>
      <text:p text:style-name="Standard">Anno xlvono die veneris post jubili capitulatlbus</text:p>
      <text:p text:style-name="Standard">&gt;&gt;&gt;&gt;&gt;&gt; block &lt;&lt;&lt;&lt;&lt;&lt;&lt;</text:p>
      <text:p text:style-name="Standard">Honie magister Potrus Barrerii preocavit ad capellaniam</text:p>
      <text:p text:style-name="Standard">Richardi dandis dominum Jacobum de Dordano</text:p>
      <text:p text:style-name="Standard">Hodie Johannes Esquerin per dominum Gregonum socii ejus subciat</text:p>
      <text:p text:style-name="Standard">Insimuavit graciam sibi factam ad collacionem episcopi decani et capituli</text:p>
      <text:p text:style-name="Standard">Parisiensi eiam si in eccesia Cathedrali / domini eam habuntur per insinuata</text:p>
      <text:p text:style-name="Standard">Datum grcio xiii kalena Marcii anno secto</text:p>
      <text:p text:style-name="Standard">Hodie fuerint deputati ex parte capituli ad gubernandum execucionan domini Tho</text:p>
      <text:p text:style-name="Standard">me de Romanavilla domini Huens flogerii et Jacobus de plumbia</text:p>
      <text:p text:style-name="Standard">et juraverunt quod diligenter se haberent</text:p>
      <text:p text:style-name="Standard">Hodie Pecius de Clauso fecit homagium de Feodo de Hodi</text:p>
      <text:p text:style-name="Standard">racione Johanne uxoris sue.</text:p>
      <text:p text:style-name="Standard">4</text:p>
      <text:p text:style-name="Standard">&gt;&gt;&gt;&gt;&gt;&gt; liste &lt;&lt;&lt;&lt;&lt;&lt;&lt;</text:p>
      <text:p text:style-name="Standard">. Cantore</text:p>
      <text:p text:style-name="Standard">J. Succentore</text:p>
      <text:p text:style-name="Standard">H. penitericiario.</text:p>
      <text:p text:style-name="Standard">P. Casalis</text:p>
      <text:p text:style-name="Standard">E. Fucherii</text:p>
      <text:p text:style-name="Standard">G. de Lumbris</text:p>
      <text:p text:style-name="Standard"><text:soft-page-break/>G. de Curtilis</text:p>
      <text:p text:style-name="Standard">D. de Duclaro</text:p>
      <text:p text:style-name="Standard">P. Pouvrelli</text:p>
      <text:p text:style-name="Standard">J. Justicie</text:p>
      <text:p text:style-name="Standard">P. Barrerii</text:p>
      <text:p text:style-name="Standard">G. Toquatricis</text:p>
      <text:p text:style-name="Standard">Vi lautore</text:p>
      <text:p text:style-name="Standard">G. Archidiacono Brie</text:p>
      <text:p text:style-name="Standard">J. Succentore</text:p>
      <text:p text:style-name="Standard">E. Fucher</text:p>
      <text:p text:style-name="Standard">lario</text:p>
      <text:p text:style-name="Standard">G. de Curolis</text:p>
      <text:p text:style-name="Standard">J. de Lumbris</text:p>
      <text:p text:style-name="Standard">D. de Duclaro</text:p>
      <text:p text:style-name="Standard">P. de Alneto</text:p>
      <text:p text:style-name="Standard">J. Justicie</text:p>
      <text:p text:style-name="Standard">P. Barrerii</text:p>
      <text:p text:style-name="Standard"/>
      <text:p text:style-name="Standard"/>
      <text:p text:style-name="Standard">=FRAN_0393_09427.tif=</text:p>
      <text:p text:style-name="Standard">&gt;&gt;&gt;&gt;&gt;&gt; date &lt;&lt;&lt;&lt;&lt;&lt;&lt;</text:p>
      <text:p text:style-name="Standard">967.</text:p>
      <text:p text:style-name="Standard">Anno xlnono die lune post cantate captultlbis</text:p>
      <text:p text:style-name="Standard">Anno xlvono die venre post cantare capituli</text:p>
      <text:p text:style-name="Standard">&gt;&gt;&gt;&gt;&gt;&gt; block &lt;&lt;&lt;&lt;&lt;&lt;&lt;</text:p>
      <text:p text:style-name="Standard">Guillelmus selitis Belvatis diocesis cod recin de ceaux noiatus per</text:p>
      <text:p text:style-name="Standard">magistrum Guydonem Coquatricis</text:p>
      <text:p text:style-name="Standard">Hodie magister Johannes de Sinemisiro epistenus in curno conferendi</text:p>
      <text:p text:style-name="Standard">juxta statuta qacusm Par. contulet magistro Reginaldo domini</text:p>
      <text:p text:style-name="Standard">fautur qapeslaniam que siit Guillelmi de Gigiis c</text:p>
      <text:p text:style-name="Standard">&gt;&gt;&gt;&gt;&gt;&gt; liste &lt;&lt;&lt;&lt;&lt;&lt;&lt;</text:p>
      <text:p text:style-name="Standard">G. ArchidacoBrie</text:p>
      <text:p text:style-name="Standard">J. Succentore</text:p>
      <text:p text:style-name="Standard">R. Cancellario</text:p>
      <text:p text:style-name="Standard">H. penitenciario</text:p>
      <text:p text:style-name="Standard">P. Pouvrelli</text:p>
      <text:p text:style-name="Standard"><text:soft-page-break/>G. Coquatricis</text:p>
      <text:p text:style-name="Standard">J. de Sinemuro</text:p>
      <text:p text:style-name="Standard">G. de Lumbris</text:p>
      <text:p text:style-name="Standard">D. de Duclaro</text:p>
      <text:p text:style-name="Standard">P Casalis</text:p>
      <text:p text:style-name="Standard">Jo. Barrerii</text:p>
      <text:p text:style-name="Standard">Vi. Cantore</text:p>
      <text:p text:style-name="Standard">G. Archidacono Brie</text:p>
      <text:p text:style-name="Standard">J. Succentore</text:p>
      <text:p text:style-name="Standard">R. Cancellario</text:p>
      <text:p text:style-name="Standard">H. penitenciario</text:p>
      <text:p text:style-name="Standard">G. Coquarricis</text:p>
      <text:p text:style-name="Standard">J. Justicie</text:p>
      <text:p text:style-name="Standard">P. Pouvrelli</text:p>
      <text:p text:style-name="Standard">G. de Curclis</text:p>
      <text:p text:style-name="Standard">G. de Lumibris</text:p>
      <text:p text:style-name="Standard">D. de Duclar</text:p>
      <text:p text:style-name="Standard">P. Casalis</text:p>
      <text:p text:style-name="Standard">J. de Sureaunro</text:p>
      <text:p text:style-name="Standard"/>
      <text:p text:style-name="Standard"/>
      <text:p text:style-name="Standard">=FRAN_0393_09428.tif=</text:p>
      <text:p text:style-name="Standard">&gt;&gt;&gt;&gt;&gt;&gt; block &lt;&lt;&lt;&lt;&lt;&lt;&lt;</text:p>
      <text:p text:style-name="Standard">v. cantore.</text:p>
      <text:p text:style-name="Standard">Hodie provisortesto Sepulcri presentaverunt ad capellaniam per ipsos</text:p>
      <text:p text:style-name="Standard">J. Succentore</text:p>
      <text:p text:style-name="Standard">fundatam in dicta ecclesia Sancti Sepulcri / ob remedium Petrisiluetri</text:p>
      <text:p text:style-name="Standard">Mercatoris de Luca</text:p>
      <text:p text:style-name="Standard">G. de Lumbris</text:p>
      <text:p text:style-name="Standard">&gt;&gt;&gt;&gt;&gt;&gt; liste &lt;&lt;&lt;&lt;&lt;&lt;&lt;</text:p>
      <text:p text:style-name="Standard">R. Cancellario</text:p>
      <text:p text:style-name="Standard">Hipenitenciariu</text:p>
      <text:p text:style-name="Standard">G. de Curclis</text:p>
      <text:p text:style-name="Standard">M. de Melloto</text:p>
      <text:p text:style-name="Standard">G. coquatricis</text:p>
      <text:p text:style-name="Standard"/>
      <text:p text:style-name="Standard"><text:soft-page-break/></text:p>
      <text:p text:style-name="Standard">=FRAN_0393_09429.tif=</text:p>
      <text:p text:style-name="Standard">&gt;&gt;&gt;&gt;&gt;&gt; block &lt;&lt;&lt;&lt;&lt;&lt;&lt;</text:p>
      <text:p text:style-name="Standard">Hodie Guillelmus de Montibus presbyter procuratore domini Roberti Godefredi</text:p>
      <text:p text:style-name="Standard">capellani altarem sanctorum Crispini et Crispiniani in ecclesia Par.</text:p>
      <text:p text:style-name="Standard">resignavit dictam capellaniam causa permutacionis faciende cum</text:p>
      <text:p text:style-name="Standard">domino Guillelmo Reginald ad capellaniam Sancti Martini in</text:p>
      <text:p text:style-name="Standard">ecclesia collegiali Sancti Vedasti Belvacensi et fuit admissa permutacio</text:p>
      <text:p text:style-name="Standard">et investitus nomine ipsius Guillelmi dominus Guillelmus Castellani</text:p>
      <text:p text:style-name="Standard">Giraldus</text:p>
      <text:p text:style-name="Standard">Hodie $Guillelmus$ de Clusollo insinuavit graciam sibi</text:p>
      <text:p text:style-name="Standard">factam de beneficio vacaturo ad collacionem episcopi decani et capituli</text:p>
      <text:p text:style-name="Standard">Par. etiam si in rotam cathedrali</text:p>
      <text:p text:style-name="Standard">Datum gracie in idas octobris anno sexto</text:p>
      <text:p text:style-name="Standard">Hodie Robertus Hanquetin tradidit denarium Dei de jeaula</text:p>
      <text:p text:style-name="Standard">et posuit eam</text:p>
      <text:p text:style-name="Standard">ad quatuorviginti libras parisienses monete currente sub licitacione</text:p>
      <text:p text:style-name="Standard">quindecim denariorum</text:p>
      <text:p text:style-name="Standard">Hodie Robertus de Selles presentavit ad capellaniam fundatam</text:p>
      <text:p text:style-name="Standard">per ipsum in ecclesia Sancti Sepulcri cujus jus patronatus</text:p>
      <text:p text:style-name="Standard">ad ipsum quamdiu vixerit pertinet Evrardum de Marceyo</text:p>
      <text:p text:style-name="Standard">supra wagiam $p$ Tullensis diocesis presbyterum et juravit</text:p>
      <text:p text:style-name="Standard">Item Hodie magister Yvo de Luria resignavit canonicatum</text:p>
      <text:p text:style-name="Standard">et prebendam / quos obtinebat in ecclesia Sancti Sepulcri Par. ex</text:p>
      <text:p text:style-name="Standard">causa permutacionis et non alias de ipsis faciendis cum precione</text:p>
      <text:p text:style-name="Standard">Marescalli clerico ad capellaniam ad altare sancte Crucis</text:p>
      <text:p text:style-name="Standard">ad vultum de Luca in dicta ecclesia Sancti Sepulcri</text:p>
      <text:p text:style-name="Standard">&gt;&gt;&gt;&gt;&gt;&gt; liste &lt;&lt;&lt;&lt;&lt;&lt;&lt;</text:p>
      <text:p text:style-name="Standard">Vi cantore</text:p>
      <text:p text:style-name="Standard">G. archidiacono Brie</text:p>
      <text:p text:style-name="Standard">J. Succentore</text:p>
      <text:p text:style-name="Standard">R. Cancellario</text:p>
      <text:p text:style-name="Standard">H. penitenciario</text:p>
      <text:p text:style-name="Standard">J. Justicie</text:p>
      <text:p text:style-name="Standard">G. de Lumbris</text:p>
      <text:p text:style-name="Standard">P. Casalis</text:p>
      <text:p text:style-name="Standard"><text:soft-page-break/>D. de Duclaro</text:p>
      <text:p text:style-name="Standard">E. Fucherii</text:p>
      <text:p text:style-name="Standard">P. Pouvrelli</text:p>
      <text:p text:style-name="Standard"/>
      <text:p text:style-name="Standard"/>
      <text:p text:style-name="Standard">=FRAN_0393_09430.tif=</text:p>
      <text:p text:style-name="Standard">&gt;&gt;&gt;&gt;&gt;&gt; numérotation &lt;&lt;&lt;&lt;&lt;&lt;&lt;</text:p>
      <text:p text:style-name="Standard">C</text:p>
      <text:p text:style-name="Standard">370.</text:p>
      <text:p text:style-name="Standard">&gt;&gt;&gt;&gt;&gt;&gt; block &lt;&lt;&lt;&lt;&lt;&lt;&lt;</text:p>
      <text:p text:style-name="Standard">Hodie fuit receptus magister Symon de Laucagiis virtute gracie</text:p>
      <text:p text:style-name="Standard">ad capellaniam Sancti Stephani vacantem per mortem Petri Georgii sub pro</text:p>
      <text:p text:style-name="Standard">testacione quod in casu in quo aliquis alius qui precederet ipsum in $</text:p>
      <text:p text:style-name="Standard">appareret / quod domini ipsum possent recipere etc presentibus Petro de Caprivilla camer</text:p>
      <text:p text:style-name="Standard">ario laico / Symon de Civillis / Johanne de Binolio Y. Mar./</text:p>
      <text:p text:style-name="Standard">Thyerricus Le Forbeeur et Thomas Gougronne de Roseto /</text:p>
      <text:p text:style-name="Standard">debent solvere sub pena dupplicacionis magistro Helye de Cursone</text:p>
      <text:p text:style-name="Standard">decem et octo libras et duodecim solidos turonenses solvendos die benedicionis</text:p>
      <text:p text:style-name="Standard">racione vendicionis duorum modiorum blade et unius avene et deben</text:p>
      <text:p text:style-name="Standard">de hoc dare plegios.</text:p>
      <text:p text:style-name="Standard">Hodie Petrus Godinelli de Conquonio insinuavit processum collacionem</text:p>
      <text:p text:style-name="Standard">et acceptacionem de capellania Guillelmi Pasqueri / domini acceptaverunt</text:p>
      <text:p text:style-name="Standard">terminum sex dierum</text:p>
      <text:p text:style-name="Standard">Fiat lictera sub sigillo capituli simile est facta de castelleto $ pro Therrais le Forbeur et Thomas Jehan</text:p>
      <text:p text:style-name="Standard">Grende commorantes in villa nove de Roseto in Bria meldensis dyocesis evene et ipsius quilibet insolidum magistro Johanni</text:p>
      <text:p text:style-name="Standard">de Surenne civitatis Par. in vi XX lb. tunonensis monete nunc currente ex vendicione xx modiorum grani medietatem</text:p>
      <text:p text:style-name="Standard">bladi et medietatem avene receptorum per ipsos a dicto ejus solvendo dictis canonicis ad ejus voluntatem sub obligacione</text:p>
      <text:p text:style-name="Standard">ejus senorum et priseus finali evende etc se supponentes qua ad hoc inadem viam ecclesiasticam et apostolicam itaquod</text:p>
      <text:p text:style-name="Standard">nule lictere non fuerunt nisi unam et quod caediare possit se marie voresies prout videre expedire dicta</text:p>
      <text:p text:style-name="Standard">anno domini mcccxlix die xxii. maii. et proviserunt per sua juramenta etc.</text:p>
      <text:p text:style-name="Standard">&gt;&gt;&gt;&gt;&gt;&gt; liste &lt;&lt;&lt;&lt;&lt;&lt;&lt;</text:p>
      <text:p text:style-name="Standard">Vi cantore</text:p>
      <text:p text:style-name="Standard">G. archdiacono brie</text:p>
      <text:p text:style-name="Standard"><text:soft-page-break/>J. Succentore</text:p>
      <text:p text:style-name="Standard">R. Cancellario</text:p>
      <text:p text:style-name="Standard">H. Penitenciario</text:p>
      <text:p text:style-name="Standard">M. de Melloto</text:p>
      <text:p text:style-name="Standard">P. Pouvrelli</text:p>
      <text:p text:style-name="Standard">E. de Curtilis</text:p>
      <text:p text:style-name="Standard">E. Fucherii</text:p>
      <text:p text:style-name="Standard">J. Justicie</text:p>
      <text:p text:style-name="Standard">G. de Lumbris</text:p>
      <text:p text:style-name="Standard">D. de Duclaro</text:p>
      <text:p text:style-name="Standard"/>
      <text:p text:style-name="Standard"/>
      <text:p text:style-name="Standard">=FRAN_0393_09431.tif=</text:p>
      <text:p text:style-name="Standard">&gt;&gt;&gt;&gt;&gt;&gt; date &lt;&lt;&lt;&lt;&lt;&lt;&lt;</text:p>
      <text:p text:style-name="Standard">Anno xlviono die lune post festum Ascensonis do cpitulantibus</text:p>
      <text:p text:style-name="Standard">Anno xlvrno die mercuri post festum Ascensionis dimicitulatbus</text:p>
      <text:p text:style-name="Standard">&gt;&gt;&gt;&gt;&gt;&gt; block &lt;&lt;&lt;&lt;&lt;&lt;&lt;</text:p>
      <text:p text:style-name="Standard">ad capellaniem Garges Dyonisius de quar rellavio</text:p>
      <text:p text:style-name="Standard">dminem $G de Masiliis</text:p>
      <text:p text:style-name="Standard">&gt;&gt;&gt;&gt;&gt;&gt; liste &lt;&lt;&lt;&lt;&lt;&lt;&lt;</text:p>
      <text:p text:style-name="Standard">G. Archiaco Brie</text:p>
      <text:p text:style-name="Standard">J. Succentore</text:p>
      <text:p text:style-name="Standard">Hi penitenciario</text:p>
      <text:p text:style-name="Standard">J. de Sinemino</text:p>
      <text:p text:style-name="Standard">M. de Melloto</text:p>
      <text:p text:style-name="Standard">P. de Alneto</text:p>
      <text:p text:style-name="Standard">G. Coquatricis</text:p>
      <text:p text:style-name="Standard">J. de Sinemimo</text:p>
      <text:p text:style-name="Standard">P. Barrerii</text:p>
      <text:p text:style-name="Standard">E. Fucherii</text:p>
      <text:p text:style-name="Standard">G. de Curcilis</text:p>
      <text:p text:style-name="Standard">G. de Lumbris</text:p>
      <text:p text:style-name="Standard">D. de Duclaro</text:p>
      <text:p text:style-name="Standard">P. Pouvrelli</text:p>
      <text:p text:style-name="Standard">Vi cantore</text:p>
      <text:p text:style-name="Standard">G. Arthicobrie</text:p>
      <text:p text:style-name="Standard"><text:soft-page-break/>D. de Quandrellio</text:p>
      <text:p text:style-name="Standard">G. de Lumbris</text:p>
      <text:p text:style-name="Standard">G. de Curcilis</text:p>
      <text:p text:style-name="Standard">E. Fucherii</text:p>
      <text:p text:style-name="Standard"/>
      <text:p text:style-name="Standard"/>
      <text:p text:style-name="Standard">=FRAN_0393_09432.tif=</text:p>
      <text:p text:style-name="Standard">&gt;&gt;&gt;&gt;&gt;&gt; date &lt;&lt;&lt;&lt;&lt;&lt;&lt;</text:p>
      <text:p text:style-name="Standard">Anno xlnono die veneris posti octabis ascensionis domin iapitulantibus</text:p>
      <text:p text:style-name="Standard">Anno plnono. Dis venersis post Ponchait Gagistr P. de Equeto crpellanius capellani deablenus</text:p>
      <text:p text:style-name="Standard">&gt;&gt;&gt;&gt;&gt;&gt; block &lt;&lt;&lt;&lt;&lt;&lt;&lt;</text:p>
      <text:p text:style-name="Standard">Hodie maticoteria vacans permoitem Girardi de Meleduno </text:p>
      <text:p text:style-name="Standard">fuit $dicta$ in commenda Nicolao de Sancto Marcello sed nor</text:p>
      <text:p text:style-name="Standard">adis</text:p>
      <text:p text:style-name="Standard">simpliciter concessa</text:p>
      <text:p text:style-name="Standard">magister Girardos de Auris Pictor dominum Guillelmum de Lrna</text:p>
      <text:p text:style-name="Standard">presentis magistro Guillelmo Chalox domino Philippo de Venericioni ecces Sancti</text:p>
      <text:p text:style-name="Standard">medici beneficieri valtero Le Marnier et Y. Mar</text:p>
      <text:p text:style-name="Standard">hacni Johannis Cepci in Celnia Par. resignit dictam erpellaniam exd causa permutacionis cuus domino Gullelmum de</text:p>
      <text:p text:style-name="Standard">Secrt causma eppellaiam upsarie de Lireantu et ad cppelandem quam obtiret in ecolesia Par. et eppellaniam qui</text:p>
      <text:p text:style-name="Standard">cotiret in ecccesia Sancti Bnencri et fuit admissu eosigao et juravet ad dius cuileies et montagistr Petrus</text:p>
      <text:p text:style-name="Standard">tene scututa et consueturies libercates jura etc.</text:p>
      <text:p text:style-name="Standard">Hodie unardus posuit Geaula in acheramento</text:p>
      <text:p text:style-name="Standard">magister Guillelmus de Lumbris contulit capellania domiui Embdonis parvi su</text:p>
      <text:p text:style-name="Standard">Andree Bohillardi in protestantes conuetis etc.</text:p>
      <text:p text:style-name="Standard">Hodie Johannes de Sinemino contulit capellaniam domini Thome</text:p>
      <text:p text:style-name="Standard">de Romanavillacum pretesto consuetis Reginaldo Saverru</text:p>
      <text:p text:style-name="Standard">de sinemuro Sancte Agnetis</text:p>
      <text:p text:style-name="Standard">&gt;&gt;&gt;&gt;&gt;&gt; liste &lt;&lt;&lt;&lt;&lt;&lt;&lt;</text:p>
      <text:p text:style-name="Standard">Vi cantore</text:p>
      <text:p text:style-name="Standard">G. Arthiaobrie</text:p>
      <text:p text:style-name="Standard">J. Succetrtore</text:p>
      <text:p text:style-name="Standard">R. Cancellario</text:p>
      <text:p text:style-name="Standard">H. Penitenciai</text:p>
      <text:p text:style-name="Standard"><text:soft-page-break/>J. deSinemn</text:p>
      <text:p text:style-name="Standard">G. Cognatricis</text:p>
      <text:p text:style-name="Standard">M. de Melloto</text:p>
      <text:p text:style-name="Standard">G. de Curcilis</text:p>
      <text:p text:style-name="Standard">P. Pouvelli</text:p>
      <text:p text:style-name="Standard">G. de Lumbris</text:p>
      <text:p text:style-name="Standard">de Duclaro</text:p>
      <text:p text:style-name="Standard">Eodem anno et die capituli</text:p>
      <text:p text:style-name="Standard">Vi cantore</text:p>
      <text:p text:style-name="Standard">G. Archidiacono Brie</text:p>
      <text:p text:style-name="Standard">J. Succentore</text:p>
      <text:p text:style-name="Standard">R. Cancellario</text:p>
      <text:p text:style-name="Standard">V. Coqatrcis</text:p>
      <text:p text:style-name="Standard">J. de Suremuro</text:p>
      <text:p text:style-name="Standard">G. de Duclaro</text:p>
      <text:p text:style-name="Standard">G. de Lumbris</text:p>
      <text:p text:style-name="Standard">G. Hamelini</text:p>
      <text:p text:style-name="Standard">E. Fucherii</text:p>
      <text:p text:style-name="Standard">P. Pouvcelli</text:p>
      <text:p text:style-name="Standard">G. de Curcilis</text:p>
      <text:p text:style-name="Standard">de Melloto e</text:p>
      <text:p text:style-name="Standard">Justicie</text:p>
      <text:p text:style-name="Standard"/>
      <text:p text:style-name="Standard"/>
      <text:p text:style-name="Standard">=FRAN_0393_09433.tif=</text:p>
      <text:p text:style-name="Standard">&gt;&gt;&gt;&gt;&gt;&gt; date &lt;&lt;&lt;&lt;&lt;&lt;&lt;</text:p>
      <text:p text:style-name="Standard">371.</text:p>
      <text:p text:style-name="Standard">Anno xlirono die lune post sriitacie capitulantlbus</text:p>
      <text:p text:style-name="Standard">Anno xlnono die veneris post faciamentum capiulalibus</text:p>
      <text:p text:style-name="Standard">&gt;&gt;&gt;&gt;&gt;&gt; block &lt;&lt;&lt;&lt;&lt;&lt;&lt;</text:p>
      <text:p text:style-name="Standard">Anno plurno die venrie post satranitatum exarte qua</text:p>
      <text:p text:style-name="Standard">junii presentibus in domo venrerabi viri magistri Guillelmi Guerte domino</text:p>
      <text:p text:style-name="Standard">Johanni Rouselli Durando loste Guillelmuos Le Nourii Rogo Le</text:p>
      <text:p text:style-name="Standard">queux fuit aprus quidem coffrus qui dicebatur esse</text:p>
      <text:p text:style-name="Standard">dii Odardi de vetifurno / et fuerunt inventa pri</text:p>
      <text:p text:style-name="Standard">unus cacellus ad punctam unum suppellicium dolicatum</text:p>
      <text:p text:style-name="Standard"><text:soft-page-break/>quedam Pecia panvi m Arbreti Rubei vinus planus bene</text:p>
      <text:p text:style-name="Standard">mantis ad usum pars. / vius / quinnctus ad mai</text:p>
      <text:p text:style-name="Standard">Chiam de Ebore</text:p>
      <text:p text:style-name="Standard">Anno xlix die lune post sacramentum de Manera</text:p>
      <text:p text:style-name="Standard">capituli per Yvonem Marescalli / fuit data elargios</text:p>
      <text:p text:style-name="Standard">prisionis domino Odardo</text:p>
      <text:p text:style-name="Standard">quisu</text:p>
      <text:p text:style-name="Standard">positus in celario ad requestam Guillelmi Guer</text:p>
      <text:p text:style-name="Standard">promisit tamen scare juri coram capitulo vel dicto</text:p>
      <text:p text:style-name="Standard">magistro Guillelmi si tonratur de jure et fuit</text:p>
      <text:p text:style-name="Standard">subi dies lune instre assrtis ad compendum coram</text:p>
      <text:p text:style-name="Standard">capitulo vel coram ipsi Guillelmo Guerte et i</text:p>
      <text:p text:style-name="Standard">ad adducendum ipsum ad diem lune predicta</text:p>
      <text:p text:style-name="Standard">fuit plegius magister Johannes Marini pro</text:p>
      <text:p text:style-name="Standard">Nicolao de Brigolio canonicoo Sancti Grmani luccisaiis</text:p>
      <text:p text:style-name="Standard">Par. domino Johanne de Villesteullam regral</text:p>
      <text:p text:style-name="Standard">de Monte albavi ynone dicto Penutis</text:p>
      <text:p text:style-name="Standard">&gt;&gt;&gt;&gt;&gt;&gt; liste &lt;&lt;&lt;&lt;&lt;&lt;&lt;</text:p>
      <text:p text:style-name="Standard">G. Archidaco Brie</text:p>
      <text:p text:style-name="Standard">J. Succentore</text:p>
      <text:p text:style-name="Standard">H. Penrtenciario</text:p>
      <text:p text:style-name="Standard">P. Pouvrelli</text:p>
      <text:p text:style-name="Standard">G. Coquatricis</text:p>
      <text:p text:style-name="Standard">G. de Melloto</text:p>
      <text:p text:style-name="Standard">J. de Sinenino</text:p>
      <text:p text:style-name="Standard">G. de Carcilis</text:p>
      <text:p text:style-name="Standard">D. de Duclaro</text:p>
      <text:p text:style-name="Standard">G. de Lumbris</text:p>
      <text:p text:style-name="Standard">E. Fucherii</text:p>
      <text:p text:style-name="Standard">Vi cantore</text:p>
      <text:p text:style-name="Standard">G. Archhdiaco Brie</text:p>
      <text:p text:style-name="Standard">J. Succenntore</text:p>
      <text:p text:style-name="Standard">R. Cancellario</text:p>
      <text:p text:style-name="Standard">P. penitenciario</text:p>
      <text:p text:style-name="Standard">P. de Roniaco</text:p>
      <text:p text:style-name="Standard">M. de Marcello</text:p>
      <text:p text:style-name="Standard"><text:soft-page-break/>J. Justicie</text:p>
      <text:p text:style-name="Standard">P. Pouvrelli</text:p>
      <text:p text:style-name="Standard">G. de Lumbris</text:p>
      <text:p text:style-name="Standard">D. de Duclaro</text:p>
      <text:p text:style-name="Standard">E. Fucherii</text:p>
      <text:p text:style-name="Standard">P. Casalis</text:p>
      <text:p text:style-name="Standard">G. Hamelini</text:p>
      <text:p text:style-name="Standard">G. de Curtilis</text:p>
      <text:p text:style-name="Standard">Gicrquatucis</text:p>
      <text:p text:style-name="Standard"/>
      <text:p text:style-name="Standard"/>
      <text:p text:style-name="Standard">=FRAN_0393_09434.tif=</text:p>
      <text:p text:style-name="Standard">&gt;&gt;&gt;&gt;&gt;&gt; date &lt;&lt;&lt;&lt;&lt;&lt;&lt;</text:p>
      <text:p text:style-name="Standard">Anno xlvono die mercurii post sacramentum capitulantibus</text:p>
      <text:p text:style-name="Standard">Anno xlnono die veneris in festo btorom Gervosii e prochasi capitulatie</text:p>
      <text:p text:style-name="Standard">&gt;&gt;&gt;&gt;&gt;&gt; block &lt;&lt;&lt;&lt;&lt;&lt;&lt;</text:p>
      <text:p text:style-name="Standard">Hodie Guillelmus Bibens agnam slius Johannes Biber aquam fecis</text:p>
      <text:p text:style-name="Standard">homagium de feodoronibus que tenebat sub capitulo</text:p>
      <text:p text:style-name="Standard">et fuit dictum quod daret licteram infraxldies</text:p>
      <text:p text:style-name="Standard">Hodie domini capituli diviserunt in quantum potererum</text:p>
      <text:p text:style-name="Standard">juris alicujus offensione et absque eo quod fieret aliquod per</text:p>
      <text:p text:style-name="Standard">dictum impetrantr vel incurterent aliquo</text:p>
      <text:p text:style-name="Standard">ot absqpe</text:p>
      <text:p text:style-name="Standard">tuo quod obtunere solebat in ecclesia Prai defencti dominus Stephani</text:p>
      <text:p text:style-name="Standard">ain</text:p>
      <text:p text:style-name="Standard">de Montefirurolio in duobus</text:p>
      <text:p text:style-name="Standard">Item Petrus de Duno clericus vituriis insicntis de beneficio vat</text:p>
      <text:p text:style-name="Standard">ad collatioe episcopi decani</text:p>
      <text:p text:style-name="Standard">&gt;&gt;&gt;&gt;&gt;&gt; liste &lt;&lt;&lt;&lt;&lt;&lt;&lt;</text:p>
      <text:p text:style-name="Standard">Vi. Cantore</text:p>
      <text:p text:style-name="Standard">G. Archidiacono Brie</text:p>
      <text:p text:style-name="Standard">J. Succentore</text:p>
      <text:p text:style-name="Standard">H. penitenciario</text:p>
      <text:p text:style-name="Standard">J. de Surenimo</text:p>
      <text:p text:style-name="Standard">M. de Melloto</text:p>
      <text:p text:style-name="Standard">Iustitie</text:p>
      <text:p text:style-name="Standard"><text:soft-page-break/>P. Pouvrelli</text:p>
      <text:p text:style-name="Standard">P. de Roniaco</text:p>
      <text:p text:style-name="Standard">G. de Lumbris</text:p>
      <text:p text:style-name="Standard">D. de Duclaro</text:p>
      <text:p text:style-name="Standard">G. de Curcilis</text:p>
      <text:p text:style-name="Standard">R. Fucherii</text:p>
      <text:p text:style-name="Standard">P. de Alireto</text:p>
      <text:p text:style-name="Standard">P. Casalis</text:p>
      <text:p text:style-name="Standard">Vi. Cantore</text:p>
      <text:p text:style-name="Standard">G. Archidiacono Brie</text:p>
      <text:p text:style-name="Standard">J. Succentore</text:p>
      <text:p text:style-name="Standard">B. Cancellario</text:p>
      <text:p text:style-name="Standard">H. Penitenciario</text:p>
      <text:p text:style-name="Standard">M. de Melloto</text:p>
      <text:p text:style-name="Standard">Justicie</text:p>
      <text:p text:style-name="Standard">P. de Roniaco</text:p>
      <text:p text:style-name="Standard">P. Pouvrelli</text:p>
      <text:p text:style-name="Standard">G. de Curtilis</text:p>
      <text:p text:style-name="Standard">G. de Lurobi</text:p>
      <text:p text:style-name="Standard">Pitasalis</text:p>
      <text:p text:style-name="Standard"/>
      <text:p text:style-name="Standard"/>
      <text:p text:style-name="Standard">=FRAN_0393_09435.tif=</text:p>
      <text:p text:style-name="Standard">&gt;&gt;&gt;&gt;&gt;&gt; liste &lt;&lt;&lt;&lt;&lt;&lt;&lt;</text:p>
      <text:p text:style-name="Standard">575.</text:p>
      <text:p text:style-name="Standard">Vi cantore</text:p>
      <text:p text:style-name="Standard">G. Archidiacono Brie</text:p>
      <text:p text:style-name="Standard">J. Succentore</text:p>
      <text:p text:style-name="Standard">M. de Melloto</text:p>
      <text:p text:style-name="Standard">D. de Duclaro</text:p>
      <text:p text:style-name="Standard">J. Justicie</text:p>
      <text:p text:style-name="Standard">G. Hamelini</text:p>
      <text:p text:style-name="Standard">G. de Curcilis</text:p>
      <text:p text:style-name="Standard">P. de Roniaco</text:p>
      <text:p text:style-name="Standard">P. Pouvrelli</text:p>
      <text:p text:style-name="Standard">G. de Lumibris</text:p>
      <text:p text:style-name="Standard"><text:soft-page-break/>E. Fucherii</text:p>
      <text:p text:style-name="Standard">P. Casalis</text:p>
      <text:p text:style-name="Standard"/>
      <text:p text:style-name="Standard"/>
      <text:p text:style-name="Standard">=FRAN_0393_09436.tif=</text:p>
      <text:p text:style-name="Standard">&gt;&gt;&gt;&gt;&gt;&gt; date &lt;&lt;&lt;&lt;&lt;&lt;&lt;</text:p>
      <text:p text:style-name="Standard">eitulum generale Diey jovis in crastino festi bi Johannis Baptiste</text:p>
      <text:p text:style-name="Standard">anno ulnono capituli</text:p>
      <text:p text:style-name="Standard">&gt;&gt;&gt;&gt;&gt;&gt; block &lt;&lt;&lt;&lt;&lt;&lt;&lt;</text:p>
      <text:p text:style-name="Standard">37</text:p>
      <text:p text:style-name="Standard">hocie capitulum ebecit taxum decime de prebendi</text:p>
      <text:p text:style-name="Standard">tanatus et de omibus aliis si que sint ut pot</text:p>
      <text:p text:style-name="Standard">de prebenta Haecici de Pictavia</text:p>
      <text:p text:style-name="Standard">H. Guillelmi Ernaldo de Sinemns.</text:p>
      <text:p text:style-name="Standard">magistroomus Dei</text:p>
      <text:p text:style-name="Standard">Aims Johannes Justicie</text:p>
      <text:p text:style-name="Standard">nonuit Petrum</text:p>
      <text:p text:style-name="Standard">magister Reginaldus de Molinis nominavit ad ecclesiam</text:p>
      <text:p text:style-name="Standard">de Noi siello Petrum de Trayes</text:p>
      <text:p text:style-name="Standard">P. de Roniaco novunt in quantu petit de jure</text:p>
      <text:p text:style-name="Standard">Jaulina habrus custodum liberarus suorm Johannis Hufart</text:p>
      <text:p text:style-name="Standard">de Feodo de Montecurryaco</text:p>
      <text:p text:style-name="Standard">&gt;&gt;&gt;&gt;&gt;&gt; liste &lt;&lt;&lt;&lt;&lt;&lt;&lt;</text:p>
      <text:p text:style-name="Standard">Vi. cantore</text:p>
      <text:p text:style-name="Standard">G. Archidiacono Brie</text:p>
      <text:p text:style-name="Standard">J. Succenntore</text:p>
      <text:p text:style-name="Standard">B. Cancellario</text:p>
      <text:p text:style-name="Standard">H. Penitenciario</text:p>
      <text:p text:style-name="Standard">G. de Curalis</text:p>
      <text:p text:style-name="Standard">G. Hamelini</text:p>
      <text:p text:style-name="Standard">contre per octo dies</text:p>
      <text:p text:style-name="Standard">G. de Lumbris</text:p>
      <text:p text:style-name="Standard">E. Bohie</text:p>
      <text:p text:style-name="Standard">P. Barrerii</text:p>
      <text:p text:style-name="Standard">G. Girecte</text:p>
      <text:p text:style-name="Standard">Girardus de Curcilis</text:p>
      <text:p text:style-name="Standard"><text:soft-page-break/>J. Justicie</text:p>
      <text:p text:style-name="Standard">D. de Duclaro</text:p>
      <text:p text:style-name="Standard">G.Coquatricis</text:p>
      <text:p text:style-name="Standard">P. de Roniaco</text:p>
      <text:p text:style-name="Standard">E. Fucherii</text:p>
      <text:p text:style-name="Standard">P. Pouvrelli</text:p>
      <text:p text:style-name="Standard">P. Casalis</text:p>
      <text:p text:style-name="Standard">M. de Melloto</text:p>
      <text:p text:style-name="Standard">L. de Molinis</text:p>
      <text:p text:style-name="Standard">J. de Sunemuro</text:p>
      <text:p text:style-name="Standard"/>
      <text:p text:style-name="Standard"/>
      <text:p text:style-name="Standard">=FRAN_0393_09437.tif=</text:p>
      <text:p text:style-name="Standard">&gt;&gt;&gt;&gt;&gt;&gt; date &lt;&lt;&lt;&lt;&lt;&lt;&lt;</text:p>
      <text:p text:style-name="Standard">Anno xlnono die vonie post natis beati Johanne uransi capitulo generali capituli</text:p>
      <text:p text:style-name="Standard">lune</text:p>
      <text:p text:style-name="Standard">Anno xlvono die mearii post narvisis caplilalaui</text:p>
      <text:p text:style-name="Standard">&gt;&gt;&gt;&gt;&gt;&gt; block &lt;&lt;&lt;&lt;&lt;&lt;&lt;</text:p>
      <text:p text:style-name="Standard">Hodie G. de Marcello presenta nominavit ad ecclesiam de bung</text:p>
      <text:p text:style-name="Standard">Regine Robertum de Sancto Marturo etc.</text:p>
      <text:p text:style-name="Standard">Robertu de Sancto Mercuri</text:p>
      <text:p text:style-name="Standard">isub procost</text:p>
      <text:p text:style-name="Standard">&gt;&gt;&gt;&gt;&gt;&gt; liste &lt;&lt;&lt;&lt;&lt;&lt;&lt;</text:p>
      <text:p text:style-name="Standard">Vi cantare</text:p>
      <text:p text:style-name="Standard">G. Archidiaco Brie</text:p>
      <text:p text:style-name="Standard">J. Succentore</text:p>
      <text:p text:style-name="Standard">R. Cancellario</text:p>
      <text:p text:style-name="Standard">H. penitenciari</text:p>
      <text:p text:style-name="Standard">P. Casalis</text:p>
      <text:p text:style-name="Standard">E. Fucherii</text:p>
      <text:p text:style-name="Standard">G. Hamelini</text:p>
      <text:p text:style-name="Standard">G. de Lumbris</text:p>
      <text:p text:style-name="Standard">D. de Duclaro</text:p>
      <text:p text:style-name="Standard">G. de Luraby$</text:p>
      <text:p text:style-name="Standard">.</text:p>
      <text:p text:style-name="Standard">D. de Sinemuro</text:p>
      <text:p text:style-name="Standard"><text:soft-page-break/>P. de Roniaco</text:p>
      <text:p text:style-name="Standard">M. de Melloto</text:p>
      <text:p text:style-name="Standard">Vi matore</text:p>
      <text:p text:style-name="Standard">G. archididiaco Brie</text:p>
      <text:p text:style-name="Standard">J. Succenntore</text:p>
      <text:p text:style-name="Standard">R. Cancollario</text:p>
      <text:p text:style-name="Standard">H. penitenciario</text:p>
      <text:p text:style-name="Standard">M. de Melloto</text:p>
      <text:p text:style-name="Standard">G. de Marcelli</text:p>
      <text:p text:style-name="Standard">.Justicum</text:p>
      <text:p text:style-name="Standard">J. de Sinenuno</text:p>
      <text:p text:style-name="Standard">G. Hamelini</text:p>
      <text:p text:style-name="Standard">G. de Mralio</text:p>
      <text:p text:style-name="Standard">D. de Duclur</text:p>
      <text:p text:style-name="Standard">G. de Lumbris</text:p>
      <text:p text:style-name="Standard">E. Fucherii</text:p>
      <text:p text:style-name="Standard">P. Lasalis</text:p>
      <text:p text:style-name="Standard"/>
      <text:p text:style-name="Standard"/>
      <text:p text:style-name="Standard">=FRAN_0393_09438.tif=</text:p>
      <text:p text:style-name="Standard">&gt;&gt;&gt;&gt;&gt;&gt; date &lt;&lt;&lt;&lt;&lt;&lt;&lt;</text:p>
      <text:p text:style-name="Standard">Anno ulnono die mercuris post natviati beati Johannis capituli</text:p>
      <text:p text:style-name="Standard">Anno xlix die veneris post. Natisti Johannis Baptiste capitlanlibus</text:p>
      <text:p text:style-name="Standard">&gt;&gt;&gt;&gt;&gt;&gt; block &lt;&lt;&lt;&lt;&lt;&lt;&lt;</text:p>
      <text:p text:style-name="Standard">8</text:p>
      <text:p text:style-name="Standard">Hodie Guillelmus Coustour renuciavit denariis haci</text:p>
      <text:p text:style-name="Standard">Hodie dominus Jacobus de plumbia juravit quod fideliter</text:p>
      <text:p text:style-name="Standard">ot capitulo defanctus clericor et capellanias</text:p>
      <text:p text:style-name="Standard">HamnHurei cleric cret inseiti graciam ad pis</text:p>
      <text:p text:style-name="Standard">$etolls decani et capituli eciamsi in re</text:p>
      <text:p text:style-name="Standard">datum gracie vi id augusti anno seprti</text:p>
      <text:p text:style-name="Standard">Hodie procuratore dominu Johannis Valteri / exhibuit graciam processionus</text:p>
      <text:p text:style-name="Standard">et acceptatis ac collacionem sibi facts / de capellanis que suit</text:p>
      <text:p text:style-name="Standard">Petri Georgii fuit sibi dictum per capitulum isum rrgti</text:p>
      <text:p text:style-name="Standard">prebat inquantum potat tamen eras possessorm in capellari</text:p>
      <text:p text:style-name="Standard">quod fureret ipisum vocar coram executores etc. prosiis Judi</text:p>
      <text:p text:style-name="Standard"><text:soft-page-break/>potrofreuo mar</text:p>
      <text:p text:style-name="Standard">.</text:p>
      <text:p text:style-name="Standard">llequierat crcatus ad instanciam magistri probtis</text:p>
      <text:p text:style-name="Standard">sinemmno peciit dilacionem usque ad diem venis</text:p>
      <text:p text:style-name="Standard">magisteri Helhas fecit protestat racione vule</text:p>
      <text:p text:style-name="Standard">denarii matutinr fuerunt concessi ilico magistri Dyonisii de</text:p>
      <text:p text:style-name="Standard">daclaro quousque murtaveint vocem eximme</text:p>
      <text:p text:style-name="Standard">ane</text:p>
      <text:p text:style-name="Standard">&gt;&gt;&gt;&gt;&gt;&gt; liste &lt;&lt;&lt;&lt;&lt;&lt;&lt;</text:p>
      <text:p text:style-name="Standard">Vi. cantore</text:p>
      <text:p text:style-name="Standard">G. archidiaco Brie</text:p>
      <text:p text:style-name="Standard">J. Succentore</text:p>
      <text:p text:style-name="Standard">R. Cancellario</text:p>
      <text:p text:style-name="Standard">H.penitenciario</text:p>
      <text:p text:style-name="Standard">. de Melloto</text:p>
      <text:p text:style-name="Standard">J. Justicie</text:p>
      <text:p text:style-name="Standard">J. de Saveniurx</text:p>
      <text:p text:style-name="Standard">G. Haurelini</text:p>
      <text:p text:style-name="Standard">G. de Curtilis</text:p>
      <text:p text:style-name="Standard">D. de Duclaro</text:p>
      <text:p text:style-name="Standard">G. de Lumbris</text:p>
      <text:p text:style-name="Standard">E. Fucherii</text:p>
      <text:p text:style-name="Standard">P. Casalis</text:p>
      <text:p text:style-name="Standard">GCoquatricis</text:p>
      <text:p text:style-name="Standard">G. de Marcello</text:p>
      <text:p text:style-name="Standard">Rde Molinis</text:p>
      <text:p text:style-name="Standard">Vi. Cantore</text:p>
      <text:p text:style-name="Standard">G. Archidacono Brie</text:p>
      <text:p text:style-name="Standard">J. Succentore</text:p>
      <text:p text:style-name="Standard">R. Cancellario</text:p>
      <text:p text:style-name="Standard">H. penitenciario</text:p>
      <text:p text:style-name="Standard">M. de Melloto</text:p>
      <text:p text:style-name="Standard">G. de Marcello</text:p>
      <text:p text:style-name="Standard">P. Pouvrelli</text:p>
      <text:p text:style-name="Standard">G. de Lumbris</text:p>
      <text:p text:style-name="Standard">D. de Duclaro</text:p>
      <text:p text:style-name="Standard"><text:soft-page-break/>P. Casalis</text:p>
      <text:p text:style-name="Standard">J. deSinemmro</text:p>
      <text:p text:style-name="Standard">E. Fucherii</text:p>
      <text:p text:style-name="Standard">G. Hamelini</text:p>
      <text:p text:style-name="Standard">G. de Curalis</text:p>
      <text:p text:style-name="Standard"/>
      <text:p text:style-name="Standard"/>
      <text:p text:style-name="Standard">=FRAN_0393_09439.tif=</text:p>
      <text:p text:style-name="Standard">&gt;&gt;&gt;&gt;&gt;&gt; date &lt;&lt;&lt;&lt;&lt;&lt;&lt;</text:p>
      <text:p text:style-name="Standard">379.</text:p>
      <text:p text:style-name="Standard">Anno xlnono die lune post octcagesim ati Johann cailantitus</text:p>
      <text:p text:style-name="Standard">Anno xlnono die mercuris posti festum veneri Petri et Paua apotoli</text:p>
      <text:p text:style-name="Standard">&gt;&gt;&gt;&gt;&gt;&gt; block &lt;&lt;&lt;&lt;&lt;&lt;&lt;</text:p>
      <text:p text:style-name="Standard">Di Guillelmus garte conferie velit aliquod beneficium vel presentet</text:p>
      <text:p text:style-name="Standard">ad illud per cujus Pictaionis vel collacties impediretur cobli</text:p>
      <text:p text:style-name="Standard">vel presentacio perme facta ex nunc contradico nt appons</text:p>
      <text:p text:style-name="Standard">et protestro de appellacento presentbis H. Bohis G. Chaloy</text:p>
      <text:p text:style-name="Standard">ad presentat prompor ecclesie Sancti Sepulcri fuit hodie collata</text:p>
      <text:p text:style-name="Standard">capellaniam qua obtinebat im dicta ecesa talis eadit</text:p>
      <text:p text:style-name="Standard">undata per executoris defenctis magistri Guillelmi de Dolis</text:p>
      <text:p text:style-name="Standard">Johanni Contin clerico dolentis dominis</text:p>
      <text:p text:style-name="Standard">Hodie Guillelmus quecte contulit capellanius Symonis de Lougo</text:p>
      <text:p text:style-name="Standard">Salvo jure cujuslibet fuit receptus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R. Cancellario</text:p>
      <text:p text:style-name="Standard">M. de Melloto</text:p>
      <text:p text:style-name="Standard">G. Helini</text:p>
      <text:p text:style-name="Standard">G. de Lumbris</text:p>
      <text:p text:style-name="Standard">E. Fucherii</text:p>
      <text:p text:style-name="Standard">R. de Molinis</text:p>
      <text:p text:style-name="Standard">P. Pouvrelli</text:p>
      <text:p text:style-name="Standard">G. de Curalis</text:p>
      <text:p text:style-name="Standard">D. de Duclaro</text:p>
      <text:p text:style-name="Standard">Vi cantore</text:p>
      <text:p text:style-name="Standard"><text:soft-page-break/>J. Succentore</text:p>
      <text:p text:style-name="Standard">P. Capalis</text:p>
      <text:p text:style-name="Standard">E. Fucherii</text:p>
      <text:p text:style-name="Standard">G. de Caralis</text:p>
      <text:p text:style-name="Standard">G. de Lumbris</text:p>
      <text:p text:style-name="Standard">D. de Duclaro</text:p>
      <text:p text:style-name="Standard">P. Pouvrelli</text:p>
      <text:p text:style-name="Standard">GG. Hamelini</text:p>
      <text:p text:style-name="Standard">G. conquatirais</text:p>
      <text:p text:style-name="Standard"/>
      <text:p text:style-name="Standard"/>
      <text:p text:style-name="Standard">=FRAN_0393_09440.tif=</text:p>
      <text:p text:style-name="Standard">&gt;&gt;&gt;&gt;&gt;&gt; date &lt;&lt;&lt;&lt;&lt;&lt;&lt;</text:p>
      <text:p text:style-name="Standard">Anne xlix die venris post Theobaldum capituli</text:p>
      <text:p text:style-name="Standard">Anno xlurono die lune post octatesis Sancti Martiii apiltulbi</text:p>
      <text:p text:style-name="Standard">&gt;&gt;&gt;&gt;&gt;&gt; block &lt;&lt;&lt;&lt;&lt;&lt;&lt;</text:p>
      <text:p text:style-name="Standard">DReginaldo Saveroni desineniu</text:p>
      <text:p text:style-name="Standard">Hodie fuit dispensatum cum presentato pero magistrum Phha de funt</text:p>
      <text:p text:style-name="Standard">ad quad capellaniaum io rcta Parsins de non resistendo faciendo des</text:p>
      <text:p text:style-name="Standard">Anoul</text:p>
      <text:p text:style-name="Standard">beneficio insistendo distiplius scolaticis ubi grale emnebi</text:p>
      <text:p text:style-name="Standard">studium et de non sopromovendo usque ad annum</text:p>
      <text:p text:style-name="Standard">Robunus de Friboys posuit Yvoriam de Christolio ad xllb</text:p>
      <text:p text:style-name="Standard">curnenis sub licitacione vin dierum</text:p>
      <text:p text:style-name="Standard">ccu</text:p>
      <text:p text:style-name="Standard">Hodie fuit domino Richardo de Octrra pro aupleat contenta</text:p>
      <text:p text:style-name="Standard">in bitera firme in omnibus</text:p>
      <text:p text:style-name="Standard">Hodie Robertus Hanquetin posuit Jeaulx ad centu ntiar</text:p>
      <text:p text:style-name="Standard">Gix</text:p>
      <text:p text:style-name="Standard">.</text:p>
      <text:p text:style-name="Standard">Hodie dominus Symon Guicton fuit receptus ad capellania</text:p>
      <text:p text:style-name="Standard">Sancto Anian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<text:soft-page-break/>P. Casalis</text:p>
      <text:p text:style-name="Standard">G. de Curtlis</text:p>
      <text:p text:style-name="Standard">D. de Duclaro</text:p>
      <text:p text:style-name="Standard">J. Justicie</text:p>
      <text:p text:style-name="Standard">G. Hamelini</text:p>
      <text:p text:style-name="Standard">J. de Sinemuro</text:p>
      <text:p text:style-name="Standard">G. Coquatricis</text:p>
      <text:p text:style-name="Standard">E. Fucherii</text:p>
      <text:p text:style-name="Standard">Vi cantore</text:p>
      <text:p text:style-name="Standard">Et archidiacono Bree</text:p>
      <text:p text:style-name="Standard">J. Succentore</text:p>
      <text:p text:style-name="Standard">R. Cancellario</text:p>
      <text:p text:style-name="Standard">H. aruge</text:p>
      <text:p text:style-name="Standard">P. Casalis</text:p>
      <text:p text:style-name="Standard">G. de Curcilis</text:p>
      <text:p text:style-name="Standard">G. de Lumbris</text:p>
      <text:p text:style-name="Standard">D. de Duclaro</text:p>
      <text:p text:style-name="Standard">G. Hamelini</text:p>
      <text:p text:style-name="Standard">P. Pouvrelli</text:p>
      <text:p text:style-name="Standard">J. Justicie</text:p>
      <text:p text:style-name="Standard">E. Fucherii</text:p>
      <text:p text:style-name="Standard">R. de Molinis</text:p>
      <text:p text:style-name="Standard">E. Bohie</text:p>
      <text:p text:style-name="Standard">P. Barrerii</text:p>
      <text:p text:style-name="Standard">G. Guerte</text:p>
      <text:p text:style-name="Standard">M. de Mellote</text:p>
      <text:p text:style-name="Standard">J. de Jinenimio</text:p>
      <text:p text:style-name="Standard">P. de Alveto.</text:p>
      <text:p text:style-name="Standard">ecoatoo</text:p>
      <text:p text:style-name="Standard"/>
      <text:p text:style-name="Standard"/>
      <text:p text:style-name="Standard">=FRAN_0393_09441.tif=</text:p>
      <text:p text:style-name="Standard">&gt;&gt;&gt;&gt;&gt;&gt; date &lt;&lt;&lt;&lt;&lt;&lt;&lt;</text:p>
      <text:p text:style-name="Standard">Anno xlnono die mercurisi post festum beati Benedita capitlui</text:p>
      <text:p text:style-name="Standard">Anno xlnono die veneris post octabis festi translacionis Sancti Benedicti capitulnibis</text:p>
      <text:p text:style-name="Standard">&gt;&gt;&gt;&gt;&gt;&gt; block &lt;&lt;&lt;&lt;&lt;&lt;&lt;</text:p>
      <text:p text:style-name="Standard"><text:soft-page-break/>Hodie fuit collata ad presentatur proviporium Sancti Sepulcri</text:p>
      <text:p text:style-name="Standard">Guillelmo Augo capellania / quam ibidem obtinebatu q</text:p>
      <text:p text:style-name="Standard">magistr de car</text:p>
      <text:p text:style-name="Standard">Hodie Johannes Oyve canonicus Sancti Budicti Parisiensis iendavit prope</text:p>
      <text:p text:style-name="Standard">deffectum vnris allam in festo Sancti Benedicti / nomine suo presentibus magistro</text:p>
      <text:p text:style-name="Standard">Stephano N. de Caullis et Y. Mar</text:p>
      <text:p text:style-name="Standard">Hodie fuit dictum magistro de Lingonis canonico Sancti Budo</text:p>
      <text:p text:style-name="Standard">A</text:p>
      <text:p text:style-name="Standard">Parisiensi qrod caupeat die pi $t post $vacat Cesfa</text:p>
      <text:p text:style-name="Standard">se purgaturus.</text:p>
      <text:p text:style-name="Standard">Hodie fuit receptus auctoritate apostolica / magistri Nicolaus dem</text:p>
      <text:p text:style-name="Standard">literaco ad prebendam doictu Stephani de Montefirmolio / presenters y</text:p>
      <text:p text:style-name="Standard">Civilliace P. Convesse ey ma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P. Pouvcelli</text:p>
      <text:p text:style-name="Standard">P. de Alveto</text:p>
      <text:p text:style-name="Standard">G. Hamelini</text:p>
      <text:p text:style-name="Standard">D. de Vuclari</text:p>
      <text:p text:style-name="Standard">G. de Lumbris</text:p>
      <text:p text:style-name="Standard">G. de Curtilis</text:p>
      <text:p text:style-name="Standard">G. Coquatricis</text:p>
      <text:p text:style-name="Standard">Vi. Cantore</text:p>
      <text:p text:style-name="Standard">J. Succentore</text:p>
      <text:p text:style-name="Standard">B. Cancellario</text:p>
      <text:p text:style-name="Standard">G. Hamelini</text:p>
      <text:p text:style-name="Standard">D. de Duclaro</text:p>
      <text:p text:style-name="Standard">G. de Lumbris</text:p>
      <text:p text:style-name="Standard">G. de Curtilis</text:p>
      <text:p text:style-name="Standard">E. Fucherii</text:p>
      <text:p text:style-name="Standard">P. Pouvrelli</text:p>
      <text:p text:style-name="Standard">P. Casalis</text:p>
      <text:p text:style-name="Standard">J. de Sinemino</text:p>
      <text:p text:style-name="Standard"/>
      <text:p text:style-name="Standard"><text:soft-page-break/></text:p>
      <text:p text:style-name="Standard">=FRAN_0393_09442.tif=</text:p>
      <text:p text:style-name="Standard">&gt;&gt;&gt;&gt;&gt;&gt; numérotation &lt;&lt;&lt;&lt;&lt;&lt;&lt;</text:p>
      <text:p text:style-name="Standard">xiii</text:p>
      <text:p text:style-name="Standard">382.</text:p>
      <text:p text:style-name="Standard">&gt;&gt;&gt;&gt;&gt;&gt; Date &lt;&lt;&lt;&lt;&lt;&lt;&lt;</text:p>
      <text:p text:style-name="Standard">Anno xlnono die lune ante festum Sancti Victoris capitulantibs</text:p>
      <text:p text:style-name="Standard">Anno xlutno die veneri post festum beate Murie vi aiuatibus</text:p>
      <text:p text:style-name="Standard">&gt;&gt;&gt;&gt;&gt;&gt; block &lt;&lt;&lt;&lt;&lt;&lt;&lt;</text:p>
      <text:p text:style-name="Standard">ad xxx</text:p>
      <text:p text:style-name="Standard">Petrus Lathomi posunt majoriam de Christolio et domini</text:p>
      <text:p text:style-name="Standard">licitatio usque ad diem $dtam lune</text:p>
      <text:p text:style-name="Standard">Hodie Audrens de Paredo in proponam domini Nicolai Pign</text:p>
      <text:p text:style-name="Standard">Pachalon</text:p>
      <text:p text:style-name="Standard">vnus procurator / et jauvit omnia consueta presetis Yhanonis et</text:p>
      <text:p text:style-name="Standard">de Mandato decani Sancti Thome de Lupa</text:p>
      <text:p text:style-name="Standard">dies contra magistrum Stephanum de Lirgonis est crut usque ad diem</text:p>
      <text:p text:style-name="Standard">venie pist ejs sanctos et ntrm dabitur sibi una cedula de a</text:p>
      <text:p text:style-name="Standard">quos capitulum sibi intendit trade / Et fuerunt dati in commissar idesuit</text:p>
      <text:p text:style-name="Standard">Milido Gide Curcilis P.Pavncelli pro inquirendis de contentis in cancts</text:p>
      <text:p text:style-name="Standard">articulis et si non potuntipaine fuit comperebit illa dierens</text:p>
      <text:p text:style-name="Standard">renques pro ipsis anis recipients</text:p>
      <text:p text:style-name="Standard">Hodie magister Johannes de Sinenuco fecitprotestaciones contra Tuillet</text:p>
      <text:p text:style-name="Standard">dictus Cuillet confessus fuit quod intravat Granchia de Mandato</text:p>
      <text:p text:style-name="Standard">dicti magistri NeSinemunto</text:p>
      <text:p text:style-name="Standard">de Tuillet ad tres septimanas</text:p>
      <text:p text:style-name="Standard">et fuit concordatum quod levaret bonu sub marui capituli</text:p>
      <text:p text:style-name="Standard">ter fuit concorditum inter capitulum et curi Sancti Johannis in Grania</text:p>
      <text:p text:style-name="Standard">super triqs minis fumnti quas petebat Petrus Barrn</text:p>
      <text:p text:style-name="Standard">mediantibus dominis iG. Hameurii ad de duclaro canonicos</text:p>
      <text:p text:style-name="Standard">Parsiesi vidilicet quod solvat de cetero aosque me dit et fuunt</text:p>
      <text:p text:style-name="Standard">arreragia remisa et ex pense etpr</text:p>
      <text:p text:style-name="Standard">&gt;&gt;&gt;&gt;&gt;&gt; liste &lt;&lt;&lt;&lt;&lt;&lt;&lt;</text:p>
      <text:p text:style-name="Standard">Vi. Cantore</text:p>
      <text:p text:style-name="Standard">P. Pouvrelli</text:p>
      <text:p text:style-name="Standard">J. de Sinemuo</text:p>
      <text:p text:style-name="Standard"><text:soft-page-break/>Bicoquatricis</text:p>
      <text:p text:style-name="Standard">D. de Duclaro</text:p>
      <text:p text:style-name="Standard">G. de Lumbris</text:p>
      <text:p text:style-name="Standard">R. de Molinis</text:p>
      <text:p text:style-name="Standard">P. Casalis</text:p>
      <text:p text:style-name="Standard">E. Fucherii</text:p>
      <text:p text:style-name="Standard">G. Hamelini</text:p>
      <text:p text:style-name="Standard">Vi cantore</text:p>
      <text:p text:style-name="Standard">R ducentore</text:p>
      <text:p text:style-name="Standard">E. Fucherii</text:p>
      <text:p text:style-name="Standard">P. Casalis</text:p>
      <text:p text:style-name="Standard">G. de Curcilis</text:p>
      <text:p text:style-name="Standard">P. Pouvrelli</text:p>
      <text:p text:style-name="Standard">J. de Sinemiuri</text:p>
      <text:p text:style-name="Standard">G. de Lumioris</text:p>
      <text:p text:style-name="Standard">G. Hamelini</text:p>
      <text:p text:style-name="Standard">R. de Duclaro</text:p>
      <text:p text:style-name="Standard">G. coquaturis</text:p>
      <text:p text:style-name="Standard"/>
      <text:p text:style-name="Standard"/>
      <text:p text:style-name="Standard">=FRAN_0393_09443.tif=</text:p>
      <text:p text:style-name="Standard">&gt;&gt;&gt;&gt;&gt;&gt; date &lt;&lt;&lt;&lt;&lt;&lt;&lt;</text:p>
      <text:p text:style-name="Standard">587</text:p>
      <text:p text:style-name="Standard">Anno xlvono die livre post festum beate Marieanignedai captulunlbi</text:p>
      <text:p text:style-name="Standard">Anno xlnono die mercuri ante festum Cathedre Sancti Petri cipiltet</text:p>
      <text:p text:style-name="Standard">&gt;&gt;&gt;&gt;&gt;&gt; block &lt;&lt;&lt;&lt;&lt;&lt;&lt;</text:p>
      <text:p text:style-name="Standard">Hodie $dominus durandus Sacriste presentavit dicinum Garelly</text:p>
      <text:p text:style-name="Standard">Boceot ad deserviens per ipso quijuravit etc etfit</text:p>
      <text:p text:style-name="Standard">lictera fuit admissaris</text:p>
      <text:p text:style-name="Standard">Hodie magister Johanne de Sunemuro in capella domus sue clausi</text:p>
      <text:p text:style-name="Standard">commissaiis capituli ab solvit columo de Sancto Marcello de seinam excas</text:p>
      <text:p text:style-name="Standard">si quam incureat ob ingresum domus Dei qui juram</text:p>
      <text:p text:style-name="Standard">prius / quod staret mandatis ecclesie / et quod non intrare</text:p>
      <text:p text:style-name="Standard">ipsam domum absque lina provisorum dicte domu et quod frequent</text:p>
      <text:p text:style-name="Standard">taret chorum et jenivaret in pane et aqua in vig</text:p>
      <text:p text:style-name="Standard">assumpoonis nostro domine</text:p>
      <text:p text:style-name="Standard"><text:soft-page-break/>t maroia de lio fuit posita ad xlillerio prts per Symoni regis de plucio ee fuit sibi oessus</text:p>
      <text:p text:style-name="Standard">Cantor</text:p>
      <text:p text:style-name="Standard">ad lettram de materiis dominus nodunt pentum cum protest</text:p>
      <text:p text:style-name="Standard">ad capellaniam Sancti Michaelis ad quam obtinebat certandus</text:p>
      <text:p text:style-name="Standard">carnisicis deminus suctr nominavit dominum Johanne de Succiaco</text:p>
      <text:p text:style-name="Standard">Hodie incepit turnus</text:p>
      <text:p text:style-name="Standard">&gt;&gt;&gt;&gt;&gt;&gt; liste &lt;&lt;&lt;&lt;&lt;&lt;&lt;</text:p>
      <text:p text:style-name="Standard">J. Cantore</text:p>
      <text:p text:style-name="Standard">J. Succentore</text:p>
      <text:p text:style-name="Standard">R. Cancellario</text:p>
      <text:p text:style-name="Standard">P. Pouvrelli</text:p>
      <text:p text:style-name="Standard">R. de Molinis</text:p>
      <text:p text:style-name="Standard">G. Hauelini</text:p>
      <text:p text:style-name="Standard">J. de Sunemuro</text:p>
      <text:p text:style-name="Standard">G. de Curtilis</text:p>
      <text:p text:style-name="Standard">G. de Lumbris</text:p>
      <text:p text:style-name="Standard">D. de Duclaro</text:p>
      <text:p text:style-name="Standard">P. Casalis</text:p>
      <text:p text:style-name="Standard">E. Fucherii</text:p>
      <text:p text:style-name="Standard">Vi cantore</text:p>
      <text:p text:style-name="Standard">J. Succentore</text:p>
      <text:p text:style-name="Standard">R. Cancellario</text:p>
      <text:p text:style-name="Standard">E. Fucherii</text:p>
      <text:p text:style-name="Standard">P. de Alveto</text:p>
      <text:p text:style-name="Standard">R. de Molinis</text:p>
      <text:p text:style-name="Standard">G. Coquatricis</text:p>
      <text:p text:style-name="Standard">J. deSinemuro</text:p>
      <text:p text:style-name="Standard">P. Pouvrelli</text:p>
      <text:p text:style-name="Standard">G. Hamelini</text:p>
      <text:p text:style-name="Standard">G. de Lumbris</text:p>
      <text:p text:style-name="Standard">P. Casalis</text:p>
      <text:p text:style-name="Standard">B. Ge. Duclaro</text:p>
      <text:p text:style-name="Standard">G. de Curtilis</text:p>
      <text:p text:style-name="Standard">E. Bohie</text:p>
      <text:p text:style-name="Standard">Duisin</text:p>
      <text:p text:style-name="Standard">P. Barrer</text:p>
      <text:p text:style-name="Standard"><text:soft-page-break/>D. de Quadrellis</text:p>
      <text:p text:style-name="Standard">G. Guecce</text:p>
      <text:p text:style-name="Standard">P. de Ronniaco</text:p>
      <text:p text:style-name="Standard">deulo</text:p>
      <text:p text:style-name="Standard"/>
      <text:p text:style-name="Standard"/>
      <text:p text:style-name="Standard">=FRAN_0393_09444.tif=</text:p>
      <text:p text:style-name="Standard">&gt;&gt;&gt;&gt;&gt;&gt; date &lt;&lt;&lt;&lt;&lt;&lt;&lt;</text:p>
      <text:p text:style-name="Standard">Anno xlnono die veneris ante vincula Sancti Petri capituli</text:p>
      <text:p text:style-name="Standard">Anico xlvons die lune post uincula Sancti Petri capituli</text:p>
      <text:p text:style-name="Standard">&gt;&gt;&gt;&gt;&gt;&gt; block &lt;&lt;&lt;&lt;&lt;&lt;&lt;</text:p>
      <text:p text:style-name="Standard">Fracterm Johanne Baibete infra Sanctum Remigium</text:p>
      <text:p text:style-name="Standard">compentibus promotores vicariis et officialis archidiaconorum Parisiensi fuit eis</text:p>
      <text:p text:style-name="Standard">dictum pro capitulum non intendebaut jnri ipsorm in aliquo prejudicoe</text:p>
      <text:p text:style-name="Standard">facta sede de cposicione quam allegabant / grarit</text:p>
      <text:p text:style-name="Standard">fuit $sibi data dilacio infra Sanctum Remigium ad comsourit</text:p>
      <text:p text:style-name="Standard">ad faciendum juramentum ex parte abbatisse / ad quod faciendum fuit mstr</text:p>
      <text:p text:style-name="Standard">nita et habebat diem in capitulo ad lune proxime presentius sactere Johanne Barb</text:p>
      <text:p text:style-name="Standard">acto quod ipse faciat capitulum certificarum de hoc infra die lune</text:p>
      <text:p text:style-name="Standard">pro licteras abbiss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D. de Duclaro</text:p>
      <text:p text:style-name="Standard">P. de Alvento</text:p>
      <text:p text:style-name="Standard">R. de Molinis</text:p>
      <text:p text:style-name="Standard">D. de Quadrellis</text:p>
      <text:p text:style-name="Standard">G. de Lumbris</text:p>
      <text:p text:style-name="Standard">J. de Sinemiuro</text:p>
      <text:p text:style-name="Standard">P. Pouvrelli</text:p>
      <text:p text:style-name="Standard">G. Hamelini</text:p>
      <text:p text:style-name="Standard">V. Cantore</text:p>
      <text:p text:style-name="Standard">J. Succentore</text:p>
      <text:p text:style-name="Standard">R. Cancellario</text:p>
      <text:p text:style-name="Standard">G. de Cartilis</text:p>
      <text:p text:style-name="Standard"><text:soft-page-break/>G. de Luralis</text:p>
      <text:p text:style-name="Standard">P. de Cbosio</text:p>
      <text:p text:style-name="Standard">R. de Molinis</text:p>
      <text:p text:style-name="Standard">P. de Roniaco</text:p>
      <text:p text:style-name="Standard">lx ixs iiiid.</text:p>
      <text:p text:style-name="Standard">xxxvi s. vigv.</text:p>
      <text:p text:style-name="Standard"/>
      <text:p text:style-name="Standard"/>
      <text:p text:style-name="Standard">=FRAN_0393_09445.tif=</text:p>
      <text:p text:style-name="Standard">&gt;&gt;&gt;&gt;&gt;&gt; date &lt;&lt;&lt;&lt;&lt;&lt;&lt;</text:p>
      <text:p text:style-name="Standard">d.</text:p>
      <text:p text:style-name="Standard">Anni xlvone die mercuri festum beati Petri ad vincula capituli</text:p>
      <text:p text:style-name="Standard">&gt;&gt;&gt;&gt;&gt;&gt; block &lt;&lt;&lt;&lt;&lt;&lt;&lt;</text:p>
      <text:p text:style-name="Standard">de Curato Sancti Johannis in grania ad mercuri in statu</text:p>
      <text:p text:style-name="Standard">et sunt suspense sive in monitos exprisse ussues ad illam</text:p>
      <text:p text:style-name="Standard">diem et interum habroit copias monicors et insormatio</text:p>
      <text:p text:style-name="Standard">alias super hoc habite ad sinem se avisandi atio partibus p</text:p>
      <text:p text:style-name="Standard">Hodie ipsis dominis capituli accesserunt ad capitulum tres vicariis archiia</text:p>
      <text:p text:style-name="Standard">et unus ipsorum dixit domini abias vobis supplicani et feci plui</text:p>
      <text:p text:style-name="Standard">requestas si placent vobis adhuc repeterem cui dixoit dm</text:p>
      <text:p text:style-name="Standard">cantor repetatis quo dicto ipse dixit quod erat consuetum quod su</text:p>
      <text:p text:style-name="Standard">sedes episcopalis Par. vacabat quod instituerentur officiaris et sigilli</text:p>
      <text:p text:style-name="Standard">et officiarium in curia epiecopali Par. de comuni assensu ipsorum</text:p>
      <text:p text:style-name="Standard">dominorm de capitulo et archidiaconorm seu illors qui essenti</text:p>
      <text:p text:style-name="Standard">ipsis et quod jurarent in presencia ipsorum et quod hoc debebat i</text:p>
      <text:p text:style-name="Standard">quia ipsi archidia pecipiebant in emolumentis secude vacantes</text:p>
      <text:p text:style-name="Standard">cui fuit dictum pero dictum domcntum cantorem quod hoc non constabu</text:p>
      <text:p text:style-name="Standard">capitulo in aliquo et quod se hoc fuerat observatum de crisultuln</text:p>
      <text:p text:style-name="Standard">i statuto quod facerent fidem et libentissime andines</text:p>
      <text:p text:style-name="Standard">et fieret erga ipsor cantum quod debent eis sufficere</text:p>
      <text:p text:style-name="Standard">dicendo eciam quod $ nisi de hoc possot fierifides i alii</text:p>
      <text:p text:style-name="Standard">temposicioriem statutum vel consuetidinem quod ad hoc no</text:p>
      <text:p text:style-name="Standard">debent admicti cum de jure cmomuni tota juridicionis qua</text:p>
      <text:p text:style-name="Standard">Jode Vacante spectabat ad capitulim / ea daudem</text:p>
      <text:p text:style-name="Standard">plurs alttaciones in ho. habitas capitulum per orginlum</text:p>
      <text:p text:style-name="Standard">dicti domini cantoris $so eonsu in hunc moli</text:p>
      <text:p text:style-name="Standard"><text:soft-page-break/>domini vos non potestis facere fidem de eo quodm pecios</text:p>
      <text:p text:style-name="Standard">nec pero statutum nec composicionem vel per sueturum</text:p>
      <text:p text:style-name="Standard">in veritate si nos haberux agere cum archidiaos Parisiens</text:p>
      <text:p text:style-name="Standard">ut archiaconis vel eorum vicari istud in aliquo non e</text:p>
      <text:p text:style-name="Standard">mularemu sed ista vice ob reverenciam duorum cannic</text:p>
      <text:p text:style-name="Standard">dinalium qui archidiacon istiis lacte volums quod vos si</text:p>
      <text:p text:style-name="Standard">presentes in prestacione juramentom facindorm per officiarium in lic</text:p>
      <text:p text:style-name="Standard">episcopai Parisiensis sedende vacante absque eo quod in aliquo sie</text:p>
      <text:p text:style-name="Standard">nobis aliquidem prejudicium in jure nostro quousque fueit</text:p>
      <text:p text:style-name="Standard">discussum et absqueo quod hoc extendatim ad futuros arcthiatus</text:p>
      <text:p text:style-name="Standard">peste i et cd. de Mmilliaci pero de Mpl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R. Cancellario</text:p>
      <text:p text:style-name="Standard">G. Hamelini</text:p>
      <text:p text:style-name="Standard">P. Casalis</text:p>
      <text:p text:style-name="Standard">E. Fucherii</text:p>
      <text:p text:style-name="Standard">D. de Qarrellis</text:p>
      <text:p text:style-name="Standard">G. de Lumbris</text:p>
      <text:p text:style-name="Standard">D. de Duclaro</text:p>
      <text:p text:style-name="Standard">G. de Curtlis</text:p>
      <text:p text:style-name="Standard">J. de Sinenturi</text:p>
      <text:p text:style-name="Standard">J. Justicie</text:p>
      <text:p text:style-name="Standard">P. Pouvrelli</text:p>
      <text:p text:style-name="Standard">G. Coquatricis</text:p>
      <text:p text:style-name="Standard">P. de Roniaco</text:p>
      <text:p text:style-name="Standard">P. de Alveto</text:p>
      <text:p text:style-name="Standard">J. Cambellan</text:p>
      <text:p text:style-name="Standard"/>
      <text:p text:style-name="Standard"/>
      <text:p text:style-name="Standard">=FRAN_0393_09446.tif=</text:p>
      <text:p text:style-name="Standard">&gt;&gt;&gt;&gt;&gt;&gt; date &lt;&lt;&lt;&lt;&lt;&lt;&lt;</text:p>
      <text:p text:style-name="Standard">Anno xlvono die veneris post festum Petri ad vincula capitlus</text:p>
      <text:p text:style-name="Standard">Anno xlnono vir merturi ante festum Assumptoris beate Maris capituli</text:p>
      <text:p text:style-name="Standard">&gt;&gt;&gt;&gt;&gt;&gt; block &lt;&lt;&lt;&lt;&lt;&lt;&lt;</text:p>
      <text:p text:style-name="Standard"><text:soft-page-break/>de magistro Guillelmo de Lumbris et Nicolao de Civilliaco</text:p>
      <text:p text:style-name="Standard">ad veniere in statu et tuno tompebunt Johannes de Monto</text:p>
      <text:p text:style-name="Standard">Cabilonis et Michael de Darenciato</text:p>
      <text:p text:style-name="Standard">suspenso sunt sinem ut prius usquer ad diem lui</text:p>
      <text:p text:style-name="Standard">et interim avisabit se super coson et vistis</text:p>
      <text:p text:style-name="Standard">una cum E. Havtani et d de Ducluro ins</text:p>
      <text:p text:style-name="Standard">ab habitum</text:p>
      <text:p text:style-name="Standard">&gt;&gt;&gt;&gt;&gt;&gt; liste &lt;&lt;&lt;&lt;&lt;&lt;&lt;</text:p>
      <text:p text:style-name="Standard">.Vi lantore</text:p>
      <text:p text:style-name="Standard">J. Succentore</text:p>
      <text:p text:style-name="Standard">R. Cancellario</text:p>
      <text:p text:style-name="Standard">E. Fucherii</text:p>
      <text:p text:style-name="Standard">P. de Roniaco</text:p>
      <text:p text:style-name="Standard">G. Hamclini</text:p>
      <text:p text:style-name="Standard">G. de Lumbris</text:p>
      <text:p text:style-name="Standard">P. Derbosio</text:p>
      <text:p text:style-name="Standard">R. de Molinis</text:p>
      <text:p text:style-name="Standard">Vi. Cantore</text:p>
      <text:p text:style-name="Standard">J. Succentore</text:p>
      <text:p text:style-name="Standard">R. Cancellario</text:p>
      <text:p text:style-name="Standard">E. Fucherii</text:p>
      <text:p text:style-name="Standard">R. de Molinis</text:p>
      <text:p text:style-name="Standard">P. Pouvrelli</text:p>
      <text:p text:style-name="Standard">P. de Roniaco</text:p>
      <text:p text:style-name="Standard">D. de Qritorellis</text:p>
      <text:p text:style-name="Standard">G. Hamelini</text:p>
      <text:p text:style-name="Standard">G. de Duclaro</text:p>
      <text:p text:style-name="Standard">G. de Lumbris</text:p>
      <text:p text:style-name="Standard">J. de Suremurs</text:p>
      <text:p text:style-name="Standard"/>
      <text:p text:style-name="Standard"/>
      <text:p text:style-name="Standard">=FRAN_0393_09447.tif=</text:p>
      <text:p text:style-name="Standard">&gt;&gt;&gt;&gt;&gt;&gt; date &lt;&lt;&lt;&lt;&lt;&lt;&lt;</text:p>
      <text:p text:style-name="Standard">337.</text:p>
      <text:p text:style-name="Standard">Anne ulvono die veneris in vigilia festi Assumpcionis aptuiltlbi</text:p>
      <text:p text:style-name="Standard">Anno xlncoo die lune post festum Assumpcionis beate Marie virgis capitultibis</text:p>
      <text:p text:style-name="Standard"><text:soft-page-break/>&gt;&gt;&gt;&gt;&gt;&gt; liste &lt;&lt;&lt;&lt;&lt;&lt;&lt;</text:p>
      <text:p text:style-name="Standard">Vi. cantore</text:p>
      <text:p text:style-name="Standard">R. Cancellario</text:p>
      <text:p text:style-name="Standard">J. Justicie</text:p>
      <text:p text:style-name="Standard">G. Hamelini</text:p>
      <text:p text:style-name="Standard">G. de Curtilis</text:p>
      <text:p text:style-name="Standard">G. de Lumboris</text:p>
      <text:p text:style-name="Standard">D. de Duclaro</text:p>
      <text:p text:style-name="Standard">J. de Sinemro</text:p>
      <text:p text:style-name="Standard">P. Cosalis</text:p>
      <text:p text:style-name="Standard">Vi. Cantore</text:p>
      <text:p text:style-name="Standard">J. Succentore</text:p>
      <text:p text:style-name="Standard">R. Cancellario</text:p>
      <text:p text:style-name="Standard">G. Coquatricis</text:p>
      <text:p text:style-name="Standard">R. de Chanaco</text:p>
      <text:p text:style-name="Standard">J. Justicie</text:p>
      <text:p text:style-name="Standard">G. Hamelini</text:p>
      <text:p text:style-name="Standard">D. de Duclaro</text:p>
      <text:p text:style-name="Standard">P. Casalis</text:p>
      <text:p text:style-name="Standard">G. de Lumabris</text:p>
      <text:p text:style-name="Standard">D. de Quadrellis</text:p>
      <text:p text:style-name="Standard">P. Pouvrelli</text:p>
      <text:p text:style-name="Standard"/>
      <text:p text:style-name="Standard"/>
      <text:p text:style-name="Standard">=FRAN_0393_09448.tif=</text:p>
      <text:p text:style-name="Standard">&gt;&gt;&gt;&gt;&gt;&gt; date &lt;&lt;&lt;&lt;&lt;&lt;&lt;</text:p>
      <text:p text:style-name="Standard">583</text:p>
      <text:p text:style-name="Standard">Anne xlnono die mercuri post festui Assumpcionis beate Marie capitulanlibus</text:p>
      <text:p text:style-name="Standard">J. Succentore</text:p>
      <text:p text:style-name="Standard">Anno xlveno die veneris post festum Assumpcionis beate Viginiscapitulantis</text:p>
      <text:p text:style-name="Standard">&gt;&gt;&gt;&gt;&gt;&gt; block &lt;&lt;&lt;&lt;&lt;&lt;&lt;</text:p>
      <text:p text:style-name="Standard">Dominus Careruis ialerete cupellanis Sancti Petur in ecclesia Pr dictum</text:p>
      <text:p text:style-name="Standard">u domino P. Forviein ad eppellanam Sancti Egidii in cclesio Sancti Malli</text:p>
      <text:p text:style-name="Standard">quom ipse dicitus P. Ebanebat ex cum permutucionis resignant et fut d</text:p>
      <text:p text:style-name="Standard">s. receptus e juravic etc</text:p>
      <text:p text:style-name="Standard">hodie dominus Thomas Harnys infrnuante graciam sibi de Benfie</text:p>
      <text:p text:style-name="Standard"><text:soft-page-break/>vacantes vel vacatur ad collatios epsoi decani et capituli Par.</text:p>
      <text:p text:style-name="Standard">eciam si in betam cathedrali existat si cum cura octuagit</text:p>
      <text:p text:style-name="Standard">si sive cura quinquaginie</text:p>
      <text:p text:style-name="Standard">dat Animoni pontia pape annose</text:p>
      <text:p text:style-name="Standard">&gt;&gt;&gt;&gt;&gt;&gt; liste &lt;&lt;&lt;&lt;&lt;&lt;&lt;</text:p>
      <text:p text:style-name="Standard">E. Fuchoris</text:p>
      <text:p text:style-name="Standard">G. Coquatricis</text:p>
      <text:p text:style-name="Standard">J. Justicie</text:p>
      <text:p text:style-name="Standard">J. de Sinemiuro</text:p>
      <text:p text:style-name="Standard">D. de Quadrellis</text:p>
      <text:p text:style-name="Standard">P. Pouvrelli</text:p>
      <text:p text:style-name="Standard">G. Hamelini</text:p>
      <text:p text:style-name="Standard">G. de Lumbris</text:p>
      <text:p text:style-name="Standard">P. Casalis</text:p>
      <text:p text:style-name="Standard">B. de Molinis</text:p>
      <text:p text:style-name="Standard">R. de Chanaco</text:p>
      <text:p text:style-name="Standard">D. de Duclaro</text:p>
      <text:p text:style-name="Standard">E. Fucherii</text:p>
      <text:p text:style-name="Standard">Gicoquatricis</text:p>
      <text:p text:style-name="Standard">J. Succentore</text:p>
      <text:p text:style-name="Standard">R. Cancellario</text:p>
      <text:p text:style-name="Standard">G. coquatricis</text:p>
      <text:p text:style-name="Standard">R. de Molinis</text:p>
      <text:p text:style-name="Standard">D. de Quadrellis</text:p>
      <text:p text:style-name="Standard">J. Cambellani</text:p>
      <text:p text:style-name="Standard">J. Justicil</text:p>
      <text:p text:style-name="Standard">G. Hamelini</text:p>
      <text:p text:style-name="Standard">J. de Sanctuv</text:p>
      <text:p text:style-name="Standard">D. de Duclaro</text:p>
      <text:p text:style-name="Standard">P. Casulis</text:p>
      <text:p text:style-name="Standard">G. de Lumbris</text:p>
      <text:p text:style-name="Standard">P. Pouvrelli</text:p>
      <text:p text:style-name="Standard"/>
      <text:p text:style-name="Standard"/>
      <text:p text:style-name="Standard">=FRAN_0393_09449.tif=</text:p>
      <text:p text:style-name="Standard">&gt;&gt;&gt;&gt;&gt;&gt; date &lt;&lt;&lt;&lt;&lt;&lt;&lt;</text:p>
      <text:p text:style-name="Standard"><text:soft-page-break/>Capiturum generale Diei sablati aure vigilia festi bati Rtholomei apostoli in qua vigilli</text:p>
      <text:p text:style-name="Standard">semper consuetum fuit habere capitulum generale anno Domini millesimo trecentesimo xlnonolalius</text:p>
      <text:p text:style-name="Standard">Johanne Camellin Garrisacor</text:p>
      <text:p text:style-name="Standard">&gt;&gt;&gt;&gt;&gt;&gt; block &lt;&lt;&lt;&lt;&lt;&lt;&lt;</text:p>
      <text:p text:style-name="Standard">Hodie fuit dispensatum cum capellani domini Bolurit</text:p>
      <text:p text:style-name="Standard">de non residendo vocato Guillelmo Regnant ad ali</text:p>
      <text:p text:style-name="Standard">u</text:p>
      <text:p text:style-name="Standard">Item cum Reginaldo Saveroni de non residendo</text:p>
      <text:p text:style-name="Standard">de non promovendo ad irdines</text:p>
      <text:p text:style-name="Standard">Item fuit statutum $so quod si aliquis servicor eclesi</text:p>
      <text:p text:style-name="Standard">Parisiensie recedat absque litteria capituli quam discomput</text:p>
      <text:p text:style-name="Standard">ei de lutratis tempre preterito tantum quanti</text:p>
      <text:p text:style-name="Standard">lucratus fuisset si presuns fuisset</text:p>
      <text:p text:style-name="Standard">&gt;&gt;&gt;&gt;&gt;&gt; liste &lt;&lt;&lt;&lt;&lt;&lt;&lt;</text:p>
      <text:p text:style-name="Standard">J. Succentore</text:p>
      <text:p text:style-name="Standard">R. Cancellario</text:p>
      <text:p text:style-name="Standard">P. de Roniaco</text:p>
      <text:p text:style-name="Standard">G. Hamelini</text:p>
      <text:p text:style-name="Standard">G. de Curtilis</text:p>
      <text:p text:style-name="Standard">J. de Sinemuro</text:p>
      <text:p text:style-name="Standard">G. de Lumbris</text:p>
      <text:p text:style-name="Standard">G. Coquatricis</text:p>
      <text:p text:style-name="Standard">R. de Molino</text:p>
      <text:p text:style-name="Standard">D. de Quadrellis</text:p>
      <text:p text:style-name="Standard">P. Pouvrelli</text:p>
      <text:p text:style-name="Standard">E Fucherii</text:p>
      <text:p text:style-name="Standard">D. de Duclaro</text:p>
      <text:p text:style-name="Standard">R. de Chanaco</text:p>
      <text:p text:style-name="Standard">E Bohic infirmi</text:p>
      <text:p text:style-name="Standard">G. Guette</text:p>
      <text:p text:style-name="Standard">J. Justicie</text:p>
      <text:p text:style-name="Standard">P. Casalis</text:p>
      <text:p text:style-name="Standard">P. de Alveto</text:p>
      <text:p text:style-name="Standard"/>
      <text:p text:style-name="Standard"/>
      <text:p text:style-name="Standard">=FRAN_0393_09450.tif=</text:p>
      <text:p text:style-name="Standard"><text:soft-page-break/>&gt;&gt;&gt;&gt;&gt;&gt; numérotation &lt;&lt;&lt;&lt;&lt;&lt;&lt;</text:p>
      <text:p text:style-name="Standard">xx</text:p>
      <text:p text:style-name="Standard">47</text:p>
      <text:p text:style-name="Standard">&gt;&gt;&gt;&gt;&gt;&gt; Date &lt;&lt;&lt;&lt;&lt;&lt;&lt;</text:p>
      <text:p text:style-name="Standard">Anno xlvono die mercuris post octabius assumpcionis beate Marie caplitlis</text:p>
      <text:p text:style-name="Standard">Anno xlnono die veneris post festum beati Btholomei caitulanlibus</text:p>
      <text:p text:style-name="Standard">&gt;&gt;&gt;&gt;&gt;&gt; block &lt;&lt;&lt;&lt;&lt;&lt;&lt;</text:p>
      <text:p text:style-name="Standard">Hodie fuit concessa quedam bursa de Sancto Thoma de Luper</text:p>
      <text:p text:style-name="Standard">ad requestam magistri Girardi de Cuotilis Guidoni de Pellon</text:p>
      <text:p text:style-name="Standard">Ditra / licenato in tegibius actibus et solari en jundicina qum binsim tement defc d</text:p>
      <text:p text:style-name="Standard">E. Bone</text:p>
      <text:p text:style-name="Standard">Enchalaue</text:p>
      <text:p text:style-name="Standard">Hodie Johannes de Ruella posuit majoriam de Corborosa</text:p>
      <text:p text:style-name="Standard">ad xl lebres et durabit licitacio usque ad festi</text:p>
      <text:p text:style-name="Standard">Sancte Crucis</text:p>
      <text:p text:style-name="Standard">Hodie capitulum remisit Guillelmo Boucelli fumano de Thi</text:p>
      <text:p text:style-name="Standard">uigny unum modium bladi mediet bladi Mediet</text:p>
      <text:p text:style-name="Standard">avene de fuma super jolucione festi natitat domini pro.</text:p>
      <text:p text:style-name="Standard">Venturis</text:p>
      <text:p text:style-name="Standard">&gt;&gt;&gt;&gt;&gt;&gt; liste &lt;&lt;&lt;&lt;&lt;&lt;&lt;</text:p>
      <text:p text:style-name="Standard">J. Succentore</text:p>
      <text:p text:style-name="Standard">R. Cancellario</text:p>
      <text:p text:style-name="Standard">E. Fucherii</text:p>
      <text:p text:style-name="Standard">G. Coquatricis Pilair</text:p>
      <text:p text:style-name="Standard">R. de Chanaco e Gii ota</text:p>
      <text:p text:style-name="Standard">P. de Roriaco</text:p>
      <text:p text:style-name="Standard">G. de Curcilis P. de</text:p>
      <text:p text:style-name="Standard">E. Bohie</text:p>
      <text:p text:style-name="Standard">P. Barri</text:p>
      <text:p text:style-name="Standard">infiri</text:p>
      <text:p text:style-name="Standard">G. de Lumbris alveco i uno florcuus deFlorencia</text:p>
      <text:p text:style-name="Standard">E. Guecten</text:p>
      <text:p text:style-name="Standard">B. de Molinis G. Hymelini</text:p>
      <text:p text:style-name="Standard">P. Pouvrelli</text:p>
      <text:p text:style-name="Standard">D. de Duclaro</text:p>
      <text:p text:style-name="Standard">J. de Suremuro</text:p>
      <text:p text:style-name="Standard"><text:soft-page-break/>P. Casalis</text:p>
      <text:p text:style-name="Standard">J. Cambellani</text:p>
      <text:p text:style-name="Standard">R. de Chanaco</text:p>
      <text:p text:style-name="Standard">M. de Melloto</text:p>
      <text:p text:style-name="Standard">St. de Parisius</text:p>
      <text:p text:style-name="Standard">P. de Foresta</text:p>
      <text:p text:style-name="Standard">R. de Vyena</text:p>
      <text:p text:style-name="Standard">R. de Jisadecial</text:p>
      <text:p text:style-name="Standard">J. Succentore</text:p>
      <text:p text:style-name="Standard">G. de Curcius</text:p>
      <text:p text:style-name="Standard">E. Fucherii</text:p>
      <text:p text:style-name="Standard">G. de Lumbris</text:p>
      <text:p text:style-name="Standard">J. de Sinenino</text:p>
      <text:p text:style-name="Standard">J. Cambellani</text:p>
      <text:p text:style-name="Standard">Jo. de Alveto</text:p>
      <text:p text:style-name="Standard"/>
      <text:p text:style-name="Standard"/>
      <text:p text:style-name="Standard">=FRAN_0393_09451.tif=</text:p>
      <text:p text:style-name="Standard">&gt;&gt;&gt;&gt;&gt;&gt; date &lt;&lt;&lt;&lt;&lt;&lt;&lt;</text:p>
      <text:p text:style-name="Standard">391</text:p>
      <text:p text:style-name="Standard">Anno xlnono die lune ante fescum beanaroum Egidii et lupi capitulatibus</text:p>
      <text:p text:style-name="Standard">Anno xlnono die mencuri post festum leateris Egidi et lucaitantbus</text:p>
      <text:p text:style-name="Standard">&gt;&gt;&gt;&gt;&gt;&gt; block &lt;&lt;&lt;&lt;&lt;&lt;&lt;</text:p>
      <text:p text:style-name="Standard">Fiat nisi cons contra alipdim relictam defuncti Johannis</text:p>
      <text:p text:style-name="Standard">tuillet de quinque scutis jolvendis infra seu</text:p>
      <text:p text:style-name="Standard">Sancti Michaelis de magistro Johanni de Sinemuroque</text:p>
      <text:p text:style-name="Standard">mediantibus ipse magister Johannes et psa quictum</text:p>
      <text:p text:style-name="Standard">de omibus quibuscunque litibus in quibuscunque cum</text:p>
      <text:p text:style-name="Standard">inceptis contra maritum ipsus</text:p>
      <text:p text:style-name="Standard">Aecepcio Cavenic</text:p>
      <text:p text:style-name="Standard">Hodie de Mandato domini regis fuit receptus</text:p>
      <text:p text:style-name="Standard">magister Stephanus de Parisius ad prebendam</text:p>
      <text:p text:style-name="Standard">M Regalia</text:p>
      <text:p text:style-name="Standard">Par. vacantem per obitum magistri Johannis Justici</text:p>
      <text:p text:style-name="Standard">et juravit reserto obedienciam reverenciam et</text:p>
      <text:p text:style-name="Standard">honrem exhibe dominis decano et capitulo Parisiensis sev</text:p>
      <text:p text:style-name="Standard"><text:soft-page-break/>re Petre ta capituli et franchisim claustri et oivia</text:p>
      <text:p text:style-name="Standard">statuta et specialiter statutum puerorm presentius Sy. de</text:p>
      <text:p text:style-name="Standard">Vucciaco Petro de Mesvilla Habueo de Insula</text:p>
      <text:p text:style-name="Standard">&gt;&gt;&gt;&gt;&gt;&gt; liste &lt;&lt;&lt;&lt;&lt;&lt;&lt;</text:p>
      <text:p text:style-name="Standard">J. Succentore</text:p>
      <text:p text:style-name="Standard">E. Fucherii</text:p>
      <text:p text:style-name="Standard">J. Cambellani</text:p>
      <text:p text:style-name="Standard">R. de Chanaco</text:p>
      <text:p text:style-name="Standard">R. de Molinis</text:p>
      <text:p text:style-name="Standard">J. de Sinemuro</text:p>
      <text:p text:style-name="Standard">P. de Roniaco</text:p>
      <text:p text:style-name="Standard">G. de Lumbris</text:p>
      <text:p text:style-name="Standard">P. Pouvrelli</text:p>
      <text:p text:style-name="Standard">P. Casalis</text:p>
      <text:p text:style-name="Standard">G. de Curcilis</text:p>
      <text:p text:style-name="Standard">J. Succentore</text:p>
      <text:p text:style-name="Standard">R. Cancellario</text:p>
      <text:p text:style-name="Standard">G. de Cartilis</text:p>
      <text:p text:style-name="Standard">R. de Molinis</text:p>
      <text:p text:style-name="Standard">J. de Sinemuro</text:p>
      <text:p text:style-name="Standard">G. Coquatricis</text:p>
      <text:p text:style-name="Standard">P. Casalis</text:p>
      <text:p text:style-name="Standard">B. de Duclaro</text:p>
      <text:p text:style-name="Standard">G. de Lumilris</text:p>
      <text:p text:style-name="Standard">E. Fucherii</text:p>
      <text:p text:style-name="Standard">P. de Roniaco</text:p>
      <text:p text:style-name="Standard">P. Pouvrelli</text:p>
      <text:p text:style-name="Standard"/>
      <text:p text:style-name="Standard"/>
      <text:p text:style-name="Standard">=FRAN_0393_09452.tif=</text:p>
      <text:p text:style-name="Standard">&gt;&gt;&gt;&gt;&gt;&gt; date &lt;&lt;&lt;&lt;&lt;&lt;&lt;</text:p>
      <text:p text:style-name="Standard">Anno ulvono die veneris post festum Boti Egidii et lupi capituli</text:p>
      <text:p text:style-name="Standard">Anno ulnono die dominica ante festum natvai Beate Marie virginis capitulntibus</text:p>
      <text:p text:style-name="Standard">&gt;&gt;&gt;&gt;&gt;&gt; block &lt;&lt;&lt;&lt;&lt;&lt;&lt;</text:p>
      <text:p text:style-name="Standard">Hodie magister Jacobus divitis subexecutor gracie item</text:p>
      <text:p text:style-name="Standard">domino Petro deo Vitriaco de beneficio vac vel vacui</text:p>
      <text:p text:style-name="Standard"><text:soft-page-break/>ad collat episcopi decani et capituli eciam si in ecclesia Pa</text:p>
      <text:p text:style-name="Standard">insimuavit iprseius graciam quam domini habuntur prox</text:p>
      <text:p text:style-name="Standard">datm gracie viii ide januariis anno septum</text:p>
      <text:p text:style-name="Standard">Hodie magister Nicolaus Guevlle resignavit capiceriatum</text:p>
      <text:p text:style-name="Standard">sancti Bctedici Sancti Stephani nomine procurator s magistri Caufadi de</text:p>
      <text:p text:style-name="Standard">acheriio</text:p>
      <text:p text:style-name="Standard">Recepeio Canonici</text:p>
      <text:p text:style-name="Standard">Hodie prepositus Parisiensis pu tavit in capitulio Par.iensi licteras</text:p>
      <text:p text:style-name="Standard">regias sub hacfont$ per quati ipse dominus rex</text:p>
      <text:p text:style-name="Standard">toartulant Roginaldo chaundo apobtet canonici</text:p>
      <text:p text:style-name="Standard">canonictatum prebendam Henrici de Pictavia lacur</text:p>
      <text:p text:style-name="Standard">per promotas euudem ad episcopatum</text:p>
      <text:p text:style-name="Standard">Et fuut receptus et juris</text:p>
      <text:p text:style-name="Standard">presentibus prop$ Nicolao Symini de Civillis P. de Eng</text:p>
      <text:p text:style-name="Standard">Camerario laico</text:p>
      <text:p text:style-name="Standard">&gt;&gt;&gt;&gt;&gt;&gt; liste &lt;&lt;&lt;&lt;&lt;&lt;&lt;</text:p>
      <text:p text:style-name="Standard">J. Succentore</text:p>
      <text:p text:style-name="Standard">G. Coquatricis</text:p>
      <text:p text:style-name="Standard">Jicambellani</text:p>
      <text:p text:style-name="Standard">R. de Chanaco</text:p>
      <text:p text:style-name="Standard">M. de Melloto</text:p>
      <text:p text:style-name="Standard">G. de Parisius</text:p>
      <text:p text:style-name="Standard">P. de Roniaco</text:p>
      <text:p text:style-name="Standard">E. Fucherii</text:p>
      <text:p text:style-name="Standard">G. de Lumbris</text:p>
      <text:p text:style-name="Standard">D. de Duclaro</text:p>
      <text:p text:style-name="Standard">P. Pouvelli</text:p>
      <text:p text:style-name="Standard">G. de Curalis</text:p>
      <text:p text:style-name="Standard">J. Succentore</text:p>
      <text:p text:style-name="Standard">R. Cancellario</text:p>
      <text:p text:style-name="Standard">P. de Foresta</text:p>
      <text:p text:style-name="Standard">P. de Roniaco</text:p>
      <text:p text:style-name="Standard">M. de Melloto</text:p>
      <text:p text:style-name="Standard">J. de Sinemuro</text:p>
      <text:p text:style-name="Standard">G. de Lumbris</text:p>
      <text:p text:style-name="Standard">J. Cambellani</text:p>
      <text:p text:style-name="Standard"><text:soft-page-break/>G. de Curtilis</text:p>
      <text:p text:style-name="Standard"/>
      <text:p text:style-name="Standard"/>
      <text:p text:style-name="Standard">=FRAN_0393_09453.tif=</text:p>
      <text:p text:style-name="Standard">&gt;&gt;&gt;&gt;&gt;&gt; date &lt;&lt;&lt;&lt;&lt;&lt;&lt;</text:p>
      <text:p text:style-name="Standard">Anno xlnono die lune in vigilia festi Nativitatis beate Marie Vigincapitulatlbus</text:p>
      <text:p text:style-name="Standard">Anno xlnono die mercuriis post festum Natiatus Beate Marie virginis capitulantibus</text:p>
      <text:p text:style-name="Standard">.</text:p>
      <text:p text:style-name="Standard">&gt;&gt;&gt;&gt;&gt;&gt; block &lt;&lt;&lt;&lt;&lt;&lt;&lt;</text:p>
      <text:p text:style-name="Standard">Hodie capitulum concessit cipiteriatum domino Heni</text:p>
      <text:p text:style-name="Standard">Bohat</text:p>
      <text:p text:style-name="Standard">Item dominus Reginaldus de Vyena nominaurt ad</text:p>
      <text:p text:style-name="Standard">Capellaniam domini Petri Malivi dominum Guillelmum</text:p>
      <text:p text:style-name="Standard">Gueroust cum protestats consuota etadmnissa</text:p>
      <text:p text:style-name="Standard">et in casu in quo epperet ips capell</text:p>
      <text:p text:style-name="Standard">fuisse impetrat</text:p>
      <text:p text:style-name="Standard">prtum nominavitCaptis Canoni</text:p>
      <text:p text:style-name="Standard">ad ecclasiam de venula</text:p>
      <text:p text:style-name="Standard">Hodie prepisitus Parisiensis presentavit licteras regia</text:p>
      <text:p text:style-name="Standard">in capitulo sub hac forma.</text:p>
      <text:p text:style-name="Standard">Piline parla ge de Dyu roys de Saine à noz amez Dyay Chaus</text:p>
      <text:p text:style-name="Standard">P. de Roniaco S Fat salutem edlcti gosrs i sunt notarre chose que Anchaubant de lait</text:p>
      <text:p text:style-name="Standard">est lenné teups a faiz evesque de l'avaur / pour qui la provendé canoins</text:p>
      <text:p text:style-name="Standard">al tenoit en vositre eglise seboa le temps que les eslen ont de droi</text:p>
      <text:p text:style-name="Standard">esue consau est vene $c par resta minere aus mutre est au a est</text:p>
      <text:p text:style-name="Standard">en regille $dont par neus ne par non predecesseurs ne pas evore est en</text:p>
      <text:p text:style-name="Standard">. Par. aisi nois ex apparaicut lum collacionem Par. culcste du regili Par.s qui qu</text:p>
      <text:p text:style-name="Standard">nostre main / Savoir veus faisrns que la dite puverde nors avons d'o</text:p>
      <text:p text:style-name="Standard">demens en regart de pitié a nostre amis mastre reobur le cre nostre no</text:p>
      <text:p text:style-name="Standard">in Joparlement par qua demque cause et marre que elle soit eu ait este vacant</text:p>
      <text:p text:style-name="Standard">e pro du Oogne S. veus requireus et neantirers Gendens</text:p>
      <text:p text:style-name="Standard">8</text:p>
      <text:p text:style-name="Standard">maisire deeont le Coce en son procurator paor lui veras recenus en vestre Chinon</text:p>
      <text:p text:style-name="Standard">Moten et posesti cpelli de la dicte promende en lictera assignaut estad</text:p>
      <text:p text:style-name="Standard">et lou en chopitie adroisien a ce les selamnteen acustureenz et de</text:p>
      <text:p text:style-name="Standard">Rffin Beitos et Cevenre alii dicto proiande appenics lu respudez et fintu</text:p>
      <text:p text:style-name="Standard"><text:soft-page-break/>die en ason dit pt entomat Dame a eantibler le Paulte pr</text:p>
      <text:p text:style-name="Standard">&gt;&gt;&gt;&gt;&gt;&gt; liste &lt;&lt;&lt;&lt;&lt;&lt;&lt;</text:p>
      <text:p text:style-name="Standard">J. Succentore</text:p>
      <text:p text:style-name="Standard">R. Cancellario</text:p>
      <text:p text:style-name="Standard">G. de Lumbris</text:p>
      <text:p text:style-name="Standard">E. Fucherii</text:p>
      <text:p text:style-name="Standard">D. de Duclaro</text:p>
      <text:p text:style-name="Standard">R. de Vyenia</text:p>
      <text:p text:style-name="Standard">D. de Quadrellis</text:p>
      <text:p text:style-name="Standard">J. de Sineninro</text:p>
      <text:p text:style-name="Standard">P. de Roniaco</text:p>
      <text:p text:style-name="Standard">P. Pouvrelli</text:p>
      <text:p text:style-name="Standard">R. de Chanaco</text:p>
      <text:p text:style-name="Standard">G. Coquantricis</text:p>
      <text:p text:style-name="Standard">J. Succentore</text:p>
      <text:p text:style-name="Standard">R. Cancellario</text:p>
      <text:p text:style-name="Standard">P. Chareu</text:p>
      <text:p text:style-name="Standard">P. de Fereson</text:p>
      <text:p text:style-name="Standard">St. de Parisius</text:p>
      <text:p text:style-name="Standard">J. de Sinemure</text:p>
      <text:p text:style-name="Standard">D. de Duclars</text:p>
      <text:p text:style-name="Standard">R. de Vyeria</text:p>
      <text:p text:style-name="Standard">G. de Curtiliso</text:p>
      <text:p text:style-name="Standard">D. de Quadrellis</text:p>
      <text:p text:style-name="Standard"/>
      <text:p text:style-name="Standard"/>
      <text:p text:style-name="Standard">=FRAN_0393_09454.tif=</text:p>
      <text:p text:style-name="Standard">&gt;&gt;&gt;&gt;&gt;&gt; date &lt;&lt;&lt;&lt;&lt;&lt;&lt;</text:p>
      <text:p text:style-name="Standard">Anno Ylnono die mercuris post festum natatis beate Mave virginis capitulantibus</text:p>
      <text:p text:style-name="Standard">Anno Alveno</text:p>
      <text:p text:style-name="Standard">Die l'une post seste Nativne lece M Vagine Glirese</text:p>
      <text:p text:style-name="Standard">&gt;&gt;&gt;&gt;&gt;&gt; block &lt;&lt;&lt;&lt;&lt;&lt;&lt;</text:p>
      <text:p text:style-name="Standard">hodie capitulum contulit capiteriatum ecclesie Sancti $Ce</text:p>
      <text:p text:style-name="Standard">Stephani de Gressibus Parisiensi domino Jacobo de Arenis qui</text:p>
      <text:p text:style-name="Standard">extitit protestatus quod in casu in quo appareret</text:p>
      <text:p text:style-name="Standard">quod ile capitiatus esset dignitas vel talle benefici</text:p>
      <text:p text:style-name="Standard"><text:soft-page-break/>per cujus assecucime vacaret vicaria suam lcta</text:p>
      <text:p text:style-name="Standard">par quod ipsum in aliquo non incendit actempta</text:p>
      <text:p text:style-name="Standard">Item voluit quod presentaretur reverendo in Christi ptri</text:p>
      <text:p text:style-name="Standard">domino ipso Meltensi ad ecclesiam parrochialem de Rosoto</text:p>
      <text:p text:style-name="Standard">in Bria Yvo Marescalli</text:p>
      <text:p text:style-name="Standard">Hodie aut receptur curatus Sancti Christisori cum</text:p>
      <text:p text:style-name="Standard">canonicatum et prebendi Sancto Dyonsi de Passuvacantis per</text:p>
      <text:p text:style-name="Standard">mortem dmini Poilhipi de $Cn$ asrilimonte</text:p>
      <text:p text:style-name="Standard">Magister Johanns de Castellione piblicaunt gracim sumrum super $qu de</text:p>
      <text:p text:style-name="Standard">tanum et eipidum per vim carnum de Sanct Johanne emittuti fancte Mrcians et</text:p>
      <text:p text:style-name="Standard">fuit receptus ad prebendam et enoniatu Sancti Dohnni de Passu ques extu sole</text:p>
      <text:p text:style-name="Standard">vat dictus Philippo de Ppluneur et juravit conona residenciam servia</text:p>
      <text:p text:style-name="Standard">de ra ebedit reneranti et Hene</text:p>
      <text:p text:style-name="Standard">&gt;&gt;&gt;&gt;&gt;&gt; liste &lt;&lt;&lt;&lt;&lt;&lt;&lt;</text:p>
      <text:p text:style-name="Standard">J. Succentore</text:p>
      <text:p text:style-name="Standard">R. Cancellario</text:p>
      <text:p text:style-name="Standard">E. Fucherii</text:p>
      <text:p text:style-name="Standard">R. de Chanaco</text:p>
      <text:p text:style-name="Standard">M. de Melloto</text:p>
      <text:p text:style-name="Standard">G. de Curtilis</text:p>
      <text:p text:style-name="Standard">St. de Parisius</text:p>
      <text:p text:style-name="Standard">P. de Roniaco</text:p>
      <text:p text:style-name="Standard">D. de Qadrellis</text:p>
      <text:p text:style-name="Standard">R. de Vyena</text:p>
      <text:p text:style-name="Standard">G. de Lumbris</text:p>
      <text:p text:style-name="Standard">P. Casalis</text:p>
      <text:p text:style-name="Standard">capitulanties</text:p>
      <text:p text:style-name="Standard">domino Johanne upi Succenores</text:p>
      <text:p text:style-name="Standard">Robto de Cauarr</text:p>
      <text:p text:style-name="Standard">R. Cunellis</text:p>
      <text:p text:style-name="Standard">P. Ponellri</text:p>
      <text:p text:style-name="Standard">G. de Cartilis</text:p>
      <text:p text:style-name="Standard">Stephane de Factor</text:p>
      <text:p text:style-name="Standard">G. de Lundons</text:p>
      <text:p text:style-name="Standard">Jhe. de Sinenie</text:p>
      <text:p text:style-name="Standard">D. Casolis</text:p>
      <text:p text:style-name="Standard"><text:soft-page-break/>de sfaco</text:p>
      <text:p text:style-name="Standard"/>
      <text:p text:style-name="Standard"/>
      <text:p text:style-name="Standard">=FRAN_0393_09455.tif=</text:p>
      <text:p text:style-name="Standard">&gt;&gt;&gt;&gt;&gt;&gt; date &lt;&lt;&lt;&lt;&lt;&lt;&lt;</text:p>
      <text:p text:style-name="Standard">Anno xlvono diepencurii post festum excltacionis Sancte Crucis capiulanlibus</text:p>
      <text:p text:style-name="Standard">Anno plix die venris post festum exaltatiis sancte Crutis caplananis</text:p>
      <text:p text:style-name="Standard">&gt;&gt;&gt;&gt;&gt;&gt; block &lt;&lt;&lt;&lt;&lt;&lt;&lt;</text:p>
      <text:p text:style-name="Standard">Hodie magister Dyonisius de Quadrellis contulit capelei</text:p>
      <text:p text:style-name="Standard">ad altare Sancti Michaelis que fuit Johannis de Succiaco</text:p>
      <text:p text:style-name="Standard">Garno de Ciuvilliaco.</text:p>
      <text:p text:style-name="Standard">&gt;&gt;&gt;&gt;&gt;&gt; liste &lt;&lt;&lt;&lt;&lt;&lt;&lt;</text:p>
      <text:p text:style-name="Standard">J. Succentore</text:p>
      <text:p text:style-name="Standard">R. de Vyeria</text:p>
      <text:p text:style-name="Standard">G. de Lumbris</text:p>
      <text:p text:style-name="Standard">D. de Quadrelli</text:p>
      <text:p text:style-name="Standard">E. Fucherii</text:p>
      <text:p text:style-name="Standard">R. de Chanaco</text:p>
      <text:p text:style-name="Standard">P. Pouvrelli</text:p>
      <text:p text:style-name="Standard">Snt. de Parisius</text:p>
      <text:p text:style-name="Standard">D. de Duclaro</text:p>
      <text:p text:style-name="Standard">G. de Cartilis</text:p>
      <text:p text:style-name="Standard">J. Succentore</text:p>
      <text:p text:style-name="Standard">G. Coquatricis</text:p>
      <text:p text:style-name="Standard">R. de Chariaco</text:p>
      <text:p text:style-name="Standard">E. Fucherii</text:p>
      <text:p text:style-name="Standard">Sant de Parisius</text:p>
      <text:p text:style-name="Standard">G. de Curcilis</text:p>
      <text:p text:style-name="Standard">D. de Quadrellis</text:p>
      <text:p text:style-name="Standard">H. de Culento</text:p>
      <text:p text:style-name="Standard">G. de Lumbris</text:p>
      <text:p text:style-name="Standard">D. de Duclaro</text:p>
      <text:p text:style-name="Standard">P. Pouvrelli</text:p>
      <text:p text:style-name="Standard">P. Casalis</text:p>
      <text:p text:style-name="Standard"/>
      <text:p text:style-name="Standard"/>
      <text:p text:style-name="Standard"><text:soft-page-break/>=FRAN_0393_09456.tif=</text:p>
      <text:p text:style-name="Standard">&gt;&gt;&gt;&gt;&gt;&gt; numérotation &lt;&lt;&lt;&lt;&lt;&lt;&lt;</text:p>
      <text:p text:style-name="Standard">xx</text:p>
      <text:p text:style-name="Standard">*96.</text:p>
      <text:p text:style-name="Standard">&gt;&gt;&gt;&gt;&gt;&gt; Date &lt;&lt;&lt;&lt;&lt;&lt;&lt;</text:p>
      <text:p text:style-name="Standard">Anno domini m. cecelions apitulantibus domin dominca post festom exibteri Sancte Guicis</text:p>
      <text:p text:style-name="Standard">pesentibus magistro his de Insula Camerariis laico y Mar</text:p>
      <text:p text:style-name="Standard">&gt;&gt;&gt;&gt;&gt;&gt; entrée &lt;&lt;&lt;&lt;&lt;&lt;&lt;</text:p>
      <text:p text:style-name="Standard">capitulanibus</text:p>
      <text:p text:style-name="Standard">.</text:p>
      <text:p text:style-name="Standard">pved</text:p>
      <text:p text:style-name="Standard">ao</text:p>
      <text:p text:style-name="Standard">Mauder</text:p>
      <text:p text:style-name="Standard">Sepicie</text:p>
      <text:p text:style-name="Standard">&gt;&gt;&gt;&gt;&gt;&gt; block &lt;&lt;&lt;&lt;&lt;&lt;&lt;</text:p>
      <text:p text:style-name="Standard">Receptio Cal</text:p>
      <text:p text:style-name="Standard">.</text:p>
      <text:p text:style-name="Standard">domino J. Lgai succentoris fm parte mgagistri Robeta $crt$ eea fuerit presentate in capitulo lictere regie</text:p>
      <text:p text:style-name="Standard">continentes hunc $oda$ tenore Philippus Par lu gracie de Dieu dei</text:p>
      <text:p text:style-name="Standard">De France / a nez amez le Dyoen et chapire del'glise nostre donné de Paris sele et dileca</text:p>
      <text:p text:style-name="Standard">Savoit vous faisens que la pervende cavenial que tenir avoir souloit en vostre dicte eglise</text:p>
      <text:p text:style-name="Standard">feu nostre amé et feal conseiller maistre Jhay de Senvnt varant it presant par savert</text:p>
      <text:p text:style-name="Standard">et appartenanes à nostre cellaciones a cause de nar regale Noaus en regart de pitie avons donné</text:p>
      <text:p text:style-name="Standard">donnons à nostre à nosté et feal conseillier maistre Rebrt le ere. Si vius requerens et noient mes</text:p>
      <text:p text:style-name="Standard">manduns que vo le dit maistre Rebort ou son procureur par. lui et on son non recevez en vire fiere et</text:p>
      <text:p text:style-name="Standard">chavoine de lu dito eglise et de la dicte pouvende le metrey ou fetez metre ou son de peur</text:p>
      <text:p text:style-name="Standard">en posesne et saisine en lui assignant estal en cveur et lieu on chpicie adjousteez a ce</text:p>
      <text:p text:style-name="Standard">les solempnitez accnstuméez / Et des feuiz proffiz eolumeitz rentes et devenues a la die</text:p>
      <text:p text:style-name="Standard">puvende appartones / fetez respondre au dit maistre Rebar cu sun dit pcir entierement cessat</text:p>
      <text:p text:style-name="Standard">trut empeschrement. Donné a Mardonissoy lez Pontoyse le xviii jnnrr de septembre lon</text:p>
      <text:p text:style-name="Standard">de grace m orcreliy soubzs le seel de nosuri secet</text:p>
      <text:p text:style-name="Standard">Item ex parte Jacibi de Audelencont fuerunt presentate alie littera</text:p>
      <text:p text:style-name="Standard">Phipt par la gracie de Dieu Roys de France à noz bien amey le Vyen chepitie de l'eglise de Parture sbre et dilete Saveir vos</text:p>
      <text:p text:style-name="Standard">sub hac forma</text:p>
      <text:p text:style-name="Standard"><text:soft-page-break/>ausis que lu puvende canonial que tenoit en la dite eglise nostre amé et feul moustre ert le erc la quelle provende souloie te</text:p>
      <text:p text:style-name="Standard">oure Archambaut de la trie vacauff a presant par la pesignacion et ronuciaion ou delaissement faiz purement et simplement</text:p>
      <text:p text:style-name="Standard">ou det maistre Reort d'ocelle prtrese / et en ccssertant de nous la prevende Canonial que tenert en la dite eglise maisore</text:p>
      <text:p text:style-name="Standard">Jehan de Senivir vacant en me tegale par la nfort du dit paistre Jehanan lu qulume nous lui avois donnée nous la d</text:p>
      <text:p text:style-name="Standard">de laissié par le dit ppaistre steot et Varuit a presnt parla maniere que dit est au par quilleconque mutré cue oppier à nostre c</text:p>
      <text:p text:style-name="Standard">cue du dit nostre sigele que nous avors a prsunt en lu dite egglise aveus donné et vennenst de grace especial a letre autre</text:p>
      <text:p text:style-name="Standard">cleric et conseilier istré Jaque de ardetencourt / et l'en pourveuns par ces lettres. Si vuris requus ment aieres</text:p>
      <text:p text:style-name="Standard">quate du Paistrs Janq eu s'en procurtur pour. lui decevez en fiere et en Chaveine de la dicte Eglise / et lui setez bes</text:p>
      <text:p text:style-name="Standard">ndie des frux dion proffi et erolumen appnces a la de pvende / en l'ui assignant estal en curia et lien et</text:p>
      <text:p text:style-name="Standard">adjenseez les sebaquiter aonusiurez. dane a Malrassiz l'en pertonse le xviii jour de septembre</text:p>
      <text:p text:style-name="Standard">ge mil Crexliy saul le Beel de lue senet</text:p>
      <text:p text:style-name="Standard">&gt;&gt;&gt;&gt;&gt;&gt; liste &lt;&lt;&lt;&lt;&lt;&lt;&lt;</text:p>
      <text:p text:style-name="Standard">Bebert de Chanoa</text:p>
      <text:p text:style-name="Standard">M. de Cellet</text:p>
      <text:p text:style-name="Standard">obtati fb</text:p>
      <text:p text:style-name="Standard">V. de Cundrelli</text:p>
      <text:p text:style-name="Standard">P. Ponrenderio</text:p>
      <text:p text:style-name="Standard">E. de Curonis</text:p>
      <text:p text:style-name="Standard">J. de Leubusl</text:p>
      <text:p text:style-name="Standard">D. de Duclaro</text:p>
      <text:p text:style-name="Standard"/>
      <text:p text:style-name="Standard"/>
      <text:p text:style-name="Standard">=FRAN_0393_09457.tif=</text:p>
      <text:p text:style-name="Standard">&gt;&gt;&gt;&gt;&gt;&gt; date &lt;&lt;&lt;&lt;&lt;&lt;&lt;</text:p>
      <text:p text:style-name="Standard">597.</text:p>
      <text:p text:style-name="Standard">Anno xliiono idie mercuriis posti festu beatei Mathei apostoli capituli</text:p>
      <text:p text:style-name="Standard">&gt;&gt;&gt;&gt;&gt;&gt; block &lt;&lt;&lt;&lt;&lt;&lt;&lt;</text:p>
      <text:p text:style-name="Standard">Hodie magister Girardus de Curcilis contulit capellani</text:p>
      <text:p text:style-name="Standard">P. Melles nepoti suo ad protestatis</text:p>
      <text:p text:style-name="Standard">Hodie magister Robertus Coci tradidit denarium doi</text:p>
      <text:p text:style-name="Standard"><text:soft-page-break/>de domo P. de Foresta pro precio apponendo pjuris</text:p>
      <text:p text:style-name="Standard">Anno xlnono die jovis post festum Sancti Machei</text:p>
      <text:p text:style-name="Standard">apostoli et eungeliste in domo venrabitis viri magistri Dyonisii</text:p>
      <text:p text:style-name="Standard">de duclaro dominus Pa de Castello Thome frederici de</text:p>
      <text:p text:style-name="Standard">laudus d accoursi de Plor execuer testaenti defuncti</text:p>
      <text:p text:style-name="Standard">magistri Roberti de Bardis cancellari Par. recoqnevint</text:p>
      <text:p text:style-name="Standard">set recepisse ab ipso magistro Dyonisio mutuo seu precario</text:p>
      <text:p text:style-name="Standard">ad opus sepulturi ejudem cancellaries sexaginta</text:p>
      <text:p text:style-name="Standard">senta et / et obligaverunt se et eorum quemlibet anxolidem</text:p>
      <text:p text:style-name="Standard">et incluia apparante ad ipsus solvendum infia n</text:p>
      <text:p text:style-name="Standard">domini / et una cum hoc obligavit ordnm libros infrast</text:p>
      <text:p text:style-name="Standard">ibedem delatos et per ipssum receptos concordantim</text:p>
      <text:p text:style-name="Standard">viblessermones auguste cicabos epistulayus auguste</text:p>
      <text:p text:style-name="Standard">quorundam aliorum doctorum augt super Jhan Gusestonin</text:p>
      <text:p text:style-name="Standard">sup per epistolas Parli et quodam alia epustula</text:p>
      <text:p text:style-name="Standard">presenis magistro Roberto de Mota Gerardo Bosytensis nnicor</text:p>
      <text:p text:style-name="Standard">Harentie</text:p>
      <text:p text:style-name="Standard">&gt;&gt;&gt;&gt;&gt;&gt; liste &lt;&lt;&lt;&lt;&lt;&lt;&lt;</text:p>
      <text:p text:style-name="Standard">J. Succentore</text:p>
      <text:p text:style-name="Standard">P. Casalis</text:p>
      <text:p text:style-name="Standard">D. de Duclaro</text:p>
      <text:p text:style-name="Standard">di. de Qadrellis</text:p>
      <text:p text:style-name="Standard">G. de Lumbris</text:p>
      <text:p text:style-name="Standard">R. de Chanaco</text:p>
      <text:p text:style-name="Standard">P. Pouvrelli</text:p>
      <text:p text:style-name="Standard">R. Coti</text:p>
      <text:p text:style-name="Standard"/>
      <text:p text:style-name="Standard"/>
      <text:p text:style-name="Standard">=FRAN_0393_09458.tif=</text:p>
      <text:p text:style-name="Standard">&gt;&gt;&gt;&gt;&gt;&gt; date &lt;&lt;&lt;&lt;&lt;&lt;&lt;</text:p>
      <text:p text:style-name="Standard">Recepcie Cani</text:p>
      <text:p text:style-name="Standard">Anno xlvono die jercuriis posti festum beati Machei apostoli capituli</text:p>
      <text:p text:style-name="Standard">&gt;&gt;&gt;&gt;&gt;&gt; block &lt;&lt;&lt;&lt;&lt;&lt;&lt;</text:p>
      <text:p text:style-name="Standard">hodie exparte Jacobi de Andelentovit canonici Par.n fuerut</text:p>
      <text:p text:style-name="Standard">presentate in capitulo lictere regie infrascripte Philippes Par. la Grac</text:p>
      <text:p text:style-name="Standard">conferte super collacione sibi facta per upsius dunum regom</text:p>
      <text:p text:style-name="Standard"><text:soft-page-break/>de prebenda Roberti de Lardis persentis N. Sy. de Civillis</text:p>
      <text:p text:style-name="Standard">Camerario laico</text:p>
      <text:p text:style-name="Standard">Anno xlvomodie sabuti post festum li Mache apituli Reiugeli te.</text:p>
      <text:p text:style-name="Standard">J. Succentore</text:p>
      <text:p text:style-name="Standard">contulg</text:p>
      <text:p text:style-name="Standard">P. de Durclaio</text:p>
      <text:p text:style-name="Standard">Hodie magister E. Fuchii $mavtad$ capellaniam</text:p>
      <text:p text:style-name="Standard">G. de Lumilris</text:p>
      <text:p text:style-name="Standard">domini Nicilai Pignerii in ecclesia Parisiensis Bernardo somn</text:p>
      <text:p text:style-name="Standard">$qual de Melloto</text:p>
      <text:p text:style-name="Standard">lerico</text:p>
      <text:p text:style-name="Standard">&gt;&gt;&gt;&gt;&gt;&gt; liste &lt;&lt;&lt;&lt;&lt;&lt;&lt;</text:p>
      <text:p text:style-name="Standard">J. Succentore</text:p>
      <text:p text:style-name="Standard">M. de Melloto</text:p>
      <text:p text:style-name="Standard">R. de Chanaco</text:p>
      <text:p text:style-name="Standard">P. Pruticelli</text:p>
      <text:p text:style-name="Standard">H. de Culento</text:p>
      <text:p text:style-name="Standard">G. de Curtilis</text:p>
      <text:p text:style-name="Standard">J. de Quidiellis</text:p>
      <text:p text:style-name="Standard">D. de Duclaro</text:p>
      <text:p text:style-name="Standard">P Gslis</text:p>
      <text:p text:style-name="Standard"/>
      <text:p text:style-name="Standard"/>
      <text:p text:style-name="Standard">=FRAN_0393_09459.tif=</text:p>
      <text:p text:style-name="Standard">&gt;&gt;&gt;&gt;&gt;&gt; date &lt;&lt;&lt;&lt;&lt;&lt;&lt;</text:p>
      <text:p text:style-name="Standard">399</text:p>
      <text:p text:style-name="Standard">Recepcio episcopi</text:p>
      <text:p text:style-name="Standard">Aone lvono die suerita in festo Botor Cosure et dannani capituli</text:p>
      <text:p text:style-name="Standard">Anno xlvono dii lune pisti festum vatri Cosie et damni capitulantibus</text:p>
      <text:p text:style-name="Standard">&gt;&gt;&gt;&gt;&gt;&gt; block &lt;&lt;&lt;&lt;&lt;&lt;&lt;</text:p>
      <text:p text:style-name="Standard">Hodie suerut publica bulle episcopo Parisiensi</text:p>
      <text:p text:style-name="Standard">presentibus dominis episcopus nomomensis et Laudurcensis</text:p>
      <text:p text:style-name="Standard">&gt;&gt;&gt;&gt;&gt;&gt; liste &lt;&lt;&lt;&lt;&lt;&lt;&lt;</text:p>
      <text:p text:style-name="Standard">J. Sucgentore</text:p>
      <text:p text:style-name="Standard">E. repatricis</text:p>
      <text:p text:style-name="Standard">R. de Chanaco</text:p>
      <text:p text:style-name="Standard"><text:soft-page-break/>Biceti</text:p>
      <text:p text:style-name="Standard">M. de Melloto</text:p>
      <text:p text:style-name="Standard">R.de Chanaco</text:p>
      <text:p text:style-name="Standard">P puurelli</text:p>
      <text:p text:style-name="Standard">G. Ceqatucis</text:p>
      <text:p text:style-name="Standard">D. de Duclaro</text:p>
      <text:p text:style-name="Standard">Dde Lumebris</text:p>
      <text:p text:style-name="Standard">P. Succentore</text:p>
      <text:p text:style-name="Standard">P. Pouvrelli</text:p>
      <text:p text:style-name="Standard">G. Coquatricis</text:p>
      <text:p text:style-name="Standard">M. de Melloto</text:p>
      <text:p text:style-name="Standard">Sict de Parisius</text:p>
      <text:p text:style-name="Standard">P. de Roniaco</text:p>
      <text:p text:style-name="Standard">D. de Duclare</text:p>
      <text:p text:style-name="Standard">H. de Culento</text:p>
      <text:p text:style-name="Standard">G. de Luviliris</text:p>
      <text:p text:style-name="Standard">Rachauneo</text:p>
      <text:p text:style-name="Standard">piensalis</text:p>
      <text:p text:style-name="Standard"/>
      <text:p text:style-name="Standard"/>
      <text:p text:style-name="Standard">=FRAN_0393_09460.tif=</text:p>
      <text:p text:style-name="Standard">&gt;&gt;&gt;&gt;&gt;&gt; date &lt;&lt;&lt;&lt;&lt;&lt;&lt;</text:p>
      <text:p text:style-name="Standard">Recepcio Quila</text:p>
      <text:p text:style-name="Standard">Anno ulvono die ut mercanti post festum bi Michaelis capitulanis</text:p>
      <text:p text:style-name="Standard">&gt;&gt;&gt;&gt;&gt;&gt; block &lt;&lt;&lt;&lt;&lt;&lt;&lt;</text:p>
      <text:p text:style-name="Standard">Hodie fuerunt presentato licteres regie igh</text:p>
      <text:p text:style-name="Standard">in capitulo Par. super collacione fancta per dominum Reger</text:p>
      <text:p text:style-name="Standard">magistro Johanni deacoraco de Cancellaria Par.</text:p>
      <text:p text:style-name="Standard">et prebenda que vacaverat per mortem Robert</text:p>
      <text:p text:style-name="Standard">Vardis Rbn</text:p>
      <text:p text:style-name="Standard">Rbicoddant</text:p>
      <text:p text:style-name="Standard">Lencrura et qua vacavit per tumissione ejusdem</text:p>
      <text:p text:style-name="Standard">acceptantis prebendam ipsius Roberti de Bar</text:p>
      <text:p text:style-name="Standard">dis et fuit ipse Johannes Receptus pestito i</text:p>
      <text:p text:style-name="Standard">consarcto presetbus Symone de Bucti pude erquento</text:p>
      <text:p text:style-name="Standard">N. de Civilliaco</text:p>
      <text:p text:style-name="Standard"><text:soft-page-break/>Item Davd Mareiscalli fuit receptus ad matricum</text:p>
      <text:p text:style-name="Standard">lariam laicalem quam tonebat in ecclesia Par.</text:p>
      <text:p text:style-name="Standard">$Dand$ dantu gracie iii non junii anon sexto</text:p>
      <text:p text:style-name="Standard">&gt;&gt;&gt;&gt;&gt;&gt; liste &lt;&lt;&lt;&lt;&lt;&lt;&lt;</text:p>
      <text:p text:style-name="Standard">J. Succentore</text:p>
      <text:p text:style-name="Standard">J. Cancellario</text:p>
      <text:p text:style-name="Standard">E. Fucherii</text:p>
      <text:p text:style-name="Standard">P. Casalis</text:p>
      <text:p text:style-name="Standard">D. de Duclaro</text:p>
      <text:p text:style-name="Standard">G. de Lumbris</text:p>
      <text:p text:style-name="Standard">G. de Curtilis</text:p>
      <text:p text:style-name="Standard">P. de Roniaco</text:p>
      <text:p text:style-name="Standard">M. de Melloto</text:p>
      <text:p text:style-name="Standard">E. Coquatricis</text:p>
      <text:p text:style-name="Standard">Biceti</text:p>
      <text:p text:style-name="Standard">D. de Quadrellis</text:p>
      <text:p text:style-name="Standard">R. de Chanaco</text:p>
      <text:p text:style-name="Standard"/>
      <text:p text:style-name="Standard"/>
      <text:p text:style-name="Standard">=FRAN_0393_09461.tif=</text:p>
      <text:p text:style-name="Standard">&gt;&gt;&gt;&gt;&gt;&gt; date &lt;&lt;&lt;&lt;&lt;&lt;&lt;</text:p>
      <text:p text:style-name="Standard">40</text:p>
      <text:p text:style-name="Standard">Anno xlvone die veneris post festum beati Remigii capitulis</text:p>
      <text:p text:style-name="Standard">&gt;&gt;&gt;&gt;&gt;&gt; block &lt;&lt;&lt;&lt;&lt;&lt;&lt;</text:p>
      <text:p text:style-name="Standard">Hodie venrabalils vir magistri Reginaldus Chanellide</text:p>
      <text:p text:style-name="Standard">licenciatus in legibus ac domini nostri regis consil</text:p>
      <text:p text:style-name="Standard">ac canenis Parisiensis fecis procuratori magistri Gillelmum</text:p>
      <text:p text:style-name="Standard">Porcelli licenciata in egilet Johann de Broli</text:p>
      <text:p text:style-name="Standard">canonicum sancti Dyonisii de Passumn ecclesia Par.</text:p>
      <text:p text:style-name="Standard">Maturinum suid clericum marut Symonem Dola</text:p>
      <text:p text:style-name="Standard">tariis canonicu Sancti Syonisii de Passu / magtr</text:p>
      <text:p text:style-name="Standard">Galeranum do Tresnlric magistrum in medi</text:p>
      <text:p text:style-name="Standard">na hanono Anglici et quolibet insolidi cum</text:p>
      <text:p text:style-name="Standard">Ptantesl scit iendi ad se rsovendum se</text:p>
      <text:p text:style-name="Standard">contra quoscutque se impedire cutentes</text:p>
      <text:p text:style-name="Standard">super possessione prebendssue parisienses et ipsius deffont</text:p>
      <text:p text:style-name="Standard"><text:soft-page-break/>et agendi sic. fiat sub melior</text:p>
      <text:p text:style-name="Standard">&gt;&gt;&gt;&gt;&gt;&gt; liste &lt;&lt;&lt;&lt;&lt;&lt;&lt;</text:p>
      <text:p text:style-name="Standard">J. Succentore</text:p>
      <text:p text:style-name="Standard">J. Cancellario</text:p>
      <text:p text:style-name="Standard">R. de Chavaco</text:p>
      <text:p text:style-name="Standard">E. Fucherii</text:p>
      <text:p text:style-name="Standard">P. Pouvrelli</text:p>
      <text:p text:style-name="Standard">P. capalis</text:p>
      <text:p text:style-name="Standard"/>
      <text:p text:style-name="Standard"/>
      <text:p text:style-name="Standard">=FRAN_0393_09462.tif=</text:p>
      <text:p text:style-name="Standard">&gt;&gt;&gt;&gt;&gt;&gt; block &lt;&lt;&lt;&lt;&lt;&lt;&lt;</text:p>
      <text:p text:style-name="Standard">Hodie re coti eunt domu P. de Foresta electi consiru</text:p>
      <text:p text:style-name="Standard">Cornaconis et posuit eam ad v scuta</text:p>
      <text:p text:style-name="Standard">Item juri raportaverunt quod domus Johannis de Sinemuno</text:p>
      <text:p text:style-name="Standard">$aendebat ad i lib est oppicio ad xiii la.</text:p>
      <text:p text:style-name="Standard">et reparaciones ad xlvi lbr de ista domo Jcobus</text:p>
      <text:p text:style-name="Standard">de Audelente lirti tradidit pridie denanum Dei</text:p>
      <text:p text:style-name="Standard">durabit licitatis usque ad doie sabbati</text:p>
      <text:p text:style-name="Standard">de Stephanus Ad Parriis tradidit denarium Dei</text:p>
      <text:p text:style-name="Standard">xii lbi.</text:p>
      <text:p text:style-name="Standard">reparaciones non sunt taxate</text:p>
      <text:p text:style-name="Standard">Item reparaciones domus $Det Johannis de Grayaco ascendut</text:p>
      <text:p text:style-name="Standard">ad xxxv libras. / Et fuit posita ad iilbreris</text:p>
      <text:p text:style-name="Standard">Item ipse magister Stephanus de Parsius fecit procuratore nnc Gicor</text:p>
      <text:p text:style-name="Standard">tutis N. . S. de Cruollis ad persiqnendum necotium evsit</text:p>
      <text:p text:style-name="Standard">Bocagond</text:p>
      <text:p text:style-name="Standard">Hodier ortivnatum quad Philippus de Arbossohabeat sructus prebende</text:p>
      <text:p text:style-name="Standard">solvendis infraecto iislbris Par. et omnia ouera pit de</text:p>
      <text:p text:style-name="Standard">etad hoc obligavit G. de Curalis</text:p>
      <text:p text:style-name="Standard">&gt;&gt;&gt;&gt;&gt;&gt; liste &lt;&lt;&lt;&lt;&lt;&lt;&lt;</text:p>
      <text:p text:style-name="Standard">J. Succent</text:p>
      <text:p text:style-name="Standard">J. Cancellario</text:p>
      <text:p text:style-name="Standard">J. de Audelencourt</text:p>
      <text:p text:style-name="Standard">R. Chanelli</text:p>
      <text:p text:style-name="Standard">B. Tetigali</text:p>
      <text:p text:style-name="Standard"><text:soft-page-break/>P. de Joresta</text:p>
      <text:p text:style-name="Standard">M. de Melloto</text:p>
      <text:p text:style-name="Standard">Et de Parisius</text:p>
      <text:p text:style-name="Standard">E. Juchion</text:p>
      <text:p text:style-name="Standard">D. de Duclaro</text:p>
      <text:p text:style-name="Standard">G. de Curtilis</text:p>
      <text:p text:style-name="Standard">E. de Lumbris</text:p>
      <text:p text:style-name="Standard">P. Pouvrelli</text:p>
      <text:p text:style-name="Standard">Piecalis</text:p>
      <text:p text:style-name="Standard">Du. de Quadrellis</text:p>
      <text:p text:style-name="Standard">P. de Riceraco</text:p>
      <text:p text:style-name="Standard">e</text:p>
      <text:p text:style-name="Standard">Bryne</text:p>
      <text:p text:style-name="Standard">M</text:p>
      <text:p text:style-name="Standard">G. Guetre</text:p>
      <text:p text:style-name="Standard">infirio</text:p>
      <text:p text:style-name="Standard">R. Barrerii</text:p>
      <text:p text:style-name="Standard">G. Cambellani</text:p>
      <text:p text:style-name="Standard">G. Coquatricis</text:p>
      <text:p text:style-name="Standard">R. de Chanaco</text:p>
      <text:p text:style-name="Standard">H. de Culento</text:p>
      <text:p text:style-name="Standard"/>
      <text:p text:style-name="Standard"/>
      <text:p text:style-name="Standard">=FRAN_0393_09463.tif=</text:p>
      <text:p text:style-name="Standard">&gt;&gt;&gt;&gt;&gt;&gt; date &lt;&lt;&lt;&lt;&lt;&lt;&lt;</text:p>
      <text:p text:style-name="Standard">Anno xlniono die mercuri posti festum beati Remigii caitulatlbi</text:p>
      <text:p text:style-name="Standard">Anno xlnono die lune post fesorm beati Dyonisi apiltulnis</text:p>
      <text:p text:style-name="Standard">&gt;&gt;&gt;&gt;&gt;&gt; block &lt;&lt;&lt;&lt;&lt;&lt;&lt;</text:p>
      <text:p text:style-name="Standard">Hocie $pettu$ tradett$ denariis Dei de precio</text:p>
      <text:p text:style-name="Standard">ancellarius</text:p>
      <text:p text:style-name="Standard">J. Cancellario</text:p>
      <text:p text:style-name="Standard">apponendo super domum Johannis de Braytico</text:p>
      <text:p text:style-name="Standard">Hodie Johannes Hasart Inciavit in</text:p>
      <text:p text:style-name="Standard">homagium capituli de feodo quem</text:p>
      <text:p text:style-name="Standard">tevent de tunz ut de compens</text:p>
      <text:p text:style-name="Standard">videlicot de xvi arpentur cun</text:p>
      <text:p text:style-name="Standard"><text:soft-page-break/>dimidio arpenti</text:p>
      <text:p text:style-name="Standard">Hodie Philippus de Arbosio Jolui</text:p>
      <text:p text:style-name="Standard">iiiiC lr pro grosso fructuum p</text:p>
      <text:p text:style-name="Standard">sue empte a capitulo Per. m</text:p>
      <text:p text:style-name="Standard">fiat$ nepecis au vetere</text:p>
      <text:p text:style-name="Standard">Magistri Johannis de Arbosio Mante</text:p>
      <text:p text:style-name="Standard">Majori et decano de Monat</text:p>
      <text:p text:style-name="Standard">et mirtriato quod eidem ficimt</text:p>
      <text:p text:style-name="Standard">dictos fructus dolilar</text:p>
      <text:p text:style-name="Standard">&gt;&gt;&gt;&gt;&gt;&gt; liste &lt;&lt;&lt;&lt;&lt;&lt;&lt;</text:p>
      <text:p text:style-name="Standard">J.Succento</text:p>
      <text:p text:style-name="Standard">R. de Chanaco</text:p>
      <text:p text:style-name="Standard">R. Chanelli</text:p>
      <text:p text:style-name="Standard">M. de Melloto</text:p>
      <text:p text:style-name="Standard">Snt de Pausius</text:p>
      <text:p text:style-name="Standard">D. de Guadrellis</text:p>
      <text:p text:style-name="Standard">G. de Lumbris</text:p>
      <text:p text:style-name="Standard">D. de Duclaro</text:p>
      <text:p text:style-name="Standard">P. Pouvrelli</text:p>
      <text:p text:style-name="Standard">P. Casalis</text:p>
      <text:p text:style-name="Standard">J. Succert</text:p>
      <text:p text:style-name="Standard">J. Cancellario</text:p>
      <text:p text:style-name="Standard">R. de Chanaco</text:p>
      <text:p text:style-name="Standard">G. Coquatricis</text:p>
      <text:p text:style-name="Standard">G. de Lumbris</text:p>
      <text:p text:style-name="Standard">J.Cambellani</text:p>
      <text:p text:style-name="Standard">De de Quadrellis</text:p>
      <text:p text:style-name="Standard">Ficrti</text:p>
      <text:p text:style-name="Standard">E. Fucherii</text:p>
      <text:p text:style-name="Standard">R. de Parisius</text:p>
      <text:p text:style-name="Standard">.Rchanelli</text:p>
      <text:p text:style-name="Standard">ac</text:p>
      <text:p text:style-name="Standard">G. de Curtilis</text:p>
      <text:p text:style-name="Standard">H eToele</text:p>
      <text:p text:style-name="Standard">D. de Duclaro</text:p>
      <text:p text:style-name="Standard">P. de Foresta</text:p>
      <text:p text:style-name="Standard"><text:soft-page-break/>P. Pouvelli</text:p>
      <text:p text:style-name="Standard">J. de Audelen</text:p>
      <text:p text:style-name="Standard">P. Casalis.</text:p>
      <text:p text:style-name="Standard">M. de Nobloto</text:p>
      <text:p text:style-name="Standard">P. Barreti</text:p>
      <text:p text:style-name="Standard">E. Bohio</text:p>
      <text:p text:style-name="Standard">P. de Roniaci</text:p>
      <text:p text:style-name="Standard">G. Euecti</text:p>
      <text:p text:style-name="Standard"/>
      <text:p text:style-name="Standard"/>
      <text:p text:style-name="Standard">=FRAN_0393_09464.tif=</text:p>
      <text:p text:style-name="Standard">&gt;&gt;&gt;&gt;&gt;&gt; block &lt;&lt;&lt;&lt;&lt;&lt;&lt;</text:p>
      <text:p text:style-name="Standard">universis presentes liteas inspecturis decanus et capitulum ecclesie Parisiensis sabt in du</text:p>
      <text:p text:style-name="Standard">cum de consuetudine laudabilit ecclesie precte / quilibet canonicus Parisiensis tene</text:p>
      <text:p text:style-name="Standard">sabrice dicte nostre ecclesie ad unam capa bonam de primis fructibus prebende sul pa</text:p>
      <text:p text:style-name="Standard">notum facimus quod viri ventis et discritus dominus Fulco de Chanaco utriusque juis profe</text:p>
      <text:p text:style-name="Standard">crntaginstis nosteri Pari.ienss se super hoc acquittando tradidit dicte fabrice ona taspa</text:p>
      <text:p text:style-name="Standard">bonam pulcram de xanno de super velvreto un ornatam ad rosas cum primaginis</text:p>
      <text:p text:style-name="Standard">1</text:p>
      <text:p text:style-name="Standard">et cum osiaillo et aliis circuscantisdi de qua cappa nos e dicta fabrita te</text:p>
      <text:p text:style-name="Standard">nemus pro contentis Nanttantes eundem dum Fulcone in premissis dtm sub</text:p>
      <text:p text:style-name="Standard">sigillo nustr anno domini Micel die veneris post festum omnium sanctorum</text:p>
      <text:p text:style-name="Standard">ista littera nat sigillus parvo sigilie / et signata ut videt</text:p>
      <text:p text:style-name="Standard">Fiat quittacio quod prebt Briardus de Meso presbter sancti Victoris quittat Sy. de Civillis de xl lb.</text:p>
      <text:p text:style-name="Standard">per dominum cantore cum Yvont</text:p>
      <text:p text:style-name="Standard">provenientes de iii c. racione deportus primneam prebende Philippi de Arbosio caoloa Parisiensis</text:p>
      <text:p text:style-name="Standard">Item lxxx s. v d. ob. qui debebantur coquinarius de arregius ani pretedus</text:p>
      <text:p text:style-name="Standard">Item ipsi dominus Symon quictat pbter de xii lb. xi s. ix d. al. debitur de stacion</text:p>
      <text:p text:style-name="Standard">prebende Sancti Victoris st pro festo Sancti Dyonsis in capici ecclsib ulter precit</text:p>
      <text:p text:style-name="Standard">Johannes Sapl gater dtevlle silue</text:p>
      <text:p text:style-name="Standard">lla</text:p>
      <text:p text:style-name="Standard"/>
      <text:p text:style-name="Standard"/>
      <text:p text:style-name="Standard">=FRAN_0393_09465.tif=</text:p>
      <text:p text:style-name="Standard">&gt;&gt;&gt;&gt;&gt;&gt; date &lt;&lt;&lt;&lt;&lt;&lt;&lt;</text:p>
      <text:p text:style-name="Standard">Anno xlnono die lercuri post festingnoi Tyonisii in capite octobri cptuitlbis</text:p>
      <text:p text:style-name="Standard"><text:soft-page-break/>Anno xlvonio die veneris post festum beat doyoisi capitus</text:p>
      <text:p text:style-name="Standard">&gt;&gt;&gt;&gt;&gt;&gt; block &lt;&lt;&lt;&lt;&lt;&lt;&lt;</text:p>
      <text:p text:style-name="Standard">Hodie M. de Melloto contulit P. de Eiqueto capelri</text:p>
      <text:p text:style-name="Standard">Bertandi Boucillii</text:p>
      <text:p text:style-name="Standard">&gt;&gt;&gt;&gt;&gt;&gt; liste &lt;&lt;&lt;&lt;&lt;&lt;&lt;</text:p>
      <text:p text:style-name="Standard">J. Succentore</text:p>
      <text:p text:style-name="Standard">De Cancellario</text:p>
      <text:p text:style-name="Standard">G. Coquatricis</text:p>
      <text:p text:style-name="Standard">R. de Chanaco</text:p>
      <text:p text:style-name="Standard">.E. Fucherii.</text:p>
      <text:p text:style-name="Standard">G. Hamelini</text:p>
      <text:p text:style-name="Standard">G. de Lumbris</text:p>
      <text:p text:style-name="Standard">D. de Duclaro</text:p>
      <text:p text:style-name="Standard">P. Pouvrelli</text:p>
      <text:p text:style-name="Standard">St . de Parisins</text:p>
      <text:p text:style-name="Standard">P. Casalis</text:p>
      <text:p text:style-name="Standard">J. Succentore</text:p>
      <text:p text:style-name="Standard">Po. Caplis</text:p>
      <text:p text:style-name="Standard">B. de Chanaco</text:p>
      <text:p text:style-name="Standard">G. Coqnacoicis</text:p>
      <text:p text:style-name="Standard">St de Parisius</text:p>
      <text:p text:style-name="Standard">G. de Curtilis</text:p>
      <text:p text:style-name="Standard">G. de Lumbris</text:p>
      <text:p text:style-name="Standard">P. Pouvrelli</text:p>
      <text:p text:style-name="Standard">G. Hamelini</text:p>
      <text:p text:style-name="Standard">E. Fucherii</text:p>
      <text:p text:style-name="Standard"/>
      <text:p text:style-name="Standard"/>
      <text:p text:style-name="Standard">=FRAN_0393_09466.tif=</text:p>
      <text:p text:style-name="Standard">&gt;&gt;&gt;&gt;&gt;&gt; block &lt;&lt;&lt;&lt;&lt;&lt;&lt;</text:p>
      <text:p text:style-name="Standard">dies venris justres est essues ad conferendum Lura de Balvei</text:p>
      <text:p text:style-name="Standard">$hedit $st posta$</text:p>
      <text:p text:style-name="Standard">ller per R. Haunea</text:p>
      <text:p text:style-name="Standard">Hodie majoin de Ytevilla sunt posita ad iiiiC xlv</text:p>
      <text:p text:style-name="Standard">per Johanne apientis.</text:p>
      <text:p text:style-name="Standard">anno preceo die martis obsequenti Johannes Sapientis pluit Johanni Lupi</text:p>
      <text:p text:style-name="Standard"><text:soft-page-break/>e Ytivilla</text:p>
      <text:p text:style-name="Standard">Anne xlix die mercuri posti festum vi luce cungeliste apitulantibus</text:p>
      <text:p text:style-name="Standard">Hodie emisit Pilipa voca sua</text:p>
      <text:p text:style-name="Standard">Reginadus de la fuisse de Miroie</text:p>
      <text:p text:style-name="Standard">&gt;&gt;&gt;&gt;&gt;&gt; liste &lt;&lt;&lt;&lt;&lt;&lt;&lt;</text:p>
      <text:p text:style-name="Standard">J. Succentore</text:p>
      <text:p text:style-name="Standard">. Cancellario</text:p>
      <text:p text:style-name="Standard">Casalis</text:p>
      <text:p text:style-name="Standard">de Audelencourt</text:p>
      <text:p text:style-name="Standard">R. Co</text:p>
      <text:p text:style-name="Standard">.Parisvil</text:p>
      <text:p text:style-name="Standard">Eficherii H. de Culeto</text:p>
      <text:p text:style-name="Standard">G. deCurcias</text:p>
      <text:p text:style-name="Standard">G. Bohis</text:p>
      <text:p text:style-name="Standard">P. de Boniaco Pibatreinfirm</text:p>
      <text:p text:style-name="Standard">G. Hamelini</text:p>
      <text:p text:style-name="Standard">D dem Duclaro</text:p>
      <text:p text:style-name="Standard">S.Clleti</text:p>
      <text:p text:style-name="Standard">G. de Lumibuis</text:p>
      <text:p text:style-name="Standard">P. Pouvrelli</text:p>
      <text:p text:style-name="Standard">D. de Quatrellis</text:p>
      <text:p text:style-name="Standard">$E. Fuchag$</text:p>
      <text:p text:style-name="Standard">G. coquatricis</text:p>
      <text:p text:style-name="Standard">R. de Chanaco</text:p>
      <text:p text:style-name="Standard">M. de Melloto</text:p>
      <text:p text:style-name="Standard">J. Succentore</text:p>
      <text:p text:style-name="Standard">J. Cancellario</text:p>
      <text:p text:style-name="Standard">Pr. de$lis</text:p>
      <text:p text:style-name="Standard">P. de Roniaco</text:p>
      <text:p text:style-name="Standard">Vi Coquatricis</text:p>
      <text:p text:style-name="Standard">G. Hamelini</text:p>
      <text:p text:style-name="Standard">G. de Curcilis</text:p>
      <text:p text:style-name="Standard">G. de Lumbris</text:p>
      <text:p text:style-name="Standard">Johanne de Fontanete</text:p>
      <text:p text:style-name="Standard">E. Fucherii</text:p>
      <text:p text:style-name="Standard">D. de Duclaro</text:p>
      <text:p text:style-name="Standard"><text:soft-page-break/>R. de Chanaco</text:p>
      <text:p text:style-name="Standard">P.pouvrelli</text:p>
      <text:p text:style-name="Standard"/>
      <text:p text:style-name="Standard"/>
      <text:p text:style-name="Standard">=FRAN_0393_09467.tif=</text:p>
      <text:p text:style-name="Standard">&gt;&gt;&gt;&gt;&gt;&gt; date &lt;&lt;&lt;&lt;&lt;&lt;&lt;</text:p>
      <text:p text:style-name="Standard">Anno xlix die veneris post fesum la Luce euvangelis captulitlus</text:p>
      <text:p text:style-name="Standard">Anno xlnono die lune postifestum beati Luce cnuingeliste caitului</text:p>
      <text:p text:style-name="Standard">&gt;&gt;&gt;&gt;&gt;&gt; block &lt;&lt;&lt;&lt;&lt;&lt;&lt;</text:p>
      <text:p text:style-name="Standard">Hodie eclesia de Balneolis fuit collata Johanni de Babico</text:p>
      <text:p text:style-name="Standard">3</text:p>
      <text:p text:style-name="Standard">&gt;&gt;&gt;&gt;&gt;&gt; liste &lt;&lt;&lt;&lt;&lt;&lt;&lt;</text:p>
      <text:p text:style-name="Standard">J. Succentore</text:p>
      <text:p text:style-name="Standard">P. Cancellario</text:p>
      <text:p text:style-name="Standard">P. dasilis</text:p>
      <text:p text:style-name="Standard">E. Fucherii</text:p>
      <text:p text:style-name="Standard">D. de Duclaro</text:p>
      <text:p text:style-name="Standard">G. de Curtilis</text:p>
      <text:p text:style-name="Standard">P. de Roniaco</text:p>
      <text:p text:style-name="Standard">G. Hamelini</text:p>
      <text:p text:style-name="Standard">M. de Mesloto</text:p>
      <text:p text:style-name="Standard">R. de Chanaco</text:p>
      <text:p text:style-name="Standard">P. Pouvrelli</text:p>
      <text:p text:style-name="Standard">G. coquatutis</text:p>
      <text:p text:style-name="Standard">G. de Lumribis</text:p>
      <text:p text:style-name="Standard">J. Succentore</text:p>
      <text:p text:style-name="Standard">J. Cancellario</text:p>
      <text:p text:style-name="Standard">P. Casalis</text:p>
      <text:p text:style-name="Standard">D. de Quadrellis</text:p>
      <text:p text:style-name="Standard">P. de Roniaco</text:p>
      <text:p text:style-name="Standard">D. de Duclaro</text:p>
      <text:p text:style-name="Standard">H. de Culento</text:p>
      <text:p text:style-name="Standard">G. de Curalis</text:p>
      <text:p text:style-name="Standard">E. Fucherii</text:p>
      <text:p text:style-name="Standard">G. de Lumbris</text:p>
      <text:p text:style-name="Standard">G. Tequatricis</text:p>
      <text:p text:style-name="Standard"><text:soft-page-break/>R. de Chanaco</text:p>
      <text:p text:style-name="Standard">J. de Audelencourt</text:p>
      <text:p text:style-name="Standard"/>
      <text:p text:style-name="Standard"/>
      <text:p text:style-name="Standard">=FRAN_0393_09468.tif=</text:p>
      <text:p text:style-name="Standard">&gt;&gt;&gt;&gt;&gt;&gt; date &lt;&lt;&lt;&lt;&lt;&lt;&lt;</text:p>
      <text:p text:style-name="Standard">o</text:p>
      <text:p text:style-name="Standard">Citulum generile dici martis vigilie festi P Symonis et</text:p>
      <text:p text:style-name="Standard">&gt;&gt;&gt;&gt;&gt;&gt; liste &lt;&lt;&lt;&lt;&lt;&lt;&lt;</text:p>
      <text:p text:style-name="Standard">J. Succentore</text:p>
      <text:p text:style-name="Standard">capitulum venerale est continats ad diem venio</text:p>
      <text:p text:style-name="Standard">R. de Ronriaco</text:p>
      <text:p text:style-name="Standard">D. de Duclaro</text:p>
      <text:p text:style-name="Standard">G. Hamelini</text:p>
      <text:p text:style-name="Standard">G. de Lumbris</text:p>
      <text:p text:style-name="Standard">R. de Chanaco</text:p>
      <text:p text:style-name="Standard">P. Pouvelli</text:p>
      <text:p text:style-name="Standard">H. de Culento</text:p>
      <text:p text:style-name="Standard">G. Coquateicis</text:p>
      <text:p text:style-name="Standard">E Fucherii</text:p>
      <text:p text:style-name="Standard">P. Barberii</text:p>
      <text:p text:style-name="Standard">G. Brhie</text:p>
      <text:p text:style-name="Standard">infirmi</text:p>
      <text:p text:style-name="Standard">G. Guecte</text:p>
      <text:p text:style-name="Standard">J. de Audelencourt recepit meditina</text:p>
      <text:p text:style-name="Standard"/>
      <text:p text:style-name="Standard"/>
      <text:p text:style-name="Standard">=FRAN_0393_09469.tif=</text:p>
      <text:p text:style-name="Standard">&gt;&gt;&gt;&gt;&gt;&gt; date &lt;&lt;&lt;&lt;&lt;&lt;&lt;</text:p>
      <text:p text:style-name="Standard">Anno xlix die venisrante festum omnium Sanctorum capitulantibus</text:p>
      <text:p text:style-name="Standard">Anno xlvono die veneris ante festum omnium Sanctorum caitulatlbi</text:p>
      <text:p text:style-name="Standard">&gt;&gt;&gt;&gt;&gt;&gt; block &lt;&lt;&lt;&lt;&lt;&lt;&lt;</text:p>
      <text:p text:style-name="Standard">Hovisium de Porta</text:p>
      <text:p text:style-name="Standard">Hodie $Ballelmus Chevalier posuit decanatum de Orlio</text:p>
      <text:p text:style-name="Standard">ad xl libras et durabit licitacio usque adjertur</text:p>
      <text:p text:style-name="Standard">&gt;&gt;&gt;&gt;&gt;&gt; liste &lt;&lt;&lt;&lt;&lt;&lt;&lt;</text:p>
      <text:p text:style-name="Standard"><text:soft-page-break/>J. Succentore</text:p>
      <text:p text:style-name="Standard">J. Cancellario</text:p>
      <text:p text:style-name="Standard">B. Coquatricis</text:p>
      <text:p text:style-name="Standard">G. Hamelini</text:p>
      <text:p text:style-name="Standard">D. de Quadrellis</text:p>
      <text:p text:style-name="Standard">G. de Lumbris</text:p>
      <text:p text:style-name="Standard">D. de</text:p>
      <text:p text:style-name="Standard">J. Succentore</text:p>
      <text:p text:style-name="Standard">J. Cancellario</text:p>
      <text:p text:style-name="Standard">P. Casalis</text:p>
      <text:p text:style-name="Standard">P. Pouvelli</text:p>
      <text:p text:style-name="Standard">G. de Lumbris</text:p>
      <text:p text:style-name="Standard">E. Fucherii</text:p>
      <text:p text:style-name="Standard">D. de Dunclaro</text:p>
      <text:p text:style-name="Standard">G. Hamolini</text:p>
      <text:p text:style-name="Standard">P. de Boniaco</text:p>
      <text:p text:style-name="Standard">D. de Quadrellis</text:p>
      <text:p text:style-name="Standard">M. de Melloto</text:p>
      <text:p text:style-name="Standard">R. de Chanaco</text:p>
      <text:p text:style-name="Standard">J. de Audelencourt</text:p>
      <text:p text:style-name="Standard">Gicoquatricis</text:p>
      <text:p text:style-name="Standard"/>
      <text:p text:style-name="Standard"/>
      <text:p text:style-name="Standard">=FRAN_0393_09470.tif=</text:p>
      <text:p text:style-name="Standard">&gt;&gt;&gt;&gt;&gt;&gt; date &lt;&lt;&lt;&lt;&lt;&lt;&lt;</text:p>
      <text:p text:style-name="Standard">510.</text:p>
      <text:p text:style-name="Standard">Anno xligno die mercuri post festum omanistinecti capitulantibus</text:p>
      <text:p text:style-name="Standard">J. Succentore G. Coquatutis</text:p>
      <text:p text:style-name="Standard">&gt;&gt;&gt;&gt;&gt;&gt; block &lt;&lt;&lt;&lt;&lt;&lt;&lt;</text:p>
      <text:p text:style-name="Standard">Hodie Johannes de Cheralicy et eoluna qui posuum ae caratum de e</text:p>
      <text:p text:style-name="Standard">Nrclloco x librai se divisit / et Johanno Guictont d Oiliaco etcapiavit / et fuit </text:p>
      <text:p text:style-name="Standard">et hc dilcentiorum solvandi ad vomii ascumi festi aude prod</text:p>
      <text:p text:style-name="Standard">Anno Ylvovedie penenis post omnes sanctos capitulantibus</text:p>
      <text:p text:style-name="Standard">St. de Parsius.</text:p>
      <text:p text:style-name="Standard">A. de Taralis. P. de Vittuac</text:p>
      <text:p text:style-name="Standard">Pte Dinato</text:p>
      <text:p text:style-name="Standard"><text:soft-page-break/>&gt;&gt;&gt;&gt;&gt;&gt; liste &lt;&lt;&lt;&lt;&lt;&lt;&lt;</text:p>
      <text:p text:style-name="Standard">esr</text:p>
      <text:p text:style-name="Standard">J. Succentore</text:p>
      <text:p text:style-name="Standard">J. de Aude</text:p>
      <text:p text:style-name="Standard">P. Cancellario</text:p>
      <text:p text:style-name="Standard">Lencourt</text:p>
      <text:p text:style-name="Standard">P. Cisalis</text:p>
      <text:p text:style-name="Standard">D. de Quadrellis m. de</text:p>
      <text:p text:style-name="Standard">P. de Alioto</text:p>
      <text:p text:style-name="Standard">G. Homelini</text:p>
      <text:p text:style-name="Standard">Dde Dullaro</text:p>
      <text:p text:style-name="Standard">E. Fucherii</text:p>
      <text:p text:style-name="Standard">G. de Lumbris</text:p>
      <text:p text:style-name="Standard">P. Perurelli</text:p>
      <text:p text:style-name="Standard">R. de Chanaco</text:p>
      <text:p text:style-name="Standard">G. de Curalis</text:p>
      <text:p text:style-name="Standard">J. de Audelencourt</text:p>
      <text:p text:style-name="Standard">P. de Roniaco</text:p>
      <text:p text:style-name="Standard">H. de Culento</text:p>
      <text:p text:style-name="Standard">G. de Lubrio</text:p>
      <text:p text:style-name="Standard">Perti</text:p>
      <text:p text:style-name="Standard">J. Micellaro P. de Arbosio</text:p>
      <text:p text:style-name="Standard">PCasalis</text:p>
      <text:p text:style-name="Standard">G. Hamelini</text:p>
      <text:p text:style-name="Standard">J. Pouvelli H. de Bouxia</text:p>
      <text:p text:style-name="Standard">L. de Culeux</text:p>
      <text:p text:style-name="Standard">G. Fucheo</text:p>
      <text:p text:style-name="Standard">G. de Lumabri</text:p>
      <text:p text:style-name="Standard">D. de Duclaro</text:p>
      <text:p text:style-name="Standard">D. de Quadrellis</text:p>
      <text:p text:style-name="Standard">B. Coci</text:p>
      <text:p text:style-name="Standard">R. de Chanaro</text:p>
      <text:p text:style-name="Standard">J. de Audelencourt</text:p>
      <text:p text:style-name="Standard">P. de Alveto</text:p>
      <text:p text:style-name="Standard">M. de Melloto</text:p>
      <text:p text:style-name="Standard">E. Bohac</text:p>
      <text:p text:style-name="Standard"><text:soft-page-break/>P. Hacoet</text:p>
      <text:p text:style-name="Standard">Jafaci</text:p>
      <text:p text:style-name="Standard">i</text:p>
      <text:p text:style-name="Standard"/>
      <text:p text:style-name="Standard"/>
      <text:p text:style-name="Standard">=FRAN_0393_09471.tif=</text:p>
      <text:p text:style-name="Standard">&gt;&gt;&gt;&gt;&gt;&gt; date &lt;&lt;&lt;&lt;&lt;&lt;&lt;</text:p>
      <text:p text:style-name="Standard">Anno xlvono die sabrti post unus sanctos captituli</text:p>
      <text:p text:style-name="Standard">presentibus et clerico et p laico camer J. de Autisiodon</text:p>
      <text:p text:style-name="Standard">Anno xlix die luns ante maptinum capituli</text:p>
      <text:p text:style-name="Standard">&gt;&gt;&gt;&gt;&gt;&gt; block &lt;&lt;&lt;&lt;&lt;&lt;&lt;</text:p>
      <text:p text:style-name="Standard">P Cplio Ca</text:p>
      <text:p text:style-name="Standard">Hodie suit receptus magister Philippus de Victriar</text:p>
      <text:p text:style-name="Standard">ad canonicatum et prebenda qui funt reverendi patris d</text:p>
      <text:p text:style-name="Standard">Petri de Foresto Electi confirmati torunt vacat</text:p>
      <text:p text:style-name="Standard">per lapsum coupris</text:p>
      <text:p text:style-name="Standard">datum gracie Animoni v. ies augusti pou</text:p>
      <text:p text:style-name="Standard">ccle paope anno octavo</text:p>
      <text:p text:style-name="Standard">. Marescall</text:p>
      <text:p text:style-name="Standard">Hodie magister Hurricus de Dempia Yralis</text:p>
      <text:p text:style-name="Standard">Johanni dicto Bune de Colamba clerico opitui</text:p>
      <text:p text:style-name="Standard">ad altare beate Annebi sunt defunctu </text:p>
      <text:p text:style-name="Standard">Richardi de occrea et juri rci fu</text:p>
      <text:p text:style-name="Standard">installis</text:p>
      <text:p text:style-name="Standard">&gt;&gt;&gt;&gt;&gt;&gt; liste &lt;&lt;&lt;&lt;&lt;&lt;&lt;</text:p>
      <text:p text:style-name="Standard">J. duccentore</text:p>
      <text:p text:style-name="Standard">J. Cancellario</text:p>
      <text:p text:style-name="Standard">P. Casalis</text:p>
      <text:p text:style-name="Standard">P. de Alneto</text:p>
      <text:p text:style-name="Standard">J. de Audelencour</text:p>
      <text:p text:style-name="Standard">R. de Chanaco</text:p>
      <text:p text:style-name="Standard">G. Coquatricis</text:p>
      <text:p text:style-name="Standard">M. de Melloto</text:p>
      <text:p text:style-name="Standard">G. de Quadrellis</text:p>
      <text:p text:style-name="Standard">G. Hamelini</text:p>
      <text:p text:style-name="Standard">G. de Curalis</text:p>
      <text:p text:style-name="Standard"><text:soft-page-break/>D. de Duclano</text:p>
      <text:p text:style-name="Standard">G. de Lumbris</text:p>
      <text:p text:style-name="Standard">E. Fucherii</text:p>
      <text:p text:style-name="Standard">H. de Tulenti</text:p>
      <text:p text:style-name="Standard">P. de Drbosio</text:p>
      <text:p text:style-name="Standard">P. Pouvrelli</text:p>
      <text:p text:style-name="Standard">J. Succento</text:p>
      <text:p text:style-name="Standard">J. Cancellario P. Pouvrelli</text:p>
      <text:p text:style-name="Standard">P. Casalis</text:p>
      <text:p text:style-name="Standard">de i de Quadreb</text:p>
      <text:p text:style-name="Standard">G. Bamelini</text:p>
      <text:p text:style-name="Standard">M. de Melloto</text:p>
      <text:p text:style-name="Standard">J. de Audelencourt</text:p>
      <text:p text:style-name="Standard">R. de Chanaco</text:p>
      <text:p text:style-name="Standard">Gitoquatricis</text:p>
      <text:p text:style-name="Standard">G. de Curcilis</text:p>
      <text:p text:style-name="Standard">T. de Duclaro</text:p>
      <text:p text:style-name="Standard">G. de Lubris</text:p>
      <text:p text:style-name="Standard">St. de Parisius</text:p>
      <text:p text:style-name="Standard">H. de dompa</text:p>
      <text:p text:style-name="Standard"/>
      <text:p text:style-name="Standard"/>
      <text:p text:style-name="Standard">=FRAN_0393_09472.tif=</text:p>
      <text:p text:style-name="Standard">&gt;&gt;&gt;&gt;&gt;&gt; date &lt;&lt;&lt;&lt;&lt;&lt;&lt;</text:p>
      <text:p text:style-name="Standard">412</text:p>
      <text:p text:style-name="Standard">CVNNlui Ceuerle Viei oneis crastirii festi</text:p>
      <text:p text:style-name="Standard">tim hyemais anni Domini mcccxlix. capituli</text:p>
      <text:p text:style-name="Standard">&gt;&gt;&gt;&gt;&gt;&gt; block &lt;&lt;&lt;&lt;&lt;&lt;&lt;</text:p>
      <text:p text:style-name="Standard">Curtinmant est capitulium usque ad diem lune instanineli</text:p>
      <text:p text:style-name="Standard">Pabarrerii</text:p>
      <text:p text:style-name="Standard">Infirm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J. Casalis</text:p>
      <text:p text:style-name="Standard"><text:soft-page-break/>G. Coquataicis</text:p>
      <text:p text:style-name="Standard">P. de Victriaco</text:p>
      <text:p text:style-name="Standard">R. de Chanaco</text:p>
      <text:p text:style-name="Standard">St. de Parisius</text:p>
      <text:p text:style-name="Standard">E Fucherii</text:p>
      <text:p text:style-name="Standard">D. de Quadrellis</text:p>
      <text:p text:style-name="Standard">G. Hamelini</text:p>
      <text:p text:style-name="Standard">H. de Tulento</text:p>
      <text:p text:style-name="Standard">G. de Lumbris</text:p>
      <text:p text:style-name="Standard">P. Pouvrelli</text:p>
      <text:p text:style-name="Standard">.Deci</text:p>
      <text:p text:style-name="Standard">Richauvens</text:p>
      <text:p text:style-name="Standard">de Curcilis</text:p>
      <text:p text:style-name="Standard">D. de Duclaro</text:p>
      <text:p text:style-name="Standard">P. de Alireto</text:p>
      <text:p text:style-name="Standard">M. de Melloto</text:p>
      <text:p text:style-name="Standard">. Bohis</text:p>
      <text:p text:style-name="Standard"/>
      <text:p text:style-name="Standard"/>
      <text:p text:style-name="Standard">=FRAN_0393_09473.tif=</text:p>
      <text:p text:style-name="Standard">&gt;&gt;&gt;&gt;&gt;&gt; date &lt;&lt;&lt;&lt;&lt;&lt;&lt;</text:p>
      <text:p text:style-name="Standard">413</text:p>
      <text:p text:style-name="Standard">Anno xlix. die veneris posti festum beati Marcini hydem diiciis capitulo guairi por cont apitulantibus</text:p>
      <text:p text:style-name="Standard">Anno xlix° dino sabbti post festum Sancti Marcin capitulantibus</text:p>
      <text:p text:style-name="Standard">&gt;&gt;&gt;&gt;&gt;&gt; block &lt;&lt;&lt;&lt;&lt;&lt;&lt;</text:p>
      <text:p text:style-name="Standard">Hodie dominus Radulphus Bonisensus capilrius ecclesia</text:p>
      <text:p text:style-name="Standard">Sancto Mederici Par. procuratore Petri dicti Le Maignen resiqgne</text:p>
      <text:p text:style-name="Standard">vit canonicus et prebendas ipsus Petri ecclesiam sacorum me</text:p>
      <text:p text:style-name="Standard">et Stephani Par. ex causa permutaciones faciende cum</text:p>
      <text:p text:style-name="Standard">tum venescalilus et discreco viro domino Petro doudan de Hodie</text:p>
      <text:p text:style-name="Standard">rectore ecclesie parrochialis Sancti Auchonini in Culteyas</text:p>
      <text:p text:style-name="Standard">Thomagiri diocesis / ad ipssi cerciam / Et fuerit receptus</text:p>
      <text:p text:style-name="Standard">et juri obedienciam reverenciam thonomine dominis</text:p>
      <text:p text:style-name="Standard">cano et capitulo Pars.e et obedue Mandatis quo</text:p>
      <text:p text:style-name="Standard">racione dictarum jrebmenta onu privilegio cesste</text:p>
      <text:p text:style-name="Standard">presentis P. de Eiqueto Sy. de Civilliaco Ygur</text:p>
      <text:p text:style-name="Standard"><text:soft-page-break/>Hodie fuit statutum per capitulum in quantum plus de potii</text:p>
      <text:p text:style-name="Standard">quod vacantibus ayguis duobus beneficiis que obtinent</text:p>
      <text:p text:style-name="Standard">ecclesia Parisiensis magistri Jacobus divitis et Nicolaus d</text:p>
      <text:p text:style-name="Standard">Tivilliato dividentur in quatuor / ad fue prous a</text:p>
      <text:p text:style-name="Standard">fuerat statutum et prout factum fuit alias de beneficiis</text:p>
      <text:p text:style-name="Standard">non</text:p>
      <text:p text:style-name="Standard">in ecclesia Parisiensi / Et fuit capitulum protestatum quo</text:p>
      <text:p text:style-name="Standard">debat prejudicare juri impttraneium etc.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P. Casilis</text:p>
      <text:p text:style-name="Standard">P. Pouvrelli</text:p>
      <text:p text:style-name="Standard">P. de Victriaco</text:p>
      <text:p text:style-name="Standard">R. de Chanaco</text:p>
      <text:p text:style-name="Standard">M. de Melloto</text:p>
      <text:p text:style-name="Standard">G. Coquantricis</text:p>
      <text:p text:style-name="Standard">G. Hamelini</text:p>
      <text:p text:style-name="Standard">G. de Curtilis</text:p>
      <text:p text:style-name="Standard">D. de Duclaro</text:p>
      <text:p text:style-name="Standard">G. de Lumbris</text:p>
      <text:p text:style-name="Standard">H. de Culenco</text:p>
      <text:p text:style-name="Standard">E. Fucherii</text:p>
      <text:p text:style-name="Standard">Sanct de Parssius</text:p>
      <text:p text:style-name="Standard">D. de Quadrellis</text:p>
      <text:p text:style-name="Standard">G. Coquatricis</text:p>
      <text:p text:style-name="Standard">Vi cantore</text:p>
      <text:p text:style-name="Standard">J. Succentore</text:p>
      <text:p text:style-name="Standard">J. Cancellario</text:p>
      <text:p text:style-name="Standard">P. Casalis</text:p>
      <text:p text:style-name="Standard">H. de Culento</text:p>
      <text:p text:style-name="Standard">G. de Lumbris</text:p>
      <text:p text:style-name="Standard">E. Fucherii</text:p>
      <text:p text:style-name="Standard">G. de Curalis</text:p>
      <text:p text:style-name="Standard">D. de Quadrellis</text:p>
      <text:p text:style-name="Standard"><text:soft-page-break/>Sanct de Parisius</text:p>
      <text:p text:style-name="Standard">Gi coquatricis</text:p>
      <text:p text:style-name="Standard">R. de Chanaco</text:p>
      <text:p text:style-name="Standard">P. de Viteriaco</text:p>
      <text:p text:style-name="Standard">G. Hauen</text:p>
      <text:p text:style-name="Standard"/>
      <text:p text:style-name="Standard"/>
      <text:p text:style-name="Standard">=FRAN_0393_09474.tif=</text:p>
      <text:p text:style-name="Standard">&gt;&gt;&gt;&gt;&gt;&gt; date &lt;&lt;&lt;&lt;&lt;&lt;&lt;</text:p>
      <text:p text:style-name="Standard">Anno xlxo die lune post festum</text:p>
      <text:p text:style-name="Standard">p</text:p>
      <text:p text:style-name="Standard">&gt;&gt;&gt;&gt;&gt;&gt; block &lt;&lt;&lt;&lt;&lt;&lt;&lt;</text:p>
      <text:p text:style-name="Standard">Hodie alanno de Kaerient emendirunt in manibus d</text:p>
      <text:p text:style-name="Standard">Succentore de</text:p>
      <text:p text:style-name="Standard">miunacia etceree chucedum absolat</text:p>
      <text:p text:style-name="Standard">hodie fuit receptus Johanne Le $Moa Masurierad capellanius</text:p>
      <text:p text:style-name="Standard">veati Jncobi que fuit domn Habuei hamonis de perdies et juri</text:p>
      <text:p text:style-name="Standard">Anno xlnono die mercuris post festumus beati Martini capitulalibi</text:p>
      <text:p text:style-name="Standard">tus ad matricularia dyou</text:p>
      <text:p text:style-name="Standard">dant in non novembris anno primo Johanne Blgerii.</text:p>
      <text:p text:style-name="Standard">Hodie Marcnus de Melloto conculitquta de Oueto capellanie</text:p>
      <text:p text:style-name="Standard">ad altaro beati Johanni Baptiste que fuit Alemanu</text:p>
      <text:p text:style-name="Standard">&gt;&gt;&gt;&gt;&gt;&gt; liste &lt;&lt;&lt;&lt;&lt;&lt;&lt;</text:p>
      <text:p text:style-name="Standard">Gi Baore</text:p>
      <text:p text:style-name="Standard">J. Succentore</text:p>
      <text:p text:style-name="Standard">J. Cancellariu</text:p>
      <text:p text:style-name="Standard">Gi coquatricis</text:p>
      <text:p text:style-name="Standard">P. de Victriaco</text:p>
      <text:p text:style-name="Standard">R. de Chanaco</text:p>
      <text:p text:style-name="Standard">H. de Culento</text:p>
      <text:p text:style-name="Standard">Sanct de Parisius</text:p>
      <text:p text:style-name="Standard">G. Hamelini</text:p>
      <text:p text:style-name="Standard">G. de Curcilis</text:p>
      <text:p text:style-name="Standard">G. de Lumberiis</text:p>
      <text:p text:style-name="Standard">E. Fucherii</text:p>
      <text:p text:style-name="Standard">M. de Melloto</text:p>
      <text:p text:style-name="Standard"><text:soft-page-break/>Vi Pantore</text:p>
      <text:p text:style-name="Standard">J. Succentore</text:p>
      <text:p text:style-name="Standard">asalis</text:p>
      <text:p text:style-name="Standard">.O. Hamelini</text:p>
      <text:p text:style-name="Standard">P. de Alveto</text:p>
      <text:p text:style-name="Standard">R. de Chanaco</text:p>
      <text:p text:style-name="Standard">St. de Parisius</text:p>
      <text:p text:style-name="Standard">M. de Melloto</text:p>
      <text:p text:style-name="Standard">E Fucherii.</text:p>
      <text:p text:style-name="Standard">M. de Procaviniaria</text:p>
      <text:p text:style-name="Standard">P. derbrys</text:p>
      <text:p text:style-name="Standard">G. de Curalis</text:p>
      <text:p text:style-name="Standard">de Lumbuis</text:p>
      <text:p text:style-name="Standard">de Duclaro</text:p>
      <text:p text:style-name="Standard">J. de Quadrellis</text:p>
      <text:p text:style-name="Standard"/>
      <text:p text:style-name="Standard"/>
      <text:p text:style-name="Standard">=FRAN_0393_09475.tif=</text:p>
      <text:p text:style-name="Standard">&gt;&gt;&gt;&gt;&gt;&gt; date &lt;&lt;&lt;&lt;&lt;&lt;&lt;</text:p>
      <text:p text:style-name="Standard">415.</text:p>
      <text:p text:style-name="Standard">nno xlrxo die sobilii an festum leati Clevitis apitulantitus dominis</text:p>
      <text:p text:style-name="Standard">&gt;&gt;&gt;&gt;&gt;&gt; block &lt;&lt;&lt;&lt;&lt;&lt;&lt;</text:p>
      <text:p text:style-name="Standard">P Cepcio Cann</text:p>
      <text:p text:style-name="Standard">Anno domini Megxeluono die veneris post festum octabis festi beati Marcinipitulatlbus</text:p>
      <text:p text:style-name="Standard">Hodie fuit receptus magistr Guillelmus Marpandiu</text:p>
      <text:p text:style-name="Standard">tuce gracie apostolice fancte domii nostro Regi Francie ad</text:p>
      <text:p text:style-name="Standard">canonicatum et prebendam vacantm per mtritem</text:p>
      <text:p text:style-name="Standard">magistri Guillmi Gecte. cujus morum fuit heredie</text:p>
      <text:p text:style-name="Standard">capitulo</text:p>
      <text:p text:style-name="Standard">presentbus / cuverari $cato Johanne Rogis decano de Via</text:p>
      <text:p text:style-name="Standard">Laicoe v lario</text:p>
      <text:p text:style-name="Standard">TyeMar</text:p>
      <text:p text:style-name="Standard">Item Philipeus de Erlosyo canonicus Parisiensis existuns in cum</text:p>
      <text:p text:style-name="Standard">conforendi contunt capellanium ad altanre beati</text:p>
      <text:p text:style-name="Standard">Baptiste quam rbtutere solebat Johannes Monetarii domini</text:p>
      <text:p text:style-name="Standard">Johanni Bleserii presbytero et nos Hugonem de Munaco et</text:p>
      <text:p text:style-name="Standard"><text:soft-page-break/>procuratore prestito juramento quaveto induci fecim in captui</text:p>
      <text:p text:style-name="Standard">pssessole ejusdem</text:p>
      <text:p text:style-name="Standard">Hugenetus d cumius Castellanus de Cambrisuee promisit fstre jur</text:p>
      <text:p text:style-name="Standard">p partie insia mesons sile pais noncesse et furlegint e ips domi </text:p>
      <text:p text:style-name="Standard">emon cuvitus Decuus Sancti Eldealdi agaise benus Ameti furunt preg</text:p>
      <text:p text:style-name="Standard">et fut proste eagia etc.</text:p>
      <text:p text:style-name="Standard">Hodie fuit receptus in propria popna Egidius de M</text:p>
      <text:p text:style-name="Standard">ad prebende quisum Eodti Cancelarii cd qua alias fuint rec</text:p>
      <text:p text:style-name="Standard">ejus procurator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incellario</text:p>
      <text:p text:style-name="Standard">Dsans</text:p>
      <text:p text:style-name="Standard">P.de Alveto</text:p>
      <text:p text:style-name="Standard">R. de Chanaco</text:p>
      <text:p text:style-name="Standard">J. Cambellani</text:p>
      <text:p text:style-name="Standard">St. de Parisius</text:p>
      <text:p text:style-name="Standard">E. Fucherii</text:p>
      <text:p text:style-name="Standard">G. Hamelini</text:p>
      <text:p text:style-name="Standard">Dide Suclari</text:p>
      <text:p text:style-name="Standard">G. de Lumibris</text:p>
      <text:p text:style-name="Standard">G. de Curcilis</text:p>
      <text:p text:style-name="Standard">N. de Pictavinaria</text:p>
      <text:p text:style-name="Standard">J. Cambellani</text:p>
      <text:p text:style-name="Standard">P. de Erboys</text:p>
      <text:p text:style-name="Standard">Cantore</text:p>
      <text:p text:style-name="Standard">Succentore</text:p>
      <text:p text:style-name="Standard">Cancellarios</text:p>
      <text:p text:style-name="Standard">J. de Alveto</text:p>
      <text:p text:style-name="Standard">E. Suchorii</text:p>
      <text:p text:style-name="Standard">De de Duclaro</text:p>
      <text:p text:style-name="Standard">Docural</text:p>
      <text:p text:style-name="Standard"/>
      <text:p text:style-name="Standard"/>
      <text:p text:style-name="Standard">=FRAN_0393_09476.tif=</text:p>
      <text:p text:style-name="Standard"><text:soft-page-break/>&gt;&gt;&gt;&gt;&gt;&gt; date &lt;&lt;&lt;&lt;&lt;&lt;&lt;</text:p>
      <text:p text:style-name="Standard">Anno xlix die lune in festo lic Clementis pape capiltuli</text:p>
      <text:p text:style-name="Standard">Anno xlvono die veneris post festum Beate Batinie virginis capitulantibus</text:p>
      <text:p text:style-name="Standard">&gt;&gt;&gt;&gt;&gt;&gt; block &lt;&lt;&lt;&lt;&lt;&lt;&lt;</text:p>
      <text:p text:style-name="Standard">Hodie fuit jnsirnts gracia facta Arnalto de Sancto Arnno de Benefi</text:p>
      <text:p text:style-name="Standard">ecclesiastico sire cura in clllcione episcopi decani et capitulis Archoio</text:p>
      <text:p text:style-name="Standard">tam commucti quam divisam.</text:p>
      <text:p text:style-name="Standard">Cetin</text:p>
      <text:p text:style-name="Standard">anno predicto die mncuri ante Andree populi mastene xxv. die novembris denl magistr doymnio de C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P. Casalis</text:p>
      <text:p text:style-name="Standard">G. Coquatricis</text:p>
      <text:p text:style-name="Standard">P. de Alneto</text:p>
      <text:p text:style-name="Standard">R. de Chavae.</text:p>
      <text:p text:style-name="Standard">J. Cambellii.</text:p>
      <text:p text:style-name="Standard">E. Fucherii</text:p>
      <text:p text:style-name="Standard">V. Hamclini</text:p>
      <text:p text:style-name="Standard">G. de Curtilis</text:p>
      <text:p text:style-name="Standard">D. de Duclaro</text:p>
      <text:p text:style-name="Standard">G. de Lumbris</text:p>
      <text:p text:style-name="Standard">Parsi</text:p>
      <text:p text:style-name="Standard">Vi cantore</text:p>
      <text:p text:style-name="Standard">J. Succentore</text:p>
      <text:p text:style-name="Standard">J. Cancellarii</text:p>
      <text:p text:style-name="Standard">G. Hamelini</text:p>
      <text:p text:style-name="Standard">St. de Parisius</text:p>
      <text:p text:style-name="Standard">G. de Curtilis</text:p>
      <text:p text:style-name="Standard">G. de Lumbris</text:p>
      <text:p text:style-name="Standard">D. de Duclaro</text:p>
      <text:p text:style-name="Standard">R. de Chanaco</text:p>
      <text:p text:style-name="Standard">J. tambellani</text:p>
      <text:p text:style-name="Standard"/>
      <text:p text:style-name="Standard"/>
      <text:p text:style-name="Standard"><text:soft-page-break/>=FRAN_0393_09477.tif=</text:p>
      <text:p text:style-name="Standard">&gt;&gt;&gt;&gt;&gt;&gt; date &lt;&lt;&lt;&lt;&lt;&lt;&lt;</text:p>
      <text:p text:style-name="Standard">417.</text:p>
      <text:p text:style-name="Standard">Anno xlvono die sabbati ante festum beati Aorte apstoliapitulantibus</text:p>
      <text:p text:style-name="Standard">Lnne xlix die mercurii post festum vi Andree apostlipiulatlbus</text:p>
      <text:p text:style-name="Standard">&gt;&gt;&gt;&gt;&gt;&gt; block &lt;&lt;&lt;&lt;&lt;&lt;&lt;</text:p>
      <text:p text:style-name="Standard">NDam</text:p>
      <text:p text:style-name="Standard">hoe curcumspectus vir dominus Raymundus de Salgis</text:p>
      <text:p text:style-name="Standard">fuit receptus ad decanatum Paris.e vacantem pre primocion</text:p>
      <text:p text:style-name="Standard">domini firmini ad epatum noviomente presentibus culliariis lireris</text:p>
      <text:p text:style-name="Standard">uuit emenda</text:p>
      <text:p text:style-name="Standard">Igtr Relect tefuaum pPotri capelli Johannes capelius erum silius</text:p>
      <text:p text:style-name="Standard">Petrus Chonalier facione ejus xt tenentur</text:p>
      <text:p text:style-name="Standard">in vi lbrai codtati capulis ad solvendum ad vil</text:p>
      <text:p text:style-name="Standard">Hodie sui receptus amali de Sancto Auilane a prente u</text:p>
      <text:p text:style-name="Standard">J. Burgens</text:p>
      <text:p text:style-name="Standard">&gt;&gt;&gt;&gt;&gt;&gt; liste &lt;&lt;&lt;&lt;&lt;&lt;&lt;</text:p>
      <text:p text:style-name="Standard">Vi cantore</text:p>
      <text:p text:style-name="Standard">J. Cancellario</text:p>
      <text:p text:style-name="Standard">P. de Dubosio</text:p>
      <text:p text:style-name="Standard">R. de Chanaco</text:p>
      <text:p text:style-name="Standard">M. de Milloto</text:p>
      <text:p text:style-name="Standard">J. Cambellani</text:p>
      <text:p text:style-name="Standard">P. de Victriaco</text:p>
      <text:p text:style-name="Standard">D. de Quadrellis</text:p>
      <text:p text:style-name="Standard">G. Hamelini</text:p>
      <text:p text:style-name="Standard">D. de Duclaro</text:p>
      <text:p text:style-name="Standard">G. de Lumbris</text:p>
      <text:p text:style-name="Standard">G. Coquatricis</text:p>
      <text:p text:style-name="Standard">Vi cantore</text:p>
      <text:p text:style-name="Standard">J. Succentore</text:p>
      <text:p text:style-name="Standard">J. Cancellario</text:p>
      <text:p text:style-name="Standard">P. Casalis</text:p>
      <text:p text:style-name="Standard">D. de Duclaro</text:p>
      <text:p text:style-name="Standard">G. de Lumbris</text:p>
      <text:p text:style-name="Standard">D. de Quadicelis.</text:p>
      <text:p text:style-name="Standard"><text:soft-page-break/>P. DArboys</text:p>
      <text:p text:style-name="Standard">E. Fucherii</text:p>
      <text:p text:style-name="Standard">M. de Ncelloto</text:p>
      <text:p text:style-name="Standard">G. Marpaudi</text:p>
      <text:p text:style-name="Standard">Rohannev</text:p>
      <text:p text:style-name="Standard">R. de Chanaco</text:p>
      <text:p text:style-name="Standard">P. de Victriaco</text:p>
      <text:p text:style-name="Standard">J. Cambellani</text:p>
      <text:p text:style-name="Standard"/>
      <text:p text:style-name="Standard"/>
      <text:p text:style-name="Standard">=FRAN_0393_09478.tif=</text:p>
      <text:p text:style-name="Standard">&gt;&gt;&gt;&gt;&gt;&gt; date &lt;&lt;&lt;&lt;&lt;&lt;&lt;</text:p>
      <text:p text:style-name="Standard">Anno xlix de vaneris post festum Liandree apostoli apistolus</text:p>
      <text:p text:style-name="Standard">Anno plvono die lune post festum Beatiitolu capitlanius</text:p>
      <text:p text:style-name="Standard">&gt;&gt;&gt;&gt;&gt;&gt; block &lt;&lt;&lt;&lt;&lt;&lt;&lt;</text:p>
      <text:p text:style-name="Standard">die jours in seroprecedrum tradidio domrs Dei in manibus</text:p>
      <text:p text:style-name="Standard">Cantoris de posituva de Roseto et pofsuit tum ad n</text:p>
      <text:p text:style-name="Standard">Parisiensi / et durabit licitati usper ad die lune in xvidies</text:p>
      <text:p text:style-name="Standard">Hodie Guillelmus de Champigni supppsurt ad relacion</text:p>
      <text:p text:style-name="Standard">Marco mandetur mnori quod compareat hicdie lune</text:p>
      <text:p text:style-name="Standard">Item dominus Johannes de Calnuo Curatus de Plexcyo defntis Ansildi fuit epa</text:p>
      <text:p text:style-name="Standard">tus procuratorie offici camere auditis partibus hincindo in viillms one</text:p>
      <text:p text:style-name="Standard">Hoberos Binquiore et frat nisi etc.</text:p>
      <text:p text:style-name="Standard">Hodie executores episcopi Nomibomensis et cancellari</text:p>
      <text:p text:style-name="Standard">Fiautie detulurnt crucem lexptam pro ipssum etclesie</text:p>
      <text:p text:style-name="Standard">&gt;&gt;&gt;&gt;&gt;&gt; liste &lt;&lt;&lt;&lt;&lt;&lt;&lt;</text:p>
      <text:p text:style-name="Standard">vi cantore.</text:p>
      <text:p text:style-name="Standard">J. Succentore</text:p>
      <text:p text:style-name="Standard">J. Cancellario</text:p>
      <text:p text:style-name="Standard">P. Casalis</text:p>
      <text:p text:style-name="Standard">P. Derbosio</text:p>
      <text:p text:style-name="Standard">P. de Vretriaco</text:p>
      <text:p text:style-name="Standard">R. de Chanaco</text:p>
      <text:p text:style-name="Standard">G. Marpandi</text:p>
      <text:p text:style-name="Standard">G. Toquatricis</text:p>
      <text:p text:style-name="Standard">St. de Parisans</text:p>
      <text:p text:style-name="Standard"><text:soft-page-break/>E. Fucherii</text:p>
      <text:p text:style-name="Standard">G. Hamelini</text:p>
      <text:p text:style-name="Standard">G. de Curtilis</text:p>
      <text:p text:style-name="Standard">D. de Duclaro</text:p>
      <text:p text:style-name="Standard">G. de Lunibuis</text:p>
      <text:p text:style-name="Standard">Gi Cantore</text:p>
      <text:p text:style-name="Standard">J. Succentore</text:p>
      <text:p text:style-name="Standard">ario</text:p>
      <text:p text:style-name="Standard">Pposalu</text:p>
      <text:p text:style-name="Standard">G. Coquatricis</text:p>
      <text:p text:style-name="Standard">G. de Curtilis</text:p>
      <text:p text:style-name="Standard">D. de Duclaro</text:p>
      <text:p text:style-name="Standard">G. de Lumbris</text:p>
      <text:p text:style-name="Standard">D. de Quadrellis</text:p>
      <text:p text:style-name="Standard"/>
      <text:p text:style-name="Standard"/>
      <text:p text:style-name="Standard">=FRAN_0393_09479.tif=</text:p>
      <text:p text:style-name="Standard">&gt;&gt;&gt;&gt;&gt;&gt; date &lt;&lt;&lt;&lt;&lt;&lt;&lt;</text:p>
      <text:p text:style-name="Standard">413</text:p>
      <text:p text:style-name="Standard">Anno xlvono die mercuri post festum concepcionis virginis e</text:p>
      <text:p text:style-name="Standard">Anno xlviono die veneris postifestum concepcionis beate Marie viris aitulantui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P. de Vicriaco</text:p>
      <text:p text:style-name="Standard">M. de Melloto</text:p>
      <text:p text:style-name="Standard">St de Parisans</text:p>
      <text:p text:style-name="Standard">G. de Curtilis</text:p>
      <text:p text:style-name="Standard">D. de Duclaro</text:p>
      <text:p text:style-name="Standard">G. de Lumbris</text:p>
      <text:p text:style-name="Standard">R. decano</text:p>
      <text:p text:style-name="Standard">Vil Cantore</text:p>
      <text:p text:style-name="Standard">J. Succentore</text:p>
      <text:p text:style-name="Standard">J. Cancellario</text:p>
      <text:p text:style-name="Standard"><text:soft-page-break/>P. Pouvrelli</text:p>
      <text:p text:style-name="Standard">P. de Vitriaco</text:p>
      <text:p text:style-name="Standard">B.toti</text:p>
      <text:p text:style-name="Standard">G. Marpaudi</text:p>
      <text:p text:style-name="Standard">St. de Parisius</text:p>
      <text:p text:style-name="Standard">E. Fucberii</text:p>
      <text:p text:style-name="Standard">D. de Duclaro</text:p>
      <text:p text:style-name="Standard">G. de Lumbris</text:p>
      <text:p text:style-name="Standard">M. de Melloto</text:p>
      <text:p text:style-name="Standard">G. de Curcilis</text:p>
      <text:p text:style-name="Standard"/>
      <text:p text:style-name="Standard"/>
      <text:p text:style-name="Standard">=FRAN_0393_09480.tif=</text:p>
      <text:p text:style-name="Standard">&gt;&gt;&gt;&gt;&gt;&gt; date &lt;&lt;&lt;&lt;&lt;&lt;&lt;</text:p>
      <text:p text:style-name="Standard">720.</text:p>
      <text:p text:style-name="Standard">Anno xlvono die lune post festum beate Lucie veniis capitulantibus</text:p>
      <text:p text:style-name="Standard">Anno alix die veneris autefestum Naciti domini aeails</text:p>
      <text:p text:style-name="Standard">&gt;&gt;&gt;&gt;&gt;&gt; block &lt;&lt;&lt;&lt;&lt;&lt;&lt;</text:p>
      <text:p text:style-name="Standard">St. de Parisius</text:p>
      <text:p text:style-name="Standard">G. Hamelini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Cau</text:p>
      <text:p text:style-name="Standard">Je. Casalis</text:p>
      <text:p text:style-name="Standard">Bicoqatricis</text:p>
      <text:p text:style-name="Standard">P. de Vitriaco</text:p>
      <text:p text:style-name="Standard">P. de Melloto</text:p>
      <text:p text:style-name="Standard">P. Pouvrelli</text:p>
      <text:p text:style-name="Standard">Gt. de Parisius</text:p>
      <text:p text:style-name="Standard">P. de Arbosio</text:p>
      <text:p text:style-name="Standard">G. Hamelini</text:p>
      <text:p text:style-name="Standard">D. de Duclaro</text:p>
      <text:p text:style-name="Standard">G. de Curtilis</text:p>
      <text:p text:style-name="Standard">E. Fucherii</text:p>
      <text:p text:style-name="Standard"><text:soft-page-break/>R. decano</text:p>
      <text:p text:style-name="Standard">J. Cantore</text:p>
      <text:p text:style-name="Standard">J. Sucgentore</text:p>
      <text:p text:style-name="Standard">J. Cancolario</text:p>
      <text:p text:style-name="Standard">P. de Roniaco</text:p>
      <text:p text:style-name="Standard">P. de Orbosio</text:p>
      <text:p text:style-name="Standard">G. Coquatricis</text:p>
      <text:p text:style-name="Standard">G. de Curolis</text:p>
      <text:p text:style-name="Standard">P. Pouvrelli</text:p>
      <text:p text:style-name="Standard">D. de Duclari</text:p>
      <text:p text:style-name="Standard">E. Fucherii</text:p>
      <text:p text:style-name="Standard">M. dem Pictaminaria</text:p>
      <text:p text:style-name="Standard"/>
      <text:p text:style-name="Standard"/>
      <text:p text:style-name="Standard">=FRAN_0393_09481.tif=</text:p>
      <text:p text:style-name="Standard">&gt;&gt;&gt;&gt;&gt;&gt; date &lt;&lt;&lt;&lt;&lt;&lt;&lt;</text:p>
      <text:p text:style-name="Standard">12</text:p>
      <text:p text:style-name="Standard">42.</text:p>
      <text:p text:style-name="Standard">Mulum Generale dici sabbati autem etum Bi Thome ali c</text:p>
      <text:p text:style-name="Standard">&gt;&gt;&gt;&gt;&gt;&gt; block &lt;&lt;&lt;&lt;&lt;&lt;&lt;</text:p>
      <text:p text:style-name="Standard">domini et magistri Johannes de Accyaco cancellarius Jacobusd</text:p>
      <text:p text:style-name="Standard">andelencrurt et Robertus Ge Canonici Par. recusaneons</text:p>
      <text:p text:style-name="Standard">cameram. Item Philippus de Vitriaco et Guillelmus Marxaudi rec</text:p>
      <text:p text:style-name="Standard">Acceptavit</text:p>
      <text:p text:style-name="Standard">magister Stephanus de Parisius $ffi$ Camerar</text:p>
      <text:p text:style-name="Standard">Hodie Guillelmus le viconte fecit homagium et juri</text:p>
      <text:p text:style-name="Standard">et debet solvere $libb hunc $d quinquagui lb</text:p>
      <text:p text:style-name="Standard">quatuor lorana par.</text:p>
      <text:p text:style-name="Standard">dispenisatum fuit cum nepori</text:p>
      <text:p text:style-name="Standard">abbas Sancti Victoris decanus Turonensis decanus $Carens</text:p>
      <text:p text:style-name="Standard">Capitulum est continat usque ad diem luct inclusire</text:p>
      <text:p text:style-name="Standard">a jourduy Guillaume LeVitonte aient agende</text:p>
      <text:p text:style-name="Standard">la garce ob le balle de Jehanuot Le Sigrut</text:p>
      <text:p text:style-name="Standard">f'uilz de seu meseigneurs Gny le vitruce chemr</text:p>
      <text:p text:style-name="Standard">fist huvaige du fio deta ville roy</text:p>
      <text:p text:style-name="Standard">et comettons mandons a Thomas Piquet</text:p>
      <text:p text:style-name="Standard"><text:soft-page-break/>de ville Roy et outin porcien d'yctevil</text:p>
      <text:p text:style-name="Standard">Momoria de Loquendo cid canonicus sanitirum </text:p>
      <text:p text:style-name="Standard">3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P Culalio</text:p>
      <text:p text:style-name="Standard">G. Hamelini</text:p>
      <text:p text:style-name="Standard">D. de Quadrelli</text:p>
      <text:p text:style-name="Standard">G. de Curtilis</text:p>
      <text:p text:style-name="Standard">G. de Lumbris</text:p>
      <text:p text:style-name="Standard">P. derboys</text:p>
      <text:p text:style-name="Standard">J. de Audelentour</text:p>
      <text:p text:style-name="Standard">R. Coti</text:p>
      <text:p text:style-name="Standard">G. Coquatricis</text:p>
      <text:p text:style-name="Standard">D. de Duclaro</text:p>
      <text:p text:style-name="Standard">M. de Melloto</text:p>
      <text:p text:style-name="Standard">Cavoton</text:p>
      <text:p text:style-name="Standard">P. de Boulaco</text:p>
      <text:p text:style-name="Standard">St. de Parisius</text:p>
      <text:p text:style-name="Standard">P. Pouvrelli</text:p>
      <text:p text:style-name="Standard">P. de Vitriaco</text:p>
      <text:p text:style-name="Standard">G. Maipaiti</text:p>
      <text:p text:style-name="Standard">M. de Pictaninaaria</text:p>
      <text:p text:style-name="Standard">E. Bohic Buisian</text:p>
      <text:p text:style-name="Standard">P. Barrerii</text:p>
      <text:p text:style-name="Standard">J. Cambellani</text:p>
      <text:p text:style-name="Standard">R. de Chanaco</text:p>
      <text:p text:style-name="Standard">E. Fucherii</text:p>
      <text:p text:style-name="Standard"/>
      <text:p text:style-name="Standard"/>
      <text:p text:style-name="Standard">=FRAN_0393_09482.tif=</text:p>
      <text:p text:style-name="Standard">&gt;&gt;&gt;&gt;&gt;&gt; liste &lt;&lt;&lt;&lt;&lt;&lt;&lt;</text:p>
      <text:p text:style-name="Standard">R. decano</text:p>
      <text:p text:style-name="Standard"><text:soft-page-break/>Vi. Cantoel</text:p>
      <text:p text:style-name="Standard">JSuccentore</text:p>
      <text:p text:style-name="Standard">J. Cancellario</text:p>
      <text:p text:style-name="Standard">J. Casalie</text:p>
      <text:p text:style-name="Standard">N. de Duclaro</text:p>
      <text:p text:style-name="Standard">G. de Curalis.</text:p>
      <text:p text:style-name="Standard">P. Pouvrelli</text:p>
      <text:p text:style-name="Standard">E. Fucherii</text:p>
      <text:p text:style-name="Standard">G. de Lumbris</text:p>
      <text:p text:style-name="Standard">R. de Quadrellis</text:p>
      <text:p text:style-name="Standard">P. de Roniaco</text:p>
      <text:p text:style-name="Standard">Sct de Parsius</text:p>
      <text:p text:style-name="Standard">R. de Chanaco</text:p>
      <text:p text:style-name="Standard">R. Coti</text:p>
      <text:p text:style-name="Standard">P. de Victriaco</text:p>
      <text:p text:style-name="Standard">J. de Audelencourt</text:p>
      <text:p text:style-name="Standard">G. Coquatricis</text:p>
      <text:p text:style-name="Standard">M. de Melloto</text:p>
      <text:p text:style-name="Standard"/>
      <text:p text:style-name="Standard"/>
      <text:p text:style-name="Standard">=FRAN_0393_09483.tif=</text:p>
      <text:p text:style-name="Standard">&gt;&gt;&gt;&gt;&gt;&gt; date &lt;&lt;&lt;&lt;&lt;&lt;&lt;</text:p>
      <text:p text:style-name="Standard">17.</text:p>
      <text:p text:style-name="Standard">nno domini</text:p>
      <text:p text:style-name="Standard">Merexluono oie marti post quatint domini capituluntibus dominis</text:p>
      <text:p text:style-name="Standard">Annos xlix die luni post curtumcisus domini capitulnlibi</text:p>
      <text:p text:style-name="Standard">&gt;&gt;&gt;&gt;&gt;&gt; block &lt;&lt;&lt;&lt;&lt;&lt;&lt;</text:p>
      <text:p text:style-name="Standard">anno xlix die veneris post nocemitatis in presencia y </text:p>
      <text:p text:style-name="Standard">Mar magister Girardus de Trevisu $ognovit P. havisi</text:p>
      <text:p text:style-name="Standard">noddi procuratore sub $ho forma quod promisit etc. $p a po</text:p>
      <text:p text:style-name="Standard">Detu Augoiselle qidl promisit etc. Orimer</text:p>
      <text:p text:style-name="Standard">estriimus deplatencia Nicolaus de Barldenn</text:p>
      <text:p text:style-name="Standard">Eo si non possotisibi ficer saci ces</text:p>
      <text:p text:style-name="Standard">Hodie provipores Sancti Sepulcri exeentes in cum</text:p>
      <text:p text:style-name="Standard">presentandi juxta ordinem fundricionis presentam</text:p>
      <text:p text:style-name="Standard">dominum Johannem de Crbleyo ad prebendam que sunt</text:p>
      <text:p text:style-name="Standard"><text:soft-page-break/>domini Guillelmi de Cente</text:p>
      <text:p text:style-name="Standard">Capelluma perpetua martrum altar ecclesie Sancti</text:p>
      <text:p text:style-name="Standard">Parisienses que vacaverat per ebitum domini Stepithani dicti Petis</text:p>
      <text:p text:style-name="Standard">fuit cellata ma gistro Habneo de Juhula $per $r$ mei</text:p>
      <text:p text:style-name="Standard">Petum cm in turno existente</text:p>
      <text:p text:style-name="Standard">&gt;&gt;&gt;&gt;&gt;&gt; liste &lt;&lt;&lt;&lt;&lt;&lt;&lt;</text:p>
      <text:p text:style-name="Standard">D. decano</text:p>
      <text:p text:style-name="Standard">J. Cantore</text:p>
      <text:p text:style-name="Standard">Ducantore</text:p>
      <text:p text:style-name="Standard">Cancellarius</text:p>
      <text:p text:style-name="Standard">GG. Mrpraudi</text:p>
      <text:p text:style-name="Standard">P. de Roniaco</text:p>
      <text:p text:style-name="Standard">G. Coquetrieis</text:p>
      <text:p text:style-name="Standard">G. de Lumbris</text:p>
      <text:p text:style-name="Standard">M. de Melloto</text:p>
      <text:p text:style-name="Standard">P. Pouvelle</text:p>
      <text:p text:style-name="Standard">Stephano de Par</text:p>
      <text:p text:style-name="Standard">G. Hamelilii</text:p>
      <text:p text:style-name="Standard">P. Casalis</text:p>
      <text:p text:style-name="Standard">R. decano</text:p>
      <text:p text:style-name="Standard">P. de Roniaco</text:p>
      <text:p text:style-name="Standard">Vi. Cantore</text:p>
      <text:p text:style-name="Standard">J. Succentore</text:p>
      <text:p text:style-name="Standard">J. Cancellario</text:p>
      <text:p text:style-name="Standard">P. Casaul</text:p>
      <text:p text:style-name="Standard">E. Fucheni</text:p>
      <text:p text:style-name="Standard">G. de Curtilis.</text:p>
      <text:p text:style-name="Standard">G. de Lumbris</text:p>
      <text:p text:style-name="Standard">D. de Duchio</text:p>
      <text:p text:style-name="Standard">P. Pouvrelli</text:p>
      <text:p text:style-name="Standard">A. de Audelencoirt</text:p>
      <text:p text:style-name="Standard">P. de Veriaco</text:p>
      <text:p text:style-name="Standard">N. de Melloto</text:p>
      <text:p text:style-name="Standard"/>
      <text:p text:style-name="Standard"/>
      <text:p text:style-name="Standard">=FRAN_0393_09484.tif=</text:p>
      <text:p text:style-name="Standard"><text:soft-page-break/>&gt;&gt;&gt;&gt;&gt;&gt; numérotation &lt;&lt;&lt;&lt;&lt;&lt;&lt;</text:p>
      <text:p text:style-name="Standard">jo</text:p>
      <text:p text:style-name="Standard">*.</text:p>
      <text:p text:style-name="Standard">&gt;&gt;&gt;&gt;&gt;&gt; block &lt;&lt;&lt;&lt;&lt;&lt;&lt;</text:p>
      <text:p text:style-name="Standard">Be anno</text:p>
      <text:p text:style-name="Standard">ig</text:p>
      <text:p text:style-name="Standard">hodie pansellas mandi supplicavit in capitulo</text:p>
      <text:p text:style-name="Standard">quam dearrestarentum sibi auctus prebende</text:p>
      <text:p text:style-name="Standard">dicebat Johanne de Sancto Eustachio obtinere</text:p>
      <text:p text:style-name="Standard">eccesia se Mederici cui fuit quod ditu</text:p>
      <text:p text:style-name="Standard">erat tacio quod decessat et quod quidem nupt</text:p>
      <text:p text:style-name="Standard">trans accepcaveras prebenadam sit in dica</text:p>
      <text:p text:style-name="Standard">eccesia Sancti Mederici et sibi deca fecant proviti</text:p>
      <text:p text:style-name="Standard">et ad eam extiterat recipts pro capitulum eisquam</text:p>
      <text:p text:style-name="Standard">1</text:p>
      <text:p text:style-name="Standard">A hoc non esset quod non debout ciarresta</text:p>
      <text:p text:style-name="Standard">ri cum ipse sic canonictus illis ecclesie pen</text:p>
      <text:p text:style-name="Standard">spacium quinque annorm et non sirant</text:p>
      <text:p text:style-name="Standard">ibidem aliquam residencim nt fecat</text:p>
      <text:p text:style-name="Standard">fide de Aligo inuleti virtute cuju</text:p>
      <text:p text:style-name="Standard">non teneretur cum sa reguiat peside</text:p>
      <text:p text:style-name="Standard">privat ipsius ipsa prebenda tamen data fut sibi dilacio ad compaoenndum infra re</text:p>
      <text:p text:style-name="Standard">tu et licet capitulum pocuisset procedere ad</text:p>
      <text:p text:style-name="Standard">beati Joni aptelte proxene futur vel ad docendum de privilegii presentis P. de Eigatori</text:p>
      <text:p text:style-name="Standard">de cuell tamerariis laici et itaularum</text:p>
      <text:p text:style-name="Standard">&gt;&gt;&gt;&gt;&gt;&gt; liste &lt;&lt;&lt;&lt;&lt;&lt;&lt;</text:p>
      <text:p text:style-name="Standard">Vi dan</text:p>
      <text:p text:style-name="Standard">J. Sucnntore</text:p>
      <text:p text:style-name="Standard">P. Casalis</text:p>
      <text:p text:style-name="Standard">G. Hamelini</text:p>
      <text:p text:style-name="Standard">D. de Quadrelli</text:p>
      <text:p text:style-name="Standard">P. Pouvrelli</text:p>
      <text:p text:style-name="Standard">E. Fucherii</text:p>
      <text:p text:style-name="Standard">R. de Chanaco</text:p>
      <text:p text:style-name="Standard">M. de Mhelloto</text:p>
      <text:p text:style-name="Standard">Bierer</text:p>
      <text:p text:style-name="Standard"><text:soft-page-break/>duac co</text:p>
      <text:p text:style-name="Standard">P. de Vicaco</text:p>
      <text:p text:style-name="Standard">P. de Roviaco</text:p>
      <text:p text:style-name="Standard">G. Coquatricis</text:p>
      <text:p text:style-name="Standard">G. de Curcilis</text:p>
      <text:p text:style-name="Standard"/>
      <text:p text:style-name="Standard"/>
      <text:p text:style-name="Standard">=FRAN_0393_09485.tif=</text:p>
      <text:p text:style-name="Standard">&gt;&gt;&gt;&gt;&gt;&gt; date &lt;&lt;&lt;&lt;&lt;&lt;&lt;</text:p>
      <text:p text:style-name="Standard">125</text:p>
      <text:p text:style-name="Standard">Anno xlix die lune post cpilanibus domini capituli</text:p>
      <text:p text:style-name="Standard">&gt;&gt;&gt;&gt;&gt;&gt; block &lt;&lt;&lt;&lt;&lt;&lt;&lt;</text:p>
      <text:p text:style-name="Standard">heri in soro / colunus Benessa</text:p>
      <text:p text:style-name="Standard">tradit denarios Dei de srgenteriadicti loci et</text:p>
      <text:p text:style-name="Standard">posuit eam / ad xulbras / et$ durabit usque ad x</text:p>
      <text:p text:style-name="Standard">Hodie fuit admissa permutacio Egidii de Calvomonte et Johanni</text:p>
      <text:p text:style-name="Standard">dicti cari alias caris de capellania quam tenebat dictus cari ad ali</text:p>
      <text:p text:style-name="Standard">Sancti Leondardi ad prebendam Sancte Crucis Stampis quam tenebat dictus </text:p>
      <text:p text:style-name="Standard">et fuerunt procuratorem P. Gonesse pro cari et magistr Jarolius divis</text:p>
      <text:p text:style-name="Standard">ad</text:p>
      <text:p text:style-name="Standard">eum $sdic$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m</text:p>
      <text:p text:style-name="Standard">P Casalis</text:p>
      <text:p text:style-name="Standard">G. Hamelini</text:p>
      <text:p text:style-name="Standard">Gidem Turtilis</text:p>
      <text:p text:style-name="Standard">D. de Duclaro</text:p>
      <text:p text:style-name="Standard">pro Egidio</text:p>
      <text:p text:style-name="Standard">E. Fucherii</text:p>
      <text:p text:style-name="Standard">P. de Roviaco</text:p>
      <text:p text:style-name="Standard">Hodie</text:p>
      <text:p text:style-name="Standard">GiCoquatriris</text:p>
      <text:p text:style-name="Standard">M. de Melloto</text:p>
      <text:p text:style-name="Standard"><text:soft-page-break/>R. de Chanaco</text:p>
      <text:p text:style-name="Standard">P. Pruvirelli</text:p>
      <text:p text:style-name="Standard">D. de Quirelles</text:p>
      <text:p text:style-name="Standard"/>
      <text:p text:style-name="Standard"/>
      <text:p text:style-name="Standard">=FRAN_0393_09486.tif=</text:p>
      <text:p text:style-name="Standard">&gt;&gt;&gt;&gt;&gt;&gt; numérotation &lt;&lt;&lt;&lt;&lt;&lt;&lt;</text:p>
      <text:p text:style-name="Standard">probu</text:p>
      <text:p text:style-name="Standard">425.</text:p>
      <text:p text:style-name="Standard">&gt;&gt;&gt;&gt;&gt;&gt; Date &lt;&lt;&lt;&lt;&lt;&lt;&lt;</text:p>
      <text:p text:style-name="Standard">Anno xlix° die mercurisi post festum Epilanie domini capitibis</text:p>
      <text:p text:style-name="Standard">Anno xlix. die vennis in festo beati Meurcapituatibus</text:p>
      <text:p text:style-name="Standard">&gt;&gt;&gt;&gt;&gt;&gt; block &lt;&lt;&lt;&lt;&lt;&lt;&lt;</text:p>
      <text:p text:style-name="Standard">Hodie magisteri Guy docoquitritis cnuulit magistror</text:p>
      <text:p text:style-name="Standard">le Ferron capellani quam obtinebat magister Gyur</text:p>
      <text:p text:style-name="Standard">Memoria de Loquendo presente decano de Gllecta et refacioe ca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di d</text:p>
      <text:p text:style-name="Standard">J. Cancellario</text:p>
      <text:p text:style-name="Standard">P Casalis</text:p>
      <text:p text:style-name="Standard">G. de Curtilis</text:p>
      <text:p text:style-name="Standard">D. de Duclaro</text:p>
      <text:p text:style-name="Standard">de Civilliaco</text:p>
      <text:p text:style-name="Standard">P. de Roniaco</text:p>
      <text:p text:style-name="Standard">.D</text:p>
      <text:p text:style-name="Standard">G. Fucherii</text:p>
      <text:p text:style-name="Standard">M. de Melloto</text:p>
      <text:p text:style-name="Standard">P. Pouvrelli</text:p>
      <text:p text:style-name="Standard">8.</text:p>
      <text:p text:style-name="Standard">vi cantore</text:p>
      <text:p text:style-name="Standard">P. Casalis</text:p>
      <text:p text:style-name="Standard">G. de Lumbris</text:p>
      <text:p text:style-name="Standard">D de Duclaro</text:p>
      <text:p text:style-name="Standard"><text:soft-page-break/>E. Fuacherii</text:p>
      <text:p text:style-name="Standard">R. de Chazaco</text:p>
      <text:p text:style-name="Standard">M. de Miesloco</text:p>
      <text:p text:style-name="Standard"/>
      <text:p text:style-name="Standard"/>
      <text:p text:style-name="Standard">=FRAN_0393_09487.tif=</text:p>
      <text:p text:style-name="Standard">&gt;&gt;&gt;&gt;&gt;&gt; date &lt;&lt;&lt;&lt;&lt;&lt;&lt;</text:p>
      <text:p text:style-name="Standard">427</text:p>
      <text:p text:style-name="Standard">Anno xlix° die mercurii in festo beati Sebastiani capitulantibus</text:p>
      <text:p text:style-name="Standard">&gt;&gt;&gt;&gt;&gt;&gt; block &lt;&lt;&lt;&lt;&lt;&lt;&lt;</text:p>
      <text:p text:style-name="Standard">Anno xlix die lune post festum Beati Sulpicii capitulantibus Recepcio canonici</text:p>
      <text:p text:style-name="Standard">Hodie fuit receptus Petrus de Sancto</text:p>
      <text:p text:style-name="Standard">Marciali ad prebendam Guillelmi Gayte</text:p>
      <text:p text:style-name="Standard">cujuslibet jure salvo in personam petri</text:p>
      <text:p text:style-name="Standard">Pictaveni ejus procuratoris</text:p>
      <text:p text:style-name="Standard">domino gracie xv kalendas novembris pontificis oben</text:p>
      <text:p text:style-name="Standard">anno octavo</text:p>
      <text:p text:style-name="Standard">Hodie fuit dispensatum cum Guillelmo</text:p>
      <text:p text:style-name="Standard">Barrerii ad obtinendum beneficium</text:p>
      <text:p text:style-name="Standard">collatum sibi per Petrum Casalis</text:p>
      <text:p text:style-name="Standard">non obstantes quod paciatur defectum</text:p>
      <text:p text:style-name="Standard">in etate quo ad duos vel tres</text:p>
      <text:p text:style-name="Standard">Hodie fuit scita vacacio ecclesie de Bonolio</text:p>
      <text:p text:style-name="Standard">prope convessiam</text:p>
      <text:p text:style-name="Standard">Hodie Petrus Pictavini procurator Petri de Sancto</text:p>
      <text:p text:style-name="Standard">Marciali supersedet in quantum plus de reque</text:p>
      <text:p text:style-name="Standard">sta quam fecerat capitulo et de omnibus aliis</text:p>
      <text:p text:style-name="Standard">usque ad xv dies presentibus officiale Par. Johanne</text:p>
      <text:p text:style-name="Standard">de Podio freni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P. Casalis</text:p>
      <text:p text:style-name="Standard">E. Fucherii</text:p>
      <text:p text:style-name="Standard">D. de Duclaro</text:p>
      <text:p text:style-name="Standard"><text:soft-page-break/>G. de Curtilis</text:p>
      <text:p text:style-name="Standard">D. de Quadrellis</text:p>
      <text:p text:style-name="Standard">G. Hamelini</text:p>
      <text:p text:style-name="Standard">P. de Roniaco</text:p>
      <text:p text:style-name="Standard">M. de Melloto</text:p>
      <text:p text:style-name="Standard">P. de Victriaco</text:p>
      <text:p text:style-name="Standard">P. Pouvrelli</text:p>
      <text:p text:style-name="Standard">R. de Chanaco</text:p>
      <text:p text:style-name="Standard">R. Decano</text:p>
      <text:p text:style-name="Standard">Vi. Cantore</text:p>
      <text:p text:style-name="Standard">J. Succentore</text:p>
      <text:p text:style-name="Standard">J. Cancellario</text:p>
      <text:p text:style-name="Standard">P Casalis</text:p>
      <text:p text:style-name="Standard">P. Pouvrelli</text:p>
      <text:p text:style-name="Standard">P. de Victriaco</text:p>
      <text:p text:style-name="Standard">R. de Chanaco</text:p>
      <text:p text:style-name="Standard">M. de Melloto</text:p>
      <text:p text:style-name="Standard">St. de Parisius</text:p>
      <text:p text:style-name="Standard">D. de Quadrellis</text:p>
      <text:p text:style-name="Standard">G. Hamelini</text:p>
      <text:p text:style-name="Standard">D. de Duclaro</text:p>
      <text:p text:style-name="Standard">G. de Curtilis</text:p>
      <text:p text:style-name="Standard">G. Marpaud</text:p>
      <text:p text:style-name="Standard">E. Fucherii</text:p>
      <text:p text:style-name="Standard">G. Coquatricis</text:p>
      <text:p text:style-name="Standard">G. de Lumbris</text:p>
      <text:p text:style-name="Standard"/>
      <text:p text:style-name="Standard"/>
      <text:p text:style-name="Standard">=FRAN_0393_09488.tif=</text:p>
      <text:p text:style-name="Standard">&gt;&gt;&gt;&gt;&gt;&gt; numérotation &lt;&lt;&lt;&lt;&lt;&lt;&lt;</text:p>
      <text:p text:style-name="Standard">vixx xix</text:p>
      <text:p text:style-name="Standard">428</text:p>
      <text:p text:style-name="Standard">&gt;&gt;&gt;&gt;&gt;&gt; block &lt;&lt;&lt;&lt;&lt;&lt;&lt;</text:p>
      <text:p text:style-name="Standard">hodie fuit admissus Petrus de Sancto Marciali ad prebendam</text:p>
      <text:p text:style-name="Standard">Guillelmi Carte in persona Petri Pictavinarii procuratoris sui</text:p>
      <text:p text:style-name="Standard">quam acceptaverat G. Marpandi et cui visis licteris</text:p>
      <text:p text:style-name="Standard"><text:soft-page-break/>apostolicis renunciavit salvo jure suo in alia</text:p>
      <text:p text:style-name="Standard">St. de Parisius</text:p>
      <text:p text:style-name="Standard">M. de Melloto</text:p>
      <text:p text:style-name="Standard">R. de Chanaco</text:p>
      <text:p text:style-name="Standard">P. de Victriaco</text:p>
      <text:p text:style-name="Standard">P. Pouvrelli</text:p>
      <text:p text:style-name="Standard">G. de Lumbris</text:p>
      <text:p text:style-name="Standard">Anno xlx die Lune in festo conversionis sancti Pauli capitulantibus</text:p>
      <text:p text:style-name="Standard">Hodie sunt de capituli</text:p>
      <text:p text:style-name="Standard">Hodie dominus Succentor protestatus fuit Johanni de Sancto Eustachio</text:p>
      <text:p text:style-name="Standard">presentibus notario Lombardo et notario cancellarii Jacobio de</text:p>
      <text:p text:style-name="Standard">plumbia u marii</text:p>
      <text:p text:style-name="Standard">Item fuit dictum per capitulum dominis Guillelmo Marpaudi Johanni</text:p>
      <text:p text:style-name="Standard">de Montecabilonis et aliis canonicis sanctorum Dyonisii de</text:p>
      <text:p text:style-name="Standard">Passu Johannis Rotundi quod prcunuent horis et specialiter</text:p>
      <text:p text:style-name="Standard">magnam missam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P. Casalis</text:p>
      <text:p text:style-name="Standard">E. Fucherii</text:p>
      <text:p text:style-name="Standard">D. de Duclaro</text:p>
      <text:p text:style-name="Standard">E. Hamelini</text:p>
      <text:p text:style-name="Standard">D. de Quadrellis</text:p>
      <text:p text:style-name="Standard">R. Decano</text:p>
      <text:p text:style-name="Standard">Vi. Cantore</text:p>
      <text:p text:style-name="Standard">J. Succentore</text:p>
      <text:p text:style-name="Standard">P. Casalis</text:p>
      <text:p text:style-name="Standard">G. de Lumbris</text:p>
      <text:p text:style-name="Standard">D. de Quadrellis</text:p>
      <text:p text:style-name="Standard">E. Fucherii</text:p>
      <text:p text:style-name="Standard">G. de Marcello</text:p>
      <text:p text:style-name="Standard">R. de Chanaco</text:p>
      <text:p text:style-name="Standard"/>
      <text:p text:style-name="Standard"><text:soft-page-break/></text:p>
      <text:p text:style-name="Standard">=FRAN_0393_09489.tif=</text:p>
      <text:p text:style-name="Standard">&gt;&gt;&gt;&gt;&gt;&gt; date &lt;&lt;&lt;&lt;&lt;&lt;&lt;</text:p>
      <text:p text:style-name="Standard">1239</text:p>
      <text:p text:style-name="Standard">Anno xlix die meriiin festo beati Julian capitulantibus</text:p>
      <text:p text:style-name="Standard">1</text:p>
      <text:p text:style-name="Standard">&gt;&gt;&gt;&gt;&gt;&gt; block &lt;&lt;&lt;&lt;&lt;&lt;&lt;</text:p>
      <text:p text:style-name="Standard">er fuit datus denar Dei de Majona de huri in manib</text:p>
      <text:p text:style-name="Standard">et fuit rosita ad xvilbei</text:p>
      <text:p text:style-name="Standard">S. de Parisivs</text:p>
      <text:p text:style-name="Standard">R. Bohier</text:p>
      <text:p text:style-name="Standard">ufunii</text:p>
      <text:p text:style-name="Standard">Lamencius La mongaria expectat beneficium ecclesiastitum</text:p>
      <text:p text:style-name="Standard">$cul$ sive cura in collacione episcopi decani et capituli</text:p>
      <text:p text:style-name="Standard">Parisiensi fe $ur$ cujus srattus il libras tuxini prvorum valorem</text:p>
      <text:p text:style-name="Standard">annio non exceds</text:p>
      <text:p text:style-name="Standard">dictis gracie viii kalenda octobris anno occavi</text:p>
      <text:p text:style-name="Standard">Hodie Petrus dictus Baron tradidit denarium Dei de sergen</text:p>
      <text:p text:style-name="Standard">taria que fuit Potri Champanoys nomine nepoti</text:p>
      <text:p text:style-name="Standard">sui et durabit licitacio usque ad viii dios et posuit</text:p>
      <text:p text:style-name="Standard">eam ad quinquaginta libra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.Succentore</text:p>
      <text:p text:style-name="Standard">dielggllario</text:p>
      <text:p text:style-name="Standard">P. Crosalo</text:p>
      <text:p text:style-name="Standard">E. de Lumbris</text:p>
      <text:p text:style-name="Standard">G. Fucherii</text:p>
      <text:p text:style-name="Standard">D. de Dumclaro</text:p>
      <text:p text:style-name="Standard">Ruchanelli</text:p>
      <text:p text:style-name="Standard">G. de Curcius</text:p>
      <text:p text:style-name="Standard">P. de Alveto</text:p>
      <text:p text:style-name="Standard">G. Hamelini</text:p>
      <text:p text:style-name="Standard">M. de Melloto</text:p>
      <text:p text:style-name="Standard">Psbarrerii</text:p>
      <text:p text:style-name="Standard"><text:soft-page-break/>R. de Chanaco</text:p>
      <text:p text:style-name="Standard">P. de Victriaco</text:p>
      <text:p text:style-name="Standard">P. Pouvrelli</text:p>
      <text:p text:style-name="Standard">G. Coqatricis</text:p>
      <text:p text:style-name="Standard">l</text:p>
      <text:p text:style-name="Standard">P. de Roulacy</text:p>
      <text:p text:style-name="Standard">de Quadrel</text:p>
      <text:p text:style-name="Standard">Hyer</text:p>
      <text:p text:style-name="Standard">Anno xlix die venis ante Purificacionem capitli</text:p>
      <text:p text:style-name="Standard">Vi. Cantore</text:p>
      <text:p text:style-name="Standard">J. Succentore</text:p>
      <text:p text:style-name="Standard">J Cancellario</text:p>
      <text:p text:style-name="Standard">P. Casalis</text:p>
      <text:p text:style-name="Standard">R. de Chanaco</text:p>
      <text:p text:style-name="Standard">G. Coquatricis</text:p>
      <text:p text:style-name="Standard">E. Fucherii</text:p>
      <text:p text:style-name="Standard">P. Pouvrelli</text:p>
      <text:p text:style-name="Standard">D. de Duclaro</text:p>
      <text:p text:style-name="Standard">P. de Poniaco</text:p>
      <text:p text:style-name="Standard">G. de Curalis</text:p>
      <text:p text:style-name="Standard">D. de Quadrellis</text:p>
      <text:p text:style-name="Standard">Milere Mellyto</text:p>
      <text:p text:style-name="Standard"/>
      <text:p text:style-name="Standard"/>
      <text:p text:style-name="Standard">=FRAN_0393_09490.tif=</text:p>
      <text:p text:style-name="Standard">&gt;&gt;&gt;&gt;&gt;&gt; date &lt;&lt;&lt;&lt;&lt;&lt;&lt;</text:p>
      <text:p text:style-name="Standard">Anno xlix die lune in vigilia Parificacionis captilanlis</text:p>
      <text:p text:style-name="Standard">Anno xlix die mercuri post promifitati capitli</text:p>
      <text:p text:style-name="Standard">&gt;&gt;&gt;&gt;&gt;&gt; liste &lt;&lt;&lt;&lt;&lt;&lt;&lt;</text:p>
      <text:p text:style-name="Standard">J. Succentore</text:p>
      <text:p text:style-name="Standard">J. Cancellari</text:p>
      <text:p text:style-name="Standard">Picasalis</text:p>
      <text:p text:style-name="Standard">G. de Lumbris</text:p>
      <text:p text:style-name="Standard">R. de Vyena</text:p>
      <text:p text:style-name="Standard">C.Hamelini</text:p>
      <text:p text:style-name="Standard">Sict de Parisius</text:p>
      <text:p text:style-name="Standard"><text:soft-page-break/>R. decano.</text:p>
      <text:p text:style-name="Standard">V. Cantore</text:p>
      <text:p text:style-name="Standard">J. Succentore</text:p>
      <text:p text:style-name="Standard">J. Cancellario</text:p>
      <text:p text:style-name="Standard">PCasalis</text:p>
      <text:p text:style-name="Standard">P. Pouvrelli</text:p>
      <text:p text:style-name="Standard">G. de Lumbris</text:p>
      <text:p text:style-name="Standard">G. de Curcilis</text:p>
      <text:p text:style-name="Standard">D. de Drrclaro</text:p>
      <text:p text:style-name="Standard">G. Hamelini</text:p>
      <text:p text:style-name="Standard">P. de Ronlaco</text:p>
      <text:p text:style-name="Standard">G. Fucheri</text:p>
      <text:p text:style-name="Standard">G. Toguatricis</text:p>
      <text:p text:style-name="Standard">P. de Vitriaco</text:p>
      <text:p text:style-name="Standard"/>
      <text:p text:style-name="Standard"/>
      <text:p text:style-name="Standard">=FRAN_0393_09491.tif=</text:p>
      <text:p text:style-name="Standard">&gt;&gt;&gt;&gt;&gt;&gt; date &lt;&lt;&lt;&lt;&lt;&lt;&lt;</text:p>
      <text:p text:style-name="Standard">17</text:p>
      <text:p text:style-name="Standard">Anno xai die mercuris post festum Purificacionis beate Marie virginis capitulantibus</text:p>
      <text:p text:style-name="Standard">Anno xlix die dominica post punificatio capitulanlibus</text:p>
      <text:p text:style-name="Standard">&gt;&gt;&gt;&gt;&gt;&gt; block &lt;&lt;&lt;&lt;&lt;&lt;&lt;</text:p>
      <text:p text:style-name="Standard">Hodie sunt pofeessus suit talis quod tenetur jut</text:p>
      <text:p text:style-name="Standard">in iiii l etc</text:p>
      <text:p text:style-name="Standard">Ca</text:p>
      <text:p text:style-name="Standard">Hodie fuit receptus magister Guillelmus duran</text:p>
      <text:p text:style-name="Standard">ad prebendam parisiensum que fuit Guillelmi Rogen</text:p>
      <text:p text:style-name="Standard">et que vacavit per resignatio</text:p>
      <text:p text:style-name="Standard">&gt;&gt;&gt;&gt;&gt;&gt; liste &lt;&lt;&lt;&lt;&lt;&lt;&lt;</text:p>
      <text:p text:style-name="Standard">Vi lantore</text:p>
      <text:p text:style-name="Standard">J. Cancellario</text:p>
      <text:p text:style-name="Standard">Po. Pasalis</text:p>
      <text:p text:style-name="Standard">G. de Lumbrs</text:p>
      <text:p text:style-name="Standard">R. de Vyona</text:p>
      <text:p text:style-name="Standard">G. de Curcolis</text:p>
      <text:p text:style-name="Standard">E. Fucherii</text:p>
      <text:p text:style-name="Standard"><text:soft-page-break/>G. Hamelini</text:p>
      <text:p text:style-name="Standard">D. de Duclaro</text:p>
      <text:p text:style-name="Standard">P. de Roniaco</text:p>
      <text:p text:style-name="Standard">B. de Chanaco</text:p>
      <text:p text:style-name="Standard">M. de Melloto</text:p>
      <text:p text:style-name="Standard">BiChanelli</text:p>
      <text:p text:style-name="Standard">P. de Alveto</text:p>
      <text:p text:style-name="Standard">G. Coquatricis</text:p>
      <text:p text:style-name="Standard">P. Pouvrelli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R. de Vyria</text:p>
      <text:p text:style-name="Standard">G. Ciquatricis</text:p>
      <text:p text:style-name="Standard">R. de Chanaco</text:p>
      <text:p text:style-name="Standard">M. de Melleto</text:p>
      <text:p text:style-name="Standard">P. Pouvrolli</text:p>
      <text:p text:style-name="Standard">G. de Curtilis</text:p>
      <text:p text:style-name="Standard">G. de Lumbris</text:p>
      <text:p text:style-name="Standard">E. Fucherii</text:p>
      <text:p text:style-name="Standard">St de Parisius</text:p>
      <text:p text:style-name="Standard"/>
      <text:p text:style-name="Standard"/>
      <text:p text:style-name="Standard">=FRAN_0393_09492.tif=</text:p>
      <text:p text:style-name="Standard">&gt;&gt;&gt;&gt;&gt;&gt; date &lt;&lt;&lt;&lt;&lt;&lt;&lt;</text:p>
      <text:p text:style-name="Standard">Anno xlix. die lune airote cireres capitultibus</text:p>
      <text:p text:style-name="Standard">Anno xliv die veneris posgsacros civeres capitulanlibis</text:p>
      <text:p text:style-name="Standard">&gt;&gt;&gt;&gt;&gt;&gt; block &lt;&lt;&lt;&lt;&lt;&lt;&lt;</text:p>
      <text:p text:style-name="Standard">ctai de vigires procureur de heur de vignes contre sos</text:p>
      <text:p text:style-name="Standard">de icoutoys / a svoir la verite a maitre precre por</text:p>
      <text:p text:style-name="Standard">jras et ebles Pouchier et est oses vir a duy eu omu</text:p>
      <text:p text:style-name="Standard">Jours</text:p>
      <text:p text:style-name="Standard">Primus de Barris recogis se debere matircularis laicis nostre domini Pir</text:p>
      <text:p text:style-name="Standard">xxiii si moneti nunc currentis / in quibus eidem tenetur ratos</text:p>
      <text:p text:style-name="Standard">et minutorem censuum / in territerio nostre domine de Campis solvi</text:p>
      <text:p text:style-name="Standard"><text:soft-page-break/>juvment. Actum veneris post sacros civres anno xlix</text:p>
      <text:p text:style-name="Standard">Hodie magister Guillelms dicte Johan incedeme presbyterum ad ecclesia</text:p>
      <text:p text:style-name="Standard">de Brurlio $cc$ prope Gonessum cum capellania</text:p>
      <text:p text:style-name="Standard">de Bouolu eidem amigea</text:p>
      <text:p text:style-name="Standard">Robert Lougis de Civilli</text:p>
      <text:p text:style-name="Standard">usque ad annm pro prbtus recivilli de Mandato G. Hamolini</text:p>
      <text:p text:style-name="Standard">reridinatur quod paretarus la Cothete pitetur conticulum</text:p>
      <text:p text:style-name="Standard">provisor Sancti Sepulcri promittencium sibi providere et interim s</text:p>
      <text:p text:style-name="Standard">munistrart pensuveset presenius ndi curelis et de note c</text:p>
      <text:p text:style-name="Standard">B. Bervrens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H.penitenciario</text:p>
      <text:p text:style-name="Standard">P. Casalis</text:p>
      <text:p text:style-name="Standard">M. de Melloto</text:p>
      <text:p text:style-name="Standard">P. de Alveto</text:p>
      <text:p text:style-name="Standard">G. Durandi</text:p>
      <text:p text:style-name="Standard">P. de Roniac</text:p>
      <text:p text:style-name="Standard">C. de Marcello</text:p>
      <text:p text:style-name="Standard">G. Hamelini</text:p>
      <text:p text:style-name="Standard">E. Fucherii</text:p>
      <text:p text:style-name="Standard">G. de Curclis</text:p>
      <text:p text:style-name="Standard">R. de Vyena</text:p>
      <text:p text:style-name="Standard">D. de Duclaro</text:p>
      <text:p text:style-name="Standard">Bichannes</text:p>
      <text:p text:style-name="Standard">P. Pouvelli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P. Casalib</text:p>
      <text:p text:style-name="Standard">E. Fucherii</text:p>
      <text:p text:style-name="Standard">G. de Lambris</text:p>
      <text:p text:style-name="Standard">P. Pouvrelli</text:p>
      <text:p text:style-name="Standard">dite quicerellis</text:p>
      <text:p text:style-name="Standard"><text:soft-page-break/>G. Coquatricis</text:p>
      <text:p text:style-name="Standard">R. de Chanaco</text:p>
      <text:p text:style-name="Standard">P. de Ravlaci</text:p>
      <text:p text:style-name="Standard">Gidurandi</text:p>
      <text:p text:style-name="Standard">Bitrti</text:p>
      <text:p text:style-name="Standard">P. de Vicariate</text:p>
      <text:p text:style-name="Standard">M. de Melloto</text:p>
      <text:p text:style-name="Standard">G. de Lumbris</text:p>
      <text:p text:style-name="Standard"/>
      <text:p text:style-name="Standard"/>
      <text:p text:style-name="Standard">=FRAN_0393_09493.tif=</text:p>
      <text:p text:style-name="Standard">&gt;&gt;&gt;&gt;&gt;&gt; date &lt;&lt;&lt;&lt;&lt;&lt;&lt;</text:p>
      <text:p text:style-name="Standard">133</text:p>
      <text:p text:style-name="Standard">Anno xlix° die lune post invocavit me capituli</text:p>
      <text:p text:style-name="Standard">Anno xlix die mercurii post iovocavit me capitulntibus</text:p>
      <text:p text:style-name="Standard">&gt;&gt;&gt;&gt;&gt;&gt; liste &lt;&lt;&lt;&lt;&lt;&lt;&lt;</text:p>
      <text:p text:style-name="Standard">V. Cantore</text:p>
      <text:p text:style-name="Standard">Succentore</text:p>
      <text:p text:style-name="Standard">H. Peniteniari</text:p>
      <text:p text:style-name="Standard">G. Hamelini</text:p>
      <text:p text:style-name="Standard">G. Toquatricis</text:p>
      <text:p text:style-name="Standard">D. de Duclaro</text:p>
      <text:p text:style-name="Standard">G. de Tarrilis</text:p>
      <text:p text:style-name="Standard">P. Pouvrelli</text:p>
      <text:p text:style-name="Standard">E. Sucherii</text:p>
      <text:p text:style-name="Standard">R. de Chanaco</text:p>
      <text:p text:style-name="Standard">J Succenre$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P. Casalis</text:p>
      <text:p text:style-name="Standard">G. Coeriacricis</text:p>
      <text:p text:style-name="Standard">D. de Diclaro</text:p>
      <text:p text:style-name="Standard">G. de Lumbris</text:p>
      <text:p text:style-name="Standard">Scognarriers</text:p>
      <text:p text:style-name="Standard"><text:soft-page-break/>G. de Curcilis</text:p>
      <text:p text:style-name="Standard">E. Fucherii</text:p>
      <text:p text:style-name="Standard">St. de Parisius</text:p>
      <text:p text:style-name="Standard">M. de Melloto</text:p>
      <text:p text:style-name="Standard">G. Durandi</text:p>
      <text:p text:style-name="Standard">H. Galli</text:p>
      <text:p text:style-name="Standard">Ruchanvel</text:p>
      <text:p text:style-name="Standard">P. de Vrttriaco</text:p>
      <text:p text:style-name="Standard">J. Cambellani</text:p>
      <text:p text:style-name="Standard"/>
      <text:p text:style-name="Standard"/>
      <text:p text:style-name="Standard">=FRAN_0393_09494.tif=</text:p>
      <text:p text:style-name="Standard">&gt;&gt;&gt;&gt;&gt;&gt; date &lt;&lt;&lt;&lt;&lt;&lt;&lt;</text:p>
      <text:p text:style-name="Standard">Anno xlx die utieri post brandines capituli</text:p>
      <text:p text:style-name="Standard">4</text:p>
      <text:p text:style-name="Standard">Anno xlii° die veneris post remaustere capitulus</text:p>
      <text:p text:style-name="Standard">&gt;&gt;&gt;&gt;&gt;&gt; block &lt;&lt;&lt;&lt;&lt;&lt;&lt;</text:p>
      <text:p text:style-name="Standard">Petrus Lathomi $de Vanis expottis intis</text:p>
      <text:p text:style-name="Standard">sui episcopnm decanum et capitulum</text:p>
      <text:p text:style-name="Standard">datum in noni septovobris anno</text:p>
      <text:p text:style-name="Standard">&gt;&gt;&gt;&gt;&gt;&gt; liste &lt;&lt;&lt;&lt;&lt;&lt;&lt;</text:p>
      <text:p text:style-name="Standard">Vi cantore</text:p>
      <text:p text:style-name="Standard">.Archdiacono Bi</text:p>
      <text:p text:style-name="Standard">J. Succentore</text:p>
      <text:p text:style-name="Standard">H. penitenciario</text:p>
      <text:p text:style-name="Standard">D. de Duclato</text:p>
      <text:p text:style-name="Standard">G. de Curtilis</text:p>
      <text:p text:style-name="Standard">P. de Roulaco</text:p>
      <text:p text:style-name="Standard">G. Hamelini</text:p>
      <text:p text:style-name="Standard">A. Fucherii</text:p>
      <text:p text:style-name="Standard">Ru de Chanaco</text:p>
      <text:p text:style-name="Standard">P.Pinunrelli</text:p>
      <text:p text:style-name="Standard">M. de Melloto</text:p>
      <text:p text:style-name="Standard">Vi cantore</text:p>
      <text:p text:style-name="Standard">J. Succentore</text:p>
      <text:p text:style-name="Standard">H. penitenciario</text:p>
      <text:p text:style-name="Standard"><text:soft-page-break/>Casalio</text:p>
      <text:p text:style-name="Standard">rche</text:p>
      <text:p text:style-name="Standard">G. de Curtilis</text:p>
      <text:p text:style-name="Standard">D. de Duclaro</text:p>
      <text:p text:style-name="Standard">G. Hamelini</text:p>
      <text:p text:style-name="Standard">P. de Arbosio</text:p>
      <text:p text:style-name="Standard">P. de Roviaco</text:p>
      <text:p text:style-name="Standard">P. Porurelli</text:p>
      <text:p text:style-name="Standard">P. de Alvet</text:p>
      <text:p text:style-name="Standard">M. de Melloto</text:p>
      <text:p text:style-name="Standard">vicoquatagi</text:p>
      <text:p text:style-name="Standard">E. Fucherii</text:p>
      <text:p text:style-name="Standard"/>
      <text:p text:style-name="Standard"/>
      <text:p text:style-name="Standard">=FRAN_0393_09495.tif=</text:p>
      <text:p text:style-name="Standard">&gt;&gt;&gt;&gt;&gt;&gt; date &lt;&lt;&lt;&lt;&lt;&lt;&lt;</text:p>
      <text:p text:style-name="Standard">131</text:p>
      <text:p text:style-name="Standard">xli die lune post occuli mei capituli</text:p>
      <text:p text:style-name="Standard">Anno xlvono die mercri post culi capitulantbus</text:p>
      <text:p text:style-name="Standard">&gt;&gt;&gt;&gt;&gt;&gt; liste &lt;&lt;&lt;&lt;&lt;&lt;&lt;</text:p>
      <text:p text:style-name="Standard">V. Lantore</text:p>
      <text:p text:style-name="Standard">G. Archidiaco</text:p>
      <text:p text:style-name="Standard">J. Succentore</text:p>
      <text:p text:style-name="Standard">Cancollrio</text:p>
      <text:p text:style-name="Standard">H. Penitencio</text:p>
      <text:p text:style-name="Standard">P. Casalis</text:p>
      <text:p text:style-name="Standard">D. de Duclaro</text:p>
      <text:p text:style-name="Standard">G. Roquatricis</text:p>
      <text:p text:style-name="Standard">G. Hamelini</text:p>
      <text:p text:style-name="Standard">E. Fucherii</text:p>
      <text:p text:style-name="Standard">P.de Roriaci</text:p>
      <text:p text:style-name="Standard">P. Pouvrelli</text:p>
      <text:p text:style-name="Standard">St de Parsias</text:p>
      <text:p text:style-name="Standard">G. Duraredi</text:p>
      <text:p text:style-name="Standard">M. de Melloto</text:p>
      <text:p text:style-name="Standard">Vi Cantoy</text:p>
      <text:p text:style-name="Standard"><text:soft-page-break/>V Brie</text:p>
      <text:p text:style-name="Standard">J. Cancellario</text:p>
      <text:p text:style-name="Standard">H. penitenciario</text:p>
      <text:p text:style-name="Standard">PCasalio</text:p>
      <text:p text:style-name="Standard">D. de Duclaro</text:p>
      <text:p text:style-name="Standard">G. Coquatricis</text:p>
      <text:p text:style-name="Standard">G. de Lumbris</text:p>
      <text:p text:style-name="Standard">G. Hamelini</text:p>
      <text:p text:style-name="Standard">P. de Roniaco</text:p>
      <text:p text:style-name="Standard">G. de Marcello</text:p>
      <text:p text:style-name="Standard">G. Durandi</text:p>
      <text:p text:style-name="Standard">M. de Melloto</text:p>
      <text:p text:style-name="Standard">E. Fucherii</text:p>
      <text:p text:style-name="Standard"/>
      <text:p text:style-name="Standard"/>
      <text:p text:style-name="Standard">=FRAN_0393_09496.tif=</text:p>
      <text:p text:style-name="Standard">&gt;&gt;&gt;&gt;&gt;&gt; date &lt;&lt;&lt;&lt;&lt;&lt;&lt;</text:p>
      <text:p text:style-name="Standard">Anno xlvono die venerisi post oculi mei capitulantibus</text:p>
      <text:p text:style-name="Standard">Anno xlix die lune post letare Jhuri capitulatibus</text:p>
      <text:p text:style-name="Standard">&gt;&gt;&gt;&gt;&gt;&gt; block &lt;&lt;&lt;&lt;&lt;&lt;&lt;</text:p>
      <text:p text:style-name="Standard">Cpilis lil</text:p>
      <text:p text:style-name="Standard">Hodie Johannes Bratus fuit receptus ad prebendam Par.</text:p>
      <text:p text:style-name="Standard">vit in ipsa prm promocione Philippi de Arbesyo ad episcopatu</text:p>
      <text:p text:style-name="Standard">men</text:p>
      <text:p text:style-name="Standard">Hodie fuit data dilacio tolivo buisson usque ad Pasch</text:p>
      <text:p text:style-name="Standard">at solvendum xllibras quas debet racione prgentorie</text:p>
      <text:p text:style-name="Standard">de Liricantu de surc Mancus etc.</text:p>
      <text:p text:style-name="Standard">hodie fuit dictum Bertando Brunron quod delibera</text:p>
      <text:p text:style-name="Standard">as cautas vii</text:p>
      <text:p text:style-name="Standard">&gt;&gt;&gt;&gt;&gt;&gt; liste &lt;&lt;&lt;&lt;&lt;&lt;&lt;</text:p>
      <text:p text:style-name="Standard">Vi cantore</text:p>
      <text:p text:style-name="Standard">J. Cactlanio</text:p>
      <text:p text:style-name="Standard">H. penitenciario</text:p>
      <text:p text:style-name="Standard">Dide Luclaio</text:p>
      <text:p text:style-name="Standard">li</text:p>
      <text:p text:style-name="Standard">G. Trquatricis</text:p>
      <text:p text:style-name="Standard"><text:soft-page-break/>P. de Reniaco</text:p>
      <text:p text:style-name="Standard">G. de Lumbris</text:p>
      <text:p text:style-name="Standard">B. Fucherii</text:p>
      <text:p text:style-name="Standard">G. de Curalis</text:p>
      <text:p text:style-name="Standard">G. Durandi</text:p>
      <text:p text:style-name="Standard">P. Pouvrelli</text:p>
      <text:p text:style-name="Standard">G. de Marcello</text:p>
      <text:p text:style-name="Standard">J. de Audelencoint</text:p>
      <text:p text:style-name="Standard">P. de Alneto</text:p>
      <text:p text:style-name="Standard">R. Coti</text:p>
      <text:p text:style-name="Standard">R. Chamelli</text:p>
      <text:p text:style-name="Standard">vi cantore</text:p>
      <text:p text:style-name="Standard">J. Succentore</text:p>
      <text:p text:style-name="Standard">H. penitenciario</text:p>
      <text:p text:style-name="Standard">de Audelencourt</text:p>
      <text:p text:style-name="Standard">Richauveo</text:p>
      <text:p text:style-name="Standard">G. Durandi</text:p>
      <text:p text:style-name="Standard">G. Trquatricis</text:p>
      <text:p text:style-name="Standard">Sict de Parisius</text:p>
      <text:p text:style-name="Standard">G. de Marcello</text:p>
      <text:p text:style-name="Standard">D. de Duclaro</text:p>
      <text:p text:style-name="Standard">G. Hamelini</text:p>
      <text:p text:style-name="Standard">P. Pouvrelli</text:p>
      <text:p text:style-name="Standard">J. Cambellani</text:p>
      <text:p text:style-name="Standard"/>
      <text:p text:style-name="Standard"/>
      <text:p text:style-name="Standard">=FRAN_0393_09497.tif=</text:p>
      <text:p text:style-name="Standard">&gt;&gt;&gt;&gt;&gt;&gt; date &lt;&lt;&lt;&lt;&lt;&lt;&lt;</text:p>
      <text:p text:style-name="Standard">437</text:p>
      <text:p text:style-name="Standard">die mercuri post letare lai capiulaitus</text:p>
      <text:p text:style-name="Standard">Anno xlix die veneris post lecertim yxvisalem ptasntitus</text:p>
      <text:p text:style-name="Standard">&gt;&gt;&gt;&gt;&gt;&gt; block &lt;&lt;&lt;&lt;&lt;&lt;&lt;</text:p>
      <text:p text:style-name="Standard">Hodie discretus vir dominus Johannes de Monte cabilon</text:p>
      <text:p text:style-name="Standard">procuratore Egidii de Calvomontem canonici doce Sancti Meterii</text:p>
      <text:p text:style-name="Standard">ct capellani in egclaia Parisiensi resitnai ipsius viderit causap</text:p>
      <text:p text:style-name="Standard">faciende cum $Johesil ad$ Raultho Alvan</text:p>
      <text:p text:style-name="Standard"><text:soft-page-break/>preta autissorus</text:p>
      <text:p text:style-name="Standard">&gt;&gt;&gt;&gt;&gt;&gt; liste &lt;&lt;&lt;&lt;&lt;&lt;&lt;</text:p>
      <text:p text:style-name="Standard">cantore</text:p>
      <text:p text:style-name="Standard">G. Archidiaco Brie</text:p>
      <text:p text:style-name="Standard">J. Succentore</text:p>
      <text:p text:style-name="Standard">d. Cancellario</text:p>
      <text:p text:style-name="Standard">H. penitenciario</text:p>
      <text:p text:style-name="Standard">E. Fucherii</text:p>
      <text:p text:style-name="Standard">G. de Marcello</text:p>
      <text:p text:style-name="Standard">M. de Mrellote</text:p>
      <text:p text:style-name="Standard">G. Durandi</text:p>
      <text:p text:style-name="Standard">P. Pouvrelli</text:p>
      <text:p text:style-name="Standard">G. Hamelini</text:p>
      <text:p text:style-name="Standard">G. Coquatricis</text:p>
      <text:p text:style-name="Standard">Vi. Cantore</text:p>
      <text:p text:style-name="Standard">Succentore</text:p>
      <text:p text:style-name="Standard">P. Pouvrelli</text:p>
      <text:p text:style-name="Standard">G. de Curtilis</text:p>
      <text:p text:style-name="Standard">D. de Guadrellis</text:p>
      <text:p text:style-name="Standard">P. de Alveti</text:p>
      <text:p text:style-name="Standard"/>
      <text:p text:style-name="Standard"/>
      <text:p text:style-name="Standard">=FRAN_0393_09498.tif=</text:p>
      <text:p text:style-name="Standard">&gt;&gt;&gt;&gt;&gt;&gt; liste &lt;&lt;&lt;&lt;&lt;&lt;&lt;</text:p>
      <text:p text:style-name="Standard">Vi cantore</text:p>
      <text:p text:style-name="Standard">G. de Chao Buic</text:p>
      <text:p text:style-name="Standard">J. Succentore</text:p>
      <text:p text:style-name="Standard">*xxi</text:p>
      <text:p text:style-name="Standard">J. Cancellario</text:p>
      <text:p text:style-name="Standard">june</text:p>
      <text:p text:style-name="Standard">Hi pcinconceurro.</text:p>
      <text:p text:style-name="Standard">G. de Lumbris</text:p>
      <text:p text:style-name="Standard">G. Coquatrici</text:p>
      <text:p text:style-name="Standard">R. Coti</text:p>
      <text:p text:style-name="Standard">G.Ce Marcel</text:p>
      <text:p text:style-name="Standard">G.duran</text:p>
      <text:p text:style-name="Standard"><text:soft-page-break/>G. Mar</text:p>
      <text:p text:style-name="Standard"/>
      <text:p text:style-name="Standard"/>
      <text:p text:style-name="Standard">=FRAN_0393_09502.tif=</text:p>
      <text:p text:style-name="Standard">&gt;&gt;&gt;&gt;&gt;&gt; liste &lt;&lt;&lt;&lt;&lt;&lt;&lt;</text:p>
      <text:p text:style-name="Standard">Marpaud</text:p>
      <text:p text:style-name="Standard">de Molini</text:p>
      <text:p text:style-name="Standard">ir</text:p>
      <text:p text:style-name="Standard">h</text:p>
      <text:p text:style-name="Standard"/>
      <text:p text:style-name="Standard"/>
      <text:p text:style-name="Standard">=FRAN_0393_09504.tif=</text:p>
      <text:p text:style-name="Standard">&gt;&gt;&gt;&gt;&gt;&gt; block &lt;&lt;&lt;&lt;&lt;&lt;&lt;</text:p>
      <text:p text:style-name="Standard">Himdie magister Johannes de Bruolio affirmavit quittat</text:p>
      <text:p text:style-name="Standard">bona / et suscepit m se gputare super hioc in quibus conticra</text:p>
      <text:p text:style-name="Standard">Gerardus de Marcello suo et copb etaors suorm nio</text:p>
      <text:p text:style-name="Standard">potat teneri talut pro duobus anis in quicter contents</text:p>
      <text:p text:style-name="Standard">MGuille Cleo</text:p>
      <text:p text:style-name="Standard">presentibs amario laico Hueo flat Johanne Themreti</text:p>
      <text:p text:style-name="Standard">Anno predicto die jovis sequentes prefatus reverendus Par</text:p>
      <text:p text:style-name="Standard">presentibus prefata testibus in ecclesia Par.n in presentis b marii H. de Curis</text:p>
      <text:p text:style-name="Standard">transculit lxv libras debendm in festo beati Johanne Racione</text:p>
      <text:p text:style-name="Standard">sume de $roselto / Beirus a Johanne de Rusello</text:p>
      <text:p text:style-name="Standard">in abbat et ventiri Sancti Vitaris</text:p>
      <text:p text:style-name="Standard">&gt;&gt;&gt;&gt;&gt;&gt; liste &lt;&lt;&lt;&lt;&lt;&lt;&lt;</text:p>
      <text:p text:style-name="Standard">De</text:p>
      <text:p text:style-name="Standard">O.deione</text:p>
      <text:p text:style-name="Standard">E. Fucheri</text:p>
      <text:p text:style-name="Standard">G. de Curtilis</text:p>
      <text:p text:style-name="Standard">D. de Duclaro</text:p>
      <text:p text:style-name="Standard">P. Pouvrelli</text:p>
      <text:p text:style-name="Standard">G. Toquatricis</text:p>
      <text:p text:style-name="Standard">Vi Cantor</text:p>
      <text:p text:style-name="Standard">G. Abtheo Bru</text:p>
      <text:p text:style-name="Standard">J. Cancellario</text:p>
      <text:p text:style-name="Standard">Hipenitenciario</text:p>
      <text:p text:style-name="Standard"><text:soft-page-break/>P. de Roniaco</text:p>
      <text:p text:style-name="Standard">G. Durandi</text:p>
      <text:p text:style-name="Standard">S. de Parisius</text:p>
      <text:p text:style-name="Standard">G. de Marcello</text:p>
      <text:p text:style-name="Standard">G. Hamelini</text:p>
      <text:p text:style-name="Standard">G. de Cratilis</text:p>
      <text:p text:style-name="Standard">E. Fucherii</text:p>
      <text:p text:style-name="Standard">P. Pouvrelli</text:p>
      <text:p text:style-name="Standard">D. de Quadrellis</text:p>
      <text:p text:style-name="Standard">G. de Lumbris</text:p>
      <text:p text:style-name="Standard">D. de Duclaro</text:p>
      <text:p text:style-name="Standard">G. Marpaud</text:p>
      <text:p text:style-name="Standard"/>
      <text:p text:style-name="Standard"/>
      <text:p text:style-name="Standard">=FRAN_0393_09505.tif=</text:p>
      <text:p text:style-name="Standard">&gt;&gt;&gt;&gt;&gt;&gt; block &lt;&lt;&lt;&lt;&lt;&lt;&lt;</text:p>
      <text:p text:style-name="Standard">in dicto ecclesia Sancti Benedici in xvi scutis veni auri et lon pendess ex cau</text:p>
      <text:p text:style-name="Standard">mutui</text:p>
      <text:p text:style-name="Standard">salvend ad vlurt et fiat nisi vel obligiacio</text:p>
      <text:p text:style-name="Standard">Tucimus dottes hostelinas etat plannorum vel cur</text:p>
      <text:p text:style-name="Standard">te preodicts juris et dilectei ex suqpuer fancto inter cameram et magistrum G</text:p>
      <text:p text:style-name="Standard">de Marcelloracoe domus camerein vico Sancti Petri ad be</text:p>
      <text:p text:style-name="Standard">Parisiensi dicit pro suum jumaratum</text:p>
      <text:p text:style-name="Standard">&gt;&gt;&gt;&gt;&gt;&gt; liste &lt;&lt;&lt;&lt;&lt;&lt;&lt;</text:p>
      <text:p text:style-name="Standard">G. Archiono orie</text:p>
      <text:p text:style-name="Standard">J. Succentore</text:p>
      <text:p text:style-name="Standard">J. Cancellario</text:p>
      <text:p text:style-name="Standard">H. petutitiarii</text:p>
      <text:p text:style-name="Standard">M. de Melloto</text:p>
      <text:p text:style-name="Standard">G. Durandi</text:p>
      <text:p text:style-name="Standard">G. de Marcello</text:p>
      <text:p text:style-name="Standard">B. Coquatricis</text:p>
      <text:p text:style-name="Standard">St de Parisius</text:p>
      <text:p text:style-name="Standard">D. de Quadrellis</text:p>
      <text:p text:style-name="Standard">P. Pouvrelli</text:p>
      <text:p text:style-name="Standard">E. Fucherii</text:p>
      <text:p text:style-name="Standard"><text:soft-page-break/>G. de Lumibris</text:p>
      <text:p text:style-name="Standard">D. de Duclaro</text:p>
      <text:p text:style-name="Standard">P. de Roniaco</text:p>
      <text:p text:style-name="Standard">G. Hamelini</text:p>
      <text:p text:style-name="Standard">curcilis</text:p>
      <text:p text:style-name="Standard"/>
      <text:p text:style-name="Standard"/>
      <text:p text:style-name="Standard">=FRAN_0393_09514.tif=</text:p>
      <text:p text:style-name="Standard">&gt;&gt;&gt;&gt;&gt;&gt; block &lt;&lt;&lt;&lt;&lt;&lt;&lt;</text:p>
      <text:p text:style-name="Standard">ete</text:p>
      <text:p text:style-name="Standard">nficur curatum ipats</text:p>
      <text:p text:style-name="Standard">leptio</text:p>
      <text:p text:style-name="Standard">hG. Padcha et V. Maoli</text:p>
      <text:p text:style-name="Standard">incipit percunitatio sive electis episcoporum ac clericorum negnor proplor</text:p>
      <text:p text:style-name="Standard">regem consecrandum. admo x ad regem di co</text:p>
      <text:p text:style-name="Standard">ab uno episcopo coram omnibus</text:p>
      <text:p text:style-name="Standard">Anobis perdonari petinus ut uinccque de nobis et ecclessies nobis</text:p>
      <text:p text:style-name="Standard">canonicum privilegium ac debitam legem atque inst consel</text:p>
      <text:p text:style-name="Standard">sionem exhibeatis sicut rex in suo regedelit uincunque episcopo et</text:p>
      <text:p text:style-name="Standard">sibi commisse</text:p>
      <text:p text:style-name="Standard">responsis vegis ad episcapos</text:p>
      <text:p text:style-name="Standard">Promicto vobis et padono quia uincuunque de nobis et ecclesesus nobis d</text:p>
      <text:p text:style-name="Standard">missis canonici privilegium et debitam legem atque justiciam servabo et</text:p>
      <text:p text:style-name="Standard">diffensionem quantum potuero adjuvante domino exhibebi</text:p>
      <text:p text:style-name="Standard">xex insuo regno unnanque episcopo et ecclesie sibi do commisse p</text:p>
      <text:p text:style-name="Standard">rectum exhibere deHet</text:p>
      <text:p text:style-name="Standard">&gt;&gt;&gt;&gt;&gt;&gt; liste &lt;&lt;&lt;&lt;&lt;&lt;&lt;</text:p>
      <text:p text:style-name="Standard">curatum ad vla</text:p>
      <text:p text:style-name="Standard">o Vendiet cappella reg</text:p>
      <text:p text:style-name="Standard">M</text:p>
      <text:p text:style-name="Standard">pturo de Villanis</text:p>
      <text:p text:style-name="Standard">data gracie xiii kaln</text:p>
      <text:p text:style-name="Standard"/>
      <text:p text:style-name="Standard"/>
      <text:p text:style-name="Standard">=FRAN_0393_09518.tif=</text:p>
      <text:p text:style-name="Standard">&gt;&gt;&gt;&gt;&gt;&gt; block &lt;&lt;&lt;&lt;&lt;&lt;&lt;</text:p>
      <text:p text:style-name="Standard"><text:soft-page-break/>Domini millesum tretentesim quiquagesimi capitulanms</text:p>
      <text:p text:style-name="Standard">Capitulum elegit caracionem decims d prende</text:p>
      <text:p text:style-name="Standard">si que sint in eeportu</text:p>
      <text:p text:style-name="Standard">capitulum gnave est etunatu usque ad erem</text:p>
      <text:p text:style-name="Standard">Mercurii inclusine</text:p>
      <text:p text:style-name="Standard">Revocate sunt tius gracie</text:p>
      <text:p text:style-name="Standard">&gt;&gt;&gt;&gt;&gt;&gt; liste &lt;&lt;&lt;&lt;&lt;&lt;&lt;</text:p>
      <text:p text:style-name="Standard">Vi. cantore</text:p>
      <text:p text:style-name="Standard">G. Archidiaco Brie</text:p>
      <text:p text:style-name="Standard">J. Succentore</text:p>
      <text:p text:style-name="Standard">J. Cancellario</text:p>
      <text:p text:style-name="Standard">H. Penitenciario</text:p>
      <text:p text:style-name="Standard">J. de Aude lencourt</text:p>
      <text:p text:style-name="Standard">G. Marpaudi</text:p>
      <text:p text:style-name="Standard">D. de Duclaro</text:p>
      <text:p text:style-name="Standard">G. de Furtilis</text:p>
      <text:p text:style-name="Standard">V. Hamelini</text:p>
      <text:p text:style-name="Standard">G. de Lumbris</text:p>
      <text:p text:style-name="Standard">E. Fucherii</text:p>
      <text:p text:style-name="Standard">R. de Vyenna</text:p>
      <text:p text:style-name="Standard">P. de Roniaco</text:p>
      <text:p text:style-name="Standard">Vicoquatricis</text:p>
      <text:p text:style-name="Standard">R. de Molinis</text:p>
      <text:p text:style-name="Standard">G. de Marcello</text:p>
      <text:p text:style-name="Standard">J. Beatus</text:p>
      <text:p text:style-name="Standard">G. Bolic</text:p>
      <text:p text:style-name="Standard">P. Barrerii</text:p>
      <text:p text:style-name="Standard">Infirm</text:p>
      <text:p text:style-name="Standard">H. de Culento</text:p>
      <text:p text:style-name="Standard">St. de Parisine</text:p>
      <text:p text:style-name="Standard">G. Durandi</text:p>
      <text:p text:style-name="Standard">J. Cambellani</text:p>
      <text:p text:style-name="Standard">P. Pouvrelli</text:p>
      <text:p text:style-name="Standard">R. Gelli</text:p>
      <text:p text:style-name="Standard">R. Chanelli</text:p>
      <text:p text:style-name="Standard">P. de Alvetonisinari</text:p>
      <text:p text:style-name="Standard"><text:soft-page-break/></text:p>
      <text:p text:style-name="Standard"/>
      <text:p text:style-name="Standard">=FRAN_0393_09519.tif=</text:p>
      <text:p text:style-name="Standard">&gt;&gt;&gt;&gt;&gt;&gt; date &lt;&lt;&lt;&lt;&lt;&lt;&lt;</text:p>
      <text:p text:style-name="Standard">nuc e subbai posse recans beati dmileris Baptse durim capitulo Guilli pro ot</text:p>
      <text:p text:style-name="Standard">Anno Lidie lune post festum Nacivitatis li Johannis Lapte duri apitoni ui p</text:p>
      <text:p text:style-name="Standard">&gt;&gt;&gt;&gt;&gt;&gt; block &lt;&lt;&lt;&lt;&lt;&lt;&lt;</text:p>
      <text:p text:style-name="Standard">J. Cancellario</text:p>
      <text:p text:style-name="Standard">. Piptenciar</text:p>
      <text:p text:style-name="Standard">N. de Cebleco</text:p>
      <text:p text:style-name="Standard">St Regarisiuo</text:p>
      <text:p text:style-name="Standard">G. Hurra ll</text:p>
      <text:p text:style-name="Standard">R. de Vrxnna</text:p>
      <text:p text:style-name="Standard">Hodie fuit statutum quod nullus habrar panem</text:p>
      <text:p text:style-name="Standard">capituli nisi interfuit magnie mise scilicet vica</text:p>
      <text:p text:style-name="Standard">et canonico qa$ sanctorum Johannis et Dyeaisii</text:p>
      <text:p text:style-name="Standard">PRobertus merceruu promisit solvere Privapuie et expons</text:p>
      <text:p text:style-name="Standard">Commvitatem magistri Girardi de Mrtello etc. necnon et</text:p>
      <text:p text:style-name="Standard">quandam part nacionem sibi minugendus per venni c </text:p>
      <text:p text:style-name="Standard">jujuariis et Sampnis etc.</text:p>
      <text:p text:style-name="Standard">&gt;&gt;&gt;&gt;&gt;&gt; liste &lt;&lt;&lt;&lt;&lt;&lt;&lt;</text:p>
      <text:p text:style-name="Standard">V. Cancore</text:p>
      <text:p text:style-name="Standard">diar</text:p>
      <text:p text:style-name="Standard">Luccentore</text:p>
      <text:p text:style-name="Standard">G. de Mtaidi</text:p>
      <text:p text:style-name="Standard">G. de Lumier</text:p>
      <text:p text:style-name="Standard">D. de Duciare</text:p>
      <text:p text:style-name="Standard">R. de Moliniis</text:p>
      <text:p text:style-name="Standard">H. de Culento</text:p>
      <text:p text:style-name="Standard">P. de Roniaco</text:p>
      <text:p text:style-name="Standard">Vi cantore</text:p>
      <text:p text:style-name="Standard">J. Succentoreore</text:p>
      <text:p text:style-name="Standard">J. Cancellario</text:p>
      <text:p text:style-name="Standard">H. Penitenciario</text:p>
      <text:p text:style-name="Standard">J. Beatus</text:p>
      <text:p text:style-name="Standard">M. de Melleti</text:p>
      <text:p text:style-name="Standard"><text:soft-page-break/>G. de Marcello</text:p>
      <text:p text:style-name="Standard">G. Hamnclinni</text:p>
      <text:p text:style-name="Standard">G. de Curcilis</text:p>
      <text:p text:style-name="Standard">D. de Duclaro</text:p>
      <text:p text:style-name="Standard">G. de Lunir</text:p>
      <text:p text:style-name="Standard">J. de Andelemourt</text:p>
      <text:p text:style-name="Standard">Gicoquatricis</text:p>
      <text:p text:style-name="Standard">P. Pouvrelli</text:p>
      <text:p text:style-name="Standard">H. de Cujens</text:p>
      <text:p text:style-name="Standard"/>
      <text:p text:style-name="Standard"/>
      <text:p text:style-name="Standard">=FRAN_0393_09520.tif=</text:p>
      <text:p text:style-name="Standard">&gt;&gt;&gt;&gt;&gt;&gt; date &lt;&lt;&lt;&lt;&lt;&lt;&lt;</text:p>
      <text:p text:style-name="Standard">Annolo die mercuriis post festum ititatis beati Vh eure capituli apealiprotont</text:p>
      <text:p text:style-name="Standard">Anno lo die veneris post festum vorom Petri et Pauli aplore caplatlbis</text:p>
      <text:p text:style-name="Standard">&gt;&gt;&gt;&gt;&gt;&gt; block &lt;&lt;&lt;&lt;&lt;&lt;&lt;</text:p>
      <text:p text:style-name="Standard">discensatum est cum magistro Petro formet ut</text:p>
      <text:p text:style-name="Standard">ad annum causa scudii juperrbdencia et f</text:p>
      <text:p text:style-name="Standard">pomot ordinum</text:p>
      <text:p text:style-name="Standard">hodie fuit statutum quod nullus canonicatus</text:p>
      <text:p text:style-name="Standard">habeat parie nisi nichia magne misie</text:p>
      <text:p text:style-name="Standard">J. de Curcilis</text:p>
      <text:p text:style-name="Standard">capitulum revocavit ad se causam com</text:p>
      <text:p text:style-name="Standard">commissa fuit Petro Ponvrelli</text:p>
      <text:p text:style-name="Standard">Hodie matricularii sacer dotes Gagi</text:p>
      <text:p text:style-name="Standard">nerunt emendm</text:p>
      <text:p text:style-name="Standard">Hodie fuit dictum majori de Vira</text:p>
      <text:p text:style-name="Standard">quod pvat uparis / et postta ortus</text:p>
      <text:p text:style-name="Standard">viii capitulum guat de evebitur</text:p>
      <text:p text:style-name="Standard">Johan de Brurni in de factil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Cancellario</text:p>
      <text:p text:style-name="Standard">q. Penitenciario</text:p>
      <text:p text:style-name="Standard"><text:soft-page-break/>G. Hamelini</text:p>
      <text:p text:style-name="Standard">Bitunri</text:p>
      <text:p text:style-name="Standard">M. de Melloto</text:p>
      <text:p text:style-name="Standard">G. de Marcello</text:p>
      <text:p text:style-name="Standard">G. de Luoris</text:p>
      <text:p text:style-name="Standard">D. de Duclaro</text:p>
      <text:p text:style-name="Standard">G. de Curtilis</text:p>
      <text:p text:style-name="Standard">+. P. Pourreili</text:p>
      <text:p text:style-name="Standard">Gicoquatricis</text:p>
      <text:p text:style-name="Standard">No</text:p>
      <text:p text:style-name="Standard">G. Marxaidi</text:p>
      <text:p text:style-name="Standard">St. de Parisius</text:p>
      <text:p text:style-name="Standard">P. de Boniaco</text:p>
      <text:p text:style-name="Standard">E. de Molinis</text:p>
      <text:p text:style-name="Standard">J. Bracus</text:p>
      <text:p text:style-name="Standard">J. de Andelencourt</text:p>
      <text:p text:style-name="Standard">Vi Cantore</text:p>
      <text:p text:style-name="Standard">G. Arthidiacono Brie</text:p>
      <text:p text:style-name="Standard">R. de Molinis</text:p>
      <text:p text:style-name="Standard">JSuccentore Dide Ducclaao</text:p>
      <text:p text:style-name="Standard">Cancellario E. Fucherii</text:p>
      <text:p text:style-name="Standard">peritenciario H. de Tulento</text:p>
      <text:p text:style-name="Standard">J. de Audrlencoirt</text:p>
      <text:p text:style-name="Standard">J. Cambellani</text:p>
      <text:p text:style-name="Standard">G. Hamelini</text:p>
      <text:p text:style-name="Standard">Digalli</text:p>
      <text:p text:style-name="Standard">M. de Melloto</text:p>
      <text:p text:style-name="Standard">Gicoquatricis</text:p>
      <text:p text:style-name="Standard">P. de Boniaco</text:p>
      <text:p text:style-name="Standard">G. de Marcello</text:p>
      <text:p text:style-name="Standard">P. Parnncelli</text:p>
      <text:p text:style-name="Standard">D. Be Vyen</text:p>
      <text:p text:style-name="Standard">G. de Luabris</text:p>
      <text:p text:style-name="Standard"/>
      <text:p text:style-name="Standard"/>
      <text:p text:style-name="Standard">=FRAN_0393_09521.tif=</text:p>
      <text:p text:style-name="Standard"><text:soft-page-break/>&gt;&gt;&gt;&gt;&gt;&gt; date &lt;&lt;&lt;&lt;&lt;&lt;&lt;</text:p>
      <text:p text:style-name="Standard">Anno li die lune post festum de Martui et mival capitibus</text:p>
      <text:p text:style-name="Standard">Aunroo die mercurii desti festum beati araini capitulantibus</text:p>
      <text:p text:style-name="Standard">&gt;&gt;&gt;&gt;&gt;&gt; block &lt;&lt;&lt;&lt;&lt;&lt;&lt;</text:p>
      <text:p text:style-name="Standard">Hodie Johannes Marescalli procuratori Radulini resigns</text:p>
      <text:p text:style-name="Standard">capellani Sancti Leonardi causa permutat faciendo</text:p>
      <text:p text:style-name="Standard">cum domino Radulphi de Valit ad capellaniam</text:p>
      <text:p text:style-name="Standard">de plesseto auxd</text:p>
      <text:p text:style-name="Standard">Johannes Annidi de Coustancons Robertus Amoa</text:p>
      <text:p text:style-name="Standard">euus frat habentdie de die livein comin</text:p>
      <text:p text:style-name="Standard">dico lad compend et hodie ipse Roertus fuit</text:p>
      <text:p text:style-name="Standard">abselutus qui juramo</text:p>
      <text:p text:style-name="Standard">&gt;&gt;&gt;&gt;&gt;&gt; liste &lt;&lt;&lt;&lt;&lt;&lt;&lt;</text:p>
      <text:p text:style-name="Standard">R. decano</text:p>
      <text:p text:style-name="Standard">J. duC</text:p>
      <text:p text:style-name="Standard">J. Laucenu</text:p>
      <text:p text:style-name="Standard">Huenitenciario</text:p>
      <text:p text:style-name="Standard">M. de Mellete</text:p>
      <text:p text:style-name="Standard">J. Cambellani</text:p>
      <text:p text:style-name="Standard">P. de Torrrace</text:p>
      <text:p text:style-name="Standard">H. de arto</text:p>
      <text:p text:style-name="Standard">G. de Luvior</text:p>
      <text:p text:style-name="Standard">D. de Duclaro</text:p>
      <text:p text:style-name="Standard">E. Fucherii</text:p>
      <text:p text:style-name="Standard">T. decano</text:p>
      <text:p text:style-name="Standard">Vi. Cantore</text:p>
      <text:p text:style-name="Standard">J. Succentore</text:p>
      <text:p text:style-name="Standard">J. Cuncellario</text:p>
      <text:p text:style-name="Standard">G. Marpludi</text:p>
      <text:p text:style-name="Standard">J. Bertantus</text:p>
      <text:p text:style-name="Standard">M. de Melloto</text:p>
      <text:p text:style-name="Standard">G. de Marcello</text:p>
      <text:p text:style-name="Standard">G.trevacotre</text:p>
      <text:p text:style-name="Standard">P. de Roniaco</text:p>
      <text:p text:style-name="Standard">Gicoeuri</text:p>
      <text:p text:style-name="Standard">R. de Dyena</text:p>
      <text:p text:style-name="Standard"><text:soft-page-break/>Oid Prraace</text:p>
      <text:p text:style-name="Standard">E. Fucherii</text:p>
      <text:p text:style-name="Standard"/>
      <text:p text:style-name="Standard"/>
      <text:p text:style-name="Standard">=FRAN_0393_09522.tif=</text:p>
      <text:p text:style-name="Standard">&gt;&gt;&gt;&gt;&gt;&gt; date &lt;&lt;&lt;&lt;&lt;&lt;&lt;</text:p>
      <text:p text:style-name="Standard">Anno lo die veneris postsi bi Maraiiesiril</text:p>
      <text:p text:style-name="Standard">Anno l°. die lune posti octabis festi bi Martin estii capitulantibus</text:p>
      <text:p text:style-name="Standard">&gt;&gt;&gt;&gt;&gt;&gt; block &lt;&lt;&lt;&lt;&lt;&lt;&lt;</text:p>
      <text:p text:style-name="Standard">ordinatum est quam Johannes de Balneolis habeat de Grei</text:p>
      <text:p text:style-name="Standard">speciali denarios suos matutinales</text:p>
      <text:p text:style-name="Standard">Item est ortinatum quod vicatur exitutoribus cancollaris</text:p>
      <text:p text:style-name="Standard">quod apportent innontarium et quod bona prcu</text:p>
      <text:p text:style-name="Standard">sub manibus capituli</text:p>
      <text:p text:style-name="Standard">Item quod dicetum ponatur superet s legi pocess</text:p>
      <text:p text:style-name="Standard">Capituli herediotudus Johannis Vi</text:p>
      <text:p text:style-name="Standard">observetur alioqun restuntatur</text:p>
      <text:p text:style-name="Standard">G. Hamelini</text:p>
      <text:p text:style-name="Standard">E Fucherii</text:p>
      <text:p text:style-name="Standard">Injunct fuit Johanni de Parisius pro verifit et arre</text:p>
      <text:p text:style-name="Standard">J. de Audelencourt</text:p>
      <text:p text:style-name="Standard">ragia infra quindecim dies alioqui etc.</text:p>
      <text:p text:style-name="Standard">&gt;&gt;&gt;&gt;&gt;&gt; liste &lt;&lt;&lt;&lt;&lt;&lt;&lt;</text:p>
      <text:p text:style-name="Standard">B. decano</text:p>
      <text:p text:style-name="Standard">Vi. cantore</text:p>
      <text:p text:style-name="Standard">JSuccentore</text:p>
      <text:p text:style-name="Standard">J. Cancellario</text:p>
      <text:p text:style-name="Standard">H. penitenciario</text:p>
      <text:p text:style-name="Standard">J. de Audelencourt</text:p>
      <text:p text:style-name="Standard">P. Pouvirelli</text:p>
      <text:p text:style-name="Standard">3</text:p>
      <text:p text:style-name="Standard">.Cambellani</text:p>
      <text:p text:style-name="Standard">G. Marpaudi</text:p>
      <text:p text:style-name="Standard">J.beatus</text:p>
      <text:p text:style-name="Standard">M. de Melloto</text:p>
      <text:p text:style-name="Standard">P. de Roniaco</text:p>
      <text:p text:style-name="Standard"><text:soft-page-break/>G. de Marcello</text:p>
      <text:p text:style-name="Standard">GDurandi</text:p>
      <text:p text:style-name="Standard">P. de Roniaco</text:p>
      <text:p text:style-name="Standard">G. Hamelini</text:p>
      <text:p text:style-name="Standard">G. de Lumbris</text:p>
      <text:p text:style-name="Standard">E. Fucherii</text:p>
      <text:p text:style-name="Standard">R. de Molinis</text:p>
      <text:p text:style-name="Standard">Di. de Duclaro</text:p>
      <text:p text:style-name="Standard">G. de Curtilis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P. Pouvvrelli</text:p>
      <text:p text:style-name="Standard">R. Chanelli</text:p>
      <text:p text:style-name="Standard">JBeatus</text:p>
      <text:p text:style-name="Standard">P. Pouvrelli</text:p>
      <text:p text:style-name="Standard">R. de Molinio</text:p>
      <text:p text:style-name="Standard">G. de Marcelio</text:p>
      <text:p text:style-name="Standard"/>
      <text:p text:style-name="Standard"/>
      <text:p text:style-name="Standard">=FRAN_0393_09523.tif=</text:p>
      <text:p text:style-name="Standard">&gt;&gt;&gt;&gt;&gt;&gt; date &lt;&lt;&lt;&lt;&lt;&lt;&lt;</text:p>
      <text:p text:style-name="Standard">447</text:p>
      <text:p text:style-name="Standard">Anno o demt post fes vi din icti qais capitulbi</text:p>
      <text:p text:style-name="Standard">Anne l die veneris post festum beati Bndicci estinalita ps</text:p>
      <text:p text:style-name="Standard">&gt;&gt;&gt;&gt;&gt;&gt; block &lt;&lt;&lt;&lt;&lt;&lt;&lt;</text:p>
      <text:p text:style-name="Standard">odie canulus nomine Guillelmi de aur obtulit x scuta</text:p>
      <text:p text:style-name="Standard">d Bexe ceria Johannis d'Orolocier</text:p>
      <text:p text:style-name="Standard">G. Hamelie.</text:p>
      <text:p text:style-name="Standard">&gt;&gt;&gt;&gt;&gt;&gt; liste &lt;&lt;&lt;&lt;&lt;&lt;&lt;</text:p>
      <text:p text:style-name="Standard">J. deCano</text:p>
      <text:p text:style-name="Standard">Vi Cantore</text:p>
      <text:p text:style-name="Standard">J. d Ccentor</text:p>
      <text:p text:style-name="Standard">J. Cancellario</text:p>
      <text:p text:style-name="Standard"><text:soft-page-break/>J. de Mecic co</text:p>
      <text:p text:style-name="Standard">E Mpti</text:p>
      <text:p text:style-name="Standard">Gis</text:p>
      <text:p text:style-name="Standard">G. Hamebln</text:p>
      <text:p text:style-name="Standard">P. Pouvrelli</text:p>
      <text:p text:style-name="Standard">D. de Ducla</text:p>
      <text:p text:style-name="Standard">G. de Curcuss</text:p>
      <text:p text:style-name="Standard">G. de Lumbris</text:p>
      <text:p text:style-name="Standard">R. de Molinis</text:p>
      <text:p text:style-name="Standard">E. Fucheri</text:p>
      <text:p text:style-name="Standard">G. de Marcello</text:p>
      <text:p text:style-name="Standard">J. Bratus</text:p>
      <text:p text:style-name="Standard">G. Diandi</text:p>
      <text:p text:style-name="Standard">Vi. Cantore</text:p>
      <text:p text:style-name="Standard">G. Archiaco Brie</text:p>
      <text:p text:style-name="Standard">J. Cancellario</text:p>
      <text:p text:style-name="Standard">R. Chanelli</text:p>
      <text:p text:style-name="Standard">P. de Roniaco</text:p>
      <text:p text:style-name="Standard">G. de Marcello</text:p>
      <text:p text:style-name="Standard">G. Charpaudi</text:p>
      <text:p text:style-name="Standard">Te curtilis</text:p>
      <text:p text:style-name="Standard">G. e Lumbris</text:p>
      <text:p text:style-name="Standard">P. Povvilli</text:p>
      <text:p text:style-name="Standard">D. de Duclaro</text:p>
      <text:p text:style-name="Standard">B. de Mularo</text:p>
      <text:p text:style-name="Standard">di Fucheri</text:p>
      <text:p text:style-name="Standard"/>
      <text:p text:style-name="Standard"/>
      <text:p text:style-name="Standard">=FRAN_0393_09524.tif=</text:p>
      <text:p text:style-name="Standard">&gt;&gt;&gt;&gt;&gt;&gt; date &lt;&lt;&lt;&lt;&lt;&lt;&lt;</text:p>
      <text:p text:style-name="Standard">Annol. die lune auttifestumus beat Marie maigisiva capitulantibus</text:p>
      <text:p text:style-name="Standard">Anno li die mercuri in vigilia festi Be Marie magiletus caitbus</text:p>
      <text:p text:style-name="Standard">&gt;&gt;&gt;&gt;&gt;&gt; block &lt;&lt;&lt;&lt;&lt;&lt;&lt;</text:p>
      <text:p text:style-name="Standard">Hodie hora vil</text:p>
      <text:p text:style-name="Standard">i s. Parri pr oitus gaginat eiuta</text:p>
      <text:p text:style-name="Standard">u auta troutu</text:p>
      <text:p text:style-name="Standard"><text:soft-page-break/>in manibus Magripti. Parurelli de Coipu</text:p>
      <text:p text:style-name="Standard">apposueriat in quadugurium jnu</text:p>
      <text:p text:style-name="Standard">presentibus Nicolao Boyni et brnita de Rapifirtie</text:p>
      <text:p text:style-name="Standard">de muro tistibus etc. cat</text:p>
      <text:p text:style-name="Standard">Hodie dominus Guydo nomine Ooduardi magiavi</text:p>
      <text:p text:style-name="Standard">emendre de Manu etc. presenius cameraris leur</text:p>
      <text:p text:style-name="Standard">Cheuut</text:p>
      <text:p text:style-name="Standard">ch. de Civill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St. de Parisius</text:p>
      <text:p text:style-name="Standard">G. de Marcelli</text:p>
      <text:p text:style-name="Standard">P. de Roniaco</text:p>
      <text:p text:style-name="Standard">G. Hamelini</text:p>
      <text:p text:style-name="Standard">G. de Lumbris</text:p>
      <text:p text:style-name="Standard">D. de Duclaro</text:p>
      <text:p text:style-name="Standard">R. de Molinis</text:p>
      <text:p text:style-name="Standard">E. Fucherii</text:p>
      <text:p text:style-name="Standard">P. Pouvrelli</text:p>
      <text:p text:style-name="Standard">Gito quatricis</text:p>
      <text:p text:style-name="Standard">G. Dirandi</text:p>
      <text:p text:style-name="Standard">Vi cantore</text:p>
      <text:p text:style-name="Standard">J. Succentore</text:p>
      <text:p text:style-name="Standard">J. Cancellario</text:p>
      <text:p text:style-name="Standard">J. de Audelencourt</text:p>
      <text:p text:style-name="Standard">G. Marpaudi</text:p>
      <text:p text:style-name="Standard">J. Bratus</text:p>
      <text:p text:style-name="Standard">M. de Melloto</text:p>
      <text:p text:style-name="Standard">G.Galli</text:p>
      <text:p text:style-name="Standard">G. de Marcello</text:p>
      <text:p text:style-name="Standard">P. de Boniaco</text:p>
      <text:p text:style-name="Standard">G. Hamelini</text:p>
      <text:p text:style-name="Standard">D. de Duclaro</text:p>
      <text:p text:style-name="Standard">G. de Lumibris</text:p>
      <text:p text:style-name="Standard"><text:soft-page-break/>E. Fucherii</text:p>
      <text:p text:style-name="Standard">P. Pouicelli</text:p>
      <text:p text:style-name="Standard"/>
      <text:p text:style-name="Standard"/>
      <text:p text:style-name="Standard">=FRAN_0393_09525.tif=</text:p>
      <text:p text:style-name="Standard">&gt;&gt;&gt;&gt;&gt;&gt; date &lt;&lt;&lt;&lt;&lt;&lt;&lt;</text:p>
      <text:p text:style-name="Standard">Annoli die veneris capelio t fest de at emagita apitulatibus</text:p>
      <text:p text:style-name="Standard">Anno l. die lunespost festum beati Jaco capitulantibus</text:p>
      <text:p text:style-name="Standard">&gt;&gt;&gt;&gt;&gt;&gt; block &lt;&lt;&lt;&lt;&lt;&lt;&lt;</text:p>
      <text:p text:style-name="Standard">dies mercuri post festum Assumpteum est assiotie obetorum v</text:p>
      <text:p text:style-name="Standard">Louilti de Coustançons</text:p>
      <text:p text:style-name="Standard">&gt;&gt;&gt;&gt;&gt;&gt; liste &lt;&lt;&lt;&lt;&lt;&lt;&lt;</text:p>
      <text:p text:style-name="Standard">Vi lautore</text:p>
      <text:p text:style-name="Standard">d Succnor</text:p>
      <text:p text:style-name="Standard">J. Cancellario</text:p>
      <text:p text:style-name="Standard">J. de Audeleto</text:p>
      <text:p text:style-name="Standard">P. Pr</text:p>
      <text:p text:style-name="Standard">J. de Melloto</text:p>
      <text:p text:style-name="Standard">. Cello</text:p>
      <text:p text:style-name="Standard">So. Lonaco</text:p>
      <text:p text:style-name="Standard">did Suclaco</text:p>
      <text:p text:style-name="Standard">T. de Luial</text:p>
      <text:p text:style-name="Standard">G. Hameli</text:p>
      <text:p text:style-name="Standard">G. Marpaudi</text:p>
      <text:p text:style-name="Standard">R. de Molinis</text:p>
      <text:p text:style-name="Standard">Vi. Cantore</text:p>
      <text:p text:style-name="Standard">J. Succentore</text:p>
      <text:p text:style-name="Standard">J. Cancellario</text:p>
      <text:p text:style-name="Standard">J. Brratas</text:p>
      <text:p text:style-name="Standard">M. de Melato</text:p>
      <text:p text:style-name="Standard">St. de Parisius</text:p>
      <text:p text:style-name="Standard">G. Hamelini</text:p>
      <text:p text:style-name="Standard">V. de Lumio</text:p>
      <text:p text:style-name="Standard">D. de Duclaro</text:p>
      <text:p text:style-name="Standard"/>
      <text:p text:style-name="Standard"/>
      <text:p text:style-name="Standard"><text:soft-page-break/>=FRAN_0393_09526.tif=</text:p>
      <text:p text:style-name="Standard">&gt;&gt;&gt;&gt;&gt;&gt; date &lt;&lt;&lt;&lt;&lt;&lt;&lt;</text:p>
      <text:p text:style-name="Standard">Anno l. die menri in festo de Anne capitli</text:p>
      <text:p text:style-name="Standard">Anno l. die veneris post festum Be ani capitulantibus</text:p>
      <text:p text:style-name="Standard">&gt;&gt;&gt;&gt;&gt;&gt; block &lt;&lt;&lt;&lt;&lt;&lt;&lt;</text:p>
      <text:p text:style-name="Standard">Vi cantore</text:p>
      <text:p text:style-name="Standard">J. d. Succentore</text:p>
      <text:p text:style-name="Standard">H. penitenciario</text:p>
      <text:p text:style-name="Standard">J. de Aude l'encourt</text:p>
      <text:p text:style-name="Standard">&gt;&gt;&gt;&gt;&gt;&gt; liste &lt;&lt;&lt;&lt;&lt;&lt;&lt;</text:p>
      <text:p text:style-name="Standard">Vi. Cantrre</text:p>
      <text:p text:style-name="Standard">J. Succentore</text:p>
      <text:p text:style-name="Standard">J. Cancellario</text:p>
      <text:p text:style-name="Standard">H. penitenciario</text:p>
      <text:p text:style-name="Standard">Bigalli</text:p>
      <text:p text:style-name="Standard">G. Durandi</text:p>
      <text:p text:style-name="Standard">G. Hamelini</text:p>
      <text:p text:style-name="Standard">G. de Lumbris</text:p>
      <text:p text:style-name="Standard">E. Fucherii</text:p>
      <text:p text:style-name="Standard">R. de Molinis</text:p>
      <text:p text:style-name="Standard">P. Pouvrelli</text:p>
      <text:p text:style-name="Standard">M. de Melloto</text:p>
      <text:p text:style-name="Standard">J. Cambillani</text:p>
      <text:p text:style-name="Standard">G. Durandi</text:p>
      <text:p text:style-name="Standard">G. Marpaudi</text:p>
      <text:p text:style-name="Standard">Sc. de Parisius</text:p>
      <text:p text:style-name="Standard">P. de Voniaco</text:p>
      <text:p text:style-name="Standard">G. de Marcello</text:p>
      <text:p text:style-name="Standard">R. de Molinis</text:p>
      <text:p text:style-name="Standard">D. de Duclaro</text:p>
      <text:p text:style-name="Standard">G. de Lumbris</text:p>
      <text:p text:style-name="Standard"/>
      <text:p text:style-name="Standard"/>
      <text:p text:style-name="Standard">=FRAN_0393_09527.tif=</text:p>
      <text:p text:style-name="Standard">&gt;&gt;&gt;&gt;&gt;&gt; date &lt;&lt;&lt;&lt;&lt;&lt;&lt;</text:p>
      <text:p text:style-name="Standard">Anno H. die lune post festum Bti Petri ad vincul apitulantibus</text:p>
      <text:p text:style-name="Standard"><text:soft-page-break/>Anno L. die mncuris post Pecrum ad vincula capitulantibus</text:p>
      <text:p text:style-name="Standard">&gt;&gt;&gt;&gt;&gt;&gt; block &lt;&lt;&lt;&lt;&lt;&lt;&lt;</text:p>
      <text:p text:style-name="Standard">Hodie dominus Symoy Guiton canonicus Sancte Oportune Pi</text:p>
      <text:p text:style-name="Standard">ac capellanius in ecclesia Parisiensis ac curatus parrochia</text:p>
      <text:p text:style-name="Standard">ecclesie Sancte Genoucse in Biaryo Rothomagensis</text:p>
      <text:p text:style-name="Standard">fecit dilectum suum procuratorm Johannem TGniçon Pari</text:p>
      <text:p text:style-name="Standard">saiui ad perendum recipiendum quicter tradendum</text:p>
      <text:p text:style-name="Standard">etc. frucrus etc. poncia deservit et amany</text:p>
      <text:p text:style-name="Standard">Et ad agendum etc. et substituendum etc.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J. Cambellan</text:p>
      <text:p text:style-name="Standard">G. Marpaudi</text:p>
      <text:p text:style-name="Standard">J Beatus</text:p>
      <text:p text:style-name="Standard">G. Cequatricis</text:p>
      <text:p text:style-name="Standard">G. de Marcello</text:p>
      <text:p text:style-name="Standard">P. de Roniaco</text:p>
      <text:p text:style-name="Standard">P. de Roniaco</text:p>
      <text:p text:style-name="Standard">G. Hamelini</text:p>
      <text:p text:style-name="Standard">R. de Molins</text:p>
      <text:p text:style-name="Standard">G. de Lumbris</text:p>
      <text:p text:style-name="Standard">D. de Duclaro</text:p>
      <text:p text:style-name="Standard">P. Pouvrelli</text:p>
      <text:p text:style-name="Standard">Vi cantore</text:p>
      <text:p text:style-name="Standard">J. Succentore</text:p>
      <text:p text:style-name="Standard">J. Cancellario</text:p>
      <text:p text:style-name="Standard">Jrbtatus</text:p>
      <text:p text:style-name="Standard">G. Marpaudi</text:p>
      <text:p text:style-name="Standard">Giconquatricis</text:p>
      <text:p text:style-name="Standard">G. de Marcello</text:p>
      <text:p text:style-name="Standard">P. de Ronrato</text:p>
      <text:p text:style-name="Standard">R. de Molinis</text:p>
      <text:p text:style-name="Standard">G. de Lumebris</text:p>
      <text:p text:style-name="Standard">D. de Duclaro</text:p>
      <text:p text:style-name="Standard"><text:soft-page-break/>P. Pouvrelli</text:p>
      <text:p text:style-name="Standard">G. Hamelini</text:p>
      <text:p text:style-name="Standard"/>
      <text:p text:style-name="Standard"/>
      <text:p text:style-name="Standard">=FRAN_0393_09528.tif=</text:p>
      <text:p text:style-name="Standard">&gt;&gt;&gt;&gt;&gt;&gt; date &lt;&lt;&lt;&lt;&lt;&lt;&lt;</text:p>
      <text:p text:style-name="Standard">Anno l. die veneris post festum bi Petri ad vincula </text:p>
      <text:p text:style-name="Standard">J. de Cipeto</text:p>
      <text:p text:style-name="Standard">D Ruchi</text:p>
      <text:p text:style-name="Standard">Anno die lune post festum beati Petri ad vincula capitule</text:p>
      <text:p text:style-name="Standard">&gt;&gt;&gt;&gt;&gt;&gt; block &lt;&lt;&lt;&lt;&lt;&lt;&lt;</text:p>
      <text:p text:style-name="Standard">Hodie Johannes C</text:p>
      <text:p text:style-name="Standard">Piteville et pisa </text:p>
      <text:p text:style-name="Standard">Sei Therbaldus Reomo executor ecclesia domini</text:p>
      <text:p text:style-name="Standard">Johannis de Lauco Gurics curati de Civilliaco</text:p>
      <text:p text:style-name="Standard">consitori se tenri officio ramere in xxxv voci</text:p>
      <text:p text:style-name="Standard">Mixtolii pro decanats / de Civillis et est accu</text:p>
      <text:p text:style-name="Standard">quod vocetur Johanne Major ad fuerit quod ifati</text:p>
      <text:p text:style-name="Standard">Pet sa cendate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G. Artiso Brie</text:p>
      <text:p text:style-name="Standard">J. Succentore</text:p>
      <text:p text:style-name="Standard">J. Cancellario</text:p>
      <text:p text:style-name="Standard">Bicoguatricis</text:p>
      <text:p text:style-name="Standard">J. Cambellani</text:p>
      <text:p text:style-name="Standard">G. Marpandi</text:p>
      <text:p text:style-name="Standard">Jcambellani</text:p>
      <text:p text:style-name="Standard">M. de Melloto</text:p>
      <text:p text:style-name="Standard">N. Geali</text:p>
      <text:p text:style-name="Standard">J. Beatus</text:p>
      <text:p text:style-name="Standard">G. Dirandi</text:p>
      <text:p text:style-name="Standard">R. de Molins</text:p>
      <text:p text:style-name="Standard">$ebeet</text:p>
      <text:p text:style-name="Standard">It de Puisine</text:p>
      <text:p text:style-name="Standard"><text:soft-page-break/>G. de Marcello</text:p>
      <text:p text:style-name="Standard">A. Bohie</text:p>
      <text:p text:style-name="Standard">fumm</text:p>
      <text:p text:style-name="Standard">P. de Boniaco</text:p>
      <text:p text:style-name="Standard">P. Barrerii</text:p>
      <text:p text:style-name="Standard">G. de Lumbris</text:p>
      <text:p text:style-name="Standard">Ruchannes</text:p>
      <text:p text:style-name="Standard">D. de Ouclaro</text:p>
      <text:p text:style-name="Standard">P. Pouvelli</text:p>
      <text:p text:style-name="Standard">G. Hamelini</text:p>
      <text:p text:style-name="Standard">J. de Audebe taurt</text:p>
      <text:p text:style-name="Standard">Vi. cantore</text:p>
      <text:p text:style-name="Standard">rohanco Brie</text:p>
      <text:p text:style-name="Standard">J. Succentore</text:p>
      <text:p text:style-name="Standard">J. Cancellario</text:p>
      <text:p text:style-name="Standard">G. Coquatricis</text:p>
      <text:p text:style-name="Standard">Ge Durandi</text:p>
      <text:p text:style-name="Standard">G. de Lumbris</text:p>
      <text:p text:style-name="Standard">G. de Marcello</text:p>
      <text:p text:style-name="Standard">R. de Molinis</text:p>
      <text:p text:style-name="Standard">G. Marpaudi</text:p>
      <text:p text:style-name="Standard">T. de Parisius</text:p>
      <text:p text:style-name="Standard"/>
      <text:p text:style-name="Standard"/>
      <text:p text:style-name="Standard">=FRAN_0393_09529.tif=</text:p>
      <text:p text:style-name="Standard">&gt;&gt;&gt;&gt;&gt;&gt; date &lt;&lt;&lt;&lt;&lt;&lt;&lt;</text:p>
      <text:p text:style-name="Standard">Anno la die mercurii ante festum Assumpcionis beat Marie vigis capitulantibis</text:p>
      <text:p text:style-name="Standard">Anno li die mercurisi posti festum Assumpcionis beate Marie capitulantibus</text:p>
      <text:p text:style-name="Standard">&gt;&gt;&gt;&gt;&gt;&gt; block &lt;&lt;&lt;&lt;&lt;&lt;&lt;</text:p>
      <text:p text:style-name="Standard">Vullelemus Gredin expta in collaciorem episcopi</text:p>
      <text:p text:style-name="Standard">decani et capituli eciam summ ecclasia Parisiensi</text:p>
      <text:p text:style-name="Standard">dan aniioni viii ll. dani auo octav</text:p>
      <text:p text:style-name="Standard">Anno l° die sabbati in vigilia assumptis beate Mri vi</text:p>
      <text:p text:style-name="Standard">coram venarabili viris dominis emagistris Vicali cantor</text:p>
      <text:p text:style-name="Standard">et Stephano de Parisius canonico et camerario clerico ecclesi</text:p>
      <text:p text:style-name="Standard">Parisiensi comprente Guillelmo de Sancto Bndicto clerico ma</text:p>
      <text:p text:style-name="Standard"><text:soft-page-break/>cutinalis ecclesie Par. in parisione dominorm decani</text:p>
      <text:p text:style-name="Standard">et capituli Par. detento deducto de illa prisione</text:p>
      <text:p text:style-name="Standard">corm ipsis tamquam commissaris in claustro ad bariam</text:p>
      <text:p text:style-name="Standard">ipsi domini fecerunt eidem elagicionem prifioni</text:p>
      <text:p text:style-name="Standard">prestito ab ipso juramento de cmprendo ad dies</text:p>
      <text:p text:style-name="Standard">assignandus et primo ad die veneris just</text:p>
      <text:p text:style-name="Standard">&gt;&gt;&gt;&gt;&gt;&gt; liste &lt;&lt;&lt;&lt;&lt;&lt;&lt;</text:p>
      <text:p text:style-name="Standard">Vi. Cantore</text:p>
      <text:p text:style-name="Standard">J. Cancellario</text:p>
      <text:p text:style-name="Standard">J. de Audelencourt</text:p>
      <text:p text:style-name="Standard">G. Durandi</text:p>
      <text:p text:style-name="Standard">G. Maipanderi</text:p>
      <text:p text:style-name="Standard">St. de Parisi</text:p>
      <text:p text:style-name="Standard">P. de Roniaco</text:p>
      <text:p text:style-name="Standard">G. de Marcello</text:p>
      <text:p text:style-name="Standard">R. de Molinis</text:p>
      <text:p text:style-name="Standard">G. de Lumbris</text:p>
      <text:p text:style-name="Standard">D. de Duclaro</text:p>
      <text:p text:style-name="Standard">G. Haurelini</text:p>
      <text:p text:style-name="Standard">Jbtatris</text:p>
      <text:p text:style-name="Standard">Vi cauntore</text:p>
      <text:p text:style-name="Standard">G. Archidiaco Brie</text:p>
      <text:p text:style-name="Standard">J. Cancellario</text:p>
      <text:p text:style-name="Standard">J. de Andelencourt</text:p>
      <text:p text:style-name="Standard">G.coquatricis</text:p>
      <text:p text:style-name="Standard">Jbracus</text:p>
      <text:p text:style-name="Standard">St. de Pansius</text:p>
      <text:p text:style-name="Standard">P. de Roviaco</text:p>
      <text:p text:style-name="Standard">G. de Marcello</text:p>
      <text:p text:style-name="Standard">P. Pourrrelli</text:p>
      <text:p text:style-name="Standard">R. de Molinis</text:p>
      <text:p text:style-name="Standard">G. de Lumbris</text:p>
      <text:p text:style-name="Standard">H. de Culento</text:p>
      <text:p text:style-name="Standard">E. Fucherii</text:p>
      <text:p text:style-name="Standard">D. de Duclaro</text:p>
      <text:p text:style-name="Standard">M. de Mellote</text:p>
      <text:p text:style-name="Standard"><text:soft-page-break/></text:p>
      <text:p text:style-name="Standard"/>
      <text:p text:style-name="Standard">=FRAN_0393_09530.tif=</text:p>
      <text:p text:style-name="Standard">&gt;&gt;&gt;&gt;&gt;&gt; date &lt;&lt;&lt;&lt;&lt;&lt;&lt;</text:p>
      <text:p text:style-name="Standard">Anno l die mercuris venris post festum Assumpcionis caitulatlbis</text:p>
      <text:p text:style-name="Standard">Anno die veneris posti festum beati Mathei apostoli tungeliste capitulantibus</text:p>
      <text:p text:style-name="Standard">&gt;&gt;&gt;&gt;&gt;&gt; block &lt;&lt;&lt;&lt;&lt;&lt;&lt;</text:p>
      <text:p text:style-name="Standard">Hodie Guillelmus de Sancto Budto Juravrt staie juri et</text:p>
      <text:p text:style-name="Standard">temptre ad dies assigna</text:p>
      <text:p text:style-name="Standard">ordinatum est quod vocentur custodes cru</text:p>
      <text:p text:style-name="Standard">et dicatur eis provisi voluvit facere custod</text:p>
      <text:p text:style-name="Standard">Laustrum quod poventur servitoes extu</text:p>
      <text:p text:style-name="Standard">extendi / Et sunt arrestati fructus</text:p>
      <text:p text:style-name="Standard">et discribunt eordem</text:p>
      <text:p text:style-name="Standard">&gt;&gt;&gt;&gt;&gt;&gt; liste &lt;&lt;&lt;&lt;&lt;&lt;&lt;</text:p>
      <text:p text:style-name="Standard">Vi Cantore</text:p>
      <text:p text:style-name="Standard">J. de Audelencourt</text:p>
      <text:p text:style-name="Standard">R. de Molinis</text:p>
      <text:p text:style-name="Standard">Richauveo</text:p>
      <text:p text:style-name="Standard">R.galli</text:p>
      <text:p text:style-name="Standard">St de Parisius</text:p>
      <text:p text:style-name="Standard">G. de Lumbris</text:p>
      <text:p text:style-name="Standard">D. de Duclaro</text:p>
      <text:p text:style-name="Standard">E. Fucherii</text:p>
      <text:p text:style-name="Standard">Vi cantore</text:p>
      <text:p text:style-name="Standard">J. Succentore</text:p>
      <text:p text:style-name="Standard">J. Cancellario</text:p>
      <text:p text:style-name="Standard">GiCoquatricis</text:p>
      <text:p text:style-name="Standard">D. de Duclaro</text:p>
      <text:p text:style-name="Standard">G. de Lumbris</text:p>
      <text:p text:style-name="Standard">E. Fucherii</text:p>
      <text:p text:style-name="Standard"/>
      <text:p text:style-name="Standard"/>
      <text:p text:style-name="Standard">=FRAN_0393_09531.tif=</text:p>
      <text:p text:style-name="Standard">&gt;&gt;&gt;&gt;&gt;&gt; date &lt;&lt;&lt;&lt;&lt;&lt;&lt;</text:p>
      <text:p text:style-name="Standard">Cupitutum genale viei lune vigil festi bi Bahlomei Mpli</text:p>
      <text:p text:style-name="Standard"><text:soft-page-break/>anni Domini millimi ccc quinquagesimi capstis</text:p>
      <text:p text:style-name="Standard">&gt;&gt;&gt;&gt;&gt;&gt; block &lt;&lt;&lt;&lt;&lt;&lt;&lt;</text:p>
      <text:p text:style-name="Standard">Capitulum est contumeatr usque ad octo dies inclusus</text:p>
      <text:p text:style-name="Standard">concordatum fuit pro oficiarii vocentur qualibet</text:p>
      <text:p text:style-name="Standard">septimana et reddones compotum de receptis</text:p>
      <text:p text:style-name="Standard">et pro quilibet officieriors referat cuilibet</text:p>
      <text:p text:style-name="Standard">domino canonico in fune septimant quantum fuit</text:p>
      <text:p text:style-name="Standard">lutratus in illa septimana hoc solum intil</text:p>
      <text:p text:style-name="Standard">gitur de Heris et aliis parvis officiis</text:p>
      <text:p text:style-name="Standard">nam de anniversariorum ordinatum fuit quod sciatur</text:p>
      <text:p text:style-name="Standard">qualibet die</text:p>
      <text:p text:style-name="Standard">Item fuit statutum quod nullus / emaneat</text:p>
      <text:p text:style-name="Standard">in claustro nifi ad expensas canonici sive</text:p>
      <text:p text:style-name="Standard">fraude et quod milbs habeat distribure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Cancellario</text:p>
      <text:p text:style-name="Standard">J. de Audelencourt</text:p>
      <text:p text:style-name="Standard">J. Cambellani</text:p>
      <text:p text:style-name="Standard">G. de Marcello</text:p>
      <text:p text:style-name="Standard">P. de Roniaco</text:p>
      <text:p text:style-name="Standard">H. de Culento</text:p>
      <text:p text:style-name="Standard">G. de Lumbris</text:p>
      <text:p text:style-name="Standard">D. de Duclaro</text:p>
      <text:p text:style-name="Standard">E. Fucherii</text:p>
      <text:p text:style-name="Standard">M. de Melloto</text:p>
      <text:p text:style-name="Standard">G. Coquatricis</text:p>
      <text:p text:style-name="Standard">P. Pouvelli</text:p>
      <text:p text:style-name="Standard">St de Parisius</text:p>
      <text:p text:style-name="Standard">E. Bohic Infirmi</text:p>
      <text:p text:style-name="Standard">P. Barrerii</text:p>
      <text:p text:style-name="Standard">R. de Molinis</text:p>
      <text:p text:style-name="Standard">G. Marpaudi</text:p>
      <text:p text:style-name="Standard">J. Beatus</text:p>
      <text:p text:style-name="Standard">T. Durandi</text:p>
      <text:p text:style-name="Standard"><text:soft-page-break/>G. Haucelnn</text:p>
      <text:p text:style-name="Standard"/>
      <text:p text:style-name="Standard"/>
      <text:p text:style-name="Standard">=FRAN_0393_09532.tif=</text:p>
      <text:p text:style-name="Standard">&gt;&gt;&gt;&gt;&gt;&gt; date &lt;&lt;&lt;&lt;&lt;&lt;&lt;</text:p>
      <text:p text:style-name="Standard">Annol die mercurii posti festum Bi Bertholome apol capitulantibus doini capituli generali pro cont</text:p>
      <text:p text:style-name="Standard">Anno L die lune in post festum decollocinis beti Johannis Baptis aptultlbis</text:p>
      <text:p text:style-name="Standard">&gt;&gt;&gt;&gt;&gt;&gt; block &lt;&lt;&lt;&lt;&lt;&lt;&lt;</text:p>
      <text:p text:style-name="Standard">Hodie fuit statutum quod nullus habebit processionesi</text:p>
      <text:p text:style-name="Standard">interfuerit processionibus eundo et redemido</text:p>
      <text:p text:style-name="Standard">Johannes Marieg. de Vaillibus tenetur officio</text:p>
      <text:p text:style-name="Standard">anniversarirum in lxxs solum ad noc racione</text:p>
      <text:p text:style-name="Standard">pratot dix vnius petii prati istius an</text:p>
      <text:p text:style-name="Standard">Item xiiiii s. racione virii empti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Cancellario</text:p>
      <text:p text:style-name="Standard">J. Cambellani</text:p>
      <text:p text:style-name="Standard">o</text:p>
      <text:p text:style-name="Standard">P. de Boniaco</text:p>
      <text:p text:style-name="Standard">St de Parisius</text:p>
      <text:p text:style-name="Standard">G. de Marcello</text:p>
      <text:p text:style-name="Standard">G. Hamelini</text:p>
      <text:p text:style-name="Standard">H. de Culento</text:p>
      <text:p text:style-name="Standard">G. de Lumbris</text:p>
      <text:p text:style-name="Standard">D. de Duclaro</text:p>
      <text:p text:style-name="Standard">E. Fucherii</text:p>
      <text:p text:style-name="Standard">R. de Molinis</text:p>
      <text:p text:style-name="Standard">G. Coquatricis</text:p>
      <text:p text:style-name="Standard">M. de Mellota</text:p>
      <text:p text:style-name="Standard">R. decano</text:p>
      <text:p text:style-name="Standard">Vi cantore</text:p>
      <text:p text:style-name="Standard">P. Pouvrelli</text:p>
      <text:p text:style-name="Standard">J. Cambellani</text:p>
      <text:p text:style-name="Standard">G. Durandi</text:p>
      <text:p text:style-name="Standard"><text:soft-page-break/>P. de Roniaco</text:p>
      <text:p text:style-name="Standard">G. de Marcello</text:p>
      <text:p text:style-name="Standard">G. Hamelini</text:p>
      <text:p text:style-name="Standard">E. Fuchedii</text:p>
      <text:p text:style-name="Standard">G. de Lumbris</text:p>
      <text:p text:style-name="Standard">R. de Molinis</text:p>
      <text:p text:style-name="Standard"/>
      <text:p text:style-name="Standard"/>
      <text:p text:style-name="Standard">=FRAN_0393_09533.tif=</text:p>
      <text:p text:style-name="Standard">&gt;&gt;&gt;&gt;&gt;&gt; date &lt;&lt;&lt;&lt;&lt;&lt;&lt;</text:p>
      <text:p text:style-name="Standard">114</text:p>
      <text:p text:style-name="Standard">Anno Li die mercuri in festo beat Remnigi iaulitlbus</text:p>
      <text:p text:style-name="Standard">Anno lidie venis autes festum Nativrtatis beate Marre vregin capitulantibus</text:p>
      <text:p text:style-name="Standard">&gt;&gt;&gt;&gt;&gt;&gt; block &lt;&lt;&lt;&lt;&lt;&lt;&lt;</text:p>
      <text:p text:style-name="Standard">J. de Audelencourt testaiis dominus Michael Herant presbyter beneficium in parrocha ecclesia ecclesie e</text:p>
      <text:p text:style-name="Standard">nefe Parisiensi Stephanus Augerram Philipps Huchonis elcli</text:p>
      <text:p text:style-name="Standard">Parisiensis notari Johannes de Alliis mimensis acto mercuris prima dies</text:p>
      <text:p text:style-name="Standard">tembris anno li. in capitulo Parisiens</text:p>
      <text:p text:style-name="Standard">clerico</text:p>
      <text:p text:style-name="Standard">1</text:p>
      <text:p text:style-name="Standard">presentirus in procuratori Jacobo de Putu $cto curi parochialis</text:p>
      <text:p text:style-name="Standard">Eecesie de Blaigniaco Revensis diocesis Guillelmo</text:p>
      <text:p text:style-name="Standard">sauvem Petretorensis scuciso et Guillelmo Conss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Cancellario</text:p>
      <text:p text:style-name="Standard">G. Coquatricis</text:p>
      <text:p text:style-name="Standard">J. Bratus</text:p>
      <text:p text:style-name="Standard">R. de Molinis</text:p>
      <text:p text:style-name="Standard">Rigalli</text:p>
      <text:p text:style-name="Standard">G. de Marcello</text:p>
      <text:p text:style-name="Standard">P. de Roniaco</text:p>
      <text:p text:style-name="Standard">P. Pouvrelli</text:p>
      <text:p text:style-name="Standard">St. de Parisivs</text:p>
      <text:p text:style-name="Standard"><text:soft-page-break/>G. de Lumbris</text:p>
      <text:p text:style-name="Standard">D. de Duclaro</text:p>
      <text:p text:style-name="Standard">E. Fucherii</text:p>
      <text:p text:style-name="Standard">R. Decano</text:p>
      <text:p text:style-name="Standard">Vi. Cantore</text:p>
      <text:p text:style-name="Standard">J. Cancellario</text:p>
      <text:p text:style-name="Standard">J. de Audelencuri</text:p>
      <text:p text:style-name="Standard">G. Duranti</text:p>
      <text:p text:style-name="Standard">Jbeatus</text:p>
      <text:p text:style-name="Standard">M. de Melloto</text:p>
      <text:p text:style-name="Standard">G. de Marcello</text:p>
      <text:p text:style-name="Standard">P. de Boniaco</text:p>
      <text:p text:style-name="Standard">E. Fucherii</text:p>
      <text:p text:style-name="Standard">G. de Lumbris</text:p>
      <text:p text:style-name="Standard">D. de Duclare</text:p>
      <text:p text:style-name="Standard">dacconacucis</text:p>
      <text:p text:style-name="Standard"/>
      <text:p text:style-name="Standard"/>
      <text:p text:style-name="Standard">=FRAN_0393_09534.tif=</text:p>
      <text:p text:style-name="Standard">&gt;&gt;&gt;&gt;&gt;&gt; date &lt;&lt;&lt;&lt;&lt;&lt;&lt;</text:p>
      <text:p text:style-name="Standard">459</text:p>
      <text:p text:style-name="Standard">Anno. die veneris ante festum nativitatis BateMirie virgis capitulanlibis</text:p>
      <text:p text:style-name="Standard">Anno l. die veneris posti festum Nativitatis Be Marie vigini apitulatlbus</text:p>
      <text:p text:style-name="Standard">&gt;&gt;&gt;&gt;&gt;&gt; block &lt;&lt;&lt;&lt;&lt;&lt;&lt;</text:p>
      <text:p text:style-name="Standard">Item Petrus Piel se supposuit relacioni procuratore domino</text:p>
      <text:p text:style-name="Standard">R. de Chanaco super cribus modiis avene</text:p>
      <text:p text:style-name="Standard">et uno modio frurut ad intusur par.</text:p>
      <text:p text:style-name="Standard">It deet apportare des racion viles</text:p>
      <text:p text:style-name="Standard">per quas excupbtir sup solut</text:p>
      <text:p text:style-name="Standard">Item presentatus est dominus Guillelmus Boccot predum etcaililte</text:p>
      <text:p text:style-name="Standard">pecriste ad dsendum pro ipsi in capellania pr</text:p>
      <text:p text:style-name="Standard">Michaelis in eecceia Sancti Megiti usque ad n</text:p>
      <text:p text:style-name="Standard">vicat disperpu apostolice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<text:soft-page-break/>J. de Atriaco</text:p>
      <text:p text:style-name="Standard">prepositis</text:p>
      <text:p text:style-name="Standard">J. de Audelencourt</text:p>
      <text:p text:style-name="Standard">G. Durandi</text:p>
      <text:p text:style-name="Standard">Jbeatus</text:p>
      <text:p text:style-name="Standard">M. de Melloto</text:p>
      <text:p text:style-name="Standard">Gicoquatricis</text:p>
      <text:p text:style-name="Standard">P. de Roviaco</text:p>
      <text:p text:style-name="Standard">G. Hamelini</text:p>
      <text:p text:style-name="Standard">P. de Roviaco</text:p>
      <text:p text:style-name="Standard">G. de Lumbris</text:p>
      <text:p text:style-name="Standard">E. Fucherii</text:p>
      <text:p text:style-name="Standard">N. G.</text:p>
      <text:p text:style-name="Standard">R. decano</text:p>
      <text:p text:style-name="Standard">Vi. cantore</text:p>
      <text:p text:style-name="Standard">J. Cancellario</text:p>
      <text:p text:style-name="Standard">J. de Adilencourt</text:p>
      <text:p text:style-name="Standard">Gicoquatricis</text:p>
      <text:p text:style-name="Standard">G. Durandi</text:p>
      <text:p text:style-name="Standard">J. Beacus</text:p>
      <text:p text:style-name="Standard">M. de Melloto</text:p>
      <text:p text:style-name="Standard">G. de Marcello</text:p>
      <text:p text:style-name="Standard">P. de Roniaco</text:p>
      <text:p text:style-name="Standard">G. Hamelini</text:p>
      <text:p text:style-name="Standard">D. de Duclaro</text:p>
      <text:p text:style-name="Standard">E. Fucherii</text:p>
      <text:p text:style-name="Standard">P. Pouvrelli</text:p>
      <text:p text:style-name="Standard"/>
      <text:p text:style-name="Standard"/>
      <text:p text:style-name="Standard">=FRAN_0393_09535.tif=</text:p>
      <text:p text:style-name="Standard">&gt;&gt;&gt;&gt;&gt;&gt; date &lt;&lt;&lt;&lt;&lt;&lt;&lt;</text:p>
      <text:p text:style-name="Standard">459s</text:p>
      <text:p text:style-name="Standard">Anno l. die lune pot festum Nativitacie beate Marie virginis capelanue</text:p>
      <text:p text:style-name="Standard">anno quinquagesimo die veneris post festum exaltacionisante Cuici capitulatibus</text:p>
      <text:p text:style-name="Standard">&gt;&gt;&gt;&gt;&gt;&gt; block &lt;&lt;&lt;&lt;&lt;&lt;&lt;</text:p>
      <text:p text:style-name="Standard">Petroville la Rlamaing reminairt cum</text:p>
      <text:p text:style-name="Standard"><text:soft-page-break/>Pecre vince sit apud Balucolis duo ney</text:p>
      <text:p text:style-name="Standard">diviserant</text:p>
      <text:p text:style-name="Standard">&gt;&gt;&gt;&gt;&gt;&gt; liste &lt;&lt;&lt;&lt;&lt;&lt;&lt;</text:p>
      <text:p text:style-name="Standard">R. Decano</text:p>
      <text:p text:style-name="Standard">Ni. Cantore</text:p>
      <text:p text:style-name="Standard">J. Cantellario</text:p>
      <text:p text:style-name="Standard">G. Coguuatricis</text:p>
      <text:p text:style-name="Standard">E. Fucheri</text:p>
      <text:p text:style-name="Standard">R. decano</text:p>
      <text:p text:style-name="Standard">Vi. Cantore</text:p>
      <text:p text:style-name="Standard">J. Cancellario</text:p>
      <text:p text:style-name="Standard">J. Cambellani</text:p>
      <text:p text:style-name="Standard">R. de Chanaco</text:p>
      <text:p text:style-name="Standard">J. Bratus</text:p>
      <text:p text:style-name="Standard">G. Durandi</text:p>
      <text:p text:style-name="Standard">G. Hamelini</text:p>
      <text:p text:style-name="Standard">P. Pouvcelli</text:p>
      <text:p text:style-name="Standard">D. de Duclaro</text:p>
      <text:p text:style-name="Standard">G. de Lumbris</text:p>
      <text:p text:style-name="Standard">E. Furcherii</text:p>
      <text:p text:style-name="Standard">G. de Marcello</text:p>
      <text:p text:style-name="Standard">M. de Melloto</text:p>
      <text:p text:style-name="Standard"/>
      <text:p text:style-name="Standard"/>
      <text:p text:style-name="Standard">=FRAN_0393_09536.tif=</text:p>
      <text:p text:style-name="Standard">&gt;&gt;&gt;&gt;&gt;&gt; date &lt;&lt;&lt;&lt;&lt;&lt;&lt;</text:p>
      <text:p text:style-name="Standard">Anno li die mercuris genrigilia festi Sancti Mathei apostoli cungesiso capitulantlbui</text:p>
      <text:p text:style-name="Standard">Anno V. die veneris post festum beati Machei capituli</text:p>
      <text:p text:style-name="Standard">&gt;&gt;&gt;&gt;&gt;&gt; block &lt;&lt;&lt;&lt;&lt;&lt;&lt;</text:p>
      <text:p text:style-name="Standard">Hodie domino Gidit Tenaridei</text:p>
      <text:p text:style-name="Standard">de Bonio de Alveco et </text:p>
      <text:p text:style-name="Standard">bona $defunti secan canonici ecclesie Par.</text:p>
      <text:p text:style-name="Standard">hodie comperint majou de Y ttevilli</text:p>
      <text:p text:style-name="Standard">Petrs G. de Lubris seritare</text:p>
      <text:p text:style-name="Standard">1</text:p>
      <text:p text:style-name="Standard">fuit dictum quod tradent per modu n</text:p>
      <text:p text:style-name="Standard"><text:soft-page-break/>G Ridebit die venia</text:p>
      <text:p text:style-name="Standard">qenes not ista necto et ii</text:p>
      <text:p text:style-name="Standard">$altel anno xloiii die joe post clementis dominus</text:p>
      <text:p text:style-name="Standard">Johannes de Plubia in villis de Sontaneto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Cancellario</text:p>
      <text:p text:style-name="Standard">R. de Chanaco</text:p>
      <text:p text:style-name="Standard">G. Durandi</text:p>
      <text:p text:style-name="Standard">M. de Melloto</text:p>
      <text:p text:style-name="Standard">D. de Quadrilli</text:p>
      <text:p text:style-name="Standard">R. Chanelli</text:p>
      <text:p text:style-name="Standard">P. Pouvrelli</text:p>
      <text:p text:style-name="Standard">E. Fucherii</text:p>
      <text:p text:style-name="Standard">G. de Lumbris</text:p>
      <text:p text:style-name="Standard">J. Bratus</text:p>
      <text:p text:style-name="Standard">R. Decano</text:p>
      <text:p text:style-name="Standard">Vi cantore</text:p>
      <text:p text:style-name="Standard">J. Cancellario</text:p>
      <text:p text:style-name="Standard">R. de Chanaci</text:p>
      <text:p text:style-name="Standard">P. Pouvrelli</text:p>
      <text:p text:style-name="Standard">R. de Molinis</text:p>
      <text:p text:style-name="Standard">P. de Roniaco</text:p>
      <text:p text:style-name="Standard">R. Fucheri</text:p>
      <text:p text:style-name="Standard">D. de Daclaro</text:p>
      <text:p text:style-name="Standard">G.de Lumbris</text:p>
      <text:p text:style-name="Standard">J. bacus</text:p>
      <text:p text:style-name="Standard"/>
      <text:p text:style-name="Standard"/>
      <text:p text:style-name="Standard">=FRAN_0393_09537.tif=</text:p>
      <text:p text:style-name="Standard">&gt;&gt;&gt;&gt;&gt;&gt; date &lt;&lt;&lt;&lt;&lt;&lt;&lt;</text:p>
      <text:p text:style-name="Standard">Anno lo die lune in festo voris solue et daani capitulantibus</text:p>
      <text:p text:style-name="Standard">Annol die venerie in festo beati Remigii capitulantus</text:p>
      <text:p text:style-name="Standard">&gt;&gt;&gt;&gt;&gt;&gt; block &lt;&lt;&lt;&lt;&lt;&lt;&lt;</text:p>
      <text:p text:style-name="Standard">Bartho Louicus BePaeux terdidit ad nur</text:p>
      <text:p text:style-name="Standard"><text:soft-page-break/>C6i</text:p>
      <text:p text:style-name="Standard">usque ad trex annos concunuos omes terre</text:p>
      <text:p text:style-name="Standard">suas existentes apud Villa de Visons</text:p>
      <text:p text:style-name="Standard">spectantes ad prebendam suam Sancti Stephani</text:p>
      <text:p text:style-name="Standard">pro decem sextariois $g$ bladi Mmedieter acip</text:p>
      <text:p text:style-name="Standard">et alia medietate ordeinu daltero</text:p>
      <text:p text:style-name="Standard">et debs solvore</text:p>
      <text:p text:style-name="Standard">puis vre</text:p>
      <text:p text:style-name="Standard">queux incipiente prima solut in an</text:p>
      <text:p text:style-name="Standard">sco pxent</text:p>
      <text:p text:style-name="Standard">Hodie magister Guillelmus de Lumbriis rR</text:p>
      <text:p text:style-name="Standard">cravit appellacioni sue persntibus dominus sui</text:p>
      <text:p text:style-name="Standard">Johannes Fouqet tenetur in c</text:p>
      <text:p text:style-name="Standard">sextariis srme admodum solvot</text:p>
      <text:p text:style-name="Standard">infra noctes / magistro Prpoari</text:p>
      <text:p text:style-name="Standard">&gt;&gt;&gt;&gt;&gt;&gt; liste &lt;&lt;&lt;&lt;&lt;&lt;&lt;</text:p>
      <text:p text:style-name="Standard">Vi. cantoe</text:p>
      <text:p text:style-name="Standard">J. Cancebario</text:p>
      <text:p text:style-name="Standard">G. Mapandi</text:p>
      <text:p text:style-name="Standard">R. e Moliba</text:p>
      <text:p text:style-name="Standard">P. de Soraco</text:p>
      <text:p text:style-name="Standard">E. Fucheri</text:p>
      <text:p text:style-name="Standard">P. pPonvrei</text:p>
      <text:p text:style-name="Standard">D. de Duclaro</text:p>
      <text:p text:style-name="Standard">Vi. cantore</text:p>
      <text:p text:style-name="Standard">J. Cancellario</text:p>
      <text:p text:style-name="Standard">Gicoquatricis</text:p>
      <text:p text:style-name="Standard">G. Marpaudi</text:p>
      <text:p text:style-name="Standard">B. de Chanaco</text:p>
      <text:p text:style-name="Standard">E. Fucherii</text:p>
      <text:p text:style-name="Standard">B. de Molinis</text:p>
      <text:p text:style-name="Standard">P. Pouvrelli</text:p>
      <text:p text:style-name="Standard">P. de Roniaco</text:p>
      <text:p text:style-name="Standard">G. de Lumbris</text:p>
      <text:p text:style-name="Standard"/>
      <text:p text:style-name="Standard"/>
      <text:p text:style-name="Standard"><text:soft-page-break/>=FRAN_0393_09538.tif=</text:p>
      <text:p text:style-name="Standard">&gt;&gt;&gt;&gt;&gt;&gt; date &lt;&lt;&lt;&lt;&lt;&lt;&lt;</text:p>
      <text:p text:style-name="Standard">Anno l. die lune post festum bat Michaielicapituantui</text:p>
      <text:p text:style-name="Standard">s</text:p>
      <text:p text:style-name="Standard">Mii l. die merturi aute festum li dyioni capitulantibus</text:p>
      <text:p text:style-name="Standard">&gt;&gt;&gt;&gt;&gt;&gt; block &lt;&lt;&lt;&lt;&lt;&lt;&lt;</text:p>
      <text:p text:style-name="Standard">Panl</text:p>
      <text:p text:style-name="Standard">Petrovilla de Vrrsato tomp vi</text:p>
      <text:p text:style-name="Standard">Mcui pe</text:p>
      <text:p text:style-name="Standard">omnes sca auue procuratore salv</text:p>
      <text:p text:style-name="Standard">ques</text:p>
      <text:p text:style-name="Standard">noli die mercuriis post instans fistura</text:p>
      <text:p text:style-name="Standard">debie e</text:p>
      <text:p text:style-name="Standard">ne ipse procurator</text:p>
      <text:p text:style-name="Standard">Cociacy</text:p>
      <text:p text:style-name="Standard">sub pona excuricanios qua p feri ii cepe</text:p>
      <text:p text:style-name="Standard">dominus Thibodus exhoneratores presbyter familiari</text:p>
      <text:p text:style-name="Standard">archiepiscopi Ansttavi aupitavi facit procrato</text:p>
      <text:p text:style-name="Standard">suos Yvonem et Guillelmum de Languenan ea</text:p>
      <text:p text:style-name="Standard">coustour Johannem Marescallis Ynovem pvic</text:p>
      <text:p text:style-name="Standard">s</text:p>
      <text:p text:style-name="Standard">Johannem de Muro dominum Rohannem M. de Derio</text:p>
      <text:p text:style-name="Standard">Thomain sal sellarim Petru Aan</text:p>
      <text:p text:style-name="Standard">&gt;&gt;&gt;&gt;&gt;&gt; liste &lt;&lt;&lt;&lt;&lt;&lt;&lt;</text:p>
      <text:p text:style-name="Standard">Vi cantore</text:p>
      <text:p text:style-name="Standard">J. Cancellario</text:p>
      <text:p text:style-name="Standard">G. dadide</text:p>
      <text:p text:style-name="Standard">G. Coquatrcis</text:p>
      <text:p text:style-name="Standard">J. Cambellani</text:p>
      <text:p text:style-name="Standard">J. Berratis</text:p>
      <text:p text:style-name="Standard">Gicoquatricis</text:p>
      <text:p text:style-name="Standard">P. Pouvrelli</text:p>
      <text:p text:style-name="Standard">G. de Lumbris</text:p>
      <text:p text:style-name="Standard">E. Fucherii</text:p>
      <text:p text:style-name="Standard">D. de Duclaro</text:p>
      <text:p text:style-name="Standard">R. de Molinis</text:p>
      <text:p text:style-name="Standard"><text:soft-page-break/>P. Pouvrelli</text:p>
      <text:p text:style-name="Standard">Vi Cantore</text:p>
      <text:p text:style-name="Standard">J. Cancellario</text:p>
      <text:p text:style-name="Standard">Marpaudi</text:p>
      <text:p text:style-name="Standard">G. Ducuadi</text:p>
      <text:p text:style-name="Standard">J. Bratres</text:p>
      <text:p text:style-name="Standard">J. de Chanaco</text:p>
      <text:p text:style-name="Standard">de Molinis</text:p>
      <text:p text:style-name="Standard">P. de Guadrelli</text:p>
      <text:p text:style-name="Standard">P. Pouvrelli</text:p>
      <text:p text:style-name="Standard">E. Fucherii</text:p>
      <text:p text:style-name="Standard">G. de Lumbris</text:p>
      <text:p text:style-name="Standard">D. de Duclaro</text:p>
      <text:p text:style-name="Standard"/>
      <text:p text:style-name="Standard"/>
      <text:p text:style-name="Standard">=FRAN_0393_09539.tif=</text:p>
      <text:p text:style-name="Standard">&gt;&gt;&gt;&gt;&gt;&gt; block &lt;&lt;&lt;&lt;&lt;&lt;&lt;</text:p>
      <text:p text:style-name="Standard">Camberello Smoncensis cc</text:p>
      <text:p text:style-name="Standard">pocollone episcopi et decani et capituli</text:p>
      <text:p text:style-name="Standard">Hodie fuit ordinatum quod muturatur </text:p>
      <text:p text:style-name="Standard">de denariis anniversaroum centum libre pro vivris</text:p>
      <text:p text:style-name="Standard">trosiliis et pro accipiantur de ip</text:p>
      <text:p text:style-name="Standard">&gt;&gt;&gt;&gt;&gt;&gt; liste &lt;&lt;&lt;&lt;&lt;&lt;&lt;</text:p>
      <text:p text:style-name="Standard">Cncellar</text:p>
      <text:p text:style-name="Standard">Garpai</text:p>
      <text:p text:style-name="Standard">Gcart</text:p>
      <text:p text:style-name="Standard">P. de Orati</text:p>
      <text:p text:style-name="Standard">Ctuerii</text:p>
      <text:p text:style-name="Standard">SAnor</text:p>
      <text:p text:style-name="Standard">Gouella</text:p>
      <text:p text:style-name="Standard">V. Cantore</text:p>
      <text:p text:style-name="Standard">J. Cancellario</text:p>
      <text:p text:style-name="Standard">M. de Melloto</text:p>
      <text:p text:style-name="Standard">P. Pouvireili</text:p>
      <text:p text:style-name="Standard">. Lurandi</text:p>
      <text:p text:style-name="Standard">Mapaudi</text:p>
      <text:p text:style-name="Standard"><text:soft-page-break/>Se. de Parisius</text:p>
      <text:p text:style-name="Standard">E. Fucheri</text:p>
      <text:p text:style-name="Standard">D. de Quadrellis</text:p>
      <text:p text:style-name="Standard">P. de Roniaco</text:p>
      <text:p text:style-name="Standard">G. de Lumbris</text:p>
      <text:p text:style-name="Standard">G. de Duclaro</text:p>
      <text:p text:style-name="Standard">Beatre</text:p>
      <text:p text:style-name="Standard"/>
      <text:p text:style-name="Standard"/>
      <text:p text:style-name="Standard">=FRAN_0393_09540.tif=</text:p>
      <text:p text:style-name="Standard">&gt;&gt;&gt;&gt;&gt;&gt; date &lt;&lt;&lt;&lt;&lt;&lt;&lt;</text:p>
      <text:p text:style-name="Standard">6</text:p>
      <text:p text:style-name="Standard">Anno l. die veneris posti festum bid di ouisi capitulantui</text:p>
      <text:p text:style-name="Standard">Anno li die veneris posti dyoanisii capitulantibus</text:p>
      <text:p text:style-name="Standard">&gt;&gt;&gt;&gt;&gt;&gt; block &lt;&lt;&lt;&lt;&lt;&lt;&lt;</text:p>
      <text:p text:style-name="Standard">Badr</text:p>
      <text:p text:style-name="Standard">expectatr in collacionem</text:p>
      <text:p text:style-name="Standard">episcopi dican et ecia sine in ecclesie</text:p>
      <text:p text:style-name="Standard">Cathedrali. Datm Aninon cercio bal juni</text:p>
      <text:p text:style-name="Standard">D. de Quadrelli</text:p>
      <text:p text:style-name="Standard">Anno octavo</text:p>
      <text:p text:style-name="Standard">G. de Lumbris</text:p>
      <text:p text:style-name="Standard">D. de Duclaro</text:p>
      <text:p text:style-name="Standard">Guillelmus de Secoclausa expectat in collata d</text:p>
      <text:p text:style-name="Standard">St de Parisius</text:p>
      <text:p text:style-name="Standard">Decani et capituli paris.e eciam fine in e catdi</text:p>
      <text:p text:style-name="Standard">L. de Molinis</text:p>
      <text:p text:style-name="Standard">datum Aninon secundo novas diin</text:p>
      <text:p text:style-name="Standard">E. Fucherii</text:p>
      <text:p text:style-name="Standard">G. coqatricis</text:p>
      <text:p text:style-name="Standard">Hodie dominus Philipis de Benicio emenderi</text:p>
      <text:p text:style-name="Standard">etc. et se supposuit etc.</text:p>
      <text:p text:style-name="Standard">E. Fucherii</text:p>
      <text:p text:style-name="Standard">D. de Quidrellis</text:p>
      <text:p text:style-name="Standard">G. de Lumbri</text:p>
      <text:p text:style-name="Standard">Gicoquatricis</text:p>
      <text:p text:style-name="Standard"><text:soft-page-break/>M. de Melloto</text:p>
      <text:p text:style-name="Standard">G. Marpaude</text:p>
      <text:p text:style-name="Standard">&gt;&gt;&gt;&gt;&gt;&gt; liste &lt;&lt;&lt;&lt;&lt;&lt;&lt;</text:p>
      <text:p text:style-name="Standard">Vi cantore</text:p>
      <text:p text:style-name="Standard">D. Cancellario</text:p>
      <text:p text:style-name="Standard">Pipenitens</text:p>
      <text:p text:style-name="Standard">Cambellani</text:p>
      <text:p text:style-name="Standard">G. Marpaudi</text:p>
      <text:p text:style-name="Standard">M. de Melloto</text:p>
      <text:p text:style-name="Standard">Vi cantore</text:p>
      <text:p text:style-name="Standard">J. Cancellario</text:p>
      <text:p text:style-name="Standard">G. Dirandi</text:p>
      <text:p text:style-name="Standard">R. de Chanaco</text:p>
      <text:p text:style-name="Standard">Sict de Parisinis</text:p>
      <text:p text:style-name="Standard">R. de Molinis</text:p>
      <text:p text:style-name="Standard">P. de Roniaco</text:p>
      <text:p text:style-name="Standard">D. de Duclaro</text:p>
      <text:p text:style-name="Standard"/>
      <text:p text:style-name="Standard"/>
      <text:p text:style-name="Standard">=FRAN_0393_09541.tif=</text:p>
      <text:p text:style-name="Standard">&gt;&gt;&gt;&gt;&gt;&gt; date &lt;&lt;&lt;&lt;&lt;&lt;&lt;</text:p>
      <text:p text:style-name="Standard">465.</text:p>
      <text:p text:style-name="Standard">Anno domi </text:p>
      <text:p text:style-name="Standard">Allepcio Car</text:p>
      <text:p text:style-name="Standard">&gt;&gt;&gt;&gt;&gt;&gt; block &lt;&lt;&lt;&lt;&lt;&lt;&lt;</text:p>
      <text:p text:style-name="Standard">Hodie fuit receptus feditus de Agrisolio in peropn</text:p>
      <text:p text:style-name="Standard">propoia ad prebendam firmum de Coqerello / ad quam</text:p>
      <text:p text:style-name="Standard">nis procurator alias fuerat receptur</text:p>
      <text:p text:style-name="Standard">&gt;&gt;&gt;&gt;&gt;&gt; liste &lt;&lt;&lt;&lt;&lt;&lt;&lt;</text:p>
      <text:p text:style-name="Standard">B. decano</text:p>
      <text:p text:style-name="Standard">Vi. Cantore</text:p>
      <text:p text:style-name="Standard">J. Succento</text:p>
      <text:p text:style-name="Standard">J. Cancellario</text:p>
      <text:p text:style-name="Standard">BiGalli</text:p>
      <text:p text:style-name="Standard">G. duro</text:p>
      <text:p text:style-name="Standard">J. Beatus</text:p>
      <text:p text:style-name="Standard"><text:soft-page-break/>J. de Acsol</text:p>
      <text:p text:style-name="Standard">P. de Roniaco</text:p>
      <text:p text:style-name="Standard">R. de Chanaco</text:p>
      <text:p text:style-name="Standard">G. de Murtello</text:p>
      <text:p text:style-name="Standard">P. Pouvrelli</text:p>
      <text:p text:style-name="Standard">D. de Duclaro</text:p>
      <text:p text:style-name="Standard">E. Fucherii</text:p>
      <text:p text:style-name="Standard">R. Le Molinus</text:p>
      <text:p text:style-name="Standard">G. de Lmbri</text:p>
      <text:p text:style-name="Standard">St. de Parisius</text:p>
      <text:p text:style-name="Standard">G. Coquatricis</text:p>
      <text:p text:style-name="Standard">J. Cambellani</text:p>
      <text:p text:style-name="Standard">Bempandi</text:p>
      <text:p text:style-name="Standard">G. de Melloto</text:p>
      <text:p text:style-name="Standard"/>
      <text:p text:style-name="Standard"/>
      <text:p text:style-name="Standard">=FRAN_0393_09542.tif=</text:p>
      <text:p text:style-name="Standard">&gt;&gt;&gt;&gt;&gt;&gt; date &lt;&lt;&lt;&lt;&lt;&lt;&lt;</text:p>
      <text:p text:style-name="Standard">Anno Ldie mecur post festum le luri Cangilis de capitibis</text:p>
      <text:p text:style-name="Standard">Anno l die lune aute ssum dimionis et ude apotoloro capitulantibus</text:p>
      <text:p text:style-name="Standard">&gt;&gt;&gt;&gt;&gt;&gt; block &lt;&lt;&lt;&lt;&lt;&lt;&lt;</text:p>
      <text:p text:style-name="Standard">Hodie magister Johannes de Fabaudia fuit receptu</text:p>
      <text:p text:style-name="Standard">ad prebendam Sancti Dyonisii de Passu tamquam procurator Rebum</text:p>
      <text:p text:style-name="Standard">aurgles adt que fuit Jehannis Cressun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P. de Roniaco</text:p>
      <text:p text:style-name="Standard">G. Durandi</text:p>
      <text:p text:style-name="Standard">J. Beatus</text:p>
      <text:p text:style-name="Standard">Rigalli</text:p>
      <text:p text:style-name="Standard">R. de Chanaco</text:p>
      <text:p text:style-name="Standard">Gicoquatricis</text:p>
      <text:p text:style-name="Standard"><text:soft-page-break/>J. Cambellani</text:p>
      <text:p text:style-name="Standard">G. Marpaudi</text:p>
      <text:p text:style-name="Standard">G. de Marcello</text:p>
      <text:p text:style-name="Standard">D. de Quadrellis</text:p>
      <text:p text:style-name="Standard">E. Fucherii</text:p>
      <text:p text:style-name="Standard">G. de Lumbris</text:p>
      <text:p text:style-name="Standard">D. de Duclaro</text:p>
      <text:p text:style-name="Standard">P. Pouvelli</text:p>
      <text:p text:style-name="Standard">. Hamelini</text:p>
      <text:p text:style-name="Standard">R. decano</text:p>
      <text:p text:style-name="Standard">Vi cantore</text:p>
      <text:p text:style-name="Standard">J. Sanctentore</text:p>
      <text:p text:style-name="Standard">J. Cancellario</text:p>
      <text:p text:style-name="Standard">G. Hamelini</text:p>
      <text:p text:style-name="Standard">R. de Chanaco</text:p>
      <text:p text:style-name="Standard">J. Cambellani</text:p>
      <text:p text:style-name="Standard">L. de Molinis</text:p>
      <text:p text:style-name="Standard">D. de Quadrellis</text:p>
      <text:p text:style-name="Standard">G. de Lumioris</text:p>
      <text:p text:style-name="Standard">E. Fucherii</text:p>
      <text:p text:style-name="Standard">G. Marzaudi</text:p>
      <text:p text:style-name="Standard"/>
      <text:p text:style-name="Standard"/>
      <text:p text:style-name="Standard">=FRAN_0393_09543.tif=</text:p>
      <text:p text:style-name="Standard">&gt;&gt;&gt;&gt;&gt;&gt; block &lt;&lt;&lt;&lt;&lt;&lt;&lt;</text:p>
      <text:p text:style-name="Standard">anno Domini millesimo Cm nagelr i capituiatli</text:p>
      <text:p text:style-name="Standard">capitulum est cantuvat usque ad diem sibbai ml</text:p>
      <text:p text:style-name="Standard">Johannes de Gaillart Rothomagers diocesis gan</text:p>
      <text:p text:style-name="Standard">emendam de Olbis press cariee virco hs</text:p>
      <text:p text:style-name="Standard">Ednardus compebit die venis et deferet e</text:p>
      <text:p text:style-name="Standard">litteras empcionis et significabit quantum sul</text:p>
      <text:p text:style-name="Standard">Sancto Maglono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ore</text:p>
      <text:p text:style-name="Standard"><text:soft-page-break/>J. Cancellario</text:p>
      <text:p text:style-name="Standard">H. Penitenciario</text:p>
      <text:p text:style-name="Standard">G. Marpaudi</text:p>
      <text:p text:style-name="Standard">R. de Chanaco</text:p>
      <text:p text:style-name="Standard">Sant. de Parisius</text:p>
      <text:p text:style-name="Standard">.G. Hamiclini</text:p>
      <text:p text:style-name="Standard">D. de Quadrells</text:p>
      <text:p text:style-name="Standard">.D. de Duclaro</text:p>
      <text:p text:style-name="Standard">E. Fucherii</text:p>
      <text:p text:style-name="Standard">P. Peuvirelli</text:p>
      <text:p text:style-name="Standard">J. Cambebani</text:p>
      <text:p text:style-name="Standard">.de Molinis</text:p>
      <text:p text:style-name="Standard">J. de Marcello</text:p>
      <text:p text:style-name="Standard">J. Bertus</text:p>
      <text:p text:style-name="Standard">M. de Celloto</text:p>
      <text:p text:style-name="Standard">G. de Lumbris</text:p>
      <text:p text:style-name="Standard">R. Bohic</text:p>
      <text:p text:style-name="Standard">Julinni</text:p>
      <text:p text:style-name="Standard">P. Barrerii</text:p>
      <text:p text:style-name="Standard">delandis</text:p>
      <text:p text:style-name="Standard">T. Chanelli</text:p>
      <text:p text:style-name="Standard">Durandi</text:p>
      <text:p text:style-name="Standard">C. Coquatricis</text:p>
      <text:p text:style-name="Standard">P. de Roniaco</text:p>
      <text:p text:style-name="Standard">J. de Audelenturia</text:p>
      <text:p text:style-name="Standard">Rigalli</text:p>
      <text:p text:style-name="Standard"/>
      <text:p text:style-name="Standard"/>
      <text:p text:style-name="Standard">=FRAN_0393_09544.tif=</text:p>
      <text:p text:style-name="Standard">&gt;&gt;&gt;&gt;&gt;&gt; date &lt;&lt;&lt;&lt;&lt;&lt;&lt;</text:p>
      <text:p text:style-name="Standard">Anno. die venris ante festum omnim sint x capitli domini capetulo geuili per contra</text:p>
      <text:p text:style-name="Standard">Dicio domus ceisalise</text:p>
      <text:p text:style-name="Standard">s G. de Nemisio Gvillelmo Vrlli</text:p>
      <text:p text:style-name="Standard">&gt;&gt;&gt;&gt;&gt;&gt; block &lt;&lt;&lt;&lt;&lt;&lt;&lt;</text:p>
      <text:p text:style-name="Standard">Venoli $diita ut s dmini etdistus vis Berrian</text:p>
      <text:p text:style-name="Standard">de Ciarso Thauparius Primogeniti regis Francie</text:p>
      <text:p text:style-name="Standard"><text:soft-page-break/>et delphud Syenensi curatusque parrochialis ercd</text:p>
      <text:p text:style-name="Standard">Clemvilla deollat per dominum aurcicionim Rothor</text:p>
      <text:p text:style-name="Standard">ad gntia</text:p>
      <text:p text:style-name="Standard">d ipsiusd ad f</text:p>
      <text:p text:style-name="Standard">ad priusicuem faciti stepmum de i</text:p>
      <text:p text:style-name="Standard">bacalarium in theplogia Robertum sut</text:p>
      <text:p text:style-name="Standard">Nicolaum Guillelmm de Moline</text:p>
      <text:p text:style-name="Standard">Johannem pyam silvenstrio de Tarnella</text:p>
      <text:p text:style-name="Standard">Gubdons febri $dit Johnnd Brecella</text:p>
      <text:p text:style-name="Standard">Johannem de Vitriaco $elto Johane</text:p>
      <text:p text:style-name="Standard">Dyonisium rlctorum Gu in Brocelli tre</text:p>
      <text:p text:style-name="Standard">potestante sonst Johannes clerici</text:p>
      <text:p text:style-name="Standard">yvone de Lierrent et Johanni</text:p>
      <text:p text:style-name="Standard">ne L. die sibbai auger festum omi Sanctor catli</text:p>
      <text:p text:style-name="Standard">Cavontis</text:p>
      <text:p text:style-name="Standard">Hodie dominus decanus eunt domum petr capilis et pos</text:p>
      <text:p text:style-name="Standard">redeleturi l fuit aspensatum cumnroium obstante dratuto nostri</text:p>
      <text:p text:style-name="Standard">contrarium facientum quod pissit tenere alium donum n hebet</text:p>
      <text:p text:style-name="Standard">arte sa paotum contigu lam venra quod medietas ven</text:p>
      <text:p text:style-name="Standard">nfirmi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Cancellario</text:p>
      <text:p text:style-name="Standard">nd</text:p>
      <text:p text:style-name="Standard">St. de Parisius</text:p>
      <text:p text:style-name="Standard">J. Cambellani</text:p>
      <text:p text:style-name="Standard">E. Fucherii</text:p>
      <text:p text:style-name="Standard">G. de Lumbris</text:p>
      <text:p text:style-name="Standard">P. Pouvrelli</text:p>
      <text:p text:style-name="Standard">R. de Chanaco</text:p>
      <text:p text:style-name="Standard">P. de Roniaco</text:p>
      <text:p text:style-name="Standard">R. de Mobins</text:p>
      <text:p text:style-name="Standard">D. de Qadreli</text:p>
      <text:p text:style-name="Standard">G. Homnelini</text:p>
      <text:p text:style-name="Standard"><text:soft-page-break/>G. de Marcello</text:p>
      <text:p text:style-name="Standard">Beatus</text:p>
      <text:p text:style-name="Standard">R. decano</text:p>
      <text:p text:style-name="Standard">Jo. Cantore</text:p>
      <text:p text:style-name="Standard">Su</text:p>
      <text:p text:style-name="Standard">Cancellario</text:p>
      <text:p text:style-name="Standard">eam ad sexoigniti libr</text:p>
      <text:p text:style-name="Standard">P. Pouvrelli</text:p>
      <text:p text:style-name="Standard">G. Duandi</text:p>
      <text:p text:style-name="Standard">adrellis</text:p>
      <text:p text:style-name="Standard">G</text:p>
      <text:p text:style-name="Standard">Garpaudi</text:p>
      <text:p text:style-name="Standard">R. de Chanaco</text:p>
      <text:p text:style-name="Standard">E. Bobit.</text:p>
      <text:p text:style-name="Standard">St. de Parisius</text:p>
      <text:p text:style-name="Standard">P. Barrern</text:p>
      <text:p text:style-name="Standard">G. Fucherii</text:p>
      <text:p text:style-name="Standard">R. Chanelli</text:p>
      <text:p text:style-name="Standard">Conbell</text:p>
      <text:p text:style-name="Standard">P. de Roniaco</text:p>
      <text:p text:style-name="Standard">R. de Molinis</text:p>
      <text:p text:style-name="Standard">G. Hmilini</text:p>
      <text:p text:style-name="Standard">G. de Marcello</text:p>
      <text:p text:style-name="Standard">G. de Duclaro</text:p>
      <text:p text:style-name="Standard">.</text:p>
      <text:p text:style-name="Standard">JViatus</text:p>
      <text:p text:style-name="Standard">oto</text:p>
      <text:p text:style-name="Standard">G. de Lumbris</text:p>
      <text:p text:style-name="Standard">a</text:p>
      <text:p text:style-name="Standard"/>
      <text:p text:style-name="Standard"/>
      <text:p text:style-name="Standard">=FRAN_0393_09545.tif=</text:p>
      <text:p text:style-name="Standard">&gt;&gt;&gt;&gt;&gt;&gt; date &lt;&lt;&lt;&lt;&lt;&lt;&lt;</text:p>
      <text:p text:style-name="Standard">68</text:p>
      <text:p text:style-name="Standard">Annol die mercurii postom fa pr.</text:p>
      <text:p text:style-name="Standard">Ferdum</text:p>
      <text:p text:style-name="Standard"><text:soft-page-break/>Anno L. die veneris post festum cui sansti capitulantibus</text:p>
      <text:p text:style-name="Standard">&gt;&gt;&gt;&gt;&gt;&gt; block &lt;&lt;&lt;&lt;&lt;&lt;&lt;</text:p>
      <text:p text:style-name="Standard">dncta descunto Petri de Clausouti</text:p>
      <text:p text:style-name="Standard">magni et feodum capituli $de $scdo s</text:p>
      <text:p text:style-name="Standard">l que $poset$ popest tene in srds</text:p>
      <text:p text:style-name="Standard">parrochia de Scrcellis et juruxen</text:p>
      <text:p text:style-name="Standard">&gt;&gt;&gt;&gt;&gt;&gt; liste &lt;&lt;&lt;&lt;&lt;&lt;&lt;</text:p>
      <text:p text:style-name="Standard">Vi. cantore</text:p>
      <text:p text:style-name="Standard">J. Sucntor</text:p>
      <text:p text:style-name="Standard">J. Cancellario</text:p>
      <text:p text:style-name="Standard">2</text:p>
      <text:p text:style-name="Standard">J.de Audilencuria</text:p>
      <text:p text:style-name="Standard">J. Cambellari</text:p>
      <text:p text:style-name="Standard">G. Maipand</text:p>
      <text:p text:style-name="Standard">J. Beatus</text:p>
      <text:p text:style-name="Standard">R. de Chanaco</text:p>
      <text:p text:style-name="Standard">G. Coquatricie</text:p>
      <text:p text:style-name="Standard">G. Durandi</text:p>
      <text:p text:style-name="Standard">R. de Molinis</text:p>
      <text:p text:style-name="Standard">D. de Duclrro</text:p>
      <text:p text:style-name="Standard">G. de Lumbris</text:p>
      <text:p text:style-name="Standard">E. Fucher</text:p>
      <text:p text:style-name="Standard">P. Pouvalli</text:p>
      <text:p text:style-name="Standard">Hamelini</text:p>
      <text:p text:style-name="Standard">R. decano</text:p>
      <text:p text:style-name="Standard">P. de Roniaco</text:p>
      <text:p text:style-name="Standard">B. de Molinis</text:p>
      <text:p text:style-name="Standard">Vi Cantore</text:p>
      <text:p text:style-name="Standard">D. de Duclaro</text:p>
      <text:p text:style-name="Standard">J. Succentore</text:p>
      <text:p text:style-name="Standard">P. Pouvrelli</text:p>
      <text:p text:style-name="Standard">J. Cancellario</text:p>
      <text:p text:style-name="Standard">J. Beatus</text:p>
      <text:p text:style-name="Standard">H. penitenciario Gicoquatricis</text:p>
      <text:p text:style-name="Standard">J. de Audelencourt</text:p>
      <text:p text:style-name="Standard">J. Cambellani</text:p>
      <text:p text:style-name="Standard"><text:soft-page-break/>B. Galli</text:p>
      <text:p text:style-name="Standard">G. Durandi</text:p>
      <text:p text:style-name="Standard">E. Fucherii</text:p>
      <text:p text:style-name="Standard">.de Marcello</text:p>
      <text:p text:style-name="Standard">Ji Chanelli</text:p>
      <text:p text:style-name="Standard">Giharpaudi</text:p>
      <text:p text:style-name="Standard">J. de Parisius</text:p>
      <text:p text:style-name="Standard">l</text:p>
      <text:p text:style-name="Standard"/>
      <text:p text:style-name="Standard"/>
      <text:p text:style-name="Standard">=FRAN_0393_09546.tif=</text:p>
      <text:p text:style-name="Standard">&gt;&gt;&gt;&gt;&gt;&gt; date &lt;&lt;&lt;&lt;&lt;&lt;&lt;</text:p>
      <text:p text:style-name="Standard">Anno d die lune ante festum Bi Martini Hm capitulantibus</text:p>
      <text:p text:style-name="Standard">Anno lo die mercurisi . ante festumMartini</text:p>
      <text:p text:style-name="Standard">&gt;&gt;&gt;&gt;&gt;&gt; block &lt;&lt;&lt;&lt;&lt;&lt;&lt;</text:p>
      <text:p text:style-name="Standard">Pepilippus Aguillon</text:p>
      <text:p text:style-name="Standard">Petrus dictuo Pellemelle expretat prebenda sancti M</text:p>
      <text:p text:style-name="Standard">ad nominats Blanche regine etc. vitute gracie</text:p>
      <text:p text:style-name="Standard">datum gracie iiii vi kalendas marcii anno occavo</text:p>
      <text:p text:style-name="Standard">Datum nominat xx die yan annolo</text:p>
      <text:p text:style-name="Standard">procissiis factus per Henutum de domy</text:p>
      <text:p text:style-name="Standard">Johannes Boucelli ad mercurii</text:p>
      <text:p text:style-name="Standard">&gt;&gt;&gt;&gt;&gt;&gt; liste &lt;&lt;&lt;&lt;&lt;&lt;&lt;</text:p>
      <text:p text:style-name="Standard">R. decanus</text:p>
      <text:p text:style-name="Standard">Vi cantor</text:p>
      <text:p text:style-name="Standard">J. Succentor</text:p>
      <text:p text:style-name="Standard">J. Cancellariu</text:p>
      <text:p text:style-name="Standard">H. Penitenciario</text:p>
      <text:p text:style-name="Standard">Vicoquatricis</text:p>
      <text:p text:style-name="Standard">M. de Melloto</text:p>
      <text:p text:style-name="Standard">G. Durandi</text:p>
      <text:p text:style-name="Standard">J. Cambellani</text:p>
      <text:p text:style-name="Standard">G. de Mari</text:p>
      <text:p text:style-name="Standard">R. decano</text:p>
      <text:p text:style-name="Standard">Vi cantore</text:p>
      <text:p text:style-name="Standard">J. Succentore</text:p>
      <text:p text:style-name="Standard"><text:soft-page-break/>Peurgas</text:p>
      <text:p text:style-name="Standard">.de Audelencuria</text:p>
      <text:p text:style-name="Standard">J. Cambellani</text:p>
      <text:p text:style-name="Standard">G. Marpaudi</text:p>
      <text:p text:style-name="Standard">G. Durandi</text:p>
      <text:p text:style-name="Standard">J. Beatus</text:p>
      <text:p text:style-name="Standard">G. coquatricis</text:p>
      <text:p text:style-name="Standard">R. de Molinis</text:p>
      <text:p text:style-name="Standard">H. de Dompia</text:p>
      <text:p text:style-name="Standard">G. de Marcello</text:p>
      <text:p text:style-name="Standard">P. de Roniaco</text:p>
      <text:p text:style-name="Standard">R. de Quadrellis</text:p>
      <text:p text:style-name="Standard">P. Paumelli</text:p>
      <text:p text:style-name="Standard">M. de Melloto</text:p>
      <text:p text:style-name="Standard">G. Hancelnni</text:p>
      <text:p text:style-name="Standard">fut</text:p>
      <text:p text:style-name="Standard"/>
      <text:p text:style-name="Standard"/>
      <text:p text:style-name="Standard">=FRAN_0393_09547.tif=</text:p>
      <text:p text:style-name="Standard">&gt;&gt;&gt;&gt;&gt;&gt; date &lt;&lt;&lt;&lt;&lt;&lt;&lt;</text:p>
      <text:p text:style-name="Standard">duu festi bi Mpariii aiiii l. capitus</text:p>
      <text:p text:style-name="Standard">anni l die sallai post festum Sancti Marini captulis dimvinte capitulo geiali</text:p>
      <text:p text:style-name="Standard">&gt;&gt;&gt;&gt;&gt;&gt; block &lt;&lt;&lt;&lt;&lt;&lt;&lt;</text:p>
      <text:p text:style-name="Standard">sadetum fuit quod quilibet canonecus in priu</text:p>
      <text:p text:style-name="Standard">recepciorde sua teneatur reddere et solvere decem</text:p>
      <text:p text:style-name="Standard">libra davdendum inter canonicos Parisiensis prentes in capitulo loco</text:p>
      <text:p text:style-name="Standard">vetusacionis tands qui cum solebat novis</text:p>
      <text:p text:style-name="Standard">canonicis presendari $et hoc ed$</text:p>
      <text:p text:style-name="Standard">satutum fuit quod de cetero nullus canonicus complle etbs d</text:p>
      <text:p text:style-name="Standard">pr lb $loc pro revisacam cande sed locs hoc ajoni</text:p>
      <text:p text:style-name="Standard">qui recepti que nc susceperunt officiu camere etc. x lb. so.</text:p>
      <text:p text:style-name="Standard">i non in sucurum amedd in prima recepcione sua quolibes</text:p>
      <text:p text:style-name="Standard">solide tenebunt didendas pro prius fueat consuetum etc ano</text:p>
      <text:p text:style-name="Standard">in capitulo hanc Thome existant</text:p>
      <text:p text:style-name="Standard">contumat est capitulum usque ad diem martis inclusi</text:p>
      <text:p text:style-name="Standard">&gt;&gt;&gt;&gt;&gt;&gt; liste &lt;&lt;&lt;&lt;&lt;&lt;&lt;</text:p>
      <text:p text:style-name="Standard"><text:soft-page-break/>H. Penitecirio</text:p>
      <text:p text:style-name="Standard">G. de Martes</text:p>
      <text:p text:style-name="Standard">D. de Ouo</text:p>
      <text:p text:style-name="Standard">P. de Tormato</text:p>
      <text:p text:style-name="Standard">D. de Duclari</text:p>
      <text:p text:style-name="Standard">G. de Lunbi</text:p>
      <text:p text:style-name="Standard">P. Pouvrelli</text:p>
      <text:p text:style-name="Standard">J. Batus</text:p>
      <text:p text:style-name="Standard">G. Bolie</text:p>
      <text:p text:style-name="Standard">Juian</text:p>
      <text:p text:style-name="Standard">P. Barrerii</text:p>
      <text:p text:style-name="Standard">H. de Domperia</text:p>
      <text:p text:style-name="Standard">E. Fucherii</text:p>
      <text:p text:style-name="Standard">G. Hamelini</text:p>
      <text:p text:style-name="Standard">G. conquatdicio</text:p>
      <text:p text:style-name="Standard">Rigalli</text:p>
      <text:p text:style-name="Standard">Sant de Parisius</text:p>
      <text:p text:style-name="Standard">E. Maipactdi</text:p>
      <text:p text:style-name="Standard">J. Cambellani</text:p>
      <text:p text:style-name="Standard">L. de Molinis</text:p>
      <text:p text:style-name="Standard">M. de Melloto</text:p>
      <text:p text:style-name="Standard">J. de Aidolon</text:p>
      <text:p text:style-name="Standard">Vi cantore</text:p>
      <text:p text:style-name="Standard">deputati per annvisaris et horis sunt omini</text:p>
      <text:p text:style-name="Standard">J. Succentore</text:p>
      <text:p text:style-name="Standard">D. de Quandrelli</text:p>
      <text:p text:style-name="Standard">J. Cancellario</text:p>
      <text:p text:style-name="Standard">G. de Lumbris</text:p>
      <text:p text:style-name="Standard">H. Penitenciario</text:p>
      <text:p text:style-name="Standard">D. de Duclaro</text:p>
      <text:p text:style-name="Standard">J. Cambellani</text:p>
      <text:p text:style-name="Standard">Gicoquatricis</text:p>
      <text:p text:style-name="Standard">beatus</text:p>
      <text:p text:style-name="Standard">H. de Dompia</text:p>
      <text:p text:style-name="Standard">. de Marcello</text:p>
      <text:p text:style-name="Standard">P. de Gradrellis</text:p>
      <text:p text:style-name="Standard"><text:soft-page-break/>Porvelli</text:p>
      <text:p text:style-name="Standard">Dullaro</text:p>
      <text:p text:style-name="Standard">Jameur</text:p>
      <text:p text:style-name="Standard">d m</text:p>
      <text:p text:style-name="Standard"/>
      <text:p text:style-name="Standard"/>
      <text:p text:style-name="Standard">=FRAN_0393_09548.tif=</text:p>
      <text:p text:style-name="Standard">&gt;&gt;&gt;&gt;&gt;&gt; date &lt;&lt;&lt;&lt;&lt;&lt;&lt;</text:p>
      <text:p text:style-name="Standard">Anno l. die lune post festum bea Martini lcaus</text:p>
      <text:p text:style-name="Standard">Anne l. die martis posti festum beat Martini capitbus</text:p>
      <text:p text:style-name="Standard">&gt;&gt;&gt;&gt;&gt;&gt; block &lt;&lt;&lt;&lt;&lt;&lt;&lt;</text:p>
      <text:p text:style-name="Standard">P. Pouvrelli</text:p>
      <text:p text:style-name="Standard">R. de Molin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Gicoquatricis</text:p>
      <text:p text:style-name="Standard">J. Cambellani</text:p>
      <text:p text:style-name="Standard">J. Biacus</text:p>
      <text:p text:style-name="Standard">P. de Ronaco</text:p>
      <text:p text:style-name="Standard">G. de Marcello</text:p>
      <text:p text:style-name="Standard">G. Hamelini</text:p>
      <text:p text:style-name="Standard">G. de Lumbris</text:p>
      <text:p text:style-name="Standard">D. de Duclaro</text:p>
      <text:p text:style-name="Standard">R. Fucherii</text:p>
      <text:p text:style-name="Standard">Vilantore</text:p>
      <text:p text:style-name="Standard">J. Succentore</text:p>
      <text:p text:style-name="Standard">J. Cancellario</text:p>
      <text:p text:style-name="Standard">H. Penitenciario</text:p>
      <text:p text:style-name="Standard">J. Cambellani</text:p>
      <text:p text:style-name="Standard">G. roquitricis</text:p>
      <text:p text:style-name="Standard">E. Fucherii</text:p>
      <text:p text:style-name="Standard">P. de Boniaco</text:p>
      <text:p text:style-name="Standard">G. Hamelini</text:p>
      <text:p text:style-name="Standard">E. Fucherii</text:p>
      <text:p text:style-name="Standard"><text:soft-page-break/>D. de Duclaro</text:p>
      <text:p text:style-name="Standard">G. de M</text:p>
      <text:p text:style-name="Standard">J. Beatus</text:p>
      <text:p text:style-name="Standard">R. de Molinis</text:p>
      <text:p text:style-name="Standard">P. Pouvrelli</text:p>
      <text:p text:style-name="Standard"/>
      <text:p text:style-name="Standard"/>
      <text:p text:style-name="Standard">=FRAN_0393_09549.tif=</text:p>
      <text:p text:style-name="Standard">&gt;&gt;&gt;&gt;&gt;&gt; date &lt;&lt;&lt;&lt;&lt;&lt;&lt;</text:p>
      <text:p text:style-name="Standard">479.</text:p>
      <text:p text:style-name="Standard">Annolidie dost festumi vi martai capitulantibus</text:p>
      <text:p text:style-name="Standard">Anno Lordie veneris post otabis Marti capitulatbui</text:p>
      <text:p text:style-name="Standard">&gt;&gt;&gt;&gt;&gt;&gt; block &lt;&lt;&lt;&lt;&lt;&lt;&lt;</text:p>
      <text:p text:style-name="Standard">capilus nec ipse penitentr non admiserunt</text:p>
      <text:p text:style-name="Standard">tuis divitis renunciavit vinee penitent</text:p>
      <text:p text:style-name="Standard">a J. Hardo Picardi et eis spx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tellari</text:p>
      <text:p text:style-name="Standard">hpenitenci</text:p>
      <text:p text:style-name="Standard">J. Cambellani</text:p>
      <text:p text:style-name="Standard">J.bearus</text:p>
      <text:p text:style-name="Standard">H. de Don</text:p>
      <text:p text:style-name="Standard">E. Fucherii</text:p>
      <text:p text:style-name="Standard">G. de Martello</text:p>
      <text:p text:style-name="Standard">P. de Ronaco</text:p>
      <text:p text:style-name="Standard">D. de Quidrellis</text:p>
      <text:p text:style-name="Standard">G. de Lumbris</text:p>
      <text:p text:style-name="Standard">R. de Molinis</text:p>
      <text:p text:style-name="Standard">P. Pouvelli</text:p>
      <text:p text:style-name="Standard">G. Haurelini</text:p>
      <text:p text:style-name="Standard">Vi Cantore</text:p>
      <text:p text:style-name="Standard">J. Succentore</text:p>
      <text:p text:style-name="Standard">J. Cancellario</text:p>
      <text:p text:style-name="Standard">Mitentar</text:p>
      <text:p text:style-name="Standard"><text:soft-page-break/>E. Jucherii</text:p>
      <text:p text:style-name="Standard">J. Bratus</text:p>
      <text:p text:style-name="Standard">G. de Maicello</text:p>
      <text:p text:style-name="Standard">D. de Quadrelli</text:p>
      <text:p text:style-name="Standard">G. de Curcibrs</text:p>
      <text:p text:style-name="Standard">R. de Moline</text:p>
      <text:p text:style-name="Standard">M. de Melloto</text:p>
      <text:p text:style-name="Standard">G. de Lumbris</text:p>
      <text:p text:style-name="Standard">P. Pouvrelli</text:p>
      <text:p text:style-name="Standard">D. de Duclari</text:p>
      <text:p text:style-name="Standard">G. Hamelini</text:p>
      <text:p text:style-name="Standard">P Ronaco</text:p>
      <text:p text:style-name="Standard"/>
      <text:p text:style-name="Standard"/>
      <text:p text:style-name="Standard">=FRAN_0393_09550.tif=</text:p>
      <text:p text:style-name="Standard">&gt;&gt;&gt;&gt;&gt;&gt; date &lt;&lt;&lt;&lt;&lt;&lt;&lt;</text:p>
      <text:p text:style-name="Standard">Annol die lune antefestum hecti Llementi caplelalanis</text:p>
      <text:p text:style-name="Standard">Anno l die mertiuri autes festum Beat Batine ligie capitulantibus</text:p>
      <text:p text:style-name="Standard">&gt;&gt;&gt;&gt;&gt;&gt; block &lt;&lt;&lt;&lt;&lt;&lt;&lt;</text:p>
      <text:p text:style-name="Standard">Annol die martis antelateriam capituli</text:p>
      <text:p text:style-name="Standard">R. decano Viernitore J. Succentore</text:p>
      <text:p text:style-name="Standard">M.de Melloto. J.cancella rchpenitenciariu Pdo Viaco</text:p>
      <text:p text:style-name="Standard">Gicognatutis. G. de Cartiliso Ppinurelli E Fucher</text:p>
      <text:p text:style-name="Standard">H. de Dompia. G. de Luabitr Jcambellani R. de Moli</text:p>
      <text:p text:style-name="Standard">us D. de Daclaro</text:p>
      <text:p text:style-name="Standard">Sancti Marcini et $Picon$</text:p>
      <text:p text:style-name="Standard">celauns</text:p>
      <text:p text:style-name="Standard">Prier</text:p>
      <text:p text:style-name="Standard">de malo respectu emendavunt de eo</text:p>
      <text:p text:style-name="Standard">Intraverunt domum magistri Gerardi d</text:p>
      <text:p text:style-name="Standard">curcilis etc. pro vno priore habendo ett.</text:p>
      <text:p text:style-name="Standard">R. de Molinis</text:p>
      <text:p text:style-name="Standard">presentibus Hide villacrucis Petro de Capinvillai</text:p>
      <text:p text:style-name="Standard">St. de Parisius</text:p>
      <text:p text:style-name="Standard">A. do Civilliaco</text:p>
      <text:p text:style-name="Standard">&gt;&gt;&gt;&gt;&gt;&gt; liste &lt;&lt;&lt;&lt;&lt;&lt;&lt;</text:p>
      <text:p text:style-name="Standard"><text:soft-page-break/>Vi cantore</text:p>
      <text:p text:style-name="Standard">J. Succentore</text:p>
      <text:p text:style-name="Standard">J. Cancellario</text:p>
      <text:p text:style-name="Standard">H. penitenciario</text:p>
      <text:p text:style-name="Standard">Ei Fucherii</text:p>
      <text:p text:style-name="Standard">P. de Ronianto</text:p>
      <text:p text:style-name="Standard">G. de Curcilis</text:p>
      <text:p text:style-name="Standard">J. Cambellani</text:p>
      <text:p text:style-name="Standard">G. de Lumbris</text:p>
      <text:p text:style-name="Standard">D. de Duclaro</text:p>
      <text:p text:style-name="Standard">P. Pouvrelli</text:p>
      <text:p text:style-name="Standard">G. Hamelini</text:p>
      <text:p text:style-name="Standard">Drde Guadrellis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P. de Boniaco</text:p>
      <text:p text:style-name="Standard">G. de Curcilis</text:p>
      <text:p text:style-name="Standard">D. de Quadrellis</text:p>
      <text:p text:style-name="Standard">P. de Roniaco</text:p>
      <text:p text:style-name="Standard">P. Pouvelli</text:p>
      <text:p text:style-name="Standard">E. Fucherii</text:p>
      <text:p text:style-name="Standard">G. de Lumbris</text:p>
      <text:p text:style-name="Standard">J. Cambellani</text:p>
      <text:p text:style-name="Standard">R. de Moline</text:p>
      <text:p text:style-name="Standard">de Duclaro</text:p>
      <text:p text:style-name="Standard"/>
      <text:p text:style-name="Standard"/>
      <text:p text:style-name="Standard">=FRAN_0393_09551.tif=</text:p>
      <text:p text:style-name="Standard">&gt;&gt;&gt;&gt;&gt;&gt; date &lt;&lt;&lt;&lt;&lt;&lt;&lt;</text:p>
      <text:p text:style-name="Standard">15</text:p>
      <text:p text:style-name="Standard">Anno l. die veneris post festum de Late Bugini capitulantibus</text:p>
      <text:p text:style-name="Standard">Anno lo die lune in vigilia Sancti Audree apos capitulantibus</text:p>
      <text:p text:style-name="Standard">&gt;&gt;&gt;&gt;&gt;&gt; block &lt;&lt;&lt;&lt;&lt;&lt;&lt;</text:p>
      <text:p text:style-name="Standard">Cppcio Can</text:p>
      <text:p text:style-name="Standard"><text:soft-page-break/>Hodie fuit receptus Bernardus de Nanthodoro</text:p>
      <text:p text:style-name="Standard">ad prebenda que fuit Johannis de Cecano $per pars in persinam</text:p>
      <text:p text:style-name="Standard">Petri Fabri ejus procuratore presentius magistris Johanne promotire</text:p>
      <text:p text:style-name="Standard">Johanne de Lestran</text:p>
      <text:p text:style-name="Standard">Datum gracie viii fa. septembris anno noi</text:p>
      <text:p text:style-name="Standard">Eivotus Britonis emendavit de eo quod sregit</text:p>
      <text:p text:style-name="Standard">immmivitatem claustri et inciavit domum magistri</text:p>
      <text:p text:style-name="Standard">Gerardi de Curcilis etc.</text:p>
      <text:p text:style-name="Standard">presentis Griverio de Placensis Johanne Piperis Petro Aniane</text:p>
      <text:p text:style-name="Standard">&gt;&gt;&gt;&gt;&gt;&gt; liste &lt;&lt;&lt;&lt;&lt;&lt;&lt;</text:p>
      <text:p text:style-name="Standard">Vi cantore</text:p>
      <text:p text:style-name="Standard">Suc</text:p>
      <text:p text:style-name="Standard">PCantellario</text:p>
      <text:p text:style-name="Standard">osdea</text:p>
      <text:p text:style-name="Standard">G. de Curcilio</text:p>
      <text:p text:style-name="Standard">J. Cambellani</text:p>
      <text:p text:style-name="Standard">P. de Roniaco</text:p>
      <text:p text:style-name="Standard">E. Fucher</text:p>
      <text:p text:style-name="Standard">S. de Duclaro</text:p>
      <text:p text:style-name="Standard">L. de Molinis</text:p>
      <text:p text:style-name="Standard">P. Pouvelli</text:p>
      <text:p text:style-name="Standard">G. de Lumbris</text:p>
      <text:p text:style-name="Standard">G. Hamelini</text:p>
      <text:p text:style-name="Standard">J. Beatus</text:p>
      <text:p text:style-name="Standard">G. de Marcelli</text:p>
      <text:p text:style-name="Standard">D. de quadcellis</text:p>
      <text:p text:style-name="Standard">O. decano</text:p>
      <text:p text:style-name="Standard">Vi cantore</text:p>
      <text:p text:style-name="Standard">J. Cancellario</text:p>
      <text:p text:style-name="Standard">H. penitenciario</text:p>
      <text:p text:style-name="Standard">G. de Curcilis</text:p>
      <text:p text:style-name="Standard">D. de Quadrellis</text:p>
      <text:p text:style-name="Standard">G. de Lumbris</text:p>
      <text:p text:style-name="Standard">E. Fucherii</text:p>
      <text:p text:style-name="Standard">P. Pouvrelli</text:p>
      <text:p text:style-name="Standard"/>
      <text:p text:style-name="Standard"><text:soft-page-break/></text:p>
      <text:p text:style-name="Standard">=FRAN_0393_09552.tif=</text:p>
      <text:p text:style-name="Standard">&gt;&gt;&gt;&gt;&gt;&gt; date &lt;&lt;&lt;&lt;&lt;&lt;&lt;</text:p>
      <text:p text:style-name="Standard">Anno li diemercuri post sfestum bii ondie aio apitulantibus</text:p>
      <text:p text:style-name="Standard">Anno L. die veneris posti festum bei andre aposo capitulatibus</text:p>
      <text:p text:style-name="Standard">&gt;&gt;&gt;&gt;&gt;&gt; block &lt;&lt;&lt;&lt;&lt;&lt;&lt;</text:p>
      <text:p text:style-name="Standard">Hodie domino Srmis se opposuit con moite et protestatus</text:p>
      <text:p text:style-name="Standard">fuit de monstrando solut</text:p>
      <text:p text:style-name="Standard">Magister Johannes de Bruolio etc.</text:p>
      <text:p text:style-name="Standard">magister Nicolaus de Artisio est receptus</text:p>
      <text:p text:style-name="Standard">consiliariu capituli in rmnito</text:p>
      <text:p text:style-name="Standard">Nevelo de Chilis clericus $nuper quondam caplillau</text:p>
      <text:p text:style-name="Standard">Item Augustini tradidit decm phorus aurd</text:p>
      <text:p text:style-name="Standard">ad opus increncti reddituri qpus capillani</text:p>
      <text:p text:style-name="Standard">G. Fucherii J Bayydo</text:p>
      <text:p text:style-name="Standard">commoran</text:p>
      <text:p text:style-name="Standard">de Lumbris.</text:p>
      <text:p text:style-name="Standard">$ullee$ Briçonis ante stala Sancti Marcini</text:p>
      <text:p text:style-name="Standard">candilemrunt</text:p>
      <text:p text:style-name="Standard">Johannes Camerarius Guillelmus Major colars</text:p>
      <text:p text:style-name="Standard">die venis post aphiam.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G. de Marcello</text:p>
      <text:p text:style-name="Standard">P. de Roniaco</text:p>
      <text:p text:style-name="Standard">G. Hamelini</text:p>
      <text:p text:style-name="Standard">D. de Duclaro</text:p>
      <text:p text:style-name="Standard">P. Pouvrelli</text:p>
      <text:p text:style-name="Standard">E. Fucherii</text:p>
      <text:p text:style-name="Standard">G. de Lumbris</text:p>
      <text:p text:style-name="Standard">R. decano</text:p>
      <text:p text:style-name="Standard">Vi cantere</text:p>
      <text:p text:style-name="Standard"><text:soft-page-break/>H. Peniteniao</text:p>
      <text:p text:style-name="Standard">J. Cambellani</text:p>
      <text:p text:style-name="Standard">S. de Parisius</text:p>
      <text:p text:style-name="Standard">G. de Marcello</text:p>
      <text:p text:style-name="Standard">G. de Caralis</text:p>
      <text:p text:style-name="Standard">G. Hamelini</text:p>
      <text:p text:style-name="Standard">P. de Rocraco</text:p>
      <text:p text:style-name="Standard">D. de Duclaro</text:p>
      <text:p text:style-name="Standard">R. de Molinis</text:p>
      <text:p text:style-name="Standard"/>
      <text:p text:style-name="Standard"/>
      <text:p text:style-name="Standard">=FRAN_0393_09553.tif=</text:p>
      <text:p text:style-name="Standard">&gt;&gt;&gt;&gt;&gt;&gt; date &lt;&lt;&lt;&lt;&lt;&lt;&lt;</text:p>
      <text:p text:style-name="Standard">477</text:p>
      <text:p text:style-name="Standard">Annol die veneris post festum concepcionis de Mane oirginis apitulantibus</text:p>
      <text:p text:style-name="Standard">&gt;&gt;&gt;&gt;&gt;&gt; block &lt;&lt;&lt;&lt;&lt;&lt;&lt;</text:p>
      <text:p text:style-name="Standard">Anno li de axitis in oigilia toncpcionis beati Marie capitulantibus</text:p>
      <text:p text:style-name="Standard">Ml</text:p>
      <text:p text:style-name="Standard">Hodiesteptus Johannes Natus Igerrans du Petii</text:p>
      <text:p text:style-name="Standard">clier ad prebenda magistri Petu de Alireto</text:p>
      <text:p text:style-name="Standard">ditum graciavii idne novembris anno nono</text:p>
      <text:p text:style-name="Standard">procuratore abbtis et conventus de Barbello habet</text:p>
      <text:p text:style-name="Standard">ibiem ad primam dic capitulitier pist exhiam</text:p>
      <text:p text:style-name="Standard">negocium Gaufudibuconis est commissum</text:p>
      <text:p text:style-name="Standard">domino Johanni Succente et stepeprio de Parsins etherc</text:p>
      <text:p text:style-name="Standard">et huc die ad viii dies</text:p>
      <text:p text:style-name="Standard">ipse Gaufridus emendavit deer provi</text:p>
      <text:p text:style-name="Standard">imposuit in clericum diferenteur mandit</text:p>
      <text:p text:style-name="Standard">presetius magistro laurees camrariis laico viff</text:p>
      <text:p text:style-name="Standard">&gt;&gt;&gt;&gt;&gt;&gt; liste &lt;&lt;&lt;&lt;&lt;&lt;&lt;</text:p>
      <text:p text:style-name="Standard">D. Decano</text:p>
      <text:p text:style-name="Standard">Vi. Cantore</text:p>
      <text:p text:style-name="Standard">J. Succentore</text:p>
      <text:p text:style-name="Standard">Jcancellario</text:p>
      <text:p text:style-name="Standard">H. Penitenciario</text:p>
      <text:p text:style-name="Standard">J. cambelland</text:p>
      <text:p text:style-name="Standard"><text:soft-page-break/>P. Pouvrelli</text:p>
      <text:p text:style-name="Standard">R. de Pausone</text:p>
      <text:p text:style-name="Standard">R. Chanelli</text:p>
      <text:p text:style-name="Standard">P. de Pontato</text:p>
      <text:p text:style-name="Standard">G. de Luniers</text:p>
      <text:p text:style-name="Standard">G. Hamelini</text:p>
      <text:p text:style-name="Standard">1</text:p>
      <text:p text:style-name="Standard">D. de Duclaro</text:p>
      <text:p text:style-name="Standard">R. Fucheri</text:p>
      <text:p text:style-name="Standard">Nicolaus de Ba</text:p>
      <text:p text:style-name="Standard">Vi cantore</text:p>
      <text:p text:style-name="Standard">J. Succentore</text:p>
      <text:p text:style-name="Standard">G</text:p>
      <text:p text:style-name="Standard">Jclaubellani</text:p>
      <text:p text:style-name="Standard">St. de Parisius</text:p>
      <text:p text:style-name="Standard">G. de Marcello</text:p>
      <text:p text:style-name="Standard">P. de Roniaco</text:p>
      <text:p text:style-name="Standard">G. Hamelini</text:p>
      <text:p text:style-name="Standard">G. de Curalis</text:p>
      <text:p text:style-name="Standard">E. Fucherii</text:p>
      <text:p text:style-name="Standard">R. de Molinis et</text:p>
      <text:p text:style-name="Standard">G. Marpaudi</text:p>
      <text:p text:style-name="Standard">J. de Audelencourt</text:p>
      <text:p text:style-name="Standard"/>
      <text:p text:style-name="Standard"/>
      <text:p text:style-name="Standard">=FRAN_0393_09554.tif=</text:p>
      <text:p text:style-name="Standard">&gt;&gt;&gt;&gt;&gt;&gt; date &lt;&lt;&lt;&lt;&lt;&lt;&lt;</text:p>
      <text:p text:style-name="Standard">Anno lodie lune in festo beaet Larcie vigescpitulantibus</text:p>
      <text:p text:style-name="Standard">Anno le die veris mercurisis post festum contepi capitulatbus</text:p>
      <text:p text:style-name="Standard">&gt;&gt;&gt;&gt;&gt;&gt; block &lt;&lt;&lt;&lt;&lt;&lt;&lt;</text:p>
      <text:p text:style-name="Standard">Anno et die preictis Johannes Alonnauiu sn antetam sibi fa de benefi</text:p>
      <text:p text:style-name="Standard">erdestito curinie etc non curie vacantes vel vacur in collacione episcopi dedctari et capituli</text:p>
      <text:p text:style-name="Standard">et oca si in eccesia rathodial pro curatum Sancti Ncolai de Onduet</text:p>
      <text:p text:style-name="Standard">subixecutors datum ab abbe Sancti Victoris</text:p>
      <text:p text:style-name="Standard">Dtrm gracie qu unar alio sceptis</text:p>
      <text:p text:style-name="Standard">presenisbus H. Sapieniis N. de Civillis H. flogeri</text:p>
      <text:p text:style-name="Standard"><text:soft-page-break/>Hodie vicari canonici sanctorum Johannes et Vyens et macicer</text:p>
      <text:p text:style-name="Standard">suppaci quod exederetur eis viium quod es</text:p>
      <text:p text:style-name="Standard">e gracia ad eorem supplicaiem</text:p>
      <text:p text:style-name="Standard">&gt;&gt;&gt;&gt;&gt;&gt; liste &lt;&lt;&lt;&lt;&lt;&lt;&lt;</text:p>
      <text:p text:style-name="Standard">Vi cantore</text:p>
      <text:p text:style-name="Standard">Garcho Brie</text:p>
      <text:p text:style-name="Standard">cuod ad rei</text:p>
      <text:p text:style-name="Standard">J. Succentore</text:p>
      <text:p text:style-name="Standard">P. de Roniaco</text:p>
      <text:p text:style-name="Standard">G. de Curtilis</text:p>
      <text:p text:style-name="Standard">R. de Molinis</text:p>
      <text:p text:style-name="Standard">P. Pouvrelli</text:p>
      <text:p text:style-name="Standard">D. de Duclaro</text:p>
      <text:p text:style-name="Standard">G. de Lumbris</text:p>
      <text:p text:style-name="Standard">E. Fucherii</text:p>
      <text:p text:style-name="Standard">G. Hamelini</text:p>
      <text:p text:style-name="Standard">G. de Martello</text:p>
      <text:p text:style-name="Standard">Vi cantore G. de Mrcello</text:p>
      <text:p text:style-name="Standard">J. Succentore dide Dirbuo</text:p>
      <text:p text:style-name="Standard">J. Cancellario</text:p>
      <text:p text:style-name="Standard">J. Peniteniario</text:p>
      <text:p text:style-name="Standard">E. Fucherii</text:p>
      <text:p text:style-name="Standard">Sictu de Parisius</text:p>
      <text:p text:style-name="Standard">P. de Roniaco</text:p>
      <text:p text:style-name="Standard">G. Hamehy</text:p>
      <text:p text:style-name="Standard">G. de Curtilos</text:p>
      <text:p text:style-name="Standard">G. de Lumyboy</text:p>
      <text:p text:style-name="Standard">L. Pounell</text:p>
      <text:p text:style-name="Standard"/>
      <text:p text:style-name="Standard"/>
      <text:p text:style-name="Standard">=FRAN_0393_09555.tif=</text:p>
      <text:p text:style-name="Standard">&gt;&gt;&gt;&gt;&gt;&gt; block &lt;&lt;&lt;&lt;&lt;&lt;&lt;</text:p>
      <text:p text:style-name="Standard">cu prisionie fimilo domini Michi</text:p>
      <text:p text:style-name="Standard">daricato et jurii stare juriru pere ad omnes dici</text:p>
      <text:p text:style-name="Standard">ar laico Hiflogii sculario</text:p>
      <text:p text:style-name="Standard">Guillelmus Oullartis magister de lit</text:p>
      <text:p text:style-name="Standard"><text:soft-page-break/>Tysons maior Symona la Berangliere nomie materie</text:p>
      <text:p text:style-name="Standard">a lii d. de Corneilles</text:p>
      <text:p text:style-name="Standard">&gt;&gt;&gt;&gt;&gt;&gt; liste &lt;&lt;&lt;&lt;&lt;&lt;&lt;</text:p>
      <text:p text:style-name="Standard">419</text:p>
      <text:p text:style-name="Standard">G</text:p>
      <text:p text:style-name="Standard">Sncellaio</text:p>
      <text:p text:style-name="Standard">d</text:p>
      <text:p text:style-name="Standard">te</text:p>
      <text:p text:style-name="Standard">Jmela</text:p>
      <text:p text:style-name="Standard">Duclaro</text:p>
      <text:p text:style-name="Standard">Molins</text:p>
      <text:p text:style-name="Standard">Fucherii</text:p>
      <text:p text:style-name="Standard"/>
      <text:p text:style-name="Standard"/>
      <text:p text:style-name="Standard">=FRAN_0393_09556.tif=</text:p>
      <text:p text:style-name="Standard">&gt;&gt;&gt;&gt;&gt;&gt; block &lt;&lt;&lt;&lt;&lt;&lt;&lt;</text:p>
      <text:p text:style-name="Standard">Discretus vir magister Johannes Mali Marhno</text:p>
      <text:p text:style-name="Standard">clericus Xançonensis diocesis expectans in collaco</text:p>
      <text:p text:style-name="Standard">episcopi et capituli Parisiensis in emvitatee diceis vni</text:p>
      <text:p text:style-name="Standard">suv cura cujus fructus summa sexagint</text:p>
      <text:p text:style-name="Standard">libras Pars.e etc. facit procurator ad persegudm</text:p>
      <text:p text:style-name="Standard">etc magistrum Guidonem magistrum Iter</text:p>
      <text:p text:style-name="Standard">ny Xautonsis diocesis dominos Johannem Aurel</text:p>
      <text:p text:style-name="Standard">ecclesie Sancte opovit Parisiensis Stephanum de Sancto do</text:p>
      <text:p text:style-name="Standard">ecclesie predicte uenonem Marescalli et Johannem Maris</text:p>
      <text:p text:style-name="Standard">habentum flogerii hamonem Angliti et Guilleum</text:p>
      <text:p text:style-name="Standard">scour</text:p>
      <text:p text:style-name="Standard">Item alia magistrum Guidonem de Veliaco canonii</text:p>
      <text:p text:style-name="Standard">de Campellanis in Bria Par. diocesis Jacobum de Pany</text:p>
      <text:p text:style-name="Standard">ne ejusdem tcce canonicum Item smuos videnict Johannem Chu</text:p>
      <text:p text:style-name="Standard">chavensa vicarum in eadem ecclesia Stephanum Laurer</text:p>
      <text:p text:style-name="Standard">Robertum de Mely vicari Sancti Victoris Jacobum coc.</text:p>
      <text:p text:style-name="Standard">clericum Parisiensis diocesis</text:p>
      <text:p text:style-name="Standard">&gt;&gt;&gt;&gt;&gt;&gt; liste &lt;&lt;&lt;&lt;&lt;&lt;&lt;</text:p>
      <text:p text:style-name="Standard">Vi cantore</text:p>
      <text:p text:style-name="Standard">G. Archiaco Brie</text:p>
      <text:p text:style-name="Standard"><text:soft-page-break/>J. Succentore</text:p>
      <text:p text:style-name="Standard">J. Cancellario</text:p>
      <text:p text:style-name="Standard">H. Penitenciario</text:p>
      <text:p text:style-name="Standard">J. de Andeleturia</text:p>
      <text:p text:style-name="Standard">E. Fucherii</text:p>
      <text:p text:style-name="Standard">G. de Curtilie</text:p>
      <text:p text:style-name="Standard">G. de Marcello</text:p>
      <text:p text:style-name="Standard">J. Cambellani</text:p>
      <text:p text:style-name="Standard">R. Chamnelli</text:p>
      <text:p text:style-name="Standard">D. de Quadrelli</text:p>
      <text:p text:style-name="Standard">G. Hamelini</text:p>
      <text:p text:style-name="Standard">P. de Roniaco</text:p>
      <text:p text:style-name="Standard">D. de Duclaro</text:p>
      <text:p text:style-name="Standard">G. de Lumbris</text:p>
      <text:p text:style-name="Standard">E. Bohie</text:p>
      <text:p text:style-name="Standard">P. Barrerii</text:p>
      <text:p text:style-name="Standard">Infirmi</text:p>
      <text:p text:style-name="Standard">G. Marpandi</text:p>
      <text:p text:style-name="Standard">R. de Molinis</text:p>
      <text:p text:style-name="Standard">cratus</text:p>
      <text:p text:style-name="Standard">S. de Parisius</text:p>
      <text:p text:style-name="Standard">G. Coquatricis</text:p>
      <text:p text:style-name="Standard">Pouvurelli in Parlancto</text:p>
      <text:p text:style-name="Standard"/>
      <text:p text:style-name="Standard"/>
      <text:p text:style-name="Standard">=FRAN_0393_09557.tif=</text:p>
      <text:p text:style-name="Standard">&gt;&gt;&gt;&gt;&gt;&gt; date &lt;&lt;&lt;&lt;&lt;&lt;&lt;</text:p>
      <text:p text:style-name="Standard">481</text:p>
      <text:p text:style-name="Standard">Anno lo die veneris in vigili fest Natuviatis domini capiulantui</text:p>
      <text:p text:style-name="Standard">&gt;&gt;&gt;&gt;&gt;&gt; block &lt;&lt;&lt;&lt;&lt;&lt;&lt;</text:p>
      <text:p text:style-name="Standard">dicit Johannes de Parsius procurator Petri Feroi</text:p>
      <text:p text:style-name="Standard">capellani ad altare Sancti Dyonisii i ecclesia</text:p>
      <text:p text:style-name="Standard">Par. permutavit capellanum illi cum</text:p>
      <text:p text:style-name="Standard">Capello</text:p>
      <text:p text:style-name="Standard">domino Jacobo de Calqueys Josbytro capellani</text:p>
      <text:p text:style-name="Standard">cu so Marie et leaterine de Muribelle</text:p>
      <text:p text:style-name="Standard"><text:soft-page-break/>Anno L. die mane post fest naturta duii i.</text:p>
      <text:p text:style-name="Standard">dominis cantore succentore / Cancellaria R. de Aolin</text:p>
      <text:p text:style-name="Standard">P. de Ronaco Cl. Fubii. Aditephana de Par</text:p>
      <text:p text:style-name="Standard">ipso Gage Sephanus traddie dicto magistro P. de Tourre</text:p>
      <text:p text:style-name="Standard">Eagenaris et.</text:p>
      <text:p text:style-name="Standard">iiii et xii scuta aau $p$ recpeat mutus nostris cant</text:p>
      <text:p text:style-name="Standard">loco iiiior lba jtr in Clris alb</text:p>
      <text:p text:style-name="Standard">de ohaanro dicte Par. elio de porma unniversis Et odunam</text:p>
      <text:p text:style-name="Standard">domini quod fier quictancia nomine cituli vo cuvario</text:p>
      <text:p text:style-name="Standard">officii d omns Berado</text:p>
      <text:p text:style-name="Standard">&gt;&gt;&gt;&gt;&gt;&gt; liste &lt;&lt;&lt;&lt;&lt;&lt;&lt;</text:p>
      <text:p text:style-name="Standard">*A</text:p>
      <text:p text:style-name="Standard">J. Succenore</text:p>
      <text:p text:style-name="Standard">M</text:p>
      <text:p text:style-name="Standard">J. Cancellario</text:p>
      <text:p text:style-name="Standard">Perte</text:p>
      <text:p text:style-name="Standard">J. de Andelotur</text:p>
      <text:p text:style-name="Standard">D. de Quadreilis</text:p>
      <text:p text:style-name="Standard">G. de Marcello</text:p>
      <text:p text:style-name="Standard">G. de Curailis</text:p>
      <text:p text:style-name="Standard">G. Hamelini</text:p>
      <text:p text:style-name="Standard">D. de Duclaro</text:p>
      <text:p text:style-name="Standard">P. Pouvrelli</text:p>
      <text:p text:style-name="Standard">G. de Lumabri</text:p>
      <text:p text:style-name="Standard">E. Fucheni</text:p>
      <text:p text:style-name="Standard">J Chauvgel</text:p>
      <text:p text:style-name="Standard">P. Pouvelle</text:p>
      <text:p text:style-name="Standard">Gi coquatacis</text:p>
      <text:p text:style-name="Standard"/>
      <text:p text:style-name="Standard"/>
      <text:p text:style-name="Standard">=FRAN_0393_09558.tif=</text:p>
      <text:p text:style-name="Standard">&gt;&gt;&gt;&gt;&gt;&gt; date &lt;&lt;&lt;&lt;&lt;&lt;&lt;</text:p>
      <text:p text:style-name="Standard">Anno l die lune ptt festum epiphanis</text:p>
      <text:p text:style-name="Standard">Anno L. die lune post epihaniam capitli</text:p>
      <text:p text:style-name="Standard">&gt;&gt;&gt;&gt;&gt;&gt; block &lt;&lt;&lt;&lt;&lt;&lt;&lt;</text:p>
      <text:p text:style-name="Standard">+ anno predicto die lune post apishilium due</text:p>
      <text:p text:style-name="Standard"><text:soft-page-break/>Guillelmus curn de Bonginal Gagiavit</text:p>
      <text:p text:style-name="Standard">emendni</text:p>
      <text:p text:style-name="Standard">hodie fuit veliberata tera Ayneti de Chartre</text:p>
      <text:p text:style-name="Standard">abbaqse de Odera / et in casu non debentur</text:p>
      <text:p text:style-name="Standard">sibi promisit redde obligicone di domnia bona</text:p>
      <text:p text:style-name="Standard">etc Nicoluus de Villaco procuratore guenu</text:p>
      <text:p text:style-name="Standard">et Dyonisis Faidelli obligacone se etc.</text:p>
      <text:p text:style-name="Standard">D. de Daclaro</text:p>
      <text:p text:style-name="Standard">presentbus H. Flogerii Abertaudo Brunensi</text:p>
      <text:p text:style-name="Standard">hodie dictas Bertandus qui polebert</text:p>
      <text:p text:style-name="Standard">de rere officium matucinrim requisarit</text:p>
      <text:p text:style-name="Standard">capitulum de ponend officiariis</text:p>
      <text:p text:style-name="Standard">&gt;&gt;&gt;&gt;&gt;&gt; liste &lt;&lt;&lt;&lt;&lt;&lt;&lt;</text:p>
      <text:p text:style-name="Standard">Vi. Cantore</text:p>
      <text:p text:style-name="Standard">G. Archaobne</text:p>
      <text:p text:style-name="Standard">J. Cancellario</text:p>
      <text:p text:style-name="Standard">H. Penitenciario</text:p>
      <text:p text:style-name="Standard">J. de Audelencourt</text:p>
      <text:p text:style-name="Standard">J. Cambellani</text:p>
      <text:p text:style-name="Standard">G. Marpaudi</text:p>
      <text:p text:style-name="Standard">Gcoquatricis</text:p>
      <text:p text:style-name="Standard">P. de Quadrollio</text:p>
      <text:p text:style-name="Standard">G. Hamelini</text:p>
      <text:p text:style-name="Standard">G. de Citilis</text:p>
      <text:p text:style-name="Standard">B. de Molinis</text:p>
      <text:p text:style-name="Standard">G. de Lumbris</text:p>
      <text:p text:style-name="Standard">D. de Duclaro</text:p>
      <text:p text:style-name="Standard">A. Cantore</text:p>
      <text:p text:style-name="Standard">G. Archidiacono Brie</text:p>
      <text:p text:style-name="Standard">J. Succentore</text:p>
      <text:p text:style-name="Standard">H. Penitenciario</text:p>
      <text:p text:style-name="Standard">G. de Mancello</text:p>
      <text:p text:style-name="Standard">G. Hamelin</text:p>
      <text:p text:style-name="Standard">P. de Nnaco</text:p>
      <text:p text:style-name="Standard">G. de Crtilos</text:p>
      <text:p text:style-name="Standard">R. de Vailire</text:p>
      <text:p text:style-name="Standard"><text:soft-page-break/>S. Cambellani</text:p>
      <text:p text:style-name="Standard"/>
      <text:p text:style-name="Standard"/>
      <text:p text:style-name="Standard">=FRAN_0393_09559.tif=</text:p>
      <text:p text:style-name="Standard">&gt;&gt;&gt;&gt;&gt;&gt; block &lt;&lt;&lt;&lt;&lt;&lt;&lt;</text:p>
      <text:p text:style-name="Standard">lblio .</text:p>
      <text:p text:style-name="Standard">Jodu fuit receptus dominus Petrus </text:p>
      <text:p text:style-name="Standard">foresta ad episcopatum Par.ensis in personam dio</text:p>
      <text:p text:style-name="Standard">Juliani Bocselli eu procurator</text:p>
      <text:p text:style-name="Standard">&gt;&gt;&gt;&gt;&gt;&gt; liste &lt;&lt;&lt;&lt;&lt;&lt;&lt;</text:p>
      <text:p text:style-name="Standard">G. Cantore</text:p>
      <text:p text:style-name="Standard">G. Alchidiaco Brie</text:p>
      <text:p text:style-name="Standard">J. Succentore</text:p>
      <text:p text:style-name="Standard">J. Cancellario</text:p>
      <text:p text:style-name="Standard">Hipenitencias</text:p>
      <text:p text:style-name="Standard">E. Fucherii</text:p>
      <text:p text:style-name="Standard">R. de Maius</text:p>
      <text:p text:style-name="Standard">P. Pouvrelli</text:p>
      <text:p text:style-name="Standard">J. de Andelentunt</text:p>
      <text:p text:style-name="Standard">J. Cambellan</text:p>
      <text:p text:style-name="Standard">G. de Curclis</text:p>
      <text:p text:style-name="Standard">D. de Quadrellis</text:p>
      <text:p text:style-name="Standard">G. Hamelini</text:p>
      <text:p text:style-name="Standard">D. de Dicclan</text:p>
      <text:p text:style-name="Standard">G. de Lubris</text:p>
      <text:p text:style-name="Standard">G. Ciqunatatie</text:p>
      <text:p text:style-name="Standard"/>
      <text:p text:style-name="Standard"/>
      <text:p text:style-name="Standard">=FRAN_0393_09560.tif=</text:p>
      <text:p text:style-name="Standard">&gt;&gt;&gt;&gt;&gt;&gt; date &lt;&lt;&lt;&lt;&lt;&lt;&lt;</text:p>
      <text:p text:style-name="Standard">Anno l. die mercuris post festum episopum ed</text:p>
      <text:p text:style-name="Standard">Anno Li dre veneris post ctabs festi pilhanie dimiciultibus</text:p>
      <text:p text:style-name="Standard">&gt;&gt;&gt;&gt;&gt;&gt; block &lt;&lt;&lt;&lt;&lt;&lt;&lt;</text:p>
      <text:p text:style-name="Standard">P. de Roniaco</text:p>
      <text:p text:style-name="Standard">G..de Curcilis</text:p>
      <text:p text:style-name="Standard">de Duclato</text:p>
      <text:p text:style-name="Standard"><text:soft-page-break/>de Lumabr</text:p>
      <text:p text:style-name="Standard">Hamebren</text:p>
      <text:p text:style-name="Standard">&gt;&gt;&gt;&gt;&gt;&gt; liste &lt;&lt;&lt;&lt;&lt;&lt;&lt;</text:p>
      <text:p text:style-name="Standard">Vi cantore</text:p>
      <text:p text:style-name="Standard">G. ArchidiacoBrie</text:p>
      <text:p text:style-name="Standard">Puccentore</text:p>
      <text:p text:style-name="Standard">J. Cancellario</text:p>
      <text:p text:style-name="Standard">H.penrtencia</text:p>
      <text:p text:style-name="Standard">E. Fucherii</text:p>
      <text:p text:style-name="Standard">G. Mapandi</text:p>
      <text:p text:style-name="Standard">J. Cambellani</text:p>
      <text:p text:style-name="Standard">G. de Curtilis</text:p>
      <text:p text:style-name="Standard">D. de Quadrellis</text:p>
      <text:p text:style-name="Standard">G. Hamelini</text:p>
      <text:p text:style-name="Standard">D. dem diclerro</text:p>
      <text:p text:style-name="Standard">G. de Lumbris</text:p>
      <text:p text:style-name="Standard">Gincoquatatis</text:p>
      <text:p text:style-name="Standard">G. de Molins</text:p>
      <text:p text:style-name="Standard">J. de Audelecort</text:p>
      <text:p text:style-name="Standard">Vi. Cantore</text:p>
      <text:p text:style-name="Standard">G. Archidiaco Brie</text:p>
      <text:p text:style-name="Standard">Succentore</text:p>
      <text:p text:style-name="Standard">J. Cancellario</text:p>
      <text:p text:style-name="Standard">H. Penitenciario</text:p>
      <text:p text:style-name="Standard">E. Fucherii</text:p>
      <text:p text:style-name="Standard">J. de Audlencourt</text:p>
      <text:p text:style-name="Standard">de Quadrellis</text:p>
      <text:p text:style-name="Standard">mbellain</text:p>
      <text:p text:style-name="Standard">de Marcello</text:p>
      <text:p text:style-name="Standard"/>
      <text:p text:style-name="Standard"/>
      <text:p text:style-name="Standard">=FRAN_0393_09561.tif=</text:p>
      <text:p text:style-name="Standard">&gt;&gt;&gt;&gt;&gt;&gt; date &lt;&lt;&lt;&lt;&lt;&lt;&lt;</text:p>
      <text:p text:style-name="Standard">485</text:p>
      <text:p text:style-name="Standard">Anno l. die lune post octasbis fisti pelcanie domi capitulantibus</text:p>
      <text:p text:style-name="Standard">Anno lo die mercuriis post octabs ephanie domini capituli</text:p>
      <text:p text:style-name="Standard"><text:soft-page-break/>&gt;&gt;&gt;&gt;&gt;&gt; block &lt;&lt;&lt;&lt;&lt;&lt;&lt;</text:p>
      <text:p text:style-name="Standard">Hodie fuerunt presentate et</text:p>
      <text:p text:style-name="Standard">recepte in capitulo parisinsus</text:p>
      <text:p text:style-name="Standard">pro parte Johannis</text:p>
      <text:p text:style-name="Standard">dicti Bragne licare s</text:p>
      <text:p text:style-name="Standard">Regie quar</text:p>
      <text:p text:style-name="Standard">ceno</text:p>
      <text:p text:style-name="Standard">in subscquipe folio cartue cui</text:p>
      <text:p text:style-name="Standard">&gt;&gt;&gt;&gt;&gt;&gt; liste &lt;&lt;&lt;&lt;&lt;&lt;&lt;</text:p>
      <text:p text:style-name="Standard">Vi. Cantore</text:p>
      <text:p text:style-name="Standard">G. Arthacobre</text:p>
      <text:p text:style-name="Standard">J. Succentore</text:p>
      <text:p text:style-name="Standard">J. Cancellario</text:p>
      <text:p text:style-name="Standard">H. Penitenciario</text:p>
      <text:p text:style-name="Standard">Go. Marpaidi</text:p>
      <text:p text:style-name="Standard">J. de Lumbris</text:p>
      <text:p text:style-name="Standard">J. Cambellani</text:p>
      <text:p text:style-name="Standard">G. de Martillir</text:p>
      <text:p text:style-name="Standard">P. de Roniaco</text:p>
      <text:p text:style-name="Standard">G. de Curtilis</text:p>
      <text:p text:style-name="Standard">E. Fucherii</text:p>
      <text:p text:style-name="Standard">R. de Vyana</text:p>
      <text:p text:style-name="Standard">D. de Quadullis</text:p>
      <text:p text:style-name="Standard">R. de Molinis</text:p>
      <text:p text:style-name="Standard">G. coquetutis</text:p>
      <text:p text:style-name="Standard">D. de Duclaro</text:p>
      <text:p text:style-name="Standard">Vi cantore</text:p>
      <text:p text:style-name="Standard">G. de Shana</text:p>
      <text:p text:style-name="Standard">J. Succentore</text:p>
      <text:p text:style-name="Standard">D. de Qadrellis</text:p>
      <text:p text:style-name="Standard">J. Cancellario</text:p>
      <text:p text:style-name="Standard">D. de Saclaro</text:p>
      <text:p text:style-name="Standard">H. Penitenciario</text:p>
      <text:p text:style-name="Standard">G. de Lumbris</text:p>
      <text:p text:style-name="Standard">J. de Audelecourt R. de Molinis</text:p>
      <text:p text:style-name="Standard">G. de Carcilis</text:p>
      <text:p text:style-name="Standard"><text:soft-page-break/>G. Marpaudi</text:p>
      <text:p text:style-name="Standard">D. Cambellani</text:p>
      <text:p text:style-name="Standard">RChauves</text:p>
      <text:p text:style-name="Standard">P. de Roniaco</text:p>
      <text:p text:style-name="Standard">E. Fucherii</text:p>
      <text:p text:style-name="Standard">P. Pouvcelli</text:p>
      <text:p text:style-name="Standard"/>
      <text:p text:style-name="Standard"/>
      <text:p text:style-name="Standard">=FRAN_0393_09562.tif=</text:p>
      <text:p text:style-name="Standard">&gt;&gt;&gt;&gt;&gt;&gt; block &lt;&lt;&lt;&lt;&lt;&lt;&lt;</text:p>
      <text:p text:style-name="Standard">Johannes Dei gratia Francorum rei Sive</text:p>
      <text:p text:style-name="Standard">et fidelis noster Hugo Judicis Jandui elcs</text:p>
      <text:p text:style-name="Standard">de obtinere sab</text:p>
      <text:p text:style-name="Standard">renenisis vacavit in regalia noblis in dicta ecs</text:p>
      <text:p text:style-name="Standard">Sapoistolica in episcopum</text:p>
      <text:p text:style-name="Standard">seu persedem apostolicam de persona audonu nonse p episcopi ad episcopatum antissia</text:p>
      <text:p text:style-name="Standard">factam per summum pontif</text:p>
      <text:p text:style-name="Standard">competente nos dictam prebendam quibus quer avod vos vel causa in dicta regalia </text:p>
      <text:p text:style-name="Standard">alia quacunque precedenti vacaverit seu vacet et ide facont jure regalicha</text:p>
      <text:p text:style-name="Standard">vice spectaverit sou spectet cum sive juribus et p universit dilct nostro harn</text:p>
      <text:p text:style-name="Standard">dicto $ba$ Braque filio dilecti et fidelie chesaurarii nostre Ncola bi clerico</text:p>
      <text:p text:style-name="Standard">tuitu conferimus per presentes / Mandantes vobis quat sobt nis p ipi</text:p>
      <text:p text:style-name="Standard">nomine et pro ipso ad dictam prebendam et in canonicum dicte Parisiensis ecclesieusque difficii it</text:p>
      <text:p text:style-name="Standard">admittatis scallum sibi in choro et locum in capitulo assignantes adhuibit et</text:p>
      <text:p text:style-name="Standard">solennitatibus in talibus requisitis sou consuetis ac defructibus et emolum dictori</text:p>
      <text:p text:style-name="Standard">canonicatus et prelende quontum in vobis est et ad vos petnet respondent fati</text:p>
      <text:p text:style-name="Standard">ab aliis incegre responderi / non obstantibus litteris impetratis vel nisi i</text:p>
      <text:p text:style-name="Standard">contrarium subrepaters quibuscumque tDatum apud Lunellu Viii die jan</text:p>
      <text:p text:style-name="Standard">Domini m. ccc quinquagesimo sub sigillo nostro quo aunte susceptum regimnenigni</text:p>
      <text:p text:style-name="Standard">Rocebamnur.</text:p>
      <text:p text:style-name="Standard">Universais et. Noveritis quod in nostra presentibus in judicio constitutus Johannes Brai </text:p>
      <text:p text:style-name="Standard">Nicolai Braque enus Parisiensius thesauri domini regis clericus minor aviac pr</text:p>
      <text:p text:style-name="Standard">Infante ut aspectu corpis apparebat novum etatis sue annum prout sid</text:p>
      <text:p text:style-name="Standard">testimonio Arnulphi Braque avi et Almarrici Braque patrui suorum cuv</text:p>
      <text:p text:style-name="Standard">Par.iensi nobis exstitit facta fides peciis per nos sibi dari et concedi in causis beneficia</text:p>
      <text:p text:style-name="Standard">curictores milxime cum dominus Sexnup eidem Johanni pietatis intuitu conculerie</text:p>
      <text:p text:style-name="Standard"><text:soft-page-break/>prebendam canonialem ecclesie Par. quam obtinere solebat in eadem ecclesia reverendus pi</text:p>
      <text:p text:style-name="Standard">dominus Hugon Judicis clercus confirmatus auctoritate apostolica in episcopum Biterrensem que vacasse</text:p>
      <text:p text:style-name="Standard">tur in regalia prefato domini regi competente in dicta ecclesia Par. per translacionem</text:p>
      <text:p text:style-name="Standard">factam per prefatum dominum nostrum paop de persona venercudi patris domini Audomii novissim</text:p>
      <text:p text:style-name="Standard">parisiensis episcopi ad episcopatum ancisses seu quibuscumque modo racione vel causam in dicta rega</text:p>
      <text:p text:style-name="Standard">aut alia quacumque precedentes vacavit seu vacet ad collacionem dicti domini regis qui</text:p>
      <text:p text:style-name="Standard">regalis hac vice spectantem prout in licteris regiis dicit obtinere concunreri nos per</text:p>
      <text:p text:style-name="Standard">dicti Johannis annuentes prefatos arnulphum et Almarritum tamquam proximores ann</text:p>
      <text:p text:style-name="Standard">ceus carnales Symonem Mallardi sororium suum et dominum Radulphum Corden</text:p>
      <text:p text:style-name="Standard">presbyterum eidem Johanni Curatores in causis predictis constituimus auctoritate nostra ordinar</text:p>
      <text:p text:style-name="Standard">et eciam de presentimus recepto ab eis juramento ad sancta Dei eivglia carperalit</text:p>
      <text:p text:style-name="Standard">prestito quod omnia et singula dictis caversis valia pro posse facient in utilia preter</text:p>
      <text:p text:style-name="Standard">e cum auctoritate dictorum curatorum luorum fecit constituit eto. divan</text:p>
      <text:p text:style-name="Standard"/>
      <text:p text:style-name="Standard"/>
      <text:p text:style-name="Standard">=FRAN_0393_09563.tif=</text:p>
      <text:p text:style-name="Standard">&gt;&gt;&gt;&gt;&gt;&gt; date &lt;&lt;&lt;&lt;&lt;&lt;&lt;</text:p>
      <text:p text:style-name="Standard">Anno</text:p>
      <text:p text:style-name="Standard">xo</text:p>
      <text:p text:style-name="Standard">Anno Bidie lune aure festum conversionis dui capitulantibis</text:p>
      <text:p text:style-name="Standard">Paril</text:p>
      <text:p text:style-name="Standard">&gt;&gt;&gt;&gt;&gt;&gt; liste &lt;&lt;&lt;&lt;&lt;&lt;&lt;</text:p>
      <text:p text:style-name="Standard">Vi Cantore</text:p>
      <text:p text:style-name="Standard">cc proro</text:p>
      <text:p text:style-name="Standard">Cancellario</text:p>
      <text:p text:style-name="Standard">H. Penitenciario</text:p>
      <text:p text:style-name="Standard">G. Marpaudi</text:p>
      <text:p text:style-name="Standard">J Cambillani</text:p>
      <text:p text:style-name="Standard">P. de Romianco</text:p>
      <text:p text:style-name="Standard">P. Pouvrelli</text:p>
      <text:p text:style-name="Standard">G. Hamelini</text:p>
      <text:p text:style-name="Standard">R. de Vhana</text:p>
      <text:p text:style-name="Standard">J. de Lumbris</text:p>
      <text:p text:style-name="Standard">D. de Duclaro</text:p>
      <text:p text:style-name="Standard">E. Fucherii</text:p>
      <text:p text:style-name="Standard"><text:soft-page-break/>E. de Pars</text:p>
      <text:p text:style-name="Standard">L. de Molinis</text:p>
      <text:p text:style-name="Standard">R. de Curtilis</text:p>
      <text:p text:style-name="Standard">Rigali</text:p>
      <text:p text:style-name="Standard">G. Coquatricis</text:p>
      <text:p text:style-name="Standard">R. Chamil</text:p>
      <text:p text:style-name="Standard">G. de Marcello</text:p>
      <text:p text:style-name="Standard">E. de Lon</text:p>
      <text:p text:style-name="Standard">Vi. Cantore</text:p>
      <text:p text:style-name="Standard">G. Archidiaco Brie</text:p>
      <text:p text:style-name="Standard">. Succentore</text:p>
      <text:p text:style-name="Standard">J. Cancellario</text:p>
      <text:p text:style-name="Standard">G. Coquatricis</text:p>
      <text:p text:style-name="Standard">J. Cambellani</text:p>
      <text:p text:style-name="Standard">G. de Marcello</text:p>
      <text:p text:style-name="Standard">R. de Vyana</text:p>
      <text:p text:style-name="Standard">G. de Lurtibris</text:p>
      <text:p text:style-name="Standard">G. Haurelini</text:p>
      <text:p text:style-name="Standard">S. de Duclaro</text:p>
      <text:p text:style-name="Standard">E. Archieino</text:p>
      <text:p text:style-name="Standard">G. de Citralis</text:p>
      <text:p text:style-name="Standard">P. de Reniaco</text:p>
      <text:p text:style-name="Standard"/>
      <text:p text:style-name="Standard"/>
      <text:p text:style-name="Standard">=FRAN_0393_09564.tif=</text:p>
      <text:p text:style-name="Standard">&gt;&gt;&gt;&gt;&gt;&gt; date &lt;&lt;&lt;&lt;&lt;&lt;&lt;</text:p>
      <text:p text:style-name="Standard">Anno lo die mercuris post festum comvilion.</text:p>
      <text:p text:style-name="Standard">Anno lo die lune ante festum pusisis beate Mari ving apitulatlbus</text:p>
      <text:p text:style-name="Standard">&gt;&gt;&gt;&gt;&gt;&gt; block &lt;&lt;&lt;&lt;&lt;&lt;&lt;</text:p>
      <text:p text:style-name="Standard">G. Coquatricis</text:p>
      <text:p text:style-name="Standard">Hodie dominus Robertus de Actrio procurator magistri Peer</text:p>
      <text:p text:style-name="Standard">J. Cammbellani</text:p>
      <text:p text:style-name="Standard">G. de Marcello</text:p>
      <text:p text:style-name="Standard">Juvenis canonici Sancti Stephani per litteras procuratore sigillo officiali</text:p>
      <text:p text:style-name="Standard">parisiensi sigillus resignavit dictum prebendam cut cum mise</text:p>
      <text:p text:style-name="Standard">de Curcilie</text:p>
      <text:p text:style-name="Standard"><text:soft-page-break/>J. de Molinis</text:p>
      <text:p text:style-name="Standard">Petro de Arqueto ad prebendam Sancte Marie de Campis</text:p>
      <text:p text:style-name="Standard">E. Fucherii</text:p>
      <text:p text:style-name="Standard">juxta bellum ingunti quam dicebat obtinere fuit recepcus</text:p>
      <text:p text:style-name="Standard">et juravit lic</text:p>
      <text:p text:style-name="Standard">Item Johannes Hode t Johannes Ravaut suo et Johanne cenus ux promiserunt et</text:p>
      <text:p text:style-name="Standard">et solvere venerabils viro Guindo de Curcilis canonici Parisiensis centum is curonsium in preb</text:p>
      <text:p text:style-name="Standard">etc. racione cujusdam emente etc.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Cancellario</text:p>
      <text:p text:style-name="Standard">H. penitonciario</text:p>
      <text:p text:style-name="Standard">J. Cambellani</text:p>
      <text:p text:style-name="Standard">R. de Molinis</text:p>
      <text:p text:style-name="Standard">G. de Marcello</text:p>
      <text:p text:style-name="Standard">P. de Roniaco</text:p>
      <text:p text:style-name="Standard">G. Hamelini</text:p>
      <text:p text:style-name="Standard">E. Fucherii</text:p>
      <text:p text:style-name="Standard">G. de Lambris</text:p>
      <text:p text:style-name="Standard">D. de Duclaro</text:p>
      <text:p text:style-name="Standard">D. de Quadrellis</text:p>
      <text:p text:style-name="Standard">J. de Audelencourt</text:p>
      <text:p text:style-name="Standard">Vi cantore</text:p>
      <text:p text:style-name="Standard">J. Succentore</text:p>
      <text:p text:style-name="Standard">Hi penitenciario</text:p>
      <text:p text:style-name="Standard"/>
      <text:p text:style-name="Standard"/>
      <text:p text:style-name="Standard">=FRAN_0393_09565.tif=</text:p>
      <text:p text:style-name="Standard">&gt;&gt;&gt;&gt;&gt;&gt; block &lt;&lt;&lt;&lt;&lt;&lt;&lt;</text:p>
      <text:p text:style-name="Standard">valtirie Parcibet de Patornid diocesis ceritur fat</text:p>
      <text:p text:style-name="Standard">1</text:p>
      <text:p text:style-name="Standard">v coustam curie parrochialis dcce Sancti Petri de Becesia</text:p>
      <text:p text:style-name="Standard">Dyonii Faidelli dominum Guillelmum de Tou presbyterum Benarda</text:p>
      <text:p text:style-name="Standard">Mapent pelic nocari ad petendum etc. quittarem et t. jurei</text:p>
      <text:p text:style-name="Standard">agendu cc et feit et actum in vig pur</text:p>
      <text:p text:style-name="Standard"><text:soft-page-break/>mrestals</text:p>
      <text:p text:style-name="Standard">J. de Laudi</text:p>
      <text:p text:style-name="Standard">&gt;&gt;&gt;&gt;&gt;&gt; liste &lt;&lt;&lt;&lt;&lt;&lt;&lt;</text:p>
      <text:p text:style-name="Standard">vi cantore</text:p>
      <text:p text:style-name="Standard">G. Archidiaco Brie</text:p>
      <text:p text:style-name="Standard">J. Succentore</text:p>
      <text:p text:style-name="Standard">J. Cancellario</text:p>
      <text:p text:style-name="Standard">Pinconas</text:p>
      <text:p text:style-name="Standard">de Auderetu</text:p>
      <text:p text:style-name="Standard">JCambellani</text:p>
      <text:p text:style-name="Standard">G. Marpaudi</text:p>
      <text:p text:style-name="Standard">D. de Quadrillis</text:p>
      <text:p text:style-name="Standard">Gi coquatricis</text:p>
      <text:p text:style-name="Standard">R. de Molinis</text:p>
      <text:p text:style-name="Standard">G. de Curtilis</text:p>
      <text:p text:style-name="Standard">G. de Lumbris</text:p>
      <text:p text:style-name="Standard">E. Fucherii</text:p>
      <text:p text:style-name="Standard">P. de Duclaro</text:p>
      <text:p text:style-name="Standard">R. de Vyena</text:p>
      <text:p text:style-name="Standard"/>
      <text:p text:style-name="Standard"/>
      <text:p text:style-name="Standard">=FRAN_0393_09566.tif=</text:p>
      <text:p text:style-name="Standard">&gt;&gt;&gt;&gt;&gt;&gt; date &lt;&lt;&lt;&lt;&lt;&lt;&lt;</text:p>
      <text:p text:style-name="Standard">Anno lo die lune post felai paiis beate Manie virgi sptlitus</text:p>
      <text:p text:style-name="Standard">Anno lo die mercuris post festum Purificatis captuiltulis</text:p>
      <text:p text:style-name="Standard">&gt;&gt;&gt;&gt;&gt;&gt; block &lt;&lt;&lt;&lt;&lt;&lt;&lt;</text:p>
      <text:p text:style-name="Standard">vocentur domini pero conserer o </text:p>
      <text:p text:style-name="Standard">Joan Rabr hbet di</text:p>
      <text:p text:style-name="Standard">L. de Molinis</text:p>
      <text:p text:style-name="Standard">G. de Lumbris</text:p>
      <text:p text:style-name="Standard">D. de Duclaro</text:p>
      <text:p text:style-name="Standard">&gt;&gt;&gt;&gt;&gt;&gt; liste &lt;&lt;&lt;&lt;&lt;&lt;&lt;</text:p>
      <text:p text:style-name="Standard">V. Cantore</text:p>
      <text:p text:style-name="Standard">Garchi Brie</text:p>
      <text:p text:style-name="Standard">J. Succentore</text:p>
      <text:p text:style-name="Standard">H. penitendario</text:p>
      <text:p text:style-name="Standard"><text:soft-page-break/>J. Cambellani</text:p>
      <text:p text:style-name="Standard">G. de Curcilis</text:p>
      <text:p text:style-name="Standard">R. de Molinis</text:p>
      <text:p text:style-name="Standard">E. Fucherii</text:p>
      <text:p text:style-name="Standard">R. de Vyena</text:p>
      <text:p text:style-name="Standard">G. Hamelini</text:p>
      <text:p text:style-name="Standard">D. de Duclaro</text:p>
      <text:p text:style-name="Standard">G. de Lumbris</text:p>
      <text:p text:style-name="Standard">G. archiacono Brie</text:p>
      <text:p text:style-name="Standard">J. Succentore</text:p>
      <text:p text:style-name="Standard">J. Cancellario</text:p>
      <text:p text:style-name="Standard">J. Cambellani</text:p>
      <text:p text:style-name="Standard">St. de Parsius</text:p>
      <text:p text:style-name="Standard">H. de Tabilore</text:p>
      <text:p text:style-name="Standard">P. de Boniaco</text:p>
      <text:p text:style-name="Standard">G. Hamelini</text:p>
      <text:p text:style-name="Standard"/>
      <text:p text:style-name="Standard"/>
      <text:p text:style-name="Standard">=FRAN_0393_09567.tif=</text:p>
      <text:p text:style-name="Standard">&gt;&gt;&gt;&gt;&gt;&gt; date &lt;&lt;&lt;&lt;&lt;&lt;&lt;</text:p>
      <text:p text:style-name="Standard">*9</text:p>
      <text:p text:style-name="Standard">Annol dixvenerim post om parifi cois le a aute ongis capilatis</text:p>
      <text:p text:style-name="Standard">Anno Ledie linems festoli Bollrii Marcitulantibus</text:p>
      <text:p text:style-name="Standard">v1</text:p>
      <text:p text:style-name="Standard">&gt;&gt;&gt;&gt;&gt;&gt; block &lt;&lt;&lt;&lt;&lt;&lt;&lt;</text:p>
      <text:p text:style-name="Standard">Hodieseat dictum per capellanius de Bescherys presentitu</text:p>
      <text:p text:style-name="Standard">Dim de Lalucelis</text:p>
      <text:p text:style-name="Standard">&gt;&gt;&gt;&gt;&gt;&gt; liste &lt;&lt;&lt;&lt;&lt;&lt;&lt;</text:p>
      <text:p text:style-name="Standard">Cantore</text:p>
      <text:p text:style-name="Standard">G. archiacono Brie</text:p>
      <text:p text:style-name="Standard">J. Succentore</text:p>
      <text:p text:style-name="Standard">.</text:p>
      <text:p text:style-name="Standard">R. Fucherii</text:p>
      <text:p text:style-name="Standard">P. Pouvrel</text:p>
      <text:p text:style-name="Standard">D. de Durlars</text:p>
      <text:p text:style-name="Standard">R. de Molani</text:p>
      <text:p text:style-name="Standard"><text:soft-page-break/>d Lumbri</text:p>
      <text:p text:style-name="Standard">G. de Curtilis</text:p>
      <text:p text:style-name="Standard">J. de Vyena</text:p>
      <text:p text:style-name="Standard">G. Hamelini</text:p>
      <text:p text:style-name="Standard">P. de Roniaco</text:p>
      <text:p text:style-name="Standard">St. de Parsius</text:p>
      <text:p text:style-name="Standard">J. Cambellani</text:p>
      <text:p text:style-name="Standard">G. Marpaudi</text:p>
      <text:p text:style-name="Standard">J. de Audelencourt</text:p>
      <text:p text:style-name="Standard">Vi. Cantore</text:p>
      <text:p text:style-name="Standard">Succentore</text:p>
      <text:p text:style-name="Standard">P. Cancellaris</text:p>
      <text:p text:style-name="Standard">J. Penitenciario</text:p>
      <text:p text:style-name="Standard">J. de Audelecourt</text:p>
      <text:p text:style-name="Standard">G. de Guadrell</text:p>
      <text:p text:style-name="Standard">P. de Boniaco</text:p>
      <text:p text:style-name="Standard">G. Hamelini</text:p>
      <text:p text:style-name="Standard">R. de Mollicis</text:p>
      <text:p text:style-name="Standard">G. de Lumbris</text:p>
      <text:p text:style-name="Standard">D. de Duclars</text:p>
      <text:p text:style-name="Standard">E. Fucheri</text:p>
      <text:p text:style-name="Standard">G. de Turalis</text:p>
      <text:p text:style-name="Standard">G. de Curtilis</text:p>
      <text:p text:style-name="Standard"/>
      <text:p text:style-name="Standard"/>
      <text:p text:style-name="Standard">=FRAN_0393_09568.tif=</text:p>
      <text:p text:style-name="Standard">&gt;&gt;&gt;&gt;&gt;&gt; date &lt;&lt;&lt;&lt;&lt;&lt;&lt;</text:p>
      <text:p text:style-name="Standard">B</text:p>
      <text:p text:style-name="Standard">Annolo diemartis pilci die sel lais</text:p>
      <text:p text:style-name="Standard">Domus Marpandi</text:p>
      <text:p text:style-name="Standard">Anno l. die mercuris ante festum Cathedie Sancti Petri capitli</text:p>
      <text:p text:style-name="Standard">&gt;&gt;&gt;&gt;&gt;&gt; block &lt;&lt;&lt;&lt;&lt;&lt;&lt;</text:p>
      <text:p text:style-name="Standard">Hodie fuint ontu iex parte vnerardi dam</text:p>
      <text:p text:style-name="Standard">lictere regie sub ht din Johannes Dei Gra</text:p>
      <text:p text:style-name="Standard">Francorum res dilet isand capitulo eccese p</text:p>
      <text:p text:style-name="Standard">alutem edilicet. Nos prebendam quam dicta ecc obt solib</text:p>
      <text:p text:style-name="Standard"><text:soft-page-break/>magister Patus Petrus dictus Barriere dacum per obitum ejusd m</text:p>
      <text:p text:style-name="Standard">et ad nostram cellacionem nurc nse regalie penentem dilei</text:p>
      <text:p text:style-name="Standard">Guerardo de Dannulla clerico conculimus ettenore presentium</text:p>
      <text:p text:style-name="Standard">conferimus intuitu pietatis maudan quatinus dic</text:p>
      <text:p text:style-name="Standard">Guerardum seu ejus procuratore pro ipso in canonicu itfrcum</text:p>
      <text:p text:style-name="Standard">ecclesie et ad prebendam predictam recipientes ipsum in cor</text:p>
      <text:p text:style-name="Standard">possessionem prebende ejusdem visis presentibus inducatis sei bi</text:p>
      <text:p text:style-name="Standard">sibi in choro et locum in capitulo assignantes adhr</text:p>
      <text:p text:style-name="Standard">collempnitatibus constretis in talibus iisitis vibi de</text:p>
      <text:p text:style-name="Standard">redditibus et proventibus ad prebendam pertinentibus prefatam resperin</text:p>
      <text:p text:style-name="Standard">ciatis integio runderi. Datum apud Mocepessulanum.</text:p>
      <text:p text:style-name="Standard">Iem scepgide mag ei de Parsis tu</text:p>
      <text:p text:style-name="Standard">n</text:p>
      <text:p text:style-name="Standard">ccclo subsigio nsro c ante regnis</text:p>
      <text:p text:style-name="Standard">denario Dei nomine magistri Gaullelmo Marp</text:p>
      <text:p text:style-name="Standard">de domo J. de Cecano pro prtio viiix.</text:p>
      <text:p text:style-name="Standard">Hanad</text:p>
      <text:p text:style-name="Standard">&gt;&gt;&gt;&gt;&gt;&gt; liste &lt;&lt;&lt;&lt;&lt;&lt;&lt;</text:p>
      <text:p text:style-name="Standard">J. Succentore</text:p>
      <text:p text:style-name="Standard">Jicancelbit</text:p>
      <text:p text:style-name="Standard">Hixennty</text:p>
      <text:p text:style-name="Standard">dit au delencourt</text:p>
      <text:p text:style-name="Standard">J. Cambellani</text:p>
      <text:p text:style-name="Standard">G. Maipaudi</text:p>
      <text:p text:style-name="Standard">St. de Parsius</text:p>
      <text:p text:style-name="Standard">Ruchauveo</text:p>
      <text:p text:style-name="Standard">P. de Roviaco</text:p>
      <text:p text:style-name="Standard">D. de Duclaro</text:p>
      <text:p text:style-name="Standard">G. de Lumibris</text:p>
      <text:p text:style-name="Standard">G. de Marcello</text:p>
      <text:p text:style-name="Standard">Vi cantore A. E. Fuchii</text:p>
      <text:p text:style-name="Standard">Garthobrie D. de Duclaro</text:p>
      <text:p text:style-name="Standard">Succentore</text:p>
      <text:p text:style-name="Standard">Cancellario</text:p>
      <text:p text:style-name="Standard">G. Hamelini</text:p>
      <text:p text:style-name="Standard">. Penitenciario</text:p>
      <text:p text:style-name="Standard"><text:soft-page-break/>G. de Danvilla</text:p>
      <text:p text:style-name="Standard">J. Cambellani</text:p>
      <text:p text:style-name="Standard">nolins</text:p>
      <text:p text:style-name="Standard">G. Marpandi</text:p>
      <text:p text:style-name="Standard">Martillo</text:p>
      <text:p text:style-name="Standard">. de Parinio</text:p>
      <text:p text:style-name="Standard">decurcis</text:p>
      <text:p text:style-name="Standard">Aumabris</text:p>
      <text:p text:style-name="Standard"/>
      <text:p text:style-name="Standard"/>
      <text:p text:style-name="Standard">=FRAN_0393_09569.tif=</text:p>
      <text:p text:style-name="Standard">&gt;&gt;&gt;&gt;&gt;&gt; date &lt;&lt;&lt;&lt;&lt;&lt;&lt;</text:p>
      <text:p text:style-name="Standard">Anno Domini millesimo eccc° die jonis ot festum Cai</text:p>
      <text:p text:style-name="Standard">Pecrifin</text:p>
      <text:p text:style-name="Standard">Annolo die veneris anto festum Cathedre Sancti Petri capitulantibus</text:p>
      <text:p text:style-name="Standard">&gt;&gt;&gt;&gt;&gt;&gt; block &lt;&lt;&lt;&lt;&lt;&lt;&lt;</text:p>
      <text:p text:style-name="Standard">aceptus Petrus de Loresta ipistous Parisinsi a capele</text:p>
      <text:p text:style-name="Standard">ipsius </text:p>
      <text:p text:style-name="Standard">dus episcopus ante manus portare ipsis b</text:p>
      <text:p text:style-name="Standard">Parisiensi juraad prestitit in hunc modi Ego Petrus de Fousti</text:p>
      <text:p text:style-name="Standard">episcopus Paris. juro ad hoc dicta Dei Ervangelia me servatur jura</text:p>
      <text:p text:style-name="Standard">libertates privilegiart consuitudines ecclesie Paris et composis</text:p>
      <text:p text:style-name="Standard">lleuc jones al lictas inter predecessores meos et capitulum Parisiensis pre dicte</text:p>
      <text:p text:style-name="Standard">doictus Reginaldo manuco electo confirmato tabilone</text:p>
      <text:p text:style-name="Standard">ui succentore Jacobo de Andelenturia Petro d</text:p>
      <text:p text:style-name="Standard">Rmaco Guerardo de Sanvilla canonicus Par. dyman</text:p>
      <text:p text:style-name="Standard">osmondi et pro mar Jacobo de Medunta Renaudo dei</text:p>
      <text:p text:style-name="Standard">albaur et plibus aliis</text:p>
      <text:p text:style-name="Standard">Lll</text:p>
      <text:p text:style-name="Standard">Hodie fuerunt presentatem in capitulo pro pre magistri Pari</text:p>
      <text:p text:style-name="Standard">de alvernmq phpositi domini nostri regis Francie</text:p>
      <text:p text:style-name="Standard">regie infrascripte</text:p>
      <text:p text:style-name="Standard">3.</text:p>
      <text:p text:style-name="Standard">Johannes Dei gracia Francoreus lex dilectis</text:p>
      <text:p text:style-name="Standard">fidelibus nostris decano et capitulo ecclesie Parisiensis alutem.</text:p>
      <text:p text:style-name="Standard">vilect noveritis quod nos canonicatum et semuprebend</text:p>
      <text:p text:style-name="Standard"><text:soft-page-break/>in dicta ectesa obtinere solebat dilectus et fideli</text:p>
      <text:p text:style-name="Standard">siliarius noster Philippus de Victriato clerctus Mede</text:p>
      <text:p text:style-name="Standard">presens vacantis per resignationem ipsius sponti</text:p>
      <text:p text:style-name="Standard">simplier snctam in manibus nostris siu alio quo</text:p>
      <text:p text:style-name="Standard">care dimoscantur in regaliamu et</text:p>
      <text:p text:style-name="Standard">jure nostre regalie spectantes dicto e fide</text:p>
      <text:p text:style-name="Standard">magistro Petro Cadenit de Alverna contuliu</text:p>
      <text:p text:style-name="Standard">conferimus intuitu pietatis Quare vos</text:p>
      <text:p text:style-name="Standard">eqi</text:p>
      <text:p text:style-name="Standard">onius mactdantes quatinus dictum magistrum</text:p>
      <text:p text:style-name="Standard">v ejus procuratore pro ipso in dicte ecclesie canonicu</text:p>
      <text:p text:style-name="Standard">et in fratrem ipsum in contr le v dito</text:p>
      <text:p text:style-name="Standard">&gt;&gt;&gt;&gt;&gt;&gt; liste &lt;&lt;&lt;&lt;&lt;&lt;&lt;</text:p>
      <text:p text:style-name="Standard">Vicantore</text:p>
      <text:p text:style-name="Standard">Garchiono Brie</text:p>
      <text:p text:style-name="Standard">J. Succentore</text:p>
      <text:p text:style-name="Standard">J. Cancellario</text:p>
      <text:p text:style-name="Standard">J. Trandibentur</text:p>
      <text:p text:style-name="Standard">P. de Molinis</text:p>
      <text:p text:style-name="Standard">G. de Marcello</text:p>
      <text:p text:style-name="Standard">M. de Melloto</text:p>
      <text:p text:style-name="Standard">D. de Quadrellis</text:p>
      <text:p text:style-name="Standard">P. de Ronaco</text:p>
      <text:p text:style-name="Standard">S. de Sclari</text:p>
      <text:p text:style-name="Standard">T. Haubelini</text:p>
      <text:p text:style-name="Standard">Jde Luior</text:p>
      <text:p text:style-name="Standard"/>
      <text:p text:style-name="Standard"/>
      <text:p text:style-name="Standard">=FRAN_0393_09570.tif=</text:p>
      <text:p text:style-name="Standard">&gt;&gt;&gt;&gt;&gt;&gt; date &lt;&lt;&lt;&lt;&lt;&lt;&lt;</text:p>
      <text:p text:style-name="Standard">canonicaus et fon</text:p>
      <text:p text:style-name="Standard">Anno lo die lune ante festum Cathedie Sancti Petri capitonis</text:p>
      <text:p text:style-name="Standard">&gt;&gt;&gt;&gt;&gt;&gt; block &lt;&lt;&lt;&lt;&lt;&lt;&lt;</text:p>
      <text:p text:style-name="Standard">locum in capitulo adhibitis ulta</text:p>
      <text:p text:style-name="Standard">retatibus et pveniti ad ips</text:p>
      <text:p text:style-name="Standard">nova prope Auinon di</text:p>
      <text:p text:style-name="Standard"><text:soft-page-break/>nnar</text:p>
      <text:p text:style-name="Standard">ante susceptum regninum regimete</text:p>
      <text:p text:style-name="Standard">Recepio Cani</text:p>
      <text:p text:style-name="Standard">H. de Culctis Hodie fuit receptus magister Petrus de Aina ad pu</text:p>
      <text:p text:style-name="Standard">J. Succentores dimande</text:p>
      <text:p text:style-name="Standard">Parisiensi que fuit pu de Victnato ad quam sueat alias e</text:p>
      <text:p text:style-name="Standard">emoiptur</text:p>
      <text:p text:style-name="Standard">Hodie fuit dictu camario quo vendat de au</text:p>
      <text:p text:style-name="Standard">et blado capituli pro faciendo parie capituli</text:p>
      <text:p text:style-name="Standard">Hodit Johannes $Pipis magister Guillelmus Maupau</text:p>
      <text:p text:style-name="Standard">racificavit oblatirus fanctam per ipsius per magtrum</text:p>
      <text:p text:style-name="Standard">Stephanum de Parisis de domo magistri</text:p>
      <text:p text:style-name="Standard">de cecano proptro viii scutorm</text:p>
      <text:p text:style-name="Standard">&gt;&gt;&gt;&gt;&gt;&gt; liste &lt;&lt;&lt;&lt;&lt;&lt;&lt;</text:p>
      <text:p text:style-name="Standard">Vicantore</text:p>
      <text:p text:style-name="Standard">Buchobrie</text:p>
      <text:p text:style-name="Standard">J. Cancellario</text:p>
      <text:p text:style-name="Standard">hipenitenciario</text:p>
      <text:p text:style-name="Standard">Ace Melloto</text:p>
      <text:p text:style-name="Standard">E. Fucherii</text:p>
      <text:p text:style-name="Standard">R. de Molinis</text:p>
      <text:p text:style-name="Standard">D. de Quadrelli</text:p>
      <text:p text:style-name="Standard">G. Hamelini</text:p>
      <text:p text:style-name="Standard">G. de Curtils</text:p>
      <text:p text:style-name="Standard">J. Cambellani</text:p>
      <text:p text:style-name="Standard">B. de Gena</text:p>
      <text:p text:style-name="Standard">J. de Antolentunt</text:p>
      <text:p text:style-name="Standard">Ecoquatriris</text:p>
      <text:p text:style-name="Standard">Pi.de Alvernia</text:p>
      <text:p text:style-name="Standard">G. Maipaudi</text:p>
      <text:p text:style-name="Standard">G. de Marcello</text:p>
      <text:p text:style-name="Standard">Trovaco</text:p>
      <text:p text:style-name="Standard">Cecelabris</text:p>
      <text:p text:style-name="Standard">P. Pouvrelli</text:p>
      <text:p text:style-name="Standard">G. de Saulan</text:p>
      <text:p text:style-name="Standard">St. de Parisius</text:p>
      <text:p text:style-name="Standard"><text:soft-page-break/>R. Chavel</text:p>
      <text:p text:style-name="Standard">678</text:p>
      <text:p text:style-name="Standard">Lohic iara</text:p>
      <text:p text:style-name="Standard">dde Dannilla</text:p>
      <text:p text:style-name="Standard"/>
      <text:p text:style-name="Standard"/>
      <text:p text:style-name="Standard">=FRAN_0393_09571.tif=</text:p>
      <text:p text:style-name="Standard">&gt;&gt;&gt;&gt;&gt;&gt; date &lt;&lt;&lt;&lt;&lt;&lt;&lt;</text:p>
      <text:p text:style-name="Standard">ost s</text:p>
      <text:p text:style-name="Standard">Annolo die venrie post festum Erithedre Sancti Petri capituli</text:p>
      <text:p text:style-name="Standard">&gt;&gt;&gt;&gt;&gt;&gt; block &lt;&lt;&lt;&lt;&lt;&lt;&lt;</text:p>
      <text:p text:style-name="Standard">Hodie domini cocesserins maist G. de Mycello ddui vixrit grachias du Dena</text:p>
      <text:p text:style-name="Standard">hartis a omnibus juris etc spetanties ab acii etc. pro precio occobigti liberas</text:p>
      <text:p text:style-name="Standard">sudum mediatr ad puriso et oliam ad ascencionus et promiserunt ipsum gara</text:p>
      <text:p text:style-name="Standard">ei dolibrare omni pertilientes ad ipsius et magister deBzeas sustentan</text:p>
      <text:p text:style-name="Standard">de Audelecour per dominos et si obagine melior forma quo fier poterit elius</text:p>
      <text:p text:style-name="Standard">reparacinibus et et demutie dicali statu in quo sanet mel in quo ponent</text:p>
      <text:p text:style-name="Standard">R. de Vyena Hodie Georgius de Bompte de novarin Jaquvimus</text:p>
      <text:p text:style-name="Standard">D. de Quadrellis heredes quondam defuncti $quord$ Jacobi de Plumbia reciei</text:p>
      <text:p text:style-name="Standard">G. Archcobrie G. de Duclare</text:p>
      <text:p text:style-name="Standard">decurturs in presfentibus m. sex libras monasterii Currentis à Johanne Pru</text:p>
      <text:p text:style-name="Standard">succentori G. de Lumbribite et nomine domini Stephani de Parisius et se tenucri</text:p>
      <text:p text:style-name="Standard">J. Succentore G. Marpaudru contentis et qictaverunt dictum dominum sapitulum et</text:p>
      <text:p text:style-name="Standard">Cancellario</text:p>
      <text:p text:style-name="Standard">q. Ponlimeuux de Placensis qui per suati litteras dica dominum</text:p>
      <text:p text:style-name="Standard">H. penitenciario Jhameliquictaverat de Mandato capituli et dictus Griverlus</text:p>
      <text:p text:style-name="Standard">M. de Melloto renturia dundere capitulo</text:p>
      <text:p text:style-name="Standard">&gt;&gt;&gt;&gt;&gt;&gt; liste &lt;&lt;&lt;&lt;&lt;&lt;&lt;</text:p>
      <text:p text:style-name="Standard">Vi. cantore</text:p>
      <text:p text:style-name="Standard">SSuccentore c</text:p>
      <text:p text:style-name="Standard">J. Cancellario</text:p>
      <text:p text:style-name="Standard">Gi toquo coitis</text:p>
      <text:p text:style-name="Standard">de Alvernia</text:p>
      <text:p text:style-name="Standard">arxar</text:p>
      <text:p text:style-name="Standard">J. Cambellani</text:p>
      <text:p text:style-name="Standard">G. de Marcello</text:p>
      <text:p text:style-name="Standard"><text:soft-page-break/>P. de Ronaco</text:p>
      <text:p text:style-name="Standard">Chamelini</text:p>
      <text:p text:style-name="Standard">G. de Lurndi</text:p>
      <text:p text:style-name="Standard">P. Pouvrelli</text:p>
      <text:p text:style-name="Standard">E. Fucherii</text:p>
      <text:p text:style-name="Standard">D. de Duclaro</text:p>
      <text:p text:style-name="Standard">P. episopo</text:p>
      <text:p text:style-name="Standard">di Cardre</text:p>
      <text:p text:style-name="Standard">G. Roquatacre</text:p>
      <text:p text:style-name="Standard">A. de Monns</text:p>
      <text:p text:style-name="Standard">J. Cambellani</text:p>
      <text:p text:style-name="Standard">P. Cartatin</text:p>
      <text:p text:style-name="Standard">G. de Marcello</text:p>
      <text:p text:style-name="Standard">N. de Rorriaco</text:p>
      <text:p text:style-name="Standard"/>
      <text:p text:style-name="Standard"/>
      <text:p text:style-name="Standard">=FRAN_0393_09572.tif=</text:p>
      <text:p text:style-name="Standard">&gt;&gt;&gt;&gt;&gt;&gt; block &lt;&lt;&lt;&lt;&lt;&lt;&lt;</text:p>
      <text:p text:style-name="Standard">Receptio Archidiaconi Brie</text:p>
      <text:p text:style-name="Standard">hodie fuit receptus Egidius de Lori</text:p>
      <text:p text:style-name="Standard">co canonicus Parisiensis ad archicidiaconatum</text:p>
      <text:p text:style-name="Standard">Brie vacante per $mortem$ promocionem Gu</text:p>
      <text:p text:style-name="Standard">de Bailla ad episcopatum apannarum collatum</text:p>
      <text:p text:style-name="Standard">per papam</text:p>
      <text:p text:style-name="Standard">datum gracie</text:p>
      <text:p text:style-name="Standard">domus archidiaconi Brie est vendita P.</text:p>
      <text:p text:style-name="Standard">pro viiiXX l.</text:p>
      <text:p text:style-name="Standard">Receptio Canonici</text:p>
      <text:p text:style-name="Standard">hodie fuit receptus Johannes de</text:p>
      <text:p text:style-name="Standard">ad prebendam dicti G. de Baillia vacantem</text:p>
      <text:p text:style-name="Standard">Anno l die mecurii nova marcii ben</text:p>
      <text:p text:style-name="Standard">scretus vir magister Girartus Galli</text:p>
      <text:p text:style-name="Standard">Canonicus Remensis ecclesie Sancti Fursci de sito</text:p>
      <text:p text:style-name="Standard">na novioniensis ut sancti Salvini acor</text:p>
      <text:p text:style-name="Standard">in sancto Paulo Morriensis diocesis facit</text:p>
      <text:p text:style-name="Standard">magistros Robertum Dailli Aubertum</text:p>
      <text:p text:style-name="Standard"><text:soft-page-break/>de Einguicurte et Johannem Ganteran</text:p>
      <text:p text:style-name="Standard">Ad resignandum nomine ipsius / tam</text:p>
      <text:p text:style-name="Standard">ex causa permutacionem quod pure libere</text:p>
      <text:p text:style-name="Standard">et simpliciter pro ut ipsis etc</text:p>
      <text:p text:style-name="Standard">ipsius Jacobo galli patre ipsi</text:p>
      <text:p text:style-name="Standard">constituentis Johanne de Albo villa</text:p>
      <text:p text:style-name="Standard">aliud d. Crusanus et Johanne de La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M. de Mello</text:p>
      <text:p text:style-name="Standard">J. de Audelencuria</text:p>
      <text:p text:style-name="Standard">J. cambellani</text:p>
      <text:p text:style-name="Standard">G. Durandi</text:p>
      <text:p text:style-name="Standard">P. de Alverna</text:p>
      <text:p text:style-name="Standard">$R. de Lorriaco$</text:p>
      <text:p text:style-name="Standard">G. de Danviilla</text:p>
      <text:p text:style-name="Standard">G. Marpaudi</text:p>
      <text:p text:style-name="Standard">G. de Marcello</text:p>
      <text:p text:style-name="Standard">R. Chanaco</text:p>
      <text:p text:style-name="Standard">G. Hamelini</text:p>
      <text:p text:style-name="Standard">D. de quadrellis</text:p>
      <text:p text:style-name="Standard">G. de Lumbris</text:p>
      <text:p text:style-name="Standard">P. Pouvrelli</text:p>
      <text:p text:style-name="Standard">E. Fucherii</text:p>
      <text:p text:style-name="Standard"/>
      <text:p text:style-name="Standard"/>
      <text:p text:style-name="Standard">=FRAN_0393_09573.tif=</text:p>
      <text:p text:style-name="Standard">&gt;&gt;&gt;&gt;&gt;&gt; block &lt;&lt;&lt;&lt;&lt;&lt;&lt;</text:p>
      <text:p text:style-name="Standard">Hodie fuit dictum quod satisfaceret canonicis sancti</text:p>
      <text:p text:style-name="Standard">Dyonisii et Johanni Rotundi de parvo vino canonicorum</text:p>
      <text:p text:style-name="Standard">absentium et pane</text:p>
      <text:p text:style-name="Standard">le ixme jour de mars l'an cinquante monseigneur le</text:p>
      <text:p text:style-name="Standard">doyen c'est a savoir messeigneurs Remont de salgez et monseigneur</text:p>
      <text:p text:style-name="Standard">Vital de Pulhac tantem de Par. quatinus iteridient</text:p>
      <text:p text:style-name="Standard"><text:soft-page-break/>chappitre present meseigneur P. de Rony. G. de Marco</text:p>
      <text:p text:style-name="Standard">G. de Courstilles D. de Ducler P. Pouriau G.</text:p>
      <text:p text:style-name="Standard">Marpaut. G. durant et pluseurs autres de mes</text:p>
      <text:p text:style-name="Standard">seigneurs il ordenerent que du jour dessus dit</text:p>
      <text:p text:style-name="Standard">il voloient que le diacre et subdiacre de S.</text:p>
      <text:p text:style-name="Standard">han le Ront et S. denis du pas et six ma</text:p>
      <text:p text:style-name="Standard">cot preissent le petit pain et vin des</text:p>
      <text:p text:style-name="Standard">chanoines diacres et sudiacres de paris en</text:p>
      <text:p text:style-name="Standard">absence de eulx ainsi comme autre fois lon</text:p>
      <text:p text:style-name="Standard">fait et que decy en avant ne fuissent plus</text:p>
      <text:p text:style-name="Standard">molestez sur ce</text:p>
      <text:p text:style-name="Standard">Hodie fuit dictum in capitulo quod clericus</text:p>
      <text:p text:style-name="Standard">cabilonensis vendidatur domus magistri pro</text:p>
      <text:p text:style-name="Standard">precio iiiC scutorum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cancellario</text:p>
      <text:p text:style-name="Standard">Penitenciario</text:p>
      <text:p text:style-name="Standard">M. de Melloto</text:p>
      <text:p text:style-name="Standard">G. coquatricis</text:p>
      <text:p text:style-name="Standard">P. de alneto</text:p>
      <text:p text:style-name="Standard">G. Marpaud</text:p>
      <text:p text:style-name="Standard">G. de Denvilla</text:p>
      <text:p text:style-name="Standard">St. de Parisius</text:p>
      <text:p text:style-name="Standard">J. Cambellani</text:p>
      <text:p text:style-name="Standard">E. de Marcello</text:p>
      <text:p text:style-name="Standard">P. de Roniaco</text:p>
      <text:p text:style-name="Standard">G. Hamelini</text:p>
      <text:p text:style-name="Standard">D. de quadrellis</text:p>
      <text:p text:style-name="Standard">H. de Culento</text:p>
      <text:p text:style-name="Standard">E. Fucherii</text:p>
      <text:p text:style-name="Standard">P. Pouvrelli</text:p>
      <text:p text:style-name="Standard">G. de Aug.</text:p>
      <text:p text:style-name="Standard">G. de Lumbris</text:p>
      <text:p text:style-name="Standard"/>
      <text:p text:style-name="Standard"><text:soft-page-break/></text:p>
      <text:p text:style-name="Standard">=FRAN_0393_09574.tif=</text:p>
      <text:p text:style-name="Standard">&gt;&gt;&gt;&gt;&gt;&gt; date &lt;&lt;&lt;&lt;&lt;&lt;&lt;</text:p>
      <text:p text:style-name="Standard">Anno l° de veneris post invocavit ne capeltlani</text:p>
      <text:p text:style-name="Standard">Anno lo die lune postsdemiisete rcapitulatibus</text:p>
      <text:p text:style-name="Standard">&gt;&gt;&gt;&gt;&gt;&gt; block &lt;&lt;&lt;&lt;&lt;&lt;&lt;</text:p>
      <text:p text:style-name="Standard">J. Succentore</text:p>
      <text:p text:style-name="Standard">J. Cancellario</text:p>
      <text:p text:style-name="Standard">J. de Audelenturis</text:p>
      <text:p text:style-name="Standard">R. de Vyena</text:p>
      <text:p text:style-name="Standard">R. de Molinis</text:p>
      <text:p text:style-name="Standard">In statu ad mercuro $et de magistro G. Hameli</text:p>
      <text:p text:style-name="Standard">contra Petrum Richaut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M. de Melloto</text:p>
      <text:p text:style-name="Standard">J. Cambellani</text:p>
      <text:p text:style-name="Standard">G. Marpaudi</text:p>
      <text:p text:style-name="Standard">G. Durandi</text:p>
      <text:p text:style-name="Standard">G. Coquatricis</text:p>
      <text:p text:style-name="Standard">G. de Marcello</text:p>
      <text:p text:style-name="Standard">P. de Roniaco</text:p>
      <text:p text:style-name="Standard">G. de Curtilis</text:p>
      <text:p text:style-name="Standard">G. Hamelin</text:p>
      <text:p text:style-name="Standard">D. de Duclaro</text:p>
      <text:p text:style-name="Standard">G. de Lumbris</text:p>
      <text:p text:style-name="Standard">Vi cantore</text:p>
      <text:p text:style-name="Standard">J. Succentore</text:p>
      <text:p text:style-name="Standard">P. de Alverna</text:p>
      <text:p text:style-name="Standard">G. Durandi</text:p>
      <text:p text:style-name="Standard">J. Cambellani</text:p>
      <text:p text:style-name="Standard">G. de Marcello</text:p>
      <text:p text:style-name="Standard">R. de Molinis</text:p>
      <text:p text:style-name="Standard">P. Pouvrelli</text:p>
      <text:p text:style-name="Standard">P. de Boniaco</text:p>
      <text:p text:style-name="Standard"><text:soft-page-break/>H. de Culento</text:p>
      <text:p text:style-name="Standard">.de Lumbis</text:p>
      <text:p text:style-name="Standard"/>
      <text:p text:style-name="Standard"/>
      <text:p text:style-name="Standard">=FRAN_0393_09575.tif=</text:p>
      <text:p text:style-name="Standard">&gt;&gt;&gt;&gt;&gt;&gt; date &lt;&lt;&lt;&lt;&lt;&lt;&lt;</text:p>
      <text:p text:style-name="Standard">3</text:p>
      <text:p text:style-name="Standard">ol die m post reminiscere capitulie</text:p>
      <text:p text:style-name="Standard">Anno lo die venrie post reministere capitulis</text:p>
      <text:p text:style-name="Standard">&gt;&gt;&gt;&gt;&gt;&gt; block &lt;&lt;&lt;&lt;&lt;&lt;&lt;</text:p>
      <text:p text:style-name="Standard">Hodie retulunt jurati prper reparaciones dou</text:p>
      <text:p text:style-name="Standard">Atr appamat ascendebant ad ho volbrus</text:p>
      <text:p text:style-name="Standard">H. peniteciari</text:p>
      <text:p text:style-name="Standard">posita domo in bonostatu veilent viii</text:p>
      <text:p text:style-name="Standard">P. Cammbellar</text:p>
      <text:p text:style-name="Standard">T. de Curtilis</text:p>
      <text:p text:style-name="Standard">N. de Joriato</text:p>
      <text:p text:style-name="Standard">E. Marpaudi</text:p>
      <text:p text:style-name="Standard">J. de Melloto</text:p>
      <text:p text:style-name="Standard">&gt;&gt;&gt;&gt;&gt;&gt; liste &lt;&lt;&lt;&lt;&lt;&lt;&lt;</text:p>
      <text:p text:style-name="Standard">Vi cantore</text:p>
      <text:p text:style-name="Standard">J. Cantel</text:p>
      <text:p text:style-name="Standard">M. de Meleto</text:p>
      <text:p text:style-name="Standard">de </text:p>
      <text:p text:style-name="Standard">P. de C</text:p>
      <text:p text:style-name="Standard">t</text:p>
      <text:p text:style-name="Standard">G. de Melea</text:p>
      <text:p text:style-name="Standard">T. Partdi</text:p>
      <text:p text:style-name="Standard">P. de Roo</text:p>
      <text:p text:style-name="Standard">G. Hamelini</text:p>
      <text:p text:style-name="Standard">E. Fucherii</text:p>
      <text:p text:style-name="Standard">H. de Culcuto</text:p>
      <text:p text:style-name="Standard">G. de Curtlis</text:p>
      <text:p text:style-name="Standard">de Duclaro</text:p>
      <text:p text:style-name="Standard">J. de Lumbris</text:p>
      <text:p text:style-name="Standard">G. Coquatricis</text:p>
      <text:p text:style-name="Standard"><text:soft-page-break/>R. de Molinis</text:p>
      <text:p text:style-name="Standard">P. Pouvrelli</text:p>
      <text:p text:style-name="Standard">P. decano</text:p>
      <text:p text:style-name="Standard">G. Cantore</text:p>
      <text:p text:style-name="Standard">P. de Alvernia</text:p>
      <text:p text:style-name="Standard">D. de Duclaro</text:p>
      <text:p text:style-name="Standard">J. Succento et G. Coquatucis</text:p>
      <text:p text:style-name="Standard">J. Cancellario R. de Molinis</text:p>
      <text:p text:style-name="Standard">G. Durandi</text:p>
      <text:p text:style-name="Standard">E. Frcherii</text:p>
      <text:p text:style-name="Standard">G. de Marcello</text:p>
      <text:p text:style-name="Standard">P. Ponitllio</text:p>
      <text:p text:style-name="Standard">D. de Quadrellis</text:p>
      <text:p text:style-name="Standard">G. HeMelini</text:p>
      <text:p text:style-name="Standard"/>
      <text:p text:style-name="Standard"/>
      <text:p text:style-name="Standard">=FRAN_0393_09576.tif=</text:p>
      <text:p text:style-name="Standard">&gt;&gt;&gt;&gt;&gt;&gt; block &lt;&lt;&lt;&lt;&lt;&lt;&lt;</text:p>
      <text:p text:style-name="Standard">ipsi Belvacon et episcopo Remens</text:p>
      <text:p text:style-name="Standard">R. de Molin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J. Cambellani</text:p>
      <text:p text:style-name="Standard">R. de Pausins</text:p>
      <text:p text:style-name="Standard">H. de Culento</text:p>
      <text:p text:style-name="Standard">G. de Curtilis</text:p>
      <text:p text:style-name="Standard">D. de Quadrellis</text:p>
      <text:p text:style-name="Standard">P. de Roniaco</text:p>
      <text:p text:style-name="Standard">G. Hamelini</text:p>
      <text:p text:style-name="Standard">R. Fucherii</text:p>
      <text:p text:style-name="Standard"/>
      <text:p text:style-name="Standard"/>
      <text:p text:style-name="Standard"><text:soft-page-break/>=FRAN_0393_09577.tif=</text:p>
      <text:p text:style-name="Standard">&gt;&gt;&gt;&gt;&gt;&gt; block &lt;&lt;&lt;&lt;&lt;&lt;&lt;</text:p>
      <text:p text:style-name="Standard">Ob reverenciam domini cardinalis et propter bonum</text:p>
      <text:p text:style-name="Standard">pacis ac propter honorem domicni Archiepiscopi</text:p>
      <text:p text:style-name="Standard">senovensis placet nobis ppr prefatus / dominus Can</text:p>
      <text:p text:style-name="Standard">dinalie / et cum ipso dominus Belvacensis episcopus</text:p>
      <text:p text:style-name="Standard">trattent et audiant ea que partes propie</text:p>
      <text:p text:style-name="Standard">nere voluerint coram eis / et partes ad</text:p>
      <text:p text:style-name="Standard">bonam concordiam rendutant quod si sorte</text:p>
      <text:p text:style-name="Standard">quod absiti partes ipsas ad concordiam</text:p>
      <text:p text:style-name="Standard">non potuuit revotare prefati domini</text:p>
      <text:p text:style-name="Standard">Cardinalis et episcopus negocium hujusmodi ad seunde</text:p>
      <text:p text:style-name="Standard">apostolicam remittent / ad sinem pro dominus aotr</text:p>
      <text:p text:style-name="Standard">papa parres ipsas ad concordam red</text:p>
      <text:p text:style-name="Standard">cat qsd si forte facta non ferit quolibet</text:p>
      <text:p text:style-name="Standard">pars apud dictam socem suam justiciam</text:p>
      <text:p text:style-name="Standard">prosequarur / Et de propositis coram dictis</text:p>
      <text:p text:style-name="Standard">dominis pates in judicio potunt se jura</text:p>
      <text:p text:style-name="Standard">Helyas de Vigia de pretat in collacione</text:p>
      <text:p text:style-name="Standard">B. delandis</text:p>
      <text:p text:style-name="Standard">Hennta F loy</text:p>
      <text:p text:style-name="Standard">egiscpi decani et capituli buefie eccat</text:p>
      <text:p text:style-name="Standard">eciam si dignitas e personatus</text:p>
      <text:p text:style-name="Standard">existat in ecclesia cathebrali Gei</text:p>
      <text:p text:style-name="Standard">ad simmam xl librum caninni</text:p>
      <text:p text:style-name="Standard">dit Aninoni viii</text:p>
      <text:p text:style-name="Standard">decembris anno nous</text:p>
      <text:p text:style-name="Standard">&gt;&gt;&gt;&gt;&gt;&gt; liste &lt;&lt;&lt;&lt;&lt;&lt;&lt;</text:p>
      <text:p text:style-name="Standard">S Coquatrit</text:p>
      <text:p text:style-name="Standard">P. de Alnrnia</text:p>
      <text:p text:style-name="Standard">R. de Molinis</text:p>
      <text:p text:style-name="Standard">J. Cambellani</text:p>
      <text:p text:style-name="Standard">P. de Roniaco</text:p>
      <text:p text:style-name="Standard">St. de Parisius</text:p>
      <text:p text:style-name="Standard">G. de Carcilis</text:p>
      <text:p text:style-name="Standard">D. de Quadrellis</text:p>
      <text:p text:style-name="Standard"><text:soft-page-break/>G. Henvolini</text:p>
      <text:p text:style-name="Standard">P. Pouvrrelli</text:p>
      <text:p text:style-name="Standard">G. de Lumbris</text:p>
      <text:p text:style-name="Standard">M. de Mellot</text:p>
      <text:p text:style-name="Standard">Tulento</text:p>
      <text:p text:style-name="Standard"/>
      <text:p text:style-name="Standard"/>
      <text:p text:style-name="Standard">=FRAN_0393_09578.tif=</text:p>
      <text:p text:style-name="Standard">&gt;&gt;&gt;&gt;&gt;&gt; block &lt;&lt;&lt;&lt;&lt;&lt;&lt;</text:p>
      <text:p text:style-name="Standard">Anno lo die penttima mensis marrii revendus parits dominus Guillelmus</text:p>
      <text:p text:style-name="Standard">Elecrus con firmatus Mpaunensis recognovit se tenri francisto revori</text:p>
      <text:p text:style-name="Standard">de plorencia civi Parisiensis in cricentis plirenis auri de Lloicu</text:p>
      <text:p text:style-name="Standard">cia boni pondiere sibi mutuats per ipsius quos promisit infiti duos it</text:p>
      <text:p text:style-name="Standard">poluere / quo ad hoc se et omnia bona seuva obiganto et se ac sua tame</text:p>
      <text:p text:style-name="Standard">domini ccu pape et parvo sigillo Montispissulim submittendi</text:p>
      <text:p text:style-name="Standard">presentbes venerabis vir Helya de Coisone canonicus et penitensis Parisienss Petro</text:p>
      <text:p text:style-name="Standard">liberalibus licenter in legibus Livrencius le Mongere curati</text:p>
      <text:p text:style-name="Standard">de Chambeto testibus etc. Iyvors</text:p>
      <text:p text:style-name="Standard">$emul $ apls in d $ / Homone</text:p>
      <text:p text:style-name="Standard">indicione quarta pouti paper anno nous</text:p>
      <text:p text:style-name="Standard">Anno lo die prima aplis$de$ videlicet die venis post dominoca quem cautar</text:p>
      <text:p text:style-name="Standard">locare julim / Hamio Guillelmi Curatus de Fraxinis Parisiensis diocesis conserevit</text:p>
      <text:p text:style-name="Standard">procurator suos magistrum Habuneum de insula dominum Hueum Flogii in ecclesia Par.</text:p>
      <text:p text:style-name="Standard">benefficis dominum Yvonem Badulphi de Leaudinent . Dyoum Mauricium flop</text:p>
      <text:p text:style-name="Standard">presbyteros Guidonem de Poullalet Yvone de Lacu Hennone duguce sue</text:p>
      <text:p text:style-name="Standard">Panct Jacobum Martni d um</text:p>
      <text:p text:style-name="Standard">Jestimi Yvons de Langnenay pregentium de Curia etc. ad permnitandum</text:p>
      <text:p text:style-name="Standard">predictam curam suam Cum alio beneficio ecclesicic cum cura vel sive cura presenti</text:p>
      <text:p text:style-name="Standard">domino Tadulpho de Spineto presbytero Johanne de Landis Gneno Louduin clerico</text:p>
      <text:p text:style-name="Standard">testibus ecc. Acta fuerint hoc in domo mei etc.</text:p>
      <text:p text:style-name="Standard">Item constantatus predictos procuratore ad recipiendum omnia bona sua sibi debita vel dibent</text:p>
      <text:p text:style-name="Standard">tam dacione cure sue predicte quod alias etc. Et ad agendum etc. presentibus testibus super</text:p>
      <text:p text:style-name="Standard">vominatis e</text:p>
      <text:p text:style-name="Standard">Yvod</text:p>
      <text:p text:style-name="Standard">Inte Jacobus de Monastio fecerit procuratore suos ad cceptoris quedcuque benifit</text:p>
      <text:p text:style-name="Standard">etc. vl retinendum quocuque bena mobilla vel janes men</text:p>
      <text:p text:style-name="Standard"><text:soft-page-break/>etc. act auto eocam sancti Christos ps detanlum har</text:p>
      <text:p text:style-name="Standard">Item predicta die et anno et presentibus testibus predictis / Giletis Ecdu clericus Mormen</text:p>
      <text:p text:style-name="Standard">. Maphar</text:p>
      <text:p text:style-name="Standard">diocesis constanis procurator suos magistrum Johannem Llor magn Foulquinum Mornon Lambertum</text:p>
      <text:p text:style-name="Standard">de Gurolia clericis ad pro sequendum graciam a sancta de postolica etc. de beneficiai cclesco cum curam</text:p>
      <text:p text:style-name="Standard">sive cyra ad collacio eiscopi deccn et capituli $aml singulis quad coneiatium ecclesie Arilis </text:p>
      <text:p text:style-name="Standard">ahos perocurus alias per iod confit et p.</text:p>
      <text:p text:style-name="Standard"/>
      <text:p text:style-name="Standard"/>
      <text:p text:style-name="Standard">=FRAN_0393_09579.tif=</text:p>
      <text:p text:style-name="Standard">&gt;&gt;&gt;&gt;&gt;&gt; block &lt;&lt;&lt;&lt;&lt;&lt;&lt;</text:p>
      <text:p text:style-name="Standard">. de Monasterio fecit procuratore</text:p>
      <text:p text:style-name="Standard">.</text:p>
      <text:p text:style-name="Standard">e Suyotum de Chailli et Johannes Gobin tt acaptav</text:p>
      <text:p text:style-name="Standard">$e Pa. occupandum qvecuque bona ni</text:p>
      <text:p text:style-name="Standard">ard etc. presentibus ad hoc in vouro mer nota</text:p>
      <text:p text:style-name="Standard">isi debita vel debenda et ex caril</text:p>
      <text:p text:style-name="Standard">e lantis cetis e</text:p>
      <text:p text:style-name="Standard">Dictum fuit camerario quod ipse solvat domini</text:p>
      <text:p text:style-name="Standard">Michae h viginti libras quas debebit</text:p>
      <text:p text:style-name="Standard">matricularius in paschate in $dome</text:p>
      <text:p text:style-name="Standard">tumine majorm summem Placelli</text:p>
      <text:p text:style-name="Standard">et Thuribuli</text:p>
      <text:p text:style-name="Standard">R</text:p>
      <text:p text:style-name="Standard">&gt;&gt;&gt;&gt;&gt;&gt; liste &lt;&lt;&lt;&lt;&lt;&lt;&lt;</text:p>
      <text:p text:style-name="Standard">Vi cantore</text:p>
      <text:p text:style-name="Standard">J. Succetore</text:p>
      <text:p text:style-name="Standard">G. Roquatucis</text:p>
      <text:p text:style-name="Standard">G. de Curtilis</text:p>
      <text:p text:style-name="Standard">D. de Duclaro</text:p>
      <text:p text:style-name="Standard">G. de Lumbris</text:p>
      <text:p text:style-name="Standard">E. Fucherii</text:p>
      <text:p text:style-name="Standard">M. de Melloto</text:p>
      <text:p text:style-name="Standard">J. Cambellani</text:p>
      <text:p text:style-name="Standard">T. de Molinis</text:p>
      <text:p text:style-name="Standard"><text:soft-page-break/>P. de Roniart</text:p>
      <text:p text:style-name="Standard"/>
      <text:p text:style-name="Standard"/>
      <text:p text:style-name="Standard">=FRAN_0393_09580.tif=</text:p>
      <text:p text:style-name="Standard">&gt;&gt;&gt;&gt;&gt;&gt; numérotation &lt;&lt;&lt;&lt;&lt;&lt;&lt;</text:p>
      <text:p text:style-name="Standard">xx</text:p>
      <text:p text:style-name="Standard">504</text:p>
      <text:p text:style-name="Standard">&gt;&gt;&gt;&gt;&gt;&gt; Date &lt;&lt;&lt;&lt;&lt;&lt;&lt;</text:p>
      <text:p text:style-name="Standard">Anno l° die mecuri posti judica me capitlbus</text:p>
      <text:p text:style-name="Standard">Annol. die veneris post judica m e caceibus</text:p>
      <text:p text:style-name="Standard">&gt;&gt;&gt;&gt;&gt;&gt; block &lt;&lt;&lt;&lt;&lt;&lt;&lt;</text:p>
      <text:p text:style-name="Standard">Vi cantore</text:p>
      <text:p text:style-name="Standard">J. Succentore</text:p>
      <text:p text:style-name="Standard">J. Cancellario</text:p>
      <text:p text:style-name="Standard">Hodie dominus Petrus de Ronaco se fecit</text:p>
      <text:p text:style-name="Standard">H. penitenciario</text:p>
      <text:p text:style-name="Standard">proncipalem redditorem pro elecoo Cabilonsis</text:p>
      <text:p text:style-name="Standard">J. de Audelentur</text:p>
      <text:p text:style-name="Standard">de lictera admortis acionis quatuordeti</text:p>
      <text:p text:style-name="Standard">V. Marpaudi</text:p>
      <text:p text:style-name="Standard">D. de Quadrellis</text:p>
      <text:p text:style-name="Standard">G. de Lumbris</text:p>
      <text:p text:style-name="Standard">.D. de Duclaro</text:p>
      <text:p text:style-name="Standard">P. Pouvrelle</text:p>
      <text:p text:style-name="Standard">P. de Alvernia</text:p>
      <text:p text:style-name="Standard">J. Cambellnn</text:p>
      <text:p text:style-name="Standard">P. de Romacocinia</text:p>
      <text:p text:style-name="Standard">G. de Curtilis</text:p>
      <text:p text:style-name="Standard">E. Fucherii</text:p>
      <text:p text:style-name="Standard">M. de Melloto</text:p>
      <text:p text:style-name="Standard">ad lune pot grai de quatremanu</text:p>
      <text:p text:style-name="Standard">&gt;&gt;&gt;&gt;&gt;&gt; liste &lt;&lt;&lt;&lt;&lt;&lt;&lt;</text:p>
      <text:p text:style-name="Standard">2</text:p>
      <text:p text:style-name="Standard">Vi. Cantore</text:p>
      <text:p text:style-name="Standard">J. Succentore</text:p>
      <text:p text:style-name="Standard">H. penitenciario</text:p>
      <text:p text:style-name="Standard"><text:soft-page-break/>M. de Melloto</text:p>
      <text:p text:style-name="Standard">G. de Lumbris</text:p>
      <text:p text:style-name="Standard">D de Duclaro</text:p>
      <text:p text:style-name="Standard">G. de Marcello</text:p>
      <text:p text:style-name="Standard">J. Cambellani</text:p>
      <text:p text:style-name="Standard"/>
      <text:p text:style-name="Standard"/>
      <text:p text:style-name="Standard">=FRAN_0393_09581.tif=</text:p>
      <text:p text:style-name="Standard">&gt;&gt;&gt;&gt;&gt;&gt; block &lt;&lt;&lt;&lt;&lt;&lt;&lt;</text:p>
      <text:p text:style-name="Standard">hodie venerablis viri domini magistri Dyonisio de Qadrelli</text:p>
      <text:p text:style-name="Standard">Guillelmus de Lumbris eadem Paris.ens renunciaverunt vineis</text:p>
      <text:p text:style-name="Standard">de Sangrignon asss domibus claustralibus eorumdem</text:p>
      <text:p text:style-name="Standard">Pe. Guaillelmus de Lumbr nominavit Andreum Roblas</text:p>
      <text:p text:style-name="Standard">ad ecclesiam de Laiaco</text:p>
      <text:p text:style-name="Standard">e</text:p>
      <text:p text:style-name="Standard">nnua cureni de Quicteboto no</text:p>
      <text:p text:style-name="Standard">magistri Guillelmus Potel ad pertus de Pito</text:p>
      <text:p text:style-name="Standard">Carnotensis diocesis et dominus Stephanus Regis</text:p>
      <text:p text:style-name="Standard">nuper cur de proco voluit et consensat</text:p>
      <text:p text:style-name="Standard">quod reparaciones dicte cure taxenturum per</text:p>
      <text:p text:style-name="Standard">expertos et ad ras ponendum ipsis primit</text:p>
      <text:p text:style-name="Standard">tapatis se obligavit et omnia Borvisus</text:p>
      <text:p text:style-name="Standard">et specialiter grossos fructus cur sue et</text:p>
      <text:p text:style-name="Standard">Cor</text:p>
      <text:p text:style-name="Standard">essartis quam ad presens tenet et sub</text:p>
      <text:p text:style-name="Standard">Gria</text:p>
      <text:p text:style-name="Standard">pena exotuatis et se quo ad hoc juridicion</text:p>
      <text:p text:style-name="Standard">et Johan Trovi tur dar et cujuscibique</text:p>
      <text:p text:style-name="Standard">alterius juridiere eccastico depbon</text:p>
      <text:p text:style-name="Standard">et ponelitur ad voluntatem dicti</text:p>
      <text:p text:style-name="Standard">magistri Guillelmis et insuper priesenteis Ludon</text:p>
      <text:p text:style-name="Standard">mabile Guillelmo Mossatis Symene</text:p>
      <text:p text:style-name="Standard">de Meleduno</text:p>
      <text:p text:style-name="Standard">&gt;&gt;&gt;&gt;&gt;&gt; liste &lt;&lt;&lt;&lt;&lt;&lt;&lt;</text:p>
      <text:p text:style-name="Standard">H. de Melloto</text:p>
      <text:p text:style-name="Standard">dict de Parisius</text:p>
      <text:p text:style-name="Standard"><text:soft-page-break/>J. Cambellani</text:p>
      <text:p text:style-name="Standard">D. de Quadcellis</text:p>
      <text:p text:style-name="Standard">R. de Roniaco</text:p>
      <text:p text:style-name="Standard">.Pouvrelli</text:p>
      <text:p text:style-name="Standard">R. de Vyena</text:p>
      <text:p text:style-name="Standard">D. de Duclaro</text:p>
      <text:p text:style-name="Standard"/>
      <text:p text:style-name="Standard"/>
      <text:p text:style-name="Standard">=FRAN_0393_09582.tif=</text:p>
      <text:p text:style-name="Standard">&gt;&gt;&gt;&gt;&gt;&gt; numérotation &lt;&lt;&lt;&lt;&lt;&lt;&lt;</text:p>
      <text:p text:style-name="Standard">xx</text:p>
      <text:p text:style-name="Standard">506.</text:p>
      <text:p text:style-name="Standard">&gt;&gt;&gt;&gt;&gt;&gt; Date &lt;&lt;&lt;&lt;&lt;&lt;&lt;</text:p>
      <text:p text:style-name="Standard">Anno qui die mecui post quasimo capitlantibus</text:p>
      <text:p text:style-name="Standard">Annolo die veneris post quasmm capiuli</text:p>
      <text:p text:style-name="Standard">&gt;&gt;&gt;&gt;&gt;&gt; block &lt;&lt;&lt;&lt;&lt;&lt;&lt;</text:p>
      <text:p text:style-name="Standard">Hocie fuit Camerario injunctum quod nichil tradat sou</text:p>
      <text:p text:style-name="Standard">deliberet francis servientibus scilitet Jacobi de Meduca</text:p>
      <text:p text:style-name="Standard">et Johanni de Antissins et magisteri Petrus Ponvrelli et faudari</text:p>
      <text:p text:style-name="Standard">Lacus hent poure et deputare sufficientes</text:p>
      <text:p text:style-name="Standard">Valloz pro custodiendo claustrum</text:p>
      <text:p text:style-name="Standard">de Bernardo quatremianis ad viii dies add</text:p>
      <text:p text:style-name="Standard">pretise</text:p>
      <text:p text:style-name="Standard">Fiat lictera prius unard Maignarete</text:p>
      <text:p text:style-name="Standard">uxori et eorm hoc edibus de quas domo sita</text:p>
      <text:p text:style-name="Standard">apud Rosotum qe fuit Jaguer</text:p>
      <text:p text:style-name="Standard">$cp$ que proutuit ob defecti</text:p>
      <text:p text:style-name="Standard">Mus</text:p>
      <text:p text:style-name="Standard">hominis pro qunnatuor his jon</text:p>
      <text:p text:style-name="Standard">pro quaturii polid tuonsim vale</text:p>
      <text:p text:style-name="Standard">Anno solvtads incipientes </text:p>
      <text:p text:style-name="Standard">nati Jha Py officio horarum</text:p>
      <text:p text:style-name="Standard">heobaldus Venio de Fontanteos asseruit quod</text:p>
      <text:p text:style-name="Standard">probaret inrcenter contra Johan divitis sup l.</text:p>
      <text:p text:style-name="Standard">que petuctur ab ipso et in casu in eol</text:p>
      <text:p text:style-name="Standard">proburet obligaio se ad plucrit exptss</text:p>
      <text:p text:style-name="Standard"><text:soft-page-break/>Johannis Majoris</text:p>
      <text:p text:style-name="Standard">promisit $fa$ fa quod se</text:p>
      <text:p text:style-name="Standard">Varter</text:p>
      <text:p text:style-name="Standard">de condicione Roseti prod faiesaciat prout tenebitur</text:p>
      <text:p text:style-name="Standard">presentibus camerariis la clerico et laico Johanni cun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H. penitenciario</text:p>
      <text:p text:style-name="Standard">G. Marpaudi</text:p>
      <text:p text:style-name="Standard">P. de Alvernia</text:p>
      <text:p text:style-name="Standard">J. Cambellani</text:p>
      <text:p text:style-name="Standard">P. de Roniaco</text:p>
      <text:p text:style-name="Standard">G. Hamelini</text:p>
      <text:p text:style-name="Standard">D. de Quadrellis</text:p>
      <text:p text:style-name="Standard">P. Pouvrelli</text:p>
      <text:p text:style-name="Standard">R. de Molinis</text:p>
      <text:p text:style-name="Standard">G. de Lumbris</text:p>
      <text:p text:style-name="Standard">D. de J</text:p>
      <text:p text:style-name="Standard">J. Succentore</text:p>
      <text:p text:style-name="Standard">Cancellario</text:p>
      <text:p text:style-name="Standard">G. Marpaudi</text:p>
      <text:p text:style-name="Standard">Se. de Parisius</text:p>
      <text:p text:style-name="Standard">Jicarbellani</text:p>
      <text:p text:style-name="Standard">P. de Roniaco</text:p>
      <text:p text:style-name="Standard">G. de Curtilis</text:p>
      <text:p text:style-name="Standard">SSe Quidielis</text:p>
      <text:p text:style-name="Standard">R. de Molinis</text:p>
      <text:p text:style-name="Standard">G. de Lumbris</text:p>
      <text:p text:style-name="Standard">de nillote</text:p>
      <text:p text:style-name="Standard">dis d'Aclaro</text:p>
      <text:p text:style-name="Standard">E. Lucherii</text:p>
      <text:p text:style-name="Standard">P. Pnarelli</text:p>
      <text:p text:style-name="Standard"/>
      <text:p text:style-name="Standard"/>
      <text:p text:style-name="Standard">=FRAN_0393_09583.tif=</text:p>
      <text:p text:style-name="Standard"><text:soft-page-break/>&gt;&gt;&gt;&gt;&gt;&gt; date &lt;&lt;&lt;&lt;&lt;&lt;&lt;</text:p>
      <text:p text:style-name="Standard">Anno Ldie lune xit peseritordia vium capitulantibue</text:p>
      <text:p text:style-name="Standard">Vi. cuiore</text:p>
      <text:p text:style-name="Standard">Succentore</text:p>
      <text:p text:style-name="Standard">Anno Hidie mercuri posti iisricordia din capitulantibus</text:p>
      <text:p text:style-name="Standard">&gt;&gt;&gt;&gt;&gt;&gt; block &lt;&lt;&lt;&lt;&lt;&lt;&lt;</text:p>
      <text:p text:style-name="Standard">duvit</text:p>
      <text:p text:style-name="Standard">int hodie proposit contra quod ecclesia </text:p>
      <text:p text:style-name="Standard">in possessri ont prcipiendi suuper tertu heredica</text:p>
      <text:p text:style-name="Standard">quupro vogsellos et sexta viii</text:p>
      <text:p text:style-name="Standard">neg inreri fuit de calura ad Ponedium</text:p>
      <text:p text:style-name="Standard">ex parte h ad viii dies cotridebet</text:p>
      <text:p text:style-name="Standard">cum protre rddere par co d de Qadreal</text:p>
      <text:p text:style-name="Standard">Ctl Petro Pouvrilli vint</text:p>
      <text:p text:style-name="Standard">duo aut unus etc. fuit a</text:p>
      <text:p text:style-name="Standard">&gt;&gt;&gt;&gt;&gt;&gt; liste &lt;&lt;&lt;&lt;&lt;&lt;&lt;</text:p>
      <text:p text:style-name="Standard">J. Cancellario</text:p>
      <text:p text:style-name="Standard">H. Penitenciario</text:p>
      <text:p text:style-name="Standard">R. Fuchorii</text:p>
      <text:p text:style-name="Standard">Snct de Pansins</text:p>
      <text:p text:style-name="Standard">J. Cambellani</text:p>
      <text:p text:style-name="Standard">P. de Fouraco</text:p>
      <text:p text:style-name="Standard">St. de Parissis</text:p>
      <text:p text:style-name="Standard">G. Hamelini</text:p>
      <text:p text:style-name="Standard">R. de Molinis</text:p>
      <text:p text:style-name="Standard">D. de Duclaro</text:p>
      <text:p text:style-name="Standard">G. de Lumbris</text:p>
      <text:p text:style-name="Standard">anno domini lii mlis padcha</text:p>
      <text:p text:style-name="Standard">Vi cantore</text:p>
      <text:p text:style-name="Standard">J. Succentore</text:p>
      <text:p text:style-name="Standard">H. penitenciario</text:p>
      <text:p text:style-name="Standard">Gicoqnatatis</text:p>
      <text:p text:style-name="Standard">P. de Alvernia</text:p>
      <text:p text:style-name="Standard">G. Marpaudi</text:p>
      <text:p text:style-name="Standard">M. de Melloto</text:p>
      <text:p text:style-name="Standard">R. de Molinis</text:p>
      <text:p text:style-name="Standard"><text:soft-page-break/>P. de Roniaco</text:p>
      <text:p text:style-name="Standard">G. de Curtilis</text:p>
      <text:p text:style-name="Standard">D. de Quadrellis</text:p>
      <text:p text:style-name="Standard">G. de Lumbris</text:p>
      <text:p text:style-name="Standard">D. de Duclaro</text:p>
      <text:p text:style-name="Standard">J.Cambellani</text:p>
      <text:p text:style-name="Standard">G. Hamelini</text:p>
      <text:p text:style-name="Standard">G. Maipaudi</text:p>
      <text:p text:style-name="Standard"/>
      <text:p text:style-name="Standard"/>
      <text:p text:style-name="Standard">=FRAN_0393_09584.tif=</text:p>
      <text:p text:style-name="Standard">&gt;&gt;&gt;&gt;&gt;&gt; date &lt;&lt;&lt;&lt;&lt;&lt;&lt;</text:p>
      <text:p text:style-name="Standard">Anno l primo die mercuriis post festum T. Nicolai est cl. capituli</text:p>
      <text:p text:style-name="Standard">5.</text:p>
      <text:p text:style-name="Standard">&gt;&gt;&gt;&gt;&gt;&gt; block &lt;&lt;&lt;&lt;&lt;&lt;&lt;</text:p>
      <text:p text:style-name="Standard">revoudus Revari pr xxiiii scutis</text:p>
      <text:p text:style-name="Standard">euut custodiam bosci seu foreste de</text:p>
      <text:p text:style-name="Standard">Succiaco</text:p>
      <text:p text:style-name="Standard">Id venrarabil vir magister $Petn$ Bertran</text:p>
      <text:p text:style-name="Standard">de clauso canonicus ecclesie Sancti Petri de</text:p>
      <text:p text:style-name="Standard">Ania Morinensis diocesis facit dominum Ann</text:p>
      <text:p text:style-name="Standard">dum de Le Sanch canonicum et cautorem de Arci</text:p>
      <text:p text:style-name="Standard">dominum GGuillemum $cus$ p ciumpin de Oria</text:p>
      <text:p text:style-name="Standard">similiter dominum Jacobum$rolis et dominum</text:p>
      <text:p text:style-name="Standard">Jehanm de Linghehem capellanos de</text:p>
      <text:p text:style-name="Standard">Dominum Malchiy</text:p>
      <text:p text:style-name="Standard">Luei</text:p>
      <text:p text:style-name="Standard">aria et Guillelmum le Compte ad recipr</text:p>
      <text:p text:style-name="Standard">dum sub meliori forma / presentibus domino Sy.</text:p>
      <text:p text:style-name="Standard">mone coustin curato Sancti Petri de Bo</text:p>
      <text:p text:style-name="Standard">cisiaco Johanne Parvi</text:p>
      <text:p text:style-name="Standard">&gt;&gt;&gt;&gt;&gt;&gt; liste &lt;&lt;&lt;&lt;&lt;&lt;&lt;</text:p>
      <text:p text:style-name="Standard">Vi cenitore</text:p>
      <text:p text:style-name="Standard">J. Cancellario</text:p>
      <text:p text:style-name="Standard">H. penitenciario</text:p>
      <text:p text:style-name="Standard">P. Pouvrelli</text:p>
      <text:p text:style-name="Standard"><text:soft-page-break/>G. de Curtlis</text:p>
      <text:p text:style-name="Standard">P. de Alvernia</text:p>
      <text:p text:style-name="Standard">Gi coqatricis</text:p>
      <text:p text:style-name="Standard">M. de Melloto</text:p>
      <text:p text:style-name="Standard">R. de Molinis</text:p>
      <text:p text:style-name="Standard">D. de Quadrellis</text:p>
      <text:p text:style-name="Standard">G. Haurelini</text:p>
      <text:p text:style-name="Standard">H. de Culento</text:p>
      <text:p text:style-name="Standard">G. de Lumbris</text:p>
      <text:p text:style-name="Standard">P. de Roniaco</text:p>
      <text:p text:style-name="Standard">Jicambellani</text:p>
      <text:p text:style-name="Standard">D. de Duclaro</text:p>
      <text:p text:style-name="Standard">E. Fucherii</text:p>
      <text:p text:style-name="Standard"/>
      <text:p text:style-name="Standard"/>
      <text:p text:style-name="Standard">=FRAN_0393_09585.tif=</text:p>
      <text:p text:style-name="Standard">&gt;&gt;&gt;&gt;&gt;&gt; date &lt;&lt;&lt;&lt;&lt;&lt;&lt;</text:p>
      <text:p text:style-name="Standard">Annoli licaci xxx moilite</text:p>
      <text:p text:style-name="Standard">Anno l primo die lune post cantate capituli</text:p>
      <text:p text:style-name="Standard">&gt;&gt;&gt;&gt;&gt;&gt; block &lt;&lt;&lt;&lt;&lt;&lt;&lt;</text:p>
      <text:p text:style-name="Standard">nnis consenserurit quod transtat parritacio</text:p>
      <text:p text:style-name="Standard">prolecuta ionter Petrum de Victriaco et</text:p>
      <text:p text:style-name="Standard">Hodie fuit dictum camerario clerico quod solvat</text:p>
      <text:p text:style-name="Standard">sexaginta soluum petit pro etollectorem lpiscopi</text:p>
      <text:p text:style-name="Standard">racione pasturagi</text:p>
      <text:p text:style-name="Standard">dominus Guillelmus Le Muerxtax de Sntre</text:p>
      <text:p text:style-name="Standard">pardie dioces usecetur se perum von soli</text:p>
      <text:p text:style-name="Standard">magistro Stephano de Parisir i R</text:p>
      <text:p text:style-name="Standard">Per Rad virus sextarris frumrati depei n</text:p>
      <text:p text:style-name="Standard">Pix sodiensi infra xv. di</text:p>
      <text:p text:style-name="Standard">&gt;&gt;&gt;&gt;&gt;&gt; liste &lt;&lt;&lt;&lt;&lt;&lt;&lt;</text:p>
      <text:p text:style-name="Standard">a cantore</text:p>
      <text:p text:style-name="Standard">J. Succentore</text:p>
      <text:p text:style-name="Standard">J. cancelario</text:p>
      <text:p text:style-name="Standard">E. Fucherii</text:p>
      <text:p text:style-name="Standard">P. de Alvrana</text:p>
      <text:p text:style-name="Standard"><text:soft-page-break/>P. Pouvrelli</text:p>
      <text:p text:style-name="Standard">Mi. de Melloto</text:p>
      <text:p text:style-name="Standard">V. Marpaudi</text:p>
      <text:p text:style-name="Standard">P. de Roviaco</text:p>
      <text:p text:style-name="Standard">H. de Culento</text:p>
      <text:p text:style-name="Standard">G. Hamelini</text:p>
      <text:p text:style-name="Standard">G. de Lumbris</text:p>
      <text:p text:style-name="Standard">J. Cambellani</text:p>
      <text:p text:style-name="Standard">G. de Curtilis</text:p>
      <text:p text:style-name="Standard">D. de Quadrellis</text:p>
      <text:p text:style-name="Standard">Vi. Crtore</text:p>
      <text:p text:style-name="Standard">J. Cancellario</text:p>
      <text:p text:style-name="Standard">St. de Parisius</text:p>
      <text:p text:style-name="Standard">P. de Alvernia</text:p>
      <text:p text:style-name="Standard">P. Pouvelli</text:p>
      <text:p text:style-name="Standard">P. de Roniaco</text:p>
      <text:p text:style-name="Standard">H. de Culento</text:p>
      <text:p text:style-name="Standard">R. de Molinis</text:p>
      <text:p text:style-name="Standard">G. Haurelini</text:p>
      <text:p text:style-name="Standard">G. de Lumbis</text:p>
      <text:p text:style-name="Standard">D. de Duclaro</text:p>
      <text:p text:style-name="Standard">D. de Quuadrelli</text:p>
      <text:p text:style-name="Standard">circilis</text:p>
      <text:p text:style-name="Standard"/>
      <text:p text:style-name="Standard"/>
      <text:p text:style-name="Standard">=FRAN_0393_09586.tif=</text:p>
      <text:p text:style-name="Standard">&gt;&gt;&gt;&gt;&gt;&gt; date &lt;&lt;&lt;&lt;&lt;&lt;&lt;</text:p>
      <text:p text:style-name="Standard">Anno l. primo die mercurii post eavitate capituli</text:p>
      <text:p text:style-name="Standard">Anno l° prinio die veneris post cantate capitulis</text:p>
      <text:p text:style-name="Standard">&gt;&gt;&gt;&gt;&gt;&gt; block &lt;&lt;&lt;&lt;&lt;&lt;&lt;</text:p>
      <text:p text:style-name="Standard">Moura furt ut satiffaciant infra</text:p>
      <text:p text:style-name="Standard">ortadies de hiis / que recepunt p s</text:p>
      <text:p text:style-name="Standard">cercio et quarto ex habundant.</text:p>
      <text:p text:style-name="Standard">presentis Gri Cheiflo Jeaul</text:p>
      <text:p text:style-name="Standard">Hodie suit sancta prmitacio de castel auis</text:p>
      <text:p text:style-name="Standard">Sancti Leonardi quam obtinebat petri</text:p>
      <text:p text:style-name="Standard"><text:soft-page-break/>de Vitrriaco cum magistro Benardos</text:p>
      <text:p text:style-name="Standard">de Belloioco capellanio capellanie Sancte</text:p>
      <text:p text:style-name="Standard">tis in parorochia de Crumeriaco seut</text:p>
      <text:p text:style-name="Standard">diocesis</text:p>
      <text:p text:style-name="Standard">Lirarons</text:p>
      <text:p text:style-name="Standard">Hodie prepositus mti d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H. penitenciario</text:p>
      <text:p text:style-name="Standard">H. de Culento</text:p>
      <text:p text:style-name="Standard">G. de Curtilis</text:p>
      <text:p text:style-name="Standard">G. de Marcello</text:p>
      <text:p text:style-name="Standard">P. de Boniaco</text:p>
      <text:p text:style-name="Standard">R. de Molinis</text:p>
      <text:p text:style-name="Standard">P. di Alvernia</text:p>
      <text:p text:style-name="Standard">J. Cambellani</text:p>
      <text:p text:style-name="Standard">St. de Parisius</text:p>
      <text:p text:style-name="Standard">D. de Quadrelli</text:p>
      <text:p text:style-name="Standard">G. Hamelini</text:p>
      <text:p text:style-name="Standard">G. de Lumbris</text:p>
      <text:p text:style-name="Standard">E. Fuchorii</text:p>
      <text:p text:style-name="Standard">D. de Durlaro</text:p>
      <text:p text:style-name="Standard">P. Pouvrelli</text:p>
      <text:p text:style-name="Standard">Vi. cantore</text:p>
      <text:p text:style-name="Standard">J. Succentore</text:p>
      <text:p text:style-name="Standard">J. Cancellario</text:p>
      <text:p text:style-name="Standard">G. de Marcello</text:p>
      <text:p text:style-name="Standard">P. Pouvrelli</text:p>
      <text:p text:style-name="Standard">J. Cambellani</text:p>
      <text:p text:style-name="Standard">P. de Roniaco</text:p>
      <text:p text:style-name="Standard">J. de Molinis</text:p>
      <text:p text:style-name="Standard">G. de Curtilis</text:p>
      <text:p text:style-name="Standard">D. de Quadrellis</text:p>
      <text:p text:style-name="Standard">G. de Lumbris</text:p>
      <text:p text:style-name="Standard">D. de Duclayo</text:p>
      <text:p text:style-name="Standard"><text:soft-page-break/>G. Hamelini</text:p>
      <text:p text:style-name="Standard"/>
      <text:p text:style-name="Standard"/>
      <text:p text:style-name="Standard">=FRAN_0393_09587.tif=</text:p>
      <text:p text:style-name="Standard">&gt;&gt;&gt;&gt;&gt;&gt; block &lt;&lt;&lt;&lt;&lt;&lt;&lt;</text:p>
      <text:p text:style-name="Standard">odie di</text:p>
      <text:p text:style-name="Standard">dhesit appellat interict et interpontu</text:p>
      <text:p text:style-name="Standard">andie actuo in domipius cyvoru</text:p>
      <text:p text:style-name="Standard">Prohotus porpunu copum Maciotus Huy</text:p>
      <text:p text:style-name="Standard">eh Paipientis promisunt etc. Remi</text:p>
      <text:p text:style-name="Standard">furit condempuati in le si</text:p>
      <text:p text:style-name="Standard">prisente camerariis Johanne et de Autissis H. de Altarba</text:p>
      <text:p text:style-name="Standard">Philippus Copum Matheus Ludi et Johannes Sapi</text:p>
      <text:p text:style-name="Standard">datis hospites de Htevilli fuint</text:p>
      <text:p text:style-name="Standard">ondempnati et alii hospites absonter</text:p>
      <text:p text:style-name="Standard">in proponis ipsorum permittencium se procuratore</text:p>
      <text:p text:style-name="Standard">ec erga poes quod in hoc gsentient</text:p>
      <text:p text:style-name="Standard">sub obligacione omnm bonor sali ppatra</text:p>
      <text:p text:style-name="Standard">solins monasterii turreni per qualibet diritu</text:p>
      <text:p text:style-name="Standard">ra et super pulsacione et aliis depen</text:p>
      <text:p text:style-name="Standard">debent contra deputati ordinaem</text:p>
      <text:p text:style-name="Standard">stilicit Dyon de Quadrellis Joyis</text:p>
      <text:p text:style-name="Standard">predardi et renunciaverunt appellatum et vilicet alii</text:p>
      <text:p text:style-name="Standard">et per hoc non prejuditetur alicui prturator in</text:p>
      <text:p text:style-name="Standard">prsns camerario laico Johanne de Autisie</text:p>
      <text:p text:style-name="Standard">Hueo de Altavilla</text:p>
      <text:p text:style-name="Standard">&gt;&gt;&gt;&gt;&gt;&gt; liste &lt;&lt;&lt;&lt;&lt;&lt;&lt;</text:p>
      <text:p text:style-name="Standard">Vi enitore</text:p>
      <text:p text:style-name="Standard">JSuccentore</text:p>
      <text:p text:style-name="Standard">H. penitenciario</text:p>
      <text:p text:style-name="Standard">M. de Melloto</text:p>
      <text:p text:style-name="Standard">G. de Curtilis</text:p>
      <text:p text:style-name="Standard">D. de Quadrellis</text:p>
      <text:p text:style-name="Standard">G. Hamelini</text:p>
      <text:p text:style-name="Standard">H. de Culento</text:p>
      <text:p text:style-name="Standard">P. de Roniaco</text:p>
      <text:p text:style-name="Standard"><text:soft-page-break/>P. de Alvernia</text:p>
      <text:p text:style-name="Standard"/>
      <text:p text:style-name="Standard"/>
      <text:p text:style-name="Standard">=FRAN_0393_09588.tif=</text:p>
      <text:p text:style-name="Standard">&gt;&gt;&gt;&gt;&gt;&gt; date &lt;&lt;&lt;&lt;&lt;&lt;&lt;</text:p>
      <text:p text:style-name="Standard">Anno lprimo die mercurii posti festum ascension capituli</text:p>
      <text:p text:style-name="Standard">Anno l° primo die venigsante pent hecest capitultibis</text:p>
      <text:p text:style-name="Standard">&gt;&gt;&gt;&gt;&gt;&gt; block &lt;&lt;&lt;&lt;&lt;&lt;&lt;</text:p>
      <text:p text:style-name="Standard">P. de Ronaco</text:p>
      <text:p text:style-name="Standard">de die hodierna in mense contr puore Sancti</text:p>
      <text:p text:style-name="Standard">eligii presentibus procuratores nostro et Petro Colres</text:p>
      <text:p text:style-name="Standard">procuratore prioris</text:p>
      <text:p text:style-name="Standard">Anno lii p. die venies ante festum</text:p>
      <text:p text:style-name="Standard">Pentherostr in claustro Parisiens ad barra</text:p>
      <text:p text:style-name="Standard">corm domino Grimerro de Platencia tam</text:p>
      <text:p text:style-name="Standard">cario clerico ecclesie Par. presentibus domini</text:p>
      <text:p text:style-name="Standard">Radulpho Herirci Lambdo de Gran</text:p>
      <text:p text:style-name="Standard">chia Prillm Ronselli et Johanne de Lau</text:p>
      <text:p text:style-name="Standard">Johannes de Auduarpia / decentos in pr</text:p>
      <text:p text:style-name="Standard">ne capituli Parisat pro in casai etc. oll</text:p>
      <text:p text:style-name="Standard">ec.</text:p>
      <text:p text:style-name="Standard">Hodie fuit concessu robr anrtili Eeolaie dmus contigutr domui Johannis de Autisi firmasr</text:p>
      <text:p text:style-name="Standard">ad portam claustri pro se suisquod buesidaibibus causa visilies aguitis pertin ad pensumo xvii l. p</text:p>
      <text:p text:style-name="Standard">solvend solit xiii l. caae iiii l. offico hujomdi ad cermo matuvt domini et natiti hecti Jhat</text:p>
      <text:p text:style-name="Standard">&gt;&gt;&gt;&gt;&gt;&gt; liste &lt;&lt;&lt;&lt;&lt;&lt;&lt;</text:p>
      <text:p text:style-name="Standard">vi cantore</text:p>
      <text:p text:style-name="Standard">J. Succentors</text:p>
      <text:p text:style-name="Standard">J. Cancellario</text:p>
      <text:p text:style-name="Standard">H. de Culento</text:p>
      <text:p text:style-name="Standard">P. de Alvernia</text:p>
      <text:p text:style-name="Standard">G. de Curtilis</text:p>
      <text:p text:style-name="Standard">R. de Molinis</text:p>
      <text:p text:style-name="Standard">D. de Quadrellis</text:p>
      <text:p text:style-name="Standard">St. de Parisius</text:p>
      <text:p text:style-name="Standard">G. de Lumbris</text:p>
      <text:p text:style-name="Standard">D. de Duclaro</text:p>
      <text:p text:style-name="Standard"><text:soft-page-break/>G. Coquatricis</text:p>
      <text:p text:style-name="Standard">M. de Melloto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P. de Roniaco</text:p>
      <text:p text:style-name="Standard">R. de Molinis</text:p>
      <text:p text:style-name="Standard">St. de Parisius</text:p>
      <text:p text:style-name="Standard">D. de Quadrellis</text:p>
      <text:p text:style-name="Standard">P. Pouvolli</text:p>
      <text:p text:style-name="Standard">D. de Duclaro</text:p>
      <text:p text:style-name="Standard">G. de Lumbris</text:p>
      <text:p text:style-name="Standard">E. Fucherii</text:p>
      <text:p text:style-name="Standard">G. Hamelini</text:p>
      <text:p text:style-name="Standard"/>
      <text:p text:style-name="Standard"/>
      <text:p text:style-name="Standard">=FRAN_0393_09589.tif=</text:p>
      <text:p text:style-name="Standard">&gt;&gt;&gt;&gt;&gt;&gt; block &lt;&lt;&lt;&lt;&lt;&lt;&lt;</text:p>
      <text:p text:style-name="Standard">1</text:p>
      <text:p text:style-name="Standard">Annohi. du septima junii $ma ardus de Sancto Sichi fcit procurators Bertra</text:p>
      <text:p text:style-name="Standard">cul Sancti Petri Aaria motrii</text:p>
      <text:p text:style-name="Standard">declauso diocesis sacon procurator ad acceptandum quodcumque beneficium</text:p>
      <text:p text:style-name="Standard">collatu ee pes aquatumque persona etc ac ad permtanm etc.</text:p>
      <text:p text:style-name="Standard">et acceptandum ntrans et que ad presens obtinret et ad ad </text:p>
      <text:p text:style-name="Standard">c etc. $mao dominos et magistros Hemiardu de Sancto Gridin Johan</text:p>
      <text:p text:style-name="Standard">Guoranti Guydonem dibri Petrum Ge. Gourresse</text:p>
      <text:p text:style-name="Standard">Joheri de Oiato Johannem Beerelli Nicolaum desercti</text:p>
      <text:p text:style-name="Standard">Richardu Bepaca Petrum Tuepam Johannem Par</text:p>
      <text:p text:style-name="Standard">Guillelmum Breter Johannem de Castaneto et Johannem Clerici</text:p>
      <text:p text:style-name="Standard">pue domino Radulphi nti presbytero Dyonisio placonis</text:p>
      <text:p text:style-name="Standard">Johanne de Landis et rogers de Ponte lasre et cuons</text:p>
      <text:p text:style-name="Standard">Loudum eur Paris. nocar</text:p>
      <text:p text:style-name="Standard"/>
      <text:p text:style-name="Standard"/>
      <text:p text:style-name="Standard">=FRAN_0393_09590.tif=</text:p>
      <text:p text:style-name="Standard"><text:soft-page-break/>&gt;&gt;&gt;&gt;&gt;&gt; date &lt;&lt;&lt;&lt;&lt;&lt;&lt;</text:p>
      <text:p text:style-name="Standard">Anno li° vic l pv</text:p>
      <text:p text:style-name="Standard">adaneters du maresse p firmaria d beo atit pr d</text:p>
      <text:p text:style-name="Standard">Anno li die mercurii post crivitat prosnte xv die juniie quels</text:p>
      <text:p text:style-name="Standard">&gt;&gt;&gt;&gt;&gt;&gt; block &lt;&lt;&lt;&lt;&lt;&lt;&lt;</text:p>
      <text:p text:style-name="Standard">Vicantoro</text:p>
      <text:p text:style-name="Standard">Purconi libet anno trium annorm sucurorm do magstri</text:p>
      <text:p text:style-name="Standard">prponn Item adancto sentre sunt demisse sex libre pro anno m</text:p>
      <text:p text:style-name="Standard">super fima de Couvressia</text:p>
      <text:p text:style-name="Standard">1</text:p>
      <text:p text:style-name="Standard">Hitre Majior de Ytevilla vocatus Johannes</text:p>
      <text:p text:style-name="Standard">rentis et pruit in capitulo preciit sue</text:p>
      <text:p text:style-name="Standard">capituli demandiri ex</text:p>
      <text:p text:style-name="Standard">didit claves G. de Babris diceudo propsrs</text:p>
      <text:p text:style-name="Standard">oro jam dprefetutum fut cr</text:p>
      <text:p text:style-name="Standard">nten so Mtro Micabat de Custodra</text:p>
      <text:p text:style-name="Standard">vravorus / quas recusavit E ipsus priti</text:p>
      <text:p text:style-name="Standard">do ad terrco plaribus que erbs hta fuu </text:p>
      <text:p text:style-name="Standard">quod grana non reciperet absque icusur</text:p>
      <text:p text:style-name="Standard">reciperet prus ia tusrurrata et</text:p>
      <text:p text:style-name="Standard">deFalearet ad abitr prosorm ec</text:p>
      <text:p text:style-name="Standard">Luialiter fuit ccortatum et</text:p>
      <text:p text:style-name="Standard">ad locum infra ut taliais Jchani et po gran</text:p>
      <text:p text:style-name="Standard">tunc cum excasiva recipet et sit muor</text:p>
      <text:p text:style-name="Standard">deca</text:p>
      <text:p text:style-name="Standard">lovics pro testato quod non pat</text:p>
      <text:p text:style-name="Standard">eet sibi presentbus v de plat J.chereti Hoc</text:p>
      <text:p text:style-name="Standard">Fleger</text:p>
      <text:p text:style-name="Standard">solvit sz</text:p>
      <text:p text:style-name="Standard">R. de Alri</text:p>
      <text:p text:style-name="Standard">&gt;&gt;&gt;&gt;&gt;&gt; liste &lt;&lt;&lt;&lt;&lt;&lt;&lt;</text:p>
      <text:p text:style-name="Standard">P. de Roniaco</text:p>
      <text:p text:style-name="Standard">B. de Duclayo</text:p>
      <text:p text:style-name="Standard">G. de Lumbris</text:p>
      <text:p text:style-name="Standard">P. de Alvernia</text:p>
      <text:p text:style-name="Standard">E. Fucherii</text:p>
      <text:p text:style-name="Standard"><text:soft-page-break/>Gicoquarricis</text:p>
      <text:p text:style-name="Standard">Vicantore</text:p>
      <text:p text:style-name="Standard">Succntor</text:p>
      <text:p text:style-name="Standard">J. Cancellario</text:p>
      <text:p text:style-name="Standard">H. Penitenciario</text:p>
      <text:p text:style-name="Standard">C. Hamelini</text:p>
      <text:p text:style-name="Standard">G. de Lumbris</text:p>
      <text:p text:style-name="Standard">S. de Duclaro</text:p>
      <text:p text:style-name="Standard">P. Peuurrelli</text:p>
      <text:p text:style-name="Standard">G. de Danvilla</text:p>
      <text:p text:style-name="Standard">Jcmbellani</text:p>
      <text:p text:style-name="Standard">G. de Curtilis</text:p>
      <text:p text:style-name="Standard">P. de Alvernia</text:p>
      <text:p text:style-name="Standard">G. Marpan</text:p>
      <text:p text:style-name="Standard">M. de Mearti</text:p>
      <text:p text:style-name="Standard">Gicoquarricis</text:p>
      <text:p text:style-name="Standard">Radecurinus</text:p>
      <text:p text:style-name="Standard"/>
      <text:p text:style-name="Standard"/>
      <text:p text:style-name="Standard">=FRAN_0393_09591.tif=</text:p>
      <text:p text:style-name="Standard">&gt;&gt;&gt;&gt;&gt;&gt; date &lt;&lt;&lt;&lt;&lt;&lt;&lt;</text:p>
      <text:p text:style-name="Standard">515</text:p>
      <text:p text:style-name="Standard">Anno huino die veneris po ui festum Sancti Scraniti capitulantibus</text:p>
      <text:p text:style-name="Standard">Anno lpnius die lune post sacramentum capituli</text:p>
      <text:p text:style-name="Standard">&gt;&gt;&gt;&gt;&gt;&gt; block &lt;&lt;&lt;&lt;&lt;&lt;&lt;</text:p>
      <text:p text:style-name="Standard">xviii bibras debent distribui pro porestario de Sauca</text:p>
      <text:p text:style-name="Standard">et dominus Gruvmerius respondebit de sex libras rest</text:p>
      <text:p text:style-name="Standard">solvendis et que debent solvi ad satumtm Rem</text:p>
      <text:p text:style-name="Standard">presnbus i. de Cabaudia G. de Plat JAthenneti mideis</text:p>
      <text:p text:style-name="Standard">Cenciaro H. srgeri</text:p>
      <text:p text:style-name="Standard">eptis Can</text:p>
      <text:p text:style-name="Standard">Hodie fuit receptus magister Michael.</text:p>
      <text:p text:style-name="Standard">Brachia elemosinarius regis qud prebenidam</text:p>
      <text:p text:style-name="Standard">Pars.ens que fuit magistri Johannis Beae Molinis</text:p>
      <text:p text:style-name="Standard">alia beatus</text:p>
      <text:p text:style-name="Standard">presentbus N. de Civilliato G. de placencia</text:p>
      <text:p text:style-name="Standard"><text:soft-page-break/>Dant gracie xvii kalendas junii anno noni</text:p>
      <text:p text:style-name="Standard">pase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G. de Danvilla</text:p>
      <text:p text:style-name="Standard">G. de Marcello</text:p>
      <text:p text:style-name="Standard">J. Cambellani</text:p>
      <text:p text:style-name="Standard">G. de Curtilis</text:p>
      <text:p text:style-name="Standard">G. Hamelini</text:p>
      <text:p text:style-name="Standard">G. de Lumbris</text:p>
      <text:p text:style-name="Standard">R. de Molinis</text:p>
      <text:p text:style-name="Standard">D. de Duclaro</text:p>
      <text:p text:style-name="Standard">P. Pouvrelli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R. de Molinis</text:p>
      <text:p text:style-name="Standard">P. de Alvernia</text:p>
      <text:p text:style-name="Standard">J. Cambellani</text:p>
      <text:p text:style-name="Standard">G. de Curtilis</text:p>
      <text:p text:style-name="Standard">G. de Marcello</text:p>
      <text:p text:style-name="Standard">St. de Parisius</text:p>
      <text:p text:style-name="Standard">P. de Roniaco</text:p>
      <text:p text:style-name="Standard">P. Pouvrelli</text:p>
      <text:p text:style-name="Standard">G. de Lumbris</text:p>
      <text:p text:style-name="Standard">G. de Dannilla</text:p>
      <text:p text:style-name="Standard">G. Hamelini</text:p>
      <text:p text:style-name="Standard">M. de Brachia</text:p>
      <text:p text:style-name="Standard"/>
      <text:p text:style-name="Standard"/>
      <text:p text:style-name="Standard">=FRAN_0393_09592.tif=</text:p>
      <text:p text:style-name="Standard">&gt;&gt;&gt;&gt;&gt;&gt; date &lt;&lt;&lt;&lt;&lt;&lt;&lt;</text:p>
      <text:p text:style-name="Standard"><text:soft-page-break/>Anno lprimo die mecurii post satramencum capitli</text:p>
      <text:p text:style-name="Standard">528</text:p>
      <text:p text:style-name="Standard">Guribus lectis dictum sultiyeuri quod tradernt in sero copiam capitulo</text:p>
      <text:p text:style-name="Standard">&gt;&gt;&gt;&gt;&gt;&gt; block &lt;&lt;&lt;&lt;&lt;&lt;&lt;</text:p>
      <text:p text:style-name="Standard">Hodie prepositus Parisiensis putav licteris regiar</text:p>
      <text:p text:style-name="Standard">in capitulo sub hac ponva</text:p>
      <text:p text:style-name="Standard">et Vaberetar sibi dde Luilli</text:p>
      <text:p text:style-name="Standard">prebenda fuit chauvoli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H. penitenciur</text:p>
      <text:p text:style-name="Standard">M. de Melloto</text:p>
      <text:p text:style-name="Standard">St. de Parisius</text:p>
      <text:p text:style-name="Standard">G. Coqatricis</text:p>
      <text:p text:style-name="Standard">G. de Dannuilli</text:p>
      <text:p text:style-name="Standard">R. de Molinis</text:p>
      <text:p text:style-name="Standard">J. Cambellani</text:p>
      <text:p text:style-name="Standard">G. de Melloto</text:p>
      <text:p text:style-name="Standard">P. de Roniaco</text:p>
      <text:p text:style-name="Standard">D. de Duclaro</text:p>
      <text:p text:style-name="Standard">G. de Lumbris</text:p>
      <text:p text:style-name="Standard">P. Pouvrelli</text:p>
      <text:p text:style-name="Standard">G. Haurelin</text:p>
      <text:p text:style-name="Standard"/>
      <text:p text:style-name="Standard"/>
      <text:p text:style-name="Standard">=FRAN_0393_09593.tif=</text:p>
      <text:p text:style-name="Standard">&gt;&gt;&gt;&gt;&gt;&gt; block &lt;&lt;&lt;&lt;&lt;&lt;&lt;</text:p>
      <text:p text:style-name="Standard">odie fuit reciptur Johannes de Krantechiis ad capelaniam Sancti Vyani</text:p>
      <text:p text:style-name="Standard">collatis sibi pro papa raocone prouenttat habite de ipsa ips petronde Sancto J.</text:p>
      <text:p text:style-name="Standard"/>
      <text:p text:style-name="Standard"/>
      <text:p text:style-name="Standard">=FRAN_0393_09594.tif=</text:p>
      <text:p text:style-name="Standard">&gt;&gt;&gt;&gt;&gt;&gt; block &lt;&lt;&lt;&lt;&lt;&lt;&lt;</text:p>
      <text:p text:style-name="Standard">519.</text:p>
      <text:p text:style-name="Standard">Capitulum generale Diei sabbi crastini festi Nativitatis ceatiJohis</text:p>
      <text:p text:style-name="Standard"><text:soft-page-break/>1351.</text:p>
      <text:p text:style-name="Standard">Capitulum est continuatr uque ad die mercuris inclasive</text:p>
      <text:p text:style-name="Standard">Item capitulum elegit taxacionem prebendm ecclesie Par.</text:p>
      <text:p text:style-name="Standard">si quide essent in deportu</text:p>
      <text:p text:style-name="Standard">prousores domus dei sunt m. de Brachia et Dyoni</text:p>
      <text:p text:style-name="Standard">suis de quadrellas</text:p>
      <text:p text:style-name="Standard">Item funt deputati ad saendum $pa statum</text:p>
      <text:p text:style-name="Standard">officior scilicet dyonisius de Quadrellis G. de</text:p>
      <text:p text:style-name="Standard">lumibris et G. coquatricis</text:p>
      <text:p text:style-name="Standard">Item fuit deputatus dominus penitenciarius ad lenar</text:p>
      <text:p text:style-name="Standard">detem libras / a qsliz novo canonico</text:p>
      <text:p text:style-name="Standard">&gt;&gt;&gt;&gt;&gt;&gt; liste &lt;&lt;&lt;&lt;&lt;&lt;&lt;</text:p>
      <text:p text:style-name="Standard">B. decano</text:p>
      <text:p text:style-name="Standard">Vi. Cantore</text:p>
      <text:p text:style-name="Standard">B. Archidiaco Brie</text:p>
      <text:p text:style-name="Standard">J. Succentore</text:p>
      <text:p text:style-name="Standard">J. Cancellario</text:p>
      <text:p text:style-name="Standard">H. Penicenciario</text:p>
      <text:p text:style-name="Standard">G. de Marcello</text:p>
      <text:p text:style-name="Standard">G. de Curtilis</text:p>
      <text:p text:style-name="Standard">D. de Quadrellis</text:p>
      <text:p text:style-name="Standard">J. Cambellani</text:p>
      <text:p text:style-name="Standard">G. Hamelini</text:p>
      <text:p text:style-name="Standard">G. de Lumbris</text:p>
      <text:p text:style-name="Standard">E Fucherii</text:p>
      <text:p text:style-name="Standard">St. de Parisius</text:p>
      <text:p text:style-name="Standard">D. de Duclaro</text:p>
      <text:p text:style-name="Standard">P. de Alvernia</text:p>
      <text:p text:style-name="Standard">P. de Alvernia</text:p>
      <text:p text:style-name="Standard">H. de Culento</text:p>
      <text:p text:style-name="Standard">G. de Dannulla</text:p>
      <text:p text:style-name="Standard">G. Marpaudi</text:p>
      <text:p text:style-name="Standard">M. de Brachia</text:p>
      <text:p text:style-name="Standard">M. de Mellono</text:p>
      <text:p text:style-name="Standard">R. de Molinis</text:p>
      <text:p text:style-name="Standard">P. Pouvrelli</text:p>
      <text:p text:style-name="Standard"><text:soft-page-break/>J. de Essartis</text:p>
      <text:p text:style-name="Standard">P. de Boniaco</text:p>
      <text:p text:style-name="Standard">E. Brhic infirmus</text:p>
      <text:p text:style-name="Standard">G. coquatacis</text:p>
      <text:p text:style-name="Standard"/>
      <text:p text:style-name="Standard"/>
      <text:p text:style-name="Standard">=FRAN_0393_09595.tif=</text:p>
      <text:p text:style-name="Standard">&gt;&gt;&gt;&gt;&gt;&gt; date &lt;&lt;&lt;&lt;&lt;&lt;&lt;</text:p>
      <text:p text:style-name="Standard">51</text:p>
      <text:p text:style-name="Standard">Anno honimo die lune post festum Nativitatis beati Johnobacpre captulatlui</text:p>
      <text:p text:style-name="Standard">&gt;&gt;&gt;&gt;&gt;&gt; block &lt;&lt;&lt;&lt;&lt;&lt;&lt;</text:p>
      <text:p text:style-name="Standard">Hodie comparente in capitulio procuratore cucrriti</text:p>
      <text:p text:style-name="Standard">et locum tentum prepositi Parisiensies ipse procuratore asseruit</text:p>
      <text:p text:style-name="Standard">quod a tempe iup petat requestam suam in capitula</text:p>
      <text:p text:style-name="Standard">devenerat ad nocicia saiam quod dominus rexvi</text:p>
      <text:p text:style-name="Standard">lebat cignoste de jure magistri sui in prrie</text:p>
      <text:p text:style-name="Standard">quo dicto capitulum randit ix placebat sibi</text:p>
      <text:p text:style-name="Standard">prestis magistro Gaufordo Pavimon redone</text:p>
      <text:p text:style-name="Standard">dioce Johanne de Antiss frarco et Guillelm Ron</text:p>
      <text:p text:style-name="Standard">selli servient capituli etc.</text:p>
      <text:p text:style-name="Standard">Iefait ordinatum quod vicarii et canonici dyoni</text:p>
      <text:p text:style-name="Standard">Lucrencu panem in magna missa alioquin i</text:p>
      <text:p text:style-name="Standard">habebuntur sollicet nisi interavit imgi</text:p>
      <text:p text:style-name="Standard">missa aprilitisio usque ad agmset</text:p>
      <text:p text:style-name="Standard">Canfrido Pauvier Remensis d'Antorre</text:p>
      <text:p text:style-name="Standard">G. Rouselli</text:p>
      <text:p text:style-name="Standard">8</text:p>
      <text:p text:style-name="Standard">Ceprco Guerrici part contraroculs</text:p>
      <text:p text:style-name="Standard">R. Chaunel</text:p>
      <text:p text:style-name="Standard">&gt;&gt;&gt;&gt;&gt;&gt; liste &lt;&lt;&lt;&lt;&lt;&lt;&lt;</text:p>
      <text:p text:style-name="Standard">V. Canto</text:p>
      <text:p text:style-name="Standard">J. Succentore</text:p>
      <text:p text:style-name="Standard">J. Canillario</text:p>
      <text:p text:style-name="Standard">H. Penitenciario</text:p>
      <text:p text:style-name="Standard">G. de Melloto</text:p>
      <text:p text:style-name="Standard">J. Cambellani</text:p>
      <text:p text:style-name="Standard"><text:soft-page-break/>G. de Daniilla</text:p>
      <text:p text:style-name="Standard">G. de Curtilio</text:p>
      <text:p text:style-name="Standard">P. de Roniaco</text:p>
      <text:p text:style-name="Standard">D. de Quadrellis</text:p>
      <text:p text:style-name="Standard">G. Hamelini</text:p>
      <text:p text:style-name="Standard">H. de Culento</text:p>
      <text:p text:style-name="Standard">R. de Vyeria</text:p>
      <text:p text:style-name="Standard">G. de Lumbris</text:p>
      <text:p text:style-name="Standard">D. de Duclaro</text:p>
      <text:p text:style-name="Standard">R. de Molinis</text:p>
      <text:p text:style-name="Standard">P. Pouvirelli</text:p>
      <text:p text:style-name="Standard">E Fucherii</text:p>
      <text:p text:style-name="Standard">St. de Parisius</text:p>
      <text:p text:style-name="Standard">G. Marpaudi</text:p>
      <text:p text:style-name="Standard"/>
      <text:p text:style-name="Standard"/>
      <text:p text:style-name="Standard">=FRAN_0393_09596.tif=</text:p>
      <text:p text:style-name="Standard">&gt;&gt;&gt;&gt;&gt;&gt; date &lt;&lt;&lt;&lt;&lt;&lt;&lt;</text:p>
      <text:p text:style-name="Standard">Anno l° die martis post festum Nativt tis vi vob i capiulantue</text:p>
      <text:p text:style-name="Standard">Anno li° die mercurii posti festum Natri Johan apitulatlbus</text:p>
      <text:p text:style-name="Standard">&gt;&gt;&gt;&gt;&gt;&gt; block &lt;&lt;&lt;&lt;&lt;&lt;&lt;</text:p>
      <text:p text:style-name="Standard">Hodie capitulum remisit Tomirti de Roisiace omnni</text:p>
      <text:p text:style-name="Standard">arrtragia dummodo velit Agnostere quod debet</text:p>
      <text:p text:style-name="Standard">redditum et de cetero bene soluere</text:p>
      <text:p text:style-name="Standard">Hodie fuit dispenfatum cum Pforteti</text:p>
      <text:p text:style-name="Standard">capitulum est contumatis usque ad die venie inclus</text:p>
      <text:p text:style-name="Standard">dominu Johannes de Busco expretat in collai</text:p>
      <text:p text:style-name="Standard">Episcopi decani et capituli ubique eciam fit</text:p>
      <text:p text:style-name="Standard">in ecclesia cathedrali</text:p>
      <text:p text:style-name="Standard">quando vacubit aliquud iisims</text:p>
      <text:p text:style-name="Standard">eur domino Petro de Villaris</text:p>
      <text:p text:style-name="Standard">vel magistro Netro de Nigella nor</text:p>
      <text:p text:style-name="Standard">ac optaret curum</text:p>
      <text:p text:style-name="Standard">&gt;&gt;&gt;&gt;&gt;&gt; liste &lt;&lt;&lt;&lt;&lt;&lt;&lt;</text:p>
      <text:p text:style-name="Standard">Redecano</text:p>
      <text:p text:style-name="Standard">Vi. Cantore</text:p>
      <text:p text:style-name="Standard"><text:soft-page-break/>J. Succentore</text:p>
      <text:p text:style-name="Standard">J. Cancellario</text:p>
      <text:p text:style-name="Standard">H. penitenciario</text:p>
      <text:p text:style-name="Standard">St. de Parisius</text:p>
      <text:p text:style-name="Standard">G. Marpandi</text:p>
      <text:p text:style-name="Standard">P. Pouvrelli</text:p>
      <text:p text:style-name="Standard">H. de Culento</text:p>
      <text:p text:style-name="Standard">D. de Quadrellis</text:p>
      <text:p text:style-name="Standard">R. de Molinis</text:p>
      <text:p text:style-name="Standard">G. Hamelinii</text:p>
      <text:p text:style-name="Standard">P. de Roniaco</text:p>
      <text:p text:style-name="Standard">G. de Lumbrie</text:p>
      <text:p text:style-name="Standard">G. de Curtilis</text:p>
      <text:p text:style-name="Standard">E. Fucherii</text:p>
      <text:p text:style-name="Standard">D. de Duclaro</text:p>
      <text:p text:style-name="Standard">B. decano</text:p>
      <text:p text:style-name="Standard">G. Archidiaco Brie</text:p>
      <text:p text:style-name="Standard">Succentore</text:p>
      <text:p text:style-name="Standard">H. penitenciario</text:p>
      <text:p text:style-name="Standard">Sant. de Parisius</text:p>
      <text:p text:style-name="Standard">E. Fucherii</text:p>
      <text:p text:style-name="Standard">G. de Marcello</text:p>
      <text:p text:style-name="Standard">C. Hamelini</text:p>
      <text:p text:style-name="Standard">D. de Vucaro</text:p>
      <text:p text:style-name="Standard">G. de Lumbris</text:p>
      <text:p text:style-name="Standard"/>
      <text:p text:style-name="Standard"/>
      <text:p text:style-name="Standard">=FRAN_0393_09597.tif=</text:p>
      <text:p text:style-name="Standard">&gt;&gt;&gt;&gt;&gt;&gt; date &lt;&lt;&lt;&lt;&lt;&lt;&lt;</text:p>
      <text:p text:style-name="Standard">Anno lio die mercuri post festum beai Martini estinali captulis</text:p>
      <text:p text:style-name="Standard">Anno lprimo die mertumi post festum beat Martini estis capitulantibus</text:p>
      <text:p text:style-name="Standard">&gt;&gt;&gt;&gt;&gt;&gt; block &lt;&lt;&lt;&lt;&lt;&lt;&lt;</text:p>
      <text:p text:style-name="Standard">hodie fuit condempnatus Johanni de Sabaudia illo</text:p>
      <text:p text:style-name="Standard">in intdictat ploris et alia med denuri</text:p>
      <text:p text:style-name="Standard">Item fuit dictu / quod delibereventur heredibus seu</text:p>
      <text:p text:style-name="Standard">executors majoriis de Castaveto / omnia bona mobis</text:p>
      <text:p text:style-name="Standard"><text:soft-page-break/>et immovilia</text:p>
      <text:p text:style-name="Standard">Hodie dominus Garnerus de Mutigueyo fuit</text:p>
      <text:p text:style-name="Standard">3</text:p>
      <text:p text:style-name="Standard">receptus ad $prebendam vicariam</text:p>
      <text:p text:style-name="Standard">et juravit obedienciam reverenciam et honore</text:p>
      <text:p text:style-name="Standard">dominis decano et capitulo et deseune beneficio et con</text:p>
      <text:p text:style-name="Standard">niam residenciam et servare ominia statut</text:p>
      <text:p text:style-name="Standard">quasus G. de Placencia inheuncti Arnallo</text:p>
      <text:p text:style-name="Standard">Fagia Jude Languignan Pisorteti</text:p>
      <text:p text:style-name="Standard">Hodie Nicolaus de Civilliaco et camerarius a</text:p>
      <text:p text:style-name="Standard">qui vant deputati ad inquirendum utrum vo</text:p>
      <text:p text:style-name="Standard">Aubtu amiserat in fima molendini prr</text:p>
      <text:p text:style-name="Standard">supra magnam ponti recirunt quod</text:p>
      <text:p text:style-name="Standard">G</text:p>
      <text:p text:style-name="Standard">habebat locum et hoc robito fuit dictum die</text:p>
      <text:p text:style-name="Standard">Grunlio carneario $aue facetur sibi ghristi</text:p>
      <text:p text:style-name="Standard">e ultrm amo ascendenti xxiil.</text:p>
      <text:p text:style-name="Standard">&gt;&gt;&gt;&gt;&gt;&gt; liste &lt;&lt;&lt;&lt;&lt;&lt;&lt;</text:p>
      <text:p text:style-name="Standard">Re. Ddecano</text:p>
      <text:p text:style-name="Standard">J. Succentore</text:p>
      <text:p text:style-name="Standard">H. Penitenciario</text:p>
      <text:p text:style-name="Standard">M. de Melloto</text:p>
      <text:p text:style-name="Standard">P. Pouvrelli</text:p>
      <text:p text:style-name="Standard">J. Cambellani</text:p>
      <text:p text:style-name="Standard">P. de Alvernia</text:p>
      <text:p text:style-name="Standard">G. de Curtilis</text:p>
      <text:p text:style-name="Standard">P. de Roniaco</text:p>
      <text:p text:style-name="Standard">G. Hamelini</text:p>
      <text:p text:style-name="Standard">D. de Quadrellis</text:p>
      <text:p text:style-name="Standard">D. de Duclaro</text:p>
      <text:p text:style-name="Standard">G. de Lumbris</text:p>
      <text:p text:style-name="Standard">E. Fucherii</text:p>
      <text:p text:style-name="Standard">G. Marpaudi</text:p>
      <text:p text:style-name="Standard">R. de Molinis</text:p>
      <text:p text:style-name="Standard">R. decano</text:p>
      <text:p text:style-name="Standard">Vi. Cantore</text:p>
      <text:p text:style-name="Standard"><text:soft-page-break/>J. Succentore</text:p>
      <text:p text:style-name="Standard">J. Cancellario</text:p>
      <text:p text:style-name="Standard">H. penitenciario</text:p>
      <text:p text:style-name="Standard">G. de Lumbris</text:p>
      <text:p text:style-name="Standard">G. Maipaudi</text:p>
      <text:p text:style-name="Standard">E. Fucherii</text:p>
      <text:p text:style-name="Standard">P. Pouvrelli</text:p>
      <text:p text:style-name="Standard">G. Hamelini</text:p>
      <text:p text:style-name="Standard">D. de Quadrellis</text:p>
      <text:p text:style-name="Standard">G. de Curriis</text:p>
      <text:p text:style-name="Standard">D. de Duclaro</text:p>
      <text:p text:style-name="Standard">R. de Molinis</text:p>
      <text:p text:style-name="Standard"/>
      <text:p text:style-name="Standard"/>
      <text:p text:style-name="Standard">=FRAN_0393_09598.tif=</text:p>
      <text:p text:style-name="Standard">&gt;&gt;&gt;&gt;&gt;&gt; date &lt;&lt;&lt;&lt;&lt;&lt;&lt;</text:p>
      <text:p text:style-name="Standard">Anno lprimo die lune in festobi Bendici capiltibis</text:p>
      <text:p text:style-name="Standard">Anne lprimo die mercuri post festum Bndici capiltli</text:p>
      <text:p text:style-name="Standard">&gt;&gt;&gt;&gt;&gt;&gt; block &lt;&lt;&lt;&lt;&lt;&lt;&lt;</text:p>
      <text:p text:style-name="Standard">Hodie fuit dictum quod dominus Jobantis Chemeti inquerat</text:p>
      <text:p text:style-name="Standard">valore relituum ecclesie de Plexero.</text:p>
      <text:p text:style-name="Standard">Fulto de Maubray clericus curiie Parisiensis nocarii</text:p>
      <text:p text:style-name="Standard">gaigiavit evrenda</text:p>
      <text:p text:style-name="Standard">anno hlidie / ouis post festa beati Benerici</text:p>
      <text:p text:style-name="Standard">Richardus Parvi commoraus in fossa</text:p>
      <text:p text:style-name="Standard">Sancti Serrani asserons pro addiendo</text:p>
      <text:p text:style-name="Standard">ligna quando cum ntravit qui</text:p>
      <text:p text:style-name="Standard">gta intirunt curium vio</text:p>
      <text:p text:style-name="Standard">vicoti Casusoranto fuit Rupea s</text:p>
      <text:p text:style-name="Standard">quo ad valore submisit voru.</text:p>
      <text:p text:style-name="Standard">dine Syonisii de Duclaro et promisii</text:p>
      <text:p text:style-name="Standard">sorve initorum castlo ertc fuit</text:p>
      <text:p text:style-name="Standard">J. MarrHauger</text:p>
      <text:p text:style-name="Standard">bona lice crce po</text:p>
      <text:p text:style-name="Standard">H. Vuicencii G hospitis mello</text:p>
      <text:p text:style-name="Standard">Harant Rardulph</text:p>
      <text:p text:style-name="Standard"><text:soft-page-break/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J. Cambellani</text:p>
      <text:p text:style-name="Standard">D. de Quadrellis</text:p>
      <text:p text:style-name="Standard">P. de Roniaco</text:p>
      <text:p text:style-name="Standard">E. Fucherii</text:p>
      <text:p text:style-name="Standard">R. de Molinis</text:p>
      <text:p text:style-name="Standard">St de Parsius</text:p>
      <text:p text:style-name="Standard">P. de Alvernia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St. de Parisius</text:p>
      <text:p text:style-name="Standard">Gicoquatricis</text:p>
      <text:p text:style-name="Standard">M. de Melloto</text:p>
      <text:p text:style-name="Standard">J. Cambellani</text:p>
      <text:p text:style-name="Standard">G. de Marcello</text:p>
      <text:p text:style-name="Standard">D. de Quadrellis</text:p>
      <text:p text:style-name="Standard">P. de Ruviaco</text:p>
      <text:p text:style-name="Standard">G. Hamelini</text:p>
      <text:p text:style-name="Standard">G. de Curtilie</text:p>
      <text:p text:style-name="Standard">G. de Lumbris</text:p>
      <text:p text:style-name="Standard">R. de Molinie</text:p>
      <text:p text:style-name="Standard">D. de Duclaro</text:p>
      <text:p text:style-name="Standard">d Pouvelli</text:p>
      <text:p text:style-name="Standard"/>
      <text:p text:style-name="Standard"/>
      <text:p text:style-name="Standard">=FRAN_0393_09599.tif=</text:p>
      <text:p text:style-name="Standard"><text:soft-page-break/>&gt;&gt;&gt;&gt;&gt;&gt; date &lt;&lt;&lt;&lt;&lt;&lt;&lt;</text:p>
      <text:p text:style-name="Standard">Anno primo die veneris post festum bi Bendrcti pitltilie</text:p>
      <text:p text:style-name="Standard">513.</text:p>
      <text:p text:style-name="Standard">Anno lprimo die lune post ante festum BeMyarie magis il cpcatibus</text:p>
      <text:p text:style-name="Standard">&gt;&gt;&gt;&gt;&gt;&gt; liste &lt;&lt;&lt;&lt;&lt;&lt;&lt;</text:p>
      <text:p text:style-name="Standard">R. Decano</text:p>
      <text:p text:style-name="Standard">Vi. Gonitore</text:p>
      <text:p text:style-name="Standard">J. Succentore</text:p>
      <text:p text:style-name="Standard">J. Cancellario</text:p>
      <text:p text:style-name="Standard">M. de Melloto</text:p>
      <text:p text:style-name="Standard">Snt. de Parisius</text:p>
      <text:p text:style-name="Standard">J. Cambellani</text:p>
      <text:p text:style-name="Standard">G. Marpandi</text:p>
      <text:p text:style-name="Standard">G. de Marcell</text:p>
      <text:p text:style-name="Standard">P. de Roniaco</text:p>
      <text:p text:style-name="Standard">H. de Culento</text:p>
      <text:p text:style-name="Standard">G. de Lumbris</text:p>
      <text:p text:style-name="Standard">D. de Diclaro</text:p>
      <text:p text:style-name="Standard">E. Fucherii</text:p>
      <text:p text:style-name="Standard">R. de Molinio</text:p>
      <text:p text:style-name="Standard">R. Decano</text:p>
      <text:p text:style-name="Standard">Vi. Cantore</text:p>
      <text:p text:style-name="Standard">J. Succentore</text:p>
      <text:p text:style-name="Standard">H. penitenciario</text:p>
      <text:p text:style-name="Standard">M. de Melloto</text:p>
      <text:p text:style-name="Standard">G. Marpaudi</text:p>
      <text:p text:style-name="Standard">R. de Molinis</text:p>
      <text:p text:style-name="Standard">J. Cambellani</text:p>
      <text:p text:style-name="Standard">P. de Boniaco</text:p>
      <text:p text:style-name="Standard">G. de Marcello</text:p>
      <text:p text:style-name="Standard">G. Humelini</text:p>
      <text:p text:style-name="Standard">. de Culento</text:p>
      <text:p text:style-name="Standard">G. de Duclar</text:p>
      <text:p text:style-name="Standard">G. de Mutilis</text:p>
      <text:p text:style-name="Standard">SLucher</text:p>
      <text:p text:style-name="Standard"/>
      <text:p text:style-name="Standard"><text:soft-page-break/></text:p>
      <text:p text:style-name="Standard">=FRAN_0393_09600.tif=</text:p>
      <text:p text:style-name="Standard">&gt;&gt;&gt;&gt;&gt;&gt; date &lt;&lt;&lt;&lt;&lt;&lt;&lt;</text:p>
      <text:p text:style-name="Standard">Annol. primo die mercurii ante festum Beate Marie magistr capitulani.</text:p>
      <text:p text:style-name="Standard">Anno lprimo die veneris in sesto Marie Maydalensi capituli</text:p>
      <text:p text:style-name="Standard">&gt;&gt;&gt;&gt;&gt;&gt; block &lt;&lt;&lt;&lt;&lt;&lt;&lt;</text:p>
      <text:p text:style-name="Standard">R obmus de Vaumondois de Rapella detentus in prisione pro eo prod vebam</text:p>
      <text:p text:style-name="Standard">famulum domini canter gagiavit emendam solvend ad velmvitatem domini</text:p>
      <text:p text:style-name="Standard">Canter C fuit deliberatus / et juravit stare nostri cetis dominis de capitulo et.</text:p>
      <text:p text:style-name="Standard">presenius in capituli Par. preposito Par Guydont subri Guerills</text:p>
      <text:p text:style-name="Standard">postelli ipse prepositus requisuvt upr admictetur</text:p>
      <text:p text:style-name="Standard">peverucusi ad prebendam qua requiss facta Bertrandi</text:p>
      <text:p text:style-name="Standard">de Cartilhaco se opposuit dicendo p virtute</text:p>
      <text:p text:style-name="Standard">gracie apostolice ipse acceptaverat eam et sibi de ea</text:p>
      <text:p text:style-name="Standard">fecat provideri</text:p>
      <text:p text:style-name="Standard">anno predicto die xxiiiia julii domini Radulonis</text:p>
      <text:p text:style-name="Standard">Poillevillamn curatus eccesie de Remila pro</text:p>
      <text:p text:style-name="Standard">Rothemagum inc$ Johannes de Valle capell</text:p>
      <text:p text:style-name="Standard">capellanie Sancti Romani in rera Rothaurri</text:p>
      <text:p text:style-name="Standard">asserentes sinseplecuti inter ins de Betr</text:p>
      <text:p text:style-name="Standard">Huvtaresi pro mismit iopecurare et y sz</text:p>
      <text:p text:style-name="Standard">N. de Mldus J. puie ce. hossti</text:p>
      <text:p text:style-name="Standard">&gt;&gt;&gt;&gt;&gt;&gt; liste &lt;&lt;&lt;&lt;&lt;&lt;&lt;</text:p>
      <text:p text:style-name="Standard">Vicantore</text:p>
      <text:p text:style-name="Standard">J. Succentore</text:p>
      <text:p text:style-name="Standard">J. Cancellario</text:p>
      <text:p text:style-name="Standard">H. Penitenciario</text:p>
      <text:p text:style-name="Standard">J. Cambellani</text:p>
      <text:p text:style-name="Standard">G. Marpaudi</text:p>
      <text:p text:style-name="Standard">R. de Molinis</text:p>
      <text:p text:style-name="Standard">P. de Roniaco</text:p>
      <text:p text:style-name="Standard">H. Hamelini</text:p>
      <text:p text:style-name="Standard">H. de Oulento</text:p>
      <text:p text:style-name="Standard">D. de Duclaro</text:p>
      <text:p text:style-name="Standard">G. de Curcilis</text:p>
      <text:p text:style-name="Standard">G. Fucheri</text:p>
      <text:p text:style-name="Standard"><text:soft-page-break/>G. de Lumbris</text:p>
      <text:p text:style-name="Standard">G. Coquatricis</text:p>
      <text:p text:style-name="Standard">D. de Quadrellis</text:p>
      <text:p text:style-name="Standard">R. decano</text:p>
      <text:p text:style-name="Standard">Vi cantore</text:p>
      <text:p text:style-name="Standard">G. Archdidacono Brie</text:p>
      <text:p text:style-name="Standard">J. Cancellario</text:p>
      <text:p text:style-name="Standard">H. penitenciario</text:p>
      <text:p text:style-name="Standard">E. Fucherii</text:p>
      <text:p text:style-name="Standard">M. de Melloto</text:p>
      <text:p text:style-name="Standard">J. de Essartis</text:p>
      <text:p text:style-name="Standard">G. de Marcello</text:p>
      <text:p text:style-name="Standard">G. Maipandi</text:p>
      <text:p text:style-name="Standard">R. de Molinis</text:p>
      <text:p text:style-name="Standard">H. de Culento</text:p>
      <text:p text:style-name="Standard">G. Barelini</text:p>
      <text:p text:style-name="Standard">D. de Quaddellis</text:p>
      <text:p text:style-name="Standard">G. de Lumbreiis</text:p>
      <text:p text:style-name="Standard">D. de Duclano</text:p>
      <text:p text:style-name="Standard">G. de Cragis</text:p>
      <text:p text:style-name="Standard"/>
      <text:p text:style-name="Standard"/>
      <text:p text:style-name="Standard">=FRAN_0393_09601.tif=</text:p>
      <text:p text:style-name="Standard">&gt;&gt;&gt;&gt;&gt;&gt; date &lt;&lt;&lt;&lt;&lt;&lt;&lt;</text:p>
      <text:p text:style-name="Standard">nno lpimio die veneris post festum Sancte anne capltilis</text:p>
      <text:p text:style-name="Standard">Lamenci</text:p>
      <text:p text:style-name="Standard">Annolpuio die veneris ante festum beai de catbus</text:p>
      <text:p text:style-name="Standard">&gt;&gt;&gt;&gt;&gt;&gt; block &lt;&lt;&lt;&lt;&lt;&lt;&lt;</text:p>
      <text:p text:style-name="Standard">G. de Champgni gagiavit emendum de Coprecu</text:p>
      <text:p text:style-name="Standard">venire ad prisione et quodminus debito soluit decu</text:p>
      <text:p text:style-name="Standard">et juris debite decetro sne</text:p>
      <text:p text:style-name="Standard">Anno iprimo die veneris</text:p>
      <text:p text:style-name="Standard">dictum fuit pro tradatur firma de qua loquebatur di</text:p>
      <text:p text:style-name="Standard">Joh Thonneti illi offenti xiii libras.</text:p>
      <text:p text:style-name="Standard">Item quod emat ligna pro incledino</text:p>
      <text:p text:style-name="Standard">et quod amovert et vendat de Bosto de succiato</text:p>
      <text:p text:style-name="Standard"><text:soft-page-break/>anno predicto die veneris post festum Laurie Germaru Leusant</text:p>
      <text:p text:style-name="Standard">commorn apud Castanetum recognovit se tenr officiis anno</text:p>
      <text:p text:style-name="Standard">ix vudei libras sexd solids Par. monete curum die</text:p>
      <text:p text:style-name="Standard">Brandonum racione avene et Gallinar de Rosstaneto</text:p>
      <text:p text:style-name="Standard">sancudis ad vauut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G. de Melloto</text:p>
      <text:p text:style-name="Standard">G. de Culento</text:p>
      <text:p text:style-name="Standard">Gi.coquatricis</text:p>
      <text:p text:style-name="Standard">. A.Cambellani</text:p>
      <text:p text:style-name="Standard">G. Marpeaudi</text:p>
      <text:p text:style-name="Standard">G. de Marcello</text:p>
      <text:p text:style-name="Standard">G. Hamelini</text:p>
      <text:p text:style-name="Standard">D. die Quadrelli</text:p>
      <text:p text:style-name="Standard">P. de Roniaco</text:p>
      <text:p text:style-name="Standard">P. Pouvrelli</text:p>
      <text:p text:style-name="Standard">G. de Curtilis</text:p>
      <text:p text:style-name="Standard">G. de Lumbris</text:p>
      <text:p text:style-name="Standard">D. de Duclaro</text:p>
      <text:p text:style-name="Standard">E. Fucherii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de Curcias</text:p>
      <text:p text:style-name="Standard">G. de Marcello</text:p>
      <text:p text:style-name="Standard">J. Cambellani</text:p>
      <text:p text:style-name="Standard">G. de Lumbris</text:p>
      <text:p text:style-name="Standard">E. Fucherii</text:p>
      <text:p text:style-name="Standard">G. Hamelini</text:p>
      <text:p text:style-name="Standard">D. de Quadrellis</text:p>
      <text:p text:style-name="Standard">H. de Culento</text:p>
      <text:p text:style-name="Standard"><text:soft-page-break/>P. de Alvernia</text:p>
      <text:p text:style-name="Standard">R. de Molinis</text:p>
      <text:p text:style-name="Standard">D. de Duclaro</text:p>
      <text:p text:style-name="Standard">M. de Melloto</text:p>
      <text:p text:style-name="Standard">Sant de Parsius</text:p>
      <text:p text:style-name="Standard"/>
      <text:p text:style-name="Standard"/>
      <text:p text:style-name="Standard">=FRAN_0393_09602.tif=</text:p>
      <text:p text:style-name="Standard">&gt;&gt;&gt;&gt;&gt;&gt; block &lt;&lt;&lt;&lt;&lt;&lt;&lt;</text:p>
      <text:p text:style-name="Standard">Ludovicus se submisit</text:p>
      <text:p text:style-name="Standard">declaratum est quod ecclesia de Plexii</text:p>
      <text:p text:style-name="Standard">curno deolato Laiico et de Noisi</text:p>
      <text:p text:style-name="Standard">hodie fuit vendita maroria de Castan</text:p>
      <text:p text:style-name="Standard">dicto Boyliant proptro lileribruis Par. monete</text:p>
      <text:p text:style-name="Standard">nunc currer</text:p>
      <text:p text:style-name="Standard">compaiensis in capitulo Jacobo de Bordano et Petroamanen</text:p>
      <text:p text:style-name="Standard">Jacobus proposuit puo oiganum Theobildi dispori</text:p>
      <text:p text:style-name="Standard">etc. uncra Petrum</text:p>
      <text:p text:style-name="Standard">prope camerariis laico it de Civilli mido Daut</text:p>
      <text:p text:style-name="Standard">Hi logii. P. de Erqeto</text:p>
      <text:p text:style-name="Standard">dictum fuit Picardo quod solvat et discomputentim</text:p>
      <text:p text:style-name="Standard">sabi ta que debenturi sibi</text:p>
      <text:p text:style-name="Standard">anno predicto die dominica in vigilia assumpcionis / doms decanus</text:p>
      <text:p text:style-name="Standard">relaxavit sentenciam lat in Guillelmum doncet pro Ytumat</text:p>
      <text:p text:style-name="Standard">usque ad diem merguri promisg scure jurie Johannes Be</text:p>
      <text:p text:style-name="Standard">cuvis Par debet ipsum adducem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ntore</text:p>
      <text:p text:style-name="Standard">J. Cancellario</text:p>
      <text:p text:style-name="Standard">B. Penicenciario</text:p>
      <text:p text:style-name="Standard">G. de Lumbris</text:p>
      <text:p text:style-name="Standard">D. de Duclaro</text:p>
      <text:p text:style-name="Standard">D. de Duclaro</text:p>
      <text:p text:style-name="Standard">D. de Quadrellis</text:p>
      <text:p text:style-name="Standard"><text:soft-page-break/>G. de Curtilis</text:p>
      <text:p text:style-name="Standard">P. de Roniaco</text:p>
      <text:p text:style-name="Standard">J. Cambellani</text:p>
      <text:p text:style-name="Standard">G. de Marcello</text:p>
      <text:p text:style-name="Standard">H. de Tulento</text:p>
      <text:p text:style-name="Standard">M. de Melloto</text:p>
      <text:p text:style-name="Standard">Goricis</text:p>
      <text:p text:style-name="Standard"/>
      <text:p text:style-name="Standard"/>
      <text:p text:style-name="Standard">=FRAN_0393_09603.tif=</text:p>
      <text:p text:style-name="Standard">&gt;&gt;&gt;&gt;&gt;&gt; date &lt;&lt;&lt;&lt;&lt;&lt;&lt;</text:p>
      <text:p text:style-name="Standard">527i.</text:p>
      <text:p text:style-name="Standard">Anno ll die martis posti festum Assumptus beate Mirrie capitli</text:p>
      <text:p text:style-name="Standard">Anno lprio diemertum post festum assimptonis beat Marie vigeicapitulantibus</text:p>
      <text:p text:style-name="Standard">&gt;&gt;&gt;&gt;&gt;&gt; block &lt;&lt;&lt;&lt;&lt;&lt;&lt;</text:p>
      <text:p text:style-name="Standard">de qoucdrellas de Duclaro P. de Roniaco</text:p>
      <text:p text:style-name="Standard">Guillelmus doncet promisit peccere vitra ecclesie in statu</text:p>
      <text:p text:style-name="Standard">to infra natiaomini</text:p>
      <text:p text:style-name="Standard">presentibus inde civilli mide Darenti de Padiso P. Amani</text:p>
      <text:p text:style-name="Standard">&gt;&gt;&gt;&gt;&gt;&gt; liste &lt;&lt;&lt;&lt;&lt;&lt;&lt;</text:p>
      <text:p text:style-name="Standard">V. Cantore</text:p>
      <text:p text:style-name="Standard">J. Cancellario</text:p>
      <text:p text:style-name="Standard">St. de Parsius</text:p>
      <text:p text:style-name="Standard">J. Cambellani</text:p>
      <text:p text:style-name="Standard">M. de Brachia</text:p>
      <text:p text:style-name="Standard">G. Marpaudi</text:p>
      <text:p text:style-name="Standard">G. de Marcello</text:p>
      <text:p text:style-name="Standard">G. Hamelini</text:p>
      <text:p text:style-name="Standard">D. de Quadrelli</text:p>
      <text:p text:style-name="Standard">D. de Duclaro</text:p>
      <text:p text:style-name="Standard">G. de Lumbris</text:p>
      <text:p text:style-name="Standard">P. de Roniaco</text:p>
      <text:p text:style-name="Standard">Vi cantore</text:p>
      <text:p text:style-name="Standard">Garthobrie</text:p>
      <text:p text:style-name="Standard">J. Succentore</text:p>
      <text:p text:style-name="Standard">H. Penitenciario</text:p>
      <text:p text:style-name="Standard"><text:soft-page-break/>P. de Alvernia</text:p>
      <text:p text:style-name="Standard">J. Cambellani</text:p>
      <text:p text:style-name="Standard">J. de Essartis</text:p>
      <text:p text:style-name="Standard">G. de Marcello</text:p>
      <text:p text:style-name="Standard">G. Maipaudi</text:p>
      <text:p text:style-name="Standard">P. de Boniaco</text:p>
      <text:p text:style-name="Standard">D. de Quadrellis</text:p>
      <text:p text:style-name="Standard">G. Hamelini</text:p>
      <text:p text:style-name="Standard">P. de Roniaco</text:p>
      <text:p text:style-name="Standard">R. de Dirclaro</text:p>
      <text:p text:style-name="Standard">E. Fucherii</text:p>
      <text:p text:style-name="Standard">St. de Parisius</text:p>
      <text:p text:style-name="Standard">G. de Curclis</text:p>
      <text:p text:style-name="Standard">G. de Lumbris</text:p>
      <text:p text:style-name="Standard">H. de Culente</text:p>
      <text:p text:style-name="Standard">Gicoquitucis</text:p>
      <text:p text:style-name="Standard"/>
      <text:p text:style-name="Standard"/>
      <text:p text:style-name="Standard">=FRAN_0393_09604.tif=</text:p>
      <text:p text:style-name="Standard">&gt;&gt;&gt;&gt;&gt;&gt; date &lt;&lt;&lt;&lt;&lt;&lt;&lt;</text:p>
      <text:p text:style-name="Standard">Anno lino die veneris post fedum assimqitas be Marrelignar capitilus</text:p>
      <text:p text:style-name="Standard">Annolxmo diolune antefestum beati Boholomi a capitulantibus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M. de Melloto</text:p>
      <text:p text:style-name="Standard">G. Marpaudi</text:p>
      <text:p text:style-name="Standard">P. de Roniaco</text:p>
      <text:p text:style-name="Standard">D. de Quadrellis</text:p>
      <text:p text:style-name="Standard">H. de Culento</text:p>
      <text:p text:style-name="Standard">D. de Duclaro</text:p>
      <text:p text:style-name="Standard">G. de Lumbris</text:p>
      <text:p text:style-name="Standard"><text:soft-page-break/>J. Cambellni</text:p>
      <text:p text:style-name="Standard">G. de Marcello</text:p>
      <text:p text:style-name="Standard">P. de Armerna</text:p>
      <text:p text:style-name="Standard">G. Hamelini</text:p>
      <text:p text:style-name="Standard">R. Decano</text:p>
      <text:p text:style-name="Standard">Vi cantore</text:p>
      <text:p text:style-name="Standard">Penitenciario</text:p>
      <text:p text:style-name="Standard">ita</text:p>
      <text:p text:style-name="Standard">.Cambellani</text:p>
      <text:p text:style-name="Standard">Sit de Parisius</text:p>
      <text:p text:style-name="Standard">D. de Quadrellis</text:p>
      <text:p text:style-name="Standard">H. de Culento</text:p>
      <text:p text:style-name="Standard">G. Hamelini</text:p>
      <text:p text:style-name="Standard">G. Marpaudi</text:p>
      <text:p text:style-name="Standard">E. Fucheri</text:p>
      <text:p text:style-name="Standard">M. de Melloto</text:p>
      <text:p text:style-name="Standard">G. de Marcello</text:p>
      <text:p text:style-name="Standard">P. de Alvernia</text:p>
      <text:p text:style-name="Standard"/>
      <text:p text:style-name="Standard"/>
      <text:p text:style-name="Standard">=FRAN_0393_09605.tif=</text:p>
      <text:p text:style-name="Standard">&gt;&gt;&gt;&gt;&gt;&gt; date &lt;&lt;&lt;&lt;&lt;&lt;&lt;</text:p>
      <text:p text:style-name="Standard">129</text:p>
      <text:p text:style-name="Standard">Capiturum Generole Diei martis ingilie festi bai Batho lomei cpitli as</text:p>
      <text:p text:style-name="Standard">&gt;&gt;&gt;&gt;&gt;&gt; block &lt;&lt;&lt;&lt;&lt;&lt;&lt;</text:p>
      <text:p text:style-name="Standard">Item ordinatum est quod clericus sabrite levet defectus</text:p>
      <text:p text:style-name="Standard">consuevit et ille qui supplebit habebit terciam</text:p>
      <text:p text:style-name="Standard">partem et ille qui scribet habebit exaginta su</text:p>
      <text:p text:style-name="Standard">Capitulum est continuatum usque ad diem lune inclusit</text:p>
      <text:p text:style-name="Standard">per rogatum est adhuc usque ad diem mercurii subditis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<text:soft-page-break/>G. Marpaudi</text:p>
      <text:p text:style-name="Standard">G. de Marcello</text:p>
      <text:p text:style-name="Standard">D. de Duclaro</text:p>
      <text:p text:style-name="Standard">G. de Lumbris</text:p>
      <text:p text:style-name="Standard">E. Fucherii</text:p>
      <text:p text:style-name="Standard">G. Coquatricis</text:p>
      <text:p text:style-name="Standard">J. Cambellani</text:p>
      <text:p text:style-name="Standard">P. Pouvrelli</text:p>
      <text:p text:style-name="Standard">J. de Quadrellis</text:p>
      <text:p text:style-name="Standard">H. de Culento</text:p>
      <text:p text:style-name="Standard">M. de Melloto</text:p>
      <text:p text:style-name="Standard">G. de Curcilis infirmi</text:p>
      <text:p text:style-name="Standard">E. Bohie</text:p>
      <text:p text:style-name="Standard">St de Parisius</text:p>
      <text:p text:style-name="Standard">P. de Roniaco</text:p>
      <text:p text:style-name="Standard">G. Hamelini</text:p>
      <text:p text:style-name="Standard">P. de Aruerna</text:p>
      <text:p text:style-name="Standard"/>
      <text:p text:style-name="Standard"/>
      <text:p text:style-name="Standard">=FRAN_0393_09606.tif=</text:p>
      <text:p text:style-name="Standard">&gt;&gt;&gt;&gt;&gt;&gt; date &lt;&lt;&lt;&lt;&lt;&lt;&lt;</text:p>
      <text:p text:style-name="Standard">Anno li. die veneris post festum beati Beatholomei aposocapitulatbus</text:p>
      <text:p text:style-name="Standard">Anno lprimo die linris in festo de Collacini beat Johanni apiulantbus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e</text:p>
      <text:p text:style-name="Standard">E. Fucherii</text:p>
      <text:p text:style-name="Standard">G. Marpaudi</text:p>
      <text:p text:style-name="Standard">St. de Parisius</text:p>
      <text:p text:style-name="Standard">H. de Culento</text:p>
      <text:p text:style-name="Standard">P. Pouvrelli</text:p>
      <text:p text:style-name="Standard">D. de Quadrellis</text:p>
      <text:p text:style-name="Standard"><text:soft-page-break/>J. Cambellani</text:p>
      <text:p text:style-name="Standard">G. Hamelini</text:p>
      <text:p text:style-name="Standard">G. de Lumbris</text:p>
      <text:p text:style-name="Standard">G. de Marcello</text:p>
      <text:p text:style-name="Standard">R. decano</text:p>
      <text:p text:style-name="Standard">Vi Cantore</text:p>
      <text:p text:style-name="Standard">E. Archdiaco Brie</text:p>
      <text:p text:style-name="Standard">. Succentore</text:p>
      <text:p text:style-name="Standard">D. Penitutiar</text:p>
      <text:p text:style-name="Standard">D. de Duclaro</text:p>
      <text:p text:style-name="Standard">G. de Curcilis</text:p>
      <text:p text:style-name="Standard">D. de Quadrellis</text:p>
      <text:p text:style-name="Standard">G. de Lumbni</text:p>
      <text:p text:style-name="Standard">E. Fucherii</text:p>
      <text:p text:style-name="Standard">G. de Marcello</text:p>
      <text:p text:style-name="Standard">H. de Culento</text:p>
      <text:p text:style-name="Standard">G. Marpaudi</text:p>
      <text:p text:style-name="Standard">P. Pouvrelli</text:p>
      <text:p text:style-name="Standard">J. de Essartis</text:p>
      <text:p text:style-name="Standard">J. Cambellani</text:p>
      <text:p text:style-name="Standard">St de Parisius</text:p>
      <text:p text:style-name="Standard">M. de Molbeton</text:p>
      <text:p text:style-name="Standard"/>
      <text:p text:style-name="Standard"/>
      <text:p text:style-name="Standard">=FRAN_0393_09607.tif=</text:p>
      <text:p text:style-name="Standard">&gt;&gt;&gt;&gt;&gt;&gt; date &lt;&lt;&lt;&lt;&lt;&lt;&lt;</text:p>
      <text:p text:style-name="Standard">521</text:p>
      <text:p text:style-name="Standard">Anno primo diemntum ante festum lentim grceni lupitais</text:p>
      <text:p text:style-name="Standard">Anno loci pernno die eneno post festum veati egci etluapeicaptibus</text:p>
      <text:p text:style-name="Standard">&gt;&gt;&gt;&gt;&gt;&gt; block &lt;&lt;&lt;&lt;&lt;&lt;&lt;</text:p>
      <text:p text:style-name="Standard">usque ad lune inclusuro</text:p>
      <text:p text:style-name="Standard">Hodie fuit de G. de Lumbris presentis Gri Flo Themli</text:p>
      <text:p text:style-name="Standard">hodi fuit dictum quod sentnam sapientis demande</text:p>
      <text:p text:style-name="Standard">executini et quod claves oblatus traderentim canonica</text:p>
      <text:p text:style-name="Standard">ano ladicto pro et factum suis presetbus camerariis predicti</text:p>
      <text:p text:style-name="Standard">Gri Floy mar</text:p>
      <text:p text:style-name="Standard"><text:soft-page-break/>&gt;&gt;&gt;&gt;&gt;&gt; liste &lt;&lt;&lt;&lt;&lt;&lt;&lt;</text:p>
      <text:p text:style-name="Standard">R. decano</text:p>
      <text:p text:style-name="Standard">V. Cantore</text:p>
      <text:p text:style-name="Standard">J. Succentore</text:p>
      <text:p text:style-name="Standard">Cancellario</text:p>
      <text:p text:style-name="Standard">G. de Danuilla Hipent</text:p>
      <text:p text:style-name="Standard">G. de Marcello</text:p>
      <text:p text:style-name="Standard">G. Hamelini</text:p>
      <text:p text:style-name="Standard">H. de Crilento</text:p>
      <text:p text:style-name="Standard">G. de Lumbris</text:p>
      <text:p text:style-name="Standard">G Mupaudi</text:p>
      <text:p text:style-name="Standard">D. de Quadrellis</text:p>
      <text:p text:style-name="Standard">J.cambellani</text:p>
      <text:p text:style-name="Standard">E. Fucherii</text:p>
      <text:p text:style-name="Standard">P. Pouvrelli</text:p>
      <text:p text:style-name="Standard">G. de Curtlis</text:p>
      <text:p text:style-name="Standard">St . de Parisius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H. de Culento</text:p>
      <text:p text:style-name="Standard">J. Cambellani</text:p>
      <text:p text:style-name="Standard">T. Hamelini</text:p>
      <text:p text:style-name="Standard">D. de Quadrellis</text:p>
      <text:p text:style-name="Standard">D. de Duclaro</text:p>
      <text:p text:style-name="Standard">G. de Lumbris</text:p>
      <text:p text:style-name="Standard">E. Fucherii</text:p>
      <text:p text:style-name="Standard">M. de Melloto</text:p>
      <text:p text:style-name="Standard">G. de Danvilla</text:p>
      <text:p text:style-name="Standard">P. de Roniaco</text:p>
      <text:p text:style-name="Standard"/>
      <text:p text:style-name="Standard"/>
      <text:p text:style-name="Standard">=FRAN_0393_09608.tif=</text:p>
      <text:p text:style-name="Standard">&gt;&gt;&gt;&gt;&gt;&gt; block &lt;&lt;&lt;&lt;&lt;&lt;&lt;</text:p>
      <text:p text:style-name="Standard"><text:soft-page-break/>de penitanii ad xvdies</text:p>
      <text:p text:style-name="Standard">Hodie dominus Guivernis subexecutor ejisuiavit graciam</text:p>
      <text:p text:style-name="Standard">factam Johanni de Puteo de Predascomrediti vacatura</text:p>
      <text:p text:style-name="Standard">domini habnc ratam graciam presentibus Hislogeii et Roberto Augcnisis</text:p>
      <text:p text:style-name="Standard">dictum fuit domino emverario quod frtisfaciat advocatis de</text:p>
      <text:p text:style-name="Standard">moneta quam petebant</text:p>
      <text:p text:style-name="Standard">dominus G. de Lumnbris est in destum</text:p>
      <text:p text:style-name="Standard">Statutum est quod canonicus residens per mensem</text:p>
      <text:p text:style-name="Standard">habrat duco dies pro quiete et possit eos ponere</text:p>
      <text:p text:style-name="Standard">et accipero ad velle suum et accipere usque ad quatuor</text:p>
      <text:p text:style-name="Standard">dies ansimils</text:p>
      <text:p text:style-name="Standard">anno lpoo die veiet septembris distris tucivir Johannes</text:p>
      <text:p text:style-name="Standard">de Ponter clericus canonicus ecclesie Sancti Medencisai</text:p>
      <text:p text:style-name="Standard">fecit procuratore dominum Crimerum</text:p>
      <text:p text:style-name="Standard">dictum fuit per dominum decanum quod capellani non compellan</text:p>
      <text:p text:style-name="Standard">ad solvendum pro deffectibus aliquid ultra summam</text:p>
      <text:p text:style-name="Standard">specificatum in pasorali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Succentore</text:p>
      <text:p text:style-name="Standard">H. Penitenciario</text:p>
      <text:p text:style-name="Standard">M. de Melloto</text:p>
      <text:p text:style-name="Standard">Jitam Bellani</text:p>
      <text:p text:style-name="Standard">E. Fucherii</text:p>
      <text:p text:style-name="Standard">P. de Roniaco</text:p>
      <text:p text:style-name="Standard">G. de Curtilis</text:p>
      <text:p text:style-name="Standard">G. Haiclini</text:p>
      <text:p text:style-name="Standard">H. de Culento</text:p>
      <text:p text:style-name="Standard">G. Trquatutis</text:p>
      <text:p text:style-name="Standard"/>
      <text:p text:style-name="Standard"/>
      <text:p text:style-name="Standard">=FRAN_0393_09609.tif=</text:p>
      <text:p text:style-name="Standard">&gt;&gt;&gt;&gt;&gt;&gt; date &lt;&lt;&lt;&lt;&lt;&lt;&lt;</text:p>
      <text:p text:style-name="Standard">133</text:p>
      <text:p text:style-name="Standard">Anno lpx°. die mercuri in vigilia festi Natiti Beate Marie ungis capitulbis</text:p>
      <text:p text:style-name="Standard"><text:soft-page-break/>&gt;&gt;&gt;&gt;&gt;&gt; block &lt;&lt;&lt;&lt;&lt;&lt;&lt;</text:p>
      <text:p text:style-name="Standard">Hodie compentibus canonicus sanctarum Johannis et Dyonisii ivita</text:p>
      <text:p text:style-name="Standard">cap</text:p>
      <text:p text:style-name="Standard">fuit eis dictum quod interunt de cetrero mn magna misis</text:p>
      <text:p text:style-name="Standard">at puncipio quoque ad furem / et quod in casu in qui</text:p>
      <text:p text:style-name="Standard">non essent quod subtrahetur eis panis capituli e</text:p>
      <text:p text:style-name="Standard">quod hoc orat telibatum per capitulum</text:p>
      <text:p text:style-name="Standard">anno lx° die duodecima sptemnbitis dominus Johannes dictus Hyone</text:p>
      <text:p text:style-name="Standard">vicarius etclesie Sancti Guillelmi de Mortaigne confessus fuit et</text:p>
      <text:p text:style-name="Standard">pro precio lxv scutor que valent iiiix xvii lbra x s. solvendis medi</text:p>
      <text:p text:style-name="Standard">ad festum natitatus domini et alia mediets ad Penchecoustus plte</text:p>
      <text:p text:style-name="Standard">domini Guillelmo de Sernct capellanis etclesie Sancti Sepulcri Parisiensis et</text:p>
      <text:p text:style-name="Standard">Michaele Caillor clerico xacutionre etc.</text:p>
      <text:p text:style-name="Standard">Anno lpimio die mertimi in festo ealtacionis sctotruticaptulantibus</text:p>
      <text:p text:style-name="Standard">domine Johannes Lupi facit procuratore dominum Johanem dict</text:p>
      <text:p text:style-name="Standard">Hyoust et Giletum Made procuratoro ad petendum tam</text:p>
      <text:p text:style-name="Standard">etc. fructus prebende Etcese Sancti Guillelmi de Mon</text:p>
      <text:p text:style-name="Standard">taigne ad quitandum et ad dandum et agendum</text:p>
      <text:p text:style-name="Standard">sub sigillo offici</text:p>
      <text:p text:style-name="Standard">&gt;&gt;&gt;&gt;&gt;&gt; liste &lt;&lt;&lt;&lt;&lt;&lt;&lt;</text:p>
      <text:p text:style-name="Standard">R. Hecano</text:p>
      <text:p text:style-name="Standard">Vi. Cantore</text:p>
      <text:p text:style-name="Standard">Succentore</text:p>
      <text:p text:style-name="Standard">J. Cancellario</text:p>
      <text:p text:style-name="Standard">E. Fucherii</text:p>
      <text:p text:style-name="Standard">H. de Culento</text:p>
      <text:p text:style-name="Standard">G. de Curtilis</text:p>
      <text:p text:style-name="Standard">P. de Roniaco</text:p>
      <text:p text:style-name="Standard">J. de Quadrellis</text:p>
      <text:p text:style-name="Standard">G. Hamelini</text:p>
      <text:p text:style-name="Standard">D. de Duclaro</text:p>
      <text:p text:style-name="Standard">G. de Lumbris</text:p>
      <text:p text:style-name="Standard">P. de Alvernia</text:p>
      <text:p text:style-name="Standard">R. decano</text:p>
      <text:p text:style-name="Standard">Vi. cantore</text:p>
      <text:p text:style-name="Standard">Garchio Brie</text:p>
      <text:p text:style-name="Standard"><text:soft-page-break/>J. Succentore</text:p>
      <text:p text:style-name="Standard">M. de Melloto</text:p>
      <text:p text:style-name="Standard">E. Fucherii</text:p>
      <text:p text:style-name="Standard">P. de Alvernia</text:p>
      <text:p text:style-name="Standard">J. De Essartis</text:p>
      <text:p text:style-name="Standard">J. Cambellani</text:p>
      <text:p text:style-name="Standard">P. de Ronianco</text:p>
      <text:p text:style-name="Standard">G. de Curalis</text:p>
      <text:p text:style-name="Standard">G. Marpaudi</text:p>
      <text:p text:style-name="Standard">D. de Quadrellis</text:p>
      <text:p text:style-name="Standard">G. Hamelini</text:p>
      <text:p text:style-name="Standard">D. de Ducbaro</text:p>
      <text:p text:style-name="Standard">P. Pouvrelli</text:p>
      <text:p text:style-name="Standard">G. de Lumbris</text:p>
      <text:p text:style-name="Standard">H. de Culento</text:p>
      <text:p text:style-name="Standard"/>
      <text:p text:style-name="Standard"/>
      <text:p text:style-name="Standard">=FRAN_0393_09610.tif=</text:p>
      <text:p text:style-name="Standard">&gt;&gt;&gt;&gt;&gt;&gt; date &lt;&lt;&lt;&lt;&lt;&lt;&lt;</text:p>
      <text:p text:style-name="Standard">Anno lprio die veneris post festum exaltaritu Sante ruti capitulantibus</text:p>
      <text:p text:style-name="Standard">Anno lpmino die lune antefestum i aicthi caitulatbus</text:p>
      <text:p text:style-name="Standard">&gt;&gt;&gt;&gt;&gt;&gt; block &lt;&lt;&lt;&lt;&lt;&lt;&lt;</text:p>
      <text:p text:style-name="Standard">Hodie v emends etc.</text:p>
      <text:p text:style-name="Standard">H. de Culento</text:p>
      <text:p text:style-name="Standard">P. Pouvelli</text:p>
      <text:p text:style-name="Standard">G. Marpandi</text:p>
      <text:p text:style-name="Standard">&gt;&gt;&gt;&gt;&gt;&gt; liste &lt;&lt;&lt;&lt;&lt;&lt;&lt;</text:p>
      <text:p text:style-name="Standard">B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G. de Curcilis</text:p>
      <text:p text:style-name="Standard">P. de Alvrina</text:p>
      <text:p text:style-name="Standard">J. Cambellani</text:p>
      <text:p text:style-name="Standard"><text:soft-page-break/>G. de Lumbris</text:p>
      <text:p text:style-name="Standard">M. de Melloto</text:p>
      <text:p text:style-name="Standard">G. Marpaudi</text:p>
      <text:p text:style-name="Standard">St. de Parisius</text:p>
      <text:p text:style-name="Standard">G. Hamelini</text:p>
      <text:p text:style-name="Standard">D. de Quatrellaio</text:p>
      <text:p text:style-name="Standard">P. de Remaco</text:p>
      <text:p text:style-name="Standard">D. de Duclaro</text:p>
      <text:p text:style-name="Standard">P. Pouvrelli</text:p>
      <text:p text:style-name="Standard">R. decano</text:p>
      <text:p text:style-name="Standard">Vi cantore</text:p>
      <text:p text:style-name="Standard">H. penitenciario</text:p>
      <text:p text:style-name="Standard">J. Cambellani</text:p>
      <text:p text:style-name="Standard">G. de Curtilis</text:p>
      <text:p text:style-name="Standard">D. de Quarrellis</text:p>
      <text:p text:style-name="Standard">G. Hamelini</text:p>
      <text:p text:style-name="Standard">P. de Ronianco</text:p>
      <text:p text:style-name="Standard">D. de Duclaro</text:p>
      <text:p text:style-name="Standard">H. de Culento</text:p>
      <text:p text:style-name="Standard">E. de Lumbris</text:p>
      <text:p text:style-name="Standard">E. Fucherii</text:p>
      <text:p text:style-name="Standard">M. de Melloto</text:p>
      <text:p text:style-name="Standard">P. de Alvernia</text:p>
      <text:p text:style-name="Standard"/>
      <text:p text:style-name="Standard"/>
      <text:p text:style-name="Standard">=FRAN_0393_09611.tif=</text:p>
      <text:p text:style-name="Standard">&gt;&gt;&gt;&gt;&gt;&gt; date &lt;&lt;&lt;&lt;&lt;&lt;&lt;</text:p>
      <text:p text:style-name="Standard">1536.</text:p>
      <text:p text:style-name="Standard">Anno lprund die veneris posti festum bat Mather apstolicaus</text:p>
      <text:p text:style-name="Standard">Anno lxnino die lune post sestum beati Mihleli poli et casngicium eitanbus</text:p>
      <text:p text:style-name="Standard">&gt;&gt;&gt;&gt;&gt;&gt; block &lt;&lt;&lt;&lt;&lt;&lt;&lt;</text:p>
      <text:p text:style-name="Standard">Hodie Petrus de Taignaco presbyter fuit electus ad</text:p>
      <text:p text:style-name="Standard">Gubnandio clericatuvi fabrice qui juravit</text:p>
      <text:p text:style-name="Standard">sum fidelit legaliter seberem et reddere bonum </text:p>
      <text:p text:style-name="Standard">tum iin tali oneta quam recquet</text:p>
      <text:p text:style-name="Standard">P. Jo.Cheuncti Hiflogi</text:p>
      <text:p text:style-name="Standard"><text:soft-page-break/>Hodie dunt admnanat quod Guilleums Ladoyum</text:p>
      <text:p text:style-name="Standard">ordene est que buillanne Baudony i et le mant</text:p>
      <text:p text:style-name="Standard">de Micta facint batre et seuier de bles</text:p>
      <text:p text:style-name="Standard">de Mictri et delivrer le remanant a la</text:p>
      <text:p text:style-name="Standard">Chambre</text:p>
      <text:p text:style-name="Standard">Hodie fuit concessa domus de Dampnart cum</text:p>
      <text:p text:style-name="Standard">pertinerre / venrabali viro magistro Martino de Melloo</text:p>
      <text:p text:style-name="Standard">pro pensione tentio libras turni reddem</text:p>
      <text:p text:style-name="Standard">fuerit canonicatus Par termins natalis domini et Johanni</text:p>
      <text:p text:style-name="Standard">Incipiente p termino in festo Natalis domini ant</text:p>
      <text:p text:style-name="Standard">$pher$ lsecundi et debet ponere domum in</text:p>
      <text:p text:style-name="Standard">bono statu et postenta dimittenerus</text:p>
      <text:p text:style-name="Standard">terras et vivcas</text:p>
      <text:p text:style-name="Standard">mertata hodie per magistrum Johannem</text:p>
      <text:p text:style-name="Standard">Garnerii extra in pro lanto pul</text:p>
      <text:p text:style-name="Standard">&gt;&gt;&gt;&gt;&gt;&gt; liste &lt;&lt;&lt;&lt;&lt;&lt;&lt;</text:p>
      <text:p text:style-name="Standard">R. decano</text:p>
      <text:p text:style-name="Standard">V. Cantore</text:p>
      <text:p text:style-name="Standard">Succentore</text:p>
      <text:p text:style-name="Standard">JCancellario</text:p>
      <text:p text:style-name="Standard">H.Penitenciario</text:p>
      <text:p text:style-name="Standard">P. de Arvernia</text:p>
      <text:p text:style-name="Standard">J. Cambellarii</text:p>
      <text:p text:style-name="Standard">G. de Curtilis</text:p>
      <text:p text:style-name="Standard">H. de Culento</text:p>
      <text:p text:style-name="Standard">P. de Roniaco</text:p>
      <text:p text:style-name="Standard">G. Hamelini</text:p>
      <text:p text:style-name="Standard">D. de Muadrellis</text:p>
      <text:p text:style-name="Standard">G. de Duclaro</text:p>
      <text:p text:style-name="Standard">E. Fucherii</text:p>
      <text:p text:style-name="Standard">P. de Roniaco</text:p>
      <text:p text:style-name="Standard">d. dompai</text:p>
      <text:p text:style-name="Standard">M. de Pictavinaria</text:p>
      <text:p text:style-name="Standard">Vi cantore</text:p>
      <text:p text:style-name="Standard">J. Succentore</text:p>
      <text:p text:style-name="Standard">Cancellario</text:p>
      <text:p text:style-name="Standard"><text:soft-page-break/>H. penitenciario</text:p>
      <text:p text:style-name="Standard">J. Cambellani</text:p>
      <text:p text:style-name="Standard">G. de Curtilis</text:p>
      <text:p text:style-name="Standard">P. de Roniaco</text:p>
      <text:p text:style-name="Standard">D. de Duclaro</text:p>
      <text:p text:style-name="Standard">G. de Lumbris</text:p>
      <text:p text:style-name="Standard">E. Fucherii</text:p>
      <text:p text:style-name="Standard">St. de Parisius</text:p>
      <text:p text:style-name="Standard">M. de Melloto</text:p>
      <text:p text:style-name="Standard">H. de Tulente</text:p>
      <text:p text:style-name="Standard">G. Coquatricis</text:p>
      <text:p text:style-name="Standard"/>
      <text:p text:style-name="Standard"/>
      <text:p text:style-name="Standard">=FRAN_0393_09612.tif=</text:p>
      <text:p text:style-name="Standard">&gt;&gt;&gt;&gt;&gt;&gt; block &lt;&lt;&lt;&lt;&lt;&lt;&lt;</text:p>
      <text:p text:style-name="Standard">Johannes Dei gracia Francoreus recx preposito Parsiensis vel et rot</text:p>
      <text:p text:style-name="Standard">a quodam judicatus seu quatane ava per decanum et capitulum</text:p>
      <text:p text:style-name="Standard">virtute sue qda cmperalis concia magistrum G. de Lurisp</text:p>
      <text:p text:style-name="Standard">eisidem decanor capituli civiliter lato seu lata tamquam a rilli</text:p>
      <text:p text:style-name="Standard">et si qua sit tamquam a salpi et sunqua seu imusta dictus</text:p>
      <text:p text:style-name="Standard">Pad nos seu nostram cureni se asserat legim iipels</text:p>
      <text:p text:style-name="Standard">Mandy tibrynitentes quatinus dicte decanes et capitulum ad di</text:p>
      <text:p text:style-name="Standard">tue prepositure nostri pros futuri parlamiti pdiornes</text:p>
      <text:p text:style-name="Standard">sud judicatum seu $fatam saico juram pei</text:p>
      <text:p text:style-name="Standard">et ultius processur ut fuerit racioris et ipsis decano eca</text:p>
      <text:p text:style-name="Standard">inhibtas ut pendactus cauoi appellanie Bri niti uctia dici</text:p>
      <text:p text:style-name="Standard">appellan in dicte appoobo prejudicium atceptaro vel</text:p>
      <text:p text:style-name="Standard">aonare persumant accemptata vetr vel anor</text:p>
      <text:p text:style-name="Standard">sae sunt ad statum pristinum nesitum redutis au</text:p>
      <text:p text:style-name="Standard">reduci indilato facias et de hac cta in premissis fe</text:p>
      <text:p text:style-name="Standard">nostram curn ad dictos dies crtisices cpetent doli</text:p>
      <text:p text:style-name="Standard">parisiensi die v xxviiii septembris anno domini mccclio</text:p>
      <text:p text:style-name="Standard">in requestis</text:p>
      <text:p text:style-name="Standard">Rougemrt</text:p>
      <text:p text:style-name="Standard">lectr in sode</text:p>
      <text:p text:style-name="Standard">fuit lictera quod capitulum consentit p intat</text:p>
      <text:p text:style-name="Standard"><text:soft-page-break/>pro locure inter dominum Mathoro de F</text:p>
      <text:p text:style-name="Standard">curni de Teblis Parisienss diocesi cus ju</text:p>
      <text:p text:style-name="Standard">pacronatus spetat ad ipsu capitulmus</text:p>
      <text:p text:style-name="Standard">dominum Thomam de Nevar</text:p>
      <text:p text:style-name="Standard">car de Hartnenes Ambiar</text:p>
      <text:p text:style-name="Standard"/>
      <text:p text:style-name="Standard"/>
      <text:p text:style-name="Standard">=FRAN_0393_09613.tif=</text:p>
      <text:p text:style-name="Standard">&gt;&gt;&gt;&gt;&gt;&gt; date &lt;&lt;&lt;&lt;&lt;&lt;&lt;</text:p>
      <text:p text:style-name="Standard">577.</text:p>
      <text:p text:style-name="Standard">Anne lpxiimo die veneris prsti sestum Sancti Dyonisi in capiterctebri capitulatibus</text:p>
      <text:p text:style-name="Standard">Anno Humodielun ante festum liat Luce eing capituantibus</text:p>
      <text:p text:style-name="Standard">&gt;&gt;&gt;&gt;&gt;&gt; block &lt;&lt;&lt;&lt;&lt;&lt;&lt;</text:p>
      <text:p text:style-name="Standard">Hodie magistri Symon de Lautagiis tradidit</text:p>
      <text:p text:style-name="Standard">denarium Dei do domo H. de Culento pro partio ten</text:p>
      <text:p text:style-name="Standard">scutorem</text:p>
      <text:p text:style-name="Standard">Hodie magistri Johannes Cmbellani tradidit devarium Dei</text:p>
      <text:p text:style-name="Standard">de Dono Petri Barrirer pro precio iiia sunt</text:p>
      <text:p text:style-name="Standard">&gt;&gt;&gt;&gt;&gt;&gt; liste &lt;&lt;&lt;&lt;&lt;&lt;&lt;</text:p>
      <text:p text:style-name="Standard">Vi Ccantore</text:p>
      <text:p text:style-name="Standard">J. Succentore</text:p>
      <text:p text:style-name="Standard">J. Cancellario</text:p>
      <text:p text:style-name="Standard">H. penitenciario</text:p>
      <text:p text:style-name="Standard">H. de Culento</text:p>
      <text:p text:style-name="Standard">P. de Averina</text:p>
      <text:p text:style-name="Standard">.Cambellani</text:p>
      <text:p text:style-name="Standard">dicto de Parisius</text:p>
      <text:p text:style-name="Standard">G. Mupandi</text:p>
      <text:p text:style-name="Standard">P. de Roniaco</text:p>
      <text:p text:style-name="Standard">G. de Marcello</text:p>
      <text:p text:style-name="Standard">D. de Duclaro</text:p>
      <text:p text:style-name="Standard">E. Fucherii</text:p>
      <text:p text:style-name="Standard">G. de Curtilis</text:p>
      <text:p text:style-name="Standard">G. de Lumbris</text:p>
      <text:p text:style-name="Standard">D. de Dannilla</text:p>
      <text:p text:style-name="Standard">G. Bobie</text:p>
      <text:p text:style-name="Standard"><text:soft-page-break/>Vi Ccantore</text:p>
      <text:p text:style-name="Standard">J. Succentore</text:p>
      <text:p text:style-name="Standard">J. Cancellario</text:p>
      <text:p text:style-name="Standard">H. Penitenciario</text:p>
      <text:p text:style-name="Standard">G. Coquatucis</text:p>
      <text:p text:style-name="Standard">M. de Melleto</text:p>
      <text:p text:style-name="Standard">J. Cambellani</text:p>
      <text:p text:style-name="Standard">G. de Curtilis</text:p>
      <text:p text:style-name="Standard">H. deCulento</text:p>
      <text:p text:style-name="Standard">G. de Marcello</text:p>
      <text:p text:style-name="Standard">E. Fuchemi</text:p>
      <text:p text:style-name="Standard">D. de Duclaro</text:p>
      <text:p text:style-name="Standard">G. de Lunabris</text:p>
      <text:p text:style-name="Standard">G. de Danvilla</text:p>
      <text:p text:style-name="Standard">P. de Alvernia</text:p>
      <text:p text:style-name="Standard">ad</text:p>
      <text:p text:style-name="Standard"/>
      <text:p text:style-name="Standard"/>
      <text:p text:style-name="Standard">=FRAN_0393_09614.tif=</text:p>
      <text:p text:style-name="Standard">&gt;&gt;&gt;&gt;&gt;&gt; date &lt;&lt;&lt;&lt;&lt;&lt;&lt;</text:p>
      <text:p text:style-name="Standard">Annoloinon die mercurii post festum bea Luce conngecapituantibus</text:p>
      <text:p text:style-name="Standard">Anno luoim dice eneri post festum ien lurte oinge capituantus</text:p>
      <text:p text:style-name="Standard">Memero de Loya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H. de Culento</text:p>
      <text:p text:style-name="Standard">P. de Alverna</text:p>
      <text:p text:style-name="Standard">G. de Danvilla</text:p>
      <text:p text:style-name="Standard">J. Cambellani</text:p>
      <text:p text:style-name="Standard">G. Marpaudi</text:p>
      <text:p text:style-name="Standard">G. de Marcello</text:p>
      <text:p text:style-name="Standard">D. de Duclaro</text:p>
      <text:p text:style-name="Standard"><text:soft-page-break/>G. de Curtilis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G. Roquatricis</text:p>
      <text:p text:style-name="Standard">G. Marpandi</text:p>
      <text:p text:style-name="Standard">P. de Alvernia</text:p>
      <text:p text:style-name="Standard">D. de Duclaro</text:p>
      <text:p text:style-name="Standard">H. de Culento</text:p>
      <text:p text:style-name="Standard">G. de Curcilis</text:p>
      <text:p text:style-name="Standard">G. de Marcello</text:p>
      <text:p text:style-name="Standard">J. Cambellani</text:p>
      <text:p text:style-name="Standard"/>
      <text:p text:style-name="Standard"/>
      <text:p text:style-name="Standard">=FRAN_0393_09615.tif=</text:p>
      <text:p text:style-name="Standard">&gt;&gt;&gt;&gt;&gt;&gt; date &lt;&lt;&lt;&lt;&lt;&lt;&lt;</text:p>
      <text:p text:style-name="Standard">Anno li die lune post festum beati Luace euingeliscaitulantibus</text:p>
      <text:p text:style-name="Standard">Anno lrimo die mertumi ante festum borum Symonis est inde aposolor captuanitus</text:p>
      <text:p text:style-name="Standard">&gt;&gt;&gt;&gt;&gt;&gt; block &lt;&lt;&lt;&lt;&lt;&lt;&lt;</text:p>
      <text:p text:style-name="Standard">Hodiere furit dictu quod arrestentur grossi fructus probertur</text:p>
      <text:p text:style-name="Standard">su secu de Aurico percepts apud orllatum ad requesta</text:p>
      <text:p text:style-name="Standard">domini Rogerii Masurier pro satisfaciendo executord Joelais</text:p>
      <text:p text:style-name="Standard">justicie de vii. statis / in quibus ut dicitur ipse Peti</text:p>
      <text:p text:style-name="Standard">tenebatur ipssi Johanni et super hoc executor informat</text:p>
      <text:p text:style-name="Standard">caipitunum cet ad audiendum testes fuit seii</text:p>
      <text:p text:style-name="Standard">Marescallis</text:p>
      <text:p text:style-name="Standard">Evanio Tachier six mocia pro dubibus au</text:p>
      <text:p text:style-name="Standard">culz cantou et V. de Curge.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J. Penitenciario</text:p>
      <text:p text:style-name="Standard">M. de Melloto</text:p>
      <text:p text:style-name="Standard"><text:soft-page-break/>P. de Roniaco</text:p>
      <text:p text:style-name="Standard">J. Cambellani</text:p>
      <text:p text:style-name="Standard">G. de Marcello</text:p>
      <text:p text:style-name="Standard">H. de Culento</text:p>
      <text:p text:style-name="Standard">G. de Curtilis</text:p>
      <text:p text:style-name="Standard">B. de Duclaro</text:p>
      <text:p text:style-name="Standard">E. Fucherii</text:p>
      <text:p text:style-name="Standard">D. de Quadrellis</text:p>
      <text:p text:style-name="Standard">G. de Lumbris</text:p>
      <text:p text:style-name="Standard">G. Marpaudi</text:p>
      <text:p text:style-name="Standard">P. de Alvernia</text:p>
      <text:p text:style-name="Standard">J. Succentore</text:p>
      <text:p text:style-name="Standard">H. penitenciario</text:p>
      <text:p text:style-name="Standard">M. de Brachia</text:p>
      <text:p text:style-name="Standard">P. de Alvernia</text:p>
      <text:p text:style-name="Standard">G. Fucherii</text:p>
      <text:p text:style-name="Standard">Duclaro</text:p>
      <text:p text:style-name="Standard"/>
      <text:p text:style-name="Standard"/>
      <text:p text:style-name="Standard">=FRAN_0393_09616.tif=</text:p>
      <text:p text:style-name="Standard">&gt;&gt;&gt;&gt;&gt;&gt; date &lt;&lt;&lt;&lt;&lt;&lt;&lt;</text:p>
      <text:p text:style-name="Standard">Capitulum Geuerale diei joio vigilie festi Boy Symonis et n</text:p>
      <text:p text:style-name="Standard">apostolorum anni domini mecclprum.</text:p>
      <text:p text:style-name="Standard">&gt;&gt;&gt;&gt;&gt;&gt; block &lt;&lt;&lt;&lt;&lt;&lt;&lt;</text:p>
      <text:p text:style-name="Standard">Capitulum est continuatu usque ad diem lune inclusis</text:p>
      <text:p text:style-name="Standard">Hodie fuit dictum domino Hide Mente</text:p>
      <text:p text:style-name="Standard">quam ipse satereficeret magistro Symoni</text:p>
      <text:p text:style-name="Standard">lalutagiis de Mediapte reparacioni</text:p>
      <text:p text:style-name="Standard">rguo ad aliam gracie magisteri Dymo</text:p>
      <text:p text:style-name="Standard">quo ad presens supersedeant ob rem</text:p>
      <text:p text:style-name="Standard">renciam dominorum que media asten</text:p>
      <text:p text:style-name="Standard">sic ad xxii lbb.</text:p>
      <text:p text:style-name="Standard">G. $de Lumbres recessit sive licencia fuit dictum quod amovet</text:p>
      <text:p text:style-name="Standard">Dyonsi Johannis Facit procuratori Phili pu Blnci</text:p>
      <text:p text:style-name="Standard">res et dicntum Johannem Migner</text:p>
      <text:p text:style-name="Standard">&gt;&gt;&gt;&gt;&gt;&gt; liste &lt;&lt;&lt;&lt;&lt;&lt;&lt;</text:p>
      <text:p text:style-name="Standard"><text:soft-page-break/>Vi. cantore</text:p>
      <text:p text:style-name="Standard">J. Succentore</text:p>
      <text:p text:style-name="Standard">J. Cancellario</text:p>
      <text:p text:style-name="Standard">Mh. Penitenciario</text:p>
      <text:p text:style-name="Standard">V. Coquatricie</text:p>
      <text:p text:style-name="Standard">P. de Arvernia</text:p>
      <text:p text:style-name="Standard">G. de Marcello</text:p>
      <text:p text:style-name="Standard">H. de Culento</text:p>
      <text:p text:style-name="Standard">P. de Roniaco</text:p>
      <text:p text:style-name="Standard">M. de Burchia</text:p>
      <text:p text:style-name="Standard">D. de Duclaro</text:p>
      <text:p text:style-name="Standard">E. Fucherii</text:p>
      <text:p text:style-name="Standard">G. de Curtilis</text:p>
      <text:p text:style-name="Standard">G. Marpaudi</text:p>
      <text:p text:style-name="Standard">in parlamento</text:p>
      <text:p text:style-name="Standard">J. Cambellani</text:p>
      <text:p text:style-name="Standard">Stu de Parisius</text:p>
      <text:p text:style-name="Standard">E. Bohit infirmus</text:p>
      <text:p text:style-name="Standard">M. de Melloto</text:p>
      <text:p text:style-name="Standard">V. de Quadrellis</text:p>
      <text:p text:style-name="Standard"/>
      <text:p text:style-name="Standard"/>
      <text:p text:style-name="Standard">=FRAN_0393_09617.tif=</text:p>
      <text:p text:style-name="Standard">&gt;&gt;&gt;&gt;&gt;&gt; date &lt;&lt;&lt;&lt;&lt;&lt;&lt;</text:p>
      <text:p text:style-name="Standard">541</text:p>
      <text:p text:style-name="Standard">Anno H. die lune in vigilia omnium sanctri capitulantibus</text:p>
      <text:p text:style-name="Standard">&gt;&gt;&gt;&gt;&gt;&gt; block &lt;&lt;&lt;&lt;&lt;&lt;&lt;</text:p>
      <text:p text:style-name="Standard">Hodie Succent $v detulit procuratore $ceneofiar</text:p>
      <text:p text:style-name="Standard">Nigalli vendus facta $in $recest$ nt m</text:p>
      <text:p text:style-name="Standard">&gt;&gt;&gt;&gt;&gt;&gt; liste &lt;&lt;&lt;&lt;&lt;&lt;&lt;</text:p>
      <text:p text:style-name="Standard">Vi. Cantore</text:p>
      <text:p text:style-name="Standard">Succentore</text:p>
      <text:p text:style-name="Standard">Cancellario</text:p>
      <text:p text:style-name="Standard">H. Penitenciario</text:p>
      <text:p text:style-name="Standard">H. de Culento</text:p>
      <text:p text:style-name="Standard">G. de Marcello</text:p>
      <text:p text:style-name="Standard"><text:soft-page-break/>G. de Curtilis</text:p>
      <text:p text:style-name="Standard">D. de Quandrellis</text:p>
      <text:p text:style-name="Standard">P. de Roniaco</text:p>
      <text:p text:style-name="Standard">R. de Vyenia</text:p>
      <text:p text:style-name="Standard">D. de Duclaro</text:p>
      <text:p text:style-name="Standard">E Fucherii</text:p>
      <text:p text:style-name="Standard">G. de Lumlris</text:p>
      <text:p text:style-name="Standard">J. Cambellani</text:p>
      <text:p text:style-name="Standard">G. Marpaudi</text:p>
      <text:p text:style-name="Standard">G. Hamelini</text:p>
      <text:p text:style-name="Standard">G. Coquatricis</text:p>
      <text:p text:style-name="Standard">M. de Brachia</text:p>
      <text:p text:style-name="Standard">F. de Agrisolio</text:p>
      <text:p text:style-name="Standard">J. De essartis</text:p>
      <text:p text:style-name="Standard">G. de Danvilla</text:p>
      <text:p text:style-name="Standard">E. Bohic</text:p>
      <text:p text:style-name="Standard">Sint de Parsius</text:p>
      <text:p text:style-name="Standard">M. de Melloto</text:p>
      <text:p text:style-name="Standard">P. Pouvrelli</text:p>
      <text:p text:style-name="Standard"/>
      <text:p text:style-name="Standard"/>
      <text:p text:style-name="Standard">=FRAN_0393_09618.tif=</text:p>
      <text:p text:style-name="Standard">&gt;&gt;&gt;&gt;&gt;&gt; date &lt;&lt;&lt;&lt;&lt;&lt;&lt;</text:p>
      <text:p text:style-name="Standard">Anno lpumo die venerisi post omneis Sancto apitulatlbis</text:p>
      <text:p text:style-name="Standard">Anno lpuimo die lune post omnes Sanctos capitultlbis</text:p>
      <text:p text:style-name="Standard">&gt;&gt;&gt;&gt;&gt;&gt; block &lt;&lt;&lt;&lt;&lt;&lt;&lt;</text:p>
      <text:p text:style-name="Standard">hocie fuit injunctum camerario laico pro non</text:p>
      <text:p text:style-name="Standard">impediat frances servientes super juribus</text:p>
      <text:p text:style-name="Standard">sergentarrarum suarum</text:p>
      <text:p text:style-name="Standard">hodie magister Reginaldus de Vyena consensit t</text:p>
      <text:p text:style-name="Standard">capitulum faciat mommodum suum de Marix de Villa jurta</text:p>
      <text:p text:style-name="Standard">capitulo nichil diecut</text:p>
      <text:p text:style-name="Standard">&gt;&gt;&gt;&gt;&gt;&gt; liste &lt;&lt;&lt;&lt;&lt;&lt;&lt;</text:p>
      <text:p text:style-name="Standard">Vi cantore</text:p>
      <text:p text:style-name="Standard">ceson</text:p>
      <text:p text:style-name="Standard">J. Cancellario</text:p>
      <text:p text:style-name="Standard"><text:soft-page-break/>H. penitenciario</text:p>
      <text:p text:style-name="Standard">E. Fucherii</text:p>
      <text:p text:style-name="Standard">G. coqatricis</text:p>
      <text:p text:style-name="Standard">J. de Essartis</text:p>
      <text:p text:style-name="Standard">St. de Parisius</text:p>
      <text:p text:style-name="Standard">G. Marpandi</text:p>
      <text:p text:style-name="Standard">G. de Curcilis</text:p>
      <text:p text:style-name="Standard">J. Cambellani</text:p>
      <text:p text:style-name="Standard">D. de Quadrellis</text:p>
      <text:p text:style-name="Standard">H. de Culento</text:p>
      <text:p text:style-name="Standard">G. de Lumbris</text:p>
      <text:p text:style-name="Standard">P. de Roniaco</text:p>
      <text:p text:style-name="Standard">D. de Duclaro</text:p>
      <text:p text:style-name="Standard">G. Haurelini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E. Surcherii</text:p>
      <text:p text:style-name="Standard">M. de Mellote</text:p>
      <text:p text:style-name="Standard">G. de Danvilla</text:p>
      <text:p text:style-name="Standard">R. de Agrifalio</text:p>
      <text:p text:style-name="Standard">J. Cambellani</text:p>
      <text:p text:style-name="Standard">St. de Parisius</text:p>
      <text:p text:style-name="Standard">P. de Runiaco</text:p>
      <text:p text:style-name="Standard">H. de Culento</text:p>
      <text:p text:style-name="Standard">G. Hamelini</text:p>
      <text:p text:style-name="Standard">D. de Duclaro</text:p>
      <text:p text:style-name="Standard">G. de Lumbris</text:p>
      <text:p text:style-name="Standard">D. de Quadrilli</text:p>
      <text:p text:style-name="Standard"/>
      <text:p text:style-name="Standard"/>
      <text:p text:style-name="Standard">=FRAN_0393_09619.tif=</text:p>
      <text:p text:style-name="Standard">&gt;&gt;&gt;&gt;&gt;&gt; date &lt;&lt;&lt;&lt;&lt;&lt;&lt;</text:p>
      <text:p text:style-name="Standard">513.</text:p>
      <text:p text:style-name="Standard">Anno lx° die mercuris antemfestum beati Martini capitulantlbi</text:p>
      <text:p text:style-name="Standard"><text:soft-page-break/>&gt;&gt;&gt;&gt;&gt;&gt; block &lt;&lt;&lt;&lt;&lt;&lt;&lt;</text:p>
      <text:p text:style-name="Standard">Francistus de Cassinis Philippus de Alecanus</text:p>
      <text:p text:style-name="Standard">Basans de Casivs episcopatus aquens in loui</text:p>
      <text:p text:style-name="Standard">Bardia yagiavunt omema de to quod frere</text:p>
      <text:p text:style-name="Standard">immmucatem claustri et fuit capacio eus</text:p>
      <text:p text:style-name="Standard">comrissa dominis D. de Quadrellis et de Duclano</text:p>
      <text:p text:style-name="Standard">presentis Gruslo. Geau.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H.penitenciari</text:p>
      <text:p text:style-name="Standard">G. Marpaudi</text:p>
      <text:p text:style-name="Standard">G. de Danvillar</text:p>
      <text:p text:style-name="Standard">J. Cambellani</text:p>
      <text:p text:style-name="Standard">P. de Roniaco</text:p>
      <text:p text:style-name="Standard">H. de Culento</text:p>
      <text:p text:style-name="Standard">G. Hamelini</text:p>
      <text:p text:style-name="Standard">D. dte Quadrelli</text:p>
      <text:p text:style-name="Standard">D. de Duclaro</text:p>
      <text:p text:style-name="Standard">R. de Vyena</text:p>
      <text:p text:style-name="Standard">G. de Curtilis</text:p>
      <text:p text:style-name="Standard">M. de Melloto</text:p>
      <text:p text:style-name="Standard">E. Fucherii</text:p>
      <text:p text:style-name="Standard">St. de Parisius</text:p>
      <text:p text:style-name="Standard">G. Haurelini</text:p>
      <text:p text:style-name="Standard"/>
      <text:p text:style-name="Standard"/>
      <text:p text:style-name="Standard">=FRAN_0393_09620.tif=</text:p>
      <text:p text:style-name="Standard">&gt;&gt;&gt;&gt;&gt;&gt; date &lt;&lt;&lt;&lt;&lt;&lt;&lt;</text:p>
      <text:p text:style-name="Standard">544.</text:p>
      <text:p text:style-name="Standard">Capitulum generale diei aibtai crastini La Marcini Hyeai t</text:p>
      <text:p text:style-name="Standard">recessit sive licencia fuit dictum qro deleretur</text:p>
      <text:p text:style-name="Standard">&gt;&gt;&gt;&gt;&gt;&gt; block &lt;&lt;&lt;&lt;&lt;&lt;&lt;</text:p>
      <text:p text:style-name="Standard">capitulu generale est contunuat usque ad dicm jvis crclisiar</text:p>
      <text:p text:style-name="Standard">quod compotis audiendus sunt deputati domini</text:p>
      <text:p text:style-name="Standard">D. de Quadrellis</text:p>
      <text:p text:style-name="Standard"><text:soft-page-break/>D. de Duclaro</text:p>
      <text:p text:style-name="Standard">um ola quom duo etc</text:p>
      <text:p text:style-name="Standard">G. de Curtilis</text:p>
      <text:p text:style-name="Standard">. Cambellan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genciario</text:p>
      <text:p text:style-name="Standard">M. de Melloco</text:p>
      <text:p text:style-name="Standard">D. de Quadrellis</text:p>
      <text:p text:style-name="Standard">H. de Culento</text:p>
      <text:p text:style-name="Standard">G. de Danvilla</text:p>
      <text:p text:style-name="Standard">P. Pouvrelli</text:p>
      <text:p text:style-name="Standard">P Pouvrolli</text:p>
      <text:p text:style-name="Standard">P. de Roniaco</text:p>
      <text:p text:style-name="Standard">G. de Curcilis</text:p>
      <text:p text:style-name="Standard">G. de Lume</text:p>
      <text:p text:style-name="Standard">St. de Parisius</text:p>
      <text:p text:style-name="Standard">J. Cambellani</text:p>
      <text:p text:style-name="Standard">D. de Duclaro</text:p>
      <text:p text:style-name="Standard">G. Hamelini</text:p>
      <text:p text:style-name="Standard">E. Fucherii</text:p>
      <text:p text:style-name="Standard">E. Bohie</text:p>
      <text:p text:style-name="Standard">G. de Marcello</text:p>
      <text:p text:style-name="Standard">G. Coquatricis</text:p>
      <text:p text:style-name="Standard">J. de Essartis</text:p>
      <text:p text:style-name="Standard">M. de Brachia</text:p>
      <text:p text:style-name="Standard">G. Marpaudi</text:p>
      <text:p text:style-name="Standard">Gicoquatricis</text:p>
      <text:p text:style-name="Standard"/>
      <text:p text:style-name="Standard"/>
      <text:p text:style-name="Standard">=FRAN_0393_09621.tif=</text:p>
      <text:p text:style-name="Standard">&gt;&gt;&gt;&gt;&gt;&gt; date &lt;&lt;&lt;&lt;&lt;&lt;&lt;</text:p>
      <text:p text:style-name="Standard">5</text:p>
      <text:p text:style-name="Standard">nno lprimodie lune post festum a Martin hyenea capitulntibus</text:p>
      <text:p text:style-name="Standard"><text:soft-page-break/>Anno Hprio die mercurii post festum bi Mhatini Myemial capilis</text:p>
      <text:p text:style-name="Standard">&gt;&gt;&gt;&gt;&gt;&gt; block &lt;&lt;&lt;&lt;&lt;&lt;&lt;</text:p>
      <text:p text:style-name="Standard">2.</text:p>
      <text:p text:style-name="Standard">Hodie fuit dictum quod satissiat per dominum lucam cur</text:p>
      <text:p text:style-name="Standard">benedicti de redditu debito super domo cerrredim</text:p>
      <text:p text:style-name="Standard">de Lantagi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E. Fucherii</text:p>
      <text:p text:style-name="Standard">R. de Molinis</text:p>
      <text:p text:style-name="Standard">Snt. de Parisius</text:p>
      <text:p text:style-name="Standard">E. de Marcello</text:p>
      <text:p text:style-name="Standard">H. de Culento</text:p>
      <text:p text:style-name="Standard">T. de Cartilis</text:p>
      <text:p text:style-name="Standard">D. de Quadrellis</text:p>
      <text:p text:style-name="Standard">G. Hamelini</text:p>
      <text:p text:style-name="Standard">D. de Duclaro</text:p>
      <text:p text:style-name="Standard">G. de Lumbris</text:p>
      <text:p text:style-name="Standard">P. Pouvrelli</text:p>
      <text:p text:style-name="Standard">Ji. Dantore</text:p>
      <text:p text:style-name="Standard">J. Succentore</text:p>
      <text:p text:style-name="Standard">H. penitenciario</text:p>
      <text:p text:style-name="Standard">R. de Molinis</text:p>
      <text:p text:style-name="Standard">G. de Marcellio</text:p>
      <text:p text:style-name="Standard">D. de Quadrellis</text:p>
      <text:p text:style-name="Standard">P. de Roniaco</text:p>
      <text:p text:style-name="Standard">G. Hamcan</text:p>
      <text:p text:style-name="Standard">E. Fucherii</text:p>
      <text:p text:style-name="Standard">H. de Culento</text:p>
      <text:p text:style-name="Standard">G. de Curalis</text:p>
      <text:p text:style-name="Standard">Gicoquaratis</text:p>
      <text:p text:style-name="Standard">M. de Melloto</text:p>
      <text:p text:style-name="Standard"><text:soft-page-break/>G. Pouvrelli</text:p>
      <text:p text:style-name="Standard"/>
      <text:p text:style-name="Standard"/>
      <text:p text:style-name="Standard">=FRAN_0393_09622.tif=</text:p>
      <text:p text:style-name="Standard">&gt;&gt;&gt;&gt;&gt;&gt; date &lt;&lt;&lt;&lt;&lt;&lt;&lt;</text:p>
      <text:p text:style-name="Standard">Anno lpunio die veneris post festum sincti Aanan</text:p>
      <text:p text:style-name="Standard">Anno quopao die veniris antefestum lectelemeriti capitulatlbus</text:p>
      <text:p text:style-name="Standard">&gt;&gt;&gt;&gt;&gt;&gt; block &lt;&lt;&lt;&lt;&lt;&lt;&lt;</text:p>
      <text:p text:style-name="Standard">Symon de Vullaiers est $poff pofitus in resir</text:p>
      <text:p text:style-name="Standard">qque souffrancia de n que potest tenerac</text:p>
      <text:p text:style-name="Standard">usque ad volunt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H. de Culento</text:p>
      <text:p text:style-name="Standard">R. de Molinis</text:p>
      <text:p text:style-name="Standard">G. de Marcello</text:p>
      <text:p text:style-name="Standard">G. Hamelini</text:p>
      <text:p text:style-name="Standard">E. Fucherii</text:p>
      <text:p text:style-name="Standard">D. de Quadrellis</text:p>
      <text:p text:style-name="Standard">D. de Duclaro</text:p>
      <text:p text:style-name="Standard">M. de Melloto</text:p>
      <text:p text:style-name="Standard">G. de Curtilis</text:p>
      <text:p text:style-name="Standard">G. de Lumil</text:p>
      <text:p text:style-name="Standard">P. Pouvrelli</text:p>
      <text:p text:style-name="Standard">P. de Roviaco</text:p>
      <text:p text:style-name="Standard">Vi cantore</text:p>
      <text:p text:style-name="Standard">J. Succentore</text:p>
      <text:p text:style-name="Standard">J. Cancellario</text:p>
      <text:p text:style-name="Standard">Hapenitenciaru</text:p>
      <text:p text:style-name="Standard">R. de Molinis</text:p>
      <text:p text:style-name="Standard">M. de Melloto</text:p>
      <text:p text:style-name="Standard">Sti de Parsius</text:p>
      <text:p text:style-name="Standard">H. de Culento</text:p>
      <text:p text:style-name="Standard"><text:soft-page-break/>G. de Marcello</text:p>
      <text:p text:style-name="Standard">G. Hamelini</text:p>
      <text:p text:style-name="Standard">D. de Ductao</text:p>
      <text:p text:style-name="Standard">D. de Quadrellis</text:p>
      <text:p text:style-name="Standard">P. de Roniaco</text:p>
      <text:p text:style-name="Standard">E. Fucherii</text:p>
      <text:p text:style-name="Standard">P. Pouvrelli</text:p>
      <text:p text:style-name="Standard">G. de Curtilis</text:p>
      <text:p text:style-name="Standard">G. de Lun</text:p>
      <text:p text:style-name="Standard"/>
      <text:p text:style-name="Standard"/>
      <text:p text:style-name="Standard">=FRAN_0393_09623.tif=</text:p>
      <text:p text:style-name="Standard">&gt;&gt;&gt;&gt;&gt;&gt; date &lt;&lt;&lt;&lt;&lt;&lt;&lt;</text:p>
      <text:p text:style-name="Standard">Anno quod die mercuri in festo beati Aenicutis capituli</text:p>
      <text:p text:style-name="Standard">Anno lupmo die june ii i fest beati Blemensi capitulatlb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G. Marpandi</text:p>
      <text:p text:style-name="Standard">Situ de Parisius</text:p>
      <text:p text:style-name="Standard">R. de Molinis</text:p>
      <text:p text:style-name="Standard">G. de Marcello</text:p>
      <text:p text:style-name="Standard">Vi. Cantore</text:p>
      <text:p text:style-name="Standard">J. Succentore</text:p>
      <text:p text:style-name="Standard">H. penitenciario</text:p>
      <text:p text:style-name="Standard">R. de Nolinis</text:p>
      <text:p text:style-name="Standard">P. de Arvernia</text:p>
      <text:p text:style-name="Standard">J. Cambellani</text:p>
      <text:p text:style-name="Standard">T. de Curcilis</text:p>
      <text:p text:style-name="Standard">Frd Bouraco</text:p>
      <text:p text:style-name="Standard">J. de Quadrelis</text:p>
      <text:p text:style-name="Standard">G. Heennn</text:p>
      <text:p text:style-name="Standard">D. de Duclaro</text:p>
      <text:p text:style-name="Standard"><text:soft-page-break/>G. de Marcello</text:p>
      <text:p text:style-name="Standard">R. Fucherii</text:p>
      <text:p text:style-name="Standard"/>
      <text:p text:style-name="Standard"/>
      <text:p text:style-name="Standard">=FRAN_0393_09624.tif=</text:p>
      <text:p text:style-name="Standard">&gt;&gt;&gt;&gt;&gt;&gt; block &lt;&lt;&lt;&lt;&lt;&lt;&lt;</text:p>
      <text:p text:style-name="Standard">Anno li die mitr in vigii festi vei Andrer apostoli in dems claustrali par. Magti eni</text:p>
      <text:p text:style-name="Standard">549.</text:p>
      <text:p text:style-name="Standard">et domino Yvene Mrestalli. Notaio publico magiter Venricus comne dixit quod nonigebar se</text:p>
      <text:p text:style-name="Standard">nec pro hride dicti defuncti magistri Aneur / nec sustiebut in se ejus eteracionis / nec remunaent execum</text:p>
      <text:p text:style-name="Standard">quod illud quod facit ecaa execucionem facit tancuis prpinquier carnalis defuncti qice deliberabit ut dioce qu</text:p>
      <text:p text:style-name="Standard">saciet ulaus in premissis presentibus magstro C. faeu eaonesico Leun duo Hueo facgi e one u</text:p>
      <text:p text:style-name="Standard">testibus.</text:p>
      <text:p text:style-name="Standard">st prefatus xagiir cundo dixit mnci quod asumetat in se adhuc ejuus oecentenis nee re</text:p>
      <text:p text:style-name="Standard">trbut similete d deliberabit ut dicerent ee quicquid fect fecit roc junert et non ne eycela</text:p>
      <text:p text:style-name="Standard">entius prefato Marco T. Lohie et aliis casthlicets etc.</text:p>
      <text:p text:style-name="Standard">prima die decembris dominus sirct acceptaiis domum d actor in eccesia Par.</text:p>
      <text:p text:style-name="Standard">Petio ponulli dicto Madoc clerico dicti domini suictr et cloario ipsum eciam.</text:p>
      <text:p text:style-name="Standard">P C</text:p>
      <text:p text:style-name="Standard">Hodie fuit receptus magistr Symon de Beigess</text:p>
      <text:p text:style-name="Standard">ad prebendam parisiensis que fuerit Eidem bohic vitu</text:p>
      <text:p text:style-name="Standard">te nominacionis sancta de ipso per dominam $regtatus regi</text:p>
      <text:p text:style-name="Standard">nam</text:p>
      <text:p text:style-name="Standard">&gt;&gt;&gt;&gt;&gt;&gt; liste &lt;&lt;&lt;&lt;&lt;&lt;&lt;</text:p>
      <text:p text:style-name="Standard">vi cantore</text:p>
      <text:p text:style-name="Standard">Pouctentor</text:p>
      <text:p text:style-name="Standard">J. Cancellario</text:p>
      <text:p text:style-name="Standard">H. Penitenciarios</text:p>
      <text:p text:style-name="Standard">G. Hamelini</text:p>
      <text:p text:style-name="Standard">Sicoqatricis</text:p>
      <text:p text:style-name="Standard">M. de Molloto</text:p>
      <text:p text:style-name="Standard">P. de Arvernu</text:p>
      <text:p text:style-name="Standard">J.Cambellani</text:p>
      <text:p text:style-name="Standard">R. de Molinis</text:p>
      <text:p text:style-name="Standard"><text:soft-page-break/>H. de Culento</text:p>
      <text:p text:style-name="Standard">M. de Burchi</text:p>
      <text:p text:style-name="Standard">D. de Quadrellis</text:p>
      <text:p text:style-name="Standard">P. Pouvelli</text:p>
      <text:p text:style-name="Standard">E. Fucherii</text:p>
      <text:p text:style-name="Standard">D. de Durclaro</text:p>
      <text:p text:style-name="Standard"/>
      <text:p text:style-name="Standard"/>
      <text:p text:style-name="Standard">=FRAN_0393_09625.tif=</text:p>
      <text:p text:style-name="Standard">&gt;&gt;&gt;&gt;&gt;&gt; date &lt;&lt;&lt;&lt;&lt;&lt;&lt;</text:p>
      <text:p text:style-name="Standard">Anno l. die lune post festum concepcionis capitulantibus $capl$</text:p>
      <text:p text:style-name="Standard">ad veneris in statu de anniversariis</text:p>
      <text:p text:style-name="Standard">Anno l. primo die mercurii post festum Sante Lucie capitulantibus</text:p>
      <text:p text:style-name="Standard">&gt;&gt;&gt;&gt;&gt;&gt; block &lt;&lt;&lt;&lt;&lt;&lt;&lt;</text:p>
      <text:p text:style-name="Standard">ecci</text:p>
      <text:p text:style-name="Standard">vir venerabilis magister Petrus Juvenis canonicus beati ...</text:p>
      <text:p text:style-name="Standard">$leo$ Leodiensis fecit procuratorem magistrum Petrum de Mi</text:p>
      <text:p text:style-name="Standard">canonicum Sancti Stephani de Gressibus ejus consanguinem</text:p>
      <text:p text:style-name="Standard">ad $pa$ permutandum et resignacionem etc. dictos canonicatum et pr</text:p>
      <text:p text:style-name="Standard">cum quocumque $b$ vel quibus cumque etc. prout sibi etc</text:p>
      <text:p text:style-name="Standard">intrandum etc. $adj$ necnon et ad petendum omnino</text:p>
      <text:p text:style-name="Standard">que sibi debentur et debebuntur racione dicte prebende</text:p>
      <text:p text:style-name="Standard">tam pro grossis quam expensis etc. et ad pacificandum</text:p>
      <text:p text:style-name="Standard">cum quibuscumque etc. compitendum etc. compronu</text:p>
      <text:p text:style-name="Standard">etc. Et ad agendum etc. cum potestate substituendi</text:p>
      <text:p text:style-name="Standard">presentis venerabilis viris magistris Gerardo de Cher</text:p>
      <text:p text:style-name="Standard">canonico Belvacensi Reginaldo de Chara licenciato</text:p>
      <text:p text:style-name="Standard">in legibus Jacobo de subtus monasterio Rogerio</text:p>
      <text:p text:style-name="Standard">de Pontelapidi et J. de Land.</text:p>
      <text:p text:style-name="Standard">Hodie capitulum voluit quod camerarius solvat horis vinum quod</text:p>
      <text:p text:style-name="Standard">recepit de horis de pecunia quam habuit de vinis</text:p>
      <text:p text:style-name="Standard">de</text:p>
      <text:p text:style-name="Standard">de Crosiliis et quod loquatur de iiii scutis que mu</text:p>
      <text:p text:style-name="Standard">tuavit et themno in compotis suis.</text:p>
      <text:p text:style-name="Standard">dictum fuit camerario quod componat cum collectorie cruluoue</text:p>
      <text:p text:style-name="Standard">&gt;&gt;&gt;&gt;&gt;&gt; liste &lt;&lt;&lt;&lt;&lt;&lt;&lt;</text:p>
      <text:p text:style-name="Standard"><text:soft-page-break/>Vi. Cantore</text:p>
      <text:p text:style-name="Standard">J. Cancellario</text:p>
      <text:p text:style-name="Standard">H. Penitenciarius</text:p>
      <text:p text:style-name="Standard">G. de Marcello</text:p>
      <text:p text:style-name="Standard">B. Fucherii</text:p>
      <text:p text:style-name="Standard">P. Pouvrelli</text:p>
      <text:p text:style-name="Standard">D. de Duclaro</text:p>
      <text:p text:style-name="Standard">G. de Lumbris</text:p>
      <text:p text:style-name="Standard">H. de Culento</text:p>
      <text:p text:style-name="Standard">Vi. Cantore.</text:p>
      <text:p text:style-name="Standard">J. Succentore</text:p>
      <text:p text:style-name="Standard">J. Cancellario</text:p>
      <text:p text:style-name="Standard">D. de Quadrellis</text:p>
      <text:p text:style-name="Standard">M. de Melloto</text:p>
      <text:p text:style-name="Standard">J. Cambellani</text:p>
      <text:p text:style-name="Standard">R. de Molinis</text:p>
      <text:p text:style-name="Standard">P. de Arvernia</text:p>
      <text:p text:style-name="Standard">H. de Culento</text:p>
      <text:p text:style-name="Standard">T. de Danvilla</text:p>
      <text:p text:style-name="Standard">J. de Essartis</text:p>
      <text:p text:style-name="Standard"/>
      <text:p text:style-name="Standard"/>
      <text:p text:style-name="Standard">=FRAN_0393_09626.tif=</text:p>
      <text:p text:style-name="Standard">&gt;&gt;&gt;&gt;&gt;&gt; date &lt;&lt;&lt;&lt;&lt;&lt;&lt;</text:p>
      <text:p text:style-name="Standard">Anno l. primo die veneris ante festum beati Thome apostoli capitulantibus</text:p>
      <text:p text:style-name="Standard">Anno li° die lune ante festum beati Thome apostoli capitulantibus de Parisius ad</text:p>
      <text:p text:style-name="Standard">&gt;&gt;&gt;&gt;&gt;&gt; block &lt;&lt;&lt;&lt;&lt;&lt;&lt;</text:p>
      <text:p text:style-name="Standard">hodie fuit dictum quod vicarii habeant vinum de lo</text:p>
      <text:p text:style-name="Standard">de gracia speciali</text:p>
      <text:p text:style-name="Standard">Anno li° die sabbati $p$ ante festum beateThome apostoli Johannes</text:p>
      <text:p text:style-name="Standard">Mauhani clericus Xanctonensis diocesis expt vio</text:p>
      <text:p text:style-name="Standard">Episcopi capituli Par. beneficium occastits sive nostr asser</text:p>
      <text:p text:style-name="Standard">quod de novo etc. quod canonicatus et prebenda ecclesie Sancti Martini</text:p>
      <text:p text:style-name="Standard">Campellis in Bria Parisiensis diocesis vacabant per mortem</text:p>
      <text:p text:style-name="Standard">nis de Veliaco nuper obtinentis eosdem ipsos sub pro</text:p>
      <text:p text:style-name="Standard">consuocis acceptavit presentibus domino Guillelmo de Villa et</text:p>
      <text:p text:style-name="Standard"><text:soft-page-break/>Curato de Moriaco Meldensi Guillelmo Baldonii et J.</text:p>
      <text:p text:style-name="Standard">presentibus Hermanno Ducis Giletus Made succentore die</text:p>
      <text:p text:style-name="Standard">lune ante cham</text:p>
      <text:p text:style-name="Standard">I domino Petrus Buarre capellanus ad</text:p>
      <text:p text:style-name="Standard">altare sancti faciendum ad dominum Johannem</text:p>
      <text:p text:style-name="Standard">Johannis Baptiste resignacio permutacio</text:p>
      <text:p text:style-name="Standard">beate Marie in ecclesia</text:p>
      <text:p text:style-name="Standard">Arvenn</text:p>
      <text:p text:style-name="Standard">Hodie fuit creatus clericus laudunensis in quartu</text:p>
      <text:p text:style-name="Standard">et ultimum</text:p>
      <text:p text:style-name="Standard">presentibus G. de Plat H. Sancto Georgii Johanne Bocelli</text:p>
      <text:p text:style-name="Standard">Hodie fuit insinuata gracia facta Petri</text:p>
      <text:p text:style-name="Standard">Andree / de beneficio in collatore heri</text:p>
      <text:p text:style-name="Standard">decani et capituli in $ecta$ civitate etc</text:p>
      <text:p text:style-name="Standard">Datum gracie viii idus februarii anno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G. Fucherii</text:p>
      <text:p text:style-name="Standard">M. de Melloto</text:p>
      <text:p text:style-name="Standard">G. Marpaudi</text:p>
      <text:p text:style-name="Standard">G. de Danvilla</text:p>
      <text:p text:style-name="Standard">J. de Essartis</text:p>
      <text:p text:style-name="Standard">J. Cambellani</text:p>
      <text:p text:style-name="Standard">Sy. de Bragella</text:p>
      <text:p text:style-name="Standard">C. de Marcello</text:p>
      <text:p text:style-name="Standard">H. de Culento</text:p>
      <text:p text:style-name="Standard">G. Hamelini</text:p>
      <text:p text:style-name="Standard">D. de Quadrellis</text:p>
      <text:p text:style-name="Standard">R. de Molinis</text:p>
      <text:p text:style-name="Standard">P. Pouvrelli</text:p>
      <text:p text:style-name="Standard">M. de Brachia</text:p>
      <text:p text:style-name="Standard">Vi. Cantore</text:p>
      <text:p text:style-name="Standard">J. Succentore</text:p>
      <text:p text:style-name="Standard"><text:soft-page-break/>H. Penitenciario</text:p>
      <text:p text:style-name="Standard">M. de Melloto</text:p>
      <text:p text:style-name="Standard">P. de Arvernia</text:p>
      <text:p text:style-name="Standard">R. de Molinis</text:p>
      <text:p text:style-name="Standard">J. Cambellani</text:p>
      <text:p text:style-name="Standard">G. Fucherii</text:p>
      <text:p text:style-name="Standard">H. de Culento</text:p>
      <text:p text:style-name="Standard">G. de Marcello</text:p>
      <text:p text:style-name="Standard"/>
      <text:p text:style-name="Standard"/>
      <text:p text:style-name="Standard">=FRAN_0393_09627.tif=</text:p>
      <text:p text:style-name="Standard">&gt;&gt;&gt;&gt;&gt;&gt; date &lt;&lt;&lt;&lt;&lt;&lt;&lt;</text:p>
      <text:p text:style-name="Standard">55</text:p>
      <text:p text:style-name="Standard">Capitulum genale dici martis vigilie festi Bi Theme a</text:p>
      <text:p text:style-name="Standard">&gt;&gt;&gt;&gt;&gt;&gt; block &lt;&lt;&lt;&lt;&lt;&lt;&lt;</text:p>
      <text:p text:style-name="Standard">anno quinquagesimo prmo</text:p>
      <text:p text:style-name="Standard">capitulum est continuat uqe ad</text:p>
      <text:p text:style-name="Standard">diem sbbati inclusie</text:p>
      <text:p text:style-name="Standard">anno predicto etdie compensis in</text:p>
      <text:p text:style-name="Standard">s</text:p>
      <text:p text:style-name="Standard">ra cuverarium clerico et laico </text:p>
      <text:p text:style-name="Standard">de festavo prisionariis</text:p>
      <text:p text:style-name="Standard">in possessione cousure fa</text:p>
      <text:p text:style-name="Standard">ce peditus a cartere ac</text:p>
      <text:p text:style-name="Standard">tis informatur et consestus</text:p>
      <text:p text:style-name="Standard">ms priita Luraqs</text:p>
      <text:p text:style-name="Standard">omnus fuit Ancilpat </text:p>
      <text:p text:style-name="Standard">volens insuper et gen</text:p>
      <text:p text:style-name="Standard">quod inquiratur dtran</text:p>
      <text:p text:style-name="Standard">peromctens stare juris</text:p>
      <text:p text:style-name="Standard">Hconsideraris</text:p>
      <text:p text:style-name="Standard">relat candari liu</text:p>
      <text:p text:style-name="Standard">Deaularo d non s</text:p>
      <text:p text:style-name="Standard">capius nn delicto Par.</text:p>
      <text:p text:style-name="Standard">&gt;&gt;&gt;&gt;&gt;&gt; liste &lt;&lt;&lt;&lt;&lt;&lt;&lt;</text:p>
      <text:p text:style-name="Standard">Vi cantore</text:p>
      <text:p text:style-name="Standard"><text:soft-page-break/>J. Succentore</text:p>
      <text:p text:style-name="Standard">J. Cancellario</text:p>
      <text:p text:style-name="Standard">H. Peniteniaro</text:p>
      <text:p text:style-name="Standard">P. de Arvenna</text:p>
      <text:p text:style-name="Standard">H. de Culento</text:p>
      <text:p text:style-name="Standard">G. de Marcello</text:p>
      <text:p text:style-name="Standard">G. Hamelini</text:p>
      <text:p text:style-name="Standard">St. de Parisius</text:p>
      <text:p text:style-name="Standard">D. de Quadrellis</text:p>
      <text:p text:style-name="Standard">D. de Duclaro</text:p>
      <text:p text:style-name="Standard">R. de Molinis</text:p>
      <text:p text:style-name="Standard">Gi. coquatricis</text:p>
      <text:p text:style-name="Standard">J. de Essartis</text:p>
      <text:p text:style-name="Standard">P. Pouvrelli</text:p>
      <text:p text:style-name="Standard">G. de Curtilis</text:p>
      <text:p text:style-name="Standard">M. de Melloto</text:p>
      <text:p text:style-name="Standard">G. Fucherii</text:p>
      <text:p text:style-name="Standard">J. Cambellani</text:p>
      <text:p text:style-name="Standard">P. de Roniace</text:p>
      <text:p text:style-name="Standard">Sy. de Largella</text:p>
      <text:p text:style-name="Standard">. de Berchia</text:p>
      <text:p text:style-name="Standard"/>
      <text:p text:style-name="Standard"/>
      <text:p text:style-name="Standard">=FRAN_0393_09628.tif=</text:p>
      <text:p text:style-name="Standard">&gt;&gt;&gt;&gt;&gt;&gt; block &lt;&lt;&lt;&lt;&lt;&lt;&lt;</text:p>
      <text:p text:style-name="Standard">Hodie prepositus Parisiensi presentavit in capitulo licteras regias sui</text:p>
      <text:p text:style-name="Standard">hac firma</text:p>
      <text:p text:style-name="Standard">Johannes Dei gracia Francerum reo dilectis nostris. Decnno et ctpln</text:p>
      <text:p text:style-name="Standard">bate et dilect prebendam canonialem letere Par. ecclesie quarue oli cen</text:p>
      <text:p text:style-name="Standard">eadem ecclesia Magtter Jehanne de Sireno que per ejus ebitumus tempore.</text:p>
      <text:p text:style-name="Standard">int de nre i de facto et adhue vacat cujus collatie ad nos spreta</text:p>
      <text:p text:style-name="Standard">lie hac unce quavis magister Robreus nos le coc occasione que</text:p>
      <text:p text:style-name="Standard">regiar eam de facto tenuit indebite i de ocupaturus di</text:p>
      <text:p text:style-name="Standard">clerico et seetare nostro magistro Mathe Eiuchie quiunque in sine par.</text:p>
      <text:p text:style-name="Standard">alias ad nos spertet ejus collacio presimus de icstra speciali et de ille promo</text:p>
      <text:p text:style-name="Standard">eidem ac ipsum investimus presencialietr de eudem Non descantibus quo</text:p>
      <text:p text:style-name="Standard"><text:soft-page-break/>hasinis ecciasticis que dictus macerips obavet et cxpeetat suu quod à recela</text:p>
      <text:p text:style-name="Standard">sxs</text:p>
      <text:p text:style-name="Standard">moine carissive domino. generitore nostro seu aurei officimus clericatus ne</text:p>
      <text:p text:style-name="Standard">riatus et secretarum capellaniam castr de Fontenayo comvitis plen</text:p>
      <text:p text:style-name="Standard">ceme sancti Volfrani Dbisville xx l. cur pro uno lquo ligna pro</text:p>
      <text:p text:style-name="Standard">de quando excebrat sumus efficitum in came. competorum sicut ceti pia clerica de</text:p>
      <text:p text:style-name="Standard">auere vnmu aipetum vosti pro ardendo in foresta Piere eds</text:p>
      <text:p text:style-name="Standard">vestes remissituem carpeti seu perie recepte pro vus vintis vel auba</text:p>
      <text:p text:style-name="Standard">dierum trecensium que pro quendem viario xeii lri par. non coc</text:p>
      <text:p text:style-name="Standard">etnomiacionem regiam ad prebardm delend olavunt aut devs vel beneficii</text:p>
      <text:p text:style-name="Standard">aliis quiqum cunque à predecessoribus nostris vel auctres dicte Matho vel suis a</text:p>
      <text:p text:style-name="Standard">aut factis que $qucunque quoccnque et quacunque sint habenit et hobi volun</text:p>
      <text:p text:style-name="Standard">pro cepressis et spenficntis ac si nominatimu in presentius licteris expressa fuissent constitucione eciam quacurque</text:p>
      <text:p text:style-name="Standard">de dons gris et lenificiis comllats / in donis regiis exprinendis aut alia quolidet in homdus iom a</text:p>
      <text:p text:style-name="Standard">s ie rinus indominus vobis mandamies quati dominum Pachiis ul ejus procuratorem ipsius co</text:p>
      <text:p text:style-name="Standard">p. recipiatis ad dictum precenaut in canonicum cecse Par. rcdine. in fi sactalum Per. chero et </text:p>
      <text:p text:style-name="Standard">in capitulo quis ecclesie eidem dssugites servitis sediem pvitatu in sueos et de Ltin dato</text:p>
      <text:p text:style-name="Standard">Emolumentis Avenciamdnts universis Deo prebende et percienciarum suaus sibi reffendiatis au t</text:p>
      <text:p text:style-name="Standard">interre e quirte in m et tostaene sigililis nuu presentibus lictere ist appounsimus Sa Parisi</text:p>
      <text:p text:style-name="Standard">die ultim novemenbis anno Domini m ccm Quiqu pumo</text:p>
      <text:p text:style-name="Standard">P regem Picte domino . R. de Lorriaco G. Symon.</text:p>
      <text:p text:style-name="Standard">Item Johannes gracia Francomm vn in pposito parios aut ejulocum tent dileli cum nos pic u</text:p>
      <text:p text:style-name="Standard">t quam add d mi Je. de Surino Vacon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J</text:p>
      <text:p text:style-name="Standard">H. penitenciario</text:p>
      <text:p text:style-name="Standard">G. Fucheaii</text:p>
      <text:p text:style-name="Standard">M. de Melloto</text:p>
      <text:p text:style-name="Standard">St. de Parisius</text:p>
      <text:p text:style-name="Standard">G. de Lumbais</text:p>
      <text:p text:style-name="Standard">J. de Essartis</text:p>
      <text:p text:style-name="Standard">R. de Molinis</text:p>
      <text:p text:style-name="Standard"><text:soft-page-break/>J. Cambellani</text:p>
      <text:p text:style-name="Standard">P. de Roniaco</text:p>
      <text:p text:style-name="Standard">G. de Curtilis</text:p>
      <text:p text:style-name="Standard">G. Hamelini</text:p>
      <text:p text:style-name="Standard">D. de Qaderrellis</text:p>
      <text:p text:style-name="Standard">D. de Duclaro</text:p>
      <text:p text:style-name="Standard">G. de Brachia</text:p>
      <text:p text:style-name="Standard">G. de Marcello</text:p>
      <text:p text:style-name="Standard">H. de Culento</text:p>
      <text:p text:style-name="Standard">P. de Arvernia</text:p>
      <text:p text:style-name="Standard"/>
      <text:p text:style-name="Standard"/>
      <text:p text:style-name="Standard">=FRAN_0393_09629.tif=</text:p>
      <text:p text:style-name="Standard">&gt;&gt;&gt;&gt;&gt;&gt; block &lt;&lt;&lt;&lt;&lt;&lt;&lt;</text:p>
      <text:p text:style-name="Standard">qs aarr eoc eam de facte tenuit indemente vempatam Ailecto et fideli ecclesio et venretu</text:p>
      <text:p text:style-name="Standard">arre Matde Trchis conculims sine premisso sive quis alio int nostre et ogalie ad nos pertineat in</text:p>
      <text:p text:style-name="Standard">vice au suis jurdeni et partin ipsius universis prout in nostris aliis licteris ptemit continecu mameramus</text:p>
      <text:p text:style-name="Standard">mittetes si ipus est quatinus dilectos nostros. Decanur / ee capitulum ecclesie pr requiratis instante quod</text:p>
      <text:p text:style-name="Standard">et dn Mathein vel preta sun e eo recipan ad plaam predictam in canonicatum dicte clereneni in frro</text:p>
      <text:p text:style-name="Standard">stullam sili con Chere et Levm e capitulo ossuntes et cetere facientes que continetur in nos licteris ipsu</text:p>
      <text:p text:style-name="Standard">facere recusaveriunt velplus debto distulint eos ad hoc viis et remediis debitis</text:p>
      <text:p text:style-name="Standard">rediatis Et si qui in coruni se epsennt adjornetis ippenonbes seu epsenentem ad etam ee</text:p>
      <text:p text:style-name="Standard">in Parlavile nostro presenti nien absatum pro sedeat et eo causa super hoc lone privit processur et</text:p>
      <text:p text:style-name="Standard">mtam curar confebarre de hiis que sertis in premissis</text:p>
      <text:p text:style-name="Standard">datum Par. die ultm nenemi</text:p>
      <text:p text:style-name="Standard">anne domini m. caclii per regem psento dominu R. de Vryne J. ii. Sn Meri v</text:p>
      <text:p text:style-name="Standard">de Poyeto procuratore Johannis de Feresio presentavit bullas presentbus recepti sumiu et</text:p>
      <text:p text:style-name="Standard">epo t etru regnum dies sint assentis in plunto ad prmam die preonsituum</text:p>
      <text:p text:style-name="Standard">rost eshian presentu ide et vandtli ddetur nemo vrdpersiacensis </text:p>
      <text:p text:style-name="Standard">Anno lpimio de veneris post festum beati Thome apostoli capitulantibus</text:p>
      <text:p text:style-name="Standard">6.</text:p>
      <text:p text:style-name="Standard">Hodie fuit resirs capellanium bocheti pero Helyan</text:p>
      <text:p text:style-name="Standard">dolisut ejus procuratore causa permutaciones faciende bt</text:p>
      <text:p text:style-name="Standard">oier ad beneficium dyaconatus scic</text:p>
      <text:p text:style-name="Standard">Johanne D'albent</text:p>
      <text:p text:style-name="Standard"><text:soft-page-break/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T H. Peniteciario</text:p>
      <text:p text:style-name="Standard">St. de Parisius</text:p>
      <text:p text:style-name="Standard">G. Hamilini</text:p>
      <text:p text:style-name="Standard">E. Fucherii</text:p>
      <text:p text:style-name="Standard">G. de Marcello</text:p>
      <text:p text:style-name="Standard">J. de Essartis</text:p>
      <text:p text:style-name="Standard">S. de Ducaro</text:p>
      <text:p text:style-name="Standard">G. Coquatricis</text:p>
      <text:p text:style-name="Standard">J. Cambellani</text:p>
      <text:p text:style-name="Standard"/>
      <text:p text:style-name="Standard"/>
      <text:p text:style-name="Standard">=FRAN_0393_09630.tif=</text:p>
      <text:p text:style-name="Standard">&gt;&gt;&gt;&gt;&gt;&gt; date &lt;&lt;&lt;&lt;&lt;&lt;&lt;</text:p>
      <text:p text:style-name="Standard">Anno l° die sabbati vigalia nat cmii capituli xxiiii</text:p>
      <text:p text:style-name="Standard">Anno lx die martis postaveint capituli xxvii.</text:p>
      <text:p text:style-name="Standard">&gt;&gt;&gt;&gt;&gt;&gt; block &lt;&lt;&lt;&lt;&lt;&lt;&lt;</text:p>
      <text:p text:style-name="Standard">Hodie officialis peegutor aupetrau apostolici e</text:p>
      <text:p text:style-name="Standard">affirmavit se prfuisse senencas in suspenso</text:p>
      <text:p text:style-name="Standard">diem hodie</text:p>
      <text:p text:style-name="Standard">procuratore peciitanscallari per officiaris</text:p>
      <text:p text:style-name="Standard">domini penorai terminum proeupero qui hodie intipt</text:p>
      <text:p text:style-name="Standard">presentbus et de platentis Pibaron sipo celhiolrar</text:p>
      <text:p text:style-name="Standard">C</text:p>
      <text:p text:style-name="Standard">Hodie dominus Durandus sacuiste capellans Sancti Ma</text:p>
      <text:p text:style-name="Standard">elis Sancti Mederici presentavit dictuum Guillelmum Boca</text:p>
      <text:p text:style-name="Standard">ad deservendum pr ipso qui juris etceto notari</text:p>
      <text:p text:style-name="Standard">dominus Rithardus de Octrt Sancto Geri</text:p>
      <text:p text:style-name="Standard">ce installavit in choro procurtor</text:p>
      <text:p text:style-name="Standard">Johanne de Poresio et in casus</text:p>
      <text:p text:style-name="Standard">presentbus socio Gide curcilis prbaron</text:p>
      <text:p text:style-name="Standard">J. de Landis</text:p>
      <text:p text:style-name="Standard">Item officialius ad requis procuratores susponst</text:p>
      <text:p text:style-name="Standard"><text:soft-page-break/>savas quousque fuit regts perpertu</text:p>
      <text:p text:style-name="Standard">quidre lins in chmpss cantore curcilis ncolu</text:p>
      <text:p text:style-name="Standard">recesit quantum L de essartis / Johanne P</text:p>
      <text:p text:style-name="Standard">per Baroni de Laudis actu</text:p>
      <text:p text:style-name="Standard">Horactie</text:p>
      <text:p text:style-name="Standard">2</text:p>
      <text:p text:style-name="Standard">&gt;&gt;&gt;&gt;&gt;&gt; liste &lt;&lt;&lt;&lt;&lt;&lt;&lt;</text:p>
      <text:p text:style-name="Standard">Vi eintore</text:p>
      <text:p text:style-name="Standard">J. Succentore</text:p>
      <text:p text:style-name="Standard">J. Cancellario</text:p>
      <text:p text:style-name="Standard">Hipenicentr</text:p>
      <text:p text:style-name="Standard">E. Fucherii</text:p>
      <text:p text:style-name="Standard">J. de Essartis</text:p>
      <text:p text:style-name="Standard">G. Coquatric</text:p>
      <text:p text:style-name="Standard">G. de Marcello</text:p>
      <text:p text:style-name="Standard">G. Marpaudi.</text:p>
      <text:p text:style-name="Standard">P. Pouvrelli</text:p>
      <text:p text:style-name="Standard">G. Hamelini</text:p>
      <text:p text:style-name="Standard">Dide Madrellis</text:p>
      <text:p text:style-name="Standard">Dde Duclaro</text:p>
      <text:p text:style-name="Standard">Jitambellani</text:p>
      <text:p text:style-name="Standard">G. de Curtilis</text:p>
      <text:p text:style-name="Standard">vicantore</text:p>
      <text:p text:style-name="Standard">J. cancellario G. de Curcilis</text:p>
      <text:p text:style-name="Standard">H. Penitenciario Gicoquatrit</text:p>
      <text:p text:style-name="Standard">E. Sucherii</text:p>
      <text:p text:style-name="Standard">R. de Arvernia</text:p>
      <text:p text:style-name="Standard">G. de Mart</text:p>
      <text:p text:style-name="Standard">D. de Esputis</text:p>
      <text:p text:style-name="Standard">P. Pouvrelli</text:p>
      <text:p text:style-name="Standard">Gicognatricie</text:p>
      <text:p text:style-name="Standard">di Cambellani</text:p>
      <text:p text:style-name="Standard">J. de Quadrellis</text:p>
      <text:p text:style-name="Standard">Dyonisius de</text:p>
      <text:p text:style-name="Standard">D. de Sirclaoi</text:p>
      <text:p text:style-name="Standard">G. Haurelini</text:p>
      <text:p text:style-name="Standard"><text:soft-page-break/>. dechimpon</text:p>
      <text:p text:style-name="Standard">Magaudi</text:p>
      <text:p text:style-name="Standard">Plho</text:p>
      <text:p text:style-name="Standard">NArelinis</text:p>
      <text:p text:style-name="Standard">J. de Landrs</text:p>
      <text:p text:style-name="Standard"/>
      <text:p text:style-name="Standard"/>
      <text:p text:style-name="Standard">=FRAN_0393_09631.tif=</text:p>
      <text:p text:style-name="Standard">&gt;&gt;&gt;&gt;&gt;&gt; date &lt;&lt;&lt;&lt;&lt;&lt;&lt;</text:p>
      <text:p text:style-name="Standard">55</text:p>
      <text:p text:style-name="Standard">primo die lune ante epohim capitultuli</text:p>
      <text:p text:style-name="Standard">&gt;&gt;&gt;&gt;&gt;&gt; liste &lt;&lt;&lt;&lt;&lt;&lt;&lt;</text:p>
      <text:p text:style-name="Standard">J. Cantore</text:p>
      <text:p text:style-name="Standard">J. Succentore</text:p>
      <text:p text:style-name="Standard">J. Cancellario</text:p>
      <text:p text:style-name="Standard">J. Penitenciario</text:p>
      <text:p text:style-name="Standard">Ber molinis</text:p>
      <text:p text:style-name="Standard">de Marcello</text:p>
      <text:p text:style-name="Standard">Cambellani</text:p>
      <text:p text:style-name="Standard">dict Parisire</text:p>
      <text:p text:style-name="Standard">G. Hamelini</text:p>
      <text:p text:style-name="Standard">P. de Roirico</text:p>
      <text:p text:style-name="Standard">D. de Duclaro</text:p>
      <text:p text:style-name="Standard">P. Pouvrelli</text:p>
      <text:p text:style-name="Standard">P. de Arvernia</text:p>
      <text:p text:style-name="Standard">.</text:p>
      <text:p text:style-name="Standard">Anno dmini mesim</text:p>
      <text:p text:style-name="Standard"/>
      <text:p text:style-name="Standard"/>
      <text:p text:style-name="Standard">=FRAN_0393_09632.tif=</text:p>
      <text:p text:style-name="Standard">&gt;&gt;&gt;&gt;&gt;&gt; date &lt;&lt;&lt;&lt;&lt;&lt;&lt;</text:p>
      <text:p text:style-name="Standard">Anno lymo die mercurii post certumisionsis domini caplelalni</text:p>
      <text:p text:style-name="Standard">nno lxo die veangis post ephaniam capitluo</text:p>
      <text:p text:style-name="Standard">&gt;&gt;&gt;&gt;&gt;&gt; block &lt;&lt;&lt;&lt;&lt;&lt;&lt;</text:p>
      <text:p text:style-name="Standard">Hodie magisteri G. de Lumibus contulic capellanis ad altarem btorum</text:p>
      <text:p text:style-name="Standard">Domini et Brhephai</text:p>
      <text:p text:style-name="Standard"><text:soft-page-break/>Bertholome et Vincencii dateur per moicte parovi JohannisJAudro</text:p>
      <text:p text:style-name="Standard">Robillardi clerico i orm doym / Et fuit invelacuo dominus</text:p>
      <text:p text:style-name="Standard">de limilris prelbiter procurator dicti Andree de veneris post esatmo bi Brendicti</text:p>
      <text:p text:style-name="Standard">dunii lii.</text:p>
      <text:p text:style-name="Standard">&gt;&gt;&gt;&gt;&gt;&gt; liste &lt;&lt;&lt;&lt;&lt;&lt;&lt;</text:p>
      <text:p text:style-name="Standard">. Cantore</text:p>
      <text:p text:style-name="Standard">Succentore</text:p>
      <text:p text:style-name="Standard">. Cancellario</text:p>
      <text:p text:style-name="Standard">Penitenciario</text:p>
      <text:p text:style-name="Standard">Cambellis</text:p>
      <text:p text:style-name="Standard">J. Hamelini</text:p>
      <text:p text:style-name="Standard">.Marpaudi</text:p>
      <text:p text:style-name="Standard">d. de Parisine</text:p>
      <text:p text:style-name="Standard">G. de Lumbris</text:p>
      <text:p text:style-name="Standard">J. de Melloto</text:p>
      <text:p text:style-name="Standard">G. de Curcilis</text:p>
      <text:p text:style-name="Standard">J. de Alvernia</text:p>
      <text:p text:style-name="Standard">de quadrellis</text:p>
      <text:p text:style-name="Standard">de Daclaio</text:p>
      <text:p text:style-name="Standard">J. de Boniaco</text:p>
      <text:p text:style-name="Standard">. Fucherii</text:p>
      <text:p text:style-name="Standard">Succentore</text:p>
      <text:p text:style-name="Standard">H. Pentenciaro</text:p>
      <text:p text:style-name="Standard">G. de Curtilis</text:p>
      <text:p text:style-name="Standard">. de Bouraco</text:p>
      <text:p text:style-name="Standard">P. de Quadrellis</text:p>
      <text:p text:style-name="Standard">G. de Lumbris</text:p>
      <text:p text:style-name="Standard">M. de Melloco</text:p>
      <text:p text:style-name="Standard">G. de Danvilli</text:p>
      <text:p text:style-name="Standard"/>
      <text:p text:style-name="Standard"/>
      <text:p text:style-name="Standard">=FRAN_0393_09633.tif=</text:p>
      <text:p text:style-name="Standard">&gt;&gt;&gt;&gt;&gt;&gt; date &lt;&lt;&lt;&lt;&lt;&lt;&lt;</text:p>
      <text:p text:style-name="Standard">Mucio lixo die veneris in festo Sanctorum Fabrani et sebastiani caitulatuli</text:p>
      <text:p text:style-name="Standard">.</text:p>
      <text:p text:style-name="Standard">&gt;&gt;&gt;&gt;&gt;&gt; block &lt;&lt;&lt;&lt;&lt;&lt;&lt;</text:p>
      <text:p text:style-name="Standard"><text:soft-page-break/>557.</text:p>
      <text:p text:style-name="Standard">ancipo die cas n dus Guydo de Campo dugo tg</text:p>
      <text:p text:style-name="Standard">et procuratore dmium Anselli de Duesive mmagistrum Stephanum de</text:p>
      <text:p text:style-name="Standard">ato canonici lingis douosi Egirum de Oronneraco Bertrandu</text:p>
      <text:p text:style-name="Standard">Revrigim de Cyil</text:p>
      <text:p text:style-name="Standard">c Guillelmum de Chatenay et Guillelmum de Chaucinis ad</text:p>
      <text:p text:style-name="Standard">acceptundum et alia etc. presentis H. aux idelandim et Gidelleni</text:p>
      <text:p text:style-name="Standard">Chaucins</text:p>
      <text:p text:style-name="Standard">dati sunt commissarii proexeque domins Petri</text:p>
      <text:p text:style-name="Standard">Barrerii d. de Quandrells J. Cambillm pro de</text:p>
      <text:p text:style-name="Standard">mation</text:p>
      <text:p text:style-name="Standard">Hodie fuit dictum quod magistri Houricus</text:p>
      <text:p text:style-name="Standard">solvat in cocretum curenis tempoenfectos.</text:p>
      <text:p text:style-name="Standard">fracus sui</text:p>
      <text:p text:style-name="Standard">Hodie Petrus recuperatores suit absolutur</text:p>
      <text:p text:style-name="Standard">et encendaint ante et promisit si delicer dece</text:p>
      <text:p text:style-name="Standard">define</text:p>
      <text:p text:style-name="Standard">&gt;&gt;&gt;&gt;&gt;&gt; liste &lt;&lt;&lt;&lt;&lt;&lt;&lt;</text:p>
      <text:p text:style-name="Standard">V. Cantore</text:p>
      <text:p text:style-name="Standard">J. Succentore</text:p>
      <text:p text:style-name="Standard">J. Cancellario</text:p>
      <text:p text:style-name="Standard">H. Penitencciario</text:p>
      <text:p text:style-name="Standard">G. de Curtilis</text:p>
      <text:p text:style-name="Standard">J. de Essartis</text:p>
      <text:p text:style-name="Standard">M. de Melloto</text:p>
      <text:p text:style-name="Standard">G. Marpaudi</text:p>
      <text:p text:style-name="Standard">P. de Roniaco</text:p>
      <text:p text:style-name="Standard">D. de Quadrellis</text:p>
      <text:p text:style-name="Standard">G. de Lumbris</text:p>
      <text:p text:style-name="Standard">G. de Danvilla</text:p>
      <text:p text:style-name="Standard">de Nrolini</text:p>
      <text:p text:style-name="Standard"/>
      <text:p text:style-name="Standard"/>
      <text:p text:style-name="Standard">=FRAN_0393_09634.tif=</text:p>
      <text:p text:style-name="Standard">&gt;&gt;&gt;&gt;&gt;&gt; date &lt;&lt;&lt;&lt;&lt;&lt;&lt;</text:p>
      <text:p text:style-name="Standard">Annno lipo die veneris in resto Sanct Aani capitulantibus</text:p>
      <text:p text:style-name="Standard"><text:soft-page-break/>Anno lx°o die lune posti festum Conversirnis Sancti Parii capiultuli</text:p>
      <text:p text:style-name="Standard">&gt;&gt;&gt;&gt;&gt;&gt; block &lt;&lt;&lt;&lt;&lt;&lt;&lt;</text:p>
      <text:p text:style-name="Standard">G. de Curtilis</text:p>
      <text:p text:style-name="Standard">G. de Lumbris</text:p>
      <text:p text:style-name="Standard">J. de Quadrellis</text:p>
      <text:p text:style-name="Standard">D. de Quadrellis</text:p>
      <text:p text:style-name="Standard">G. Fucherii</text:p>
      <text:p text:style-name="Standard">R. de Molinis</text:p>
      <text:p text:style-name="Standard">&gt;&gt;&gt;&gt;&gt;&gt; liste &lt;&lt;&lt;&lt;&lt;&lt;&lt;</text:p>
      <text:p text:style-name="Standard">Vi. Cantore</text:p>
      <text:p text:style-name="Standard">J. Succentor</text:p>
      <text:p text:style-name="Standard">Penty</text:p>
      <text:p text:style-name="Standard">G. de Melloco</text:p>
      <text:p text:style-name="Standard">R. de Molinis</text:p>
      <text:p text:style-name="Standard">G. Hamelini</text:p>
      <text:p text:style-name="Standard">P. de Roniaco</text:p>
      <text:p text:style-name="Standard">Vi cantore</text:p>
      <text:p text:style-name="Standard">J. Succentore</text:p>
      <text:p text:style-name="Standard">Hiperenntentirs</text:p>
      <text:p text:style-name="Standard">P. C Arvernia</text:p>
      <text:p text:style-name="Standard">G. de Rragella</text:p>
      <text:p text:style-name="Standard">J. Cambellani</text:p>
      <text:p text:style-name="Standard">P. de Roniaco</text:p>
      <text:p text:style-name="Standard"/>
      <text:p text:style-name="Standard"/>
      <text:p text:style-name="Standard">=FRAN_0393_09635.tif=</text:p>
      <text:p text:style-name="Standard">&gt;&gt;&gt;&gt;&gt;&gt; date &lt;&lt;&lt;&lt;&lt;&lt;&lt;</text:p>
      <text:p text:style-name="Standard">Par et mercuris in aigui festi Puri sicats apoutoli</text:p>
      <text:p text:style-name="Standard">Anno hprimo die veneris post festum Purificari capituli</text:p>
      <text:p text:style-name="Standard">&gt;&gt;&gt;&gt;&gt;&gt; block &lt;&lt;&lt;&lt;&lt;&lt;&lt;</text:p>
      <text:p text:style-name="Standard">Johannes Chauveti horarius recognovit se neci</text:p>
      <text:p text:style-name="Standard">aprepesito de Boseco pro termino natalis po xlvii l.</text:p>
      <text:p text:style-name="Standard">Par. super soluter illius termini</text:p>
      <text:p text:style-name="Standard">recognovit se rece psse super termino Sancti Johann anno</text:p>
      <text:p text:style-name="Standard">v Ho xlv lib. $f$ turonensium fort monasterii pro iiia vit</text:p>
      <text:p text:style-name="Standard">et decem de bilis et pro de resideuum in quo potrant tennrm pro</text:p>
      <text:p text:style-name="Standard"><text:soft-page-break/>dicto termino Sancti Johanne Capitulumum ipsum quittavit pru</text:p>
      <text:p text:style-name="Standard">in compots continentur</text:p>
      <text:p text:style-name="Standard">Item et pro natits uliis lxiiii lb. parisienis causa in pecunia</text:p>
      <text:p text:style-name="Standard">Jehann Bauteste</text:p>
      <text:p text:style-name="Standard">f munerata quam aliis particulaio recepts et in</text:p>
      <text:p text:style-name="Standard">compoto approbatis</text:p>
      <text:p text:style-name="Standard">Sancto Johannes anno lo lxiiii lb.</text:p>
      <text:p text:style-name="Standard">&gt;&gt;&gt;&gt;&gt;&gt; liste &lt;&lt;&lt;&lt;&lt;&lt;&lt;</text:p>
      <text:p text:style-name="Standard">+ Decano</text:p>
      <text:p text:style-name="Standard">itore</text:p>
      <text:p text:style-name="Standard">duencore</text:p>
      <text:p text:style-name="Standard">B. de Parisius</text:p>
      <text:p text:style-name="Standard">J. de Audelencourt</text:p>
      <text:p text:style-name="Standard">Cognatricis</text:p>
      <text:p text:style-name="Standard">de Daivilla</text:p>
      <text:p text:style-name="Standard">J. Cambellani</text:p>
      <text:p text:style-name="Standard">G. Hamelini</text:p>
      <text:p text:style-name="Standard">R. de Molinis</text:p>
      <text:p text:style-name="Standard">M. de Melloto</text:p>
      <text:p text:style-name="Standard">P. de Roniaco</text:p>
      <text:p text:style-name="Standard">Vi cantore</text:p>
      <text:p text:style-name="Standard">J. Cancellario</text:p>
      <text:p text:style-name="Standard">P. Pouvrelli</text:p>
      <text:p text:style-name="Standard">E. Fucherii</text:p>
      <text:p text:style-name="Standard">H. penitenciario</text:p>
      <text:p text:style-name="Standard">G. de Curtilis</text:p>
      <text:p text:style-name="Standard">G. de Sanvilla</text:p>
      <text:p text:style-name="Standard">JCambellani</text:p>
      <text:p text:style-name="Standard">St. de Parisine</text:p>
      <text:p text:style-name="Standard">R. de Molinis</text:p>
      <text:p text:style-name="Standard">D. de Duclaro</text:p>
      <text:p text:style-name="Standard">J Melini</text:p>
      <text:p text:style-name="Standard"/>
      <text:p text:style-name="Standard"/>
      <text:p text:style-name="Standard">=FRAN_0393_09636.tif=</text:p>
      <text:p text:style-name="Standard">&gt;&gt;&gt;&gt;&gt;&gt; date &lt;&lt;&lt;&lt;&lt;&lt;&lt;</text:p>
      <text:p text:style-name="Standard"><text:soft-page-break/>Anno lpnius die lune post festum Ponificaie capitulanlbi</text:p>
      <text:p text:style-name="Standard">Anno lx die mercuri post festum promitisitis capitulatlbis</text:p>
      <text:p text:style-name="Standard">&gt;&gt;&gt;&gt;&gt;&gt; block &lt;&lt;&lt;&lt;&lt;&lt;&lt;</text:p>
      <text:p text:style-name="Standard">Hodie fuit declaratum in capitulo quod consuetudo</text:p>
      <text:p text:style-name="Standard">que allogabatur quod quando unus usticiabilis</text:p>
      <text:p text:style-name="Standard">capituli quam canonicus Parisin $habtatur de bonis ipsius</text:p>
      <text:p text:style-name="Standard">de</text:p>
      <text:p text:style-name="Standard">per pcposito pro juratos / qro non teneat</text:p>
      <text:p text:style-name="Standard">dereto sed solum preferatur canonicus voles</text:p>
      <text:p text:style-name="Standard">erunt solvendo precium quod daret unus extra</text:p>
      <text:p text:style-name="Standard">neus</text:p>
      <text:p text:style-name="Standard">ordinatum estquod canonicus qui adibit de ceto</text:p>
      <text:p text:style-name="Standard">parlamentum propta pro capitulo habebit distribuciones</text:p>
      <text:p text:style-name="Standard">divrnas pro diebus quibus intercute unum menser</text:p>
      <text:p text:style-name="Standard">adhuc i anno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J de Audelencort</text:p>
      <text:p text:style-name="Standard">J. Cambellani</text:p>
      <text:p text:style-name="Standard">G. de Danvilla</text:p>
      <text:p text:style-name="Standard">M. de Melloto</text:p>
      <text:p text:style-name="Standard">G. de Curtilis</text:p>
      <text:p text:style-name="Standard">E. Fucherii</text:p>
      <text:p text:style-name="Standard">R. de Molinis</text:p>
      <text:p text:style-name="Standard">G. Hamelini</text:p>
      <text:p text:style-name="Standard">D. de Quadrellis</text:p>
      <text:p text:style-name="Standard">G. Hamelini</text:p>
      <text:p text:style-name="Standard">D. de Quadrellis</text:p>
      <text:p text:style-name="Standard">D. de Duclaro</text:p>
      <text:p text:style-name="Standard">G. de Lumbris</text:p>
      <text:p text:style-name="Standard">R. decano</text:p>
      <text:p text:style-name="Standard">R. de Molinis</text:p>
      <text:p text:style-name="Standard"><text:soft-page-break/>vi cantore</text:p>
      <text:p text:style-name="Standard">E. Fucherii</text:p>
      <text:p text:style-name="Standard">J. Cancellario D. de Duclaro</text:p>
      <text:p text:style-name="Standard">H. Penitenciario</text:p>
      <text:p text:style-name="Standard">St. de Parisius</text:p>
      <text:p text:style-name="Standard">D. de Quadrellis</text:p>
      <text:p text:style-name="Standard">J. de Audebenturi</text:p>
      <text:p text:style-name="Standard">P. Pouvelli</text:p>
      <text:p text:style-name="Standard">J. Cambellarii</text:p>
      <text:p text:style-name="Standard">M. de Melloto</text:p>
      <text:p text:style-name="Standard">G. de Danvilla</text:p>
      <text:p text:style-name="Standard">P. de Arvernia</text:p>
      <text:p text:style-name="Standard">G. de Curtilis</text:p>
      <text:p text:style-name="Standard">d hHaurelon</text:p>
      <text:p text:style-name="Standard"/>
      <text:p text:style-name="Standard"/>
      <text:p text:style-name="Standard">=FRAN_0393_09637.tif=</text:p>
      <text:p text:style-name="Standard">&gt;&gt;&gt;&gt;&gt;&gt; date &lt;&lt;&lt;&lt;&lt;&lt;&lt;</text:p>
      <text:p text:style-name="Standard">561.</text:p>
      <text:p text:style-name="Standard">Anno lx° die veneris post octabs Purificine apitulanlibis</text:p>
      <text:p text:style-name="Standard">Anno ld die $lue post octabis festi Pmrificiai apitulatlbus</text:p>
      <text:p text:style-name="Standard">Dominicam</text:p>
      <text:p text:style-name="Standard">&gt;&gt;&gt;&gt;&gt;&gt; block &lt;&lt;&lt;&lt;&lt;&lt;&lt;</text:p>
      <text:p text:style-name="Standard">recepcio canici</text:p>
      <text:p text:style-name="Standard">dictum fuit camerario clerico quod vendat</text:p>
      <text:p text:style-name="Standard">blada horarum</text:p>
      <text:p text:style-name="Standard">Hodie fuit receptus Johannes de Jon</text:p>
      <text:p text:style-name="Standard">sio in canonicu Par.n in proponam mgistr</text:p>
      <text:p text:style-name="Standard">Bnardi Franchoris cantoris ecclesie</text:p>
      <text:p text:style-name="Standard">beate Me Montiss nsonis presenis canoniris</text:p>
      <text:p text:style-name="Standard">clerico G. de Plagensis Jrde Landis</text:p>
      <text:p text:style-name="Standard">et fecit juriti</text:p>
      <text:p text:style-name="Standard">etc Lunt pebent</text:p>
      <text:p text:style-name="Standard">Rigali</text:p>
      <text:p text:style-name="Standard">&gt;&gt;&gt;&gt;&gt;&gt; liste &lt;&lt;&lt;&lt;&lt;&lt;&lt;</text:p>
      <text:p text:style-name="Standard">Vi cantore</text:p>
      <text:p text:style-name="Standard"><text:soft-page-break/>J. Succentore</text:p>
      <text:p text:style-name="Standard">H. penitenciario</text:p>
      <text:p text:style-name="Standard">G. de Curtilis</text:p>
      <text:p text:style-name="Standard">J.Cambellani</text:p>
      <text:p text:style-name="Standard">E. Fucherii</text:p>
      <text:p text:style-name="Standard">R. de Molinis</text:p>
      <text:p text:style-name="Standard">G. Hamelini</text:p>
      <text:p text:style-name="Standard">R. de Vyena</text:p>
      <text:p text:style-name="Standard">D. de Duclaro</text:p>
      <text:p text:style-name="Standard">R. decano</text:p>
      <text:p text:style-name="Standard">Vi. Cantore</text:p>
      <text:p text:style-name="Standard">J. Succentore</text:p>
      <text:p text:style-name="Standard">E. Fucherii</text:p>
      <text:p text:style-name="Standard">G. Coquatricis</text:p>
      <text:p text:style-name="Standard">G. de Danvilla</text:p>
      <text:p text:style-name="Standard">J. Cambellani</text:p>
      <text:p text:style-name="Standard">M. de Melloto</text:p>
      <text:p text:style-name="Standard">St. de Parisius</text:p>
      <text:p text:style-name="Standard">G. de Curtilis</text:p>
      <text:p text:style-name="Standard">R. de Molinis</text:p>
      <text:p text:style-name="Standard">G. Hamelini</text:p>
      <text:p text:style-name="Standard">R. de Vhenna</text:p>
      <text:p text:style-name="Standard">D. de Duclaro</text:p>
      <text:p text:style-name="Standard"/>
      <text:p text:style-name="Standard"/>
      <text:p text:style-name="Standard">=FRAN_0393_09638.tif=</text:p>
      <text:p text:style-name="Standard">&gt;&gt;&gt;&gt;&gt;&gt; block &lt;&lt;&lt;&lt;&lt;&lt;&lt;</text:p>
      <text:p text:style-name="Standard">Hodie per fracer Guillelmus de Lougo Juvello Relu</text:p>
      <text:p text:style-name="Standard">sus monasceripsatu / octus alias de Barbello</text:p>
      <text:p text:style-name="Standard">voluit et consonsitque et promisit reddere nobis</text:p>
      <text:p text:style-name="Standard">decimam in qua religiosi poterant tenm</text:p>
      <text:p text:style-name="Standard">pro anno lo pro campo rotundi et oblis</text:p>
      <text:p text:style-name="Standard">etc. et fuit dictum quod nulle experse</text:p>
      <text:p text:style-name="Standard">maxi cum ipsi a principio et d est a tempo</text:p>
      <text:p text:style-name="Standard">prisr vocas i jus tore nobis se norne ipsos</text:p>
      <text:p text:style-name="Standard">supposuitr relacioni nostre</text:p>
      <text:p text:style-name="Standard"><text:soft-page-break/>Hodie officiaris arcidiaconus preente sigillis electi Rothomaris</text:p>
      <text:p text:style-name="Standard">protestati fuint presentis Jache. His log de Laudre</text:p>
      <text:p text:style-name="Standard">Item die jovis in camerarto officiaris Pars.enss sigills</text:p>
      <text:p text:style-name="Standard">Magnl Archiaconi Parisiens reprisis Ga. Chaloy et sigils</text:p>
      <text:p text:style-name="Standard">etc. prentibus domino Johanne de Kaerdefrec de Besti</text:p>
      <text:p text:style-name="Standard">colindo officii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Peniteciar</text:p>
      <text:p text:style-name="Standard">P. de Arina</text:p>
      <text:p text:style-name="Standard">G. de Danvilla</text:p>
      <text:p text:style-name="Standard">J. Cambellacii</text:p>
      <text:p text:style-name="Standard">G. Hamelini</text:p>
      <text:p text:style-name="Standard">P. Pouvielli</text:p>
      <text:p text:style-name="Standard">R. de Vhena</text:p>
      <text:p text:style-name="Standard">E. Fucherii</text:p>
      <text:p text:style-name="Standard">D. de Dunclaro</text:p>
      <text:p text:style-name="Standard">G. de Curtilis</text:p>
      <text:p text:style-name="Standard">. de Brachia</text:p>
      <text:p text:style-name="Standard"/>
      <text:p text:style-name="Standard"/>
      <text:p text:style-name="Standard">=FRAN_0393_09639.tif=</text:p>
      <text:p text:style-name="Standard">&gt;&gt;&gt;&gt;&gt;&gt; date &lt;&lt;&lt;&lt;&lt;&lt;&lt;</text:p>
      <text:p text:style-name="Standard">Anno ii die veneriis post cathendra Petri captlacinis</text:p>
      <text:p text:style-name="Standard">Remiste</text:p>
      <text:p text:style-name="Standard">&gt;&gt;&gt;&gt;&gt;&gt; block &lt;&lt;&lt;&lt;&lt;&lt;&lt;</text:p>
      <text:p text:style-name="Standard">Hodie domini voluntr et coserserunt quod mobeu</text:p>
      <text:p text:style-name="Standard">prebendat de Tivilliaco reparatur pera</text:p>
      <text:p text:style-name="Standard">G. Lebertu Hamelini</text:p>
      <text:p text:style-name="Standard">Item Maron de Corborosa gagiaint emenda</text:p>
      <text:p text:style-name="Standard">et promisit resitue onia qui a mementir</text:p>
      <text:p text:style-name="Standard">recepta ante datam eupcionis e p iis.</text:p>
      <text:p text:style-name="Standard">de majoria dicte ville presentis i. l. cameraris la</text:p>
      <text:p text:style-name="Standard">Johanne danterre</text:p>
      <text:p text:style-name="Standard"><text:soft-page-break/>Anno pi. die lune $post $jao capitui</text:p>
      <text:p text:style-name="Standard">J. Succentore Gi. de Labras</text:p>
      <text:p text:style-name="Standard">Qmancellario</text:p>
      <text:p text:style-name="Standard">Bohic</text:p>
      <text:p text:style-name="Standard">Hodie henucios tradidit vigar duo scuta</text:p>
      <text:p text:style-name="Standard">H. Penitenciario</text:p>
      <text:p text:style-name="Standard">xv xloi ob ali</text:p>
      <text:p text:style-name="Standard">J. de Audllonnna</text:p>
      <text:p text:style-name="Standard">M. de Brachia</text:p>
      <text:p text:style-name="Standard">G. de Curtilis</text:p>
      <text:p text:style-name="Standard">J. Cambellari</text:p>
      <text:p text:style-name="Standard">tielis</text:p>
      <text:p text:style-name="Standard">&gt;&gt;&gt;&gt;&gt;&gt; liste &lt;&lt;&lt;&lt;&lt;&lt;&lt;</text:p>
      <text:p text:style-name="Standard">Decano</text:p>
      <text:p text:style-name="Standard">Vi Cantore</text:p>
      <text:p text:style-name="Standard">xi succentore</text:p>
      <text:p text:style-name="Standard">J. cancellario</text:p>
      <text:p text:style-name="Standard">H. Ponitenciari</text:p>
      <text:p text:style-name="Standard">E. Fucherii</text:p>
      <text:p text:style-name="Standard">Jcambellann</text:p>
      <text:p text:style-name="Standard">M. de Brachia</text:p>
      <text:p text:style-name="Standard">St. de Pausins</text:p>
      <text:p text:style-name="Standard">P. de Roniaco</text:p>
      <text:p text:style-name="Standard">P. Pouvrelli</text:p>
      <text:p text:style-name="Standard">G. de Curtilis</text:p>
      <text:p text:style-name="Standard">G. Heuvelini</text:p>
      <text:p text:style-name="Standard">D. de Duclaro</text:p>
      <text:p text:style-name="Standard">D. de Quadrellis</text:p>
      <text:p text:style-name="Standard">Redicauo</text:p>
      <text:p text:style-name="Standard">P. de Poniaco</text:p>
      <text:p text:style-name="Standard"/>
      <text:p text:style-name="Standard"/>
      <text:p text:style-name="Standard">=FRAN_0393_09640.tif=</text:p>
      <text:p text:style-name="Standard">&gt;&gt;&gt;&gt;&gt;&gt; date &lt;&lt;&lt;&lt;&lt;&lt;&lt;</text:p>
      <text:p text:style-name="Standard">perius Charronis filii Roberti Charronis</text:p>
      <text:p text:style-name="Standard">Anno lxd die veneris post remustere capituli</text:p>
      <text:p text:style-name="Standard"><text:soft-page-break/>&gt;&gt;&gt;&gt;&gt;&gt; block &lt;&lt;&lt;&lt;&lt;&lt;&lt;</text:p>
      <text:p text:style-name="Standard">Egidio de Nantolio s Theobaldi de Nautoly</text:p>
      <text:p text:style-name="Standard">adam Anglici filis Johann Anglicr</text:p>
      <text:p text:style-name="Standard">Anno lx° dix donie post remistere in chaur claustro cui arius laicus se fecit</text:p>
      <text:p text:style-name="Standard">prncipalem renensalem pro $gene$ Seaulario in casu in quo invenieet</text:p>
      <text:p text:style-name="Standard">quo teneretum pero domino Johanne e Pellivio decani prsentus J. de Mdunta JAdanterre</text:p>
      <text:p text:style-name="Standard">at Jde laudis</text:p>
      <text:p text:style-name="Standard">G. de Lumbri</text:p>
      <text:p text:style-name="Standard">de Essurtis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uccentore</text:p>
      <text:p text:style-name="Standard">J. Cancellario</text:p>
      <text:p text:style-name="Standard">H. Penitencirrio</text:p>
      <text:p text:style-name="Standard">G. de Brelle</text:p>
      <text:p text:style-name="Standard">J. Cambellani</text:p>
      <text:p text:style-name="Standard">G. de Curcilis</text:p>
      <text:p text:style-name="Standard">H. de Culento</text:p>
      <text:p text:style-name="Standard">G. Hamelini</text:p>
      <text:p text:style-name="Standard">P. de Roniaco</text:p>
      <text:p text:style-name="Standard">D. de Duclaro</text:p>
      <text:p text:style-name="Standard">J. de Andelentur</text:p>
      <text:p text:style-name="Standard"/>
      <text:p text:style-name="Standard"/>
      <text:p text:style-name="Standard">=FRAN_0393_09642.tif=</text:p>
      <text:p text:style-name="Standard">&gt;&gt;&gt;&gt;&gt;&gt; date &lt;&lt;&lt;&lt;&lt;&lt;&lt;</text:p>
      <text:p text:style-name="Standard">Anno lx. die mercuriis e ostrocum mrei capituli</text:p>
      <text:p text:style-name="Standard">Anno vx die veneris post eclesi mrei capituli</text:p>
      <text:p text:style-name="Standard">&gt;&gt;&gt;&gt;&gt;&gt; block &lt;&lt;&lt;&lt;&lt;&lt;&lt;</text:p>
      <text:p text:style-name="Standard">Cantore D. de Quaduellis Johanne Le Bolonn de Archi la Garane</text:p>
      <text:p text:style-name="Standard">promosit debut dedampnifacarum per curatum</text:p>
      <text:p text:style-name="Standard">cc presel</text:p>
      <text:p text:style-name="Standard">Sancti Benedicti suncer sex septariis bladi tradicis per</text:p>
      <text:p text:style-name="Standard">ipsius eidem occasione grossorum fructuu prebende domini</text:p>
      <text:p text:style-name="Standard">Johannis Fabri in ecclesia Sancti Benedicti quos grossos</text:p>
      <text:p text:style-name="Standard"><text:soft-page-break/>srnctus dictus curatus asserebat se emisse</text:p>
      <text:p text:style-name="Standard">Hodie fuit receptus dominus Johannes de Pardo ad capellanie Sancti Ludovic</text:p>
      <text:p text:style-name="Standard">quam obtinetudum vinebat dominus Johannes Bousselli</text:p>
      <text:p text:style-name="Standard">J.tarabllant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penitenciario</text:p>
      <text:p text:style-name="Standard">P. de Roniaco</text:p>
      <text:p text:style-name="Standard">J. de Quadrellis</text:p>
      <text:p text:style-name="Standard">G. Marpaudi</text:p>
      <text:p text:style-name="Standard">G. de Danvilla</text:p>
      <text:p text:style-name="Standard">J. de Essartis</text:p>
      <text:p text:style-name="Standard">R. de Molinis</text:p>
      <text:p text:style-name="Standard">J Cambellani</text:p>
      <text:p text:style-name="Standard">M. de Bragella</text:p>
      <text:p text:style-name="Standard">G. de Turtilis</text:p>
      <text:p text:style-name="Standard">G. de Marcello</text:p>
      <text:p text:style-name="Standard">G. Hamelini</text:p>
      <text:p text:style-name="Standard">D. de Duclro</text:p>
      <text:p text:style-name="Standard">G. de Lumbris</text:p>
      <text:p text:style-name="Standard">G. Coquatricis</text:p>
      <text:p text:style-name="Standard">R. decano P. de Roniaco</text:p>
      <text:p text:style-name="Standard">Succentore do de Dularo</text:p>
      <text:p text:style-name="Standard">J. Cancellario G. Hamelini.</text:p>
      <text:p text:style-name="Standard">H. penitenciario G. de Lumbris.</text:p>
      <text:p text:style-name="Standard">H. de Culento</text:p>
      <text:p text:style-name="Standard">G. de Bragella</text:p>
      <text:p text:style-name="Standard">G. de Danvilla</text:p>
      <text:p text:style-name="Standard">G</text:p>
      <text:p text:style-name="Standard">Carcelis</text:p>
      <text:p text:style-name="Standard">De Marcello</text:p>
      <text:p text:style-name="Standard"/>
      <text:p text:style-name="Standard"/>
      <text:p text:style-name="Standard"><text:soft-page-break/>=FRAN_0393_09643.tif=</text:p>
      <text:p text:style-name="Standard">&gt;&gt;&gt;&gt;&gt;&gt; date &lt;&lt;&lt;&lt;&lt;&lt;&lt;</text:p>
      <text:p text:style-name="Standard">567.</text:p>
      <text:p text:style-name="Standard">Anno lx° die lune post indica i capitulitbus</text:p>
      <text:p text:style-name="Standard">&gt;&gt;&gt;&gt;&gt;&gt; block &lt;&lt;&lt;&lt;&lt;&lt;&lt;</text:p>
      <text:p text:style-name="Standard">adjournez a demain en chapistre monseigneur deMy</text:p>
      <text:p text:style-name="Standard">du cler et monseigneur congier mafuri sena chapellane</text:p>
      <text:p text:style-name="Standard">comme procureurs et executens de feu mastr</text:p>
      <text:p text:style-name="Standard">Prerre d'Auvoy a respondre encontre parteval</text:p>
      <text:p text:style-name="Standard">du xuy Bourgois de mures et a touta</text:p>
      <text:p text:style-name="Standard">que le il leur vondra demander</text:p>
      <text:p text:style-name="Standard">savaterius serviens recognovit se cir</text:p>
      <text:p text:style-name="Standard">supradictas jonas ut continetur</text:p>
      <text:p text:style-name="Standard">ad lune ad ysulendum sibi Petii</text:p>
      <text:p text:style-name="Standard">dominus Dyonisius dilats ad ilritur</text:p>
      <text:p text:style-name="Standard">dominus Rogerus Huit Lunam</text:p>
      <text:p text:style-name="Standard">ad venis ad traditum etad limita</text:p>
      <text:p text:style-name="Standard">Hodie fuit injuctum officiarim poviche</text:p>
      <text:p text:style-name="Standard">delbent magistro G. de Lumbris / quon</text:p>
      <text:p text:style-name="Standard">hinit aliud a capitulo in mandatis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nitenciori</text:p>
      <text:p text:style-name="Standard">J. de Andelencovrt</text:p>
      <text:p text:style-name="Standard">G. Marpaudi</text:p>
      <text:p text:style-name="Standard">J. Cambellani</text:p>
      <text:p text:style-name="Standard">R. de Molinis</text:p>
      <text:p text:style-name="Standard">D. de Quadrellis</text:p>
      <text:p text:style-name="Standard">G. Hamelini</text:p>
      <text:p text:style-name="Standard">D. de Duclaro</text:p>
      <text:p text:style-name="Standard">G. de Pellis</text:p>
      <text:p text:style-name="Standard">G. de Lumbris</text:p>
      <text:p text:style-name="Standard">G. de Danvilla</text:p>
      <text:p text:style-name="Standard"><text:soft-page-break/>P. de Arvernia</text:p>
      <text:p text:style-name="Standard">P. de Roniaco</text:p>
      <text:p text:style-name="Standard">J. de Essartis</text:p>
      <text:p text:style-name="Standard"/>
      <text:p text:style-name="Standard"/>
      <text:p text:style-name="Standard">=FRAN_0393_09644.tif=</text:p>
      <text:p text:style-name="Standard">&gt;&gt;&gt;&gt;&gt;&gt; date &lt;&lt;&lt;&lt;&lt;&lt;&lt;</text:p>
      <text:p text:style-name="Standard">Anno lxdo die mercurisi post judicame capituli </text:p>
      <text:p text:style-name="Standard">Anno lx ne veneris post judica mi capitulitlus</text:p>
      <text:p text:style-name="Standard">&gt;&gt;&gt;&gt;&gt;&gt; block &lt;&lt;&lt;&lt;&lt;&lt;&lt;</text:p>
      <text:p text:style-name="Standard">Hodie fuit receptus dominus Johannes de Meullant</text:p>
      <text:p text:style-name="Standard">ad episcatum Parisiensie vacantem per travplacionem</text:p>
      <text:p text:style-name="Standard">domini Petri de Feresta ad archiepiscopatum </text:p>
      <text:p text:style-name="Standard">in perponam domini P. de Romiantorevicc</text:p>
      <text:p text:style-name="Standard">qui juris etc. presentes . promotore H. de alta</text:p>
      <text:p text:style-name="Standard">Hodie dominus Succento tradidit denarium</text:p>
      <text:p text:style-name="Standard">Dei de domno elect nomoniensi per </text:p>
      <text:p text:style-name="Standard">supetit celier de in scutu</text:p>
      <text:p text:style-name="Standard">M</text:p>
      <text:p text:style-name="Standard">bit licitacio usque ad die sub</text:p>
      <text:p text:style-name="Standard">E magister Dyonisius de Duclaro petiit</text:p>
      <text:p text:style-name="Standard">Dilat sibi dari de reddendo comp</text:p>
      <text:p text:style-name="Standard">de xxeqe ohanis justiciesi</text:p>
      <text:p text:style-name="Standard">sibi concessa et debet copoture</text:p>
      <text:p text:style-name="Standard">infra festum Natviatus domini</text:p>
      <text:p text:style-name="Standard">D. de Duclaro</text:p>
      <text:p text:style-name="Standard">Decanus Gig cantore G. Hame</text:p>
      <text:p text:style-name="Standard">G. Hamelini</text:p>
      <text:p text:style-name="Standard">luni asserunt prod fecat debitum</text:p>
      <text:p text:style-name="Standard">G. de Lumbris</text:p>
      <text:p text:style-name="Standard">suum er hospites de Lay</text:p>
      <text:p text:style-name="Standard">domus supra</text:p>
      <text:p text:style-name="Standard">ad sinem quod cecolent vieis</text:p>
      <text:p text:style-name="Standard">secanam est concessari</text:p>
      <text:p text:style-name="Standard">prout fuerat consuetum et ipeos</text:p>
      <text:p text:style-name="Standard">magistro G. de Dan</text:p>
      <text:p text:style-name="Standard"><text:soft-page-break/>gagiaverant po hoaitu</text:p>
      <text:p text:style-name="Standard">nulla usque ad vin cnsilio prudentie et pe</text:p>
      <text:p text:style-name="Standard">anum et incipies trerunt instrmet</text:p>
      <text:p text:style-name="Standard">primu termineri</text:p>
      <text:p text:style-name="Standard">Iem fuit iomnoissum magistro G.</text:p>
      <text:p text:style-name="Standard">ad pasctu</text:p>
      <text:p text:style-name="Standard">li et dicto J. Chereti quod faci</text:p>
      <text:p text:style-name="Standard">magister H. de Tuleomodu Ecclesie de Vivenis de Laye</text:p>
      <text:p text:style-name="Standard">nsie quod vi et terris et quod tradant eas ad fur</text:p>
      <text:p text:style-name="Standard">dent</text:p>
      <text:p text:style-name="Standard">domus sue si st fut eis viaibitur cepedire r</text:p>
      <text:p text:style-name="Standard">&gt;&gt;&gt;&gt;&gt;&gt; liste &lt;&lt;&lt;&lt;&lt;&lt;&lt;</text:p>
      <text:p text:style-name="Standard">R. Decano</text:p>
      <text:p text:style-name="Standard">V. Cantore</text:p>
      <text:p text:style-name="Standard">J. Succentore</text:p>
      <text:p text:style-name="Standard">J. Cancellario</text:p>
      <text:p text:style-name="Standard">H. penitenciario</text:p>
      <text:p text:style-name="Standard">G. de Danvilla</text:p>
      <text:p text:style-name="Standard">G. Cognatricis</text:p>
      <text:p text:style-name="Standard">M. de Brachia</text:p>
      <text:p text:style-name="Standard">J. Cambellani</text:p>
      <text:p text:style-name="Standard">P. de Roniaco</text:p>
      <text:p text:style-name="Standard">G. de Curtilis</text:p>
      <text:p text:style-name="Standard">G. de Lumbris</text:p>
      <text:p text:style-name="Standard">D. de Duclaro</text:p>
      <text:p text:style-name="Standard">G. Hamelini</text:p>
      <text:p text:style-name="Standard">P. de Arvernia</text:p>
      <text:p text:style-name="Standard">E. Fucherii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J. de Audelencourt</text:p>
      <text:p text:style-name="Standard">R. de Molinis</text:p>
      <text:p text:style-name="Standard">J. Cambellani</text:p>
      <text:p text:style-name="Standard"><text:soft-page-break/>P. de Arvernia</text:p>
      <text:p text:style-name="Standard">G. de Vanvilla</text:p>
      <text:p text:style-name="Standard">R. Facherii</text:p>
      <text:p text:style-name="Standard">P. de Roniaco</text:p>
      <text:p text:style-name="Standard">H. de Culento</text:p>
      <text:p text:style-name="Standard">G. de Curtilis</text:p>
      <text:p text:style-name="Standard">de quadas</text:p>
      <text:p text:style-name="Standard"/>
      <text:p text:style-name="Standard"/>
      <text:p text:style-name="Standard">=FRAN_0393_09645.tif=</text:p>
      <text:p text:style-name="Standard">&gt;&gt;&gt;&gt;&gt;&gt; block &lt;&lt;&lt;&lt;&lt;&lt;&lt;</text:p>
      <text:p text:style-name="Standard">Hodie dominus Rogerus Le Masurer procuratore domini Bertandi Bne</text:p>
      <text:p text:style-name="Standard">capelli ad altare Sancti Nicolaim ecclesia P resignavit</text:p>
      <text:p text:style-name="Standard">capellaniam causa permutationi site cum cum Johanne de Capiti</text:p>
      <text:p text:style-name="Standard">le capellano capellanie Sancti Averi in medionavit</text:p>
      <text:p text:style-name="Standard">ecclesie Rothomageri et fuit collata Jhani Hener</text:p>
      <text:p text:style-name="Standard">Juro</text:p>
      <text:p text:style-name="Standard">Rainos palurari</text:p>
      <text:p text:style-name="Standard">anno predicto die martis post $Branon$ hora</text:p>
      <text:p text:style-name="Standard">Vespariois prefatis dominis capitulni decanus Sancti Thom</text:p>
      <text:p text:style-name="Standard">de Lupa Parsiens sulieeccntor gracie fancte domino cari</text:p>
      <text:p text:style-name="Standard">Sancti Syog de canonica et prebenda vacantes vel vac</text:p>
      <text:p text:style-name="Standard">ac archidiaconu Brie cum vacaretper consecratis doni</text:p>
      <text:p text:style-name="Standard">exidii electi noviovensis inseirt dio Gis</text:p>
      <text:p text:style-name="Standard">furt et Petrum Malapert procuratore cardi rece</text:p>
      <text:p text:style-name="Standard">Universis presentes litteras inspecturis. Johannes Dei gratia episcopus Pariensis salutem in domino Cum nos pluribus p</text:p>
      <text:p text:style-name="Standard">ardins et ivenntabilibus negociis nostre Parisiensis ecclesie et nostris eccupati in nostris civitate etdiocesis parisensi quo ad pue</text:p>
      <text:p text:style-name="Standard">possimus personaliter interce enolentes qua ecclesia predicta ob absentia nostram lesionem vel jacturam in spitualibu vel tu</text:p>
      <text:p text:style-name="Standard">praciatur se cupientes eidem salubriter provideri venenarabis et discritos viros dominos et magistros Petrum Malvoisin canonici</text:p>
      <text:p text:style-name="Standard">Parsies Johannem de Camberonna doctorem in theolegia priorem vallis scolarium eparium Henricum de novilla decan</text:p>
      <text:p text:style-name="Standard">ccesie Meldensis et Ogerum aluiptariis canonicum abincentes et officialis nostrum Pariensium de quorum laudabili induscria circumspacio</text:p>
      <text:p text:style-name="Standard"><text:soft-page-break/>prudencia et fidelitate non injuerito confideretes nostro et ecclesie nostre predicte nomine et pro nobis facimus constituimus et pr</text:p>
      <text:p text:style-name="Standard">pentes nastras litteras ordinamus nostroes in spitualibus et temporalibus vicariis generales ipsis et eorum duebus insolidum de</text:p>
      <text:p text:style-name="Standard">tcencedentes tenore presentibus plertam et liberam pontatem ac mandtum speciole Omnia et iingulam vice et auctoritate nostra facire</text:p>
      <text:p text:style-name="Standard">complendi que vicarium generales facere possunt et eorum incombit officio seu ad eorum officium spectant et pertinet</text:p>
      <text:p text:style-name="Standard">possunt et debent quolibet pertinere de consuetudns vel de jure velentes pontatem et auctoritatem nostris vicariis predictis aut</text:p>
      <text:p text:style-name="Standard">duobus concessam durare quremdiu et quacies nos ab ese contingerit à nostris civitate et diocesis Parisensi supradictis dantes</text:p>
      <text:p text:style-name="Standard">penominacion vicariis nostris et eorum duobus insolidum plenam et liberam potatem ad mandatum speciale presentandu</text:p>
      <text:p text:style-name="Standard">mandi et notificandi bullas nostras episcopatus nostri Parisiensis discritis viris decano et capitulo ecclesie nostre Par</text:p>
      <text:p text:style-name="Standard">et aliis quibus intererit aut interesse poterit easque publicandi in capitulo ecclesia et turonini nostris Parisiensis ac aua</text:p>
      <text:p text:style-name="Standard">fuerit expediens recipiendique nomine nostro et pro nobis corperalem possessione predicte nostre Paris ecclesie prout est si cosuo</text:p>
      <text:p text:style-name="Standard">et onia alia et singula faciende que certa premissa neccseria fuerint seu eciam eperimia et que nos faceremuset fa</text:p>
      <text:p text:style-name="Standard">deberemus si presentes essemus promittentes sub ypotha et oblii omnum bonorum ne predicte Parisiensis eclesie Batum et</text:p>
      <text:p text:style-name="Standard">habere ac tenere quicquid per dictos vicaris notro aut duos eorumdem actum fuerit sac gestum Salva auctoritate et pseus</text:p>
      <text:p text:style-name="Standard">alias per nos dicto officialis et commissario nostro concessa quam per presentes nd intendimus aliqualiter revotore vel mu</text:p>
      <text:p text:style-name="Standard">Mandante omnibus et singulis subq nostris aliosque regantes ut dictis vitar nostris et eorum dues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ancellario</text:p>
      <text:p text:style-name="Standard">J. Cambellani</text:p>
      <text:p text:style-name="Standard">D. de Quadrellis</text:p>
      <text:p text:style-name="Standard">D. de Duclaro</text:p>
      <text:p text:style-name="Standard">G. Hanilini</text:p>
      <text:p text:style-name="Standard">E. Focherii</text:p>
      <text:p text:style-name="Standard">P. de Roniaco</text:p>
      <text:p text:style-name="Standard"><text:soft-page-break/>R. de Manu</text:p>
      <text:p text:style-name="Standard">G. Marpaudi</text:p>
      <text:p text:style-name="Standard"/>
      <text:p text:style-name="Standard"/>
      <text:p text:style-name="Standard">=FRAN_0393_09646.tif=</text:p>
      <text:p text:style-name="Standard">&gt;&gt;&gt;&gt;&gt;&gt; block &lt;&lt;&lt;&lt;&lt;&lt;&lt;</text:p>
      <text:p text:style-name="Standard">ndis officium $a tangentibus officaciter pareant et intendant. In cujus vecestio</text:p>
      <text:p text:style-name="Standard">bcau</text:p>
      <text:p text:style-name="Standard">o auqu nobis de dicta Parisiensis eclesie eet provisum utebamerr licteris preseltibus dupinus apaend Et adma</text:p>
      <text:p text:style-name="Standard">coboris firmitati hos qrentes licteras signo et subscriptis discercaris viri Johannis de Monasterio Lexoviensis diocesis</text:p>
      <text:p text:style-name="Standard">licitim apostlia et imperiali auctoritate puli notariis fecimus signari anno natiatis domini mgisrio Ccg°o fiquagesim tem de</text:p>
      <text:p text:style-name="Standard">e ledo</text:p>
      <text:p text:style-name="Standard">uditum quinta pontificus anctissim in prim patris et domini nostri domini Clementis domina promibent pape septi anno</text:p>
      <text:p text:style-name="Standard">icimo die vicesum septima mensis martu apud Sanctum Morcellum prope Par. in domo habitatis nostre prsentis</text:p>
      <text:p text:style-name="Standard">ha et discercas viro dominis et magistris Lamencio Malefoe Curato parrochiali ecclesie de Villaribus in</text:p>
      <text:p text:style-name="Standard">oenna Johanne de Busco capucerio in ecclesia de Bala Parisiensis ac Egidio Hue curato ecclesie parocinais</text:p>
      <text:p text:style-name="Standard">Jnvolio Belvacensis diocesis ac pluribus aliis testibus ad premissa vocats specialiter et rogats</text:p>
      <text:p text:style-name="Standard">Et eo Johannes de Monasterio LePoniensis diocesis lericus Publicus apud et Ampiali auctoritate notarius</text:p>
      <text:p text:style-name="Standard">de mandato reverendi in Christo patris ac domini domini Johannis Dei gracia episcopi parisiensis predicti signum meum solitim</text:p>
      <text:p text:style-name="Standard">quantibus litteris approsui una cum sigillo ejusdem reverendi pastris quo utebat aumquam sibi de dictu Parinsi ecclesia esset</text:p>
      <text:p text:style-name="Standard">onsum manu mea prpria me hic subscrpbens in testimonium veritatis.</text:p>
      <text:p text:style-name="Standard">Hodie fuit receptus Petrus Mulapart nomine pertinor</text:p>
      <text:p text:style-name="Standard">omini Cardinlis de Sancto Dyonisio ad archidiaconatum Brie</text:p>
      <text:p text:style-name="Standard">qui in animam domini obtdienciam reverencia et honore</text:p>
      <text:p text:style-name="Standard">juravit rehib capitulo jura libertates franchisis</text:p>
      <text:p text:style-name="Standard">diminuitats et specialiter claustri preseintri . de Kaerdifre</text:p>
      <text:p text:style-name="Standard">Guilleumo de Nemore et e de Landis</text:p>
      <text:p text:style-name="Standard">presenibus dominius supradictis et Hislogeii requisivt qud caular</text:p>
      <text:p text:style-name="Standard">povetur in carter et quod</text:p>
      <text:p text:style-name="Standard"><text:soft-page-break/>&gt;&gt;&gt;&gt;&gt;&gt; liste &lt;&lt;&lt;&lt;&lt;&lt;&lt;</text:p>
      <text:p text:style-name="Standard">R. decano</text:p>
      <text:p text:style-name="Standard">D. Cantore</text:p>
      <text:p text:style-name="Standard">Succentoro</text:p>
      <text:p text:style-name="Standard">J. Cancellario</text:p>
      <text:p text:style-name="Standard">.</text:p>
      <text:p text:style-name="Standard">H. Penitenciari</text:p>
      <text:p text:style-name="Standard">J. Gambellais</text:p>
      <text:p text:style-name="Standard">G. de Lumbris</text:p>
      <text:p text:style-name="Standard">P. de Roniaco</text:p>
      <text:p text:style-name="Standard">D. de Quadrellis</text:p>
      <text:p text:style-name="Standard">G. Hamelini</text:p>
      <text:p text:style-name="Standard">Per de Arvernia</text:p>
      <text:p text:style-name="Standard">E. Fucheri</text:p>
      <text:p text:style-name="Standard">R. de Curtilis</text:p>
      <text:p text:style-name="Standard">V. Marpaudi</text:p>
      <text:p text:style-name="Standard">P. Bourelli</text:p>
      <text:p text:style-name="Standard"/>
      <text:p text:style-name="Standard"/>
      <text:p text:style-name="Standard">=FRAN_0393_09647.tif=</text:p>
      <text:p text:style-name="Standard">&gt;&gt;&gt;&gt;&gt;&gt; date &lt;&lt;&lt;&lt;&lt;&lt;&lt;</text:p>
      <text:p text:style-name="Standard">51</text:p>
      <text:p text:style-name="Standard">57.</text:p>
      <text:p text:style-name="Standard">Aune iii° die june post quasimodo capilitli</text:p>
      <text:p text:style-name="Standard">Anno lii° die mercuris post quasimodo capiltulbi</text:p>
      <text:p text:style-name="Standard">&gt;&gt;&gt;&gt;&gt;&gt; block &lt;&lt;&lt;&lt;&lt;&lt;&lt;</text:p>
      <text:p text:style-name="Standard">R. de Vyena</text:p>
      <text:p text:style-name="Standard">G. de Lumbris</text:p>
      <text:p text:style-name="Standard">G. de Curcilis</text:p>
      <text:p text:style-name="Standard">D. de Duclaro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Hi penitentirio</text:p>
      <text:p text:style-name="Standard">J. de Essartis</text:p>
      <text:p text:style-name="Standard"><text:soft-page-break/>M. de Melloto</text:p>
      <text:p text:style-name="Standard">J. Cambellani</text:p>
      <text:p text:style-name="Standard">St. de Parisius</text:p>
      <text:p text:style-name="Standard">G. Hamelini</text:p>
      <text:p text:style-name="Standard">E. Fucheeii</text:p>
      <text:p text:style-name="Standard">R. decano</text:p>
      <text:p text:style-name="Standard">vi cantore</text:p>
      <text:p text:style-name="Standard">J. Cancellario</text:p>
      <text:p text:style-name="Standard">H. penitenciario</text:p>
      <text:p text:style-name="Standard">E Fucherii</text:p>
      <text:p text:style-name="Standard">P. Pouvrelli</text:p>
      <text:p text:style-name="Standard">G. Coquatricis</text:p>
      <text:p text:style-name="Standard">G. Durandi</text:p>
      <text:p text:style-name="Standard">M. de Melloto</text:p>
      <text:p text:style-name="Standard">J. Cambellani</text:p>
      <text:p text:style-name="Standard">G. de Brachia</text:p>
      <text:p text:style-name="Standard">G. Marpaudi</text:p>
      <text:p text:style-name="Standard">P. de Roniaco</text:p>
      <text:p text:style-name="Standard">D. de Quadrillis</text:p>
      <text:p text:style-name="Standard"/>
      <text:p text:style-name="Standard"/>
      <text:p text:style-name="Standard">=FRAN_0393_09648.tif=</text:p>
      <text:p text:style-name="Standard">&gt;&gt;&gt;&gt;&gt;&gt; date &lt;&lt;&lt;&lt;&lt;&lt;&lt;</text:p>
      <text:p text:style-name="Standard">Anno li. die veneris post quisimodo capituli</text:p>
      <text:p text:style-name="Standard">Anno lii° die lune post mia Domini capituli</text:p>
      <text:p text:style-name="Standard">&gt;&gt;&gt;&gt;&gt;&gt; block &lt;&lt;&lt;&lt;&lt;&lt;&lt;</text:p>
      <text:p text:style-name="Standard">Hodie fuit dictum prititor processous super cricesima</text:p>
      <text:p text:style-name="Standard">pate omnium beneficiorum solvenda camere pape pro erant</text:p>
      <text:p text:style-name="Standard">pati obedire mandatis apostolicis presentus cameraris $ cu</text:p>
      <text:p text:style-name="Standard">claico hislogs Ranquetin</text:p>
      <text:p text:style-name="Standard">concordatum est quod magistri Cumde</text:p>
      <text:p text:style-name="Standard">coquatritis solvat capituli quat</text:p>
      <text:p text:style-name="Standard">modia fuunnti sufficienti pro</text:p>
      <text:p text:style-name="Standard">decerus modiis et duibus sexta</text:p>
      <text:p text:style-name="Standard">que debebat in trivisis gratis</text:p>
      <text:p text:style-name="Standard">et solvat in hunc in</text:p>
      <text:p text:style-name="Standard"><text:soft-page-break/>tria modia solvendo divindi</text:p>
      <text:p text:style-name="Standard">modium quam septimana usque</text:p>
      <text:p text:style-name="Standard">ad inteq sant qart</text:p>
      <text:p text:style-name="Standard">n seste d Brthoduiti et si de</text:p>
      <text:p text:style-name="Standard">fecit querit m</text:p>
      <text:p text:style-name="Standard">&gt;&gt;&gt;&gt;&gt;&gt; liste &lt;&lt;&lt;&lt;&lt;&lt;&lt;</text:p>
      <text:p text:style-name="Standard">R. decano</text:p>
      <text:p text:style-name="Standard">Vi Cantors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P. de Arvernia</text:p>
      <text:p text:style-name="Standard">J. De Essartis</text:p>
      <text:p text:style-name="Standard">M. de Melloto</text:p>
      <text:p text:style-name="Standard">S. de Bruchia</text:p>
      <text:p text:style-name="Standard">J. Cambellani</text:p>
      <text:p text:style-name="Standard">G. Marpaudi</text:p>
      <text:p text:style-name="Standard">G. Hamelini</text:p>
      <text:p text:style-name="Standard">D. de Duclaro</text:p>
      <text:p text:style-name="Standard">P. de Roviaco</text:p>
      <text:p text:style-name="Standard">G. de Curcilis</text:p>
      <text:p text:style-name="Standard">R. decano</text:p>
      <text:p text:style-name="Standard">P. de Roniaco</text:p>
      <text:p text:style-name="Standard">Vi. Cantore</text:p>
      <text:p text:style-name="Standard">D. de Quadrellis</text:p>
      <text:p text:style-name="Standard">J. Succentore</text:p>
      <text:p text:style-name="Standard">G. Hamelini</text:p>
      <text:p text:style-name="Standard">J. Cancellario</text:p>
      <text:p text:style-name="Standard">H. penitenciario</text:p>
      <text:p text:style-name="Standard">E. Fucherii</text:p>
      <text:p text:style-name="Standard">G. de Curtilis</text:p>
      <text:p text:style-name="Standard">H. de Culente</text:p>
      <text:p text:style-name="Standard">D. de Duclaro</text:p>
      <text:p text:style-name="Standard">G. Coquatricis</text:p>
      <text:p text:style-name="Standard">P. de Arvernia</text:p>
      <text:p text:style-name="Standard"><text:soft-page-break/>G. de Brachia</text:p>
      <text:p text:style-name="Standard">J. de Essartis</text:p>
      <text:p text:style-name="Standard">M. de Melloto</text:p>
      <text:p text:style-name="Standard">P. Pouvcelli</text:p>
      <text:p text:style-name="Standard">G. Marpaudi</text:p>
      <text:p text:style-name="Standard"/>
      <text:p text:style-name="Standard"/>
      <text:p text:style-name="Standard">=FRAN_0393_09649.tif=</text:p>
      <text:p text:style-name="Standard">&gt;&gt;&gt;&gt;&gt;&gt; date &lt;&lt;&lt;&lt;&lt;&lt;&lt;</text:p>
      <text:p text:style-name="Standard">575.</text:p>
      <text:p text:style-name="Standard">Anno lii°o die veneris posti gia domini capitulantib</text:p>
      <text:p text:style-name="Standard">&gt;&gt;&gt;&gt;&gt;&gt; block &lt;&lt;&lt;&lt;&lt;&lt;&lt;</text:p>
      <text:p text:style-name="Standard">1.</text:p>
      <text:p text:style-name="Standard">Hodie magistr Gilebertus Hamelini ei</text:p>
      <text:p text:style-name="Standard">capitulum quxod compellet dominum habentum rlegiad</text:p>
      <text:p text:style-name="Standard">dendum sibi detem sexteria grani debita Jo</text:p>
      <text:p text:style-name="Standard">domus sue claustralis</text:p>
      <text:p text:style-name="Standard">Hodie fuit receptus Robertus Natusnis</text:p>
      <text:p text:style-name="Standard">viri ane Dei Comitis Gebennensis ad pre</text:p>
      <text:p text:style-name="Standard">Parisiensies vacantes per promotm Egidii de Lorriaco</text:p>
      <text:p text:style-name="Standard">ad episcopatum nomias in pros</text:p>
      <text:p text:style-name="Standard">Datum gracie iiii ier marcii pontifatu pape annor</text:p>
      <text:p text:style-name="Standard">Maister Jehanne hFlode Re ger pir etc.</text:p>
      <text:p text:style-name="Standard">Item fiat nisi pro dominuo decano contra Johnne</text:p>
      <text:p text:style-name="Standard">Fongnarit commoran apud Burgum re</text:p>
      <text:p text:style-name="Standard">de lxvis. viii d. iii iiii eidem tene</text:p>
      <text:p text:style-name="Standard">ratur processsines enet prede Parsiensis solu</text:p>
      <text:p text:style-name="Standard">ad voluerunt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ucentore</text:p>
      <text:p text:style-name="Standard">J. Cancellario</text:p>
      <text:p text:style-name="Standard">Jh. penitenciario</text:p>
      <text:p text:style-name="Standard">M. de Melloto</text:p>
      <text:p text:style-name="Standard">J. de Essartis</text:p>
      <text:p text:style-name="Standard"><text:soft-page-break/>G. de Brachia</text:p>
      <text:p text:style-name="Standard">elle</text:p>
      <text:p text:style-name="Standard">J. Cambellani</text:p>
      <text:p text:style-name="Standard">St. de Parisiis</text:p>
      <text:p text:style-name="Standard">G. Hamelini</text:p>
      <text:p text:style-name="Standard">P. Pouvrelli</text:p>
      <text:p text:style-name="Standard">P. de Roniaco</text:p>
      <text:p text:style-name="Standard">D. de Duclaro</text:p>
      <text:p text:style-name="Standard">M. de Brachia</text:p>
      <text:p text:style-name="Standard">E. Fucherii</text:p>
      <text:p text:style-name="Standard"/>
      <text:p text:style-name="Standard"/>
      <text:p text:style-name="Standard">=FRAN_0393_09650.tif=</text:p>
      <text:p text:style-name="Standard">&gt;&gt;&gt;&gt;&gt;&gt; date &lt;&lt;&lt;&lt;&lt;&lt;&lt;</text:p>
      <text:p text:style-name="Standard">lii die lune post jubilate capitulantes</text:p>
      <text:p text:style-name="Standard">Anno lii° die mercuriis post jubilatone capitulantibus</text:p>
      <text:p text:style-name="Standard">&gt;&gt;&gt;&gt;&gt;&gt; block &lt;&lt;&lt;&lt;&lt;&lt;&lt;</text:p>
      <text:p text:style-name="Standard">ad primam die jureidicam ad audrendum jus inter prebendaris</text:p>
      <text:p text:style-name="Standard">hhic et Henricu Boyc super factis propositis in casitarp</text:p>
      <text:p text:style-name="Standard">quia dominus Henrcus non vunt aliquid probare</text:p>
      <text:p text:style-name="Standard">proponere nisi alii vellent proponere vel probart</text:p>
      <text:p text:style-name="Standard">Hodie domini commissariis pronuonciaviit quod magister Guillelmu</text:p>
      <text:p text:style-name="Standard">solverent sexoginti scutatos auricripe magistrs</text:p>
      <text:p text:style-name="Standard">evvologavit et approbavit thesbo capii</text:p>
      <text:p text:style-name="Standard">&gt;&gt;&gt;&gt;&gt;&gt; liste &lt;&lt;&lt;&lt;&lt;&lt;&lt;</text:p>
      <text:p text:style-name="Standard">R. decano</text:p>
      <text:p text:style-name="Standard">G. Cantore</text:p>
      <text:p text:style-name="Standard">Succentor</text:p>
      <text:p text:style-name="Standard">Penicenciario</text:p>
      <text:p text:style-name="Standard">G. de Duclaro</text:p>
      <text:p text:style-name="Standard">R. de Viana</text:p>
      <text:p text:style-name="Standard">G. Hamel</text:p>
      <text:p text:style-name="Standard">P. de Romaco</text:p>
      <text:p text:style-name="Standard">. Durandi.</text:p>
      <text:p text:style-name="Standard">P. de Amna</text:p>
      <text:p text:style-name="Standard">G. Fuchii</text:p>
      <text:p text:style-name="Standard"><text:soft-page-break/>G. de Luilibor</text:p>
      <text:p text:style-name="Standard">R. decano</text:p>
      <text:p text:style-name="Standard">Vi. Cantore</text:p>
      <text:p text:style-name="Standard">J. Succentore</text:p>
      <text:p text:style-name="Standard">D heati</text:p>
      <text:p text:style-name="Standard">J. Cancellurio</text:p>
      <text:p text:style-name="Standard">Boyt</text:p>
      <text:p text:style-name="Standard">h. penitenciario</text:p>
      <text:p text:style-name="Standard">EFucherii</text:p>
      <text:p text:style-name="Standard">P. de Arvernia</text:p>
      <text:p text:style-name="Standard">de Essartis</text:p>
      <text:p text:style-name="Standard">G. de Melloto</text:p>
      <text:p text:style-name="Standard">G. Durandi</text:p>
      <text:p text:style-name="Standard">St de Parisius</text:p>
      <text:p text:style-name="Standard">G. Hamelini</text:p>
      <text:p text:style-name="Standard">G. de Curcils</text:p>
      <text:p text:style-name="Standard">G. de Lumabris</text:p>
      <text:p text:style-name="Standard">J. die maii</text:p>
      <text:p text:style-name="Standard">J. Cambellani</text:p>
      <text:p text:style-name="Standard">M. de Brachia</text:p>
      <text:p text:style-name="Standard">de Romace</text:p>
      <text:p text:style-name="Standard">J. de Duclao</text:p>
      <text:p text:style-name="Standard"/>
      <text:p text:style-name="Standard"/>
      <text:p text:style-name="Standard">=FRAN_0393_09651.tif=</text:p>
      <text:p text:style-name="Standard">&gt;&gt;&gt;&gt;&gt;&gt; date &lt;&lt;&lt;&lt;&lt;&lt;&lt;</text:p>
      <text:p text:style-name="Standard">575.</text:p>
      <text:p text:style-name="Standard">Anno lii° die veneris po invencione Sancte crucis capituli</text:p>
      <text:p text:style-name="Standard">Anno lni die lune post cantate</text:p>
      <text:p text:style-name="Standard">&gt;&gt;&gt;&gt;&gt;&gt; block &lt;&lt;&lt;&lt;&lt;&lt;&lt;</text:p>
      <text:p text:style-name="Standard">ordinatumquaem deteto significetur omnibus ib</text:p>
      <text:p text:style-name="Standard">bns officiio ecclesie per quinacim dres anti terimins</text:p>
      <text:p text:style-name="Standard">et deficiens in termino privabitur distribucionis</text:p>
      <text:p text:style-name="Standard">quaio per tempora quis erit in mora</text:p>
      <text:p text:style-name="Standard">Hodie magistri Symon de Biagella et Henricus</text:p>
      <text:p text:style-name="Standard">vohis gensuut pro secundum proposita et jampetu</text:p>
      <text:p text:style-name="Standard"><text:soft-page-break/>reddatur jus</text:p>
      <text:p text:style-name="Standard">Pe voluit heni cus quod stetur relacond natorius</text:p>
      <text:p text:style-name="Standard">utrum pr. vel sr appeciacio debeat solvi domi</text:p>
      <text:p text:style-name="Standard">alii nichil dicent</text:p>
      <text:p text:style-name="Standard">compent capiterio domini obtulunt et plunt</text:p>
      <text:p text:style-name="Standard">monetum curaem in termino omnium sanctorum et pe</text:p>
      <text:p text:style-name="Standard">etc fuerunt protestati de mora quia su</text:p>
      <text:p text:style-name="Standard">pro ipsum noson per dominos et prod erant pro</text:p>
      <text:p text:style-name="Standard">deponere pettuniam conlignatam penies</text:p>
      <text:p text:style-name="Standard">officialis et qupo isss gravabait fepenti fratie ct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M. de Melloto</text:p>
      <text:p text:style-name="Standard">P. de Arvernia</text:p>
      <text:p text:style-name="Standard">J. de Essartis</text:p>
      <text:p text:style-name="Standard">S. de Bragella</text:p>
      <text:p text:style-name="Standard">J. Cambellani</text:p>
      <text:p text:style-name="Standard">G. Maipandi</text:p>
      <text:p text:style-name="Standard">G. de Curtlis</text:p>
      <text:p text:style-name="Standard">G. Hamelini</text:p>
      <text:p text:style-name="Standard">D. de Duclaro</text:p>
      <text:p text:style-name="Standard">G. de Marcello</text:p>
      <text:p text:style-name="Standard">G. Durandi</text:p>
      <text:p text:style-name="Standard">R. decano</text:p>
      <text:p text:style-name="Standard">Vi cantore</text:p>
      <text:p text:style-name="Standard">G. Hamelini</text:p>
      <text:p text:style-name="Standard">J. Succentore G. de Lumbris</text:p>
      <text:p text:style-name="Standard">J.Su$ G. Fuchii</text:p>
      <text:p text:style-name="Standard">Hipenitenciaro</text:p>
      <text:p text:style-name="Standard">G. de Bragella</text:p>
      <text:p text:style-name="Standard">P. de Arvernia</text:p>
      <text:p text:style-name="Standard"><text:soft-page-break/>G. Durandi</text:p>
      <text:p text:style-name="Standard">J. Cambellani</text:p>
      <text:p text:style-name="Standard">H. de Culenti</text:p>
      <text:p text:style-name="Standard">P. de Roniaco</text:p>
      <text:p text:style-name="Standard">G. de Marallo</text:p>
      <text:p text:style-name="Standard">D. de Duclaro</text:p>
      <text:p text:style-name="Standard">G. de Cartilis</text:p>
      <text:p text:style-name="Standard">R. de Molliadoi</text:p>
      <text:p text:style-name="Standard"/>
      <text:p text:style-name="Standard"/>
      <text:p text:style-name="Standard">=FRAN_0393_09652.tif=</text:p>
      <text:p text:style-name="Standard">&gt;&gt;&gt;&gt;&gt;&gt; date &lt;&lt;&lt;&lt;&lt;&lt;&lt;</text:p>
      <text:p text:style-name="Standard">Anno iii die mercuris in festo Sancti Nicolabus estinalis</text:p>
      <text:p text:style-name="Standard">Anno Hl die venerisis post cantate capituli</text:p>
      <text:p text:style-name="Standard">&gt;&gt;&gt;&gt;&gt;&gt; block &lt;&lt;&lt;&lt;&lt;&lt;&lt;</text:p>
      <text:p text:style-name="Standard">Hodie Johannes Albi de Chamjiris cui pinsum fuerat</text:p>
      <text:p text:style-name="Standard">in domo leprosarie de Lescheriis per dominum regem racione</text:p>
      <text:p text:style-name="Standard">Jocundi adventus renunciavit graie supradicte</text:p>
      <text:p text:style-name="Standard">presentius G. de placencia Jnhenneti Prdeeineti</text:p>
      <text:p text:style-name="Standard">tradidit omnes licteras suas in anibus decani</text:p>
      <text:p text:style-name="Standard">quas detulit camerarius clericus</text:p>
      <text:p text:style-name="Standard">Fiat nisi de lii s. fortis contravico</text:p>
      <text:p text:style-name="Standard">Laud de fructu notariio repsis quos de</text:p>
      <text:p text:style-name="Standard">bet racione masure cujus dem dioiturs</text:p>
      <text:p text:style-name="Standard">super masura ville regis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antillario</text:p>
      <text:p text:style-name="Standard">H. penitenciario</text:p>
      <text:p text:style-name="Standard">G. coquatricis</text:p>
      <text:p text:style-name="Standard">G. Durandi</text:p>
      <text:p text:style-name="Standard">J. de Essartis</text:p>
      <text:p text:style-name="Standard">G. Marpandi</text:p>
      <text:p text:style-name="Standard">J. Cambillani</text:p>
      <text:p text:style-name="Standard"><text:soft-page-break/>P. Pouvrelli</text:p>
      <text:p text:style-name="Standard">E. Fucherii</text:p>
      <text:p text:style-name="Standard">P. de Roniaco</text:p>
      <text:p text:style-name="Standard">J. de Quadrellis</text:p>
      <text:p text:style-name="Standard">R. de Molinnis</text:p>
      <text:p text:style-name="Standard">D. de Duclaro</text:p>
      <text:p text:style-name="Standard">G. de Lumbris</text:p>
      <text:p text:style-name="Standard">R. decano</text:p>
      <text:p text:style-name="Standard">D. de Duclno</text:p>
      <text:p text:style-name="Standard">Vi cantore</text:p>
      <text:p text:style-name="Standard">G. de Lumbris</text:p>
      <text:p text:style-name="Standard">J. Succentore</text:p>
      <text:p text:style-name="Standard">E. Fucherii</text:p>
      <text:p text:style-name="Standard">J. Cancellario</text:p>
      <text:p text:style-name="Standard">G. de Curtilis</text:p>
      <text:p text:style-name="Standard">H. Penitenciario</text:p>
      <text:p text:style-name="Standard">P. Pouvelli</text:p>
      <text:p text:style-name="Standard">M. de Melloto</text:p>
      <text:p text:style-name="Standard">G. de Bragella</text:p>
      <text:p text:style-name="Standard">J. de essaras</text:p>
      <text:p text:style-name="Standard">P. de Arvernia</text:p>
      <text:p text:style-name="Standard">J. Cambellani</text:p>
      <text:p text:style-name="Standard">G. Marpaudi</text:p>
      <text:p text:style-name="Standard">H. de Culento</text:p>
      <text:p text:style-name="Standard">R. de Molinis</text:p>
      <text:p text:style-name="Standard">Hamelini</text:p>
      <text:p text:style-name="Standard"/>
      <text:p text:style-name="Standard"/>
      <text:p text:style-name="Standard">=FRAN_0393_09653.tif=</text:p>
      <text:p text:style-name="Standard">&gt;&gt;&gt;&gt;&gt;&gt; date &lt;&lt;&lt;&lt;&lt;&lt;&lt;</text:p>
      <text:p text:style-name="Standard">Anno lii die lune posti vote Jocunditatis a posoli</text:p>
      <text:p text:style-name="Standard">Anno lii° die veneris post festum ascensionis domini capituli</text:p>
      <text:p text:style-name="Standard">&gt;&gt;&gt;&gt;&gt;&gt; block &lt;&lt;&lt;&lt;&lt;&lt;&lt;</text:p>
      <text:p text:style-name="Standard">Hodie Petro Albati snt receptus ad prebendam sancti</text:p>
      <text:p text:style-name="Standard">rotundi qut vacavit per mortem Johannis Haudoyni</text:p>
      <text:p text:style-name="Standard">sesis Jirchenneti curato sncti benedicti et v. de Curerni</text:p>
      <text:p text:style-name="Standard"><text:soft-page-break/>&gt;&gt;&gt;&gt;&gt;&gt; liste &lt;&lt;&lt;&lt;&lt;&lt;&lt;</text:p>
      <text:p text:style-name="Standard">Si. Cantore</text:p>
      <text:p text:style-name="Standard">J. Succentore</text:p>
      <text:p text:style-name="Standard">J. Cantolario</text:p>
      <text:p text:style-name="Standard">H. penitenciario</text:p>
      <text:p text:style-name="Standard">St. de Parisiois</text:p>
      <text:p text:style-name="Standard">J. Cambellani</text:p>
      <text:p text:style-name="Standard">G. de Marcello</text:p>
      <text:p text:style-name="Standard">R. de Mulinis</text:p>
      <text:p text:style-name="Standard">D. de Diularo</text:p>
      <text:p text:style-name="Standard">P. de Roniaco</text:p>
      <text:p text:style-name="Standard">G. Hamelini</text:p>
      <text:p text:style-name="Standard">E. Fucherii</text:p>
      <text:p text:style-name="Standard">G. de Lumbris</text:p>
      <text:p text:style-name="Standard">P. Pouvrelli</text:p>
      <text:p text:style-name="Standard">R. Decano</text:p>
      <text:p text:style-name="Standard">Vi. cantore</text:p>
      <text:p text:style-name="Standard">J. Succentore</text:p>
      <text:p text:style-name="Standard">H xeintenciario</text:p>
      <text:p text:style-name="Standard">J.cambellani</text:p>
      <text:p text:style-name="Standard">G. de Marcello</text:p>
      <text:p text:style-name="Standard">G. Marpaudi</text:p>
      <text:p text:style-name="Standard">G. de Lumbris</text:p>
      <text:p text:style-name="Standard">D. de Duclaro</text:p>
      <text:p text:style-name="Standard">G. Haurelin</text:p>
      <text:p text:style-name="Standard">demoline</text:p>
      <text:p text:style-name="Standard">M. de Boachia</text:p>
      <text:p text:style-name="Standard">G. de Curtiris</text:p>
      <text:p text:style-name="Standard">P. de Ronlaco</text:p>
      <text:p text:style-name="Standard"/>
      <text:p text:style-name="Standard"/>
      <text:p text:style-name="Standard">=FRAN_0393_09654.tif=</text:p>
      <text:p text:style-name="Standard">&gt;&gt;&gt;&gt;&gt;&gt; numérotation &lt;&lt;&lt;&lt;&lt;&lt;&lt;</text:p>
      <text:p text:style-name="Standard">xx</text:p>
      <text:p text:style-name="Standard">578</text:p>
      <text:p text:style-name="Standard">&gt;&gt;&gt;&gt;&gt;&gt; Date &lt;&lt;&lt;&lt;&lt;&lt;&lt;</text:p>
      <text:p text:style-name="Standard"><text:soft-page-break/>Anno lii die lune post ascensons capitualis</text:p>
      <text:p text:style-name="Standard">Anno lii° die mercurii posti ascensrus capellalie presentbus factre Henrito de Marri</text:p>
      <text:p text:style-name="Standard">&gt;&gt;&gt;&gt;&gt;&gt; block &lt;&lt;&lt;&lt;&lt;&lt;&lt;</text:p>
      <text:p text:style-name="Standard">nno lii die xxii aprilis francscus Reneui recognav</text:p>
      <text:p text:style-name="Standard">pe debete domino Mpdemaro Roberti cardinalis iii slroris $sot$</text:p>
      <text:p text:style-name="Standard">boni pondis quos receperat nomine societatis</text:p>
      <text:p text:style-name="Standard">abeo$ albertoris aprocurator domini Parisius micte</text:p>
      <text:p text:style-name="Standard">Item eetognovit recepisst a magistro Helya</text:p>
      <text:p text:style-name="Standard">tent flore boui pondis nomine illis societant</text:p>
      <text:p text:style-name="Standard">Micter quos debet reddiete eidem eciam nomine</text:p>
      <text:p text:style-name="Standard">societat Item recoquovit se debere quasdam</text:p>
      <text:p text:style-name="Standard">pecias cjuri specificats in quadam ceduli</text:p>
      <text:p text:style-name="Standard">manu sua scripta et signeto suo sign</text:p>
      <text:p text:style-name="Standard">ta et quo apperbavit et quo utclatur.</text:p>
      <text:p text:style-name="Standard">et uti consuertiflore pocieta et Actri</text:p>
      <text:p text:style-name="Standard">q in jardino Sactum Sancto Crucis</text:p>
      <text:p text:style-name="Standard">vrille dicti loci ere nente ridel</text:p>
      <text:p text:style-name="Standard">ordinutum est quod fructus bohic vendan</text:p>
      <text:p text:style-name="Standard">per manum camerarii clerici</text:p>
      <text:p text:style-name="Standard">vocentur capelli</text:p>
      <text:p text:style-name="Standard">postea fuit ordinatum quod committeretur majori de</text:p>
      <text:p text:style-name="Standard">Orliaco / et vni alii cognomdato beitre</text:p>
      <text:p text:style-name="Standard">Dy. de Quadrellis et d. Fuchii sunt cmissa</text:p>
      <text:p text:style-name="Standard">ad audientum compotum domini Johannis capellani</text:p>
      <text:p text:style-name="Standard">Domini decani</text:p>
      <text:p text:style-name="Standard">taxinus cordub</text:p>
      <text:p text:style-name="Standard">Maror sancte Gevoncle urluit quod uno de</text:p>
      <text:p text:style-name="Standard">dominis deputentur ad audiendum decerati</text:p>
      <text:p text:style-name="Standard">et se supposuit ordinai capituli</text:p>
      <text:p text:style-name="Standard">&gt;&gt;&gt;&gt;&gt;&gt; liste &lt;&lt;&lt;&lt;&lt;&lt;&lt;</text:p>
      <text:p text:style-name="Standard">R. Decano</text:p>
      <text:p text:style-name="Standard">Vi cantorre</text:p>
      <text:p text:style-name="Standard">Succenrore</text:p>
      <text:p text:style-name="Standard">G. Coquatini</text:p>
      <text:p text:style-name="Standard">P. Pouvelli</text:p>
      <text:p text:style-name="Standard">R. de Parifiis</text:p>
      <text:p text:style-name="Standard"><text:soft-page-break/>P. de Roniaco</text:p>
      <text:p text:style-name="Standard">R. de Molinis</text:p>
      <text:p text:style-name="Standard">D. de Duclare</text:p>
      <text:p text:style-name="Standard">H. de Culeno</text:p>
      <text:p text:style-name="Standard">G. durandi</text:p>
      <text:p text:style-name="Standard">G. de Lumbr</text:p>
      <text:p text:style-name="Standard">E. Fucherii</text:p>
      <text:p text:style-name="Standard">R. Decano</text:p>
      <text:p text:style-name="Standard">G. de Lumbrs</text:p>
      <text:p text:style-name="Standard">Vi. Cantore</text:p>
      <text:p text:style-name="Standard">H. de Culento</text:p>
      <text:p text:style-name="Standard">J. Succentore</text:p>
      <text:p text:style-name="Standard">J. cancellario</text:p>
      <text:p text:style-name="Standard">H. Penitentioro</text:p>
      <text:p text:style-name="Standard">P. Pouvrelli</text:p>
      <text:p text:style-name="Standard">G. de Marcello</text:p>
      <text:p text:style-name="Standard">G. de Curtilis</text:p>
      <text:p text:style-name="Standard">G. Durandi</text:p>
      <text:p text:style-name="Standard">Sy. de Braella</text:p>
      <text:p text:style-name="Standard">R. de Molinis</text:p>
      <text:p text:style-name="Standard">D. de Quadrellis</text:p>
      <text:p text:style-name="Standard">P. de Roniaco</text:p>
      <text:p text:style-name="Standard">D. de Darlais</text:p>
      <text:p text:style-name="Standard">E. Fuchii</text:p>
      <text:p text:style-name="Standard"/>
      <text:p text:style-name="Standard"/>
      <text:p text:style-name="Standard">=FRAN_0393_09655.tif=</text:p>
      <text:p text:style-name="Standard">&gt;&gt;&gt;&gt;&gt;&gt; date &lt;&lt;&lt;&lt;&lt;&lt;&lt;</text:p>
      <text:p text:style-name="Standard">5</text:p>
      <text:p text:style-name="Standard">Anno lii° die vtns post ocrabuis Penthecostre capituli</text:p>
      <text:p text:style-name="Standard">Anne lsi die rentris posti festum Penchesi catibus</text:p>
      <text:p text:style-name="Standard">&gt;&gt;&gt;&gt;&gt;&gt; block &lt;&lt;&lt;&lt;&lt;&lt;&lt;</text:p>
      <text:p text:style-name="Standard">njunctum est officiariis quod nichil solvant magistro Guillelmo de Lu</text:p>
      <text:p text:style-name="Standard">quousque furit dictum eis in pleno capitulo</text:p>
      <text:p text:style-name="Standard">dictum fuit magistro Theobildo capellani capelle dop</text:p>
      <text:p text:style-name="Standard">quod satefaciat decano / xviii mensuriis fra se</text:p>
      <text:p text:style-name="Standard"><text:soft-page-break/>excumats infra octo dies postra promisit reddit</text:p>
      <text:p text:style-name="Standard">grand seu extimat infra xv dies et juravit</text:p>
      <text:p text:style-name="Standard">et sub pena suspensi</text:p>
      <text:p text:style-name="Standard">Item fuit dictum scatiso quod solefaciati prevendit</text:p>
      <text:p text:style-name="Standard">Joseti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St. de Parisius</text:p>
      <text:p text:style-name="Standard">G. de Curtilis</text:p>
      <text:p text:style-name="Standard">R. de Molinis</text:p>
      <text:p text:style-name="Standard">G. de Marcello</text:p>
      <text:p text:style-name="Standard">D. de Quadrellis</text:p>
      <text:p text:style-name="Standard">D. de Duclaro</text:p>
      <text:p text:style-name="Standard">H. de Culento</text:p>
      <text:p text:style-name="Standard">G. de Lumbris</text:p>
      <text:p text:style-name="Standard">P. de Roniaco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G. de Danvilla</text:p>
      <text:p text:style-name="Standard">G. de Curtilis</text:p>
      <text:p text:style-name="Standard">P. de Roniaco</text:p>
      <text:p text:style-name="Standard">J. Cambellani</text:p>
      <text:p text:style-name="Standard">P. Pouvrelli</text:p>
      <text:p text:style-name="Standard">R. de Molinis</text:p>
      <text:p text:style-name="Standard">H. de Culento</text:p>
      <text:p text:style-name="Standard">D. de Duclaro</text:p>
      <text:p text:style-name="Standard">M. de Melloto</text:p>
      <text:p text:style-name="Standard"/>
      <text:p text:style-name="Standard"><text:soft-page-break/></text:p>
      <text:p text:style-name="Standard">=FRAN_0393_09656.tif=</text:p>
      <text:p text:style-name="Standard">&gt;&gt;&gt;&gt;&gt;&gt; date &lt;&lt;&lt;&lt;&lt;&lt;&lt;</text:p>
      <text:p text:style-name="Standard">Anno lisi die lune post ternutate capitulantibis</text:p>
      <text:p text:style-name="Standard">Anno lii° die mercurisis post tenuta tenm papianibus</text:p>
      <text:p text:style-name="Standard">&gt;&gt;&gt;&gt;&gt;&gt; block &lt;&lt;&lt;&lt;&lt;&lt;&lt;</text:p>
      <text:p text:style-name="Standard">Hodie fuit dictu camerario quod sat ffaciat pro servicio Roberti</text:p>
      <text:p text:style-name="Standard">Aungler</text:p>
      <text:p text:style-name="Standard">H. de Culento</text:p>
      <text:p text:style-name="Standard">D. de Duclaro</text:p>
      <text:p text:style-name="Standard">Hocie fuit dictum quod exequtu deseenei</text:p>
      <text:p text:style-name="Standard">E. Fucheri</text:p>
      <text:p text:style-name="Standard">orgie solvat medictatem in sortiralia</text:p>
      <text:p text:style-name="Standard">in debilimoneta</text:p>
      <text:p text:style-name="Standard">&gt;&gt;&gt;&gt;&gt;&gt; liste &lt;&lt;&lt;&lt;&lt;&lt;&lt;</text:p>
      <text:p text:style-name="Standard">R. decano</text:p>
      <text:p text:style-name="Standard">Vi daitore</text:p>
      <text:p text:style-name="Standard">J. Succentore</text:p>
      <text:p text:style-name="Standard">H. penitenciario</text:p>
      <text:p text:style-name="Standard">Sy. de Bragella</text:p>
      <text:p text:style-name="Standard">E. Fucherii</text:p>
      <text:p text:style-name="Standard">R. de Molinis</text:p>
      <text:p text:style-name="Standard">R. de Vyena</text:p>
      <text:p text:style-name="Standard">G. de Lumbris</text:p>
      <text:p text:style-name="Standard">H. de Culento</text:p>
      <text:p text:style-name="Standard">De de Duclaro</text:p>
      <text:p text:style-name="Standard">P. Pouvrelli</text:p>
      <text:p text:style-name="Standard">P. de Voniaco</text:p>
      <text:p text:style-name="Standard">J. Cambellani</text:p>
      <text:p text:style-name="Standard">P. de Arm</text:p>
      <text:p text:style-name="Standard">Vi cantore</text:p>
      <text:p text:style-name="Standard">J. Succentore</text:p>
      <text:p text:style-name="Standard">J. Cancellario</text:p>
      <text:p text:style-name="Standard">H. Peantenciario</text:p>
      <text:p text:style-name="Standard">O. de Crtilis</text:p>
      <text:p text:style-name="Standard">G. Coquatricis</text:p>
      <text:p text:style-name="Standard"><text:soft-page-break/>P. de Auinia</text:p>
      <text:p text:style-name="Standard">Sy. de Braella</text:p>
      <text:p text:style-name="Standard">J. Cambellani</text:p>
      <text:p text:style-name="Standard">J. de Essartis</text:p>
      <text:p text:style-name="Standard">G. Marpaudi</text:p>
      <text:p text:style-name="Standard">R. de Molinis</text:p>
      <text:p text:style-name="Standard">G. Hamelini</text:p>
      <text:p text:style-name="Standard">R. de Vyena</text:p>
      <text:p text:style-name="Standard">G. de Lumbriis</text:p>
      <text:p text:style-name="Standard">P. Pouvelli</text:p>
      <text:p text:style-name="Standard"/>
      <text:p text:style-name="Standard"/>
      <text:p text:style-name="Standard">=FRAN_0393_09657.tif=</text:p>
      <text:p text:style-name="Standard">&gt;&gt;&gt;&gt;&gt;&gt; date &lt;&lt;&lt;&lt;&lt;&lt;&lt;</text:p>
      <text:p text:style-name="Standard">571.</text:p>
      <text:p text:style-name="Standard">Anno iii. die venris post satramentum capituli</text:p>
      <text:p text:style-name="Standard">Anno lidie mercurisi post satramentum captulantis</text:p>
      <text:p text:style-name="Standard">&gt;&gt;&gt;&gt;&gt;&gt; liste &lt;&lt;&lt;&lt;&lt;&lt;&lt;</text:p>
      <text:p text:style-name="Standard">Vi. Cantore</text:p>
      <text:p text:style-name="Standard">J. Cancellario</text:p>
      <text:p text:style-name="Standard">H. Penitenaiio</text:p>
      <text:p text:style-name="Standard">H. de Caleni</text:p>
      <text:p text:style-name="Standard">P. de Arvernia</text:p>
      <text:p text:style-name="Standard">M. de Melleto</text:p>
      <text:p text:style-name="Standard">G. Marpaini</text:p>
      <text:p text:style-name="Standard">G. Hamelini</text:p>
      <text:p text:style-name="Standard">R. de Vyera</text:p>
      <text:p text:style-name="Standard">D. de Duclio</text:p>
      <text:p text:style-name="Standard">G. de Lumbris</text:p>
      <text:p text:style-name="Standard">E. Fucherii</text:p>
      <text:p text:style-name="Standard">P. Pouvrelli</text:p>
      <text:p text:style-name="Standard">Vi cantore</text:p>
      <text:p text:style-name="Standard">J. Cancellario</text:p>
      <text:p text:style-name="Standard">H. penitenciario</text:p>
      <text:p text:style-name="Standard">G. de Curcilis</text:p>
      <text:p text:style-name="Standard">Sy. de Bragella</text:p>
      <text:p text:style-name="Standard"><text:soft-page-break/>G. Durandi</text:p>
      <text:p text:style-name="Standard">St. de Parisius</text:p>
      <text:p text:style-name="Standard">Jicamelau</text:p>
      <text:p text:style-name="Standard">G. de Marcello</text:p>
      <text:p text:style-name="Standard">G. Hamelini</text:p>
      <text:p text:style-name="Standard">D. de Duclaro</text:p>
      <text:p text:style-name="Standard">P. Pouvrelli</text:p>
      <text:p text:style-name="Standard">R. de Vyeria</text:p>
      <text:p text:style-name="Standard">D. de Quadrellis</text:p>
      <text:p text:style-name="Standard"/>
      <text:p text:style-name="Standard"/>
      <text:p text:style-name="Standard">=FRAN_0393_09658.tif=</text:p>
      <text:p text:style-name="Standard">&gt;&gt;&gt;&gt;&gt;&gt; numérotation &lt;&lt;&lt;&lt;&lt;&lt;&lt;</text:p>
      <text:p text:style-name="Standard">xx</text:p>
      <text:p text:style-name="Standard">522</text:p>
      <text:p text:style-name="Standard">&gt;&gt;&gt;&gt;&gt;&gt; Date &lt;&lt;&lt;&lt;&lt;&lt;&lt;</text:p>
      <text:p text:style-name="Standard">Anno lii die veneris pest setum beati Banrabi apostolicapitulatlbus</text:p>
      <text:p text:style-name="Standard">suve</text:p>
      <text:p text:style-name="Standard">Anno liidie $fara post festum vei baniabe apstoli capitulantibus</text:p>
      <text:p text:style-name="Standard">&gt;&gt;&gt;&gt;&gt;&gt; block &lt;&lt;&lt;&lt;&lt;&lt;&lt;</text:p>
      <text:p text:style-name="Standard">ad liveint magistrum G. Haurelini et Hifli gri ad deliberan</text:p>
      <text:p text:style-name="Standard">deete capituli super petitione magstrG. Vietenus Beat</text:p>
      <text:p text:style-name="Standard">S Abbissam de Bera ad luno post festum Clatunit de Mare</text:p>
      <text:p text:style-name="Standard">Virginis gelaiose ix statu presentis Bt Lavoto Jubti procuratre abaisse et </text:p>
      <text:p text:style-name="Standard">minsit sat facere d Cs act sabbti post barullo pilulim</text:p>
      <text:p text:style-name="Standard">Viilantere G. de Danvilla</text:p>
      <text:p text:style-name="Standard">P. de Arvernia</text:p>
      <text:p text:style-name="Standard">&gt;&gt;&gt;&gt;&gt;&gt; liste &lt;&lt;&lt;&lt;&lt;&lt;&lt;</text:p>
      <text:p text:style-name="Standard">Ridecano</text:p>
      <text:p text:style-name="Standard">V. Cantore</text:p>
      <text:p text:style-name="Standard">J. duccntore</text:p>
      <text:p text:style-name="Standard">J. Cancellario</text:p>
      <text:p text:style-name="Standard">H. penitenciario</text:p>
      <text:p text:style-name="Standard">G. de Marcello</text:p>
      <text:p text:style-name="Standard">G. Connatri da</text:p>
      <text:p text:style-name="Standard">Py. de Brage.</text:p>
      <text:p text:style-name="Standard"><text:soft-page-break/>G de Curtilis</text:p>
      <text:p text:style-name="Standard">S. de Parisis</text:p>
      <text:p text:style-name="Standard">P. Pouvrelli</text:p>
      <text:p text:style-name="Standard">J. Hamelini</text:p>
      <text:p text:style-name="Standard">M. de Brachia</text:p>
      <text:p text:style-name="Standard">G. de Lumbris</text:p>
      <text:p text:style-name="Standard">R. de Molinis</text:p>
      <text:p text:style-name="Standard">E. Fucherii</text:p>
      <text:p text:style-name="Standard">D. de Quadrellis</text:p>
      <text:p text:style-name="Standard">R. Decano</text:p>
      <text:p text:style-name="Standard">J. duccentue G. Marpaudi</text:p>
      <text:p text:style-name="Standard">H. Penitenciario Cede Lumors</text:p>
      <text:p text:style-name="Standard">P. Pouvelli</text:p>
      <text:p text:style-name="Standard">G. de Curcilis</text:p>
      <text:p text:style-name="Standard">G. Durandi</text:p>
      <text:p text:style-name="Standard">Sy. de Bragell</text:p>
      <text:p text:style-name="Standard">Ni. de Parisius</text:p>
      <text:p text:style-name="Standard">Cmellini</text:p>
      <text:p text:style-name="Standard">G. Hamelini</text:p>
      <text:p text:style-name="Standard">D. Duclare</text:p>
      <text:p text:style-name="Standard">Fucher</text:p>
      <text:p text:style-name="Standard">de Cale</text:p>
      <text:p text:style-name="Standard"/>
      <text:p text:style-name="Standard"/>
      <text:p text:style-name="Standard">=FRAN_0393_09659.tif=</text:p>
      <text:p text:style-name="Standard">&gt;&gt;&gt;&gt;&gt;&gt; date &lt;&lt;&lt;&lt;&lt;&lt;&lt;</text:p>
      <text:p text:style-name="Standard">Annolii die mercurisis ante festum Nativitatis beati Johannis Baptiste capitlnlibis</text:p>
      <text:p text:style-name="Standard">Svi vi cani</text:p>
      <text:p text:style-name="Standard">&gt;&gt;&gt;&gt;&gt;&gt; block &lt;&lt;&lt;&lt;&lt;&lt;&lt;</text:p>
      <text:p text:style-name="Standard">Hodie suit monitus Petrus recuperatons p</text:p>
      <text:p text:style-name="Standard">sero tertio et quarto ex habundeniti quom be</text:p>
      <text:p text:style-name="Standard">na pervurii et privacionis beneficii quod refudi</text:p>
      <text:p text:style-name="Standard">et deserviat beneficio et faciat assiduita</text:p>
      <text:p text:style-name="Standard">continuam prout juravit alioquin proc</text:p>
      <text:p text:style-name="Standard">contra ipsum ad declarandum ipsum primu</text:p>
      <text:p text:style-name="Standard">incurrisse et ad privacionem beneficii hoc f</text:p>
      <text:p text:style-name="Standard"><text:soft-page-break/>promisit et hoc mediantes fuit absolutus</text:p>
      <text:p text:style-name="Standard">tameraris laico N. de Civilliaco et hoc flosu</text:p>
      <text:p text:style-name="Standard">Johannes Alipdis . Robertus Bangis et Thomas Hexhac</text:p>
      <text:p text:style-name="Standard">pavat contra dominum Johannem Channeti horium et c</text:p>
      <text:p text:style-name="Standard">us Nicls de Cdrexis paitis per pnstm perocria sig et sonsipe coeatit de laus</text:p>
      <text:p text:style-name="Standard">domini Tichardis de Laulodiis puuntavit Canonicus</text:p>
      <text:p text:style-name="Standard">suos veti Dhinon de Passu cum domino eginado Foreti ad eum</text:p>
      <text:p text:style-name="Standard">preendam edde sencti Barthoalli de Bethunia Actrabatensi eois</text:p>
      <text:p text:style-name="Standard">t autoriste prolime ac villaiter ne suna face appeobuerer prare</text:p>
      <text:p text:style-name="Standard">Anno domini m° cclii° die sabbaci pro in vige festi mrim</text:p>
      <text:p text:style-name="Standard">Johannis Bapts Johannotus Charrcal cons</text:p>
      <text:p text:style-name="Standard">fuit se tenere et ce lec obligatus fratro</text:p>
      <text:p text:style-name="Standard">Guabri fratri domu Dei Par. in vigii</text:p>
      <text:p text:style-name="Standard">solidis parsi atoi nounic currensis solvendis</text:p>
      <text:p text:style-name="Standard">medici magstar festum magisteri</text:p>
      <text:p text:style-name="Standard">itfiat</text:p>
      <text:p text:style-name="Standard">hoc bonum obligatorum</text:p>
      <text:p text:style-name="Standard">Anna predicto die Johannis Guillelmus tr</text:p>
      <text:p text:style-name="Standard">J. de Espuatis</text:p>
      <text:p text:style-name="Standard">Bouro fecit procuratore Thomam estons</text:p>
      <text:p text:style-name="Standard">H. de Lultavilla Y. de Languena</text:p>
      <text:p text:style-name="Standard">Alamte de Villa Lapidis Dyoni</text:p>
      <text:p text:style-name="Standard">Fuidelli salutum Castrre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H. penitenciario</text:p>
      <text:p text:style-name="Standard">H. de Culento</text:p>
      <text:p text:style-name="Standard">G. de Marcello</text:p>
      <text:p text:style-name="Standard">P. de Arverna</text:p>
      <text:p text:style-name="Standard">G. Durandi</text:p>
      <text:p text:style-name="Standard">Sy. de Bragella</text:p>
      <text:p text:style-name="Standard">G. Marpaudi</text:p>
      <text:p text:style-name="Standard">St. de Pausius</text:p>
      <text:p text:style-name="Standard">J. Cambellani</text:p>
      <text:p text:style-name="Standard"><text:soft-page-break/>D. de Quadcellis</text:p>
      <text:p text:style-name="Standard">G. Hamelini</text:p>
      <text:p text:style-name="Standard">G. de Lumbris</text:p>
      <text:p text:style-name="Standard">R. de Molinis</text:p>
      <text:p text:style-name="Standard">D. de Duclaro</text:p>
      <text:p text:style-name="Standard">E. Fucherii</text:p>
      <text:p text:style-name="Standard">G. deC</text:p>
      <text:p text:style-name="Standard">Vi cantore</text:p>
      <text:p text:style-name="Standard">J. de Marcello</text:p>
      <text:p text:style-name="Standard">J. Succentore</text:p>
      <text:p text:style-name="Standard">H. de Culento</text:p>
      <text:p text:style-name="Standard">G. Havillini</text:p>
      <text:p text:style-name="Standard">R. de Moliris</text:p>
      <text:p text:style-name="Standard">D. de Quadrelli</text:p>
      <text:p text:style-name="Standard">Dici ducoar</text:p>
      <text:p text:style-name="Standard">P. de Cnia</text:p>
      <text:p text:style-name="Standard">P. Parnlli</text:p>
      <text:p text:style-name="Standard">G. de Lumin</text:p>
      <text:p text:style-name="Standard">G. de Curais</text:p>
      <text:p text:style-name="Standard">R. de Parisi</text:p>
      <text:p text:style-name="Standard">M. de Mellot</text:p>
      <text:p text:style-name="Standard"/>
      <text:p text:style-name="Standard"/>
      <text:p text:style-name="Standard">=FRAN_0393_09660.tif=</text:p>
      <text:p text:style-name="Standard">&gt;&gt;&gt;&gt;&gt;&gt; block &lt;&lt;&lt;&lt;&lt;&lt;&lt;</text:p>
      <text:p text:style-name="Standard">3153</text:p>
      <text:p text:style-name="Standard">coitulum Generale Duilime in erastino fistnatuntans beti Jhannis Barti</text:p>
      <text:p text:style-name="Standard">capitulum est continuatum est qe ad diem jovis inclusie</text:p>
      <text:p text:style-name="Standard">capitualum elegit tuxat decime de prebendce pui i que sint</text:p>
      <text:p text:style-name="Standard">vocentur capellani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ancellari</text:p>
      <text:p text:style-name="Standard">B. de Curali</text:p>
      <text:p text:style-name="Standard"><text:soft-page-break/>P. Pouvcelli</text:p>
      <text:p text:style-name="Standard">Vican</text:p>
      <text:p text:style-name="Standard">Sy. de Braella</text:p>
      <text:p text:style-name="Standard">G.de Danvilla</text:p>
      <text:p text:style-name="Standard">G. Marpaudi</text:p>
      <text:p text:style-name="Standard">J. Cambellani</text:p>
      <text:p text:style-name="Standard">Situ de Parisius</text:p>
      <text:p text:style-name="Standard">G. de Marcello</text:p>
      <text:p text:style-name="Standard">G. Hamelini</text:p>
      <text:p text:style-name="Standard">R. de Vyeria</text:p>
      <text:p text:style-name="Standard">J. de Molinis</text:p>
      <text:p text:style-name="Standard">G. de Lumbris</text:p>
      <text:p text:style-name="Standard">P. de Quadrel</text:p>
      <text:p text:style-name="Standard">H. de Culento</text:p>
      <text:p text:style-name="Standard">P. de Roniace</text:p>
      <text:p text:style-name="Standard">G. Fucherii</text:p>
      <text:p text:style-name="Standard">D. de Duclaro</text:p>
      <text:p text:style-name="Standard">G. coquatricis infirmus</text:p>
      <text:p text:style-name="Standard">. de Brachia</text:p>
      <text:p text:style-name="Standard">J. de Essartis</text:p>
      <text:p text:style-name="Standard">P. de Arvernia</text:p>
      <text:p text:style-name="Standard"/>
      <text:p text:style-name="Standard"/>
      <text:p text:style-name="Standard">=FRAN_0393_09661.tif=</text:p>
      <text:p text:style-name="Standard">&gt;&gt;&gt;&gt;&gt;&gt; date &lt;&lt;&lt;&lt;&lt;&lt;&lt;</text:p>
      <text:p text:style-name="Standard">585.</text:p>
      <text:p text:style-name="Standard">Anno lii die martis pot festum beati Johannis Bapte capilulni ducitim capitulo generalali</text:p>
      <text:p text:style-name="Standard">bectei Johannis Bapci</text:p>
      <text:p text:style-name="Standard">Anno lii die mercuri post festum Nativitat domintus capitulo generali capitulatli</text:p>
      <text:p text:style-name="Standard">&gt;&gt;&gt;&gt;&gt;&gt; block &lt;&lt;&lt;&lt;&lt;&lt;&lt;</text:p>
      <text:p text:style-name="Standard">Clerici matutinales qui / resignavrint</text:p>
      <text:p text:style-name="Standard">Guillelmus de Sancto Bendes</text:p>
      <text:p text:style-name="Standard">Michael Caille</text:p>
      <text:p text:style-name="Standard">Symonetus de Grigniaco</text:p>
      <text:p text:style-name="Standard">Guillelmus de Montemorenciaco</text:p>
      <text:p text:style-name="Standard">Joha. Carpentari</text:p>
      <text:p text:style-name="Standard"><text:soft-page-break/>Stephanus de Calivs</text:p>
      <text:p text:style-name="Standard">Dhonasi de partis</text:p>
      <text:p text:style-name="Standard">Dyonisio Alamensis</text:p>
      <text:p text:style-name="Standard">Guerinus de Blandiaco</text:p>
      <text:p text:style-name="Standard">Lambertus de Granga</text:p>
      <text:p text:style-name="Standard">Thomas Aubaurt</text:p>
      <text:p text:style-name="Standard">Jacobus Feveracoris</text:p>
      <text:p text:style-name="Standard">magister Gilebertul protestutus funt de hon</text:p>
      <text:p text:style-name="Standard">Mioluus sorr a tempe moie presenies camerar</text:p>
      <text:p text:style-name="Standard">laito J.Chenneti</text:p>
      <text:p text:style-name="Standard">ad podies in statu</text:p>
      <text:p text:style-name="Standard">Magister Johannes Flanmngi confessus fuit decem libras rono</text:p>
      <text:p text:style-name="Standard">census domus sue de anno quinquagesimo proo et quadraquea solidum</text:p>
      <text:p text:style-name="Standard">stantbeus de majori summa solvendi ad remigium officio anniisai</text:p>
      <text:p text:style-name="Standard">Et super hoc fiat nisi</text:p>
      <text:p text:style-name="Standard">&gt;&gt;&gt;&gt;&gt;&gt; liste &lt;&lt;&lt;&lt;&lt;&lt;&lt;</text:p>
      <text:p text:style-name="Standard">B. decano</text:p>
      <text:p text:style-name="Standard">V. Cantore</text:p>
      <text:p text:style-name="Standard">J. Succentore</text:p>
      <text:p text:style-name="Standard">J. Cancellariio</text:p>
      <text:p text:style-name="Standard">Huxenicent</text:p>
      <text:p text:style-name="Standard">P. de Aonia</text:p>
      <text:p text:style-name="Standard">G. Durandi</text:p>
      <text:p text:style-name="Standard">G. de Danvilla</text:p>
      <text:p text:style-name="Standard">J. de Essartis</text:p>
      <text:p text:style-name="Standard">G. de Marcelli</text:p>
      <text:p text:style-name="Standard">J. Cambellani</text:p>
      <text:p text:style-name="Standard">P. de Roniaco</text:p>
      <text:p text:style-name="Standard">D. de Quadrellis</text:p>
      <text:p text:style-name="Standard">R. de Molinis</text:p>
      <text:p text:style-name="Standard">D. de Duclaro</text:p>
      <text:p text:style-name="Standard">H. de Culenco</text:p>
      <text:p text:style-name="Standard">R. de Vyena</text:p>
      <text:p text:style-name="Standard">Sant de Parisius</text:p>
      <text:p text:style-name="Standard">E. Fucherii</text:p>
      <text:p text:style-name="Standard">G. Hamelini</text:p>
      <text:p text:style-name="Standard"><text:soft-page-break/>P. Pouvelli</text:p>
      <text:p text:style-name="Standard">R. decano D. di Duclaro</text:p>
      <text:p text:style-name="Standard">Vi. Cantore H. de Tulento</text:p>
      <text:p text:style-name="Standard">J. Succentore G. de Lumbris</text:p>
      <text:p text:style-name="Standard">J. de Essartis</text:p>
      <text:p text:style-name="Standard">H. penitenciario D. de Madrellis</text:p>
      <text:p text:style-name="Standard">E. Fucherii P. Pouvrelli</text:p>
      <text:p text:style-name="Standard">G. de Curicilis P. de Acurnia</text:p>
      <text:p text:style-name="Standard">G. Marpaudi</text:p>
      <text:p text:style-name="Standard">J. Cambellani</text:p>
      <text:p text:style-name="Standard">G. de Marcillo</text:p>
      <text:p text:style-name="Standard">P. di Roniace</text:p>
      <text:p text:style-name="Standard">CHarcelli</text:p>
      <text:p text:style-name="Standard"/>
      <text:p text:style-name="Standard"/>
      <text:p text:style-name="Standard">=FRAN_0393_09662.tif=</text:p>
      <text:p text:style-name="Standard">&gt;&gt;&gt;&gt;&gt;&gt; date &lt;&lt;&lt;&lt;&lt;&lt;&lt;</text:p>
      <text:p text:style-name="Standard">Petri eyiserli</text:p>
      <text:p text:style-name="Standard">Anno lii die jonis in vigilia festi ontiu Sanctorum apitulatlbis dominis apitulos Guilleli .</text:p>
      <text:p text:style-name="Standard">Anno lii die lune posti festum senio Petri et Pauli apostolorum</text:p>
      <text:p text:style-name="Standard">&gt;&gt;&gt;&gt;&gt;&gt; block &lt;&lt;&lt;&lt;&lt;&lt;&lt;</text:p>
      <text:p text:style-name="Standard">Johannus de Virsiaco maipter de Visimo xii d. a</text:p>
      <text:p text:style-name="Standard">arccos pro scriptut licterarum suaum con Johannes Le Berdre. E ulotu</text:p>
      <text:p text:style-name="Standard">Everin de sex minis blod. aucus mediati solie ad</text:p>
      <text:p text:style-name="Standard">nocta assups lac agstr Et fut nisi xma prout manom</text:p>
      <text:p text:style-name="Standard">Snc P. Engier Gue de Gagello et puit Genon</text:p>
      <text:p text:style-name="Standard">officaumus danas.</text:p>
      <text:p text:style-name="Standard">J. Cambellani</text:p>
      <text:p text:style-name="Standard">G. Hamelini</text:p>
      <text:p text:style-name="Standard">D. de Duclaro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. Succentore</text:p>
      <text:p text:style-name="Standard">. Cancellario</text:p>
      <text:p text:style-name="Standard">pingenciaris</text:p>
      <text:p text:style-name="Standard"><text:soft-page-break/>G. Fucher</text:p>
      <text:p text:style-name="Standard">P. de Arvernia</text:p>
      <text:p text:style-name="Standard">G. de Curcilis</text:p>
      <text:p text:style-name="Standard">R. de Molinis</text:p>
      <text:p text:style-name="Standard">G. Hamelini</text:p>
      <text:p text:style-name="Standard">D. de Quadrellis</text:p>
      <text:p text:style-name="Standard">G. de Lumbris</text:p>
      <text:p text:style-name="Standard">D. de Duclaro</text:p>
      <text:p text:style-name="Standard">G. Marpaudi</text:p>
      <text:p text:style-name="Standard">P. Pouvelli</text:p>
      <text:p text:style-name="Standard">H. de Culento</text:p>
      <text:p text:style-name="Standard">R. Decano</text:p>
      <text:p text:style-name="Standard">vl cantore</text:p>
      <text:p text:style-name="Standard">J. Succentore</text:p>
      <text:p text:style-name="Standard">E. Fucherii</text:p>
      <text:p text:style-name="Standard">G. de Cartilis</text:p>
      <text:p text:style-name="Standard">J. de Essaitis</text:p>
      <text:p text:style-name="Standard">D. de Quadrellis</text:p>
      <text:p text:style-name="Standard">G. de Lunbris</text:p>
      <text:p text:style-name="Standard"/>
      <text:p text:style-name="Standard"/>
      <text:p text:style-name="Standard">=FRAN_0393_09663.tif=</text:p>
      <text:p text:style-name="Standard">&gt;&gt;&gt;&gt;&gt;&gt; date &lt;&lt;&lt;&lt;&lt;&lt;&lt;</text:p>
      <text:p text:style-name="Standard">Anno lii° die luns post festum beati Martini estiial capitultlbis</text:p>
      <text:p text:style-name="Standard">77.</text:p>
      <text:p text:style-name="Standard">Martis</text:p>
      <text:p text:style-name="Standard">Anno lii die lune post festum beati Benedicti capitulis</text:p>
      <text:p text:style-name="Standard">&gt;&gt;&gt;&gt;&gt;&gt; block &lt;&lt;&lt;&lt;&lt;&lt;&lt;</text:p>
      <text:p text:style-name="Standard">Bola</text:p>
      <text:p text:style-name="Standard">Hodie fuit receptus dominus cardinalis Sancti di</text:p>
      <text:p text:style-name="Standard">in prponam domini Petri Malapert euu procuratore ad p</text:p>
      <text:p text:style-name="Standard">Parisiensis vacantes per auritem Johannis du Petit celiensis</text:p>
      <text:p text:style-name="Standard">ad xv dies contra sanctum Sepulcrum</text:p>
      <text:p text:style-name="Standard">Hodie sz</text:p>
      <text:p text:style-name="Standard">&gt;&gt;&gt;&gt;&gt;&gt; liste &lt;&lt;&lt;&lt;&lt;&lt;&lt;</text:p>
      <text:p text:style-name="Standard">R. Decano</text:p>
      <text:p text:style-name="Standard"><text:soft-page-break/>Vi. Cantore</text:p>
      <text:p text:style-name="Standard">P. Succentore</text:p>
      <text:p text:style-name="Standard">H. Penitenciario</text:p>
      <text:p text:style-name="Standard">P. Pouvrelli</text:p>
      <text:p text:style-name="Standard">J. Cambellani</text:p>
      <text:p text:style-name="Standard">P. de Arvernia</text:p>
      <text:p text:style-name="Standard">J. de Essartis</text:p>
      <text:p text:style-name="Standard">Sy. de Bragella</text:p>
      <text:p text:style-name="Standard">G. Marpandi</text:p>
      <text:p text:style-name="Standard">G. de Curtilis</text:p>
      <text:p text:style-name="Standard">G. Hamelini</text:p>
      <text:p text:style-name="Standard">D. de Quarrellis</text:p>
      <text:p text:style-name="Standard">D de Duclaro</text:p>
      <text:p text:style-name="Standard">P. de Roniaco</text:p>
      <text:p text:style-name="Standard">E. Fucherii</text:p>
      <text:p text:style-name="Standard">H. de Culento</text:p>
      <text:p text:style-name="Standard">Vi cantore</text:p>
      <text:p text:style-name="Standard">J. Succentore</text:p>
      <text:p text:style-name="Standard">H. penitenciario</text:p>
      <text:p text:style-name="Standard">G. de A</text:p>
      <text:p text:style-name="Standard">M. de Marcello</text:p>
      <text:p text:style-name="Standard">H. de Culento</text:p>
      <text:p text:style-name="Standard">J. Cambellani</text:p>
      <text:p text:style-name="Standard">E. Fucherii</text:p>
      <text:p text:style-name="Standard">G. de Curalis</text:p>
      <text:p text:style-name="Standard">R. de Molinis</text:p>
      <text:p text:style-name="Standard">D. de Quadrellis</text:p>
      <text:p text:style-name="Standard">D. de Duclaro</text:p>
      <text:p text:style-name="Standard">G. de Lumilir</text:p>
      <text:p text:style-name="Standard">Jo. Pouvelli</text:p>
      <text:p text:style-name="Standard">intricis</text:p>
      <text:p text:style-name="Standard"/>
      <text:p text:style-name="Standard"/>
      <text:p text:style-name="Standard">=FRAN_0393_09664.tif=</text:p>
      <text:p text:style-name="Standard">&gt;&gt;&gt;&gt;&gt;&gt; date &lt;&lt;&lt;&lt;&lt;&lt;&lt;</text:p>
      <text:p text:style-name="Standard">585.</text:p>
      <text:p text:style-name="Standard"><text:soft-page-break/>Anno lii° die mercuri ante festum Beat Marie magistili capitulantbus</text:p>
      <text:p text:style-name="Standard">Anno lii° die lune post festum Marie magist rapitulatlbis</text:p>
      <text:p text:style-name="Standard">&gt;&gt;&gt;&gt;&gt;&gt; block &lt;&lt;&lt;&lt;&lt;&lt;&lt;</text:p>
      <text:p text:style-name="Standard">Hodie Petrus recuperatoris comparens ad dictam pro habuit</text:p>
      <text:p text:style-name="Standard">dilat ad permutandum usque ad assurupt et termam</text:p>
      <text:p text:style-name="Standard">elapso nisi prosonaliter residebit csensit quod privan</text:p>
      <text:p text:style-name="Standard">tur presentbus camerariis lacto P. de Ercnto</text:p>
      <text:p text:style-name="Standard">Fiat commissio Jacobi de Medunita de facrendo</text:p>
      <text:p text:style-name="Standard">exeguit gentra prepositum de Rosero de lxiiii.</text:p>
      <text:p text:style-name="Standard">parisiensis debitr hori pro termino Johanne ultrm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hipenitenter</text:p>
      <text:p text:style-name="Standard">M. de Melloto</text:p>
      <text:p text:style-name="Standard">J. Cambellani</text:p>
      <text:p text:style-name="Standard">G. de Curtilis</text:p>
      <text:p text:style-name="Standard">D. de Quadrellis</text:p>
      <text:p text:style-name="Standard">P. de Roniaco</text:p>
      <text:p text:style-name="Standard">R. de Molinis</text:p>
      <text:p text:style-name="Standard">G. de Lumbris</text:p>
      <text:p text:style-name="Standard">J. de Essartis</text:p>
      <text:p text:style-name="Standard">D. de Duclaro</text:p>
      <text:p text:style-name="Standard">E Fucherii</text:p>
      <text:p text:style-name="Standard">P. Pouvelli</text:p>
      <text:p text:style-name="Standard">Dexano</text:p>
      <text:p text:style-name="Standard">Vi cantore</text:p>
      <text:p text:style-name="Standard">G. Coquatris</text:p>
      <text:p text:style-name="Standard">J. Succentores Fucherii</text:p>
      <text:p text:style-name="Standard">H. Penitenciario</text:p>
      <text:p text:style-name="Standard">M. de Melloto</text:p>
      <text:p text:style-name="Standard">J. Cambellani</text:p>
      <text:p text:style-name="Standard">J. de Essaitto</text:p>
      <text:p text:style-name="Standard">G. de Danvilla</text:p>
      <text:p text:style-name="Standard">R. de Molinis</text:p>
      <text:p text:style-name="Standard"><text:soft-page-break/>G. de Curtilis</text:p>
      <text:p text:style-name="Standard">G. Havllini</text:p>
      <text:p text:style-name="Standard">D. de Quadrellis</text:p>
      <text:p text:style-name="Standard">P. de Roniaco</text:p>
      <text:p text:style-name="Standard">D. de Duclaro</text:p>
      <text:p text:style-name="Standard">G. de Lumbris</text:p>
      <text:p text:style-name="Standard">P. Pouvnelli</text:p>
      <text:p text:style-name="Standard">R. de Ardeneo</text:p>
      <text:p text:style-name="Standard"/>
      <text:p text:style-name="Standard"/>
      <text:p text:style-name="Standard">=FRAN_0393_09665.tif=</text:p>
      <text:p text:style-name="Standard">&gt;&gt;&gt;&gt;&gt;&gt; block &lt;&lt;&lt;&lt;&lt;&lt;&lt;</text:p>
      <text:p text:style-name="Standard">Hodie fuit ordinatum quod magistri Nicolaus de Cu</text:p>
      <text:p text:style-name="Standard">non celebret in magno altari nisi in septimana</text:p>
      <text:p text:style-name="Standard">sed decanus dixit quod non debuisset tollera</text:p>
      <text:p text:style-name="Standard">aliquo / quod celebrasset in aliquo propter nobis</text:p>
      <text:p text:style-name="Standard">et eminenciam ecclesie / attamen consider</text:p>
      <text:p text:style-name="Standard">permictat</text:p>
      <text:p text:style-name="Standard">quod diu servivit ecclesie quod faciat officium</text:p>
      <text:p text:style-name="Standard">Item coram decano in claustro ad barram Johan</text:p>
      <text:p text:style-name="Standard">de Bosco et Johannes Marnav gagiaverunt</text:p>
      <text:p text:style-name="Standard">dam de eo quod intraverunt claustrum in so</text:p>
      <text:p text:style-name="Standard">illorum qui vulveraverunt Briçonem presentibus</text:p>
      <text:p text:style-name="Standard">Ahourici Johannes Harnoes Mauri. de Qui</text:p>
      <text:p text:style-name="Standard">Anno lii° die festi Sancte Anne presente in Introitu domus domino decani</text:p>
      <text:p text:style-name="Standard">de Lauduno J. Harnois Maur. de Kaerguidu Dyon. Rousselli</text:p>
      <text:p text:style-name="Standard">beneficis ecclesiasticum cum cura vel sine cura int collacto archiepiscopi Sennonsis</text:p>
      <text:p text:style-name="Standard">de Fromontville acceptavit etc. supplicati dominis decano etc. prope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H. Penitenciario</text:p>
      <text:p text:style-name="Standard">St. de Parisius</text:p>
      <text:p text:style-name="Standard">P. Pouvrelli</text:p>
      <text:p text:style-name="Standard">M. de Melloto</text:p>
      <text:p text:style-name="Standard"><text:soft-page-break/>G. Coquatricis</text:p>
      <text:p text:style-name="Standard">J. de Essartis</text:p>
      <text:p text:style-name="Standard">G. de Danvilla</text:p>
      <text:p text:style-name="Standard">P. de Roniaco</text:p>
      <text:p text:style-name="Standard">E. Fucherii</text:p>
      <text:p text:style-name="Standard">R. de Molinis</text:p>
      <text:p text:style-name="Standard">D. de Qadrellis</text:p>
      <text:p text:style-name="Standard">G. Hamelini</text:p>
      <text:p text:style-name="Standard">Hi. de Culento</text:p>
      <text:p text:style-name="Standard">D. de Duclaro</text:p>
      <text:p text:style-name="Standard">E. de Lumbris</text:p>
      <text:p text:style-name="Standard">G. Durandi</text:p>
      <text:p text:style-name="Standard">J. Cambellani</text:p>
      <text:p text:style-name="Standard">G. de Curtilis</text:p>
      <text:p text:style-name="Standard"/>
      <text:p text:style-name="Standard"/>
      <text:p text:style-name="Standard">=FRAN_0393_09666.tif=</text:p>
      <text:p text:style-name="Standard">&gt;&gt;&gt;&gt;&gt;&gt; numérotation &lt;&lt;&lt;&lt;&lt;&lt;&lt;</text:p>
      <text:p text:style-name="Standard">Indicuim indicii</text:p>
      <text:p text:style-name="Standard">590.</text:p>
      <text:p text:style-name="Standard">&gt;&gt;&gt;&gt;&gt;&gt; block &lt;&lt;&lt;&lt;&lt;&lt;&lt;</text:p>
      <text:p text:style-name="Standard">Universis presentes licteras inspecturis. Officialis curie Parisiensis salutem in domino. Notum facimus quod cum</text:p>
      <text:p text:style-name="Standard">nos auctoritate ordinaria super quibusdem nostribus occasione cujusdem vicarie que ecclesia Sancti Mederici Par.</text:p>
      <text:p text:style-name="Standard">ad disposicionem et omnimodam juridicionem et subjeccionem decani et capituli par. ecclesie pertinens cumque</text:p>
      <text:p text:style-name="Standard">membrum ejusdem in ecclesia Sancti Germani Autissiodorensis Parisiensis dicitur optinere / quosdam processus fecissent</text:p>
      <text:p text:style-name="Standard">occasione quorum quasdam moniciones precepta sentencias suspencionis et excomunicacionis in capicerium et canonicos dicte ecclesie</text:p>
      <text:p text:style-name="Standard">emisissemus seu eciam protulissemus. Que omnia prefati decanus et capitulum dicte Parisiensis ecclesie asserabant</text:p>
      <text:p text:style-name="Standard">in sui et sue juridicione et libertate prejudicium esse facta / Et ad reverendum in Christo patris Gi. Dei gracia prout</text:p>
      <text:p text:style-name="Standard">episcopi nostrumque noticiam devenerit / fueritque dictus reverendus pater canonico per fidedi quos informatus</text:p>
      <text:p text:style-name="Standard"><text:soft-page-break/>quod prefati capicerius et canonici et cetere persone ecclesie Sancti Mederici predicti / qualicumque coram nobis litigaver</text:p>
      <text:p text:style-name="Standard">unt seu juridicione nostre se supposuerint / eciam si privilegio fori et chori et omnium aliorum privilegiorum</text:p>
      <text:p text:style-name="Standard">et libertatum ac exempcionum eisdem competencium expresse renunciaverunt eos auctoritate nostra ori</text:p>
      <text:p text:style-name="Standard">ordinatis non possumus nec debemus eos ipsos aut aliquos eorum excomunicare suspendere aut interdic</text:p>
      <text:p text:style-name="Standard">seu alios per censuram ecclesiam quoquomodo animantere in eosdem nobisque constititer loci et sufficienter</text:p>
      <text:p text:style-name="Standard">mas excomunicaconis suspencionis et interdicti a predecessoribus nostris in consimilibus casibus in predictas personas latas</text:p>
      <text:p text:style-name="Standard">per ipsos antecessores qui pro tempore erant quatenus de facto processerant fuisse revocatas</text:p>
      <text:p text:style-name="Standard">et sentencias hujusmodi esse et fuisse pronunciatas nullas. darco $volentes$ volentis nolentes juribus et</text:p>
      <text:p text:style-name="Standard">libertatibus decani et capituli Par. ecclesie in aliquo derogare non eis indebitam facere seu inducere</text:p>
      <text:p text:style-name="Standard">novitatem predictas monici summas excomunicacionis suspencionis et quecunmque ex eis vel ab ea contra capitulum</text:p>
      <text:p text:style-name="Standard">et canonicos antedictos fuerint $assecuta$ de voluntate et assensu reverendi patris predicti et</text:p>
      <text:p text:style-name="Standard">presentis in hoc scriptis revocamus et nullas esse et fuisse decernimus et pronunciamus In cuius rei</text:p>
      <text:p text:style-name="Standard">stinoni sigillum Parisiensius curie presentibus litteris duximus apponendum datum anno Domini m° ccc l primo</text:p>
      <text:p text:style-name="Standard">universis presentes litteras inspecturis . Officialis parisiensis salutem in domino Notum facimus quod nos mandatum ex parte</text:p>
      <text:p text:style-name="Standard">nostra directum presbytero Sancti Christofori de non exequendo et ad nos deferendo mandatum citatorium et</text:p>
      <text:p text:style-name="Standard">monitorium dicto presbytero Sancti Christofori ex parte venerabilis virorum decani et capituli Par. directum contra Agnessotain</text:p>
      <text:p text:style-name="Standard">filia de fratro Egidii de Nova villa armigerii in causa matrimonii coram ipsis decano et capitulo mota contra</text:p>
      <text:p text:style-name="Standard">ipsam Agnessotain quod in hoc scriptis revocamus revocatum à nobis publice nuncietis. datum Domini m. ccc. l.</text:p>
      <text:p text:style-name="Standard">sabbati post festum beatorum Petri et Pauli apstolorum</text:p>
      <text:p text:style-name="Standard">Acta coram nobis anno domini m°. cc. octogesimo quarto die mercurii post festum Estivale beati Nicolai assin</text:p>
      <text:p text:style-name="Standard">coram nobis hodierne hospitisse Thome Lamberti contra Maguinum Lambardum clericum ad intliquen</text:p>
      <text:p text:style-name="Standard">super quibusdem propositis ex parte ipsius hodierne declinatoris coram nobis inter ipsas videlicet quod ipsa</text:p>
      <text:p text:style-name="Standard">non tenebatur stare juri coram nobis quia erat hospitissa capituli Par. vel manus</text:p>
      <text:p text:style-name="Standard">capituli retro claustrum Par. a parte claustri et exempta a juridiccione nostra dicta terre hodierna</text:p>
      <text:p text:style-name="Standard"><text:soft-page-break/>persona in jure coram nobis comparente et interlocutoriam ferri petente dicto Maria Magnino per continua</text:p>
      <text:p text:style-name="Standard">cia absente et a nobis contumace reputato interloquenda pronunciamus Nos et</text:p>
      <text:p text:style-name="Standard">deo capituli par. manere et morante ne nunc manant puode datum</text:p>
      <text:p text:style-name="Standard"/>
      <text:p text:style-name="Standard"/>
      <text:p text:style-name="Standard">=FRAN_0393_09667.tif=</text:p>
      <text:p text:style-name="Standard">&gt;&gt;&gt;&gt;&gt;&gt; block &lt;&lt;&lt;&lt;&lt;&lt;&lt;</text:p>
      <text:p text:style-name="Standard">591</text:p>
      <text:p text:style-name="Standard">Officialis Curie Parsiensi presbytero Sancti Lauderici salutem in domino vobis mandamus quantnus cut magnu</text:p>
      <text:p text:style-name="Standard">clericum si eum inveniri poteritis in parrochia vestra alioquin in ecclesia vestra public citetis cum ut die</text:p>
      <text:p text:style-name="Standard">coram nobis copareat auditurum inter locuteriam in causa quam ipse monet coram nobis contra hodiernam dictam la</text:p>
      <text:p text:style-name="Standard">et super exempt quam ipsa proposuit</text:p>
      <text:p text:style-name="Standard">pl Li</text:p>
      <text:p text:style-name="Standard">Hodie fuit receptus in personam procuratorem fui</text:p>
      <text:p text:style-name="Standard">Reginaldus de Buxia ad prebenda Symon</text:p>
      <text:p text:style-name="Standard">dem Biagella</text:p>
      <text:p text:style-name="Standard">&gt;&gt;&gt;&gt;&gt;&gt; liste &lt;&lt;&lt;&lt;&lt;&lt;&lt;</text:p>
      <text:p text:style-name="Standard">B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E. Fucherii</text:p>
      <text:p text:style-name="Standard">M. de Melloto</text:p>
      <text:p text:style-name="Standard">J. de Essartis</text:p>
      <text:p text:style-name="Standard">G. de Curtilis</text:p>
      <text:p text:style-name="Standard">G. de Lumbris</text:p>
      <text:p text:style-name="Standard"/>
      <text:p text:style-name="Standard"/>
      <text:p text:style-name="Standard">=FRAN_0393_09668.tif=</text:p>
      <text:p text:style-name="Standard">&gt;&gt;&gt;&gt;&gt;&gt; numérotation &lt;&lt;&lt;&lt;&lt;&lt;&lt;</text:p>
      <text:p text:style-name="Standard">lxxvii</text:p>
      <text:p text:style-name="Standard">592.</text:p>
      <text:p text:style-name="Standard"><text:soft-page-break/>&gt;&gt;&gt;&gt;&gt;&gt; block &lt;&lt;&lt;&lt;&lt;&lt;&lt;</text:p>
      <text:p text:style-name="Standard">Elepa Can</text:p>
      <text:p text:style-name="Standard">deccum fuit petro recupatorm puod marea</text:p>
      <text:p text:style-name="Standard">die utiu pretise in capitulo</text:p>
      <text:p text:style-name="Standard">Cimp predicti die mercuri aute assen et domitis</text:p>
      <text:p text:style-name="Standard">capituli supradictis fuit receptus ad pr</text:p>
      <text:p text:style-name="Standard">Par. que fuit G. Marpaudi Gaydo de Captuli</text:p>
      <text:p text:style-name="Standard">dieso virtute nominae facte de ipso per borno quondam</text:p>
      <text:p text:style-name="Standard">duchissam Normanie itextu gracie apute ipisi</text:p>
      <text:p text:style-name="Standard">duchisse fancto</text:p>
      <text:p text:style-name="Standard">Anno lii die lune ante assumpt marie $vieg capituli</text:p>
      <text:p text:style-name="Standard">diccu juis secio recuperacodaru</text:p>
      <text:p text:style-name="Standard">venrere in capitul tuepain</text:p>
      <text:p text:style-name="Standard">Die</text:p>
      <text:p text:style-name="Standard">etrus capen eeotatu$ puolicus</text:p>
      <text:p text:style-name="Standard">apostolica auctorite notari citavit decanum</text:p>
      <text:p text:style-name="Standard">ut decanum et omnes alios capitulantes</text:p>
      <text:p text:style-name="Standard">deisil</text:p>
      <text:p text:style-name="Standard">uist presetes cor arnaldo et sancti</text:p>
      <text:p text:style-name="Standard">sixti prebiyter tardis ad qineerge</text:p>
      <text:p text:style-name="Standard">die ab ista die computand</text:p>
      <text:p text:style-name="Standard">consi fuiter teries juridica alioqui</text:p>
      <text:p text:style-name="Standard">ad diem prome reguerte non foy</text:p>
      <text:p text:style-name="Standard">corm ipso eardem seu jubricando</text:p>
      <text:p text:style-name="Standard">ab ipso processuri in causa pentai</text:p>
      <text:p text:style-name="Standard">quam sonquas moventendi</text:p>
      <text:p text:style-name="Standard">concraipses archiejcous serron</text:p>
      <text:p text:style-name="Standard">juxta tenore licterarm ex nsum eh</text:p>
      <text:p text:style-name="Standard">vicar presentis hibohiti de Custrin</text:p>
      <text:p text:style-name="Standard">camerari laico Atobo de Medinit</text:p>
      <text:p text:style-name="Standard">fuerunt protestati domino quod cracio nor</text:p>
      <text:p text:style-name="Standard">accaret e pos insiprus factu fide de</text:p>
      <text:p text:style-name="Standard">state id et funnt et protepat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<text:soft-page-break/>J. Succentore</text:p>
      <text:p text:style-name="Standard">J. Cancellario</text:p>
      <text:p text:style-name="Standard">E. Fucherii</text:p>
      <text:p text:style-name="Standard">M. de Melloto</text:p>
      <text:p text:style-name="Standard">J. de Essartis</text:p>
      <text:p text:style-name="Standard">G. de Curtilis</text:p>
      <text:p text:style-name="Standard">P. de Roniaco</text:p>
      <text:p text:style-name="Standard">D. de Quadrellis</text:p>
      <text:p text:style-name="Standard">G. de Danvilla</text:p>
      <text:p text:style-name="Standard">P. Pouvrelli</text:p>
      <text:p text:style-name="Standard">D. de Duclaro</text:p>
      <text:p text:style-name="Standard">Ridecano</text:p>
      <text:p text:style-name="Standard">Vi. Cantore</text:p>
      <text:p text:style-name="Standard">J. Succentore</text:p>
      <text:p text:style-name="Standard">J. Cancellario</text:p>
      <text:p text:style-name="Standard">H. penitentiario</text:p>
      <text:p text:style-name="Standard">G. Coqnacricis</text:p>
      <text:p text:style-name="Standard">P. de Arvernia</text:p>
      <text:p text:style-name="Standard">M. de Melloto</text:p>
      <text:p text:style-name="Standard">de Curcilis</text:p>
      <text:p text:style-name="Standard">G. coas$</text:p>
      <text:p text:style-name="Standard">G. de Marcello</text:p>
      <text:p text:style-name="Standard">D. de Dunclaro</text:p>
      <text:p text:style-name="Standard">G. de Lumbor</text:p>
      <text:p text:style-name="Standard">G. Fucherii</text:p>
      <text:p text:style-name="Standard">Johanne Juperis posuit srgont</text:p>
      <text:p text:style-name="Standard">menet ad plstuta</text:p>
      <text:p text:style-name="Standard"/>
      <text:p text:style-name="Standard"/>
      <text:p text:style-name="Standard">=FRAN_0393_09669.tif=</text:p>
      <text:p text:style-name="Standard">&gt;&gt;&gt;&gt;&gt;&gt; block &lt;&lt;&lt;&lt;&lt;&lt;&lt;</text:p>
      <text:p text:style-name="Standard">593</text:p>
      <text:p text:style-name="Standard">lterarm sig reverentissi preis domini Armildinis</text:p>
      <text:p text:style-name="Standard">unaldus misis acione dia. tert Sancti sixti presbyter cardinalis Audicor et commissarius ad infrascripta a sede apostulice specialiter deputatus veen</text:p>
      <text:p text:style-name="Standard"><text:soft-page-break/>viris sancte Genovefe paro Sancti Germani in praetis juxta Parisiensi monasterii abbatibus Sancti Eligii et Sancti Dyonisis in carcere Parisiensis proribus Sancte opertine</text:p>
      <text:p text:style-name="Standard">Stephani de Gressibus Parisiensis ecclesia capiceriis officiaris par sancte Genonefe parve Sancti Hilami et Sancti Andree de arciibus Pariensis ecclesiai reis</text:p>
      <text:p text:style-name="Standard">Ceterisque omnibus et singulis Abbatibus prioribus archidiaconis decanis archiprebyteris rectoribus vicariis capellanis curatis et non curatis</text:p>
      <text:p text:style-name="Standard">xil pei civitatem et diocesis par constitutis vel contra loco tenentibus et cuilibet eorum insolidum ad quos presentes littere pervenuit saiu</text:p>
      <text:p text:style-name="Standard">et mandatum nostris pimo venius apostolici firmiter obedire. Dudum si quidem sanctissimies in xo pater et dominus noster dominus Clemens domin</text:p>
      <text:p text:style-name="Standard">ps docus causam et tasas contentas in quidem supplicanites ced la tenoro infrascripti pro parte reverendi patris domini Guillelmi Crcepci sensarils eidem domino </text:p>
      <text:p text:style-name="Standard">orectiaet vinde nobis exhibita nobis Arnalds cardem prefato runc coram ex presenti vine vocis oraculo commisit audiendas decidends</text:p>
      <text:p text:style-name="Standard">cerminandi eciam cum potate citandi extra cuviam et ad partes semel et plures quocines opus fuct erit decanum et capitulum</text:p>
      <text:p text:style-name="Standard">in hujsmodi infrascripte supplicanins cedula tontentes et nominatos / non obstantibus quod tasa seu causae hujusmodi non suit alias in bomeis curia de fuin</text:p>
      <text:p text:style-name="Standard">ra tractande et finende. Tennor vo dicte supplicat dedule / cuierat appensum sigillum prefati domini archiepiscopi ut preme facie vides</text:p>
      <text:p text:style-name="Standard">eit hoc verba snctitati vestre supplicanite humiliter et denote Guillelmus Dei et eidem vtre scnitatis miseri atr vice senonensis ecclesie archiepiscopus humilis</text:p>
      <text:p text:style-name="Standard">quatinus cum dejire metropolitique vestre senonensis ecclesie prefate sibi competat civitates per dioceses sue provncie suffraganeos suos neo</text:p>
      <text:p text:style-name="Standard">chamd cathedralium et ecta ecarum capitula monasterii ecclesiastis et alia reliosa et prabodleros et popitlos visitare libere ac procuratore aleno</text:p>
      <text:p text:style-name="Standard">visitatis et decanus et capitulum ecclesie Par.ensi sue puncie senonensi eumdem arcep ad visitacionem et procuratore nunc et de novo se jactam</text:p>
      <text:p text:style-name="Standard">admictere nolle nichil racionabile pretente quare ipsum ad visitat et procuratore predictas admittere muinime teneantur quavis idem archiepiscopum tn</text:p>
      <text:p text:style-name="Standard">pais relator se supponereviri et racioni sepius et Leguigne benigne obtulit se paratum dignet eadem vestra scitas ad conservats ju</text:p>
      <text:p text:style-name="Standard">ecclesie senescall que olim vos insponsum habuisse et nunc in patrem et dominum exultat habere de quo jure credoscitatem vestram habuisse et adhuc</text:p>
      <text:p text:style-name="Standard">mo iam et voticiam plemiorem providere de compendioso remedio absque lite prout vesire scentati placurit faciendum cum prout novit vra sc</text:p>
      <text:p text:style-name="Standard">nup riptiple jus visiaum e prscriptible censeatur / vel saltem causam quam dictus archiepiscopus contra dictos decanum et capitulum occasione pri</text:p>
      <text:p text:style-name="Standard">alias novem intendit in reme curie retine propter multa in conveniencia evittanda. Pestmodum veo magistro Nicolao de Pennis ipsus</text:p>
      <text:p text:style-name="Standard">Guillmi Archiepiscopi prcunere hac die infrascripta cora nobis in judicio legime constituto / ac de sue procuracionis mandato per quasdam Par.</text:p>
      <text:p text:style-name="Standard"><text:soft-page-break/>sigillo ipsius domini archiepiscopi inpendenti ut pre facie apparebat sigillatas / fide promptam faciente ac nos cum instantia reqntm</text:p>
      <text:p text:style-name="Standard">decanum et capitulum in supplicatite predicta nominatis ctari exra curiam et ad partes per nostras litteras mandaremus $u$ ut certo parem termino </text:p>
      <text:p text:style-name="Standard">nols it judicio comparerent in causais in eadem supplicavtit et commissarius nobis facta crcentis et cetris su eisdem ejusdem commissaris vi et form emphensis ad signllo</text:p>
      <text:p text:style-name="Standard">usque ad diffiniciam senenciam inclusie prout de jure fuerit processuri facturi et recepturi quod raionis ordo dictant nos arat</text:p>
      <text:p text:style-name="Standard">uudd tor prefatus volentes dictam commissis nobis factam reverenter exequi ut tevemur vos predictos et vstrum quemlibet auctoritate apuodi quam fungimur in</text:p>
      <text:p text:style-name="Standard">qst attercio et perempts tenore presentibus requimus et movemus commit et divisim vobis nichilominus et vestrum cuilibet in virterinte sancte</text:p>
      <text:p text:style-name="Standard">cul penera expnts quam in vos et vestrum quemlibet nisi quod mando seteritis et admplemeritis cum effectu canonici monicone premissa scrtinus</text:p>
      <text:p text:style-name="Standard">paeti rendo mus quatus vos et vestrum quelibet quo pro parte predicte domini Guillelmi archiepiscopi Sancta suater hoc legis fueritis requisiti seu etiam requisitus ita</text:p>
      <text:p text:style-name="Standard">aaenda alter alterum non expettet nec unus pro reliquo se excuset infra sex dies post requisitis huusmodi immediate seu</text:p>
      <text:p text:style-name="Standard">dierum duos pro pre duos prosecundo et reliquos duos dies pro teruo et pemiptis teriro ac monasterii canonica assignamus dictos decanum et cap</text:p>
      <text:p text:style-name="Standard">et jam dicta suplicatis seu commissarus contentos videlicet decanum prefatum in personem propria seu in domo habitato sue et nichilominus ipsum decanum et capitulumum et</text:p>
      <text:p text:style-name="Standard">in loco capitulari claustro vel choro alias alias in ecclesia ipsa sic publice pacente quod predicta et infirascripta ad eorumdem decani et c</text:p>
      <text:p text:style-name="Standard">notit a ronemisse verisiliter presimuatr ex parte nostra pr vius apostolic pempterne citare curetis quod et quemlibet ipsorum nos eciam aitro simili</text:p>
      <text:p text:style-name="Standard">cctavius ut quinquig die post ditatis hujusmodi eis factam immediate sequent si dies ipsa quinqueg juridiconem fuerit et nos alias alius tus</text:p>
      <text:p text:style-name="Standard">caua se i causs subrogandus auditorum si aliquem forsa interim dari aut subrogari contingerit ad jura reddendum sedebimus vel se</text:p>
      <text:p text:style-name="Standard">jnudita cotunt proxme secutura / qua nos sive ipsum subrogandum ad ad sede contigrit quem tertrum ipsis et eorum cuu</text:p>
      <text:p text:style-name="Standard">um laborum et expensim pemptors assignamus Iiioni d hospicio habitat nostre se</text:p>
      <text:p text:style-name="Standard">canonica ic tro et peremps termino ut s</text:p>
      <text:p text:style-name="Standard">alias locti ad causam seu casas hujusmodi sufficiene instructos cum omnibus actis juribus</text:p>
      <text:p text:style-name="Standard">continglt nos adee per se vel p</text:p>
      <text:p text:style-name="Standard">ra bespopi juo</text:p>
      <text:p text:style-name="Standard">egia compaeant coram nobis nobis aut subrogando predicto eidem</text:p>
      <text:p text:style-name="Standard">sud causam seu causas hujusmodi tar</text:p>
      <text:p text:style-name="Standard">aliis sub ejusdem commissariis fommm comprehenesis tam duic</text:p>
      <text:p text:style-name="Standard"><text:soft-page-break/>vel ejus procurator super omnibus et</text:p>
      <text:p text:style-name="Standard">supplicanto et commissaris predcte</text:p>
      <text:p text:style-name="Standard">ri etal in causa seu causis ipsis ad obs et sigulos actus gradatim et successive et usque ad disficiam surum inclusie pro</text:p>
      <text:p text:style-name="Standard">a</text:p>
      <text:p text:style-name="Standard">eressar sancturi dicturi visuri audituri et recepturi quod ordo dictaverit racionis. Certificantes citatos decanum</text:p>
      <text:p text:style-name="Standard">ivia</text:p>
      <text:p text:style-name="Standard">no li quod sive in dicte citacionis termino opere curaveriunt sive non nos in camseu causis predictis et ad primi</text:p>
      <text:p text:style-name="Standard">cordm titatorum absentia seu continmuacia non obstantibus diem autemscu dies hujusmodi titacionis et formam nomina et c</text:p>
      <text:p text:style-name="Standard">et conomicorum capituli ecclesie Par. prefate / quos in executo citacionis hujusmodi cum eam seceritis vos apprhende</text:p>
      <text:p text:style-name="Standard">sieu etis et quicquid super premissis duxitis faciendum nobis pei vestras litteras aut instra publici harum ser</text:p>
      <text:p text:style-name="Standard">t</text:p>
      <text:p text:style-name="Standard">renissis eciam presentibus fideliter innnare ciretis In quorum omnium testimonim presentes nostras litteras seu presens</text:p>
      <text:p text:style-name="Standard">elb judico quita mnseruilii.</text:p>
      <text:p text:style-name="Standard">renticoricensis diocesis pa auctoritate apud nomne et familiarem nostrum infrascriptum substriuibi et publicu mandamul</text:p>
      <text:p text:style-name="Standard">Datum et accum Animoni ethospicio habitats nostre anno a natate Domini maro oc</text:p>
      <text:p text:style-name="Standard">scissum ix patris et domini nostri dmini Clementis domina providenct prope sexti anno unditet presentibus venenrabibis et religis viris domino</text:p>
      <text:p text:style-name="Standard">Palayraco canonics</text:p>
      <text:p text:style-name="Standard">parisisus Archipresbytero montis alti / et domino Petro Laureti rectore parrochiai ecclesie de Lordato appanis</text:p>
      <text:p text:style-name="Standard">in quinto folio sequenti habetur consensus compurictendi</text:p>
      <text:p text:style-name="Standard">ad prenissa vocs et rog</text:p>
      <text:p text:style-name="Standard">Ege bero oheo Mercerii clericus Petragericensis diocesis prublicis auctoritate apud notaris premissis omnibus et siglis dum sic per eumdem dominum Canni</text:p>
      <text:p text:style-name="Standard">omnam publictbus etc.</text:p>
      <text:p text:style-name="Standard">ricti accerentur una cum prenominatis testibus presens interfui / eaque aliis eccupatus si de licter scribi</text:p>
      <text:p text:style-name="Standard">avi de mandato prefati domini Cardinalis una cum ipsius appensione sigilli in hac redigendeo</text:p>
      <text:p text:style-name="Standard">suriet constat in nons predict de rasura superio facta non vicosies cirore indictireidelicetququogesima quo</text:p>
      <text:p text:style-name="Standard"/>
      <text:p text:style-name="Standard"/>
      <text:p text:style-name="Standard"><text:soft-page-break/>=FRAN_0393_09670.tif=</text:p>
      <text:p text:style-name="Standard">&gt;&gt;&gt;&gt;&gt;&gt; date &lt;&lt;&lt;&lt;&lt;&lt;&lt;</text:p>
      <text:p text:style-name="Standard">aterre sancti Sixti prebteri ac sacrostere Romani etclesie presbyteri cardns ut pa facre apparelat siga</text:p>
      <text:p text:style-name="Standard">Anno lii° die veneris post festum Assumptis capiultulibus</text:p>
      <text:p text:style-name="Standard">Auchier de Gaie</text:p>
      <text:p text:style-name="Standard">&gt;&gt;&gt;&gt;&gt;&gt; entrée &lt;&lt;&lt;&lt;&lt;&lt;&lt;</text:p>
      <text:p text:style-name="Standard">t</text:p>
      <text:p text:style-name="Standard">ubit</text:p>
      <text:p text:style-name="Standard">&gt;&gt;&gt;&gt;&gt;&gt; block &lt;&lt;&lt;&lt;&lt;&lt;&lt;</text:p>
      <text:p text:style-name="Standard">nanuba</text:p>
      <text:p text:style-name="Standard">noine apistoli per fidem et juramientum et est assuotie sibi dies ad viii dies et fait $e et fuit</text:p>
      <text:p text:style-name="Standard">expeditus de magistrio decani presentus J. Danterre et J. Bourdon Francis et s.</text:p>
      <text:p text:style-name="Standard">Mario serviensi capituli Hanger Jrdelandi</text:p>
      <text:p text:style-name="Standard">Anno lii die xvi augusti coram domino decano Par. in domo sua prsentbus N. de Civilli</text:p>
      <text:p text:style-name="Standard">Petro dAviguel poncetosmen Andrea Calamaigne Johannes Carnifie</text:p>
      <text:p text:style-name="Standard">de civilliato juravit ad sancta Dei Eunglia interrogim pero dictum dominum</text:p>
      <text:p text:style-name="Standard">decanum si vendidat fenum prati spectans ad o. prebendarium de Tivilli</text:p>
      <text:p text:style-name="Standard">in territores de Laiaco vocati la Jonciere / tampni asseruit pro sum jur</text:p>
      <text:p text:style-name="Standard">pro non intersi mans capituli fuerant appofita supra sevum dicit quod sic</text:p>
      <text:p text:style-name="Standard">per decanum loci ad requestam carpum inter sifecant apportari feut</text:p>
      <text:p text:style-name="Standard">post arrestum dicit prodsit</text:p>
      <text:p text:style-name="Standard">concessa est sergenciam Fulconi de Dola pro lxxstus</text:p>
      <text:p text:style-name="Standard">domus Egidii de Lorriaco est concessa Johanni duate</text:p>
      <text:p text:style-name="Standard">Nicolai Buaque pro vv scutis</text:p>
      <text:p text:style-name="Standard">J. de Espurtis dieididit denarios Dei de domo G.</text:p>
      <text:p text:style-name="Standard">Marpaudi pro precio apponendo per jur</text:p>
      <text:p text:style-name="Standard">taupin comprens in capitulo asseruit quod everat praci</text:p>
      <text:p text:style-name="Standard">de a Jonciere a Johanne Tarnific pro peco libras</text:p>
      <text:p text:style-name="Standard">de qsuibus jn solverert xxiiii s. prodixoit</text:p>
      <text:p text:style-name="Standard">infrascript qui juris saliis deffons Johannis</text:p>
      <text:p text:style-name="Standard">17</text:p>
      <text:p text:style-name="Standard">Robertus de Vauthome Thomas lecisse</text:p>
      <text:p text:style-name="Standard">dies habet carnisex ad lune ad videndum juris test</text:p>
      <text:p text:style-name="Standard">quos producet</text:p>
      <text:p text:style-name="Standard">&gt;&gt;&gt;&gt;&gt;&gt; liste &lt;&lt;&lt;&lt;&lt;&lt;&lt;</text:p>
      <text:p text:style-name="Standard">. die jovis post et sumpte con e</text:p>
      <text:p text:style-name="Standard"><text:soft-page-break/>elaigitus</text:p>
      <text:p text:style-name="Standard">594.</text:p>
      <text:p text:style-name="Standard">$clat parisione de del au parere ad dies dessut</text:p>
      <text:p text:style-name="Standard">R. decano</text:p>
      <text:p text:style-name="Standard">V. Cantore</text:p>
      <text:p text:style-name="Standard">J. Succentore</text:p>
      <text:p text:style-name="Standard">J. Cancellario</text:p>
      <text:p text:style-name="Standard">H. Penitenciario</text:p>
      <text:p text:style-name="Standard">R. de Molinis</text:p>
      <text:p text:style-name="Standard">G. de Curtilis</text:p>
      <text:p text:style-name="Standard">J. de Essartis</text:p>
      <text:p text:style-name="Standard">G. de Marcello</text:p>
      <text:p text:style-name="Standard">M. de Melloto</text:p>
      <text:p text:style-name="Standard">J. de Campodiverso</text:p>
      <text:p text:style-name="Standard">. Cambellani</text:p>
      <text:p text:style-name="Standard">P. Pouvrelli</text:p>
      <text:p text:style-name="Standard">J. de Quadrellis</text:p>
      <text:p text:style-name="Standard">G. Hamelini</text:p>
      <text:p text:style-name="Standard">G. de Lumbris</text:p>
      <text:p text:style-name="Standard">J. de Duclaro</text:p>
      <text:p text:style-name="Standard"/>
      <text:p text:style-name="Standard"/>
      <text:p text:style-name="Standard">=FRAN_0393_09671.tif=</text:p>
      <text:p text:style-name="Standard">&gt;&gt;&gt;&gt;&gt;&gt; block &lt;&lt;&lt;&lt;&lt;&lt;&lt;</text:p>
      <text:p text:style-name="Standard">1797</text:p>
      <text:p text:style-name="Standard">Anno lonce vie sabbti post Asimpecite in vigini glesese Sephanus de Villosfim.</text:p>
      <text:p text:style-name="Standard">de Villafflum ejus nopos armigi sumut absoluti a suia exercos lacia pro continuaci in</text:p>
      <text:p text:style-name="Standard">jastan procuratoris officii anniversariorum dicte me come salvis pepen dicti procuratoris nostri quas dc</text:p>
      <text:p text:style-name="Standard">Sephanus voluerit teya et adjudicarum in obsentia ipsrum excorcatorum et pro que ne pote suo</text:p>
      <text:p text:style-name="Standard">ad dictus expensis videlicet pro ple ipsm motem contingentes idem sephano se feci priopi</text:p>
      <text:p text:style-name="Standard">vace et Cusor et.</text:p>
      <text:p text:style-name="Standard">Guerricus promisit santerfacere infra quindecim dc</text:p>
      <text:p text:style-name="Standard">ad mercuri contra Thomam le Chevenacier in sancti</text:p>
      <text:p text:style-name="Standard">et de T. de Lumbris</text:p>
      <text:p text:style-name="Standard">Colinus Girardi de Coranosa omendavit congnoseilitere</text:p>
      <text:p text:style-name="Standard">domino. Decno in domo sua</text:p>
      <text:p text:style-name="Standard"><text:soft-page-break/>Hodie fuit dictam H.slegii quod se non intro</text:p>
      <text:p text:style-name="Standard">mictat deceto de recesta anniversarioum</text:p>
      <text:p text:style-name="Standard">.</text:p>
      <text:p text:style-name="Standard">&gt;&gt;&gt;&gt;&gt;&gt; liste &lt;&lt;&lt;&lt;&lt;&lt;&lt;</text:p>
      <text:p text:style-name="Standard">B. Decano</text:p>
      <text:p text:style-name="Standard">Vi cantore</text:p>
      <text:p text:style-name="Standard">J. Succentore</text:p>
      <text:p text:style-name="Standard">H. penitenciario</text:p>
      <text:p text:style-name="Standard">St. de Parisius</text:p>
      <text:p text:style-name="Standard">G. Coquatricis</text:p>
      <text:p text:style-name="Standard">G. Durardi</text:p>
      <text:p text:style-name="Standard">M. de Melloto</text:p>
      <text:p text:style-name="Standard">G. de Marcello</text:p>
      <text:p text:style-name="Standard">G. de Curtilis</text:p>
      <text:p text:style-name="Standard">D. de Quadrellis</text:p>
      <text:p text:style-name="Standard">D. de Duelio</text:p>
      <text:p text:style-name="Standard">G. de Lumbris</text:p>
      <text:p text:style-name="Standard">R. de Molinis</text:p>
      <text:p text:style-name="Standard">J. Cambellani</text:p>
      <text:p text:style-name="Standard">P. Pouvelli</text:p>
      <text:p text:style-name="Standard">G. Hamelini</text:p>
      <text:p text:style-name="Standard">P. de Roniaco</text:p>
      <text:p text:style-name="Standard"/>
      <text:p text:style-name="Standard"/>
      <text:p text:style-name="Standard">=FRAN_0393_09672.tif=</text:p>
      <text:p text:style-name="Standard">&gt;&gt;&gt;&gt;&gt;&gt; date &lt;&lt;&lt;&lt;&lt;&lt;&lt;</text:p>
      <text:p text:style-name="Standard">556</text:p>
      <text:p text:style-name="Standard">Anno lii° die mercuriis ante festum beati Beartholouei apostoli capituli</text:p>
      <text:p text:style-name="Standard">.</text:p>
      <text:p text:style-name="Standard">x</text:p>
      <text:p text:style-name="Standard">Succost</text:p>
      <text:p text:style-name="Standard">lune postsestu btr bthalqt apituli capituli</text:p>
      <text:p text:style-name="Standard">&gt;&gt;&gt;&gt;&gt;&gt; liste &lt;&lt;&lt;&lt;&lt;&lt;&lt;</text:p>
      <text:p text:style-name="Standard">R. decano</text:p>
      <text:p text:style-name="Standard">Vi Guitore</text:p>
      <text:p text:style-name="Standard">Succentore</text:p>
      <text:p text:style-name="Standard"><text:soft-page-break/>J. Cancellario</text:p>
      <text:p text:style-name="Standard">Hipenicensis</text:p>
      <text:p text:style-name="Standard">J. de Essartis</text:p>
      <text:p text:style-name="Standard">G. de Cumpodiverso</text:p>
      <text:p text:style-name="Standard">J. Cambellani</text:p>
      <text:p text:style-name="Standard">G. de Curtilis</text:p>
      <text:p text:style-name="Standard">P. Pouvrelli</text:p>
      <text:p text:style-name="Standard">G. de Marcello</text:p>
      <text:p text:style-name="Standard">D. de Duclaro</text:p>
      <text:p text:style-name="Standard">G. de Lumbris</text:p>
      <text:p text:style-name="Standard">R. de Molinis</text:p>
      <text:p text:style-name="Standard">De cuze</text:p>
      <text:p text:style-name="Standard">Cantore</text:p>
      <text:p text:style-name="Standard">J. Fongentire</text:p>
      <text:p text:style-name="Standard">H.peniteniario</text:p>
      <text:p text:style-name="Standard">G Cognatricis</text:p>
      <text:p text:style-name="Standard">G. de Marcello</text:p>
      <text:p text:style-name="Standard">tam bellani</text:p>
      <text:p text:style-name="Standard">G. Hamelini</text:p>
      <text:p text:style-name="Standard">. Pounelli</text:p>
      <text:p text:style-name="Standard">G. de Lumbris</text:p>
      <text:p text:style-name="Standard">G. de Celloo</text:p>
      <text:p text:style-name="Standard">3</text:p>
      <text:p text:style-name="Standard">de Kracha</text:p>
      <text:p text:style-name="Standard">De duclaro</text:p>
      <text:p text:style-name="Standard">de prolusis</text:p>
      <text:p text:style-name="Standard"/>
      <text:p text:style-name="Standard"/>
      <text:p text:style-name="Standard">=FRAN_0393_09673.tif=</text:p>
      <text:p text:style-name="Standard">&gt;&gt;&gt;&gt;&gt;&gt; date &lt;&lt;&lt;&lt;&lt;&lt;&lt;</text:p>
      <text:p text:style-name="Standard">39</text:p>
      <text:p text:style-name="Standard">Capistulum gsenerale diei jovis vigilisfesti Beati Bertholamei l iuii li</text:p>
      <text:p text:style-name="Standard">&gt;&gt;&gt;&gt;&gt;&gt; block &lt;&lt;&lt;&lt;&lt;&lt;&lt;</text:p>
      <text:p text:style-name="Standard">Hodie fuit ordinatum quod de cetero vi exmurus visitentur</text:p>
      <text:p text:style-name="Standard">A</text:p>
      <text:p text:style-name="Standard">domus et reparentur et decetero nullus emptor</text:p>
      <text:p text:style-name="Standard"><text:soft-page-break/>Claustral</text:p>
      <text:p text:style-name="Standard">recipiet sumam reparacionum ymo ponantum</text:p>
      <text:p text:style-name="Standard">et fiant reparaciones per manus capituli $inst</text:p>
      <text:p text:style-name="Standard">dederit bona $pone de Povendouxaco</text:p>
      <text:p text:style-name="Standard">Casta ad</text:p>
      <text:p text:style-name="Standard">ad vi dies inclusive est continuatr capitulum</text:p>
      <text:p text:style-name="Standard">Hodit decundum turrim de Ghessioenonsis</text:p>
      <text:p text:style-name="Standard">socap fide destabellionatu et suid dici</text:p>
      <text:p text:style-name="Standard">de chua quod quob ista die compoutabanttem</text:p>
      <text:p text:style-name="Standard">citat pro serovese Thoma le chevenr</text:p>
      <text:p text:style-name="Standard">J. de Lau</text:p>
      <text:p text:style-name="Standard">hodie Petrus Trepamn de Erressis Senonesis die</text:p>
      <text:p text:style-name="Standard">fecit fidem de Cabellionatu et suit dictum par.</text:p>
      <text:p text:style-name="Standard">dominum decanum quod abinsta die computabat</text:p>
      <text:p text:style-name="Standard">tempus crcati presentis P. Gonnesse Thoma le che</text:p>
      <text:p text:style-name="Standard">nacien J. de Laudr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Succentore</text:p>
      <text:p text:style-name="Standard">J. Cancellario</text:p>
      <text:p text:style-name="Standard">nota</text:p>
      <text:p text:style-name="Standard">J. Penitenciario</text:p>
      <text:p text:style-name="Standard">J. de Essartis</text:p>
      <text:p text:style-name="Standard">G. Hamelini</text:p>
      <text:p text:style-name="Standard">Dt de Duclaro</text:p>
      <text:p text:style-name="Standard">M. de Brachia</text:p>
      <text:p text:style-name="Standard">G. de Maricello</text:p>
      <text:p text:style-name="Standard">G. Coquatricis</text:p>
      <text:p text:style-name="Standard">G. de Lurabris</text:p>
      <text:p text:style-name="Standard">M. de Melloto</text:p>
      <text:p text:style-name="Standard">G. de Curtilis</text:p>
      <text:p text:style-name="Standard">J. Combellani</text:p>
      <text:p text:style-name="Standard">G. de Campoduiso</text:p>
      <text:p text:style-name="Standard">R. de Molinis</text:p>
      <text:p text:style-name="Standard">E. Fucherquisimus</text:p>
      <text:p text:style-name="Standard"><text:soft-page-break/>P. Pouvelli</text:p>
      <text:p text:style-name="Standard">O. durandi</text:p>
      <text:p text:style-name="Standard"/>
      <text:p text:style-name="Standard"/>
      <text:p text:style-name="Standard">=FRAN_0393_09674.tif=</text:p>
      <text:p text:style-name="Standard">&gt;&gt;&gt;&gt;&gt;&gt; numérotation &lt;&lt;&lt;&lt;&lt;&lt;&lt;</text:p>
      <text:p text:style-name="Standard">nisi</text:p>
      <text:p text:style-name="Standard">596.</text:p>
      <text:p text:style-name="Standard">&gt;&gt;&gt;&gt;&gt;&gt; block &lt;&lt;&lt;&lt;&lt;&lt;&lt;</text:p>
      <text:p text:style-name="Standard">6</text:p>
      <text:p text:style-name="Standard">chiale ecclesiam de Charseto diocesis Carnocensis quam</text:p>
      <text:p text:style-name="Standard">ipse dominus Natalis dicitur obtinere / dictum dum</text:p>
      <text:p text:style-name="Standard">tale exnunc prout extunt harum procanius</text:p>
      <text:p text:style-name="Standard">sie licterar vos rogan quatinus presentatis nostram h</text:p>
      <text:p text:style-name="Standard">admictentem dictum dminum Nacalem reidente in xse</text:p>
      <text:p text:style-name="Standard">pre domino episcopo Carnotensis sevenis vicari prencet</text:p>
      <text:p text:style-name="Standard">ad sullendico Retr de Spedonu cum ejus cura imribus</text:p>
      <text:p text:style-name="Standard">et prtinentes universis eidem truseri turanitus inducatur</text:p>
      <text:p text:style-name="Standard">pens induci mandetur in corpoalem posesionem</text:p>
      <text:p text:style-name="Standard">ipsis fut est morm adhibitis ollempurtat ibus con</text:p>
      <text:p text:style-name="Standard">Anno lii° die lune posti festum bi Bertholomei apostoli capitulni duiris capitulo generali</text:p>
      <text:p text:style-name="Standard">servegis in priisi srpt testamonium sig.</text:p>
      <text:p text:style-name="Standard">2.</text:p>
      <text:p text:style-name="Standard">domini consenserunt permutacio prolocute inter dominum</text:p>
      <text:p text:style-name="Standard">Petrum du quarregro curie deSpedona in archidiaconus</text:p>
      <text:p text:style-name="Standard">pissis in pissiis causmei diocesis et dominum Natali sail</text:p>
      <text:p text:style-name="Standard">larc curi de Marcheseto ejusdem tioceet</text:p>
      <text:p text:style-name="Standard">seu eis vicaris</text:p>
      <text:p text:style-name="Standard">Camote</text:p>
      <text:p text:style-name="Standard">et discrico domino Archidiaco psessis in pissis in e</text:p>
      <text:p text:style-name="Standard">R. de canus et Capitulum Etclesie Parr</text:p>
      <text:p text:style-name="Standard">siliter et seipsum contra ejus beneplacita prepure</text:p>
      <text:p text:style-name="Standard">parrochiali ecclesiam / de doie bona archiciaconam</text:p>
      <text:p text:style-name="Standard">8</text:p>
      <text:p text:style-name="Standard">tus vstri cunicus jus pationatus ad nos diuosti</text:p>
      <text:p text:style-name="Standard">tur procunere cum contigiter ipsam vacart per liberam</text:p>
      <text:p text:style-name="Standard"><text:soft-page-break/>resignacionem domini Petri de Quarrego curaci</text:p>
      <text:p text:style-name="Standard">presens dicte lcte / ex causa permutacionis et ne alunit</text:p>
      <text:p text:style-name="Standard">de ipsa faciende cu cui natale saillartad pro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H. peniteniaro</text:p>
      <text:p text:style-name="Standard">M. de Melloto</text:p>
      <text:p text:style-name="Standard">P. Pouvrelli</text:p>
      <text:p text:style-name="Standard">G. de Curtilis</text:p>
      <text:p text:style-name="Standard">D. de Duclaro</text:p>
      <text:p text:style-name="Standard">G. de Lumbris</text:p>
      <text:p text:style-name="Standard">G. de Lumbris</text:p>
      <text:p text:style-name="Standard">M. de Bischia</text:p>
      <text:p text:style-name="Standard">R. decano</text:p>
      <text:p text:style-name="Standard">Vi Cantore</text:p>
      <text:p text:style-name="Standard">J. Succentore</text:p>
      <text:p text:style-name="Standard">H. penitenciario</text:p>
      <text:p text:style-name="Standard">Vitiquatricis</text:p>
      <text:p text:style-name="Standard">G. Durandi G. de Curcilis viro veneri</text:p>
      <text:p text:style-name="Standard">M. de Melloto</text:p>
      <text:p text:style-name="Standard">JCambellani</text:p>
      <text:p text:style-name="Standard">G. de Marcello</text:p>
      <text:p text:style-name="Standard">G. Hamelini</text:p>
      <text:p text:style-name="Standard">P. Pouuirelli</text:p>
      <text:p text:style-name="Standard">G. de Lumbris</text:p>
      <text:p text:style-name="Standard">M. de Bruchia</text:p>
      <text:p text:style-name="Standard">De Duclaro</text:p>
      <text:p text:style-name="Standard">R</text:p>
      <text:p text:style-name="Standard">de Molinis</text:p>
      <text:p text:style-name="Standard"/>
      <text:p text:style-name="Standard"/>
      <text:p text:style-name="Standard">=FRAN_0393_09675.tif=</text:p>
      <text:p text:style-name="Standard">&gt;&gt;&gt;&gt;&gt;&gt; block &lt;&lt;&lt;&lt;&lt;&lt;&lt;</text:p>
      <text:p text:style-name="Standard">597</text:p>
      <text:p text:style-name="Standard"><text:soft-page-break/>Anno lii du martis ante august arcuns de Navarra familiaris mster</text:p>
      <text:p text:style-name="Standard">Johannis Cambellani recognovit sibi facissem fuissi de coto temps rec</text:p>
      <text:p text:style-name="Standard">uosque in diem hodiernam de omnibus etc. quictani pse clric dicti magistri Johannis</text:p>
      <text:p text:style-name="Standard">domino Garno curie Sancti Marcialis Dyonisiio matricularii laico testieni</text:p>
      <text:p text:style-name="Standard">Anno lii die veneris an egcieo aupa ticer ad lune ad probur ex horaeque ann heredit pen</text:p>
      <text:p text:style-name="Standard">Stephani de Grtreyo et Symon Beson</text:p>
      <text:p text:style-name="Standard">Item ad lune ad tundaum et parte Penitenciaium / et ad veneris ad redndendum parte P. de Mente cido</text:p>
      <text:p text:style-name="Standard">officirui prpoenatur prestis partius</text:p>
      <text:p text:style-name="Standard">Item de penrere coni P. Reris de Panfou de Parrodie de Machello ad qia dine mru epitulcrum</text:p>
      <text:p text:style-name="Standard">vindemuas in statu preseti paribusus .</text:p>
      <text:p text:style-name="Standard">Hodie funtr arrestati grossifructus Johannis</text:p>
      <text:p text:style-name="Standard">Sardignon</text:p>
      <text:p text:style-name="Standard">negociu olus qui feegit carcerem est commissum cane</text:p>
      <text:p text:style-name="Standard">G. de Curcilis D. de Duclaro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H. Penitenciario</text:p>
      <text:p text:style-name="Standard">P. de Arvnia</text:p>
      <text:p text:style-name="Standard">J. de Essartis</text:p>
      <text:p text:style-name="Standard">G. de Marcello</text:p>
      <text:p text:style-name="Standard">P. de Roniaco</text:p>
      <text:p text:style-name="Standard">G. de Curtilis</text:p>
      <text:p text:style-name="Standard">D. de Duclaro</text:p>
      <text:p text:style-name="Standard">M. de Brachia</text:p>
      <text:p text:style-name="Standard">G. de Lumbris</text:p>
      <text:p text:style-name="Standard">M. de Melloti</text:p>
      <text:p text:style-name="Standard">G. Hamelini</text:p>
      <text:p text:style-name="Standard">J. de Quadrellis firmus</text:p>
      <text:p text:style-name="Standard">P. Pounelli</text:p>
      <text:p text:style-name="Standard"/>
      <text:p text:style-name="Standard"/>
      <text:p text:style-name="Standard">=FRAN_0393_09676.tif=</text:p>
      <text:p text:style-name="Standard">&gt;&gt;&gt;&gt;&gt;&gt; numérotation &lt;&lt;&lt;&lt;&lt;&lt;&lt;</text:p>
      <text:p text:style-name="Standard">599.</text:p>
      <text:p text:style-name="Standard"><text:soft-page-break/>l</text:p>
      <text:p text:style-name="Standard">&gt;&gt;&gt;&gt;&gt;&gt; Date &lt;&lt;&lt;&lt;&lt;&lt;&lt;</text:p>
      <text:p text:style-name="Standard">Anno lii die mercum ante festum Nativitatis beate Marie Vigis</text:p>
      <text:p text:style-name="Standard">et propter hoc vocatis infidelem vel heresis</text:p>
      <text:p text:style-name="Standard">Anno lii° vie mavenribus ante vat virginis marie capitulanlibus</text:p>
      <text:p text:style-name="Standard">&gt;&gt;&gt;&gt;&gt;&gt; block &lt;&lt;&lt;&lt;&lt;&lt;&lt;</text:p>
      <text:p text:style-name="Standard">apprpavut et</text:p>
      <text:p text:style-name="Standard">Hidie doui advenierunt quicquid sint dictum</text:p>
      <text:p text:style-name="Standard">vel prepositum per dominum decamu coram dominus regs</text:p>
      <text:p text:style-name="Standard">nomine capituli $gpervon ob quod aliud fuerit</text:p>
      <text:p text:style-name="Standard">dictum $aptaero ecoucticans anuiruscumque</text:p>
      <text:p text:style-name="Standard">prepostitum seu vblaci</text:p>
      <text:p text:style-name="Standard">aliis corem dicto domini rege</text:p>
      <text:p text:style-name="Standard">vre reverendos dominos meos decanum et capitulum</text:p>
      <text:p text:style-name="Standard">Parisiensis requiro ego Helyas de Corsone peniter</text:p>
      <text:p text:style-name="Standard">ciurius parisiensi quatinus cogats P. de Montener</text:p>
      <text:p text:style-name="Standard">hic hodie personaliter vocatum cora volnis ut srvat</text:p>
      <text:p text:style-name="Standard">in xlv. rextana viii que debet in de duobus</text:p>
      <text:p text:style-name="Standard">annis pro quilibet anno xxii sextaria cum dimidi</text:p>
      <text:p text:style-name="Standard">anni et edditus nne officii penitenciare mree</text:p>
      <text:p text:style-name="Standard">presentbus decano G. Bocelli Stephano Bochet Petri</text:p>
      <text:p text:style-name="Standard">auri</text:p>
      <text:p text:style-name="Standard">Jehan Par la grace de Dieu Roys de France A touz</text:p>
      <text:p text:style-name="Standard">baillis Prevos vicontes / gardes de Pous et de</text:p>
      <text:p text:style-name="Standard">passages sergens et a tous autres justiciers</text:p>
      <text:p text:style-name="Standard">quelconques de nostre royaume / salut et dilt</text:p>
      <text:p text:style-name="Standard">m amé herne de L'ille procureur de noz amez</text:p>
      <text:p text:style-name="Standard">n Coms</text:p>
      <text:p text:style-name="Standard">feaulz le doy doien et le chapitre de l'eglise de</text:p>
      <text:p text:style-name="Standard">paus se transporté en court de Roié et es par</text:p>
      <text:p text:style-name="Standard">voisives pour les besoignes des di doien e</text:p>
      <text:p text:style-name="Standard">chapitre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. Succentore</text:p>
      <text:p text:style-name="Standard"><text:soft-page-break/>H. penitenciariis</text:p>
      <text:p text:style-name="Standard">M. de Melloto</text:p>
      <text:p text:style-name="Standard">G. de Curtilis</text:p>
      <text:p text:style-name="Standard">G. de Martello</text:p>
      <text:p text:style-name="Standard">D. de Quadrellis</text:p>
      <text:p text:style-name="Standard">GG. Hamelini</text:p>
      <text:p text:style-name="Standard">P. Pouvrelli</text:p>
      <text:p text:style-name="Standard">O.de Dnelaro</text:p>
      <text:p text:style-name="Standard">G. de Lumbris</text:p>
      <text:p text:style-name="Standard">J. de Essartis</text:p>
      <text:p text:style-name="Standard">J. de Avinia</text:p>
      <text:p text:style-name="Standard">V. Cantoue</text:p>
      <text:p text:style-name="Standard">Succentore</text:p>
      <text:p text:style-name="Standard">H. Penitenciario</text:p>
      <text:p text:style-name="Standard">G. durandi</text:p>
      <text:p text:style-name="Standard">G. de Marcello</text:p>
      <text:p text:style-name="Standard">P. de Vonniaco</text:p>
      <text:p text:style-name="Standard">D. de Quadrellis</text:p>
      <text:p text:style-name="Standard">Ro. de Luyibris</text:p>
      <text:p text:style-name="Standard">D. de Duclaro</text:p>
      <text:p text:style-name="Standard">M. de Melloto</text:p>
      <text:p text:style-name="Standard">de Brachin</text:p>
      <text:p text:style-name="Standard">Pouvelli</text:p>
      <text:p text:style-name="Standard">J. de Curciis</text:p>
      <text:p text:style-name="Standard"/>
      <text:p text:style-name="Standard"/>
      <text:p text:style-name="Standard">=FRAN_0393_09677.tif=</text:p>
      <text:p text:style-name="Standard">&gt;&gt;&gt;&gt;&gt;&gt; date &lt;&lt;&lt;&lt;&lt;&lt;&lt;</text:p>
      <text:p text:style-name="Standard">Anno vii° die lune post festu Nativitatos marie capituli</text:p>
      <text:p text:style-name="Standard">Anno lii die martis post festum natvitati Beate Marre capituli</text:p>
      <text:p text:style-name="Standard">&gt;&gt;&gt;&gt;&gt;&gt; block &lt;&lt;&lt;&lt;&lt;&lt;&lt;</text:p>
      <text:p text:style-name="Standard">Hodie fuit dictum quom de cetero pulsetur ad</text:p>
      <text:p text:style-name="Standard">missam matutinalem</text:p>
      <text:p text:style-name="Standard">Hodie dominus Johannes de Montecabilonis</text:p>
      <text:p text:style-name="Standard">insimavit gcrinii sanctam per papa</text:p>
      <text:p text:style-name="Standard">Petro de Forgta de singulis perponi dominis</text:p>
      <text:p text:style-name="Standard"><text:soft-page-break/>per ipsum nominandum ad singulis canonicus et pr</text:p>
      <text:p text:style-name="Standard">civitat et diocesis dit Ruder et pro cessu</text:p>
      <text:p text:style-name="Standard">pr quem nominabat ad prebenda Sancti Stepa</text:p>
      <text:p text:style-name="Standard">Johanne Herital tenom diocesis presetis Carn</text:p>
      <text:p text:style-name="Standard">de Sancto Johanne Radulpho de Sima resti</text:p>
      <text:p text:style-name="Standard">Hodie secuvter procurator suos redecanum G</text:p>
      <text:p text:style-name="Standard">Durandi. Rede Molinis R. de Chanaci</text:p>
      <text:p text:style-name="Standard">H. de Jnsula Aubertum et Johanne de Bngnitur</text:p>
      <text:p text:style-name="Standard">presentbus Thoma de Forrcis de Duclaro Rothorpi</text:p>
      <text:p text:style-name="Standard">Carno Malecoste de Civilliaco Richario</text:p>
      <text:p text:style-name="Standard">de Sancti Germano de Andresiaco jur ecclesiat</text:p>
      <text:p text:style-name="Standard">parrochidit curie testibus etc.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G. Coquatriers</text:p>
      <text:p text:style-name="Standard">G. durandi</text:p>
      <text:p text:style-name="Standard">P. Pouvrelli</text:p>
      <text:p text:style-name="Standard">G. de Curtilis</text:p>
      <text:p text:style-name="Standard">D. de Quadrellis</text:p>
      <text:p text:style-name="Standard">D. de Duclaro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ipenitenciario</text:p>
      <text:p text:style-name="Standard">V. Coquatutis</text:p>
      <text:p text:style-name="Standard">G. Dinandi</text:p>
      <text:p text:style-name="Standard">P. Pouvrelli</text:p>
      <text:p text:style-name="Standard">G. de Curtilis</text:p>
      <text:p text:style-name="Standard">D. de Quadrelis</text:p>
      <text:p text:style-name="Standard">D. de Duclaro</text:p>
      <text:p text:style-name="Standard">G. de Lumbris</text:p>
      <text:p text:style-name="Standard"><text:soft-page-break/>G. de Marcello</text:p>
      <text:p text:style-name="Standard">M. de Melloto</text:p>
      <text:p text:style-name="Standard">M. de Viachia</text:p>
      <text:p text:style-name="Standard">P. de Avernia</text:p>
      <text:p text:style-name="Standard">J. de Essartis</text:p>
      <text:p text:style-name="Standard"/>
      <text:p text:style-name="Standard"/>
      <text:p text:style-name="Standard">=FRAN_0393_09678.tif=</text:p>
      <text:p text:style-name="Standard">&gt;&gt;&gt;&gt;&gt;&gt; numérotation &lt;&lt;&lt;&lt;&lt;&lt;&lt;</text:p>
      <text:p text:style-name="Standard">o0.</text:p>
      <text:p text:style-name="Standard">iiii l.</text:p>
      <text:p text:style-name="Standard">&gt;&gt;&gt;&gt;&gt;&gt; Date &lt;&lt;&lt;&lt;&lt;&lt;&lt;</text:p>
      <text:p text:style-name="Standard">Anno lii° lic mercuriis pst festum nativitat notre domine capitulanibus</text:p>
      <text:p text:style-name="Standard">Anno lii die lune postoci natatis Beate Marie capituli</text:p>
      <text:p text:style-name="Standard">&gt;&gt;&gt;&gt;&gt;&gt; block &lt;&lt;&lt;&lt;&lt;&lt;&lt;</text:p>
      <text:p text:style-name="Standard">Hocie Dyonisi Roupelli presbyter exprc i collatio archiepiscopi sen</text:p>
      <text:p text:style-name="Standard">accepts corm decano in domo sua eccam de senvaci</text:p>
      <text:p text:style-name="Standard">cum protest et c ecclesiam de Polliginaco sy mauritum de</text:p>
      <text:p text:style-name="Standard">qerindu Rauudo Clavelli</text:p>
      <text:p text:style-name="Standard">**</text:p>
      <text:p text:style-name="Standard">Hodie fuit receptus magister Stephanus Belli ad cavaica</text:p>
      <text:p text:style-name="Standard">cum et semiebentam Par. collatu sibi tamquam vacantes</text:p>
      <text:p text:style-name="Standard">in Romana curia per obitum m de snct magistri Symonis</text:p>
      <text:p text:style-name="Standard">de Bragella</text:p>
      <text:p text:style-name="Standard">daturm gracie vii</text:p>
      <text:p text:style-name="Standard">presetus in domo Symonis de Laucager sita in claustri</text:p>
      <text:p text:style-name="Standard">Par. archiepiscopus et decanus ac capitulns Par. lccem presentibus abbatibus</text:p>
      <text:p text:style-name="Standard">de Sousmemister de Burgo</text:p>
      <text:p text:style-name="Standard">ordinaverunt sub hac sorria</text:p>
      <text:p text:style-name="Standard">Super cause discordia et debato que mtr reverendum nastrem</text:p>
      <text:p text:style-name="Standard">dominum G. Dei gracia archiepiscopum Senonsim ex una parte et dominos</text:p>
      <text:p text:style-name="Standard">decanum et capitulum ecclesie Par. ex altrum in Romana turia</text:p>
      <text:p text:style-name="Standard">spabantur murium / eligent dicte partes duos viros vide</text:p>
      <text:p text:style-name="Standard">dictas / dominus archiepiscopus unum ipreserati decanus et capituli</text:p>
      <text:p text:style-name="Standard">alium qui auditis dicte cause nuncio causis ips</text:p>
      <text:p text:style-name="Standard">ident i per fumiam eabi Qxos musio</text:p>
      <text:p text:style-name="Standard"><text:soft-page-break/>&gt;&gt;&gt;&gt;&gt;&gt; liste &lt;&lt;&lt;&lt;&lt;&lt;&lt;</text:p>
      <text:p text:style-name="Standard">R. decano</text:p>
      <text:p text:style-name="Standard">Vicantore</text:p>
      <text:p text:style-name="Standard">J. Succentore</text:p>
      <text:p text:style-name="Standard">J.cancellario</text:p>
      <text:p text:style-name="Standard">H. penrtecicer</text:p>
      <text:p text:style-name="Standard">M. de Brachia</text:p>
      <text:p text:style-name="Standard">G. de Curtilis</text:p>
      <text:p text:style-name="Standard">G. de Lumbris</text:p>
      <text:p text:style-name="Standard">P. Pouvcelli</text:p>
      <text:p text:style-name="Standard">de Jucheni</text:p>
      <text:p text:style-name="Standard">R. de Reviaco</text:p>
      <text:p text:style-name="Standard">D. de Duclari</text:p>
      <text:p text:style-name="Standard">G. Coquatricis</text:p>
      <text:p text:style-name="Standard">R. decano</text:p>
      <text:p text:style-name="Standard">V. Cantore</text:p>
      <text:p text:style-name="Standard">J. Succentore</text:p>
      <text:p text:style-name="Standard">J. Cancellario</text:p>
      <text:p text:style-name="Standard">H. penitenciario</text:p>
      <text:p text:style-name="Standard">St. de Pausius</text:p>
      <text:p text:style-name="Standard">G. Durandi s</text:p>
      <text:p text:style-name="Standard">de Quadral</text:p>
      <text:p text:style-name="Standard">Vi coquatrcis</text:p>
      <text:p text:style-name="Standard">R. Pouvella</text:p>
      <text:p text:style-name="Standard">R. de Roneaco</text:p>
      <text:p text:style-name="Standard">D. de Duclaro</text:p>
      <text:p text:style-name="Standard">L sz</text:p>
      <text:p text:style-name="Standard">G. de Lumbris</text:p>
      <text:p text:style-name="Standard">J. de Bacia</text:p>
      <text:p text:style-name="Standard">. de Mueli</text:p>
      <text:p text:style-name="Standard"/>
      <text:p text:style-name="Standard"/>
      <text:p text:style-name="Standard">=FRAN_0393_09679.tif=</text:p>
      <text:p text:style-name="Standard">&gt;&gt;&gt;&gt;&gt;&gt; date &lt;&lt;&lt;&lt;&lt;&lt;&lt;</text:p>
      <text:p text:style-name="Standard">Anno lii° die mercuriis ante festum beati Mathei apostoli captulanini</text:p>
      <text:p text:style-name="Standard">Anno lii° die lune posti festum beati Mathei apostol capitulntibus</text:p>
      <text:p text:style-name="Standard"><text:soft-page-break/>&gt;&gt;&gt;&gt;&gt;&gt; block &lt;&lt;&lt;&lt;&lt;&lt;&lt;</text:p>
      <text:p text:style-name="Standard">sentenciam cmrologabunt infra decem dies a die prime computamus / tenebunt et servabi</text:p>
      <text:p text:style-name="Standard">301</text:p>
      <text:p text:style-name="Standard">ppse partes appellacione et reclamacione remotis sub pona mille marchariis argenti</text:p>
      <text:p text:style-name="Standard">solvenda a parte non pervite prti alteri que proebit durabitque potestas</text:p>
      <text:p text:style-name="Standard">dicts duorum electorem usque ad festum proxim nativitatis gliose vn</text:p>
      <text:p text:style-name="Standard">et matriedmini quem terminnum prerant dicti electi sicut volurntemd</text:p>
      <text:p text:style-name="Standard">mliee pro rogire</text:p>
      <text:p text:style-name="Standard">fuerunt</text:p>
      <text:p text:style-name="Standard">per dominos supradictos approbatu ptit contenta in arreste</text:p>
      <text:p text:style-name="Standard">Dominus Hugone de Nealpha canonicu de campellaris et de Clocoaldo presentis</text:p>
      <text:p text:style-name="Standard">cus</text:p>
      <text:p text:style-name="Standard">J. Cperis Dive Parisiensi iidelandum annolii° die decimaoccava</text:p>
      <text:p text:style-name="Standard">septembris J. mai Manhani acceptavit prebendatu et et</text:p>
      <text:p text:style-name="Standard">ex petere in collatio eiscopi et capituli Item exmpectr incollatio Archier</text:p>
      <text:p text:style-name="Standard">Par e.</text:p>
      <text:p text:style-name="Standard">decani et caituli senescallo curas de Porligniaco it desiuum</text:p>
      <text:p text:style-name="Standard">Vacur per moritem Johan Pousson</text:p>
      <text:p text:style-name="Standard">Hodie capitulantibus approbavit ac in proxue</text:p>
      <text:p text:style-name="Standard">continetur super facto archiepiscopis set ha maitid</text:p>
      <text:p text:style-name="Standard">constp Johan pupeis</text:p>
      <text:p text:style-name="Standard">ordinarm fuit quod precipiatur Calayrarim</text:p>
      <text:p text:style-name="Standard">quod se facret promoni ad subcyacione</text:p>
      <text:p text:style-name="Standard">P. Pouvrelli cum in proxime ordinibus et de gracia concedrit</text:p>
      <text:p text:style-name="Standard">ei quod percipiat fructus et promisit</text:p>
      <text:p text:style-name="Standard">facere promonr per jurametum</text:p>
      <text:p text:style-name="Standard">officium jeule frvit collatum Guillelm</text:p>
      <text:p text:style-name="Standard">de autre vatans per resign nontia</text:p>
      <text:p text:style-name="Standard">&gt;&gt;&gt;&gt;&gt;&gt; liste &lt;&lt;&lt;&lt;&lt;&lt;&lt;</text:p>
      <text:p text:style-name="Standard">B. decano</text:p>
      <text:p text:style-name="Standard">Vi. Cantore</text:p>
      <text:p text:style-name="Standard">J. Succentore</text:p>
      <text:p text:style-name="Standard">J. Cancellarrio</text:p>
      <text:p text:style-name="Standard">H.plintenciario</text:p>
      <text:p text:style-name="Standard">G. de Curtilis</text:p>
      <text:p text:style-name="Standard">P. de Roviaco</text:p>
      <text:p text:style-name="Standard"><text:soft-page-break/>D. de Duclaro</text:p>
      <text:p text:style-name="Standard">P. Pouvrelli</text:p>
      <text:p text:style-name="Standard">G. de Lunabris</text:p>
      <text:p text:style-name="Standard">Adcessartis</text:p>
      <text:p text:style-name="Standard">R. decano</text:p>
      <text:p text:style-name="Standard">Pi. Cantore</text:p>
      <text:p text:style-name="Standard">St. de Parisius</text:p>
      <text:p text:style-name="Standard">J. Succentore E. Fucheri</text:p>
      <text:p text:style-name="Standard">H. penitenciario</text:p>
      <text:p text:style-name="Standard">St Belli</text:p>
      <text:p text:style-name="Standard">P. de Roniaco</text:p>
      <text:p text:style-name="Standard">G. de Curcilis</text:p>
      <text:p text:style-name="Standard">D. de Duclaro</text:p>
      <text:p text:style-name="Standard">G. de Lumbr</text:p>
      <text:p text:style-name="Standard">G. Durandi</text:p>
      <text:p text:style-name="Standard">J. de Ellait</text:p>
      <text:p text:style-name="Standard"/>
      <text:p text:style-name="Standard"/>
      <text:p text:style-name="Standard">=FRAN_0393_09680.tif=</text:p>
      <text:p text:style-name="Standard">&gt;&gt;&gt;&gt;&gt;&gt; date &lt;&lt;&lt;&lt;&lt;&lt;&lt;</text:p>
      <text:p text:style-name="Standard">Per Jeaula</text:p>
      <text:p text:style-name="Standard">Anno lii° die mercuris posti Matheum capituli</text:p>
      <text:p text:style-name="Standard">Anno lii° die venerit ante festum beati Michaelis</text:p>
      <text:p text:style-name="Standard">&gt;&gt;&gt;&gt;&gt;&gt; block &lt;&lt;&lt;&lt;&lt;&lt;&lt;</text:p>
      <text:p text:style-name="Standard">Pati dmini incterunt vendicioni camerarie</text:p>
      <text:p text:style-name="Standard">exceptis. D. de Duclaro qui non debet.</text:p>
      <text:p text:style-name="Standard">reputari ut dicit pro presenti licet suiffet</text:p>
      <text:p text:style-name="Standard">positus in cetula et P. Ponvrelli</text:p>
      <text:p text:style-name="Standard">sed actat M. de Brachia</text:p>
      <text:p text:style-name="Standard">Hodie camerarius clericus laicus se obtigenet</text:p>
      <text:p text:style-name="Standard">provoisit reddere i parrisione capituli in casum</text:p>
      <text:p text:style-name="Standard">quo appareret ipsum tenri pro aliquibus dampnis</text:p>
      <text:p text:style-name="Standard">si que lceam incurrit ob factum tulpum alb</text:p>
      <text:p text:style-name="Standard">negligenciam quis / peseitis sulcone de Dola</text:p>
      <text:p text:style-name="Standard">Roberto Beladan Johanne de Autissinis</text:p>
      <text:p text:style-name="Standard">Fulco de Dela serviens etc.</text:p>
      <text:p text:style-name="Standard"><text:soft-page-break/>Item Johannes Jprois se oblisavit etc. ad de dinqap</text:p>
      <text:p text:style-name="Standard">capitulum etc. in illocusu</text:p>
      <text:p text:style-name="Standard">Aanno predicto die sabbati in festo Vtr michailis magister Odardus</text:p>
      <text:p text:style-name="Standard">Villeti curatus de Sepera ii so. per absolvtt ad nocdes et fiat in</text:p>
      <text:p text:style-name="Standard">&gt;&gt;&gt;&gt;&gt;&gt; liste &lt;&lt;&lt;&lt;&lt;&lt;&lt;</text:p>
      <text:p text:style-name="Standard">R. decano</text:p>
      <text:p text:style-name="Standard">Vi. Cantore M. de Melloto</text:p>
      <text:p text:style-name="Standard">J. Succentore</text:p>
      <text:p text:style-name="Standard">J. Cancellario</text:p>
      <text:p text:style-name="Standard">J. Pouvcelli</text:p>
      <text:p text:style-name="Standard">H. Pert</text:p>
      <text:p text:style-name="Standard">St. Belli</text:p>
      <text:p text:style-name="Standard">St de Parisios</text:p>
      <text:p text:style-name="Standard">G. de Curtilis</text:p>
      <text:p text:style-name="Standard">D. de Duclaro</text:p>
      <text:p text:style-name="Standard">G. Coquatricis</text:p>
      <text:p text:style-name="Standard">G. de Lumbris</text:p>
      <text:p text:style-name="Standard">P. de Arvernia</text:p>
      <text:p text:style-name="Standard">P. de Roniaco</text:p>
      <text:p text:style-name="Standard">J. de Essartis</text:p>
      <text:p text:style-name="Standard">Delupi</text:p>
      <text:p text:style-name="Standard">E. Fucherii</text:p>
      <text:p text:style-name="Standard">R. de Molinis</text:p>
      <text:p text:style-name="Standard">Do. Dinandi</text:p>
      <text:p text:style-name="Standard">D. de Qadrellis</text:p>
      <text:p text:style-name="Standard">R. deciuo</text:p>
      <text:p text:style-name="Standard">G. Cantore</text:p>
      <text:p text:style-name="Standard">.</text:p>
      <text:p text:style-name="Standard">J. Succentore</text:p>
      <text:p text:style-name="Standard">J. Cancellario</text:p>
      <text:p text:style-name="Standard">H.penitenciario</text:p>
      <text:p text:style-name="Standard">E. Fucherii</text:p>
      <text:p text:style-name="Standard">G. de Lumbris</text:p>
      <text:p text:style-name="Standard">D. de Quadrellis</text:p>
      <text:p text:style-name="Standard">G. de Curtilis</text:p>
      <text:p text:style-name="Standard">P. de Roniaco</text:p>
      <text:p text:style-name="Standard"><text:soft-page-break/>St. de Parisius</text:p>
      <text:p text:style-name="Standard">M. de Melloto</text:p>
      <text:p text:style-name="Standard">J. de Essartis</text:p>
      <text:p text:style-name="Standard">G. Durandi</text:p>
      <text:p text:style-name="Standard">det Belli</text:p>
      <text:p text:style-name="Standard"/>
      <text:p text:style-name="Standard"/>
      <text:p text:style-name="Standard">=FRAN_0393_09681.tif=</text:p>
      <text:p text:style-name="Standard">&gt;&gt;&gt;&gt;&gt;&gt; date &lt;&lt;&lt;&lt;&lt;&lt;&lt;</text:p>
      <text:p text:style-name="Standard">608</text:p>
      <text:p text:style-name="Standard">Anno lii° die mercuris post remigium capituli</text:p>
      <text:p text:style-name="Standard">Anno lii° die venris postestum auree capituli</text:p>
      <text:p text:style-name="Standard">&gt;&gt;&gt;&gt;&gt;&gt; block &lt;&lt;&lt;&lt;&lt;&lt;&lt;</text:p>
      <text:p text:style-name="Standard">P</text:p>
      <text:p text:style-name="Standard">Hodie fuit receptus magisteri Thomas</text:p>
      <text:p text:style-name="Standard">le Bourutur ad prebendam Par. que fun</text:p>
      <text:p text:style-name="Standard">magistri Henrci de Tulento et juram</text:p>
      <text:p text:style-name="Standard">etc. ex pcepto officialis par. exequeri</text:p>
      <text:p text:style-name="Standard">habebat cum clasma anteferri mo obse</text:p>
      <text:p text:style-name="Standard">reservat factis et faciendum magistris</text:p>
      <text:p text:style-name="Standard">de Kaerdefret de Fabandia hide altar</text:p>
      <text:p text:style-name="Standard">Datum Annitonsis noni septembris pontisii</text:p>
      <text:p text:style-name="Standard">nostri anno undecimo Annoii</text:p>
      <text:p text:style-name="Standard">Gerardas de Chotmions compebat</text:p>
      <text:p text:style-name="Standard">die Hodiera es $sep$</text:p>
      <text:p text:style-name="Standard">Thomas Boucant emendavit crgnistilleum domgpne et incurias commissius per samulum suumh</text:p>
      <text:p text:style-name="Standard">p su p d d a 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H.penitenciario</text:p>
      <text:p text:style-name="Standard">M. de Melloto</text:p>
      <text:p text:style-name="Standard">G. de Curtilis</text:p>
      <text:p text:style-name="Standard">G. Coquatricis</text:p>
      <text:p text:style-name="Standard">St. Belli</text:p>
      <text:p text:style-name="Standard">P. de Roniaco</text:p>
      <text:p text:style-name="Standard"><text:soft-page-break/>E. Fucherii</text:p>
      <text:p text:style-name="Standard">D. de Quadrellis</text:p>
      <text:p text:style-name="Standard">G. de Lumbris</text:p>
      <text:p text:style-name="Standard">Vi. Cantore</text:p>
      <text:p text:style-name="Standard">J. Cancellario</text:p>
      <text:p text:style-name="Standard">St. Belli</text:p>
      <text:p text:style-name="Standard">G. Durandi</text:p>
      <text:p text:style-name="Standard">Snt. de Parisius</text:p>
      <text:p text:style-name="Standard">G. de Curtilis</text:p>
      <text:p text:style-name="Standard">E. Fucherii</text:p>
      <text:p text:style-name="Standard">D. de Quadrellis</text:p>
      <text:p text:style-name="Standard">M. de Brachia</text:p>
      <text:p text:style-name="Standard">G. de Lumebre</text:p>
      <text:p text:style-name="Standard">M. de Melloto</text:p>
      <text:p text:style-name="Standard"/>
      <text:p text:style-name="Standard"/>
      <text:p text:style-name="Standard">=FRAN_0393_09682.tif=</text:p>
      <text:p text:style-name="Standard">&gt;&gt;&gt;&gt;&gt;&gt; date &lt;&lt;&lt;&lt;&lt;&lt;&lt;</text:p>
      <text:p text:style-name="Standard">6o</text:p>
      <text:p text:style-name="Standard">Anno lii° die lune ante festum beati Dycuisii capituli</text:p>
      <text:p text:style-name="Standard">Anno lii° die mercuris post Dionisni</text:p>
      <text:p text:style-name="Standard">&gt;&gt;&gt;&gt;&gt;&gt; block &lt;&lt;&lt;&lt;&lt;&lt;&lt;</text:p>
      <text:p text:style-name="Standard">Hodie Girardus de Chaumont se submisit ordinacioni</text:p>
      <text:p text:style-name="Standard">camerarii clerici super omnibus in quibus potuit mar</text:p>
      <text:p text:style-name="Standard">capere erga capitulum et stare juri presentibis Petro Cheuneti</text:p>
      <text:p text:style-name="Standard">licenciatu in legibus J. de Laudrs Andrea Calamanigne</text:p>
      <text:p text:style-name="Standard">testibus etc.</text:p>
      <text:p text:style-name="Standard">D. de Quadrellis</text:p>
      <text:p text:style-name="Standard">G. de Curtilis</text:p>
      <text:p text:style-name="Standard">P. decano</text:p>
      <text:p text:style-name="Standard">Vi cantore</text:p>
      <text:p text:style-name="Standard">J. Cancellario</text:p>
      <text:p text:style-name="Standard">acr</text:p>
      <text:p text:style-name="Standard">e quad</text:p>
      <text:p text:style-name="Standard">J. de Marcello</text:p>
      <text:p text:style-name="Standard">M. de Melloto</text:p>
      <text:p text:style-name="Standard"><text:soft-page-break/>G. de Curtilis</text:p>
      <text:p text:style-name="Standard">G. de Lumbris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M. de Melloto</text:p>
      <text:p text:style-name="Standard">P. de Auvernia</text:p>
      <text:p text:style-name="Standard">G. Durandi</text:p>
      <text:p text:style-name="Standard">T. Tourneur</text:p>
      <text:p text:style-name="Standard">St. Belli</text:p>
      <text:p text:style-name="Standard">Sant . de Par.</text:p>
      <text:p text:style-name="Standard">G. de Marcello</text:p>
      <text:p text:style-name="Standard">E. Fucherii</text:p>
      <text:p text:style-name="Standard">G. de Lumbris</text:p>
      <text:p text:style-name="Standard">Rus</text:p>
      <text:p text:style-name="Standard">adinatum fuit quod</text:p>
      <text:p text:style-name="Standard">G. Durandi</text:p>
      <text:p text:style-name="Standard">V. Tourneur</text:p>
      <text:p text:style-name="Standard">Snt. Belli</text:p>
      <text:p text:style-name="Standard"/>
      <text:p text:style-name="Standard"/>
      <text:p text:style-name="Standard">=FRAN_0393_09683.tif=</text:p>
      <text:p text:style-name="Standard">&gt;&gt;&gt;&gt;&gt;&gt; date &lt;&lt;&lt;&lt;&lt;&lt;&lt;</text:p>
      <text:p text:style-name="Standard">Anno lii° die veneri post honisium capituli</text:p>
      <text:p text:style-name="Standard">Anno lii° die sabbati post festum beati Dyonsi capitulis</text:p>
      <text:p text:style-name="Standard">&gt;&gt;&gt;&gt;&gt;&gt; block &lt;&lt;&lt;&lt;&lt;&lt;&lt;</text:p>
      <text:p text:style-name="Standard">hodie surtcitatum capitulum ad diem lune</text:p>
      <text:p text:style-name="Standard">nost setum beati Luce euingeliste coram commi</text:p>
      <text:p text:style-name="Standard">casud Lirrcantum</text:p>
      <text:p text:style-name="Standard">Hodie prepositus Parisiensis prontivit litteras regis vir</text:p>
      <text:p text:style-name="Standard">te quar apparebat ipsum contulisse Henrico.</text:p>
      <text:p text:style-name="Standard">Meleduno pedenda Par. que fuit magister</text:p>
      <text:p text:style-name="Standard">Henrici de Culento si catribat in rega</text:p>
      <text:p text:style-name="Standard"><text:soft-page-break/>la domini respondune quod delibarerit</text:p>
      <text:p text:style-name="Standard">et devent rversum diepres d</text:p>
      <text:p text:style-name="Standard">Mantir</text:p>
      <text:p text:style-name="Standard">Abbavilla / Garnoro de Mutigueyi</text:p>
      <text:p text:style-name="Standard">Landis</text:p>
      <text:p text:style-name="Standard">&gt;&gt;&gt;&gt;&gt;&gt; liste &lt;&lt;&lt;&lt;&lt;&lt;&lt;</text:p>
      <text:p text:style-name="Standard">B. decano</text:p>
      <text:p text:style-name="Standard">J. Cancellario</text:p>
      <text:p text:style-name="Standard">H. penitenciario</text:p>
      <text:p text:style-name="Standard">G. de Curcilis</text:p>
      <text:p text:style-name="Standard">S. Belli</text:p>
      <text:p text:style-name="Standard">T. Toumeur</text:p>
      <text:p text:style-name="Standard">R. de Parisius</text:p>
      <text:p text:style-name="Standard">D. de Duclaro</text:p>
      <text:p text:style-name="Standard">G. de Lumbr</text:p>
      <text:p text:style-name="Standard">G. Hamelini</text:p>
      <text:p text:style-name="Standard">.R. decano</text:p>
      <text:p text:style-name="Standard">Vi cantore</text:p>
      <text:p text:style-name="Standard">J. Succentore</text:p>
      <text:p text:style-name="Standard">J. Cancellario</text:p>
      <text:p text:style-name="Standard">H.penitenciario</text:p>
      <text:p text:style-name="Standard">G. de Curtilis</text:p>
      <text:p text:style-name="Standard">G. Turandi</text:p>
      <text:p text:style-name="Standard">G. Tourneur</text:p>
      <text:p text:style-name="Standard">G. Coquatriois</text:p>
      <text:p text:style-name="Standard">M. de Melloto</text:p>
      <text:p text:style-name="Standard">$GtComatutos$</text:p>
      <text:p text:style-name="Standard">A. Jucherii</text:p>
      <text:p text:style-name="Standard">Dide Duclaro</text:p>
      <text:p text:style-name="Standard">G. de Lumbris</text:p>
      <text:p text:style-name="Standard"/>
      <text:p text:style-name="Standard"/>
      <text:p text:style-name="Standard">=FRAN_0393_09684.tif=</text:p>
      <text:p text:style-name="Standard">&gt;&gt;&gt;&gt;&gt;&gt; date &lt;&lt;&lt;&lt;&lt;&lt;&lt;</text:p>
      <text:p text:style-name="Standard">Anno iii die lune post festum beati Dyonisis in octasobris capitulaulbi</text:p>
      <text:p text:style-name="Standard">Anno lii° diemerciii ante festum veati lute capitulanibus</text:p>
      <text:p text:style-name="Standard"><text:soft-page-break/>&gt;&gt;&gt;&gt;&gt;&gt; block &lt;&lt;&lt;&lt;&lt;&lt;&lt;</text:p>
      <text:p text:style-name="Standard">Fiat commissio / Potro Baldoyni decano de</text:p>
      <text:p text:style-name="Standard">Monanto quod exequatur Robertum de Cham</text:p>
      <text:p text:style-name="Standard">to. de lxiii lbras in giossis fructibus</text:p>
      <text:p text:style-name="Standard">pende sue pertepte aud Moriatum nostris</text:p>
      <text:p text:style-name="Standard">debet racione domus claustralis officio</text:p>
      <text:p text:style-name="Standard">horarum</text:p>
      <text:p text:style-name="Standard">Hodie dominus Guillelmus Picardi Petrus recu</text:p>
      <text:p text:style-name="Standard">ptratoris et Petrus Viel prpigiavernt</text:p>
      <text:p text:style-name="Standard">emontam et se supposurit ordinarioum</text:p>
      <text:p text:style-name="Standard">capituli et hoc fuit factum ad requisicee</text:p>
      <text:p text:style-name="Standard">ipsou et huiliter petrerunt absolvi et termi</text:p>
      <text:p text:style-name="Standard">de gracriat ipsos absolunter</text:p>
      <text:p text:style-name="Standard">&gt;&gt;&gt;&gt;&gt;&gt; liste &lt;&lt;&lt;&lt;&lt;&lt;&lt;</text:p>
      <text:p text:style-name="Standard">B. decano</text:p>
      <text:p text:style-name="Standard">Vi. Cantore</text:p>
      <text:p text:style-name="Standard">J. Succentore</text:p>
      <text:p text:style-name="Standard">H. peintenciario</text:p>
      <text:p text:style-name="Standard">Sct. Belli</text:p>
      <text:p text:style-name="Standard">Sinct de Parisio</text:p>
      <text:p text:style-name="Standard">G. Hamelini</text:p>
      <text:p text:style-name="Standard">G. de Lumbris</text:p>
      <text:p text:style-name="Standard">D. de Duclaro</text:p>
      <text:p text:style-name="Standard">P. de Armriria</text:p>
      <text:p text:style-name="Standard">Vi cantore</text:p>
      <text:p text:style-name="Standard">J. Succentore</text:p>
      <text:p text:style-name="Standard">J. Cancellario</text:p>
      <text:p text:style-name="Standard">G. Penitenciario</text:p>
      <text:p text:style-name="Standard">A. Le Tourneur</text:p>
      <text:p text:style-name="Standard">St. de Parisiu</text:p>
      <text:p text:style-name="Standard">G. de Curtilis</text:p>
      <text:p text:style-name="Standard">P. de Roniato</text:p>
      <text:p text:style-name="Standard">G. Hamelini</text:p>
      <text:p text:style-name="Standard">D. de Duiclaro</text:p>
      <text:p text:style-name="Standard">G. de Lumbris</text:p>
      <text:p text:style-name="Standard">P. de Arverna</text:p>
      <text:p text:style-name="Standard"><text:soft-page-break/>E. Fucherii</text:p>
      <text:p text:style-name="Standard">R. Coquatriis</text:p>
      <text:p text:style-name="Standard"/>
      <text:p text:style-name="Standard"/>
      <text:p text:style-name="Standard">=FRAN_0393_09685.tif=</text:p>
      <text:p text:style-name="Standard">&gt;&gt;&gt;&gt;&gt;&gt; block &lt;&lt;&lt;&lt;&lt;&lt;&lt;</text:p>
      <text:p text:style-name="Standard">33</text:p>
      <text:p text:style-name="Standard">presentibus locum tenensius Johanne de Maresiis Johanne de Colovicriis petrobaroni</text:p>
      <text:p text:style-name="Standard">ipse licum tencus repuisunt dominos quod admicterent Henricum</text:p>
      <text:p text:style-name="Standard">de Meledunro ad prchidaa Heniiti de Tulento qua ercquisicos</text:p>
      <text:p text:style-name="Standard">fer Thomas le Tourneur conseruit quod erat in possesione prebende</text:p>
      <text:p text:style-name="Standard">et se opposuit contra et lios / et stati locum tenens assupr</text:p>
      <text:p text:style-name="Standard">primam terre prepositure Castellani Par. futuri proxime parlamenti</text:p>
      <text:p text:style-name="Standard">commissiam est camerario laico quod cognostat</text:p>
      <text:p text:style-name="Standard">de cansu Petri de Munrge</text:p>
      <text:p text:style-name="Standard">decarus et capitulum / Item Par. indices aside</text:p>
      <text:p text:style-name="Standard">etc. ad fomt prt luce Petrus Baudri procuratore no</text:p>
      <text:p text:style-name="Standard">et domino Thele Gratilli presbytero capellano altaris beati Jon</text:p>
      <text:p text:style-name="Standard">baptite in certa pariensi et dictis postrus exirtis oc cononiis doi</text:p>
      <text:p text:style-name="Standard">pictit Thomam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penitenciario</text:p>
      <text:p text:style-name="Standard">G. e Curtilis</text:p>
      <text:p text:style-name="Standard">P. de Roniaco</text:p>
      <text:p text:style-name="Standard">St. de Parisies</text:p>
      <text:p text:style-name="Standard">G. Hamclini</text:p>
      <text:p text:style-name="Standard">D. de Duclaro</text:p>
      <text:p text:style-name="Standard">G. de Lumbris</text:p>
      <text:p text:style-name="Standard">E. Fucherii</text:p>
      <text:p text:style-name="Standard"/>
      <text:p text:style-name="Standard"/>
      <text:p text:style-name="Standard">=FRAN_0393_09686.tif=</text:p>
      <text:p text:style-name="Standard">&gt;&gt;&gt;&gt;&gt;&gt; date &lt;&lt;&lt;&lt;&lt;&lt;&lt;</text:p>
      <text:p text:style-name="Standard"><text:soft-page-break/>2.</text:p>
      <text:p text:style-name="Standard">i</text:p>
      <text:p text:style-name="Standard">Anno lii° die lune post occaibis beati dyonisis apitulantibus</text:p>
      <text:p text:style-name="Standard">.</text:p>
      <text:p text:style-name="Standard">Anno lii die meitun post festum li Luce eingelis capitulantibus</text:p>
      <text:p text:style-name="Standard">&gt;&gt;&gt;&gt;&gt;&gt; block &lt;&lt;&lt;&lt;&lt;&lt;&lt;</text:p>
      <text:p text:style-name="Standard">Annolii die mercuris pot festu luce Petrus de scrata</text:p>
      <text:p text:style-name="Standard">expectuanis in collacio decani et capituli ecclesie Bournatensis</text:p>
      <text:p text:style-name="Standard">acceptavit omnia beneficia scilicet unum post aliud</text:p>
      <text:p text:style-name="Standard">in casu in quo capellaniam quedam capellania in ecclesia</text:p>
      <text:p text:style-name="Standard">Sancti Quintini diocesis Tournacensis quam dominus Jacobus</text:p>
      <text:p text:style-name="Standard">tarcons solebat obtinere eminceretur ab eo quad quam</text:p>
      <text:p text:style-name="Standard">specialiter acceptavit sub protestanoes consuetis presentibus domino</text:p>
      <text:p text:style-name="Standard">Gallerano de Bosco et J. de Lan</text:p>
      <text:p text:style-name="Standard">cicetur recuperator ad videndum taxari emendam ad</text:p>
      <text:p text:style-name="Standard">sabbati</text:p>
      <text:p text:style-name="Standard">Item cicentur Giiotus et colurs ad sabbati</text:p>
      <text:p text:style-name="Standard">vadat marcstallis ad querritum</text:p>
      <text:p text:style-name="Standard">presenius Bernardo Marpandi trnceni facti Orideion</text:p>
      <text:p text:style-name="Standard">&gt;&gt;&gt;&gt;&gt;&gt; liste &lt;&lt;&lt;&lt;&lt;&lt;&lt;</text:p>
      <text:p text:style-name="Standard">J. Succentore</text:p>
      <text:p text:style-name="Standard">H. penitenciar</text:p>
      <text:p text:style-name="Standard">Sant de Parisius</text:p>
      <text:p text:style-name="Standard">P. de Roniaco</text:p>
      <text:p text:style-name="Standard">G. de Curtilis</text:p>
      <text:p text:style-name="Standard">G. Hamelini</text:p>
      <text:p text:style-name="Standard">Vi. Cantore</text:p>
      <text:p text:style-name="Standard">JSuccentore</text:p>
      <text:p text:style-name="Standard">H. Penitencio</text:p>
      <text:p text:style-name="Standard">G. Coquatucis</text:p>
      <text:p text:style-name="Standard">St. de Parisius</text:p>
      <text:p text:style-name="Standard">M. de Melloto</text:p>
      <text:p text:style-name="Standard">P. de Boniaco</text:p>
      <text:p text:style-name="Standard">D. de Duclaro</text:p>
      <text:p text:style-name="Standard">G. de Lumbris</text:p>
      <text:p text:style-name="Standard"/>
      <text:p text:style-name="Standard"><text:soft-page-break/></text:p>
      <text:p text:style-name="Standard">=FRAN_0393_09687.tif=</text:p>
      <text:p text:style-name="Standard">&gt;&gt;&gt;&gt;&gt;&gt; date &lt;&lt;&lt;&lt;&lt;&lt;&lt;</text:p>
      <text:p text:style-name="Standard">009</text:p>
      <text:p text:style-name="Standard">Anno lii die veneris ante festum Boro Symonis et inde aposoli capitulantibus</text:p>
      <text:p text:style-name="Standard">&gt;&gt;&gt;&gt;&gt;&gt; block &lt;&lt;&lt;&lt;&lt;&lt;&lt;</text:p>
      <text:p text:style-name="Standard">vi cantore</text:p>
      <text:p text:style-name="Standard">Succentore</text:p>
      <text:p text:style-name="Standard">T. Courver</text:p>
      <text:p text:style-name="Standard">ancellario</text:p>
      <text:p text:style-name="Standard">D. de Duclaro</text:p>
      <text:p text:style-name="Standard">E. Fucherii</text:p>
      <text:p text:style-name="Standard">Snt. Belli</text:p>
      <text:p text:style-name="Standard">G. de Marcello</text:p>
      <text:p text:style-name="Standard">G. de Danvilla</text:p>
      <text:p text:style-name="Standard">M. de Mellotor</text:p>
      <text:p text:style-name="Standard">G. de Curtili</text:p>
      <text:p text:style-name="Standard">G. Hamelini</text:p>
      <text:p text:style-name="Standard">G. de Lumbris</text:p>
      <text:p text:style-name="Standard"/>
      <text:p text:style-name="Standard"/>
      <text:p text:style-name="Standard">=FRAN_0393_09688.tif=</text:p>
      <text:p text:style-name="Standard">&gt;&gt;&gt;&gt;&gt;&gt; block &lt;&lt;&lt;&lt;&lt;&lt;&lt;</text:p>
      <text:p text:style-name="Standard">620.</text:p>
      <text:p text:style-name="Standard">Capitulum Geverale diei sabbati vigilie festi deatorum Symonie et Jude</text:p>
      <text:p text:style-name="Standard">M</text:p>
      <text:p text:style-name="Standard">capitulum est contimaritus usque ad diem mercuri inclasie</text:p>
      <text:p text:style-name="Standard">D. de Quadrellis</text:p>
      <text:p text:style-name="Standard">G. Haielini</text:p>
      <text:p text:style-name="Standard">P. de Roniaco</text:p>
      <text:p text:style-name="Standard">G. de Marcello</text:p>
      <text:p text:style-name="Standard">G. de Lumbris</text:p>
      <text:p text:style-name="Standard">M. de Brachia</text:p>
      <text:p text:style-name="Standard">G. Dauvilla</text:p>
      <text:p text:style-name="Standard">J. de Duclaro</text:p>
      <text:p text:style-name="Standard">M. de Melloto</text:p>
      <text:p text:style-name="Standard"><text:soft-page-break/>G. Coquatricis</text:p>
      <text:p text:style-name="Standard">St. de Parisius</text:p>
      <text:p text:style-name="Standard">J. de Essarti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ut. Belli</text:p>
      <text:p text:style-name="Standard">G. Tourneur</text:p>
      <text:p text:style-name="Standard">E. Fucherii</text:p>
      <text:p text:style-name="Standard">G. de Curtilis</text:p>
      <text:p text:style-name="Standard"/>
      <text:p text:style-name="Standard"/>
      <text:p text:style-name="Standard">=FRAN_0393_09689.tif=</text:p>
      <text:p text:style-name="Standard">&gt;&gt;&gt;&gt;&gt;&gt; date &lt;&lt;&lt;&lt;&lt;&lt;&lt;</text:p>
      <text:p text:style-name="Standard">V1</text:p>
      <text:p text:style-name="Standard">Anno lii° die lune posti festum atrum Symonis et Jnde apdon capiatui</text:p>
      <text:p text:style-name="Standard">&gt;&gt;&gt;&gt;&gt;&gt; block &lt;&lt;&lt;&lt;&lt;&lt;&lt;</text:p>
      <text:p text:style-name="Standard">Hodie fuit receptus mi</text:p>
      <text:p text:style-name="Standard">Johannes de Vocneria a</text:p>
      <text:p text:style-name="Standard">vendam Parisiensi / que fuit ma</text:p>
      <text:p text:style-name="Standard">G. de Dinulla nonfuur</text:p>
      <text:p text:style-name="Standard">Guillelmi Marpaudi virtut</text:p>
      <text:p text:style-name="Standard">nominat Regis</text:p>
      <text:p text:style-name="Standard">Snt. de Parisius</text:p>
      <text:p text:style-name="Standard">cuidm data esta</text:p>
      <text:p text:style-name="Standard">Gillra nova au</text:p>
      <text:p text:style-name="Standard">Hodie magistri G. de</text:p>
      <text:p text:style-name="Standard">diocesis vi vil non</text:p>
      <text:p text:style-name="Standard">Lumbris</text:p>
      <text:p text:style-name="Standard">nevembris pont</text:p>
      <text:p text:style-name="Standard">anno Decimo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<text:soft-page-break/>Th. penitenciario</text:p>
      <text:p text:style-name="Standard">E. Fucherii</text:p>
      <text:p text:style-name="Standard">Snt Belli</text:p>
      <text:p text:style-name="Standard">M. de Melloto</text:p>
      <text:p text:style-name="Standard">G. de Marcello</text:p>
      <text:p text:style-name="Standard">G. de Curtilis</text:p>
      <text:p text:style-name="Standard">P. de Roniaco</text:p>
      <text:p text:style-name="Standard">D. de Duclaro</text:p>
      <text:p text:style-name="Standard">D. de Quadrellis</text:p>
      <text:p text:style-name="Standard">G. de Lumbris aminmo fuit recquptus canonici</text:p>
      <text:p text:style-name="Standard"/>
      <text:p text:style-name="Standard"/>
      <text:p text:style-name="Standard">=FRAN_0393_09690.tif=</text:p>
      <text:p text:style-name="Standard">&gt;&gt;&gt;&gt;&gt;&gt; date &lt;&lt;&lt;&lt;&lt;&lt;&lt;</text:p>
      <text:p text:style-name="Standard">Anno lii° die martis post festum Symonis et Jude Cposacioris dociti capitulo grariali iii</text:p>
      <text:p text:style-name="Standard">Anno lii° die mercurii vigilie festi oni sanctr mapitulantibus</text:p>
      <text:p text:style-name="Standard">&gt;&gt;&gt;&gt;&gt;&gt; block &lt;&lt;&lt;&lt;&lt;&lt;&lt;</text:p>
      <text:p text:style-name="Standard">crcetur Poillevlam</text:p>
      <text:p text:style-name="Standard">Item exequtrrer tyuonis de Bragell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rio</text:p>
      <text:p text:style-name="Standard">Snt Belli</text:p>
      <text:p text:style-name="Standard">G. de Danvilla</text:p>
      <text:p text:style-name="Standard">M. de Melloto</text:p>
      <text:p text:style-name="Standard">St. de Parsaus</text:p>
      <text:p text:style-name="Standard">G. de Marcello</text:p>
      <text:p text:style-name="Standard">D. de Quadrellis</text:p>
      <text:p text:style-name="Standard">D. de Duclaro</text:p>
      <text:p text:style-name="Standard">G. Hamelini</text:p>
      <text:p text:style-name="Standard">E. Fucherii</text:p>
      <text:p text:style-name="Standard">G. de Curtilis</text:p>
      <text:p text:style-name="Standard">Vi cantore</text:p>
      <text:p text:style-name="Standard">Succentore</text:p>
      <text:p text:style-name="Standard"><text:soft-page-break/>J. Cancellario</text:p>
      <text:p text:style-name="Standard">Pexiteux</text:p>
      <text:p text:style-name="Standard">G. de Danvilla</text:p>
      <text:p text:style-name="Standard">M. de Melloto</text:p>
      <text:p text:style-name="Standard">G. Fucherii</text:p>
      <text:p text:style-name="Standard">G. de Marcello</text:p>
      <text:p text:style-name="Standard">D. de Quadreli</text:p>
      <text:p text:style-name="Standard">D. de Duclaro</text:p>
      <text:p text:style-name="Standard">St de Parisius</text:p>
      <text:p text:style-name="Standard">P. de Roniaco</text:p>
      <text:p text:style-name="Standard">G. Hamelie</text:p>
      <text:p text:style-name="Standard"/>
      <text:p text:style-name="Standard"/>
      <text:p text:style-name="Standard">=FRAN_0393_09691.tif=</text:p>
      <text:p text:style-name="Standard">&gt;&gt;&gt;&gt;&gt;&gt; date &lt;&lt;&lt;&lt;&lt;&lt;&lt;</text:p>
      <text:p text:style-name="Standard">13</text:p>
      <text:p text:style-name="Standard">Anno lii° die lune posti festum omnium sacrio caplitlbi</text:p>
      <text:p text:style-name="Standard">Anno lii</text:p>
      <text:p text:style-name="Standard">die mercuris post omns sanctos capitulis</text:p>
      <text:p text:style-name="Standard">&gt;&gt;&gt;&gt;&gt;&gt; block &lt;&lt;&lt;&lt;&lt;&lt;&lt;</text:p>
      <text:p text:style-name="Standard">D. de Quadrellis</text:p>
      <text:p text:style-name="Standard">G. de Curtilis</text:p>
      <text:p text:style-name="Standard">D. de Ducla</text:p>
      <text:p text:style-name="Standard">sim</text:p>
      <text:p text:style-name="Standard">Johannes de Aubbevillari facit dictus tousavis faceri</text:p>
      <text:p text:style-name="Standard">dominos Jacobum Helin Jehan Campion Arnulphum dor</text:p>
      <text:p text:style-name="Standard">Johannem Patel Platel Johannem $Guielli Grumelli</text:p>
      <text:p text:style-name="Standard">Folieti et Johane presbyteros et Johann Pipart presentis Robiuvo de</text:p>
      <text:p text:style-name="Standard">erus H. Anglici et J. de Laudis</text:p>
      <text:p text:style-name="Standard">&gt;&gt;&gt;&gt;&gt;&gt; liste &lt;&lt;&lt;&lt;&lt;&lt;&lt;</text:p>
      <text:p text:style-name="Standard">Bernardus dacis</text:p>
      <text:p text:style-name="Standard">Belly Joco</text:p>
      <text:p text:style-name="Standard">Vi. cantore</text:p>
      <text:p text:style-name="Standard">J. Succentore</text:p>
      <text:p text:style-name="Standard">H. penitenciario</text:p>
      <text:p text:style-name="Standard">J. de Virrerya</text:p>
      <text:p text:style-name="Standard"><text:soft-page-break/>G. de Danvilla</text:p>
      <text:p text:style-name="Standard">P. Pouvrelli</text:p>
      <text:p text:style-name="Standard">G. de Marcello</text:p>
      <text:p text:style-name="Standard">E. Fucherii</text:p>
      <text:p text:style-name="Standard">P. de Roniaco</text:p>
      <text:p text:style-name="Standard">G. Hamelini</text:p>
      <text:p text:style-name="Standard">St. de Pausins</text:p>
      <text:p text:style-name="Standard">Vi cantore</text:p>
      <text:p text:style-name="Standard">H. penitenciario</text:p>
      <text:p text:style-name="Standard">G. de Danvilla</text:p>
      <text:p text:style-name="Standard">St. Belli</text:p>
      <text:p text:style-name="Standard">E. Fucherii</text:p>
      <text:p text:style-name="Standard">P. de Roniaco.</text:p>
      <text:p text:style-name="Standard">G. Hamelini</text:p>
      <text:p text:style-name="Standard">G. de Giadrelli</text:p>
      <text:p text:style-name="Standard">P. Pouvrelli</text:p>
      <text:p text:style-name="Standard">J. de Duclaro</text:p>
      <text:p text:style-name="Standard"/>
      <text:p text:style-name="Standard"/>
      <text:p text:style-name="Standard">=FRAN_0393_09692.tif=</text:p>
      <text:p text:style-name="Standard">&gt;&gt;&gt;&gt;&gt;&gt; block &lt;&lt;&lt;&lt;&lt;&lt;&lt;</text:p>
      <text:p text:style-name="Standard">Radulsho de Purellis Jacolo de Pa</text:p>
      <text:p text:style-name="Standard">Petrus du Minaige preset J. Brurdon de autis</text:p>
      <text:p text:style-name="Standard">Fulcr de Dola Johanne de Colomenis cofessus fuit</text:p>
      <text:p text:style-name="Standard">se esse omno justiciabilem et hespitem capituli</text:p>
      <text:p text:style-name="Standard">Item presentbus supradictis Johanne de Maresiis Guillelmo deSent</text:p>
      <text:p text:style-name="Standard">nis Johanne de Gant espicerio Johane Bardii G. Contour</text:p>
      <text:p text:style-name="Standard">predictus Petrus promisit premptorie coram camerario lice</text:p>
      <text:p text:style-name="Standard">vel alio seu aliis deputandis a capitulo comparere ad</text:p>
      <text:p text:style-name="Standard">respondendum artrais in propria perpona et ad ri</text:p>
      <text:p text:style-name="Standard">dendu aprri inquestam et personaliter venire</text:p>
      <text:p text:style-name="Standard">ad dominis dres assignandum $su sub pena</text:p>
      <text:p text:style-name="Standard">quingentari licterarum sub pena essendi convic</text:p>
      <text:p text:style-name="Standard">cum de impositis de quibus debet dure pleni</text:p>
      <text:p text:style-name="Standard">es in manibus preposit de Roseto / infra $oc quin</text:p>
      <text:p text:style-name="Standard">dotum vel in casu in quo h no facet j sub</text:p>
      <text:p text:style-name="Standard"><text:soft-page-break/>sena petam debet reddere in prisione in illosta</text:p>
      <text:p text:style-name="Standard">tu mn quo est et de die hodierna in quinte</text:p>
      <text:p text:style-name="Standard">cim dies debet compere personaliter processur</text:p>
      <text:p text:style-name="Standard">in praussit prout fuerit procedendum et sub nena</text:p>
      <text:p text:style-name="Standard">amittendi oncia que habet in juridicione et</text:p>
      <text:p text:style-name="Standard">q</text:p>
      <text:p text:style-name="Standard">Hmediant fuit elargitus</text:p>
      <text:p text:style-name="Standard">domini consenserunt permutacioni faciende casa parvi</text:p>
      <text:p text:style-name="Standard">tant etc. inter houi vanassores curatum de</text:p>
      <text:p text:style-name="Standard">Castaneto in archidiaconus de Josayo et Robertum</text:p>
      <text:p text:style-name="Standard">tis curatum Sancti Hyan s nrram Sarcionsis</text:p>
      <text:p text:style-name="Standard">&gt;&gt;&gt;&gt;&gt;&gt; liste &lt;&lt;&lt;&lt;&lt;&lt;&lt;</text:p>
      <text:p text:style-name="Standard">Vi. cantore</text:p>
      <text:p text:style-name="Standard">. Succentore</text:p>
      <text:p text:style-name="Standard">J. Cancellario</text:p>
      <text:p text:style-name="Standard">H. penitenciario</text:p>
      <text:p text:style-name="Standard">G. de Curtilis</text:p>
      <text:p text:style-name="Standard">Sant. Belli</text:p>
      <text:p text:style-name="Standard">G. Hamelini</text:p>
      <text:p text:style-name="Standard">D. de Quadrellis</text:p>
      <text:p text:style-name="Standard">D. de Duclaro</text:p>
      <text:p text:style-name="Standard">P. Pouvrelli</text:p>
      <text:p text:style-name="Standard">M. de Melloto</text:p>
      <text:p text:style-name="Standard">G. de Danvilla</text:p>
      <text:p text:style-name="Standard">G. Fucherii</text:p>
      <text:p text:style-name="Standard"/>
      <text:p text:style-name="Standard"/>
      <text:p text:style-name="Standard">=FRAN_0393_09693.tif=</text:p>
      <text:p text:style-name="Standard">&gt;&gt;&gt;&gt;&gt;&gt; block &lt;&lt;&lt;&lt;&lt;&lt;&lt;</text:p>
      <text:p text:style-name="Standard">615.</text:p>
      <text:p text:style-name="Standard">Die decima novembris magister Radus Silverari canonicus $scte$ Horenss hodiens</text:p>
      <text:p text:style-name="Standard">diocesis et ct procuratore magistrum Nicolaum de S Meponte mectensis diocesis</text:p>
      <text:p text:style-name="Standard">latentis in j tunu assens se alias postituisse dominum francissum</text:p>
      <text:p text:style-name="Standard">vestitum de die diocesis heod ad</text:p>
      <text:p text:style-name="Standard">diceis procuratore revocaverat fecit magistrum Nicolaum de Sarapent</text:p>
      <text:p text:style-name="Standard">dunsnenderre</text:p>
      <text:p text:style-name="Standard"><text:soft-page-break/>peromntandum dictam prehina et prod postet</text:p>
      <text:p text:style-name="Standard">procuratore suum ad insimandum revotum in casum quo non esset</text:p>
      <text:p text:style-name="Standard">inseicntus et hoc Sancto ad perpnitandum dictam prebhenala prout sibi videbitr</text:p>
      <text:p text:style-name="Standard">et ad ascultandum compoti de redditus illius prebende vel beneficii</text:p>
      <text:p text:style-name="Standard">si permnutacio habent effectu / et ad acceptandum beneficium</text:p>
      <text:p text:style-name="Standard">l cferendum occasione husmodi provgitat ac ad recipiendum fructus</text:p>
      <text:p text:style-name="Standard">etc. agendum etc. et ad diriia etc.</text:p>
      <text:p text:style-name="Standard">rnseigeurs J. de Laudis Harrg Alinorust</text:p>
      <text:p text:style-name="Standard">primis dno</text:p>
      <text:p text:style-name="Standard">Eet sialias de pranitate seu dolo apperet in $e illa permutacioni ad</text:p>
      <text:p text:style-name="Standard">appellarbus et reguirendum quod habeat ad illa jurenta returse</text:p>
      <text:p text:style-name="Standard"/>
      <text:p text:style-name="Standard"/>
      <text:p text:style-name="Standard">=FRAN_0393_09694.tif=</text:p>
      <text:p text:style-name="Standard">&gt;&gt;&gt;&gt;&gt;&gt; block &lt;&lt;&lt;&lt;&lt;&lt;&lt;</text:p>
      <text:p text:style-name="Standard">contunuatus est capitulum usque ad die venris inclusive</text:p>
      <text:p text:style-name="Standard">pro negociis capituli reformandis et procurandus sunt deputa</text:p>
      <text:p text:style-name="Standard">H. Penitenciario</text:p>
      <text:p text:style-name="Standard">G. de Curtilis</text:p>
      <text:p text:style-name="Standard">super officiariis sunt inturdentes deputat / succento</text:p>
      <text:p text:style-name="Standard">$yon de Quadrellies et d. de Duclaro</text:p>
      <text:p text:style-name="Standard">et vocabunt officiariis quatuor vicibus i anne</text:p>
      <text:p text:style-name="Standard">rxcesita camera sjuper qua est Stephanus de Pari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aio</text:p>
      <text:p text:style-name="Standard">G. de Curcilis</text:p>
      <text:p text:style-name="Standard">G. de Danvilla</text:p>
      <text:p text:style-name="Standard">M. de Mellote</text:p>
      <text:p text:style-name="Standard">P. Pouvelli</text:p>
      <text:p text:style-name="Standard">G. de Marcello</text:p>
      <text:p text:style-name="Standard">P. de Roniaco</text:p>
      <text:p text:style-name="Standard">G. Hamelini</text:p>
      <text:p text:style-name="Standard">D. de Duclaro</text:p>
      <text:p text:style-name="Standard"><text:soft-page-break/>D. de Ducclaro</text:p>
      <text:p text:style-name="Standard">E. Fucherii</text:p>
      <text:p text:style-name="Standard">Snt de Parisius</text:p>
      <text:p text:style-name="Standard">Snt. Belli</text:p>
      <text:p text:style-name="Standard">pro compotis audicud sunt deputati</text:p>
      <text:p text:style-name="Standard">D. de Quadrellis</text:p>
      <text:p text:style-name="Standard">M. de Brachia</text:p>
      <text:p text:style-name="Standard">D. de Duclaro</text:p>
      <text:p text:style-name="Standard">J. de Verrerya</text:p>
      <text:p text:style-name="Standard">G. Hamelini</text:p>
      <text:p text:style-name="Standard">G. de Ourtilis</text:p>
      <text:p text:style-name="Standard">Snt Belli</text:p>
      <text:p text:style-name="Standard"/>
      <text:p text:style-name="Standard"/>
      <text:p text:style-name="Standard">=FRAN_0393_09695.tif=</text:p>
      <text:p text:style-name="Standard">&gt;&gt;&gt;&gt;&gt;&gt; date &lt;&lt;&lt;&lt;&lt;&lt;&lt;</text:p>
      <text:p text:style-name="Standard">617</text:p>
      <text:p text:style-name="Standard">Anno lis die mercuris posti festum beati Martini hyemal caitlus</text:p>
      <text:p text:style-name="Standard">Anno lii° die veneris posti festum beati Martini capituli</text:p>
      <text:p text:style-name="Standard">&gt;&gt;&gt;&gt;&gt;&gt; block &lt;&lt;&lt;&lt;&lt;&lt;&lt;</text:p>
      <text:p text:style-name="Standard">capitulum ordinavit quod apponantum redditus</text:p>
      <text:p text:style-name="Standard">canonicorum Sancti Dyonisii absencium ad manus illis</text:p>
      <text:p text:style-name="Standard">caipituli</text:p>
      <text:p text:style-name="Standard">$marer$ quasi onns domii consenserunt in Guillelmum de Cappe</text:p>
      <text:p text:style-name="Standard">la pro maticoteria G. de Yctevilla</text:p>
      <text:p text:style-name="Standard">appellatum fuit pro parti matricularior Sancti Bnedi</text:p>
      <text:p text:style-name="Standard">domini runderunt quod habita gopia responderr</text:p>
      <text:p text:style-name="Standard">apostolis</text:p>
      <text:p text:style-name="Standard">&gt;&gt;&gt;&gt;&gt;&gt; liste &lt;&lt;&lt;&lt;&lt;&lt;&lt;</text:p>
      <text:p text:style-name="Standard">Vi cantore</text:p>
      <text:p text:style-name="Standard">H. penitenciario</text:p>
      <text:p text:style-name="Standard">G. Cogatricis</text:p>
      <text:p text:style-name="Standard">J. de Verrerya</text:p>
      <text:p text:style-name="Standard">St. de Parisins.</text:p>
      <text:p text:style-name="Standard">E. Fucherii</text:p>
      <text:p text:style-name="Standard">P. Pouvrelli</text:p>
      <text:p text:style-name="Standard"><text:soft-page-break/>M. de Mellot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St. Belli</text:p>
      <text:p text:style-name="Standard">M. de Melloto</text:p>
      <text:p text:style-name="Standard">G. de Marcello</text:p>
      <text:p text:style-name="Standard">G. Hamelini</text:p>
      <text:p text:style-name="Standard">D. de Quadrellis</text:p>
      <text:p text:style-name="Standard">D. de Quadrellis</text:p>
      <text:p text:style-name="Standard">D. de Duclaro</text:p>
      <text:p text:style-name="Standard">E. Fucherii</text:p>
      <text:p text:style-name="Standard">. de Curciis</text:p>
      <text:p text:style-name="Standard"/>
      <text:p text:style-name="Standard"/>
      <text:p text:style-name="Standard">=FRAN_0393_09696.tif=</text:p>
      <text:p text:style-name="Standard">&gt;&gt;&gt;&gt;&gt;&gt; block &lt;&lt;&lt;&lt;&lt;&lt;&lt;</text:p>
      <text:p text:style-name="Standard">nux lii die domiucam in vecalis Martini cum</text:p>
      <text:p text:style-name="Standard">protestat consuetis Johanne Olearii licente</text:p>
      <text:p text:style-name="Standard">Senon dio</text:p>
      <text:p text:style-name="Standard">in legi exsoectans etc. que arda sancti</text:p>
      <text:p text:style-name="Standard">anianii aure asspens etc. prebenda vacane</text:p>
      <text:p text:style-name="Standard">per moiti desncis Machei</text:p>
      <text:p text:style-name="Standard">ate</text:p>
      <text:p text:style-name="Standard">tani et prepisiti accest presentbus domino Eryde</text:p>
      <text:p text:style-name="Standard">ne de cajsio diverso canonici Par. petre</text:p>
      <text:p text:style-name="Standard">de Mente Barrato Thoma de MMavilla</text:p>
      <text:p text:style-name="Standard">Anno lii° die lune post festit $beat m octubitis beati Martini</text:p>
      <text:p text:style-name="Standard">actum $pot crdis Acdounum isie</text:p>
      <text:p text:style-name="Standard">Danuel Bodit voluit et copensit adiiquem contenta in</text:p>
      <text:p text:style-name="Standard">licteris ad dictum juratorum etc. ad viii dies et.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H. penitenciario</text:p>
      <text:p text:style-name="Standard"><text:soft-page-break/>M. de Melloto</text:p>
      <text:p text:style-name="Standard">Sante Phani Belli</text:p>
      <text:p text:style-name="Standard">.</text:p>
      <text:p text:style-name="Standard">G. de Curtilis</text:p>
      <text:p text:style-name="Standard">E. Fucherii</text:p>
      <text:p text:style-name="Standard">G. Hamelini</text:p>
      <text:p text:style-name="Standard">D. de Duclaro</text:p>
      <text:p text:style-name="Standard">Vi cantore</text:p>
      <text:p text:style-name="Standard">J. Succentore</text:p>
      <text:p text:style-name="Standard">H. penitenciario</text:p>
      <text:p text:style-name="Standard">M. de Melloto</text:p>
      <text:p text:style-name="Standard">E. Fucherii</text:p>
      <text:p text:style-name="Standard">D. de Quadrellis</text:p>
      <text:p text:style-name="Standard"/>
      <text:p text:style-name="Standard"/>
      <text:p text:style-name="Standard">=FRAN_0393_09697.tif=</text:p>
      <text:p text:style-name="Standard">&gt;&gt;&gt;&gt;&gt;&gt; date &lt;&lt;&lt;&lt;&lt;&lt;&lt;</text:p>
      <text:p text:style-name="Standard">619.</text:p>
      <text:p text:style-name="Standard">Anno lii° die veneris auti festum Beate Kathine vm</text:p>
      <text:p text:style-name="Standard">Anno lii° die veneris ante festum Beate Kachune virginis apitulitli</text:p>
      <text:p text:style-name="Standard">&gt;&gt;&gt;&gt;&gt;&gt; block &lt;&lt;&lt;&lt;&lt;&lt;&lt;</text:p>
      <text:p text:style-name="Standard">querearresta contra</text:p>
      <text:p text:style-name="Standard">Petrii de Mmagio de</text:p>
      <text:p text:style-name="Standard">*</text:p>
      <text:p text:style-name="Standard">die hodie na in die</text:p>
      <text:p text:style-name="Standard">luvi</text:p>
      <text:p text:style-name="Standard">Aunolii die jovis ante festum Beate Bacheli presentbus domino</text:p>
      <text:p text:style-name="Standard">Eleria de Clusella Johanne $Co$ escotart Johanne de</text:p>
      <text:p text:style-name="Standard">solegiis Havione Augulii J. de Laudu Actum</text:p>
      <text:p text:style-name="Standard">in domo mei Yervovis venerabili vir dominus Petrus</text:p>
      <text:p text:style-name="Standard">de turre canonicus ecclesie Sancti Stephan de Gressibus Par.</text:p>
      <text:p text:style-name="Standard">et curatus parrochiainis ecclesie de Orliaco otr par.</text:p>
      <text:p text:style-name="Standard">asserens se alios constituisse certos procuratore ad re</text:p>
      <text:p text:style-name="Standard">G audu et permutandum etc. cum domino Geralio de</text:p>
      <text:p text:style-name="Standard">Marcello ad prebende de Daurato diocesis Lemenicer</text:p>
      <text:p text:style-name="Standard">3</text:p>
      <text:p text:style-name="Standard"><text:soft-page-break/>ipsos procuratore procuratore et pontatem etc. revocavit etc.</text:p>
      <text:p text:style-name="Standard">et constituit magistrum Bernardum melioris licor</text:p>
      <text:p text:style-name="Standard">in legibus magistrum Stephanum de Mite Metensis et mo</text:p>
      <text:p text:style-name="Standard">regalis procurator etc. et quemlibet etc. ad insumandum</text:p>
      <text:p text:style-name="Standard">mentiandum et ducendum etc.</text:p>
      <text:p text:style-name="Standard">Anno lii° die domienica in festo E Kathure</text:p>
      <text:p text:style-name="Standard">Virginis dominu Johannes de Meullanto episcopus Par.s</text:p>
      <text:p text:style-name="Standard">fuerit recestus pre capitulum et prestitit antevil</text:p>
      <text:p text:style-name="Standard">nas ecclesie presentius v cantore H. penitenciari</text:p>
      <text:p text:style-name="Standard">G. de Danvilla JJohanne Pipris camerario J.de A</text:p>
      <text:p text:style-name="Standard">tissiodore Pede erqueto juramntum in hui</text:p>
      <text:p text:style-name="Standard">mdum Epso Johannes de Meullanto episcopus P</text:p>
      <text:p text:style-name="Standard">juro ad hoc sancta Dei Curangelia meservatur</text:p>
      <text:p text:style-name="Standard">jura libertates privilegia et tpusuetudiner</text:p>
      <text:p text:style-name="Standard">ecclesie Parisiensis et composiciones alias habitas inter predt</text:p>
      <text:p text:style-name="Standard">res matos et capitulum ecclesie parisiensis predicte</text:p>
      <text:p text:style-name="Standard">yrut Marescallil ita est</text:p>
      <text:p text:style-name="Standard">&gt;&gt;&gt;&gt;&gt;&gt; liste &lt;&lt;&lt;&lt;&lt;&lt;&lt;</text:p>
      <text:p text:style-name="Standard">Vi. Cantore</text:p>
      <text:p text:style-name="Standard">.Succentore</text:p>
      <text:p text:style-name="Standard">H. penitenciario</text:p>
      <text:p text:style-name="Standard">Snt. Belli</text:p>
      <text:p text:style-name="Standard">P. Pouvrelli</text:p>
      <text:p text:style-name="Standard">M. de Melloto</text:p>
      <text:p text:style-name="Standard">G. de Curtilis</text:p>
      <text:p text:style-name="Standard">P. de Roniaco</text:p>
      <text:p text:style-name="Standard">D. de Quadrellis</text:p>
      <text:p text:style-name="Standard">G. Hamelini</text:p>
      <text:p text:style-name="Standard">D. de Duclaro</text:p>
      <text:p text:style-name="Standard">J. Succentore</text:p>
      <text:p text:style-name="Standard">J. Cancellario</text:p>
      <text:p text:style-name="Standard">H. Penitenciario . de Recipio</text:p>
      <text:p text:style-name="Standard">G. Coquatricis juramento</text:p>
      <text:p text:style-name="Standard">Stephan Belli</text:p>
      <text:p text:style-name="Standard">M. de Melloto</text:p>
      <text:p text:style-name="Standard">G. Hamelini</text:p>
      <text:p text:style-name="Standard"><text:soft-page-break/>D. de Drrclaro</text:p>
      <text:p text:style-name="Standard">R. Fucherii</text:p>
      <text:p text:style-name="Standard">P. Pouvrelli</text:p>
      <text:p text:style-name="Standard"/>
      <text:p text:style-name="Standard"/>
      <text:p text:style-name="Standard">=FRAN_0393_09698.tif=</text:p>
      <text:p text:style-name="Standard">&gt;&gt;&gt;&gt;&gt;&gt; block &lt;&lt;&lt;&lt;&lt;&lt;&lt;</text:p>
      <text:p text:style-name="Standard">Anne lii° die veneris ante festum Beate Bachine vi</text:p>
      <text:p text:style-name="Standard">Petrus de Moreto Guillelmus Persin jo es proxim</text:p>
      <text:p text:style-name="Standard">perrimus miret se fecerunt plegion et reversores pro</text:p>
      <text:p text:style-name="Standard">Petro de Muragio de Roseto in Bria prisionanio</text:p>
      <text:p text:style-name="Standard">capituli ad de adducendo ipsum ad dres assignandus</text:p>
      <text:p text:style-name="Standard">et de adjudicato solvendo et seolbigavint libraus</text:p>
      <text:p text:style-name="Standard">mnplidus et melius apperente et corpus percorse et sub</text:p>
      <text:p text:style-name="Standard">neva sextentum icutorm et suo suro receitus</text:p>
      <text:p text:style-name="Standard">et dies assii ad die crastinam stibus dicte pibbti in ou</text:p>
      <text:p text:style-name="Standard">dicto festi Be Kathins horabessarus coram gmissar</text:p>
      <text:p text:style-name="Standard">ad procedendum prout de jure presentis Johanne de Maresips</text:p>
      <text:p text:style-name="Standard">Anne vii die mnrcurtri post Clevitis dominus Jhannis Chenneti et gessit officim in ocutinarum ecio</text:p>
      <text:p text:style-name="Standard">Guillelmo de Senoo iin plamlto Radulpho de</text:p>
      <text:p text:style-name="Standard">in Castelleto i.de Antises Johanne de Muro Cerudor</text:p>
      <text:p text:style-name="Standard">present dominis l.xli. quietavit et quittat nore dicti officii Petrum de Mesmilio firamiou de Ployeo</text:p>
      <text:p text:style-name="Standard">N. xx. mediis frunti pro dictis duebus annis scibicuet puo quaet buno de x. madr licet veberet</text:p>
      <text:p text:style-name="Standard">dit qed capitulus anno xlioner quictavie et cemusit die midia jore coricalitatis nqua dictis des</text:p>
      <text:p text:style-name="Standard">xxii iii</text:p>
      <text:p text:style-name="Standard">Johannos Geret dictum officium et eciam de Emolumento Molerdini à Ployayo pro des dminibus annis et</text:p>
      <text:p text:style-name="Standard">de vellenbus omin pro nus solu / et de laetigip vncarum pro dictus duobus anis et Veamecorne</text:p>
      <text:p text:style-name="Standard">cum dam Norelli ercisi ut deet pro pate eapituli xxxv. s. tinens</text:p>
      <text:p text:style-name="Standard">e presatis dominus Johanne de diehis anis l. et li quiue gessit offiru unu quictut Sdemone sale elli</text:p>
      <text:p text:style-name="Standard">de sine sua conceptis xxxii lbras Par.s quis capitulum neisit sibi propter mitatar etc.</text:p>
      <text:p text:style-name="Standard">Anno lii° die mercuriis posti festum Beate Kathine virgini capitulbi</text:p>
      <text:p text:style-name="Standard">dominus Johannes Alerii capicerius gagiavit emendam</text:p>
      <text:p text:style-name="Standard">de eo quod amovit unam corchiam de marribus</text:p>
      <text:p text:style-name="Standard">unius burgenss.</text:p>
      <text:p text:style-name="Standard">Tserecurano J.de Landis Hauy actum in</text:p>
      <text:p text:style-name="Standard"><text:soft-page-break/>claustro ad barram coram Johanne Supeis camerar</text:p>
      <text:p text:style-name="Standard">laico / asistente in sede et deputato ad v</text:p>
      <text:p text:style-name="Standard">recipiendum ex parte commissaris stante didi</text:p>
      <text:p text:style-name="Standard">quadrellas et per Pouvrelli St de Parisus</text:p>
      <text:p text:style-name="Standard">bsent vocato ad hoc y mul s</text:p>
      <text:p text:style-name="Standard">&gt;&gt;&gt;&gt;&gt;&gt; liste &lt;&lt;&lt;&lt;&lt;&lt;&lt;</text:p>
      <text:p text:style-name="Standard">J eo</text:p>
      <text:p text:style-name="Standard">Vi cantore</text:p>
      <text:p text:style-name="Standard">J. Succentore</text:p>
      <text:p text:style-name="Standard">J. Cancellario</text:p>
      <text:p text:style-name="Standard">H.penitenciario</text:p>
      <text:p text:style-name="Standard">P. de Reniaco</text:p>
      <text:p text:style-name="Standard">D. de Quadrellis</text:p>
      <text:p text:style-name="Standard">Vi cantore</text:p>
      <text:p text:style-name="Standard">H. penitenciario</text:p>
      <text:p text:style-name="Standard">G. Fucherii</text:p>
      <text:p text:style-name="Standard">St. de Parisius</text:p>
      <text:p text:style-name="Standard">M. de Melloto</text:p>
      <text:p text:style-name="Standard">Ji cambellani</text:p>
      <text:p text:style-name="Standard">G. de Curtilis</text:p>
      <text:p text:style-name="Standard">D. de Quadrellis</text:p>
      <text:p text:style-name="Standard">G. Hameiini</text:p>
      <text:p text:style-name="Standard">D. de Duclaro</text:p>
      <text:p text:style-name="Standard">P. de Roniaco</text:p>
      <text:p text:style-name="Standard"/>
      <text:p text:style-name="Standard"/>
      <text:p text:style-name="Standard">=FRAN_0393_09699.tif=</text:p>
      <text:p text:style-name="Standard">&gt;&gt;&gt;&gt;&gt;&gt; date &lt;&lt;&lt;&lt;&lt;&lt;&lt;</text:p>
      <text:p text:style-name="Standard">121</text:p>
      <text:p text:style-name="Standard">Anno lii° die lune posti festum beati Mierae api capitulantibus</text:p>
      <text:p text:style-name="Standard">Anno lii° die lercuris posti festum beati Andrte apistol catbus</text:p>
      <text:p text:style-name="Standard">&gt;&gt;&gt;&gt;&gt;&gt; block &lt;&lt;&lt;&lt;&lt;&lt;&lt;</text:p>
      <text:p text:style-name="Standard">dispensatum est cum magistro Guydone de Camp</text:p>
      <text:p text:style-name="Standard">diverso quod possit intrare ecclesiam in habitu scla</text:p>
      <text:p text:style-name="Standard">Talahrandus $perfit emendavit deeo</text:p>
      <text:p text:style-name="Standard">quod violavit claustrum sub obligationem omnium bo</text:p>
      <text:p text:style-name="Standard"><text:soft-page-break/>usque valorem tentum libras presentius de Civillat</text:p>
      <text:p text:style-name="Standard">Guillelmus Manuars presenius cantore edrel</text:p>
      <text:p text:style-name="Standard">penire Marcello N. de Civilli P. de Pungi</text:p>
      <text:p text:style-name="Standard">camerari luco gagiavit emrenta de</text:p>
      <text:p text:style-name="Standard">Jo facto</text:p>
      <text:p text:style-name="Standard">Domini cosenseruntque viva vendantur</text:p>
      <text:p text:style-name="Standard">Item fiat nisi cnic Johanne Haquini de Vere parvo d xii s. pr c</text:p>
      <text:p text:style-name="Standard">solvendi Magistro . G. de umbris nisia istum sestem Curmerosis domn</text:p>
      <text:p text:style-name="Standard">uter vebita trad Curie per cheam Cauppebarh quondam rapi</text:p>
      <text:p text:style-name="Standard">baillive carnocer inveruint debi capitulo cdeleate magistr Par.. proe</text:p>
      <text:p text:style-name="Standard">G. S. Orelvii vi l. vist. sipte in camera camatibis domini</text:p>
      <text:p text:style-name="Standard">Par.. Vi die septembris m. erc.</text:p>
      <text:p text:style-name="Standard">TroThele</text:p>
      <text:p text:style-name="Standard">&gt;&gt;&gt;&gt;&gt;&gt; liste &lt;&lt;&lt;&lt;&lt;&lt;&lt;</text:p>
      <text:p text:style-name="Standard">Vi cantore</text:p>
      <text:p text:style-name="Standard">H. penitenciario</text:p>
      <text:p text:style-name="Standard">G. Cognatricis</text:p>
      <text:p text:style-name="Standard">Stephanu Belli</text:p>
      <text:p text:style-name="Standard">P. de Roniaco</text:p>
      <text:p text:style-name="Standard">G. de Curtlis</text:p>
      <text:p text:style-name="Standard">J. de Autdeleturi</text:p>
      <text:p text:style-name="Standard">G. Hamelini</text:p>
      <text:p text:style-name="Standard">G. de Marcello</text:p>
      <text:p text:style-name="Standard">G. Fucherii</text:p>
      <text:p text:style-name="Standard">D. de Quadrellis</text:p>
      <text:p text:style-name="Standard">P. Pouvelli</text:p>
      <text:p text:style-name="Standard">Vi cantore</text:p>
      <text:p text:style-name="Standard">J. Succentore</text:p>
      <text:p text:style-name="Standard">H. Penitenciario</text:p>
      <text:p text:style-name="Standard">M. de Melloto</text:p>
      <text:p text:style-name="Standard">P. Pouvelli</text:p>
      <text:p text:style-name="Standard">R. de Chanaco</text:p>
      <text:p text:style-name="Standard">Stephan Belli</text:p>
      <text:p text:style-name="Standard">P. de Roniaco</text:p>
      <text:p text:style-name="Standard">J. Cambellani</text:p>
      <text:p text:style-name="Standard">G. de Curtilis</text:p>
      <text:p text:style-name="Standard"><text:soft-page-break/>G. Hamelini</text:p>
      <text:p text:style-name="Standard">D. de Quanellis</text:p>
      <text:p text:style-name="Standard">D. de Duclaro</text:p>
      <text:p text:style-name="Standard">R. Fucherii</text:p>
      <text:p text:style-name="Standard">D macello</text:p>
      <text:p text:style-name="Standard"/>
      <text:p text:style-name="Standard"/>
      <text:p text:style-name="Standard">=FRAN_0393_09700.tif=</text:p>
      <text:p text:style-name="Standard">&gt;&gt;&gt;&gt;&gt;&gt; block &lt;&lt;&lt;&lt;&lt;&lt;&lt;</text:p>
      <text:p text:style-name="Standard">x</text:p>
      <text:p text:style-name="Standard">622</text:p>
      <text:p text:style-name="Standard">Lon trouvé entre les debtes vailliées a la court par moy Revaut Bouçon receveur de pa</text:p>
      <text:p text:style-name="Standard">que l'en doit au deyen et eapitre es Paris du cmie de la Chaudel ccx xl vii ou preuvor Capitre</text:p>
      <text:p text:style-name="Standard">ens deux parties Viiie sis souhlz paris soiblee escripte e vudieont xxiiii jour de eetebre l'an mil</text:p>
      <text:p text:style-name="Standard">ccc xlviii. su invenit inter dicta debita capitulo que supra septs per Came competorum Pa. die</text:p>
      <text:p text:style-name="Standard">xxii decemere cc xlviii valent xxxii l. iii s. par. eo arrien die xx anmo c c</text:p>
      <text:p text:style-name="Standard">de Doucher</text:p>
      <text:p text:style-name="Standard">Je. Chinaya</text:p>
      <text:p text:style-name="Standard">L'en trouvé entré les debtes bailliées a la court par men tenant vençon nagures rereveur</text:p>
      <text:p text:style-name="Standard">de Pari que l'en doit au chapicie de Par du cuiere del'ascenci cxxxlvii eu premner ecupitré a heri</text:p>
      <text:p text:style-name="Standard">tage vint nef libbras pri. Iant du cure de la trussei cor xl vii aprés enses au dit chape cent saiz</text:p>
      <text:p text:style-name="Standard">partem du dit tune ou dit chapitre cent seineu par. Item du die cive eu die chipicie xiii l. par.</text:p>
      <text:p text:style-name="Standard">et du dit trme ou chapitre de Baillié a heritage iiii. livrs parsiense / Escript le mrdi xx jeur de moy</text:p>
      <text:p text:style-name="Standard">l'an m ccc xviii predicte. vs. summe faciendes senteniam de vvi l. pa. mous curiendes cunc invenuvitur</text:p>
      <text:p text:style-name="Standard">debi predicto capitulo parisiensis ute debita tradita curie per dictum Reginaldimus Ventensi sudd tis eta capitulis se dictis</text:p>
      <text:p text:style-name="Standard">Sept in camra cempotorum starm ultia die mari anno eccum xlviii° piine xxixl. par. valentm xxii.</text:p>
      <text:p text:style-name="Standard">x proi ds pranes nue currenis et </text:p>
      <text:p text:style-name="Standard">Serptais die xx certo ecclie J. de Douily.</text:p>
      <text:p text:style-name="Standard">d eiger</text:p>
      <text:p text:style-name="Standard">M. de Brachimagistr Petrus de Roniaco tradidit denat Dei</text:p>
      <text:p text:style-name="Standard">de majoria de Plscut et dur licitats usqer ad</text:p>
      <text:p text:style-name="Standard">viii dies</text:p>
      <text:p text:style-name="Standard">Durandus Pacrisci capellanis ad altare Sancti Mresirs</text:p>
      <text:p text:style-name="Standard">in ecclesia Sancti Medrici pertavit ad deserventum</text:p>
      <text:p text:style-name="Standard">pro ipso dominum Guillelmum Boctot qui juri bene</text:p>
      <text:p text:style-name="Standard"><text:soft-page-break/>et fideliter deservire</text:p>
      <text:p text:style-name="Standard">&gt;&gt;&gt;&gt;&gt;&gt; liste &lt;&lt;&lt;&lt;&lt;&lt;&lt;</text:p>
      <text:p text:style-name="Standard">Vi cantore M. de Melloto</text:p>
      <text:p text:style-name="Standard">J. Succentori J. de Vocrraya</text:p>
      <text:p text:style-name="Standard">J. Cancellario</text:p>
      <text:p text:style-name="Standard">Stephan de Parsins V. de Danvilla</text:p>
      <text:p text:style-name="Standard">J. Cambellani</text:p>
      <text:p text:style-name="Standard">Stephan Belli</text:p>
      <text:p text:style-name="Standard">J. de Andelentur</text:p>
      <text:p text:style-name="Standard">P. de Roniaco</text:p>
      <text:p text:style-name="Standard">G. de Marcello</text:p>
      <text:p text:style-name="Standard">G. Hamenii</text:p>
      <text:p text:style-name="Standard">D. de Quidrellis</text:p>
      <text:p text:style-name="Standard">G. Fucherii</text:p>
      <text:p text:style-name="Standard">D. de Duclaro</text:p>
      <text:p text:style-name="Standard">P. Pounelli</text:p>
      <text:p text:style-name="Standard">G. de Curcilis</text:p>
      <text:p text:style-name="Standard">Gi.coquatrie</text:p>
      <text:p text:style-name="Standard"/>
      <text:p text:style-name="Standard"/>
      <text:p text:style-name="Standard">=FRAN_0393_09701.tif=</text:p>
      <text:p text:style-name="Standard">&gt;&gt;&gt;&gt;&gt;&gt; date &lt;&lt;&lt;&lt;&lt;&lt;&lt;</text:p>
      <text:p text:style-name="Standard">Anno lig die lune posti semtum conte tanris cpitlntlbie</text:p>
      <text:p text:style-name="Standard">Anno lii die mercurii post festum conceptis Beate Marie virgio capitulanlibi</text:p>
      <text:p text:style-name="Standard">&gt;&gt;&gt;&gt;&gt;&gt; block &lt;&lt;&lt;&lt;&lt;&lt;&lt;</text:p>
      <text:p text:style-name="Standard">ter Raoulari / osiro macc pgentur ad xliiii</text:p>
      <text:p text:style-name="Standard">a de cta lapd meca de Paredo nd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h. penitenciario</text:p>
      <text:p text:style-name="Standard">J. de Andelenturia</text:p>
      <text:p text:style-name="Standard">G. Coquatricis</text:p>
      <text:p text:style-name="Standard">J. Cambellani</text:p>
      <text:p text:style-name="Standard">M. de Melloto</text:p>
      <text:p text:style-name="Standard"><text:soft-page-break/>Stephanum Belli</text:p>
      <text:p text:style-name="Standard">J. de Vocrieria</text:p>
      <text:p text:style-name="Standard">Stephanu de Parisis</text:p>
      <text:p text:style-name="Standard">G. de Marcello</text:p>
      <text:p text:style-name="Standard">P. de Roniraco</text:p>
      <text:p text:style-name="Standard">G. de Curtilis</text:p>
      <text:p text:style-name="Standard">L. Fucherii</text:p>
      <text:p text:style-name="Standard">D. de Duclaro</text:p>
      <text:p text:style-name="Standard">J. de Quadrelliis</text:p>
      <text:p text:style-name="Standard">G. Hamelini</text:p>
      <text:p text:style-name="Standard">Vi. Cantore</text:p>
      <text:p text:style-name="Standard">Penitenciario</text:p>
      <text:p text:style-name="Standard">M. de Melloto</text:p>
      <text:p text:style-name="Standard">J. de Audelitui</text:p>
      <text:p text:style-name="Standard">J. Cambellis</text:p>
      <text:p text:style-name="Standard">St de Pars</text:p>
      <text:p text:style-name="Standard">G. de Marcello</text:p>
      <text:p text:style-name="Standard">D. de Duclaro</text:p>
      <text:p text:style-name="Standard">d. de Quadcellis</text:p>
      <text:p text:style-name="Standard">P. de Roniaco</text:p>
      <text:p text:style-name="Standard">G. de Curtilis</text:p>
      <text:p text:style-name="Standard">N. de Brachia</text:p>
      <text:p text:style-name="Standard">G. Hamelin</text:p>
      <text:p text:style-name="Standard"/>
      <text:p text:style-name="Standard"/>
      <text:p text:style-name="Standard">=FRAN_0393_09702.tif=</text:p>
      <text:p text:style-name="Standard">&gt;&gt;&gt;&gt;&gt;&gt; date &lt;&lt;&lt;&lt;&lt;&lt;&lt;</text:p>
      <text:p text:style-name="Standard">Anno lii° die venri posti octabius tenceptiris capituli</text:p>
      <text:p text:style-name="Standard">Anno lii° die lune posti festum beate Lucie captultlani</text:p>
      <text:p text:style-name="Standard">&gt;&gt;&gt;&gt;&gt;&gt; block &lt;&lt;&lt;&lt;&lt;&lt;&lt;</text:p>
      <text:p text:style-name="Standard">ei</text:p>
      <text:p text:style-name="Standard">Caii</text:p>
      <text:p text:style-name="Standard">Hodie fuit receptus magistri Enyndo</text:p>
      <text:p text:style-name="Standard">d</text:p>
      <text:p text:style-name="Standard">Jachey</text:p>
      <text:p text:style-name="Standard">de Campodiverso ad pe depictaminum</text:p>
      <text:p text:style-name="Standard"><text:soft-page-break/>ria in personio Jacobi de Villa ndca</text:p>
      <text:p text:style-name="Standard">rsius camerario laico m. de Darenciaco</text:p>
      <text:p text:style-name="Standard">Recepcio Car</text:p>
      <text:p text:style-name="Standard">d magistro G cobi</text:p>
      <text:p text:style-name="Standard">Giiille de Montat</text:p>
      <text:p text:style-name="Standard">deptus mie persona</text:p>
      <text:p text:style-name="Standard">domicella clersdia felit cadise</text:p>
      <text:p text:style-name="Standard">Nicolai Bocelli intravit in ho</text:p>
      <text:p text:style-name="Standard">v. Ferdo de Octine</text:p>
      <text:p text:style-name="Standard">ste</text:p>
      <text:p text:style-name="Standard">presentibus dominis usque ad num i</text:p>
      <text:p text:style-name="Standard">ad predam acti Jon Stepha</text:p>
      <text:p text:style-name="Standard">cepurto </text:p>
      <text:p text:style-name="Standard">de a cher</text:p>
      <text:p text:style-name="Standard">Johanne Balenchi</text:p>
      <text:p text:style-name="Standard">intendebat percarbare</text:p>
      <text:p text:style-name="Standard">sctan</text:p>
      <text:p text:style-name="Standard">Hotre fuit receptus magister Reginaltis</text:p>
      <text:p text:style-name="Standard">Buxia ad prcp que fuit bache</text:p>
      <text:p text:style-name="Standard">anae ery s alioti cust</text:p>
      <text:p text:style-name="Standard">nasit inplicare</text:p>
      <text:p text:style-name="Standard">a partu</text:p>
      <text:p text:style-name="Standard">d</text:p>
      <text:p text:style-name="Standard">in domo inpra P ais</text:p>
      <text:p text:style-name="Standard">&gt;&gt;&gt;&gt;&gt;&gt; liste &lt;&lt;&lt;&lt;&lt;&lt;&lt;</text:p>
      <text:p text:style-name="Standard">Vi cantore</text:p>
      <text:p text:style-name="Standard">Succentore</text:p>
      <text:p text:style-name="Standard">H.peintenciario</text:p>
      <text:p text:style-name="Standard">J. de Audilencina</text:p>
      <text:p text:style-name="Standard">P. Pouvrelli</text:p>
      <text:p text:style-name="Standard">R. de Chanaco</text:p>
      <text:p text:style-name="Standard">J. de Voerrerya</text:p>
      <text:p text:style-name="Standard">J. Cambellani</text:p>
      <text:p text:style-name="Standard">$P Pounelle</text:p>
      <text:p text:style-name="Standard">P. de Roniaco</text:p>
      <text:p text:style-name="Standard">G. de Marcello</text:p>
      <text:p text:style-name="Standard"><text:soft-page-break/>E. Fucherii</text:p>
      <text:p text:style-name="Standard">D. de Quadulli</text:p>
      <text:p text:style-name="Standard">G. de Cartilisis</text:p>
      <text:p text:style-name="Standard">Du. de Ducluo</text:p>
      <text:p text:style-name="Standard">G. Hamelini</text:p>
      <text:p text:style-name="Standard">G. de Danvilla</text:p>
      <text:p text:style-name="Standard">Vi cantore</text:p>
      <text:p text:style-name="Standard">Succentore</text:p>
      <text:p text:style-name="Standard">J. Cancellario</text:p>
      <text:p text:style-name="Standard">E. Fucherii</text:p>
      <text:p text:style-name="Standard">G. de Marcello</text:p>
      <text:p text:style-name="Standard">R. de Chanaco</text:p>
      <text:p text:style-name="Standard">J. de Voereg</text:p>
      <text:p text:style-name="Standard">J. Cambellara</text:p>
      <text:p text:style-name="Standard">J. de Campo niverso</text:p>
      <text:p text:style-name="Standard"/>
      <text:p text:style-name="Standard"/>
      <text:p text:style-name="Standard">=FRAN_0393_09703.tif=</text:p>
      <text:p text:style-name="Standard">&gt;&gt;&gt;&gt;&gt;&gt; date &lt;&lt;&lt;&lt;&lt;&lt;&lt;</text:p>
      <text:p text:style-name="Standard">625.</text:p>
      <text:p text:style-name="Standard">Anno lii° die mercinis antefestum bi Thomcapituli capitulatlbi</text:p>
      <text:p text:style-name="Standard">J.chenneti peciit etc. presenis ilog</text:p>
      <text:p text:style-name="Standard">&gt;&gt;&gt;&gt;&gt;&gt; block &lt;&lt;&lt;&lt;&lt;&lt;&lt;</text:p>
      <text:p text:style-name="Standard">presene canter Haurelin Rovaco</text:p>
      <text:p text:style-name="Standard">M. de Melloto J iemroria de Guerendo arrestum contra Blurcania t</text:p>
      <text:p text:style-name="Standard">Luiam</text:p>
      <text:p text:style-name="Standard">G. de Danvilla</text:p>
      <text:p text:style-name="Standard">habeat usque ad duos menses licters nostrum J chem</text:p>
      <text:p text:style-name="Standard">G. de Campo diverso</text:p>
      <text:p text:style-name="Standard">querendo arrtragia</text:p>
      <text:p text:style-name="Standard">G. de Curcilis</text:p>
      <text:p text:style-name="Standard">&gt;&gt;&gt;&gt;&gt;&gt; liste &lt;&lt;&lt;&lt;&lt;&lt;&lt;</text:p>
      <text:p text:style-name="Standard">Vi Cantene</text:p>
      <text:p text:style-name="Standard">J. Succentore</text:p>
      <text:p text:style-name="Standard">J. Cancellario</text:p>
      <text:p text:style-name="Standard">Pre</text:p>
      <text:p text:style-name="Standard"><text:soft-page-break/>Stephani Belli</text:p>
      <text:p text:style-name="Standard">J. Cambellani</text:p>
      <text:p text:style-name="Standard">J. de Audelenturi</text:p>
      <text:p text:style-name="Standard">B. de Marcello</text:p>
      <text:p text:style-name="Standard">R. de Quadrelli</text:p>
      <text:p text:style-name="Standard">G. Hamelini</text:p>
      <text:p text:style-name="Standard">D. di Duclaro</text:p>
      <text:p text:style-name="Standard">E. Juchi</text:p>
      <text:p text:style-name="Standard">P. de Frniaco</text:p>
      <text:p text:style-name="Standard">P. de Atnia</text:p>
      <text:p text:style-name="Standard"/>
      <text:p text:style-name="Standard"/>
      <text:p text:style-name="Standard">=FRAN_0393_09704.tif=</text:p>
      <text:p text:style-name="Standard">&gt;&gt;&gt;&gt;&gt;&gt; date &lt;&lt;&lt;&lt;&lt;&lt;&lt;</text:p>
      <text:p text:style-name="Standard">Aoitulum venale dieis onis vigilie festi beat Thome a p pipltus</text:p>
      <text:p text:style-name="Standard">annolii</text:p>
      <text:p text:style-name="Standard">&gt;&gt;&gt;&gt;&gt;&gt; block &lt;&lt;&lt;&lt;&lt;&lt;&lt;</text:p>
      <text:p text:style-name="Standard">capitulum est continuat usque ad diem</text:p>
      <text:p text:style-name="Standard">Hodie fuit / dictum quod sacissiat curi de Mathello integre supposit</text:p>
      <text:p text:style-name="Standard">qsdem debet precedere alios de jure coram presentius suprascrii ti dominis</text:p>
      <text:p text:style-name="Standard">Sephanpus Belli acceptavit officium camere</text:p>
      <text:p text:style-name="Standard">agisteri Johannes de Touchi insuiavit processius et voluit recqu ad pi</text:p>
      <text:p text:style-name="Standard">que fuit Johanne Hydoyni domini rederint quod retinebant termino in</text:p>
      <text:p text:style-name="Standard">ocesssintus et quod comproeat du sabbati et constituit magistrum Pete de Eri</text:p>
      <text:p text:style-name="Standard">T.</text:p>
      <text:p text:style-name="Standard">&gt;&gt;&gt;&gt;&gt;&gt; liste &lt;&lt;&lt;&lt;&lt;&lt;&lt;</text:p>
      <text:p text:style-name="Standard">Vi. Cantore</text:p>
      <text:p text:style-name="Standard">Succentore</text:p>
      <text:p text:style-name="Standard">2</text:p>
      <text:p text:style-name="Standard">. Cancellario</text:p>
      <text:p text:style-name="Standard">H. penitenciario</text:p>
      <text:p text:style-name="Standard">R. de Chanaco</text:p>
      <text:p text:style-name="Standard">. Cambellani</text:p>
      <text:p text:style-name="Standard">Stephanus Belli</text:p>
      <text:p text:style-name="Standard">St de Parisius</text:p>
      <text:p text:style-name="Standard">P. de Roniaco</text:p>
      <text:p text:style-name="Standard"><text:soft-page-break/>G. de Marcello</text:p>
      <text:p text:style-name="Standard">G. de Curtilis</text:p>
      <text:p text:style-name="Standard">J. de Andelenturi</text:p>
      <text:p text:style-name="Standard">D. de Quadrellis</text:p>
      <text:p text:style-name="Standard">G. Hauelini</text:p>
      <text:p text:style-name="Standard">E. Fuchelii</text:p>
      <text:p text:style-name="Standard">M. de Melloto</text:p>
      <text:p text:style-name="Standard">J. de Vrerrerya</text:p>
      <text:p text:style-name="Standard">G. de Danvilla</text:p>
      <text:p text:style-name="Standard">M. de Brachia</text:p>
      <text:p text:style-name="Standard">De de Duclaro</text:p>
      <text:p text:style-name="Standard">P. Pouvrelli</text:p>
      <text:p text:style-name="Standard">G. Coquattis</text:p>
      <text:p text:style-name="Standard">P. de Arvernia</text:p>
      <text:p text:style-name="Standard"/>
      <text:p text:style-name="Standard"/>
      <text:p text:style-name="Standard">=FRAN_0393_09705.tif=</text:p>
      <text:p text:style-name="Standard">&gt;&gt;&gt;&gt;&gt;&gt; date &lt;&lt;&lt;&lt;&lt;&lt;&lt;</text:p>
      <text:p text:style-name="Standard">2</text:p>
      <text:p text:style-name="Standard">Anno lii diesabati post festum Beati Thome apostoli capituli dominicapitulis generali per tour</text:p>
      <text:p text:style-name="Standard">Annoli die lune in vigi festi natiadini capitulantibu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G. Le Tourneur</text:p>
      <text:p text:style-name="Standard">G. de Marcello</text:p>
      <text:p text:style-name="Standard">J. Cambellani</text:p>
      <text:p text:style-name="Standard">J. de Audelenturis</text:p>
      <text:p text:style-name="Standard">D. de Quadrellis</text:p>
      <text:p text:style-name="Standard">B. Hamelini</text:p>
      <text:p text:style-name="Standard">D. et Drrelaro</text:p>
      <text:p text:style-name="Standard">G. de Curcilis</text:p>
      <text:p text:style-name="Standard">E. Fucherii</text:p>
      <text:p text:style-name="Standard">Grcoquarrier</text:p>
      <text:p text:style-name="Standard">Vi. cantore</text:p>
      <text:p text:style-name="Standard"><text:soft-page-break/>J. Succentore</text:p>
      <text:p text:style-name="Standard">J. Cancellario</text:p>
      <text:p text:style-name="Standard">J. Cambellani</text:p>
      <text:p text:style-name="Standard">P. de Alvernna</text:p>
      <text:p text:style-name="Standard">D. de Duclaro</text:p>
      <text:p text:style-name="Standard">O. de Curtilis</text:p>
      <text:p text:style-name="Standard">G. Le Tourneur</text:p>
      <text:p text:style-name="Standard">M. de Melloto</text:p>
      <text:p text:style-name="Standard">G. de Marcello</text:p>
      <text:p text:style-name="Standard">G. de Danvilla</text:p>
      <text:p text:style-name="Standard">E. Fucherii</text:p>
      <text:p text:style-name="Standard">J. de Andelenturia</text:p>
      <text:p text:style-name="Standard"/>
      <text:p text:style-name="Standard"/>
      <text:p text:style-name="Standard">=FRAN_0393_09706.tif=</text:p>
      <text:p text:style-name="Standard">&gt;&gt;&gt;&gt;&gt;&gt; date &lt;&lt;&lt;&lt;&lt;&lt;&lt;</text:p>
      <text:p text:style-name="Standard">iiiixx</text:p>
      <text:p text:style-name="Standard">Annolii die lune posti festum Nativitatis di cpitulantibus</text:p>
      <text:p text:style-name="Standard">Anno lii° die mercuris post festum crcuntisionisaptulatbus</text:p>
      <text:p text:style-name="Standard">&gt;&gt;&gt;&gt;&gt;&gt; block &lt;&lt;&lt;&lt;&lt;&lt;&lt;</text:p>
      <text:p text:style-name="Standard">D. de Quadrellis</text:p>
      <text:p text:style-name="Standard">E. Fucherii</text:p>
      <text:p text:style-name="Standard">J. de Ainlecuriis recipro Medici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H. penitenciario</text:p>
      <text:p text:style-name="Standard">J. Cambellani</text:p>
      <text:p text:style-name="Standard">St. Belli</text:p>
      <text:p text:style-name="Standard">M. de Melloto</text:p>
      <text:p text:style-name="Standard">St. de Parisius</text:p>
      <text:p text:style-name="Standard">J. de Andelenturis</text:p>
      <text:p text:style-name="Standard">D. de Quadrellis</text:p>
      <text:p text:style-name="Standard">G. Hamelini</text:p>
      <text:p text:style-name="Standard">Vicantore</text:p>
      <text:p text:style-name="Standard">J. Succentore</text:p>
      <text:p text:style-name="Standard"><text:soft-page-break/>H. penitenciario</text:p>
      <text:p text:style-name="Standard">St. de Parisins</text:p>
      <text:p text:style-name="Standard">P. Pouvelli</text:p>
      <text:p text:style-name="Standard">J. Cambellani</text:p>
      <text:p text:style-name="Standard">G. Hamelini</text:p>
      <text:p text:style-name="Standard"/>
      <text:p text:style-name="Standard"/>
      <text:p text:style-name="Standard">=FRAN_0393_09707.tif=</text:p>
      <text:p text:style-name="Standard">&gt;&gt;&gt;&gt;&gt;&gt; date &lt;&lt;&lt;&lt;&lt;&lt;&lt;</text:p>
      <text:p text:style-name="Standard">629</text:p>
      <text:p text:style-name="Standard">Anno lii die veneris posti circumtisione domin apitulantibus</text:p>
      <text:p text:style-name="Standard">Annoliio die lunespost ticuntiss capituli</text:p>
      <text:p text:style-name="Standard">H. Penitenciario</text:p>
      <text:p text:style-name="Standard">&gt;&gt;&gt;&gt;&gt;&gt; block &lt;&lt;&lt;&lt;&lt;&lt;&lt;</text:p>
      <text:p text:style-name="Standard">vos dominum Garverum de Mut Tueyo movemus</text:p>
      <text:p text:style-name="Standard">proo sero tercio et quarto ex habundanti ut</text:p>
      <text:p text:style-name="Standard">nobis satisfaciatis et codatis et solvatis</text:p>
      <text:p text:style-name="Standard">$ent librasm nonem solidos par. quod na</text:p>
      <text:p text:style-name="Standard">guor</text:p>
      <text:p text:style-name="Standard">debitis et p fuce compoti officii anniversarioum</text:p>
      <text:p text:style-name="Standard">quod nuqer gessistis anoquin vos exiut</text:p>
      <text:p text:style-name="Standard">J. de Audelenturi recipit medicina</text:p>
      <text:p text:style-name="Standard">prout xetunt in hoc scriptis sufsenda</text:p>
      <text:p text:style-name="Standard">et terminis excomitamus</text:p>
      <text:p text:style-name="Standard">Reginaldus judas pro si et sive sibis</text:p>
      <text:p text:style-name="Standard">Petrus Proyon debet poluere arreragia et hoc</text:p>
      <text:p text:style-name="Standard">fancto capitulum deliberabit utrum recipiet remtri</text:p>
      <text:p text:style-name="Standard">a non</text:p>
      <text:p text:style-name="Standard">Johanne Charcien comparebet die veneris et hibre</text:p>
      <text:p text:style-name="Standard">J Modio etc</text:p>
      <text:p text:style-name="Standard">Pohni Bouchii habet dum ad probandam solu</text:p>
      <text:p text:style-name="Standard">vs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<text:soft-page-break/>H. penitenciuri</text:p>
      <text:p text:style-name="Standard">R. de Chanaco</text:p>
      <text:p text:style-name="Standard">P. Pouvrelli</text:p>
      <text:p text:style-name="Standard">G. Coquatricis</text:p>
      <text:p text:style-name="Standard">M. de Melloto</text:p>
      <text:p text:style-name="Standard">JoCambellani</text:p>
      <text:p text:style-name="Standard">G. de Curtilis</text:p>
      <text:p text:style-name="Standard">P. de Roniaco</text:p>
      <text:p text:style-name="Standard">D. de Qadrellis</text:p>
      <text:p text:style-name="Standard">G. Hamelini</text:p>
      <text:p text:style-name="Standard">D de Duclaro</text:p>
      <text:p text:style-name="Standard">R. Fucherii</text:p>
      <text:p text:style-name="Standard">Vi cantore</text:p>
      <text:p text:style-name="Standard">J. Succentore</text:p>
      <text:p text:style-name="Standard">E. Fucherii</text:p>
      <text:p text:style-name="Standard">J. de Audelentir</text:p>
      <text:p text:style-name="Standard">G. de Curtilis</text:p>
      <text:p text:style-name="Standard">J. Cambellani</text:p>
      <text:p text:style-name="Standard">R. de Chanaco</text:p>
      <text:p text:style-name="Standard">P. de Roniaco</text:p>
      <text:p text:style-name="Standard">D. de Quadrellis</text:p>
      <text:p text:style-name="Standard">R. de Duclaro</text:p>
      <text:p text:style-name="Standard"/>
      <text:p text:style-name="Standard"/>
      <text:p text:style-name="Standard">=FRAN_0393_09708.tif=</text:p>
      <text:p text:style-name="Standard">&gt;&gt;&gt;&gt;&gt;&gt; date &lt;&lt;&lt;&lt;&lt;&lt;&lt;</text:p>
      <text:p text:style-name="Standard">Anno m. Criii die pitis post sestmu opeoni cumd magisterfrebao domino lep</text:p>
      <text:p text:style-name="Standard">Anno lii° die mercurisi post ot tabis tircamtisis capituli</text:p>
      <text:p text:style-name="Standard">&gt;&gt;&gt;&gt;&gt;&gt; block &lt;&lt;&lt;&lt;&lt;&lt;&lt;</text:p>
      <text:p text:style-name="Standard">cum facltus Rothar dibi Becorrovit et terr mcencionibus defnantus magistr. Oio In cio quodam eidem</text:p>
      <text:p text:style-name="Standard">in decem scutis auri de Johanne de Vonis execucions ee fanct qux compuri mutui eidem trudicis en</text:p>
      <text:p text:style-name="Standard">aris per manus domini Rogi Lo Masuier salvendis et reddecdis ab codem magistro Je dictios drut</text:p>
      <text:p text:style-name="Standard">sen coum mandato ad episcous dicte exeuuronis ad festum Johannis lipt$i p ec ob quibet d</text:p>
      <text:p text:style-name="Standard">neus tradidit per pignere dicto domino Bore virarum xvoliam quims diblam equiso dicto cmi t</text:p>
      <text:p text:style-name="Standard">em Johannes Vend e strohi per capitulum scataum ipso magistro Joni ad posuno velri non presente vicite vel</text:p>
      <text:p text:style-name="Standard"><text:soft-page-break/>vocuto cum dimpus et cet illigdum est reminoaus etc. et fioe bnna lictera</text:p>
      <text:p text:style-name="Standard">vi cantore Birchardus de Charcetres scutiser dominus de Bouolio nx</text:p>
      <text:p text:style-name="Standard">uccentore upolium si supposuit ordinatur capituli super debato et ceplis in de</text:p>
      <text:p text:style-name="Standard">H. Penitenciario Retro Pouvrelli</text:p>
      <text:p text:style-name="Standard">civilli m. de Darentr E. Fuchurii residuum fuitcomissum magistro</text:p>
      <text:p text:style-name="Standard">dominus Gramerus de Mutigneyo promisit satisfacere infra</text:p>
      <text:p text:style-name="Standard">J. Cambellani fanem usque a illud tempus predetlli</text:p>
      <text:p text:style-name="Standard">Purificie de residuo quod debentr funtieno relituu</text:p>
      <text:p text:style-name="Standard">Hodie egidis made fuit pidiatus ad capellaniem petu</text:p>
      <text:p text:style-name="Standard">deeresuite in ecclesia Sancti Seprac</text:p>
      <text:p text:style-name="Standard">&gt;&gt;&gt;&gt;&gt;&gt; liste &lt;&lt;&lt;&lt;&lt;&lt;&lt;</text:p>
      <text:p text:style-name="Standard">J. de Audelenturi</text:p>
      <text:p text:style-name="Standard">R. de Chanaco</text:p>
      <text:p text:style-name="Standard">G. de Curcilis</text:p>
      <text:p text:style-name="Standard">R. Pouvrelli</text:p>
      <text:p text:style-name="Standard">G. de Durclaro</text:p>
      <text:p text:style-name="Standard">G. Hamelini</text:p>
      <text:p text:style-name="Standard">G. Fucheni</text:p>
      <text:p text:style-name="Standard">P. de Roniaco</text:p>
      <text:p text:style-name="Standard"/>
      <text:p text:style-name="Standard"/>
      <text:p text:style-name="Standard">=FRAN_0393_09709.tif=</text:p>
      <text:p text:style-name="Standard">&gt;&gt;&gt;&gt;&gt;&gt; date &lt;&lt;&lt;&lt;&lt;&lt;&lt;</text:p>
      <text:p text:style-name="Standard">631</text:p>
      <text:p text:style-name="Standard">Anno lii° die veneris post festum i ie domini capiulanlibis</text:p>
      <text:p text:style-name="Standard">Anno lii° die lune post octabis epiphanie domin capitulntibis</text:p>
      <text:p text:style-name="Standard">&gt;&gt;&gt;&gt;&gt;&gt; block &lt;&lt;&lt;&lt;&lt;&lt;&lt;</text:p>
      <text:p text:style-name="Standard">domini consenserunt quod galterus habeat sergenteriam de qua loi</text:p>
      <text:p text:style-name="Standard">tus fuit dominus Succentor solverndo Cuilibet dico.</text:p>
      <text:p text:style-name="Standard">unum scucum</text:p>
      <text:p text:style-name="Standard">4.</text:p>
      <text:p text:style-name="Standard">Ordinatum est quod arrestentur fructus redditus et</text:p>
      <text:p text:style-name="Standard">proventus prebendariores de succiato et hrisolio pro reparacio</text:p>
      <text:p text:style-name="Standard">nbus</text:p>
      <text:p text:style-name="Standard">Diu recepunt capellanum domini Autisions ad prebendam</text:p>
      <text:p text:style-name="Standard">Sancti Stephani cujuslibet jure aalvo protestando propun et</text:p>
      <text:p text:style-name="Standard"><text:soft-page-break/>in quo appareret gracias fuisse revocatas</text:p>
      <text:p text:style-name="Standard">quod ista recepcio pro nulla habeatur presentibus Jacobo ma</text:p>
      <text:p text:style-name="Standard">tiii et procuratore ad est signuse e curiis iibhui au</text:p>
      <text:p text:style-name="Standard">Reginaldus de Buxia fuit</text:p>
      <text:p text:style-name="Standard">receptus in propria persona ad pr</text:p>
      <text:p text:style-name="Standard">Mathei de Pictaminiria allvo</text:p>
      <text:p text:style-name="Standard">jure magistro Guydonis decan</text:p>
      <text:p text:style-name="Standard">no diiso in proprietate et post</text:p>
      <text:p text:style-name="Standard">piso G. Fabri Johannes de Barrdefu</text:p>
      <text:p text:style-name="Standard">Hisergn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B. de Chanaco</text:p>
      <text:p text:style-name="Standard">G. de Marte</text:p>
      <text:p text:style-name="Standard">J. de Autreecur</text:p>
      <text:p text:style-name="Standard">J. Cambellani</text:p>
      <text:p text:style-name="Standard">C. Hamelini</text:p>
      <text:p text:style-name="Standard">E. Fucherii</text:p>
      <text:p text:style-name="Standard">P. Pouvrelli</text:p>
      <text:p text:style-name="Standard">D. de Duclaro</text:p>
      <text:p text:style-name="Standard">G. de Danvilla</text:p>
      <text:p text:style-name="Standard">Vi cantore</text:p>
      <text:p text:style-name="Standard">Succentore</text:p>
      <text:p text:style-name="Standard">H. penitenciario</text:p>
      <text:p text:style-name="Standard">J. Cambellani</text:p>
      <text:p text:style-name="Standard">J. de Audelenturis</text:p>
      <text:p text:style-name="Standard">G. de Marcello</text:p>
      <text:p text:style-name="Standard">G. Hamelini</text:p>
      <text:p text:style-name="Standard">E. Fucherii</text:p>
      <text:p text:style-name="Standard">P. Pouvrelli</text:p>
      <text:p text:style-name="Standard"/>
      <text:p text:style-name="Standard"/>
      <text:p text:style-name="Standard">=FRAN_0393_09710.tif=</text:p>
      <text:p text:style-name="Standard"><text:soft-page-break/>&gt;&gt;&gt;&gt;&gt;&gt; numérotation &lt;&lt;&lt;&lt;&lt;&lt;&lt;</text:p>
      <text:p text:style-name="Standard">x</text:p>
      <text:p text:style-name="Standard">6712</text:p>
      <text:p text:style-name="Standard">&gt;&gt;&gt;&gt;&gt;&gt; Date &lt;&lt;&lt;&lt;&lt;&lt;&lt;</text:p>
      <text:p text:style-name="Standard">Annolii° die mercurisi post festum Sancti Mani caplititus</text:p>
      <text:p text:style-name="Standard">Anno lii° die veneris post festum beati Manii abbais caitlui</text:p>
      <text:p text:style-name="Standard">&gt;&gt;&gt;&gt;&gt;&gt; block &lt;&lt;&lt;&lt;&lt;&lt;&lt;</text:p>
      <text:p text:style-name="Standard">domini concesserunt magistro Dyonisio de Daclaro</text:p>
      <text:p text:style-name="Standard">omnes discribut suas tam divrnas quod nocam</text:p>
      <text:p text:style-name="Standard">nas usque ad sex septimanas faciendo ali</text:p>
      <text:p text:style-name="Standard">genciam quo ad recuperacione arreragiorum</text:p>
      <text:p text:style-name="Standard">vi l. xvii s. iiii d. oficet J. de civilliaco</text:p>
      <text:p text:style-name="Standard">ad viii dies de hueo</text:p>
      <text:p text:style-name="Standard">Magister Johanne Manhani in decretis bacalari experte et teracceptavie</text:p>
      <text:p text:style-name="Standard">ecclesiam Sancti Valeriani jxta senonensi cum protestaonus etc. en causan in geuerint</text:p>
      <text:p text:style-name="Standard">etc. dimidum prebenda nostre domine deceur senescalls vacno permottem domini Stephani Bi</text:p>
      <text:p text:style-name="Standard">filii presentius prodecius virm Johanne Piperis camerariis laiaco in ecesi Pard</text:p>
      <text:p text:style-name="Standard">Fonqueti et J. delaud G. hospit det A. Ruffi in domo Mery</text:p>
      <text:p text:style-name="Standard">&gt;&gt;&gt;&gt;&gt;&gt; liste &lt;&lt;&lt;&lt;&lt;&lt;&lt;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J. Cambellani</text:p>
      <text:p text:style-name="Standard">G. de Cartilis</text:p>
      <text:p text:style-name="Standard">J. de Andelenturi</text:p>
      <text:p text:style-name="Standard">G. Hamelini</text:p>
      <text:p text:style-name="Standard">Decano de cu</text:p>
      <text:p text:style-name="Standard">A</text:p>
      <text:p text:style-name="Standard">Majary</text:p>
      <text:p text:style-name="Standard">D. de Duclaro</text:p>
      <text:p text:style-name="Standard">A. Fucherii</text:p>
      <text:p text:style-name="Standard">die lunre pot</text:p>
      <text:p text:style-name="Standard">festum dne Luci</text:p>
      <text:p text:style-name="Standard">Vi cantore</text:p>
      <text:p text:style-name="Standard">J. Succentore</text:p>
      <text:p text:style-name="Standard"><text:soft-page-break/>J. Cancellario</text:p>
      <text:p text:style-name="Standard">H. Penitenciario</text:p>
      <text:p text:style-name="Standard">G. Coquatutis</text:p>
      <text:p text:style-name="Standard">P. de Boniaco</text:p>
      <text:p text:style-name="Standard">G. de Marcello</text:p>
      <text:p text:style-name="Standard">P. de Roniaco</text:p>
      <text:p text:style-name="Standard">D. de Duclano</text:p>
      <text:p text:style-name="Standard"/>
      <text:p text:style-name="Standard"/>
      <text:p text:style-name="Standard">=FRAN_0393_09711.tif=</text:p>
      <text:p text:style-name="Standard">&gt;&gt;&gt;&gt;&gt;&gt; date &lt;&lt;&lt;&lt;&lt;&lt;&lt;</text:p>
      <text:p text:style-name="Standard">540</text:p>
      <text:p text:style-name="Standard">Anno iii°o die lune ante festum beati Vincenti capitulantibus</text:p>
      <text:p text:style-name="Standard">Anno lii° die manteriais post Vincentium capituli</text:p>
      <text:p text:style-name="Standard">&gt;&gt;&gt;&gt;&gt;&gt; block &lt;&lt;&lt;&lt;&lt;&lt;&lt;</text:p>
      <text:p text:style-name="Standard">di csenserunt / quod satiffiat de janibus capitularibus</text:p>
      <text:p text:style-name="Standard">debitis canonicus quod non solvatur precunua sacta sed delibere</text:p>
      <text:p text:style-name="Standard">tur cuilibet usque ad integiam satisfacione numen</text:p>
      <text:p text:style-name="Standard">debiti solvendo $a die tervos panes ub tres</text:p>
      <text:p text:style-name="Standard">de debito una cum munro ab antiquis temporibus sta</text:p>
      <text:p text:style-name="Standard">to et si aliquis canonicorum ve vollet recipere panem</text:p>
      <text:p text:style-name="Standard">quod habeat sextarium frumenti ad funem mensis pro lx pant</text:p>
      <text:p text:style-name="Standard">Vus</text:p>
      <text:p text:style-name="Standard">Hodie dominus Johannes de Mervaco procuratore Johannis A leniain</text:p>
      <text:p text:style-name="Standard">capellani altarii Sancte Anne in ecclesia Par.ns resignavit da dictam capitalie</text:p>
      <text:p text:style-name="Standard">laniamn causa permutacionis de ipsa et de una alia ad altare borm epetri</text:p>
      <text:p text:style-name="Standard">et Pauli in ecclesia Sancti Germani Autisonensis Parisiensis etc. cum domino Nircolas</text:p>
      <text:p text:style-name="Standard">siguli curato de Lupicerus Parisiensis diocesi</text:p>
      <text:p text:style-name="Standard">cum debatum diu est fuisset motum inter venenrabil</text:p>
      <text:p text:style-name="Standard">virum magistrum Geraldum de Marcello couta</text:p>
      <text:p text:style-name="Standard">num e Eegidium munars decannum ecclesie de</text:p>
      <text:p text:style-name="Standard">Masterolio in Fultoyone ex eo quod ipse nomine</text:p>
      <text:p text:style-name="Standard">suo et capituli loci procuratore quod capistuli petebat</text:p>
      <text:p text:style-name="Standard">sex sexteria $bbade gra videlicet duo blad</text:p>
      <text:p text:style-name="Standard">duoavene et dux Ordei super Granchiis</text:p>
      <text:p text:style-name="Standard">de Cellis et de cavsum et ipse magistri Geran</text:p>
      <text:p text:style-name="Standard"><text:soft-page-break/>dub quindeti solidus t census facioe</text:p>
      <text:p text:style-name="Standard">Vnutar dicti tagitule in Charmante nerici</text:p>
      <text:p text:style-name="Standard">patarine les hastes tante ipse norie qui</text:p>
      <text:p text:style-name="Standard">impra efesstus fuit censum et promisit</text:p>
      <text:p text:style-name="Standard">solvre deceto et dictum dicto magistri Pcia</text:p>
      <text:p text:style-name="Standard">quod satissiat illi capitulo de dictis sextaris</text:p>
      <text:p text:style-name="Standard">&gt;&gt;&gt;&gt;&gt;&gt; liste &lt;&lt;&lt;&lt;&lt;&lt;&lt;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R. de Chanaco</text:p>
      <text:p text:style-name="Standard">pro pan caplinis</text:p>
      <text:p text:style-name="Standard">G. Coquatrcis</text:p>
      <text:p text:style-name="Standard">Sant de Parsius</text:p>
      <text:p text:style-name="Standard">G. de Marcello</text:p>
      <text:p text:style-name="Standard">E. Fucheri</text:p>
      <text:p text:style-name="Standard">Vi cantore</text:p>
      <text:p text:style-name="Standard">J. Succentore</text:p>
      <text:p text:style-name="Standard">J. cancellario</text:p>
      <text:p text:style-name="Standard">H. Penitencirio</text:p>
      <text:p text:style-name="Standard">P. Pruvelli</text:p>
      <text:p text:style-name="Standard">G. de Cartilis</text:p>
      <text:p text:style-name="Standard">G. de Marcello</text:p>
      <text:p text:style-name="Standard">J Cambellani</text:p>
      <text:p text:style-name="Standard">J. de Brerrenia</text:p>
      <text:p text:style-name="Standard">E. Fucherii</text:p>
      <text:p text:style-name="Standard"/>
      <text:p text:style-name="Standard"/>
      <text:p text:style-name="Standard">=FRAN_0393_09712.tif=</text:p>
      <text:p text:style-name="Standard">&gt;&gt;&gt;&gt;&gt;&gt; numérotation &lt;&lt;&lt;&lt;&lt;&lt;&lt;</text:p>
      <text:p text:style-name="Standard">iiii xiii</text:p>
      <text:p text:style-name="Standard">634.</text:p>
      <text:p text:style-name="Standard">&gt;&gt;&gt;&gt;&gt;&gt; Date &lt;&lt;&lt;&lt;&lt;&lt;&lt;</text:p>
      <text:p text:style-name="Standard">Anno lii die sabbati post festum comvisiris Sancti Pauli capituli</text:p>
      <text:p text:style-name="Standard">Anno lii° die lune post festum convesis capitulantibus</text:p>
      <text:p text:style-name="Standard"><text:soft-page-break/>&gt;&gt;&gt;&gt;&gt;&gt; block &lt;&lt;&lt;&lt;&lt;&lt;&lt;</text:p>
      <text:p text:style-name="Standard">de dono deiet</text:p>
      <text:p text:style-name="Standard">ad veniere post quasi ad delibereum ex parte</text:p>
      <text:p text:style-name="Standard">domus super peticione trad medio tempre</text:p>
      <text:p text:style-name="Standard">et debet domus habe copiam de exhibitis</text:p>
      <text:p text:style-name="Standard">ommissu estmas G. de Cartilis quo</text:p>
      <text:p text:style-name="Standard">tradat apostolos super appellians caylar </text:p>
      <text:p text:style-name="Standard">dictum est quod si virus dominorum fuerint negligerrs nisi</text:p>
      <text:p text:style-name="Standard">viii dies postquam requasitus fuerit in solvendo ill</text:p>
      <text:p text:style-name="Standard">quod deburit camere prouochil percipiat</text:p>
      <text:p text:style-name="Standard">Item q camerario aliquociens discarrit nec</text:p>
      <text:p text:style-name="Standard">test reminere seur ivilla quod possit</text:p>
      <text:p text:style-name="Standard">loco sui subrogare aliqui de ecce</text:p>
      <text:p text:style-name="Standard">as ecapandis qu e ini d</text:p>
      <text:p text:style-name="Standard">ecam</text:p>
      <text:p text:style-name="Standard">&gt;&gt;&gt;&gt;&gt;&gt; liste &lt;&lt;&lt;&lt;&lt;&lt;&lt;</text:p>
      <text:p text:style-name="Standard">Vi Cantore</text:p>
      <text:p text:style-name="Standard">Succentore</text:p>
      <text:p text:style-name="Standard">H. penitenciario</text:p>
      <text:p text:style-name="Standard">E. Fucherii</text:p>
      <text:p text:style-name="Standard">R. de Chanaco</text:p>
      <text:p text:style-name="Standard">Jocliabellan</text:p>
      <text:p text:style-name="Standard">G. de Marcello</text:p>
      <text:p text:style-name="Standard">G. de Curtilis</text:p>
      <text:p text:style-name="Standard">G. Hamelini</text:p>
      <text:p text:style-name="Standard">Di. de Duclaro</text:p>
      <text:p text:style-name="Standard">P. de Roniaco</text:p>
      <text:p text:style-name="Standard">J. de Borrrerya</text:p>
      <text:p text:style-name="Standard">Vi. Cantore</text:p>
      <text:p text:style-name="Standard">J. Succentore</text:p>
      <text:p text:style-name="Standard">H penitenciario</text:p>
      <text:p text:style-name="Standard">J. de Audeletur</text:p>
      <text:p text:style-name="Standard">R. de Chanaco</text:p>
      <text:p text:style-name="Standard">P. de Roniaco</text:p>
      <text:p text:style-name="Standard">J. Cambellani</text:p>
      <text:p text:style-name="Standard">G. de Marcelli</text:p>
      <text:p text:style-name="Standard"><text:soft-page-break/>An</text:p>
      <text:p text:style-name="Standard">G. Fuchere</text:p>
      <text:p text:style-name="Standard">.Pene</text:p>
      <text:p text:style-name="Standard">.</text:p>
      <text:p text:style-name="Standard">molis.</text:p>
      <text:p text:style-name="Standard">D. de Quadrellis</text:p>
      <text:p text:style-name="Standard">G. de Damella</text:p>
      <text:p text:style-name="Standard"/>
      <text:p text:style-name="Standard"/>
      <text:p text:style-name="Standard">=FRAN_0393_09713.tif=</text:p>
      <text:p text:style-name="Standard">&gt;&gt;&gt;&gt;&gt;&gt; date &lt;&lt;&lt;&lt;&lt;&lt;&lt;</text:p>
      <text:p text:style-name="Standard">deno mes noteri</text:p>
      <text:p text:style-name="Standard">Anno lii° die mercuris ante festum purificaniem capiulnlibus</text:p>
      <text:p text:style-name="Standard">&gt;&gt;&gt;&gt;&gt;&gt; block &lt;&lt;&lt;&lt;&lt;&lt;&lt;</text:p>
      <text:p text:style-name="Standard">Contate haucus de insula rector parrochialis ecclesie Sancti Mitiglars Pictavni dio ex parte una </text:p>
      <text:p text:style-name="Standard">atobus de Quingiro canonicus ecclesie beate Marie majoris Pictes ex parte alter recognoverint se inter se adi</text:p>
      <text:p text:style-name="Standard">prout sequitur contrissi videlicet quod dictus hervens tradidit ad firmam seu admodiatis dicto magistro</text:p>
      <text:p text:style-name="Standard">Jacobo presenti et recipienti omnece fructus redditus et proventur ac emolumenta dicte sue ecclesie Sancti Mrtini</text:p>
      <text:p text:style-name="Standard">ab justim festo Sancti Pasche usque ad tres annos iumedicitis et continue subsequendos pro precio vellore et</text:p>
      <text:p text:style-name="Standard">n quadraginta librarum turonensium anno quolibet dicto habenco à dicto magistro Jatobo solvendi monete cum</text:p>
      <text:p text:style-name="Standard">tempore solucionum faciendum insrrus descriptari scilicet pro primo anno viginti libraus turnenium in iust</text:p>
      <text:p text:style-name="Standard">f sco Nat domini monete tunc currentis et alias viginti libras in inde proxia subsequanti festo nati</text:p>
      <text:p text:style-name="Standard">beati Johannis Baptiste et monete tunc current. Item pro secundo anno et eciam pro tercio vigi</text:p>
      <text:p text:style-name="Standard">libras in quolibet festo natiaus domini et viginti libras in quolibet festo natvats bi Johannis Baptiste in annis</text:p>
      <text:p text:style-name="Standard">ux subsequetibus et de moneta que curret in dictis termis quouque dicto habeneo de dictis tribus annis fuorit</text:p>
      <text:p text:style-name="Standard">intograliter satisfactum. et tenetur et promisit dictus magister Jacobus exnunc usque ad instatus festum</text:p>
      <text:p text:style-name="Standard">Pasche et extunt durantibus dictis tribus annis facere in dimis debite dicte ecclesie deservire decimam solvere</text:p>
      <text:p text:style-name="Standard">et alia deneria solita et antiqui siet si none exactiones vel impsiciones fierent non teneretur dictus</text:p>
      <text:p text:style-name="Standard">magister Jacobus ad solvendum easdem. Item dictus magister Jacobus confessus fuit se debere et legim ten</text:p>
      <text:p text:style-name="Standard"><text:soft-page-break/>solvere dicto hueo pro temporibus retroactis quibus tenuit et levavit fructus dicte ecclesie et eciam</text:p>
      <text:p text:style-name="Standard">pro pre futuro ab hinc usque ad instaratum Pascha quadraginta libras turonensium monasterii nunc curier videlicet</text:p>
      <text:p text:style-name="Standard">G guiti libras in instat festo Pasche et alias vigiti libras inftis infra proximo festum Sanctorum enium Et</text:p>
      <text:p text:style-name="Standard">proiserunt dicte partes premissa sibi incem etinter se fideliter observariis et contra non venire oblati rem</text:p>
      <text:p text:style-name="Standard">etc. suppontinus etc. sut modo et forma consuetis fiat littera super ipsis anno Domini mecilii die martis</text:p>
      <text:p text:style-name="Standard">post festum beati Vincensis qprosentri H. Anglis Ide land et alano Ruffi coordatum fuit coram noti captui inter partes</text:p>
      <text:p text:style-name="Standard">proitas prout superiut concientur p anno Innocente pape sexti judics secta mensis januariis die xxix</text:p>
      <text:p text:style-name="Standard">viii vir magister Johanne de Bratorio facr</text:p>
      <text:p text:style-name="Standard">Pignie</text:p>
      <text:p text:style-name="Standard">procuratore Henritum Begni Johanne de Yver</text:p>
      <text:p text:style-name="Standard">Mayes</text:p>
      <text:p text:style-name="Standard">Johanne de Maot Matheu de Herffin</text:p>
      <text:p text:style-name="Standard">Petrum de Angella Symonem Guini</text:p>
      <text:p text:style-name="Standard">Johanne de Bethanna actum in donu etc. die</text:p>
      <text:p text:style-name="Standard">mercuriis ante pu quseuts Petro Quali h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H. Penitenciario</text:p>
      <text:p text:style-name="Standard">R. de Chanaco</text:p>
      <text:p text:style-name="Standard">. Cambellani</text:p>
      <text:p text:style-name="Standard">P. de Roniaco</text:p>
      <text:p text:style-name="Standard">G. Hamelini</text:p>
      <text:p text:style-name="Standard">D. de Quuadrellis</text:p>
      <text:p text:style-name="Standard">D. de Duclaro</text:p>
      <text:p text:style-name="Standard">E. Fucherii</text:p>
      <text:p text:style-name="Standard">G. de Cartilis</text:p>
      <text:p text:style-name="Standard">R. de Parisin</text:p>
      <text:p text:style-name="Standard"/>
      <text:p text:style-name="Standard"/>
      <text:p text:style-name="Standard">=FRAN_0393_09714.tif=</text:p>
      <text:p text:style-name="Standard">&gt;&gt;&gt;&gt;&gt;&gt; block &lt;&lt;&lt;&lt;&lt;&lt;&lt;</text:p>
      <text:p text:style-name="Standard"><text:soft-page-break/>J. de Essartis</text:p>
      <text:p text:style-name="Standard">G. de Danvilla</text:p>
      <text:p text:style-name="Standard">M. de Brachia</text:p>
      <text:p text:style-name="Standard">D. de Duclaro</text:p>
      <text:p text:style-name="Standard">R. de Byeca</text:p>
      <text:p text:style-name="Standard">G. Hauelini</text:p>
      <text:p text:style-name="Standard">R. de Molinis</text:p>
      <text:p text:style-name="Standard">G. Coquatricis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Penitenciario</text:p>
      <text:p text:style-name="Standard">P. Pouvrelli</text:p>
      <text:p text:style-name="Standard">G. de Lumbris</text:p>
      <text:p text:style-name="Standard">J. Cambellani</text:p>
      <text:p text:style-name="Standard">R. de Chanaco</text:p>
      <text:p text:style-name="Standard">F. de Agrifolio</text:p>
      <text:p text:style-name="Standard">St Belli</text:p>
      <text:p text:style-name="Standard">H. de Domna</text:p>
      <text:p text:style-name="Standard">J. de Andebenturi</text:p>
      <text:p text:style-name="Standard">Se. de Parisius</text:p>
      <text:p text:style-name="Standard">P. de Roniaco</text:p>
      <text:p text:style-name="Standard">G. de Marcello</text:p>
      <text:p text:style-name="Standard">E. Fucherii</text:p>
      <text:p text:style-name="Standard">D. de Quadrellis</text:p>
      <text:p text:style-name="Standard">P. de Arvernia</text:p>
      <text:p text:style-name="Standard">M. de Melloti</text:p>
      <text:p text:style-name="Standard">G. de Curalis</text:p>
      <text:p text:style-name="Standard">J. de Voerrerpa</text:p>
      <text:p text:style-name="Standard">2</text:p>
      <text:p text:style-name="Standard"/>
      <text:p text:style-name="Standard"/>
      <text:p text:style-name="Standard">=FRAN_0393_09715.tif=</text:p>
      <text:p text:style-name="Standard">&gt;&gt;&gt;&gt;&gt;&gt; date &lt;&lt;&lt;&lt;&lt;&lt;&lt;</text:p>
      <text:p text:style-name="Standard"><text:soft-page-break/>Anno lii die lune post pomificiorim capitulantibus</text:p>
      <text:p text:style-name="Standard">Anno lii die veneris posti purificatis capitulis</text:p>
      <text:p text:style-name="Standard">&gt;&gt;&gt;&gt;&gt;&gt; block &lt;&lt;&lt;&lt;&lt;&lt;&lt;</text:p>
      <text:p text:style-name="Standard">fulto de Tola fuiti in promotors causariu in salacio ad</text:p>
      <text:p text:style-name="Standard">pensionem x libras tuonsum</text:p>
      <text:p text:style-name="Standard">D. de Duclaro</text:p>
      <text:p text:style-name="Standard">C dari</text:p>
      <text:p text:style-name="Standard">de Boerret</text:p>
      <text:p text:style-name="Standard">1</text:p>
      <text:p text:style-name="Standard">G. deectro</text:p>
      <text:p text:style-name="Standard">G. Cantore</text:p>
      <text:p text:style-name="Standard">J. Cancellariio</text:p>
      <text:p text:style-name="Standard">J. Cambellani</text:p>
      <text:p text:style-name="Standard">D. de Quadrellis</text:p>
      <text:p text:style-name="Standard">P. Pouvrelli</text:p>
      <text:p text:style-name="Standard">G. Hamelini</text:p>
      <text:p text:style-name="Standard">D. de Duclaro</text:p>
      <text:p text:style-name="Standard">J. de Vrerrerya</text:p>
      <text:p text:style-name="Standard">M. de Melloto</text:p>
      <text:p text:style-name="Standard">J. de Aucdelenturi</text:p>
      <text:p text:style-name="Standard">G. coqnatatis</text:p>
      <text:p text:style-name="Standard">St. de Pausins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iencellario</text:p>
      <text:p text:style-name="Standard">H. piitenciario</text:p>
      <text:p text:style-name="Standard">E. Fucherii</text:p>
      <text:p text:style-name="Standard">Stu. de Par</text:p>
      <text:p text:style-name="Standard">J. de Aolenturi</text:p>
      <text:p text:style-name="Standard">J. Cambellani</text:p>
      <text:p text:style-name="Standard">P. de Roniaco</text:p>
      <text:p text:style-name="Standard">P. Pouvrelli</text:p>
      <text:p text:style-name="Standard">G. Hamelin</text:p>
      <text:p text:style-name="Standard"/>
      <text:p text:style-name="Standard"><text:soft-page-break/>J. Succentore</text:p>
      <text:p text:style-name="Standard"/>
      <text:p text:style-name="Standard"/>
      <text:p text:style-name="Standard">=FRAN_0393_09716.tif=</text:p>
      <text:p text:style-name="Standard">&gt;&gt;&gt;&gt;&gt;&gt; date &lt;&lt;&lt;&lt;&lt;&lt;&lt;</text:p>
      <text:p text:style-name="Standard">Anno lii die sabbati post pursieni capituli</text:p>
      <text:p text:style-name="Standard">Anno lii° die lune post festum Pmificane caulitlui</text:p>
      <text:p text:style-name="Standard">&gt;&gt;&gt;&gt;&gt;&gt; block &lt;&lt;&lt;&lt;&lt;&lt;&lt;</text:p>
      <text:p text:style-name="Standard">presentibus dixcesis Richardo de Andrey Hautennere</text:p>
      <text:p text:style-name="Standard">Paulari</text:p>
      <text:p text:style-name="Standard">dies lune post quasimodo est asseunotis procuratore et pet</text:p>
      <text:p text:style-name="Standard">de Mmage ad judicandum inquestam incepta</text:p>
      <text:p text:style-name="Standard">et prosiciendum interim videm pecrus renucianie</text:p>
      <text:p text:style-name="Standard">oibus dilatus prop quo ad predatenum alios test</text:p>
      <text:p text:style-name="Standard">&gt;&gt;&gt;&gt;&gt;&gt; liste &lt;&lt;&lt;&lt;&lt;&lt;&lt;</text:p>
      <text:p text:style-name="Standard">R. decano</text:p>
      <text:p text:style-name="Standard">J. Succentore</text:p>
      <text:p text:style-name="Standard">P. Penitenciario</text:p>
      <text:p text:style-name="Standard">G. de Curtilis</text:p>
      <text:p text:style-name="Standard">J. Cambellani</text:p>
      <text:p text:style-name="Standard">P. de Ronaco</text:p>
      <text:p text:style-name="Standard">D. de Quadrellis</text:p>
      <text:p text:style-name="Standard">D. de Duclaro</text:p>
      <text:p text:style-name="Standard">R. Decano</text:p>
      <text:p text:style-name="Standard">V. Cantore</text:p>
      <text:p text:style-name="Standard">JSuccentore</text:p>
      <text:p text:style-name="Standard">J. Cambellani</text:p>
      <text:p text:style-name="Standard">G. Hamelini</text:p>
      <text:p text:style-name="Standard">D. de Duclaro</text:p>
      <text:p text:style-name="Standard">D. de Quandrellis</text:p>
      <text:p text:style-name="Standard">E. Fucherii</text:p>
      <text:p text:style-name="Standard">G. de Marcello</text:p>
      <text:p text:style-name="Standard">Modte Melloto</text:p>
      <text:p text:style-name="Standard">R. de Chanaco</text:p>
      <text:p text:style-name="Standard"/>
      <text:p text:style-name="Standard"/>
      <text:p text:style-name="Standard"><text:soft-page-break/>=FRAN_0393_09717.tif=</text:p>
      <text:p text:style-name="Standard">&gt;&gt;&gt;&gt;&gt;&gt; date &lt;&lt;&lt;&lt;&lt;&lt;&lt;</text:p>
      <text:p text:style-name="Standard">Anno Li iemecuri post bnnione capitulantibus</text:p>
      <text:p text:style-name="Standard">Anno lii° die veneris post Brandones capiltuli</text:p>
      <text:p text:style-name="Standard">&gt;&gt;&gt;&gt;&gt;&gt; liste &lt;&lt;&lt;&lt;&lt;&lt;&lt;</text:p>
      <text:p text:style-name="Standard">Vi. Cantore</text:p>
      <text:p text:style-name="Standard">J Succentore</text:p>
      <text:p text:style-name="Standard">a ini sp</text:p>
      <text:p text:style-name="Standard">R. de Chanaco</text:p>
      <text:p text:style-name="Standard">Stephanuo Belli</text:p>
      <text:p text:style-name="Standard">J. Cambellani</text:p>
      <text:p text:style-name="Standard">G. de Marcollo</text:p>
      <text:p text:style-name="Standard">G. Hamelini</text:p>
      <text:p text:style-name="Standard">D. de Duclaro</text:p>
      <text:p text:style-name="Standard">E. Fucherii</text:p>
      <text:p text:style-name="Standard">Vi cantope</text:p>
      <text:p text:style-name="Standard">Succonore</text:p>
      <text:p text:style-name="Standard">R. de Chanaco</text:p>
      <text:p text:style-name="Standard">Rtephanu Belli</text:p>
      <text:p text:style-name="Standard">G. de Marcello</text:p>
      <text:p text:style-name="Standard">G. Coqatritis</text:p>
      <text:p text:style-name="Standard">M. de Melloto</text:p>
      <text:p text:style-name="Standard">G. de Danvilla</text:p>
      <text:p text:style-name="Standard">J. Cambellani</text:p>
      <text:p text:style-name="Standard">P. de Roniaco</text:p>
      <text:p text:style-name="Standard">G. de Curtilis</text:p>
      <text:p text:style-name="Standard">D. de Quadrellais</text:p>
      <text:p text:style-name="Standard">D. de Duclaro</text:p>
      <text:p text:style-name="Standard">E. Fucherii</text:p>
      <text:p text:style-name="Standard">P. Pouvelli</text:p>
      <text:p text:style-name="Standard">. Hamcelin</text:p>
      <text:p text:style-name="Standard"/>
      <text:p text:style-name="Standard"/>
      <text:p text:style-name="Standard">=FRAN_0393_09718.tif=</text:p>
      <text:p text:style-name="Standard">&gt;&gt;&gt;&gt;&gt;&gt; date &lt;&lt;&lt;&lt;&lt;&lt;&lt;</text:p>
      <text:p text:style-name="Standard">Anno lii° die vrr lune post remistere chapitalis</text:p>
      <text:p text:style-name="Standard"><text:soft-page-break/>Anno lii° die mercuris pot Remistrie capitiltlbis</text:p>
      <text:p text:style-name="Standard">&gt;&gt;&gt;&gt;&gt;&gt; block &lt;&lt;&lt;&lt;&lt;&lt;&lt;</text:p>
      <text:p text:style-name="Standard">Anno predicto die decima nova februar veneraribis vir amigier</text:p>
      <text:p text:style-name="Standard">Johanne Blaiserii capellanio ad altare sanctorum Sancti Rigoberti iy</text:p>
      <text:p text:style-name="Standard">Par.iensie fecit Jacobum de Villa Judea macicotum ipsius ecam</text:p>
      <text:p text:style-name="Standard">Gerlandum de Castalana cure Pars.e procuratore quemlibet</text:p>
      <text:p text:style-name="Standard">etc. Ad recipiendum etc. quictandum etc. tradendum etc. po</text:p>
      <text:p text:style-name="Standard">deservitores etc. componendus etc. agendum etc. prestus Johanne</text:p>
      <text:p text:style-name="Standard">actrabatis H. Angulis et J. deLay</text:p>
      <text:p text:style-name="Standard">&gt;&gt;&gt;&gt;&gt;&gt; liste &lt;&lt;&lt;&lt;&lt;&lt;&lt;</text:p>
      <text:p text:style-name="Standard">R. decano</text:p>
      <text:p text:style-name="Standard">Vi cantore</text:p>
      <text:p text:style-name="Standard">J. Succentore</text:p>
      <text:p text:style-name="Standard">J. Cancellario</text:p>
      <text:p text:style-name="Standard">H. Genitanrc</text:p>
      <text:p text:style-name="Standard">E. de Marcello</text:p>
      <text:p text:style-name="Standard">R. Decano</text:p>
      <text:p text:style-name="Standard">J. Cambellani</text:p>
      <text:p text:style-name="Standard">P. de Rovianco</text:p>
      <text:p text:style-name="Standard">G. de Curtilie</text:p>
      <text:p text:style-name="Standard">O. de Quadrellis</text:p>
      <text:p text:style-name="Standard">G. Hamelini</text:p>
      <text:p text:style-name="Standard">D. de Duclaio</text:p>
      <text:p text:style-name="Standard">G. Fuchi</text:p>
      <text:p text:style-name="Standard">G. Coquatricis</text:p>
      <text:p text:style-name="Standard">R. Decano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R. de Chanaco</text:p>
      <text:p text:style-name="Standard">Jcambellani</text:p>
      <text:p text:style-name="Standard">G. de Marteno</text:p>
      <text:p text:style-name="Standard">G. Hamelir</text:p>
      <text:p text:style-name="Standard">Dice Quadrellis</text:p>
      <text:p text:style-name="Standard">D. de Duclaro</text:p>
      <text:p text:style-name="Standard"><text:soft-page-break/>deconarc</text:p>
      <text:p text:style-name="Standard"/>
      <text:p text:style-name="Standard"/>
      <text:p text:style-name="Standard">=FRAN_0393_09719.tif=</text:p>
      <text:p text:style-name="Standard">&gt;&gt;&gt;&gt;&gt;&gt; date &lt;&lt;&lt;&lt;&lt;&lt;&lt;</text:p>
      <text:p text:style-name="Standard">641</text:p>
      <text:p text:style-name="Standard">Anno lii° die lune post ecueri mei capitulantibus</text:p>
      <text:p text:style-name="Standard">Annos lii die mercuris post occuli mei capituli existente penulicis die februars</text:p>
      <text:p text:style-name="Standard">&gt;&gt;&gt;&gt;&gt;&gt; block &lt;&lt;&lt;&lt;&lt;&lt;&lt;</text:p>
      <text:p text:style-name="Standard">Hodie prefatus Stephanos Belli presentibis prefatis dius et</text:p>
      <text:p text:style-name="Standard">imperis camerariis laico eclsie noster Gaufrido camisite et dce parno</text:p>
      <text:p text:style-name="Standard">Lay Crespino moniumi de Sancto Florencio dicei auris dbt</text:p>
      <text:p text:style-name="Standard">Johanne Croyse clerico et Johanne Qerte</text:p>
      <text:p text:style-name="Standard">in neno capitulo perovocavit et appellavit prout</text:p>
      <text:p text:style-name="Standard">in cedula conturetur et furt sibi dictum quod genre</text:p>
      <text:p text:style-name="Standard">et deliberato per dominos ipsi runderunt quod ob revenci</text:p>
      <text:p text:style-name="Standard">etis apostolice appolni deferebant</text:p>
      <text:p text:style-name="Standard">pui</text:p>
      <text:p text:style-name="Standard">pistea comparunter pe magister Johannes $ode procurator</text:p>
      <text:p text:style-name="Standard">magistri Johannis Binani nominati per regim nominati</text:p>
      <text:p text:style-name="Standard">ad prebenda Par. et dominus Johannes de Monte tubiions</text:p>
      <text:p text:style-name="Standard">ubtetutor gracie et petierit quod ilis</text:p>
      <text:p text:style-name="Standard">magistri Johannes in prpona proturator sui ad pren</text:p>
      <text:p text:style-name="Standard">que fuit de lo</text:p>
      <text:p text:style-name="Standard">&gt;&gt;&gt;&gt;&gt;&gt; liste &lt;&lt;&lt;&lt;&lt;&lt;&lt;</text:p>
      <text:p text:style-name="Standard">R. Decano</text:p>
      <text:p text:style-name="Standard">Vi. cantore</text:p>
      <text:p text:style-name="Standard">J. Succentore</text:p>
      <text:p text:style-name="Standard">J. Cancellario</text:p>
      <text:p text:style-name="Standard">H. Penitenciario</text:p>
      <text:p text:style-name="Standard">R. de Chenaco</text:p>
      <text:p text:style-name="Standard">J. Cambellani</text:p>
      <text:p text:style-name="Standard">G. de Marcello</text:p>
      <text:p text:style-name="Standard">G. Hamelini</text:p>
      <text:p text:style-name="Standard">D. de Quadrellis</text:p>
      <text:p text:style-name="Standard">D. de Duclaro</text:p>
      <text:p text:style-name="Standard"><text:soft-page-break/>E. Fucherii.</text:p>
      <text:p text:style-name="Standard">G. Coquatuicis</text:p>
      <text:p text:style-name="Standard">P. de Roniaco</text:p>
      <text:p text:style-name="Standard">G. de Curcilis.</text:p>
      <text:p text:style-name="Standard">R. decano</text:p>
      <text:p text:style-name="Standard">Vi cantore</text:p>
      <text:p text:style-name="Standard">J. Succentore</text:p>
      <text:p text:style-name="Standard">R. de Chanaco</text:p>
      <text:p text:style-name="Standard">M. de Melloto</text:p>
      <text:p text:style-name="Standard">St. Belli</text:p>
      <text:p text:style-name="Standard">G. de Marcillo</text:p>
      <text:p text:style-name="Standard">E. Fucherii</text:p>
      <text:p text:style-name="Standard">d intune m</text:p>
      <text:p text:style-name="Standard">P. Pouvell.</text:p>
      <text:p text:style-name="Standard">E. Fucheni</text:p>
      <text:p text:style-name="Standard">D. de Sucaro</text:p>
      <text:p text:style-name="Standard">G. de Curtilis</text:p>
      <text:p text:style-name="Standard">Cambellari</text:p>
      <text:p text:style-name="Standard"/>
      <text:p text:style-name="Standard"/>
      <text:p text:style-name="Standard">=FRAN_0393_09720.tif=</text:p>
      <text:p text:style-name="Standard">&gt;&gt;&gt;&gt;&gt;&gt; block &lt;&lt;&lt;&lt;&lt;&lt;&lt;</text:p>
      <text:p text:style-name="Standard">42</text:p>
      <text:p text:style-name="Standard">Item eodem die po</text:p>
      <text:p text:style-name="Standard">post pravdum toream domino Johanne de Montecabilon</text:p>
      <text:p text:style-name="Standard">num ejusdem stter in claustro Par ipse magistri Step</text:p>
      <text:p text:style-name="Standard">ipso domino Jo</text:p>
      <text:p text:style-name="Standard">suberequtore grace assines aut</text:p>
      <text:p text:style-name="Standard">anno lii die mercuriis penulcima die coruari magister Johannes Manhani</text:p>
      <text:p text:style-name="Standard">sub protestr etcr ac</text:p>
      <text:p text:style-name="Standard">jiii fantus diocesis Jidelandi dricio vigerii / domino Jacobo Grrici curati</text:p>
      <text:p text:style-name="Standard">a in domonica ecclesiam proc ecclesiam de villaris</text:p>
      <text:p text:style-name="Standard">de Machello</text:p>
      <text:p text:style-name="Standard">&gt;&gt;&gt;&gt;&gt;&gt; liste &lt;&lt;&lt;&lt;&lt;&lt;&lt;</text:p>
      <text:p text:style-name="Standard">R. Decano</text:p>
      <text:p text:style-name="Standard">J. Cantore</text:p>
      <text:p text:style-name="Standard"><text:soft-page-break/>Succentore</text:p>
      <text:p text:style-name="Standard">J. Cancellario</text:p>
      <text:p text:style-name="Standard">H. penitenciario</text:p>
      <text:p text:style-name="Standard">P. de Chanaco</text:p>
      <text:p text:style-name="Standard">Cambellani</text:p>
      <text:p text:style-name="Standard">G. de Marcello</text:p>
      <text:p text:style-name="Standard">G. Hauelini</text:p>
      <text:p text:style-name="Standard">E. Fucheri</text:p>
      <text:p text:style-name="Standard">D. de Duclaro</text:p>
      <text:p text:style-name="Standard">St. de Parissins</text:p>
      <text:p text:style-name="Standard">P. de Roniar</text:p>
      <text:p text:style-name="Standard">P. Pouvrelli</text:p>
      <text:p text:style-name="Standard">Acoquatutis</text:p>
      <text:p text:style-name="Standard">Stephan Belli</text:p>
      <text:p text:style-name="Standard">G. de Curcilis</text:p>
      <text:p text:style-name="Standard"/>
      <text:p text:style-name="Standard"/>
      <text:p text:style-name="Standard">=FRAN_0393_09721.tif=<text:line-break/></text:p>
      <text:p text:style-name="Standard">&gt;&gt;&gt;&gt;&gt;&gt; block &lt;&lt;&lt;&lt;&lt;&lt;&lt;</text:p>
      <text:p text:style-name="Standard">Lauro missi procuratore magistri Stepb Belliasaes</text:p>
      <text:p text:style-name="Standard">pr domini assignat d hodiernum cur</text:p>
      <text:p text:style-name="Standard">de germani in perponam procuratore sui ad e</text:p>
      <text:p text:style-name="Standard">quli volebat pecit fupter d ipso de Pre</text:p>
      <text:p text:style-name="Standard">possidet dictus magistri Stephani</text:p>
      <text:p text:style-name="Standard">avos econtra nos etcontra dictum mrgstri</text:p>
      <text:p text:style-name="Standard">phanum et dominum Johan de Monte</text:p>
      <text:p text:style-name="Standard">tor omeis alios etc. et quatu ditali</text:p>
      <text:p text:style-name="Standard">dii rigand decani Rred</text:p>
      <text:p text:style-name="Standard">rent sibi vemale capiendo par pou</text:p>
      <text:p text:style-name="Standard">saeti m. de Dar Y. de Lurgis</text:p>
      <text:p text:style-name="Standard">die quinta marcii dominus ecav</text:p>
      <text:p text:style-name="Standard">acceptavit sub procest quodi</text:p>
      <text:p text:style-name="Standard">Lugduineni vacantes etc. presentibus in ec</text:p>
      <text:p text:style-name="Standard">de Altavilia R. de Cha e Gidem</text:p>
      <text:p text:style-name="Standard">Anno lii°o die veneris post letare veralinm capituli</text:p>
      <text:p text:style-name="Standard"><text:soft-page-break/>Marceter</text:p>
      <text:p text:style-name="Standard">cum officium aniers necetur a Johanne Picardi</text:p>
      <text:p text:style-name="Standard">pro remigio et icem jurasset se solvi</text:p>
      <text:p text:style-name="Standard">se supponendo not Gara dictum</text:p>
      <text:p text:style-name="Standard">quod arrestarentur de distribut</text:p>
      <text:p text:style-name="Standard">&gt;&gt;&gt;&gt;&gt;&gt; liste &lt;&lt;&lt;&lt;&lt;&lt;&lt;</text:p>
      <text:p text:style-name="Standard">te cori</text:p>
      <text:p text:style-name="Standard">Cancellario</text:p>
      <text:p text:style-name="Standard">on Figaat</text:p>
      <text:p text:style-name="Standard">P. de Roniaco Sant</text:p>
      <text:p text:style-name="Standard">Erceli</text:p>
      <text:p text:style-name="Standard">de Danvilla alii ecclesie</text:p>
      <text:p text:style-name="Standard">carabellanii cunl</text:p>
      <text:p text:style-name="Standard">de Duclaro</text:p>
      <text:p text:style-name="Standard">llicari</text:p>
      <text:p text:style-name="Standard">P Tourneur</text:p>
      <text:p text:style-name="Standard">N. de Chavaci</text:p>
      <text:p text:style-name="Standard">Murelli</text:p>
      <text:p text:style-name="Standard">R. decano</text:p>
      <text:p text:style-name="Standard">d Cantore</text:p>
      <text:p text:style-name="Standard">Succentore</text:p>
      <text:p text:style-name="Standard">Cncellario</text:p>
      <text:p text:style-name="Standard">Cententur</text:p>
      <text:p text:style-name="Standard">Stephan de Paris</text:p>
      <text:p text:style-name="Standard">J Cambellani</text:p>
      <text:p text:style-name="Standard">Cierncar</text:p>
      <text:p text:style-name="Standard">J.de Chanaco</text:p>
      <text:p text:style-name="Standard">G. Coquatucie</text:p>
      <text:p text:style-name="Standard">G. de Marcello</text:p>
      <text:p text:style-name="Standard">A. Poratrelli</text:p>
      <text:p text:style-name="Standard">dic quadrellais</text:p>
      <text:p text:style-name="Standard">d Duclaro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Arial1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fr" fo:country="FR" style:letter-kerning="false" style:font-name-asian="Calibri2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199cm" fo:margin-bottom="0.199cm" style:contextual-spacing="false" fo:line-height="110%" fo:text-align="start" style:justify-single-word="false" fo:orphans="2" fo:widows="2" style:writing-mode="lr-tb">
        <style:tab-stops/>
      </style:paragraph-properties>
      <style:text-properties style:font-name="Times New Roman2" fo:font-family="'Times New Roman'" style:font-style-name="Regular" style:font-family-generic="roman" style:font-pitch="variable"/>
    </style:style>
    <style:style style:name="Heading" style:family="paragraph" loext:hidden="true" style:hidden="true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loext:hidden="true" style:hidden="true" style:parent-style-name="Standard" style:class="text">
      <style:paragraph-properties fo:margin-top="0cm" fo:margin-bottom="0.247cm" style:contextual-spacing="false" fo:line-height="115%"/>
    </style:style>
    <style:style style:name="List" style:family="paragraph" loext:hidden="true" style:hidden="true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loext:hidden="true" style:hidden="true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HTML_20_Preformatted" style:display-name="HTML Preformatted" style:family="paragraph" loext:hidden="true" style:hidden="true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entrée" style:family="paragraph" loext:hidden="true" style:hidden="true" style:parent-style-name="Standard" style:auto-update="true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letter-spacing="0.035cm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Date1" style:family="paragraph" loext:hidden="true" style:hidden="true" style:parent-style-name="Standard" style:default-outline-level="">
      <style:paragraph-properties fo:margin-top="0cm" fo:margin-bottom="0.212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conclusion" style:family="paragraph" loext:hidden="true" style:hidden="true" style:parent-style-name="Standard" style:default-outline-level="">
      <style:paragraph-properties fo:margin-top="0cm" fo:margin-bottom="0.212cm" style:contextual-spacing="false" fo:line-height="100%" fo:text-align="justify" style:justify-single-word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/>
    </style:style>
    <style:style style:name="annotation_20_text" style:display-name="annotation text" style:family="paragraph" loext:hidden="true" style:hidden="true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loext:hidden="true" style:hidden="true" style:parent-style-name="annotation_20_text" style:next-style-name="annotation_20_text" style:default-outline-level="">
      <style:text-properties fo:font-weight="bold" style:font-weight-asian="bold" style:font-weight-complex="bold"/>
    </style:style>
    <style:style style:name="Style1" style:family="paragraph" loext:hidden="true" style:hidden="true" style:parent-style-name="Date1" style:default-outline-level="">
      <style:paragraph-properties fo:keep-with-next="always"/>
      <style:text-properties fo:text-transform="uppercase"/>
    </style:style>
    <style:style style:name="Style2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Style3" style:family="paragraph" loext:hidden="true" style:hidden="true" style:parent-style-name="Date1" style:default-outline-level="">
      <style:paragraph-properties fo:margin-top="0.635cm" fo:margin-bottom="0.212cm" style:contextual-spacing="false"/>
    </style:style>
    <style:style style:name="List_20_Paragraph" style:display-name="List Paragraph" style:family="paragraph" loext:hidden="true" style:hidden="true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page-année" style:family="paragraph" loext:hidden="true" style:hidden="true" style:parent-style-name="Style1" style:default-outline-level="">
      <style:paragraph-properties fo:margin-top="0.635cm" fo:margin-bottom="0.212cm" style:contextual-spacing="false"/>
    </style:style>
    <style:style style:name="nombre_20_pc" style:display-name="nombre pc" style:family="paragraph" loext:hidden="true" style:hidden="true" style:parent-style-name="conclusion" style:default-outline-level="">
      <style:text-properties fo:font-variant="small-caps"/>
    </style:style>
    <style:style style:name="Footnote" style:family="paragraph" loext:hidden="true" style:hidden="true" style:parent-style-name="Standard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Titre1" style:family="paragraph" style:parent-style-name="Standard" style:default-outline-level="1" style:list-style-name="">
      <style:paragraph-properties fo:margin-top="0.7cm" fo:margin-bottom="0.7cm" style:contextual-spacing="false" fo:text-align="center" style:justify-single-word="false">
        <style:tab-stops/>
      </style:paragraph-properties>
      <style:text-properties style:font-name="Times New Roman2" fo:font-family="'Times New Roman'" style:font-style-name="Regular" style:font-family-generic="roman" style:font-pitch="variable" fo:font-size="14pt" fo:font-weight="bold"/>
    </style:style>
    <style:style style:name="Addressee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Sender" style:family="paragraph" loext:hidden="true" style:hidden="true" style:parent-style-name="Standard" style:class="extra">
      <style:paragraph-properties fo:margin-top="0cm" fo:margin-bottom="0.106cm" style:contextual-spacing="false" text:number-lines="false" text:line-number="0"/>
    </style:style>
    <style:style style:name="Quotations" style:family="paragraph" loext:hidden="true" style:hidden="true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Appendix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Drawing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5cm" fo:margin-right="0cm" fo:text-indent="0cm" style:auto-text-indent="false">
        <style:tab-stops>
          <style:tab-stop style:position="11.502cm" style:type="right" style:leader-style="dotted" style:leader-text="."/>
        </style:tab-stops>
      </style:paragraph-properties>
    </style:style>
    <style:style style:name="Heading_20_1" style:display-name="Heading 1" style:family="paragraph" loext:hidden="true" style:hidden="true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loext:hidden="true" style:hidden="true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Heading_20_3" style:display-name="Heading 3" style:family="paragraph" loext:hidden="true" style:hidden="true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9pt" fo:font-weight="bold" style:font-size-asian="9pt" style:font-weight-asian="bold" style:font-size-complex="9pt" style:font-weight-complex="bold"/>
    </style:style>
    <style:style style:name="Illustration" style:family="paragraph" loext:hidden="true" style:hidden="true" style:parent-style-name="Caption" style:class="extra"/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1cm" fo:margin-right="0cm" fo:text-indent="0cm" style:auto-text-indent="false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9" style:display-name="User Index 9" style:family="paragraph" loext:hidden="true" style:hidden="true" style:parent-style-name="Index" style:class="index">
      <style:paragraph-properties fo:margin-left="4.001cm" fo:margin-right="0cm" fo:text-indent="0cm" style:auto-text-indent="false">
        <style:tab-stops>
          <style:tab-stop style:position="12.002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5cm" fo:margin-right="0cm" fo:text-indent="0cm" style:auto-text-indent="false">
        <style:tab-stops>
          <style:tab-stop style:position="12.502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3cm" fo:margin-right="0cm" fo:text-indent="0cm" style:auto-text-indent="false">
        <style:tab-stops>
          <style:tab-stop style:position="13.002cm" style:type="right" style:leader-style="dotted" style:leader-text="."/>
        </style:tab-stops>
      </style:paragraph-properties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loext:hidden="true" style:hidden="true" style:parent-style-name="Caption" style:class="extra"/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loext:hidden="true" style:hidden="true" style:parent-style-name="Caption" style:class="extra"/>
    <style:style style:name="Title" style:family="paragraph" loext:hidden="true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1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9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2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9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_5f_endp_5f_non-deliberation" style:display-name="_endp_non-deliberation" style:family="paragraph" style:parent-style-name="Standard">
      <loext:graphic-properties draw:fill="solid" draw:fill-color="#dee7e5"/>
      <style:paragraph-properties fo:margin-left="1.3cm" fo:margin-right="1.3cm" fo:margin-top="0.199cm" fo:margin-bottom="0.4cm" style:contextual-spacing="false" fo:line-height="110%" fo:text-indent="0cm" style:auto-text-indent="false" fo:background-color="#dee7e5" fo:padding="0.199cm" fo:border="none">
        <style:tab-stops/>
      </style:paragraph-properties>
      <style:text-properties style:font-name="Arial1" fo:font-family="Arial" style:font-style-name="Normal" style:font-family-generic="swiss" style:font-pitch="variable" fo:font-size="9pt"/>
    </style:style>
    <style:style style:name="_5f_endp_5f_person-list" style:display-name="_endp_person-list" style:family="paragraph" style:parent-style-name="Standard" style:list-style-name="List_20_1">
      <style:paragraph-properties fo:margin-top="0cm" fo:margin-bottom="0cm" style:contextual-spacing="false" fo:line-height="110%"/>
    </style:style>
    <style:style style:name="Préformaté_20_HTML_20_Car" style:display-name="Préformaté HTML Car" style:family="text" loext:hidden="true" style:hidden="true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annotation_20_reference" style:display-name="annotation reference" style:family="text" loext:hidden="true" style:hidden="true">
      <style:text-properties fo:font-size="8pt" style:font-size-asian="8pt" style:font-size-complex="8pt"/>
    </style:style>
    <style:style style:name="Commentaire_20_Car" style:display-name="Commentaire Car" style:family="text" loext:hidden="true" style:hidden="true">
      <style:text-properties fo:font-size="10pt" style:font-size-asian="10pt" style:font-size-complex="10pt"/>
    </style:style>
    <style:style style:name="Objet_20_du_20_commentaire_20_Car" style:display-name="Objet du commentaire Car" style:family="text" loext:hidden="true" style:hidden="true" style:parent-style-name="Commentaire_20_Car">
      <style:text-properties fo:font-size="10pt" fo:font-weight="bold" style:font-size-asian="10pt" style:font-weight-asian="bold" style:font-size-complex="10pt" style:font-weight-complex="bold"/>
    </style:style>
    <style:style style:name="Style2_20_Car" style:display-name="Style2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3_20_Car" style:display-name="Style3 Car" style:family="text" loext:hidden="true" style:hidden="true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Style1_20_Car" style:display-name="Style1 Car" style:family="text" loext:hidden="true" style:hidden="true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page-année_20_Car" style:display-name="page-année Car" style:family="text" loext:hidden="true" style:hidden="true" style:parent-style-name="Style1_20_Car">
      <style:text-properties fo:text-transform="uppercase"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fr" style:country-asian="FR" style:font-name-complex="Times New Roman1" style:font-family-complex="'Times New Roman'" style:font-family-generic-complex="system" style:font-pitch-complex="variable" style:font-size-complex="14pt"/>
    </style:style>
    <style:style style:name="Note_20_de_20_bas_20_de_20_page_20_Car" style:display-name="Note de bas de page Car" style:family="text" loext:hidden="true" style:hidden="true">
      <style:text-properties fo:font-size="10pt" style:font-size-asian="10pt" style:font-size-complex="10pt"/>
    </style:style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_5f_endp_5f_date" style:display-name="_endp_date" style:family="text">
      <style:text-properties style:font-name="Times New Roman" fo:font-family="'Times New Roman'" style:font-family-generic="roman" style:font-pitch="variable" fo:font-size="11pt" officeooo:rsid="0017caaf" fo:background-color="#afd095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 loext:hidden="true" style:hidden="true"/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Drop_20_Caps" style:display-name="Drop Caps" style:family="text" loext:hidden="true" style:hidden="true"/>
    <style:style style:name="Emphasis" style:family="text" loext:hidden="true" style:hidden="true">
      <style:text-properties fo:font-style="italic" style:font-style-asian="italic" style:font-style-complex="italic"/>
    </style:style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Page_20_Number" style:display-name="Page Number" style:family="text" loext:hidden="true" style:hidden="true"/>
    <style:style style:name="Placeholder" style:family="text" loext:hidden="true" style:hidden="true">
      <style:text-properties fo:font-variant="small-caps" fo:color="#008080" loext:opacity="100%" style:text-underline-style="dotted" style:text-underline-width="auto" style:text-underline-color="font-color"/>
    </style:style>
    <style:style style:name="Citation" style:family="text" loext:hidden="true" style:hidden="true">
      <style:text-properties fo:font-style="italic" style:font-style-asian="italic" style:font-style-complex="italic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 loext:hidden="true" style:hidden="true">
      <style:text-properties fo:font-weight="bold" style:font-weight-asian="bold" style:font-weight-complex="bold"/>
    </style:style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 loext:hidden="true" style:hidden="true">
      <style:text-properties fo:font-style="italic" style:font-style-asian="italic" style:font-style-complex="italic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Visited_20_Internet_20_Link" style:display-name="Visited Internet Link" style:family="text" loext:hidden="true" style:hidden="true">
      <style:text-properties fo:color="#800000" loext:opacity="100%" style:text-underline-style="solid" style:text-underline-width="auto" style:text-underline-color="font-color"/>
    </style:style>
    <style:style style:name="_5f_endp_5f_frm" style:display-name="_endp_frm" style:family="text">
      <style:text-properties style:font-name="Times New Roman" fo:font-family="'Times New Roman'" style:font-family-generic="roman" style:font-pitch="variable" fo:font-size="11pt" fo:background-color="#fff5ce" style:font-size-asian="11pt" style:font-size-complex="11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rwin Smith</meta:initial-creator>
    <meta:editing-cycles>77</meta:editing-cycles>
    <meta:print-date>2023-01-31T21:48:00</meta:print-date>
    <meta:creation-date>2023-01-30T15:29:00</meta:creation-date>
    <dc:date>2023-11-13T10:26:43.497174331</dc:date>
    <meta:editing-duration>P1DT3H12M44S</meta:editing-duration>
    <meta:generator>LibreOffice/7.5.2.2$MacOSX_AARCH64 LibreOffice_project/53bb9681a964705cf672590721dbc85eb4d0c3a2</meta:generator>
    <meta:document-statistic meta:table-count="0" meta:image-count="0" meta:object-count="0" meta:page-count="772" meta:paragraph-count="26147" meta:word-count="116574" meta:character-count="712459" meta:non-whitespace-character-count="621945"/>
    <meta:user-defined meta:name="AppVersion">16.0000</meta:user-defined>
    <meta:user-defined meta:name="Company">UP1</meta:user-defined>
    <meta:template xlink:type="simple" xlink:actuate="onRequest" xlink:title="Normal" xlink:href=""/>
  </office:meta>
</office:document-meta>
</file>